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0.8516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5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" table:maximum-difference="100"/>
      </table:calculation-settings>
      <table:table table:name="Sheet1" table:style-name="ta1">
        <table:shapes>
          <draw:frame draw:z-index="0" draw:style-name="gr1" draw:text-style-name="P1" svg:width="7.0996in" svg:height="4.5264in" svg:x="5.0059in" svg:y="0.437in">
            <draw:object draw:notify-on-update-of-ranges="Sheet1.B2:Sheet1.B102 Sheet1.C2:Sheet1.C102 Sheet1.B103:Sheet1.B203 Sheet1.C103:Sheet1.C203 Sheet1.B204:Sheet1.B304 Sheet1.C204:Sheet1.C304 Sheet1.B305:Sheet1.B405 Sheet1.C305:Sheet1.C405 Sheet1.B406:Sheet1.B506 Sheet1.C406:Sheet1.C506 Sheet1.B507:Sheet1.B607 Sheet1.C507:Sheet1.C607 Sheet1.B608:Sheet1.B708 Sheet1.C608:Sheet1.C708 Sheet1.B709:Sheet1.B809 Sheet1.C709:Sheet1.C809 Sheet1.B810:Sheet1.B910 Sheet1.C810:Sheet1.C910 Sheet1.B911:Sheet1.B1011 Sheet1.C911:Sheet1.C1011 Sheet1.B1012:Sheet1.B1112 Sheet1.C1012:Sheet1.C1112 Sheet1.B1113:Sheet1.B1213 Sheet1.C1113:Sheet1.C1213 Sheet1.B1214:Sheet1.B1314 Sheet1.C1214:Sheet1.C1314 Sheet1.B1315:Sheet1.B1415 Sheet1.C1315:Sheet1.C1415 Sheet1.B1416:Sheet1.B1516 Sheet1.C1416:Sheet1.C15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024in" svg:height="4.6839in" svg:x="5.1154in" svg:y="5.3327in">
            <draw:object draw:notify-on-update-of-ranges="Sheet1.B2:Sheet1.B102 Sheet1.D2:Sheet1.D102 Sheet1.B103:Sheet1.B203 Sheet1.D103:Sheet1.D203 Sheet1.B204:Sheet1.B304 Sheet1.D204:Sheet1.D304 Sheet1.B305:Sheet1.B405 Sheet1.D305:Sheet1.D405 Sheet1.B406:Sheet1.B506 Sheet1.D406:Sheet1.D506 Sheet1.B507:Sheet1.B607 Sheet1.D507:Sheet1.D607 Sheet1.B608:Sheet1.B708 Sheet1.D608:Sheet1.D708 Sheet1.B709:Sheet1.B809 Sheet1.D709:Sheet1.D809 Sheet1.B810:Sheet1.B910 Sheet1.D810:Sheet1.D910 Sheet1.B911:Sheet1.B1011 Sheet1.D911:Sheet1.D1011 Sheet1.B1012:Sheet1.B1112 Sheet1.D1012:Sheet1.D1112 Sheet1.B1113:Sheet1.B1213 Sheet1.D1113:Sheet1.D1213 Sheet1.B1214:Sheet1.B1314 Sheet1.D1214:Sheet1.D1314 Sheet1.B1315:Sheet1.B1415 Sheet1.D1315:Sheet1.D1415 Sheet1.B1416:Sheet1.B1516 Sheet1.D1416:Sheet1.D15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emperature</text:p>
          </table:table-cell>
          <table:table-cell office:value-type="string">
            <text:p><text:s/>Et</text:p>
          </table:table-cell>
          <table:table-cell office:value-type="string">
            <text:p><text:s/>tn0</text:p>
          </table:table-cell>
          <table:table-cell office:value-type="string">
            <text:p><text:s/>k</text:p>
          </table:table-cell>
          <table:table-cell office:value-type="string">
            <text:p><text:s/>chi2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461313">
            <text:p>0.0461313</text:p>
          </table:table-cell>
          <table:table-cell office:value-type="float" office:value="0.0000000146479">
            <text:p>1.46479E-008</text:p>
          </table:table-cell>
          <table:table-cell office:value-type="float" office:value="10987.7">
            <text:p>10987.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569086">
            <text:p>0.0569086</text:p>
          </table:table-cell>
          <table:table-cell office:value-type="float" office:value="0.0000000191897">
            <text:p>1.91897E-008</text:p>
          </table:table-cell>
          <table:table-cell office:value-type="float" office:value="8386.87">
            <text:p>8386.8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67686">
            <text:p>0.067686</text:p>
          </table:table-cell>
          <table:table-cell office:value-type="float" office:value="0.0000000251394">
            <text:p>2.51394E-008</text:p>
          </table:table-cell>
          <table:table-cell office:value-type="float" office:value="6401.72">
            <text:p>6401.7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784634">
            <text:p>0.0784634</text:p>
          </table:table-cell>
          <table:table-cell office:value-type="float" office:value="0.0000000329332">
            <text:p>3.29332E-008</text:p>
          </table:table-cell>
          <table:table-cell office:value-type="float" office:value="4886.48">
            <text:p>4886.4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892408">
            <text:p>0.0892408</text:p>
          </table:table-cell>
          <table:table-cell office:value-type="float" office:value="0.0000000431422">
            <text:p>4.31422E-008</text:p>
          </table:table-cell>
          <table:table-cell office:value-type="float" office:value="3729.92">
            <text:p>3729.9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00018">
            <text:p>0.100018</text:p>
          </table:table-cell>
          <table:table-cell office:value-type="float" office:value="0.0000000565143">
            <text:p>5.65143E-008</text:p>
          </table:table-cell>
          <table:table-cell office:value-type="float" office:value="2847.14">
            <text:p>2847.1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10796">
            <text:p>0.110796</text:p>
          </table:table-cell>
          <table:table-cell office:value-type="float" office:value="0.0000000740279">
            <text:p>0.000000074</text:p>
          </table:table-cell>
          <table:table-cell office:value-type="float" office:value="2173.32">
            <text:p>2173.3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21573">
            <text:p>0.121573</text:p>
          </table:table-cell>
          <table:table-cell office:value-type="float" office:value="0.0000000969638">
            <text:p>0.000000097</text:p>
          </table:table-cell>
          <table:table-cell office:value-type="float" office:value="1659">
            <text:p>165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3235">
            <text:p>0.13235</text:p>
          </table:table-cell>
          <table:table-cell office:value-type="float" office:value="0.000000126997">
            <text:p>0.000000127</text:p>
          </table:table-cell>
          <table:table-cell office:value-type="float" office:value="1266.43">
            <text:p>1266.4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43128">
            <text:p>0.143128</text:p>
          </table:table-cell>
          <table:table-cell office:value-type="float" office:value="0.000000166317">
            <text:p>1.66317E-007</text:p>
          </table:table-cell>
          <table:table-cell office:value-type="float" office:value="966.791">
            <text:p>966.79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53905">
            <text:p>0.153905</text:p>
          </table:table-cell>
          <table:table-cell office:value-type="float" office:value="0.000000217785">
            <text:p>2.17785E-007</text:p>
          </table:table-cell>
          <table:table-cell office:value-type="float" office:value="738.078">
            <text:p>738.07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64682">
            <text:p>0.164682</text:p>
          </table:table-cell>
          <table:table-cell office:value-type="float" office:value="0.000000285136">
            <text:p>2.85136E-007</text:p>
          </table:table-cell>
          <table:table-cell office:value-type="float" office:value="563.504">
            <text:p>563.50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7546">
            <text:p>0.17546</text:p>
          </table:table-cell>
          <table:table-cell office:value-type="float" office:value="0.000000373237">
            <text:p>3.73237E-007</text:p>
          </table:table-cell>
          <table:table-cell office:value-type="float" office:value="430.255">
            <text:p>430.25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86237">
            <text:p>0.186237</text:p>
          </table:table-cell>
          <table:table-cell office:value-type="float" office:value="0.000000488429">
            <text:p>4.88429E-007</text:p>
          </table:table-cell>
          <table:table-cell office:value-type="float" office:value="328.547">
            <text:p>328.54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97015">
            <text:p>0.197015</text:p>
          </table:table-cell>
          <table:table-cell office:value-type="float" office:value="0.000000638946">
            <text:p>6.38946E-007</text:p>
          </table:table-cell>
          <table:table-cell office:value-type="float" office:value="250.915">
            <text:p>250.91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07792">
            <text:p>0.207792</text:p>
          </table:table-cell>
          <table:table-cell office:value-type="float" office:value="0.000000835464">
            <text:p>8.35464E-007</text:p>
          </table:table-cell>
          <table:table-cell office:value-type="float" office:value="191.66">
            <text:p>191.6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18569">
            <text:p>0.218569</text:p>
          </table:table-cell>
          <table:table-cell office:value-type="float" office:value="0.00000109177">
            <text:p>1.09177E-006</text:p>
          </table:table-cell>
          <table:table-cell office:value-type="float" office:value="146.431">
            <text:p>146.43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29347">
            <text:p>0.229347</text:p>
          </table:table-cell>
          <table:table-cell office:value-type="float" office:value="0.00000142558">
            <text:p>1.42558E-006</text:p>
          </table:table-cell>
          <table:table-cell office:value-type="float" office:value="111.909">
            <text:p>111.90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40124">
            <text:p>0.240124</text:p>
          </table:table-cell>
          <table:table-cell office:value-type="float" office:value="0.00000185957">
            <text:p>1.85957E-006</text:p>
          </table:table-cell>
          <table:table-cell office:value-type="float" office:value="85.558">
            <text:p>85.55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50901">
            <text:p>0.250901</text:p>
          </table:table-cell>
          <table:table-cell office:value-type="float" office:value="0.00000242246">
            <text:p>2.42246E-006</text:p>
          </table:table-cell>
          <table:table-cell office:value-type="float" office:value="65.445">
            <text:p>65.44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61679">
            <text:p>0.261679</text:p>
          </table:table-cell>
          <table:table-cell office:value-type="float" office:value="0.00000315034">
            <text:p>3.15034E-006</text:p>
          </table:table-cell>
          <table:table-cell office:value-type="float" office:value="50.093">
            <text:p>50.09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72456">
            <text:p>0.272456</text:p>
          </table:table-cell>
          <table:table-cell office:value-type="float" office:value="0.00000408787">
            <text:p>4.08787E-006</text:p>
          </table:table-cell>
          <table:table-cell office:value-type="float" office:value="38.3751">
            <text:p>38.375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83234">
            <text:p>0.283234</text:p>
          </table:table-cell>
          <table:table-cell office:value-type="float" office:value="0.00000528936">
            <text:p>5.28936E-006</text:p>
          </table:table-cell>
          <table:table-cell office:value-type="float" office:value="29.4309">
            <text:p>29.430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94011">
            <text:p>0.294011</text:p>
          </table:table-cell>
          <table:table-cell office:value-type="float" office:value="0.0000068192">
            <text:p>6.8192E-006</text:p>
          </table:table-cell>
          <table:table-cell office:value-type="float" office:value="22.604">
            <text:p>22.60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04788">
            <text:p>0.304788</text:p>
          </table:table-cell>
          <table:table-cell office:value-type="float" office:value="0.00000875113">
            <text:p>8.75113E-006</text:p>
          </table:table-cell>
          <table:table-cell office:value-type="float" office:value="17.3931">
            <text:p>17.393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15566">
            <text:p>0.315566</text:p>
          </table:table-cell>
          <table:table-cell office:value-type="float" office:value="0.0000111656">
            <text:p>1.11656E-005</text:p>
          </table:table-cell>
          <table:table-cell office:value-type="float" office:value="13.4157">
            <text:p>13.415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26343">
            <text:p>0.326343</text:p>
          </table:table-cell>
          <table:table-cell office:value-type="float" office:value="0.0000141444">
            <text:p>1.41444E-005</text:p>
          </table:table-cell>
          <table:table-cell office:value-type="float" office:value="10.3798">
            <text:p>10.379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3712">
            <text:p>0.33712</text:p>
          </table:table-cell>
          <table:table-cell office:value-type="float" office:value="0.0000177611">
            <text:p>1.77611E-005</text:p>
          </table:table-cell>
          <table:table-cell office:value-type="float" office:value="8.06252">
            <text:p>8.0625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47898">
            <text:p>0.347898</text:p>
          </table:table-cell>
          <table:table-cell office:value-type="float" office:value="0.0000220682">
            <text:p>2.20682E-005</text:p>
          </table:table-cell>
          <table:table-cell office:value-type="float" office:value="6.29378">
            <text:p>6.2937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58675">
            <text:p>0.358675</text:p>
          </table:table-cell>
          <table:table-cell office:value-type="float" office:value="0.0000270807">
            <text:p>2.70807E-005</text:p>
          </table:table-cell>
          <table:table-cell office:value-type="float" office:value="4.94373">
            <text:p>4.9437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69453">
            <text:p>0.369453</text:p>
          </table:table-cell>
          <table:table-cell office:value-type="float" office:value="0.0000327604">
            <text:p>3.27604E-005</text:p>
          </table:table-cell>
          <table:table-cell office:value-type="float" office:value="3.91326">
            <text:p>3.9132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8023">
            <text:p>0.38023</text:p>
          </table:table-cell>
          <table:table-cell office:value-type="float" office:value="0.0000390045">
            <text:p>3.90045E-005</text:p>
          </table:table-cell>
          <table:table-cell office:value-type="float" office:value="3.12671">
            <text:p>3.1267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91007">
            <text:p>0.391007</text:p>
          </table:table-cell>
          <table:table-cell office:value-type="float" office:value="0.000045645">
            <text:p>0.000045645</text:p>
          </table:table-cell>
          <table:table-cell office:value-type="float" office:value="2.52635">
            <text:p>2.5263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01785">
            <text:p>0.401785</text:p>
          </table:table-cell>
          <table:table-cell office:value-type="float" office:value="0.0000524625">
            <text:p>5.24625E-005</text:p>
          </table:table-cell>
          <table:table-cell office:value-type="float" office:value="2.0681">
            <text:p>2.068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12562">
            <text:p>0.412562</text:p>
          </table:table-cell>
          <table:table-cell office:value-type="float" office:value="0.0000592129">
            <text:p>5.92129E-005</text:p>
          </table:table-cell>
          <table:table-cell office:value-type="float" office:value="1.71833">
            <text:p>1.7183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23339">
            <text:p>0.423339</text:p>
          </table:table-cell>
          <table:table-cell office:value-type="float" office:value="0.0000656618">
            <text:p>6.56618E-005</text:p>
          </table:table-cell>
          <table:table-cell office:value-type="float" office:value="1.45135">
            <text:p>1.4513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34117">
            <text:p>0.434117</text:p>
          </table:table-cell>
          <table:table-cell office:value-type="float" office:value="0.0000716151">
            <text:p>7.16151E-005</text:p>
          </table:table-cell>
          <table:table-cell office:value-type="float" office:value="1.24757">
            <text:p>1.2475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44894">
            <text:p>0.444894</text:p>
          </table:table-cell>
          <table:table-cell office:value-type="float" office:value="0.0000769397">
            <text:p>7.69397E-005</text:p>
          </table:table-cell>
          <table:table-cell office:value-type="float" office:value="1.09203">
            <text:p>1.0920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55672">
            <text:p>0.455672</text:p>
          </table:table-cell>
          <table:table-cell office:value-type="float" office:value="0.0000815687">
            <text:p>8.15687E-005</text:p>
          </table:table-cell>
          <table:table-cell office:value-type="float" office:value="0.973309">
            <text:p>0.97330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66449">
            <text:p>0.466449</text:p>
          </table:table-cell>
          <table:table-cell office:value-type="float" office:value="0.0000854949">
            <text:p>8.54949E-005</text:p>
          </table:table-cell>
          <table:table-cell office:value-type="float" office:value="0.88269">
            <text:p>0.8826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77226">
            <text:p>0.477226</text:p>
          </table:table-cell>
          <table:table-cell office:value-type="float" office:value="0.0000887557">
            <text:p>8.87557E-005</text:p>
          </table:table-cell>
          <table:table-cell office:value-type="float" office:value="0.813521">
            <text:p>0.81352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88004">
            <text:p>0.488004</text:p>
          </table:table-cell>
          <table:table-cell office:value-type="float" office:value="0.000091417">
            <text:p>0.000091417</text:p>
          </table:table-cell>
          <table:table-cell office:value-type="float" office:value="0.760726">
            <text:p>0.76072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98781">
            <text:p>0.498781</text:p>
          </table:table-cell>
          <table:table-cell office:value-type="float" office:value="0.0000935583">
            <text:p>9.35583E-005</text:p>
          </table:table-cell>
          <table:table-cell office:value-type="float" office:value="0.720428">
            <text:p>0.72042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09558">
            <text:p>0.509558</text:p>
          </table:table-cell>
          <table:table-cell office:value-type="float" office:value="0.0000952614">
            <text:p>9.52614E-005</text:p>
          </table:table-cell>
          <table:table-cell office:value-type="float" office:value="0.68967">
            <text:p>0.6896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20336">
            <text:p>0.520336</text:p>
          </table:table-cell>
          <table:table-cell office:value-type="float" office:value="0.0000966037">
            <text:p>9.66037E-005</text:p>
          </table:table-cell>
          <table:table-cell office:value-type="float" office:value="0.666192">
            <text:p>0.66619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31113">
            <text:p>0.531113</text:p>
          </table:table-cell>
          <table:table-cell office:value-type="float" office:value="0.000097654">
            <text:p>0.000097654</text:p>
          </table:table-cell>
          <table:table-cell office:value-type="float" office:value="0.648272">
            <text:p>0.64827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41891">
            <text:p>0.541891</text:p>
          </table:table-cell>
          <table:table-cell office:value-type="float" office:value="0.0000984711">
            <text:p>9.84711E-005</text:p>
          </table:table-cell>
          <table:table-cell office:value-type="float" office:value="0.634595">
            <text:p>0.63459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52668">
            <text:p>0.552668</text:p>
          </table:table-cell>
          <table:table-cell office:value-type="float" office:value="0.000099104">
            <text:p>0.000099104</text:p>
          </table:table-cell>
          <table:table-cell office:value-type="float" office:value="0.624155">
            <text:p>0.62415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63445">
            <text:p>0.563445</text:p>
          </table:table-cell>
          <table:table-cell office:value-type="float" office:value="0.0000995926">
            <text:p>9.95926E-005</text:p>
          </table:table-cell>
          <table:table-cell office:value-type="float" office:value="0.616188">
            <text:p>0.61618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74223">
            <text:p>0.574223</text:p>
          </table:table-cell>
          <table:table-cell office:value-type="float" office:value="0.0000999687">
            <text:p>9.99687E-005</text:p>
          </table:table-cell>
          <table:table-cell office:value-type="float" office:value="0.610107">
            <text:p>0.61010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85">
            <text:p>0.585</text:p>
          </table:table-cell>
          <table:table-cell office:value-type="float" office:value="0.000100258">
            <text:p>0.000100258</text:p>
          </table:table-cell>
          <table:table-cell office:value-type="float" office:value="0.605467">
            <text:p>0.60546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95777">
            <text:p>0.595777</text:p>
          </table:table-cell>
          <table:table-cell office:value-type="float" office:value="0.000100479">
            <text:p>0.000100479</text:p>
          </table:table-cell>
          <table:table-cell office:value-type="float" office:value="0.601926">
            <text:p>0.60192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06555">
            <text:p>0.606555</text:p>
          </table:table-cell>
          <table:table-cell office:value-type="float" office:value="0.000100649">
            <text:p>0.000100649</text:p>
          </table:table-cell>
          <table:table-cell office:value-type="float" office:value="0.599225">
            <text:p>0.59922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17332">
            <text:p>0.617332</text:p>
          </table:table-cell>
          <table:table-cell office:value-type="float" office:value="0.000100779">
            <text:p>0.000100779</text:p>
          </table:table-cell>
          <table:table-cell office:value-type="float" office:value="0.597166">
            <text:p>0.59716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28109">
            <text:p>0.628109</text:p>
          </table:table-cell>
          <table:table-cell office:value-type="float" office:value="0.000100878">
            <text:p>0.000100878</text:p>
          </table:table-cell>
          <table:table-cell office:value-type="float" office:value="0.595597">
            <text:p>0.59559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38887">
            <text:p>0.638887</text:p>
          </table:table-cell>
          <table:table-cell office:value-type="float" office:value="0.000100953">
            <text:p>0.000100953</text:p>
          </table:table-cell>
          <table:table-cell office:value-type="float" office:value="0.594404">
            <text:p>0.59440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49664">
            <text:p>0.649664</text:p>
          </table:table-cell>
          <table:table-cell office:value-type="float" office:value="0.000101011">
            <text:p>0.000101011</text:p>
          </table:table-cell>
          <table:table-cell office:value-type="float" office:value="0.593498">
            <text:p>0.59349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60442">
            <text:p>0.660442</text:p>
          </table:table-cell>
          <table:table-cell office:value-type="float" office:value="0.000101054">
            <text:p>0.000101054</text:p>
          </table:table-cell>
          <table:table-cell office:value-type="float" office:value="0.592814">
            <text:p>0.59281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71219">
            <text:p>0.671219</text:p>
          </table:table-cell>
          <table:table-cell office:value-type="float" office:value="0.000101087">
            <text:p>0.000101087</text:p>
          </table:table-cell>
          <table:table-cell office:value-type="float" office:value="0.5923">
            <text:p>0.592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81996">
            <text:p>0.681996</text:p>
          </table:table-cell>
          <table:table-cell office:value-type="float" office:value="0.000101111">
            <text:p>0.000101111</text:p>
          </table:table-cell>
          <table:table-cell office:value-type="float" office:value="0.59192">
            <text:p>0.5919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92774">
            <text:p>0.692774</text:p>
          </table:table-cell>
          <table:table-cell office:value-type="float" office:value="0.000101128">
            <text:p>0.000101128</text:p>
          </table:table-cell>
          <table:table-cell office:value-type="float" office:value="0.591645">
            <text:p>0.59164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03551">
            <text:p>0.703551</text:p>
          </table:table-cell>
          <table:table-cell office:value-type="float" office:value="0.00010114">
            <text:p>0.00010114</text:p>
          </table:table-cell>
          <table:table-cell office:value-type="float" office:value="0.591455">
            <text:p>0.59145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14328">
            <text:p>0.714328</text:p>
          </table:table-cell>
          <table:table-cell office:value-type="float" office:value="0.000101148">
            <text:p>0.000101148</text:p>
          </table:table-cell>
          <table:table-cell office:value-type="float" office:value="0.591336">
            <text:p>0.59133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25106">
            <text:p>0.725106</text:p>
          </table:table-cell>
          <table:table-cell office:value-type="float" office:value="0.000101152">
            <text:p>0.000101152</text:p>
          </table:table-cell>
          <table:table-cell office:value-type="float" office:value="0.59128">
            <text:p>0.5912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35883">
            <text:p>0.735883</text:p>
          </table:table-cell>
          <table:table-cell office:value-type="float" office:value="0.000101151">
            <text:p>0.000101151</text:p>
          </table:table-cell>
          <table:table-cell office:value-type="float" office:value="0.591282">
            <text:p>0.59128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46661">
            <text:p>0.746661</text:p>
          </table:table-cell>
          <table:table-cell office:value-type="float" office:value="0.000101148">
            <text:p>0.000101148</text:p>
          </table:table-cell>
          <table:table-cell office:value-type="float" office:value="0.591342">
            <text:p>0.59134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57438">
            <text:p>0.757438</text:p>
          </table:table-cell>
          <table:table-cell office:value-type="float" office:value="0.00010114">
            <text:p>0.00010114</text:p>
          </table:table-cell>
          <table:table-cell office:value-type="float" office:value="0.591466">
            <text:p>0.59146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68215">
            <text:p>0.768215</text:p>
          </table:table-cell>
          <table:table-cell office:value-type="float" office:value="0.000101127">
            <text:p>0.000101127</text:p>
          </table:table-cell>
          <table:table-cell office:value-type="float" office:value="0.591661">
            <text:p>0.59166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78993">
            <text:p>0.778993</text:p>
          </table:table-cell>
          <table:table-cell office:value-type="float" office:value="0.000101109">
            <text:p>0.000101109</text:p>
          </table:table-cell>
          <table:table-cell office:value-type="float" office:value="0.591944">
            <text:p>0.59194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8977">
            <text:p>0.78977</text:p>
          </table:table-cell>
          <table:table-cell office:value-type="float" office:value="0.000101085">
            <text:p>0.000101085</text:p>
          </table:table-cell>
          <table:table-cell office:value-type="float" office:value="0.592334">
            <text:p>0.59233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00547">
            <text:p>0.800547</text:p>
          </table:table-cell>
          <table:table-cell office:value-type="float" office:value="0.000101051">
            <text:p>0.000101051</text:p>
          </table:table-cell>
          <table:table-cell office:value-type="float" office:value="0.592861">
            <text:p>0.59286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11325">
            <text:p>0.811325</text:p>
          </table:table-cell>
          <table:table-cell office:value-type="float" office:value="0.000101006">
            <text:p>0.000101006</text:p>
          </table:table-cell>
          <table:table-cell office:value-type="float" office:value="0.593565">
            <text:p>0.59356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22102">
            <text:p>0.822102</text:p>
          </table:table-cell>
          <table:table-cell office:value-type="float" office:value="0.000100947">
            <text:p>0.000100947</text:p>
          </table:table-cell>
          <table:table-cell office:value-type="float" office:value="0.594498">
            <text:p>0.59449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3288">
            <text:p>0.83288</text:p>
          </table:table-cell>
          <table:table-cell office:value-type="float" office:value="0.000100869">
            <text:p>0.000100869</text:p>
          </table:table-cell>
          <table:table-cell office:value-type="float" office:value="0.595731">
            <text:p>0.59573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43657">
            <text:p>0.843657</text:p>
          </table:table-cell>
          <table:table-cell office:value-type="float" office:value="0.000100766">
            <text:p>0.000100766</text:p>
          </table:table-cell>
          <table:table-cell office:value-type="float" office:value="0.597361">
            <text:p>0.59736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54434">
            <text:p>0.854434</text:p>
          </table:table-cell>
          <table:table-cell office:value-type="float" office:value="0.000100631">
            <text:p>0.000100631</text:p>
          </table:table-cell>
          <table:table-cell office:value-type="float" office:value="0.599513">
            <text:p>0.59951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65212">
            <text:p>0.865212</text:p>
          </table:table-cell>
          <table:table-cell office:value-type="float" office:value="0.000100452">
            <text:p>0.000100452</text:p>
          </table:table-cell>
          <table:table-cell office:value-type="float" office:value="0.602359">
            <text:p>0.60235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75989">
            <text:p>0.875989</text:p>
          </table:table-cell>
          <table:table-cell office:value-type="float" office:value="0.000100216">
            <text:p>0.000100216</text:p>
          </table:table-cell>
          <table:table-cell office:value-type="float" office:value="0.606131">
            <text:p>0.60613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86766">
            <text:p>0.886766</text:p>
          </table:table-cell>
          <table:table-cell office:value-type="float" office:value="0.0000999042">
            <text:p>9.99042E-005</text:p>
          </table:table-cell>
          <table:table-cell office:value-type="float" office:value="0.611148">
            <text:p>0.61114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97544">
            <text:p>0.897544</text:p>
          </table:table-cell>
          <table:table-cell office:value-type="float" office:value="0.0000994904">
            <text:p>9.94904E-005</text:p>
          </table:table-cell>
          <table:table-cell office:value-type="float" office:value="0.617848">
            <text:p>0.61784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08321">
            <text:p>0.908321</text:p>
          </table:table-cell>
          <table:table-cell office:value-type="float" office:value="0.0000989397">
            <text:p>9.89397E-005</text:p>
          </table:table-cell>
          <table:table-cell office:value-type="float" office:value="0.626853">
            <text:p>0.62685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19099">
            <text:p>0.919099</text:p>
          </table:table-cell>
          <table:table-cell office:value-type="float" office:value="0.0000982031">
            <text:p>9.82031E-005</text:p>
          </table:table-cell>
          <table:table-cell office:value-type="float" office:value="0.639057">
            <text:p>0.63905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29876">
            <text:p>0.929876</text:p>
          </table:table-cell>
          <table:table-cell office:value-type="float" office:value="0.000097211">
            <text:p>0.000097211</text:p>
          </table:table-cell>
          <table:table-cell office:value-type="float" office:value="0.655783">
            <text:p>0.65578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40653">
            <text:p>0.940653</text:p>
          </table:table-cell>
          <table:table-cell office:value-type="float" office:value="0.0000958628">
            <text:p>9.58628E-005</text:p>
          </table:table-cell>
          <table:table-cell office:value-type="float" office:value="0.67907">
            <text:p>0.6790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51431">
            <text:p>0.951431</text:p>
          </table:table-cell>
          <table:table-cell office:value-type="float" office:value="0.0000940077">
            <text:p>9.40077E-005</text:p>
          </table:table-cell>
          <table:table-cell office:value-type="float" office:value="0.712204">
            <text:p>0.71220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62208">
            <text:p>0.962208</text:p>
          </table:table-cell>
          <table:table-cell office:value-type="float" office:value="0.000091411">
            <text:p>0.000091411</text:p>
          </table:table-cell>
          <table:table-cell office:value-type="float" office:value="0.760841">
            <text:p>0.76084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72985">
            <text:p>0.972985</text:p>
          </table:table-cell>
          <table:table-cell office:value-type="float" office:value="0.000087688">
            <text:p>0.000087688</text:p>
          </table:table-cell>
          <table:table-cell office:value-type="float" office:value="0.835603">
            <text:p>0.83560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83763">
            <text:p>0.983763</text:p>
          </table:table-cell>
          <table:table-cell office:value-type="float" office:value="0.0000821616">
            <text:p>8.21616E-005</text:p>
          </table:table-cell>
          <table:table-cell office:value-type="float" office:value="0.95907">
            <text:p>0.9590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9454">
            <text:p>0.99454</text:p>
          </table:table-cell>
          <table:table-cell office:value-type="float" office:value="0.0000735215">
            <text:p>7.35215E-005</text:p>
          </table:table-cell>
          <table:table-cell office:value-type="float" office:value="1.1893">
            <text:p>1.189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0532">
            <text:p>1.00532</text:p>
          </table:table-cell>
          <table:table-cell office:value-type="float" office:value="0.0000588537">
            <text:p>5.88537E-005</text:p>
          </table:table-cell>
          <table:table-cell office:value-type="float" office:value="1.73492">
            <text:p>1.7349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1609">
            <text:p>1.01609</text:p>
          </table:table-cell>
          <table:table-cell office:value-type="float" office:value="0.0000300924">
            <text:p>3.00924E-005</text:p>
          </table:table-cell>
          <table:table-cell office:value-type="float" office:value="4.34887">
            <text:p>4.3488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2687">
            <text:p>1.02687</text:p>
          </table:table-cell>
          <table:table-cell office:value-type="float" office:value="-0.0000464485">
            <text:p>-4.64485E-005</text:p>
          </table:table-cell>
          <table:table-cell office:value-type="float" office:value="-4.46535">
            <text:p>-4.4653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3765">
            <text:p>1.03765</text:p>
          </table:table-cell>
          <table:table-cell office:value-type="float" office:value="-0.00072637">
            <text:p>-0.00072637</text:p>
          </table:table-cell>
          <table:table-cell office:value-type="float" office:value="-1.2216">
            <text:p>-1.221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4843">
            <text:p>1.04843</text:p>
          </table:table-cell>
          <table:table-cell office:value-type="float" office:value="0.000430272">
            <text:p>0.000430272</text:p>
          </table:table-cell>
          <table:table-cell office:value-type="float" office:value="-0.62591">
            <text:p>-0.6259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592">
            <text:p>1.0592</text:p>
          </table:table-cell>
          <table:table-cell office:value-type="float" office:value="0.00026042">
            <text:p>0.00026042</text:p>
          </table:table-cell>
          <table:table-cell office:value-type="float" office:value="-0.381919">
            <text:p>-0.38191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6998">
            <text:p>1.06998</text:p>
          </table:table-cell>
          <table:table-cell office:value-type="float" office:value="0.00021542">
            <text:p>0.00021542</text:p>
          </table:table-cell>
          <table:table-cell office:value-type="float" office:value="-0.252808">
            <text:p>-0.25280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8076">
            <text:p>1.08076</text:p>
          </table:table-cell>
          <table:table-cell office:value-type="float" office:value="0.000195153">
            <text:p>0.000195153</text:p>
          </table:table-cell>
          <table:table-cell office:value-type="float" office:value="-0.175208">
            <text:p>-0.17520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9154">
            <text:p>1.09154</text:p>
          </table:table-cell>
          <table:table-cell office:value-type="float" office:value="0.000183946">
            <text:p>0.000183946</text:p>
          </table:table-cell>
          <table:table-cell office:value-type="float" office:value="-0.124957">
            <text:p>-0.12495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0231">
            <text:p>1.10231</text:p>
          </table:table-cell>
          <table:table-cell office:value-type="float" office:value="0.000177041">
            <text:p>0.000177041</text:p>
          </table:table-cell>
          <table:table-cell office:value-type="float" office:value="-0.0908281">
            <text:p>-0.090828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1309">
            <text:p>1.11309</text:p>
          </table:table-cell>
          <table:table-cell office:value-type="float" office:value="0.000172499">
            <text:p>0.000172499</text:p>
          </table:table-cell>
          <table:table-cell office:value-type="float" office:value="-0.0668922">
            <text:p>-0.066892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2387">
            <text:p>1.12387</text:p>
          </table:table-cell>
          <table:table-cell office:value-type="float" office:value="0.000169383">
            <text:p>0.000169383</text:p>
          </table:table-cell>
          <table:table-cell office:value-type="float" office:value="-0.0497245">
            <text:p>-0.049724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445656">
            <text:p>0.0445656</text:p>
          </table:table-cell>
          <table:table-cell office:value-type="float" office:value="0.0000000150131">
            <text:p>0.000000015</text:p>
          </table:table-cell>
          <table:table-cell office:value-type="float" office:value="10651.7">
            <text:p>10651.7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553743">
            <text:p>0.0553743</text:p>
          </table:table-cell>
          <table:table-cell office:value-type="float" office:value="0.0000000198015">
            <text:p>1.98015E-008</text:p>
          </table:table-cell>
          <table:table-cell office:value-type="float" office:value="8075.63">
            <text:p>8075.6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66183">
            <text:p>0.066183</text:p>
          </table:table-cell>
          <table:table-cell office:value-type="float" office:value="0.0000000261169">
            <text:p>2.61169E-008</text:p>
          </table:table-cell>
          <table:table-cell office:value-type="float" office:value="6122.6">
            <text:p>6122.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769917">
            <text:p>0.0769917</text:p>
          </table:table-cell>
          <table:table-cell office:value-type="float" office:value="0.0000000344458">
            <text:p>3.44458E-008</text:p>
          </table:table-cell>
          <table:table-cell office:value-type="float" office:value="4641.93">
            <text:p>4641.9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878003">
            <text:p>0.0878003</text:p>
          </table:table-cell>
          <table:table-cell office:value-type="float" office:value="0.0000000454297">
            <text:p>4.54297E-008</text:p>
          </table:table-cell>
          <table:table-cell office:value-type="float" office:value="3519.38">
            <text:p>3519.38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98609">
            <text:p>0.098609</text:p>
          </table:table-cell>
          <table:table-cell office:value-type="float" office:value="0.0000000599139">
            <text:p>5.99139E-008</text:p>
          </table:table-cell>
          <table:table-cell office:value-type="float" office:value="2668.33">
            <text:p>2668.3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09418">
            <text:p>0.109418</text:p>
          </table:table-cell>
          <table:table-cell office:value-type="float" office:value="0.0000000790124">
            <text:p>0.000000079</text:p>
          </table:table-cell>
          <table:table-cell office:value-type="float" office:value="2023.11">
            <text:p>2023.1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20226">
            <text:p>0.120226</text:p>
          </table:table-cell>
          <table:table-cell office:value-type="float" office:value="0.000000104192">
            <text:p>1.04192E-007</text:p>
          </table:table-cell>
          <table:table-cell office:value-type="float" office:value="1533.95">
            <text:p>1533.9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31035">
            <text:p>0.131035</text:p>
          </table:table-cell>
          <table:table-cell office:value-type="float" office:value="0.000000137386">
            <text:p>1.37386E-007</text:p>
          </table:table-cell>
          <table:table-cell office:value-type="float" office:value="1163.09">
            <text:p>1163.0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41844">
            <text:p>0.141844</text:p>
          </table:table-cell>
          <table:table-cell office:value-type="float" office:value="0.000000181135">
            <text:p>1.81135E-007</text:p>
          </table:table-cell>
          <table:table-cell office:value-type="float" office:value="881.931">
            <text:p>881.93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52652">
            <text:p>0.152652</text:p>
          </table:table-cell>
          <table:table-cell office:value-type="float" office:value="0.000000238782">
            <text:p>2.38782E-007</text:p>
          </table:table-cell>
          <table:table-cell office:value-type="float" office:value="668.773">
            <text:p>668.77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63461">
            <text:p>0.163461</text:p>
          </table:table-cell>
          <table:table-cell office:value-type="float" office:value="0.000000314718">
            <text:p>3.14718E-007</text:p>
          </table:table-cell>
          <table:table-cell office:value-type="float" office:value="507.169">
            <text:p>507.16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7427">
            <text:p>0.17427</text:p>
          </table:table-cell>
          <table:table-cell office:value-type="float" office:value="0.000000414701">
            <text:p>4.14701E-007</text:p>
          </table:table-cell>
          <table:table-cell office:value-type="float" office:value="384.65">
            <text:p>384.6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85079">
            <text:p>0.185079</text:p>
          </table:table-cell>
          <table:table-cell office:value-type="float" office:value="0.000000546274">
            <text:p>5.46274E-007</text:p>
          </table:table-cell>
          <table:table-cell office:value-type="float" office:value="291.765">
            <text:p>291.76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95887">
            <text:p>0.195887</text:p>
          </table:table-cell>
          <table:table-cell office:value-type="float" office:value="0.00000071929">
            <text:p>7.1929E-007</text:p>
          </table:table-cell>
          <table:table-cell office:value-type="float" office:value="221.344">
            <text:p>221.34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06696">
            <text:p>0.206696</text:p>
          </table:table-cell>
          <table:table-cell office:value-type="float" office:value="0.00000094658">
            <text:p>9.4658E-007</text:p>
          </table:table-cell>
          <table:table-cell office:value-type="float" office:value="167.955">
            <text:p>167.95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17505">
            <text:p>0.217505</text:p>
          </table:table-cell>
          <table:table-cell office:value-type="float" office:value="0.00000124479">
            <text:p>1.24479E-006</text:p>
          </table:table-cell>
          <table:table-cell office:value-type="float" office:value="127.479">
            <text:p>127.47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28313">
            <text:p>0.228313</text:p>
          </table:table-cell>
          <table:table-cell office:value-type="float" office:value="0.00000163539">
            <text:p>1.63539E-006</text:p>
          </table:table-cell>
          <table:table-cell office:value-type="float" office:value="96.7928">
            <text:p>96.7928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39122">
            <text:p>0.239122</text:p>
          </table:table-cell>
          <table:table-cell office:value-type="float" office:value="0.0000021459">
            <text:p>2.1459E-006</text:p>
          </table:table-cell>
          <table:table-cell office:value-type="float" office:value="73.5282">
            <text:p>73.528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49931">
            <text:p>0.249931</text:p>
          </table:table-cell>
          <table:table-cell office:value-type="float" office:value="0.00000281119">
            <text:p>2.81119E-006</text:p>
          </table:table-cell>
          <table:table-cell office:value-type="float" office:value="55.8903">
            <text:p>55.890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60739">
            <text:p>0.260739</text:p>
          </table:table-cell>
          <table:table-cell office:value-type="float" office:value="0.00000367499">
            <text:p>0.000003675</text:p>
          </table:table-cell>
          <table:table-cell office:value-type="float" office:value="42.5184">
            <text:p>42.518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71548">
            <text:p>0.271548</text:p>
          </table:table-cell>
          <table:table-cell office:value-type="float" office:value="0.0000047911">
            <text:p>4.7911E-006</text:p>
          </table:table-cell>
          <table:table-cell office:value-type="float" office:value="32.3806">
            <text:p>32.380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82357">
            <text:p>0.282357</text:p>
          </table:table-cell>
          <table:table-cell office:value-type="float" office:value="0.00000622423">
            <text:p>6.22423E-006</text:p>
          </table:table-cell>
          <table:table-cell office:value-type="float" office:value="24.6947">
            <text:p>24.6947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93165">
            <text:p>0.293165</text:p>
          </table:table-cell>
          <table:table-cell office:value-type="float" office:value="0.00000804972">
            <text:p>8.04972E-006</text:p>
          </table:table-cell>
          <table:table-cell office:value-type="float" office:value="18.8677">
            <text:p>18.8677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03974">
            <text:p>0.303974</text:p>
          </table:table-cell>
          <table:table-cell office:value-type="float" office:value="0.0000103514">
            <text:p>1.03514E-005</text:p>
          </table:table-cell>
          <table:table-cell office:value-type="float" office:value="14.4501">
            <text:p>14.450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14783">
            <text:p>0.314783</text:p>
          </table:table-cell>
          <table:table-cell office:value-type="float" office:value="0.0000132164">
            <text:p>1.32164E-005</text:p>
          </table:table-cell>
          <table:table-cell office:value-type="float" office:value="11.1009">
            <text:p>11.100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25591">
            <text:p>0.325591</text:p>
          </table:table-cell>
          <table:table-cell office:value-type="float" office:value="0.000016726">
            <text:p>0.000016726</text:p>
          </table:table-cell>
          <table:table-cell office:value-type="float" office:value="8.56173">
            <text:p>8.5617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364">
            <text:p>0.3364</text:p>
          </table:table-cell>
          <table:table-cell office:value-type="float" office:value="0.0000209423">
            <text:p>2.09423E-005</text:p>
          </table:table-cell>
          <table:table-cell office:value-type="float" office:value="6.63669">
            <text:p>6.6366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47209">
            <text:p>0.347209</text:p>
          </table:table-cell>
          <table:table-cell office:value-type="float" office:value="0.0000258901">
            <text:p>2.58901E-005</text:p>
          </table:table-cell>
          <table:table-cell office:value-type="float" office:value="5.17725">
            <text:p>5.1772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58018">
            <text:p>0.358018</text:p>
          </table:table-cell>
          <table:table-cell office:value-type="float" office:value="0.0000315395">
            <text:p>3.15395E-005</text:p>
          </table:table-cell>
          <table:table-cell office:value-type="float" office:value="4.07078">
            <text:p>4.07078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68826">
            <text:p>0.368826</text:p>
          </table:table-cell>
          <table:table-cell office:value-type="float" office:value="0.0000377912">
            <text:p>3.77912E-005</text:p>
          </table:table-cell>
          <table:table-cell office:value-type="float" office:value="3.23193">
            <text:p>3.2319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79635">
            <text:p>0.379635</text:p>
          </table:table-cell>
          <table:table-cell office:value-type="float" office:value="0.0000444749">
            <text:p>4.44749E-005</text:p>
          </table:table-cell>
          <table:table-cell office:value-type="float" office:value="2.59596">
            <text:p>2.5959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90444">
            <text:p>0.390444</text:p>
          </table:table-cell>
          <table:table-cell office:value-type="float" office:value="0.0000513615">
            <text:p>5.13615E-005</text:p>
          </table:table-cell>
          <table:table-cell office:value-type="float" office:value="2.1138">
            <text:p>2.1138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01252">
            <text:p>0.401252</text:p>
          </table:table-cell>
          <table:table-cell office:value-type="float" office:value="0.000058193">
            <text:p>0.000058193</text:p>
          </table:table-cell>
          <table:table-cell office:value-type="float" office:value="1.74826">
            <text:p>1.7482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12061">
            <text:p>0.412061</text:p>
          </table:table-cell>
          <table:table-cell office:value-type="float" office:value="0.0000647192">
            <text:p>6.47192E-005</text:p>
          </table:table-cell>
          <table:table-cell office:value-type="float" office:value="1.47113">
            <text:p>1.4711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2287">
            <text:p>0.42287</text:p>
          </table:table-cell>
          <table:table-cell office:value-type="float" office:value="0.0000707331">
            <text:p>7.07331E-005</text:p>
          </table:table-cell>
          <table:table-cell office:value-type="float" office:value="1.26103">
            <text:p>1.2610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33678">
            <text:p>0.433678</text:p>
          </table:table-cell>
          <table:table-cell office:value-type="float" office:value="0.0000760939">
            <text:p>7.60939E-005</text:p>
          </table:table-cell>
          <table:table-cell office:value-type="float" office:value="1.10174">
            <text:p>1.1017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44487">
            <text:p>0.444487</text:p>
          </table:table-cell>
          <table:table-cell office:value-type="float" office:value="0.0000807327">
            <text:p>8.07327E-005</text:p>
          </table:table-cell>
          <table:table-cell office:value-type="float" office:value="0.980979">
            <text:p>0.98097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55296">
            <text:p>0.455296</text:p>
          </table:table-cell>
          <table:table-cell office:value-type="float" office:value="0.0000846447">
            <text:p>8.46447E-005</text:p>
          </table:table-cell>
          <table:table-cell office:value-type="float" office:value="0.889425">
            <text:p>0.88942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66104">
            <text:p>0.466104</text:p>
          </table:table-cell>
          <table:table-cell office:value-type="float" office:value="0.0000878728">
            <text:p>8.78728E-005</text:p>
          </table:table-cell>
          <table:table-cell office:value-type="float" office:value="0.820014">
            <text:p>0.82001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76913">
            <text:p>0.476913</text:p>
          </table:table-cell>
          <table:table-cell office:value-type="float" office:value="0.0000904892">
            <text:p>9.04892E-005</text:p>
          </table:table-cell>
          <table:table-cell office:value-type="float" office:value="0.76739">
            <text:p>0.7673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87722">
            <text:p>0.487722</text:p>
          </table:table-cell>
          <table:table-cell office:value-type="float" office:value="0.000092579">
            <text:p>0.000092579</text:p>
          </table:table-cell>
          <table:table-cell office:value-type="float" office:value="0.727494">
            <text:p>0.72749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9853">
            <text:p>0.49853</text:p>
          </table:table-cell>
          <table:table-cell office:value-type="float" office:value="0.0000942289">
            <text:p>9.42289E-005</text:p>
          </table:table-cell>
          <table:table-cell office:value-type="float" office:value="0.697248">
            <text:p>0.697248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09339">
            <text:p>0.509339</text:p>
          </table:table-cell>
          <table:table-cell office:value-type="float" office:value="0.0000955194">
            <text:p>9.55194E-005</text:p>
          </table:table-cell>
          <table:table-cell office:value-type="float" office:value="0.674317">
            <text:p>0.674317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20148">
            <text:p>0.520148</text:p>
          </table:table-cell>
          <table:table-cell office:value-type="float" office:value="0.0000965216">
            <text:p>9.65216E-005</text:p>
          </table:table-cell>
          <table:table-cell office:value-type="float" office:value="0.656932">
            <text:p>0.65693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30957">
            <text:p>0.530957</text:p>
          </table:table-cell>
          <table:table-cell office:value-type="float" office:value="0.0000972955">
            <text:p>9.72955E-005</text:p>
          </table:table-cell>
          <table:table-cell office:value-type="float" office:value="0.643752">
            <text:p>0.64375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41765">
            <text:p>0.541765</text:p>
          </table:table-cell>
          <table:table-cell office:value-type="float" office:value="0.0000978906">
            <text:p>9.78906E-005</text:p>
          </table:table-cell>
          <table:table-cell office:value-type="float" office:value="0.63376">
            <text:p>0.6337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52574">
            <text:p>0.552574</text:p>
          </table:table-cell>
          <table:table-cell office:value-type="float" office:value="0.0000983465">
            <text:p>9.83465E-005</text:p>
          </table:table-cell>
          <table:table-cell office:value-type="float" office:value="0.626186">
            <text:p>0.62618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63383">
            <text:p>0.563383</text:p>
          </table:table-cell>
          <table:table-cell office:value-type="float" office:value="0.0000986951">
            <text:p>9.86951E-005</text:p>
          </table:table-cell>
          <table:table-cell office:value-type="float" office:value="0.620443">
            <text:p>0.62044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74191">
            <text:p>0.574191</text:p>
          </table:table-cell>
          <table:table-cell office:value-type="float" office:value="0.0000989609">
            <text:p>9.89609E-005</text:p>
          </table:table-cell>
          <table:table-cell office:value-type="float" office:value="0.61609">
            <text:p>0.6160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85">
            <text:p>0.585</text:p>
          </table:table-cell>
          <table:table-cell office:value-type="float" office:value="0.0000991634">
            <text:p>9.91634E-005</text:p>
          </table:table-cell>
          <table:table-cell office:value-type="float" office:value="0.612791">
            <text:p>0.61279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95809">
            <text:p>0.595809</text:p>
          </table:table-cell>
          <table:table-cell office:value-type="float" office:value="0.0000993173">
            <text:p>9.93173E-005</text:p>
          </table:table-cell>
          <table:table-cell office:value-type="float" office:value="0.61029">
            <text:p>0.6102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06617">
            <text:p>0.606617</text:p>
          </table:table-cell>
          <table:table-cell office:value-type="float" office:value="0.0000994343">
            <text:p>9.94343E-005</text:p>
          </table:table-cell>
          <table:table-cell office:value-type="float" office:value="0.608396">
            <text:p>0.60839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17426">
            <text:p>0.617426</text:p>
          </table:table-cell>
          <table:table-cell office:value-type="float" office:value="0.0000995231">
            <text:p>9.95231E-005</text:p>
          </table:table-cell>
          <table:table-cell office:value-type="float" office:value="0.606961">
            <text:p>0.60696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28235">
            <text:p>0.628235</text:p>
          </table:table-cell>
          <table:table-cell office:value-type="float" office:value="0.0000995903">
            <text:p>9.95903E-005</text:p>
          </table:table-cell>
          <table:table-cell office:value-type="float" office:value="0.605876">
            <text:p>0.60587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39043">
            <text:p>0.639043</text:p>
          </table:table-cell>
          <table:table-cell office:value-type="float" office:value="0.0000996412">
            <text:p>9.96412E-005</text:p>
          </table:table-cell>
          <table:table-cell office:value-type="float" office:value="0.605056">
            <text:p>0.60505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49852">
            <text:p>0.649852</text:p>
          </table:table-cell>
          <table:table-cell office:value-type="float" office:value="0.0000996795">
            <text:p>9.96795E-005</text:p>
          </table:table-cell>
          <table:table-cell office:value-type="float" office:value="0.604439">
            <text:p>0.60443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60661">
            <text:p>0.660661</text:p>
          </table:table-cell>
          <table:table-cell office:value-type="float" office:value="0.0000997083">
            <text:p>9.97083E-005</text:p>
          </table:table-cell>
          <table:table-cell office:value-type="float" office:value="0.603976">
            <text:p>0.60397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7147">
            <text:p>0.67147</text:p>
          </table:table-cell>
          <table:table-cell office:value-type="float" office:value="0.0000997297">
            <text:p>9.97297E-005</text:p>
          </table:table-cell>
          <table:table-cell office:value-type="float" office:value="0.603632">
            <text:p>0.60363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82278">
            <text:p>0.682278</text:p>
          </table:table-cell>
          <table:table-cell office:value-type="float" office:value="0.0000997454">
            <text:p>9.97454E-005</text:p>
          </table:table-cell>
          <table:table-cell office:value-type="float" office:value="0.60338">
            <text:p>0.60338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93087">
            <text:p>0.693087</text:p>
          </table:table-cell>
          <table:table-cell office:value-type="float" office:value="0.0000997565">
            <text:p>9.97565E-005</text:p>
          </table:table-cell>
          <table:table-cell office:value-type="float" office:value="0.603201">
            <text:p>0.60320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03896">
            <text:p>0.703896</text:p>
          </table:table-cell>
          <table:table-cell office:value-type="float" office:value="0.0000997639">
            <text:p>9.97639E-005</text:p>
          </table:table-cell>
          <table:table-cell office:value-type="float" office:value="0.603082">
            <text:p>0.60308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14704">
            <text:p>0.714704</text:p>
          </table:table-cell>
          <table:table-cell office:value-type="float" office:value="0.0000997683">
            <text:p>9.97683E-005</text:p>
          </table:table-cell>
          <table:table-cell office:value-type="float" office:value="0.603012">
            <text:p>0.60301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25513">
            <text:p>0.725513</text:p>
          </table:table-cell>
          <table:table-cell office:value-type="float" office:value="0.0000997699">
            <text:p>9.97699E-005</text:p>
          </table:table-cell>
          <table:table-cell office:value-type="float" office:value="0.602986">
            <text:p>0.60298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36322">
            <text:p>0.736322</text:p>
          </table:table-cell>
          <table:table-cell office:value-type="float" office:value="0.0000997688">
            <text:p>9.97688E-005</text:p>
          </table:table-cell>
          <table:table-cell office:value-type="float" office:value="0.603004">
            <text:p>0.60300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4713">
            <text:p>0.74713</text:p>
          </table:table-cell>
          <table:table-cell office:value-type="float" office:value="0.000099765">
            <text:p>0.000099765</text:p>
          </table:table-cell>
          <table:table-cell office:value-type="float" office:value="0.603065">
            <text:p>0.60306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57939">
            <text:p>0.757939</text:p>
          </table:table-cell>
          <table:table-cell office:value-type="float" office:value="0.0000997582">
            <text:p>9.97582E-005</text:p>
          </table:table-cell>
          <table:table-cell office:value-type="float" office:value="0.603174">
            <text:p>0.60317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68748">
            <text:p>0.768748</text:p>
          </table:table-cell>
          <table:table-cell office:value-type="float" office:value="0.0000997478">
            <text:p>9.97478E-005</text:p>
          </table:table-cell>
          <table:table-cell office:value-type="float" office:value="0.603341">
            <text:p>0.60334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79556">
            <text:p>0.779556</text:p>
          </table:table-cell>
          <table:table-cell office:value-type="float" office:value="0.000099733">
            <text:p>0.000099733</text:p>
          </table:table-cell>
          <table:table-cell office:value-type="float" office:value="0.603578">
            <text:p>0.603578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90365">
            <text:p>0.790365</text:p>
          </table:table-cell>
          <table:table-cell office:value-type="float" office:value="0.0000997128">
            <text:p>9.97128E-005</text:p>
          </table:table-cell>
          <table:table-cell office:value-type="float" office:value="0.603904">
            <text:p>0.60390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01174">
            <text:p>0.801174</text:p>
          </table:table-cell>
          <table:table-cell office:value-type="float" office:value="0.0000996855">
            <text:p>9.96855E-005</text:p>
          </table:table-cell>
          <table:table-cell office:value-type="float" office:value="0.604344">
            <text:p>0.60434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11982">
            <text:p>0.811982</text:p>
          </table:table-cell>
          <table:table-cell office:value-type="float" office:value="0.0000996489">
            <text:p>9.96489E-005</text:p>
          </table:table-cell>
          <table:table-cell office:value-type="float" office:value="0.604932">
            <text:p>0.60493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22791">
            <text:p>0.822791</text:p>
          </table:table-cell>
          <table:table-cell office:value-type="float" office:value="0.0000996003">
            <text:p>9.96003E-005</text:p>
          </table:table-cell>
          <table:table-cell office:value-type="float" office:value="0.605715">
            <text:p>0.60571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336">
            <text:p>0.8336</text:p>
          </table:table-cell>
          <table:table-cell office:value-type="float" office:value="0.0000995358">
            <text:p>9.95358E-005</text:p>
          </table:table-cell>
          <table:table-cell office:value-type="float" office:value="0.606756">
            <text:p>0.60675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44409">
            <text:p>0.844409</text:p>
          </table:table-cell>
          <table:table-cell office:value-type="float" office:value="0.0000994503">
            <text:p>9.94503E-005</text:p>
          </table:table-cell>
          <table:table-cell office:value-type="float" office:value="0.608137">
            <text:p>0.608137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55217">
            <text:p>0.855217</text:p>
          </table:table-cell>
          <table:table-cell office:value-type="float" office:value="0.000099337">
            <text:p>0.000099337</text:p>
          </table:table-cell>
          <table:table-cell office:value-type="float" office:value="0.609971">
            <text:p>0.60997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66026">
            <text:p>0.866026</text:p>
          </table:table-cell>
          <table:table-cell office:value-type="float" office:value="0.0000991868">
            <text:p>9.91868E-005</text:p>
          </table:table-cell>
          <table:table-cell office:value-type="float" office:value="0.612409">
            <text:p>0.61240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76835">
            <text:p>0.876835</text:p>
          </table:table-cell>
          <table:table-cell office:value-type="float" office:value="0.0000989874">
            <text:p>9.89874E-005</text:p>
          </table:table-cell>
          <table:table-cell office:value-type="float" office:value="0.615657">
            <text:p>0.615657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87643">
            <text:p>0.887643</text:p>
          </table:table-cell>
          <table:table-cell office:value-type="float" office:value="0.0000987224">
            <text:p>9.87224E-005</text:p>
          </table:table-cell>
          <table:table-cell office:value-type="float" office:value="0.619994">
            <text:p>0.61999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98452">
            <text:p>0.898452</text:p>
          </table:table-cell>
          <table:table-cell office:value-type="float" office:value="0.0000983692">
            <text:p>9.83692E-005</text:p>
          </table:table-cell>
          <table:table-cell office:value-type="float" office:value="0.625811">
            <text:p>0.62581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09261">
            <text:p>0.909261</text:p>
          </table:table-cell>
          <table:table-cell office:value-type="float" office:value="0.0000978971">
            <text:p>9.78971E-005</text:p>
          </table:table-cell>
          <table:table-cell office:value-type="float" office:value="0.633652">
            <text:p>0.63365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20069">
            <text:p>0.920069</text:p>
          </table:table-cell>
          <table:table-cell office:value-type="float" office:value="0.000097263">
            <text:p>0.000097263</text:p>
          </table:table-cell>
          <table:table-cell office:value-type="float" office:value="0.644301">
            <text:p>0.64430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30878">
            <text:p>0.930878</text:p>
          </table:table-cell>
          <table:table-cell office:value-type="float" office:value="0.0000964066">
            <text:p>9.64066E-005</text:p>
          </table:table-cell>
          <table:table-cell office:value-type="float" office:value="0.658908">
            <text:p>0.658908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41687">
            <text:p>0.941687</text:p>
          </table:table-cell>
          <table:table-cell office:value-type="float" office:value="0.0000952405">
            <text:p>9.52405E-005</text:p>
          </table:table-cell>
          <table:table-cell office:value-type="float" office:value="0.679219">
            <text:p>0.67921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52495">
            <text:p>0.952495</text:p>
          </table:table-cell>
          <table:table-cell office:value-type="float" office:value="0.0000936353">
            <text:p>9.36353E-005</text:p>
          </table:table-cell>
          <table:table-cell office:value-type="float" office:value="0.708007">
            <text:p>0.708007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63304">
            <text:p>0.963304</text:p>
          </table:table-cell>
          <table:table-cell office:value-type="float" office:value="0.000091392">
            <text:p>0.000091392</text:p>
          </table:table-cell>
          <table:table-cell office:value-type="float" office:value="0.749931">
            <text:p>0.74993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74113">
            <text:p>0.974113</text:p>
          </table:table-cell>
          <table:table-cell office:value-type="float" office:value="0.00008819">
            <text:p>0.00008819</text:p>
          </table:table-cell>
          <table:table-cell office:value-type="float" office:value="0.813467">
            <text:p>0.813467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84921">
            <text:p>0.984921</text:p>
          </table:table-cell>
          <table:table-cell office:value-type="float" office:value="0.0000834789">
            <text:p>8.34789E-005</text:p>
          </table:table-cell>
          <table:table-cell office:value-type="float" office:value="0.91581">
            <text:p>0.9158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9573">
            <text:p>0.99573</text:p>
          </table:table-cell>
          <table:table-cell office:value-type="float" office:value="0.0000762288">
            <text:p>7.62288E-005</text:p>
          </table:table-cell>
          <table:table-cell office:value-type="float" office:value="1.09802">
            <text:p>1.0980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0654">
            <text:p>1.00654</text:p>
          </table:table-cell>
          <table:table-cell office:value-type="float" office:value="0.0000642619">
            <text:p>6.42619E-005</text:p>
          </table:table-cell>
          <table:table-cell office:value-type="float" office:value="1.48872">
            <text:p>1.4887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1735">
            <text:p>1.01735</text:p>
          </table:table-cell>
          <table:table-cell office:value-type="float" office:value="0.0000420276">
            <text:p>4.20276E-005</text:p>
          </table:table-cell>
          <table:table-cell office:value-type="float" office:value="2.80535">
            <text:p>2.8053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2816">
            <text:p>1.02816</text:p>
          </table:table-cell>
          <table:table-cell office:value-type="float" office:value="0.000000177059">
            <text:p>1.77059E-007</text:p>
          </table:table-cell>
          <table:table-cell office:value-type="float" office:value="885.894">
            <text:p>885.894</text:p>
          </table:table-cell>
          <table:table-cell office:value-type="float" office:value="0.000426101">
            <text:p>0.00042610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3896">
            <text:p>1.03896</text:p>
          </table:table-cell>
          <table:table-cell office:value-type="float" office:value="-0.000247904">
            <text:p>-0.000247904</text:p>
          </table:table-cell>
          <table:table-cell office:value-type="float" office:value="-1.64513">
            <text:p>-1.6451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4977">
            <text:p>1.04977</text:p>
          </table:table-cell>
          <table:table-cell office:value-type="float" office:value="0.000642634">
            <text:p>0.000642634</text:p>
          </table:table-cell>
          <table:table-cell office:value-type="float" office:value="-0.751134">
            <text:p>-0.75113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6058">
            <text:p>1.06058</text:p>
          </table:table-cell>
          <table:table-cell office:value-type="float" office:value="0.000284332">
            <text:p>0.000284332</text:p>
          </table:table-cell>
          <table:table-cell office:value-type="float" office:value="-0.437525">
            <text:p>-0.43752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7139">
            <text:p>1.07139</text:p>
          </table:table-cell>
          <table:table-cell office:value-type="float" office:value="0.000222788">
            <text:p>0.000222788</text:p>
          </table:table-cell>
          <table:table-cell office:value-type="float" office:value="-0.282145">
            <text:p>-0.28214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822">
            <text:p>1.0822</text:p>
          </table:table-cell>
          <table:table-cell office:value-type="float" office:value="0.000197967">
            <text:p>0.000197967</text:p>
          </table:table-cell>
          <table:table-cell office:value-type="float" office:value="-0.192141">
            <text:p>-0.19214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9301">
            <text:p>1.09301</text:p>
          </table:table-cell>
          <table:table-cell office:value-type="float" office:value="0.000184941">
            <text:p>0.000184941</text:p>
          </table:table-cell>
          <table:table-cell office:value-type="float" office:value="-0.135238">
            <text:p>-0.135238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0382">
            <text:p>1.10382</text:p>
          </table:table-cell>
          <table:table-cell office:value-type="float" office:value="0.000177158">
            <text:p>0.000177158</text:p>
          </table:table-cell>
          <table:table-cell office:value-type="float" office:value="-0.097249">
            <text:p>-0.09724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1463">
            <text:p>1.11463</text:p>
          </table:table-cell>
          <table:table-cell office:value-type="float" office:value="0.000172145">
            <text:p>0.000172145</text:p>
          </table:table-cell>
          <table:table-cell office:value-type="float" office:value="-0.0709579">
            <text:p>-0.070957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2543">
            <text:p>1.12543</text:p>
          </table:table-cell>
          <table:table-cell office:value-type="float" office:value="0.000168757">
            <text:p>0.000168757</text:p>
          </table:table-cell>
          <table:table-cell office:value-type="float" office:value="-0.052306">
            <text:p>-0.05230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430147">
            <text:p>0.0430147</text:p>
          </table:table-cell>
          <table:table-cell office:value-type="float" office:value="0.0000000147889">
            <text:p>1.47889E-008</text:p>
          </table:table-cell>
          <table:table-cell office:value-type="float" office:value="10705.9">
            <text:p>10705.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538544">
            <text:p>0.0538544</text:p>
          </table:table-cell>
          <table:table-cell office:value-type="float" office:value="0.0000000196441">
            <text:p>1.96441E-008</text:p>
          </table:table-cell>
          <table:table-cell office:value-type="float" office:value="8059.6">
            <text:p>8059.6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646941">
            <text:p>0.0646941</text:p>
          </table:table-cell>
          <table:table-cell office:value-type="float" office:value="0.0000000260927">
            <text:p>2.60927E-008</text:p>
          </table:table-cell>
          <table:table-cell office:value-type="float" office:value="6067.47">
            <text:p>6067.4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755338">
            <text:p>0.0755338</text:p>
          </table:table-cell>
          <table:table-cell office:value-type="float" office:value="0.0000000346576">
            <text:p>3.46576E-008</text:p>
          </table:table-cell>
          <table:table-cell office:value-type="float" office:value="4567.78">
            <text:p>4567.7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863735">
            <text:p>0.0863735</text:p>
          </table:table-cell>
          <table:table-cell office:value-type="float" office:value="0.0000000460325">
            <text:p>0.000000046</text:p>
          </table:table-cell>
          <table:table-cell office:value-type="float" office:value="3438.81">
            <text:p>3438.8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972133">
            <text:p>0.0972133</text:p>
          </table:table-cell>
          <table:table-cell office:value-type="float" office:value="0.0000000611383">
            <text:p>6.11383E-008</text:p>
          </table:table-cell>
          <table:table-cell office:value-type="float" office:value="2588.92">
            <text:p>2588.92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08053">
            <text:p>0.108053</text:p>
          </table:table-cell>
          <table:table-cell office:value-type="float" office:value="0.0000000811968">
            <text:p>8.11968E-008</text:p>
          </table:table-cell>
          <table:table-cell office:value-type="float" office:value="1949.11">
            <text:p>1949.1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18893">
            <text:p>0.118893</text:p>
          </table:table-cell>
          <table:table-cell office:value-type="float" office:value="0.000000107829">
            <text:p>1.07829E-007</text:p>
          </table:table-cell>
          <table:table-cell office:value-type="float" office:value="1467.47">
            <text:p>1467.4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29732">
            <text:p>0.129732</text:p>
          </table:table-cell>
          <table:table-cell office:value-type="float" office:value="0.000000143182">
            <text:p>1.43182E-007</text:p>
          </table:table-cell>
          <table:table-cell office:value-type="float" office:value="1104.88">
            <text:p>1104.8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40572">
            <text:p>0.140572</text:p>
          </table:table-cell>
          <table:table-cell office:value-type="float" office:value="0.000000190104">
            <text:p>1.90104E-007</text:p>
          </table:table-cell>
          <table:table-cell office:value-type="float" office:value="831.927">
            <text:p>831.92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51412">
            <text:p>0.151412</text:p>
          </table:table-cell>
          <table:table-cell office:value-type="float" office:value="0.000000252362">
            <text:p>2.52362E-007</text:p>
          </table:table-cell>
          <table:table-cell office:value-type="float" office:value="626.445">
            <text:p>626.44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62251">
            <text:p>0.162251</text:p>
          </table:table-cell>
          <table:table-cell office:value-type="float" office:value="0.000000334935">
            <text:p>3.34935E-007</text:p>
          </table:table-cell>
          <table:table-cell office:value-type="float" office:value="471.757">
            <text:p>471.75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73091">
            <text:p>0.173091</text:p>
          </table:table-cell>
          <table:table-cell office:value-type="float" office:value="0.0000004444">
            <text:p>4.444E-007</text:p>
          </table:table-cell>
          <table:table-cell office:value-type="float" office:value="355.308">
            <text:p>355.30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83931">
            <text:p>0.183931</text:p>
          </table:table-cell>
          <table:table-cell office:value-type="float" office:value="0.000000589416">
            <text:p>5.89416E-007</text:p>
          </table:table-cell>
          <table:table-cell office:value-type="float" office:value="267.644">
            <text:p>267.64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94771">
            <text:p>0.194771</text:p>
          </table:table-cell>
          <table:table-cell office:value-type="float" office:value="0.00000078136">
            <text:p>7.8136E-007</text:p>
          </table:table-cell>
          <table:table-cell office:value-type="float" office:value="201.65">
            <text:p>201.6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0561">
            <text:p>0.20561</text:p>
          </table:table-cell>
          <table:table-cell office:value-type="float" office:value="0.00000103512">
            <text:p>1.03512E-006</text:p>
          </table:table-cell>
          <table:table-cell office:value-type="float" office:value="151.97">
            <text:p>151.9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1645">
            <text:p>0.21645</text:p>
          </table:table-cell>
          <table:table-cell office:value-type="float" office:value="0.0000013701">
            <text:p>1.3701E-006</text:p>
          </table:table-cell>
          <table:table-cell office:value-type="float" office:value="114.571">
            <text:p>114.57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2729">
            <text:p>0.22729</text:p>
          </table:table-cell>
          <table:table-cell office:value-type="float" office:value="0.00000181137">
            <text:p>1.81137E-006</text:p>
          </table:table-cell>
          <table:table-cell office:value-type="float" office:value="86.4163">
            <text:p>86.416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38129">
            <text:p>0.238129</text:p>
          </table:table-cell>
          <table:table-cell office:value-type="float" office:value="0.00000239111">
            <text:p>2.39111E-006</text:p>
          </table:table-cell>
          <table:table-cell office:value-type="float" office:value="65.2215">
            <text:p>65.221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48969">
            <text:p>0.248969</text:p>
          </table:table-cell>
          <table:table-cell office:value-type="float" office:value="0.0000031501">
            <text:p>3.1501E-006</text:p>
          </table:table-cell>
          <table:table-cell office:value-type="float" office:value="49.266">
            <text:p>49.266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59809">
            <text:p>0.259809</text:p>
          </table:table-cell>
          <table:table-cell office:value-type="float" office:value="0.00000413919">
            <text:p>4.13919E-006</text:p>
          </table:table-cell>
          <table:table-cell office:value-type="float" office:value="37.2546">
            <text:p>37.2546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70649">
            <text:p>0.270649</text:p>
          </table:table-cell>
          <table:table-cell office:value-type="float" office:value="0.0000054204">
            <text:p>5.4204E-006</text:p>
          </table:table-cell>
          <table:table-cell office:value-type="float" office:value="28.2124">
            <text:p>28.212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81488">
            <text:p>0.281488</text:p>
          </table:table-cell>
          <table:table-cell office:value-type="float" office:value="0.00000706719">
            <text:p>7.06719E-006</text:p>
          </table:table-cell>
          <table:table-cell office:value-type="float" office:value="21.4054">
            <text:p>21.405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92328">
            <text:p>0.292328</text:p>
          </table:table-cell>
          <table:table-cell office:value-type="float" office:value="0.00000916282">
            <text:p>9.16282E-006</text:p>
          </table:table-cell>
          <table:table-cell office:value-type="float" office:value="16.281">
            <text:p>16.28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03168">
            <text:p>0.303168</text:p>
          </table:table-cell>
          <table:table-cell office:value-type="float" office:value="0.000011796">
            <text:p>0.000011796</text:p>
          </table:table-cell>
          <table:table-cell office:value-type="float" office:value="12.4234">
            <text:p>12.423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14007">
            <text:p>0.314007</text:p>
          </table:table-cell>
          <table:table-cell office:value-type="float" office:value="0.0000150525">
            <text:p>1.50525E-005</text:p>
          </table:table-cell>
          <table:table-cell office:value-type="float" office:value="9.51938">
            <text:p>9.5193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24847">
            <text:p>0.324847</text:p>
          </table:table-cell>
          <table:table-cell office:value-type="float" office:value="0.0000190015">
            <text:p>1.90015E-005</text:p>
          </table:table-cell>
          <table:table-cell office:value-type="float" office:value="7.3332">
            <text:p>7.3332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35687">
            <text:p>0.335687</text:p>
          </table:table-cell>
          <table:table-cell office:value-type="float" office:value="0.0000236777">
            <text:p>2.36777E-005</text:p>
          </table:table-cell>
          <table:table-cell office:value-type="float" office:value="5.68745">
            <text:p>5.6874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46526">
            <text:p>0.346526</text:p>
          </table:table-cell>
          <table:table-cell office:value-type="float" office:value="0.0000290617">
            <text:p>2.90617E-005</text:p>
          </table:table-cell>
          <table:table-cell office:value-type="float" office:value="4.44851">
            <text:p>4.4485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57366">
            <text:p>0.357366</text:p>
          </table:table-cell>
          <table:table-cell office:value-type="float" office:value="0.0000350639">
            <text:p>3.50639E-005</text:p>
          </table:table-cell>
          <table:table-cell office:value-type="float" office:value="3.51584">
            <text:p>3.5158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68206">
            <text:p>0.368206</text:p>
          </table:table-cell>
          <table:table-cell office:value-type="float" office:value="0.0000415194">
            <text:p>4.15194E-005</text:p>
          </table:table-cell>
          <table:table-cell office:value-type="float" office:value="2.81372">
            <text:p>2.81372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79046">
            <text:p>0.379046</text:p>
          </table:table-cell>
          <table:table-cell office:value-type="float" office:value="0.0000481995">
            <text:p>4.81995E-005</text:p>
          </table:table-cell>
          <table:table-cell office:value-type="float" office:value="2.28516">
            <text:p>2.28516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89885">
            <text:p>0.389885</text:p>
          </table:table-cell>
          <table:table-cell office:value-type="float" office:value="0.0000548421">
            <text:p>5.48421E-005</text:p>
          </table:table-cell>
          <table:table-cell office:value-type="float" office:value="1.88726">
            <text:p>1.88726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00725">
            <text:p>0.400725</text:p>
          </table:table-cell>
          <table:table-cell office:value-type="float" office:value="0.0000611903">
            <text:p>6.11903E-005</text:p>
          </table:table-cell>
          <table:table-cell office:value-type="float" office:value="1.58771">
            <text:p>1.5877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11565">
            <text:p>0.411565</text:p>
          </table:table-cell>
          <table:table-cell office:value-type="float" office:value="0.0000670315">
            <text:p>6.70315E-005</text:p>
          </table:table-cell>
          <table:table-cell office:value-type="float" office:value="1.36222">
            <text:p>1.36222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22404">
            <text:p>0.422404</text:p>
          </table:table-cell>
          <table:table-cell office:value-type="float" office:value="0.0000722215">
            <text:p>7.22215E-005</text:p>
          </table:table-cell>
          <table:table-cell office:value-type="float" office:value="1.19246">
            <text:p>1.19246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33244">
            <text:p>0.433244</text:p>
          </table:table-cell>
          <table:table-cell office:value-type="float" office:value="0.0000766916">
            <text:p>7.66916E-005</text:p>
          </table:table-cell>
          <table:table-cell office:value-type="float" office:value="1.06467">
            <text:p>1.0646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44084">
            <text:p>0.444084</text:p>
          </table:table-cell>
          <table:table-cell office:value-type="float" office:value="0.0000804397">
            <text:p>8.04397E-005</text:p>
          </table:table-cell>
          <table:table-cell office:value-type="float" office:value="0.968469">
            <text:p>0.96846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54924">
            <text:p>0.454924</text:p>
          </table:table-cell>
          <table:table-cell office:value-type="float" office:value="0.0000835122">
            <text:p>8.35122E-005</text:p>
          </table:table-cell>
          <table:table-cell office:value-type="float" office:value="0.896048">
            <text:p>0.89604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65763">
            <text:p>0.465763</text:p>
          </table:table-cell>
          <table:table-cell office:value-type="float" office:value="0.0000859846">
            <text:p>8.59846E-005</text:p>
          </table:table-cell>
          <table:table-cell office:value-type="float" office:value="0.841529">
            <text:p>0.84152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76603">
            <text:p>0.476603</text:p>
          </table:table-cell>
          <table:table-cell office:value-type="float" office:value="0.0000879446">
            <text:p>8.79446E-005</text:p>
          </table:table-cell>
          <table:table-cell office:value-type="float" office:value="0.800487">
            <text:p>0.80048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87443">
            <text:p>0.487443</text:p>
          </table:table-cell>
          <table:table-cell office:value-type="float" office:value="0.0000894801">
            <text:p>8.94801E-005</text:p>
          </table:table-cell>
          <table:table-cell office:value-type="float" office:value="0.76959">
            <text:p>0.7695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98282">
            <text:p>0.498282</text:p>
          </table:table-cell>
          <table:table-cell office:value-type="float" office:value="0.0000906718">
            <text:p>9.06718E-005</text:p>
          </table:table-cell>
          <table:table-cell office:value-type="float" office:value="0.746331">
            <text:p>0.74633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09122">
            <text:p>0.509122</text:p>
          </table:table-cell>
          <table:table-cell office:value-type="float" office:value="0.0000915902">
            <text:p>9.15902E-005</text:p>
          </table:table-cell>
          <table:table-cell office:value-type="float" office:value="0.728822">
            <text:p>0.728822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19962">
            <text:p>0.519962</text:p>
          </table:table-cell>
          <table:table-cell office:value-type="float" office:value="0.0000922938">
            <text:p>9.22938E-005</text:p>
          </table:table-cell>
          <table:table-cell office:value-type="float" office:value="0.71564">
            <text:p>0.7156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30801">
            <text:p>0.530801</text:p>
          </table:table-cell>
          <table:table-cell office:value-type="float" office:value="0.0000928307">
            <text:p>9.28307E-005</text:p>
          </table:table-cell>
          <table:table-cell office:value-type="float" office:value="0.705718">
            <text:p>0.70571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41641">
            <text:p>0.541641</text:p>
          </table:table-cell>
          <table:table-cell office:value-type="float" office:value="0.000093239">
            <text:p>0.000093239</text:p>
          </table:table-cell>
          <table:table-cell office:value-type="float" office:value="0.698248">
            <text:p>0.69824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52481">
            <text:p>0.552481</text:p>
          </table:table-cell>
          <table:table-cell office:value-type="float" office:value="0.0000935488">
            <text:p>9.35488E-005</text:p>
          </table:table-cell>
          <table:table-cell office:value-type="float" office:value="0.692625">
            <text:p>0.69262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63321">
            <text:p>0.563321</text:p>
          </table:table-cell>
          <table:table-cell office:value-type="float" office:value="0.0000937833">
            <text:p>9.37833E-005</text:p>
          </table:table-cell>
          <table:table-cell office:value-type="float" office:value="0.688393">
            <text:p>0.68839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7416">
            <text:p>0.57416</text:p>
          </table:table-cell>
          <table:table-cell office:value-type="float" office:value="0.0000939606">
            <text:p>9.39606E-005</text:p>
          </table:table-cell>
          <table:table-cell office:value-type="float" office:value="0.685207">
            <text:p>0.68520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85">
            <text:p>0.585</text:p>
          </table:table-cell>
          <table:table-cell office:value-type="float" office:value="0.0000940945">
            <text:p>9.40945E-005</text:p>
          </table:table-cell>
          <table:table-cell office:value-type="float" office:value="0.682809">
            <text:p>0.68280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9584">
            <text:p>0.59584</text:p>
          </table:table-cell>
          <table:table-cell office:value-type="float" office:value="0.0000941954">
            <text:p>9.41954E-005</text:p>
          </table:table-cell>
          <table:table-cell office:value-type="float" office:value="0.681005">
            <text:p>0.68100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06679">
            <text:p>0.606679</text:p>
          </table:table-cell>
          <table:table-cell office:value-type="float" office:value="0.0000942716">
            <text:p>9.42716E-005</text:p>
          </table:table-cell>
          <table:table-cell office:value-type="float" office:value="0.679648">
            <text:p>0.67964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17519">
            <text:p>0.617519</text:p>
          </table:table-cell>
          <table:table-cell office:value-type="float" office:value="0.0000943288">
            <text:p>9.43288E-005</text:p>
          </table:table-cell>
          <table:table-cell office:value-type="float" office:value="0.678628">
            <text:p>0.67862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28359">
            <text:p>0.628359</text:p>
          </table:table-cell>
          <table:table-cell office:value-type="float" office:value="0.0000943719">
            <text:p>9.43719E-005</text:p>
          </table:table-cell>
          <table:table-cell office:value-type="float" office:value="0.677862">
            <text:p>0.677862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39199">
            <text:p>0.639199</text:p>
          </table:table-cell>
          <table:table-cell office:value-type="float" office:value="0.0000944042">
            <text:p>9.44042E-005</text:p>
          </table:table-cell>
          <table:table-cell office:value-type="float" office:value="0.677288">
            <text:p>0.67728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50038">
            <text:p>0.650038</text:p>
          </table:table-cell>
          <table:table-cell office:value-type="float" office:value="0.0000944283">
            <text:p>9.44283E-005</text:p>
          </table:table-cell>
          <table:table-cell office:value-type="float" office:value="0.676859">
            <text:p>0.67685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60878">
            <text:p>0.660878</text:p>
          </table:table-cell>
          <table:table-cell office:value-type="float" office:value="0.0000944463">
            <text:p>9.44463E-005</text:p>
          </table:table-cell>
          <table:table-cell office:value-type="float" office:value="0.676541">
            <text:p>0.67654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71718">
            <text:p>0.671718</text:p>
          </table:table-cell>
          <table:table-cell office:value-type="float" office:value="0.0000944594">
            <text:p>9.44594E-005</text:p>
          </table:table-cell>
          <table:table-cell office:value-type="float" office:value="0.676307">
            <text:p>0.67630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82557">
            <text:p>0.682557</text:p>
          </table:table-cell>
          <table:table-cell office:value-type="float" office:value="0.0000944689">
            <text:p>9.44689E-005</text:p>
          </table:table-cell>
          <table:table-cell office:value-type="float" office:value="0.67614">
            <text:p>0.6761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93397">
            <text:p>0.693397</text:p>
          </table:table-cell>
          <table:table-cell office:value-type="float" office:value="0.0000944754">
            <text:p>9.44754E-005</text:p>
          </table:table-cell>
          <table:table-cell office:value-type="float" office:value="0.676024">
            <text:p>0.67602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04237">
            <text:p>0.704237</text:p>
          </table:table-cell>
          <table:table-cell office:value-type="float" office:value="0.0000944795">
            <text:p>9.44795E-005</text:p>
          </table:table-cell>
          <table:table-cell office:value-type="float" office:value="0.675951">
            <text:p>0.67595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15076">
            <text:p>0.715076</text:p>
          </table:table-cell>
          <table:table-cell office:value-type="float" office:value="0.0000944815">
            <text:p>9.44815E-005</text:p>
          </table:table-cell>
          <table:table-cell office:value-type="float" office:value="0.675915">
            <text:p>0.67591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25916">
            <text:p>0.725916</text:p>
          </table:table-cell>
          <table:table-cell office:value-type="float" office:value="0.0000944817">
            <text:p>9.44817E-005</text:p>
          </table:table-cell>
          <table:table-cell office:value-type="float" office:value="0.675913">
            <text:p>0.67591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36756">
            <text:p>0.736756</text:p>
          </table:table-cell>
          <table:table-cell office:value-type="float" office:value="0.0000944799">
            <text:p>9.44799E-005</text:p>
          </table:table-cell>
          <table:table-cell office:value-type="float" office:value="0.675945">
            <text:p>0.67594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47596">
            <text:p>0.747596</text:p>
          </table:table-cell>
          <table:table-cell office:value-type="float" office:value="0.000094476">
            <text:p>0.000094476</text:p>
          </table:table-cell>
          <table:table-cell office:value-type="float" office:value="0.676013">
            <text:p>0.67601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58435">
            <text:p>0.758435</text:p>
          </table:table-cell>
          <table:table-cell office:value-type="float" office:value="0.0000944699">
            <text:p>9.44699E-005</text:p>
          </table:table-cell>
          <table:table-cell office:value-type="float" office:value="0.676123">
            <text:p>0.67612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69275">
            <text:p>0.769275</text:p>
          </table:table-cell>
          <table:table-cell office:value-type="float" office:value="0.0000944608">
            <text:p>9.44608E-005</text:p>
          </table:table-cell>
          <table:table-cell office:value-type="float" office:value="0.676283">
            <text:p>0.67628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80115">
            <text:p>0.780115</text:p>
          </table:table-cell>
          <table:table-cell office:value-type="float" office:value="0.0000944481">
            <text:p>9.44481E-005</text:p>
          </table:table-cell>
          <table:table-cell office:value-type="float" office:value="0.676508">
            <text:p>0.67650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90954">
            <text:p>0.790954</text:p>
          </table:table-cell>
          <table:table-cell office:value-type="float" office:value="0.0000944308">
            <text:p>9.44308E-005</text:p>
          </table:table-cell>
          <table:table-cell office:value-type="float" office:value="0.676815">
            <text:p>0.67681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01794">
            <text:p>0.801794</text:p>
          </table:table-cell>
          <table:table-cell office:value-type="float" office:value="0.0000944075">
            <text:p>9.44075E-005</text:p>
          </table:table-cell>
          <table:table-cell office:value-type="float" office:value="0.67723">
            <text:p>0.6772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12634">
            <text:p>0.812634</text:p>
          </table:table-cell>
          <table:table-cell office:value-type="float" office:value="0.0000943762">
            <text:p>9.43762E-005</text:p>
          </table:table-cell>
          <table:table-cell office:value-type="float" office:value="0.677786">
            <text:p>0.677786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23474">
            <text:p>0.823474</text:p>
          </table:table-cell>
          <table:table-cell office:value-type="float" office:value="0.0000943344">
            <text:p>9.43344E-005</text:p>
          </table:table-cell>
          <table:table-cell office:value-type="float" office:value="0.67853">
            <text:p>0.6785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34313">
            <text:p>0.834313</text:p>
          </table:table-cell>
          <table:table-cell office:value-type="float" office:value="0.0000942786">
            <text:p>9.42786E-005</text:p>
          </table:table-cell>
          <table:table-cell office:value-type="float" office:value="0.679523">
            <text:p>0.67952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45153">
            <text:p>0.845153</text:p>
          </table:table-cell>
          <table:table-cell office:value-type="float" office:value="0.0000942042">
            <text:p>9.42042E-005</text:p>
          </table:table-cell>
          <table:table-cell office:value-type="float" office:value="0.68085">
            <text:p>0.6808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55993">
            <text:p>0.855993</text:p>
          </table:table-cell>
          <table:table-cell office:value-type="float" office:value="0.000094105">
            <text:p>0.000094105</text:p>
          </table:table-cell>
          <table:table-cell office:value-type="float" office:value="0.682621">
            <text:p>0.68262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66832">
            <text:p>0.866832</text:p>
          </table:table-cell>
          <table:table-cell office:value-type="float" office:value="0.0000939727">
            <text:p>9.39727E-005</text:p>
          </table:table-cell>
          <table:table-cell office:value-type="float" office:value="0.684989">
            <text:p>0.68498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77672">
            <text:p>0.877672</text:p>
          </table:table-cell>
          <table:table-cell office:value-type="float" office:value="0.0000937961">
            <text:p>9.37961E-005</text:p>
          </table:table-cell>
          <table:table-cell office:value-type="float" office:value="0.688162">
            <text:p>0.688162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88512">
            <text:p>0.888512</text:p>
          </table:table-cell>
          <table:table-cell office:value-type="float" office:value="0.00009356">
            <text:p>0.00009356</text:p>
          </table:table-cell>
          <table:table-cell office:value-type="float" office:value="0.692423">
            <text:p>0.69242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99351">
            <text:p>0.899351</text:p>
          </table:table-cell>
          <table:table-cell office:value-type="float" office:value="0.0000932436">
            <text:p>9.32436E-005</text:p>
          </table:table-cell>
          <table:table-cell office:value-type="float" office:value="0.698165">
            <text:p>0.69816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10191">
            <text:p>0.910191</text:p>
          </table:table-cell>
          <table:table-cell office:value-type="float" office:value="0.0000928185">
            <text:p>9.28185E-005</text:p>
          </table:table-cell>
          <table:table-cell office:value-type="float" office:value="0.705943">
            <text:p>0.70594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21031">
            <text:p>0.921031</text:p>
          </table:table-cell>
          <table:table-cell office:value-type="float" office:value="0.0000922451">
            <text:p>9.22451E-005</text:p>
          </table:table-cell>
          <table:table-cell office:value-type="float" office:value="0.716547">
            <text:p>0.71654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31871">
            <text:p>0.931871</text:p>
          </table:table-cell>
          <table:table-cell office:value-type="float" office:value="0.0000914677">
            <text:p>9.14677E-005</text:p>
          </table:table-cell>
          <table:table-cell office:value-type="float" office:value="0.731136">
            <text:p>0.731136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4271">
            <text:p>0.94271</text:p>
          </table:table-cell>
          <table:table-cell office:value-type="float" office:value="0.0000904063">
            <text:p>9.04063E-005</text:p>
          </table:table-cell>
          <table:table-cell office:value-type="float" office:value="0.751459">
            <text:p>0.75145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5355">
            <text:p>0.95355</text:p>
          </table:table-cell>
          <table:table-cell office:value-type="float" office:value="0.0000889432">
            <text:p>8.89432E-005</text:p>
          </table:table-cell>
          <table:table-cell office:value-type="float" office:value="0.780271">
            <text:p>0.78027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6439">
            <text:p>0.96439</text:p>
          </table:table-cell>
          <table:table-cell office:value-type="float" office:value="0.0000868993">
            <text:p>8.68993E-005</text:p>
          </table:table-cell>
          <table:table-cell office:value-type="float" office:value="0.822144">
            <text:p>0.82214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75229">
            <text:p>0.975229</text:p>
          </table:table-cell>
          <table:table-cell office:value-type="float" office:value="0.0000839904">
            <text:p>8.39904E-005</text:p>
          </table:table-cell>
          <table:table-cell office:value-type="float" office:value="0.885251">
            <text:p>0.88525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86069">
            <text:p>0.986069</text:p>
          </table:table-cell>
          <table:table-cell office:value-type="float" office:value="0.0000797392">
            <text:p>7.97392E-005</text:p>
          </table:table-cell>
          <table:table-cell office:value-type="float" office:value="0.985762">
            <text:p>0.985762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96909">
            <text:p>0.996909</text:p>
          </table:table-cell>
          <table:table-cell office:value-type="float" office:value="0.0000732783">
            <text:p>7.32783E-005</text:p>
          </table:table-cell>
          <table:table-cell office:value-type="float" office:value="1.16084">
            <text:p>1.1608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0775">
            <text:p>1.00775</text:p>
          </table:table-cell>
          <table:table-cell office:value-type="float" office:value="0.0000628521">
            <text:p>6.28521E-005</text:p>
          </table:table-cell>
          <table:table-cell office:value-type="float" office:value="1.5193">
            <text:p>1.519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1859">
            <text:p>1.01859</text:p>
          </table:table-cell>
          <table:table-cell office:value-type="float" office:value="0.000044281">
            <text:p>0.000044281</text:p>
          </table:table-cell>
          <table:table-cell office:value-type="float" office:value="2.57587">
            <text:p>2.5758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2943">
            <text:p>1.02943</text:p>
          </table:table-cell>
          <table:table-cell office:value-type="float" office:value="0.00000455011">
            <text:p>4.55011E-006</text:p>
          </table:table-cell>
          <table:table-cell office:value-type="float" office:value="33.7998">
            <text:p>33.799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4027">
            <text:p>1.04027</text:p>
          </table:table-cell>
          <table:table-cell office:value-type="float" office:value="-0.000127893">
            <text:p>-0.000127893</text:p>
          </table:table-cell>
          <table:table-cell office:value-type="float" office:value="-2.23809">
            <text:p>-2.2380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5111">
            <text:p>1.05111</text:p>
          </table:table-cell>
          <table:table-cell office:value-type="float" office:value="0.00214658">
            <text:p>0.00214658</text:p>
          </table:table-cell>
          <table:table-cell office:value-type="float" office:value="-0.926235">
            <text:p>-0.92623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6195">
            <text:p>1.06195</text:p>
          </table:table-cell>
          <table:table-cell office:value-type="float" office:value="0.000330405">
            <text:p>0.000330405</text:p>
          </table:table-cell>
          <table:table-cell office:value-type="float" office:value="-0.52076">
            <text:p>-0.52076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7279">
            <text:p>1.07279</text:p>
          </table:table-cell>
          <table:table-cell office:value-type="float" office:value="0.000236079">
            <text:p>0.000236079</text:p>
          </table:table-cell>
          <table:table-cell office:value-type="float" office:value="-0.329279">
            <text:p>-0.32927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8363">
            <text:p>1.08363</text:p>
          </table:table-cell>
          <table:table-cell office:value-type="float" office:value="0.000203323">
            <text:p>0.000203323</text:p>
          </table:table-cell>
          <table:table-cell office:value-type="float" office:value="-0.221225">
            <text:p>-0.22122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9447">
            <text:p>1.09447</text:p>
          </table:table-cell>
          <table:table-cell office:value-type="float" office:value="0.000187181">
            <text:p>0.000187181</text:p>
          </table:table-cell>
          <table:table-cell office:value-type="float" office:value="-0.154067">
            <text:p>-0.15406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0531">
            <text:p>1.10531</text:p>
          </table:table-cell>
          <table:table-cell office:value-type="float" office:value="0.000177872">
            <text:p>0.000177872</text:p>
          </table:table-cell>
          <table:table-cell office:value-type="float" office:value="-0.109792">
            <text:p>-0.109792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1615">
            <text:p>1.11615</text:p>
          </table:table-cell>
          <table:table-cell office:value-type="float" office:value="0.000172011">
            <text:p>0.000172011</text:p>
          </table:table-cell>
          <table:table-cell office:value-type="float" office:value="-0.0794593">
            <text:p>-0.079459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2699">
            <text:p>1.12699</text:p>
          </table:table-cell>
          <table:table-cell office:value-type="float" office:value="0.000168115">
            <text:p>0.000168115</text:p>
          </table:table-cell>
          <table:table-cell office:value-type="float" office:value="-0.058127">
            <text:p>-0.05812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407171">
            <text:p>0.0407171</text:p>
          </table:table-cell>
          <table:table-cell office:value-type="float" office:value="0.0000000139761">
            <text:p>0.000000014</text:p>
          </table:table-cell>
          <table:table-cell office:value-type="float" office:value="10979.7">
            <text:p>10979.7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516028">
            <text:p>0.0516028</text:p>
          </table:table-cell>
          <table:table-cell office:value-type="float" office:value="0.0000000187734">
            <text:p>1.87734E-008</text:p>
          </table:table-cell>
          <table:table-cell office:value-type="float" office:value="8173.73">
            <text:p>8173.7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624884">
            <text:p>0.0624884</text:p>
          </table:table-cell>
          <table:table-cell office:value-type="float" office:value="0.0000000252169">
            <text:p>2.52169E-008</text:p>
          </table:table-cell>
          <table:table-cell office:value-type="float" office:value="6084.91">
            <text:p>6084.9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733741">
            <text:p>0.0733741</text:p>
          </table:table-cell>
          <table:table-cell office:value-type="float" office:value="0.000000033871">
            <text:p>3.3871E-008</text:p>
          </table:table-cell>
          <table:table-cell office:value-type="float" office:value="4529.95">
            <text:p>4529.9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842598">
            <text:p>0.0842598</text:p>
          </table:table-cell>
          <table:table-cell office:value-type="float" office:value="0.0000000454934">
            <text:p>4.54934E-008</text:p>
          </table:table-cell>
          <table:table-cell office:value-type="float" office:value="3372.4">
            <text:p>3372.4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951454">
            <text:p>0.0951454</text:p>
          </table:table-cell>
          <table:table-cell office:value-type="float" office:value="0.0000000611011">
            <text:p>6.11011E-008</text:p>
          </table:table-cell>
          <table:table-cell office:value-type="float" office:value="2510.7">
            <text:p>2510.7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06031">
            <text:p>0.106031</text:p>
          </table:table-cell>
          <table:table-cell office:value-type="float" office:value="0.0000000820582">
            <text:p>8.20582E-008</text:p>
          </table:table-cell>
          <table:table-cell office:value-type="float" office:value="1869.23">
            <text:p>1869.2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16917">
            <text:p>0.116917</text:p>
          </table:table-cell>
          <table:table-cell office:value-type="float" office:value="0.000000110194">
            <text:p>1.10194E-007</text:p>
          </table:table-cell>
          <table:table-cell office:value-type="float" office:value="1391.71">
            <text:p>1391.7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27802">
            <text:p>0.127802</text:p>
          </table:table-cell>
          <table:table-cell office:value-type="float" office:value="0.00000014796">
            <text:p>0.000000148</text:p>
          </table:table-cell>
          <table:table-cell office:value-type="float" office:value="1036.23">
            <text:p>1036.2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38688">
            <text:p>0.138688</text:p>
          </table:table-cell>
          <table:table-cell office:value-type="float" office:value="0.000000198638">
            <text:p>1.98638E-007</text:p>
          </table:table-cell>
          <table:table-cell office:value-type="float" office:value="771.602">
            <text:p>771.602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49574">
            <text:p>0.149574</text:p>
          </table:table-cell>
          <table:table-cell office:value-type="float" office:value="0.000000266618">
            <text:p>2.66618E-007</text:p>
          </table:table-cell>
          <table:table-cell office:value-type="float" office:value="574.608">
            <text:p>574.60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60459">
            <text:p>0.160459</text:p>
          </table:table-cell>
          <table:table-cell office:value-type="float" office:value="0.000000357765">
            <text:p>3.57765E-007</text:p>
          </table:table-cell>
          <table:table-cell office:value-type="float" office:value="427.962">
            <text:p>427.962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71345">
            <text:p>0.171345</text:p>
          </table:table-cell>
          <table:table-cell office:value-type="float" office:value="0.000000479893">
            <text:p>4.79893E-007</text:p>
          </table:table-cell>
          <table:table-cell office:value-type="float" office:value="318.795">
            <text:p>318.79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82231">
            <text:p>0.182231</text:p>
          </table:table-cell>
          <table:table-cell office:value-type="float" office:value="0.000000643391">
            <text:p>6.43391E-007</text:p>
          </table:table-cell>
          <table:table-cell office:value-type="float" office:value="237.53">
            <text:p>237.5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93116">
            <text:p>0.193116</text:p>
          </table:table-cell>
          <table:table-cell office:value-type="float" office:value="0.000000862017">
            <text:p>0.000000862</text:p>
          </table:table-cell>
          <table:table-cell office:value-type="float" office:value="177.033">
            <text:p>177.03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04002">
            <text:p>0.204002</text:p>
          </table:table-cell>
          <table:table-cell office:value-type="float" office:value="0.0000011539">
            <text:p>1.1539E-006</text:p>
          </table:table-cell>
          <table:table-cell office:value-type="float" office:value="131.999">
            <text:p>131.99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14888">
            <text:p>0.214888</text:p>
          </table:table-cell>
          <table:table-cell office:value-type="float" office:value="0.00000154279">
            <text:p>1.54279E-006</text:p>
          </table:table-cell>
          <table:table-cell office:value-type="float" office:value="98.474">
            <text:p>98.474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25773">
            <text:p>0.225773</text:p>
          </table:table-cell>
          <table:table-cell office:value-type="float" office:value="0.00000205949">
            <text:p>2.05949E-006</text:p>
          </table:table-cell>
          <table:table-cell office:value-type="float" office:value="73.5175">
            <text:p>73.517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36659">
            <text:p>0.236659</text:p>
          </table:table-cell>
          <table:table-cell office:value-type="float" office:value="0.00000274347">
            <text:p>2.74347E-006</text:p>
          </table:table-cell>
          <table:table-cell office:value-type="float" office:value="54.9393">
            <text:p>54.939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47545">
            <text:p>0.247545</text:p>
          </table:table-cell>
          <table:table-cell office:value-type="float" office:value="0.00000364451">
            <text:p>3.64451E-006</text:p>
          </table:table-cell>
          <table:table-cell office:value-type="float" office:value="41.1093">
            <text:p>41.109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5843">
            <text:p>0.25843</text:p>
          </table:table-cell>
          <table:table-cell office:value-type="float" office:value="0.00000482391">
            <text:p>4.82391E-006</text:p>
          </table:table-cell>
          <table:table-cell office:value-type="float" office:value="30.814">
            <text:p>30.814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69316">
            <text:p>0.269316</text:p>
          </table:table-cell>
          <table:table-cell office:value-type="float" office:value="0.0000063548">
            <text:p>6.3548E-006</text:p>
          </table:table-cell>
          <table:table-cell office:value-type="float" office:value="23.1499">
            <text:p>23.149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80202">
            <text:p>0.280202</text:p>
          </table:table-cell>
          <table:table-cell office:value-type="float" office:value="0.00000832047">
            <text:p>8.32047E-006</text:p>
          </table:table-cell>
          <table:table-cell office:value-type="float" office:value="17.4446">
            <text:p>17.444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91087">
            <text:p>0.291087</text:p>
          </table:table-cell>
          <table:table-cell office:value-type="float" office:value="0.0000108095">
            <text:p>1.08095E-005</text:p>
          </table:table-cell>
          <table:table-cell office:value-type="float" office:value="13.1974">
            <text:p>13.1974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01973">
            <text:p>0.301973</text:p>
          </table:table-cell>
          <table:table-cell office:value-type="float" office:value="0.0000139064">
            <text:p>1.39064E-005</text:p>
          </table:table-cell>
          <table:table-cell office:value-type="float" office:value="10.0358">
            <text:p>10.035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12859">
            <text:p>0.312859</text:p>
          </table:table-cell>
          <table:table-cell office:value-type="float" office:value="0.0000176762">
            <text:p>1.76762E-005</text:p>
          </table:table-cell>
          <table:table-cell office:value-type="float" office:value="7.68216">
            <text:p>7.6821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23744">
            <text:p>0.323744</text:p>
          </table:table-cell>
          <table:table-cell office:value-type="float" office:value="0.0000221452">
            <text:p>2.21452E-005</text:p>
          </table:table-cell>
          <table:table-cell office:value-type="float" office:value="5.93008">
            <text:p>5.9300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3463">
            <text:p>0.33463</text:p>
          </table:table-cell>
          <table:table-cell office:value-type="float" office:value="0.0000272793">
            <text:p>2.72793E-005</text:p>
          </table:table-cell>
          <table:table-cell office:value-type="float" office:value="4.62579">
            <text:p>4.6257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45516">
            <text:p>0.345516</text:p>
          </table:table-cell>
          <table:table-cell office:value-type="float" office:value="0.0000329694">
            <text:p>3.29694E-005</text:p>
          </table:table-cell>
          <table:table-cell office:value-type="float" office:value="3.65485">
            <text:p>3.6548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56401">
            <text:p>0.356401</text:p>
          </table:table-cell>
          <table:table-cell office:value-type="float" office:value="0.0000390298">
            <text:p>3.90298E-005</text:p>
          </table:table-cell>
          <table:table-cell office:value-type="float" office:value="2.93206">
            <text:p>2.9320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67287">
            <text:p>0.367287</text:p>
          </table:table-cell>
          <table:table-cell office:value-type="float" office:value="0.0000452173">
            <text:p>4.52173E-005</text:p>
          </table:table-cell>
          <table:table-cell office:value-type="float" office:value="2.39401">
            <text:p>2.3940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78173">
            <text:p>0.378173</text:p>
          </table:table-cell>
          <table:table-cell office:value-type="float" office:value="0.0000512676">
            <text:p>5.12676E-005</text:p>
          </table:table-cell>
          <table:table-cell office:value-type="float" office:value="1.99346">
            <text:p>1.9934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89058">
            <text:p>0.389058</text:p>
          </table:table-cell>
          <table:table-cell office:value-type="float" office:value="0.0000569392">
            <text:p>5.69392E-005</text:p>
          </table:table-cell>
          <table:table-cell office:value-type="float" office:value="1.69529">
            <text:p>1.6952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99944">
            <text:p>0.399944</text:p>
          </table:table-cell>
          <table:table-cell office:value-type="float" office:value="0.0000620492">
            <text:p>6.20492E-005</text:p>
          </table:table-cell>
          <table:table-cell office:value-type="float" office:value="1.47332">
            <text:p>1.47332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10829">
            <text:p>0.410829</text:p>
          </table:table-cell>
          <table:table-cell office:value-type="float" office:value="0.0000664913">
            <text:p>6.64913E-005</text:p>
          </table:table-cell>
          <table:table-cell office:value-type="float" office:value="1.30809">
            <text:p>1.3080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21715">
            <text:p>0.421715</text:p>
          </table:table-cell>
          <table:table-cell office:value-type="float" office:value="0.0000702343">
            <text:p>7.02343E-005</text:p>
          </table:table-cell>
          <table:table-cell office:value-type="float" office:value="1.18508">
            <text:p>1.1850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32601">
            <text:p>0.432601</text:p>
          </table:table-cell>
          <table:table-cell office:value-type="float" office:value="0.0000733063">
            <text:p>7.33063E-005</text:p>
          </table:table-cell>
          <table:table-cell office:value-type="float" office:value="1.09351">
            <text:p>1.0935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43486">
            <text:p>0.443486</text:p>
          </table:table-cell>
          <table:table-cell office:value-type="float" office:value="0.0000757735">
            <text:p>7.57735E-005</text:p>
          </table:table-cell>
          <table:table-cell office:value-type="float" office:value="1.02535">
            <text:p>1.0253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54372">
            <text:p>0.454372</text:p>
          </table:table-cell>
          <table:table-cell office:value-type="float" office:value="0.0000777207">
            <text:p>7.77207E-005</text:p>
          </table:table-cell>
          <table:table-cell office:value-type="float" office:value="0.974605">
            <text:p>0.97460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65258">
            <text:p>0.465258</text:p>
          </table:table-cell>
          <table:table-cell office:value-type="float" office:value="0.0000792365">
            <text:p>7.92365E-005</text:p>
          </table:table-cell>
          <table:table-cell office:value-type="float" office:value="0.936831">
            <text:p>0.93683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76143">
            <text:p>0.476143</text:p>
          </table:table-cell>
          <table:table-cell office:value-type="float" office:value="0.0000804039">
            <text:p>8.04039E-005</text:p>
          </table:table-cell>
          <table:table-cell office:value-type="float" office:value="0.908711">
            <text:p>0.90871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87029">
            <text:p>0.487029</text:p>
          </table:table-cell>
          <table:table-cell office:value-type="float" office:value="0.0000812955">
            <text:p>8.12955E-005</text:p>
          </table:table-cell>
          <table:table-cell office:value-type="float" office:value="0.887777">
            <text:p>0.887777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97915">
            <text:p>0.497915</text:p>
          </table:table-cell>
          <table:table-cell office:value-type="float" office:value="0.0000819721">
            <text:p>8.19721E-005</text:p>
          </table:table-cell>
          <table:table-cell office:value-type="float" office:value="0.872194">
            <text:p>0.872194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088">
            <text:p>0.5088</text:p>
          </table:table-cell>
          <table:table-cell office:value-type="float" office:value="0.0000824832">
            <text:p>8.24832E-005</text:p>
          </table:table-cell>
          <table:table-cell office:value-type="float" office:value="0.860594">
            <text:p>0.860594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19686">
            <text:p>0.519686</text:p>
          </table:table-cell>
          <table:table-cell office:value-type="float" office:value="0.0000828678">
            <text:p>8.28678E-005</text:p>
          </table:table-cell>
          <table:table-cell office:value-type="float" office:value="0.851959">
            <text:p>0.85195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30572">
            <text:p>0.530572</text:p>
          </table:table-cell>
          <table:table-cell office:value-type="float" office:value="0.0000831565">
            <text:p>8.31565E-005</text:p>
          </table:table-cell>
          <table:table-cell office:value-type="float" office:value="0.84553">
            <text:p>0.8455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41457">
            <text:p>0.541457</text:p>
          </table:table-cell>
          <table:table-cell office:value-type="float" office:value="0.0000833726">
            <text:p>8.33726E-005</text:p>
          </table:table-cell>
          <table:table-cell office:value-type="float" office:value="0.840745">
            <text:p>0.84074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52343">
            <text:p>0.552343</text:p>
          </table:table-cell>
          <table:table-cell office:value-type="float" office:value="0.0000835343">
            <text:p>8.35343E-005</text:p>
          </table:table-cell>
          <table:table-cell office:value-type="float" office:value="0.837183">
            <text:p>0.83718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63229">
            <text:p>0.563229</text:p>
          </table:table-cell>
          <table:table-cell office:value-type="float" office:value="0.000083655">
            <text:p>0.000083655</text:p>
          </table:table-cell>
          <table:table-cell office:value-type="float" office:value="0.834532">
            <text:p>0.834532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74114">
            <text:p>0.574114</text:p>
          </table:table-cell>
          <table:table-cell office:value-type="float" office:value="0.0000837451">
            <text:p>8.37451E-005</text:p>
          </table:table-cell>
          <table:table-cell office:value-type="float" office:value="0.832558">
            <text:p>0.83255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85">
            <text:p>0.585</text:p>
          </table:table-cell>
          <table:table-cell office:value-type="float" office:value="0.0000838123">
            <text:p>8.38123E-005</text:p>
          </table:table-cell>
          <table:table-cell office:value-type="float" office:value="0.83109">
            <text:p>0.8310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95886">
            <text:p>0.595886</text:p>
          </table:table-cell>
          <table:table-cell office:value-type="float" office:value="0.0000838623">
            <text:p>8.38623E-005</text:p>
          </table:table-cell>
          <table:table-cell office:value-type="float" office:value="0.829997">
            <text:p>0.829997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06771">
            <text:p>0.606771</text:p>
          </table:table-cell>
          <table:table-cell office:value-type="float" office:value="0.0000838996">
            <text:p>8.38996E-005</text:p>
          </table:table-cell>
          <table:table-cell office:value-type="float" office:value="0.829185">
            <text:p>0.82918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17657">
            <text:p>0.617657</text:p>
          </table:table-cell>
          <table:table-cell office:value-type="float" office:value="0.0000839273">
            <text:p>8.39273E-005</text:p>
          </table:table-cell>
          <table:table-cell office:value-type="float" office:value="0.828581">
            <text:p>0.82858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28543">
            <text:p>0.628543</text:p>
          </table:table-cell>
          <table:table-cell office:value-type="float" office:value="0.0000839478">
            <text:p>8.39478E-005</text:p>
          </table:table-cell>
          <table:table-cell office:value-type="float" office:value="0.828133">
            <text:p>0.82813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39428">
            <text:p>0.639428</text:p>
          </table:table-cell>
          <table:table-cell office:value-type="float" office:value="0.000083963">
            <text:p>0.000083963</text:p>
          </table:table-cell>
          <table:table-cell office:value-type="float" office:value="0.827802">
            <text:p>0.827802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50314">
            <text:p>0.650314</text:p>
          </table:table-cell>
          <table:table-cell office:value-type="float" office:value="0.0000839742">
            <text:p>8.39742E-005</text:p>
          </table:table-cell>
          <table:table-cell office:value-type="float" office:value="0.827558">
            <text:p>0.82755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612">
            <text:p>0.6612</text:p>
          </table:table-cell>
          <table:table-cell office:value-type="float" office:value="0.0000839824">
            <text:p>8.39824E-005</text:p>
          </table:table-cell>
          <table:table-cell office:value-type="float" office:value="0.82738">
            <text:p>0.8273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72085">
            <text:p>0.672085</text:p>
          </table:table-cell>
          <table:table-cell office:value-type="float" office:value="0.0000839882">
            <text:p>8.39882E-005</text:p>
          </table:table-cell>
          <table:table-cell office:value-type="float" office:value="0.827253">
            <text:p>0.82725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82971">
            <text:p>0.682971</text:p>
          </table:table-cell>
          <table:table-cell office:value-type="float" office:value="0.0000839923">
            <text:p>8.39923E-005</text:p>
          </table:table-cell>
          <table:table-cell office:value-type="float" office:value="0.827165">
            <text:p>0.82716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93857">
            <text:p>0.693857</text:p>
          </table:table-cell>
          <table:table-cell office:value-type="float" office:value="0.0000839949">
            <text:p>8.39949E-005</text:p>
          </table:table-cell>
          <table:table-cell office:value-type="float" office:value="0.827109">
            <text:p>0.82710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04742">
            <text:p>0.704742</text:p>
          </table:table-cell>
          <table:table-cell office:value-type="float" office:value="0.0000839962">
            <text:p>8.39962E-005</text:p>
          </table:table-cell>
          <table:table-cell office:value-type="float" office:value="0.827079">
            <text:p>0.82707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15628">
            <text:p>0.715628</text:p>
          </table:table-cell>
          <table:table-cell office:value-type="float" office:value="0.0000839965">
            <text:p>8.39965E-005</text:p>
          </table:table-cell>
          <table:table-cell office:value-type="float" office:value="0.827074">
            <text:p>0.827074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26514">
            <text:p>0.726514</text:p>
          </table:table-cell>
          <table:table-cell office:value-type="float" office:value="0.0000839957">
            <text:p>8.39957E-005</text:p>
          </table:table-cell>
          <table:table-cell office:value-type="float" office:value="0.827092">
            <text:p>0.827092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37399">
            <text:p>0.737399</text:p>
          </table:table-cell>
          <table:table-cell office:value-type="float" office:value="0.0000839937">
            <text:p>8.39937E-005</text:p>
          </table:table-cell>
          <table:table-cell office:value-type="float" office:value="0.827135">
            <text:p>0.82713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48285">
            <text:p>0.748285</text:p>
          </table:table-cell>
          <table:table-cell office:value-type="float" office:value="0.0000839903">
            <text:p>8.39903E-005</text:p>
          </table:table-cell>
          <table:table-cell office:value-type="float" office:value="0.827207">
            <text:p>0.827207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59171">
            <text:p>0.759171</text:p>
          </table:table-cell>
          <table:table-cell office:value-type="float" office:value="0.0000839854">
            <text:p>8.39854E-005</text:p>
          </table:table-cell>
          <table:table-cell office:value-type="float" office:value="0.827315">
            <text:p>0.82731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70056">
            <text:p>0.770056</text:p>
          </table:table-cell>
          <table:table-cell office:value-type="float" office:value="0.0000839784">
            <text:p>8.39784E-005</text:p>
          </table:table-cell>
          <table:table-cell office:value-type="float" office:value="0.827467">
            <text:p>0.827467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80942">
            <text:p>0.780942</text:p>
          </table:table-cell>
          <table:table-cell office:value-type="float" office:value="0.0000839687">
            <text:p>8.39687E-005</text:p>
          </table:table-cell>
          <table:table-cell office:value-type="float" office:value="0.827678">
            <text:p>0.82767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91827">
            <text:p>0.791827</text:p>
          </table:table-cell>
          <table:table-cell office:value-type="float" office:value="0.0000839555">
            <text:p>8.39555E-005</text:p>
          </table:table-cell>
          <table:table-cell office:value-type="float" office:value="0.827966">
            <text:p>0.82796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02713">
            <text:p>0.802713</text:p>
          </table:table-cell>
          <table:table-cell office:value-type="float" office:value="0.0000839376">
            <text:p>8.39376E-005</text:p>
          </table:table-cell>
          <table:table-cell office:value-type="float" office:value="0.828355">
            <text:p>0.82835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13599">
            <text:p>0.813599</text:p>
          </table:table-cell>
          <table:table-cell office:value-type="float" office:value="0.0000839134">
            <text:p>8.39134E-005</text:p>
          </table:table-cell>
          <table:table-cell office:value-type="float" office:value="0.828882">
            <text:p>0.828882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24484">
            <text:p>0.824484</text:p>
          </table:table-cell>
          <table:table-cell office:value-type="float" office:value="0.0000838809">
            <text:p>8.38809E-005</text:p>
          </table:table-cell>
          <table:table-cell office:value-type="float" office:value="0.829592">
            <text:p>0.829592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3537">
            <text:p>0.83537</text:p>
          </table:table-cell>
          <table:table-cell office:value-type="float" office:value="0.000083837">
            <text:p>0.000083837</text:p>
          </table:table-cell>
          <table:table-cell office:value-type="float" office:value="0.830549">
            <text:p>0.83054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46256">
            <text:p>0.846256</text:p>
          </table:table-cell>
          <table:table-cell office:value-type="float" office:value="0.0000837779">
            <text:p>8.37779E-005</text:p>
          </table:table-cell>
          <table:table-cell office:value-type="float" office:value="0.83184">
            <text:p>0.83184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57141">
            <text:p>0.857141</text:p>
          </table:table-cell>
          <table:table-cell office:value-type="float" office:value="0.0000836984">
            <text:p>8.36984E-005</text:p>
          </table:table-cell>
          <table:table-cell office:value-type="float" office:value="0.833581">
            <text:p>0.83358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68027">
            <text:p>0.868027</text:p>
          </table:table-cell>
          <table:table-cell office:value-type="float" office:value="0.0000835913">
            <text:p>8.35913E-005</text:p>
          </table:table-cell>
          <table:table-cell office:value-type="float" office:value="0.835931">
            <text:p>0.83593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78913">
            <text:p>0.878913</text:p>
          </table:table-cell>
          <table:table-cell office:value-type="float" office:value="0.0000834468">
            <text:p>8.34468E-005</text:p>
          </table:table-cell>
          <table:table-cell office:value-type="float" office:value="0.83911">
            <text:p>0.8391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89798">
            <text:p>0.889798</text:p>
          </table:table-cell>
          <table:table-cell office:value-type="float" office:value="0.0000832517">
            <text:p>8.32517E-005</text:p>
          </table:table-cell>
          <table:table-cell office:value-type="float" office:value="0.843418">
            <text:p>0.84341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00684">
            <text:p>0.900684</text:p>
          </table:table-cell>
          <table:table-cell office:value-type="float" office:value="0.000082988">
            <text:p>0.000082988</text:p>
          </table:table-cell>
          <table:table-cell office:value-type="float" office:value="0.849276">
            <text:p>0.84927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1157">
            <text:p>0.91157</text:p>
          </table:table-cell>
          <table:table-cell office:value-type="float" office:value="0.0000826306">
            <text:p>8.26306E-005</text:p>
          </table:table-cell>
          <table:table-cell office:value-type="float" office:value="0.857275">
            <text:p>0.85727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22455">
            <text:p>0.922455</text:p>
          </table:table-cell>
          <table:table-cell office:value-type="float" office:value="0.0000821448">
            <text:p>8.21448E-005</text:p>
          </table:table-cell>
          <table:table-cell office:value-type="float" office:value="0.86826">
            <text:p>0.8682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33341">
            <text:p>0.933341</text:p>
          </table:table-cell>
          <table:table-cell office:value-type="float" office:value="0.0000814815">
            <text:p>8.14815E-005</text:p>
          </table:table-cell>
          <table:table-cell office:value-type="float" office:value="0.883468">
            <text:p>0.88346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44227">
            <text:p>0.944227</text:p>
          </table:table-cell>
          <table:table-cell office:value-type="float" office:value="0.0000805708">
            <text:p>8.05708E-005</text:p>
          </table:table-cell>
          <table:table-cell office:value-type="float" office:value="0.904756">
            <text:p>0.90475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55112">
            <text:p>0.955112</text:p>
          </table:table-cell>
          <table:table-cell office:value-type="float" office:value="0.0000793107">
            <text:p>7.93107E-005</text:p>
          </table:table-cell>
          <table:table-cell office:value-type="float" office:value="0.935021">
            <text:p>0.93502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65998">
            <text:p>0.965998</text:p>
          </table:table-cell>
          <table:table-cell office:value-type="float" office:value="0.0000775476">
            <text:p>7.75476E-005</text:p>
          </table:table-cell>
          <table:table-cell office:value-type="float" office:value="0.979014">
            <text:p>0.979014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76884">
            <text:p>0.976884</text:p>
          </table:table-cell>
          <table:table-cell office:value-type="float" office:value="0.000075043">
            <text:p>0.000075043</text:p>
          </table:table-cell>
          <table:table-cell office:value-type="float" office:value="1.04507">
            <text:p>1.04507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87769">
            <text:p>0.987769</text:p>
          </table:table-cell>
          <table:table-cell office:value-type="float" office:value="0.0000714062">
            <text:p>7.14062E-005</text:p>
          </table:table-cell>
          <table:table-cell office:value-type="float" office:value="1.14922">
            <text:p>1.14922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98655">
            <text:p>0.998655</text:p>
          </table:table-cell>
          <table:table-cell office:value-type="float" office:value="0.0000659548">
            <text:p>6.59548E-005</text:p>
          </table:table-cell>
          <table:table-cell office:value-type="float" office:value="1.32686">
            <text:p>1.3268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0954">
            <text:p>1.00954</text:p>
          </table:table-cell>
          <table:table-cell office:value-type="float" office:value="0.0000573801">
            <text:p>5.73801E-005</text:p>
          </table:table-cell>
          <table:table-cell office:value-type="float" office:value="1.67458">
            <text:p>1.6745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2043">
            <text:p>1.02043</text:p>
          </table:table-cell>
          <table:table-cell office:value-type="float" office:value="0.000042816">
            <text:p>0.000042816</text:p>
          </table:table-cell>
          <table:table-cell office:value-type="float" office:value="2.58436">
            <text:p>2.5843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3131">
            <text:p>1.03131</text:p>
          </table:table-cell>
          <table:table-cell office:value-type="float" office:value="0.000014526">
            <text:p>0.000014526</text:p>
          </table:table-cell>
          <table:table-cell office:value-type="float" office:value="9.56505">
            <text:p>9.5650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422">
            <text:p>1.0422</text:p>
          </table:table-cell>
          <table:table-cell office:value-type="float" office:value="-0.0000581541">
            <text:p>-5.81541E-005</text:p>
          </table:table-cell>
          <table:table-cell office:value-type="float" office:value="-3.63898">
            <text:p>-3.6389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5308">
            <text:p>1.05308</text:p>
          </table:table-cell>
          <table:table-cell office:value-type="float" office:value="-0.000558322">
            <text:p>-0.000558322</text:p>
          </table:table-cell>
          <table:table-cell office:value-type="float" office:value="-1.27487">
            <text:p>-1.27487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6397">
            <text:p>1.06397</text:p>
          </table:table-cell>
          <table:table-cell office:value-type="float" office:value="0.000480736">
            <text:p>0.000480736</text:p>
          </table:table-cell>
          <table:table-cell office:value-type="float" office:value="-0.680765">
            <text:p>-0.68076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7485">
            <text:p>1.07485</text:p>
          </table:table-cell>
          <table:table-cell office:value-type="float" office:value="0.000263995">
            <text:p>0.000263995</text:p>
          </table:table-cell>
          <table:table-cell office:value-type="float" office:value="-0.418673">
            <text:p>-0.41867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8574">
            <text:p>1.08574</text:p>
          </table:table-cell>
          <table:table-cell office:value-type="float" office:value="0.000211959">
            <text:p>0.000211959</text:p>
          </table:table-cell>
          <table:table-cell office:value-type="float" office:value="-0.275955">
            <text:p>-0.27595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9663">
            <text:p>1.09663</text:p>
          </table:table-cell>
          <table:table-cell office:value-type="float" office:value="0.000189298">
            <text:p>0.000189298</text:p>
          </table:table-cell>
          <table:table-cell office:value-type="float" office:value="-0.189281">
            <text:p>-0.18928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10751">
            <text:p>1.10751</text:p>
          </table:table-cell>
          <table:table-cell office:value-type="float" office:value="0.000177034">
            <text:p>0.000177034</text:p>
          </table:table-cell>
          <table:table-cell office:value-type="float" office:value="-0.133116">
            <text:p>-0.13311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1184">
            <text:p>1.1184</text:p>
          </table:table-cell>
          <table:table-cell office:value-type="float" office:value="0.000169611">
            <text:p>0.000169611</text:p>
          </table:table-cell>
          <table:table-cell office:value-type="float" office:value="-0.0951781">
            <text:p>-0.095178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12928">
            <text:p>1.12928</text:p>
          </table:table-cell>
          <table:table-cell office:value-type="float" office:value="0.000164811">
            <text:p>0.000164811</text:p>
          </table:table-cell>
          <table:table-cell office:value-type="float" office:value="-0.0688277">
            <text:p>-0.0688277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392051">
            <text:p>0.0392051</text:p>
          </table:table-cell>
          <table:table-cell office:value-type="float" office:value="0.0000000138329">
            <text:p>1.38329E-008</text:p>
          </table:table-cell>
          <table:table-cell office:value-type="float" office:value="10699.2">
            <text:p>10699.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50121">
            <text:p>0.050121</text:p>
          </table:table-cell>
          <table:table-cell office:value-type="float" office:value="0.0000000187283">
            <text:p>1.87283E-008</text:p>
          </table:table-cell>
          <table:table-cell office:value-type="float" office:value="7902.26">
            <text:p>7902.2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610369">
            <text:p>0.0610369</text:p>
          </table:table-cell>
          <table:table-cell office:value-type="float" office:value="0.0000000253556">
            <text:p>2.53556E-008</text:p>
          </table:table-cell>
          <table:table-cell office:value-type="float" office:value="5836.54">
            <text:p>5836.5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719528">
            <text:p>0.0719528</text:p>
          </table:table-cell>
          <table:table-cell office:value-type="float" office:value="0.0000000343271">
            <text:p>3.43271E-008</text:p>
          </table:table-cell>
          <table:table-cell office:value-type="float" office:value="4310.88">
            <text:p>4310.8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828687">
            <text:p>0.0828687</text:p>
          </table:table-cell>
          <table:table-cell office:value-type="float" office:value="0.0000000464712">
            <text:p>4.64712E-008</text:p>
          </table:table-cell>
          <table:table-cell office:value-type="float" office:value="3184.08">
            <text:p>3184.0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937846">
            <text:p>0.0937846</text:p>
          </table:table-cell>
          <table:table-cell office:value-type="float" office:value="0.0000000629081">
            <text:p>6.29081E-008</text:p>
          </table:table-cell>
          <table:table-cell office:value-type="float" office:value="2351.87">
            <text:p>2351.87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04701">
            <text:p>0.104701</text:p>
          </table:table-cell>
          <table:table-cell office:value-type="float" office:value="0.0000000851525">
            <text:p>8.51525E-008</text:p>
          </table:table-cell>
          <table:table-cell office:value-type="float" office:value="1737.23">
            <text:p>1737.2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15616">
            <text:p>0.115616</text:p>
          </table:table-cell>
          <table:table-cell office:value-type="float" office:value="0.000000115251">
            <text:p>1.15251E-007</text:p>
          </table:table-cell>
          <table:table-cell office:value-type="float" office:value="1283.28">
            <text:p>1283.2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26532">
            <text:p>0.126532</text:p>
          </table:table-cell>
          <table:table-cell office:value-type="float" office:value="0.000000155968">
            <text:p>0.000000156</text:p>
          </table:table-cell>
          <table:table-cell office:value-type="float" office:value="948.006">
            <text:p>948.00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37448">
            <text:p>0.137448</text:p>
          </table:table-cell>
          <table:table-cell office:value-type="float" office:value="0.000000211031">
            <text:p>0.000000211</text:p>
          </table:table-cell>
          <table:table-cell office:value-type="float" office:value="700.387">
            <text:p>700.387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48364">
            <text:p>0.148364</text:p>
          </table:table-cell>
          <table:table-cell office:value-type="float" office:value="0.000000285465">
            <text:p>2.85465E-007</text:p>
          </table:table-cell>
          <table:table-cell office:value-type="float" office:value="517.504">
            <text:p>517.50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5928">
            <text:p>0.15928</text:p>
          </table:table-cell>
          <table:table-cell office:value-type="float" office:value="0.000000386024">
            <text:p>0.000000386</text:p>
          </table:table-cell>
          <table:table-cell office:value-type="float" office:value="382.433">
            <text:p>382.43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70196">
            <text:p>0.170196</text:p>
          </table:table-cell>
          <table:table-cell office:value-type="float" office:value="0.000000521774">
            <text:p>5.21774E-007</text:p>
          </table:table-cell>
          <table:table-cell office:value-type="float" office:value="282.675">
            <text:p>282.675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81112">
            <text:p>0.181112</text:p>
          </table:table-cell>
          <table:table-cell office:value-type="float" office:value="0.000000704839">
            <text:p>7.04839E-007</text:p>
          </table:table-cell>
          <table:table-cell office:value-type="float" office:value="208.998">
            <text:p>208.99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92028">
            <text:p>0.192028</text:p>
          </table:table-cell>
          <table:table-cell office:value-type="float" office:value="0.00000095136">
            <text:p>9.5136E-007</text:p>
          </table:table-cell>
          <table:table-cell office:value-type="float" office:value="154.582">
            <text:p>154.58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02944">
            <text:p>0.202944</text:p>
          </table:table-cell>
          <table:table-cell office:value-type="float" office:value="0.0000012827">
            <text:p>1.2827E-006</text:p>
          </table:table-cell>
          <table:table-cell office:value-type="float" office:value="114.393">
            <text:p>114.39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1386">
            <text:p>0.21386</text:p>
          </table:table-cell>
          <table:table-cell office:value-type="float" office:value="0.00000172692">
            <text:p>1.72692E-006</text:p>
          </table:table-cell>
          <table:table-cell office:value-type="float" office:value="84.7102">
            <text:p>84.710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24775">
            <text:p>0.224775</text:p>
          </table:table-cell>
          <table:table-cell office:value-type="float" office:value="0.00000232042">
            <text:p>2.32042E-006</text:p>
          </table:table-cell>
          <table:table-cell office:value-type="float" office:value="62.7879">
            <text:p>62.787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35691">
            <text:p>0.235691</text:p>
          </table:table-cell>
          <table:table-cell office:value-type="float" office:value="0.00000310976">
            <text:p>3.10976E-006</text:p>
          </table:table-cell>
          <table:table-cell office:value-type="float" office:value="46.5968">
            <text:p>46.596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46607">
            <text:p>0.246607</text:p>
          </table:table-cell>
          <table:table-cell office:value-type="float" office:value="0.0000041532">
            <text:p>4.1532E-006</text:p>
          </table:table-cell>
          <table:table-cell office:value-type="float" office:value="34.6387">
            <text:p>34.6387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57523">
            <text:p>0.257523</text:p>
          </table:table-cell>
          <table:table-cell office:value-type="float" office:value="0.00000552151">
            <text:p>5.52151E-006</text:p>
          </table:table-cell>
          <table:table-cell office:value-type="float" office:value="25.8069">
            <text:p>25.806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68439">
            <text:p>0.268439</text:p>
          </table:table-cell>
          <table:table-cell office:value-type="float" office:value="0.0000072971">
            <text:p>7.2971E-006</text:p>
          </table:table-cell>
          <table:table-cell office:value-type="float" office:value="19.284">
            <text:p>19.28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79355">
            <text:p>0.279355</text:p>
          </table:table-cell>
          <table:table-cell office:value-type="float" office:value="0.00000957002">
            <text:p>0.00000957</text:p>
          </table:table-cell>
          <table:table-cell office:value-type="float" office:value="14.4665">
            <text:p>14.4665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90271">
            <text:p>0.290271</text:p>
          </table:table-cell>
          <table:table-cell office:value-type="float" office:value="0.0000124294">
            <text:p>1.24294E-005</text:p>
          </table:table-cell>
          <table:table-cell office:value-type="float" office:value="10.9084">
            <text:p>10.908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01187">
            <text:p>0.301187</text:p>
          </table:table-cell>
          <table:table-cell office:value-type="float" office:value="0.0000159489">
            <text:p>1.59489E-005</text:p>
          </table:table-cell>
          <table:table-cell office:value-type="float" office:value="8.28056">
            <text:p>8.2805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12103">
            <text:p>0.312103</text:p>
          </table:table-cell>
          <table:table-cell office:value-type="float" office:value="0.0000201662">
            <text:p>2.01662E-005</text:p>
          </table:table-cell>
          <table:table-cell office:value-type="float" office:value="6.33972">
            <text:p>6.3397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23018">
            <text:p>0.323018</text:p>
          </table:table-cell>
          <table:table-cell office:value-type="float" office:value="0.0000250605">
            <text:p>2.50605E-005</text:p>
          </table:table-cell>
          <table:table-cell office:value-type="float" office:value="4.90629">
            <text:p>4.9062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33934">
            <text:p>0.333934</text:p>
          </table:table-cell>
          <table:table-cell office:value-type="float" office:value="0.0000305335">
            <text:p>3.05335E-005</text:p>
          </table:table-cell>
          <table:table-cell office:value-type="float" office:value="3.84761">
            <text:p>3.8476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4485">
            <text:p>0.34485</text:p>
          </table:table-cell>
          <table:table-cell office:value-type="float" office:value="0.0000364056">
            <text:p>3.64056E-005</text:p>
          </table:table-cell>
          <table:table-cell office:value-type="float" office:value="3.06571">
            <text:p>3.0657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55766">
            <text:p>0.355766</text:p>
          </table:table-cell>
          <table:table-cell office:value-type="float" office:value="0.0000424326">
            <text:p>4.24326E-005</text:p>
          </table:table-cell>
          <table:table-cell office:value-type="float" office:value="2.48822">
            <text:p>2.4882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66682">
            <text:p>0.366682</text:p>
          </table:table-cell>
          <table:table-cell office:value-type="float" office:value="0.0000483437">
            <text:p>4.83437E-005</text:p>
          </table:table-cell>
          <table:table-cell office:value-type="float" office:value="2.06171">
            <text:p>2.0617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77598">
            <text:p>0.377598</text:p>
          </table:table-cell>
          <table:table-cell office:value-type="float" office:value="0.0000538879">
            <text:p>5.38879E-005</text:p>
          </table:table-cell>
          <table:table-cell office:value-type="float" office:value="1.74671">
            <text:p>1.7467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88514">
            <text:p>0.388514</text:p>
          </table:table-cell>
          <table:table-cell office:value-type="float" office:value="0.0000588747">
            <text:p>5.88747E-005</text:p>
          </table:table-cell>
          <table:table-cell office:value-type="float" office:value="1.51406">
            <text:p>1.5140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9943">
            <text:p>0.39943</text:p>
          </table:table-cell>
          <table:table-cell office:value-type="float" office:value="0.0000631938">
            <text:p>6.31938E-005</text:p>
          </table:table-cell>
          <table:table-cell office:value-type="float" office:value="1.34223">
            <text:p>1.3422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10346">
            <text:p>0.410346</text:p>
          </table:table-cell>
          <table:table-cell office:value-type="float" office:value="0.0000668138">
            <text:p>6.68138E-005</text:p>
          </table:table-cell>
          <table:table-cell office:value-type="float" office:value="1.21533">
            <text:p>1.2153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21262">
            <text:p>0.421262</text:p>
          </table:table-cell>
          <table:table-cell office:value-type="float" office:value="0.0000697655">
            <text:p>6.97655E-005</text:p>
          </table:table-cell>
          <table:table-cell office:value-type="float" office:value="1.1216">
            <text:p>1.121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32177">
            <text:p>0.432177</text:p>
          </table:table-cell>
          <table:table-cell office:value-type="float" office:value="0.0000721186">
            <text:p>7.21186E-005</text:p>
          </table:table-cell>
          <table:table-cell office:value-type="float" office:value="1.05238">
            <text:p>1.0523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43093">
            <text:p>0.443093</text:p>
          </table:table-cell>
          <table:table-cell office:value-type="float" office:value="0.000073961">
            <text:p>0.000073961</text:p>
          </table:table-cell>
          <table:table-cell office:value-type="float" office:value="1.00125">
            <text:p>1.00125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54009">
            <text:p>0.454009</text:p>
          </table:table-cell>
          <table:table-cell office:value-type="float" office:value="0.0000753833">
            <text:p>7.53833E-005</text:p>
          </table:table-cell>
          <table:table-cell office:value-type="float" office:value="0.963491">
            <text:p>0.96349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64925">
            <text:p>0.464925</text:p>
          </table:table-cell>
          <table:table-cell office:value-type="float" office:value="0.0000764695">
            <text:p>7.64695E-005</text:p>
          </table:table-cell>
          <table:table-cell office:value-type="float" office:value="0.935603">
            <text:p>0.93560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75841">
            <text:p>0.475841</text:p>
          </table:table-cell>
          <table:table-cell office:value-type="float" office:value="0.0000772919">
            <text:p>7.72919E-005</text:p>
          </table:table-cell>
          <table:table-cell office:value-type="float" office:value="0.915006">
            <text:p>0.91500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86757">
            <text:p>0.486757</text:p>
          </table:table-cell>
          <table:table-cell office:value-type="float" office:value="0.0000779108">
            <text:p>7.79108E-005</text:p>
          </table:table-cell>
          <table:table-cell office:value-type="float" office:value="0.899794">
            <text:p>0.89979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97673">
            <text:p>0.497673</text:p>
          </table:table-cell>
          <table:table-cell office:value-type="float" office:value="0.0000783743">
            <text:p>7.83743E-005</text:p>
          </table:table-cell>
          <table:table-cell office:value-type="float" office:value="0.888559">
            <text:p>0.88855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08589">
            <text:p>0.508589</text:p>
          </table:table-cell>
          <table:table-cell office:value-type="float" office:value="0.0000787202">
            <text:p>7.87202E-005</text:p>
          </table:table-cell>
          <table:table-cell office:value-type="float" office:value="0.880261">
            <text:p>0.88026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19505">
            <text:p>0.519505</text:p>
          </table:table-cell>
          <table:table-cell office:value-type="float" office:value="0.0000789776">
            <text:p>7.89776E-005</text:p>
          </table:table-cell>
          <table:table-cell office:value-type="float" office:value="0.874132">
            <text:p>0.87413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30421">
            <text:p>0.530421</text:p>
          </table:table-cell>
          <table:table-cell office:value-type="float" office:value="0.0000791688">
            <text:p>7.91688E-005</text:p>
          </table:table-cell>
          <table:table-cell office:value-type="float" office:value="0.869606">
            <text:p>0.86960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41336">
            <text:p>0.541336</text:p>
          </table:table-cell>
          <table:table-cell office:value-type="float" office:value="0.0000793106">
            <text:p>7.93106E-005</text:p>
          </table:table-cell>
          <table:table-cell office:value-type="float" office:value="0.866263">
            <text:p>0.86626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52252">
            <text:p>0.552252</text:p>
          </table:table-cell>
          <table:table-cell office:value-type="float" office:value="0.0000794157">
            <text:p>7.94157E-005</text:p>
          </table:table-cell>
          <table:table-cell office:value-type="float" office:value="0.863795">
            <text:p>0.863795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63168">
            <text:p>0.563168</text:p>
          </table:table-cell>
          <table:table-cell office:value-type="float" office:value="0.0000794934">
            <text:p>7.94934E-005</text:p>
          </table:table-cell>
          <table:table-cell office:value-type="float" office:value="0.861972">
            <text:p>0.86197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74084">
            <text:p>0.574084</text:p>
          </table:table-cell>
          <table:table-cell office:value-type="float" office:value="0.0000795509">
            <text:p>7.95509E-005</text:p>
          </table:table-cell>
          <table:table-cell office:value-type="float" office:value="0.860625">
            <text:p>0.860625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85">
            <text:p>0.585</text:p>
          </table:table-cell>
          <table:table-cell office:value-type="float" office:value="0.0000795935">
            <text:p>7.95935E-005</text:p>
          </table:table-cell>
          <table:table-cell office:value-type="float" office:value="0.859631">
            <text:p>0.85963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95916">
            <text:p>0.595916</text:p>
          </table:table-cell>
          <table:table-cell office:value-type="float" office:value="0.0000796249">
            <text:p>7.96249E-005</text:p>
          </table:table-cell>
          <table:table-cell office:value-type="float" office:value="0.858898">
            <text:p>0.85889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06832">
            <text:p>0.606832</text:p>
          </table:table-cell>
          <table:table-cell office:value-type="float" office:value="0.0000796481">
            <text:p>7.96481E-005</text:p>
          </table:table-cell>
          <table:table-cell office:value-type="float" office:value="0.858357">
            <text:p>0.858357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17748">
            <text:p>0.617748</text:p>
          </table:table-cell>
          <table:table-cell office:value-type="float" office:value="0.0000796652">
            <text:p>7.96652E-005</text:p>
          </table:table-cell>
          <table:table-cell office:value-type="float" office:value="0.857958">
            <text:p>0.85795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28664">
            <text:p>0.628664</text:p>
          </table:table-cell>
          <table:table-cell office:value-type="float" office:value="0.0000796778">
            <text:p>7.96778E-005</text:p>
          </table:table-cell>
          <table:table-cell office:value-type="float" office:value="0.857664">
            <text:p>0.85766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39579">
            <text:p>0.639579</text:p>
          </table:table-cell>
          <table:table-cell office:value-type="float" office:value="0.000079687">
            <text:p>0.000079687</text:p>
          </table:table-cell>
          <table:table-cell office:value-type="float" office:value="0.857449">
            <text:p>0.85744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50495">
            <text:p>0.650495</text:p>
          </table:table-cell>
          <table:table-cell office:value-type="float" office:value="0.0000796937">
            <text:p>7.96937E-005</text:p>
          </table:table-cell>
          <table:table-cell office:value-type="float" office:value="0.857292">
            <text:p>0.85729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61411">
            <text:p>0.661411</text:p>
          </table:table-cell>
          <table:table-cell office:value-type="float" office:value="0.0000796986">
            <text:p>7.96986E-005</text:p>
          </table:table-cell>
          <table:table-cell office:value-type="float" office:value="0.857179">
            <text:p>0.85717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72327">
            <text:p>0.672327</text:p>
          </table:table-cell>
          <table:table-cell office:value-type="float" office:value="0.000079702">
            <text:p>0.000079702</text:p>
          </table:table-cell>
          <table:table-cell office:value-type="float" office:value="0.8571">
            <text:p>0.857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83243">
            <text:p>0.683243</text:p>
          </table:table-cell>
          <table:table-cell office:value-type="float" office:value="0.0000797043">
            <text:p>7.97043E-005</text:p>
          </table:table-cell>
          <table:table-cell office:value-type="float" office:value="0.857046">
            <text:p>0.85704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94159">
            <text:p>0.694159</text:p>
          </table:table-cell>
          <table:table-cell office:value-type="float" office:value="0.0000797057">
            <text:p>7.97057E-005</text:p>
          </table:table-cell>
          <table:table-cell office:value-type="float" office:value="0.857014">
            <text:p>0.85701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05075">
            <text:p>0.705075</text:p>
          </table:table-cell>
          <table:table-cell office:value-type="float" office:value="0.0000797063">
            <text:p>7.97063E-005</text:p>
          </table:table-cell>
          <table:table-cell office:value-type="float" office:value="0.856999">
            <text:p>0.85699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15991">
            <text:p>0.715991</text:p>
          </table:table-cell>
          <table:table-cell office:value-type="float" office:value="0.0000797062">
            <text:p>7.97062E-005</text:p>
          </table:table-cell>
          <table:table-cell office:value-type="float" office:value="0.857001">
            <text:p>0.85700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26907">
            <text:p>0.726907</text:p>
          </table:table-cell>
          <table:table-cell office:value-type="float" office:value="0.0000797054">
            <text:p>7.97054E-005</text:p>
          </table:table-cell>
          <table:table-cell office:value-type="float" office:value="0.857021">
            <text:p>0.85702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37823">
            <text:p>0.737823</text:p>
          </table:table-cell>
          <table:table-cell office:value-type="float" office:value="0.0000797037">
            <text:p>7.97037E-005</text:p>
          </table:table-cell>
          <table:table-cell office:value-type="float" office:value="0.857058">
            <text:p>0.85705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48738">
            <text:p>0.748738</text:p>
          </table:table-cell>
          <table:table-cell office:value-type="float" office:value="0.0000797012">
            <text:p>7.97012E-005</text:p>
          </table:table-cell>
          <table:table-cell office:value-type="float" office:value="0.857118">
            <text:p>0.85711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59654">
            <text:p>0.759654</text:p>
          </table:table-cell>
          <table:table-cell office:value-type="float" office:value="0.0000796974">
            <text:p>7.96974E-005</text:p>
          </table:table-cell>
          <table:table-cell office:value-type="float" office:value="0.857206">
            <text:p>0.85720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7057">
            <text:p>0.77057</text:p>
          </table:table-cell>
          <table:table-cell office:value-type="float" office:value="0.0000796921">
            <text:p>7.96921E-005</text:p>
          </table:table-cell>
          <table:table-cell office:value-type="float" office:value="0.85733">
            <text:p>0.8573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81486">
            <text:p>0.781486</text:p>
          </table:table-cell>
          <table:table-cell office:value-type="float" office:value="0.0000796847">
            <text:p>7.96847E-005</text:p>
          </table:table-cell>
          <table:table-cell office:value-type="float" office:value="0.857501">
            <text:p>0.85750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92402">
            <text:p>0.792402</text:p>
          </table:table-cell>
          <table:table-cell office:value-type="float" office:value="0.0000796747">
            <text:p>7.96747E-005</text:p>
          </table:table-cell>
          <table:table-cell office:value-type="float" office:value="0.857736">
            <text:p>0.85773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03318">
            <text:p>0.803318</text:p>
          </table:table-cell>
          <table:table-cell office:value-type="float" office:value="0.000079661">
            <text:p>0.000079661</text:p>
          </table:table-cell>
          <table:table-cell office:value-type="float" office:value="0.858055">
            <text:p>0.858055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14234">
            <text:p>0.814234</text:p>
          </table:table-cell>
          <table:table-cell office:value-type="float" office:value="0.0000796424">
            <text:p>7.96424E-005</text:p>
          </table:table-cell>
          <table:table-cell office:value-type="float" office:value="0.85849">
            <text:p>0.8584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2515">
            <text:p>0.82515</text:p>
          </table:table-cell>
          <table:table-cell office:value-type="float" office:value="0.0000796171">
            <text:p>7.96171E-005</text:p>
          </table:table-cell>
          <table:table-cell office:value-type="float" office:value="0.85908">
            <text:p>0.8590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36066">
            <text:p>0.836066</text:p>
          </table:table-cell>
          <table:table-cell office:value-type="float" office:value="0.0000795828">
            <text:p>7.95828E-005</text:p>
          </table:table-cell>
          <table:table-cell office:value-type="float" office:value="0.859881">
            <text:p>0.85988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46982">
            <text:p>0.846982</text:p>
          </table:table-cell>
          <table:table-cell office:value-type="float" office:value="0.0000795363">
            <text:p>7.95363E-005</text:p>
          </table:table-cell>
          <table:table-cell office:value-type="float" office:value="0.860969">
            <text:p>0.86096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57897">
            <text:p>0.857897</text:p>
          </table:table-cell>
          <table:table-cell office:value-type="float" office:value="0.0000794731">
            <text:p>7.94731E-005</text:p>
          </table:table-cell>
          <table:table-cell office:value-type="float" office:value="0.862447">
            <text:p>0.862447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68813">
            <text:p>0.868813</text:p>
          </table:table-cell>
          <table:table-cell office:value-type="float" office:value="0.0000793875">
            <text:p>7.93875E-005</text:p>
          </table:table-cell>
          <table:table-cell office:value-type="float" office:value="0.864456">
            <text:p>0.86445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79729">
            <text:p>0.879729</text:p>
          </table:table-cell>
          <table:table-cell office:value-type="float" office:value="0.0000792712">
            <text:p>7.92712E-005</text:p>
          </table:table-cell>
          <table:table-cell office:value-type="float" office:value="0.867192">
            <text:p>0.86719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90645">
            <text:p>0.890645</text:p>
          </table:table-cell>
          <table:table-cell office:value-type="float" office:value="0.0000791131">
            <text:p>7.91131E-005</text:p>
          </table:table-cell>
          <table:table-cell office:value-type="float" office:value="0.870923">
            <text:p>0.87092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01561">
            <text:p>0.901561</text:p>
          </table:table-cell>
          <table:table-cell office:value-type="float" office:value="0.0000788978">
            <text:p>7.88978E-005</text:p>
          </table:table-cell>
          <table:table-cell office:value-type="float" office:value="0.876028">
            <text:p>0.87602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12477">
            <text:p>0.912477</text:p>
          </table:table-cell>
          <table:table-cell office:value-type="float" office:value="0.0000786042">
            <text:p>7.86042E-005</text:p>
          </table:table-cell>
          <table:table-cell office:value-type="float" office:value="0.883035">
            <text:p>0.883035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23393">
            <text:p>0.923393</text:p>
          </table:table-cell>
          <table:table-cell office:value-type="float" office:value="0.0000782027">
            <text:p>7.82027E-005</text:p>
          </table:table-cell>
          <table:table-cell office:value-type="float" office:value="0.892704">
            <text:p>0.89270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34309">
            <text:p>0.934309</text:p>
          </table:table-cell>
          <table:table-cell office:value-type="float" office:value="0.0000776515">
            <text:p>7.76515E-005</text:p>
          </table:table-cell>
          <table:table-cell office:value-type="float" office:value="0.906138">
            <text:p>0.90613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45225">
            <text:p>0.945225</text:p>
          </table:table-cell>
          <table:table-cell office:value-type="float" office:value="0.0000768913">
            <text:p>7.68913E-005</text:p>
          </table:table-cell>
          <table:table-cell office:value-type="float" office:value="0.924984">
            <text:p>0.92498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5614">
            <text:p>0.95614</text:p>
          </table:table-cell>
          <table:table-cell office:value-type="float" office:value="0.0000758354">
            <text:p>7.58354E-005</text:p>
          </table:table-cell>
          <table:table-cell office:value-type="float" office:value="0.951788">
            <text:p>0.95178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67056">
            <text:p>0.967056</text:p>
          </table:table-cell>
          <table:table-cell office:value-type="float" office:value="0.0000743546">
            <text:p>7.43546E-005</text:p>
          </table:table-cell>
          <table:table-cell office:value-type="float" office:value="0.990656">
            <text:p>0.99065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77972">
            <text:p>0.977972</text:p>
          </table:table-cell>
          <table:table-cell office:value-type="float" office:value="0.0000722502">
            <text:p>7.22502E-005</text:p>
          </table:table-cell>
          <table:table-cell office:value-type="float" office:value="1.04864">
            <text:p>1.0486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88888">
            <text:p>0.988888</text:p>
          </table:table-cell>
          <table:table-cell office:value-type="float" office:value="0.0000692015">
            <text:p>6.92015E-005</text:p>
          </table:table-cell>
          <table:table-cell office:value-type="float" office:value="1.13889">
            <text:p>1.1388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99804">
            <text:p>0.999804</text:p>
          </table:table-cell>
          <table:table-cell office:value-type="float" office:value="0.0000646601">
            <text:p>6.46601E-005</text:p>
          </table:table-cell>
          <table:table-cell office:value-type="float" office:value="1.28912">
            <text:p>1.2891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1072">
            <text:p>1.01072</text:p>
          </table:table-cell>
          <table:table-cell office:value-type="float" office:value="0.0000576065">
            <text:p>5.76065E-005</text:p>
          </table:table-cell>
          <table:table-cell office:value-type="float" office:value="1.56941">
            <text:p>1.5694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2164">
            <text:p>1.02164</text:p>
          </table:table-cell>
          <table:table-cell office:value-type="float" office:value="0.0000459074">
            <text:p>4.59074E-005</text:p>
          </table:table-cell>
          <table:table-cell office:value-type="float" office:value="2.2242">
            <text:p>2.224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3255">
            <text:p>1.03255</text:p>
          </table:table-cell>
          <table:table-cell office:value-type="float" office:value="0.0000242168">
            <text:p>2.42168E-005</text:p>
          </table:table-cell>
          <table:table-cell office:value-type="float" office:value="5.11205">
            <text:p>5.11205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4347">
            <text:p>1.04347</text:p>
          </table:table-cell>
          <table:table-cell office:value-type="float" office:value="-0.000025767">
            <text:p>-0.000025767</text:p>
          </table:table-cell>
          <table:table-cell office:value-type="float" office:value="-6.74434">
            <text:p>-6.7443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5438">
            <text:p>1.05438</text:p>
          </table:table-cell>
          <table:table-cell office:value-type="float" office:value="-0.000235334">
            <text:p>-0.000235334</text:p>
          </table:table-cell>
          <table:table-cell office:value-type="float" office:value="-1.62895">
            <text:p>-1.62895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653">
            <text:p>1.0653</text:p>
          </table:table-cell>
          <table:table-cell office:value-type="float" office:value="0.000753815">
            <text:p>0.000753815</text:p>
          </table:table-cell>
          <table:table-cell office:value-type="float" office:value="-0.803646">
            <text:p>-0.80364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7622">
            <text:p>1.07622</text:p>
          </table:table-cell>
          <table:table-cell office:value-type="float" office:value="0.000282827">
            <text:p>0.000282827</text:p>
          </table:table-cell>
          <table:table-cell office:value-type="float" office:value="-0.476661">
            <text:p>-0.47666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8713">
            <text:p>1.08713</text:p>
          </table:table-cell>
          <table:table-cell office:value-type="float" office:value="0.000213691">
            <text:p>0.000213691</text:p>
          </table:table-cell>
          <table:table-cell office:value-type="float" office:value="-0.307344">
            <text:p>-0.30734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9805">
            <text:p>1.09805</text:p>
          </table:table-cell>
          <table:table-cell office:value-type="float" office:value="0.000186776">
            <text:p>0.000186776</text:p>
          </table:table-cell>
          <table:table-cell office:value-type="float" office:value="-0.207531">
            <text:p>-0.20753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0896">
            <text:p>1.10896</text:p>
          </table:table-cell>
          <table:table-cell office:value-type="float" office:value="0.000172944">
            <text:p>0.000172944</text:p>
          </table:table-cell>
          <table:table-cell office:value-type="float" office:value="-0.144147">
            <text:p>-0.144147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1988">
            <text:p>1.11988</text:p>
          </table:table-cell>
          <table:table-cell office:value-type="float" office:value="0.000164823">
            <text:p>0.000164823</text:p>
          </table:table-cell>
          <table:table-cell office:value-type="float" office:value="-0.101976">
            <text:p>-0.10197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3079">
            <text:p>1.13079</text:p>
          </table:table-cell>
          <table:table-cell office:value-type="float" office:value="0.000159678">
            <text:p>0.000159678</text:p>
          </table:table-cell>
          <table:table-cell office:value-type="float" office:value="-0.0730433">
            <text:p>-0.073043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377095">
            <text:p>0.0377095</text:p>
          </table:table-cell>
          <table:table-cell office:value-type="float" office:value="0.0000000133703">
            <text:p>1.33703E-008</text:p>
          </table:table-cell>
          <table:table-cell office:value-type="float" office:value="10775.3">
            <text:p>10775.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486553">
            <text:p>0.0486553</text:p>
          </table:table-cell>
          <table:table-cell office:value-type="float" office:value="0.0000000182524">
            <text:p>1.82524E-008</text:p>
          </table:table-cell>
          <table:table-cell office:value-type="float" office:value="7892.85">
            <text:p>7892.85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596011">
            <text:p>0.0596011</text:p>
          </table:table-cell>
          <table:table-cell office:value-type="float" office:value="0.0000000249166">
            <text:p>2.49166E-008</text:p>
          </table:table-cell>
          <table:table-cell office:value-type="float" office:value="5781.57">
            <text:p>5781.5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705469">
            <text:p>0.0705469</text:p>
          </table:table-cell>
          <table:table-cell office:value-type="float" office:value="0.0000000340128">
            <text:p>0.000000034</text:p>
          </table:table-cell>
          <table:table-cell office:value-type="float" office:value="4235.11">
            <text:p>4235.1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814928">
            <text:p>0.0814928</text:p>
          </table:table-cell>
          <table:table-cell office:value-type="float" office:value="0.0000000464277">
            <text:p>4.64277E-008</text:p>
          </table:table-cell>
          <table:table-cell office:value-type="float" office:value="3102.36">
            <text:p>3102.3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924386">
            <text:p>0.0924386</text:p>
          </table:table-cell>
          <table:table-cell office:value-type="float" office:value="0.0000000633701">
            <text:p>6.33701E-008</text:p>
          </table:table-cell>
          <table:table-cell office:value-type="float" office:value="2272.66">
            <text:p>2272.6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03384">
            <text:p>0.103384</text:p>
          </table:table-cell>
          <table:table-cell office:value-type="float" office:value="0.000000086488">
            <text:p>8.6488E-008</text:p>
          </table:table-cell>
          <table:table-cell office:value-type="float" office:value="1664.92">
            <text:p>1664.92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1433">
            <text:p>0.11433</text:p>
          </table:table-cell>
          <table:table-cell office:value-type="float" office:value="0.000000118026">
            <text:p>0.000000118</text:p>
          </table:table-cell>
          <table:table-cell office:value-type="float" office:value="1219.76">
            <text:p>1219.7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25276">
            <text:p>0.125276</text:p>
          </table:table-cell>
          <table:table-cell office:value-type="float" office:value="0.000000161039">
            <text:p>0.000000161</text:p>
          </table:table-cell>
          <table:table-cell office:value-type="float" office:value="893.701">
            <text:p>893.70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36222">
            <text:p>0.136222</text:p>
          </table:table-cell>
          <table:table-cell office:value-type="float" office:value="0.000000219681">
            <text:p>2.19681E-007</text:p>
          </table:table-cell>
          <table:table-cell office:value-type="float" office:value="654.868">
            <text:p>654.86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47168">
            <text:p>0.147168</text:p>
          </table:table-cell>
          <table:table-cell office:value-type="float" office:value="0.000000299591">
            <text:p>2.99591E-007</text:p>
          </table:table-cell>
          <table:table-cell office:value-type="float" office:value="479.929">
            <text:p>479.929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58113">
            <text:p>0.158113</text:p>
          </table:table-cell>
          <table:table-cell office:value-type="float" office:value="0.000000408406">
            <text:p>4.08406E-007</text:p>
          </table:table-cell>
          <table:table-cell office:value-type="float" office:value="351.791">
            <text:p>351.79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69059">
            <text:p>0.169059</text:p>
          </table:table-cell>
          <table:table-cell office:value-type="float" office:value="0.000000556445">
            <text:p>5.56445E-007</text:p>
          </table:table-cell>
          <table:table-cell office:value-type="float" office:value="257.933">
            <text:p>257.93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80005">
            <text:p>0.180005</text:p>
          </table:table-cell>
          <table:table-cell office:value-type="float" office:value="0.000000757592">
            <text:p>7.57592E-007</text:p>
          </table:table-cell>
          <table:table-cell office:value-type="float" office:value="189.184">
            <text:p>189.184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90951">
            <text:p>0.190951</text:p>
          </table:table-cell>
          <table:table-cell office:value-type="float" office:value="0.00000103043">
            <text:p>1.03043E-006</text:p>
          </table:table-cell>
          <table:table-cell office:value-type="float" office:value="138.827">
            <text:p>138.82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01897">
            <text:p>0.201897</text:p>
          </table:table-cell>
          <table:table-cell office:value-type="float" office:value="0.00000139964">
            <text:p>1.39964E-006</text:p>
          </table:table-cell>
          <table:table-cell office:value-type="float" office:value="101.942">
            <text:p>101.942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12842">
            <text:p>0.212842</text:p>
          </table:table-cell>
          <table:table-cell office:value-type="float" office:value="0.00000189768">
            <text:p>1.89768E-006</text:p>
          </table:table-cell>
          <table:table-cell office:value-type="float" office:value="74.9251">
            <text:p>74.925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23788">
            <text:p>0.223788</text:p>
          </table:table-cell>
          <table:table-cell office:value-type="float" office:value="0.00000256667">
            <text:p>2.56667E-006</text:p>
          </table:table-cell>
          <table:table-cell office:value-type="float" office:value="55.1356">
            <text:p>55.135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34734">
            <text:p>0.234734</text:p>
          </table:table-cell>
          <table:table-cell office:value-type="float" office:value="0.00000346015">
            <text:p>3.46015E-006</text:p>
          </table:table-cell>
          <table:table-cell office:value-type="float" office:value="40.6403">
            <text:p>40.640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4568">
            <text:p>0.24568</text:p>
          </table:table-cell>
          <table:table-cell office:value-type="float" office:value="0.00000464437">
            <text:p>4.64437E-006</text:p>
          </table:table-cell>
          <table:table-cell office:value-type="float" office:value="30.0229">
            <text:p>30.0229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56626">
            <text:p>0.256626</text:p>
          </table:table-cell>
          <table:table-cell office:value-type="float" office:value="0.00000619815">
            <text:p>6.19815E-006</text:p>
          </table:table-cell>
          <table:table-cell office:value-type="float" office:value="22.2459">
            <text:p>22.2459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67572">
            <text:p>0.267572</text:p>
          </table:table-cell>
          <table:table-cell office:value-type="float" office:value="0.00000821003">
            <text:p>0.00000821</text:p>
          </table:table-cell>
          <table:table-cell office:value-type="float" office:value="16.5495">
            <text:p>16.5495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78517">
            <text:p>0.278517</text:p>
          </table:table-cell>
          <table:table-cell office:value-type="float" office:value="0.0000107709">
            <text:p>1.07709E-005</text:p>
          </table:table-cell>
          <table:table-cell office:value-type="float" office:value="12.377">
            <text:p>12.37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89463">
            <text:p>0.289463</text:p>
          </table:table-cell>
          <table:table-cell office:value-type="float" office:value="0.0000139604">
            <text:p>1.39604E-005</text:p>
          </table:table-cell>
          <table:table-cell office:value-type="float" office:value="9.32073">
            <text:p>9.3207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00409">
            <text:p>0.300409</text:p>
          </table:table-cell>
          <table:table-cell office:value-type="float" office:value="0.0000178273">
            <text:p>1.78273E-005</text:p>
          </table:table-cell>
          <table:table-cell office:value-type="float" office:value="7.0821">
            <text:p>7.082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11355">
            <text:p>0.311355</text:p>
          </table:table-cell>
          <table:table-cell office:value-type="float" office:value="0.0000223647">
            <text:p>2.23647E-005</text:p>
          </table:table-cell>
          <table:table-cell office:value-type="float" office:value="5.44237">
            <text:p>5.4423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22301">
            <text:p>0.322301</text:p>
          </table:table-cell>
          <table:table-cell office:value-type="float" office:value="0.0000274897">
            <text:p>2.74897E-005</text:p>
          </table:table-cell>
          <table:table-cell office:value-type="float" office:value="4.2413">
            <text:p>4.241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33246">
            <text:p>0.333246</text:p>
          </table:table-cell>
          <table:table-cell office:value-type="float" office:value="0.0000330345">
            <text:p>3.30345E-005</text:p>
          </table:table-cell>
          <table:table-cell office:value-type="float" office:value="3.36155">
            <text:p>3.36155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44192">
            <text:p>0.344192</text:p>
          </table:table-cell>
          <table:table-cell office:value-type="float" office:value="0.0000387613">
            <text:p>3.87613E-005</text:p>
          </table:table-cell>
          <table:table-cell office:value-type="float" office:value="2.71716">
            <text:p>2.7171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55138">
            <text:p>0.355138</text:p>
          </table:table-cell>
          <table:table-cell office:value-type="float" office:value="0.000044399">
            <text:p>0.000044399</text:p>
          </table:table-cell>
          <table:table-cell office:value-type="float" office:value="2.24516">
            <text:p>2.2451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66084">
            <text:p>0.366084</text:p>
          </table:table-cell>
          <table:table-cell office:value-type="float" office:value="0.0000496932">
            <text:p>4.96932E-005</text:p>
          </table:table-cell>
          <table:table-cell office:value-type="float" office:value="1.89943">
            <text:p>1.8994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7703">
            <text:p>0.37703</text:p>
          </table:table-cell>
          <table:table-cell office:value-type="float" office:value="0.0000544488">
            <text:p>5.44488E-005</text:p>
          </table:table-cell>
          <table:table-cell office:value-type="float" office:value="1.64619">
            <text:p>1.64619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87975">
            <text:p>0.387975</text:p>
          </table:table-cell>
          <table:table-cell office:value-type="float" office:value="0.0000585532">
            <text:p>5.85532E-005</text:p>
          </table:table-cell>
          <table:table-cell office:value-type="float" office:value="1.4607">
            <text:p>1.460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98921">
            <text:p>0.398921</text:p>
          </table:table-cell>
          <table:table-cell office:value-type="float" office:value="0.0000619752">
            <text:p>6.19752E-005</text:p>
          </table:table-cell>
          <table:table-cell office:value-type="float" office:value="1.32483">
            <text:p>1.3248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09867">
            <text:p>0.409867</text:p>
          </table:table-cell>
          <table:table-cell office:value-type="float" office:value="0.0000647468">
            <text:p>6.47468E-005</text:p>
          </table:table-cell>
          <table:table-cell office:value-type="float" office:value="1.22531">
            <text:p>1.2253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20813">
            <text:p>0.420813</text:p>
          </table:table-cell>
          <table:table-cell office:value-type="float" office:value="0.0000669396">
            <text:p>6.69396E-005</text:p>
          </table:table-cell>
          <table:table-cell office:value-type="float" office:value="1.15242">
            <text:p>1.15242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31759">
            <text:p>0.431759</text:p>
          </table:table-cell>
          <table:table-cell office:value-type="float" office:value="0.0000686423">
            <text:p>6.86423E-005</text:p>
          </table:table-cell>
          <table:table-cell office:value-type="float" office:value="1.09902">
            <text:p>1.09902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42704">
            <text:p>0.442704</text:p>
          </table:table-cell>
          <table:table-cell office:value-type="float" office:value="0.0000699456">
            <text:p>6.99456E-005</text:p>
          </table:table-cell>
          <table:table-cell office:value-type="float" office:value="1.05991">
            <text:p>1.0599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5365">
            <text:p>0.45365</text:p>
          </table:table-cell>
          <table:table-cell office:value-type="float" office:value="0.000070932">
            <text:p>0.000070932</text:p>
          </table:table-cell>
          <table:table-cell office:value-type="float" office:value="1.03127">
            <text:p>1.0312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64596">
            <text:p>0.464596</text:p>
          </table:table-cell>
          <table:table-cell office:value-type="float" office:value="0.0000716724">
            <text:p>7.16724E-005</text:p>
          </table:table-cell>
          <table:table-cell office:value-type="float" office:value="1.01028">
            <text:p>1.0102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75542">
            <text:p>0.475542</text:p>
          </table:table-cell>
          <table:table-cell office:value-type="float" office:value="0.0000722246">
            <text:p>7.22246E-005</text:p>
          </table:table-cell>
          <table:table-cell office:value-type="float" office:value="0.994914">
            <text:p>0.994914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86488">
            <text:p>0.486488</text:p>
          </table:table-cell>
          <table:table-cell office:value-type="float" office:value="0.0000726345">
            <text:p>7.26345E-005</text:p>
          </table:table-cell>
          <table:table-cell office:value-type="float" office:value="0.983656">
            <text:p>0.98365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97434">
            <text:p>0.497434</text:p>
          </table:table-cell>
          <table:table-cell office:value-type="float" office:value="0.0000729377">
            <text:p>7.29377E-005</text:p>
          </table:table-cell>
          <table:table-cell office:value-type="float" office:value="0.97541">
            <text:p>0.9754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08379">
            <text:p>0.508379</text:p>
          </table:table-cell>
          <table:table-cell office:value-type="float" office:value="0.0000731614">
            <text:p>7.31614E-005</text:p>
          </table:table-cell>
          <table:table-cell office:value-type="float" office:value="0.96937">
            <text:p>0.9693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19325">
            <text:p>0.519325</text:p>
          </table:table-cell>
          <table:table-cell office:value-type="float" office:value="0.0000733261">
            <text:p>7.33261E-005</text:p>
          </table:table-cell>
          <table:table-cell office:value-type="float" office:value="0.964946">
            <text:p>0.96494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30271">
            <text:p>0.530271</text:p>
          </table:table-cell>
          <table:table-cell office:value-type="float" office:value="0.0000734472">
            <text:p>7.34472E-005</text:p>
          </table:table-cell>
          <table:table-cell office:value-type="float" office:value="0.961706">
            <text:p>0.96170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41217">
            <text:p>0.541217</text:p>
          </table:table-cell>
          <table:table-cell office:value-type="float" office:value="0.0000735362">
            <text:p>7.35362E-005</text:p>
          </table:table-cell>
          <table:table-cell office:value-type="float" office:value="0.959332">
            <text:p>0.959332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52163">
            <text:p>0.552163</text:p>
          </table:table-cell>
          <table:table-cell office:value-type="float" office:value="0.0000736015">
            <text:p>7.36015E-005</text:p>
          </table:table-cell>
          <table:table-cell office:value-type="float" office:value="0.957594">
            <text:p>0.957594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63108">
            <text:p>0.563108</text:p>
          </table:table-cell>
          <table:table-cell office:value-type="float" office:value="0.0000736494">
            <text:p>7.36494E-005</text:p>
          </table:table-cell>
          <table:table-cell office:value-type="float" office:value="0.95632">
            <text:p>0.95632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74054">
            <text:p>0.574054</text:p>
          </table:table-cell>
          <table:table-cell office:value-type="float" office:value="0.0000736845">
            <text:p>7.36845E-005</text:p>
          </table:table-cell>
          <table:table-cell office:value-type="float" office:value="0.955388">
            <text:p>0.95538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85">
            <text:p>0.585</text:p>
          </table:table-cell>
          <table:table-cell office:value-type="float" office:value="0.0000737102">
            <text:p>7.37102E-005</text:p>
          </table:table-cell>
          <table:table-cell office:value-type="float" office:value="0.954705">
            <text:p>0.954705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95946">
            <text:p>0.595946</text:p>
          </table:table-cell>
          <table:table-cell office:value-type="float" office:value="0.0000737291">
            <text:p>7.37291E-005</text:p>
          </table:table-cell>
          <table:table-cell office:value-type="float" office:value="0.954206">
            <text:p>0.95420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06892">
            <text:p>0.606892</text:p>
          </table:table-cell>
          <table:table-cell office:value-type="float" office:value="0.0000737429">
            <text:p>7.37429E-005</text:p>
          </table:table-cell>
          <table:table-cell office:value-type="float" office:value="0.95384">
            <text:p>0.95384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17837">
            <text:p>0.617837</text:p>
          </table:table-cell>
          <table:table-cell office:value-type="float" office:value="0.000073753">
            <text:p>0.000073753</text:p>
          </table:table-cell>
          <table:table-cell office:value-type="float" office:value="0.953573">
            <text:p>0.95357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28783">
            <text:p>0.628783</text:p>
          </table:table-cell>
          <table:table-cell office:value-type="float" office:value="0.0000737603">
            <text:p>7.37603E-005</text:p>
          </table:table-cell>
          <table:table-cell office:value-type="float" office:value="0.953378">
            <text:p>0.95337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39729">
            <text:p>0.639729</text:p>
          </table:table-cell>
          <table:table-cell office:value-type="float" office:value="0.0000737657">
            <text:p>7.37657E-005</text:p>
          </table:table-cell>
          <table:table-cell office:value-type="float" office:value="0.953237">
            <text:p>0.95323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50675">
            <text:p>0.650675</text:p>
          </table:table-cell>
          <table:table-cell office:value-type="float" office:value="0.0000737695">
            <text:p>7.37695E-005</text:p>
          </table:table-cell>
          <table:table-cell office:value-type="float" office:value="0.953135">
            <text:p>0.953135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61621">
            <text:p>0.661621</text:p>
          </table:table-cell>
          <table:table-cell office:value-type="float" office:value="0.0000737722">
            <text:p>7.37722E-005</text:p>
          </table:table-cell>
          <table:table-cell office:value-type="float" office:value="0.953063">
            <text:p>0.95306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72566">
            <text:p>0.672566</text:p>
          </table:table-cell>
          <table:table-cell office:value-type="float" office:value="0.0000737741">
            <text:p>7.37741E-005</text:p>
          </table:table-cell>
          <table:table-cell office:value-type="float" office:value="0.953013">
            <text:p>0.95301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83512">
            <text:p>0.683512</text:p>
          </table:table-cell>
          <table:table-cell office:value-type="float" office:value="0.0000737753">
            <text:p>7.37753E-005</text:p>
          </table:table-cell>
          <table:table-cell office:value-type="float" office:value="0.952981">
            <text:p>0.95298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94458">
            <text:p>0.694458</text:p>
          </table:table-cell>
          <table:table-cell office:value-type="float" office:value="0.000073776">
            <text:p>0.000073776</text:p>
          </table:table-cell>
          <table:table-cell office:value-type="float" office:value="0.952964">
            <text:p>0.952964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05404">
            <text:p>0.705404</text:p>
          </table:table-cell>
          <table:table-cell office:value-type="float" office:value="0.0000737762">
            <text:p>7.37762E-005</text:p>
          </table:table-cell>
          <table:table-cell office:value-type="float" office:value="0.952959">
            <text:p>0.952959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1635">
            <text:p>0.71635</text:p>
          </table:table-cell>
          <table:table-cell office:value-type="float" office:value="0.0000737759">
            <text:p>7.37759E-005</text:p>
          </table:table-cell>
          <table:table-cell office:value-type="float" office:value="0.952966">
            <text:p>0.95296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27296">
            <text:p>0.727296</text:p>
          </table:table-cell>
          <table:table-cell office:value-type="float" office:value="0.0000737751">
            <text:p>7.37751E-005</text:p>
          </table:table-cell>
          <table:table-cell office:value-type="float" office:value="0.952987">
            <text:p>0.95298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38241">
            <text:p>0.738241</text:p>
          </table:table-cell>
          <table:table-cell office:value-type="float" office:value="0.0000737737">
            <text:p>7.37737E-005</text:p>
          </table:table-cell>
          <table:table-cell office:value-type="float" office:value="0.953023">
            <text:p>0.95302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49187">
            <text:p>0.749187</text:p>
          </table:table-cell>
          <table:table-cell office:value-type="float" office:value="0.0000737717">
            <text:p>7.37717E-005</text:p>
          </table:table-cell>
          <table:table-cell office:value-type="float" office:value="0.953077">
            <text:p>0.95307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60133">
            <text:p>0.760133</text:p>
          </table:table-cell>
          <table:table-cell office:value-type="float" office:value="0.0000737687">
            <text:p>7.37687E-005</text:p>
          </table:table-cell>
          <table:table-cell office:value-type="float" office:value="0.953156">
            <text:p>0.95315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71079">
            <text:p>0.771079</text:p>
          </table:table-cell>
          <table:table-cell office:value-type="float" office:value="0.0000737646">
            <text:p>7.37646E-005</text:p>
          </table:table-cell>
          <table:table-cell office:value-type="float" office:value="0.953266">
            <text:p>0.95326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82025">
            <text:p>0.782025</text:p>
          </table:table-cell>
          <table:table-cell office:value-type="float" office:value="0.0000737588">
            <text:p>7.37588E-005</text:p>
          </table:table-cell>
          <table:table-cell office:value-type="float" office:value="0.953418">
            <text:p>0.95341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9297">
            <text:p>0.79297</text:p>
          </table:table-cell>
          <table:table-cell office:value-type="float" office:value="0.0000737509">
            <text:p>7.37509E-005</text:p>
          </table:table-cell>
          <table:table-cell office:value-type="float" office:value="0.953628">
            <text:p>0.95362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03916">
            <text:p>0.803916</text:p>
          </table:table-cell>
          <table:table-cell office:value-type="float" office:value="0.00007374">
            <text:p>0.00007374</text:p>
          </table:table-cell>
          <table:table-cell office:value-type="float" office:value="0.953915">
            <text:p>0.953915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14862">
            <text:p>0.814862</text:p>
          </table:table-cell>
          <table:table-cell office:value-type="float" office:value="0.0000737252">
            <text:p>7.37252E-005</text:p>
          </table:table-cell>
          <table:table-cell office:value-type="float" office:value="0.954309">
            <text:p>0.954309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25808">
            <text:p>0.825808</text:p>
          </table:table-cell>
          <table:table-cell office:value-type="float" office:value="0.0000737049">
            <text:p>7.37049E-005</text:p>
          </table:table-cell>
          <table:table-cell office:value-type="float" office:value="0.954848">
            <text:p>0.95484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36754">
            <text:p>0.836754</text:p>
          </table:table-cell>
          <table:table-cell office:value-type="float" office:value="0.0000736771">
            <text:p>7.36771E-005</text:p>
          </table:table-cell>
          <table:table-cell office:value-type="float" office:value="0.955585">
            <text:p>0.955585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47699">
            <text:p>0.847699</text:p>
          </table:table-cell>
          <table:table-cell office:value-type="float" office:value="0.0000736391">
            <text:p>7.36391E-005</text:p>
          </table:table-cell>
          <table:table-cell office:value-type="float" office:value="0.956593">
            <text:p>0.95659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58645">
            <text:p>0.858645</text:p>
          </table:table-cell>
          <table:table-cell office:value-type="float" office:value="0.0000735872">
            <text:p>7.35872E-005</text:p>
          </table:table-cell>
          <table:table-cell office:value-type="float" office:value="0.957973">
            <text:p>0.95797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69591">
            <text:p>0.869591</text:p>
          </table:table-cell>
          <table:table-cell office:value-type="float" office:value="0.0000735162">
            <text:p>7.35162E-005</text:p>
          </table:table-cell>
          <table:table-cell office:value-type="float" office:value="0.959864">
            <text:p>0.959864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80537">
            <text:p>0.880537</text:p>
          </table:table-cell>
          <table:table-cell office:value-type="float" office:value="0.0000734191">
            <text:p>7.34191E-005</text:p>
          </table:table-cell>
          <table:table-cell office:value-type="float" office:value="0.962457">
            <text:p>0.96245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91483">
            <text:p>0.891483</text:p>
          </table:table-cell>
          <table:table-cell office:value-type="float" office:value="0.000073286">
            <text:p>0.000073286</text:p>
          </table:table-cell>
          <table:table-cell office:value-type="float" office:value="0.966021">
            <text:p>0.96602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02428">
            <text:p>0.902428</text:p>
          </table:table-cell>
          <table:table-cell office:value-type="float" office:value="0.0000731035">
            <text:p>7.31035E-005</text:p>
          </table:table-cell>
          <table:table-cell office:value-type="float" office:value="0.97093">
            <text:p>0.9709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13374">
            <text:p>0.913374</text:p>
          </table:table-cell>
          <table:table-cell office:value-type="float" office:value="0.0000728528">
            <text:p>7.28528E-005</text:p>
          </table:table-cell>
          <table:table-cell office:value-type="float" office:value="0.977712">
            <text:p>0.977712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2432">
            <text:p>0.92432</text:p>
          </table:table-cell>
          <table:table-cell office:value-type="float" office:value="0.0000725077">
            <text:p>7.25077E-005</text:p>
          </table:table-cell>
          <table:table-cell office:value-type="float" office:value="0.987125">
            <text:p>0.987125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35266">
            <text:p>0.935266</text:p>
          </table:table-cell>
          <table:table-cell office:value-type="float" office:value="0.000072031">
            <text:p>0.000072031</text:p>
          </table:table-cell>
          <table:table-cell office:value-type="float" office:value="1.00027">
            <text:p>1.0002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46212">
            <text:p>0.946212</text:p>
          </table:table-cell>
          <table:table-cell office:value-type="float" office:value="0.00007137">
            <text:p>0.00007137</text:p>
          </table:table-cell>
          <table:table-cell office:value-type="float" office:value="1.0188">
            <text:p>1.018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57158">
            <text:p>0.957158</text:p>
          </table:table-cell>
          <table:table-cell office:value-type="float" office:value="0.0000704477">
            <text:p>7.04477E-005</text:p>
          </table:table-cell>
          <table:table-cell office:value-type="float" office:value="1.04523">
            <text:p>1.0452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68103">
            <text:p>0.968103</text:p>
          </table:table-cell>
          <table:table-cell office:value-type="float" office:value="0.0000691501">
            <text:p>6.91501E-005</text:p>
          </table:table-cell>
          <table:table-cell office:value-type="float" office:value="1.08361">
            <text:p>1.0836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79049">
            <text:p>0.979049</text:p>
          </table:table-cell>
          <table:table-cell office:value-type="float" office:value="0.0000673029">
            <text:p>6.73029E-005</text:p>
          </table:table-cell>
          <table:table-cell office:value-type="float" office:value="1.1408">
            <text:p>1.140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89995">
            <text:p>0.989995</text:p>
          </table:table-cell>
          <table:table-cell office:value-type="float" office:value="0.0000646289">
            <text:p>6.46289E-005</text:p>
          </table:table-cell>
          <table:table-cell office:value-type="float" office:value="1.22937">
            <text:p>1.2293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0094">
            <text:p>1.00094</text:p>
          </table:table-cell>
          <table:table-cell office:value-type="float" office:value="0.0000606625">
            <text:p>6.06625E-005</text:p>
          </table:table-cell>
          <table:table-cell office:value-type="float" office:value="1.37514">
            <text:p>1.37514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1189">
            <text:p>1.01189</text:p>
          </table:table-cell>
          <table:table-cell office:value-type="float" office:value="0.0000545613">
            <text:p>5.45613E-005</text:p>
          </table:table-cell>
          <table:table-cell office:value-type="float" office:value="1.64074">
            <text:p>1.64074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2283">
            <text:p>1.02283</text:p>
          </table:table-cell>
          <table:table-cell office:value-type="float" office:value="0.0000446308">
            <text:p>4.46308E-005</text:p>
          </table:table-cell>
          <table:table-cell office:value-type="float" office:value="2.2283">
            <text:p>2.228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3378">
            <text:p>1.03378</text:p>
          </table:table-cell>
          <table:table-cell office:value-type="float" office:value="0.0000268816">
            <text:p>2.68816E-005</text:p>
          </table:table-cell>
          <table:table-cell office:value-type="float" office:value="4.35987">
            <text:p>4.3598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4472">
            <text:p>1.04472</text:p>
          </table:table-cell>
          <table:table-cell office:value-type="float" office:value="0.0000000692947">
            <text:p>6.92947E-008</text:p>
          </table:table-cell>
          <table:table-cell office:value-type="float" office:value="2013.53">
            <text:p>2013.53</text:p>
          </table:table-cell>
          <table:table-cell office:value-type="float" office:value="0.000329905">
            <text:p>0.0003299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5567">
            <text:p>1.05567</text:p>
          </table:table-cell>
          <table:table-cell office:value-type="float" office:value="-0.000132534">
            <text:p>-0.000132534</text:p>
          </table:table-cell>
          <table:table-cell office:value-type="float" office:value="-2.08713">
            <text:p>-2.0871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6662">
            <text:p>1.06662</text:p>
          </table:table-cell>
          <table:table-cell office:value-type="float" office:value="0.00399293">
            <text:p>0.00399293</text:p>
          </table:table-cell>
          <table:table-cell office:value-type="float" office:value="-0.963916">
            <text:p>-0.96391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7756">
            <text:p>1.07756</text:p>
          </table:table-cell>
          <table:table-cell office:value-type="float" office:value="0.000324261">
            <text:p>0.000324261</text:p>
          </table:table-cell>
          <table:table-cell office:value-type="float" office:value="-0.555661">
            <text:p>-0.55566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8851">
            <text:p>1.08851</text:p>
          </table:table-cell>
          <table:table-cell office:value-type="float" office:value="0.000222376">
            <text:p>0.000222376</text:p>
          </table:table-cell>
          <table:table-cell office:value-type="float" office:value="-0.352079">
            <text:p>-0.352079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9945">
            <text:p>1.09945</text:p>
          </table:table-cell>
          <table:table-cell office:value-type="float" office:value="0.000188266">
            <text:p>0.000188266</text:p>
          </table:table-cell>
          <table:table-cell office:value-type="float" office:value="-0.234689">
            <text:p>-0.234689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104">
            <text:p>1.1104</text:p>
          </table:table-cell>
          <table:table-cell office:value-type="float" office:value="0.000171787">
            <text:p>0.000171787</text:p>
          </table:table-cell>
          <table:table-cell office:value-type="float" office:value="-0.161277">
            <text:p>-0.16127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2134">
            <text:p>1.12134</text:p>
          </table:table-cell>
          <table:table-cell office:value-type="float" office:value="0.00016244">
            <text:p>0.00016244</text:p>
          </table:table-cell>
          <table:table-cell office:value-type="float" office:value="-0.113014">
            <text:p>-0.113014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3229">
            <text:p>1.13229</text:p>
          </table:table-cell>
          <table:table-cell office:value-type="float" office:value="0.00015665">
            <text:p>0.00015665</text:p>
          </table:table-cell>
          <table:table-cell office:value-type="float" office:value="-0.0802338">
            <text:p>-0.080233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362307">
            <text:p>0.0362307</text:p>
          </table:table-cell>
          <table:table-cell office:value-type="float" office:value="0.0000000131554">
            <text:p>1.31554E-008</text:p>
          </table:table-cell>
          <table:table-cell office:value-type="float" office:value="10571.2">
            <text:p>10571.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472061">
            <text:p>0.0472061</text:p>
          </table:table-cell>
          <table:table-cell office:value-type="float" office:value="0.0000000181156">
            <text:p>1.81156E-008</text:p>
          </table:table-cell>
          <table:table-cell office:value-type="float" office:value="7676.49">
            <text:p>7676.49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581815">
            <text:p>0.0581815</text:p>
          </table:table-cell>
          <table:table-cell office:value-type="float" office:value="0.0000000249453">
            <text:p>2.49453E-008</text:p>
          </table:table-cell>
          <table:table-cell office:value-type="float" office:value="5574.48">
            <text:p>5574.48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691569">
            <text:p>0.0691569</text:p>
          </table:table-cell>
          <table:table-cell office:value-type="float" office:value="0.0000000343486">
            <text:p>3.43486E-008</text:p>
          </table:table-cell>
          <table:table-cell office:value-type="float" office:value="4048.13">
            <text:p>4048.1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801322">
            <text:p>0.0801322</text:p>
          </table:table-cell>
          <table:table-cell office:value-type="float" office:value="0.0000000472941">
            <text:p>4.72941E-008</text:p>
          </table:table-cell>
          <table:table-cell office:value-type="float" office:value="2939.79">
            <text:p>2939.79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911076">
            <text:p>0.0911076</text:p>
          </table:table-cell>
          <table:table-cell office:value-type="float" office:value="0.000000065114">
            <text:p>6.5114E-008</text:p>
          </table:table-cell>
          <table:table-cell office:value-type="float" office:value="2134.98">
            <text:p>2134.98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02083">
            <text:p>0.102083</text:p>
          </table:table-cell>
          <table:table-cell office:value-type="float" office:value="0.0000000896397">
            <text:p>8.96397E-008</text:p>
          </table:table-cell>
          <table:table-cell office:value-type="float" office:value="1550.57">
            <text:p>1550.57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13058">
            <text:p>0.113058</text:p>
          </table:table-cell>
          <table:table-cell office:value-type="float" office:value="0.000000123387">
            <text:p>1.23387E-007</text:p>
          </table:table-cell>
          <table:table-cell office:value-type="float" office:value="1126.21">
            <text:p>1126.2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24034">
            <text:p>0.124034</text:p>
          </table:table-cell>
          <table:table-cell office:value-type="float" office:value="0.000000169807">
            <text:p>1.69807E-007</text:p>
          </table:table-cell>
          <table:table-cell office:value-type="float" office:value="818.058">
            <text:p>818.058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35009">
            <text:p>0.135009</text:p>
          </table:table-cell>
          <table:table-cell office:value-type="float" office:value="0.000000233633">
            <text:p>2.33633E-007</text:p>
          </table:table-cell>
          <table:table-cell office:value-type="float" office:value="594.3">
            <text:p>594.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45985">
            <text:p>0.145985</text:p>
          </table:table-cell>
          <table:table-cell office:value-type="float" office:value="0.000000321339">
            <text:p>3.21339E-007</text:p>
          </table:table-cell>
          <table:table-cell office:value-type="float" office:value="431.82">
            <text:p>431.8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5696">
            <text:p>0.15696</text:p>
          </table:table-cell>
          <table:table-cell office:value-type="float" office:value="0.000000441759">
            <text:p>4.41759E-007</text:p>
          </table:table-cell>
          <table:table-cell office:value-type="float" office:value="313.837">
            <text:p>313.837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67935">
            <text:p>0.167935</text:p>
          </table:table-cell>
          <table:table-cell office:value-type="float" office:value="0.000000606909">
            <text:p>6.06909E-007</text:p>
          </table:table-cell>
          <table:table-cell office:value-type="float" office:value="228.164">
            <text:p>228.16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78911">
            <text:p>0.178911</text:p>
          </table:table-cell>
          <table:table-cell office:value-type="float" office:value="0.000000833055">
            <text:p>8.33055E-007</text:p>
          </table:table-cell>
          <table:table-cell office:value-type="float" office:value="165.954">
            <text:p>165.95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89886">
            <text:p>0.189886</text:p>
          </table:table-cell>
          <table:table-cell office:value-type="float" office:value="0.00000114207">
            <text:p>1.14207E-006</text:p>
          </table:table-cell>
          <table:table-cell office:value-type="float" office:value="120.781">
            <text:p>120.78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00861">
            <text:p>0.200861</text:p>
          </table:table-cell>
          <table:table-cell office:value-type="float" office:value="0.00000156309">
            <text:p>1.56309E-006</text:p>
          </table:table-cell>
          <table:table-cell office:value-type="float" office:value="87.9786">
            <text:p>87.978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11837">
            <text:p>0.211837</text:p>
          </table:table-cell>
          <table:table-cell office:value-type="float" office:value="0.00000213448">
            <text:p>2.13448E-006</text:p>
          </table:table-cell>
          <table:table-cell office:value-type="float" office:value="64.1596">
            <text:p>64.159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22812">
            <text:p>0.222812</text:p>
          </table:table-cell>
          <table:table-cell office:value-type="float" office:value="0.0000029058">
            <text:p>2.9058E-006</text:p>
          </table:table-cell>
          <table:table-cell office:value-type="float" office:value="46.8636">
            <text:p>46.863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33788">
            <text:p>0.233788</text:p>
          </table:table-cell>
          <table:table-cell office:value-type="float" office:value="0.00000393952">
            <text:p>3.93952E-006</text:p>
          </table:table-cell>
          <table:table-cell office:value-type="float" office:value="34.3043">
            <text:p>34.304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44763">
            <text:p>0.244763</text:p>
          </table:table-cell>
          <table:table-cell office:value-type="float" office:value="0.00000531162">
            <text:p>5.31162E-006</text:p>
          </table:table-cell>
          <table:table-cell office:value-type="float" office:value="25.1845">
            <text:p>25.184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55738">
            <text:p>0.255738</text:p>
          </table:table-cell>
          <table:table-cell office:value-type="float" office:value="0.00000710973">
            <text:p>7.10973E-006</text:p>
          </table:table-cell>
          <table:table-cell office:value-type="float" office:value="18.5622">
            <text:p>18.562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66714">
            <text:p>0.266714</text:p>
          </table:table-cell>
          <table:table-cell office:value-type="float" office:value="0.00000942706">
            <text:p>9.42706E-006</text:p>
          </table:table-cell>
          <table:table-cell office:value-type="float" office:value="13.7535">
            <text:p>13.753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77689">
            <text:p>0.277689</text:p>
          </table:table-cell>
          <table:table-cell office:value-type="float" office:value="0.00001235">
            <text:p>0.00001235</text:p>
          </table:table-cell>
          <table:table-cell office:value-type="float" office:value="10.2617">
            <text:p>10.2617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88665">
            <text:p>0.288665</text:p>
          </table:table-cell>
          <table:table-cell office:value-type="float" office:value="0.0000159385">
            <text:p>1.59385E-005</text:p>
          </table:table-cell>
          <table:table-cell office:value-type="float" office:value="7.72615">
            <text:p>7.7261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9964">
            <text:p>0.29964</text:p>
          </table:table-cell>
          <table:table-cell office:value-type="float" office:value="0.0000202007">
            <text:p>2.02007E-005</text:p>
          </table:table-cell>
          <table:table-cell office:value-type="float" office:value="5.885">
            <text:p>5.88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10615">
            <text:p>0.310615</text:p>
          </table:table-cell>
          <table:table-cell office:value-type="float" office:value="0.0000250686">
            <text:p>2.50686E-005</text:p>
          </table:table-cell>
          <table:table-cell office:value-type="float" office:value="4.54806">
            <text:p>4.5480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21591">
            <text:p>0.321591</text:p>
          </table:table-cell>
          <table:table-cell office:value-type="float" office:value="0.0000303855">
            <text:p>3.03855E-005</text:p>
          </table:table-cell>
          <table:table-cell office:value-type="float" office:value="3.57725">
            <text:p>3.5772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32566">
            <text:p>0.332566</text:p>
          </table:table-cell>
          <table:table-cell office:value-type="float" office:value="0.000035917">
            <text:p>0.000035917</text:p>
          </table:table-cell>
          <table:table-cell office:value-type="float" office:value="2.87231">
            <text:p>2.8723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43542">
            <text:p>0.343542</text:p>
          </table:table-cell>
          <table:table-cell office:value-type="float" office:value="0.0000413882">
            <text:p>4.13882E-005</text:p>
          </table:table-cell>
          <table:table-cell office:value-type="float" office:value="2.36043">
            <text:p>2.3604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54517">
            <text:p>0.354517</text:p>
          </table:table-cell>
          <table:table-cell office:value-type="float" office:value="0.0000465356">
            <text:p>4.65356E-005</text:p>
          </table:table-cell>
          <table:table-cell office:value-type="float" office:value="1.98872">
            <text:p>1.9887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65492">
            <text:p>0.365492</text:p>
          </table:table-cell>
          <table:table-cell office:value-type="float" office:value="0.0000511553">
            <text:p>5.11553E-005</text:p>
          </table:table-cell>
          <table:table-cell office:value-type="float" office:value="1.71882">
            <text:p>1.7188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76468">
            <text:p>0.376468</text:p>
          </table:table-cell>
          <table:table-cell office:value-type="float" office:value="0.0000551295">
            <text:p>5.51295E-005</text:p>
          </table:table-cell>
          <table:table-cell office:value-type="float" office:value="1.52283">
            <text:p>1.5228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87443">
            <text:p>0.387443</text:p>
          </table:table-cell>
          <table:table-cell office:value-type="float" office:value="0.0000584253">
            <text:p>5.84253E-005</text:p>
          </table:table-cell>
          <table:table-cell office:value-type="float" office:value="1.38051">
            <text:p>1.3805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98418">
            <text:p>0.398418</text:p>
          </table:table-cell>
          <table:table-cell office:value-type="float" office:value="0.0000610768">
            <text:p>6.10768E-005</text:p>
          </table:table-cell>
          <table:table-cell office:value-type="float" office:value="1.27717">
            <text:p>1.27717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09394">
            <text:p>0.409394</text:p>
          </table:table-cell>
          <table:table-cell office:value-type="float" office:value="0.0000631581">
            <text:p>6.31581E-005</text:p>
          </table:table-cell>
          <table:table-cell office:value-type="float" office:value="1.20213">
            <text:p>1.2021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20369">
            <text:p>0.420369</text:p>
          </table:table-cell>
          <table:table-cell office:value-type="float" office:value="0.0000647605">
            <text:p>6.47605E-005</text:p>
          </table:table-cell>
          <table:table-cell office:value-type="float" office:value="1.14764">
            <text:p>1.1476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31345">
            <text:p>0.431345</text:p>
          </table:table-cell>
          <table:table-cell office:value-type="float" office:value="0.0000659761">
            <text:p>6.59761E-005</text:p>
          </table:table-cell>
          <table:table-cell office:value-type="float" office:value="1.10807">
            <text:p>1.10807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4232">
            <text:p>0.44232</text:p>
          </table:table-cell>
          <table:table-cell office:value-type="float" office:value="0.0000668877">
            <text:p>6.68877E-005</text:p>
          </table:table-cell>
          <table:table-cell office:value-type="float" office:value="1.07934">
            <text:p>1.0793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53295">
            <text:p>0.453295</text:p>
          </table:table-cell>
          <table:table-cell office:value-type="float" office:value="0.0000675656">
            <text:p>6.75656E-005</text:p>
          </table:table-cell>
          <table:table-cell office:value-type="float" office:value="1.05847">
            <text:p>1.05847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64271">
            <text:p>0.464271</text:p>
          </table:table-cell>
          <table:table-cell office:value-type="float" office:value="0.0000680666">
            <text:p>6.80666E-005</text:p>
          </table:table-cell>
          <table:table-cell office:value-type="float" office:value="1.04332">
            <text:p>1.0433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75246">
            <text:p>0.475246</text:p>
          </table:table-cell>
          <table:table-cell office:value-type="float" office:value="0.000068435">
            <text:p>0.000068435</text:p>
          </table:table-cell>
          <table:table-cell office:value-type="float" office:value="1.03232">
            <text:p>1.0323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86222">
            <text:p>0.486222</text:p>
          </table:table-cell>
          <table:table-cell office:value-type="float" office:value="0.0000687051">
            <text:p>6.87051E-005</text:p>
          </table:table-cell>
          <table:table-cell office:value-type="float" office:value="1.02433">
            <text:p>1.0243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97197">
            <text:p>0.497197</text:p>
          </table:table-cell>
          <table:table-cell office:value-type="float" office:value="0.0000689025">
            <text:p>6.89025E-005</text:p>
          </table:table-cell>
          <table:table-cell office:value-type="float" office:value="1.01853">
            <text:p>1.0185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08172">
            <text:p>0.508172</text:p>
          </table:table-cell>
          <table:table-cell office:value-type="float" office:value="0.0000690466">
            <text:p>6.90466E-005</text:p>
          </table:table-cell>
          <table:table-cell office:value-type="float" office:value="1.01432">
            <text:p>1.0143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19148">
            <text:p>0.519148</text:p>
          </table:table-cell>
          <table:table-cell office:value-type="float" office:value="0.0000691516">
            <text:p>6.91516E-005</text:p>
          </table:table-cell>
          <table:table-cell office:value-type="float" office:value="1.01126">
            <text:p>1.0112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30123">
            <text:p>0.530123</text:p>
          </table:table-cell>
          <table:table-cell office:value-type="float" office:value="0.000069228">
            <text:p>0.000069228</text:p>
          </table:table-cell>
          <table:table-cell office:value-type="float" office:value="1.00904">
            <text:p>1.0090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41098">
            <text:p>0.541098</text:p>
          </table:table-cell>
          <table:table-cell office:value-type="float" office:value="0.0000692836">
            <text:p>6.92836E-005</text:p>
          </table:table-cell>
          <table:table-cell office:value-type="float" office:value="1.00743">
            <text:p>1.0074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52074">
            <text:p>0.552074</text:p>
          </table:table-cell>
          <table:table-cell office:value-type="float" office:value="0.000069324">
            <text:p>0.000069324</text:p>
          </table:table-cell>
          <table:table-cell office:value-type="float" office:value="1.00626">
            <text:p>1.0062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63049">
            <text:p>0.563049</text:p>
          </table:table-cell>
          <table:table-cell office:value-type="float" office:value="0.0000693534">
            <text:p>6.93534E-005</text:p>
          </table:table-cell>
          <table:table-cell office:value-type="float" office:value="1.00541">
            <text:p>1.0054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74025">
            <text:p>0.574025</text:p>
          </table:table-cell>
          <table:table-cell office:value-type="float" office:value="0.0000693748">
            <text:p>6.93748E-005</text:p>
          </table:table-cell>
          <table:table-cell office:value-type="float" office:value="1.00479">
            <text:p>1.00479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85">
            <text:p>0.585</text:p>
          </table:table-cell>
          <table:table-cell office:value-type="float" office:value="0.0000693903">
            <text:p>6.93903E-005</text:p>
          </table:table-cell>
          <table:table-cell office:value-type="float" office:value="1.00434">
            <text:p>1.0043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95975">
            <text:p>0.595975</text:p>
          </table:table-cell>
          <table:table-cell office:value-type="float" office:value="0.0000694015">
            <text:p>6.94015E-005</text:p>
          </table:table-cell>
          <table:table-cell office:value-type="float" office:value="1.00402">
            <text:p>1.0040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06951">
            <text:p>0.606951</text:p>
          </table:table-cell>
          <table:table-cell office:value-type="float" office:value="0.0000694097">
            <text:p>6.94097E-005</text:p>
          </table:table-cell>
          <table:table-cell office:value-type="float" office:value="1.00378">
            <text:p>1.00378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17926">
            <text:p>0.617926</text:p>
          </table:table-cell>
          <table:table-cell office:value-type="float" office:value="0.0000694156">
            <text:p>6.94156E-005</text:p>
          </table:table-cell>
          <table:table-cell office:value-type="float" office:value="1.00361">
            <text:p>1.0036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28902">
            <text:p>0.628902</text:p>
          </table:table-cell>
          <table:table-cell office:value-type="float" office:value="0.0000694199">
            <text:p>6.94199E-005</text:p>
          </table:table-cell>
          <table:table-cell office:value-type="float" office:value="1.00349">
            <text:p>1.00349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39877">
            <text:p>0.639877</text:p>
          </table:table-cell>
          <table:table-cell office:value-type="float" office:value="0.000069423">
            <text:p>0.000069423</text:p>
          </table:table-cell>
          <table:table-cell office:value-type="float" office:value="1.0034">
            <text:p>1.003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50852">
            <text:p>0.650852</text:p>
          </table:table-cell>
          <table:table-cell office:value-type="float" office:value="0.0000694251">
            <text:p>6.94251E-005</text:p>
          </table:table-cell>
          <table:table-cell office:value-type="float" office:value="1.00334">
            <text:p>1.0033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61828">
            <text:p>0.661828</text:p>
          </table:table-cell>
          <table:table-cell office:value-type="float" office:value="0.0000694267">
            <text:p>6.94267E-005</text:p>
          </table:table-cell>
          <table:table-cell office:value-type="float" office:value="1.00329">
            <text:p>1.00329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72803">
            <text:p>0.672803</text:p>
          </table:table-cell>
          <table:table-cell office:value-type="float" office:value="0.0000694277">
            <text:p>6.94277E-005</text:p>
          </table:table-cell>
          <table:table-cell office:value-type="float" office:value="1.00326">
            <text:p>1.0032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83778">
            <text:p>0.683778</text:p>
          </table:table-cell>
          <table:table-cell office:value-type="float" office:value="0.0000694283">
            <text:p>6.94283E-005</text:p>
          </table:table-cell>
          <table:table-cell office:value-type="float" office:value="1.00325">
            <text:p>1.0032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94754">
            <text:p>0.694754</text:p>
          </table:table-cell>
          <table:table-cell office:value-type="float" office:value="0.0000694286">
            <text:p>6.94286E-005</text:p>
          </table:table-cell>
          <table:table-cell office:value-type="float" office:value="1.00324">
            <text:p>1.0032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05729">
            <text:p>0.705729</text:p>
          </table:table-cell>
          <table:table-cell office:value-type="float" office:value="0.0000694286">
            <text:p>6.94286E-005</text:p>
          </table:table-cell>
          <table:table-cell office:value-type="float" office:value="1.00324">
            <text:p>1.0032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16705">
            <text:p>0.716705</text:p>
          </table:table-cell>
          <table:table-cell office:value-type="float" office:value="0.0000694283">
            <text:p>6.94283E-005</text:p>
          </table:table-cell>
          <table:table-cell office:value-type="float" office:value="1.00325">
            <text:p>1.0032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2768">
            <text:p>0.72768</text:p>
          </table:table-cell>
          <table:table-cell office:value-type="float" office:value="0.0000694277">
            <text:p>6.94277E-005</text:p>
          </table:table-cell>
          <table:table-cell office:value-type="float" office:value="1.00326">
            <text:p>1.0032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38655">
            <text:p>0.738655</text:p>
          </table:table-cell>
          <table:table-cell office:value-type="float" office:value="0.0000694267">
            <text:p>6.94267E-005</text:p>
          </table:table-cell>
          <table:table-cell office:value-type="float" office:value="1.00329">
            <text:p>1.00329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49631">
            <text:p>0.749631</text:p>
          </table:table-cell>
          <table:table-cell office:value-type="float" office:value="0.0000694252">
            <text:p>6.94252E-005</text:p>
          </table:table-cell>
          <table:table-cell office:value-type="float" office:value="1.00334">
            <text:p>1.0033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60606">
            <text:p>0.760606</text:p>
          </table:table-cell>
          <table:table-cell office:value-type="float" office:value="0.000069423">
            <text:p>0.000069423</text:p>
          </table:table-cell>
          <table:table-cell office:value-type="float" office:value="1.0034">
            <text:p>1.003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71582">
            <text:p>0.771582</text:p>
          </table:table-cell>
          <table:table-cell office:value-type="float" office:value="0.0000694199">
            <text:p>6.94199E-005</text:p>
          </table:table-cell>
          <table:table-cell office:value-type="float" office:value="1.00349">
            <text:p>1.00349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82557">
            <text:p>0.782557</text:p>
          </table:table-cell>
          <table:table-cell office:value-type="float" office:value="0.0000694156">
            <text:p>6.94156E-005</text:p>
          </table:table-cell>
          <table:table-cell office:value-type="float" office:value="1.00361">
            <text:p>1.0036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93532">
            <text:p>0.793532</text:p>
          </table:table-cell>
          <table:table-cell office:value-type="float" office:value="0.0000694097">
            <text:p>6.94097E-005</text:p>
          </table:table-cell>
          <table:table-cell office:value-type="float" office:value="1.00378">
            <text:p>1.00378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04508">
            <text:p>0.804508</text:p>
          </table:table-cell>
          <table:table-cell office:value-type="float" office:value="0.0000694016">
            <text:p>6.94016E-005</text:p>
          </table:table-cell>
          <table:table-cell office:value-type="float" office:value="1.00402">
            <text:p>1.0040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15483">
            <text:p>0.815483</text:p>
          </table:table-cell>
          <table:table-cell office:value-type="float" office:value="0.0000693903">
            <text:p>6.93903E-005</text:p>
          </table:table-cell>
          <table:table-cell office:value-type="float" office:value="1.00434">
            <text:p>1.0043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26458">
            <text:p>0.826458</text:p>
          </table:table-cell>
          <table:table-cell office:value-type="float" office:value="0.0000693748">
            <text:p>6.93748E-005</text:p>
          </table:table-cell>
          <table:table-cell office:value-type="float" office:value="1.00479">
            <text:p>1.00479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37434">
            <text:p>0.837434</text:p>
          </table:table-cell>
          <table:table-cell office:value-type="float" office:value="0.0000693534">
            <text:p>6.93534E-005</text:p>
          </table:table-cell>
          <table:table-cell office:value-type="float" office:value="1.00541">
            <text:p>1.0054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48409">
            <text:p>0.848409</text:p>
          </table:table-cell>
          <table:table-cell office:value-type="float" office:value="0.0000693239">
            <text:p>6.93239E-005</text:p>
          </table:table-cell>
          <table:table-cell office:value-type="float" office:value="1.00626">
            <text:p>1.0062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59385">
            <text:p>0.859385</text:p>
          </table:table-cell>
          <table:table-cell office:value-type="float" office:value="0.0000692832">
            <text:p>6.92832E-005</text:p>
          </table:table-cell>
          <table:table-cell office:value-type="float" office:value="1.00744">
            <text:p>1.0074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7036">
            <text:p>0.87036</text:p>
          </table:table-cell>
          <table:table-cell office:value-type="float" office:value="0.0000692271">
            <text:p>6.92271E-005</text:p>
          </table:table-cell>
          <table:table-cell office:value-type="float" office:value="1.00907">
            <text:p>1.00907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81335">
            <text:p>0.881335</text:p>
          </table:table-cell>
          <table:table-cell office:value-type="float" office:value="0.0000691497">
            <text:p>6.91497E-005</text:p>
          </table:table-cell>
          <table:table-cell office:value-type="float" office:value="1.01132">
            <text:p>1.0113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92311">
            <text:p>0.892311</text:p>
          </table:table-cell>
          <table:table-cell office:value-type="float" office:value="0.0000690429">
            <text:p>6.90429E-005</text:p>
          </table:table-cell>
          <table:table-cell office:value-type="float" office:value="1.01443">
            <text:p>1.0144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03286">
            <text:p>0.903286</text:p>
          </table:table-cell>
          <table:table-cell office:value-type="float" office:value="0.0000688952">
            <text:p>6.88952E-005</text:p>
          </table:table-cell>
          <table:table-cell office:value-type="float" office:value="1.01875">
            <text:p>1.0187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14262">
            <text:p>0.914262</text:p>
          </table:table-cell>
          <table:table-cell office:value-type="float" office:value="0.0000686907">
            <text:p>6.86907E-005</text:p>
          </table:table-cell>
          <table:table-cell office:value-type="float" office:value="1.02476">
            <text:p>1.0247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25237">
            <text:p>0.925237</text:p>
          </table:table-cell>
          <table:table-cell office:value-type="float" office:value="0.0000684072">
            <text:p>6.84072E-005</text:p>
          </table:table-cell>
          <table:table-cell office:value-type="float" office:value="1.03315">
            <text:p>1.0331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36212">
            <text:p>0.936212</text:p>
          </table:table-cell>
          <table:table-cell office:value-type="float" office:value="0.000068013">
            <text:p>0.000068013</text:p>
          </table:table-cell>
          <table:table-cell office:value-type="float" office:value="1.04493">
            <text:p>1.0449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47188">
            <text:p>0.947188</text:p>
          </table:table-cell>
          <table:table-cell office:value-type="float" office:value="0.000067463">
            <text:p>0.000067463</text:p>
          </table:table-cell>
          <table:table-cell office:value-type="float" office:value="1.06161">
            <text:p>1.0616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58163">
            <text:p>0.958163</text:p>
          </table:table-cell>
          <table:table-cell office:value-type="float" office:value="0.0000666913">
            <text:p>6.66913E-005</text:p>
          </table:table-cell>
          <table:table-cell office:value-type="float" office:value="1.08546">
            <text:p>1.0854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69139">
            <text:p>0.969139</text:p>
          </table:table-cell>
          <table:table-cell office:value-type="float" office:value="0.000065601">
            <text:p>0.000065601</text:p>
          </table:table-cell>
          <table:table-cell office:value-type="float" office:value="1.12012">
            <text:p>1.1201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80114">
            <text:p>0.980114</text:p>
          </table:table-cell>
          <table:table-cell office:value-type="float" office:value="0.0000640446">
            <text:p>6.40446E-005</text:p>
          </table:table-cell>
          <table:table-cell office:value-type="float" office:value="1.17164">
            <text:p>1.1716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91089">
            <text:p>0.991089</text:p>
          </table:table-cell>
          <table:table-cell office:value-type="float" office:value="0.0000617901">
            <text:p>6.17901E-005</text:p>
          </table:table-cell>
          <table:table-cell office:value-type="float" office:value="1.25088">
            <text:p>1.25088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0206">
            <text:p>1.00206</text:p>
          </table:table-cell>
          <table:table-cell office:value-type="float" office:value="0.000058454">
            <text:p>0.000058454</text:p>
          </table:table-cell>
          <table:table-cell office:value-type="float" office:value="1.37934">
            <text:p>1.3793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1304">
            <text:p>1.01304</text:p>
          </table:table-cell>
          <table:table-cell office:value-type="float" office:value="0.0000533585">
            <text:p>5.33585E-005</text:p>
          </table:table-cell>
          <table:table-cell office:value-type="float" office:value="1.60656">
            <text:p>1.6065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2402">
            <text:p>1.02402</text:p>
          </table:table-cell>
          <table:table-cell office:value-type="float" office:value="0.0000451866">
            <text:p>4.51866E-005</text:p>
          </table:table-cell>
          <table:table-cell office:value-type="float" office:value="2.07795">
            <text:p>2.0779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3499">
            <text:p>1.03499</text:p>
          </table:table-cell>
          <table:table-cell office:value-type="float" office:value="0.0000309971">
            <text:p>3.09971E-005</text:p>
          </table:table-cell>
          <table:table-cell office:value-type="float" office:value="3.48694">
            <text:p>3.4869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4597">
            <text:p>1.04597</text:p>
          </table:table-cell>
          <table:table-cell office:value-type="float" office:value="0.00000259128">
            <text:p>2.59128E-006</text:p>
          </table:table-cell>
          <table:table-cell office:value-type="float" office:value="52.6731">
            <text:p>52.673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5694">
            <text:p>1.05694</text:p>
          </table:table-cell>
          <table:table-cell office:value-type="float" office:value="-0.0000748287">
            <text:p>-7.48287E-005</text:p>
          </table:table-cell>
          <table:table-cell office:value-type="float" office:value="-2.85867">
            <text:p>-2.85867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6792">
            <text:p>1.06792</text:p>
          </table:table-cell>
          <table:table-cell office:value-type="float" office:value="-0.000838306">
            <text:p>-0.000838306</text:p>
          </table:table-cell>
          <table:table-cell office:value-type="float" office:value="-1.16591">
            <text:p>-1.1659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7889">
            <text:p>1.07889</text:p>
          </table:table-cell>
          <table:table-cell office:value-type="float" office:value="0.00038872">
            <text:p>0.00038872</text:p>
          </table:table-cell>
          <table:table-cell office:value-type="float" office:value="-0.642205">
            <text:p>-0.64220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8987">
            <text:p>1.08987</text:p>
          </table:table-cell>
          <table:table-cell office:value-type="float" office:value="0.000230562">
            <text:p>0.000230562</text:p>
          </table:table-cell>
          <table:table-cell office:value-type="float" office:value="-0.396769">
            <text:p>-0.396769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0084">
            <text:p>1.10084</text:p>
          </table:table-cell>
          <table:table-cell office:value-type="float" office:value="0.000187937">
            <text:p>0.000187937</text:p>
          </table:table-cell>
          <table:table-cell office:value-type="float" office:value="-0.259953">
            <text:p>-0.25995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1182">
            <text:p>1.11182</text:p>
          </table:table-cell>
          <table:table-cell office:value-type="float" office:value="0.000168841">
            <text:p>0.000168841</text:p>
          </table:table-cell>
          <table:table-cell office:value-type="float" office:value="-0.176254">
            <text:p>-0.17625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2279">
            <text:p>1.12279</text:p>
          </table:table-cell>
          <table:table-cell office:value-type="float" office:value="0.000158428">
            <text:p>0.000158428</text:p>
          </table:table-cell>
          <table:table-cell office:value-type="float" office:value="-0.12211">
            <text:p>-0.1221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3377">
            <text:p>1.13377</text:p>
          </table:table-cell>
          <table:table-cell office:value-type="float" office:value="0.000152137">
            <text:p>0.000152137</text:p>
          </table:table-cell>
          <table:table-cell office:value-type="float" office:value="-0.0858084">
            <text:p>-0.085808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340451">
            <text:p>0.0340451</text:p>
          </table:table-cell>
          <table:table-cell office:value-type="float" office:value="0.0000000124744">
            <text:p>1.24744E-008</text:p>
          </table:table-cell>
          <table:table-cell office:value-type="float" office:value="10690">
            <text:p>10690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450642">
            <text:p>0.0450642</text:p>
          </table:table-cell>
          <table:table-cell office:value-type="float" office:value="0.0000000174173">
            <text:p>1.74173E-008</text:p>
          </table:table-cell>
          <table:table-cell office:value-type="float" office:value="7655.97">
            <text:p>7655.97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560833">
            <text:p>0.0560833</text:p>
          </table:table-cell>
          <table:table-cell office:value-type="float" office:value="0.0000000243181">
            <text:p>2.43181E-008</text:p>
          </table:table-cell>
          <table:table-cell office:value-type="float" office:value="5483.14">
            <text:p>5483.1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671024">
            <text:p>0.0671024</text:p>
          </table:table-cell>
          <table:table-cell office:value-type="float" office:value="0.0000000339515">
            <text:p>0.000000034</text:p>
          </table:table-cell>
          <table:table-cell office:value-type="float" office:value="3927.07">
            <text:p>3927.07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781215">
            <text:p>0.0781215</text:p>
          </table:table-cell>
          <table:table-cell office:value-type="float" office:value="0.0000000473982">
            <text:p>4.73982E-008</text:p>
          </table:table-cell>
          <table:table-cell office:value-type="float" office:value="2812.69">
            <text:p>2812.6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891406">
            <text:p>0.0891406</text:p>
          </table:table-cell>
          <table:table-cell office:value-type="float" office:value="0.0000000661647">
            <text:p>6.61647E-008</text:p>
          </table:table-cell>
          <table:table-cell office:value-type="float" office:value="2014.63">
            <text:p>2014.6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0016">
            <text:p>0.10016</text:p>
          </table:table-cell>
          <table:table-cell office:value-type="float" office:value="0.0000000923504">
            <text:p>9.23504E-008</text:p>
          </table:table-cell>
          <table:table-cell office:value-type="float" office:value="1443.11">
            <text:p>1443.1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11179">
            <text:p>0.111179</text:p>
          </table:table-cell>
          <table:table-cell office:value-type="float" office:value="0.000000128878">
            <text:p>1.28878E-007</text:p>
          </table:table-cell>
          <table:table-cell office:value-type="float" office:value="1033.81">
            <text:p>1033.8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22198">
            <text:p>0.122198</text:p>
          </table:table-cell>
          <table:table-cell office:value-type="float" office:value="0.00000017981">
            <text:p>1.7981E-007</text:p>
          </table:table-cell>
          <table:table-cell office:value-type="float" office:value="740.694">
            <text:p>740.69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33217">
            <text:p>0.133217</text:p>
          </table:table-cell>
          <table:table-cell office:value-type="float" office:value="0.000000250789">
            <text:p>2.50789E-007</text:p>
          </table:table-cell>
          <table:table-cell office:value-type="float" office:value="530.778">
            <text:p>530.77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44236">
            <text:p>0.144236</text:p>
          </table:table-cell>
          <table:table-cell office:value-type="float" office:value="0.000000349625">
            <text:p>3.49625E-007</text:p>
          </table:table-cell>
          <table:table-cell office:value-type="float" office:value="380.448">
            <text:p>380.44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55255">
            <text:p>0.155255</text:p>
          </table:table-cell>
          <table:table-cell office:value-type="float" office:value="0.000000487104">
            <text:p>4.87104E-007</text:p>
          </table:table-cell>
          <table:table-cell office:value-type="float" office:value="272.789">
            <text:p>272.78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66274">
            <text:p>0.166274</text:p>
          </table:table-cell>
          <table:table-cell office:value-type="float" office:value="0.000000678042">
            <text:p>0.000000678</text:p>
          </table:table-cell>
          <table:table-cell office:value-type="float" office:value="195.69">
            <text:p>195.6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77293">
            <text:p>0.177293</text:p>
          </table:table-cell>
          <table:table-cell office:value-type="float" office:value="0.000000942667">
            <text:p>9.42667E-007</text:p>
          </table:table-cell>
          <table:table-cell office:value-type="float" office:value="140.475">
            <text:p>140.47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88312">
            <text:p>0.188312</text:p>
          </table:table-cell>
          <table:table-cell office:value-type="float" office:value="0.00000130834">
            <text:p>1.30834E-006</text:p>
          </table:table-cell>
          <table:table-cell office:value-type="float" office:value="100.933">
            <text:p>100.93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99332">
            <text:p>0.199332</text:p>
          </table:table-cell>
          <table:table-cell office:value-type="float" office:value="0.00000181163">
            <text:p>1.81163E-006</text:p>
          </table:table-cell>
          <table:table-cell office:value-type="float" office:value="72.6155">
            <text:p>72.615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10351">
            <text:p>0.210351</text:p>
          </table:table-cell>
          <table:table-cell office:value-type="float" office:value="0.00000250046">
            <text:p>2.50046E-006</text:p>
          </table:table-cell>
          <table:table-cell office:value-type="float" office:value="52.3358">
            <text:p>52.335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2137">
            <text:p>0.22137</text:p>
          </table:table-cell>
          <table:table-cell office:value-type="float" office:value="0.0000034361">
            <text:p>3.4361E-006</text:p>
          </table:table-cell>
          <table:table-cell office:value-type="float" office:value="37.8125">
            <text:p>37.812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32389">
            <text:p>0.232389</text:p>
          </table:table-cell>
          <table:table-cell office:value-type="float" office:value="0.00000469397">
            <text:p>0.000004694</text:p>
          </table:table-cell>
          <table:table-cell office:value-type="float" office:value="27.4117">
            <text:p>27.4117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43408">
            <text:p>0.243408</text:p>
          </table:table-cell>
          <table:table-cell office:value-type="float" office:value="0.0000063618">
            <text:p>6.3618E-006</text:p>
          </table:table-cell>
          <table:table-cell office:value-type="float" office:value="19.9632">
            <text:p>19.9632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54427">
            <text:p>0.254427</text:p>
          </table:table-cell>
          <table:table-cell office:value-type="float" office:value="0.00000853311">
            <text:p>8.53311E-006</text:p>
          </table:table-cell>
          <table:table-cell office:value-type="float" office:value="14.629">
            <text:p>14.62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65446">
            <text:p>0.265446</text:p>
          </table:table-cell>
          <table:table-cell office:value-type="float" office:value="0.0000112935">
            <text:p>1.12935E-005</text:p>
          </table:table-cell>
          <table:table-cell office:value-type="float" office:value="10.8089">
            <text:p>10.808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76465">
            <text:p>0.276465</text:p>
          </table:table-cell>
          <table:table-cell office:value-type="float" office:value="0.0000146988">
            <text:p>1.46988E-005</text:p>
          </table:table-cell>
          <table:table-cell office:value-type="float" office:value="8.07314">
            <text:p>8.0731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87484">
            <text:p>0.287484</text:p>
          </table:table-cell>
          <table:table-cell office:value-type="float" office:value="0.0000187469">
            <text:p>1.87469E-005</text:p>
          </table:table-cell>
          <table:table-cell office:value-type="float" office:value="6.11393">
            <text:p>6.1139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98503">
            <text:p>0.298503</text:p>
          </table:table-cell>
          <table:table-cell office:value-type="float" office:value="0.0000233527">
            <text:p>2.33527E-005</text:p>
          </table:table-cell>
          <table:table-cell office:value-type="float" office:value="4.71085">
            <text:p>4.7108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09523">
            <text:p>0.309523</text:p>
          </table:table-cell>
          <table:table-cell office:value-type="float" office:value="0.0000283389">
            <text:p>2.83389E-005</text:p>
          </table:table-cell>
          <table:table-cell office:value-type="float" office:value="3.70604">
            <text:p>3.7060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20542">
            <text:p>0.320542</text:p>
          </table:table-cell>
          <table:table-cell office:value-type="float" office:value="0.0000334543">
            <text:p>3.34543E-005</text:p>
          </table:table-cell>
          <table:table-cell office:value-type="float" office:value="2.98645">
            <text:p>2.9864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31561">
            <text:p>0.331561</text:p>
          </table:table-cell>
          <table:table-cell office:value-type="float" office:value="0.0000384211">
            <text:p>3.84211E-005</text:p>
          </table:table-cell>
          <table:table-cell office:value-type="float" office:value="2.47111">
            <text:p>2.4711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4258">
            <text:p>0.34258</text:p>
          </table:table-cell>
          <table:table-cell office:value-type="float" office:value="0.0000429921">
            <text:p>4.29921E-005</text:p>
          </table:table-cell>
          <table:table-cell office:value-type="float" office:value="2.10206">
            <text:p>2.10206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53599">
            <text:p>0.353599</text:p>
          </table:table-cell>
          <table:table-cell office:value-type="float" office:value="0.0000469962">
            <text:p>4.69962E-005</text:p>
          </table:table-cell>
          <table:table-cell office:value-type="float" office:value="1.83776">
            <text:p>1.83776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64618">
            <text:p>0.364618</text:p>
          </table:table-cell>
          <table:table-cell office:value-type="float" office:value="0.0000503549">
            <text:p>5.03549E-005</text:p>
          </table:table-cell>
          <table:table-cell office:value-type="float" office:value="1.64848">
            <text:p>1.6484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75637">
            <text:p>0.375637</text:p>
          </table:table-cell>
          <table:table-cell office:value-type="float" office:value="0.0000530711">
            <text:p>5.30711E-005</text:p>
          </table:table-cell>
          <table:table-cell office:value-type="float" office:value="1.51293">
            <text:p>1.5129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86656">
            <text:p>0.386656</text:p>
          </table:table-cell>
          <table:table-cell office:value-type="float" office:value="0.0000552036">
            <text:p>5.52036E-005</text:p>
          </table:table-cell>
          <table:table-cell office:value-type="float" office:value="1.41586">
            <text:p>1.41586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97675">
            <text:p>0.397675</text:p>
          </table:table-cell>
          <table:table-cell office:value-type="float" office:value="0.0000568392">
            <text:p>5.68392E-005</text:p>
          </table:table-cell>
          <table:table-cell office:value-type="float" office:value="1.34634">
            <text:p>1.3463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08694">
            <text:p>0.408694</text:p>
          </table:table-cell>
          <table:table-cell office:value-type="float" office:value="0.0000580714">
            <text:p>5.80714E-005</text:p>
          </table:table-cell>
          <table:table-cell office:value-type="float" office:value="1.29655">
            <text:p>1.2965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19714">
            <text:p>0.419714</text:p>
          </table:table-cell>
          <table:table-cell office:value-type="float" office:value="0.0000589871">
            <text:p>5.89871E-005</text:p>
          </table:table-cell>
          <table:table-cell office:value-type="float" office:value="1.2609">
            <text:p>1.260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30733">
            <text:p>0.430733</text:p>
          </table:table-cell>
          <table:table-cell office:value-type="float" office:value="0.0000596609">
            <text:p>5.96609E-005</text:p>
          </table:table-cell>
          <table:table-cell office:value-type="float" office:value="1.23536">
            <text:p>1.23536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41752">
            <text:p>0.441752</text:p>
          </table:table-cell>
          <table:table-cell office:value-type="float" office:value="0.000060153">
            <text:p>0.000060153</text:p>
          </table:table-cell>
          <table:table-cell office:value-type="float" office:value="1.21708">
            <text:p>1.2170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52771">
            <text:p>0.452771</text:p>
          </table:table-cell>
          <table:table-cell office:value-type="float" office:value="0.0000605104">
            <text:p>6.05104E-005</text:p>
          </table:table-cell>
          <table:table-cell office:value-type="float" office:value="1.20398">
            <text:p>1.2039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6379">
            <text:p>0.46379</text:p>
          </table:table-cell>
          <table:table-cell office:value-type="float" office:value="0.000060769">
            <text:p>0.000060769</text:p>
          </table:table-cell>
          <table:table-cell office:value-type="float" office:value="1.1946">
            <text:p>1.1946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74809">
            <text:p>0.474809</text:p>
          </table:table-cell>
          <table:table-cell office:value-type="float" office:value="0.0000609555">
            <text:p>6.09555E-005</text:p>
          </table:table-cell>
          <table:table-cell office:value-type="float" office:value="1.18789">
            <text:p>1.1878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85828">
            <text:p>0.485828</text:p>
          </table:table-cell>
          <table:table-cell office:value-type="float" office:value="0.0000610898">
            <text:p>6.10898E-005</text:p>
          </table:table-cell>
          <table:table-cell office:value-type="float" office:value="1.18308">
            <text:p>1.1830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96847">
            <text:p>0.496847</text:p>
          </table:table-cell>
          <table:table-cell office:value-type="float" office:value="0.0000611864">
            <text:p>6.11864E-005</text:p>
          </table:table-cell>
          <table:table-cell office:value-type="float" office:value="1.17963">
            <text:p>1.1796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07866">
            <text:p>0.507866</text:p>
          </table:table-cell>
          <table:table-cell office:value-type="float" office:value="0.0000612557">
            <text:p>6.12557E-005</text:p>
          </table:table-cell>
          <table:table-cell office:value-type="float" office:value="1.17717">
            <text:p>1.17717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18885">
            <text:p>0.518885</text:p>
          </table:table-cell>
          <table:table-cell office:value-type="float" office:value="0.0000613054">
            <text:p>6.13054E-005</text:p>
          </table:table-cell>
          <table:table-cell office:value-type="float" office:value="1.1754">
            <text:p>1.175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29905">
            <text:p>0.529905</text:p>
          </table:table-cell>
          <table:table-cell office:value-type="float" office:value="0.0000613411">
            <text:p>6.13411E-005</text:p>
          </table:table-cell>
          <table:table-cell office:value-type="float" office:value="1.17414">
            <text:p>1.1741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40924">
            <text:p>0.540924</text:p>
          </table:table-cell>
          <table:table-cell office:value-type="float" office:value="0.0000613667">
            <text:p>6.13667E-005</text:p>
          </table:table-cell>
          <table:table-cell office:value-type="float" office:value="1.17323">
            <text:p>1.1732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51943">
            <text:p>0.551943</text:p>
          </table:table-cell>
          <table:table-cell office:value-type="float" office:value="0.000061385">
            <text:p>0.000061385</text:p>
          </table:table-cell>
          <table:table-cell office:value-type="float" office:value="1.17258">
            <text:p>1.1725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62962">
            <text:p>0.562962</text:p>
          </table:table-cell>
          <table:table-cell office:value-type="float" office:value="0.0000613981">
            <text:p>6.13981E-005</text:p>
          </table:table-cell>
          <table:table-cell office:value-type="float" office:value="1.17212">
            <text:p>1.17212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73981">
            <text:p>0.573981</text:p>
          </table:table-cell>
          <table:table-cell office:value-type="float" office:value="0.0000614075">
            <text:p>6.14075E-005</text:p>
          </table:table-cell>
          <table:table-cell office:value-type="float" office:value="1.17178">
            <text:p>1.1717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85">
            <text:p>0.585</text:p>
          </table:table-cell>
          <table:table-cell office:value-type="float" office:value="0.0000614143">
            <text:p>6.14143E-005</text:p>
          </table:table-cell>
          <table:table-cell office:value-type="float" office:value="1.17155">
            <text:p>1.1715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96019">
            <text:p>0.596019</text:p>
          </table:table-cell>
          <table:table-cell office:value-type="float" office:value="0.0000614191">
            <text:p>6.14191E-005</text:p>
          </table:table-cell>
          <table:table-cell office:value-type="float" office:value="1.17138">
            <text:p>1.1713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07038">
            <text:p>0.607038</text:p>
          </table:table-cell>
          <table:table-cell office:value-type="float" office:value="0.0000614225">
            <text:p>6.14225E-005</text:p>
          </table:table-cell>
          <table:table-cell office:value-type="float" office:value="1.17125">
            <text:p>1.1712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18057">
            <text:p>0.618057</text:p>
          </table:table-cell>
          <table:table-cell office:value-type="float" office:value="0.000061425">
            <text:p>0.000061425</text:p>
          </table:table-cell>
          <table:table-cell office:value-type="float" office:value="1.17117">
            <text:p>1.17117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29076">
            <text:p>0.629076</text:p>
          </table:table-cell>
          <table:table-cell office:value-type="float" office:value="0.0000614267">
            <text:p>6.14267E-005</text:p>
          </table:table-cell>
          <table:table-cell office:value-type="float" office:value="1.17111">
            <text:p>1.1711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40095">
            <text:p>0.640095</text:p>
          </table:table-cell>
          <table:table-cell office:value-type="float" office:value="0.000061428">
            <text:p>0.000061428</text:p>
          </table:table-cell>
          <table:table-cell office:value-type="float" office:value="1.17106">
            <text:p>1.17106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51115">
            <text:p>0.651115</text:p>
          </table:table-cell>
          <table:table-cell office:value-type="float" office:value="0.0000614288">
            <text:p>6.14288E-005</text:p>
          </table:table-cell>
          <table:table-cell office:value-type="float" office:value="1.17103">
            <text:p>1.1710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62134">
            <text:p>0.662134</text:p>
          </table:table-cell>
          <table:table-cell office:value-type="float" office:value="0.0000614294">
            <text:p>6.14294E-005</text:p>
          </table:table-cell>
          <table:table-cell office:value-type="float" office:value="1.17101">
            <text:p>1.1710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73153">
            <text:p>0.673153</text:p>
          </table:table-cell>
          <table:table-cell office:value-type="float" office:value="0.0000614298">
            <text:p>6.14298E-005</text:p>
          </table:table-cell>
          <table:table-cell office:value-type="float" office:value="1.171">
            <text:p>1.17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84172">
            <text:p>0.684172</text:p>
          </table:table-cell>
          <table:table-cell office:value-type="float" office:value="0.00006143">
            <text:p>0.00006143</text:p>
          </table:table-cell>
          <table:table-cell office:value-type="float" office:value="1.17099">
            <text:p>1.1709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95191">
            <text:p>0.695191</text:p>
          </table:table-cell>
          <table:table-cell office:value-type="float" office:value="0.00006143">
            <text:p>0.00006143</text:p>
          </table:table-cell>
          <table:table-cell office:value-type="float" office:value="1.17099">
            <text:p>1.1709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0621">
            <text:p>0.70621</text:p>
          </table:table-cell>
          <table:table-cell office:value-type="float" office:value="0.0000614299">
            <text:p>6.14299E-005</text:p>
          </table:table-cell>
          <table:table-cell office:value-type="float" office:value="1.17099">
            <text:p>1.1709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17229">
            <text:p>0.717229</text:p>
          </table:table-cell>
          <table:table-cell office:value-type="float" office:value="0.0000614297">
            <text:p>6.14297E-005</text:p>
          </table:table-cell>
          <table:table-cell office:value-type="float" office:value="1.171">
            <text:p>1.17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28248">
            <text:p>0.728248</text:p>
          </table:table-cell>
          <table:table-cell office:value-type="float" office:value="0.0000614292">
            <text:p>6.14292E-005</text:p>
          </table:table-cell>
          <table:table-cell office:value-type="float" office:value="1.17102">
            <text:p>1.17102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39267">
            <text:p>0.739267</text:p>
          </table:table-cell>
          <table:table-cell office:value-type="float" office:value="0.0000614286">
            <text:p>6.14286E-005</text:p>
          </table:table-cell>
          <table:table-cell office:value-type="float" office:value="1.17104">
            <text:p>1.1710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50286">
            <text:p>0.750286</text:p>
          </table:table-cell>
          <table:table-cell office:value-type="float" office:value="0.0000614276">
            <text:p>6.14276E-005</text:p>
          </table:table-cell>
          <table:table-cell office:value-type="float" office:value="1.17108">
            <text:p>1.1710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61306">
            <text:p>0.761306</text:p>
          </table:table-cell>
          <table:table-cell office:value-type="float" office:value="0.0000614262">
            <text:p>6.14262E-005</text:p>
          </table:table-cell>
          <table:table-cell office:value-type="float" office:value="1.17112">
            <text:p>1.17112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72325">
            <text:p>0.772325</text:p>
          </table:table-cell>
          <table:table-cell office:value-type="float" office:value="0.0000614242">
            <text:p>6.14242E-005</text:p>
          </table:table-cell>
          <table:table-cell office:value-type="float" office:value="1.17119">
            <text:p>1.1711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83344">
            <text:p>0.783344</text:p>
          </table:table-cell>
          <table:table-cell office:value-type="float" office:value="0.0000614214">
            <text:p>6.14214E-005</text:p>
          </table:table-cell>
          <table:table-cell office:value-type="float" office:value="1.17129">
            <text:p>1.1712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94363">
            <text:p>0.794363</text:p>
          </table:table-cell>
          <table:table-cell office:value-type="float" office:value="0.0000614176">
            <text:p>6.14176E-005</text:p>
          </table:table-cell>
          <table:table-cell office:value-type="float" office:value="1.17143">
            <text:p>1.1714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05382">
            <text:p>0.805382</text:p>
          </table:table-cell>
          <table:table-cell office:value-type="float" office:value="0.0000614121">
            <text:p>6.14121E-005</text:p>
          </table:table-cell>
          <table:table-cell office:value-type="float" office:value="1.17162">
            <text:p>1.17162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16401">
            <text:p>0.816401</text:p>
          </table:table-cell>
          <table:table-cell office:value-type="float" office:value="0.0000614045">
            <text:p>6.14045E-005</text:p>
          </table:table-cell>
          <table:table-cell office:value-type="float" office:value="1.17189">
            <text:p>1.1718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2742">
            <text:p>0.82742</text:p>
          </table:table-cell>
          <table:table-cell office:value-type="float" office:value="0.0000613939">
            <text:p>6.13939E-005</text:p>
          </table:table-cell>
          <table:table-cell office:value-type="float" office:value="1.17226">
            <text:p>1.17226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38439">
            <text:p>0.838439</text:p>
          </table:table-cell>
          <table:table-cell office:value-type="float" office:value="0.0000613791">
            <text:p>6.13791E-005</text:p>
          </table:table-cell>
          <table:table-cell office:value-type="float" office:value="1.17279">
            <text:p>1.1727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49458">
            <text:p>0.849458</text:p>
          </table:table-cell>
          <table:table-cell office:value-type="float" office:value="0.0000613584">
            <text:p>6.13584E-005</text:p>
          </table:table-cell>
          <table:table-cell office:value-type="float" office:value="1.17352">
            <text:p>1.17352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60477">
            <text:p>0.860477</text:p>
          </table:table-cell>
          <table:table-cell office:value-type="float" office:value="0.0000613295">
            <text:p>6.13295E-005</text:p>
          </table:table-cell>
          <table:table-cell office:value-type="float" office:value="1.17455">
            <text:p>1.1745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71497">
            <text:p>0.871497</text:p>
          </table:table-cell>
          <table:table-cell office:value-type="float" office:value="0.0000612891">
            <text:p>6.12891E-005</text:p>
          </table:table-cell>
          <table:table-cell office:value-type="float" office:value="1.17598">
            <text:p>1.1759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82516">
            <text:p>0.882516</text:p>
          </table:table-cell>
          <table:table-cell office:value-type="float" office:value="0.0000612326">
            <text:p>6.12326E-005</text:p>
          </table:table-cell>
          <table:table-cell office:value-type="float" office:value="1.17799">
            <text:p>1.1779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93535">
            <text:p>0.893535</text:p>
          </table:table-cell>
          <table:table-cell office:value-type="float" office:value="0.0000611535">
            <text:p>6.11535E-005</text:p>
          </table:table-cell>
          <table:table-cell office:value-type="float" office:value="1.1808">
            <text:p>1.180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04554">
            <text:p>0.904554</text:p>
          </table:table-cell>
          <table:table-cell office:value-type="float" office:value="0.0000610429">
            <text:p>6.10429E-005</text:p>
          </table:table-cell>
          <table:table-cell office:value-type="float" office:value="1.18476">
            <text:p>1.18476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15573">
            <text:p>0.915573</text:p>
          </table:table-cell>
          <table:table-cell office:value-type="float" office:value="0.0000608877">
            <text:p>6.08877E-005</text:p>
          </table:table-cell>
          <table:table-cell office:value-type="float" office:value="1.19033">
            <text:p>1.1903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26592">
            <text:p>0.926592</text:p>
          </table:table-cell>
          <table:table-cell office:value-type="float" office:value="0.00006067">
            <text:p>0.00006067</text:p>
          </table:table-cell>
          <table:table-cell office:value-type="float" office:value="1.19819">
            <text:p>1.1981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37611">
            <text:p>0.937611</text:p>
          </table:table-cell>
          <table:table-cell office:value-type="float" office:value="0.0000603638">
            <text:p>6.03638E-005</text:p>
          </table:table-cell>
          <table:table-cell office:value-type="float" office:value="1.20934">
            <text:p>1.2093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4863">
            <text:p>0.94863</text:p>
          </table:table-cell>
          <table:table-cell office:value-type="float" office:value="0.0000599318">
            <text:p>5.99318E-005</text:p>
          </table:table-cell>
          <table:table-cell office:value-type="float" office:value="1.22526">
            <text:p>1.22526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59649">
            <text:p>0.959649</text:p>
          </table:table-cell>
          <table:table-cell office:value-type="float" office:value="0.00005932">
            <text:p>0.00005932</text:p>
          </table:table-cell>
          <table:table-cell office:value-type="float" office:value="1.24821">
            <text:p>1.2482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70668">
            <text:p>0.970668</text:p>
          </table:table-cell>
          <table:table-cell office:value-type="float" office:value="0.0000584485">
            <text:p>5.84485E-005</text:p>
          </table:table-cell>
          <table:table-cell office:value-type="float" office:value="1.28173">
            <text:p>1.2817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81688">
            <text:p>0.981688</text:p>
          </table:table-cell>
          <table:table-cell office:value-type="float" office:value="0.0000571966">
            <text:p>5.71966E-005</text:p>
          </table:table-cell>
          <table:table-cell office:value-type="float" office:value="1.33167">
            <text:p>1.33167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92707">
            <text:p>0.992707</text:p>
          </table:table-cell>
          <table:table-cell office:value-type="float" office:value="0.0000553769">
            <text:p>5.53769E-005</text:p>
          </table:table-cell>
          <table:table-cell office:value-type="float" office:value="1.4083">
            <text:p>1.408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0373">
            <text:p>1.00373</text:p>
          </table:table-cell>
          <table:table-cell office:value-type="float" office:value="0.0000526854">
            <text:p>5.26854E-005</text:p>
          </table:table-cell>
          <table:table-cell office:value-type="float" office:value="1.53133">
            <text:p>1.5313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1474">
            <text:p>1.01474</text:p>
          </table:table-cell>
          <table:table-cell office:value-type="float" office:value="0.0000486006">
            <text:p>4.86006E-005</text:p>
          </table:table-cell>
          <table:table-cell office:value-type="float" office:value="1.74408">
            <text:p>1.7440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2576">
            <text:p>1.02576</text:p>
          </table:table-cell>
          <table:table-cell office:value-type="float" office:value="0.0000421519">
            <text:p>4.21519E-005</text:p>
          </table:table-cell>
          <table:table-cell office:value-type="float" office:value="2.16389">
            <text:p>2.1638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3678">
            <text:p>1.03678</text:p>
          </table:table-cell>
          <table:table-cell office:value-type="float" office:value="0.0000313105">
            <text:p>3.13105E-005</text:p>
          </table:table-cell>
          <table:table-cell office:value-type="float" office:value="3.2594">
            <text:p>3.259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478">
            <text:p>1.0478</text:p>
          </table:table-cell>
          <table:table-cell office:value-type="float" office:value="0.0000110021">
            <text:p>1.10021E-005</text:p>
          </table:table-cell>
          <table:table-cell office:value-type="float" office:value="11.1217">
            <text:p>11.1217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5882">
            <text:p>1.05882</text:p>
          </table:table-cell>
          <table:table-cell office:value-type="float" office:value="-0.0000360825">
            <text:p>-3.60825E-005</text:p>
          </table:table-cell>
          <table:table-cell office:value-type="float" office:value="-4.69609">
            <text:p>-4.6960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6984">
            <text:p>1.06984</text:p>
          </table:table-cell>
          <table:table-cell office:value-type="float" office:value="-0.000232861">
            <text:p>-0.000232861</text:p>
          </table:table-cell>
          <table:table-cell office:value-type="float" office:value="-1.57272">
            <text:p>-1.57272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8086">
            <text:p>1.08086</text:p>
          </table:table-cell>
          <table:table-cell office:value-type="float" office:value="0.00072253">
            <text:p>0.00072253</text:p>
          </table:table-cell>
          <table:table-cell office:value-type="float" office:value="-0.815421">
            <text:p>-0.81542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9188">
            <text:p>1.09188</text:p>
          </table:table-cell>
          <table:table-cell office:value-type="float" office:value="0.000260264">
            <text:p>0.000260264</text:p>
          </table:table-cell>
          <table:table-cell office:value-type="float" office:value="-0.487582">
            <text:p>-0.487582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1029">
            <text:p>1.1029</text:p>
          </table:table-cell>
          <table:table-cell office:value-type="float" office:value="0.000193919">
            <text:p>0.000193919</text:p>
          </table:table-cell>
          <table:table-cell office:value-type="float" office:value="-0.312271">
            <text:p>-0.31227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11392">
            <text:p>1.11392</text:p>
          </table:table-cell>
          <table:table-cell office:value-type="float" office:value="0.000168366">
            <text:p>0.000168366</text:p>
          </table:table-cell>
          <table:table-cell office:value-type="float" office:value="-0.207895">
            <text:p>-0.20789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12494">
            <text:p>1.12494</text:p>
          </table:table-cell>
          <table:table-cell office:value-type="float" office:value="0.000155389">
            <text:p>0.000155389</text:p>
          </table:table-cell>
          <table:table-cell office:value-type="float" office:value="-0.14174">
            <text:p>-0.1417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13595">
            <text:p>1.13595</text:p>
          </table:table-cell>
          <table:table-cell office:value-type="float" office:value="0.000147876">
            <text:p>0.000147876</text:p>
          </table:table-cell>
          <table:table-cell office:value-type="float" office:value="-0.0981351">
            <text:p>-0.098135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326105">
            <text:p>0.0326105</text:p>
          </table:table-cell>
          <table:table-cell office:value-type="float" office:value="0.000000012089">
            <text:p>1.2089E-008</text:p>
          </table:table-cell>
          <table:table-cell office:value-type="float" office:value="10744.8">
            <text:p>10744.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436583">
            <text:p>0.0436583</text:p>
          </table:table-cell>
          <table:table-cell office:value-type="float" office:value="0.0000000170461">
            <text:p>0.000000017</text:p>
          </table:table-cell>
          <table:table-cell office:value-type="float" office:value="7619.87">
            <text:p>7619.8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547061">
            <text:p>0.0547061</text:p>
          </table:table-cell>
          <table:table-cell office:value-type="float" office:value="0.000000024035">
            <text:p>0.000000024</text:p>
          </table:table-cell>
          <table:table-cell office:value-type="float" office:value="5403.87">
            <text:p>5403.8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657539">
            <text:p>0.0657539</text:p>
          </table:table-cell>
          <table:table-cell office:value-type="float" office:value="0.0000000338876">
            <text:p>3.38876E-008</text:p>
          </table:table-cell>
          <table:table-cell office:value-type="float" office:value="3832.44">
            <text:p>3832.44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768017">
            <text:p>0.0768017</text:p>
          </table:table-cell>
          <table:table-cell office:value-type="float" office:value="0.0000000477757">
            <text:p>4.77757E-008</text:p>
          </table:table-cell>
          <table:table-cell office:value-type="float" office:value="2718.08">
            <text:p>2718.0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878495">
            <text:p>0.0878495</text:p>
          </table:table-cell>
          <table:table-cell office:value-type="float" office:value="0.0000000673488">
            <text:p>6.73488E-008</text:p>
          </table:table-cell>
          <table:table-cell office:value-type="float" office:value="1927.86">
            <text:p>1927.86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988973">
            <text:p>0.0988973</text:p>
          </table:table-cell>
          <table:table-cell office:value-type="float" office:value="0.0000000949273">
            <text:p>9.49273E-008</text:p>
          </table:table-cell>
          <table:table-cell office:value-type="float" office:value="1367.48">
            <text:p>1367.4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09945">
            <text:p>0.109945</text:p>
          </table:table-cell>
          <table:table-cell office:value-type="float" office:value="0.000000133772">
            <text:p>1.33772E-007</text:p>
          </table:table-cell>
          <table:table-cell office:value-type="float" office:value="970.1">
            <text:p>970.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20993">
            <text:p>0.120993</text:p>
          </table:table-cell>
          <table:table-cell office:value-type="float" office:value="0.00000018846">
            <text:p>1.8846E-007</text:p>
          </table:table-cell>
          <table:table-cell office:value-type="float" office:value="688.305">
            <text:p>688.30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32041">
            <text:p>0.132041</text:p>
          </table:table-cell>
          <table:table-cell office:value-type="float" office:value="0.000000265399">
            <text:p>2.65399E-007</text:p>
          </table:table-cell>
          <table:table-cell office:value-type="float" office:value="488.475">
            <text:p>488.47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43088">
            <text:p>0.143088</text:p>
          </table:table-cell>
          <table:table-cell office:value-type="float" office:value="0.000000373542">
            <text:p>3.73542E-007</text:p>
          </table:table-cell>
          <table:table-cell office:value-type="float" office:value="346.768">
            <text:p>346.76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54136">
            <text:p>0.154136</text:p>
          </table:table-cell>
          <table:table-cell office:value-type="float" office:value="0.000000525341">
            <text:p>5.25341E-007</text:p>
          </table:table-cell>
          <table:table-cell office:value-type="float" office:value="246.28">
            <text:p>246.2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65184">
            <text:p>0.165184</text:p>
          </table:table-cell>
          <table:table-cell office:value-type="float" office:value="0.000000738019">
            <text:p>0.000000738</text:p>
          </table:table-cell>
          <table:table-cell office:value-type="float" office:value="175.02">
            <text:p>175.0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76232">
            <text:p>0.176232</text:p>
          </table:table-cell>
          <table:table-cell office:value-type="float" office:value="0.00000103521">
            <text:p>1.03521E-006</text:p>
          </table:table-cell>
          <table:table-cell office:value-type="float" office:value="124.487">
            <text:p>124.48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8728">
            <text:p>0.18728</text:p>
          </table:table-cell>
          <table:table-cell office:value-type="float" office:value="0.00000144899">
            <text:p>0.000001449</text:p>
          </table:table-cell>
          <table:table-cell office:value-type="float" office:value="88.6531">
            <text:p>88.653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98327">
            <text:p>0.198327</text:p>
          </table:table-cell>
          <table:table-cell office:value-type="float" office:value="0.00000202215">
            <text:p>2.02215E-006</text:p>
          </table:table-cell>
          <table:table-cell office:value-type="float" office:value="63.2418">
            <text:p>63.241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09375">
            <text:p>0.209375</text:p>
          </table:table-cell>
          <table:table-cell office:value-type="float" office:value="0.0000028105">
            <text:p>2.8105E-006</text:p>
          </table:table-cell>
          <table:table-cell office:value-type="float" office:value="45.2218">
            <text:p>45.221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20423">
            <text:p>0.220423</text:p>
          </table:table-cell>
          <table:table-cell office:value-type="float" office:value="0.00000388438">
            <text:p>3.88438E-006</text:p>
          </table:table-cell>
          <table:table-cell office:value-type="float" office:value="32.4432">
            <text:p>32.443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31471">
            <text:p>0.231471</text:p>
          </table:table-cell>
          <table:table-cell office:value-type="float" office:value="0.00000532806">
            <text:p>5.32806E-006</text:p>
          </table:table-cell>
          <table:table-cell office:value-type="float" office:value="23.3815">
            <text:p>23.381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42519">
            <text:p>0.242519</text:p>
          </table:table-cell>
          <table:table-cell office:value-type="float" office:value="0.00000723487">
            <text:p>7.23487E-006</text:p>
          </table:table-cell>
          <table:table-cell office:value-type="float" office:value="16.9556">
            <text:p>16.9556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53566">
            <text:p>0.253566</text:p>
          </table:table-cell>
          <table:table-cell office:value-type="float" office:value="0.00000969542">
            <text:p>9.69542E-006</text:p>
          </table:table-cell>
          <table:table-cell office:value-type="float" office:value="12.3987">
            <text:p>12.398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64614">
            <text:p>0.264614</text:p>
          </table:table-cell>
          <table:table-cell office:value-type="float" office:value="0.0000127768">
            <text:p>1.27768E-005</text:p>
          </table:table-cell>
          <table:table-cell office:value-type="float" office:value="9.16731">
            <text:p>9.1673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75662">
            <text:p>0.275662</text:p>
          </table:table-cell>
          <table:table-cell office:value-type="float" office:value="0.0000164943">
            <text:p>1.64943E-005</text:p>
          </table:table-cell>
          <table:table-cell office:value-type="float" office:value="6.87581">
            <text:p>6.8758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8671">
            <text:p>0.28671</text:p>
          </table:table-cell>
          <table:table-cell office:value-type="float" office:value="0.0000207822">
            <text:p>2.07822E-005</text:p>
          </table:table-cell>
          <table:table-cell office:value-type="float" office:value="5.25083">
            <text:p>5.25083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97757">
            <text:p>0.297757</text:p>
          </table:table-cell>
          <table:table-cell office:value-type="float" office:value="0.0000254793">
            <text:p>2.54793E-005</text:p>
          </table:table-cell>
          <table:table-cell office:value-type="float" office:value="4.09851">
            <text:p>4.0985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08805">
            <text:p>0.308805</text:p>
          </table:table-cell>
          <table:table-cell office:value-type="float" office:value="0.0000303423">
            <text:p>3.03423E-005</text:p>
          </table:table-cell>
          <table:table-cell office:value-type="float" office:value="3.28136">
            <text:p>3.28136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19853">
            <text:p>0.319853</text:p>
          </table:table-cell>
          <table:table-cell office:value-type="float" office:value="0.0000350919">
            <text:p>3.50919E-005</text:p>
          </table:table-cell>
          <table:table-cell office:value-type="float" office:value="2.70189">
            <text:p>2.7018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30901">
            <text:p>0.330901</text:p>
          </table:table-cell>
          <table:table-cell office:value-type="float" office:value="0.0000394735">
            <text:p>3.94735E-005</text:p>
          </table:table-cell>
          <table:table-cell office:value-type="float" office:value="2.29097">
            <text:p>2.2909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41949">
            <text:p>0.341949</text:p>
          </table:table-cell>
          <table:table-cell office:value-type="float" office:value="0.0000433082">
            <text:p>4.33082E-005</text:p>
          </table:table-cell>
          <table:table-cell office:value-type="float" office:value="1.99957">
            <text:p>1.9995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52996">
            <text:p>0.352996</text:p>
          </table:table-cell>
          <table:table-cell office:value-type="float" office:value="0.0000465125">
            <text:p>4.65125E-005</text:p>
          </table:table-cell>
          <table:table-cell office:value-type="float" office:value="1.79293">
            <text:p>1.79293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64044">
            <text:p>0.364044</text:p>
          </table:table-cell>
          <table:table-cell office:value-type="float" office:value="0.0000490879">
            <text:p>4.90879E-005</text:p>
          </table:table-cell>
          <table:table-cell office:value-type="float" office:value="1.6464">
            <text:p>1.6464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75092">
            <text:p>0.375092</text:p>
          </table:table-cell>
          <table:table-cell office:value-type="float" office:value="0.0000510942">
            <text:p>5.10942E-005</text:p>
          </table:table-cell>
          <table:table-cell office:value-type="float" office:value="1.54249">
            <text:p>1.5424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8614">
            <text:p>0.38614</text:p>
          </table:table-cell>
          <table:table-cell office:value-type="float" office:value="0.0000526192">
            <text:p>5.26192E-005</text:p>
          </table:table-cell>
          <table:table-cell office:value-type="float" office:value="1.4688">
            <text:p>1.468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97188">
            <text:p>0.397188</text:p>
          </table:table-cell>
          <table:table-cell office:value-type="float" office:value="0.000053757">
            <text:p>0.000053757</text:p>
          </table:table-cell>
          <table:table-cell office:value-type="float" office:value="1.41654">
            <text:p>1.41654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08235">
            <text:p>0.408235</text:p>
          </table:table-cell>
          <table:table-cell office:value-type="float" office:value="0.0000545942">
            <text:p>5.45942E-005</text:p>
          </table:table-cell>
          <table:table-cell office:value-type="float" office:value="1.37949">
            <text:p>1.3794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19283">
            <text:p>0.419283</text:p>
          </table:table-cell>
          <table:table-cell office:value-type="float" office:value="0.0000552038">
            <text:p>5.52038E-005</text:p>
          </table:table-cell>
          <table:table-cell office:value-type="float" office:value="1.35321">
            <text:p>1.3532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30331">
            <text:p>0.430331</text:p>
          </table:table-cell>
          <table:table-cell office:value-type="float" office:value="0.0000556444">
            <text:p>5.56444E-005</text:p>
          </table:table-cell>
          <table:table-cell office:value-type="float" office:value="1.33458">
            <text:p>1.3345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41379">
            <text:p>0.441379</text:p>
          </table:table-cell>
          <table:table-cell office:value-type="float" office:value="0.0000559612">
            <text:p>5.59612E-005</text:p>
          </table:table-cell>
          <table:table-cell office:value-type="float" office:value="1.32136">
            <text:p>1.32136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52427">
            <text:p>0.452427</text:p>
          </table:table-cell>
          <table:table-cell office:value-type="float" office:value="0.000056188">
            <text:p>0.000056188</text:p>
          </table:table-cell>
          <table:table-cell office:value-type="float" office:value="1.31199">
            <text:p>1.3119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63474">
            <text:p>0.463474</text:p>
          </table:table-cell>
          <table:table-cell office:value-type="float" office:value="0.0000563499">
            <text:p>5.63499E-005</text:p>
          </table:table-cell>
          <table:table-cell office:value-type="float" office:value="1.30535">
            <text:p>1.3053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74522">
            <text:p>0.474522</text:p>
          </table:table-cell>
          <table:table-cell office:value-type="float" office:value="0.0000564653">
            <text:p>5.64653E-005</text:p>
          </table:table-cell>
          <table:table-cell office:value-type="float" office:value="1.30064">
            <text:p>1.30064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8557">
            <text:p>0.48557</text:p>
          </table:table-cell>
          <table:table-cell office:value-type="float" office:value="0.0000565475">
            <text:p>5.65475E-005</text:p>
          </table:table-cell>
          <table:table-cell office:value-type="float" office:value="1.29729">
            <text:p>1.2972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96618">
            <text:p>0.496618</text:p>
          </table:table-cell>
          <table:table-cell office:value-type="float" office:value="0.0000566059">
            <text:p>5.66059E-005</text:p>
          </table:table-cell>
          <table:table-cell office:value-type="float" office:value="1.29492">
            <text:p>1.2949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07665">
            <text:p>0.507665</text:p>
          </table:table-cell>
          <table:table-cell office:value-type="float" office:value="0.0000566473">
            <text:p>5.66473E-005</text:p>
          </table:table-cell>
          <table:table-cell office:value-type="float" office:value="1.29324">
            <text:p>1.29324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18713">
            <text:p>0.518713</text:p>
          </table:table-cell>
          <table:table-cell office:value-type="float" office:value="0.0000566768">
            <text:p>5.66768E-005</text:p>
          </table:table-cell>
          <table:table-cell office:value-type="float" office:value="1.29205">
            <text:p>1.2920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29761">
            <text:p>0.529761</text:p>
          </table:table-cell>
          <table:table-cell office:value-type="float" office:value="0.0000566977">
            <text:p>5.66977E-005</text:p>
          </table:table-cell>
          <table:table-cell office:value-type="float" office:value="1.29121">
            <text:p>1.2912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40809">
            <text:p>0.540809</text:p>
          </table:table-cell>
          <table:table-cell office:value-type="float" office:value="0.0000567125">
            <text:p>5.67125E-005</text:p>
          </table:table-cell>
          <table:table-cell office:value-type="float" office:value="1.29061">
            <text:p>1.2906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51857">
            <text:p>0.551857</text:p>
          </table:table-cell>
          <table:table-cell office:value-type="float" office:value="0.000056723">
            <text:p>0.000056723</text:p>
          </table:table-cell>
          <table:table-cell office:value-type="float" office:value="1.29018">
            <text:p>1.2901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62904">
            <text:p>0.562904</text:p>
          </table:table-cell>
          <table:table-cell office:value-type="float" office:value="0.0000567305">
            <text:p>5.67305E-005</text:p>
          </table:table-cell>
          <table:table-cell office:value-type="float" office:value="1.28988">
            <text:p>1.2898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73952">
            <text:p>0.573952</text:p>
          </table:table-cell>
          <table:table-cell office:value-type="float" office:value="0.0000567358">
            <text:p>5.67358E-005</text:p>
          </table:table-cell>
          <table:table-cell office:value-type="float" office:value="1.28967">
            <text:p>1.2896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85">
            <text:p>0.585</text:p>
          </table:table-cell>
          <table:table-cell office:value-type="float" office:value="0.0000567395">
            <text:p>5.67395E-005</text:p>
          </table:table-cell>
          <table:table-cell office:value-type="float" office:value="1.28952">
            <text:p>1.2895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96048">
            <text:p>0.596048</text:p>
          </table:table-cell>
          <table:table-cell office:value-type="float" office:value="0.0000567422">
            <text:p>5.67422E-005</text:p>
          </table:table-cell>
          <table:table-cell office:value-type="float" office:value="1.28941">
            <text:p>1.2894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07096">
            <text:p>0.607096</text:p>
          </table:table-cell>
          <table:table-cell office:value-type="float" office:value="0.0000567441">
            <text:p>5.67441E-005</text:p>
          </table:table-cell>
          <table:table-cell office:value-type="float" office:value="1.28933">
            <text:p>1.28933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18143">
            <text:p>0.618143</text:p>
          </table:table-cell>
          <table:table-cell office:value-type="float" office:value="0.0000567454">
            <text:p>5.67454E-005</text:p>
          </table:table-cell>
          <table:table-cell office:value-type="float" office:value="1.28928">
            <text:p>1.2892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29191">
            <text:p>0.629191</text:p>
          </table:table-cell>
          <table:table-cell office:value-type="float" office:value="0.0000567463">
            <text:p>5.67463E-005</text:p>
          </table:table-cell>
          <table:table-cell office:value-type="float" office:value="1.28924">
            <text:p>1.28924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40239">
            <text:p>0.640239</text:p>
          </table:table-cell>
          <table:table-cell office:value-type="float" office:value="0.000056747">
            <text:p>0.000056747</text:p>
          </table:table-cell>
          <table:table-cell office:value-type="float" office:value="1.28922">
            <text:p>1.2892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51287">
            <text:p>0.651287</text:p>
          </table:table-cell>
          <table:table-cell office:value-type="float" office:value="0.0000567474">
            <text:p>5.67474E-005</text:p>
          </table:table-cell>
          <table:table-cell office:value-type="float" office:value="1.2892">
            <text:p>1.289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62335">
            <text:p>0.662335</text:p>
          </table:table-cell>
          <table:table-cell office:value-type="float" office:value="0.0000567477">
            <text:p>5.67477E-005</text:p>
          </table:table-cell>
          <table:table-cell office:value-type="float" office:value="1.28919">
            <text:p>1.2891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73382">
            <text:p>0.673382</text:p>
          </table:table-cell>
          <table:table-cell office:value-type="float" office:value="0.0000567479">
            <text:p>5.67479E-005</text:p>
          </table:table-cell>
          <table:table-cell office:value-type="float" office:value="1.28918">
            <text:p>1.2891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8443">
            <text:p>0.68443</text:p>
          </table:table-cell>
          <table:table-cell office:value-type="float" office:value="0.000056748">
            <text:p>0.000056748</text:p>
          </table:table-cell>
          <table:table-cell office:value-type="float" office:value="1.28918">
            <text:p>1.2891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95478">
            <text:p>0.695478</text:p>
          </table:table-cell>
          <table:table-cell office:value-type="float" office:value="0.000056748">
            <text:p>0.000056748</text:p>
          </table:table-cell>
          <table:table-cell office:value-type="float" office:value="1.28918">
            <text:p>1.2891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06526">
            <text:p>0.706526</text:p>
          </table:table-cell>
          <table:table-cell office:value-type="float" office:value="0.0000567479">
            <text:p>5.67479E-005</text:p>
          </table:table-cell>
          <table:table-cell office:value-type="float" office:value="1.28918">
            <text:p>1.2891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17573">
            <text:p>0.717573</text:p>
          </table:table-cell>
          <table:table-cell office:value-type="float" office:value="0.0000567477">
            <text:p>5.67477E-005</text:p>
          </table:table-cell>
          <table:table-cell office:value-type="float" office:value="1.28919">
            <text:p>1.2891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28621">
            <text:p>0.728621</text:p>
          </table:table-cell>
          <table:table-cell office:value-type="float" office:value="0.0000567473">
            <text:p>5.67473E-005</text:p>
          </table:table-cell>
          <table:table-cell office:value-type="float" office:value="1.2892">
            <text:p>1.289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39669">
            <text:p>0.739669</text:p>
          </table:table-cell>
          <table:table-cell office:value-type="float" office:value="0.0000567469">
            <text:p>5.67469E-005</text:p>
          </table:table-cell>
          <table:table-cell office:value-type="float" office:value="1.28922">
            <text:p>1.2892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50717">
            <text:p>0.750717</text:p>
          </table:table-cell>
          <table:table-cell office:value-type="float" office:value="0.0000567462">
            <text:p>5.67462E-005</text:p>
          </table:table-cell>
          <table:table-cell office:value-type="float" office:value="1.28925">
            <text:p>1.2892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61765">
            <text:p>0.761765</text:p>
          </table:table-cell>
          <table:table-cell office:value-type="float" office:value="0.0000567452">
            <text:p>5.67452E-005</text:p>
          </table:table-cell>
          <table:table-cell office:value-type="float" office:value="1.28929">
            <text:p>1.2892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72812">
            <text:p>0.772812</text:p>
          </table:table-cell>
          <table:table-cell office:value-type="float" office:value="0.0000567437">
            <text:p>5.67437E-005</text:p>
          </table:table-cell>
          <table:table-cell office:value-type="float" office:value="1.28935">
            <text:p>1.2893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8386">
            <text:p>0.78386</text:p>
          </table:table-cell>
          <table:table-cell office:value-type="float" office:value="0.0000567417">
            <text:p>5.67417E-005</text:p>
          </table:table-cell>
          <table:table-cell office:value-type="float" office:value="1.28943">
            <text:p>1.28943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94908">
            <text:p>0.794908</text:p>
          </table:table-cell>
          <table:table-cell office:value-type="float" office:value="0.0000567388">
            <text:p>5.67388E-005</text:p>
          </table:table-cell>
          <table:table-cell office:value-type="float" office:value="1.28955">
            <text:p>1.2895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05956">
            <text:p>0.805956</text:p>
          </table:table-cell>
          <table:table-cell office:value-type="float" office:value="0.0000567348">
            <text:p>5.67348E-005</text:p>
          </table:table-cell>
          <table:table-cell office:value-type="float" office:value="1.28971">
            <text:p>1.2897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17004">
            <text:p>0.817004</text:p>
          </table:table-cell>
          <table:table-cell office:value-type="float" office:value="0.0000567291">
            <text:p>5.67291E-005</text:p>
          </table:table-cell>
          <table:table-cell office:value-type="float" office:value="1.28994">
            <text:p>1.28994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28051">
            <text:p>0.828051</text:p>
          </table:table-cell>
          <table:table-cell office:value-type="float" office:value="0.0000567211">
            <text:p>5.67211E-005</text:p>
          </table:table-cell>
          <table:table-cell office:value-type="float" office:value="1.29026">
            <text:p>1.29026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39099">
            <text:p>0.839099</text:p>
          </table:table-cell>
          <table:table-cell office:value-type="float" office:value="0.0000567097">
            <text:p>5.67097E-005</text:p>
          </table:table-cell>
          <table:table-cell office:value-type="float" office:value="1.29072">
            <text:p>1.2907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50147">
            <text:p>0.850147</text:p>
          </table:table-cell>
          <table:table-cell office:value-type="float" office:value="0.0000566937">
            <text:p>5.66937E-005</text:p>
          </table:table-cell>
          <table:table-cell office:value-type="float" office:value="1.29137">
            <text:p>1.2913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61195">
            <text:p>0.861195</text:p>
          </table:table-cell>
          <table:table-cell office:value-type="float" office:value="0.0000566712">
            <text:p>5.66712E-005</text:p>
          </table:table-cell>
          <table:table-cell office:value-type="float" office:value="1.29228">
            <text:p>1.2922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72243">
            <text:p>0.872243</text:p>
          </table:table-cell>
          <table:table-cell office:value-type="float" office:value="0.0000566393">
            <text:p>5.66393E-005</text:p>
          </table:table-cell>
          <table:table-cell office:value-type="float" office:value="1.29357">
            <text:p>1.2935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8329">
            <text:p>0.88329</text:p>
          </table:table-cell>
          <table:table-cell office:value-type="float" office:value="0.0000565943">
            <text:p>5.65943E-005</text:p>
          </table:table-cell>
          <table:table-cell office:value-type="float" office:value="1.29539">
            <text:p>1.2953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94338">
            <text:p>0.894338</text:p>
          </table:table-cell>
          <table:table-cell office:value-type="float" office:value="0.0000565308">
            <text:p>5.65308E-005</text:p>
          </table:table-cell>
          <table:table-cell office:value-type="float" office:value="1.29797">
            <text:p>1.2979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05386">
            <text:p>0.905386</text:p>
          </table:table-cell>
          <table:table-cell office:value-type="float" office:value="0.0000564411">
            <text:p>5.64411E-005</text:p>
          </table:table-cell>
          <table:table-cell office:value-type="float" office:value="1.30162">
            <text:p>1.3016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16434">
            <text:p>0.916434</text:p>
          </table:table-cell>
          <table:table-cell office:value-type="float" office:value="0.0000563142">
            <text:p>5.63142E-005</text:p>
          </table:table-cell>
          <table:table-cell office:value-type="float" office:value="1.30681">
            <text:p>1.3068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27481">
            <text:p>0.927481</text:p>
          </table:table-cell>
          <table:table-cell office:value-type="float" office:value="0.0000561344">
            <text:p>5.61344E-005</text:p>
          </table:table-cell>
          <table:table-cell office:value-type="float" office:value="1.3142">
            <text:p>1.314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38529">
            <text:p>0.938529</text:p>
          </table:table-cell>
          <table:table-cell office:value-type="float" office:value="0.0000558795">
            <text:p>5.58795E-005</text:p>
          </table:table-cell>
          <table:table-cell office:value-type="float" office:value="1.32476">
            <text:p>1.32476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49577">
            <text:p>0.949577</text:p>
          </table:table-cell>
          <table:table-cell office:value-type="float" office:value="0.0000555169">
            <text:p>5.55169E-005</text:p>
          </table:table-cell>
          <table:table-cell office:value-type="float" office:value="1.33994">
            <text:p>1.33994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60625">
            <text:p>0.960625</text:p>
          </table:table-cell>
          <table:table-cell office:value-type="float" office:value="0.0000549996">
            <text:p>5.49996E-005</text:p>
          </table:table-cell>
          <table:table-cell office:value-type="float" office:value="1.36195">
            <text:p>1.3619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71673">
            <text:p>0.971673</text:p>
          </table:table-cell>
          <table:table-cell office:value-type="float" office:value="0.0000542578">
            <text:p>5.42578E-005</text:p>
          </table:table-cell>
          <table:table-cell office:value-type="float" office:value="1.39424">
            <text:p>1.39424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8272">
            <text:p>0.98272</text:p>
          </table:table-cell>
          <table:table-cell office:value-type="float" office:value="0.0000531863">
            <text:p>5.31863E-005</text:p>
          </table:table-cell>
          <table:table-cell office:value-type="float" office:value="1.44248">
            <text:p>1.4424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93768">
            <text:p>0.993768</text:p>
          </table:table-cell>
          <table:table-cell office:value-type="float" office:value="0.0000516227">
            <text:p>5.16227E-005</text:p>
          </table:table-cell>
          <table:table-cell office:value-type="float" office:value="1.51646">
            <text:p>1.51646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0482">
            <text:p>1.00482</text:p>
          </table:table-cell>
          <table:table-cell office:value-type="float" office:value="0.0000493062">
            <text:p>4.93062E-005</text:p>
          </table:table-cell>
          <table:table-cell office:value-type="float" office:value="1.63468">
            <text:p>1.6346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1586">
            <text:p>1.01586</text:p>
          </table:table-cell>
          <table:table-cell office:value-type="float" office:value="0.0000457965">
            <text:p>4.57965E-005</text:p>
          </table:table-cell>
          <table:table-cell office:value-type="float" office:value="1.83659">
            <text:p>1.8365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2691">
            <text:p>1.02691</text:p>
          </table:table-cell>
          <table:table-cell office:value-type="float" office:value="0.0000402938">
            <text:p>4.02938E-005</text:p>
          </table:table-cell>
          <table:table-cell office:value-type="float" office:value="2.22397">
            <text:p>2.2239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3796">
            <text:p>1.03796</text:p>
          </table:table-cell>
          <table:table-cell office:value-type="float" office:value="0.0000311861">
            <text:p>3.11861E-005</text:p>
          </table:table-cell>
          <table:table-cell office:value-type="float" office:value="3.16551">
            <text:p>3.1655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4901">
            <text:p>1.04901</text:p>
          </table:table-cell>
          <table:table-cell office:value-type="float" office:value="0.0000146702">
            <text:p>1.46702E-005</text:p>
          </table:table-cell>
          <table:table-cell office:value-type="float" office:value="7.85508">
            <text:p>7.8550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6005">
            <text:p>1.06005</text:p>
          </table:table-cell>
          <table:table-cell office:value-type="float" office:value="-0.0000209108">
            <text:p>-2.09108E-005</text:p>
          </table:table-cell>
          <table:table-cell office:value-type="float" office:value="-7.21239">
            <text:p>-7.2123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711">
            <text:p>1.0711</text:p>
          </table:table-cell>
          <table:table-cell office:value-type="float" office:value="-0.000137223">
            <text:p>-0.000137223</text:p>
          </table:table-cell>
          <table:table-cell office:value-type="float" office:value="-1.94668">
            <text:p>-1.9466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8215">
            <text:p>1.08215</text:p>
          </table:table-cell>
          <table:table-cell office:value-type="float" office:value="0.00318132">
            <text:p>0.00318132</text:p>
          </table:table-cell>
          <table:table-cell office:value-type="float" office:value="-0.959166">
            <text:p>-0.959166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932">
            <text:p>1.0932</text:p>
          </table:table-cell>
          <table:table-cell office:value-type="float" office:value="0.000294682">
            <text:p>0.000294682</text:p>
          </table:table-cell>
          <table:table-cell office:value-type="float" office:value="-0.559165">
            <text:p>-0.55916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10425">
            <text:p>1.10425</text:p>
          </table:table-cell>
          <table:table-cell office:value-type="float" office:value="0.000200503">
            <text:p>0.000200503</text:p>
          </table:table-cell>
          <table:table-cell office:value-type="float" office:value="-0.3521">
            <text:p>-0.352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11529">
            <text:p>1.11529</text:p>
          </table:table-cell>
          <table:table-cell office:value-type="float" office:value="0.000168997">
            <text:p>0.000168997</text:p>
          </table:table-cell>
          <table:table-cell office:value-type="float" office:value="-0.23131">
            <text:p>-0.2313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12634">
            <text:p>1.12634</text:p>
          </table:table-cell>
          <table:table-cell office:value-type="float" office:value="0.000153898">
            <text:p>0.000153898</text:p>
          </table:table-cell>
          <table:table-cell office:value-type="float" office:value="-0.155893">
            <text:p>-0.155893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13739">
            <text:p>1.13739</text:p>
          </table:table-cell>
          <table:table-cell office:value-type="float" office:value="0.000145438">
            <text:p>0.000145438</text:p>
          </table:table-cell>
          <table:table-cell office:value-type="float" office:value="-0.106793">
            <text:p>-0.106793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311946">
            <text:p>0.0311946</text:p>
          </table:table-cell>
          <table:table-cell office:value-type="float" office:value="0.0000000117507">
            <text:p>1.17507E-008</text:p>
          </table:table-cell>
          <table:table-cell office:value-type="float" office:value="10739.5">
            <text:p>10739.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422707">
            <text:p>0.0422707</text:p>
          </table:table-cell>
          <table:table-cell office:value-type="float" office:value="0.0000000167418">
            <text:p>1.67418E-008</text:p>
          </table:table-cell>
          <table:table-cell office:value-type="float" office:value="7537.56">
            <text:p>7537.5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533468">
            <text:p>0.0533468</text:p>
          </table:table-cell>
          <table:table-cell office:value-type="float" office:value="0.0000000238517">
            <text:p>2.38517E-008</text:p>
          </table:table-cell>
          <table:table-cell office:value-type="float" office:value="5290.39">
            <text:p>5290.3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644229">
            <text:p>0.0644229</text:p>
          </table:table-cell>
          <table:table-cell office:value-type="float" office:value="0.0000000339793">
            <text:p>0.000000034</text:p>
          </table:table-cell>
          <table:table-cell office:value-type="float" office:value="3713.29">
            <text:p>3713.2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75499">
            <text:p>0.075499</text:p>
          </table:table-cell>
          <table:table-cell office:value-type="float" office:value="0.000000048403">
            <text:p>4.8403E-008</text:p>
          </table:table-cell>
          <table:table-cell office:value-type="float" office:value="2606.46">
            <text:p>2606.4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865751">
            <text:p>0.0865751</text:p>
          </table:table-cell>
          <table:table-cell office:value-type="float" office:value="0.0000000689414">
            <text:p>6.89414E-008</text:p>
          </table:table-cell>
          <table:table-cell office:value-type="float" office:value="1829.67">
            <text:p>1829.6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976512">
            <text:p>0.0976512</text:p>
          </table:table-cell>
          <table:table-cell office:value-type="float" office:value="0.0000000981784">
            <text:p>9.81784E-008</text:p>
          </table:table-cell>
          <table:table-cell office:value-type="float" office:value="1284.5">
            <text:p>1284.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08727">
            <text:p>0.108727</text:p>
          </table:table-cell>
          <table:table-cell office:value-type="float" office:value="0.000000139781">
            <text:p>1.39781E-007</text:p>
          </table:table-cell>
          <table:table-cell office:value-type="float" office:value="901.902">
            <text:p>901.90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19803">
            <text:p>0.119803</text:p>
          </table:table-cell>
          <table:table-cell office:value-type="float" office:value="0.000000198946">
            <text:p>1.98946E-007</text:p>
          </table:table-cell>
          <table:table-cell office:value-type="float" office:value="633.387">
            <text:p>633.38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3088">
            <text:p>0.13088</text:p>
          </table:table-cell>
          <table:table-cell office:value-type="float" office:value="0.000000283018">
            <text:p>0.000000283</text:p>
          </table:table-cell>
          <table:table-cell office:value-type="float" office:value="444.938">
            <text:p>444.93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41956">
            <text:p>0.141956</text:p>
          </table:table-cell>
          <table:table-cell office:value-type="float" office:value="0.000000402345">
            <text:p>4.02345E-007</text:p>
          </table:table-cell>
          <table:table-cell office:value-type="float" office:value="312.683">
            <text:p>312.683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53032">
            <text:p>0.153032</text:p>
          </table:table-cell>
          <table:table-cell office:value-type="float" office:value="0.000000571433">
            <text:p>5.71433E-007</text:p>
          </table:table-cell>
          <table:table-cell office:value-type="float" office:value="219.864">
            <text:p>219.864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64108">
            <text:p>0.164108</text:p>
          </table:table-cell>
          <table:table-cell office:value-type="float" office:value="0.000000810474">
            <text:p>8.10474E-007</text:p>
          </table:table-cell>
          <table:table-cell office:value-type="float" office:value="154.722">
            <text:p>154.72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75184">
            <text:p>0.175184</text:p>
          </table:table-cell>
          <table:table-cell office:value-type="float" office:value="0.0000011473">
            <text:p>1.1473E-006</text:p>
          </table:table-cell>
          <table:table-cell office:value-type="float" office:value="109.005">
            <text:p>109.00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8626">
            <text:p>0.18626</text:p>
          </table:table-cell>
          <table:table-cell office:value-type="float" office:value="0.00000161973">
            <text:p>1.61973E-006</text:p>
          </table:table-cell>
          <table:table-cell office:value-type="float" office:value="76.9197">
            <text:p>76.919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97336">
            <text:p>0.197336</text:p>
          </table:table-cell>
          <table:table-cell office:value-type="float" office:value="0.00000227806">
            <text:p>2.27806E-006</text:p>
          </table:table-cell>
          <table:table-cell office:value-type="float" office:value="54.402">
            <text:p>54.40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08412">
            <text:p>0.208412</text:p>
          </table:table-cell>
          <table:table-cell office:value-type="float" office:value="0.0000031872">
            <text:p>3.1872E-006</text:p>
          </table:table-cell>
          <table:table-cell office:value-type="float" office:value="38.5987">
            <text:p>38.598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19488">
            <text:p>0.219488</text:p>
          </table:table-cell>
          <table:table-cell office:value-type="float" office:value="0.00000442718">
            <text:p>4.42718E-006</text:p>
          </table:table-cell>
          <table:table-cell office:value-type="float" office:value="27.5077">
            <text:p>27.507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30565">
            <text:p>0.230565</text:p>
          </table:table-cell>
          <table:table-cell office:value-type="float" office:value="0.00000609001">
            <text:p>0.00000609</text:p>
          </table:table-cell>
          <table:table-cell office:value-type="float" office:value="19.7239">
            <text:p>19.723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41641">
            <text:p>0.241641</text:p>
          </table:table-cell>
          <table:table-cell office:value-type="float" office:value="0.00000826995">
            <text:p>0.00000827</text:p>
          </table:table-cell>
          <table:table-cell office:value-type="float" office:value="14.2611">
            <text:p>14.2611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52717">
            <text:p>0.252717</text:p>
          </table:table-cell>
          <table:table-cell office:value-type="float" office:value="0.0000110445">
            <text:p>1.10445E-005</text:p>
          </table:table-cell>
          <table:table-cell office:value-type="float" office:value="10.4273">
            <text:p>10.4273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63793">
            <text:p>0.263793</text:p>
          </table:table-cell>
          <table:table-cell office:value-type="float" office:value="0.000014446">
            <text:p>0.000014446</text:p>
          </table:table-cell>
          <table:table-cell office:value-type="float" office:value="7.73661">
            <text:p>7.73661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74869">
            <text:p>0.274869</text:p>
          </table:table-cell>
          <table:table-cell office:value-type="float" office:value="0.0000184293">
            <text:p>1.84293E-005</text:p>
          </table:table-cell>
          <table:table-cell office:value-type="float" office:value="5.84827">
            <text:p>5.8482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85945">
            <text:p>0.285945</text:p>
          </table:table-cell>
          <table:table-cell office:value-type="float" office:value="0.0000228515">
            <text:p>2.28515E-005</text:p>
          </table:table-cell>
          <table:table-cell office:value-type="float" office:value="4.52301">
            <text:p>4.52301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97021">
            <text:p>0.297021</text:p>
          </table:table-cell>
          <table:table-cell office:value-type="float" office:value="0.000027479">
            <text:p>0.000027479</text:p>
          </table:table-cell>
          <table:table-cell office:value-type="float" office:value="3.59292">
            <text:p>3.5929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08097">
            <text:p>0.308097</text:p>
          </table:table-cell>
          <table:table-cell office:value-type="float" office:value="0.0000320313">
            <text:p>3.20313E-005</text:p>
          </table:table-cell>
          <table:table-cell office:value-type="float" office:value="2.94017">
            <text:p>2.9401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19173">
            <text:p>0.319173</text:p>
          </table:table-cell>
          <table:table-cell office:value-type="float" office:value="0.0000362455">
            <text:p>3.62455E-005</text:p>
          </table:table-cell>
          <table:table-cell office:value-type="float" office:value="2.48206">
            <text:p>2.4820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30249">
            <text:p>0.330249</text:p>
          </table:table-cell>
          <table:table-cell office:value-type="float" office:value="0.0000399325">
            <text:p>3.99325E-005</text:p>
          </table:table-cell>
          <table:table-cell office:value-type="float" office:value="2.16055">
            <text:p>2.1605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41326">
            <text:p>0.341326</text:p>
          </table:table-cell>
          <table:table-cell office:value-type="float" office:value="0.0000430026">
            <text:p>4.30026E-005</text:p>
          </table:table-cell>
          <table:table-cell office:value-type="float" office:value="1.93491">
            <text:p>1.93491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52402">
            <text:p>0.352402</text:p>
          </table:table-cell>
          <table:table-cell office:value-type="float" office:value="0.0000454552">
            <text:p>4.54552E-005</text:p>
          </table:table-cell>
          <table:table-cell office:value-type="float" office:value="1.77655">
            <text:p>1.7765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63478">
            <text:p>0.363478</text:p>
          </table:table-cell>
          <table:table-cell office:value-type="float" office:value="0.0000473505">
            <text:p>4.73505E-005</text:p>
          </table:table-cell>
          <table:table-cell office:value-type="float" office:value="1.66542">
            <text:p>1.6654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74554">
            <text:p>0.374554</text:p>
          </table:table-cell>
          <table:table-cell office:value-type="float" office:value="0.0000487778">
            <text:p>4.87778E-005</text:p>
          </table:table-cell>
          <table:table-cell office:value-type="float" office:value="1.58742">
            <text:p>1.5874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8563">
            <text:p>0.38563</text:p>
          </table:table-cell>
          <table:table-cell office:value-type="float" office:value="0.0000498321">
            <text:p>4.98321E-005</text:p>
          </table:table-cell>
          <table:table-cell office:value-type="float" office:value="1.53268">
            <text:p>1.5326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96706">
            <text:p>0.396706</text:p>
          </table:table-cell>
          <table:table-cell office:value-type="float" office:value="0.0000505996">
            <text:p>5.05996E-005</text:p>
          </table:table-cell>
          <table:table-cell office:value-type="float" office:value="1.49426">
            <text:p>1.4942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07782">
            <text:p>0.407782</text:p>
          </table:table-cell>
          <table:table-cell office:value-type="float" office:value="0.0000511525">
            <text:p>5.11525E-005</text:p>
          </table:table-cell>
          <table:table-cell office:value-type="float" office:value="1.4673">
            <text:p>1.4673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18858">
            <text:p>0.418858</text:p>
          </table:table-cell>
          <table:table-cell office:value-type="float" office:value="0.0000515479">
            <text:p>5.15479E-005</text:p>
          </table:table-cell>
          <table:table-cell office:value-type="float" office:value="1.44838">
            <text:p>1.4483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29934">
            <text:p>0.429934</text:p>
          </table:table-cell>
          <table:table-cell office:value-type="float" office:value="0.000051829">
            <text:p>0.000051829</text:p>
          </table:table-cell>
          <table:table-cell office:value-type="float" office:value="1.4351">
            <text:p>1.4351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41011">
            <text:p>0.441011</text:p>
          </table:table-cell>
          <table:table-cell office:value-type="float" office:value="0.0000520281">
            <text:p>5.20281E-005</text:p>
          </table:table-cell>
          <table:table-cell office:value-type="float" office:value="1.42578">
            <text:p>1.4257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52087">
            <text:p>0.452087</text:p>
          </table:table-cell>
          <table:table-cell office:value-type="float" office:value="0.0000521688">
            <text:p>5.21688E-005</text:p>
          </table:table-cell>
          <table:table-cell office:value-type="float" office:value="1.41924">
            <text:p>1.41924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63163">
            <text:p>0.463163</text:p>
          </table:table-cell>
          <table:table-cell office:value-type="float" office:value="0.000052268">
            <text:p>0.000052268</text:p>
          </table:table-cell>
          <table:table-cell office:value-type="float" office:value="1.41465">
            <text:p>1.4146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74239">
            <text:p>0.474239</text:p>
          </table:table-cell>
          <table:table-cell office:value-type="float" office:value="0.0000523378">
            <text:p>5.23378E-005</text:p>
          </table:table-cell>
          <table:table-cell office:value-type="float" office:value="1.41143">
            <text:p>1.41143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85315">
            <text:p>0.485315</text:p>
          </table:table-cell>
          <table:table-cell office:value-type="float" office:value="0.0000523869">
            <text:p>5.23869E-005</text:p>
          </table:table-cell>
          <table:table-cell office:value-type="float" office:value="1.40917">
            <text:p>1.4091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96391">
            <text:p>0.496391</text:p>
          </table:table-cell>
          <table:table-cell office:value-type="float" office:value="0.0000524214">
            <text:p>5.24214E-005</text:p>
          </table:table-cell>
          <table:table-cell office:value-type="float" office:value="1.40758">
            <text:p>1.4075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07467">
            <text:p>0.507467</text:p>
          </table:table-cell>
          <table:table-cell office:value-type="float" office:value="0.0000524457">
            <text:p>5.24457E-005</text:p>
          </table:table-cell>
          <table:table-cell office:value-type="float" office:value="1.40647">
            <text:p>1.4064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18543">
            <text:p>0.518543</text:p>
          </table:table-cell>
          <table:table-cell office:value-type="float" office:value="0.0000524627">
            <text:p>5.24627E-005</text:p>
          </table:table-cell>
          <table:table-cell office:value-type="float" office:value="1.40568">
            <text:p>1.4056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29619">
            <text:p>0.529619</text:p>
          </table:table-cell>
          <table:table-cell office:value-type="float" office:value="0.0000524747">
            <text:p>5.24747E-005</text:p>
          </table:table-cell>
          <table:table-cell office:value-type="float" office:value="1.40514">
            <text:p>1.40514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40696">
            <text:p>0.540696</text:p>
          </table:table-cell>
          <table:table-cell office:value-type="float" office:value="0.0000524831">
            <text:p>5.24831E-005</text:p>
          </table:table-cell>
          <table:table-cell office:value-type="float" office:value="1.40475">
            <text:p>1.4047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51772">
            <text:p>0.551772</text:p>
          </table:table-cell>
          <table:table-cell office:value-type="float" office:value="0.000052489">
            <text:p>0.000052489</text:p>
          </table:table-cell>
          <table:table-cell office:value-type="float" office:value="1.40448">
            <text:p>1.4044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62848">
            <text:p>0.562848</text:p>
          </table:table-cell>
          <table:table-cell office:value-type="float" office:value="0.0000524931">
            <text:p>5.24931E-005</text:p>
          </table:table-cell>
          <table:table-cell office:value-type="float" office:value="1.40429">
            <text:p>1.4042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73924">
            <text:p>0.573924</text:p>
          </table:table-cell>
          <table:table-cell office:value-type="float" office:value="0.000052496">
            <text:p>0.000052496</text:p>
          </table:table-cell>
          <table:table-cell office:value-type="float" office:value="1.40416">
            <text:p>1.4041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85">
            <text:p>0.585</text:p>
          </table:table-cell>
          <table:table-cell office:value-type="float" office:value="0.0000524981">
            <text:p>5.24981E-005</text:p>
          </table:table-cell>
          <table:table-cell office:value-type="float" office:value="1.40406">
            <text:p>1.4040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96076">
            <text:p>0.596076</text:p>
          </table:table-cell>
          <table:table-cell office:value-type="float" office:value="0.0000524995">
            <text:p>5.24995E-005</text:p>
          </table:table-cell>
          <table:table-cell office:value-type="float" office:value="1.404">
            <text:p>1.404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07152">
            <text:p>0.607152</text:p>
          </table:table-cell>
          <table:table-cell office:value-type="float" office:value="0.0000525005">
            <text:p>5.25005E-005</text:p>
          </table:table-cell>
          <table:table-cell office:value-type="float" office:value="1.40395">
            <text:p>1.4039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18228">
            <text:p>0.618228</text:p>
          </table:table-cell>
          <table:table-cell office:value-type="float" office:value="0.0000525012">
            <text:p>5.25012E-005</text:p>
          </table:table-cell>
          <table:table-cell office:value-type="float" office:value="1.40392">
            <text:p>1.4039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29304">
            <text:p>0.629304</text:p>
          </table:table-cell>
          <table:table-cell office:value-type="float" office:value="0.0000525017">
            <text:p>5.25017E-005</text:p>
          </table:table-cell>
          <table:table-cell office:value-type="float" office:value="1.4039">
            <text:p>1.403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40381">
            <text:p>0.640381</text:p>
          </table:table-cell>
          <table:table-cell office:value-type="float" office:value="0.000052502">
            <text:p>0.000052502</text:p>
          </table:table-cell>
          <table:table-cell office:value-type="float" office:value="1.40388">
            <text:p>1.4038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51457">
            <text:p>0.651457</text:p>
          </table:table-cell>
          <table:table-cell office:value-type="float" office:value="0.0000525022">
            <text:p>5.25022E-005</text:p>
          </table:table-cell>
          <table:table-cell office:value-type="float" office:value="1.40387">
            <text:p>1.4038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62533">
            <text:p>0.662533</text:p>
          </table:table-cell>
          <table:table-cell office:value-type="float" office:value="0.0000525024">
            <text:p>5.25024E-005</text:p>
          </table:table-cell>
          <table:table-cell office:value-type="float" office:value="1.40387">
            <text:p>1.4038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73609">
            <text:p>0.673609</text:p>
          </table:table-cell>
          <table:table-cell office:value-type="float" office:value="0.0000525025">
            <text:p>5.25025E-005</text:p>
          </table:table-cell>
          <table:table-cell office:value-type="float" office:value="1.40386">
            <text:p>1.4038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84685">
            <text:p>0.684685</text:p>
          </table:table-cell>
          <table:table-cell office:value-type="float" office:value="0.0000525025">
            <text:p>5.25025E-005</text:p>
          </table:table-cell>
          <table:table-cell office:value-type="float" office:value="1.40386">
            <text:p>1.4038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95761">
            <text:p>0.695761</text:p>
          </table:table-cell>
          <table:table-cell office:value-type="float" office:value="0.0000525025">
            <text:p>5.25025E-005</text:p>
          </table:table-cell>
          <table:table-cell office:value-type="float" office:value="1.40386">
            <text:p>1.4038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06837">
            <text:p>0.706837</text:p>
          </table:table-cell>
          <table:table-cell office:value-type="float" office:value="0.0000525024">
            <text:p>5.25024E-005</text:p>
          </table:table-cell>
          <table:table-cell office:value-type="float" office:value="1.40387">
            <text:p>1.4038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17913">
            <text:p>0.717913</text:p>
          </table:table-cell>
          <table:table-cell office:value-type="float" office:value="0.0000525022">
            <text:p>5.25022E-005</text:p>
          </table:table-cell>
          <table:table-cell office:value-type="float" office:value="1.40387">
            <text:p>1.4038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28989">
            <text:p>0.728989</text:p>
          </table:table-cell>
          <table:table-cell office:value-type="float" office:value="0.000052502">
            <text:p>0.000052502</text:p>
          </table:table-cell>
          <table:table-cell office:value-type="float" office:value="1.40388">
            <text:p>1.4038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40066">
            <text:p>0.740066</text:p>
          </table:table-cell>
          <table:table-cell office:value-type="float" office:value="0.0000525017">
            <text:p>5.25017E-005</text:p>
          </table:table-cell>
          <table:table-cell office:value-type="float" office:value="1.4039">
            <text:p>1.403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51142">
            <text:p>0.751142</text:p>
          </table:table-cell>
          <table:table-cell office:value-type="float" office:value="0.0000525012">
            <text:p>5.25012E-005</text:p>
          </table:table-cell>
          <table:table-cell office:value-type="float" office:value="1.40392">
            <text:p>1.4039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62218">
            <text:p>0.762218</text:p>
          </table:table-cell>
          <table:table-cell office:value-type="float" office:value="0.0000525005">
            <text:p>5.25005E-005</text:p>
          </table:table-cell>
          <table:table-cell office:value-type="float" office:value="1.40395">
            <text:p>1.4039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73294">
            <text:p>0.773294</text:p>
          </table:table-cell>
          <table:table-cell office:value-type="float" office:value="0.0000524995">
            <text:p>5.24995E-005</text:p>
          </table:table-cell>
          <table:table-cell office:value-type="float" office:value="1.404">
            <text:p>1.404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8437">
            <text:p>0.78437</text:p>
          </table:table-cell>
          <table:table-cell office:value-type="float" office:value="0.000052498">
            <text:p>0.000052498</text:p>
          </table:table-cell>
          <table:table-cell office:value-type="float" office:value="1.40407">
            <text:p>1.4040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95446">
            <text:p>0.795446</text:p>
          </table:table-cell>
          <table:table-cell office:value-type="float" office:value="0.000052496">
            <text:p>0.000052496</text:p>
          </table:table-cell>
          <table:table-cell office:value-type="float" office:value="1.40416">
            <text:p>1.4041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06522">
            <text:p>0.806522</text:p>
          </table:table-cell>
          <table:table-cell office:value-type="float" office:value="0.0000524931">
            <text:p>5.24931E-005</text:p>
          </table:table-cell>
          <table:table-cell office:value-type="float" office:value="1.40429">
            <text:p>1.4042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17598">
            <text:p>0.817598</text:p>
          </table:table-cell>
          <table:table-cell office:value-type="float" office:value="0.0000524889">
            <text:p>5.24889E-005</text:p>
          </table:table-cell>
          <table:table-cell office:value-type="float" office:value="1.40448">
            <text:p>1.4044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28674">
            <text:p>0.828674</text:p>
          </table:table-cell>
          <table:table-cell office:value-type="float" office:value="0.0000524829">
            <text:p>5.24829E-005</text:p>
          </table:table-cell>
          <table:table-cell office:value-type="float" office:value="1.40476">
            <text:p>1.4047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39751">
            <text:p>0.839751</text:p>
          </table:table-cell>
          <table:table-cell office:value-type="float" office:value="0.0000524745">
            <text:p>5.24745E-005</text:p>
          </table:table-cell>
          <table:table-cell office:value-type="float" office:value="1.40515">
            <text:p>1.4051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50827">
            <text:p>0.850827</text:p>
          </table:table-cell>
          <table:table-cell office:value-type="float" office:value="0.0000524624">
            <text:p>5.24624E-005</text:p>
          </table:table-cell>
          <table:table-cell office:value-type="float" office:value="1.4057">
            <text:p>1.405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61903">
            <text:p>0.861903</text:p>
          </table:table-cell>
          <table:table-cell office:value-type="float" office:value="0.0000524452">
            <text:p>5.24452E-005</text:p>
          </table:table-cell>
          <table:table-cell office:value-type="float" office:value="1.40649">
            <text:p>1.4064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72979">
            <text:p>0.872979</text:p>
          </table:table-cell>
          <table:table-cell office:value-type="float" office:value="0.0000524206">
            <text:p>5.24206E-005</text:p>
          </table:table-cell>
          <table:table-cell office:value-type="float" office:value="1.40762">
            <text:p>1.4076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84055">
            <text:p>0.884055</text:p>
          </table:table-cell>
          <table:table-cell office:value-type="float" office:value="0.0000523856">
            <text:p>5.23856E-005</text:p>
          </table:table-cell>
          <table:table-cell office:value-type="float" office:value="1.40922">
            <text:p>1.4092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95131">
            <text:p>0.895131</text:p>
          </table:table-cell>
          <table:table-cell office:value-type="float" office:value="0.0000523357">
            <text:p>5.23357E-005</text:p>
          </table:table-cell>
          <table:table-cell office:value-type="float" office:value="1.41152">
            <text:p>1.4115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06207">
            <text:p>0.906207</text:p>
          </table:table-cell>
          <table:table-cell office:value-type="float" office:value="0.0000522644">
            <text:p>5.22644E-005</text:p>
          </table:table-cell>
          <table:table-cell office:value-type="float" office:value="1.41481">
            <text:p>1.41481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17283">
            <text:p>0.917283</text:p>
          </table:table-cell>
          <table:table-cell office:value-type="float" office:value="0.0000521627">
            <text:p>5.21627E-005</text:p>
          </table:table-cell>
          <table:table-cell office:value-type="float" office:value="1.41952">
            <text:p>1.4195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28359">
            <text:p>0.928359</text:p>
          </table:table-cell>
          <table:table-cell office:value-type="float" office:value="0.0000520171">
            <text:p>5.20171E-005</text:p>
          </table:table-cell>
          <table:table-cell office:value-type="float" office:value="1.42629">
            <text:p>1.4262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39435">
            <text:p>0.939435</text:p>
          </table:table-cell>
          <table:table-cell office:value-type="float" office:value="0.0000518088">
            <text:p>5.18088E-005</text:p>
          </table:table-cell>
          <table:table-cell office:value-type="float" office:value="1.43605">
            <text:p>1.4360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50512">
            <text:p>0.950512</text:p>
          </table:table-cell>
          <table:table-cell office:value-type="float" office:value="0.0000515099">
            <text:p>5.15099E-005</text:p>
          </table:table-cell>
          <table:table-cell office:value-type="float" office:value="1.45018">
            <text:p>1.4501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61588">
            <text:p>0.961588</text:p>
          </table:table-cell>
          <table:table-cell office:value-type="float" office:value="0.0000510799">
            <text:p>5.10799E-005</text:p>
          </table:table-cell>
          <table:table-cell office:value-type="float" office:value="1.47081">
            <text:p>1.47081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72664">
            <text:p>0.972664</text:p>
          </table:table-cell>
          <table:table-cell office:value-type="float" office:value="0.0000504585">
            <text:p>5.04585E-005</text:p>
          </table:table-cell>
          <table:table-cell office:value-type="float" office:value="1.50124">
            <text:p>1.50124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8374">
            <text:p>0.98374</text:p>
          </table:table-cell>
          <table:table-cell office:value-type="float" office:value="0.0000495552">
            <text:p>4.95552E-005</text:p>
          </table:table-cell>
          <table:table-cell office:value-type="float" office:value="1.54683">
            <text:p>1.54683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94816">
            <text:p>0.994816</text:p>
          </table:table-cell>
          <table:table-cell office:value-type="float" office:value="0.0000482302">
            <text:p>4.82302E-005</text:p>
          </table:table-cell>
          <table:table-cell office:value-type="float" office:value="1.6168">
            <text:p>1.616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0589">
            <text:p>1.00589</text:p>
          </table:table-cell>
          <table:table-cell office:value-type="float" office:value="0.0000462611">
            <text:p>4.62611E-005</text:p>
          </table:table-cell>
          <table:table-cell office:value-type="float" office:value="1.72818">
            <text:p>1.7281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1697">
            <text:p>1.01697</text:p>
          </table:table-cell>
          <table:table-cell office:value-type="float" office:value="0.0000432772">
            <text:p>4.32772E-005</text:p>
          </table:table-cell>
          <table:table-cell office:value-type="float" office:value="1.91629">
            <text:p>1.9162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2804">
            <text:p>1.02804</text:p>
          </table:table-cell>
          <table:table-cell office:value-type="float" office:value="0.000038619">
            <text:p>0.000038619</text:p>
          </table:table-cell>
          <table:table-cell office:value-type="float" office:value="2.26805">
            <text:p>2.2680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3912">
            <text:p>1.03912</text:p>
          </table:table-cell>
          <table:table-cell office:value-type="float" office:value="0.000030999">
            <text:p>0.000030999</text:p>
          </table:table-cell>
          <table:table-cell office:value-type="float" office:value="3.07139">
            <text:p>3.0713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502">
            <text:p>1.0502</text:p>
          </table:table-cell>
          <table:table-cell office:value-type="float" office:value="0.0000175268">
            <text:p>1.75268E-005</text:p>
          </table:table-cell>
          <table:table-cell office:value-type="float" office:value="6.20091">
            <text:p>6.20091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6127">
            <text:p>1.06127</text:p>
          </table:table-cell>
          <table:table-cell office:value-type="float" office:value="0.0000000306079">
            <text:p>3.06079E-008</text:p>
          </table:table-cell>
          <table:table-cell office:value-type="float" office:value="3943.68">
            <text:p>3943.68</text:p>
          </table:table-cell>
          <table:table-cell office:value-type="float" office:value="0.000256456">
            <text:p>0.000256456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7235">
            <text:p>1.07235</text:p>
          </table:table-cell>
          <table:table-cell office:value-type="float" office:value="-0.0000864364">
            <text:p>-8.64364E-005</text:p>
          </table:table-cell>
          <table:table-cell office:value-type="float" office:value="-2.46013">
            <text:p>-2.46013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8342">
            <text:p>1.08342</text:p>
          </table:table-cell>
          <table:table-cell office:value-type="float" office:value="-0.000941916">
            <text:p>-0.000941916</text:p>
          </table:table-cell>
          <table:table-cell office:value-type="float" office:value="-1.13399">
            <text:p>-1.1339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945">
            <text:p>1.0945</text:p>
          </table:table-cell>
          <table:table-cell office:value-type="float" office:value="0.000351916">
            <text:p>0.000351916</text:p>
          </table:table-cell>
          <table:table-cell office:value-type="float" office:value="-0.641367">
            <text:p>-0.64136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10558">
            <text:p>1.10558</text:p>
          </table:table-cell>
          <table:table-cell office:value-type="float" office:value="0.000209008">
            <text:p>0.000209008</text:p>
          </table:table-cell>
          <table:table-cell office:value-type="float" office:value="-0.396152">
            <text:p>-0.39615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11665">
            <text:p>1.11665</text:p>
          </table:table-cell>
          <table:table-cell office:value-type="float" office:value="0.000169737">
            <text:p>0.000169737</text:p>
          </table:table-cell>
          <table:table-cell office:value-type="float" office:value="-0.256447">
            <text:p>-0.25644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12773">
            <text:p>1.12773</text:p>
          </table:table-cell>
          <table:table-cell office:value-type="float" office:value="0.000152184">
            <text:p>0.000152184</text:p>
          </table:table-cell>
          <table:table-cell office:value-type="float" office:value="-0.170681">
            <text:p>-0.170681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13881">
            <text:p>1.13881</text:p>
          </table:table-cell>
          <table:table-cell office:value-type="float" office:value="0.000142705">
            <text:p>0.000142705</text:p>
          </table:table-cell>
          <table:table-cell office:value-type="float" office:value="-0.115595">
            <text:p>-0.11559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297978">
            <text:p>0.0297978</text:p>
          </table:table-cell>
          <table:table-cell office:value-type="float" office:value="0.0000000114756">
            <text:p>1.14756E-008</text:p>
          </table:table-cell>
          <table:table-cell office:value-type="float" office:value="10675.5">
            <text:p>10675.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409018">
            <text:p>0.0409018</text:p>
          </table:table-cell>
          <table:table-cell office:value-type="float" office:value="0.0000000165296">
            <text:p>1.65296E-008</text:p>
          </table:table-cell>
          <table:table-cell office:value-type="float" office:value="7411.08">
            <text:p>7411.0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520059">
            <text:p>0.0520059</text:p>
          </table:table-cell>
          <table:table-cell office:value-type="float" office:value="0.0000000238084">
            <text:p>2.38084E-008</text:p>
          </table:table-cell>
          <table:table-cell office:value-type="float" office:value="5145.03">
            <text:p>5145.0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631099">
            <text:p>0.0631099</text:p>
          </table:table-cell>
          <table:table-cell office:value-type="float" office:value="0.0000000342901">
            <text:p>3.42901E-008</text:p>
          </table:table-cell>
          <table:table-cell office:value-type="float" office:value="3572">
            <text:p>357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74214">
            <text:p>0.074214</text:p>
          </table:table-cell>
          <table:table-cell office:value-type="float" office:value="0.0000000493819">
            <text:p>4.93819E-008</text:p>
          </table:table-cell>
          <table:table-cell office:value-type="float" office:value="2480.04">
            <text:p>2480.0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85318">
            <text:p>0.085318</text:p>
          </table:table-cell>
          <table:table-cell office:value-type="float" office:value="0.0000000711061">
            <text:p>7.11061E-008</text:p>
          </table:table-cell>
          <table:table-cell office:value-type="float" office:value="1722.04">
            <text:p>1722.0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964221">
            <text:p>0.0964221</text:p>
          </table:table-cell>
          <table:table-cell office:value-type="float" office:value="0.000000102367">
            <text:p>1.02367E-007</text:p>
          </table:table-cell>
          <table:table-cell office:value-type="float" office:value="1195.85">
            <text:p>1195.8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07526">
            <text:p>0.107526</text:p>
          </table:table-cell>
          <table:table-cell office:value-type="float" office:value="0.00000014733">
            <text:p>1.4733E-007</text:p>
          </table:table-cell>
          <table:table-cell office:value-type="float" office:value="830.592">
            <text:p>830.59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1863">
            <text:p>0.11863</text:p>
          </table:table-cell>
          <table:table-cell office:value-type="float" office:value="0.000000211956">
            <text:p>0.000000212</text:p>
          </table:table-cell>
          <table:table-cell office:value-type="float" office:value="577.037">
            <text:p>577.037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29734">
            <text:p>0.129734</text:p>
          </table:table-cell>
          <table:table-cell office:value-type="float" office:value="0.000000304753">
            <text:p>3.04753E-007</text:p>
          </table:table-cell>
          <table:table-cell office:value-type="float" office:value="401.026">
            <text:p>401.026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40838">
            <text:p>0.140838</text:p>
          </table:table-cell>
          <table:table-cell office:value-type="float" office:value="0.00000043781">
            <text:p>4.3781E-007</text:p>
          </table:table-cell>
          <table:table-cell office:value-type="float" office:value="278.844">
            <text:p>278.84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51942">
            <text:p>0.151942</text:p>
          </table:table-cell>
          <table:table-cell office:value-type="float" office:value="0.000000628207">
            <text:p>6.28207E-007</text:p>
          </table:table-cell>
          <table:table-cell office:value-type="float" office:value="194.029">
            <text:p>194.029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63046">
            <text:p>0.163046</text:p>
          </table:table-cell>
          <table:table-cell office:value-type="float" office:value="0.000000899863">
            <text:p>8.99863E-007</text:p>
          </table:table-cell>
          <table:table-cell office:value-type="float" office:value="135.153">
            <text:p>135.15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7415">
            <text:p>0.17415</text:p>
          </table:table-cell>
          <table:table-cell office:value-type="float" office:value="0.00000128585">
            <text:p>1.28585E-006</text:p>
          </table:table-cell>
          <table:table-cell office:value-type="float" office:value="94.2822">
            <text:p>94.282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85254">
            <text:p>0.185254</text:p>
          </table:table-cell>
          <table:table-cell office:value-type="float" office:value="0.00000183106">
            <text:p>1.83106E-006</text:p>
          </table:table-cell>
          <table:table-cell office:value-type="float" office:value="65.9112">
            <text:p>65.911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96358">
            <text:p>0.196358</text:p>
          </table:table-cell>
          <table:table-cell office:value-type="float" office:value="0.00000259481">
            <text:p>2.59481E-006</text:p>
          </table:table-cell>
          <table:table-cell office:value-type="float" office:value="46.2169">
            <text:p>46.2169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07463">
            <text:p>0.207463</text:p>
          </table:table-cell>
          <table:table-cell office:value-type="float" office:value="0.0000036523">
            <text:p>3.6523E-006</text:p>
          </table:table-cell>
          <table:table-cell office:value-type="float" office:value="32.5456">
            <text:p>32.5456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18567">
            <text:p>0.218567</text:p>
          </table:table-cell>
          <table:table-cell office:value-type="float" office:value="0.00000509319">
            <text:p>5.09319E-006</text:p>
          </table:table-cell>
          <table:table-cell office:value-type="float" office:value="23.0554">
            <text:p>23.055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29671">
            <text:p>0.229671</text:p>
          </table:table-cell>
          <table:table-cell office:value-type="float" office:value="0.00000701407">
            <text:p>7.01407E-006</text:p>
          </table:table-cell>
          <table:table-cell office:value-type="float" office:value="16.4675">
            <text:p>16.467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40775">
            <text:p>0.240775</text:p>
          </table:table-cell>
          <table:table-cell office:value-type="float" office:value="0.00000950165">
            <text:p>9.50165E-006</text:p>
          </table:table-cell>
          <table:table-cell office:value-type="float" office:value="11.8945">
            <text:p>11.894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51879">
            <text:p>0.251879</text:p>
          </table:table-cell>
          <table:table-cell office:value-type="float" office:value="0.0000126049">
            <text:p>1.26049E-005</text:p>
          </table:table-cell>
          <table:table-cell office:value-type="float" office:value="8.71994">
            <text:p>8.7199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62983">
            <text:p>0.262983</text:p>
          </table:table-cell>
          <table:table-cell office:value-type="float" office:value="0.0000163004">
            <text:p>1.63004E-005</text:p>
          </table:table-cell>
          <table:table-cell office:value-type="float" office:value="6.51628">
            <text:p>6.5162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74087">
            <text:p>0.274087</text:p>
          </table:table-cell>
          <table:table-cell office:value-type="float" office:value="0.0000204656">
            <text:p>2.04656E-005</text:p>
          </table:table-cell>
          <table:table-cell office:value-type="float" office:value="4.98657">
            <text:p>4.98657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85191">
            <text:p>0.285191</text:p>
          </table:table-cell>
          <table:table-cell office:value-type="float" office:value="0.0000248785">
            <text:p>2.48785E-005</text:p>
          </table:table-cell>
          <table:table-cell office:value-type="float" office:value="3.92468">
            <text:p>3.9246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96295">
            <text:p>0.296295</text:p>
          </table:table-cell>
          <table:table-cell office:value-type="float" office:value="0.0000292578">
            <text:p>2.92578E-005</text:p>
          </table:table-cell>
          <table:table-cell office:value-type="float" office:value="3.18755">
            <text:p>3.1875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07399">
            <text:p>0.307399</text:p>
          </table:table-cell>
          <table:table-cell office:value-type="float" office:value="0.0000333307">
            <text:p>3.33307E-005</text:p>
          </table:table-cell>
          <table:table-cell office:value-type="float" office:value="2.67585">
            <text:p>2.6758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18503">
            <text:p>0.318503</text:p>
          </table:table-cell>
          <table:table-cell office:value-type="float" office:value="0.000036896">
            <text:p>0.000036896</text:p>
          </table:table-cell>
          <table:table-cell office:value-type="float" office:value="2.32065">
            <text:p>2.3206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29607">
            <text:p>0.329607</text:p>
          </table:table-cell>
          <table:table-cell office:value-type="float" office:value="0.0000398554">
            <text:p>3.98554E-005</text:p>
          </table:table-cell>
          <table:table-cell office:value-type="float" office:value="2.07407">
            <text:p>2.07407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40711">
            <text:p>0.340711</text:p>
          </table:table-cell>
          <table:table-cell office:value-type="float" office:value="0.0000422054">
            <text:p>4.22054E-005</text:p>
          </table:table-cell>
          <table:table-cell office:value-type="float" office:value="1.90291">
            <text:p>1.9029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51815">
            <text:p>0.351815</text:p>
          </table:table-cell>
          <table:table-cell office:value-type="float" office:value="0.0000440067">
            <text:p>4.40067E-005</text:p>
          </table:table-cell>
          <table:table-cell office:value-type="float" office:value="1.78409">
            <text:p>1.78409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62919">
            <text:p>0.362919</text:p>
          </table:table-cell>
          <table:table-cell office:value-type="float" office:value="0.0000453502">
            <text:p>4.53502E-005</text:p>
          </table:table-cell>
          <table:table-cell office:value-type="float" office:value="1.70161">
            <text:p>1.7016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74023">
            <text:p>0.374023</text:p>
          </table:table-cell>
          <table:table-cell office:value-type="float" office:value="0.0000463321">
            <text:p>4.63321E-005</text:p>
          </table:table-cell>
          <table:table-cell office:value-type="float" office:value="1.64436">
            <text:p>1.64436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85127">
            <text:p>0.385127</text:p>
          </table:table-cell>
          <table:table-cell office:value-type="float" office:value="0.0000470391">
            <text:p>4.70391E-005</text:p>
          </table:table-cell>
          <table:table-cell office:value-type="float" office:value="1.60461">
            <text:p>1.6046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96231">
            <text:p>0.396231</text:p>
          </table:table-cell>
          <table:table-cell office:value-type="float" office:value="0.0000475427">
            <text:p>4.75427E-005</text:p>
          </table:table-cell>
          <table:table-cell office:value-type="float" office:value="1.57702">
            <text:p>1.5770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07335">
            <text:p>0.407335</text:p>
          </table:table-cell>
          <table:table-cell office:value-type="float" office:value="0.0000478987">
            <text:p>4.78987E-005</text:p>
          </table:table-cell>
          <table:table-cell office:value-type="float" office:value="1.55787">
            <text:p>1.55787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18439">
            <text:p>0.418439</text:p>
          </table:table-cell>
          <table:table-cell office:value-type="float" office:value="0.0000481489">
            <text:p>4.81489E-005</text:p>
          </table:table-cell>
          <table:table-cell office:value-type="float" office:value="1.54458">
            <text:p>1.5445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29543">
            <text:p>0.429543</text:p>
          </table:table-cell>
          <table:table-cell office:value-type="float" office:value="0.0000483242">
            <text:p>4.83242E-005</text:p>
          </table:table-cell>
          <table:table-cell office:value-type="float" office:value="1.53535">
            <text:p>1.5353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40647">
            <text:p>0.440647</text:p>
          </table:table-cell>
          <table:table-cell office:value-type="float" office:value="0.0000484466">
            <text:p>4.84466E-005</text:p>
          </table:table-cell>
          <table:table-cell office:value-type="float" office:value="1.52894">
            <text:p>1.5289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51751">
            <text:p>0.451751</text:p>
          </table:table-cell>
          <table:table-cell office:value-type="float" office:value="0.0000485319">
            <text:p>4.85319E-005</text:p>
          </table:table-cell>
          <table:table-cell office:value-type="float" office:value="1.52449">
            <text:p>1.52449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62856">
            <text:p>0.462856</text:p>
          </table:table-cell>
          <table:table-cell office:value-type="float" office:value="0.0000485914">
            <text:p>4.85914E-005</text:p>
          </table:table-cell>
          <table:table-cell office:value-type="float" office:value="1.52141">
            <text:p>1.5214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7396">
            <text:p>0.47396</text:p>
          </table:table-cell>
          <table:table-cell office:value-type="float" office:value="0.0000486327">
            <text:p>4.86327E-005</text:p>
          </table:table-cell>
          <table:table-cell office:value-type="float" office:value="1.51926">
            <text:p>1.51926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85064">
            <text:p>0.485064</text:p>
          </table:table-cell>
          <table:table-cell office:value-type="float" office:value="0.0000486614">
            <text:p>4.86614E-005</text:p>
          </table:table-cell>
          <table:table-cell office:value-type="float" office:value="1.51777">
            <text:p>1.51777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96168">
            <text:p>0.496168</text:p>
          </table:table-cell>
          <table:table-cell office:value-type="float" office:value="0.0000486814">
            <text:p>4.86814E-005</text:p>
          </table:table-cell>
          <table:table-cell office:value-type="float" office:value="1.51674">
            <text:p>1.5167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07272">
            <text:p>0.507272</text:p>
          </table:table-cell>
          <table:table-cell office:value-type="float" office:value="0.0000486953">
            <text:p>4.86953E-005</text:p>
          </table:table-cell>
          <table:table-cell office:value-type="float" office:value="1.51603">
            <text:p>1.5160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18376">
            <text:p>0.518376</text:p>
          </table:table-cell>
          <table:table-cell office:value-type="float" office:value="0.0000487049">
            <text:p>4.87049E-005</text:p>
          </table:table-cell>
          <table:table-cell office:value-type="float" office:value="1.51553">
            <text:p>1.5155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2948">
            <text:p>0.52948</text:p>
          </table:table-cell>
          <table:table-cell office:value-type="float" office:value="0.0000487116">
            <text:p>4.87116E-005</text:p>
          </table:table-cell>
          <table:table-cell office:value-type="float" office:value="1.51518">
            <text:p>1.5151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40584">
            <text:p>0.540584</text:p>
          </table:table-cell>
          <table:table-cell office:value-type="float" office:value="0.0000487162">
            <text:p>4.87162E-005</text:p>
          </table:table-cell>
          <table:table-cell office:value-type="float" office:value="1.51494">
            <text:p>1.5149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51688">
            <text:p>0.551688</text:p>
          </table:table-cell>
          <table:table-cell office:value-type="float" office:value="0.0000487195">
            <text:p>4.87195E-005</text:p>
          </table:table-cell>
          <table:table-cell office:value-type="float" office:value="1.51478">
            <text:p>1.5147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62792">
            <text:p>0.562792</text:p>
          </table:table-cell>
          <table:table-cell office:value-type="float" office:value="0.0000487217">
            <text:p>4.87217E-005</text:p>
          </table:table-cell>
          <table:table-cell office:value-type="float" office:value="1.51466">
            <text:p>1.51466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73896">
            <text:p>0.573896</text:p>
          </table:table-cell>
          <table:table-cell office:value-type="float" office:value="0.0000487233">
            <text:p>4.87233E-005</text:p>
          </table:table-cell>
          <table:table-cell office:value-type="float" office:value="1.51458">
            <text:p>1.5145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85">
            <text:p>0.585</text:p>
          </table:table-cell>
          <table:table-cell office:value-type="float" office:value="0.0000487243">
            <text:p>4.87243E-005</text:p>
          </table:table-cell>
          <table:table-cell office:value-type="float" office:value="1.51453">
            <text:p>1.5145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96104">
            <text:p>0.596104</text:p>
          </table:table-cell>
          <table:table-cell office:value-type="float" office:value="0.0000487251">
            <text:p>4.87251E-005</text:p>
          </table:table-cell>
          <table:table-cell office:value-type="float" office:value="1.51449">
            <text:p>1.51449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07208">
            <text:p>0.607208</text:p>
          </table:table-cell>
          <table:table-cell office:value-type="float" office:value="0.0000487256">
            <text:p>4.87256E-005</text:p>
          </table:table-cell>
          <table:table-cell office:value-type="float" office:value="1.51446">
            <text:p>1.51446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18312">
            <text:p>0.618312</text:p>
          </table:table-cell>
          <table:table-cell office:value-type="float" office:value="0.000048726">
            <text:p>0.000048726</text:p>
          </table:table-cell>
          <table:table-cell office:value-type="float" office:value="1.51444">
            <text:p>1.5144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29416">
            <text:p>0.629416</text:p>
          </table:table-cell>
          <table:table-cell office:value-type="float" office:value="0.0000487262">
            <text:p>4.87262E-005</text:p>
          </table:table-cell>
          <table:table-cell office:value-type="float" office:value="1.51443">
            <text:p>1.5144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4052">
            <text:p>0.64052</text:p>
          </table:table-cell>
          <table:table-cell office:value-type="float" office:value="0.0000487264">
            <text:p>4.87264E-005</text:p>
          </table:table-cell>
          <table:table-cell office:value-type="float" office:value="1.51442">
            <text:p>1.5144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51624">
            <text:p>0.651624</text:p>
          </table:table-cell>
          <table:table-cell office:value-type="float" office:value="0.0000487265">
            <text:p>4.87265E-005</text:p>
          </table:table-cell>
          <table:table-cell office:value-type="float" office:value="1.51441">
            <text:p>1.5144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62728">
            <text:p>0.662728</text:p>
          </table:table-cell>
          <table:table-cell office:value-type="float" office:value="0.0000487265">
            <text:p>4.87265E-005</text:p>
          </table:table-cell>
          <table:table-cell office:value-type="float" office:value="1.51441">
            <text:p>1.5144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73832">
            <text:p>0.673832</text:p>
          </table:table-cell>
          <table:table-cell office:value-type="float" office:value="0.0000487266">
            <text:p>4.87266E-005</text:p>
          </table:table-cell>
          <table:table-cell office:value-type="float" office:value="1.51441">
            <text:p>1.5144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84936">
            <text:p>0.684936</text:p>
          </table:table-cell>
          <table:table-cell office:value-type="float" office:value="0.0000487266">
            <text:p>4.87266E-005</text:p>
          </table:table-cell>
          <table:table-cell office:value-type="float" office:value="1.51441">
            <text:p>1.5144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9604">
            <text:p>0.69604</text:p>
          </table:table-cell>
          <table:table-cell office:value-type="float" office:value="0.0000487265">
            <text:p>4.87265E-005</text:p>
          </table:table-cell>
          <table:table-cell office:value-type="float" office:value="1.51441">
            <text:p>1.5144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07144">
            <text:p>0.707144</text:p>
          </table:table-cell>
          <table:table-cell office:value-type="float" office:value="0.0000487265">
            <text:p>4.87265E-005</text:p>
          </table:table-cell>
          <table:table-cell office:value-type="float" office:value="1.51441">
            <text:p>1.5144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18249">
            <text:p>0.718249</text:p>
          </table:table-cell>
          <table:table-cell office:value-type="float" office:value="0.0000487264">
            <text:p>4.87264E-005</text:p>
          </table:table-cell>
          <table:table-cell office:value-type="float" office:value="1.51442">
            <text:p>1.5144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29353">
            <text:p>0.729353</text:p>
          </table:table-cell>
          <table:table-cell office:value-type="float" office:value="0.0000487262">
            <text:p>4.87262E-005</text:p>
          </table:table-cell>
          <table:table-cell office:value-type="float" office:value="1.51443">
            <text:p>1.5144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40457">
            <text:p>0.740457</text:p>
          </table:table-cell>
          <table:table-cell office:value-type="float" office:value="0.000048726">
            <text:p>0.000048726</text:p>
          </table:table-cell>
          <table:table-cell office:value-type="float" office:value="1.51444">
            <text:p>1.5144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51561">
            <text:p>0.751561</text:p>
          </table:table-cell>
          <table:table-cell office:value-type="float" office:value="0.0000487257">
            <text:p>4.87257E-005</text:p>
          </table:table-cell>
          <table:table-cell office:value-type="float" office:value="1.51446">
            <text:p>1.51446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62665">
            <text:p>0.762665</text:p>
          </table:table-cell>
          <table:table-cell office:value-type="float" office:value="0.0000487252">
            <text:p>4.87252E-005</text:p>
          </table:table-cell>
          <table:table-cell office:value-type="float" office:value="1.51448">
            <text:p>1.5144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73769">
            <text:p>0.773769</text:p>
          </table:table-cell>
          <table:table-cell office:value-type="float" office:value="0.0000487245">
            <text:p>4.87245E-005</text:p>
          </table:table-cell>
          <table:table-cell office:value-type="float" office:value="1.51452">
            <text:p>1.5145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84873">
            <text:p>0.784873</text:p>
          </table:table-cell>
          <table:table-cell office:value-type="float" office:value="0.0000487235">
            <text:p>4.87235E-005</text:p>
          </table:table-cell>
          <table:table-cell office:value-type="float" office:value="1.51457">
            <text:p>1.51457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95977">
            <text:p>0.795977</text:p>
          </table:table-cell>
          <table:table-cell office:value-type="float" office:value="0.0000487221">
            <text:p>4.87221E-005</text:p>
          </table:table-cell>
          <table:table-cell office:value-type="float" office:value="1.51464">
            <text:p>1.5146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07081">
            <text:p>0.807081</text:p>
          </table:table-cell>
          <table:table-cell office:value-type="float" office:value="0.00004872">
            <text:p>0.00004872</text:p>
          </table:table-cell>
          <table:table-cell office:value-type="float" office:value="1.51475">
            <text:p>1.5147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18185">
            <text:p>0.818185</text:p>
          </table:table-cell>
          <table:table-cell office:value-type="float" office:value="0.000048717">
            <text:p>0.000048717</text:p>
          </table:table-cell>
          <table:table-cell office:value-type="float" office:value="1.5149">
            <text:p>1.5149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29289">
            <text:p>0.829289</text:p>
          </table:table-cell>
          <table:table-cell office:value-type="float" office:value="0.0000487127">
            <text:p>4.87127E-005</text:p>
          </table:table-cell>
          <table:table-cell office:value-type="float" office:value="1.51512">
            <text:p>1.5151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40393">
            <text:p>0.840393</text:p>
          </table:table-cell>
          <table:table-cell office:value-type="float" office:value="0.0000487065">
            <text:p>4.87065E-005</text:p>
          </table:table-cell>
          <table:table-cell office:value-type="float" office:value="1.51544">
            <text:p>1.5154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51497">
            <text:p>0.851497</text:p>
          </table:table-cell>
          <table:table-cell office:value-type="float" office:value="0.0000486976">
            <text:p>4.86976E-005</text:p>
          </table:table-cell>
          <table:table-cell office:value-type="float" office:value="1.5159">
            <text:p>1.5159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62601">
            <text:p>0.862601</text:p>
          </table:table-cell>
          <table:table-cell office:value-type="float" office:value="0.0000486848">
            <text:p>4.86848E-005</text:p>
          </table:table-cell>
          <table:table-cell office:value-type="float" office:value="1.51657">
            <text:p>1.51657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73705">
            <text:p>0.873705</text:p>
          </table:table-cell>
          <table:table-cell office:value-type="float" office:value="0.0000486662">
            <text:p>4.86662E-005</text:p>
          </table:table-cell>
          <table:table-cell office:value-type="float" office:value="1.51753">
            <text:p>1.5175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84809">
            <text:p>0.884809</text:p>
          </table:table-cell>
          <table:table-cell office:value-type="float" office:value="0.0000486395">
            <text:p>4.86395E-005</text:p>
          </table:table-cell>
          <table:table-cell office:value-type="float" office:value="1.51891">
            <text:p>1.5189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95913">
            <text:p>0.895913</text:p>
          </table:table-cell>
          <table:table-cell office:value-type="float" office:value="0.000048601">
            <text:p>0.000048601</text:p>
          </table:table-cell>
          <table:table-cell office:value-type="float" office:value="1.52091">
            <text:p>1.5209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07017">
            <text:p>0.907017</text:p>
          </table:table-cell>
          <table:table-cell office:value-type="float" office:value="0.0000485455">
            <text:p>4.85455E-005</text:p>
          </table:table-cell>
          <table:table-cell office:value-type="float" office:value="1.52379">
            <text:p>1.52379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18121">
            <text:p>0.918121</text:p>
          </table:table-cell>
          <table:table-cell office:value-type="float" office:value="0.0000484653">
            <text:p>4.84653E-005</text:p>
          </table:table-cell>
          <table:table-cell office:value-type="float" office:value="1.52796">
            <text:p>1.52796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29225">
            <text:p>0.929225</text:p>
          </table:table-cell>
          <table:table-cell office:value-type="float" office:value="0.0000483495">
            <text:p>4.83495E-005</text:p>
          </table:table-cell>
          <table:table-cell office:value-type="float" office:value="1.53402">
            <text:p>1.5340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40329">
            <text:p>0.940329</text:p>
          </table:table-cell>
          <table:table-cell office:value-type="float" office:value="0.0000481821">
            <text:p>4.81821E-005</text:p>
          </table:table-cell>
          <table:table-cell office:value-type="float" office:value="1.54282">
            <text:p>1.5428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51433">
            <text:p>0.951433</text:p>
          </table:table-cell>
          <table:table-cell office:value-type="float" office:value="0.0000479396">
            <text:p>4.79396E-005</text:p>
          </table:table-cell>
          <table:table-cell office:value-type="float" office:value="1.55569">
            <text:p>1.55569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62537">
            <text:p>0.962537</text:p>
          </table:table-cell>
          <table:table-cell office:value-type="float" office:value="0.0000475874">
            <text:p>4.75874E-005</text:p>
          </table:table-cell>
          <table:table-cell office:value-type="float" office:value="1.5746">
            <text:p>1.5746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73642">
            <text:p>0.973642</text:p>
          </table:table-cell>
          <table:table-cell office:value-type="float" office:value="0.0000470741">
            <text:p>4.70741E-005</text:p>
          </table:table-cell>
          <table:table-cell office:value-type="float" office:value="1.60267">
            <text:p>1.60267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84746">
            <text:p>0.984746</text:p>
          </table:table-cell>
          <table:table-cell office:value-type="float" office:value="0.0000463223">
            <text:p>4.63223E-005</text:p>
          </table:table-cell>
          <table:table-cell office:value-type="float" office:value="1.64491">
            <text:p>1.6449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9585">
            <text:p>0.99585</text:p>
          </table:table-cell>
          <table:table-cell office:value-type="float" office:value="0.0000452126">
            <text:p>4.52126E-005</text:p>
          </table:table-cell>
          <table:table-cell office:value-type="float" office:value="1.70983">
            <text:p>1.7098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0695">
            <text:p>1.00695</text:p>
          </table:table-cell>
          <table:table-cell office:value-type="float" office:value="0.0000435558">
            <text:p>4.35558E-005</text:p>
          </table:table-cell>
          <table:table-cell office:value-type="float" office:value="1.81291">
            <text:p>1.8129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1806">
            <text:p>1.01806</text:p>
          </table:table-cell>
          <table:table-cell office:value-type="float" office:value="0.0000410404">
            <text:p>4.10404E-005</text:p>
          </table:table-cell>
          <table:table-cell office:value-type="float" office:value="1.98532">
            <text:p>1.9853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2916">
            <text:p>1.02916</text:p>
          </table:table-cell>
          <table:table-cell office:value-type="float" office:value="0.0000371214">
            <text:p>3.71214E-005</text:p>
          </table:table-cell>
          <table:table-cell office:value-type="float" office:value="2.30048">
            <text:p>2.3004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4027">
            <text:p>1.04027</text:p>
          </table:table-cell>
          <table:table-cell office:value-type="float" office:value="0.0000307639">
            <text:p>3.07639E-005</text:p>
          </table:table-cell>
          <table:table-cell office:value-type="float" office:value="2.98254">
            <text:p>2.9825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5137">
            <text:p>1.05137</text:p>
          </table:table-cell>
          <table:table-cell office:value-type="float" office:value="0.0000197415">
            <text:p>1.97415E-005</text:p>
          </table:table-cell>
          <table:table-cell office:value-type="float" office:value="5.20613">
            <text:p>5.2061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6247">
            <text:p>1.06247</text:p>
          </table:table-cell>
          <table:table-cell office:value-type="float" office:value="0.0000000730479">
            <text:p>0.000000073</text:p>
          </table:table-cell>
          <table:table-cell office:value-type="float" office:value="1660.29">
            <text:p>1660.29</text:p>
          </table:table-cell>
          <table:table-cell office:value-type="float" office:value="0.000219473">
            <text:p>0.00021947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7358">
            <text:p>1.07358</text:p>
          </table:table-cell>
          <table:table-cell office:value-type="float" office:value="-0.0000554033">
            <text:p>-5.54033E-005</text:p>
          </table:table-cell>
          <table:table-cell office:value-type="float" office:value="-3.2114">
            <text:p>-3.211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8468">
            <text:p>1.08468</text:p>
          </table:table-cell>
          <table:table-cell office:value-type="float" office:value="-0.000347797">
            <text:p>-0.000347797</text:p>
          </table:table-cell>
          <table:table-cell office:value-type="float" office:value="-1.35227">
            <text:p>-1.35227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9579">
            <text:p>1.09579</text:p>
          </table:table-cell>
          <table:table-cell office:value-type="float" office:value="0.000466468">
            <text:p>0.000466468</text:p>
          </table:table-cell>
          <table:table-cell office:value-type="float" office:value="-0.737348">
            <text:p>-0.73734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0689">
            <text:p>1.10689</text:p>
          </table:table-cell>
          <table:table-cell office:value-type="float" office:value="0.000220956">
            <text:p>0.000220956</text:p>
          </table:table-cell>
          <table:table-cell office:value-type="float" office:value="-0.445508">
            <text:p>-0.44550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1799">
            <text:p>1.11799</text:p>
          </table:table-cell>
          <table:table-cell office:value-type="float" office:value="0.000171051">
            <text:p>0.000171051</text:p>
          </table:table-cell>
          <table:table-cell office:value-type="float" office:value="-0.283732">
            <text:p>-0.28373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291">
            <text:p>1.1291</text:p>
          </table:table-cell>
          <table:table-cell office:value-type="float" office:value="0.000150567">
            <text:p>0.000150567</text:p>
          </table:table-cell>
          <table:table-cell office:value-type="float" office:value="-0.186285">
            <text:p>-0.18628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402">
            <text:p>1.1402</text:p>
          </table:table-cell>
          <table:table-cell office:value-type="float" office:value="0.000139961">
            <text:p>0.000139961</text:p>
          </table:table-cell>
          <table:table-cell office:value-type="float" office:value="-0.124625">
            <text:p>-0.12462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277399">
            <text:p>0.0277399</text:p>
          </table:table-cell>
          <table:table-cell office:value-type="float" office:value="0.0000000109659">
            <text:p>0.000000011</text:p>
          </table:table-cell>
          <table:table-cell office:value-type="float" office:value="10718">
            <text:p>1071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388851">
            <text:p>0.0388851</text:p>
          </table:table-cell>
          <table:table-cell office:value-type="float" office:value="0.0000000160759">
            <text:p>1.60759E-008</text:p>
          </table:table-cell>
          <table:table-cell office:value-type="float" office:value="7310.78">
            <text:p>7310.7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500303">
            <text:p>0.0500303</text:p>
          </table:table-cell>
          <table:table-cell office:value-type="float" office:value="0.0000000235658">
            <text:p>2.35658E-008</text:p>
          </table:table-cell>
          <table:table-cell office:value-type="float" office:value="4986.89">
            <text:p>4986.89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611755">
            <text:p>0.0611755</text:p>
          </table:table-cell>
          <table:table-cell office:value-type="float" office:value="0.0000000345425">
            <text:p>3.45425E-008</text:p>
          </table:table-cell>
          <table:table-cell office:value-type="float" office:value="3401.87">
            <text:p>3401.8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723207">
            <text:p>0.0723207</text:p>
          </table:table-cell>
          <table:table-cell office:value-type="float" office:value="0.000000050626">
            <text:p>5.0626E-008</text:p>
          </table:table-cell>
          <table:table-cell office:value-type="float" office:value="2320.81">
            <text:p>2320.81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83466">
            <text:p>0.083466</text:p>
          </table:table-cell>
          <table:table-cell office:value-type="float" office:value="0.0000000741853">
            <text:p>7.41853E-008</text:p>
          </table:table-cell>
          <table:table-cell office:value-type="float" office:value="1583.46">
            <text:p>1583.4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946112">
            <text:p>0.0946112</text:p>
          </table:table-cell>
          <table:table-cell office:value-type="float" office:value="0.00000010868">
            <text:p>1.0868E-007</text:p>
          </table:table-cell>
          <table:table-cell office:value-type="float" office:value="1080.55">
            <text:p>1080.55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05756">
            <text:p>0.105756</text:p>
          </table:table-cell>
          <table:table-cell office:value-type="float" office:value="0.000000159156">
            <text:p>1.59156E-007</text:p>
          </table:table-cell>
          <table:table-cell office:value-type="float" office:value="737.545">
            <text:p>737.545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16902">
            <text:p>0.116902</text:p>
          </table:table-cell>
          <table:table-cell office:value-type="float" office:value="0.000000232947">
            <text:p>2.32947E-007</text:p>
          </table:table-cell>
          <table:table-cell office:value-type="float" office:value="503.595">
            <text:p>503.595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28047">
            <text:p>0.128047</text:p>
          </table:table-cell>
          <table:table-cell office:value-type="float" office:value="0.000000340678">
            <text:p>3.40678E-007</text:p>
          </table:table-cell>
          <table:table-cell office:value-type="float" office:value="344.029">
            <text:p>344.029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39192">
            <text:p>0.139192</text:p>
          </table:table-cell>
          <table:table-cell office:value-type="float" office:value="0.000000497654">
            <text:p>4.97654E-007</text:p>
          </table:table-cell>
          <table:table-cell office:value-type="float" office:value="235.196">
            <text:p>235.19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50337">
            <text:p>0.150337</text:p>
          </table:table-cell>
          <table:table-cell office:value-type="float" office:value="0.00000072573">
            <text:p>7.2573E-007</text:p>
          </table:table-cell>
          <table:table-cell office:value-type="float" office:value="160.966">
            <text:p>160.96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61482">
            <text:p>0.161482</text:p>
          </table:table-cell>
          <table:table-cell office:value-type="float" office:value="0.00000105574">
            <text:p>1.05574E-006</text:p>
          </table:table-cell>
          <table:table-cell office:value-type="float" office:value="110.338">
            <text:p>110.33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72628">
            <text:p>0.172628</text:p>
          </table:table-cell>
          <table:table-cell office:value-type="float" office:value="0.00000153039">
            <text:p>1.53039E-006</text:p>
          </table:table-cell>
          <table:table-cell office:value-type="float" office:value="75.8066">
            <text:p>75.806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83773">
            <text:p>0.183773</text:p>
          </table:table-cell>
          <table:table-cell office:value-type="float" office:value="0.00000220721">
            <text:p>2.20721E-006</text:p>
          </table:table-cell>
          <table:table-cell office:value-type="float" office:value="52.2544">
            <text:p>52.254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94918">
            <text:p>0.194918</text:p>
          </table:table-cell>
          <table:table-cell office:value-type="float" office:value="0.00000316058">
            <text:p>3.16058E-006</text:p>
          </table:table-cell>
          <table:table-cell office:value-type="float" office:value="36.1906">
            <text:p>36.190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06063">
            <text:p>0.206063</text:p>
          </table:table-cell>
          <table:table-cell office:value-type="float" office:value="0.00000448055">
            <text:p>4.48055E-006</text:p>
          </table:table-cell>
          <table:table-cell office:value-type="float" office:value="25.2342">
            <text:p>25.2342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17208">
            <text:p>0.217208</text:p>
          </table:table-cell>
          <table:table-cell office:value-type="float" office:value="0.00000626519">
            <text:p>6.26519E-006</text:p>
          </table:table-cell>
          <table:table-cell office:value-type="float" office:value="17.7614">
            <text:p>17.761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28354">
            <text:p>0.228354</text:p>
          </table:table-cell>
          <table:table-cell office:value-type="float" office:value="0.00000860209">
            <text:p>8.60209E-006</text:p>
          </table:table-cell>
          <table:table-cell office:value-type="float" office:value="12.6646">
            <text:p>12.664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39499">
            <text:p>0.239499</text:p>
          </table:table-cell>
          <table:table-cell office:value-type="float" office:value="0.0000115372">
            <text:p>1.15372E-005</text:p>
          </table:table-cell>
          <table:table-cell office:value-type="float" office:value="9.18824">
            <text:p>9.1882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50644">
            <text:p>0.250644</text:p>
          </table:table-cell>
          <table:table-cell office:value-type="float" office:value="0.0000150366">
            <text:p>1.50366E-005</text:p>
          </table:table-cell>
          <table:table-cell office:value-type="float" office:value="6.8172">
            <text:p>6.8172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61789">
            <text:p>0.261789</text:p>
          </table:table-cell>
          <table:table-cell office:value-type="float" office:value="0.0000189586">
            <text:p>1.89586E-005</text:p>
          </table:table-cell>
          <table:table-cell office:value-type="float" office:value="5.20003">
            <text:p>5.2000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72934">
            <text:p>0.272934</text:p>
          </table:table-cell>
          <table:table-cell office:value-type="float" office:value="0.0000230612">
            <text:p>2.30612E-005</text:p>
          </table:table-cell>
          <table:table-cell office:value-type="float" office:value="4.09704">
            <text:p>4.0970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8408">
            <text:p>0.28408</text:p>
          </table:table-cell>
          <table:table-cell office:value-type="float" office:value="0.0000270543">
            <text:p>2.70543E-005</text:p>
          </table:table-cell>
          <table:table-cell office:value-type="float" office:value="3.34473">
            <text:p>3.3447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95225">
            <text:p>0.295225</text:p>
          </table:table-cell>
          <table:table-cell office:value-type="float" office:value="0.0000306773">
            <text:p>3.06773E-005</text:p>
          </table:table-cell>
          <table:table-cell office:value-type="float" office:value="2.83163">
            <text:p>2.8316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0637">
            <text:p>0.30637</text:p>
          </table:table-cell>
          <table:table-cell office:value-type="float" office:value="0.0000337609">
            <text:p>3.37609E-005</text:p>
          </table:table-cell>
          <table:table-cell office:value-type="float" office:value="2.48166">
            <text:p>2.4816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17515">
            <text:p>0.317515</text:p>
          </table:table-cell>
          <table:table-cell office:value-type="float" office:value="0.0000362458">
            <text:p>3.62458E-005</text:p>
          </table:table-cell>
          <table:table-cell office:value-type="float" office:value="2.24296">
            <text:p>2.2429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2866">
            <text:p>0.32866</text:p>
          </table:table-cell>
          <table:table-cell office:value-type="float" office:value="0.0000381616">
            <text:p>3.81616E-005</text:p>
          </table:table-cell>
          <table:table-cell office:value-type="float" office:value="2.08016">
            <text:p>2.0801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39806">
            <text:p>0.339806</text:p>
          </table:table-cell>
          <table:table-cell office:value-type="float" office:value="0.0000395888">
            <text:p>3.95888E-005</text:p>
          </table:table-cell>
          <table:table-cell office:value-type="float" office:value="1.96912">
            <text:p>1.96912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50951">
            <text:p>0.350951</text:p>
          </table:table-cell>
          <table:table-cell office:value-type="float" office:value="0.0000406251">
            <text:p>4.06251E-005</text:p>
          </table:table-cell>
          <table:table-cell office:value-type="float" office:value="1.89338">
            <text:p>1.8933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62096">
            <text:p>0.362096</text:p>
          </table:table-cell>
          <table:table-cell office:value-type="float" office:value="0.0000413635">
            <text:p>4.13635E-005</text:p>
          </table:table-cell>
          <table:table-cell office:value-type="float" office:value="1.84173">
            <text:p>1.8417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73241">
            <text:p>0.373241</text:p>
          </table:table-cell>
          <table:table-cell office:value-type="float" office:value="0.0000418828">
            <text:p>4.18828E-005</text:p>
          </table:table-cell>
          <table:table-cell office:value-type="float" office:value="1.8065">
            <text:p>1.8065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84386">
            <text:p>0.384386</text:p>
          </table:table-cell>
          <table:table-cell office:value-type="float" office:value="0.0000422445">
            <text:p>4.22445E-005</text:p>
          </table:table-cell>
          <table:table-cell office:value-type="float" office:value="1.78247">
            <text:p>1.7824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95532">
            <text:p>0.395532</text:p>
          </table:table-cell>
          <table:table-cell office:value-type="float" office:value="0.0000424948">
            <text:p>4.24948E-005</text:p>
          </table:table-cell>
          <table:table-cell office:value-type="float" office:value="1.76608">
            <text:p>1.7660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06677">
            <text:p>0.406677</text:p>
          </table:table-cell>
          <table:table-cell office:value-type="float" office:value="0.0000426672">
            <text:p>4.26672E-005</text:p>
          </table:table-cell>
          <table:table-cell office:value-type="float" office:value="1.7549">
            <text:p>1.7549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17822">
            <text:p>0.417822</text:p>
          </table:table-cell>
          <table:table-cell office:value-type="float" office:value="0.0000427856">
            <text:p>4.27856E-005</text:p>
          </table:table-cell>
          <table:table-cell office:value-type="float" office:value="1.74727">
            <text:p>1.7472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28967">
            <text:p>0.428967</text:p>
          </table:table-cell>
          <table:table-cell office:value-type="float" office:value="0.0000428668">
            <text:p>4.28668E-005</text:p>
          </table:table-cell>
          <table:table-cell office:value-type="float" office:value="1.74207">
            <text:p>1.7420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40112">
            <text:p>0.440112</text:p>
          </table:table-cell>
          <table:table-cell office:value-type="float" office:value="0.0000429223">
            <text:p>4.29223E-005</text:p>
          </table:table-cell>
          <table:table-cell office:value-type="float" office:value="1.73853">
            <text:p>1.7385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51258">
            <text:p>0.451258</text:p>
          </table:table-cell>
          <table:table-cell office:value-type="float" office:value="0.0000429603">
            <text:p>4.29603E-005</text:p>
          </table:table-cell>
          <table:table-cell office:value-type="float" office:value="1.73611">
            <text:p>1.73611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62403">
            <text:p>0.462403</text:p>
          </table:table-cell>
          <table:table-cell office:value-type="float" office:value="0.0000429862">
            <text:p>4.29862E-005</text:p>
          </table:table-cell>
          <table:table-cell office:value-type="float" office:value="1.73446">
            <text:p>1.7344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73548">
            <text:p>0.473548</text:p>
          </table:table-cell>
          <table:table-cell office:value-type="float" office:value="0.0000430039">
            <text:p>4.30039E-005</text:p>
          </table:table-cell>
          <table:table-cell office:value-type="float" office:value="1.73333">
            <text:p>1.7333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84693">
            <text:p>0.484693</text:p>
          </table:table-cell>
          <table:table-cell office:value-type="float" office:value="0.000043016">
            <text:p>0.000043016</text:p>
          </table:table-cell>
          <table:table-cell office:value-type="float" office:value="1.73256">
            <text:p>1.7325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95838">
            <text:p>0.495838</text:p>
          </table:table-cell>
          <table:table-cell office:value-type="float" office:value="0.0000430242">
            <text:p>4.30242E-005</text:p>
          </table:table-cell>
          <table:table-cell office:value-type="float" office:value="1.73204">
            <text:p>1.7320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06984">
            <text:p>0.506984</text:p>
          </table:table-cell>
          <table:table-cell office:value-type="float" office:value="0.0000430298">
            <text:p>4.30298E-005</text:p>
          </table:table-cell>
          <table:table-cell office:value-type="float" office:value="1.73168">
            <text:p>1.7316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18129">
            <text:p>0.518129</text:p>
          </table:table-cell>
          <table:table-cell office:value-type="float" office:value="0.0000430337">
            <text:p>4.30337E-005</text:p>
          </table:table-cell>
          <table:table-cell office:value-type="float" office:value="1.73144">
            <text:p>1.7314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29274">
            <text:p>0.529274</text:p>
          </table:table-cell>
          <table:table-cell office:value-type="float" office:value="0.0000430363">
            <text:p>4.30363E-005</text:p>
          </table:table-cell>
          <table:table-cell office:value-type="float" office:value="1.73127">
            <text:p>1.7312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40419">
            <text:p>0.540419</text:p>
          </table:table-cell>
          <table:table-cell office:value-type="float" office:value="0.0000430381">
            <text:p>4.30381E-005</text:p>
          </table:table-cell>
          <table:table-cell office:value-type="float" office:value="1.73116">
            <text:p>1.7311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51564">
            <text:p>0.551564</text:p>
          </table:table-cell>
          <table:table-cell office:value-type="float" office:value="0.0000430393">
            <text:p>4.30393E-005</text:p>
          </table:table-cell>
          <table:table-cell office:value-type="float" office:value="1.73108">
            <text:p>1.7310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6271">
            <text:p>0.56271</text:p>
          </table:table-cell>
          <table:table-cell office:value-type="float" office:value="0.0000430401">
            <text:p>4.30401E-005</text:p>
          </table:table-cell>
          <table:table-cell office:value-type="float" office:value="1.73103">
            <text:p>1.7310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73855">
            <text:p>0.573855</text:p>
          </table:table-cell>
          <table:table-cell office:value-type="float" office:value="0.0000430407">
            <text:p>4.30407E-005</text:p>
          </table:table-cell>
          <table:table-cell office:value-type="float" office:value="1.73099">
            <text:p>1.73099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85">
            <text:p>0.585</text:p>
          </table:table-cell>
          <table:table-cell office:value-type="float" office:value="0.0000430411">
            <text:p>4.30411E-005</text:p>
          </table:table-cell>
          <table:table-cell office:value-type="float" office:value="1.73097">
            <text:p>1.7309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96145">
            <text:p>0.596145</text:p>
          </table:table-cell>
          <table:table-cell office:value-type="float" office:value="0.0000430413">
            <text:p>4.30413E-005</text:p>
          </table:table-cell>
          <table:table-cell office:value-type="float" office:value="1.73095">
            <text:p>1.73095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0729">
            <text:p>0.60729</text:p>
          </table:table-cell>
          <table:table-cell office:value-type="float" office:value="0.0000430415">
            <text:p>4.30415E-005</text:p>
          </table:table-cell>
          <table:table-cell office:value-type="float" office:value="1.73094">
            <text:p>1.7309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18436">
            <text:p>0.618436</text:p>
          </table:table-cell>
          <table:table-cell office:value-type="float" office:value="0.0000430416">
            <text:p>4.30416E-005</text:p>
          </table:table-cell>
          <table:table-cell office:value-type="float" office:value="1.73093">
            <text:p>1.7309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29581">
            <text:p>0.629581</text:p>
          </table:table-cell>
          <table:table-cell office:value-type="float" office:value="0.0000430417">
            <text:p>4.30417E-005</text:p>
          </table:table-cell>
          <table:table-cell office:value-type="float" office:value="1.73093">
            <text:p>1.7309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40726">
            <text:p>0.640726</text:p>
          </table:table-cell>
          <table:table-cell office:value-type="float" office:value="0.0000430418">
            <text:p>4.30418E-005</text:p>
          </table:table-cell>
          <table:table-cell office:value-type="float" office:value="1.73093">
            <text:p>1.7309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51871">
            <text:p>0.651871</text:p>
          </table:table-cell>
          <table:table-cell office:value-type="float" office:value="0.0000430418">
            <text:p>4.30418E-005</text:p>
          </table:table-cell>
          <table:table-cell office:value-type="float" office:value="1.73092">
            <text:p>1.73092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63016">
            <text:p>0.663016</text:p>
          </table:table-cell>
          <table:table-cell office:value-type="float" office:value="0.0000430418">
            <text:p>4.30418E-005</text:p>
          </table:table-cell>
          <table:table-cell office:value-type="float" office:value="1.73092">
            <text:p>1.73092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74162">
            <text:p>0.674162</text:p>
          </table:table-cell>
          <table:table-cell office:value-type="float" office:value="0.0000430418">
            <text:p>4.30418E-005</text:p>
          </table:table-cell>
          <table:table-cell office:value-type="float" office:value="1.73092">
            <text:p>1.73092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85307">
            <text:p>0.685307</text:p>
          </table:table-cell>
          <table:table-cell office:value-type="float" office:value="0.0000430418">
            <text:p>4.30418E-005</text:p>
          </table:table-cell>
          <table:table-cell office:value-type="float" office:value="1.73092">
            <text:p>1.73092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96452">
            <text:p>0.696452</text:p>
          </table:table-cell>
          <table:table-cell office:value-type="float" office:value="0.0000430418">
            <text:p>4.30418E-005</text:p>
          </table:table-cell>
          <table:table-cell office:value-type="float" office:value="1.73092">
            <text:p>1.73092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07597">
            <text:p>0.707597</text:p>
          </table:table-cell>
          <table:table-cell office:value-type="float" office:value="0.0000430418">
            <text:p>4.30418E-005</text:p>
          </table:table-cell>
          <table:table-cell office:value-type="float" office:value="1.73093">
            <text:p>1.7309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18742">
            <text:p>0.718742</text:p>
          </table:table-cell>
          <table:table-cell office:value-type="float" office:value="0.0000430417">
            <text:p>4.30417E-005</text:p>
          </table:table-cell>
          <table:table-cell office:value-type="float" office:value="1.73093">
            <text:p>1.7309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29888">
            <text:p>0.729888</text:p>
          </table:table-cell>
          <table:table-cell office:value-type="float" office:value="0.0000430416">
            <text:p>4.30416E-005</text:p>
          </table:table-cell>
          <table:table-cell office:value-type="float" office:value="1.73093">
            <text:p>1.7309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41033">
            <text:p>0.741033</text:p>
          </table:table-cell>
          <table:table-cell office:value-type="float" office:value="0.0000430415">
            <text:p>4.30415E-005</text:p>
          </table:table-cell>
          <table:table-cell office:value-type="float" office:value="1.73094">
            <text:p>1.7309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52178">
            <text:p>0.752178</text:p>
          </table:table-cell>
          <table:table-cell office:value-type="float" office:value="0.0000430413">
            <text:p>4.30413E-005</text:p>
          </table:table-cell>
          <table:table-cell office:value-type="float" office:value="1.73095">
            <text:p>1.73095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63323">
            <text:p>0.763323</text:p>
          </table:table-cell>
          <table:table-cell office:value-type="float" office:value="0.0000430411">
            <text:p>4.30411E-005</text:p>
          </table:table-cell>
          <table:table-cell office:value-type="float" office:value="1.73097">
            <text:p>1.7309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74468">
            <text:p>0.774468</text:p>
          </table:table-cell>
          <table:table-cell office:value-type="float" office:value="0.0000430407">
            <text:p>4.30407E-005</text:p>
          </table:table-cell>
          <table:table-cell office:value-type="float" office:value="1.73099">
            <text:p>1.73099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85614">
            <text:p>0.785614</text:p>
          </table:table-cell>
          <table:table-cell office:value-type="float" office:value="0.0000430401">
            <text:p>4.30401E-005</text:p>
          </table:table-cell>
          <table:table-cell office:value-type="float" office:value="1.73103">
            <text:p>1.7310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96759">
            <text:p>0.796759</text:p>
          </table:table-cell>
          <table:table-cell office:value-type="float" office:value="0.0000430393">
            <text:p>4.30393E-005</text:p>
          </table:table-cell>
          <table:table-cell office:value-type="float" office:value="1.73108">
            <text:p>1.7310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07904">
            <text:p>0.807904</text:p>
          </table:table-cell>
          <table:table-cell office:value-type="float" office:value="0.0000430381">
            <text:p>4.30381E-005</text:p>
          </table:table-cell>
          <table:table-cell office:value-type="float" office:value="1.73116">
            <text:p>1.7311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19049">
            <text:p>0.819049</text:p>
          </table:table-cell>
          <table:table-cell office:value-type="float" office:value="0.0000430364">
            <text:p>4.30364E-005</text:p>
          </table:table-cell>
          <table:table-cell office:value-type="float" office:value="1.73127">
            <text:p>1.7312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30194">
            <text:p>0.830194</text:p>
          </table:table-cell>
          <table:table-cell office:value-type="float" office:value="0.0000430338">
            <text:p>4.30338E-005</text:p>
          </table:table-cell>
          <table:table-cell office:value-type="float" office:value="1.73143">
            <text:p>1.7314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4134">
            <text:p>0.84134</text:p>
          </table:table-cell>
          <table:table-cell office:value-type="float" office:value="0.00004303">
            <text:p>0.00004303</text:p>
          </table:table-cell>
          <table:table-cell office:value-type="float" office:value="1.73167">
            <text:p>1.7316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52485">
            <text:p>0.852485</text:p>
          </table:table-cell>
          <table:table-cell office:value-type="float" office:value="0.0000430245">
            <text:p>4.30245E-005</text:p>
          </table:table-cell>
          <table:table-cell office:value-type="float" office:value="1.73202">
            <text:p>1.73202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6363">
            <text:p>0.86363</text:p>
          </table:table-cell>
          <table:table-cell office:value-type="float" office:value="0.0000430164">
            <text:p>4.30164E-005</text:p>
          </table:table-cell>
          <table:table-cell office:value-type="float" office:value="1.73254">
            <text:p>1.7325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74775">
            <text:p>0.874775</text:p>
          </table:table-cell>
          <table:table-cell office:value-type="float" office:value="0.0000430045">
            <text:p>4.30045E-005</text:p>
          </table:table-cell>
          <table:table-cell office:value-type="float" office:value="1.73329">
            <text:p>1.73329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8592">
            <text:p>0.88592</text:p>
          </table:table-cell>
          <table:table-cell office:value-type="float" office:value="0.000042987">
            <text:p>0.000042987</text:p>
          </table:table-cell>
          <table:table-cell office:value-type="float" office:value="1.7344">
            <text:p>1.734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97066">
            <text:p>0.897066</text:p>
          </table:table-cell>
          <table:table-cell office:value-type="float" office:value="0.0000429614">
            <text:p>4.29614E-005</text:p>
          </table:table-cell>
          <table:table-cell office:value-type="float" office:value="1.73603">
            <text:p>1.7360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08211">
            <text:p>0.908211</text:p>
          </table:table-cell>
          <table:table-cell office:value-type="float" office:value="0.0000429238">
            <text:p>4.29238E-005</text:p>
          </table:table-cell>
          <table:table-cell office:value-type="float" office:value="1.73843">
            <text:p>1.7384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19356">
            <text:p>0.919356</text:p>
          </table:table-cell>
          <table:table-cell office:value-type="float" office:value="0.0000428687">
            <text:p>4.28687E-005</text:p>
          </table:table-cell>
          <table:table-cell office:value-type="float" office:value="1.74195">
            <text:p>1.74195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30501">
            <text:p>0.930501</text:p>
          </table:table-cell>
          <table:table-cell office:value-type="float" office:value="0.0000427877">
            <text:p>4.27877E-005</text:p>
          </table:table-cell>
          <table:table-cell office:value-type="float" office:value="1.74714">
            <text:p>1.7471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41646">
            <text:p>0.941646</text:p>
          </table:table-cell>
          <table:table-cell office:value-type="float" office:value="0.0000426685">
            <text:p>4.26685E-005</text:p>
          </table:table-cell>
          <table:table-cell office:value-type="float" office:value="1.75481">
            <text:p>1.75481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52792">
            <text:p>0.952792</text:p>
          </table:table-cell>
          <table:table-cell office:value-type="float" office:value="0.0000424932">
            <text:p>4.24932E-005</text:p>
          </table:table-cell>
          <table:table-cell office:value-type="float" office:value="1.76618">
            <text:p>1.7661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63937">
            <text:p>0.963937</text:p>
          </table:table-cell>
          <table:table-cell office:value-type="float" office:value="0.0000422347">
            <text:p>4.22347E-005</text:p>
          </table:table-cell>
          <table:table-cell office:value-type="float" office:value="1.78311">
            <text:p>1.78311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75082">
            <text:p>0.975082</text:p>
          </table:table-cell>
          <table:table-cell office:value-type="float" office:value="0.0000418524">
            <text:p>4.18524E-005</text:p>
          </table:table-cell>
          <table:table-cell office:value-type="float" office:value="1.80853">
            <text:p>1.8085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86227">
            <text:p>0.986227</text:p>
          </table:table-cell>
          <table:table-cell office:value-type="float" office:value="0.0000412848">
            <text:p>4.12848E-005</text:p>
          </table:table-cell>
          <table:table-cell office:value-type="float" office:value="1.84715">
            <text:p>1.84715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97372">
            <text:p>0.997372</text:p>
          </table:table-cell>
          <table:table-cell office:value-type="float" office:value="0.0000404371">
            <text:p>4.04371E-005</text:p>
          </table:table-cell>
          <table:table-cell office:value-type="float" office:value="1.90683">
            <text:p>1.9068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0852">
            <text:p>1.00852</text:p>
          </table:table-cell>
          <table:table-cell office:value-type="float" office:value="0.0000391595">
            <text:p>3.91595E-005</text:p>
          </table:table-cell>
          <table:table-cell office:value-type="float" office:value="2.00167">
            <text:p>2.0016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1966">
            <text:p>1.01966</text:p>
          </table:table-cell>
          <table:table-cell office:value-type="float" office:value="0.000037208">
            <text:p>0.000037208</text:p>
          </table:table-cell>
          <table:table-cell office:value-type="float" office:value="2.1591">
            <text:p>2.1591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3081">
            <text:p>1.03081</text:p>
          </table:table-cell>
          <table:table-cell office:value-type="float" office:value="0.0000341644">
            <text:p>3.41644E-005</text:p>
          </table:table-cell>
          <table:table-cell office:value-type="float" office:value="2.44053">
            <text:p>2.4405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4195">
            <text:p>1.04195</text:p>
          </table:table-cell>
          <table:table-cell office:value-type="float" office:value="0.0000292606">
            <text:p>2.92606E-005</text:p>
          </table:table-cell>
          <table:table-cell office:value-type="float" office:value="3.01714">
            <text:p>3.0171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531">
            <text:p>1.0531</text:p>
          </table:table-cell>
          <table:table-cell office:value-type="float" office:value="0.0000209295">
            <text:p>2.09295E-005</text:p>
          </table:table-cell>
          <table:table-cell office:value-type="float" office:value="4.61618">
            <text:p>4.6161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6424">
            <text:p>1.06424</text:p>
          </table:table-cell>
          <table:table-cell office:value-type="float" office:value="0.00000541563">
            <text:p>5.41563E-006</text:p>
          </table:table-cell>
          <table:table-cell office:value-type="float" office:value="20.7046">
            <text:p>20.704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7539">
            <text:p>1.07539</text:p>
          </table:table-cell>
          <table:table-cell office:value-type="float" office:value="-0.0000291113">
            <text:p>-2.91113E-005</text:p>
          </table:table-cell>
          <table:table-cell office:value-type="float" office:value="-5.03774">
            <text:p>-5.0377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8653">
            <text:p>1.08653</text:p>
          </table:table-cell>
          <table:table-cell office:value-type="float" office:value="-0.000149815">
            <text:p>-0.000149815</text:p>
          </table:table-cell>
          <table:table-cell office:value-type="float" office:value="-1.78459">
            <text:p>-1.78459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9768">
            <text:p>1.09768</text:p>
          </table:table-cell>
          <table:table-cell office:value-type="float" office:value="0.00141092">
            <text:p>0.00141092</text:p>
          </table:table-cell>
          <table:table-cell office:value-type="float" office:value="-0.91669">
            <text:p>-0.91669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10882">
            <text:p>1.10882</text:p>
          </table:table-cell>
          <table:table-cell office:value-type="float" office:value="0.00025285">
            <text:p>0.00025285</text:p>
          </table:table-cell>
          <table:table-cell office:value-type="float" office:value="-0.535124">
            <text:p>-0.53512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11997">
            <text:p>1.11997</text:p>
          </table:table-cell>
          <table:table-cell office:value-type="float" office:value="0.000176048">
            <text:p>0.000176048</text:p>
          </table:table-cell>
          <table:table-cell office:value-type="float" office:value="-0.332318">
            <text:p>-0.33231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13111">
            <text:p>1.13111</text:p>
          </table:table-cell>
          <table:table-cell office:value-type="float" office:value="0.000149474">
            <text:p>0.000149474</text:p>
          </table:table-cell>
          <table:table-cell office:value-type="float" office:value="-0.213618">
            <text:p>-0.21361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14226">
            <text:p>1.14226</text:p>
          </table:table-cell>
          <table:table-cell office:value-type="float" office:value="0.00013671">
            <text:p>0.00013671</text:p>
          </table:table-cell>
          <table:table-cell office:value-type="float" office:value="-0.140198">
            <text:p>-0.14019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263938">
            <text:p>0.0263938</text:p>
          </table:table-cell>
          <table:table-cell office:value-type="float" office:value="0.0000000106869">
            <text:p>1.06869E-008</text:p>
          </table:table-cell>
          <table:table-cell office:value-type="float" office:value="10655.4">
            <text:p>10655.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375659">
            <text:p>0.0375659</text:p>
          </table:table-cell>
          <table:table-cell office:value-type="float" office:value="0.0000000158656">
            <text:p>1.58656E-008</text:p>
          </table:table-cell>
          <table:table-cell office:value-type="float" office:value="7177">
            <text:p>717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48738">
            <text:p>0.048738</text:p>
          </table:table-cell>
          <table:table-cell office:value-type="float" office:value="0.0000000235524">
            <text:p>2.35524E-008</text:p>
          </table:table-cell>
          <table:table-cell office:value-type="float" office:value="4834.32">
            <text:p>4834.3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599102">
            <text:p>0.0599102</text:p>
          </table:table-cell>
          <table:table-cell office:value-type="float" office:value="0.0000000349602">
            <text:p>0.000000035</text:p>
          </table:table-cell>
          <table:table-cell office:value-type="float" office:value="3256.53">
            <text:p>3256.5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710823">
            <text:p>0.0710823</text:p>
          </table:table-cell>
          <table:table-cell office:value-type="float" office:value="0.000000051886">
            <text:p>5.1886E-008</text:p>
          </table:table-cell>
          <table:table-cell office:value-type="float" office:value="2193.88">
            <text:p>2193.8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822544">
            <text:p>0.0822544</text:p>
          </table:table-cell>
          <table:table-cell office:value-type="float" office:value="0.0000000769906">
            <text:p>0.000000077</text:p>
          </table:table-cell>
          <table:table-cell office:value-type="float" office:value="1478.19">
            <text:p>1478.1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934265">
            <text:p>0.0934265</text:p>
          </table:table-cell>
          <table:table-cell office:value-type="float" office:value="0.000000114207">
            <text:p>1.14207E-007</text:p>
          </table:table-cell>
          <table:table-cell office:value-type="float" office:value="996.171">
            <text:p>996.171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04599">
            <text:p>0.104599</text:p>
          </table:table-cell>
          <table:table-cell office:value-type="float" office:value="0.000000169336">
            <text:p>1.69336E-007</text:p>
          </table:table-cell>
          <table:table-cell office:value-type="float" office:value="671.532">
            <text:p>671.53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15771">
            <text:p>0.115771</text:p>
          </table:table-cell>
          <table:table-cell office:value-type="float" office:value="0.000000250908">
            <text:p>2.50908E-007</text:p>
          </table:table-cell>
          <table:table-cell office:value-type="float" office:value="452.887">
            <text:p>452.88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26943">
            <text:p>0.126943</text:p>
          </table:table-cell>
          <table:table-cell office:value-type="float" office:value="0.000000371405">
            <text:p>3.71405E-007</text:p>
          </table:table-cell>
          <table:table-cell office:value-type="float" office:value="305.63">
            <text:p>305.6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38115">
            <text:p>0.138115</text:p>
          </table:table-cell>
          <table:table-cell office:value-type="float" office:value="0.000000548965">
            <text:p>0.000000549</text:p>
          </table:table-cell>
          <table:table-cell office:value-type="float" office:value="206.452">
            <text:p>206.45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49287">
            <text:p>0.149287</text:p>
          </table:table-cell>
          <table:table-cell office:value-type="float" office:value="0.000000809664">
            <text:p>8.09664E-007</text:p>
          </table:table-cell>
          <table:table-cell office:value-type="float" office:value="139.655">
            <text:p>139.65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60459">
            <text:p>0.160459</text:p>
          </table:table-cell>
          <table:table-cell office:value-type="float" office:value="0.0000011904">
            <text:p>1.1904E-006</text:p>
          </table:table-cell>
          <table:table-cell office:value-type="float" office:value="94.6682">
            <text:p>94.668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71631">
            <text:p>0.171631</text:p>
          </table:table-cell>
          <table:table-cell office:value-type="float" office:value="0.00000174216">
            <text:p>1.74216E-006</text:p>
          </table:table-cell>
          <table:table-cell office:value-type="float" office:value="64.3692">
            <text:p>64.369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82804">
            <text:p>0.182804</text:p>
          </table:table-cell>
          <table:table-cell office:value-type="float" office:value="0.00000253284">
            <text:p>2.53284E-006</text:p>
          </table:table-cell>
          <table:table-cell office:value-type="float" office:value="43.9629">
            <text:p>43.962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93976">
            <text:p>0.193976</text:p>
          </table:table-cell>
          <table:table-cell office:value-type="float" office:value="0.00000364787">
            <text:p>3.64787E-006</text:p>
          </table:table-cell>
          <table:table-cell office:value-type="float" office:value="30.2192">
            <text:p>30.219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05148">
            <text:p>0.205148</text:p>
          </table:table-cell>
          <table:table-cell office:value-type="float" office:value="0.00000518529">
            <text:p>5.18529E-006</text:p>
          </table:table-cell>
          <table:table-cell office:value-type="float" office:value="20.9628">
            <text:p>20.962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1632">
            <text:p>0.21632</text:p>
          </table:table-cell>
          <table:table-cell office:value-type="float" office:value="0.00000724051">
            <text:p>7.24051E-006</text:p>
          </table:table-cell>
          <table:table-cell office:value-type="float" office:value="14.7287">
            <text:p>14.728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27492">
            <text:p>0.227492</text:p>
          </table:table-cell>
          <table:table-cell office:value-type="float" office:value="0.00000987719">
            <text:p>9.87719E-006</text:p>
          </table:table-cell>
          <table:table-cell office:value-type="float" office:value="10.53">
            <text:p>10.5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38664">
            <text:p>0.238664</text:p>
          </table:table-cell>
          <table:table-cell office:value-type="float" office:value="0.0000130869">
            <text:p>1.30869E-005</text:p>
          </table:table-cell>
          <table:table-cell office:value-type="float" office:value="7.70214">
            <text:p>7.7021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49836">
            <text:p>0.249836</text:p>
          </table:table-cell>
          <table:table-cell office:value-type="float" office:value="0.0000167535">
            <text:p>1.67535E-005</text:p>
          </table:table-cell>
          <table:table-cell office:value-type="float" office:value="5.7976">
            <text:p>5.7976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61008">
            <text:p>0.261008</text:p>
          </table:table-cell>
          <table:table-cell office:value-type="float" office:value="0.0000206502">
            <text:p>2.06502E-005</text:p>
          </table:table-cell>
          <table:table-cell office:value-type="float" office:value="4.51489">
            <text:p>4.5148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72181">
            <text:p>0.272181</text:p>
          </table:table-cell>
          <table:table-cell office:value-type="float" office:value="0.000024486">
            <text:p>0.000024486</text:p>
          </table:table-cell>
          <table:table-cell office:value-type="float" office:value="3.65098">
            <text:p>3.6509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83353">
            <text:p>0.283353</text:p>
          </table:table-cell>
          <table:table-cell office:value-type="float" office:value="0.0000279872">
            <text:p>2.79872E-005</text:p>
          </table:table-cell>
          <table:table-cell office:value-type="float" office:value="3.06914">
            <text:p>3.0691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94525">
            <text:p>0.294525</text:p>
          </table:table-cell>
          <table:table-cell office:value-type="float" office:value="0.0000309696">
            <text:p>3.09696E-005</text:p>
          </table:table-cell>
          <table:table-cell office:value-type="float" office:value="2.67727">
            <text:p>2.6772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05697">
            <text:p>0.305697</text:p>
          </table:table-cell>
          <table:table-cell office:value-type="float" office:value="0.0000333642">
            <text:p>3.33642E-005</text:p>
          </table:table-cell>
          <table:table-cell office:value-type="float" office:value="2.41335">
            <text:p>2.4133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16869">
            <text:p>0.316869</text:p>
          </table:table-cell>
          <table:table-cell office:value-type="float" office:value="0.0000351972">
            <text:p>3.51972E-005</text:p>
          </table:table-cell>
          <table:table-cell office:value-type="float" office:value="2.23559">
            <text:p>2.2355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28041">
            <text:p>0.328041</text:p>
          </table:table-cell>
          <table:table-cell office:value-type="float" office:value="0.0000365495">
            <text:p>3.65495E-005</text:p>
          </table:table-cell>
          <table:table-cell office:value-type="float" office:value="2.11588">
            <text:p>2.1158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39213">
            <text:p>0.339213</text:p>
          </table:table-cell>
          <table:table-cell office:value-type="float" office:value="0.0000375204">
            <text:p>3.75204E-005</text:p>
          </table:table-cell>
          <table:table-cell office:value-type="float" office:value="2.03525">
            <text:p>2.0352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50385">
            <text:p>0.350385</text:p>
          </table:table-cell>
          <table:table-cell office:value-type="float" office:value="0.0000382039">
            <text:p>3.82039E-005</text:p>
          </table:table-cell>
          <table:table-cell office:value-type="float" office:value="1.98094">
            <text:p>1.9809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61558">
            <text:p>0.361558</text:p>
          </table:table-cell>
          <table:table-cell office:value-type="float" office:value="0.0000386785">
            <text:p>3.86785E-005</text:p>
          </table:table-cell>
          <table:table-cell office:value-type="float" office:value="1.94437">
            <text:p>1.9443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7273">
            <text:p>0.37273</text:p>
          </table:table-cell>
          <table:table-cell office:value-type="float" office:value="0.0000390048">
            <text:p>3.90048E-005</text:p>
          </table:table-cell>
          <table:table-cell office:value-type="float" office:value="1.91974">
            <text:p>1.9197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83902">
            <text:p>0.383902</text:p>
          </table:table-cell>
          <table:table-cell office:value-type="float" office:value="0.0000392277">
            <text:p>3.92277E-005</text:p>
          </table:table-cell>
          <table:table-cell office:value-type="float" office:value="1.90315">
            <text:p>1.9031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95074">
            <text:p>0.395074</text:p>
          </table:table-cell>
          <table:table-cell office:value-type="float" office:value="0.0000393792">
            <text:p>3.93792E-005</text:p>
          </table:table-cell>
          <table:table-cell office:value-type="float" office:value="1.89197">
            <text:p>1.8919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06246">
            <text:p>0.406246</text:p>
          </table:table-cell>
          <table:table-cell office:value-type="float" office:value="0.000039482">
            <text:p>0.000039482</text:p>
          </table:table-cell>
          <table:table-cell office:value-type="float" office:value="1.88445">
            <text:p>1.8844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17418">
            <text:p>0.417418</text:p>
          </table:table-cell>
          <table:table-cell office:value-type="float" office:value="0.0000395515">
            <text:p>3.95515E-005</text:p>
          </table:table-cell>
          <table:table-cell office:value-type="float" office:value="1.87938">
            <text:p>1.8793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2859">
            <text:p>0.42859</text:p>
          </table:table-cell>
          <table:table-cell office:value-type="float" office:value="0.0000395984">
            <text:p>3.95984E-005</text:p>
          </table:table-cell>
          <table:table-cell office:value-type="float" office:value="1.87597">
            <text:p>1.8759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39762">
            <text:p>0.439762</text:p>
          </table:table-cell>
          <table:table-cell office:value-type="float" office:value="0.0000396301">
            <text:p>3.96301E-005</text:p>
          </table:table-cell>
          <table:table-cell office:value-type="float" office:value="1.87367">
            <text:p>1.8736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50935">
            <text:p>0.450935</text:p>
          </table:table-cell>
          <table:table-cell office:value-type="float" office:value="0.0000396514">
            <text:p>3.96514E-005</text:p>
          </table:table-cell>
          <table:table-cell office:value-type="float" office:value="1.87212">
            <text:p>1.8721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62107">
            <text:p>0.462107</text:p>
          </table:table-cell>
          <table:table-cell office:value-type="float" office:value="0.0000396658">
            <text:p>3.96658E-005</text:p>
          </table:table-cell>
          <table:table-cell office:value-type="float" office:value="1.87108">
            <text:p>1.8710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73279">
            <text:p>0.473279</text:p>
          </table:table-cell>
          <table:table-cell office:value-type="float" office:value="0.0000396756">
            <text:p>3.96756E-005</text:p>
          </table:table-cell>
          <table:table-cell office:value-type="float" office:value="1.87037">
            <text:p>1.8703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84451">
            <text:p>0.484451</text:p>
          </table:table-cell>
          <table:table-cell office:value-type="float" office:value="0.0000396821">
            <text:p>3.96821E-005</text:p>
          </table:table-cell>
          <table:table-cell office:value-type="float" office:value="1.8699">
            <text:p>1.869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95623">
            <text:p>0.495623</text:p>
          </table:table-cell>
          <table:table-cell office:value-type="float" office:value="0.0000396865">
            <text:p>3.96865E-005</text:p>
          </table:table-cell>
          <table:table-cell office:value-type="float" office:value="1.86958">
            <text:p>1.8695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06795">
            <text:p>0.506795</text:p>
          </table:table-cell>
          <table:table-cell office:value-type="float" office:value="0.0000396895">
            <text:p>3.96895E-005</text:p>
          </table:table-cell>
          <table:table-cell office:value-type="float" office:value="1.86937">
            <text:p>1.8693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17967">
            <text:p>0.517967</text:p>
          </table:table-cell>
          <table:table-cell office:value-type="float" office:value="0.0000396915">
            <text:p>3.96915E-005</text:p>
          </table:table-cell>
          <table:table-cell office:value-type="float" office:value="1.86922">
            <text:p>1.8692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29139">
            <text:p>0.529139</text:p>
          </table:table-cell>
          <table:table-cell office:value-type="float" office:value="0.0000396928">
            <text:p>3.96928E-005</text:p>
          </table:table-cell>
          <table:table-cell office:value-type="float" office:value="1.86913">
            <text:p>1.8691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40312">
            <text:p>0.540312</text:p>
          </table:table-cell>
          <table:table-cell office:value-type="float" office:value="0.0000396937">
            <text:p>3.96937E-005</text:p>
          </table:table-cell>
          <table:table-cell office:value-type="float" office:value="1.86906">
            <text:p>1.86906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51484">
            <text:p>0.551484</text:p>
          </table:table-cell>
          <table:table-cell office:value-type="float" office:value="0.0000396943">
            <text:p>3.96943E-005</text:p>
          </table:table-cell>
          <table:table-cell office:value-type="float" office:value="1.86902">
            <text:p>1.8690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62656">
            <text:p>0.562656</text:p>
          </table:table-cell>
          <table:table-cell office:value-type="float" office:value="0.0000396947">
            <text:p>3.96947E-005</text:p>
          </table:table-cell>
          <table:table-cell office:value-type="float" office:value="1.86899">
            <text:p>1.8689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73828">
            <text:p>0.573828</text:p>
          </table:table-cell>
          <table:table-cell office:value-type="float" office:value="0.000039695">
            <text:p>0.000039695</text:p>
          </table:table-cell>
          <table:table-cell office:value-type="float" office:value="1.86897">
            <text:p>1.8689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85">
            <text:p>0.585</text:p>
          </table:table-cell>
          <table:table-cell office:value-type="float" office:value="0.0000396952">
            <text:p>3.96952E-005</text:p>
          </table:table-cell>
          <table:table-cell office:value-type="float" office:value="1.86895">
            <text:p>1.8689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96172">
            <text:p>0.596172</text:p>
          </table:table-cell>
          <table:table-cell office:value-type="float" office:value="0.0000396953">
            <text:p>3.96953E-005</text:p>
          </table:table-cell>
          <table:table-cell office:value-type="float" office:value="1.86894">
            <text:p>1.8689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07344">
            <text:p>0.607344</text:p>
          </table:table-cell>
          <table:table-cell office:value-type="float" office:value="0.0000396954">
            <text:p>3.96954E-005</text:p>
          </table:table-cell>
          <table:table-cell office:value-type="float" office:value="1.86894">
            <text:p>1.8689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18516">
            <text:p>0.618516</text:p>
          </table:table-cell>
          <table:table-cell office:value-type="float" office:value="0.0000396955">
            <text:p>3.96955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29688">
            <text:p>0.629688</text:p>
          </table:table-cell>
          <table:table-cell office:value-type="float" office:value="0.0000396955">
            <text:p>3.96955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40861">
            <text:p>0.640861</text:p>
          </table:table-cell>
          <table:table-cell office:value-type="float" office:value="0.0000396955">
            <text:p>3.96955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52033">
            <text:p>0.652033</text:p>
          </table:table-cell>
          <table:table-cell office:value-type="float" office:value="0.0000396955">
            <text:p>3.96955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63205">
            <text:p>0.663205</text:p>
          </table:table-cell>
          <table:table-cell office:value-type="float" office:value="0.0000396956">
            <text:p>3.96956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74377">
            <text:p>0.674377</text:p>
          </table:table-cell>
          <table:table-cell office:value-type="float" office:value="0.0000396956">
            <text:p>3.96956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85549">
            <text:p>0.685549</text:p>
          </table:table-cell>
          <table:table-cell office:value-type="float" office:value="0.0000396955">
            <text:p>3.96955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96721">
            <text:p>0.696721</text:p>
          </table:table-cell>
          <table:table-cell office:value-type="float" office:value="0.0000396955">
            <text:p>3.96955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07893">
            <text:p>0.707893</text:p>
          </table:table-cell>
          <table:table-cell office:value-type="float" office:value="0.0000396955">
            <text:p>3.96955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19065">
            <text:p>0.719065</text:p>
          </table:table-cell>
          <table:table-cell office:value-type="float" office:value="0.0000396955">
            <text:p>3.96955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30238">
            <text:p>0.730238</text:p>
          </table:table-cell>
          <table:table-cell office:value-type="float" office:value="0.0000396954">
            <text:p>3.96954E-005</text:p>
          </table:table-cell>
          <table:table-cell office:value-type="float" office:value="1.86894">
            <text:p>1.8689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4141">
            <text:p>0.74141</text:p>
          </table:table-cell>
          <table:table-cell office:value-type="float" office:value="0.0000396954">
            <text:p>3.96954E-005</text:p>
          </table:table-cell>
          <table:table-cell office:value-type="float" office:value="1.86894">
            <text:p>1.8689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52582">
            <text:p>0.752582</text:p>
          </table:table-cell>
          <table:table-cell office:value-type="float" office:value="0.0000396953">
            <text:p>3.96953E-005</text:p>
          </table:table-cell>
          <table:table-cell office:value-type="float" office:value="1.86895">
            <text:p>1.8689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63754">
            <text:p>0.763754</text:p>
          </table:table-cell>
          <table:table-cell office:value-type="float" office:value="0.0000396951">
            <text:p>3.96951E-005</text:p>
          </table:table-cell>
          <table:table-cell office:value-type="float" office:value="1.86896">
            <text:p>1.86896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74926">
            <text:p>0.774926</text:p>
          </table:table-cell>
          <table:table-cell office:value-type="float" office:value="0.0000396948">
            <text:p>3.96948E-005</text:p>
          </table:table-cell>
          <table:table-cell office:value-type="float" office:value="1.86898">
            <text:p>1.8689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86098">
            <text:p>0.786098</text:p>
          </table:table-cell>
          <table:table-cell office:value-type="float" office:value="0.0000396945">
            <text:p>3.96945E-005</text:p>
          </table:table-cell>
          <table:table-cell office:value-type="float" office:value="1.86901">
            <text:p>1.86901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9727">
            <text:p>0.79727</text:p>
          </table:table-cell>
          <table:table-cell office:value-type="float" office:value="0.0000396939">
            <text:p>3.96939E-005</text:p>
          </table:table-cell>
          <table:table-cell office:value-type="float" office:value="1.86904">
            <text:p>1.8690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08442">
            <text:p>0.808442</text:p>
          </table:table-cell>
          <table:table-cell office:value-type="float" office:value="0.0000396931">
            <text:p>3.96931E-005</text:p>
          </table:table-cell>
          <table:table-cell office:value-type="float" office:value="1.8691">
            <text:p>1.8691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19615">
            <text:p>0.819615</text:p>
          </table:table-cell>
          <table:table-cell office:value-type="float" office:value="0.000039692">
            <text:p>0.000039692</text:p>
          </table:table-cell>
          <table:table-cell office:value-type="float" office:value="1.86919">
            <text:p>1.8691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30787">
            <text:p>0.830787</text:p>
          </table:table-cell>
          <table:table-cell office:value-type="float" office:value="0.0000396902">
            <text:p>3.96902E-005</text:p>
          </table:table-cell>
          <table:table-cell office:value-type="float" office:value="1.86932">
            <text:p>1.8693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41959">
            <text:p>0.841959</text:p>
          </table:table-cell>
          <table:table-cell office:value-type="float" office:value="0.0000396876">
            <text:p>3.96876E-005</text:p>
          </table:table-cell>
          <table:table-cell office:value-type="float" office:value="1.8695">
            <text:p>1.869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53131">
            <text:p>0.853131</text:p>
          </table:table-cell>
          <table:table-cell office:value-type="float" office:value="0.0000396837">
            <text:p>3.96837E-005</text:p>
          </table:table-cell>
          <table:table-cell office:value-type="float" office:value="1.86979">
            <text:p>1.8697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64303">
            <text:p>0.864303</text:p>
          </table:table-cell>
          <table:table-cell office:value-type="float" office:value="0.0000396779">
            <text:p>3.96779E-005</text:p>
          </table:table-cell>
          <table:table-cell office:value-type="float" office:value="1.8702">
            <text:p>1.870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75475">
            <text:p>0.875475</text:p>
          </table:table-cell>
          <table:table-cell office:value-type="float" office:value="0.0000396693">
            <text:p>3.96693E-005</text:p>
          </table:table-cell>
          <table:table-cell office:value-type="float" office:value="1.87082">
            <text:p>1.8708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86647">
            <text:p>0.886647</text:p>
          </table:table-cell>
          <table:table-cell office:value-type="float" office:value="0.0000396566">
            <text:p>3.96566E-005</text:p>
          </table:table-cell>
          <table:table-cell office:value-type="float" office:value="1.87175">
            <text:p>1.8717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97819">
            <text:p>0.897819</text:p>
          </table:table-cell>
          <table:table-cell office:value-type="float" office:value="0.0000396377">
            <text:p>3.96377E-005</text:p>
          </table:table-cell>
          <table:table-cell office:value-type="float" office:value="1.87312">
            <text:p>1.8731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08992">
            <text:p>0.908992</text:p>
          </table:table-cell>
          <table:table-cell office:value-type="float" office:value="0.0000396096">
            <text:p>3.96096E-005</text:p>
          </table:table-cell>
          <table:table-cell office:value-type="float" office:value="1.87515">
            <text:p>1.8751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20164">
            <text:p>0.920164</text:p>
          </table:table-cell>
          <table:table-cell office:value-type="float" office:value="0.0000395679">
            <text:p>3.95679E-005</text:p>
          </table:table-cell>
          <table:table-cell office:value-type="float" office:value="1.87819">
            <text:p>1.8781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31336">
            <text:p>0.931336</text:p>
          </table:table-cell>
          <table:table-cell office:value-type="float" office:value="0.0000395058">
            <text:p>3.95058E-005</text:p>
          </table:table-cell>
          <table:table-cell office:value-type="float" office:value="1.88271">
            <text:p>1.88271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42508">
            <text:p>0.942508</text:p>
          </table:table-cell>
          <table:table-cell office:value-type="float" office:value="0.0000394134">
            <text:p>3.94134E-005</text:p>
          </table:table-cell>
          <table:table-cell office:value-type="float" office:value="1.88947">
            <text:p>1.8894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5368">
            <text:p>0.95368</text:p>
          </table:table-cell>
          <table:table-cell office:value-type="float" office:value="0.0000392758">
            <text:p>3.92758E-005</text:p>
          </table:table-cell>
          <table:table-cell office:value-type="float" office:value="1.89959">
            <text:p>1.8995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64852">
            <text:p>0.964852</text:p>
          </table:table-cell>
          <table:table-cell office:value-type="float" office:value="0.0000390706">
            <text:p>3.90706E-005</text:p>
          </table:table-cell>
          <table:table-cell office:value-type="float" office:value="1.91482">
            <text:p>1.9148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76024">
            <text:p>0.976024</text:p>
          </table:table-cell>
          <table:table-cell office:value-type="float" office:value="0.0000387638">
            <text:p>3.87638E-005</text:p>
          </table:table-cell>
          <table:table-cell office:value-type="float" office:value="1.93789">
            <text:p>1.9378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87196">
            <text:p>0.987196</text:p>
          </table:table-cell>
          <table:table-cell office:value-type="float" office:value="0.0000383036">
            <text:p>3.83036E-005</text:p>
          </table:table-cell>
          <table:table-cell office:value-type="float" office:value="1.97318">
            <text:p>1.9731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98369">
            <text:p>0.998369</text:p>
          </table:table-cell>
          <table:table-cell office:value-type="float" office:value="0.0000376099">
            <text:p>3.76099E-005</text:p>
          </table:table-cell>
          <table:table-cell office:value-type="float" office:value="2.02803">
            <text:p>2.0280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0954">
            <text:p>1.00954</text:p>
          </table:table-cell>
          <table:table-cell office:value-type="float" office:value="0.000036556">
            <text:p>0.000036556</text:p>
          </table:table-cell>
          <table:table-cell office:value-type="float" office:value="2.11532">
            <text:p>2.1153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2071">
            <text:p>1.02071</text:p>
          </table:table-cell>
          <table:table-cell office:value-type="float" office:value="0.0000349363">
            <text:p>3.49363E-005</text:p>
          </table:table-cell>
          <table:table-cell office:value-type="float" office:value="2.25975">
            <text:p>2.2597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3188">
            <text:p>1.03188</text:p>
          </table:table-cell>
          <table:table-cell office:value-type="float" office:value="0.0000324023">
            <text:p>3.24023E-005</text:p>
          </table:table-cell>
          <table:table-cell office:value-type="float" office:value="2.51468">
            <text:p>2.5146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4306">
            <text:p>1.04306</text:p>
          </table:table-cell>
          <table:table-cell office:value-type="float" office:value="0.0000283247">
            <text:p>2.83247E-005</text:p>
          </table:table-cell>
          <table:table-cell office:value-type="float" office:value="3.02065">
            <text:p>3.0206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5423">
            <text:p>1.05423</text:p>
          </table:table-cell>
          <table:table-cell office:value-type="float" office:value="0.0000214571">
            <text:p>2.14571E-005</text:p>
          </table:table-cell>
          <table:table-cell office:value-type="float" office:value="4.3075">
            <text:p>4.307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654">
            <text:p>1.0654</text:p>
          </table:table-cell>
          <table:table-cell office:value-type="float" office:value="0.0000089514">
            <text:p>8.9514E-006</text:p>
          </table:table-cell>
          <table:table-cell office:value-type="float" office:value="11.7225">
            <text:p>11.722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7657">
            <text:p>1.07657</text:p>
          </table:table-cell>
          <table:table-cell office:value-type="float" office:value="-0.000017429">
            <text:p>-0.000017429</text:p>
          </table:table-cell>
          <table:table-cell office:value-type="float" office:value="-7.53416">
            <text:p>-7.53416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8775">
            <text:p>1.08775</text:p>
          </table:table-cell>
          <table:table-cell office:value-type="float" office:value="-0.0000956398">
            <text:p>-9.56398E-005</text:p>
          </table:table-cell>
          <table:table-cell office:value-type="float" office:value="-2.19076">
            <text:p>-2.19076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9892">
            <text:p>1.09892</text:p>
          </table:table-cell>
          <table:table-cell office:value-type="float" office:value="-0.00169776">
            <text:p>-0.00169776</text:p>
          </table:table-cell>
          <table:table-cell office:value-type="float" office:value="-1.06708">
            <text:p>-1.0670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11009">
            <text:p>1.11009</text:p>
          </table:table-cell>
          <table:table-cell office:value-type="float" office:value="0.000288865">
            <text:p>0.000288865</text:p>
          </table:table-cell>
          <table:table-cell office:value-type="float" office:value="-0.605754">
            <text:p>-0.60575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12126">
            <text:p>1.12126</text:p>
          </table:table-cell>
          <table:table-cell office:value-type="float" office:value="0.000180462">
            <text:p>0.000180462</text:p>
          </table:table-cell>
          <table:table-cell office:value-type="float" office:value="-0.368933">
            <text:p>-0.36893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13243">
            <text:p>1.13243</text:p>
          </table:table-cell>
          <table:table-cell office:value-type="float" office:value="0.000148563">
            <text:p>0.000148563</text:p>
          </table:table-cell>
          <table:table-cell office:value-type="float" office:value="-0.233431">
            <text:p>-0.233431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14361">
            <text:p>1.14361</text:p>
          </table:table-cell>
          <table:table-cell office:value-type="float" office:value="0.000134147">
            <text:p>0.000134147</text:p>
          </table:table-cell>
          <table:table-cell office:value-type="float" office:value="-0.151056">
            <text:p>-0.151056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25069">
            <text:p>0.025069</text:p>
          </table:table-cell>
          <table:table-cell office:value-type="float" office:value="0.0000000103062">
            <text:p>1.03062E-008</text:p>
          </table:table-cell>
          <table:table-cell office:value-type="float" office:value="10710.8">
            <text:p>10710.8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362676">
            <text:p>0.0362676</text:p>
          </table:table-cell>
          <table:table-cell office:value-type="float" office:value="0.0000000155066">
            <text:p>1.55066E-008</text:p>
          </table:table-cell>
          <table:table-cell office:value-type="float" office:value="7118.41">
            <text:p>7118.4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474662">
            <text:p>0.0474662</text:p>
          </table:table-cell>
          <table:table-cell office:value-type="float" office:value="0.0000000233294">
            <text:p>2.33294E-008</text:p>
          </table:table-cell>
          <table:table-cell office:value-type="float" office:value="4731.14">
            <text:p>4731.14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586649">
            <text:p>0.0586649</text:p>
          </table:table-cell>
          <table:table-cell office:value-type="float" office:value="0.0000000350947">
            <text:p>3.50947E-008</text:p>
          </table:table-cell>
          <table:table-cell office:value-type="float" office:value="3144.71">
            <text:p>3144.7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698635">
            <text:p>0.0698635</text:p>
          </table:table-cell>
          <table:table-cell office:value-type="float" office:value="0.0000000527849">
            <text:p>5.27849E-008</text:p>
          </table:table-cell>
          <table:table-cell office:value-type="float" office:value="2090.47">
            <text:p>2090.4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810621">
            <text:p>0.0810621</text:p>
          </table:table-cell>
          <table:table-cell office:value-type="float" office:value="0.0000000793725">
            <text:p>7.93725E-008</text:p>
          </table:table-cell>
          <table:table-cell office:value-type="float" office:value="1389.88">
            <text:p>1389.88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922607">
            <text:p>0.0922607</text:p>
          </table:table-cell>
          <table:table-cell office:value-type="float" office:value="0.000000119308">
            <text:p>1.19308E-007</text:p>
          </table:table-cell>
          <table:table-cell office:value-type="float" office:value="924.318">
            <text:p>924.318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03459">
            <text:p>0.103459</text:p>
          </table:table-cell>
          <table:table-cell office:value-type="float" office:value="0.000000179237">
            <text:p>1.79237E-007</text:p>
          </table:table-cell>
          <table:table-cell office:value-type="float" office:value="614.933">
            <text:p>614.93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14658">
            <text:p>0.114658</text:p>
          </table:table-cell>
          <table:table-cell office:value-type="float" office:value="0.000000269043">
            <text:p>0.000000269</text:p>
          </table:table-cell>
          <table:table-cell office:value-type="float" office:value="409.335">
            <text:p>409.33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25857">
            <text:p>0.125857</text:p>
          </table:table-cell>
          <table:table-cell office:value-type="float" office:value="0.000000403343">
            <text:p>4.03343E-007</text:p>
          </table:table-cell>
          <table:table-cell office:value-type="float" office:value="272.707">
            <text:p>272.70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37055">
            <text:p>0.137055</text:p>
          </table:table-cell>
          <table:table-cell office:value-type="float" office:value="0.000000603554">
            <text:p>6.03554E-007</text:p>
          </table:table-cell>
          <table:table-cell office:value-type="float" office:value="181.913">
            <text:p>181.91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48254">
            <text:p>0.148254</text:p>
          </table:table-cell>
          <table:table-cell office:value-type="float" office:value="0.000000900642">
            <text:p>9.00642E-007</text:p>
          </table:table-cell>
          <table:table-cell office:value-type="float" office:value="121.577">
            <text:p>121.57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59452">
            <text:p>0.159452</text:p>
          </table:table-cell>
          <table:table-cell office:value-type="float" office:value="0.00000133846">
            <text:p>1.33846E-006</text:p>
          </table:table-cell>
          <table:table-cell office:value-type="float" office:value="81.4811">
            <text:p>81.481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70651">
            <text:p>0.170651</text:p>
          </table:table-cell>
          <table:table-cell office:value-type="float" office:value="0.00000197718">
            <text:p>1.97718E-006</text:p>
          </table:table-cell>
          <table:table-cell office:value-type="float" office:value="54.836">
            <text:p>54.836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8185">
            <text:p>0.18185</text:p>
          </table:table-cell>
          <table:table-cell office:value-type="float" office:value="0.00000289535">
            <text:p>2.89535E-006</text:p>
          </table:table-cell>
          <table:table-cell office:value-type="float" office:value="37.1294">
            <text:p>37.1294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93048">
            <text:p>0.193048</text:p>
          </table:table-cell>
          <table:table-cell office:value-type="float" office:value="0.00000418766">
            <text:p>4.18766E-006</text:p>
          </table:table-cell>
          <table:table-cell office:value-type="float" office:value="25.3626">
            <text:p>25.3626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04247">
            <text:p>0.204247</text:p>
          </table:table-cell>
          <table:table-cell office:value-type="float" office:value="0.00000595355">
            <text:p>5.95355E-006</text:p>
          </table:table-cell>
          <table:table-cell office:value-type="float" office:value="17.5432">
            <text:p>17.54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15446">
            <text:p>0.215446</text:p>
          </table:table-cell>
          <table:table-cell office:value-type="float" office:value="0.00000827143">
            <text:p>8.27143E-006</text:p>
          </table:table-cell>
          <table:table-cell office:value-type="float" office:value="12.3469">
            <text:p>12.3469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26644">
            <text:p>0.226644</text:p>
          </table:table-cell>
          <table:table-cell office:value-type="float" office:value="0.0000111583">
            <text:p>1.11583E-005</text:p>
          </table:table-cell>
          <table:table-cell office:value-type="float" office:value="8.89374">
            <text:p>8.89374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37843">
            <text:p>0.237843</text:p>
          </table:table-cell>
          <table:table-cell office:value-type="float" office:value="0.0000145279">
            <text:p>1.45279E-005</text:p>
          </table:table-cell>
          <table:table-cell office:value-type="float" office:value="6.59899">
            <text:p>6.59899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49041">
            <text:p>0.249041</text:p>
          </table:table-cell>
          <table:table-cell office:value-type="float" office:value="0.0000181753">
            <text:p>1.81753E-005</text:p>
          </table:table-cell>
          <table:table-cell office:value-type="float" office:value="5.07405">
            <text:p>5.0740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6024">
            <text:p>0.26024</text:p>
          </table:table-cell>
          <table:table-cell office:value-type="float" office:value="0.0000218149">
            <text:p>2.18149E-005</text:p>
          </table:table-cell>
          <table:table-cell office:value-type="float" office:value="4.06067">
            <text:p>4.0606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71439">
            <text:p>0.271439</text:p>
          </table:table-cell>
          <table:table-cell office:value-type="float" office:value="0.0000251634">
            <text:p>2.51634E-005</text:p>
          </table:table-cell>
          <table:table-cell office:value-type="float" office:value="3.38724">
            <text:p>3.38724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82637">
            <text:p>0.282637</text:p>
          </table:table-cell>
          <table:table-cell office:value-type="float" office:value="0.0000280217">
            <text:p>2.80217E-005</text:p>
          </table:table-cell>
          <table:table-cell office:value-type="float" office:value="2.93972">
            <text:p>2.9397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93836">
            <text:p>0.293836</text:p>
          </table:table-cell>
          <table:table-cell office:value-type="float" office:value="0.0000303097">
            <text:p>3.03097E-005</text:p>
          </table:table-cell>
          <table:table-cell office:value-type="float" office:value="2.64233">
            <text:p>2.6423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05034">
            <text:p>0.305034</text:p>
          </table:table-cell>
          <table:table-cell office:value-type="float" office:value="0.0000320486">
            <text:p>3.20486E-005</text:p>
          </table:table-cell>
          <table:table-cell office:value-type="float" office:value="2.4447">
            <text:p>2.444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16233">
            <text:p>0.316233</text:p>
          </table:table-cell>
          <table:table-cell office:value-type="float" office:value="0.0000333189">
            <text:p>3.33189E-005</text:p>
          </table:table-cell>
          <table:table-cell office:value-type="float" office:value="2.31336">
            <text:p>2.31336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27432">
            <text:p>0.327432</text:p>
          </table:table-cell>
          <table:table-cell office:value-type="float" office:value="0.0000342203">
            <text:p>3.42203E-005</text:p>
          </table:table-cell>
          <table:table-cell office:value-type="float" office:value="2.22609">
            <text:p>2.22609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3863">
            <text:p>0.33863</text:p>
          </table:table-cell>
          <table:table-cell office:value-type="float" office:value="0.0000348468">
            <text:p>3.48468E-005</text:p>
          </table:table-cell>
          <table:table-cell office:value-type="float" office:value="2.16809">
            <text:p>2.16809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49829">
            <text:p>0.349829</text:p>
          </table:table-cell>
          <table:table-cell office:value-type="float" office:value="0.0000352759">
            <text:p>3.52759E-005</text:p>
          </table:table-cell>
          <table:table-cell office:value-type="float" office:value="2.12955">
            <text:p>2.1295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61028">
            <text:p>0.361028</text:p>
          </table:table-cell>
          <table:table-cell office:value-type="float" office:value="0.000035567">
            <text:p>0.000035567</text:p>
          </table:table-cell>
          <table:table-cell office:value-type="float" office:value="2.10394">
            <text:p>2.10394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72226">
            <text:p>0.372226</text:p>
          </table:table-cell>
          <table:table-cell office:value-type="float" office:value="0.0000357631">
            <text:p>3.57631E-005</text:p>
          </table:table-cell>
          <table:table-cell office:value-type="float" office:value="2.08692">
            <text:p>2.0869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83425">
            <text:p>0.383425</text:p>
          </table:table-cell>
          <table:table-cell office:value-type="float" office:value="0.0000358946">
            <text:p>3.58946E-005</text:p>
          </table:table-cell>
          <table:table-cell office:value-type="float" office:value="2.07561">
            <text:p>2.0756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94623">
            <text:p>0.394623</text:p>
          </table:table-cell>
          <table:table-cell office:value-type="float" office:value="0.0000359826">
            <text:p>3.59826E-005</text:p>
          </table:table-cell>
          <table:table-cell office:value-type="float" office:value="2.06809">
            <text:p>2.06809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05822">
            <text:p>0.405822</text:p>
          </table:table-cell>
          <table:table-cell office:value-type="float" office:value="0.0000360413">
            <text:p>3.60413E-005</text:p>
          </table:table-cell>
          <table:table-cell office:value-type="float" office:value="2.06309">
            <text:p>2.06309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17021">
            <text:p>0.417021</text:p>
          </table:table-cell>
          <table:table-cell office:value-type="float" office:value="0.0000360803">
            <text:p>3.60803E-005</text:p>
          </table:table-cell>
          <table:table-cell office:value-type="float" office:value="2.05978">
            <text:p>2.05978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28219">
            <text:p>0.428219</text:p>
          </table:table-cell>
          <table:table-cell office:value-type="float" office:value="0.0000361064">
            <text:p>3.61064E-005</text:p>
          </table:table-cell>
          <table:table-cell office:value-type="float" office:value="2.05757">
            <text:p>2.0575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39418">
            <text:p>0.439418</text:p>
          </table:table-cell>
          <table:table-cell office:value-type="float" office:value="0.0000361237">
            <text:p>3.61237E-005</text:p>
          </table:table-cell>
          <table:table-cell office:value-type="float" office:value="2.0561">
            <text:p>2.056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50617">
            <text:p>0.450617</text:p>
          </table:table-cell>
          <table:table-cell office:value-type="float" office:value="0.0000361352">
            <text:p>3.61352E-005</text:p>
          </table:table-cell>
          <table:table-cell office:value-type="float" office:value="2.05513">
            <text:p>2.0551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61815">
            <text:p>0.461815</text:p>
          </table:table-cell>
          <table:table-cell office:value-type="float" office:value="0.0000361429">
            <text:p>3.61429E-005</text:p>
          </table:table-cell>
          <table:table-cell office:value-type="float" office:value="2.05448">
            <text:p>2.05448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73014">
            <text:p>0.473014</text:p>
          </table:table-cell>
          <table:table-cell office:value-type="float" office:value="0.000036148">
            <text:p>0.000036148</text:p>
          </table:table-cell>
          <table:table-cell office:value-type="float" office:value="2.05405">
            <text:p>2.0540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84212">
            <text:p>0.484212</text:p>
          </table:table-cell>
          <table:table-cell office:value-type="float" office:value="0.0000361513">
            <text:p>3.61513E-005</text:p>
          </table:table-cell>
          <table:table-cell office:value-type="float" office:value="2.05377">
            <text:p>2.0537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95411">
            <text:p>0.495411</text:p>
          </table:table-cell>
          <table:table-cell office:value-type="float" office:value="0.0000361536">
            <text:p>3.61536E-005</text:p>
          </table:table-cell>
          <table:table-cell office:value-type="float" office:value="2.05358">
            <text:p>2.05358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0661">
            <text:p>0.50661</text:p>
          </table:table-cell>
          <table:table-cell office:value-type="float" office:value="0.0000361551">
            <text:p>3.61551E-005</text:p>
          </table:table-cell>
          <table:table-cell office:value-type="float" office:value="2.05345">
            <text:p>2.0534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17808">
            <text:p>0.517808</text:p>
          </table:table-cell>
          <table:table-cell office:value-type="float" office:value="0.0000361561">
            <text:p>3.61561E-005</text:p>
          </table:table-cell>
          <table:table-cell office:value-type="float" office:value="2.05337">
            <text:p>2.0533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29007">
            <text:p>0.529007</text:p>
          </table:table-cell>
          <table:table-cell office:value-type="float" office:value="0.0000361567">
            <text:p>3.61567E-005</text:p>
          </table:table-cell>
          <table:table-cell office:value-type="float" office:value="2.05331">
            <text:p>2.0533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40206">
            <text:p>0.540206</text:p>
          </table:table-cell>
          <table:table-cell office:value-type="float" office:value="0.0000361572">
            <text:p>3.61572E-005</text:p>
          </table:table-cell>
          <table:table-cell office:value-type="float" office:value="2.05327">
            <text:p>2.0532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51404">
            <text:p>0.551404</text:p>
          </table:table-cell>
          <table:table-cell office:value-type="float" office:value="0.0000361575">
            <text:p>3.61575E-005</text:p>
          </table:table-cell>
          <table:table-cell office:value-type="float" office:value="2.05325">
            <text:p>2.0532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62603">
            <text:p>0.562603</text:p>
          </table:table-cell>
          <table:table-cell office:value-type="float" office:value="0.0000361577">
            <text:p>3.61577E-005</text:p>
          </table:table-cell>
          <table:table-cell office:value-type="float" office:value="2.05323">
            <text:p>2.0532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73801">
            <text:p>0.573801</text:p>
          </table:table-cell>
          <table:table-cell office:value-type="float" office:value="0.0000361578">
            <text:p>3.61578E-005</text:p>
          </table:table-cell>
          <table:table-cell office:value-type="float" office:value="2.05322">
            <text:p>2.0532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85">
            <text:p>0.585</text:p>
          </table:table-cell>
          <table:table-cell office:value-type="float" office:value="0.0000361579">
            <text:p>3.61579E-005</text:p>
          </table:table-cell>
          <table:table-cell office:value-type="float" office:value="2.05321">
            <text:p>2.0532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96199">
            <text:p>0.596199</text:p>
          </table:table-cell>
          <table:table-cell office:value-type="float" office:value="0.0000361579">
            <text:p>3.61579E-005</text:p>
          </table:table-cell>
          <table:table-cell office:value-type="float" office:value="2.05321">
            <text:p>2.0532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07397">
            <text:p>0.607397</text:p>
          </table:table-cell>
          <table:table-cell office:value-type="float" office:value="0.000036158">
            <text:p>0.000036158</text:p>
          </table:table-cell>
          <table:table-cell office:value-type="float" office:value="2.05321">
            <text:p>2.0532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18596">
            <text:p>0.618596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29794">
            <text:p>0.629794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40993">
            <text:p>0.640993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52192">
            <text:p>0.652192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6339">
            <text:p>0.66339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74589">
            <text:p>0.674589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85788">
            <text:p>0.685788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96986">
            <text:p>0.696986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08185">
            <text:p>0.708185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19383">
            <text:p>0.719383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30582">
            <text:p>0.730582</text:p>
          </table:table-cell>
          <table:table-cell office:value-type="float" office:value="0.000036158">
            <text:p>0.000036158</text:p>
          </table:table-cell>
          <table:table-cell office:value-type="float" office:value="2.05321">
            <text:p>2.0532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41781">
            <text:p>0.741781</text:p>
          </table:table-cell>
          <table:table-cell office:value-type="float" office:value="0.0000361579">
            <text:p>3.61579E-005</text:p>
          </table:table-cell>
          <table:table-cell office:value-type="float" office:value="2.05321">
            <text:p>2.0532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52979">
            <text:p>0.752979</text:p>
          </table:table-cell>
          <table:table-cell office:value-type="float" office:value="0.0000361578">
            <text:p>3.61578E-005</text:p>
          </table:table-cell>
          <table:table-cell office:value-type="float" office:value="2.05322">
            <text:p>2.0532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64178">
            <text:p>0.764178</text:p>
          </table:table-cell>
          <table:table-cell office:value-type="float" office:value="0.0000361577">
            <text:p>3.61577E-005</text:p>
          </table:table-cell>
          <table:table-cell office:value-type="float" office:value="2.05323">
            <text:p>2.0532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75377">
            <text:p>0.775377</text:p>
          </table:table-cell>
          <table:table-cell office:value-type="float" office:value="0.0000361576">
            <text:p>3.61576E-005</text:p>
          </table:table-cell>
          <table:table-cell office:value-type="float" office:value="2.05324">
            <text:p>2.05324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86575">
            <text:p>0.786575</text:p>
          </table:table-cell>
          <table:table-cell office:value-type="float" office:value="0.0000361574">
            <text:p>3.61574E-005</text:p>
          </table:table-cell>
          <table:table-cell office:value-type="float" office:value="2.05326">
            <text:p>2.05326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97774">
            <text:p>0.797774</text:p>
          </table:table-cell>
          <table:table-cell office:value-type="float" office:value="0.000036157">
            <text:p>0.000036157</text:p>
          </table:table-cell>
          <table:table-cell office:value-type="float" office:value="2.05329">
            <text:p>2.05329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08972">
            <text:p>0.808972</text:p>
          </table:table-cell>
          <table:table-cell office:value-type="float" office:value="0.0000361565">
            <text:p>3.61565E-005</text:p>
          </table:table-cell>
          <table:table-cell office:value-type="float" office:value="2.05333">
            <text:p>2.0533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20171">
            <text:p>0.820171</text:p>
          </table:table-cell>
          <table:table-cell office:value-type="float" office:value="0.0000361557">
            <text:p>3.61557E-005</text:p>
          </table:table-cell>
          <table:table-cell office:value-type="float" office:value="2.0534">
            <text:p>2.0534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3137">
            <text:p>0.83137</text:p>
          </table:table-cell>
          <table:table-cell office:value-type="float" office:value="0.0000361545">
            <text:p>3.61545E-005</text:p>
          </table:table-cell>
          <table:table-cell office:value-type="float" office:value="2.0535">
            <text:p>2.053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42568">
            <text:p>0.842568</text:p>
          </table:table-cell>
          <table:table-cell office:value-type="float" office:value="0.0000361527">
            <text:p>3.61527E-005</text:p>
          </table:table-cell>
          <table:table-cell office:value-type="float" office:value="2.05365">
            <text:p>2.0536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53767">
            <text:p>0.853767</text:p>
          </table:table-cell>
          <table:table-cell office:value-type="float" office:value="0.00003615">
            <text:p>0.00003615</text:p>
          </table:table-cell>
          <table:table-cell office:value-type="float" office:value="2.05388">
            <text:p>2.05388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64966">
            <text:p>0.864966</text:p>
          </table:table-cell>
          <table:table-cell office:value-type="float" office:value="0.000036146">
            <text:p>0.000036146</text:p>
          </table:table-cell>
          <table:table-cell office:value-type="float" office:value="2.05422">
            <text:p>2.0542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76164">
            <text:p>0.876164</text:p>
          </table:table-cell>
          <table:table-cell office:value-type="float" office:value="0.0000361399">
            <text:p>3.61399E-005</text:p>
          </table:table-cell>
          <table:table-cell office:value-type="float" office:value="2.05473">
            <text:p>2.0547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87363">
            <text:p>0.887363</text:p>
          </table:table-cell>
          <table:table-cell office:value-type="float" office:value="0.0000361308">
            <text:p>3.61308E-005</text:p>
          </table:table-cell>
          <table:table-cell office:value-type="float" office:value="2.05551">
            <text:p>2.0555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98561">
            <text:p>0.898561</text:p>
          </table:table-cell>
          <table:table-cell office:value-type="float" office:value="0.000036117">
            <text:p>0.000036117</text:p>
          </table:table-cell>
          <table:table-cell office:value-type="float" office:value="2.05667">
            <text:p>2.0566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0976">
            <text:p>0.90976</text:p>
          </table:table-cell>
          <table:table-cell office:value-type="float" office:value="0.0000360962">
            <text:p>3.60962E-005</text:p>
          </table:table-cell>
          <table:table-cell office:value-type="float" office:value="2.05843">
            <text:p>2.0584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20959">
            <text:p>0.920959</text:p>
          </table:table-cell>
          <table:table-cell office:value-type="float" office:value="0.000036065">
            <text:p>0.000036065</text:p>
          </table:table-cell>
          <table:table-cell office:value-type="float" office:value="2.06108">
            <text:p>2.06108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32157">
            <text:p>0.932157</text:p>
          </table:table-cell>
          <table:table-cell office:value-type="float" office:value="0.0000360179">
            <text:p>3.60179E-005</text:p>
          </table:table-cell>
          <table:table-cell office:value-type="float" office:value="2.06508">
            <text:p>2.06508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43356">
            <text:p>0.943356</text:p>
          </table:table-cell>
          <table:table-cell office:value-type="float" office:value="0.0000359469">
            <text:p>3.59469E-005</text:p>
          </table:table-cell>
          <table:table-cell office:value-type="float" office:value="2.07113">
            <text:p>2.0711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54554">
            <text:p>0.954554</text:p>
          </table:table-cell>
          <table:table-cell office:value-type="float" office:value="0.0000358399">
            <text:p>3.58399E-005</text:p>
          </table:table-cell>
          <table:table-cell office:value-type="float" office:value="2.08031">
            <text:p>2.0803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65753">
            <text:p>0.965753</text:p>
          </table:table-cell>
          <table:table-cell office:value-type="float" office:value="0.0000356782">
            <text:p>3.56782E-005</text:p>
          </table:table-cell>
          <table:table-cell office:value-type="float" office:value="2.09426">
            <text:p>2.09426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76952">
            <text:p>0.976952</text:p>
          </table:table-cell>
          <table:table-cell office:value-type="float" office:value="0.0000354336">
            <text:p>3.54336E-005</text:p>
          </table:table-cell>
          <table:table-cell office:value-type="float" office:value="2.11562">
            <text:p>2.1156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8815">
            <text:p>0.98815</text:p>
          </table:table-cell>
          <table:table-cell office:value-type="float" office:value="0.0000350625">
            <text:p>3.50625E-005</text:p>
          </table:table-cell>
          <table:table-cell office:value-type="float" office:value="2.1486">
            <text:p>2.1486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99349">
            <text:p>0.999349</text:p>
          </table:table-cell>
          <table:table-cell office:value-type="float" office:value="0.0000344971">
            <text:p>3.44971E-005</text:p>
          </table:table-cell>
          <table:table-cell office:value-type="float" office:value="2.2002">
            <text:p>2.200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1055">
            <text:p>1.01055</text:p>
          </table:table-cell>
          <table:table-cell office:value-type="float" office:value="0.0000336301">
            <text:p>3.36301E-005</text:p>
          </table:table-cell>
          <table:table-cell office:value-type="float" office:value="2.2827">
            <text:p>2.282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2175">
            <text:p>1.02175</text:p>
          </table:table-cell>
          <table:table-cell office:value-type="float" office:value="0.0000322875">
            <text:p>3.22875E-005</text:p>
          </table:table-cell>
          <table:table-cell office:value-type="float" office:value="2.41921">
            <text:p>2.4192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3294">
            <text:p>1.03294</text:p>
          </table:table-cell>
          <table:table-cell office:value-type="float" office:value="0.0000301762">
            <text:p>3.01762E-005</text:p>
          </table:table-cell>
          <table:table-cell office:value-type="float" office:value="2.65844">
            <text:p>2.65844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4414">
            <text:p>1.04414</text:p>
          </table:table-cell>
          <table:table-cell office:value-type="float" office:value="0.0000267748">
            <text:p>2.67748E-005</text:p>
          </table:table-cell>
          <table:table-cell office:value-type="float" office:value="3.1232">
            <text:p>3.12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5534">
            <text:p>1.05534</text:p>
          </table:table-cell>
          <table:table-cell office:value-type="float" office:value="0.0000210758">
            <text:p>2.10758E-005</text:p>
          </table:table-cell>
          <table:table-cell office:value-type="float" office:value="4.23814">
            <text:p>4.23814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6654">
            <text:p>1.06654</text:p>
          </table:table-cell>
          <table:table-cell office:value-type="float" office:value="0.0000108686">
            <text:p>1.08686E-005</text:p>
          </table:table-cell>
          <table:table-cell office:value-type="float" office:value="9.15749">
            <text:p>9.15749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7774">
            <text:p>1.07774</text:p>
          </table:table-cell>
          <table:table-cell office:value-type="float" office:value="0.0000000130088">
            <text:p>0.000000013</text:p>
          </table:table-cell>
          <table:table-cell office:value-type="float" office:value="7947.98">
            <text:p>7947.98</text:p>
          </table:table-cell>
          <table:table-cell office:value-type="float" office:value="0.000182204">
            <text:p>0.000182204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8894">
            <text:p>1.08894</text:p>
          </table:table-cell>
          <table:table-cell office:value-type="float" office:value="-0.0000644376">
            <text:p>-6.44376E-005</text:p>
          </table:table-cell>
          <table:table-cell office:value-type="float" office:value="-2.71325">
            <text:p>-2.7132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0014">
            <text:p>1.10014</text:p>
          </table:table-cell>
          <table:table-cell office:value-type="float" office:value="-0.000442909">
            <text:p>-0.000442909</text:p>
          </table:table-cell>
          <table:table-cell office:value-type="float" office:value="-1.24926">
            <text:p>-1.24926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1134">
            <text:p>1.11134</text:p>
          </table:table-cell>
          <table:table-cell office:value-type="float" office:value="0.000355495">
            <text:p>0.000355495</text:p>
          </table:table-cell>
          <table:table-cell office:value-type="float" office:value="-0.689453">
            <text:p>-0.68945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2253">
            <text:p>1.12253</text:p>
          </table:table-cell>
          <table:table-cell office:value-type="float" office:value="0.000187682">
            <text:p>0.000187682</text:p>
          </table:table-cell>
          <table:table-cell office:value-type="float" office:value="-0.411782">
            <text:p>-0.41178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3373">
            <text:p>1.13373</text:p>
          </table:table-cell>
          <table:table-cell office:value-type="float" office:value="0.000148463">
            <text:p>0.000148463</text:p>
          </table:table-cell>
          <table:table-cell office:value-type="float" office:value="-0.256395">
            <text:p>-0.25639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4493">
            <text:p>1.14493</text:p>
          </table:table-cell>
          <table:table-cell office:value-type="float" office:value="0.000131981">
            <text:p>0.000131981</text:p>
          </table:table-cell>
          <table:table-cell office:value-type="float" office:value="-0.163533">
            <text:p>-0.16353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237662">
            <text:p>0.0237662</text:p>
          </table:table-cell>
          <table:table-cell office:value-type="float" office:value="0.00000000978578">
            <text:p>9.78578E-009</text:p>
          </table:table-cell>
          <table:table-cell office:value-type="float" office:value="10898.5">
            <text:p>10898.5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349909">
            <text:p>0.0349909</text:p>
          </table:table-cell>
          <table:table-cell office:value-type="float" office:value="0.0000000149347">
            <text:p>1.49347E-008</text:p>
          </table:table-cell>
          <table:table-cell office:value-type="float" office:value="7140.78">
            <text:p>7140.7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462156">
            <text:p>0.0462156</text:p>
          </table:table-cell>
          <table:table-cell office:value-type="float" office:value="0.0000000227908">
            <text:p>2.27908E-008</text:p>
          </table:table-cell>
          <table:table-cell office:value-type="float" office:value="4678.97">
            <text:p>4678.9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574403">
            <text:p>0.0574403</text:p>
          </table:table-cell>
          <table:table-cell office:value-type="float" office:value="0.000000034775">
            <text:p>3.4775E-008</text:p>
          </table:table-cell>
          <table:table-cell office:value-type="float" office:value="3066.15">
            <text:p>3066.15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686649">
            <text:p>0.0686649</text:p>
          </table:table-cell>
          <table:table-cell office:value-type="float" office:value="0.0000000530507">
            <text:p>5.30507E-008</text:p>
          </table:table-cell>
          <table:table-cell office:value-type="float" office:value="2009.53">
            <text:p>2009.5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798896">
            <text:p>0.0798896</text:p>
          </table:table-cell>
          <table:table-cell office:value-type="float" office:value="0.0000000809069">
            <text:p>8.09069E-008</text:p>
          </table:table-cell>
          <table:table-cell office:value-type="float" office:value="1317.31">
            <text:p>1317.31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911143">
            <text:p>0.0911143</text:p>
          </table:table-cell>
          <table:table-cell office:value-type="float" office:value="0.000000123334">
            <text:p>1.23334E-007</text:p>
          </table:table-cell>
          <table:table-cell office:value-type="float" office:value="863.806">
            <text:p>863.806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02339">
            <text:p>0.102339</text:p>
          </table:table-cell>
          <table:table-cell office:value-type="float" office:value="0.000000187881">
            <text:p>1.87881E-007</text:p>
          </table:table-cell>
          <table:table-cell office:value-type="float" office:value="566.702">
            <text:p>566.702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13564">
            <text:p>0.113564</text:p>
          </table:table-cell>
          <table:table-cell office:value-type="float" office:value="0.000000285908">
            <text:p>2.85908E-007</text:p>
          </table:table-cell>
          <table:table-cell office:value-type="float" office:value="372.058">
            <text:p>372.05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24788">
            <text:p>0.124788</text:p>
          </table:table-cell>
          <table:table-cell office:value-type="float" office:value="0.00000043439">
            <text:p>4.3439E-007</text:p>
          </table:table-cell>
          <table:table-cell office:value-type="float" office:value="244.54">
            <text:p>244.5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36013">
            <text:p>0.136013</text:p>
          </table:table-cell>
          <table:table-cell office:value-type="float" office:value="0.000000658402">
            <text:p>6.58402E-007</text:p>
          </table:table-cell>
          <table:table-cell office:value-type="float" office:value="160.998">
            <text:p>160.99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47238">
            <text:p>0.147238</text:p>
          </table:table-cell>
          <table:table-cell office:value-type="float" office:value="0.000000994338">
            <text:p>9.94338E-007</text:p>
          </table:table-cell>
          <table:table-cell office:value-type="float" office:value="106.267">
            <text:p>106.26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58462">
            <text:p>0.158462</text:p>
          </table:table-cell>
          <table:table-cell office:value-type="float" office:value="0.0000014936">
            <text:p>1.4936E-006</text:p>
          </table:table-cell>
          <table:table-cell office:value-type="float" office:value="70.4113">
            <text:p>70.411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69687">
            <text:p>0.169687</text:p>
          </table:table-cell>
          <table:table-cell office:value-type="float" office:value="0.00000222576">
            <text:p>2.22576E-006</text:p>
          </table:table-cell>
          <table:table-cell office:value-type="float" office:value="46.9207">
            <text:p>46.920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80912">
            <text:p>0.180912</text:p>
          </table:table-cell>
          <table:table-cell office:value-type="float" office:value="0.00000327871">
            <text:p>3.27871E-006</text:p>
          </table:table-cell>
          <table:table-cell office:value-type="float" office:value="31.5311">
            <text:p>31.5311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92136">
            <text:p>0.192136</text:p>
          </table:table-cell>
          <table:table-cell office:value-type="float" office:value="0.00000475124">
            <text:p>4.75124E-006</text:p>
          </table:table-cell>
          <table:table-cell office:value-type="float" office:value="21.4489">
            <text:p>21.448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03361">
            <text:p>0.203361</text:p>
          </table:table-cell>
          <table:table-cell office:value-type="float" office:value="0.00000673203">
            <text:p>0.000006732</text:p>
          </table:table-cell>
          <table:table-cell office:value-type="float" office:value="14.8437">
            <text:p>14.843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14586">
            <text:p>0.214586</text:p>
          </table:table-cell>
          <table:table-cell office:value-type="float" office:value="0.00000926161">
            <text:p>9.26161E-006</text:p>
          </table:table-cell>
          <table:table-cell office:value-type="float" office:value="10.5164">
            <text:p>10.516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2581">
            <text:p>0.22581</text:p>
          </table:table-cell>
          <table:table-cell office:value-type="float" office:value="0.0000122861">
            <text:p>1.22861E-005</text:p>
          </table:table-cell>
          <table:table-cell office:value-type="float" office:value="7.68139">
            <text:p>7.6813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37035">
            <text:p>0.237035</text:p>
          </table:table-cell>
          <table:table-cell office:value-type="float" office:value="0.0000156299">
            <text:p>1.56299E-005</text:p>
          </table:table-cell>
          <table:table-cell office:value-type="float" office:value="5.8241">
            <text:p>5.8241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4826">
            <text:p>0.24826</text:p>
          </table:table-cell>
          <table:table-cell office:value-type="float" office:value="0.0000190216">
            <text:p>1.90216E-005</text:p>
          </table:table-cell>
          <table:table-cell office:value-type="float" office:value="4.60733">
            <text:p>4.6073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59484">
            <text:p>0.259484</text:p>
          </table:table-cell>
          <table:table-cell office:value-type="float" office:value="0.0000221739">
            <text:p>2.21739E-005</text:p>
          </table:table-cell>
          <table:table-cell office:value-type="float" office:value="3.81017">
            <text:p>3.8101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70709">
            <text:p>0.270709</text:p>
          </table:table-cell>
          <table:table-cell office:value-type="float" office:value="0.0000248745">
            <text:p>2.48745E-005</text:p>
          </table:table-cell>
          <table:table-cell office:value-type="float" office:value="3.28793">
            <text:p>3.2879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81934">
            <text:p>0.281934</text:p>
          </table:table-cell>
          <table:table-cell office:value-type="float" office:value="0.0000270314">
            <text:p>2.70314E-005</text:p>
          </table:table-cell>
          <table:table-cell office:value-type="float" office:value="2.94579">
            <text:p>2.9457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93158">
            <text:p>0.293158</text:p>
          </table:table-cell>
          <table:table-cell office:value-type="float" office:value="0.0000286594">
            <text:p>2.86594E-005</text:p>
          </table:table-cell>
          <table:table-cell office:value-type="float" office:value="2.72164">
            <text:p>2.7216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04383">
            <text:p>0.304383</text:p>
          </table:table-cell>
          <table:table-cell office:value-type="float" office:value="0.0000298367">
            <text:p>2.98367E-005</text:p>
          </table:table-cell>
          <table:table-cell office:value-type="float" office:value="2.57479">
            <text:p>2.5747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15608">
            <text:p>0.315608</text:p>
          </table:table-cell>
          <table:table-cell office:value-type="float" office:value="0.0000306619">
            <text:p>3.06619E-005</text:p>
          </table:table-cell>
          <table:table-cell office:value-type="float" office:value="2.47859">
            <text:p>2.4785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26832">
            <text:p>0.326832</text:p>
          </table:table-cell>
          <table:table-cell office:value-type="float" office:value="0.0000312277">
            <text:p>3.12277E-005</text:p>
          </table:table-cell>
          <table:table-cell office:value-type="float" office:value="2.41556">
            <text:p>2.41556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38057">
            <text:p>0.338057</text:p>
          </table:table-cell>
          <table:table-cell office:value-type="float" office:value="0.0000316098">
            <text:p>3.16098E-005</text:p>
          </table:table-cell>
          <table:table-cell office:value-type="float" office:value="2.37427">
            <text:p>2.3742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49282">
            <text:p>0.349282</text:p>
          </table:table-cell>
          <table:table-cell office:value-type="float" office:value="0.0000318653">
            <text:p>3.18653E-005</text:p>
          </table:table-cell>
          <table:table-cell office:value-type="float" office:value="2.34722">
            <text:p>2.34722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60506">
            <text:p>0.360506</text:p>
          </table:table-cell>
          <table:table-cell office:value-type="float" office:value="0.0000320349">
            <text:p>3.20349E-005</text:p>
          </table:table-cell>
          <table:table-cell office:value-type="float" office:value="2.3295">
            <text:p>2.3295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71731">
            <text:p>0.371731</text:p>
          </table:table-cell>
          <table:table-cell office:value-type="float" office:value="0.000032147">
            <text:p>0.000032147</text:p>
          </table:table-cell>
          <table:table-cell office:value-type="float" office:value="2.31789">
            <text:p>2.3178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82956">
            <text:p>0.382956</text:p>
          </table:table-cell>
          <table:table-cell office:value-type="float" office:value="0.0000322209">
            <text:p>3.22209E-005</text:p>
          </table:table-cell>
          <table:table-cell office:value-type="float" office:value="2.31028">
            <text:p>2.3102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94181">
            <text:p>0.394181</text:p>
          </table:table-cell>
          <table:table-cell office:value-type="float" office:value="0.0000322695">
            <text:p>3.22695E-005</text:p>
          </table:table-cell>
          <table:table-cell office:value-type="float" office:value="2.3053">
            <text:p>2.305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05405">
            <text:p>0.405405</text:p>
          </table:table-cell>
          <table:table-cell office:value-type="float" office:value="0.0000323014">
            <text:p>3.23014E-005</text:p>
          </table:table-cell>
          <table:table-cell office:value-type="float" office:value="2.30203">
            <text:p>2.3020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1663">
            <text:p>0.41663</text:p>
          </table:table-cell>
          <table:table-cell office:value-type="float" office:value="0.0000323223">
            <text:p>3.23223E-005</text:p>
          </table:table-cell>
          <table:table-cell office:value-type="float" office:value="2.29989">
            <text:p>2.2998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27855">
            <text:p>0.427855</text:p>
          </table:table-cell>
          <table:table-cell office:value-type="float" office:value="0.000032336">
            <text:p>0.000032336</text:p>
          </table:table-cell>
          <table:table-cell office:value-type="float" office:value="2.29849">
            <text:p>2.2984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39079">
            <text:p>0.439079</text:p>
          </table:table-cell>
          <table:table-cell office:value-type="float" office:value="0.000032345">
            <text:p>0.000032345</text:p>
          </table:table-cell>
          <table:table-cell office:value-type="float" office:value="2.29758">
            <text:p>2.2975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50304">
            <text:p>0.450304</text:p>
          </table:table-cell>
          <table:table-cell office:value-type="float" office:value="0.0000323509">
            <text:p>3.23509E-005</text:p>
          </table:table-cell>
          <table:table-cell office:value-type="float" office:value="2.29697">
            <text:p>2.2969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61529">
            <text:p>0.461529</text:p>
          </table:table-cell>
          <table:table-cell office:value-type="float" office:value="0.0000323548">
            <text:p>3.23548E-005</text:p>
          </table:table-cell>
          <table:table-cell office:value-type="float" office:value="2.29658">
            <text:p>2.2965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72753">
            <text:p>0.472753</text:p>
          </table:table-cell>
          <table:table-cell office:value-type="float" office:value="0.0000323573">
            <text:p>3.23573E-005</text:p>
          </table:table-cell>
          <table:table-cell office:value-type="float" office:value="2.29632">
            <text:p>2.29632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83978">
            <text:p>0.483978</text:p>
          </table:table-cell>
          <table:table-cell office:value-type="float" office:value="0.000032359">
            <text:p>0.000032359</text:p>
          </table:table-cell>
          <table:table-cell office:value-type="float" office:value="2.29615">
            <text:p>2.29615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95203">
            <text:p>0.495203</text:p>
          </table:table-cell>
          <table:table-cell office:value-type="float" office:value="0.0000323601">
            <text:p>3.23601E-005</text:p>
          </table:table-cell>
          <table:table-cell office:value-type="float" office:value="2.29604">
            <text:p>2.2960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06427">
            <text:p>0.506427</text:p>
          </table:table-cell>
          <table:table-cell office:value-type="float" office:value="0.0000323608">
            <text:p>3.23608E-005</text:p>
          </table:table-cell>
          <table:table-cell office:value-type="float" office:value="2.29597">
            <text:p>2.2959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17652">
            <text:p>0.517652</text:p>
          </table:table-cell>
          <table:table-cell office:value-type="float" office:value="0.0000323613">
            <text:p>3.23613E-005</text:p>
          </table:table-cell>
          <table:table-cell office:value-type="float" office:value="2.29592">
            <text:p>2.29592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28877">
            <text:p>0.528877</text:p>
          </table:table-cell>
          <table:table-cell office:value-type="float" office:value="0.0000323616">
            <text:p>3.23616E-005</text:p>
          </table:table-cell>
          <table:table-cell office:value-type="float" office:value="2.29589">
            <text:p>2.2958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40101">
            <text:p>0.540101</text:p>
          </table:table-cell>
          <table:table-cell office:value-type="float" office:value="0.0000323618">
            <text:p>3.23618E-005</text:p>
          </table:table-cell>
          <table:table-cell office:value-type="float" office:value="2.29587">
            <text:p>2.2958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51326">
            <text:p>0.551326</text:p>
          </table:table-cell>
          <table:table-cell office:value-type="float" office:value="0.0000323619">
            <text:p>3.23619E-005</text:p>
          </table:table-cell>
          <table:table-cell office:value-type="float" office:value="2.29586">
            <text:p>2.29586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62551">
            <text:p>0.562551</text:p>
          </table:table-cell>
          <table:table-cell office:value-type="float" office:value="0.000032362">
            <text:p>0.000032362</text:p>
          </table:table-cell>
          <table:table-cell office:value-type="float" office:value="2.29585">
            <text:p>2.29585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73775">
            <text:p>0.573775</text:p>
          </table:table-cell>
          <table:table-cell office:value-type="float" office:value="0.000032362">
            <text:p>0.000032362</text:p>
          </table:table-cell>
          <table:table-cell office:value-type="float" office:value="2.29584">
            <text:p>2.2958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85">
            <text:p>0.585</text:p>
          </table:table-cell>
          <table:table-cell office:value-type="float" office:value="0.0000323621">
            <text:p>3.23621E-005</text:p>
          </table:table-cell>
          <table:table-cell office:value-type="float" office:value="2.29584">
            <text:p>2.2958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96225">
            <text:p>0.596225</text:p>
          </table:table-cell>
          <table:table-cell office:value-type="float" office:value="0.0000323621">
            <text:p>3.23621E-005</text:p>
          </table:table-cell>
          <table:table-cell office:value-type="float" office:value="2.29584">
            <text:p>2.2958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07449">
            <text:p>0.607449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18674">
            <text:p>0.618674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29899">
            <text:p>0.629899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41123">
            <text:p>0.641123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52348">
            <text:p>0.652348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63573">
            <text:p>0.663573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74797">
            <text:p>0.674797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86022">
            <text:p>0.686022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97247">
            <text:p>0.697247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08471">
            <text:p>0.708471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19696">
            <text:p>0.719696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30921">
            <text:p>0.730921</text:p>
          </table:table-cell>
          <table:table-cell office:value-type="float" office:value="0.0000323621">
            <text:p>3.23621E-005</text:p>
          </table:table-cell>
          <table:table-cell office:value-type="float" office:value="2.29584">
            <text:p>2.2958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42145">
            <text:p>0.742145</text:p>
          </table:table-cell>
          <table:table-cell office:value-type="float" office:value="0.0000323621">
            <text:p>3.23621E-005</text:p>
          </table:table-cell>
          <table:table-cell office:value-type="float" office:value="2.29584">
            <text:p>2.2958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5337">
            <text:p>0.75337</text:p>
          </table:table-cell>
          <table:table-cell office:value-type="float" office:value="0.000032362">
            <text:p>0.000032362</text:p>
          </table:table-cell>
          <table:table-cell office:value-type="float" office:value="2.29584">
            <text:p>2.2958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64595">
            <text:p>0.764595</text:p>
          </table:table-cell>
          <table:table-cell office:value-type="float" office:value="0.000032362">
            <text:p>0.000032362</text:p>
          </table:table-cell>
          <table:table-cell office:value-type="float" office:value="2.29585">
            <text:p>2.29585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75819">
            <text:p>0.775819</text:p>
          </table:table-cell>
          <table:table-cell office:value-type="float" office:value="0.0000323619">
            <text:p>3.23619E-005</text:p>
          </table:table-cell>
          <table:table-cell office:value-type="float" office:value="2.29586">
            <text:p>2.29586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87044">
            <text:p>0.787044</text:p>
          </table:table-cell>
          <table:table-cell office:value-type="float" office:value="0.0000323617">
            <text:p>3.23617E-005</text:p>
          </table:table-cell>
          <table:table-cell office:value-type="float" office:value="2.29587">
            <text:p>2.2958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98269">
            <text:p>0.798269</text:p>
          </table:table-cell>
          <table:table-cell office:value-type="float" office:value="0.0000323615">
            <text:p>3.23615E-005</text:p>
          </table:table-cell>
          <table:table-cell office:value-type="float" office:value="2.2959">
            <text:p>2.295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09494">
            <text:p>0.809494</text:p>
          </table:table-cell>
          <table:table-cell office:value-type="float" office:value="0.0000323612">
            <text:p>3.23612E-005</text:p>
          </table:table-cell>
          <table:table-cell office:value-type="float" office:value="2.29593">
            <text:p>2.2959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20718">
            <text:p>0.820718</text:p>
          </table:table-cell>
          <table:table-cell office:value-type="float" office:value="0.0000323607">
            <text:p>3.23607E-005</text:p>
          </table:table-cell>
          <table:table-cell office:value-type="float" office:value="2.29598">
            <text:p>2.2959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31943">
            <text:p>0.831943</text:p>
          </table:table-cell>
          <table:table-cell office:value-type="float" office:value="0.0000323599">
            <text:p>3.23599E-005</text:p>
          </table:table-cell>
          <table:table-cell office:value-type="float" office:value="2.29606">
            <text:p>2.29606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43168">
            <text:p>0.843168</text:p>
          </table:table-cell>
          <table:table-cell office:value-type="float" office:value="0.0000323587">
            <text:p>3.23587E-005</text:p>
          </table:table-cell>
          <table:table-cell office:value-type="float" office:value="2.29618">
            <text:p>2.2961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54392">
            <text:p>0.854392</text:p>
          </table:table-cell>
          <table:table-cell office:value-type="float" office:value="0.0000323569">
            <text:p>3.23569E-005</text:p>
          </table:table-cell>
          <table:table-cell office:value-type="float" office:value="2.29637">
            <text:p>2.2963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65617">
            <text:p>0.865617</text:p>
          </table:table-cell>
          <table:table-cell office:value-type="float" office:value="0.0000323541">
            <text:p>3.23541E-005</text:p>
          </table:table-cell>
          <table:table-cell office:value-type="float" office:value="2.29665">
            <text:p>2.29665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76842">
            <text:p>0.876842</text:p>
          </table:table-cell>
          <table:table-cell office:value-type="float" office:value="0.0000323499">
            <text:p>3.23499E-005</text:p>
          </table:table-cell>
          <table:table-cell office:value-type="float" office:value="2.29708">
            <text:p>2.2970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88066">
            <text:p>0.888066</text:p>
          </table:table-cell>
          <table:table-cell office:value-type="float" office:value="0.0000323434">
            <text:p>3.23434E-005</text:p>
          </table:table-cell>
          <table:table-cell office:value-type="float" office:value="2.29774">
            <text:p>2.2977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99291">
            <text:p>0.899291</text:p>
          </table:table-cell>
          <table:table-cell office:value-type="float" office:value="0.0000323336">
            <text:p>3.23336E-005</text:p>
          </table:table-cell>
          <table:table-cell office:value-type="float" office:value="2.29874">
            <text:p>2.2987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10516">
            <text:p>0.910516</text:p>
          </table:table-cell>
          <table:table-cell office:value-type="float" office:value="0.0000323185">
            <text:p>3.23185E-005</text:p>
          </table:table-cell>
          <table:table-cell office:value-type="float" office:value="2.30028">
            <text:p>2.3002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2174">
            <text:p>0.92174</text:p>
          </table:table-cell>
          <table:table-cell office:value-type="float" office:value="0.0000322955">
            <text:p>3.22955E-005</text:p>
          </table:table-cell>
          <table:table-cell office:value-type="float" office:value="2.30263">
            <text:p>2.3026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32965">
            <text:p>0.932965</text:p>
          </table:table-cell>
          <table:table-cell office:value-type="float" office:value="0.0000322604">
            <text:p>3.22604E-005</text:p>
          </table:table-cell>
          <table:table-cell office:value-type="float" office:value="2.30622">
            <text:p>2.30622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4419">
            <text:p>0.94419</text:p>
          </table:table-cell>
          <table:table-cell office:value-type="float" office:value="0.0000322067">
            <text:p>3.22067E-005</text:p>
          </table:table-cell>
          <table:table-cell office:value-type="float" office:value="2.31173">
            <text:p>2.3117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55414">
            <text:p>0.955414</text:p>
          </table:table-cell>
          <table:table-cell office:value-type="float" office:value="0.0000321247">
            <text:p>3.21247E-005</text:p>
          </table:table-cell>
          <table:table-cell office:value-type="float" office:value="2.32019">
            <text:p>2.3201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66639">
            <text:p>0.966639</text:p>
          </table:table-cell>
          <table:table-cell office:value-type="float" office:value="0.0000319991">
            <text:p>3.19991E-005</text:p>
          </table:table-cell>
          <table:table-cell office:value-type="float" office:value="2.33323">
            <text:p>2.3332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77864">
            <text:p>0.977864</text:p>
          </table:table-cell>
          <table:table-cell office:value-type="float" office:value="0.0000318065">
            <text:p>3.18065E-005</text:p>
          </table:table-cell>
          <table:table-cell office:value-type="float" office:value="2.35341">
            <text:p>2.35341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89088">
            <text:p>0.989088</text:p>
          </table:table-cell>
          <table:table-cell office:value-type="float" office:value="0.0000315107">
            <text:p>3.15107E-005</text:p>
          </table:table-cell>
          <table:table-cell office:value-type="float" office:value="2.38489">
            <text:p>2.3848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0031">
            <text:p>1.00031</text:p>
          </table:table-cell>
          <table:table-cell office:value-type="float" office:value="0.0000310546">
            <text:p>3.10546E-005</text:p>
          </table:table-cell>
          <table:table-cell office:value-type="float" office:value="2.4346">
            <text:p>2.4346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1154">
            <text:p>1.01154</text:p>
          </table:table-cell>
          <table:table-cell office:value-type="float" office:value="0.0000303476">
            <text:p>3.03476E-005</text:p>
          </table:table-cell>
          <table:table-cell office:value-type="float" office:value="2.51461">
            <text:p>2.51461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2276">
            <text:p>1.02276</text:p>
          </table:table-cell>
          <table:table-cell office:value-type="float" office:value="0.0000292427">
            <text:p>2.92427E-005</text:p>
          </table:table-cell>
          <table:table-cell office:value-type="float" office:value="2.64741">
            <text:p>2.64741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3399">
            <text:p>1.03399</text:p>
          </table:table-cell>
          <table:table-cell office:value-type="float" office:value="0.000027493">
            <text:p>0.000027493</text:p>
          </table:table-cell>
          <table:table-cell office:value-type="float" office:value="2.87954">
            <text:p>2.8795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4521">
            <text:p>1.04521</text:p>
          </table:table-cell>
          <table:table-cell office:value-type="float" office:value="0.0000246643">
            <text:p>2.46643E-005</text:p>
          </table:table-cell>
          <table:table-cell office:value-type="float" office:value="3.32448">
            <text:p>3.3244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5644">
            <text:p>1.05644</text:p>
          </table:table-cell>
          <table:table-cell office:value-type="float" office:value="0.0000199343">
            <text:p>1.99343E-005</text:p>
          </table:table-cell>
          <table:table-cell office:value-type="float" office:value="4.35059">
            <text:p>4.3505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6766">
            <text:p>1.06766</text:p>
          </table:table-cell>
          <table:table-cell office:value-type="float" office:value="0.0000115606">
            <text:p>1.15606E-005</text:p>
          </table:table-cell>
          <table:table-cell office:value-type="float" office:value="8.22615">
            <text:p>8.22615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7889">
            <text:p>1.07889</text:p>
          </table:table-cell>
          <table:table-cell office:value-type="float" office:value="0.0000000160466">
            <text:p>0.000000016</text:p>
          </table:table-cell>
          <table:table-cell office:value-type="float" office:value="6400.93">
            <text:p>6400.93</text:p>
          </table:table-cell>
          <table:table-cell office:value-type="float" office:value="0.000164756">
            <text:p>0.00016475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9011">
            <text:p>1.09011</text:p>
          </table:table-cell>
          <table:table-cell office:value-type="float" office:value="-0.0000448539">
            <text:p>-4.48539E-005</text:p>
          </table:table-cell>
          <table:table-cell office:value-type="float" office:value="-3.37794">
            <text:p>-3.3779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0134">
            <text:p>1.10134</text:p>
          </table:table-cell>
          <table:table-cell office:value-type="float" office:value="-0.000227865">
            <text:p>-0.000227865</text:p>
          </table:table-cell>
          <table:table-cell office:value-type="float" office:value="-1.46808">
            <text:p>-1.4680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1256">
            <text:p>1.11256</text:p>
          </table:table-cell>
          <table:table-cell office:value-type="float" office:value="0.000503151">
            <text:p>0.000503151</text:p>
          </table:table-cell>
          <table:table-cell office:value-type="float" office:value="-0.788016">
            <text:p>-0.788016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2378">
            <text:p>1.12378</text:p>
          </table:table-cell>
          <table:table-cell office:value-type="float" office:value="0.000198111">
            <text:p>0.000198111</text:p>
          </table:table-cell>
          <table:table-cell office:value-type="float" office:value="-0.461615">
            <text:p>-0.461615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3501">
            <text:p>1.13501</text:p>
          </table:table-cell>
          <table:table-cell office:value-type="float" office:value="0.00014872">
            <text:p>0.00014872</text:p>
          </table:table-cell>
          <table:table-cell office:value-type="float" office:value="-0.28281">
            <text:p>-0.28281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4623">
            <text:p>1.14623</text:p>
          </table:table-cell>
          <table:table-cell office:value-type="float" office:value="0.000129714">
            <text:p>0.000129714</text:p>
          </table:table-cell>
          <table:table-cell office:value-type="float" office:value="-0.177729">
            <text:p>-0.177729</text:p>
          </table:table-cell>
          <table:table-cell office:value-type="float" office:value="0.000149672">
            <text:p>0.000149672</text:p>
          </table:table-cell>
        </table:table-row>
        <table:table-row table:style-name="ro1" table:number-rows-repeated="10470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0000-00-00T11:11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0T11:12:28</dc:date>
    <meta:generator>LibreOffice/4.0.4.2$MacOSX_x86 LibreOffice_project/9e9821abd0ffdbc09cd8c52eaa574fa09eb08f2</meta:generator>
    <meta:editing-duration>PT9M54S</meta:editing-duration>
    <meta:editing-cycles>9</meta:editing-cycles>
    <meta:document-statistic meta:table-count="1" meta:cell-count="75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minimum="-0.00002" chart:maximum="0.0001" chart:interval-major="0.0000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6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6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6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6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6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6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 style:data-style-name="N6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8.034cm" svg:height="11.498cm" xlink:href=".." xlink:type="simple" chart:class="chart:scatter" chart:style-name="ch1">
        <chart:title svg:x="8.043cm" svg:y="0.364cm" chart:style-name="ch2">
          <text:p>tn0 vs Et</text:p>
        </chart:title>
        <chart:subtitle svg:x="6.485cm" svg:y="1.382cm" chart:style-name="ch3">
          <text:p>Fe contaminated B-doped Si</text:p>
        </chart:subtitle>
        <chart:plot-area chart:style-name="ch4" table:cell-range-address="Sheet1.B2:Sheet1.C102 Sheet1.C103:Sheet1.C1516" svg:x="1.358cm" svg:y="2.519cm" svg:width="15.956cm" svg:height="7.782cm">
          <chartooo:coordinate-region svg:x="3.347cm" svg:y="2.71cm" svg:width="13.865cm" svg:height="7.401cm"/>
          <chart:axis chart:dimension="x" chart:name="primary-x" chart:style-name="ch5">
            <chart:title svg:x="8.789cm" svg:y="10.531cm" chart:style-name="ch6">
              <text:p>Et (eV)</text:p>
            </chart:title>
          </chart:axis>
          <chart:axis chart:dimension="y" chart:name="primary-y" chart:style-name="ch7">
            <chart:title svg:x="0.451cm" svg:y="6.913cm" chart:style-name="ch8">
              <text:p>tn0 (s)</text:p>
            </chart:title>
            <chart:grid chart:style-name="ch9" chart:class="major"/>
          </chart:axis>
          <chart:series chart:style-name="ch10" chart:values-cell-range-address="Sheet1.C2:Sheet1.C102" chart:class="chart:scatter">
            <chart:domain table:cell-range-address="Sheet1.B2:Sheet1.B102"/>
            <chart:data-point chart:repeated="101"/>
          </chart:series>
          <chart:series chart:style-name="ch11" chart:values-cell-range-address="Sheet1.C103:Sheet1.C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C204:Sheet1.C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C305:Sheet1.C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C406:Sheet1.C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C507:Sheet1.C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C608:Sheet1.C708" chart:class="chart:scatter">
            <chart:domain table:cell-range-address="Sheet1.B608:Sheet1.B708"/>
            <chart:data-point chart:repeated="101"/>
          </chart:series>
          <chart:series chart:style-name="ch17" chart:values-cell-range-address="Sheet1.C709:Sheet1.C809" chart:class="chart:scatter">
            <chart:domain table:cell-range-address="Sheet1.B709:Sheet1.B809"/>
            <chart:data-point chart:repeated="101"/>
          </chart:series>
          <chart:series chart:style-name="ch18" chart:values-cell-range-address="Sheet1.C810:Sheet1.C910" chart:class="chart:scatter">
            <chart:domain table:cell-range-address="Sheet1.B810:Sheet1.B910"/>
            <chart:data-point chart:repeated="101"/>
          </chart:series>
          <chart:series chart:style-name="ch19" chart:values-cell-range-address="Sheet1.C911:Sheet1.C1011" chart:class="chart:scatter">
            <chart:domain table:cell-range-address="Sheet1.B911:Sheet1.B1011"/>
            <chart:data-point chart:repeated="101"/>
          </chart:series>
          <chart:series chart:style-name="ch20" chart:values-cell-range-address="Sheet1.C1012:Sheet1.C1112" chart:class="chart:scatter">
            <chart:domain table:cell-range-address="Sheet1.B1012:Sheet1.B1112"/>
            <chart:data-point chart:repeated="101"/>
          </chart:series>
          <chart:series chart:style-name="ch21" chart:values-cell-range-address="Sheet1.C1113:Sheet1.C1213" chart:class="chart:scatter">
            <chart:domain table:cell-range-address="Sheet1.B1113:Sheet1.B1213"/>
            <chart:data-point chart:repeated="101"/>
          </chart:series>
          <chart:series chart:style-name="ch22" chart:values-cell-range-address="Sheet1.C1214:Sheet1.C1314" chart:class="chart:scatter">
            <chart:domain table:cell-range-address="Sheet1.B1214:Sheet1.B1314"/>
            <chart:data-point chart:repeated="101"/>
          </chart:series>
          <chart:series chart:style-name="ch11" chart:values-cell-range-address="Sheet1.C1315:Sheet1.C1415" chart:class="chart:scatter">
            <chart:domain table:cell-range-address="Sheet1.B1315:Sheet1.B1415"/>
            <chart:data-point chart:repeated="101"/>
          </chart:series>
          <chart:series chart:style-name="ch12" chart:values-cell-range-address="Sheet1.C1416:Sheet1.C1516" chart:class="chart:scatter">
            <chart:domain table:cell-range-address="Sheet1.B1416:Sheet1.B1516"/>
            <chart:data-point chart:repeated="10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313">
                <text:p>0.0461313</text:p>
                <draw:g>
                  <svg:desc>Sheet1.B2:Sheet1.B102</svg:desc>
                </draw:g>
              </table:table-cell>
              <table:table-cell office:value-type="float" office:value="0.0000000146479">
                <text:p>0.0000000146479</text:p>
                <draw:g>
                  <svg:desc>Sheet1.C2:Sheet1.C102</svg:desc>
                </draw:g>
              </table:table-cell>
              <table:table-cell office:value-type="float" office:value="0.0445656">
                <text:p>0.0445656</text:p>
                <draw:g>
                  <svg:desc>Sheet1.B103:Sheet1.B203</svg:desc>
                </draw:g>
              </table:table-cell>
              <table:table-cell office:value-type="float" office:value="0.0000000150131">
                <text:p>0.0000000150131</text:p>
                <draw:g>
                  <svg:desc>Sheet1.C103:Sheet1.C203</svg:desc>
                </draw:g>
              </table:table-cell>
              <table:table-cell office:value-type="float" office:value="0.0430147">
                <text:p>0.0430147</text:p>
                <draw:g>
                  <svg:desc>Sheet1.B204:Sheet1.B304</svg:desc>
                </draw:g>
              </table:table-cell>
              <table:table-cell office:value-type="float" office:value="0.0000000147889">
                <text:p>0.0000000147889</text:p>
                <draw:g>
                  <svg:desc>Sheet1.C204:Sheet1.C304</svg:desc>
                </draw:g>
              </table:table-cell>
              <table:table-cell office:value-type="float" office:value="0.0407171">
                <text:p>0.0407171</text:p>
                <draw:g>
                  <svg:desc>Sheet1.B305:Sheet1.B405</svg:desc>
                </draw:g>
              </table:table-cell>
              <table:table-cell office:value-type="float" office:value="0.0000000139761">
                <text:p>0.0000000139761</text:p>
                <draw:g>
                  <svg:desc>Sheet1.C305:Sheet1.C405</svg:desc>
                </draw:g>
              </table:table-cell>
              <table:table-cell office:value-type="float" office:value="0.0392051">
                <text:p>0.0392051</text:p>
                <draw:g>
                  <svg:desc>Sheet1.B406:Sheet1.B506</svg:desc>
                </draw:g>
              </table:table-cell>
              <table:table-cell office:value-type="float" office:value="0.0000000138329">
                <text:p>0.0000000138329</text:p>
                <draw:g>
                  <svg:desc>Sheet1.C406:Sheet1.C506</svg:desc>
                </draw:g>
              </table:table-cell>
              <table:table-cell office:value-type="float" office:value="0.0377095">
                <text:p>0.0377095</text:p>
                <draw:g>
                  <svg:desc>Sheet1.B507:Sheet1.B607</svg:desc>
                </draw:g>
              </table:table-cell>
              <table:table-cell office:value-type="float" office:value="0.0000000133703">
                <text:p>0.0000000133703</text:p>
                <draw:g>
                  <svg:desc>Sheet1.C507:Sheet1.C607</svg:desc>
                </draw:g>
              </table:table-cell>
              <table:table-cell office:value-type="float" office:value="0.0362307">
                <text:p>0.0362307</text:p>
                <draw:g>
                  <svg:desc>Sheet1.B608:Sheet1.B708</svg:desc>
                </draw:g>
              </table:table-cell>
              <table:table-cell office:value-type="float" office:value="0.0000000131554">
                <text:p>0.0000000131554</text:p>
                <draw:g>
                  <svg:desc>Sheet1.C608:Sheet1.C708</svg:desc>
                </draw:g>
              </table:table-cell>
              <table:table-cell office:value-type="float" office:value="0.0340451">
                <text:p>0.0340451</text:p>
                <draw:g>
                  <svg:desc>Sheet1.B709:Sheet1.B809</svg:desc>
                </draw:g>
              </table:table-cell>
              <table:table-cell office:value-type="float" office:value="0.0000000124744">
                <text:p>0.0000000124744</text:p>
                <draw:g>
                  <svg:desc>Sheet1.C709:Sheet1.C809</svg:desc>
                </draw:g>
              </table:table-cell>
              <table:table-cell office:value-type="float" office:value="0.0326105">
                <text:p>0.0326105</text:p>
                <draw:g>
                  <svg:desc>Sheet1.B810:Sheet1.B910</svg:desc>
                </draw:g>
              </table:table-cell>
              <table:table-cell office:value-type="float" office:value="0.000000012089">
                <text:p>0.000000012089</text:p>
                <draw:g>
                  <svg:desc>Sheet1.C810:Sheet1.C910</svg:desc>
                </draw:g>
              </table:table-cell>
              <table:table-cell office:value-type="float" office:value="0.0311946">
                <text:p>0.0311946</text:p>
                <draw:g>
                  <svg:desc>Sheet1.B911:Sheet1.B1011</svg:desc>
                </draw:g>
              </table:table-cell>
              <table:table-cell office:value-type="float" office:value="0.0000000117507">
                <text:p>0.0000000117507</text:p>
                <draw:g>
                  <svg:desc>Sheet1.C911:Sheet1.C1011</svg:desc>
                </draw:g>
              </table:table-cell>
              <table:table-cell office:value-type="float" office:value="0.0297978">
                <text:p>0.0297978</text:p>
                <draw:g>
                  <svg:desc>Sheet1.B1012:Sheet1.B1112</svg:desc>
                </draw:g>
              </table:table-cell>
              <table:table-cell office:value-type="float" office:value="0.0000000114756">
                <text:p>0.0000000114756</text:p>
                <draw:g>
                  <svg:desc>Sheet1.C1012:Sheet1.C1112</svg:desc>
                </draw:g>
              </table:table-cell>
              <table:table-cell office:value-type="float" office:value="0.0277399">
                <text:p>0.0277399</text:p>
                <draw:g>
                  <svg:desc>Sheet1.B1113:Sheet1.B1213</svg:desc>
                </draw:g>
              </table:table-cell>
              <table:table-cell office:value-type="float" office:value="0.0000000109659">
                <text:p>0.0000000109659</text:p>
                <draw:g>
                  <svg:desc>Sheet1.C1113:Sheet1.C1213</svg:desc>
                </draw:g>
              </table:table-cell>
              <table:table-cell office:value-type="float" office:value="0.0263938">
                <text:p>0.0263938</text:p>
                <draw:g>
                  <svg:desc>Sheet1.B1214:Sheet1.B1314</svg:desc>
                </draw:g>
              </table:table-cell>
              <table:table-cell office:value-type="float" office:value="0.0000000106869">
                <text:p>0.0000000106869</text:p>
                <draw:g>
                  <svg:desc>Sheet1.C1214:Sheet1.C1314</svg:desc>
                </draw:g>
              </table:table-cell>
              <table:table-cell office:value-type="float" office:value="0.025069">
                <text:p>0.025069</text:p>
                <draw:g>
                  <svg:desc>Sheet1.B1315:Sheet1.B1415</svg:desc>
                </draw:g>
              </table:table-cell>
              <table:table-cell office:value-type="float" office:value="0.0000000103062">
                <text:p>0.0000000103062</text:p>
                <draw:g>
                  <svg:desc>Sheet1.C1315:Sheet1.C1415</svg:desc>
                </draw:g>
              </table:table-cell>
              <table:table-cell office:value-type="float" office:value="0.0237662">
                <text:p>0.0237662</text:p>
                <draw:g>
                  <svg:desc>Sheet1.B1416:Sheet1.B1516</svg:desc>
                </draw:g>
              </table:table-cell>
              <table:table-cell office:value-type="float" office:value="0.00000000978578">
                <text:p>0.00000000978578</text:p>
                <draw:g>
                  <svg:desc>Sheet1.C1416:Sheet1.C1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086">
                <text:p>0.0569086</text:p>
              </table:table-cell>
              <table:table-cell office:value-type="float" office:value="0.0000000191897">
                <text:p>0.0000000191897</text:p>
              </table:table-cell>
              <table:table-cell office:value-type="float" office:value="0.0553743">
                <text:p>0.0553743</text:p>
              </table:table-cell>
              <table:table-cell office:value-type="float" office:value="0.0000000198015">
                <text:p>0.0000000198015</text:p>
              </table:table-cell>
              <table:table-cell office:value-type="float" office:value="0.0538544">
                <text:p>0.0538544</text:p>
              </table:table-cell>
              <table:table-cell office:value-type="float" office:value="0.0000000196441">
                <text:p>0.0000000196441</text:p>
              </table:table-cell>
              <table:table-cell office:value-type="float" office:value="0.0516028">
                <text:p>0.0516028</text:p>
              </table:table-cell>
              <table:table-cell office:value-type="float" office:value="0.0000000187734">
                <text:p>0.0000000187734</text:p>
              </table:table-cell>
              <table:table-cell office:value-type="float" office:value="0.050121">
                <text:p>0.050121</text:p>
              </table:table-cell>
              <table:table-cell office:value-type="float" office:value="0.0000000187283">
                <text:p>0.0000000187283</text:p>
              </table:table-cell>
              <table:table-cell office:value-type="float" office:value="0.0486553">
                <text:p>0.0486553</text:p>
              </table:table-cell>
              <table:table-cell office:value-type="float" office:value="0.0000000182524">
                <text:p>0.0000000182524</text:p>
              </table:table-cell>
              <table:table-cell office:value-type="float" office:value="0.0472061">
                <text:p>0.0472061</text:p>
              </table:table-cell>
              <table:table-cell office:value-type="float" office:value="0.0000000181156">
                <text:p>0.0000000181156</text:p>
              </table:table-cell>
              <table:table-cell office:value-type="float" office:value="0.0450642">
                <text:p>0.0450642</text:p>
              </table:table-cell>
              <table:table-cell office:value-type="float" office:value="0.0000000174173">
                <text:p>0.0000000174173</text:p>
              </table:table-cell>
              <table:table-cell office:value-type="float" office:value="0.0436583">
                <text:p>0.0436583</text:p>
              </table:table-cell>
              <table:table-cell office:value-type="float" office:value="0.0000000170461">
                <text:p>0.0000000170461</text:p>
              </table:table-cell>
              <table:table-cell office:value-type="float" office:value="0.0422707">
                <text:p>0.0422707</text:p>
              </table:table-cell>
              <table:table-cell office:value-type="float" office:value="0.0000000167418">
                <text:p>0.0000000167418</text:p>
              </table:table-cell>
              <table:table-cell office:value-type="float" office:value="0.0409018">
                <text:p>0.0409018</text:p>
              </table:table-cell>
              <table:table-cell office:value-type="float" office:value="0.0000000165296">
                <text:p>0.0000000165296</text:p>
              </table:table-cell>
              <table:table-cell office:value-type="float" office:value="0.0388851">
                <text:p>0.0388851</text:p>
              </table:table-cell>
              <table:table-cell office:value-type="float" office:value="0.0000000160759">
                <text:p>0.0000000160759</text:p>
              </table:table-cell>
              <table:table-cell office:value-type="float" office:value="0.0375659">
                <text:p>0.0375659</text:p>
              </table:table-cell>
              <table:table-cell office:value-type="float" office:value="0.0000000158656">
                <text:p>0.0000000158656</text:p>
              </table:table-cell>
              <table:table-cell office:value-type="float" office:value="0.0362676">
                <text:p>0.0362676</text:p>
              </table:table-cell>
              <table:table-cell office:value-type="float" office:value="0.0000000155066">
                <text:p>0.0000000155066</text:p>
              </table:table-cell>
              <table:table-cell office:value-type="float" office:value="0.0349909">
                <text:p>0.0349909</text:p>
              </table:table-cell>
              <table:table-cell office:value-type="float" office:value="0.0000000149347">
                <text:p>0.0000000149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86">
                <text:p>0.067686</text:p>
              </table:table-cell>
              <table:table-cell office:value-type="float" office:value="0.0000000251394">
                <text:p>0.0000000251394</text:p>
              </table:table-cell>
              <table:table-cell office:value-type="float" office:value="0.066183">
                <text:p>0.066183</text:p>
              </table:table-cell>
              <table:table-cell office:value-type="float" office:value="0.0000000261169">
                <text:p>0.0000000261169</text:p>
              </table:table-cell>
              <table:table-cell office:value-type="float" office:value="0.0646941">
                <text:p>0.0646941</text:p>
              </table:table-cell>
              <table:table-cell office:value-type="float" office:value="0.0000000260927">
                <text:p>0.0000000260927</text:p>
              </table:table-cell>
              <table:table-cell office:value-type="float" office:value="0.0624884">
                <text:p>0.0624884</text:p>
              </table:table-cell>
              <table:table-cell office:value-type="float" office:value="0.0000000252169">
                <text:p>0.0000000252169</text:p>
              </table:table-cell>
              <table:table-cell office:value-type="float" office:value="0.0610369">
                <text:p>0.0610369</text:p>
              </table:table-cell>
              <table:table-cell office:value-type="float" office:value="0.0000000253556">
                <text:p>0.0000000253556</text:p>
              </table:table-cell>
              <table:table-cell office:value-type="float" office:value="0.0596011">
                <text:p>0.0596011</text:p>
              </table:table-cell>
              <table:table-cell office:value-type="float" office:value="0.0000000249166">
                <text:p>0.0000000249166</text:p>
              </table:table-cell>
              <table:table-cell office:value-type="float" office:value="0.0581815">
                <text:p>0.0581815</text:p>
              </table:table-cell>
              <table:table-cell office:value-type="float" office:value="0.0000000249453">
                <text:p>0.0000000249453</text:p>
              </table:table-cell>
              <table:table-cell office:value-type="float" office:value="0.0560833">
                <text:p>0.0560833</text:p>
              </table:table-cell>
              <table:table-cell office:value-type="float" office:value="0.0000000243181">
                <text:p>0.0000000243181</text:p>
              </table:table-cell>
              <table:table-cell office:value-type="float" office:value="0.0547061">
                <text:p>0.0547061</text:p>
              </table:table-cell>
              <table:table-cell office:value-type="float" office:value="0.000000024035">
                <text:p>0.000000024035</text:p>
              </table:table-cell>
              <table:table-cell office:value-type="float" office:value="0.0533468">
                <text:p>0.0533468</text:p>
              </table:table-cell>
              <table:table-cell office:value-type="float" office:value="0.0000000238517">
                <text:p>0.0000000238517</text:p>
              </table:table-cell>
              <table:table-cell office:value-type="float" office:value="0.0520059">
                <text:p>0.0520059</text:p>
              </table:table-cell>
              <table:table-cell office:value-type="float" office:value="0.0000000238084">
                <text:p>0.0000000238084</text:p>
              </table:table-cell>
              <table:table-cell office:value-type="float" office:value="0.0500303">
                <text:p>0.0500303</text:p>
              </table:table-cell>
              <table:table-cell office:value-type="float" office:value="0.0000000235658">
                <text:p>0.0000000235658</text:p>
              </table:table-cell>
              <table:table-cell office:value-type="float" office:value="0.048738">
                <text:p>0.048738</text:p>
              </table:table-cell>
              <table:table-cell office:value-type="float" office:value="0.0000000235524">
                <text:p>0.0000000235524</text:p>
              </table:table-cell>
              <table:table-cell office:value-type="float" office:value="0.0474662">
                <text:p>0.0474662</text:p>
              </table:table-cell>
              <table:table-cell office:value-type="float" office:value="0.0000000233294">
                <text:p>0.0000000233294</text:p>
              </table:table-cell>
              <table:table-cell office:value-type="float" office:value="0.0462156">
                <text:p>0.0462156</text:p>
              </table:table-cell>
              <table:table-cell office:value-type="float" office:value="0.0000000227908">
                <text:p>0.0000000227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634">
                <text:p>0.0784634</text:p>
              </table:table-cell>
              <table:table-cell office:value-type="float" office:value="0.0000000329332">
                <text:p>0.0000000329332</text:p>
              </table:table-cell>
              <table:table-cell office:value-type="float" office:value="0.0769917">
                <text:p>0.0769917</text:p>
              </table:table-cell>
              <table:table-cell office:value-type="float" office:value="0.0000000344458">
                <text:p>0.0000000344458</text:p>
              </table:table-cell>
              <table:table-cell office:value-type="float" office:value="0.0755338">
                <text:p>0.0755338</text:p>
              </table:table-cell>
              <table:table-cell office:value-type="float" office:value="0.0000000346576">
                <text:p>0.0000000346576</text:p>
              </table:table-cell>
              <table:table-cell office:value-type="float" office:value="0.0733741">
                <text:p>0.0733741</text:p>
              </table:table-cell>
              <table:table-cell office:value-type="float" office:value="0.000000033871">
                <text:p>0.000000033871</text:p>
              </table:table-cell>
              <table:table-cell office:value-type="float" office:value="0.0719528">
                <text:p>0.0719528</text:p>
              </table:table-cell>
              <table:table-cell office:value-type="float" office:value="0.0000000343271">
                <text:p>0.0000000343271</text:p>
              </table:table-cell>
              <table:table-cell office:value-type="float" office:value="0.0705469">
                <text:p>0.0705469</text:p>
              </table:table-cell>
              <table:table-cell office:value-type="float" office:value="0.0000000340128">
                <text:p>0.0000000340128</text:p>
              </table:table-cell>
              <table:table-cell office:value-type="float" office:value="0.0691569">
                <text:p>0.0691569</text:p>
              </table:table-cell>
              <table:table-cell office:value-type="float" office:value="0.0000000343486">
                <text:p>0.0000000343486</text:p>
              </table:table-cell>
              <table:table-cell office:value-type="float" office:value="0.0671024">
                <text:p>0.0671024</text:p>
              </table:table-cell>
              <table:table-cell office:value-type="float" office:value="0.0000000339515">
                <text:p>0.0000000339515</text:p>
              </table:table-cell>
              <table:table-cell office:value-type="float" office:value="0.0657539">
                <text:p>0.0657539</text:p>
              </table:table-cell>
              <table:table-cell office:value-type="float" office:value="0.0000000338876">
                <text:p>0.0000000338876</text:p>
              </table:table-cell>
              <table:table-cell office:value-type="float" office:value="0.0644229">
                <text:p>0.0644229</text:p>
              </table:table-cell>
              <table:table-cell office:value-type="float" office:value="0.0000000339793">
                <text:p>0.0000000339793</text:p>
              </table:table-cell>
              <table:table-cell office:value-type="float" office:value="0.0631099">
                <text:p>0.0631099</text:p>
              </table:table-cell>
              <table:table-cell office:value-type="float" office:value="0.0000000342901">
                <text:p>0.0000000342901</text:p>
              </table:table-cell>
              <table:table-cell office:value-type="float" office:value="0.0611755">
                <text:p>0.0611755</text:p>
              </table:table-cell>
              <table:table-cell office:value-type="float" office:value="0.0000000345425">
                <text:p>0.0000000345425</text:p>
              </table:table-cell>
              <table:table-cell office:value-type="float" office:value="0.0599102">
                <text:p>0.0599102</text:p>
              </table:table-cell>
              <table:table-cell office:value-type="float" office:value="0.0000000349602">
                <text:p>0.0000000349602</text:p>
              </table:table-cell>
              <table:table-cell office:value-type="float" office:value="0.0586649">
                <text:p>0.0586649</text:p>
              </table:table-cell>
              <table:table-cell office:value-type="float" office:value="0.0000000350947">
                <text:p>0.0000000350947</text:p>
              </table:table-cell>
              <table:table-cell office:value-type="float" office:value="0.0574403">
                <text:p>0.0574403</text:p>
              </table:table-cell>
              <table:table-cell office:value-type="float" office:value="0.000000034775">
                <text:p>0.000000034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2408">
                <text:p>0.0892408</text:p>
              </table:table-cell>
              <table:table-cell office:value-type="float" office:value="0.0000000431422">
                <text:p>0.0000000431422</text:p>
              </table:table-cell>
              <table:table-cell office:value-type="float" office:value="0.0878003">
                <text:p>0.0878003</text:p>
              </table:table-cell>
              <table:table-cell office:value-type="float" office:value="0.0000000454297">
                <text:p>0.0000000454297</text:p>
              </table:table-cell>
              <table:table-cell office:value-type="float" office:value="0.0863735">
                <text:p>0.0863735</text:p>
              </table:table-cell>
              <table:table-cell office:value-type="float" office:value="0.0000000460325">
                <text:p>0.0000000460325</text:p>
              </table:table-cell>
              <table:table-cell office:value-type="float" office:value="0.0842598">
                <text:p>0.0842598</text:p>
              </table:table-cell>
              <table:table-cell office:value-type="float" office:value="0.0000000454934">
                <text:p>0.0000000454934</text:p>
              </table:table-cell>
              <table:table-cell office:value-type="float" office:value="0.0828687">
                <text:p>0.0828687</text:p>
              </table:table-cell>
              <table:table-cell office:value-type="float" office:value="0.0000000464712">
                <text:p>0.0000000464712</text:p>
              </table:table-cell>
              <table:table-cell office:value-type="float" office:value="0.0814928">
                <text:p>0.0814928</text:p>
              </table:table-cell>
              <table:table-cell office:value-type="float" office:value="0.0000000464277">
                <text:p>0.0000000464277</text:p>
              </table:table-cell>
              <table:table-cell office:value-type="float" office:value="0.0801322">
                <text:p>0.0801322</text:p>
              </table:table-cell>
              <table:table-cell office:value-type="float" office:value="0.0000000472941">
                <text:p>0.0000000472941</text:p>
              </table:table-cell>
              <table:table-cell office:value-type="float" office:value="0.0781215">
                <text:p>0.0781215</text:p>
              </table:table-cell>
              <table:table-cell office:value-type="float" office:value="0.0000000473982">
                <text:p>0.0000000473982</text:p>
              </table:table-cell>
              <table:table-cell office:value-type="float" office:value="0.0768017">
                <text:p>0.0768017</text:p>
              </table:table-cell>
              <table:table-cell office:value-type="float" office:value="0.0000000477757">
                <text:p>0.0000000477757</text:p>
              </table:table-cell>
              <table:table-cell office:value-type="float" office:value="0.075499">
                <text:p>0.075499</text:p>
              </table:table-cell>
              <table:table-cell office:value-type="float" office:value="0.000000048403">
                <text:p>0.000000048403</text:p>
              </table:table-cell>
              <table:table-cell office:value-type="float" office:value="0.074214">
                <text:p>0.074214</text:p>
              </table:table-cell>
              <table:table-cell office:value-type="float" office:value="0.0000000493819">
                <text:p>0.0000000493819</text:p>
              </table:table-cell>
              <table:table-cell office:value-type="float" office:value="0.0723207">
                <text:p>0.0723207</text:p>
              </table:table-cell>
              <table:table-cell office:value-type="float" office:value="0.000000050626">
                <text:p>0.000000050626</text:p>
              </table:table-cell>
              <table:table-cell office:value-type="float" office:value="0.0710823">
                <text:p>0.0710823</text:p>
              </table:table-cell>
              <table:table-cell office:value-type="float" office:value="0.000000051886">
                <text:p>0.000000051886</text:p>
              </table:table-cell>
              <table:table-cell office:value-type="float" office:value="0.0698635">
                <text:p>0.0698635</text:p>
              </table:table-cell>
              <table:table-cell office:value-type="float" office:value="0.0000000527849">
                <text:p>0.0000000527849</text:p>
              </table:table-cell>
              <table:table-cell office:value-type="float" office:value="0.0686649">
                <text:p>0.0686649</text:p>
              </table:table-cell>
              <table:table-cell office:value-type="float" office:value="0.0000000530507">
                <text:p>0.0000000530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18">
                <text:p>0.100018</text:p>
              </table:table-cell>
              <table:table-cell office:value-type="float" office:value="0.0000000565143">
                <text:p>0.0000000565143</text:p>
              </table:table-cell>
              <table:table-cell office:value-type="float" office:value="0.098609">
                <text:p>0.098609</text:p>
              </table:table-cell>
              <table:table-cell office:value-type="float" office:value="0.0000000599139">
                <text:p>0.0000000599139</text:p>
              </table:table-cell>
              <table:table-cell office:value-type="float" office:value="0.0972133">
                <text:p>0.0972133</text:p>
              </table:table-cell>
              <table:table-cell office:value-type="float" office:value="0.0000000611383">
                <text:p>0.0000000611383</text:p>
              </table:table-cell>
              <table:table-cell office:value-type="float" office:value="0.0951454">
                <text:p>0.0951454</text:p>
              </table:table-cell>
              <table:table-cell office:value-type="float" office:value="0.0000000611011">
                <text:p>0.0000000611011</text:p>
              </table:table-cell>
              <table:table-cell office:value-type="float" office:value="0.0937846">
                <text:p>0.0937846</text:p>
              </table:table-cell>
              <table:table-cell office:value-type="float" office:value="0.0000000629081">
                <text:p>0.0000000629081</text:p>
              </table:table-cell>
              <table:table-cell office:value-type="float" office:value="0.0924386">
                <text:p>0.0924386</text:p>
              </table:table-cell>
              <table:table-cell office:value-type="float" office:value="0.0000000633701">
                <text:p>0.0000000633701</text:p>
              </table:table-cell>
              <table:table-cell office:value-type="float" office:value="0.0911076">
                <text:p>0.0911076</text:p>
              </table:table-cell>
              <table:table-cell office:value-type="float" office:value="0.000000065114">
                <text:p>0.000000065114</text:p>
              </table:table-cell>
              <table:table-cell office:value-type="float" office:value="0.0891406">
                <text:p>0.0891406</text:p>
              </table:table-cell>
              <table:table-cell office:value-type="float" office:value="0.0000000661647">
                <text:p>0.0000000661647</text:p>
              </table:table-cell>
              <table:table-cell office:value-type="float" office:value="0.0878495">
                <text:p>0.0878495</text:p>
              </table:table-cell>
              <table:table-cell office:value-type="float" office:value="0.0000000673488">
                <text:p>0.0000000673488</text:p>
              </table:table-cell>
              <table:table-cell office:value-type="float" office:value="0.0865751">
                <text:p>0.0865751</text:p>
              </table:table-cell>
              <table:table-cell office:value-type="float" office:value="0.0000000689414">
                <text:p>0.0000000689414</text:p>
              </table:table-cell>
              <table:table-cell office:value-type="float" office:value="0.085318">
                <text:p>0.085318</text:p>
              </table:table-cell>
              <table:table-cell office:value-type="float" office:value="0.0000000711061">
                <text:p>0.0000000711061</text:p>
              </table:table-cell>
              <table:table-cell office:value-type="float" office:value="0.083466">
                <text:p>0.083466</text:p>
              </table:table-cell>
              <table:table-cell office:value-type="float" office:value="0.0000000741853">
                <text:p>0.0000000741853</text:p>
              </table:table-cell>
              <table:table-cell office:value-type="float" office:value="0.0822544">
                <text:p>0.0822544</text:p>
              </table:table-cell>
              <table:table-cell office:value-type="float" office:value="0.0000000769906">
                <text:p>0.0000000769906</text:p>
              </table:table-cell>
              <table:table-cell office:value-type="float" office:value="0.0810621">
                <text:p>0.0810621</text:p>
              </table:table-cell>
              <table:table-cell office:value-type="float" office:value="0.0000000793725">
                <text:p>0.0000000793725</text:p>
              </table:table-cell>
              <table:table-cell office:value-type="float" office:value="0.0798896">
                <text:p>0.0798896</text:p>
              </table:table-cell>
              <table:table-cell office:value-type="float" office:value="0.0000000809069">
                <text:p>0.0000000809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796">
                <text:p>0.110796</text:p>
              </table:table-cell>
              <table:table-cell office:value-type="float" office:value="0.0000000740279">
                <text:p>0.0000000740279</text:p>
              </table:table-cell>
              <table:table-cell office:value-type="float" office:value="0.109418">
                <text:p>0.109418</text:p>
              </table:table-cell>
              <table:table-cell office:value-type="float" office:value="0.0000000790124">
                <text:p>0.0000000790124</text:p>
              </table:table-cell>
              <table:table-cell office:value-type="float" office:value="0.108053">
                <text:p>0.108053</text:p>
              </table:table-cell>
              <table:table-cell office:value-type="float" office:value="0.0000000811968">
                <text:p>0.0000000811968</text:p>
              </table:table-cell>
              <table:table-cell office:value-type="float" office:value="0.106031">
                <text:p>0.106031</text:p>
              </table:table-cell>
              <table:table-cell office:value-type="float" office:value="0.0000000820582">
                <text:p>0.0000000820582</text:p>
              </table:table-cell>
              <table:table-cell office:value-type="float" office:value="0.104701">
                <text:p>0.104701</text:p>
              </table:table-cell>
              <table:table-cell office:value-type="float" office:value="0.0000000851525">
                <text:p>0.0000000851525</text:p>
              </table:table-cell>
              <table:table-cell office:value-type="float" office:value="0.103384">
                <text:p>0.103384</text:p>
              </table:table-cell>
              <table:table-cell office:value-type="float" office:value="0.000000086488">
                <text:p>0.000000086488</text:p>
              </table:table-cell>
              <table:table-cell office:value-type="float" office:value="0.102083">
                <text:p>0.102083</text:p>
              </table:table-cell>
              <table:table-cell office:value-type="float" office:value="0.0000000896397">
                <text:p>0.0000000896397</text:p>
              </table:table-cell>
              <table:table-cell office:value-type="float" office:value="0.10016">
                <text:p>0.10016</text:p>
              </table:table-cell>
              <table:table-cell office:value-type="float" office:value="0.0000000923504">
                <text:p>0.0000000923504</text:p>
              </table:table-cell>
              <table:table-cell office:value-type="float" office:value="0.0988973">
                <text:p>0.0988973</text:p>
              </table:table-cell>
              <table:table-cell office:value-type="float" office:value="0.0000000949273">
                <text:p>0.0000000949273</text:p>
              </table:table-cell>
              <table:table-cell office:value-type="float" office:value="0.0976512">
                <text:p>0.0976512</text:p>
              </table:table-cell>
              <table:table-cell office:value-type="float" office:value="0.0000000981784">
                <text:p>0.0000000981784</text:p>
              </table:table-cell>
              <table:table-cell office:value-type="float" office:value="0.0964221">
                <text:p>0.0964221</text:p>
              </table:table-cell>
              <table:table-cell office:value-type="float" office:value="0.000000102367">
                <text:p>0.000000102367</text:p>
              </table:table-cell>
              <table:table-cell office:value-type="float" office:value="0.0946112">
                <text:p>0.0946112</text:p>
              </table:table-cell>
              <table:table-cell office:value-type="float" office:value="0.00000010868">
                <text:p>0.00000010868</text:p>
              </table:table-cell>
              <table:table-cell office:value-type="float" office:value="0.0934265">
                <text:p>0.0934265</text:p>
              </table:table-cell>
              <table:table-cell office:value-type="float" office:value="0.000000114207">
                <text:p>0.000000114207</text:p>
              </table:table-cell>
              <table:table-cell office:value-type="float" office:value="0.0922607">
                <text:p>0.0922607</text:p>
              </table:table-cell>
              <table:table-cell office:value-type="float" office:value="0.000000119308">
                <text:p>0.000000119308</text:p>
              </table:table-cell>
              <table:table-cell office:value-type="float" office:value="0.0911143">
                <text:p>0.0911143</text:p>
              </table:table-cell>
              <table:table-cell office:value-type="float" office:value="0.000000123334">
                <text:p>0.000000123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573">
                <text:p>0.121573</text:p>
              </table:table-cell>
              <table:table-cell office:value-type="float" office:value="0.0000000969638">
                <text:p>0.0000000969638</text:p>
              </table:table-cell>
              <table:table-cell office:value-type="float" office:value="0.120226">
                <text:p>0.120226</text:p>
              </table:table-cell>
              <table:table-cell office:value-type="float" office:value="0.000000104192">
                <text:p>0.000000104192</text:p>
              </table:table-cell>
              <table:table-cell office:value-type="float" office:value="0.118893">
                <text:p>0.118893</text:p>
              </table:table-cell>
              <table:table-cell office:value-type="float" office:value="0.000000107829">
                <text:p>0.000000107829</text:p>
              </table:table-cell>
              <table:table-cell office:value-type="float" office:value="0.116917">
                <text:p>0.116917</text:p>
              </table:table-cell>
              <table:table-cell office:value-type="float" office:value="0.000000110194">
                <text:p>0.000000110194</text:p>
              </table:table-cell>
              <table:table-cell office:value-type="float" office:value="0.115616">
                <text:p>0.115616</text:p>
              </table:table-cell>
              <table:table-cell office:value-type="float" office:value="0.000000115251">
                <text:p>0.000000115251</text:p>
              </table:table-cell>
              <table:table-cell office:value-type="float" office:value="0.11433">
                <text:p>0.11433</text:p>
              </table:table-cell>
              <table:table-cell office:value-type="float" office:value="0.000000118026">
                <text:p>0.000000118026</text:p>
              </table:table-cell>
              <table:table-cell office:value-type="float" office:value="0.113058">
                <text:p>0.113058</text:p>
              </table:table-cell>
              <table:table-cell office:value-type="float" office:value="0.000000123387">
                <text:p>0.000000123387</text:p>
              </table:table-cell>
              <table:table-cell office:value-type="float" office:value="0.111179">
                <text:p>0.111179</text:p>
              </table:table-cell>
              <table:table-cell office:value-type="float" office:value="0.000000128878">
                <text:p>0.000000128878</text:p>
              </table:table-cell>
              <table:table-cell office:value-type="float" office:value="0.109945">
                <text:p>0.109945</text:p>
              </table:table-cell>
              <table:table-cell office:value-type="float" office:value="0.000000133772">
                <text:p>0.000000133772</text:p>
              </table:table-cell>
              <table:table-cell office:value-type="float" office:value="0.108727">
                <text:p>0.108727</text:p>
              </table:table-cell>
              <table:table-cell office:value-type="float" office:value="0.000000139781">
                <text:p>0.000000139781</text:p>
              </table:table-cell>
              <table:table-cell office:value-type="float" office:value="0.107526">
                <text:p>0.107526</text:p>
              </table:table-cell>
              <table:table-cell office:value-type="float" office:value="0.00000014733">
                <text:p>0.00000014733</text:p>
              </table:table-cell>
              <table:table-cell office:value-type="float" office:value="0.105756">
                <text:p>0.105756</text:p>
              </table:table-cell>
              <table:table-cell office:value-type="float" office:value="0.000000159156">
                <text:p>0.000000159156</text:p>
              </table:table-cell>
              <table:table-cell office:value-type="float" office:value="0.104599">
                <text:p>0.104599</text:p>
              </table:table-cell>
              <table:table-cell office:value-type="float" office:value="0.000000169336">
                <text:p>0.000000169336</text:p>
              </table:table-cell>
              <table:table-cell office:value-type="float" office:value="0.103459">
                <text:p>0.103459</text:p>
              </table:table-cell>
              <table:table-cell office:value-type="float" office:value="0.000000179237">
                <text:p>0.000000179237</text:p>
              </table:table-cell>
              <table:table-cell office:value-type="float" office:value="0.102339">
                <text:p>0.102339</text:p>
              </table:table-cell>
              <table:table-cell office:value-type="float" office:value="0.000000187881">
                <text:p>0.0000001878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35">
                <text:p>0.13235</text:p>
              </table:table-cell>
              <table:table-cell office:value-type="float" office:value="0.000000126997">
                <text:p>0.000000126997</text:p>
              </table:table-cell>
              <table:table-cell office:value-type="float" office:value="0.131035">
                <text:p>0.131035</text:p>
              </table:table-cell>
              <table:table-cell office:value-type="float" office:value="0.000000137386">
                <text:p>0.000000137386</text:p>
              </table:table-cell>
              <table:table-cell office:value-type="float" office:value="0.129732">
                <text:p>0.129732</text:p>
              </table:table-cell>
              <table:table-cell office:value-type="float" office:value="0.000000143182">
                <text:p>0.000000143182</text:p>
              </table:table-cell>
              <table:table-cell office:value-type="float" office:value="0.127802">
                <text:p>0.127802</text:p>
              </table:table-cell>
              <table:table-cell office:value-type="float" office:value="0.00000014796">
                <text:p>0.00000014796</text:p>
              </table:table-cell>
              <table:table-cell office:value-type="float" office:value="0.126532">
                <text:p>0.126532</text:p>
              </table:table-cell>
              <table:table-cell office:value-type="float" office:value="0.000000155968">
                <text:p>0.000000155968</text:p>
              </table:table-cell>
              <table:table-cell office:value-type="float" office:value="0.125276">
                <text:p>0.125276</text:p>
              </table:table-cell>
              <table:table-cell office:value-type="float" office:value="0.000000161039">
                <text:p>0.000000161039</text:p>
              </table:table-cell>
              <table:table-cell office:value-type="float" office:value="0.124034">
                <text:p>0.124034</text:p>
              </table:table-cell>
              <table:table-cell office:value-type="float" office:value="0.000000169807">
                <text:p>0.000000169807</text:p>
              </table:table-cell>
              <table:table-cell office:value-type="float" office:value="0.122198">
                <text:p>0.122198</text:p>
              </table:table-cell>
              <table:table-cell office:value-type="float" office:value="0.00000017981">
                <text:p>0.00000017981</text:p>
              </table:table-cell>
              <table:table-cell office:value-type="float" office:value="0.120993">
                <text:p>0.120993</text:p>
              </table:table-cell>
              <table:table-cell office:value-type="float" office:value="0.00000018846">
                <text:p>0.00000018846</text:p>
              </table:table-cell>
              <table:table-cell office:value-type="float" office:value="0.119803">
                <text:p>0.119803</text:p>
              </table:table-cell>
              <table:table-cell office:value-type="float" office:value="0.000000198946">
                <text:p>0.000000198946</text:p>
              </table:table-cell>
              <table:table-cell office:value-type="float" office:value="0.11863">
                <text:p>0.11863</text:p>
              </table:table-cell>
              <table:table-cell office:value-type="float" office:value="0.000000211956">
                <text:p>0.000000211956</text:p>
              </table:table-cell>
              <table:table-cell office:value-type="float" office:value="0.116902">
                <text:p>0.116902</text:p>
              </table:table-cell>
              <table:table-cell office:value-type="float" office:value="0.000000232947">
                <text:p>0.000000232947</text:p>
              </table:table-cell>
              <table:table-cell office:value-type="float" office:value="0.115771">
                <text:p>0.115771</text:p>
              </table:table-cell>
              <table:table-cell office:value-type="float" office:value="0.000000250908">
                <text:p>0.000000250908</text:p>
              </table:table-cell>
              <table:table-cell office:value-type="float" office:value="0.114658">
                <text:p>0.114658</text:p>
              </table:table-cell>
              <table:table-cell office:value-type="float" office:value="0.000000269043">
                <text:p>0.000000269043</text:p>
              </table:table-cell>
              <table:table-cell office:value-type="float" office:value="0.113564">
                <text:p>0.113564</text:p>
              </table:table-cell>
              <table:table-cell office:value-type="float" office:value="0.000000285908">
                <text:p>0.000000285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128">
                <text:p>0.143128</text:p>
              </table:table-cell>
              <table:table-cell office:value-type="float" office:value="0.000000166317">
                <text:p>0.000000166317</text:p>
              </table:table-cell>
              <table:table-cell office:value-type="float" office:value="0.141844">
                <text:p>0.141844</text:p>
              </table:table-cell>
              <table:table-cell office:value-type="float" office:value="0.000000181135">
                <text:p>0.000000181135</text:p>
              </table:table-cell>
              <table:table-cell office:value-type="float" office:value="0.140572">
                <text:p>0.140572</text:p>
              </table:table-cell>
              <table:table-cell office:value-type="float" office:value="0.000000190104">
                <text:p>0.000000190104</text:p>
              </table:table-cell>
              <table:table-cell office:value-type="float" office:value="0.138688">
                <text:p>0.138688</text:p>
              </table:table-cell>
              <table:table-cell office:value-type="float" office:value="0.000000198638">
                <text:p>0.000000198638</text:p>
              </table:table-cell>
              <table:table-cell office:value-type="float" office:value="0.137448">
                <text:p>0.137448</text:p>
              </table:table-cell>
              <table:table-cell office:value-type="float" office:value="0.000000211031">
                <text:p>0.000000211031</text:p>
              </table:table-cell>
              <table:table-cell office:value-type="float" office:value="0.136222">
                <text:p>0.136222</text:p>
              </table:table-cell>
              <table:table-cell office:value-type="float" office:value="0.000000219681">
                <text:p>0.000000219681</text:p>
              </table:table-cell>
              <table:table-cell office:value-type="float" office:value="0.135009">
                <text:p>0.135009</text:p>
              </table:table-cell>
              <table:table-cell office:value-type="float" office:value="0.000000233633">
                <text:p>0.000000233633</text:p>
              </table:table-cell>
              <table:table-cell office:value-type="float" office:value="0.133217">
                <text:p>0.133217</text:p>
              </table:table-cell>
              <table:table-cell office:value-type="float" office:value="0.000000250789">
                <text:p>0.000000250789</text:p>
              </table:table-cell>
              <table:table-cell office:value-type="float" office:value="0.132041">
                <text:p>0.132041</text:p>
              </table:table-cell>
              <table:table-cell office:value-type="float" office:value="0.000000265399">
                <text:p>0.000000265399</text:p>
              </table:table-cell>
              <table:table-cell office:value-type="float" office:value="0.13088">
                <text:p>0.13088</text:p>
              </table:table-cell>
              <table:table-cell office:value-type="float" office:value="0.000000283018">
                <text:p>0.000000283018</text:p>
              </table:table-cell>
              <table:table-cell office:value-type="float" office:value="0.129734">
                <text:p>0.129734</text:p>
              </table:table-cell>
              <table:table-cell office:value-type="float" office:value="0.000000304753">
                <text:p>0.000000304753</text:p>
              </table:table-cell>
              <table:table-cell office:value-type="float" office:value="0.128047">
                <text:p>0.128047</text:p>
              </table:table-cell>
              <table:table-cell office:value-type="float" office:value="0.000000340678">
                <text:p>0.000000340678</text:p>
              </table:table-cell>
              <table:table-cell office:value-type="float" office:value="0.126943">
                <text:p>0.126943</text:p>
              </table:table-cell>
              <table:table-cell office:value-type="float" office:value="0.000000371405">
                <text:p>0.000000371405</text:p>
              </table:table-cell>
              <table:table-cell office:value-type="float" office:value="0.125857">
                <text:p>0.125857</text:p>
              </table:table-cell>
              <table:table-cell office:value-type="float" office:value="0.000000403343">
                <text:p>0.000000403343</text:p>
              </table:table-cell>
              <table:table-cell office:value-type="float" office:value="0.124788">
                <text:p>0.124788</text:p>
              </table:table-cell>
              <table:table-cell office:value-type="float" office:value="0.00000043439">
                <text:p>0.00000043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05">
                <text:p>0.153905</text:p>
              </table:table-cell>
              <table:table-cell office:value-type="float" office:value="0.000000217785">
                <text:p>0.000000217785</text:p>
              </table:table-cell>
              <table:table-cell office:value-type="float" office:value="0.152652">
                <text:p>0.152652</text:p>
              </table:table-cell>
              <table:table-cell office:value-type="float" office:value="0.000000238782">
                <text:p>0.000000238782</text:p>
              </table:table-cell>
              <table:table-cell office:value-type="float" office:value="0.151412">
                <text:p>0.151412</text:p>
              </table:table-cell>
              <table:table-cell office:value-type="float" office:value="0.000000252362">
                <text:p>0.000000252362</text:p>
              </table:table-cell>
              <table:table-cell office:value-type="float" office:value="0.149574">
                <text:p>0.149574</text:p>
              </table:table-cell>
              <table:table-cell office:value-type="float" office:value="0.000000266618">
                <text:p>0.000000266618</text:p>
              </table:table-cell>
              <table:table-cell office:value-type="float" office:value="0.148364">
                <text:p>0.148364</text:p>
              </table:table-cell>
              <table:table-cell office:value-type="float" office:value="0.000000285465">
                <text:p>0.000000285465</text:p>
              </table:table-cell>
              <table:table-cell office:value-type="float" office:value="0.147168">
                <text:p>0.147168</text:p>
              </table:table-cell>
              <table:table-cell office:value-type="float" office:value="0.000000299591">
                <text:p>0.000000299591</text:p>
              </table:table-cell>
              <table:table-cell office:value-type="float" office:value="0.145985">
                <text:p>0.145985</text:p>
              </table:table-cell>
              <table:table-cell office:value-type="float" office:value="0.000000321339">
                <text:p>0.000000321339</text:p>
              </table:table-cell>
              <table:table-cell office:value-type="float" office:value="0.144236">
                <text:p>0.144236</text:p>
              </table:table-cell>
              <table:table-cell office:value-type="float" office:value="0.000000349625">
                <text:p>0.000000349625</text:p>
              </table:table-cell>
              <table:table-cell office:value-type="float" office:value="0.143088">
                <text:p>0.143088</text:p>
              </table:table-cell>
              <table:table-cell office:value-type="float" office:value="0.000000373542">
                <text:p>0.000000373542</text:p>
              </table:table-cell>
              <table:table-cell office:value-type="float" office:value="0.141956">
                <text:p>0.141956</text:p>
              </table:table-cell>
              <table:table-cell office:value-type="float" office:value="0.000000402345">
                <text:p>0.000000402345</text:p>
              </table:table-cell>
              <table:table-cell office:value-type="float" office:value="0.140838">
                <text:p>0.140838</text:p>
              </table:table-cell>
              <table:table-cell office:value-type="float" office:value="0.00000043781">
                <text:p>0.00000043781</text:p>
              </table:table-cell>
              <table:table-cell office:value-type="float" office:value="0.139192">
                <text:p>0.139192</text:p>
              </table:table-cell>
              <table:table-cell office:value-type="float" office:value="0.000000497654">
                <text:p>0.000000497654</text:p>
              </table:table-cell>
              <table:table-cell office:value-type="float" office:value="0.138115">
                <text:p>0.138115</text:p>
              </table:table-cell>
              <table:table-cell office:value-type="float" office:value="0.000000548965">
                <text:p>0.000000548965</text:p>
              </table:table-cell>
              <table:table-cell office:value-type="float" office:value="0.137055">
                <text:p>0.137055</text:p>
              </table:table-cell>
              <table:table-cell office:value-type="float" office:value="0.000000603554">
                <text:p>0.000000603554</text:p>
              </table:table-cell>
              <table:table-cell office:value-type="float" office:value="0.136013">
                <text:p>0.136013</text:p>
              </table:table-cell>
              <table:table-cell office:value-type="float" office:value="0.000000658402">
                <text:p>0.000000658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682">
                <text:p>0.164682</text:p>
              </table:table-cell>
              <table:table-cell office:value-type="float" office:value="0.000000285136">
                <text:p>0.000000285136</text:p>
              </table:table-cell>
              <table:table-cell office:value-type="float" office:value="0.163461">
                <text:p>0.163461</text:p>
              </table:table-cell>
              <table:table-cell office:value-type="float" office:value="0.000000314718">
                <text:p>0.000000314718</text:p>
              </table:table-cell>
              <table:table-cell office:value-type="float" office:value="0.162251">
                <text:p>0.162251</text:p>
              </table:table-cell>
              <table:table-cell office:value-type="float" office:value="0.000000334935">
                <text:p>0.000000334935</text:p>
              </table:table-cell>
              <table:table-cell office:value-type="float" office:value="0.160459">
                <text:p>0.160459</text:p>
              </table:table-cell>
              <table:table-cell office:value-type="float" office:value="0.000000357765">
                <text:p>0.000000357765</text:p>
              </table:table-cell>
              <table:table-cell office:value-type="float" office:value="0.15928">
                <text:p>0.15928</text:p>
              </table:table-cell>
              <table:table-cell office:value-type="float" office:value="0.000000386024">
                <text:p>0.000000386024</text:p>
              </table:table-cell>
              <table:table-cell office:value-type="float" office:value="0.158113">
                <text:p>0.158113</text:p>
              </table:table-cell>
              <table:table-cell office:value-type="float" office:value="0.000000408406">
                <text:p>0.000000408406</text:p>
              </table:table-cell>
              <table:table-cell office:value-type="float" office:value="0.15696">
                <text:p>0.15696</text:p>
              </table:table-cell>
              <table:table-cell office:value-type="float" office:value="0.000000441759">
                <text:p>0.000000441759</text:p>
              </table:table-cell>
              <table:table-cell office:value-type="float" office:value="0.155255">
                <text:p>0.155255</text:p>
              </table:table-cell>
              <table:table-cell office:value-type="float" office:value="0.000000487104">
                <text:p>0.000000487104</text:p>
              </table:table-cell>
              <table:table-cell office:value-type="float" office:value="0.154136">
                <text:p>0.154136</text:p>
              </table:table-cell>
              <table:table-cell office:value-type="float" office:value="0.000000525341">
                <text:p>0.000000525341</text:p>
              </table:table-cell>
              <table:table-cell office:value-type="float" office:value="0.153032">
                <text:p>0.153032</text:p>
              </table:table-cell>
              <table:table-cell office:value-type="float" office:value="0.000000571433">
                <text:p>0.000000571433</text:p>
              </table:table-cell>
              <table:table-cell office:value-type="float" office:value="0.151942">
                <text:p>0.151942</text:p>
              </table:table-cell>
              <table:table-cell office:value-type="float" office:value="0.000000628207">
                <text:p>0.000000628207</text:p>
              </table:table-cell>
              <table:table-cell office:value-type="float" office:value="0.150337">
                <text:p>0.150337</text:p>
              </table:table-cell>
              <table:table-cell office:value-type="float" office:value="0.00000072573">
                <text:p>0.00000072573</text:p>
              </table:table-cell>
              <table:table-cell office:value-type="float" office:value="0.149287">
                <text:p>0.149287</text:p>
              </table:table-cell>
              <table:table-cell office:value-type="float" office:value="0.000000809664">
                <text:p>0.000000809664</text:p>
              </table:table-cell>
              <table:table-cell office:value-type="float" office:value="0.148254">
                <text:p>0.148254</text:p>
              </table:table-cell>
              <table:table-cell office:value-type="float" office:value="0.000000900642">
                <text:p>0.000000900642</text:p>
              </table:table-cell>
              <table:table-cell office:value-type="float" office:value="0.147238">
                <text:p>0.147238</text:p>
              </table:table-cell>
              <table:table-cell office:value-type="float" office:value="0.000000994338">
                <text:p>0.000000994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46">
                <text:p>0.17546</text:p>
              </table:table-cell>
              <table:table-cell office:value-type="float" office:value="0.000000373237">
                <text:p>0.000000373237</text:p>
              </table:table-cell>
              <table:table-cell office:value-type="float" office:value="0.17427">
                <text:p>0.17427</text:p>
              </table:table-cell>
              <table:table-cell office:value-type="float" office:value="0.000000414701">
                <text:p>0.000000414701</text:p>
              </table:table-cell>
              <table:table-cell office:value-type="float" office:value="0.173091">
                <text:p>0.173091</text:p>
              </table:table-cell>
              <table:table-cell office:value-type="float" office:value="0.0000004444">
                <text:p>0.0000004444</text:p>
              </table:table-cell>
              <table:table-cell office:value-type="float" office:value="0.171345">
                <text:p>0.171345</text:p>
              </table:table-cell>
              <table:table-cell office:value-type="float" office:value="0.000000479893">
                <text:p>0.000000479893</text:p>
              </table:table-cell>
              <table:table-cell office:value-type="float" office:value="0.170196">
                <text:p>0.170196</text:p>
              </table:table-cell>
              <table:table-cell office:value-type="float" office:value="0.000000521774">
                <text:p>0.000000521774</text:p>
              </table:table-cell>
              <table:table-cell office:value-type="float" office:value="0.169059">
                <text:p>0.169059</text:p>
              </table:table-cell>
              <table:table-cell office:value-type="float" office:value="0.000000556445">
                <text:p>0.000000556445</text:p>
              </table:table-cell>
              <table:table-cell office:value-type="float" office:value="0.167935">
                <text:p>0.167935</text:p>
              </table:table-cell>
              <table:table-cell office:value-type="float" office:value="0.000000606909">
                <text:p>0.000000606909</text:p>
              </table:table-cell>
              <table:table-cell office:value-type="float" office:value="0.166274">
                <text:p>0.166274</text:p>
              </table:table-cell>
              <table:table-cell office:value-type="float" office:value="0.000000678042">
                <text:p>0.000000678042</text:p>
              </table:table-cell>
              <table:table-cell office:value-type="float" office:value="0.165184">
                <text:p>0.165184</text:p>
              </table:table-cell>
              <table:table-cell office:value-type="float" office:value="0.000000738019">
                <text:p>0.000000738019</text:p>
              </table:table-cell>
              <table:table-cell office:value-type="float" office:value="0.164108">
                <text:p>0.164108</text:p>
              </table:table-cell>
              <table:table-cell office:value-type="float" office:value="0.000000810474">
                <text:p>0.000000810474</text:p>
              </table:table-cell>
              <table:table-cell office:value-type="float" office:value="0.163046">
                <text:p>0.163046</text:p>
              </table:table-cell>
              <table:table-cell office:value-type="float" office:value="0.000000899863">
                <text:p>0.000000899863</text:p>
              </table:table-cell>
              <table:table-cell office:value-type="float" office:value="0.161482">
                <text:p>0.161482</text:p>
              </table:table-cell>
              <table:table-cell office:value-type="float" office:value="0.00000105574">
                <text:p>0.00000105574</text:p>
              </table:table-cell>
              <table:table-cell office:value-type="float" office:value="0.160459">
                <text:p>0.160459</text:p>
              </table:table-cell>
              <table:table-cell office:value-type="float" office:value="0.0000011904">
                <text:p>0.0000011904</text:p>
              </table:table-cell>
              <table:table-cell office:value-type="float" office:value="0.159452">
                <text:p>0.159452</text:p>
              </table:table-cell>
              <table:table-cell office:value-type="float" office:value="0.00000133846">
                <text:p>0.00000133846</text:p>
              </table:table-cell>
              <table:table-cell office:value-type="float" office:value="0.158462">
                <text:p>0.158462</text:p>
              </table:table-cell>
              <table:table-cell office:value-type="float" office:value="0.0000014936">
                <text:p>0.0000014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37">
                <text:p>0.186237</text:p>
              </table:table-cell>
              <table:table-cell office:value-type="float" office:value="0.000000488429">
                <text:p>0.000000488429</text:p>
              </table:table-cell>
              <table:table-cell office:value-type="float" office:value="0.185079">
                <text:p>0.185079</text:p>
              </table:table-cell>
              <table:table-cell office:value-type="float" office:value="0.000000546274">
                <text:p>0.000000546274</text:p>
              </table:table-cell>
              <table:table-cell office:value-type="float" office:value="0.183931">
                <text:p>0.183931</text:p>
              </table:table-cell>
              <table:table-cell office:value-type="float" office:value="0.000000589416">
                <text:p>0.000000589416</text:p>
              </table:table-cell>
              <table:table-cell office:value-type="float" office:value="0.182231">
                <text:p>0.182231</text:p>
              </table:table-cell>
              <table:table-cell office:value-type="float" office:value="0.000000643391">
                <text:p>0.000000643391</text:p>
              </table:table-cell>
              <table:table-cell office:value-type="float" office:value="0.181112">
                <text:p>0.181112</text:p>
              </table:table-cell>
              <table:table-cell office:value-type="float" office:value="0.000000704839">
                <text:p>0.000000704839</text:p>
              </table:table-cell>
              <table:table-cell office:value-type="float" office:value="0.180005">
                <text:p>0.180005</text:p>
              </table:table-cell>
              <table:table-cell office:value-type="float" office:value="0.000000757592">
                <text:p>0.000000757592</text:p>
              </table:table-cell>
              <table:table-cell office:value-type="float" office:value="0.178911">
                <text:p>0.178911</text:p>
              </table:table-cell>
              <table:table-cell office:value-type="float" office:value="0.000000833055">
                <text:p>0.000000833055</text:p>
              </table:table-cell>
              <table:table-cell office:value-type="float" office:value="0.177293">
                <text:p>0.177293</text:p>
              </table:table-cell>
              <table:table-cell office:value-type="float" office:value="0.000000942667">
                <text:p>0.000000942667</text:p>
              </table:table-cell>
              <table:table-cell office:value-type="float" office:value="0.176232">
                <text:p>0.176232</text:p>
              </table:table-cell>
              <table:table-cell office:value-type="float" office:value="0.00000103521">
                <text:p>0.00000103521</text:p>
              </table:table-cell>
              <table:table-cell office:value-type="float" office:value="0.175184">
                <text:p>0.175184</text:p>
              </table:table-cell>
              <table:table-cell office:value-type="float" office:value="0.0000011473">
                <text:p>0.0000011473</text:p>
              </table:table-cell>
              <table:table-cell office:value-type="float" office:value="0.17415">
                <text:p>0.17415</text:p>
              </table:table-cell>
              <table:table-cell office:value-type="float" office:value="0.00000128585">
                <text:p>0.00000128585</text:p>
              </table:table-cell>
              <table:table-cell office:value-type="float" office:value="0.172628">
                <text:p>0.172628</text:p>
              </table:table-cell>
              <table:table-cell office:value-type="float" office:value="0.00000153039">
                <text:p>0.00000153039</text:p>
              </table:table-cell>
              <table:table-cell office:value-type="float" office:value="0.171631">
                <text:p>0.171631</text:p>
              </table:table-cell>
              <table:table-cell office:value-type="float" office:value="0.00000174216">
                <text:p>0.00000174216</text:p>
              </table:table-cell>
              <table:table-cell office:value-type="float" office:value="0.170651">
                <text:p>0.170651</text:p>
              </table:table-cell>
              <table:table-cell office:value-type="float" office:value="0.00000197718">
                <text:p>0.00000197718</text:p>
              </table:table-cell>
              <table:table-cell office:value-type="float" office:value="0.169687">
                <text:p>0.169687</text:p>
              </table:table-cell>
              <table:table-cell office:value-type="float" office:value="0.00000222576">
                <text:p>0.00000222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015">
                <text:p>0.197015</text:p>
              </table:table-cell>
              <table:table-cell office:value-type="float" office:value="0.000000638946">
                <text:p>0.000000638946</text:p>
              </table:table-cell>
              <table:table-cell office:value-type="float" office:value="0.195887">
                <text:p>0.195887</text:p>
              </table:table-cell>
              <table:table-cell office:value-type="float" office:value="0.00000071929">
                <text:p>0.00000071929</text:p>
              </table:table-cell>
              <table:table-cell office:value-type="float" office:value="0.194771">
                <text:p>0.194771</text:p>
              </table:table-cell>
              <table:table-cell office:value-type="float" office:value="0.00000078136">
                <text:p>0.00000078136</text:p>
              </table:table-cell>
              <table:table-cell office:value-type="float" office:value="0.193116">
                <text:p>0.193116</text:p>
              </table:table-cell>
              <table:table-cell office:value-type="float" office:value="0.000000862017">
                <text:p>0.000000862017</text:p>
              </table:table-cell>
              <table:table-cell office:value-type="float" office:value="0.192028">
                <text:p>0.192028</text:p>
              </table:table-cell>
              <table:table-cell office:value-type="float" office:value="0.00000095136">
                <text:p>0.00000095136</text:p>
              </table:table-cell>
              <table:table-cell office:value-type="float" office:value="0.190951">
                <text:p>0.190951</text:p>
              </table:table-cell>
              <table:table-cell office:value-type="float" office:value="0.00000103043">
                <text:p>0.00000103043</text:p>
              </table:table-cell>
              <table:table-cell office:value-type="float" office:value="0.189886">
                <text:p>0.189886</text:p>
              </table:table-cell>
              <table:table-cell office:value-type="float" office:value="0.00000114207">
                <text:p>0.00000114207</text:p>
              </table:table-cell>
              <table:table-cell office:value-type="float" office:value="0.188312">
                <text:p>0.188312</text:p>
              </table:table-cell>
              <table:table-cell office:value-type="float" office:value="0.00000130834">
                <text:p>0.00000130834</text:p>
              </table:table-cell>
              <table:table-cell office:value-type="float" office:value="0.18728">
                <text:p>0.18728</text:p>
              </table:table-cell>
              <table:table-cell office:value-type="float" office:value="0.00000144899">
                <text:p>0.00000144899</text:p>
              </table:table-cell>
              <table:table-cell office:value-type="float" office:value="0.18626">
                <text:p>0.18626</text:p>
              </table:table-cell>
              <table:table-cell office:value-type="float" office:value="0.00000161973">
                <text:p>0.00000161973</text:p>
              </table:table-cell>
              <table:table-cell office:value-type="float" office:value="0.185254">
                <text:p>0.185254</text:p>
              </table:table-cell>
              <table:table-cell office:value-type="float" office:value="0.00000183106">
                <text:p>0.00000183106</text:p>
              </table:table-cell>
              <table:table-cell office:value-type="float" office:value="0.183773">
                <text:p>0.183773</text:p>
              </table:table-cell>
              <table:table-cell office:value-type="float" office:value="0.00000220721">
                <text:p>0.00000220721</text:p>
              </table:table-cell>
              <table:table-cell office:value-type="float" office:value="0.182804">
                <text:p>0.182804</text:p>
              </table:table-cell>
              <table:table-cell office:value-type="float" office:value="0.00000253284">
                <text:p>0.00000253284</text:p>
              </table:table-cell>
              <table:table-cell office:value-type="float" office:value="0.18185">
                <text:p>0.18185</text:p>
              </table:table-cell>
              <table:table-cell office:value-type="float" office:value="0.00000289535">
                <text:p>0.00000289535</text:p>
              </table:table-cell>
              <table:table-cell office:value-type="float" office:value="0.180912">
                <text:p>0.180912</text:p>
              </table:table-cell>
              <table:table-cell office:value-type="float" office:value="0.00000327871">
                <text:p>0.00000327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792">
                <text:p>0.207792</text:p>
              </table:table-cell>
              <table:table-cell office:value-type="float" office:value="0.000000835464">
                <text:p>0.000000835464</text:p>
              </table:table-cell>
              <table:table-cell office:value-type="float" office:value="0.206696">
                <text:p>0.206696</text:p>
              </table:table-cell>
              <table:table-cell office:value-type="float" office:value="0.00000094658">
                <text:p>0.00000094658</text:p>
              </table:table-cell>
              <table:table-cell office:value-type="float" office:value="0.20561">
                <text:p>0.20561</text:p>
              </table:table-cell>
              <table:table-cell office:value-type="float" office:value="0.00000103512">
                <text:p>0.00000103512</text:p>
              </table:table-cell>
              <table:table-cell office:value-type="float" office:value="0.204002">
                <text:p>0.204002</text:p>
              </table:table-cell>
              <table:table-cell office:value-type="float" office:value="0.0000011539">
                <text:p>0.0000011539</text:p>
              </table:table-cell>
              <table:table-cell office:value-type="float" office:value="0.202944">
                <text:p>0.202944</text:p>
              </table:table-cell>
              <table:table-cell office:value-type="float" office:value="0.0000012827">
                <text:p>0.0000012827</text:p>
              </table:table-cell>
              <table:table-cell office:value-type="float" office:value="0.201897">
                <text:p>0.201897</text:p>
              </table:table-cell>
              <table:table-cell office:value-type="float" office:value="0.00000139964">
                <text:p>0.00000139964</text:p>
              </table:table-cell>
              <table:table-cell office:value-type="float" office:value="0.200861">
                <text:p>0.200861</text:p>
              </table:table-cell>
              <table:table-cell office:value-type="float" office:value="0.00000156309">
                <text:p>0.00000156309</text:p>
              </table:table-cell>
              <table:table-cell office:value-type="float" office:value="0.199332">
                <text:p>0.199332</text:p>
              </table:table-cell>
              <table:table-cell office:value-type="float" office:value="0.00000181163">
                <text:p>0.00000181163</text:p>
              </table:table-cell>
              <table:table-cell office:value-type="float" office:value="0.198327">
                <text:p>0.198327</text:p>
              </table:table-cell>
              <table:table-cell office:value-type="float" office:value="0.00000202215">
                <text:p>0.00000202215</text:p>
              </table:table-cell>
              <table:table-cell office:value-type="float" office:value="0.197336">
                <text:p>0.197336</text:p>
              </table:table-cell>
              <table:table-cell office:value-type="float" office:value="0.00000227806">
                <text:p>0.00000227806</text:p>
              </table:table-cell>
              <table:table-cell office:value-type="float" office:value="0.196358">
                <text:p>0.196358</text:p>
              </table:table-cell>
              <table:table-cell office:value-type="float" office:value="0.00000259481">
                <text:p>0.00000259481</text:p>
              </table:table-cell>
              <table:table-cell office:value-type="float" office:value="0.194918">
                <text:p>0.194918</text:p>
              </table:table-cell>
              <table:table-cell office:value-type="float" office:value="0.00000316058">
                <text:p>0.00000316058</text:p>
              </table:table-cell>
              <table:table-cell office:value-type="float" office:value="0.193976">
                <text:p>0.193976</text:p>
              </table:table-cell>
              <table:table-cell office:value-type="float" office:value="0.00000364787">
                <text:p>0.00000364787</text:p>
              </table:table-cell>
              <table:table-cell office:value-type="float" office:value="0.193048">
                <text:p>0.193048</text:p>
              </table:table-cell>
              <table:table-cell office:value-type="float" office:value="0.00000418766">
                <text:p>0.00000418766</text:p>
              </table:table-cell>
              <table:table-cell office:value-type="float" office:value="0.192136">
                <text:p>0.192136</text:p>
              </table:table-cell>
              <table:table-cell office:value-type="float" office:value="0.00000475124">
                <text:p>0.00000475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69">
                <text:p>0.218569</text:p>
              </table:table-cell>
              <table:table-cell office:value-type="float" office:value="0.00000109177">
                <text:p>0.00000109177</text:p>
              </table:table-cell>
              <table:table-cell office:value-type="float" office:value="0.217505">
                <text:p>0.217505</text:p>
              </table:table-cell>
              <table:table-cell office:value-type="float" office:value="0.00000124479">
                <text:p>0.00000124479</text:p>
              </table:table-cell>
              <table:table-cell office:value-type="float" office:value="0.21645">
                <text:p>0.21645</text:p>
              </table:table-cell>
              <table:table-cell office:value-type="float" office:value="0.0000013701">
                <text:p>0.0000013701</text:p>
              </table:table-cell>
              <table:table-cell office:value-type="float" office:value="0.214888">
                <text:p>0.214888</text:p>
              </table:table-cell>
              <table:table-cell office:value-type="float" office:value="0.00000154279">
                <text:p>0.00000154279</text:p>
              </table:table-cell>
              <table:table-cell office:value-type="float" office:value="0.21386">
                <text:p>0.21386</text:p>
              </table:table-cell>
              <table:table-cell office:value-type="float" office:value="0.00000172692">
                <text:p>0.00000172692</text:p>
              </table:table-cell>
              <table:table-cell office:value-type="float" office:value="0.212842">
                <text:p>0.212842</text:p>
              </table:table-cell>
              <table:table-cell office:value-type="float" office:value="0.00000189768">
                <text:p>0.00000189768</text:p>
              </table:table-cell>
              <table:table-cell office:value-type="float" office:value="0.211837">
                <text:p>0.211837</text:p>
              </table:table-cell>
              <table:table-cell office:value-type="float" office:value="0.00000213448">
                <text:p>0.00000213448</text:p>
              </table:table-cell>
              <table:table-cell office:value-type="float" office:value="0.210351">
                <text:p>0.210351</text:p>
              </table:table-cell>
              <table:table-cell office:value-type="float" office:value="0.00000250046">
                <text:p>0.00000250046</text:p>
              </table:table-cell>
              <table:table-cell office:value-type="float" office:value="0.209375">
                <text:p>0.209375</text:p>
              </table:table-cell>
              <table:table-cell office:value-type="float" office:value="0.0000028105">
                <text:p>0.0000028105</text:p>
              </table:table-cell>
              <table:table-cell office:value-type="float" office:value="0.208412">
                <text:p>0.208412</text:p>
              </table:table-cell>
              <table:table-cell office:value-type="float" office:value="0.0000031872">
                <text:p>0.0000031872</text:p>
              </table:table-cell>
              <table:table-cell office:value-type="float" office:value="0.207463">
                <text:p>0.207463</text:p>
              </table:table-cell>
              <table:table-cell office:value-type="float" office:value="0.0000036523">
                <text:p>0.0000036523</text:p>
              </table:table-cell>
              <table:table-cell office:value-type="float" office:value="0.206063">
                <text:p>0.206063</text:p>
              </table:table-cell>
              <table:table-cell office:value-type="float" office:value="0.00000448055">
                <text:p>0.00000448055</text:p>
              </table:table-cell>
              <table:table-cell office:value-type="float" office:value="0.205148">
                <text:p>0.205148</text:p>
              </table:table-cell>
              <table:table-cell office:value-type="float" office:value="0.00000518529">
                <text:p>0.00000518529</text:p>
              </table:table-cell>
              <table:table-cell office:value-type="float" office:value="0.204247">
                <text:p>0.204247</text:p>
              </table:table-cell>
              <table:table-cell office:value-type="float" office:value="0.00000595355">
                <text:p>0.00000595355</text:p>
              </table:table-cell>
              <table:table-cell office:value-type="float" office:value="0.203361">
                <text:p>0.203361</text:p>
              </table:table-cell>
              <table:table-cell office:value-type="float" office:value="0.00000673203">
                <text:p>0.00000673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347">
                <text:p>0.229347</text:p>
              </table:table-cell>
              <table:table-cell office:value-type="float" office:value="0.00000142558">
                <text:p>0.00000142558</text:p>
              </table:table-cell>
              <table:table-cell office:value-type="float" office:value="0.228313">
                <text:p>0.228313</text:p>
              </table:table-cell>
              <table:table-cell office:value-type="float" office:value="0.00000163539">
                <text:p>0.00000163539</text:p>
              </table:table-cell>
              <table:table-cell office:value-type="float" office:value="0.22729">
                <text:p>0.22729</text:p>
              </table:table-cell>
              <table:table-cell office:value-type="float" office:value="0.00000181137">
                <text:p>0.00000181137</text:p>
              </table:table-cell>
              <table:table-cell office:value-type="float" office:value="0.225773">
                <text:p>0.225773</text:p>
              </table:table-cell>
              <table:table-cell office:value-type="float" office:value="0.00000205949">
                <text:p>0.00000205949</text:p>
              </table:table-cell>
              <table:table-cell office:value-type="float" office:value="0.224775">
                <text:p>0.224775</text:p>
              </table:table-cell>
              <table:table-cell office:value-type="float" office:value="0.00000232042">
                <text:p>0.00000232042</text:p>
              </table:table-cell>
              <table:table-cell office:value-type="float" office:value="0.223788">
                <text:p>0.223788</text:p>
              </table:table-cell>
              <table:table-cell office:value-type="float" office:value="0.00000256667">
                <text:p>0.00000256667</text:p>
              </table:table-cell>
              <table:table-cell office:value-type="float" office:value="0.222812">
                <text:p>0.222812</text:p>
              </table:table-cell>
              <table:table-cell office:value-type="float" office:value="0.0000029058">
                <text:p>0.0000029058</text:p>
              </table:table-cell>
              <table:table-cell office:value-type="float" office:value="0.22137">
                <text:p>0.22137</text:p>
              </table:table-cell>
              <table:table-cell office:value-type="float" office:value="0.0000034361">
                <text:p>0.0000034361</text:p>
              </table:table-cell>
              <table:table-cell office:value-type="float" office:value="0.220423">
                <text:p>0.220423</text:p>
              </table:table-cell>
              <table:table-cell office:value-type="float" office:value="0.00000388438">
                <text:p>0.00000388438</text:p>
              </table:table-cell>
              <table:table-cell office:value-type="float" office:value="0.219488">
                <text:p>0.219488</text:p>
              </table:table-cell>
              <table:table-cell office:value-type="float" office:value="0.00000442718">
                <text:p>0.00000442718</text:p>
              </table:table-cell>
              <table:table-cell office:value-type="float" office:value="0.218567">
                <text:p>0.218567</text:p>
              </table:table-cell>
              <table:table-cell office:value-type="float" office:value="0.00000509319">
                <text:p>0.00000509319</text:p>
              </table:table-cell>
              <table:table-cell office:value-type="float" office:value="0.217208">
                <text:p>0.217208</text:p>
              </table:table-cell>
              <table:table-cell office:value-type="float" office:value="0.00000626519">
                <text:p>0.00000626519</text:p>
              </table:table-cell>
              <table:table-cell office:value-type="float" office:value="0.21632">
                <text:p>0.21632</text:p>
              </table:table-cell>
              <table:table-cell office:value-type="float" office:value="0.00000724051">
                <text:p>0.00000724051</text:p>
              </table:table-cell>
              <table:table-cell office:value-type="float" office:value="0.215446">
                <text:p>0.215446</text:p>
              </table:table-cell>
              <table:table-cell office:value-type="float" office:value="0.00000827143">
                <text:p>0.00000827143</text:p>
              </table:table-cell>
              <table:table-cell office:value-type="float" office:value="0.214586">
                <text:p>0.214586</text:p>
              </table:table-cell>
              <table:table-cell office:value-type="float" office:value="0.00000926161">
                <text:p>0.00000926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0124">
                <text:p>0.240124</text:p>
              </table:table-cell>
              <table:table-cell office:value-type="float" office:value="0.00000185957">
                <text:p>0.00000185957</text:p>
              </table:table-cell>
              <table:table-cell office:value-type="float" office:value="0.239122">
                <text:p>0.239122</text:p>
              </table:table-cell>
              <table:table-cell office:value-type="float" office:value="0.0000021459">
                <text:p>0.0000021459</text:p>
              </table:table-cell>
              <table:table-cell office:value-type="float" office:value="0.238129">
                <text:p>0.238129</text:p>
              </table:table-cell>
              <table:table-cell office:value-type="float" office:value="0.00000239111">
                <text:p>0.00000239111</text:p>
              </table:table-cell>
              <table:table-cell office:value-type="float" office:value="0.236659">
                <text:p>0.236659</text:p>
              </table:table-cell>
              <table:table-cell office:value-type="float" office:value="0.00000274347">
                <text:p>0.00000274347</text:p>
              </table:table-cell>
              <table:table-cell office:value-type="float" office:value="0.235691">
                <text:p>0.235691</text:p>
              </table:table-cell>
              <table:table-cell office:value-type="float" office:value="0.00000310976">
                <text:p>0.00000310976</text:p>
              </table:table-cell>
              <table:table-cell office:value-type="float" office:value="0.234734">
                <text:p>0.234734</text:p>
              </table:table-cell>
              <table:table-cell office:value-type="float" office:value="0.00000346015">
                <text:p>0.00000346015</text:p>
              </table:table-cell>
              <table:table-cell office:value-type="float" office:value="0.233788">
                <text:p>0.233788</text:p>
              </table:table-cell>
              <table:table-cell office:value-type="float" office:value="0.00000393952">
                <text:p>0.00000393952</text:p>
              </table:table-cell>
              <table:table-cell office:value-type="float" office:value="0.232389">
                <text:p>0.232389</text:p>
              </table:table-cell>
              <table:table-cell office:value-type="float" office:value="0.00000469397">
                <text:p>0.00000469397</text:p>
              </table:table-cell>
              <table:table-cell office:value-type="float" office:value="0.231471">
                <text:p>0.231471</text:p>
              </table:table-cell>
              <table:table-cell office:value-type="float" office:value="0.00000532806">
                <text:p>0.00000532806</text:p>
              </table:table-cell>
              <table:table-cell office:value-type="float" office:value="0.230565">
                <text:p>0.230565</text:p>
              </table:table-cell>
              <table:table-cell office:value-type="float" office:value="0.00000609001">
                <text:p>0.00000609001</text:p>
              </table:table-cell>
              <table:table-cell office:value-type="float" office:value="0.229671">
                <text:p>0.229671</text:p>
              </table:table-cell>
              <table:table-cell office:value-type="float" office:value="0.00000701407">
                <text:p>0.00000701407</text:p>
              </table:table-cell>
              <table:table-cell office:value-type="float" office:value="0.228354">
                <text:p>0.228354</text:p>
              </table:table-cell>
              <table:table-cell office:value-type="float" office:value="0.00000860209">
                <text:p>0.00000860209</text:p>
              </table:table-cell>
              <table:table-cell office:value-type="float" office:value="0.227492">
                <text:p>0.227492</text:p>
              </table:table-cell>
              <table:table-cell office:value-type="float" office:value="0.00000987719">
                <text:p>0.00000987719</text:p>
              </table:table-cell>
              <table:table-cell office:value-type="float" office:value="0.226644">
                <text:p>0.226644</text:p>
              </table:table-cell>
              <table:table-cell office:value-type="float" office:value="0.0000111583">
                <text:p>0.0000111583</text:p>
              </table:table-cell>
              <table:table-cell office:value-type="float" office:value="0.22581">
                <text:p>0.22581</text:p>
              </table:table-cell>
              <table:table-cell office:value-type="float" office:value="0.0000122861">
                <text:p>0.0000122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01">
                <text:p>0.250901</text:p>
              </table:table-cell>
              <table:table-cell office:value-type="float" office:value="0.00000242246">
                <text:p>0.00000242246</text:p>
              </table:table-cell>
              <table:table-cell office:value-type="float" office:value="0.249931">
                <text:p>0.249931</text:p>
              </table:table-cell>
              <table:table-cell office:value-type="float" office:value="0.00000281119">
                <text:p>0.00000281119</text:p>
              </table:table-cell>
              <table:table-cell office:value-type="float" office:value="0.248969">
                <text:p>0.248969</text:p>
              </table:table-cell>
              <table:table-cell office:value-type="float" office:value="0.0000031501">
                <text:p>0.0000031501</text:p>
              </table:table-cell>
              <table:table-cell office:value-type="float" office:value="0.247545">
                <text:p>0.247545</text:p>
              </table:table-cell>
              <table:table-cell office:value-type="float" office:value="0.00000364451">
                <text:p>0.00000364451</text:p>
              </table:table-cell>
              <table:table-cell office:value-type="float" office:value="0.246607">
                <text:p>0.246607</text:p>
              </table:table-cell>
              <table:table-cell office:value-type="float" office:value="0.0000041532">
                <text:p>0.0000041532</text:p>
              </table:table-cell>
              <table:table-cell office:value-type="float" office:value="0.24568">
                <text:p>0.24568</text:p>
              </table:table-cell>
              <table:table-cell office:value-type="float" office:value="0.00000464437">
                <text:p>0.00000464437</text:p>
              </table:table-cell>
              <table:table-cell office:value-type="float" office:value="0.244763">
                <text:p>0.244763</text:p>
              </table:table-cell>
              <table:table-cell office:value-type="float" office:value="0.00000531162">
                <text:p>0.00000531162</text:p>
              </table:table-cell>
              <table:table-cell office:value-type="float" office:value="0.243408">
                <text:p>0.243408</text:p>
              </table:table-cell>
              <table:table-cell office:value-type="float" office:value="0.0000063618">
                <text:p>0.0000063618</text:p>
              </table:table-cell>
              <table:table-cell office:value-type="float" office:value="0.242519">
                <text:p>0.242519</text:p>
              </table:table-cell>
              <table:table-cell office:value-type="float" office:value="0.00000723487">
                <text:p>0.00000723487</text:p>
              </table:table-cell>
              <table:table-cell office:value-type="float" office:value="0.241641">
                <text:p>0.241641</text:p>
              </table:table-cell>
              <table:table-cell office:value-type="float" office:value="0.00000826995">
                <text:p>0.00000826995</text:p>
              </table:table-cell>
              <table:table-cell office:value-type="float" office:value="0.240775">
                <text:p>0.240775</text:p>
              </table:table-cell>
              <table:table-cell office:value-type="float" office:value="0.00000950165">
                <text:p>0.00000950165</text:p>
              </table:table-cell>
              <table:table-cell office:value-type="float" office:value="0.239499">
                <text:p>0.239499</text:p>
              </table:table-cell>
              <table:table-cell office:value-type="float" office:value="0.0000115372">
                <text:p>0.0000115372</text:p>
              </table:table-cell>
              <table:table-cell office:value-type="float" office:value="0.238664">
                <text:p>0.238664</text:p>
              </table:table-cell>
              <table:table-cell office:value-type="float" office:value="0.0000130869">
                <text:p>0.0000130869</text:p>
              </table:table-cell>
              <table:table-cell office:value-type="float" office:value="0.237843">
                <text:p>0.237843</text:p>
              </table:table-cell>
              <table:table-cell office:value-type="float" office:value="0.0000145279">
                <text:p>0.0000145279</text:p>
              </table:table-cell>
              <table:table-cell office:value-type="float" office:value="0.237035">
                <text:p>0.237035</text:p>
              </table:table-cell>
              <table:table-cell office:value-type="float" office:value="0.0000156299">
                <text:p>0.00001562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679">
                <text:p>0.261679</text:p>
              </table:table-cell>
              <table:table-cell office:value-type="float" office:value="0.00000315034">
                <text:p>0.00000315034</text:p>
              </table:table-cell>
              <table:table-cell office:value-type="float" office:value="0.260739">
                <text:p>0.260739</text:p>
              </table:table-cell>
              <table:table-cell office:value-type="float" office:value="0.00000367499">
                <text:p>0.00000367499</text:p>
              </table:table-cell>
              <table:table-cell office:value-type="float" office:value="0.259809">
                <text:p>0.259809</text:p>
              </table:table-cell>
              <table:table-cell office:value-type="float" office:value="0.00000413919">
                <text:p>0.00000413919</text:p>
              </table:table-cell>
              <table:table-cell office:value-type="float" office:value="0.25843">
                <text:p>0.25843</text:p>
              </table:table-cell>
              <table:table-cell office:value-type="float" office:value="0.00000482391">
                <text:p>0.00000482391</text:p>
              </table:table-cell>
              <table:table-cell office:value-type="float" office:value="0.257523">
                <text:p>0.257523</text:p>
              </table:table-cell>
              <table:table-cell office:value-type="float" office:value="0.00000552151">
                <text:p>0.00000552151</text:p>
              </table:table-cell>
              <table:table-cell office:value-type="float" office:value="0.256626">
                <text:p>0.256626</text:p>
              </table:table-cell>
              <table:table-cell office:value-type="float" office:value="0.00000619815">
                <text:p>0.00000619815</text:p>
              </table:table-cell>
              <table:table-cell office:value-type="float" office:value="0.255738">
                <text:p>0.255738</text:p>
              </table:table-cell>
              <table:table-cell office:value-type="float" office:value="0.00000710973">
                <text:p>0.00000710973</text:p>
              </table:table-cell>
              <table:table-cell office:value-type="float" office:value="0.254427">
                <text:p>0.254427</text:p>
              </table:table-cell>
              <table:table-cell office:value-type="float" office:value="0.00000853311">
                <text:p>0.00000853311</text:p>
              </table:table-cell>
              <table:table-cell office:value-type="float" office:value="0.253566">
                <text:p>0.253566</text:p>
              </table:table-cell>
              <table:table-cell office:value-type="float" office:value="0.00000969542">
                <text:p>0.00000969542</text:p>
              </table:table-cell>
              <table:table-cell office:value-type="float" office:value="0.252717">
                <text:p>0.252717</text:p>
              </table:table-cell>
              <table:table-cell office:value-type="float" office:value="0.0000110445">
                <text:p>0.0000110445</text:p>
              </table:table-cell>
              <table:table-cell office:value-type="float" office:value="0.251879">
                <text:p>0.251879</text:p>
              </table:table-cell>
              <table:table-cell office:value-type="float" office:value="0.0000126049">
                <text:p>0.0000126049</text:p>
              </table:table-cell>
              <table:table-cell office:value-type="float" office:value="0.250644">
                <text:p>0.250644</text:p>
              </table:table-cell>
              <table:table-cell office:value-type="float" office:value="0.0000150366">
                <text:p>0.0000150366</text:p>
              </table:table-cell>
              <table:table-cell office:value-type="float" office:value="0.249836">
                <text:p>0.249836</text:p>
              </table:table-cell>
              <table:table-cell office:value-type="float" office:value="0.0000167535">
                <text:p>0.0000167535</text:p>
              </table:table-cell>
              <table:table-cell office:value-type="float" office:value="0.249041">
                <text:p>0.249041</text:p>
              </table:table-cell>
              <table:table-cell office:value-type="float" office:value="0.0000181753">
                <text:p>0.0000181753</text:p>
              </table:table-cell>
              <table:table-cell office:value-type="float" office:value="0.24826">
                <text:p>0.24826</text:p>
              </table:table-cell>
              <table:table-cell office:value-type="float" office:value="0.0000190216">
                <text:p>0.00001902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56">
                <text:p>0.272456</text:p>
              </table:table-cell>
              <table:table-cell office:value-type="float" office:value="0.00000408787">
                <text:p>0.00000408787</text:p>
              </table:table-cell>
              <table:table-cell office:value-type="float" office:value="0.271548">
                <text:p>0.271548</text:p>
              </table:table-cell>
              <table:table-cell office:value-type="float" office:value="0.0000047911">
                <text:p>0.0000047911</text:p>
              </table:table-cell>
              <table:table-cell office:value-type="float" office:value="0.270649">
                <text:p>0.270649</text:p>
              </table:table-cell>
              <table:table-cell office:value-type="float" office:value="0.0000054204">
                <text:p>0.0000054204</text:p>
              </table:table-cell>
              <table:table-cell office:value-type="float" office:value="0.269316">
                <text:p>0.269316</text:p>
              </table:table-cell>
              <table:table-cell office:value-type="float" office:value="0.0000063548">
                <text:p>0.0000063548</text:p>
              </table:table-cell>
              <table:table-cell office:value-type="float" office:value="0.268439">
                <text:p>0.268439</text:p>
              </table:table-cell>
              <table:table-cell office:value-type="float" office:value="0.0000072971">
                <text:p>0.0000072971</text:p>
              </table:table-cell>
              <table:table-cell office:value-type="float" office:value="0.267572">
                <text:p>0.267572</text:p>
              </table:table-cell>
              <table:table-cell office:value-type="float" office:value="0.00000821003">
                <text:p>0.00000821003</text:p>
              </table:table-cell>
              <table:table-cell office:value-type="float" office:value="0.266714">
                <text:p>0.266714</text:p>
              </table:table-cell>
              <table:table-cell office:value-type="float" office:value="0.00000942706">
                <text:p>0.00000942706</text:p>
              </table:table-cell>
              <table:table-cell office:value-type="float" office:value="0.265446">
                <text:p>0.265446</text:p>
              </table:table-cell>
              <table:table-cell office:value-type="float" office:value="0.0000112935">
                <text:p>0.0000112935</text:p>
              </table:table-cell>
              <table:table-cell office:value-type="float" office:value="0.264614">
                <text:p>0.264614</text:p>
              </table:table-cell>
              <table:table-cell office:value-type="float" office:value="0.0000127768">
                <text:p>0.0000127768</text:p>
              </table:table-cell>
              <table:table-cell office:value-type="float" office:value="0.263793">
                <text:p>0.263793</text:p>
              </table:table-cell>
              <table:table-cell office:value-type="float" office:value="0.000014446">
                <text:p>0.000014446</text:p>
              </table:table-cell>
              <table:table-cell office:value-type="float" office:value="0.262983">
                <text:p>0.262983</text:p>
              </table:table-cell>
              <table:table-cell office:value-type="float" office:value="0.0000163004">
                <text:p>0.0000163004</text:p>
              </table:table-cell>
              <table:table-cell office:value-type="float" office:value="0.261789">
                <text:p>0.261789</text:p>
              </table:table-cell>
              <table:table-cell office:value-type="float" office:value="0.0000189586">
                <text:p>0.0000189586</text:p>
              </table:table-cell>
              <table:table-cell office:value-type="float" office:value="0.261008">
                <text:p>0.261008</text:p>
              </table:table-cell>
              <table:table-cell office:value-type="float" office:value="0.0000206502">
                <text:p>0.0000206502</text:p>
              </table:table-cell>
              <table:table-cell office:value-type="float" office:value="0.26024">
                <text:p>0.26024</text:p>
              </table:table-cell>
              <table:table-cell office:value-type="float" office:value="0.0000218149">
                <text:p>0.0000218149</text:p>
              </table:table-cell>
              <table:table-cell office:value-type="float" office:value="0.259484">
                <text:p>0.259484</text:p>
              </table:table-cell>
              <table:table-cell office:value-type="float" office:value="0.0000221739">
                <text:p>0.0000221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234">
                <text:p>0.283234</text:p>
              </table:table-cell>
              <table:table-cell office:value-type="float" office:value="0.00000528936">
                <text:p>0.00000528936</text:p>
              </table:table-cell>
              <table:table-cell office:value-type="float" office:value="0.282357">
                <text:p>0.282357</text:p>
              </table:table-cell>
              <table:table-cell office:value-type="float" office:value="0.00000622423">
                <text:p>0.00000622423</text:p>
              </table:table-cell>
              <table:table-cell office:value-type="float" office:value="0.281488">
                <text:p>0.281488</text:p>
              </table:table-cell>
              <table:table-cell office:value-type="float" office:value="0.00000706719">
                <text:p>0.00000706719</text:p>
              </table:table-cell>
              <table:table-cell office:value-type="float" office:value="0.280202">
                <text:p>0.280202</text:p>
              </table:table-cell>
              <table:table-cell office:value-type="float" office:value="0.00000832047">
                <text:p>0.00000832047</text:p>
              </table:table-cell>
              <table:table-cell office:value-type="float" office:value="0.279355">
                <text:p>0.279355</text:p>
              </table:table-cell>
              <table:table-cell office:value-type="float" office:value="0.00000957002">
                <text:p>0.00000957002</text:p>
              </table:table-cell>
              <table:table-cell office:value-type="float" office:value="0.278517">
                <text:p>0.278517</text:p>
              </table:table-cell>
              <table:table-cell office:value-type="float" office:value="0.0000107709">
                <text:p>0.0000107709</text:p>
              </table:table-cell>
              <table:table-cell office:value-type="float" office:value="0.277689">
                <text:p>0.277689</text:p>
              </table:table-cell>
              <table:table-cell office:value-type="float" office:value="0.00001235">
                <text:p>0.00001235</text:p>
              </table:table-cell>
              <table:table-cell office:value-type="float" office:value="0.276465">
                <text:p>0.276465</text:p>
              </table:table-cell>
              <table:table-cell office:value-type="float" office:value="0.0000146988">
                <text:p>0.0000146988</text:p>
              </table:table-cell>
              <table:table-cell office:value-type="float" office:value="0.275662">
                <text:p>0.275662</text:p>
              </table:table-cell>
              <table:table-cell office:value-type="float" office:value="0.0000164943">
                <text:p>0.0000164943</text:p>
              </table:table-cell>
              <table:table-cell office:value-type="float" office:value="0.274869">
                <text:p>0.274869</text:p>
              </table:table-cell>
              <table:table-cell office:value-type="float" office:value="0.0000184293">
                <text:p>0.0000184293</text:p>
              </table:table-cell>
              <table:table-cell office:value-type="float" office:value="0.274087">
                <text:p>0.274087</text:p>
              </table:table-cell>
              <table:table-cell office:value-type="float" office:value="0.0000204656">
                <text:p>0.0000204656</text:p>
              </table:table-cell>
              <table:table-cell office:value-type="float" office:value="0.272934">
                <text:p>0.272934</text:p>
              </table:table-cell>
              <table:table-cell office:value-type="float" office:value="0.0000230612">
                <text:p>0.0000230612</text:p>
              </table:table-cell>
              <table:table-cell office:value-type="float" office:value="0.272181">
                <text:p>0.272181</text:p>
              </table:table-cell>
              <table:table-cell office:value-type="float" office:value="0.000024486">
                <text:p>0.000024486</text:p>
              </table:table-cell>
              <table:table-cell office:value-type="float" office:value="0.271439">
                <text:p>0.271439</text:p>
              </table:table-cell>
              <table:table-cell office:value-type="float" office:value="0.0000251634">
                <text:p>0.0000251634</text:p>
              </table:table-cell>
              <table:table-cell office:value-type="float" office:value="0.270709">
                <text:p>0.270709</text:p>
              </table:table-cell>
              <table:table-cell office:value-type="float" office:value="0.0000248745">
                <text:p>0.00002487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011">
                <text:p>0.294011</text:p>
              </table:table-cell>
              <table:table-cell office:value-type="float" office:value="0.0000068192">
                <text:p>0.0000068192</text:p>
              </table:table-cell>
              <table:table-cell office:value-type="float" office:value="0.293165">
                <text:p>0.293165</text:p>
              </table:table-cell>
              <table:table-cell office:value-type="float" office:value="0.00000804972">
                <text:p>0.00000804972</text:p>
              </table:table-cell>
              <table:table-cell office:value-type="float" office:value="0.292328">
                <text:p>0.292328</text:p>
              </table:table-cell>
              <table:table-cell office:value-type="float" office:value="0.00000916282">
                <text:p>0.00000916282</text:p>
              </table:table-cell>
              <table:table-cell office:value-type="float" office:value="0.291087">
                <text:p>0.291087</text:p>
              </table:table-cell>
              <table:table-cell office:value-type="float" office:value="0.0000108095">
                <text:p>0.0000108095</text:p>
              </table:table-cell>
              <table:table-cell office:value-type="float" office:value="0.290271">
                <text:p>0.290271</text:p>
              </table:table-cell>
              <table:table-cell office:value-type="float" office:value="0.0000124294">
                <text:p>0.0000124294</text:p>
              </table:table-cell>
              <table:table-cell office:value-type="float" office:value="0.289463">
                <text:p>0.289463</text:p>
              </table:table-cell>
              <table:table-cell office:value-type="float" office:value="0.0000139604">
                <text:p>0.0000139604</text:p>
              </table:table-cell>
              <table:table-cell office:value-type="float" office:value="0.288665">
                <text:p>0.288665</text:p>
              </table:table-cell>
              <table:table-cell office:value-type="float" office:value="0.0000159385">
                <text:p>0.0000159385</text:p>
              </table:table-cell>
              <table:table-cell office:value-type="float" office:value="0.287484">
                <text:p>0.287484</text:p>
              </table:table-cell>
              <table:table-cell office:value-type="float" office:value="0.0000187469">
                <text:p>0.0000187469</text:p>
              </table:table-cell>
              <table:table-cell office:value-type="float" office:value="0.28671">
                <text:p>0.28671</text:p>
              </table:table-cell>
              <table:table-cell office:value-type="float" office:value="0.0000207822">
                <text:p>0.0000207822</text:p>
              </table:table-cell>
              <table:table-cell office:value-type="float" office:value="0.285945">
                <text:p>0.285945</text:p>
              </table:table-cell>
              <table:table-cell office:value-type="float" office:value="0.0000228515">
                <text:p>0.0000228515</text:p>
              </table:table-cell>
              <table:table-cell office:value-type="float" office:value="0.285191">
                <text:p>0.285191</text:p>
              </table:table-cell>
              <table:table-cell office:value-type="float" office:value="0.0000248785">
                <text:p>0.0000248785</text:p>
              </table:table-cell>
              <table:table-cell office:value-type="float" office:value="0.28408">
                <text:p>0.28408</text:p>
              </table:table-cell>
              <table:table-cell office:value-type="float" office:value="0.0000270543">
                <text:p>0.0000270543</text:p>
              </table:table-cell>
              <table:table-cell office:value-type="float" office:value="0.283353">
                <text:p>0.283353</text:p>
              </table:table-cell>
              <table:table-cell office:value-type="float" office:value="0.0000279872">
                <text:p>0.0000279872</text:p>
              </table:table-cell>
              <table:table-cell office:value-type="float" office:value="0.282637">
                <text:p>0.282637</text:p>
              </table:table-cell>
              <table:table-cell office:value-type="float" office:value="0.0000280217">
                <text:p>0.0000280217</text:p>
              </table:table-cell>
              <table:table-cell office:value-type="float" office:value="0.281934">
                <text:p>0.281934</text:p>
              </table:table-cell>
              <table:table-cell office:value-type="float" office:value="0.0000270314">
                <text:p>0.00002703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788">
                <text:p>0.304788</text:p>
              </table:table-cell>
              <table:table-cell office:value-type="float" office:value="0.00000875113">
                <text:p>0.00000875113</text:p>
              </table:table-cell>
              <table:table-cell office:value-type="float" office:value="0.303974">
                <text:p>0.303974</text:p>
              </table:table-cell>
              <table:table-cell office:value-type="float" office:value="0.0000103514">
                <text:p>0.0000103514</text:p>
              </table:table-cell>
              <table:table-cell office:value-type="float" office:value="0.303168">
                <text:p>0.303168</text:p>
              </table:table-cell>
              <table:table-cell office:value-type="float" office:value="0.000011796">
                <text:p>0.000011796</text:p>
              </table:table-cell>
              <table:table-cell office:value-type="float" office:value="0.301973">
                <text:p>0.301973</text:p>
              </table:table-cell>
              <table:table-cell office:value-type="float" office:value="0.0000139064">
                <text:p>0.0000139064</text:p>
              </table:table-cell>
              <table:table-cell office:value-type="float" office:value="0.301187">
                <text:p>0.301187</text:p>
              </table:table-cell>
              <table:table-cell office:value-type="float" office:value="0.0000159489">
                <text:p>0.0000159489</text:p>
              </table:table-cell>
              <table:table-cell office:value-type="float" office:value="0.300409">
                <text:p>0.300409</text:p>
              </table:table-cell>
              <table:table-cell office:value-type="float" office:value="0.0000178273">
                <text:p>0.0000178273</text:p>
              </table:table-cell>
              <table:table-cell office:value-type="float" office:value="0.29964">
                <text:p>0.29964</text:p>
              </table:table-cell>
              <table:table-cell office:value-type="float" office:value="0.0000202007">
                <text:p>0.0000202007</text:p>
              </table:table-cell>
              <table:table-cell office:value-type="float" office:value="0.298503">
                <text:p>0.298503</text:p>
              </table:table-cell>
              <table:table-cell office:value-type="float" office:value="0.0000233527">
                <text:p>0.0000233527</text:p>
              </table:table-cell>
              <table:table-cell office:value-type="float" office:value="0.297757">
                <text:p>0.297757</text:p>
              </table:table-cell>
              <table:table-cell office:value-type="float" office:value="0.0000254793">
                <text:p>0.0000254793</text:p>
              </table:table-cell>
              <table:table-cell office:value-type="float" office:value="0.297021">
                <text:p>0.297021</text:p>
              </table:table-cell>
              <table:table-cell office:value-type="float" office:value="0.000027479">
                <text:p>0.000027479</text:p>
              </table:table-cell>
              <table:table-cell office:value-type="float" office:value="0.296295">
                <text:p>0.296295</text:p>
              </table:table-cell>
              <table:table-cell office:value-type="float" office:value="0.0000292578">
                <text:p>0.0000292578</text:p>
              </table:table-cell>
              <table:table-cell office:value-type="float" office:value="0.295225">
                <text:p>0.295225</text:p>
              </table:table-cell>
              <table:table-cell office:value-type="float" office:value="0.0000306773">
                <text:p>0.0000306773</text:p>
              </table:table-cell>
              <table:table-cell office:value-type="float" office:value="0.294525">
                <text:p>0.294525</text:p>
              </table:table-cell>
              <table:table-cell office:value-type="float" office:value="0.0000309696">
                <text:p>0.0000309696</text:p>
              </table:table-cell>
              <table:table-cell office:value-type="float" office:value="0.293836">
                <text:p>0.293836</text:p>
              </table:table-cell>
              <table:table-cell office:value-type="float" office:value="0.0000303097">
                <text:p>0.0000303097</text:p>
              </table:table-cell>
              <table:table-cell office:value-type="float" office:value="0.293158">
                <text:p>0.293158</text:p>
              </table:table-cell>
              <table:table-cell office:value-type="float" office:value="0.0000286594">
                <text:p>0.00002865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566">
                <text:p>0.315566</text:p>
              </table:table-cell>
              <table:table-cell office:value-type="float" office:value="0.0000111656">
                <text:p>0.0000111656</text:p>
              </table:table-cell>
              <table:table-cell office:value-type="float" office:value="0.314783">
                <text:p>0.314783</text:p>
              </table:table-cell>
              <table:table-cell office:value-type="float" office:value="0.0000132164">
                <text:p>0.0000132164</text:p>
              </table:table-cell>
              <table:table-cell office:value-type="float" office:value="0.314007">
                <text:p>0.314007</text:p>
              </table:table-cell>
              <table:table-cell office:value-type="float" office:value="0.0000150525">
                <text:p>0.0000150525</text:p>
              </table:table-cell>
              <table:table-cell office:value-type="float" office:value="0.312859">
                <text:p>0.312859</text:p>
              </table:table-cell>
              <table:table-cell office:value-type="float" office:value="0.0000176762">
                <text:p>0.0000176762</text:p>
              </table:table-cell>
              <table:table-cell office:value-type="float" office:value="0.312103">
                <text:p>0.312103</text:p>
              </table:table-cell>
              <table:table-cell office:value-type="float" office:value="0.0000201662">
                <text:p>0.0000201662</text:p>
              </table:table-cell>
              <table:table-cell office:value-type="float" office:value="0.311355">
                <text:p>0.311355</text:p>
              </table:table-cell>
              <table:table-cell office:value-type="float" office:value="0.0000223647">
                <text:p>0.0000223647</text:p>
              </table:table-cell>
              <table:table-cell office:value-type="float" office:value="0.310615">
                <text:p>0.310615</text:p>
              </table:table-cell>
              <table:table-cell office:value-type="float" office:value="0.0000250686">
                <text:p>0.0000250686</text:p>
              </table:table-cell>
              <table:table-cell office:value-type="float" office:value="0.309523">
                <text:p>0.309523</text:p>
              </table:table-cell>
              <table:table-cell office:value-type="float" office:value="0.0000283389">
                <text:p>0.0000283389</text:p>
              </table:table-cell>
              <table:table-cell office:value-type="float" office:value="0.308805">
                <text:p>0.308805</text:p>
              </table:table-cell>
              <table:table-cell office:value-type="float" office:value="0.0000303423">
                <text:p>0.0000303423</text:p>
              </table:table-cell>
              <table:table-cell office:value-type="float" office:value="0.308097">
                <text:p>0.308097</text:p>
              </table:table-cell>
              <table:table-cell office:value-type="float" office:value="0.0000320313">
                <text:p>0.0000320313</text:p>
              </table:table-cell>
              <table:table-cell office:value-type="float" office:value="0.307399">
                <text:p>0.307399</text:p>
              </table:table-cell>
              <table:table-cell office:value-type="float" office:value="0.0000333307">
                <text:p>0.0000333307</text:p>
              </table:table-cell>
              <table:table-cell office:value-type="float" office:value="0.30637">
                <text:p>0.30637</text:p>
              </table:table-cell>
              <table:table-cell office:value-type="float" office:value="0.0000337609">
                <text:p>0.0000337609</text:p>
              </table:table-cell>
              <table:table-cell office:value-type="float" office:value="0.305697">
                <text:p>0.305697</text:p>
              </table:table-cell>
              <table:table-cell office:value-type="float" office:value="0.0000333642">
                <text:p>0.0000333642</text:p>
              </table:table-cell>
              <table:table-cell office:value-type="float" office:value="0.305034">
                <text:p>0.305034</text:p>
              </table:table-cell>
              <table:table-cell office:value-type="float" office:value="0.0000320486">
                <text:p>0.0000320486</text:p>
              </table:table-cell>
              <table:table-cell office:value-type="float" office:value="0.304383">
                <text:p>0.304383</text:p>
              </table:table-cell>
              <table:table-cell office:value-type="float" office:value="0.0000298367">
                <text:p>0.00002983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6343">
                <text:p>0.326343</text:p>
              </table:table-cell>
              <table:table-cell office:value-type="float" office:value="0.0000141444">
                <text:p>0.0000141444</text:p>
              </table:table-cell>
              <table:table-cell office:value-type="float" office:value="0.325591">
                <text:p>0.325591</text:p>
              </table:table-cell>
              <table:table-cell office:value-type="float" office:value="0.000016726">
                <text:p>0.000016726</text:p>
              </table:table-cell>
              <table:table-cell office:value-type="float" office:value="0.324847">
                <text:p>0.324847</text:p>
              </table:table-cell>
              <table:table-cell office:value-type="float" office:value="0.0000190015">
                <text:p>0.0000190015</text:p>
              </table:table-cell>
              <table:table-cell office:value-type="float" office:value="0.323744">
                <text:p>0.323744</text:p>
              </table:table-cell>
              <table:table-cell office:value-type="float" office:value="0.0000221452">
                <text:p>0.0000221452</text:p>
              </table:table-cell>
              <table:table-cell office:value-type="float" office:value="0.323018">
                <text:p>0.323018</text:p>
              </table:table-cell>
              <table:table-cell office:value-type="float" office:value="0.0000250605">
                <text:p>0.0000250605</text:p>
              </table:table-cell>
              <table:table-cell office:value-type="float" office:value="0.322301">
                <text:p>0.322301</text:p>
              </table:table-cell>
              <table:table-cell office:value-type="float" office:value="0.0000274897">
                <text:p>0.0000274897</text:p>
              </table:table-cell>
              <table:table-cell office:value-type="float" office:value="0.321591">
                <text:p>0.321591</text:p>
              </table:table-cell>
              <table:table-cell office:value-type="float" office:value="0.0000303855">
                <text:p>0.0000303855</text:p>
              </table:table-cell>
              <table:table-cell office:value-type="float" office:value="0.320542">
                <text:p>0.320542</text:p>
              </table:table-cell>
              <table:table-cell office:value-type="float" office:value="0.0000334543">
                <text:p>0.0000334543</text:p>
              </table:table-cell>
              <table:table-cell office:value-type="float" office:value="0.319853">
                <text:p>0.319853</text:p>
              </table:table-cell>
              <table:table-cell office:value-type="float" office:value="0.0000350919">
                <text:p>0.0000350919</text:p>
              </table:table-cell>
              <table:table-cell office:value-type="float" office:value="0.319173">
                <text:p>0.319173</text:p>
              </table:table-cell>
              <table:table-cell office:value-type="float" office:value="0.0000362455">
                <text:p>0.0000362455</text:p>
              </table:table-cell>
              <table:table-cell office:value-type="float" office:value="0.318503">
                <text:p>0.318503</text:p>
              </table:table-cell>
              <table:table-cell office:value-type="float" office:value="0.000036896">
                <text:p>0.000036896</text:p>
              </table:table-cell>
              <table:table-cell office:value-type="float" office:value="0.317515">
                <text:p>0.317515</text:p>
              </table:table-cell>
              <table:table-cell office:value-type="float" office:value="0.0000362458">
                <text:p>0.0000362458</text:p>
              </table:table-cell>
              <table:table-cell office:value-type="float" office:value="0.316869">
                <text:p>0.316869</text:p>
              </table:table-cell>
              <table:table-cell office:value-type="float" office:value="0.0000351972">
                <text:p>0.0000351972</text:p>
              </table:table-cell>
              <table:table-cell office:value-type="float" office:value="0.316233">
                <text:p>0.316233</text:p>
              </table:table-cell>
              <table:table-cell office:value-type="float" office:value="0.0000333189">
                <text:p>0.0000333189</text:p>
              </table:table-cell>
              <table:table-cell office:value-type="float" office:value="0.315608">
                <text:p>0.315608</text:p>
              </table:table-cell>
              <table:table-cell office:value-type="float" office:value="0.0000306619">
                <text:p>0.00003066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712">
                <text:p>0.33712</text:p>
              </table:table-cell>
              <table:table-cell office:value-type="float" office:value="0.0000177611">
                <text:p>0.0000177611</text:p>
              </table:table-cell>
              <table:table-cell office:value-type="float" office:value="0.3364">
                <text:p>0.3364</text:p>
              </table:table-cell>
              <table:table-cell office:value-type="float" office:value="0.0000209423">
                <text:p>0.0000209423</text:p>
              </table:table-cell>
              <table:table-cell office:value-type="float" office:value="0.335687">
                <text:p>0.335687</text:p>
              </table:table-cell>
              <table:table-cell office:value-type="float" office:value="0.0000236777">
                <text:p>0.0000236777</text:p>
              </table:table-cell>
              <table:table-cell office:value-type="float" office:value="0.33463">
                <text:p>0.33463</text:p>
              </table:table-cell>
              <table:table-cell office:value-type="float" office:value="0.0000272793">
                <text:p>0.0000272793</text:p>
              </table:table-cell>
              <table:table-cell office:value-type="float" office:value="0.333934">
                <text:p>0.333934</text:p>
              </table:table-cell>
              <table:table-cell office:value-type="float" office:value="0.0000305335">
                <text:p>0.0000305335</text:p>
              </table:table-cell>
              <table:table-cell office:value-type="float" office:value="0.333246">
                <text:p>0.333246</text:p>
              </table:table-cell>
              <table:table-cell office:value-type="float" office:value="0.0000330345">
                <text:p>0.0000330345</text:p>
              </table:table-cell>
              <table:table-cell office:value-type="float" office:value="0.332566">
                <text:p>0.332566</text:p>
              </table:table-cell>
              <table:table-cell office:value-type="float" office:value="0.000035917">
                <text:p>0.000035917</text:p>
              </table:table-cell>
              <table:table-cell office:value-type="float" office:value="0.331561">
                <text:p>0.331561</text:p>
              </table:table-cell>
              <table:table-cell office:value-type="float" office:value="0.0000384211">
                <text:p>0.0000384211</text:p>
              </table:table-cell>
              <table:table-cell office:value-type="float" office:value="0.330901">
                <text:p>0.330901</text:p>
              </table:table-cell>
              <table:table-cell office:value-type="float" office:value="0.0000394735">
                <text:p>0.0000394735</text:p>
              </table:table-cell>
              <table:table-cell office:value-type="float" office:value="0.330249">
                <text:p>0.330249</text:p>
              </table:table-cell>
              <table:table-cell office:value-type="float" office:value="0.0000399325">
                <text:p>0.0000399325</text:p>
              </table:table-cell>
              <table:table-cell office:value-type="float" office:value="0.329607">
                <text:p>0.329607</text:p>
              </table:table-cell>
              <table:table-cell office:value-type="float" office:value="0.0000398554">
                <text:p>0.0000398554</text:p>
              </table:table-cell>
              <table:table-cell office:value-type="float" office:value="0.32866">
                <text:p>0.32866</text:p>
              </table:table-cell>
              <table:table-cell office:value-type="float" office:value="0.0000381616">
                <text:p>0.0000381616</text:p>
              </table:table-cell>
              <table:table-cell office:value-type="float" office:value="0.328041">
                <text:p>0.328041</text:p>
              </table:table-cell>
              <table:table-cell office:value-type="float" office:value="0.0000365495">
                <text:p>0.0000365495</text:p>
              </table:table-cell>
              <table:table-cell office:value-type="float" office:value="0.327432">
                <text:p>0.327432</text:p>
              </table:table-cell>
              <table:table-cell office:value-type="float" office:value="0.0000342203">
                <text:p>0.0000342203</text:p>
              </table:table-cell>
              <table:table-cell office:value-type="float" office:value="0.326832">
                <text:p>0.326832</text:p>
              </table:table-cell>
              <table:table-cell office:value-type="float" office:value="0.0000312277">
                <text:p>0.00003122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7898">
                <text:p>0.347898</text:p>
              </table:table-cell>
              <table:table-cell office:value-type="float" office:value="0.0000220682">
                <text:p>0.0000220682</text:p>
              </table:table-cell>
              <table:table-cell office:value-type="float" office:value="0.347209">
                <text:p>0.347209</text:p>
              </table:table-cell>
              <table:table-cell office:value-type="float" office:value="0.0000258901">
                <text:p>0.0000258901</text:p>
              </table:table-cell>
              <table:table-cell office:value-type="float" office:value="0.346526">
                <text:p>0.346526</text:p>
              </table:table-cell>
              <table:table-cell office:value-type="float" office:value="0.0000290617">
                <text:p>0.0000290617</text:p>
              </table:table-cell>
              <table:table-cell office:value-type="float" office:value="0.345516">
                <text:p>0.345516</text:p>
              </table:table-cell>
              <table:table-cell office:value-type="float" office:value="0.0000329694">
                <text:p>0.0000329694</text:p>
              </table:table-cell>
              <table:table-cell office:value-type="float" office:value="0.34485">
                <text:p>0.34485</text:p>
              </table:table-cell>
              <table:table-cell office:value-type="float" office:value="0.0000364056">
                <text:p>0.0000364056</text:p>
              </table:table-cell>
              <table:table-cell office:value-type="float" office:value="0.344192">
                <text:p>0.344192</text:p>
              </table:table-cell>
              <table:table-cell office:value-type="float" office:value="0.0000387613">
                <text:p>0.0000387613</text:p>
              </table:table-cell>
              <table:table-cell office:value-type="float" office:value="0.343542">
                <text:p>0.343542</text:p>
              </table:table-cell>
              <table:table-cell office:value-type="float" office:value="0.0000413882">
                <text:p>0.0000413882</text:p>
              </table:table-cell>
              <table:table-cell office:value-type="float" office:value="0.34258">
                <text:p>0.34258</text:p>
              </table:table-cell>
              <table:table-cell office:value-type="float" office:value="0.0000429921">
                <text:p>0.0000429921</text:p>
              </table:table-cell>
              <table:table-cell office:value-type="float" office:value="0.341949">
                <text:p>0.341949</text:p>
              </table:table-cell>
              <table:table-cell office:value-type="float" office:value="0.0000433082">
                <text:p>0.0000433082</text:p>
              </table:table-cell>
              <table:table-cell office:value-type="float" office:value="0.341326">
                <text:p>0.341326</text:p>
              </table:table-cell>
              <table:table-cell office:value-type="float" office:value="0.0000430026">
                <text:p>0.0000430026</text:p>
              </table:table-cell>
              <table:table-cell office:value-type="float" office:value="0.340711">
                <text:p>0.340711</text:p>
              </table:table-cell>
              <table:table-cell office:value-type="float" office:value="0.0000422054">
                <text:p>0.0000422054</text:p>
              </table:table-cell>
              <table:table-cell office:value-type="float" office:value="0.339806">
                <text:p>0.339806</text:p>
              </table:table-cell>
              <table:table-cell office:value-type="float" office:value="0.0000395888">
                <text:p>0.0000395888</text:p>
              </table:table-cell>
              <table:table-cell office:value-type="float" office:value="0.339213">
                <text:p>0.339213</text:p>
              </table:table-cell>
              <table:table-cell office:value-type="float" office:value="0.0000375204">
                <text:p>0.0000375204</text:p>
              </table:table-cell>
              <table:table-cell office:value-type="float" office:value="0.33863">
                <text:p>0.33863</text:p>
              </table:table-cell>
              <table:table-cell office:value-type="float" office:value="0.0000348468">
                <text:p>0.0000348468</text:p>
              </table:table-cell>
              <table:table-cell office:value-type="float" office:value="0.338057">
                <text:p>0.338057</text:p>
              </table:table-cell>
              <table:table-cell office:value-type="float" office:value="0.0000316098">
                <text:p>0.00003160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675">
                <text:p>0.358675</text:p>
              </table:table-cell>
              <table:table-cell office:value-type="float" office:value="0.0000270807">
                <text:p>0.0000270807</text:p>
              </table:table-cell>
              <table:table-cell office:value-type="float" office:value="0.358018">
                <text:p>0.358018</text:p>
              </table:table-cell>
              <table:table-cell office:value-type="float" office:value="0.0000315395">
                <text:p>0.0000315395</text:p>
              </table:table-cell>
              <table:table-cell office:value-type="float" office:value="0.357366">
                <text:p>0.357366</text:p>
              </table:table-cell>
              <table:table-cell office:value-type="float" office:value="0.0000350639">
                <text:p>0.0000350639</text:p>
              </table:table-cell>
              <table:table-cell office:value-type="float" office:value="0.356401">
                <text:p>0.356401</text:p>
              </table:table-cell>
              <table:table-cell office:value-type="float" office:value="0.0000390298">
                <text:p>0.0000390298</text:p>
              </table:table-cell>
              <table:table-cell office:value-type="float" office:value="0.355766">
                <text:p>0.355766</text:p>
              </table:table-cell>
              <table:table-cell office:value-type="float" office:value="0.0000424326">
                <text:p>0.0000424326</text:p>
              </table:table-cell>
              <table:table-cell office:value-type="float" office:value="0.355138">
                <text:p>0.355138</text:p>
              </table:table-cell>
              <table:table-cell office:value-type="float" office:value="0.000044399">
                <text:p>0.000044399</text:p>
              </table:table-cell>
              <table:table-cell office:value-type="float" office:value="0.354517">
                <text:p>0.354517</text:p>
              </table:table-cell>
              <table:table-cell office:value-type="float" office:value="0.0000465356">
                <text:p>0.0000465356</text:p>
              </table:table-cell>
              <table:table-cell office:value-type="float" office:value="0.353599">
                <text:p>0.353599</text:p>
              </table:table-cell>
              <table:table-cell office:value-type="float" office:value="0.0000469962">
                <text:p>0.0000469962</text:p>
              </table:table-cell>
              <table:table-cell office:value-type="float" office:value="0.352996">
                <text:p>0.352996</text:p>
              </table:table-cell>
              <table:table-cell office:value-type="float" office:value="0.0000465125">
                <text:p>0.0000465125</text:p>
              </table:table-cell>
              <table:table-cell office:value-type="float" office:value="0.352402">
                <text:p>0.352402</text:p>
              </table:table-cell>
              <table:table-cell office:value-type="float" office:value="0.0000454552">
                <text:p>0.0000454552</text:p>
              </table:table-cell>
              <table:table-cell office:value-type="float" office:value="0.351815">
                <text:p>0.351815</text:p>
              </table:table-cell>
              <table:table-cell office:value-type="float" office:value="0.0000440067">
                <text:p>0.0000440067</text:p>
              </table:table-cell>
              <table:table-cell office:value-type="float" office:value="0.350951">
                <text:p>0.350951</text:p>
              </table:table-cell>
              <table:table-cell office:value-type="float" office:value="0.0000406251">
                <text:p>0.0000406251</text:p>
              </table:table-cell>
              <table:table-cell office:value-type="float" office:value="0.350385">
                <text:p>0.350385</text:p>
              </table:table-cell>
              <table:table-cell office:value-type="float" office:value="0.0000382039">
                <text:p>0.0000382039</text:p>
              </table:table-cell>
              <table:table-cell office:value-type="float" office:value="0.349829">
                <text:p>0.349829</text:p>
              </table:table-cell>
              <table:table-cell office:value-type="float" office:value="0.0000352759">
                <text:p>0.0000352759</text:p>
              </table:table-cell>
              <table:table-cell office:value-type="float" office:value="0.349282">
                <text:p>0.349282</text:p>
              </table:table-cell>
              <table:table-cell office:value-type="float" office:value="0.0000318653">
                <text:p>0.00003186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453">
                <text:p>0.369453</text:p>
              </table:table-cell>
              <table:table-cell office:value-type="float" office:value="0.0000327604">
                <text:p>0.0000327604</text:p>
              </table:table-cell>
              <table:table-cell office:value-type="float" office:value="0.368826">
                <text:p>0.368826</text:p>
              </table:table-cell>
              <table:table-cell office:value-type="float" office:value="0.0000377912">
                <text:p>0.0000377912</text:p>
              </table:table-cell>
              <table:table-cell office:value-type="float" office:value="0.368206">
                <text:p>0.368206</text:p>
              </table:table-cell>
              <table:table-cell office:value-type="float" office:value="0.0000415194">
                <text:p>0.0000415194</text:p>
              </table:table-cell>
              <table:table-cell office:value-type="float" office:value="0.367287">
                <text:p>0.367287</text:p>
              </table:table-cell>
              <table:table-cell office:value-type="float" office:value="0.0000452173">
                <text:p>0.0000452173</text:p>
              </table:table-cell>
              <table:table-cell office:value-type="float" office:value="0.366682">
                <text:p>0.366682</text:p>
              </table:table-cell>
              <table:table-cell office:value-type="float" office:value="0.0000483437">
                <text:p>0.0000483437</text:p>
              </table:table-cell>
              <table:table-cell office:value-type="float" office:value="0.366084">
                <text:p>0.366084</text:p>
              </table:table-cell>
              <table:table-cell office:value-type="float" office:value="0.0000496932">
                <text:p>0.0000496932</text:p>
              </table:table-cell>
              <table:table-cell office:value-type="float" office:value="0.365492">
                <text:p>0.365492</text:p>
              </table:table-cell>
              <table:table-cell office:value-type="float" office:value="0.0000511553">
                <text:p>0.0000511553</text:p>
              </table:table-cell>
              <table:table-cell office:value-type="float" office:value="0.364618">
                <text:p>0.364618</text:p>
              </table:table-cell>
              <table:table-cell office:value-type="float" office:value="0.0000503549">
                <text:p>0.0000503549</text:p>
              </table:table-cell>
              <table:table-cell office:value-type="float" office:value="0.364044">
                <text:p>0.364044</text:p>
              </table:table-cell>
              <table:table-cell office:value-type="float" office:value="0.0000490879">
                <text:p>0.0000490879</text:p>
              </table:table-cell>
              <table:table-cell office:value-type="float" office:value="0.363478">
                <text:p>0.363478</text:p>
              </table:table-cell>
              <table:table-cell office:value-type="float" office:value="0.0000473505">
                <text:p>0.0000473505</text:p>
              </table:table-cell>
              <table:table-cell office:value-type="float" office:value="0.362919">
                <text:p>0.362919</text:p>
              </table:table-cell>
              <table:table-cell office:value-type="float" office:value="0.0000453502">
                <text:p>0.0000453502</text:p>
              </table:table-cell>
              <table:table-cell office:value-type="float" office:value="0.362096">
                <text:p>0.362096</text:p>
              </table:table-cell>
              <table:table-cell office:value-type="float" office:value="0.0000413635">
                <text:p>0.0000413635</text:p>
              </table:table-cell>
              <table:table-cell office:value-type="float" office:value="0.361558">
                <text:p>0.361558</text:p>
              </table:table-cell>
              <table:table-cell office:value-type="float" office:value="0.0000386785">
                <text:p>0.0000386785</text:p>
              </table:table-cell>
              <table:table-cell office:value-type="float" office:value="0.361028">
                <text:p>0.361028</text:p>
              </table:table-cell>
              <table:table-cell office:value-type="float" office:value="0.000035567">
                <text:p>0.000035567</text:p>
              </table:table-cell>
              <table:table-cell office:value-type="float" office:value="0.360506">
                <text:p>0.360506</text:p>
              </table:table-cell>
              <table:table-cell office:value-type="float" office:value="0.0000320349">
                <text:p>0.00003203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23">
                <text:p>0.38023</text:p>
              </table:table-cell>
              <table:table-cell office:value-type="float" office:value="0.0000390045">
                <text:p>0.0000390045</text:p>
              </table:table-cell>
              <table:table-cell office:value-type="float" office:value="0.379635">
                <text:p>0.379635</text:p>
              </table:table-cell>
              <table:table-cell office:value-type="float" office:value="0.0000444749">
                <text:p>0.0000444749</text:p>
              </table:table-cell>
              <table:table-cell office:value-type="float" office:value="0.379046">
                <text:p>0.379046</text:p>
              </table:table-cell>
              <table:table-cell office:value-type="float" office:value="0.0000481995">
                <text:p>0.0000481995</text:p>
              </table:table-cell>
              <table:table-cell office:value-type="float" office:value="0.378173">
                <text:p>0.378173</text:p>
              </table:table-cell>
              <table:table-cell office:value-type="float" office:value="0.0000512676">
                <text:p>0.0000512676</text:p>
              </table:table-cell>
              <table:table-cell office:value-type="float" office:value="0.377598">
                <text:p>0.377598</text:p>
              </table:table-cell>
              <table:table-cell office:value-type="float" office:value="0.0000538879">
                <text:p>0.0000538879</text:p>
              </table:table-cell>
              <table:table-cell office:value-type="float" office:value="0.37703">
                <text:p>0.37703</text:p>
              </table:table-cell>
              <table:table-cell office:value-type="float" office:value="0.0000544488">
                <text:p>0.0000544488</text:p>
              </table:table-cell>
              <table:table-cell office:value-type="float" office:value="0.376468">
                <text:p>0.376468</text:p>
              </table:table-cell>
              <table:table-cell office:value-type="float" office:value="0.0000551295">
                <text:p>0.0000551295</text:p>
              </table:table-cell>
              <table:table-cell office:value-type="float" office:value="0.375637">
                <text:p>0.375637</text:p>
              </table:table-cell>
              <table:table-cell office:value-type="float" office:value="0.0000530711">
                <text:p>0.0000530711</text:p>
              </table:table-cell>
              <table:table-cell office:value-type="float" office:value="0.375092">
                <text:p>0.375092</text:p>
              </table:table-cell>
              <table:table-cell office:value-type="float" office:value="0.0000510942">
                <text:p>0.0000510942</text:p>
              </table:table-cell>
              <table:table-cell office:value-type="float" office:value="0.374554">
                <text:p>0.374554</text:p>
              </table:table-cell>
              <table:table-cell office:value-type="float" office:value="0.0000487778">
                <text:p>0.0000487778</text:p>
              </table:table-cell>
              <table:table-cell office:value-type="float" office:value="0.374023">
                <text:p>0.374023</text:p>
              </table:table-cell>
              <table:table-cell office:value-type="float" office:value="0.0000463321">
                <text:p>0.0000463321</text:p>
              </table:table-cell>
              <table:table-cell office:value-type="float" office:value="0.373241">
                <text:p>0.373241</text:p>
              </table:table-cell>
              <table:table-cell office:value-type="float" office:value="0.0000418828">
                <text:p>0.0000418828</text:p>
              </table:table-cell>
              <table:table-cell office:value-type="float" office:value="0.37273">
                <text:p>0.37273</text:p>
              </table:table-cell>
              <table:table-cell office:value-type="float" office:value="0.0000390048">
                <text:p>0.0000390048</text:p>
              </table:table-cell>
              <table:table-cell office:value-type="float" office:value="0.372226">
                <text:p>0.372226</text:p>
              </table:table-cell>
              <table:table-cell office:value-type="float" office:value="0.0000357631">
                <text:p>0.0000357631</text:p>
              </table:table-cell>
              <table:table-cell office:value-type="float" office:value="0.371731">
                <text:p>0.371731</text:p>
              </table:table-cell>
              <table:table-cell office:value-type="float" office:value="0.000032147">
                <text:p>0.0000321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1007">
                <text:p>0.391007</text:p>
              </table:table-cell>
              <table:table-cell office:value-type="float" office:value="0.000045645">
                <text:p>0.000045645</text:p>
              </table:table-cell>
              <table:table-cell office:value-type="float" office:value="0.390444">
                <text:p>0.390444</text:p>
              </table:table-cell>
              <table:table-cell office:value-type="float" office:value="0.0000513615">
                <text:p>0.0000513615</text:p>
              </table:table-cell>
              <table:table-cell office:value-type="float" office:value="0.389885">
                <text:p>0.389885</text:p>
              </table:table-cell>
              <table:table-cell office:value-type="float" office:value="0.0000548421">
                <text:p>0.0000548421</text:p>
              </table:table-cell>
              <table:table-cell office:value-type="float" office:value="0.389058">
                <text:p>0.389058</text:p>
              </table:table-cell>
              <table:table-cell office:value-type="float" office:value="0.0000569392">
                <text:p>0.0000569392</text:p>
              </table:table-cell>
              <table:table-cell office:value-type="float" office:value="0.388514">
                <text:p>0.388514</text:p>
              </table:table-cell>
              <table:table-cell office:value-type="float" office:value="0.0000588747">
                <text:p>0.0000588747</text:p>
              </table:table-cell>
              <table:table-cell office:value-type="float" office:value="0.387975">
                <text:p>0.387975</text:p>
              </table:table-cell>
              <table:table-cell office:value-type="float" office:value="0.0000585532">
                <text:p>0.0000585532</text:p>
              </table:table-cell>
              <table:table-cell office:value-type="float" office:value="0.387443">
                <text:p>0.387443</text:p>
              </table:table-cell>
              <table:table-cell office:value-type="float" office:value="0.0000584253">
                <text:p>0.0000584253</text:p>
              </table:table-cell>
              <table:table-cell office:value-type="float" office:value="0.386656">
                <text:p>0.386656</text:p>
              </table:table-cell>
              <table:table-cell office:value-type="float" office:value="0.0000552036">
                <text:p>0.0000552036</text:p>
              </table:table-cell>
              <table:table-cell office:value-type="float" office:value="0.38614">
                <text:p>0.38614</text:p>
              </table:table-cell>
              <table:table-cell office:value-type="float" office:value="0.0000526192">
                <text:p>0.0000526192</text:p>
              </table:table-cell>
              <table:table-cell office:value-type="float" office:value="0.38563">
                <text:p>0.38563</text:p>
              </table:table-cell>
              <table:table-cell office:value-type="float" office:value="0.0000498321">
                <text:p>0.0000498321</text:p>
              </table:table-cell>
              <table:table-cell office:value-type="float" office:value="0.385127">
                <text:p>0.385127</text:p>
              </table:table-cell>
              <table:table-cell office:value-type="float" office:value="0.0000470391">
                <text:p>0.0000470391</text:p>
              </table:table-cell>
              <table:table-cell office:value-type="float" office:value="0.384386">
                <text:p>0.384386</text:p>
              </table:table-cell>
              <table:table-cell office:value-type="float" office:value="0.0000422445">
                <text:p>0.0000422445</text:p>
              </table:table-cell>
              <table:table-cell office:value-type="float" office:value="0.383902">
                <text:p>0.383902</text:p>
              </table:table-cell>
              <table:table-cell office:value-type="float" office:value="0.0000392277">
                <text:p>0.0000392277</text:p>
              </table:table-cell>
              <table:table-cell office:value-type="float" office:value="0.383425">
                <text:p>0.383425</text:p>
              </table:table-cell>
              <table:table-cell office:value-type="float" office:value="0.0000358946">
                <text:p>0.0000358946</text:p>
              </table:table-cell>
              <table:table-cell office:value-type="float" office:value="0.382956">
                <text:p>0.382956</text:p>
              </table:table-cell>
              <table:table-cell office:value-type="float" office:value="0.0000322209">
                <text:p>0.00003222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785">
                <text:p>0.401785</text:p>
              </table:table-cell>
              <table:table-cell office:value-type="float" office:value="0.0000524625">
                <text:p>0.0000524625</text:p>
              </table:table-cell>
              <table:table-cell office:value-type="float" office:value="0.401252">
                <text:p>0.401252</text:p>
              </table:table-cell>
              <table:table-cell office:value-type="float" office:value="0.000058193">
                <text:p>0.000058193</text:p>
              </table:table-cell>
              <table:table-cell office:value-type="float" office:value="0.400725">
                <text:p>0.400725</text:p>
              </table:table-cell>
              <table:table-cell office:value-type="float" office:value="0.0000611903">
                <text:p>0.0000611903</text:p>
              </table:table-cell>
              <table:table-cell office:value-type="float" office:value="0.399944">
                <text:p>0.399944</text:p>
              </table:table-cell>
              <table:table-cell office:value-type="float" office:value="0.0000620492">
                <text:p>0.0000620492</text:p>
              </table:table-cell>
              <table:table-cell office:value-type="float" office:value="0.39943">
                <text:p>0.39943</text:p>
              </table:table-cell>
              <table:table-cell office:value-type="float" office:value="0.0000631938">
                <text:p>0.0000631938</text:p>
              </table:table-cell>
              <table:table-cell office:value-type="float" office:value="0.398921">
                <text:p>0.398921</text:p>
              </table:table-cell>
              <table:table-cell office:value-type="float" office:value="0.0000619752">
                <text:p>0.0000619752</text:p>
              </table:table-cell>
              <table:table-cell office:value-type="float" office:value="0.398418">
                <text:p>0.398418</text:p>
              </table:table-cell>
              <table:table-cell office:value-type="float" office:value="0.0000610768">
                <text:p>0.0000610768</text:p>
              </table:table-cell>
              <table:table-cell office:value-type="float" office:value="0.397675">
                <text:p>0.397675</text:p>
              </table:table-cell>
              <table:table-cell office:value-type="float" office:value="0.0000568392">
                <text:p>0.0000568392</text:p>
              </table:table-cell>
              <table:table-cell office:value-type="float" office:value="0.397188">
                <text:p>0.397188</text:p>
              </table:table-cell>
              <table:table-cell office:value-type="float" office:value="0.000053757">
                <text:p>0.000053757</text:p>
              </table:table-cell>
              <table:table-cell office:value-type="float" office:value="0.396706">
                <text:p>0.396706</text:p>
              </table:table-cell>
              <table:table-cell office:value-type="float" office:value="0.0000505996">
                <text:p>0.0000505996</text:p>
              </table:table-cell>
              <table:table-cell office:value-type="float" office:value="0.396231">
                <text:p>0.396231</text:p>
              </table:table-cell>
              <table:table-cell office:value-type="float" office:value="0.0000475427">
                <text:p>0.0000475427</text:p>
              </table:table-cell>
              <table:table-cell office:value-type="float" office:value="0.395532">
                <text:p>0.395532</text:p>
              </table:table-cell>
              <table:table-cell office:value-type="float" office:value="0.0000424948">
                <text:p>0.0000424948</text:p>
              </table:table-cell>
              <table:table-cell office:value-type="float" office:value="0.395074">
                <text:p>0.395074</text:p>
              </table:table-cell>
              <table:table-cell office:value-type="float" office:value="0.0000393792">
                <text:p>0.0000393792</text:p>
              </table:table-cell>
              <table:table-cell office:value-type="float" office:value="0.394623">
                <text:p>0.394623</text:p>
              </table:table-cell>
              <table:table-cell office:value-type="float" office:value="0.0000359826">
                <text:p>0.0000359826</text:p>
              </table:table-cell>
              <table:table-cell office:value-type="float" office:value="0.394181">
                <text:p>0.394181</text:p>
              </table:table-cell>
              <table:table-cell office:value-type="float" office:value="0.0000322695">
                <text:p>0.00003226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562">
                <text:p>0.412562</text:p>
              </table:table-cell>
              <table:table-cell office:value-type="float" office:value="0.0000592129">
                <text:p>0.0000592129</text:p>
              </table:table-cell>
              <table:table-cell office:value-type="float" office:value="0.412061">
                <text:p>0.412061</text:p>
              </table:table-cell>
              <table:table-cell office:value-type="float" office:value="0.0000647192">
                <text:p>0.0000647192</text:p>
              </table:table-cell>
              <table:table-cell office:value-type="float" office:value="0.411565">
                <text:p>0.411565</text:p>
              </table:table-cell>
              <table:table-cell office:value-type="float" office:value="0.0000670315">
                <text:p>0.0000670315</text:p>
              </table:table-cell>
              <table:table-cell office:value-type="float" office:value="0.410829">
                <text:p>0.410829</text:p>
              </table:table-cell>
              <table:table-cell office:value-type="float" office:value="0.0000664913">
                <text:p>0.0000664913</text:p>
              </table:table-cell>
              <table:table-cell office:value-type="float" office:value="0.410346">
                <text:p>0.410346</text:p>
              </table:table-cell>
              <table:table-cell office:value-type="float" office:value="0.0000668138">
                <text:p>0.0000668138</text:p>
              </table:table-cell>
              <table:table-cell office:value-type="float" office:value="0.409867">
                <text:p>0.409867</text:p>
              </table:table-cell>
              <table:table-cell office:value-type="float" office:value="0.0000647468">
                <text:p>0.0000647468</text:p>
              </table:table-cell>
              <table:table-cell office:value-type="float" office:value="0.409394">
                <text:p>0.409394</text:p>
              </table:table-cell>
              <table:table-cell office:value-type="float" office:value="0.0000631581">
                <text:p>0.0000631581</text:p>
              </table:table-cell>
              <table:table-cell office:value-type="float" office:value="0.408694">
                <text:p>0.408694</text:p>
              </table:table-cell>
              <table:table-cell office:value-type="float" office:value="0.0000580714">
                <text:p>0.0000580714</text:p>
              </table:table-cell>
              <table:table-cell office:value-type="float" office:value="0.408235">
                <text:p>0.408235</text:p>
              </table:table-cell>
              <table:table-cell office:value-type="float" office:value="0.0000545942">
                <text:p>0.0000545942</text:p>
              </table:table-cell>
              <table:table-cell office:value-type="float" office:value="0.407782">
                <text:p>0.407782</text:p>
              </table:table-cell>
              <table:table-cell office:value-type="float" office:value="0.0000511525">
                <text:p>0.0000511525</text:p>
              </table:table-cell>
              <table:table-cell office:value-type="float" office:value="0.407335">
                <text:p>0.407335</text:p>
              </table:table-cell>
              <table:table-cell office:value-type="float" office:value="0.0000478987">
                <text:p>0.0000478987</text:p>
              </table:table-cell>
              <table:table-cell office:value-type="float" office:value="0.406677">
                <text:p>0.406677</text:p>
              </table:table-cell>
              <table:table-cell office:value-type="float" office:value="0.0000426672">
                <text:p>0.0000426672</text:p>
              </table:table-cell>
              <table:table-cell office:value-type="float" office:value="0.406246">
                <text:p>0.406246</text:p>
              </table:table-cell>
              <table:table-cell office:value-type="float" office:value="0.000039482">
                <text:p>0.000039482</text:p>
              </table:table-cell>
              <table:table-cell office:value-type="float" office:value="0.405822">
                <text:p>0.405822</text:p>
              </table:table-cell>
              <table:table-cell office:value-type="float" office:value="0.0000360413">
                <text:p>0.0000360413</text:p>
              </table:table-cell>
              <table:table-cell office:value-type="float" office:value="0.405405">
                <text:p>0.405405</text:p>
              </table:table-cell>
              <table:table-cell office:value-type="float" office:value="0.0000323014">
                <text:p>0.0000323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3339">
                <text:p>0.423339</text:p>
              </table:table-cell>
              <table:table-cell office:value-type="float" office:value="0.0000656618">
                <text:p>0.0000656618</text:p>
              </table:table-cell>
              <table:table-cell office:value-type="float" office:value="0.42287">
                <text:p>0.42287</text:p>
              </table:table-cell>
              <table:table-cell office:value-type="float" office:value="0.0000707331">
                <text:p>0.0000707331</text:p>
              </table:table-cell>
              <table:table-cell office:value-type="float" office:value="0.422404">
                <text:p>0.422404</text:p>
              </table:table-cell>
              <table:table-cell office:value-type="float" office:value="0.0000722215">
                <text:p>0.0000722215</text:p>
              </table:table-cell>
              <table:table-cell office:value-type="float" office:value="0.421715">
                <text:p>0.421715</text:p>
              </table:table-cell>
              <table:table-cell office:value-type="float" office:value="0.0000702343">
                <text:p>0.0000702343</text:p>
              </table:table-cell>
              <table:table-cell office:value-type="float" office:value="0.421262">
                <text:p>0.421262</text:p>
              </table:table-cell>
              <table:table-cell office:value-type="float" office:value="0.0000697655">
                <text:p>0.0000697655</text:p>
              </table:table-cell>
              <table:table-cell office:value-type="float" office:value="0.420813">
                <text:p>0.420813</text:p>
              </table:table-cell>
              <table:table-cell office:value-type="float" office:value="0.0000669396">
                <text:p>0.0000669396</text:p>
              </table:table-cell>
              <table:table-cell office:value-type="float" office:value="0.420369">
                <text:p>0.420369</text:p>
              </table:table-cell>
              <table:table-cell office:value-type="float" office:value="0.0000647605">
                <text:p>0.0000647605</text:p>
              </table:table-cell>
              <table:table-cell office:value-type="float" office:value="0.419714">
                <text:p>0.419714</text:p>
              </table:table-cell>
              <table:table-cell office:value-type="float" office:value="0.0000589871">
                <text:p>0.0000589871</text:p>
              </table:table-cell>
              <table:table-cell office:value-type="float" office:value="0.419283">
                <text:p>0.419283</text:p>
              </table:table-cell>
              <table:table-cell office:value-type="float" office:value="0.0000552038">
                <text:p>0.0000552038</text:p>
              </table:table-cell>
              <table:table-cell office:value-type="float" office:value="0.418858">
                <text:p>0.418858</text:p>
              </table:table-cell>
              <table:table-cell office:value-type="float" office:value="0.0000515479">
                <text:p>0.0000515479</text:p>
              </table:table-cell>
              <table:table-cell office:value-type="float" office:value="0.418439">
                <text:p>0.418439</text:p>
              </table:table-cell>
              <table:table-cell office:value-type="float" office:value="0.0000481489">
                <text:p>0.0000481489</text:p>
              </table:table-cell>
              <table:table-cell office:value-type="float" office:value="0.417822">
                <text:p>0.417822</text:p>
              </table:table-cell>
              <table:table-cell office:value-type="float" office:value="0.0000427856">
                <text:p>0.0000427856</text:p>
              </table:table-cell>
              <table:table-cell office:value-type="float" office:value="0.417418">
                <text:p>0.417418</text:p>
              </table:table-cell>
              <table:table-cell office:value-type="float" office:value="0.0000395515">
                <text:p>0.0000395515</text:p>
              </table:table-cell>
              <table:table-cell office:value-type="float" office:value="0.417021">
                <text:p>0.417021</text:p>
              </table:table-cell>
              <table:table-cell office:value-type="float" office:value="0.0000360803">
                <text:p>0.0000360803</text:p>
              </table:table-cell>
              <table:table-cell office:value-type="float" office:value="0.41663">
                <text:p>0.41663</text:p>
              </table:table-cell>
              <table:table-cell office:value-type="float" office:value="0.0000323223">
                <text:p>0.0000323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4117">
                <text:p>0.434117</text:p>
              </table:table-cell>
              <table:table-cell office:value-type="float" office:value="0.0000716151">
                <text:p>0.0000716151</text:p>
              </table:table-cell>
              <table:table-cell office:value-type="float" office:value="0.433678">
                <text:p>0.433678</text:p>
              </table:table-cell>
              <table:table-cell office:value-type="float" office:value="0.0000760939">
                <text:p>0.0000760939</text:p>
              </table:table-cell>
              <table:table-cell office:value-type="float" office:value="0.433244">
                <text:p>0.433244</text:p>
              </table:table-cell>
              <table:table-cell office:value-type="float" office:value="0.0000766916">
                <text:p>0.0000766916</text:p>
              </table:table-cell>
              <table:table-cell office:value-type="float" office:value="0.432601">
                <text:p>0.432601</text:p>
              </table:table-cell>
              <table:table-cell office:value-type="float" office:value="0.0000733063">
                <text:p>0.0000733063</text:p>
              </table:table-cell>
              <table:table-cell office:value-type="float" office:value="0.432177">
                <text:p>0.432177</text:p>
              </table:table-cell>
              <table:table-cell office:value-type="float" office:value="0.0000721186">
                <text:p>0.0000721186</text:p>
              </table:table-cell>
              <table:table-cell office:value-type="float" office:value="0.431759">
                <text:p>0.431759</text:p>
              </table:table-cell>
              <table:table-cell office:value-type="float" office:value="0.0000686423">
                <text:p>0.0000686423</text:p>
              </table:table-cell>
              <table:table-cell office:value-type="float" office:value="0.431345">
                <text:p>0.431345</text:p>
              </table:table-cell>
              <table:table-cell office:value-type="float" office:value="0.0000659761">
                <text:p>0.0000659761</text:p>
              </table:table-cell>
              <table:table-cell office:value-type="float" office:value="0.430733">
                <text:p>0.430733</text:p>
              </table:table-cell>
              <table:table-cell office:value-type="float" office:value="0.0000596609">
                <text:p>0.0000596609</text:p>
              </table:table-cell>
              <table:table-cell office:value-type="float" office:value="0.430331">
                <text:p>0.430331</text:p>
              </table:table-cell>
              <table:table-cell office:value-type="float" office:value="0.0000556444">
                <text:p>0.0000556444</text:p>
              </table:table-cell>
              <table:table-cell office:value-type="float" office:value="0.429934">
                <text:p>0.429934</text:p>
              </table:table-cell>
              <table:table-cell office:value-type="float" office:value="0.000051829">
                <text:p>0.000051829</text:p>
              </table:table-cell>
              <table:table-cell office:value-type="float" office:value="0.429543">
                <text:p>0.429543</text:p>
              </table:table-cell>
              <table:table-cell office:value-type="float" office:value="0.0000483242">
                <text:p>0.0000483242</text:p>
              </table:table-cell>
              <table:table-cell office:value-type="float" office:value="0.428967">
                <text:p>0.428967</text:p>
              </table:table-cell>
              <table:table-cell office:value-type="float" office:value="0.0000428668">
                <text:p>0.0000428668</text:p>
              </table:table-cell>
              <table:table-cell office:value-type="float" office:value="0.42859">
                <text:p>0.42859</text:p>
              </table:table-cell>
              <table:table-cell office:value-type="float" office:value="0.0000395984">
                <text:p>0.0000395984</text:p>
              </table:table-cell>
              <table:table-cell office:value-type="float" office:value="0.428219">
                <text:p>0.428219</text:p>
              </table:table-cell>
              <table:table-cell office:value-type="float" office:value="0.0000361064">
                <text:p>0.0000361064</text:p>
              </table:table-cell>
              <table:table-cell office:value-type="float" office:value="0.427855">
                <text:p>0.427855</text:p>
              </table:table-cell>
              <table:table-cell office:value-type="float" office:value="0.000032336">
                <text:p>0.000032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4894">
                <text:p>0.444894</text:p>
              </table:table-cell>
              <table:table-cell office:value-type="float" office:value="0.0000769397">
                <text:p>0.0000769397</text:p>
              </table:table-cell>
              <table:table-cell office:value-type="float" office:value="0.444487">
                <text:p>0.444487</text:p>
              </table:table-cell>
              <table:table-cell office:value-type="float" office:value="0.0000807327">
                <text:p>0.0000807327</text:p>
              </table:table-cell>
              <table:table-cell office:value-type="float" office:value="0.444084">
                <text:p>0.444084</text:p>
              </table:table-cell>
              <table:table-cell office:value-type="float" office:value="0.0000804397">
                <text:p>0.0000804397</text:p>
              </table:table-cell>
              <table:table-cell office:value-type="float" office:value="0.443486">
                <text:p>0.443486</text:p>
              </table:table-cell>
              <table:table-cell office:value-type="float" office:value="0.0000757735">
                <text:p>0.0000757735</text:p>
              </table:table-cell>
              <table:table-cell office:value-type="float" office:value="0.443093">
                <text:p>0.443093</text:p>
              </table:table-cell>
              <table:table-cell office:value-type="float" office:value="0.000073961">
                <text:p>0.000073961</text:p>
              </table:table-cell>
              <table:table-cell office:value-type="float" office:value="0.442704">
                <text:p>0.442704</text:p>
              </table:table-cell>
              <table:table-cell office:value-type="float" office:value="0.0000699456">
                <text:p>0.0000699456</text:p>
              </table:table-cell>
              <table:table-cell office:value-type="float" office:value="0.44232">
                <text:p>0.44232</text:p>
              </table:table-cell>
              <table:table-cell office:value-type="float" office:value="0.0000668877">
                <text:p>0.0000668877</text:p>
              </table:table-cell>
              <table:table-cell office:value-type="float" office:value="0.441752">
                <text:p>0.441752</text:p>
              </table:table-cell>
              <table:table-cell office:value-type="float" office:value="0.000060153">
                <text:p>0.000060153</text:p>
              </table:table-cell>
              <table:table-cell office:value-type="float" office:value="0.441379">
                <text:p>0.441379</text:p>
              </table:table-cell>
              <table:table-cell office:value-type="float" office:value="0.0000559612">
                <text:p>0.0000559612</text:p>
              </table:table-cell>
              <table:table-cell office:value-type="float" office:value="0.441011">
                <text:p>0.441011</text:p>
              </table:table-cell>
              <table:table-cell office:value-type="float" office:value="0.0000520281">
                <text:p>0.0000520281</text:p>
              </table:table-cell>
              <table:table-cell office:value-type="float" office:value="0.440647">
                <text:p>0.440647</text:p>
              </table:table-cell>
              <table:table-cell office:value-type="float" office:value="0.0000484466">
                <text:p>0.0000484466</text:p>
              </table:table-cell>
              <table:table-cell office:value-type="float" office:value="0.440112">
                <text:p>0.440112</text:p>
              </table:table-cell>
              <table:table-cell office:value-type="float" office:value="0.0000429223">
                <text:p>0.0000429223</text:p>
              </table:table-cell>
              <table:table-cell office:value-type="float" office:value="0.439762">
                <text:p>0.439762</text:p>
              </table:table-cell>
              <table:table-cell office:value-type="float" office:value="0.0000396301">
                <text:p>0.0000396301</text:p>
              </table:table-cell>
              <table:table-cell office:value-type="float" office:value="0.439418">
                <text:p>0.439418</text:p>
              </table:table-cell>
              <table:table-cell office:value-type="float" office:value="0.0000361237">
                <text:p>0.0000361237</text:p>
              </table:table-cell>
              <table:table-cell office:value-type="float" office:value="0.439079">
                <text:p>0.439079</text:p>
              </table:table-cell>
              <table:table-cell office:value-type="float" office:value="0.000032345">
                <text:p>0.000032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672">
                <text:p>0.455672</text:p>
              </table:table-cell>
              <table:table-cell office:value-type="float" office:value="0.0000815687">
                <text:p>0.0000815687</text:p>
              </table:table-cell>
              <table:table-cell office:value-type="float" office:value="0.455296">
                <text:p>0.455296</text:p>
              </table:table-cell>
              <table:table-cell office:value-type="float" office:value="0.0000846447">
                <text:p>0.0000846447</text:p>
              </table:table-cell>
              <table:table-cell office:value-type="float" office:value="0.454924">
                <text:p>0.454924</text:p>
              </table:table-cell>
              <table:table-cell office:value-type="float" office:value="0.0000835122">
                <text:p>0.0000835122</text:p>
              </table:table-cell>
              <table:table-cell office:value-type="float" office:value="0.454372">
                <text:p>0.454372</text:p>
              </table:table-cell>
              <table:table-cell office:value-type="float" office:value="0.0000777207">
                <text:p>0.0000777207</text:p>
              </table:table-cell>
              <table:table-cell office:value-type="float" office:value="0.454009">
                <text:p>0.454009</text:p>
              </table:table-cell>
              <table:table-cell office:value-type="float" office:value="0.0000753833">
                <text:p>0.0000753833</text:p>
              </table:table-cell>
              <table:table-cell office:value-type="float" office:value="0.45365">
                <text:p>0.45365</text:p>
              </table:table-cell>
              <table:table-cell office:value-type="float" office:value="0.000070932">
                <text:p>0.000070932</text:p>
              </table:table-cell>
              <table:table-cell office:value-type="float" office:value="0.453295">
                <text:p>0.453295</text:p>
              </table:table-cell>
              <table:table-cell office:value-type="float" office:value="0.0000675656">
                <text:p>0.0000675656</text:p>
              </table:table-cell>
              <table:table-cell office:value-type="float" office:value="0.452771">
                <text:p>0.452771</text:p>
              </table:table-cell>
              <table:table-cell office:value-type="float" office:value="0.0000605104">
                <text:p>0.0000605104</text:p>
              </table:table-cell>
              <table:table-cell office:value-type="float" office:value="0.452427">
                <text:p>0.452427</text:p>
              </table:table-cell>
              <table:table-cell office:value-type="float" office:value="0.000056188">
                <text:p>0.000056188</text:p>
              </table:table-cell>
              <table:table-cell office:value-type="float" office:value="0.452087">
                <text:p>0.452087</text:p>
              </table:table-cell>
              <table:table-cell office:value-type="float" office:value="0.0000521688">
                <text:p>0.0000521688</text:p>
              </table:table-cell>
              <table:table-cell office:value-type="float" office:value="0.451751">
                <text:p>0.451751</text:p>
              </table:table-cell>
              <table:table-cell office:value-type="float" office:value="0.0000485319">
                <text:p>0.0000485319</text:p>
              </table:table-cell>
              <table:table-cell office:value-type="float" office:value="0.451258">
                <text:p>0.451258</text:p>
              </table:table-cell>
              <table:table-cell office:value-type="float" office:value="0.0000429603">
                <text:p>0.0000429603</text:p>
              </table:table-cell>
              <table:table-cell office:value-type="float" office:value="0.450935">
                <text:p>0.450935</text:p>
              </table:table-cell>
              <table:table-cell office:value-type="float" office:value="0.0000396514">
                <text:p>0.0000396514</text:p>
              </table:table-cell>
              <table:table-cell office:value-type="float" office:value="0.450617">
                <text:p>0.450617</text:p>
              </table:table-cell>
              <table:table-cell office:value-type="float" office:value="0.0000361352">
                <text:p>0.0000361352</text:p>
              </table:table-cell>
              <table:table-cell office:value-type="float" office:value="0.450304">
                <text:p>0.450304</text:p>
              </table:table-cell>
              <table:table-cell office:value-type="float" office:value="0.0000323509">
                <text:p>0.00003235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6449">
                <text:p>0.466449</text:p>
              </table:table-cell>
              <table:table-cell office:value-type="float" office:value="0.0000854949">
                <text:p>0.0000854949</text:p>
              </table:table-cell>
              <table:table-cell office:value-type="float" office:value="0.466104">
                <text:p>0.466104</text:p>
              </table:table-cell>
              <table:table-cell office:value-type="float" office:value="0.0000878728">
                <text:p>0.0000878728</text:p>
              </table:table-cell>
              <table:table-cell office:value-type="float" office:value="0.465763">
                <text:p>0.465763</text:p>
              </table:table-cell>
              <table:table-cell office:value-type="float" office:value="0.0000859846">
                <text:p>0.0000859846</text:p>
              </table:table-cell>
              <table:table-cell office:value-type="float" office:value="0.465258">
                <text:p>0.465258</text:p>
              </table:table-cell>
              <table:table-cell office:value-type="float" office:value="0.0000792365">
                <text:p>0.0000792365</text:p>
              </table:table-cell>
              <table:table-cell office:value-type="float" office:value="0.464925">
                <text:p>0.464925</text:p>
              </table:table-cell>
              <table:table-cell office:value-type="float" office:value="0.0000764695">
                <text:p>0.0000764695</text:p>
              </table:table-cell>
              <table:table-cell office:value-type="float" office:value="0.464596">
                <text:p>0.464596</text:p>
              </table:table-cell>
              <table:table-cell office:value-type="float" office:value="0.0000716724">
                <text:p>0.0000716724</text:p>
              </table:table-cell>
              <table:table-cell office:value-type="float" office:value="0.464271">
                <text:p>0.464271</text:p>
              </table:table-cell>
              <table:table-cell office:value-type="float" office:value="0.0000680666">
                <text:p>0.0000680666</text:p>
              </table:table-cell>
              <table:table-cell office:value-type="float" office:value="0.46379">
                <text:p>0.46379</text:p>
              </table:table-cell>
              <table:table-cell office:value-type="float" office:value="0.000060769">
                <text:p>0.000060769</text:p>
              </table:table-cell>
              <table:table-cell office:value-type="float" office:value="0.463474">
                <text:p>0.463474</text:p>
              </table:table-cell>
              <table:table-cell office:value-type="float" office:value="0.0000563499">
                <text:p>0.0000563499</text:p>
              </table:table-cell>
              <table:table-cell office:value-type="float" office:value="0.463163">
                <text:p>0.463163</text:p>
              </table:table-cell>
              <table:table-cell office:value-type="float" office:value="0.000052268">
                <text:p>0.000052268</text:p>
              </table:table-cell>
              <table:table-cell office:value-type="float" office:value="0.462856">
                <text:p>0.462856</text:p>
              </table:table-cell>
              <table:table-cell office:value-type="float" office:value="0.0000485914">
                <text:p>0.0000485914</text:p>
              </table:table-cell>
              <table:table-cell office:value-type="float" office:value="0.462403">
                <text:p>0.462403</text:p>
              </table:table-cell>
              <table:table-cell office:value-type="float" office:value="0.0000429862">
                <text:p>0.0000429862</text:p>
              </table:table-cell>
              <table:table-cell office:value-type="float" office:value="0.462107">
                <text:p>0.462107</text:p>
              </table:table-cell>
              <table:table-cell office:value-type="float" office:value="0.0000396658">
                <text:p>0.0000396658</text:p>
              </table:table-cell>
              <table:table-cell office:value-type="float" office:value="0.461815">
                <text:p>0.461815</text:p>
              </table:table-cell>
              <table:table-cell office:value-type="float" office:value="0.0000361429">
                <text:p>0.0000361429</text:p>
              </table:table-cell>
              <table:table-cell office:value-type="float" office:value="0.461529">
                <text:p>0.461529</text:p>
              </table:table-cell>
              <table:table-cell office:value-type="float" office:value="0.0000323548">
                <text:p>0.00003235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7226">
                <text:p>0.477226</text:p>
              </table:table-cell>
              <table:table-cell office:value-type="float" office:value="0.0000887557">
                <text:p>0.0000887557</text:p>
              </table:table-cell>
              <table:table-cell office:value-type="float" office:value="0.476913">
                <text:p>0.476913</text:p>
              </table:table-cell>
              <table:table-cell office:value-type="float" office:value="0.0000904892">
                <text:p>0.0000904892</text:p>
              </table:table-cell>
              <table:table-cell office:value-type="float" office:value="0.476603">
                <text:p>0.476603</text:p>
              </table:table-cell>
              <table:table-cell office:value-type="float" office:value="0.0000879446">
                <text:p>0.0000879446</text:p>
              </table:table-cell>
              <table:table-cell office:value-type="float" office:value="0.476143">
                <text:p>0.476143</text:p>
              </table:table-cell>
              <table:table-cell office:value-type="float" office:value="0.0000804039">
                <text:p>0.0000804039</text:p>
              </table:table-cell>
              <table:table-cell office:value-type="float" office:value="0.475841">
                <text:p>0.475841</text:p>
              </table:table-cell>
              <table:table-cell office:value-type="float" office:value="0.0000772919">
                <text:p>0.0000772919</text:p>
              </table:table-cell>
              <table:table-cell office:value-type="float" office:value="0.475542">
                <text:p>0.475542</text:p>
              </table:table-cell>
              <table:table-cell office:value-type="float" office:value="0.0000722246">
                <text:p>0.0000722246</text:p>
              </table:table-cell>
              <table:table-cell office:value-type="float" office:value="0.475246">
                <text:p>0.475246</text:p>
              </table:table-cell>
              <table:table-cell office:value-type="float" office:value="0.000068435">
                <text:p>0.000068435</text:p>
              </table:table-cell>
              <table:table-cell office:value-type="float" office:value="0.474809">
                <text:p>0.474809</text:p>
              </table:table-cell>
              <table:table-cell office:value-type="float" office:value="0.0000609555">
                <text:p>0.0000609555</text:p>
              </table:table-cell>
              <table:table-cell office:value-type="float" office:value="0.474522">
                <text:p>0.474522</text:p>
              </table:table-cell>
              <table:table-cell office:value-type="float" office:value="0.0000564653">
                <text:p>0.0000564653</text:p>
              </table:table-cell>
              <table:table-cell office:value-type="float" office:value="0.474239">
                <text:p>0.474239</text:p>
              </table:table-cell>
              <table:table-cell office:value-type="float" office:value="0.0000523378">
                <text:p>0.0000523378</text:p>
              </table:table-cell>
              <table:table-cell office:value-type="float" office:value="0.47396">
                <text:p>0.47396</text:p>
              </table:table-cell>
              <table:table-cell office:value-type="float" office:value="0.0000486327">
                <text:p>0.0000486327</text:p>
              </table:table-cell>
              <table:table-cell office:value-type="float" office:value="0.473548">
                <text:p>0.473548</text:p>
              </table:table-cell>
              <table:table-cell office:value-type="float" office:value="0.0000430039">
                <text:p>0.0000430039</text:p>
              </table:table-cell>
              <table:table-cell office:value-type="float" office:value="0.473279">
                <text:p>0.473279</text:p>
              </table:table-cell>
              <table:table-cell office:value-type="float" office:value="0.0000396756">
                <text:p>0.0000396756</text:p>
              </table:table-cell>
              <table:table-cell office:value-type="float" office:value="0.473014">
                <text:p>0.473014</text:p>
              </table:table-cell>
              <table:table-cell office:value-type="float" office:value="0.000036148">
                <text:p>0.000036148</text:p>
              </table:table-cell>
              <table:table-cell office:value-type="float" office:value="0.472753">
                <text:p>0.472753</text:p>
              </table:table-cell>
              <table:table-cell office:value-type="float" office:value="0.0000323573">
                <text:p>0.00003235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8004">
                <text:p>0.488004</text:p>
              </table:table-cell>
              <table:table-cell office:value-type="float" office:value="0.000091417">
                <text:p>0.000091417</text:p>
              </table:table-cell>
              <table:table-cell office:value-type="float" office:value="0.487722">
                <text:p>0.487722</text:p>
              </table:table-cell>
              <table:table-cell office:value-type="float" office:value="0.000092579">
                <text:p>0.000092579</text:p>
              </table:table-cell>
              <table:table-cell office:value-type="float" office:value="0.487443">
                <text:p>0.487443</text:p>
              </table:table-cell>
              <table:table-cell office:value-type="float" office:value="0.0000894801">
                <text:p>0.0000894801</text:p>
              </table:table-cell>
              <table:table-cell office:value-type="float" office:value="0.487029">
                <text:p>0.487029</text:p>
              </table:table-cell>
              <table:table-cell office:value-type="float" office:value="0.0000812955">
                <text:p>0.0000812955</text:p>
              </table:table-cell>
              <table:table-cell office:value-type="float" office:value="0.486757">
                <text:p>0.486757</text:p>
              </table:table-cell>
              <table:table-cell office:value-type="float" office:value="0.0000779108">
                <text:p>0.0000779108</text:p>
              </table:table-cell>
              <table:table-cell office:value-type="float" office:value="0.486488">
                <text:p>0.486488</text:p>
              </table:table-cell>
              <table:table-cell office:value-type="float" office:value="0.0000726345">
                <text:p>0.0000726345</text:p>
              </table:table-cell>
              <table:table-cell office:value-type="float" office:value="0.486222">
                <text:p>0.486222</text:p>
              </table:table-cell>
              <table:table-cell office:value-type="float" office:value="0.0000687051">
                <text:p>0.0000687051</text:p>
              </table:table-cell>
              <table:table-cell office:value-type="float" office:value="0.485828">
                <text:p>0.485828</text:p>
              </table:table-cell>
              <table:table-cell office:value-type="float" office:value="0.0000610898">
                <text:p>0.0000610898</text:p>
              </table:table-cell>
              <table:table-cell office:value-type="float" office:value="0.48557">
                <text:p>0.48557</text:p>
              </table:table-cell>
              <table:table-cell office:value-type="float" office:value="0.0000565475">
                <text:p>0.0000565475</text:p>
              </table:table-cell>
              <table:table-cell office:value-type="float" office:value="0.485315">
                <text:p>0.485315</text:p>
              </table:table-cell>
              <table:table-cell office:value-type="float" office:value="0.0000523869">
                <text:p>0.0000523869</text:p>
              </table:table-cell>
              <table:table-cell office:value-type="float" office:value="0.485064">
                <text:p>0.485064</text:p>
              </table:table-cell>
              <table:table-cell office:value-type="float" office:value="0.0000486614">
                <text:p>0.0000486614</text:p>
              </table:table-cell>
              <table:table-cell office:value-type="float" office:value="0.484693">
                <text:p>0.484693</text:p>
              </table:table-cell>
              <table:table-cell office:value-type="float" office:value="0.000043016">
                <text:p>0.000043016</text:p>
              </table:table-cell>
              <table:table-cell office:value-type="float" office:value="0.484451">
                <text:p>0.484451</text:p>
              </table:table-cell>
              <table:table-cell office:value-type="float" office:value="0.0000396821">
                <text:p>0.0000396821</text:p>
              </table:table-cell>
              <table:table-cell office:value-type="float" office:value="0.484212">
                <text:p>0.484212</text:p>
              </table:table-cell>
              <table:table-cell office:value-type="float" office:value="0.0000361513">
                <text:p>0.0000361513</text:p>
              </table:table-cell>
              <table:table-cell office:value-type="float" office:value="0.483978">
                <text:p>0.483978</text:p>
              </table:table-cell>
              <table:table-cell office:value-type="float" office:value="0.000032359">
                <text:p>0.000032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8781">
                <text:p>0.498781</text:p>
              </table:table-cell>
              <table:table-cell office:value-type="float" office:value="0.0000935583">
                <text:p>0.0000935583</text:p>
              </table:table-cell>
              <table:table-cell office:value-type="float" office:value="0.49853">
                <text:p>0.49853</text:p>
              </table:table-cell>
              <table:table-cell office:value-type="float" office:value="0.0000942289">
                <text:p>0.0000942289</text:p>
              </table:table-cell>
              <table:table-cell office:value-type="float" office:value="0.498282">
                <text:p>0.498282</text:p>
              </table:table-cell>
              <table:table-cell office:value-type="float" office:value="0.0000906718">
                <text:p>0.0000906718</text:p>
              </table:table-cell>
              <table:table-cell office:value-type="float" office:value="0.497915">
                <text:p>0.497915</text:p>
              </table:table-cell>
              <table:table-cell office:value-type="float" office:value="0.0000819721">
                <text:p>0.0000819721</text:p>
              </table:table-cell>
              <table:table-cell office:value-type="float" office:value="0.497673">
                <text:p>0.497673</text:p>
              </table:table-cell>
              <table:table-cell office:value-type="float" office:value="0.0000783743">
                <text:p>0.0000783743</text:p>
              </table:table-cell>
              <table:table-cell office:value-type="float" office:value="0.497434">
                <text:p>0.497434</text:p>
              </table:table-cell>
              <table:table-cell office:value-type="float" office:value="0.0000729377">
                <text:p>0.0000729377</text:p>
              </table:table-cell>
              <table:table-cell office:value-type="float" office:value="0.497197">
                <text:p>0.497197</text:p>
              </table:table-cell>
              <table:table-cell office:value-type="float" office:value="0.0000689025">
                <text:p>0.0000689025</text:p>
              </table:table-cell>
              <table:table-cell office:value-type="float" office:value="0.496847">
                <text:p>0.496847</text:p>
              </table:table-cell>
              <table:table-cell office:value-type="float" office:value="0.0000611864">
                <text:p>0.0000611864</text:p>
              </table:table-cell>
              <table:table-cell office:value-type="float" office:value="0.496618">
                <text:p>0.496618</text:p>
              </table:table-cell>
              <table:table-cell office:value-type="float" office:value="0.0000566059">
                <text:p>0.0000566059</text:p>
              </table:table-cell>
              <table:table-cell office:value-type="float" office:value="0.496391">
                <text:p>0.496391</text:p>
              </table:table-cell>
              <table:table-cell office:value-type="float" office:value="0.0000524214">
                <text:p>0.0000524214</text:p>
              </table:table-cell>
              <table:table-cell office:value-type="float" office:value="0.496168">
                <text:p>0.496168</text:p>
              </table:table-cell>
              <table:table-cell office:value-type="float" office:value="0.0000486814">
                <text:p>0.0000486814</text:p>
              </table:table-cell>
              <table:table-cell office:value-type="float" office:value="0.495838">
                <text:p>0.495838</text:p>
              </table:table-cell>
              <table:table-cell office:value-type="float" office:value="0.0000430242">
                <text:p>0.0000430242</text:p>
              </table:table-cell>
              <table:table-cell office:value-type="float" office:value="0.495623">
                <text:p>0.495623</text:p>
              </table:table-cell>
              <table:table-cell office:value-type="float" office:value="0.0000396865">
                <text:p>0.0000396865</text:p>
              </table:table-cell>
              <table:table-cell office:value-type="float" office:value="0.495411">
                <text:p>0.495411</text:p>
              </table:table-cell>
              <table:table-cell office:value-type="float" office:value="0.0000361536">
                <text:p>0.0000361536</text:p>
              </table:table-cell>
              <table:table-cell office:value-type="float" office:value="0.495203">
                <text:p>0.495203</text:p>
              </table:table-cell>
              <table:table-cell office:value-type="float" office:value="0.0000323601">
                <text:p>0.0000323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558">
                <text:p>0.509558</text:p>
              </table:table-cell>
              <table:table-cell office:value-type="float" office:value="0.0000952614">
                <text:p>0.0000952614</text:p>
              </table:table-cell>
              <table:table-cell office:value-type="float" office:value="0.509339">
                <text:p>0.509339</text:p>
              </table:table-cell>
              <table:table-cell office:value-type="float" office:value="0.0000955194">
                <text:p>0.0000955194</text:p>
              </table:table-cell>
              <table:table-cell office:value-type="float" office:value="0.509122">
                <text:p>0.509122</text:p>
              </table:table-cell>
              <table:table-cell office:value-type="float" office:value="0.0000915902">
                <text:p>0.0000915902</text:p>
              </table:table-cell>
              <table:table-cell office:value-type="float" office:value="0.5088">
                <text:p>0.5088</text:p>
              </table:table-cell>
              <table:table-cell office:value-type="float" office:value="0.0000824832">
                <text:p>0.0000824832</text:p>
              </table:table-cell>
              <table:table-cell office:value-type="float" office:value="0.508589">
                <text:p>0.508589</text:p>
              </table:table-cell>
              <table:table-cell office:value-type="float" office:value="0.0000787202">
                <text:p>0.0000787202</text:p>
              </table:table-cell>
              <table:table-cell office:value-type="float" office:value="0.508379">
                <text:p>0.508379</text:p>
              </table:table-cell>
              <table:table-cell office:value-type="float" office:value="0.0000731614">
                <text:p>0.0000731614</text:p>
              </table:table-cell>
              <table:table-cell office:value-type="float" office:value="0.508172">
                <text:p>0.508172</text:p>
              </table:table-cell>
              <table:table-cell office:value-type="float" office:value="0.0000690466">
                <text:p>0.0000690466</text:p>
              </table:table-cell>
              <table:table-cell office:value-type="float" office:value="0.507866">
                <text:p>0.507866</text:p>
              </table:table-cell>
              <table:table-cell office:value-type="float" office:value="0.0000612557">
                <text:p>0.0000612557</text:p>
              </table:table-cell>
              <table:table-cell office:value-type="float" office:value="0.507665">
                <text:p>0.507665</text:p>
              </table:table-cell>
              <table:table-cell office:value-type="float" office:value="0.0000566473">
                <text:p>0.0000566473</text:p>
              </table:table-cell>
              <table:table-cell office:value-type="float" office:value="0.507467">
                <text:p>0.507467</text:p>
              </table:table-cell>
              <table:table-cell office:value-type="float" office:value="0.0000524457">
                <text:p>0.0000524457</text:p>
              </table:table-cell>
              <table:table-cell office:value-type="float" office:value="0.507272">
                <text:p>0.507272</text:p>
              </table:table-cell>
              <table:table-cell office:value-type="float" office:value="0.0000486953">
                <text:p>0.0000486953</text:p>
              </table:table-cell>
              <table:table-cell office:value-type="float" office:value="0.506984">
                <text:p>0.506984</text:p>
              </table:table-cell>
              <table:table-cell office:value-type="float" office:value="0.0000430298">
                <text:p>0.0000430298</text:p>
              </table:table-cell>
              <table:table-cell office:value-type="float" office:value="0.506795">
                <text:p>0.506795</text:p>
              </table:table-cell>
              <table:table-cell office:value-type="float" office:value="0.0000396895">
                <text:p>0.0000396895</text:p>
              </table:table-cell>
              <table:table-cell office:value-type="float" office:value="0.50661">
                <text:p>0.50661</text:p>
              </table:table-cell>
              <table:table-cell office:value-type="float" office:value="0.0000361551">
                <text:p>0.0000361551</text:p>
              </table:table-cell>
              <table:table-cell office:value-type="float" office:value="0.506427">
                <text:p>0.506427</text:p>
              </table:table-cell>
              <table:table-cell office:value-type="float" office:value="0.0000323608">
                <text:p>0.00003236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36">
                <text:p>0.520336</text:p>
              </table:table-cell>
              <table:table-cell office:value-type="float" office:value="0.0000966037">
                <text:p>0.0000966037</text:p>
              </table:table-cell>
              <table:table-cell office:value-type="float" office:value="0.520148">
                <text:p>0.520148</text:p>
              </table:table-cell>
              <table:table-cell office:value-type="float" office:value="0.0000965216">
                <text:p>0.0000965216</text:p>
              </table:table-cell>
              <table:table-cell office:value-type="float" office:value="0.519962">
                <text:p>0.519962</text:p>
              </table:table-cell>
              <table:table-cell office:value-type="float" office:value="0.0000922938">
                <text:p>0.0000922938</text:p>
              </table:table-cell>
              <table:table-cell office:value-type="float" office:value="0.519686">
                <text:p>0.519686</text:p>
              </table:table-cell>
              <table:table-cell office:value-type="float" office:value="0.0000828678">
                <text:p>0.0000828678</text:p>
              </table:table-cell>
              <table:table-cell office:value-type="float" office:value="0.519505">
                <text:p>0.519505</text:p>
              </table:table-cell>
              <table:table-cell office:value-type="float" office:value="0.0000789776">
                <text:p>0.0000789776</text:p>
              </table:table-cell>
              <table:table-cell office:value-type="float" office:value="0.519325">
                <text:p>0.519325</text:p>
              </table:table-cell>
              <table:table-cell office:value-type="float" office:value="0.0000733261">
                <text:p>0.0000733261</text:p>
              </table:table-cell>
              <table:table-cell office:value-type="float" office:value="0.519148">
                <text:p>0.519148</text:p>
              </table:table-cell>
              <table:table-cell office:value-type="float" office:value="0.0000691516">
                <text:p>0.0000691516</text:p>
              </table:table-cell>
              <table:table-cell office:value-type="float" office:value="0.518885">
                <text:p>0.518885</text:p>
              </table:table-cell>
              <table:table-cell office:value-type="float" office:value="0.0000613054">
                <text:p>0.0000613054</text:p>
              </table:table-cell>
              <table:table-cell office:value-type="float" office:value="0.518713">
                <text:p>0.518713</text:p>
              </table:table-cell>
              <table:table-cell office:value-type="float" office:value="0.0000566768">
                <text:p>0.0000566768</text:p>
              </table:table-cell>
              <table:table-cell office:value-type="float" office:value="0.518543">
                <text:p>0.518543</text:p>
              </table:table-cell>
              <table:table-cell office:value-type="float" office:value="0.0000524627">
                <text:p>0.0000524627</text:p>
              </table:table-cell>
              <table:table-cell office:value-type="float" office:value="0.518376">
                <text:p>0.518376</text:p>
              </table:table-cell>
              <table:table-cell office:value-type="float" office:value="0.0000487049">
                <text:p>0.0000487049</text:p>
              </table:table-cell>
              <table:table-cell office:value-type="float" office:value="0.518129">
                <text:p>0.518129</text:p>
              </table:table-cell>
              <table:table-cell office:value-type="float" office:value="0.0000430337">
                <text:p>0.0000430337</text:p>
              </table:table-cell>
              <table:table-cell office:value-type="float" office:value="0.517967">
                <text:p>0.517967</text:p>
              </table:table-cell>
              <table:table-cell office:value-type="float" office:value="0.0000396915">
                <text:p>0.0000396915</text:p>
              </table:table-cell>
              <table:table-cell office:value-type="float" office:value="0.517808">
                <text:p>0.517808</text:p>
              </table:table-cell>
              <table:table-cell office:value-type="float" office:value="0.0000361561">
                <text:p>0.0000361561</text:p>
              </table:table-cell>
              <table:table-cell office:value-type="float" office:value="0.517652">
                <text:p>0.517652</text:p>
              </table:table-cell>
              <table:table-cell office:value-type="float" office:value="0.0000323613">
                <text:p>0.00003236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1113">
                <text:p>0.531113</text:p>
              </table:table-cell>
              <table:table-cell office:value-type="float" office:value="0.000097654">
                <text:p>0.000097654</text:p>
              </table:table-cell>
              <table:table-cell office:value-type="float" office:value="0.530957">
                <text:p>0.530957</text:p>
              </table:table-cell>
              <table:table-cell office:value-type="float" office:value="0.0000972955">
                <text:p>0.0000972955</text:p>
              </table:table-cell>
              <table:table-cell office:value-type="float" office:value="0.530801">
                <text:p>0.530801</text:p>
              </table:table-cell>
              <table:table-cell office:value-type="float" office:value="0.0000928307">
                <text:p>0.0000928307</text:p>
              </table:table-cell>
              <table:table-cell office:value-type="float" office:value="0.530572">
                <text:p>0.530572</text:p>
              </table:table-cell>
              <table:table-cell office:value-type="float" office:value="0.0000831565">
                <text:p>0.0000831565</text:p>
              </table:table-cell>
              <table:table-cell office:value-type="float" office:value="0.530421">
                <text:p>0.530421</text:p>
              </table:table-cell>
              <table:table-cell office:value-type="float" office:value="0.0000791688">
                <text:p>0.0000791688</text:p>
              </table:table-cell>
              <table:table-cell office:value-type="float" office:value="0.530271">
                <text:p>0.530271</text:p>
              </table:table-cell>
              <table:table-cell office:value-type="float" office:value="0.0000734472">
                <text:p>0.0000734472</text:p>
              </table:table-cell>
              <table:table-cell office:value-type="float" office:value="0.530123">
                <text:p>0.530123</text:p>
              </table:table-cell>
              <table:table-cell office:value-type="float" office:value="0.000069228">
                <text:p>0.000069228</text:p>
              </table:table-cell>
              <table:table-cell office:value-type="float" office:value="0.529905">
                <text:p>0.529905</text:p>
              </table:table-cell>
              <table:table-cell office:value-type="float" office:value="0.0000613411">
                <text:p>0.0000613411</text:p>
              </table:table-cell>
              <table:table-cell office:value-type="float" office:value="0.529761">
                <text:p>0.529761</text:p>
              </table:table-cell>
              <table:table-cell office:value-type="float" office:value="0.0000566977">
                <text:p>0.0000566977</text:p>
              </table:table-cell>
              <table:table-cell office:value-type="float" office:value="0.529619">
                <text:p>0.529619</text:p>
              </table:table-cell>
              <table:table-cell office:value-type="float" office:value="0.0000524747">
                <text:p>0.0000524747</text:p>
              </table:table-cell>
              <table:table-cell office:value-type="float" office:value="0.52948">
                <text:p>0.52948</text:p>
              </table:table-cell>
              <table:table-cell office:value-type="float" office:value="0.0000487116">
                <text:p>0.0000487116</text:p>
              </table:table-cell>
              <table:table-cell office:value-type="float" office:value="0.529274">
                <text:p>0.529274</text:p>
              </table:table-cell>
              <table:table-cell office:value-type="float" office:value="0.0000430363">
                <text:p>0.0000430363</text:p>
              </table:table-cell>
              <table:table-cell office:value-type="float" office:value="0.529139">
                <text:p>0.529139</text:p>
              </table:table-cell>
              <table:table-cell office:value-type="float" office:value="0.0000396928">
                <text:p>0.0000396928</text:p>
              </table:table-cell>
              <table:table-cell office:value-type="float" office:value="0.529007">
                <text:p>0.529007</text:p>
              </table:table-cell>
              <table:table-cell office:value-type="float" office:value="0.0000361567">
                <text:p>0.0000361567</text:p>
              </table:table-cell>
              <table:table-cell office:value-type="float" office:value="0.528877">
                <text:p>0.528877</text:p>
              </table:table-cell>
              <table:table-cell office:value-type="float" office:value="0.0000323616">
                <text:p>0.00003236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891">
                <text:p>0.541891</text:p>
              </table:table-cell>
              <table:table-cell office:value-type="float" office:value="0.0000984711">
                <text:p>0.0000984711</text:p>
              </table:table-cell>
              <table:table-cell office:value-type="float" office:value="0.541765">
                <text:p>0.541765</text:p>
              </table:table-cell>
              <table:table-cell office:value-type="float" office:value="0.0000978906">
                <text:p>0.0000978906</text:p>
              </table:table-cell>
              <table:table-cell office:value-type="float" office:value="0.541641">
                <text:p>0.541641</text:p>
              </table:table-cell>
              <table:table-cell office:value-type="float" office:value="0.000093239">
                <text:p>0.000093239</text:p>
              </table:table-cell>
              <table:table-cell office:value-type="float" office:value="0.541457">
                <text:p>0.541457</text:p>
              </table:table-cell>
              <table:table-cell office:value-type="float" office:value="0.0000833726">
                <text:p>0.0000833726</text:p>
              </table:table-cell>
              <table:table-cell office:value-type="float" office:value="0.541336">
                <text:p>0.541336</text:p>
              </table:table-cell>
              <table:table-cell office:value-type="float" office:value="0.0000793106">
                <text:p>0.0000793106</text:p>
              </table:table-cell>
              <table:table-cell office:value-type="float" office:value="0.541217">
                <text:p>0.541217</text:p>
              </table:table-cell>
              <table:table-cell office:value-type="float" office:value="0.0000735362">
                <text:p>0.0000735362</text:p>
              </table:table-cell>
              <table:table-cell office:value-type="float" office:value="0.541098">
                <text:p>0.541098</text:p>
              </table:table-cell>
              <table:table-cell office:value-type="float" office:value="0.0000692836">
                <text:p>0.0000692836</text:p>
              </table:table-cell>
              <table:table-cell office:value-type="float" office:value="0.540924">
                <text:p>0.540924</text:p>
              </table:table-cell>
              <table:table-cell office:value-type="float" office:value="0.0000613667">
                <text:p>0.0000613667</text:p>
              </table:table-cell>
              <table:table-cell office:value-type="float" office:value="0.540809">
                <text:p>0.540809</text:p>
              </table:table-cell>
              <table:table-cell office:value-type="float" office:value="0.0000567125">
                <text:p>0.0000567125</text:p>
              </table:table-cell>
              <table:table-cell office:value-type="float" office:value="0.540696">
                <text:p>0.540696</text:p>
              </table:table-cell>
              <table:table-cell office:value-type="float" office:value="0.0000524831">
                <text:p>0.0000524831</text:p>
              </table:table-cell>
              <table:table-cell office:value-type="float" office:value="0.540584">
                <text:p>0.540584</text:p>
              </table:table-cell>
              <table:table-cell office:value-type="float" office:value="0.0000487162">
                <text:p>0.0000487162</text:p>
              </table:table-cell>
              <table:table-cell office:value-type="float" office:value="0.540419">
                <text:p>0.540419</text:p>
              </table:table-cell>
              <table:table-cell office:value-type="float" office:value="0.0000430381">
                <text:p>0.0000430381</text:p>
              </table:table-cell>
              <table:table-cell office:value-type="float" office:value="0.540312">
                <text:p>0.540312</text:p>
              </table:table-cell>
              <table:table-cell office:value-type="float" office:value="0.0000396937">
                <text:p>0.0000396937</text:p>
              </table:table-cell>
              <table:table-cell office:value-type="float" office:value="0.540206">
                <text:p>0.540206</text:p>
              </table:table-cell>
              <table:table-cell office:value-type="float" office:value="0.0000361572">
                <text:p>0.0000361572</text:p>
              </table:table-cell>
              <table:table-cell office:value-type="float" office:value="0.540101">
                <text:p>0.540101</text:p>
              </table:table-cell>
              <table:table-cell office:value-type="float" office:value="0.0000323618">
                <text:p>0.00003236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2668">
                <text:p>0.552668</text:p>
              </table:table-cell>
              <table:table-cell office:value-type="float" office:value="0.000099104">
                <text:p>0.000099104</text:p>
              </table:table-cell>
              <table:table-cell office:value-type="float" office:value="0.552574">
                <text:p>0.552574</text:p>
              </table:table-cell>
              <table:table-cell office:value-type="float" office:value="0.0000983465">
                <text:p>0.0000983465</text:p>
              </table:table-cell>
              <table:table-cell office:value-type="float" office:value="0.552481">
                <text:p>0.552481</text:p>
              </table:table-cell>
              <table:table-cell office:value-type="float" office:value="0.0000935488">
                <text:p>0.0000935488</text:p>
              </table:table-cell>
              <table:table-cell office:value-type="float" office:value="0.552343">
                <text:p>0.552343</text:p>
              </table:table-cell>
              <table:table-cell office:value-type="float" office:value="0.0000835343">
                <text:p>0.0000835343</text:p>
              </table:table-cell>
              <table:table-cell office:value-type="float" office:value="0.552252">
                <text:p>0.552252</text:p>
              </table:table-cell>
              <table:table-cell office:value-type="float" office:value="0.0000794157">
                <text:p>0.0000794157</text:p>
              </table:table-cell>
              <table:table-cell office:value-type="float" office:value="0.552163">
                <text:p>0.552163</text:p>
              </table:table-cell>
              <table:table-cell office:value-type="float" office:value="0.0000736015">
                <text:p>0.0000736015</text:p>
              </table:table-cell>
              <table:table-cell office:value-type="float" office:value="0.552074">
                <text:p>0.552074</text:p>
              </table:table-cell>
              <table:table-cell office:value-type="float" office:value="0.000069324">
                <text:p>0.000069324</text:p>
              </table:table-cell>
              <table:table-cell office:value-type="float" office:value="0.551943">
                <text:p>0.551943</text:p>
              </table:table-cell>
              <table:table-cell office:value-type="float" office:value="0.000061385">
                <text:p>0.000061385</text:p>
              </table:table-cell>
              <table:table-cell office:value-type="float" office:value="0.551857">
                <text:p>0.551857</text:p>
              </table:table-cell>
              <table:table-cell office:value-type="float" office:value="0.000056723">
                <text:p>0.000056723</text:p>
              </table:table-cell>
              <table:table-cell office:value-type="float" office:value="0.551772">
                <text:p>0.551772</text:p>
              </table:table-cell>
              <table:table-cell office:value-type="float" office:value="0.000052489">
                <text:p>0.000052489</text:p>
              </table:table-cell>
              <table:table-cell office:value-type="float" office:value="0.551688">
                <text:p>0.551688</text:p>
              </table:table-cell>
              <table:table-cell office:value-type="float" office:value="0.0000487195">
                <text:p>0.0000487195</text:p>
              </table:table-cell>
              <table:table-cell office:value-type="float" office:value="0.551564">
                <text:p>0.551564</text:p>
              </table:table-cell>
              <table:table-cell office:value-type="float" office:value="0.0000430393">
                <text:p>0.0000430393</text:p>
              </table:table-cell>
              <table:table-cell office:value-type="float" office:value="0.551484">
                <text:p>0.551484</text:p>
              </table:table-cell>
              <table:table-cell office:value-type="float" office:value="0.0000396943">
                <text:p>0.0000396943</text:p>
              </table:table-cell>
              <table:table-cell office:value-type="float" office:value="0.551404">
                <text:p>0.551404</text:p>
              </table:table-cell>
              <table:table-cell office:value-type="float" office:value="0.0000361575">
                <text:p>0.0000361575</text:p>
              </table:table-cell>
              <table:table-cell office:value-type="float" office:value="0.551326">
                <text:p>0.551326</text:p>
              </table:table-cell>
              <table:table-cell office:value-type="float" office:value="0.0000323619">
                <text:p>0.00003236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445">
                <text:p>0.563445</text:p>
              </table:table-cell>
              <table:table-cell office:value-type="float" office:value="0.0000995926">
                <text:p>0.0000995926</text:p>
              </table:table-cell>
              <table:table-cell office:value-type="float" office:value="0.563383">
                <text:p>0.563383</text:p>
              </table:table-cell>
              <table:table-cell office:value-type="float" office:value="0.0000986951">
                <text:p>0.0000986951</text:p>
              </table:table-cell>
              <table:table-cell office:value-type="float" office:value="0.563321">
                <text:p>0.563321</text:p>
              </table:table-cell>
              <table:table-cell office:value-type="float" office:value="0.0000937833">
                <text:p>0.0000937833</text:p>
              </table:table-cell>
              <table:table-cell office:value-type="float" office:value="0.563229">
                <text:p>0.563229</text:p>
              </table:table-cell>
              <table:table-cell office:value-type="float" office:value="0.000083655">
                <text:p>0.000083655</text:p>
              </table:table-cell>
              <table:table-cell office:value-type="float" office:value="0.563168">
                <text:p>0.563168</text:p>
              </table:table-cell>
              <table:table-cell office:value-type="float" office:value="0.0000794934">
                <text:p>0.0000794934</text:p>
              </table:table-cell>
              <table:table-cell office:value-type="float" office:value="0.563108">
                <text:p>0.563108</text:p>
              </table:table-cell>
              <table:table-cell office:value-type="float" office:value="0.0000736494">
                <text:p>0.0000736494</text:p>
              </table:table-cell>
              <table:table-cell office:value-type="float" office:value="0.563049">
                <text:p>0.563049</text:p>
              </table:table-cell>
              <table:table-cell office:value-type="float" office:value="0.0000693534">
                <text:p>0.0000693534</text:p>
              </table:table-cell>
              <table:table-cell office:value-type="float" office:value="0.562962">
                <text:p>0.562962</text:p>
              </table:table-cell>
              <table:table-cell office:value-type="float" office:value="0.0000613981">
                <text:p>0.0000613981</text:p>
              </table:table-cell>
              <table:table-cell office:value-type="float" office:value="0.562904">
                <text:p>0.562904</text:p>
              </table:table-cell>
              <table:table-cell office:value-type="float" office:value="0.0000567305">
                <text:p>0.0000567305</text:p>
              </table:table-cell>
              <table:table-cell office:value-type="float" office:value="0.562848">
                <text:p>0.562848</text:p>
              </table:table-cell>
              <table:table-cell office:value-type="float" office:value="0.0000524931">
                <text:p>0.0000524931</text:p>
              </table:table-cell>
              <table:table-cell office:value-type="float" office:value="0.562792">
                <text:p>0.562792</text:p>
              </table:table-cell>
              <table:table-cell office:value-type="float" office:value="0.0000487217">
                <text:p>0.0000487217</text:p>
              </table:table-cell>
              <table:table-cell office:value-type="float" office:value="0.56271">
                <text:p>0.56271</text:p>
              </table:table-cell>
              <table:table-cell office:value-type="float" office:value="0.0000430401">
                <text:p>0.0000430401</text:p>
              </table:table-cell>
              <table:table-cell office:value-type="float" office:value="0.562656">
                <text:p>0.562656</text:p>
              </table:table-cell>
              <table:table-cell office:value-type="float" office:value="0.0000396947">
                <text:p>0.0000396947</text:p>
              </table:table-cell>
              <table:table-cell office:value-type="float" office:value="0.562603">
                <text:p>0.562603</text:p>
              </table:table-cell>
              <table:table-cell office:value-type="float" office:value="0.0000361577">
                <text:p>0.0000361577</text:p>
              </table:table-cell>
              <table:table-cell office:value-type="float" office:value="0.562551">
                <text:p>0.562551</text:p>
              </table:table-cell>
              <table:table-cell office:value-type="float" office:value="0.000032362">
                <text:p>0.0000323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223">
                <text:p>0.574223</text:p>
              </table:table-cell>
              <table:table-cell office:value-type="float" office:value="0.0000999687">
                <text:p>0.0000999687</text:p>
              </table:table-cell>
              <table:table-cell office:value-type="float" office:value="0.574191">
                <text:p>0.574191</text:p>
              </table:table-cell>
              <table:table-cell office:value-type="float" office:value="0.0000989609">
                <text:p>0.0000989609</text:p>
              </table:table-cell>
              <table:table-cell office:value-type="float" office:value="0.57416">
                <text:p>0.57416</text:p>
              </table:table-cell>
              <table:table-cell office:value-type="float" office:value="0.0000939606">
                <text:p>0.0000939606</text:p>
              </table:table-cell>
              <table:table-cell office:value-type="float" office:value="0.574114">
                <text:p>0.574114</text:p>
              </table:table-cell>
              <table:table-cell office:value-type="float" office:value="0.0000837451">
                <text:p>0.0000837451</text:p>
              </table:table-cell>
              <table:table-cell office:value-type="float" office:value="0.574084">
                <text:p>0.574084</text:p>
              </table:table-cell>
              <table:table-cell office:value-type="float" office:value="0.0000795509">
                <text:p>0.0000795509</text:p>
              </table:table-cell>
              <table:table-cell office:value-type="float" office:value="0.574054">
                <text:p>0.574054</text:p>
              </table:table-cell>
              <table:table-cell office:value-type="float" office:value="0.0000736845">
                <text:p>0.0000736845</text:p>
              </table:table-cell>
              <table:table-cell office:value-type="float" office:value="0.574025">
                <text:p>0.574025</text:p>
              </table:table-cell>
              <table:table-cell office:value-type="float" office:value="0.0000693748">
                <text:p>0.0000693748</text:p>
              </table:table-cell>
              <table:table-cell office:value-type="float" office:value="0.573981">
                <text:p>0.573981</text:p>
              </table:table-cell>
              <table:table-cell office:value-type="float" office:value="0.0000614075">
                <text:p>0.0000614075</text:p>
              </table:table-cell>
              <table:table-cell office:value-type="float" office:value="0.573952">
                <text:p>0.573952</text:p>
              </table:table-cell>
              <table:table-cell office:value-type="float" office:value="0.0000567358">
                <text:p>0.0000567358</text:p>
              </table:table-cell>
              <table:table-cell office:value-type="float" office:value="0.573924">
                <text:p>0.573924</text:p>
              </table:table-cell>
              <table:table-cell office:value-type="float" office:value="0.000052496">
                <text:p>0.000052496</text:p>
              </table:table-cell>
              <table:table-cell office:value-type="float" office:value="0.573896">
                <text:p>0.573896</text:p>
              </table:table-cell>
              <table:table-cell office:value-type="float" office:value="0.0000487233">
                <text:p>0.0000487233</text:p>
              </table:table-cell>
              <table:table-cell office:value-type="float" office:value="0.573855">
                <text:p>0.573855</text:p>
              </table:table-cell>
              <table:table-cell office:value-type="float" office:value="0.0000430407">
                <text:p>0.0000430407</text:p>
              </table:table-cell>
              <table:table-cell office:value-type="float" office:value="0.573828">
                <text:p>0.573828</text:p>
              </table:table-cell>
              <table:table-cell office:value-type="float" office:value="0.000039695">
                <text:p>0.000039695</text:p>
              </table:table-cell>
              <table:table-cell office:value-type="float" office:value="0.573801">
                <text:p>0.573801</text:p>
              </table:table-cell>
              <table:table-cell office:value-type="float" office:value="0.0000361578">
                <text:p>0.0000361578</text:p>
              </table:table-cell>
              <table:table-cell office:value-type="float" office:value="0.573775">
                <text:p>0.573775</text:p>
              </table:table-cell>
              <table:table-cell office:value-type="float" office:value="0.000032362">
                <text:p>0.0000323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000100258">
                <text:p>0.000100258</text:p>
              </table:table-cell>
              <table:table-cell office:value-type="float" office:value="0.585">
                <text:p>0.585</text:p>
              </table:table-cell>
              <table:table-cell office:value-type="float" office:value="0.0000991634">
                <text:p>0.0000991634</text:p>
              </table:table-cell>
              <table:table-cell office:value-type="float" office:value="0.585">
                <text:p>0.585</text:p>
              </table:table-cell>
              <table:table-cell office:value-type="float" office:value="0.0000940945">
                <text:p>0.0000940945</text:p>
              </table:table-cell>
              <table:table-cell office:value-type="float" office:value="0.585">
                <text:p>0.585</text:p>
              </table:table-cell>
              <table:table-cell office:value-type="float" office:value="0.0000838123">
                <text:p>0.0000838123</text:p>
              </table:table-cell>
              <table:table-cell office:value-type="float" office:value="0.585">
                <text:p>0.585</text:p>
              </table:table-cell>
              <table:table-cell office:value-type="float" office:value="0.0000795935">
                <text:p>0.0000795935</text:p>
              </table:table-cell>
              <table:table-cell office:value-type="float" office:value="0.585">
                <text:p>0.585</text:p>
              </table:table-cell>
              <table:table-cell office:value-type="float" office:value="0.0000737102">
                <text:p>0.0000737102</text:p>
              </table:table-cell>
              <table:table-cell office:value-type="float" office:value="0.585">
                <text:p>0.585</text:p>
              </table:table-cell>
              <table:table-cell office:value-type="float" office:value="0.0000693903">
                <text:p>0.0000693903</text:p>
              </table:table-cell>
              <table:table-cell office:value-type="float" office:value="0.585">
                <text:p>0.585</text:p>
              </table:table-cell>
              <table:table-cell office:value-type="float" office:value="0.0000614143">
                <text:p>0.0000614143</text:p>
              </table:table-cell>
              <table:table-cell office:value-type="float" office:value="0.585">
                <text:p>0.585</text:p>
              </table:table-cell>
              <table:table-cell office:value-type="float" office:value="0.0000567395">
                <text:p>0.0000567395</text:p>
              </table:table-cell>
              <table:table-cell office:value-type="float" office:value="0.585">
                <text:p>0.585</text:p>
              </table:table-cell>
              <table:table-cell office:value-type="float" office:value="0.0000524981">
                <text:p>0.0000524981</text:p>
              </table:table-cell>
              <table:table-cell office:value-type="float" office:value="0.585">
                <text:p>0.585</text:p>
              </table:table-cell>
              <table:table-cell office:value-type="float" office:value="0.0000487243">
                <text:p>0.0000487243</text:p>
              </table:table-cell>
              <table:table-cell office:value-type="float" office:value="0.585">
                <text:p>0.585</text:p>
              </table:table-cell>
              <table:table-cell office:value-type="float" office:value="0.0000430411">
                <text:p>0.0000430411</text:p>
              </table:table-cell>
              <table:table-cell office:value-type="float" office:value="0.585">
                <text:p>0.585</text:p>
              </table:table-cell>
              <table:table-cell office:value-type="float" office:value="0.0000396952">
                <text:p>0.0000396952</text:p>
              </table:table-cell>
              <table:table-cell office:value-type="float" office:value="0.585">
                <text:p>0.585</text:p>
              </table:table-cell>
              <table:table-cell office:value-type="float" office:value="0.0000361579">
                <text:p>0.0000361579</text:p>
              </table:table-cell>
              <table:table-cell office:value-type="float" office:value="0.585">
                <text:p>0.585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777">
                <text:p>0.595777</text:p>
              </table:table-cell>
              <table:table-cell office:value-type="float" office:value="0.000100479">
                <text:p>0.000100479</text:p>
              </table:table-cell>
              <table:table-cell office:value-type="float" office:value="0.595809">
                <text:p>0.595809</text:p>
              </table:table-cell>
              <table:table-cell office:value-type="float" office:value="0.0000993173">
                <text:p>0.0000993173</text:p>
              </table:table-cell>
              <table:table-cell office:value-type="float" office:value="0.59584">
                <text:p>0.59584</text:p>
              </table:table-cell>
              <table:table-cell office:value-type="float" office:value="0.0000941954">
                <text:p>0.0000941954</text:p>
              </table:table-cell>
              <table:table-cell office:value-type="float" office:value="0.595886">
                <text:p>0.595886</text:p>
              </table:table-cell>
              <table:table-cell office:value-type="float" office:value="0.0000838623">
                <text:p>0.0000838623</text:p>
              </table:table-cell>
              <table:table-cell office:value-type="float" office:value="0.595916">
                <text:p>0.595916</text:p>
              </table:table-cell>
              <table:table-cell office:value-type="float" office:value="0.0000796249">
                <text:p>0.0000796249</text:p>
              </table:table-cell>
              <table:table-cell office:value-type="float" office:value="0.595946">
                <text:p>0.595946</text:p>
              </table:table-cell>
              <table:table-cell office:value-type="float" office:value="0.0000737291">
                <text:p>0.0000737291</text:p>
              </table:table-cell>
              <table:table-cell office:value-type="float" office:value="0.595975">
                <text:p>0.595975</text:p>
              </table:table-cell>
              <table:table-cell office:value-type="float" office:value="0.0000694015">
                <text:p>0.0000694015</text:p>
              </table:table-cell>
              <table:table-cell office:value-type="float" office:value="0.596019">
                <text:p>0.596019</text:p>
              </table:table-cell>
              <table:table-cell office:value-type="float" office:value="0.0000614191">
                <text:p>0.0000614191</text:p>
              </table:table-cell>
              <table:table-cell office:value-type="float" office:value="0.596048">
                <text:p>0.596048</text:p>
              </table:table-cell>
              <table:table-cell office:value-type="float" office:value="0.0000567422">
                <text:p>0.0000567422</text:p>
              </table:table-cell>
              <table:table-cell office:value-type="float" office:value="0.596076">
                <text:p>0.596076</text:p>
              </table:table-cell>
              <table:table-cell office:value-type="float" office:value="0.0000524995">
                <text:p>0.0000524995</text:p>
              </table:table-cell>
              <table:table-cell office:value-type="float" office:value="0.596104">
                <text:p>0.596104</text:p>
              </table:table-cell>
              <table:table-cell office:value-type="float" office:value="0.0000487251">
                <text:p>0.0000487251</text:p>
              </table:table-cell>
              <table:table-cell office:value-type="float" office:value="0.596145">
                <text:p>0.596145</text:p>
              </table:table-cell>
              <table:table-cell office:value-type="float" office:value="0.0000430413">
                <text:p>0.0000430413</text:p>
              </table:table-cell>
              <table:table-cell office:value-type="float" office:value="0.596172">
                <text:p>0.596172</text:p>
              </table:table-cell>
              <table:table-cell office:value-type="float" office:value="0.0000396953">
                <text:p>0.0000396953</text:p>
              </table:table-cell>
              <table:table-cell office:value-type="float" office:value="0.596199">
                <text:p>0.596199</text:p>
              </table:table-cell>
              <table:table-cell office:value-type="float" office:value="0.0000361579">
                <text:p>0.0000361579</text:p>
              </table:table-cell>
              <table:table-cell office:value-type="float" office:value="0.596225">
                <text:p>0.596225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555">
                <text:p>0.606555</text:p>
              </table:table-cell>
              <table:table-cell office:value-type="float" office:value="0.000100649">
                <text:p>0.000100649</text:p>
              </table:table-cell>
              <table:table-cell office:value-type="float" office:value="0.606617">
                <text:p>0.606617</text:p>
              </table:table-cell>
              <table:table-cell office:value-type="float" office:value="0.0000994343">
                <text:p>0.0000994343</text:p>
              </table:table-cell>
              <table:table-cell office:value-type="float" office:value="0.606679">
                <text:p>0.606679</text:p>
              </table:table-cell>
              <table:table-cell office:value-type="float" office:value="0.0000942716">
                <text:p>0.0000942716</text:p>
              </table:table-cell>
              <table:table-cell office:value-type="float" office:value="0.606771">
                <text:p>0.606771</text:p>
              </table:table-cell>
              <table:table-cell office:value-type="float" office:value="0.0000838996">
                <text:p>0.0000838996</text:p>
              </table:table-cell>
              <table:table-cell office:value-type="float" office:value="0.606832">
                <text:p>0.606832</text:p>
              </table:table-cell>
              <table:table-cell office:value-type="float" office:value="0.0000796481">
                <text:p>0.0000796481</text:p>
              </table:table-cell>
              <table:table-cell office:value-type="float" office:value="0.606892">
                <text:p>0.606892</text:p>
              </table:table-cell>
              <table:table-cell office:value-type="float" office:value="0.0000737429">
                <text:p>0.0000737429</text:p>
              </table:table-cell>
              <table:table-cell office:value-type="float" office:value="0.606951">
                <text:p>0.606951</text:p>
              </table:table-cell>
              <table:table-cell office:value-type="float" office:value="0.0000694097">
                <text:p>0.0000694097</text:p>
              </table:table-cell>
              <table:table-cell office:value-type="float" office:value="0.607038">
                <text:p>0.607038</text:p>
              </table:table-cell>
              <table:table-cell office:value-type="float" office:value="0.0000614225">
                <text:p>0.0000614225</text:p>
              </table:table-cell>
              <table:table-cell office:value-type="float" office:value="0.607096">
                <text:p>0.607096</text:p>
              </table:table-cell>
              <table:table-cell office:value-type="float" office:value="0.0000567441">
                <text:p>0.0000567441</text:p>
              </table:table-cell>
              <table:table-cell office:value-type="float" office:value="0.607152">
                <text:p>0.607152</text:p>
              </table:table-cell>
              <table:table-cell office:value-type="float" office:value="0.0000525005">
                <text:p>0.0000525005</text:p>
              </table:table-cell>
              <table:table-cell office:value-type="float" office:value="0.607208">
                <text:p>0.607208</text:p>
              </table:table-cell>
              <table:table-cell office:value-type="float" office:value="0.0000487256">
                <text:p>0.0000487256</text:p>
              </table:table-cell>
              <table:table-cell office:value-type="float" office:value="0.60729">
                <text:p>0.60729</text:p>
              </table:table-cell>
              <table:table-cell office:value-type="float" office:value="0.0000430415">
                <text:p>0.0000430415</text:p>
              </table:table-cell>
              <table:table-cell office:value-type="float" office:value="0.607344">
                <text:p>0.607344</text:p>
              </table:table-cell>
              <table:table-cell office:value-type="float" office:value="0.0000396954">
                <text:p>0.0000396954</text:p>
              </table:table-cell>
              <table:table-cell office:value-type="float" office:value="0.607397">
                <text:p>0.607397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07449">
                <text:p>0.607449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7332">
                <text:p>0.617332</text:p>
              </table:table-cell>
              <table:table-cell office:value-type="float" office:value="0.000100779">
                <text:p>0.000100779</text:p>
              </table:table-cell>
              <table:table-cell office:value-type="float" office:value="0.617426">
                <text:p>0.617426</text:p>
              </table:table-cell>
              <table:table-cell office:value-type="float" office:value="0.0000995231">
                <text:p>0.0000995231</text:p>
              </table:table-cell>
              <table:table-cell office:value-type="float" office:value="0.617519">
                <text:p>0.617519</text:p>
              </table:table-cell>
              <table:table-cell office:value-type="float" office:value="0.0000943288">
                <text:p>0.0000943288</text:p>
              </table:table-cell>
              <table:table-cell office:value-type="float" office:value="0.617657">
                <text:p>0.617657</text:p>
              </table:table-cell>
              <table:table-cell office:value-type="float" office:value="0.0000839273">
                <text:p>0.0000839273</text:p>
              </table:table-cell>
              <table:table-cell office:value-type="float" office:value="0.617748">
                <text:p>0.617748</text:p>
              </table:table-cell>
              <table:table-cell office:value-type="float" office:value="0.0000796652">
                <text:p>0.0000796652</text:p>
              </table:table-cell>
              <table:table-cell office:value-type="float" office:value="0.617837">
                <text:p>0.617837</text:p>
              </table:table-cell>
              <table:table-cell office:value-type="float" office:value="0.000073753">
                <text:p>0.000073753</text:p>
              </table:table-cell>
              <table:table-cell office:value-type="float" office:value="0.617926">
                <text:p>0.617926</text:p>
              </table:table-cell>
              <table:table-cell office:value-type="float" office:value="0.0000694156">
                <text:p>0.0000694156</text:p>
              </table:table-cell>
              <table:table-cell office:value-type="float" office:value="0.618057">
                <text:p>0.618057</text:p>
              </table:table-cell>
              <table:table-cell office:value-type="float" office:value="0.000061425">
                <text:p>0.000061425</text:p>
              </table:table-cell>
              <table:table-cell office:value-type="float" office:value="0.618143">
                <text:p>0.618143</text:p>
              </table:table-cell>
              <table:table-cell office:value-type="float" office:value="0.0000567454">
                <text:p>0.0000567454</text:p>
              </table:table-cell>
              <table:table-cell office:value-type="float" office:value="0.618228">
                <text:p>0.618228</text:p>
              </table:table-cell>
              <table:table-cell office:value-type="float" office:value="0.0000525012">
                <text:p>0.0000525012</text:p>
              </table:table-cell>
              <table:table-cell office:value-type="float" office:value="0.618312">
                <text:p>0.618312</text:p>
              </table:table-cell>
              <table:table-cell office:value-type="float" office:value="0.000048726">
                <text:p>0.000048726</text:p>
              </table:table-cell>
              <table:table-cell office:value-type="float" office:value="0.618436">
                <text:p>0.618436</text:p>
              </table:table-cell>
              <table:table-cell office:value-type="float" office:value="0.0000430416">
                <text:p>0.0000430416</text:p>
              </table:table-cell>
              <table:table-cell office:value-type="float" office:value="0.618516">
                <text:p>0.618516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618596">
                <text:p>0.618596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18674">
                <text:p>0.618674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8109">
                <text:p>0.628109</text:p>
              </table:table-cell>
              <table:table-cell office:value-type="float" office:value="0.000100878">
                <text:p>0.000100878</text:p>
              </table:table-cell>
              <table:table-cell office:value-type="float" office:value="0.628235">
                <text:p>0.628235</text:p>
              </table:table-cell>
              <table:table-cell office:value-type="float" office:value="0.0000995903">
                <text:p>0.0000995903</text:p>
              </table:table-cell>
              <table:table-cell office:value-type="float" office:value="0.628359">
                <text:p>0.628359</text:p>
              </table:table-cell>
              <table:table-cell office:value-type="float" office:value="0.0000943719">
                <text:p>0.0000943719</text:p>
              </table:table-cell>
              <table:table-cell office:value-type="float" office:value="0.628543">
                <text:p>0.628543</text:p>
              </table:table-cell>
              <table:table-cell office:value-type="float" office:value="0.0000839478">
                <text:p>0.0000839478</text:p>
              </table:table-cell>
              <table:table-cell office:value-type="float" office:value="0.628664">
                <text:p>0.628664</text:p>
              </table:table-cell>
              <table:table-cell office:value-type="float" office:value="0.0000796778">
                <text:p>0.0000796778</text:p>
              </table:table-cell>
              <table:table-cell office:value-type="float" office:value="0.628783">
                <text:p>0.628783</text:p>
              </table:table-cell>
              <table:table-cell office:value-type="float" office:value="0.0000737603">
                <text:p>0.0000737603</text:p>
              </table:table-cell>
              <table:table-cell office:value-type="float" office:value="0.628902">
                <text:p>0.628902</text:p>
              </table:table-cell>
              <table:table-cell office:value-type="float" office:value="0.0000694199">
                <text:p>0.0000694199</text:p>
              </table:table-cell>
              <table:table-cell office:value-type="float" office:value="0.629076">
                <text:p>0.629076</text:p>
              </table:table-cell>
              <table:table-cell office:value-type="float" office:value="0.0000614267">
                <text:p>0.0000614267</text:p>
              </table:table-cell>
              <table:table-cell office:value-type="float" office:value="0.629191">
                <text:p>0.629191</text:p>
              </table:table-cell>
              <table:table-cell office:value-type="float" office:value="0.0000567463">
                <text:p>0.0000567463</text:p>
              </table:table-cell>
              <table:table-cell office:value-type="float" office:value="0.629304">
                <text:p>0.629304</text:p>
              </table:table-cell>
              <table:table-cell office:value-type="float" office:value="0.0000525017">
                <text:p>0.0000525017</text:p>
              </table:table-cell>
              <table:table-cell office:value-type="float" office:value="0.629416">
                <text:p>0.629416</text:p>
              </table:table-cell>
              <table:table-cell office:value-type="float" office:value="0.0000487262">
                <text:p>0.0000487262</text:p>
              </table:table-cell>
              <table:table-cell office:value-type="float" office:value="0.629581">
                <text:p>0.629581</text:p>
              </table:table-cell>
              <table:table-cell office:value-type="float" office:value="0.0000430417">
                <text:p>0.0000430417</text:p>
              </table:table-cell>
              <table:table-cell office:value-type="float" office:value="0.629688">
                <text:p>0.629688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629794">
                <text:p>0.629794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29899">
                <text:p>0.629899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887">
                <text:p>0.638887</text:p>
              </table:table-cell>
              <table:table-cell office:value-type="float" office:value="0.000100953">
                <text:p>0.000100953</text:p>
              </table:table-cell>
              <table:table-cell office:value-type="float" office:value="0.639043">
                <text:p>0.639043</text:p>
              </table:table-cell>
              <table:table-cell office:value-type="float" office:value="0.0000996412">
                <text:p>0.0000996412</text:p>
              </table:table-cell>
              <table:table-cell office:value-type="float" office:value="0.639199">
                <text:p>0.639199</text:p>
              </table:table-cell>
              <table:table-cell office:value-type="float" office:value="0.0000944042">
                <text:p>0.0000944042</text:p>
              </table:table-cell>
              <table:table-cell office:value-type="float" office:value="0.639428">
                <text:p>0.639428</text:p>
              </table:table-cell>
              <table:table-cell office:value-type="float" office:value="0.000083963">
                <text:p>0.000083963</text:p>
              </table:table-cell>
              <table:table-cell office:value-type="float" office:value="0.639579">
                <text:p>0.639579</text:p>
              </table:table-cell>
              <table:table-cell office:value-type="float" office:value="0.000079687">
                <text:p>0.000079687</text:p>
              </table:table-cell>
              <table:table-cell office:value-type="float" office:value="0.639729">
                <text:p>0.639729</text:p>
              </table:table-cell>
              <table:table-cell office:value-type="float" office:value="0.0000737657">
                <text:p>0.0000737657</text:p>
              </table:table-cell>
              <table:table-cell office:value-type="float" office:value="0.639877">
                <text:p>0.639877</text:p>
              </table:table-cell>
              <table:table-cell office:value-type="float" office:value="0.000069423">
                <text:p>0.000069423</text:p>
              </table:table-cell>
              <table:table-cell office:value-type="float" office:value="0.640095">
                <text:p>0.640095</text:p>
              </table:table-cell>
              <table:table-cell office:value-type="float" office:value="0.000061428">
                <text:p>0.000061428</text:p>
              </table:table-cell>
              <table:table-cell office:value-type="float" office:value="0.640239">
                <text:p>0.640239</text:p>
              </table:table-cell>
              <table:table-cell office:value-type="float" office:value="0.000056747">
                <text:p>0.000056747</text:p>
              </table:table-cell>
              <table:table-cell office:value-type="float" office:value="0.640381">
                <text:p>0.640381</text:p>
              </table:table-cell>
              <table:table-cell office:value-type="float" office:value="0.000052502">
                <text:p>0.000052502</text:p>
              </table:table-cell>
              <table:table-cell office:value-type="float" office:value="0.64052">
                <text:p>0.64052</text:p>
              </table:table-cell>
              <table:table-cell office:value-type="float" office:value="0.0000487264">
                <text:p>0.0000487264</text:p>
              </table:table-cell>
              <table:table-cell office:value-type="float" office:value="0.640726">
                <text:p>0.640726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640861">
                <text:p>0.640861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640993">
                <text:p>0.640993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41123">
                <text:p>0.641123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9664">
                <text:p>0.649664</text:p>
              </table:table-cell>
              <table:table-cell office:value-type="float" office:value="0.000101011">
                <text:p>0.000101011</text:p>
              </table:table-cell>
              <table:table-cell office:value-type="float" office:value="0.649852">
                <text:p>0.649852</text:p>
              </table:table-cell>
              <table:table-cell office:value-type="float" office:value="0.0000996795">
                <text:p>0.0000996795</text:p>
              </table:table-cell>
              <table:table-cell office:value-type="float" office:value="0.650038">
                <text:p>0.650038</text:p>
              </table:table-cell>
              <table:table-cell office:value-type="float" office:value="0.0000944283">
                <text:p>0.0000944283</text:p>
              </table:table-cell>
              <table:table-cell office:value-type="float" office:value="0.650314">
                <text:p>0.650314</text:p>
              </table:table-cell>
              <table:table-cell office:value-type="float" office:value="0.0000839742">
                <text:p>0.0000839742</text:p>
              </table:table-cell>
              <table:table-cell office:value-type="float" office:value="0.650495">
                <text:p>0.650495</text:p>
              </table:table-cell>
              <table:table-cell office:value-type="float" office:value="0.0000796937">
                <text:p>0.0000796937</text:p>
              </table:table-cell>
              <table:table-cell office:value-type="float" office:value="0.650675">
                <text:p>0.650675</text:p>
              </table:table-cell>
              <table:table-cell office:value-type="float" office:value="0.0000737695">
                <text:p>0.0000737695</text:p>
              </table:table-cell>
              <table:table-cell office:value-type="float" office:value="0.650852">
                <text:p>0.650852</text:p>
              </table:table-cell>
              <table:table-cell office:value-type="float" office:value="0.0000694251">
                <text:p>0.0000694251</text:p>
              </table:table-cell>
              <table:table-cell office:value-type="float" office:value="0.651115">
                <text:p>0.651115</text:p>
              </table:table-cell>
              <table:table-cell office:value-type="float" office:value="0.0000614288">
                <text:p>0.0000614288</text:p>
              </table:table-cell>
              <table:table-cell office:value-type="float" office:value="0.651287">
                <text:p>0.651287</text:p>
              </table:table-cell>
              <table:table-cell office:value-type="float" office:value="0.0000567474">
                <text:p>0.0000567474</text:p>
              </table:table-cell>
              <table:table-cell office:value-type="float" office:value="0.651457">
                <text:p>0.651457</text:p>
              </table:table-cell>
              <table:table-cell office:value-type="float" office:value="0.0000525022">
                <text:p>0.0000525022</text:p>
              </table:table-cell>
              <table:table-cell office:value-type="float" office:value="0.651624">
                <text:p>0.651624</text:p>
              </table:table-cell>
              <table:table-cell office:value-type="float" office:value="0.0000487265">
                <text:p>0.0000487265</text:p>
              </table:table-cell>
              <table:table-cell office:value-type="float" office:value="0.651871">
                <text:p>0.651871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652033">
                <text:p>0.652033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652192">
                <text:p>0.652192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52348">
                <text:p>0.652348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442">
                <text:p>0.660442</text:p>
              </table:table-cell>
              <table:table-cell office:value-type="float" office:value="0.000101054">
                <text:p>0.000101054</text:p>
              </table:table-cell>
              <table:table-cell office:value-type="float" office:value="0.660661">
                <text:p>0.660661</text:p>
              </table:table-cell>
              <table:table-cell office:value-type="float" office:value="0.0000997083">
                <text:p>0.0000997083</text:p>
              </table:table-cell>
              <table:table-cell office:value-type="float" office:value="0.660878">
                <text:p>0.660878</text:p>
              </table:table-cell>
              <table:table-cell office:value-type="float" office:value="0.0000944463">
                <text:p>0.0000944463</text:p>
              </table:table-cell>
              <table:table-cell office:value-type="float" office:value="0.6612">
                <text:p>0.6612</text:p>
              </table:table-cell>
              <table:table-cell office:value-type="float" office:value="0.0000839824">
                <text:p>0.0000839824</text:p>
              </table:table-cell>
              <table:table-cell office:value-type="float" office:value="0.661411">
                <text:p>0.661411</text:p>
              </table:table-cell>
              <table:table-cell office:value-type="float" office:value="0.0000796986">
                <text:p>0.0000796986</text:p>
              </table:table-cell>
              <table:table-cell office:value-type="float" office:value="0.661621">
                <text:p>0.661621</text:p>
              </table:table-cell>
              <table:table-cell office:value-type="float" office:value="0.0000737722">
                <text:p>0.0000737722</text:p>
              </table:table-cell>
              <table:table-cell office:value-type="float" office:value="0.661828">
                <text:p>0.661828</text:p>
              </table:table-cell>
              <table:table-cell office:value-type="float" office:value="0.0000694267">
                <text:p>0.0000694267</text:p>
              </table:table-cell>
              <table:table-cell office:value-type="float" office:value="0.662134">
                <text:p>0.662134</text:p>
              </table:table-cell>
              <table:table-cell office:value-type="float" office:value="0.0000614294">
                <text:p>0.0000614294</text:p>
              </table:table-cell>
              <table:table-cell office:value-type="float" office:value="0.662335">
                <text:p>0.662335</text:p>
              </table:table-cell>
              <table:table-cell office:value-type="float" office:value="0.0000567477">
                <text:p>0.0000567477</text:p>
              </table:table-cell>
              <table:table-cell office:value-type="float" office:value="0.662533">
                <text:p>0.662533</text:p>
              </table:table-cell>
              <table:table-cell office:value-type="float" office:value="0.0000525024">
                <text:p>0.0000525024</text:p>
              </table:table-cell>
              <table:table-cell office:value-type="float" office:value="0.662728">
                <text:p>0.662728</text:p>
              </table:table-cell>
              <table:table-cell office:value-type="float" office:value="0.0000487265">
                <text:p>0.0000487265</text:p>
              </table:table-cell>
              <table:table-cell office:value-type="float" office:value="0.663016">
                <text:p>0.663016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663205">
                <text:p>0.663205</text:p>
              </table:table-cell>
              <table:table-cell office:value-type="float" office:value="0.0000396956">
                <text:p>0.0000396956</text:p>
              </table:table-cell>
              <table:table-cell office:value-type="float" office:value="0.66339">
                <text:p>0.66339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63573">
                <text:p>0.663573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1219">
                <text:p>0.671219</text:p>
              </table:table-cell>
              <table:table-cell office:value-type="float" office:value="0.000101087">
                <text:p>0.000101087</text:p>
              </table:table-cell>
              <table:table-cell office:value-type="float" office:value="0.67147">
                <text:p>0.67147</text:p>
              </table:table-cell>
              <table:table-cell office:value-type="float" office:value="0.0000997297">
                <text:p>0.0000997297</text:p>
              </table:table-cell>
              <table:table-cell office:value-type="float" office:value="0.671718">
                <text:p>0.671718</text:p>
              </table:table-cell>
              <table:table-cell office:value-type="float" office:value="0.0000944594">
                <text:p>0.0000944594</text:p>
              </table:table-cell>
              <table:table-cell office:value-type="float" office:value="0.672085">
                <text:p>0.672085</text:p>
              </table:table-cell>
              <table:table-cell office:value-type="float" office:value="0.0000839882">
                <text:p>0.0000839882</text:p>
              </table:table-cell>
              <table:table-cell office:value-type="float" office:value="0.672327">
                <text:p>0.672327</text:p>
              </table:table-cell>
              <table:table-cell office:value-type="float" office:value="0.000079702">
                <text:p>0.000079702</text:p>
              </table:table-cell>
              <table:table-cell office:value-type="float" office:value="0.672566">
                <text:p>0.672566</text:p>
              </table:table-cell>
              <table:table-cell office:value-type="float" office:value="0.0000737741">
                <text:p>0.0000737741</text:p>
              </table:table-cell>
              <table:table-cell office:value-type="float" office:value="0.672803">
                <text:p>0.672803</text:p>
              </table:table-cell>
              <table:table-cell office:value-type="float" office:value="0.0000694277">
                <text:p>0.0000694277</text:p>
              </table:table-cell>
              <table:table-cell office:value-type="float" office:value="0.673153">
                <text:p>0.673153</text:p>
              </table:table-cell>
              <table:table-cell office:value-type="float" office:value="0.0000614298">
                <text:p>0.0000614298</text:p>
              </table:table-cell>
              <table:table-cell office:value-type="float" office:value="0.673382">
                <text:p>0.673382</text:p>
              </table:table-cell>
              <table:table-cell office:value-type="float" office:value="0.0000567479">
                <text:p>0.0000567479</text:p>
              </table:table-cell>
              <table:table-cell office:value-type="float" office:value="0.673609">
                <text:p>0.673609</text:p>
              </table:table-cell>
              <table:table-cell office:value-type="float" office:value="0.0000525025">
                <text:p>0.0000525025</text:p>
              </table:table-cell>
              <table:table-cell office:value-type="float" office:value="0.673832">
                <text:p>0.673832</text:p>
              </table:table-cell>
              <table:table-cell office:value-type="float" office:value="0.0000487266">
                <text:p>0.0000487266</text:p>
              </table:table-cell>
              <table:table-cell office:value-type="float" office:value="0.674162">
                <text:p>0.674162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674377">
                <text:p>0.674377</text:p>
              </table:table-cell>
              <table:table-cell office:value-type="float" office:value="0.0000396956">
                <text:p>0.0000396956</text:p>
              </table:table-cell>
              <table:table-cell office:value-type="float" office:value="0.674589">
                <text:p>0.674589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74797">
                <text:p>0.674797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1996">
                <text:p>0.681996</text:p>
              </table:table-cell>
              <table:table-cell office:value-type="float" office:value="0.000101111">
                <text:p>0.000101111</text:p>
              </table:table-cell>
              <table:table-cell office:value-type="float" office:value="0.682278">
                <text:p>0.682278</text:p>
              </table:table-cell>
              <table:table-cell office:value-type="float" office:value="0.0000997454">
                <text:p>0.0000997454</text:p>
              </table:table-cell>
              <table:table-cell office:value-type="float" office:value="0.682557">
                <text:p>0.682557</text:p>
              </table:table-cell>
              <table:table-cell office:value-type="float" office:value="0.0000944689">
                <text:p>0.0000944689</text:p>
              </table:table-cell>
              <table:table-cell office:value-type="float" office:value="0.682971">
                <text:p>0.682971</text:p>
              </table:table-cell>
              <table:table-cell office:value-type="float" office:value="0.0000839923">
                <text:p>0.0000839923</text:p>
              </table:table-cell>
              <table:table-cell office:value-type="float" office:value="0.683243">
                <text:p>0.683243</text:p>
              </table:table-cell>
              <table:table-cell office:value-type="float" office:value="0.0000797043">
                <text:p>0.0000797043</text:p>
              </table:table-cell>
              <table:table-cell office:value-type="float" office:value="0.683512">
                <text:p>0.683512</text:p>
              </table:table-cell>
              <table:table-cell office:value-type="float" office:value="0.0000737753">
                <text:p>0.0000737753</text:p>
              </table:table-cell>
              <table:table-cell office:value-type="float" office:value="0.683778">
                <text:p>0.683778</text:p>
              </table:table-cell>
              <table:table-cell office:value-type="float" office:value="0.0000694283">
                <text:p>0.0000694283</text:p>
              </table:table-cell>
              <table:table-cell office:value-type="float" office:value="0.684172">
                <text:p>0.684172</text:p>
              </table:table-cell>
              <table:table-cell office:value-type="float" office:value="0.00006143">
                <text:p>0.00006143</text:p>
              </table:table-cell>
              <table:table-cell office:value-type="float" office:value="0.68443">
                <text:p>0.68443</text:p>
              </table:table-cell>
              <table:table-cell office:value-type="float" office:value="0.000056748">
                <text:p>0.000056748</text:p>
              </table:table-cell>
              <table:table-cell office:value-type="float" office:value="0.684685">
                <text:p>0.684685</text:p>
              </table:table-cell>
              <table:table-cell office:value-type="float" office:value="0.0000525025">
                <text:p>0.0000525025</text:p>
              </table:table-cell>
              <table:table-cell office:value-type="float" office:value="0.684936">
                <text:p>0.684936</text:p>
              </table:table-cell>
              <table:table-cell office:value-type="float" office:value="0.0000487266">
                <text:p>0.0000487266</text:p>
              </table:table-cell>
              <table:table-cell office:value-type="float" office:value="0.685307">
                <text:p>0.685307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685549">
                <text:p>0.685549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685788">
                <text:p>0.685788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86022">
                <text:p>0.686022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774">
                <text:p>0.692774</text:p>
              </table:table-cell>
              <table:table-cell office:value-type="float" office:value="0.000101128">
                <text:p>0.000101128</text:p>
              </table:table-cell>
              <table:table-cell office:value-type="float" office:value="0.693087">
                <text:p>0.693087</text:p>
              </table:table-cell>
              <table:table-cell office:value-type="float" office:value="0.0000997565">
                <text:p>0.0000997565</text:p>
              </table:table-cell>
              <table:table-cell office:value-type="float" office:value="0.693397">
                <text:p>0.693397</text:p>
              </table:table-cell>
              <table:table-cell office:value-type="float" office:value="0.0000944754">
                <text:p>0.0000944754</text:p>
              </table:table-cell>
              <table:table-cell office:value-type="float" office:value="0.693857">
                <text:p>0.693857</text:p>
              </table:table-cell>
              <table:table-cell office:value-type="float" office:value="0.0000839949">
                <text:p>0.0000839949</text:p>
              </table:table-cell>
              <table:table-cell office:value-type="float" office:value="0.694159">
                <text:p>0.694159</text:p>
              </table:table-cell>
              <table:table-cell office:value-type="float" office:value="0.0000797057">
                <text:p>0.0000797057</text:p>
              </table:table-cell>
              <table:table-cell office:value-type="float" office:value="0.694458">
                <text:p>0.694458</text:p>
              </table:table-cell>
              <table:table-cell office:value-type="float" office:value="0.000073776">
                <text:p>0.000073776</text:p>
              </table:table-cell>
              <table:table-cell office:value-type="float" office:value="0.694754">
                <text:p>0.694754</text:p>
              </table:table-cell>
              <table:table-cell office:value-type="float" office:value="0.0000694286">
                <text:p>0.0000694286</text:p>
              </table:table-cell>
              <table:table-cell office:value-type="float" office:value="0.695191">
                <text:p>0.695191</text:p>
              </table:table-cell>
              <table:table-cell office:value-type="float" office:value="0.00006143">
                <text:p>0.00006143</text:p>
              </table:table-cell>
              <table:table-cell office:value-type="float" office:value="0.695478">
                <text:p>0.695478</text:p>
              </table:table-cell>
              <table:table-cell office:value-type="float" office:value="0.000056748">
                <text:p>0.000056748</text:p>
              </table:table-cell>
              <table:table-cell office:value-type="float" office:value="0.695761">
                <text:p>0.695761</text:p>
              </table:table-cell>
              <table:table-cell office:value-type="float" office:value="0.0000525025">
                <text:p>0.0000525025</text:p>
              </table:table-cell>
              <table:table-cell office:value-type="float" office:value="0.69604">
                <text:p>0.69604</text:p>
              </table:table-cell>
              <table:table-cell office:value-type="float" office:value="0.0000487265">
                <text:p>0.0000487265</text:p>
              </table:table-cell>
              <table:table-cell office:value-type="float" office:value="0.696452">
                <text:p>0.696452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696721">
                <text:p>0.696721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696986">
                <text:p>0.696986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97247">
                <text:p>0.697247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3551">
                <text:p>0.703551</text:p>
              </table:table-cell>
              <table:table-cell office:value-type="float" office:value="0.00010114">
                <text:p>0.00010114</text:p>
              </table:table-cell>
              <table:table-cell office:value-type="float" office:value="0.703896">
                <text:p>0.703896</text:p>
              </table:table-cell>
              <table:table-cell office:value-type="float" office:value="0.0000997639">
                <text:p>0.0000997639</text:p>
              </table:table-cell>
              <table:table-cell office:value-type="float" office:value="0.704237">
                <text:p>0.704237</text:p>
              </table:table-cell>
              <table:table-cell office:value-type="float" office:value="0.0000944795">
                <text:p>0.0000944795</text:p>
              </table:table-cell>
              <table:table-cell office:value-type="float" office:value="0.704742">
                <text:p>0.704742</text:p>
              </table:table-cell>
              <table:table-cell office:value-type="float" office:value="0.0000839962">
                <text:p>0.0000839962</text:p>
              </table:table-cell>
              <table:table-cell office:value-type="float" office:value="0.705075">
                <text:p>0.705075</text:p>
              </table:table-cell>
              <table:table-cell office:value-type="float" office:value="0.0000797063">
                <text:p>0.0000797063</text:p>
              </table:table-cell>
              <table:table-cell office:value-type="float" office:value="0.705404">
                <text:p>0.705404</text:p>
              </table:table-cell>
              <table:table-cell office:value-type="float" office:value="0.0000737762">
                <text:p>0.0000737762</text:p>
              </table:table-cell>
              <table:table-cell office:value-type="float" office:value="0.705729">
                <text:p>0.705729</text:p>
              </table:table-cell>
              <table:table-cell office:value-type="float" office:value="0.0000694286">
                <text:p>0.0000694286</text:p>
              </table:table-cell>
              <table:table-cell office:value-type="float" office:value="0.70621">
                <text:p>0.70621</text:p>
              </table:table-cell>
              <table:table-cell office:value-type="float" office:value="0.0000614299">
                <text:p>0.0000614299</text:p>
              </table:table-cell>
              <table:table-cell office:value-type="float" office:value="0.706526">
                <text:p>0.706526</text:p>
              </table:table-cell>
              <table:table-cell office:value-type="float" office:value="0.0000567479">
                <text:p>0.0000567479</text:p>
              </table:table-cell>
              <table:table-cell office:value-type="float" office:value="0.706837">
                <text:p>0.706837</text:p>
              </table:table-cell>
              <table:table-cell office:value-type="float" office:value="0.0000525024">
                <text:p>0.0000525024</text:p>
              </table:table-cell>
              <table:table-cell office:value-type="float" office:value="0.707144">
                <text:p>0.707144</text:p>
              </table:table-cell>
              <table:table-cell office:value-type="float" office:value="0.0000487265">
                <text:p>0.0000487265</text:p>
              </table:table-cell>
              <table:table-cell office:value-type="float" office:value="0.707597">
                <text:p>0.707597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707893">
                <text:p>0.707893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708185">
                <text:p>0.708185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708471">
                <text:p>0.708471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4328">
                <text:p>0.714328</text:p>
              </table:table-cell>
              <table:table-cell office:value-type="float" office:value="0.000101148">
                <text:p>0.000101148</text:p>
              </table:table-cell>
              <table:table-cell office:value-type="float" office:value="0.714704">
                <text:p>0.714704</text:p>
              </table:table-cell>
              <table:table-cell office:value-type="float" office:value="0.0000997683">
                <text:p>0.0000997683</text:p>
              </table:table-cell>
              <table:table-cell office:value-type="float" office:value="0.715076">
                <text:p>0.715076</text:p>
              </table:table-cell>
              <table:table-cell office:value-type="float" office:value="0.0000944815">
                <text:p>0.0000944815</text:p>
              </table:table-cell>
              <table:table-cell office:value-type="float" office:value="0.715628">
                <text:p>0.715628</text:p>
              </table:table-cell>
              <table:table-cell office:value-type="float" office:value="0.0000839965">
                <text:p>0.0000839965</text:p>
              </table:table-cell>
              <table:table-cell office:value-type="float" office:value="0.715991">
                <text:p>0.715991</text:p>
              </table:table-cell>
              <table:table-cell office:value-type="float" office:value="0.0000797062">
                <text:p>0.0000797062</text:p>
              </table:table-cell>
              <table:table-cell office:value-type="float" office:value="0.71635">
                <text:p>0.71635</text:p>
              </table:table-cell>
              <table:table-cell office:value-type="float" office:value="0.0000737759">
                <text:p>0.0000737759</text:p>
              </table:table-cell>
              <table:table-cell office:value-type="float" office:value="0.716705">
                <text:p>0.716705</text:p>
              </table:table-cell>
              <table:table-cell office:value-type="float" office:value="0.0000694283">
                <text:p>0.0000694283</text:p>
              </table:table-cell>
              <table:table-cell office:value-type="float" office:value="0.717229">
                <text:p>0.717229</text:p>
              </table:table-cell>
              <table:table-cell office:value-type="float" office:value="0.0000614297">
                <text:p>0.0000614297</text:p>
              </table:table-cell>
              <table:table-cell office:value-type="float" office:value="0.717573">
                <text:p>0.717573</text:p>
              </table:table-cell>
              <table:table-cell office:value-type="float" office:value="0.0000567477">
                <text:p>0.0000567477</text:p>
              </table:table-cell>
              <table:table-cell office:value-type="float" office:value="0.717913">
                <text:p>0.717913</text:p>
              </table:table-cell>
              <table:table-cell office:value-type="float" office:value="0.0000525022">
                <text:p>0.0000525022</text:p>
              </table:table-cell>
              <table:table-cell office:value-type="float" office:value="0.718249">
                <text:p>0.718249</text:p>
              </table:table-cell>
              <table:table-cell office:value-type="float" office:value="0.0000487264">
                <text:p>0.0000487264</text:p>
              </table:table-cell>
              <table:table-cell office:value-type="float" office:value="0.718742">
                <text:p>0.718742</text:p>
              </table:table-cell>
              <table:table-cell office:value-type="float" office:value="0.0000430417">
                <text:p>0.0000430417</text:p>
              </table:table-cell>
              <table:table-cell office:value-type="float" office:value="0.719065">
                <text:p>0.719065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719383">
                <text:p>0.719383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719696">
                <text:p>0.719696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5106">
                <text:p>0.725106</text:p>
              </table:table-cell>
              <table:table-cell office:value-type="float" office:value="0.000101152">
                <text:p>0.000101152</text:p>
              </table:table-cell>
              <table:table-cell office:value-type="float" office:value="0.725513">
                <text:p>0.725513</text:p>
              </table:table-cell>
              <table:table-cell office:value-type="float" office:value="0.0000997699">
                <text:p>0.0000997699</text:p>
              </table:table-cell>
              <table:table-cell office:value-type="float" office:value="0.725916">
                <text:p>0.725916</text:p>
              </table:table-cell>
              <table:table-cell office:value-type="float" office:value="0.0000944817">
                <text:p>0.0000944817</text:p>
              </table:table-cell>
              <table:table-cell office:value-type="float" office:value="0.726514">
                <text:p>0.726514</text:p>
              </table:table-cell>
              <table:table-cell office:value-type="float" office:value="0.0000839957">
                <text:p>0.0000839957</text:p>
              </table:table-cell>
              <table:table-cell office:value-type="float" office:value="0.726907">
                <text:p>0.726907</text:p>
              </table:table-cell>
              <table:table-cell office:value-type="float" office:value="0.0000797054">
                <text:p>0.0000797054</text:p>
              </table:table-cell>
              <table:table-cell office:value-type="float" office:value="0.727296">
                <text:p>0.727296</text:p>
              </table:table-cell>
              <table:table-cell office:value-type="float" office:value="0.0000737751">
                <text:p>0.0000737751</text:p>
              </table:table-cell>
              <table:table-cell office:value-type="float" office:value="0.72768">
                <text:p>0.72768</text:p>
              </table:table-cell>
              <table:table-cell office:value-type="float" office:value="0.0000694277">
                <text:p>0.0000694277</text:p>
              </table:table-cell>
              <table:table-cell office:value-type="float" office:value="0.728248">
                <text:p>0.728248</text:p>
              </table:table-cell>
              <table:table-cell office:value-type="float" office:value="0.0000614292">
                <text:p>0.0000614292</text:p>
              </table:table-cell>
              <table:table-cell office:value-type="float" office:value="0.728621">
                <text:p>0.728621</text:p>
              </table:table-cell>
              <table:table-cell office:value-type="float" office:value="0.0000567473">
                <text:p>0.0000567473</text:p>
              </table:table-cell>
              <table:table-cell office:value-type="float" office:value="0.728989">
                <text:p>0.728989</text:p>
              </table:table-cell>
              <table:table-cell office:value-type="float" office:value="0.000052502">
                <text:p>0.000052502</text:p>
              </table:table-cell>
              <table:table-cell office:value-type="float" office:value="0.729353">
                <text:p>0.729353</text:p>
              </table:table-cell>
              <table:table-cell office:value-type="float" office:value="0.0000487262">
                <text:p>0.0000487262</text:p>
              </table:table-cell>
              <table:table-cell office:value-type="float" office:value="0.729888">
                <text:p>0.729888</text:p>
              </table:table-cell>
              <table:table-cell office:value-type="float" office:value="0.0000430416">
                <text:p>0.0000430416</text:p>
              </table:table-cell>
              <table:table-cell office:value-type="float" office:value="0.730238">
                <text:p>0.730238</text:p>
              </table:table-cell>
              <table:table-cell office:value-type="float" office:value="0.0000396954">
                <text:p>0.0000396954</text:p>
              </table:table-cell>
              <table:table-cell office:value-type="float" office:value="0.730582">
                <text:p>0.730582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730921">
                <text:p>0.730921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5883">
                <text:p>0.735883</text:p>
              </table:table-cell>
              <table:table-cell office:value-type="float" office:value="0.000101151">
                <text:p>0.000101151</text:p>
              </table:table-cell>
              <table:table-cell office:value-type="float" office:value="0.736322">
                <text:p>0.736322</text:p>
              </table:table-cell>
              <table:table-cell office:value-type="float" office:value="0.0000997688">
                <text:p>0.0000997688</text:p>
              </table:table-cell>
              <table:table-cell office:value-type="float" office:value="0.736756">
                <text:p>0.736756</text:p>
              </table:table-cell>
              <table:table-cell office:value-type="float" office:value="0.0000944799">
                <text:p>0.0000944799</text:p>
              </table:table-cell>
              <table:table-cell office:value-type="float" office:value="0.737399">
                <text:p>0.737399</text:p>
              </table:table-cell>
              <table:table-cell office:value-type="float" office:value="0.0000839937">
                <text:p>0.0000839937</text:p>
              </table:table-cell>
              <table:table-cell office:value-type="float" office:value="0.737823">
                <text:p>0.737823</text:p>
              </table:table-cell>
              <table:table-cell office:value-type="float" office:value="0.0000797037">
                <text:p>0.0000797037</text:p>
              </table:table-cell>
              <table:table-cell office:value-type="float" office:value="0.738241">
                <text:p>0.738241</text:p>
              </table:table-cell>
              <table:table-cell office:value-type="float" office:value="0.0000737737">
                <text:p>0.0000737737</text:p>
              </table:table-cell>
              <table:table-cell office:value-type="float" office:value="0.738655">
                <text:p>0.738655</text:p>
              </table:table-cell>
              <table:table-cell office:value-type="float" office:value="0.0000694267">
                <text:p>0.0000694267</text:p>
              </table:table-cell>
              <table:table-cell office:value-type="float" office:value="0.739267">
                <text:p>0.739267</text:p>
              </table:table-cell>
              <table:table-cell office:value-type="float" office:value="0.0000614286">
                <text:p>0.0000614286</text:p>
              </table:table-cell>
              <table:table-cell office:value-type="float" office:value="0.739669">
                <text:p>0.739669</text:p>
              </table:table-cell>
              <table:table-cell office:value-type="float" office:value="0.0000567469">
                <text:p>0.0000567469</text:p>
              </table:table-cell>
              <table:table-cell office:value-type="float" office:value="0.740066">
                <text:p>0.740066</text:p>
              </table:table-cell>
              <table:table-cell office:value-type="float" office:value="0.0000525017">
                <text:p>0.0000525017</text:p>
              </table:table-cell>
              <table:table-cell office:value-type="float" office:value="0.740457">
                <text:p>0.740457</text:p>
              </table:table-cell>
              <table:table-cell office:value-type="float" office:value="0.000048726">
                <text:p>0.000048726</text:p>
              </table:table-cell>
              <table:table-cell office:value-type="float" office:value="0.741033">
                <text:p>0.741033</text:p>
              </table:table-cell>
              <table:table-cell office:value-type="float" office:value="0.0000430415">
                <text:p>0.0000430415</text:p>
              </table:table-cell>
              <table:table-cell office:value-type="float" office:value="0.74141">
                <text:p>0.74141</text:p>
              </table:table-cell>
              <table:table-cell office:value-type="float" office:value="0.0000396954">
                <text:p>0.0000396954</text:p>
              </table:table-cell>
              <table:table-cell office:value-type="float" office:value="0.741781">
                <text:p>0.741781</text:p>
              </table:table-cell>
              <table:table-cell office:value-type="float" office:value="0.0000361579">
                <text:p>0.0000361579</text:p>
              </table:table-cell>
              <table:table-cell office:value-type="float" office:value="0.742145">
                <text:p>0.742145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6661">
                <text:p>0.746661</text:p>
              </table:table-cell>
              <table:table-cell office:value-type="float" office:value="0.000101148">
                <text:p>0.000101148</text:p>
              </table:table-cell>
              <table:table-cell office:value-type="float" office:value="0.74713">
                <text:p>0.74713</text:p>
              </table:table-cell>
              <table:table-cell office:value-type="float" office:value="0.000099765">
                <text:p>0.000099765</text:p>
              </table:table-cell>
              <table:table-cell office:value-type="float" office:value="0.747596">
                <text:p>0.747596</text:p>
              </table:table-cell>
              <table:table-cell office:value-type="float" office:value="0.000094476">
                <text:p>0.000094476</text:p>
              </table:table-cell>
              <table:table-cell office:value-type="float" office:value="0.748285">
                <text:p>0.748285</text:p>
              </table:table-cell>
              <table:table-cell office:value-type="float" office:value="0.0000839903">
                <text:p>0.0000839903</text:p>
              </table:table-cell>
              <table:table-cell office:value-type="float" office:value="0.748738">
                <text:p>0.748738</text:p>
              </table:table-cell>
              <table:table-cell office:value-type="float" office:value="0.0000797012">
                <text:p>0.0000797012</text:p>
              </table:table-cell>
              <table:table-cell office:value-type="float" office:value="0.749187">
                <text:p>0.749187</text:p>
              </table:table-cell>
              <table:table-cell office:value-type="float" office:value="0.0000737717">
                <text:p>0.0000737717</text:p>
              </table:table-cell>
              <table:table-cell office:value-type="float" office:value="0.749631">
                <text:p>0.749631</text:p>
              </table:table-cell>
              <table:table-cell office:value-type="float" office:value="0.0000694252">
                <text:p>0.0000694252</text:p>
              </table:table-cell>
              <table:table-cell office:value-type="float" office:value="0.750286">
                <text:p>0.750286</text:p>
              </table:table-cell>
              <table:table-cell office:value-type="float" office:value="0.0000614276">
                <text:p>0.0000614276</text:p>
              </table:table-cell>
              <table:table-cell office:value-type="float" office:value="0.750717">
                <text:p>0.750717</text:p>
              </table:table-cell>
              <table:table-cell office:value-type="float" office:value="0.0000567462">
                <text:p>0.0000567462</text:p>
              </table:table-cell>
              <table:table-cell office:value-type="float" office:value="0.751142">
                <text:p>0.751142</text:p>
              </table:table-cell>
              <table:table-cell office:value-type="float" office:value="0.0000525012">
                <text:p>0.0000525012</text:p>
              </table:table-cell>
              <table:table-cell office:value-type="float" office:value="0.751561">
                <text:p>0.751561</text:p>
              </table:table-cell>
              <table:table-cell office:value-type="float" office:value="0.0000487257">
                <text:p>0.0000487257</text:p>
              </table:table-cell>
              <table:table-cell office:value-type="float" office:value="0.752178">
                <text:p>0.752178</text:p>
              </table:table-cell>
              <table:table-cell office:value-type="float" office:value="0.0000430413">
                <text:p>0.0000430413</text:p>
              </table:table-cell>
              <table:table-cell office:value-type="float" office:value="0.752582">
                <text:p>0.752582</text:p>
              </table:table-cell>
              <table:table-cell office:value-type="float" office:value="0.0000396953">
                <text:p>0.0000396953</text:p>
              </table:table-cell>
              <table:table-cell office:value-type="float" office:value="0.752979">
                <text:p>0.752979</text:p>
              </table:table-cell>
              <table:table-cell office:value-type="float" office:value="0.0000361578">
                <text:p>0.0000361578</text:p>
              </table:table-cell>
              <table:table-cell office:value-type="float" office:value="0.75337">
                <text:p>0.75337</text:p>
              </table:table-cell>
              <table:table-cell office:value-type="float" office:value="0.000032362">
                <text:p>0.0000323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438">
                <text:p>0.757438</text:p>
              </table:table-cell>
              <table:table-cell office:value-type="float" office:value="0.00010114">
                <text:p>0.00010114</text:p>
              </table:table-cell>
              <table:table-cell office:value-type="float" office:value="0.757939">
                <text:p>0.757939</text:p>
              </table:table-cell>
              <table:table-cell office:value-type="float" office:value="0.0000997582">
                <text:p>0.0000997582</text:p>
              </table:table-cell>
              <table:table-cell office:value-type="float" office:value="0.758435">
                <text:p>0.758435</text:p>
              </table:table-cell>
              <table:table-cell office:value-type="float" office:value="0.0000944699">
                <text:p>0.0000944699</text:p>
              </table:table-cell>
              <table:table-cell office:value-type="float" office:value="0.759171">
                <text:p>0.759171</text:p>
              </table:table-cell>
              <table:table-cell office:value-type="float" office:value="0.0000839854">
                <text:p>0.0000839854</text:p>
              </table:table-cell>
              <table:table-cell office:value-type="float" office:value="0.759654">
                <text:p>0.759654</text:p>
              </table:table-cell>
              <table:table-cell office:value-type="float" office:value="0.0000796974">
                <text:p>0.0000796974</text:p>
              </table:table-cell>
              <table:table-cell office:value-type="float" office:value="0.760133">
                <text:p>0.760133</text:p>
              </table:table-cell>
              <table:table-cell office:value-type="float" office:value="0.0000737687">
                <text:p>0.0000737687</text:p>
              </table:table-cell>
              <table:table-cell office:value-type="float" office:value="0.760606">
                <text:p>0.760606</text:p>
              </table:table-cell>
              <table:table-cell office:value-type="float" office:value="0.000069423">
                <text:p>0.000069423</text:p>
              </table:table-cell>
              <table:table-cell office:value-type="float" office:value="0.761306">
                <text:p>0.761306</text:p>
              </table:table-cell>
              <table:table-cell office:value-type="float" office:value="0.0000614262">
                <text:p>0.0000614262</text:p>
              </table:table-cell>
              <table:table-cell office:value-type="float" office:value="0.761765">
                <text:p>0.761765</text:p>
              </table:table-cell>
              <table:table-cell office:value-type="float" office:value="0.0000567452">
                <text:p>0.0000567452</text:p>
              </table:table-cell>
              <table:table-cell office:value-type="float" office:value="0.762218">
                <text:p>0.762218</text:p>
              </table:table-cell>
              <table:table-cell office:value-type="float" office:value="0.0000525005">
                <text:p>0.0000525005</text:p>
              </table:table-cell>
              <table:table-cell office:value-type="float" office:value="0.762665">
                <text:p>0.762665</text:p>
              </table:table-cell>
              <table:table-cell office:value-type="float" office:value="0.0000487252">
                <text:p>0.0000487252</text:p>
              </table:table-cell>
              <table:table-cell office:value-type="float" office:value="0.763323">
                <text:p>0.763323</text:p>
              </table:table-cell>
              <table:table-cell office:value-type="float" office:value="0.0000430411">
                <text:p>0.0000430411</text:p>
              </table:table-cell>
              <table:table-cell office:value-type="float" office:value="0.763754">
                <text:p>0.763754</text:p>
              </table:table-cell>
              <table:table-cell office:value-type="float" office:value="0.0000396951">
                <text:p>0.0000396951</text:p>
              </table:table-cell>
              <table:table-cell office:value-type="float" office:value="0.764178">
                <text:p>0.764178</text:p>
              </table:table-cell>
              <table:table-cell office:value-type="float" office:value="0.0000361577">
                <text:p>0.0000361577</text:p>
              </table:table-cell>
              <table:table-cell office:value-type="float" office:value="0.764595">
                <text:p>0.764595</text:p>
              </table:table-cell>
              <table:table-cell office:value-type="float" office:value="0.000032362">
                <text:p>0.000032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8215">
                <text:p>0.768215</text:p>
              </table:table-cell>
              <table:table-cell office:value-type="float" office:value="0.000101127">
                <text:p>0.000101127</text:p>
              </table:table-cell>
              <table:table-cell office:value-type="float" office:value="0.768748">
                <text:p>0.768748</text:p>
              </table:table-cell>
              <table:table-cell office:value-type="float" office:value="0.0000997478">
                <text:p>0.0000997478</text:p>
              </table:table-cell>
              <table:table-cell office:value-type="float" office:value="0.769275">
                <text:p>0.769275</text:p>
              </table:table-cell>
              <table:table-cell office:value-type="float" office:value="0.0000944608">
                <text:p>0.0000944608</text:p>
              </table:table-cell>
              <table:table-cell office:value-type="float" office:value="0.770056">
                <text:p>0.770056</text:p>
              </table:table-cell>
              <table:table-cell office:value-type="float" office:value="0.0000839784">
                <text:p>0.0000839784</text:p>
              </table:table-cell>
              <table:table-cell office:value-type="float" office:value="0.77057">
                <text:p>0.77057</text:p>
              </table:table-cell>
              <table:table-cell office:value-type="float" office:value="0.0000796921">
                <text:p>0.0000796921</text:p>
              </table:table-cell>
              <table:table-cell office:value-type="float" office:value="0.771079">
                <text:p>0.771079</text:p>
              </table:table-cell>
              <table:table-cell office:value-type="float" office:value="0.0000737646">
                <text:p>0.0000737646</text:p>
              </table:table-cell>
              <table:table-cell office:value-type="float" office:value="0.771582">
                <text:p>0.771582</text:p>
              </table:table-cell>
              <table:table-cell office:value-type="float" office:value="0.0000694199">
                <text:p>0.0000694199</text:p>
              </table:table-cell>
              <table:table-cell office:value-type="float" office:value="0.772325">
                <text:p>0.772325</text:p>
              </table:table-cell>
              <table:table-cell office:value-type="float" office:value="0.0000614242">
                <text:p>0.0000614242</text:p>
              </table:table-cell>
              <table:table-cell office:value-type="float" office:value="0.772812">
                <text:p>0.772812</text:p>
              </table:table-cell>
              <table:table-cell office:value-type="float" office:value="0.0000567437">
                <text:p>0.0000567437</text:p>
              </table:table-cell>
              <table:table-cell office:value-type="float" office:value="0.773294">
                <text:p>0.773294</text:p>
              </table:table-cell>
              <table:table-cell office:value-type="float" office:value="0.0000524995">
                <text:p>0.0000524995</text:p>
              </table:table-cell>
              <table:table-cell office:value-type="float" office:value="0.773769">
                <text:p>0.773769</text:p>
              </table:table-cell>
              <table:table-cell office:value-type="float" office:value="0.0000487245">
                <text:p>0.0000487245</text:p>
              </table:table-cell>
              <table:table-cell office:value-type="float" office:value="0.774468">
                <text:p>0.774468</text:p>
              </table:table-cell>
              <table:table-cell office:value-type="float" office:value="0.0000430407">
                <text:p>0.0000430407</text:p>
              </table:table-cell>
              <table:table-cell office:value-type="float" office:value="0.774926">
                <text:p>0.774926</text:p>
              </table:table-cell>
              <table:table-cell office:value-type="float" office:value="0.0000396948">
                <text:p>0.0000396948</text:p>
              </table:table-cell>
              <table:table-cell office:value-type="float" office:value="0.775377">
                <text:p>0.775377</text:p>
              </table:table-cell>
              <table:table-cell office:value-type="float" office:value="0.0000361576">
                <text:p>0.0000361576</text:p>
              </table:table-cell>
              <table:table-cell office:value-type="float" office:value="0.775819">
                <text:p>0.775819</text:p>
              </table:table-cell>
              <table:table-cell office:value-type="float" office:value="0.0000323619">
                <text:p>0.0000323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993">
                <text:p>0.778993</text:p>
              </table:table-cell>
              <table:table-cell office:value-type="float" office:value="0.000101109">
                <text:p>0.000101109</text:p>
              </table:table-cell>
              <table:table-cell office:value-type="float" office:value="0.779556">
                <text:p>0.779556</text:p>
              </table:table-cell>
              <table:table-cell office:value-type="float" office:value="0.000099733">
                <text:p>0.000099733</text:p>
              </table:table-cell>
              <table:table-cell office:value-type="float" office:value="0.780115">
                <text:p>0.780115</text:p>
              </table:table-cell>
              <table:table-cell office:value-type="float" office:value="0.0000944481">
                <text:p>0.0000944481</text:p>
              </table:table-cell>
              <table:table-cell office:value-type="float" office:value="0.780942">
                <text:p>0.780942</text:p>
              </table:table-cell>
              <table:table-cell office:value-type="float" office:value="0.0000839687">
                <text:p>0.0000839687</text:p>
              </table:table-cell>
              <table:table-cell office:value-type="float" office:value="0.781486">
                <text:p>0.781486</text:p>
              </table:table-cell>
              <table:table-cell office:value-type="float" office:value="0.0000796847">
                <text:p>0.0000796847</text:p>
              </table:table-cell>
              <table:table-cell office:value-type="float" office:value="0.782025">
                <text:p>0.782025</text:p>
              </table:table-cell>
              <table:table-cell office:value-type="float" office:value="0.0000737588">
                <text:p>0.0000737588</text:p>
              </table:table-cell>
              <table:table-cell office:value-type="float" office:value="0.782557">
                <text:p>0.782557</text:p>
              </table:table-cell>
              <table:table-cell office:value-type="float" office:value="0.0000694156">
                <text:p>0.0000694156</text:p>
              </table:table-cell>
              <table:table-cell office:value-type="float" office:value="0.783344">
                <text:p>0.783344</text:p>
              </table:table-cell>
              <table:table-cell office:value-type="float" office:value="0.0000614214">
                <text:p>0.0000614214</text:p>
              </table:table-cell>
              <table:table-cell office:value-type="float" office:value="0.78386">
                <text:p>0.78386</text:p>
              </table:table-cell>
              <table:table-cell office:value-type="float" office:value="0.0000567417">
                <text:p>0.0000567417</text:p>
              </table:table-cell>
              <table:table-cell office:value-type="float" office:value="0.78437">
                <text:p>0.78437</text:p>
              </table:table-cell>
              <table:table-cell office:value-type="float" office:value="0.000052498">
                <text:p>0.000052498</text:p>
              </table:table-cell>
              <table:table-cell office:value-type="float" office:value="0.784873">
                <text:p>0.784873</text:p>
              </table:table-cell>
              <table:table-cell office:value-type="float" office:value="0.0000487235">
                <text:p>0.0000487235</text:p>
              </table:table-cell>
              <table:table-cell office:value-type="float" office:value="0.785614">
                <text:p>0.785614</text:p>
              </table:table-cell>
              <table:table-cell office:value-type="float" office:value="0.0000430401">
                <text:p>0.0000430401</text:p>
              </table:table-cell>
              <table:table-cell office:value-type="float" office:value="0.786098">
                <text:p>0.786098</text:p>
              </table:table-cell>
              <table:table-cell office:value-type="float" office:value="0.0000396945">
                <text:p>0.0000396945</text:p>
              </table:table-cell>
              <table:table-cell office:value-type="float" office:value="0.786575">
                <text:p>0.786575</text:p>
              </table:table-cell>
              <table:table-cell office:value-type="float" office:value="0.0000361574">
                <text:p>0.0000361574</text:p>
              </table:table-cell>
              <table:table-cell office:value-type="float" office:value="0.787044">
                <text:p>0.787044</text:p>
              </table:table-cell>
              <table:table-cell office:value-type="float" office:value="0.0000323617">
                <text:p>0.00003236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977">
                <text:p>0.78977</text:p>
              </table:table-cell>
              <table:table-cell office:value-type="float" office:value="0.000101085">
                <text:p>0.000101085</text:p>
              </table:table-cell>
              <table:table-cell office:value-type="float" office:value="0.790365">
                <text:p>0.790365</text:p>
              </table:table-cell>
              <table:table-cell office:value-type="float" office:value="0.0000997128">
                <text:p>0.0000997128</text:p>
              </table:table-cell>
              <table:table-cell office:value-type="float" office:value="0.790954">
                <text:p>0.790954</text:p>
              </table:table-cell>
              <table:table-cell office:value-type="float" office:value="0.0000944308">
                <text:p>0.0000944308</text:p>
              </table:table-cell>
              <table:table-cell office:value-type="float" office:value="0.791827">
                <text:p>0.791827</text:p>
              </table:table-cell>
              <table:table-cell office:value-type="float" office:value="0.0000839555">
                <text:p>0.0000839555</text:p>
              </table:table-cell>
              <table:table-cell office:value-type="float" office:value="0.792402">
                <text:p>0.792402</text:p>
              </table:table-cell>
              <table:table-cell office:value-type="float" office:value="0.0000796747">
                <text:p>0.0000796747</text:p>
              </table:table-cell>
              <table:table-cell office:value-type="float" office:value="0.79297">
                <text:p>0.79297</text:p>
              </table:table-cell>
              <table:table-cell office:value-type="float" office:value="0.0000737509">
                <text:p>0.0000737509</text:p>
              </table:table-cell>
              <table:table-cell office:value-type="float" office:value="0.793532">
                <text:p>0.793532</text:p>
              </table:table-cell>
              <table:table-cell office:value-type="float" office:value="0.0000694097">
                <text:p>0.0000694097</text:p>
              </table:table-cell>
              <table:table-cell office:value-type="float" office:value="0.794363">
                <text:p>0.794363</text:p>
              </table:table-cell>
              <table:table-cell office:value-type="float" office:value="0.0000614176">
                <text:p>0.0000614176</text:p>
              </table:table-cell>
              <table:table-cell office:value-type="float" office:value="0.794908">
                <text:p>0.794908</text:p>
              </table:table-cell>
              <table:table-cell office:value-type="float" office:value="0.0000567388">
                <text:p>0.0000567388</text:p>
              </table:table-cell>
              <table:table-cell office:value-type="float" office:value="0.795446">
                <text:p>0.795446</text:p>
              </table:table-cell>
              <table:table-cell office:value-type="float" office:value="0.000052496">
                <text:p>0.000052496</text:p>
              </table:table-cell>
              <table:table-cell office:value-type="float" office:value="0.795977">
                <text:p>0.795977</text:p>
              </table:table-cell>
              <table:table-cell office:value-type="float" office:value="0.0000487221">
                <text:p>0.0000487221</text:p>
              </table:table-cell>
              <table:table-cell office:value-type="float" office:value="0.796759">
                <text:p>0.796759</text:p>
              </table:table-cell>
              <table:table-cell office:value-type="float" office:value="0.0000430393">
                <text:p>0.0000430393</text:p>
              </table:table-cell>
              <table:table-cell office:value-type="float" office:value="0.79727">
                <text:p>0.79727</text:p>
              </table:table-cell>
              <table:table-cell office:value-type="float" office:value="0.0000396939">
                <text:p>0.0000396939</text:p>
              </table:table-cell>
              <table:table-cell office:value-type="float" office:value="0.797774">
                <text:p>0.797774</text:p>
              </table:table-cell>
              <table:table-cell office:value-type="float" office:value="0.000036157">
                <text:p>0.000036157</text:p>
              </table:table-cell>
              <table:table-cell office:value-type="float" office:value="0.798269">
                <text:p>0.798269</text:p>
              </table:table-cell>
              <table:table-cell office:value-type="float" office:value="0.0000323615">
                <text:p>0.00003236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47">
                <text:p>0.800547</text:p>
              </table:table-cell>
              <table:table-cell office:value-type="float" office:value="0.000101051">
                <text:p>0.000101051</text:p>
              </table:table-cell>
              <table:table-cell office:value-type="float" office:value="0.801174">
                <text:p>0.801174</text:p>
              </table:table-cell>
              <table:table-cell office:value-type="float" office:value="0.0000996855">
                <text:p>0.0000996855</text:p>
              </table:table-cell>
              <table:table-cell office:value-type="float" office:value="0.801794">
                <text:p>0.801794</text:p>
              </table:table-cell>
              <table:table-cell office:value-type="float" office:value="0.0000944075">
                <text:p>0.0000944075</text:p>
              </table:table-cell>
              <table:table-cell office:value-type="float" office:value="0.802713">
                <text:p>0.802713</text:p>
              </table:table-cell>
              <table:table-cell office:value-type="float" office:value="0.0000839376">
                <text:p>0.0000839376</text:p>
              </table:table-cell>
              <table:table-cell office:value-type="float" office:value="0.803318">
                <text:p>0.803318</text:p>
              </table:table-cell>
              <table:table-cell office:value-type="float" office:value="0.000079661">
                <text:p>0.000079661</text:p>
              </table:table-cell>
              <table:table-cell office:value-type="float" office:value="0.803916">
                <text:p>0.803916</text:p>
              </table:table-cell>
              <table:table-cell office:value-type="float" office:value="0.00007374">
                <text:p>0.00007374</text:p>
              </table:table-cell>
              <table:table-cell office:value-type="float" office:value="0.804508">
                <text:p>0.804508</text:p>
              </table:table-cell>
              <table:table-cell office:value-type="float" office:value="0.0000694016">
                <text:p>0.0000694016</text:p>
              </table:table-cell>
              <table:table-cell office:value-type="float" office:value="0.805382">
                <text:p>0.805382</text:p>
              </table:table-cell>
              <table:table-cell office:value-type="float" office:value="0.0000614121">
                <text:p>0.0000614121</text:p>
              </table:table-cell>
              <table:table-cell office:value-type="float" office:value="0.805956">
                <text:p>0.805956</text:p>
              </table:table-cell>
              <table:table-cell office:value-type="float" office:value="0.0000567348">
                <text:p>0.0000567348</text:p>
              </table:table-cell>
              <table:table-cell office:value-type="float" office:value="0.806522">
                <text:p>0.806522</text:p>
              </table:table-cell>
              <table:table-cell office:value-type="float" office:value="0.0000524931">
                <text:p>0.0000524931</text:p>
              </table:table-cell>
              <table:table-cell office:value-type="float" office:value="0.807081">
                <text:p>0.807081</text:p>
              </table:table-cell>
              <table:table-cell office:value-type="float" office:value="0.00004872">
                <text:p>0.00004872</text:p>
              </table:table-cell>
              <table:table-cell office:value-type="float" office:value="0.807904">
                <text:p>0.807904</text:p>
              </table:table-cell>
              <table:table-cell office:value-type="float" office:value="0.0000430381">
                <text:p>0.0000430381</text:p>
              </table:table-cell>
              <table:table-cell office:value-type="float" office:value="0.808442">
                <text:p>0.808442</text:p>
              </table:table-cell>
              <table:table-cell office:value-type="float" office:value="0.0000396931">
                <text:p>0.0000396931</text:p>
              </table:table-cell>
              <table:table-cell office:value-type="float" office:value="0.808972">
                <text:p>0.808972</text:p>
              </table:table-cell>
              <table:table-cell office:value-type="float" office:value="0.0000361565">
                <text:p>0.0000361565</text:p>
              </table:table-cell>
              <table:table-cell office:value-type="float" office:value="0.809494">
                <text:p>0.809494</text:p>
              </table:table-cell>
              <table:table-cell office:value-type="float" office:value="0.0000323612">
                <text:p>0.00003236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1325">
                <text:p>0.811325</text:p>
              </table:table-cell>
              <table:table-cell office:value-type="float" office:value="0.000101006">
                <text:p>0.000101006</text:p>
              </table:table-cell>
              <table:table-cell office:value-type="float" office:value="0.811982">
                <text:p>0.811982</text:p>
              </table:table-cell>
              <table:table-cell office:value-type="float" office:value="0.0000996489">
                <text:p>0.0000996489</text:p>
              </table:table-cell>
              <table:table-cell office:value-type="float" office:value="0.812634">
                <text:p>0.812634</text:p>
              </table:table-cell>
              <table:table-cell office:value-type="float" office:value="0.0000943762">
                <text:p>0.0000943762</text:p>
              </table:table-cell>
              <table:table-cell office:value-type="float" office:value="0.813599">
                <text:p>0.813599</text:p>
              </table:table-cell>
              <table:table-cell office:value-type="float" office:value="0.0000839134">
                <text:p>0.0000839134</text:p>
              </table:table-cell>
              <table:table-cell office:value-type="float" office:value="0.814234">
                <text:p>0.814234</text:p>
              </table:table-cell>
              <table:table-cell office:value-type="float" office:value="0.0000796424">
                <text:p>0.0000796424</text:p>
              </table:table-cell>
              <table:table-cell office:value-type="float" office:value="0.814862">
                <text:p>0.814862</text:p>
              </table:table-cell>
              <table:table-cell office:value-type="float" office:value="0.0000737252">
                <text:p>0.0000737252</text:p>
              </table:table-cell>
              <table:table-cell office:value-type="float" office:value="0.815483">
                <text:p>0.815483</text:p>
              </table:table-cell>
              <table:table-cell office:value-type="float" office:value="0.0000693903">
                <text:p>0.0000693903</text:p>
              </table:table-cell>
              <table:table-cell office:value-type="float" office:value="0.816401">
                <text:p>0.816401</text:p>
              </table:table-cell>
              <table:table-cell office:value-type="float" office:value="0.0000614045">
                <text:p>0.0000614045</text:p>
              </table:table-cell>
              <table:table-cell office:value-type="float" office:value="0.817004">
                <text:p>0.817004</text:p>
              </table:table-cell>
              <table:table-cell office:value-type="float" office:value="0.0000567291">
                <text:p>0.0000567291</text:p>
              </table:table-cell>
              <table:table-cell office:value-type="float" office:value="0.817598">
                <text:p>0.817598</text:p>
              </table:table-cell>
              <table:table-cell office:value-type="float" office:value="0.0000524889">
                <text:p>0.0000524889</text:p>
              </table:table-cell>
              <table:table-cell office:value-type="float" office:value="0.818185">
                <text:p>0.818185</text:p>
              </table:table-cell>
              <table:table-cell office:value-type="float" office:value="0.000048717">
                <text:p>0.000048717</text:p>
              </table:table-cell>
              <table:table-cell office:value-type="float" office:value="0.819049">
                <text:p>0.819049</text:p>
              </table:table-cell>
              <table:table-cell office:value-type="float" office:value="0.0000430364">
                <text:p>0.0000430364</text:p>
              </table:table-cell>
              <table:table-cell office:value-type="float" office:value="0.819615">
                <text:p>0.819615</text:p>
              </table:table-cell>
              <table:table-cell office:value-type="float" office:value="0.000039692">
                <text:p>0.000039692</text:p>
              </table:table-cell>
              <table:table-cell office:value-type="float" office:value="0.820171">
                <text:p>0.820171</text:p>
              </table:table-cell>
              <table:table-cell office:value-type="float" office:value="0.0000361557">
                <text:p>0.0000361557</text:p>
              </table:table-cell>
              <table:table-cell office:value-type="float" office:value="0.820718">
                <text:p>0.820718</text:p>
              </table:table-cell>
              <table:table-cell office:value-type="float" office:value="0.0000323607">
                <text:p>0.00003236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102">
                <text:p>0.822102</text:p>
              </table:table-cell>
              <table:table-cell office:value-type="float" office:value="0.000100947">
                <text:p>0.000100947</text:p>
              </table:table-cell>
              <table:table-cell office:value-type="float" office:value="0.822791">
                <text:p>0.822791</text:p>
              </table:table-cell>
              <table:table-cell office:value-type="float" office:value="0.0000996003">
                <text:p>0.0000996003</text:p>
              </table:table-cell>
              <table:table-cell office:value-type="float" office:value="0.823474">
                <text:p>0.823474</text:p>
              </table:table-cell>
              <table:table-cell office:value-type="float" office:value="0.0000943344">
                <text:p>0.0000943344</text:p>
              </table:table-cell>
              <table:table-cell office:value-type="float" office:value="0.824484">
                <text:p>0.824484</text:p>
              </table:table-cell>
              <table:table-cell office:value-type="float" office:value="0.0000838809">
                <text:p>0.0000838809</text:p>
              </table:table-cell>
              <table:table-cell office:value-type="float" office:value="0.82515">
                <text:p>0.82515</text:p>
              </table:table-cell>
              <table:table-cell office:value-type="float" office:value="0.0000796171">
                <text:p>0.0000796171</text:p>
              </table:table-cell>
              <table:table-cell office:value-type="float" office:value="0.825808">
                <text:p>0.825808</text:p>
              </table:table-cell>
              <table:table-cell office:value-type="float" office:value="0.0000737049">
                <text:p>0.0000737049</text:p>
              </table:table-cell>
              <table:table-cell office:value-type="float" office:value="0.826458">
                <text:p>0.826458</text:p>
              </table:table-cell>
              <table:table-cell office:value-type="float" office:value="0.0000693748">
                <text:p>0.0000693748</text:p>
              </table:table-cell>
              <table:table-cell office:value-type="float" office:value="0.82742">
                <text:p>0.82742</text:p>
              </table:table-cell>
              <table:table-cell office:value-type="float" office:value="0.0000613939">
                <text:p>0.0000613939</text:p>
              </table:table-cell>
              <table:table-cell office:value-type="float" office:value="0.828051">
                <text:p>0.828051</text:p>
              </table:table-cell>
              <table:table-cell office:value-type="float" office:value="0.0000567211">
                <text:p>0.0000567211</text:p>
              </table:table-cell>
              <table:table-cell office:value-type="float" office:value="0.828674">
                <text:p>0.828674</text:p>
              </table:table-cell>
              <table:table-cell office:value-type="float" office:value="0.0000524829">
                <text:p>0.0000524829</text:p>
              </table:table-cell>
              <table:table-cell office:value-type="float" office:value="0.829289">
                <text:p>0.829289</text:p>
              </table:table-cell>
              <table:table-cell office:value-type="float" office:value="0.0000487127">
                <text:p>0.0000487127</text:p>
              </table:table-cell>
              <table:table-cell office:value-type="float" office:value="0.830194">
                <text:p>0.830194</text:p>
              </table:table-cell>
              <table:table-cell office:value-type="float" office:value="0.0000430338">
                <text:p>0.0000430338</text:p>
              </table:table-cell>
              <table:table-cell office:value-type="float" office:value="0.830787">
                <text:p>0.830787</text:p>
              </table:table-cell>
              <table:table-cell office:value-type="float" office:value="0.0000396902">
                <text:p>0.0000396902</text:p>
              </table:table-cell>
              <table:table-cell office:value-type="float" office:value="0.83137">
                <text:p>0.83137</text:p>
              </table:table-cell>
              <table:table-cell office:value-type="float" office:value="0.0000361545">
                <text:p>0.0000361545</text:p>
              </table:table-cell>
              <table:table-cell office:value-type="float" office:value="0.831943">
                <text:p>0.831943</text:p>
              </table:table-cell>
              <table:table-cell office:value-type="float" office:value="0.0000323599">
                <text:p>0.00003235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288">
                <text:p>0.83288</text:p>
              </table:table-cell>
              <table:table-cell office:value-type="float" office:value="0.000100869">
                <text:p>0.000100869</text:p>
              </table:table-cell>
              <table:table-cell office:value-type="float" office:value="0.8336">
                <text:p>0.8336</text:p>
              </table:table-cell>
              <table:table-cell office:value-type="float" office:value="0.0000995358">
                <text:p>0.0000995358</text:p>
              </table:table-cell>
              <table:table-cell office:value-type="float" office:value="0.834313">
                <text:p>0.834313</text:p>
              </table:table-cell>
              <table:table-cell office:value-type="float" office:value="0.0000942786">
                <text:p>0.0000942786</text:p>
              </table:table-cell>
              <table:table-cell office:value-type="float" office:value="0.83537">
                <text:p>0.83537</text:p>
              </table:table-cell>
              <table:table-cell office:value-type="float" office:value="0.000083837">
                <text:p>0.000083837</text:p>
              </table:table-cell>
              <table:table-cell office:value-type="float" office:value="0.836066">
                <text:p>0.836066</text:p>
              </table:table-cell>
              <table:table-cell office:value-type="float" office:value="0.0000795828">
                <text:p>0.0000795828</text:p>
              </table:table-cell>
              <table:table-cell office:value-type="float" office:value="0.836754">
                <text:p>0.836754</text:p>
              </table:table-cell>
              <table:table-cell office:value-type="float" office:value="0.0000736771">
                <text:p>0.0000736771</text:p>
              </table:table-cell>
              <table:table-cell office:value-type="float" office:value="0.837434">
                <text:p>0.837434</text:p>
              </table:table-cell>
              <table:table-cell office:value-type="float" office:value="0.0000693534">
                <text:p>0.0000693534</text:p>
              </table:table-cell>
              <table:table-cell office:value-type="float" office:value="0.838439">
                <text:p>0.838439</text:p>
              </table:table-cell>
              <table:table-cell office:value-type="float" office:value="0.0000613791">
                <text:p>0.0000613791</text:p>
              </table:table-cell>
              <table:table-cell office:value-type="float" office:value="0.839099">
                <text:p>0.839099</text:p>
              </table:table-cell>
              <table:table-cell office:value-type="float" office:value="0.0000567097">
                <text:p>0.0000567097</text:p>
              </table:table-cell>
              <table:table-cell office:value-type="float" office:value="0.839751">
                <text:p>0.839751</text:p>
              </table:table-cell>
              <table:table-cell office:value-type="float" office:value="0.0000524745">
                <text:p>0.0000524745</text:p>
              </table:table-cell>
              <table:table-cell office:value-type="float" office:value="0.840393">
                <text:p>0.840393</text:p>
              </table:table-cell>
              <table:table-cell office:value-type="float" office:value="0.0000487065">
                <text:p>0.0000487065</text:p>
              </table:table-cell>
              <table:table-cell office:value-type="float" office:value="0.84134">
                <text:p>0.84134</text:p>
              </table:table-cell>
              <table:table-cell office:value-type="float" office:value="0.00004303">
                <text:p>0.00004303</text:p>
              </table:table-cell>
              <table:table-cell office:value-type="float" office:value="0.841959">
                <text:p>0.841959</text:p>
              </table:table-cell>
              <table:table-cell office:value-type="float" office:value="0.0000396876">
                <text:p>0.0000396876</text:p>
              </table:table-cell>
              <table:table-cell office:value-type="float" office:value="0.842568">
                <text:p>0.842568</text:p>
              </table:table-cell>
              <table:table-cell office:value-type="float" office:value="0.0000361527">
                <text:p>0.0000361527</text:p>
              </table:table-cell>
              <table:table-cell office:value-type="float" office:value="0.843168">
                <text:p>0.843168</text:p>
              </table:table-cell>
              <table:table-cell office:value-type="float" office:value="0.0000323587">
                <text:p>0.00003235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657">
                <text:p>0.843657</text:p>
              </table:table-cell>
              <table:table-cell office:value-type="float" office:value="0.000100766">
                <text:p>0.000100766</text:p>
              </table:table-cell>
              <table:table-cell office:value-type="float" office:value="0.844409">
                <text:p>0.844409</text:p>
              </table:table-cell>
              <table:table-cell office:value-type="float" office:value="0.0000994503">
                <text:p>0.0000994503</text:p>
              </table:table-cell>
              <table:table-cell office:value-type="float" office:value="0.845153">
                <text:p>0.845153</text:p>
              </table:table-cell>
              <table:table-cell office:value-type="float" office:value="0.0000942042">
                <text:p>0.0000942042</text:p>
              </table:table-cell>
              <table:table-cell office:value-type="float" office:value="0.846256">
                <text:p>0.846256</text:p>
              </table:table-cell>
              <table:table-cell office:value-type="float" office:value="0.0000837779">
                <text:p>0.0000837779</text:p>
              </table:table-cell>
              <table:table-cell office:value-type="float" office:value="0.846982">
                <text:p>0.846982</text:p>
              </table:table-cell>
              <table:table-cell office:value-type="float" office:value="0.0000795363">
                <text:p>0.0000795363</text:p>
              </table:table-cell>
              <table:table-cell office:value-type="float" office:value="0.847699">
                <text:p>0.847699</text:p>
              </table:table-cell>
              <table:table-cell office:value-type="float" office:value="0.0000736391">
                <text:p>0.0000736391</text:p>
              </table:table-cell>
              <table:table-cell office:value-type="float" office:value="0.848409">
                <text:p>0.848409</text:p>
              </table:table-cell>
              <table:table-cell office:value-type="float" office:value="0.0000693239">
                <text:p>0.0000693239</text:p>
              </table:table-cell>
              <table:table-cell office:value-type="float" office:value="0.849458">
                <text:p>0.849458</text:p>
              </table:table-cell>
              <table:table-cell office:value-type="float" office:value="0.0000613584">
                <text:p>0.0000613584</text:p>
              </table:table-cell>
              <table:table-cell office:value-type="float" office:value="0.850147">
                <text:p>0.850147</text:p>
              </table:table-cell>
              <table:table-cell office:value-type="float" office:value="0.0000566937">
                <text:p>0.0000566937</text:p>
              </table:table-cell>
              <table:table-cell office:value-type="float" office:value="0.850827">
                <text:p>0.850827</text:p>
              </table:table-cell>
              <table:table-cell office:value-type="float" office:value="0.0000524624">
                <text:p>0.0000524624</text:p>
              </table:table-cell>
              <table:table-cell office:value-type="float" office:value="0.851497">
                <text:p>0.851497</text:p>
              </table:table-cell>
              <table:table-cell office:value-type="float" office:value="0.0000486976">
                <text:p>0.0000486976</text:p>
              </table:table-cell>
              <table:table-cell office:value-type="float" office:value="0.852485">
                <text:p>0.852485</text:p>
              </table:table-cell>
              <table:table-cell office:value-type="float" office:value="0.0000430245">
                <text:p>0.0000430245</text:p>
              </table:table-cell>
              <table:table-cell office:value-type="float" office:value="0.853131">
                <text:p>0.853131</text:p>
              </table:table-cell>
              <table:table-cell office:value-type="float" office:value="0.0000396837">
                <text:p>0.0000396837</text:p>
              </table:table-cell>
              <table:table-cell office:value-type="float" office:value="0.853767">
                <text:p>0.853767</text:p>
              </table:table-cell>
              <table:table-cell office:value-type="float" office:value="0.00003615">
                <text:p>0.00003615</text:p>
              </table:table-cell>
              <table:table-cell office:value-type="float" office:value="0.854392">
                <text:p>0.854392</text:p>
              </table:table-cell>
              <table:table-cell office:value-type="float" office:value="0.0000323569">
                <text:p>0.00003235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434">
                <text:p>0.854434</text:p>
              </table:table-cell>
              <table:table-cell office:value-type="float" office:value="0.000100631">
                <text:p>0.000100631</text:p>
              </table:table-cell>
              <table:table-cell office:value-type="float" office:value="0.855217">
                <text:p>0.855217</text:p>
              </table:table-cell>
              <table:table-cell office:value-type="float" office:value="0.000099337">
                <text:p>0.000099337</text:p>
              </table:table-cell>
              <table:table-cell office:value-type="float" office:value="0.855993">
                <text:p>0.855993</text:p>
              </table:table-cell>
              <table:table-cell office:value-type="float" office:value="0.000094105">
                <text:p>0.000094105</text:p>
              </table:table-cell>
              <table:table-cell office:value-type="float" office:value="0.857141">
                <text:p>0.857141</text:p>
              </table:table-cell>
              <table:table-cell office:value-type="float" office:value="0.0000836984">
                <text:p>0.0000836984</text:p>
              </table:table-cell>
              <table:table-cell office:value-type="float" office:value="0.857897">
                <text:p>0.857897</text:p>
              </table:table-cell>
              <table:table-cell office:value-type="float" office:value="0.0000794731">
                <text:p>0.0000794731</text:p>
              </table:table-cell>
              <table:table-cell office:value-type="float" office:value="0.858645">
                <text:p>0.858645</text:p>
              </table:table-cell>
              <table:table-cell office:value-type="float" office:value="0.0000735872">
                <text:p>0.0000735872</text:p>
              </table:table-cell>
              <table:table-cell office:value-type="float" office:value="0.859385">
                <text:p>0.859385</text:p>
              </table:table-cell>
              <table:table-cell office:value-type="float" office:value="0.0000692832">
                <text:p>0.0000692832</text:p>
              </table:table-cell>
              <table:table-cell office:value-type="float" office:value="0.860477">
                <text:p>0.860477</text:p>
              </table:table-cell>
              <table:table-cell office:value-type="float" office:value="0.0000613295">
                <text:p>0.0000613295</text:p>
              </table:table-cell>
              <table:table-cell office:value-type="float" office:value="0.861195">
                <text:p>0.861195</text:p>
              </table:table-cell>
              <table:table-cell office:value-type="float" office:value="0.0000566712">
                <text:p>0.0000566712</text:p>
              </table:table-cell>
              <table:table-cell office:value-type="float" office:value="0.861903">
                <text:p>0.861903</text:p>
              </table:table-cell>
              <table:table-cell office:value-type="float" office:value="0.0000524452">
                <text:p>0.0000524452</text:p>
              </table:table-cell>
              <table:table-cell office:value-type="float" office:value="0.862601">
                <text:p>0.862601</text:p>
              </table:table-cell>
              <table:table-cell office:value-type="float" office:value="0.0000486848">
                <text:p>0.0000486848</text:p>
              </table:table-cell>
              <table:table-cell office:value-type="float" office:value="0.86363">
                <text:p>0.86363</text:p>
              </table:table-cell>
              <table:table-cell office:value-type="float" office:value="0.0000430164">
                <text:p>0.0000430164</text:p>
              </table:table-cell>
              <table:table-cell office:value-type="float" office:value="0.864303">
                <text:p>0.864303</text:p>
              </table:table-cell>
              <table:table-cell office:value-type="float" office:value="0.0000396779">
                <text:p>0.0000396779</text:p>
              </table:table-cell>
              <table:table-cell office:value-type="float" office:value="0.864966">
                <text:p>0.864966</text:p>
              </table:table-cell>
              <table:table-cell office:value-type="float" office:value="0.000036146">
                <text:p>0.000036146</text:p>
              </table:table-cell>
              <table:table-cell office:value-type="float" office:value="0.865617">
                <text:p>0.865617</text:p>
              </table:table-cell>
              <table:table-cell office:value-type="float" office:value="0.0000323541">
                <text:p>0.00003235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212">
                <text:p>0.865212</text:p>
              </table:table-cell>
              <table:table-cell office:value-type="float" office:value="0.000100452">
                <text:p>0.000100452</text:p>
              </table:table-cell>
              <table:table-cell office:value-type="float" office:value="0.866026">
                <text:p>0.866026</text:p>
              </table:table-cell>
              <table:table-cell office:value-type="float" office:value="0.0000991868">
                <text:p>0.0000991868</text:p>
              </table:table-cell>
              <table:table-cell office:value-type="float" office:value="0.866832">
                <text:p>0.866832</text:p>
              </table:table-cell>
              <table:table-cell office:value-type="float" office:value="0.0000939727">
                <text:p>0.0000939727</text:p>
              </table:table-cell>
              <table:table-cell office:value-type="float" office:value="0.868027">
                <text:p>0.868027</text:p>
              </table:table-cell>
              <table:table-cell office:value-type="float" office:value="0.0000835913">
                <text:p>0.0000835913</text:p>
              </table:table-cell>
              <table:table-cell office:value-type="float" office:value="0.868813">
                <text:p>0.868813</text:p>
              </table:table-cell>
              <table:table-cell office:value-type="float" office:value="0.0000793875">
                <text:p>0.0000793875</text:p>
              </table:table-cell>
              <table:table-cell office:value-type="float" office:value="0.869591">
                <text:p>0.869591</text:p>
              </table:table-cell>
              <table:table-cell office:value-type="float" office:value="0.0000735162">
                <text:p>0.0000735162</text:p>
              </table:table-cell>
              <table:table-cell office:value-type="float" office:value="0.87036">
                <text:p>0.87036</text:p>
              </table:table-cell>
              <table:table-cell office:value-type="float" office:value="0.0000692271">
                <text:p>0.0000692271</text:p>
              </table:table-cell>
              <table:table-cell office:value-type="float" office:value="0.871497">
                <text:p>0.871497</text:p>
              </table:table-cell>
              <table:table-cell office:value-type="float" office:value="0.0000612891">
                <text:p>0.0000612891</text:p>
              </table:table-cell>
              <table:table-cell office:value-type="float" office:value="0.872243">
                <text:p>0.872243</text:p>
              </table:table-cell>
              <table:table-cell office:value-type="float" office:value="0.0000566393">
                <text:p>0.0000566393</text:p>
              </table:table-cell>
              <table:table-cell office:value-type="float" office:value="0.872979">
                <text:p>0.872979</text:p>
              </table:table-cell>
              <table:table-cell office:value-type="float" office:value="0.0000524206">
                <text:p>0.0000524206</text:p>
              </table:table-cell>
              <table:table-cell office:value-type="float" office:value="0.873705">
                <text:p>0.873705</text:p>
              </table:table-cell>
              <table:table-cell office:value-type="float" office:value="0.0000486662">
                <text:p>0.0000486662</text:p>
              </table:table-cell>
              <table:table-cell office:value-type="float" office:value="0.874775">
                <text:p>0.874775</text:p>
              </table:table-cell>
              <table:table-cell office:value-type="float" office:value="0.0000430045">
                <text:p>0.0000430045</text:p>
              </table:table-cell>
              <table:table-cell office:value-type="float" office:value="0.875475">
                <text:p>0.875475</text:p>
              </table:table-cell>
              <table:table-cell office:value-type="float" office:value="0.0000396693">
                <text:p>0.0000396693</text:p>
              </table:table-cell>
              <table:table-cell office:value-type="float" office:value="0.876164">
                <text:p>0.876164</text:p>
              </table:table-cell>
              <table:table-cell office:value-type="float" office:value="0.0000361399">
                <text:p>0.0000361399</text:p>
              </table:table-cell>
              <table:table-cell office:value-type="float" office:value="0.876842">
                <text:p>0.876842</text:p>
              </table:table-cell>
              <table:table-cell office:value-type="float" office:value="0.0000323499">
                <text:p>0.00003234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989">
                <text:p>0.875989</text:p>
              </table:table-cell>
              <table:table-cell office:value-type="float" office:value="0.000100216">
                <text:p>0.000100216</text:p>
              </table:table-cell>
              <table:table-cell office:value-type="float" office:value="0.876835">
                <text:p>0.876835</text:p>
              </table:table-cell>
              <table:table-cell office:value-type="float" office:value="0.0000989874">
                <text:p>0.0000989874</text:p>
              </table:table-cell>
              <table:table-cell office:value-type="float" office:value="0.877672">
                <text:p>0.877672</text:p>
              </table:table-cell>
              <table:table-cell office:value-type="float" office:value="0.0000937961">
                <text:p>0.0000937961</text:p>
              </table:table-cell>
              <table:table-cell office:value-type="float" office:value="0.878913">
                <text:p>0.878913</text:p>
              </table:table-cell>
              <table:table-cell office:value-type="float" office:value="0.0000834468">
                <text:p>0.0000834468</text:p>
              </table:table-cell>
              <table:table-cell office:value-type="float" office:value="0.879729">
                <text:p>0.879729</text:p>
              </table:table-cell>
              <table:table-cell office:value-type="float" office:value="0.0000792712">
                <text:p>0.0000792712</text:p>
              </table:table-cell>
              <table:table-cell office:value-type="float" office:value="0.880537">
                <text:p>0.880537</text:p>
              </table:table-cell>
              <table:table-cell office:value-type="float" office:value="0.0000734191">
                <text:p>0.0000734191</text:p>
              </table:table-cell>
              <table:table-cell office:value-type="float" office:value="0.881335">
                <text:p>0.881335</text:p>
              </table:table-cell>
              <table:table-cell office:value-type="float" office:value="0.0000691497">
                <text:p>0.0000691497</text:p>
              </table:table-cell>
              <table:table-cell office:value-type="float" office:value="0.882516">
                <text:p>0.882516</text:p>
              </table:table-cell>
              <table:table-cell office:value-type="float" office:value="0.0000612326">
                <text:p>0.0000612326</text:p>
              </table:table-cell>
              <table:table-cell office:value-type="float" office:value="0.88329">
                <text:p>0.88329</text:p>
              </table:table-cell>
              <table:table-cell office:value-type="float" office:value="0.0000565943">
                <text:p>0.0000565943</text:p>
              </table:table-cell>
              <table:table-cell office:value-type="float" office:value="0.884055">
                <text:p>0.884055</text:p>
              </table:table-cell>
              <table:table-cell office:value-type="float" office:value="0.0000523856">
                <text:p>0.0000523856</text:p>
              </table:table-cell>
              <table:table-cell office:value-type="float" office:value="0.884809">
                <text:p>0.884809</text:p>
              </table:table-cell>
              <table:table-cell office:value-type="float" office:value="0.0000486395">
                <text:p>0.0000486395</text:p>
              </table:table-cell>
              <table:table-cell office:value-type="float" office:value="0.88592">
                <text:p>0.88592</text:p>
              </table:table-cell>
              <table:table-cell office:value-type="float" office:value="0.000042987">
                <text:p>0.000042987</text:p>
              </table:table-cell>
              <table:table-cell office:value-type="float" office:value="0.886647">
                <text:p>0.886647</text:p>
              </table:table-cell>
              <table:table-cell office:value-type="float" office:value="0.0000396566">
                <text:p>0.0000396566</text:p>
              </table:table-cell>
              <table:table-cell office:value-type="float" office:value="0.887363">
                <text:p>0.887363</text:p>
              </table:table-cell>
              <table:table-cell office:value-type="float" office:value="0.0000361308">
                <text:p>0.0000361308</text:p>
              </table:table-cell>
              <table:table-cell office:value-type="float" office:value="0.888066">
                <text:p>0.888066</text:p>
              </table:table-cell>
              <table:table-cell office:value-type="float" office:value="0.0000323434">
                <text:p>0.0000323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6766">
                <text:p>0.886766</text:p>
              </table:table-cell>
              <table:table-cell office:value-type="float" office:value="0.0000999042">
                <text:p>0.0000999042</text:p>
              </table:table-cell>
              <table:table-cell office:value-type="float" office:value="0.887643">
                <text:p>0.887643</text:p>
              </table:table-cell>
              <table:table-cell office:value-type="float" office:value="0.0000987224">
                <text:p>0.0000987224</text:p>
              </table:table-cell>
              <table:table-cell office:value-type="float" office:value="0.888512">
                <text:p>0.888512</text:p>
              </table:table-cell>
              <table:table-cell office:value-type="float" office:value="0.00009356">
                <text:p>0.00009356</text:p>
              </table:table-cell>
              <table:table-cell office:value-type="float" office:value="0.889798">
                <text:p>0.889798</text:p>
              </table:table-cell>
              <table:table-cell office:value-type="float" office:value="0.0000832517">
                <text:p>0.0000832517</text:p>
              </table:table-cell>
              <table:table-cell office:value-type="float" office:value="0.890645">
                <text:p>0.890645</text:p>
              </table:table-cell>
              <table:table-cell office:value-type="float" office:value="0.0000791131">
                <text:p>0.0000791131</text:p>
              </table:table-cell>
              <table:table-cell office:value-type="float" office:value="0.891483">
                <text:p>0.891483</text:p>
              </table:table-cell>
              <table:table-cell office:value-type="float" office:value="0.000073286">
                <text:p>0.000073286</text:p>
              </table:table-cell>
              <table:table-cell office:value-type="float" office:value="0.892311">
                <text:p>0.892311</text:p>
              </table:table-cell>
              <table:table-cell office:value-type="float" office:value="0.0000690429">
                <text:p>0.0000690429</text:p>
              </table:table-cell>
              <table:table-cell office:value-type="float" office:value="0.893535">
                <text:p>0.893535</text:p>
              </table:table-cell>
              <table:table-cell office:value-type="float" office:value="0.0000611535">
                <text:p>0.0000611535</text:p>
              </table:table-cell>
              <table:table-cell office:value-type="float" office:value="0.894338">
                <text:p>0.894338</text:p>
              </table:table-cell>
              <table:table-cell office:value-type="float" office:value="0.0000565308">
                <text:p>0.0000565308</text:p>
              </table:table-cell>
              <table:table-cell office:value-type="float" office:value="0.895131">
                <text:p>0.895131</text:p>
              </table:table-cell>
              <table:table-cell office:value-type="float" office:value="0.0000523357">
                <text:p>0.0000523357</text:p>
              </table:table-cell>
              <table:table-cell office:value-type="float" office:value="0.895913">
                <text:p>0.895913</text:p>
              </table:table-cell>
              <table:table-cell office:value-type="float" office:value="0.000048601">
                <text:p>0.000048601</text:p>
              </table:table-cell>
              <table:table-cell office:value-type="float" office:value="0.897066">
                <text:p>0.897066</text:p>
              </table:table-cell>
              <table:table-cell office:value-type="float" office:value="0.0000429614">
                <text:p>0.0000429614</text:p>
              </table:table-cell>
              <table:table-cell office:value-type="float" office:value="0.897819">
                <text:p>0.897819</text:p>
              </table:table-cell>
              <table:table-cell office:value-type="float" office:value="0.0000396377">
                <text:p>0.0000396377</text:p>
              </table:table-cell>
              <table:table-cell office:value-type="float" office:value="0.898561">
                <text:p>0.898561</text:p>
              </table:table-cell>
              <table:table-cell office:value-type="float" office:value="0.000036117">
                <text:p>0.000036117</text:p>
              </table:table-cell>
              <table:table-cell office:value-type="float" office:value="0.899291">
                <text:p>0.899291</text:p>
              </table:table-cell>
              <table:table-cell office:value-type="float" office:value="0.0000323336">
                <text:p>0.0000323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7544">
                <text:p>0.897544</text:p>
              </table:table-cell>
              <table:table-cell office:value-type="float" office:value="0.0000994904">
                <text:p>0.0000994904</text:p>
              </table:table-cell>
              <table:table-cell office:value-type="float" office:value="0.898452">
                <text:p>0.898452</text:p>
              </table:table-cell>
              <table:table-cell office:value-type="float" office:value="0.0000983692">
                <text:p>0.0000983692</text:p>
              </table:table-cell>
              <table:table-cell office:value-type="float" office:value="0.899351">
                <text:p>0.899351</text:p>
              </table:table-cell>
              <table:table-cell office:value-type="float" office:value="0.0000932436">
                <text:p>0.0000932436</text:p>
              </table:table-cell>
              <table:table-cell office:value-type="float" office:value="0.900684">
                <text:p>0.900684</text:p>
              </table:table-cell>
              <table:table-cell office:value-type="float" office:value="0.000082988">
                <text:p>0.000082988</text:p>
              </table:table-cell>
              <table:table-cell office:value-type="float" office:value="0.901561">
                <text:p>0.901561</text:p>
              </table:table-cell>
              <table:table-cell office:value-type="float" office:value="0.0000788978">
                <text:p>0.0000788978</text:p>
              </table:table-cell>
              <table:table-cell office:value-type="float" office:value="0.902428">
                <text:p>0.902428</text:p>
              </table:table-cell>
              <table:table-cell office:value-type="float" office:value="0.0000731035">
                <text:p>0.0000731035</text:p>
              </table:table-cell>
              <table:table-cell office:value-type="float" office:value="0.903286">
                <text:p>0.903286</text:p>
              </table:table-cell>
              <table:table-cell office:value-type="float" office:value="0.0000688952">
                <text:p>0.0000688952</text:p>
              </table:table-cell>
              <table:table-cell office:value-type="float" office:value="0.904554">
                <text:p>0.904554</text:p>
              </table:table-cell>
              <table:table-cell office:value-type="float" office:value="0.0000610429">
                <text:p>0.0000610429</text:p>
              </table:table-cell>
              <table:table-cell office:value-type="float" office:value="0.905386">
                <text:p>0.905386</text:p>
              </table:table-cell>
              <table:table-cell office:value-type="float" office:value="0.0000564411">
                <text:p>0.0000564411</text:p>
              </table:table-cell>
              <table:table-cell office:value-type="float" office:value="0.906207">
                <text:p>0.906207</text:p>
              </table:table-cell>
              <table:table-cell office:value-type="float" office:value="0.0000522644">
                <text:p>0.0000522644</text:p>
              </table:table-cell>
              <table:table-cell office:value-type="float" office:value="0.907017">
                <text:p>0.907017</text:p>
              </table:table-cell>
              <table:table-cell office:value-type="float" office:value="0.0000485455">
                <text:p>0.0000485455</text:p>
              </table:table-cell>
              <table:table-cell office:value-type="float" office:value="0.908211">
                <text:p>0.908211</text:p>
              </table:table-cell>
              <table:table-cell office:value-type="float" office:value="0.0000429238">
                <text:p>0.0000429238</text:p>
              </table:table-cell>
              <table:table-cell office:value-type="float" office:value="0.908992">
                <text:p>0.908992</text:p>
              </table:table-cell>
              <table:table-cell office:value-type="float" office:value="0.0000396096">
                <text:p>0.0000396096</text:p>
              </table:table-cell>
              <table:table-cell office:value-type="float" office:value="0.90976">
                <text:p>0.90976</text:p>
              </table:table-cell>
              <table:table-cell office:value-type="float" office:value="0.0000360962">
                <text:p>0.0000360962</text:p>
              </table:table-cell>
              <table:table-cell office:value-type="float" office:value="0.910516">
                <text:p>0.910516</text:p>
              </table:table-cell>
              <table:table-cell office:value-type="float" office:value="0.0000323185">
                <text:p>0.00003231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321">
                <text:p>0.908321</text:p>
              </table:table-cell>
              <table:table-cell office:value-type="float" office:value="0.0000989397">
                <text:p>0.0000989397</text:p>
              </table:table-cell>
              <table:table-cell office:value-type="float" office:value="0.909261">
                <text:p>0.909261</text:p>
              </table:table-cell>
              <table:table-cell office:value-type="float" office:value="0.0000978971">
                <text:p>0.0000978971</text:p>
              </table:table-cell>
              <table:table-cell office:value-type="float" office:value="0.910191">
                <text:p>0.910191</text:p>
              </table:table-cell>
              <table:table-cell office:value-type="float" office:value="0.0000928185">
                <text:p>0.0000928185</text:p>
              </table:table-cell>
              <table:table-cell office:value-type="float" office:value="0.91157">
                <text:p>0.91157</text:p>
              </table:table-cell>
              <table:table-cell office:value-type="float" office:value="0.0000826306">
                <text:p>0.0000826306</text:p>
              </table:table-cell>
              <table:table-cell office:value-type="float" office:value="0.912477">
                <text:p>0.912477</text:p>
              </table:table-cell>
              <table:table-cell office:value-type="float" office:value="0.0000786042">
                <text:p>0.0000786042</text:p>
              </table:table-cell>
              <table:table-cell office:value-type="float" office:value="0.913374">
                <text:p>0.913374</text:p>
              </table:table-cell>
              <table:table-cell office:value-type="float" office:value="0.0000728528">
                <text:p>0.0000728528</text:p>
              </table:table-cell>
              <table:table-cell office:value-type="float" office:value="0.914262">
                <text:p>0.914262</text:p>
              </table:table-cell>
              <table:table-cell office:value-type="float" office:value="0.0000686907">
                <text:p>0.0000686907</text:p>
              </table:table-cell>
              <table:table-cell office:value-type="float" office:value="0.915573">
                <text:p>0.915573</text:p>
              </table:table-cell>
              <table:table-cell office:value-type="float" office:value="0.0000608877">
                <text:p>0.0000608877</text:p>
              </table:table-cell>
              <table:table-cell office:value-type="float" office:value="0.916434">
                <text:p>0.916434</text:p>
              </table:table-cell>
              <table:table-cell office:value-type="float" office:value="0.0000563142">
                <text:p>0.0000563142</text:p>
              </table:table-cell>
              <table:table-cell office:value-type="float" office:value="0.917283">
                <text:p>0.917283</text:p>
              </table:table-cell>
              <table:table-cell office:value-type="float" office:value="0.0000521627">
                <text:p>0.0000521627</text:p>
              </table:table-cell>
              <table:table-cell office:value-type="float" office:value="0.918121">
                <text:p>0.918121</text:p>
              </table:table-cell>
              <table:table-cell office:value-type="float" office:value="0.0000484653">
                <text:p>0.0000484653</text:p>
              </table:table-cell>
              <table:table-cell office:value-type="float" office:value="0.919356">
                <text:p>0.919356</text:p>
              </table:table-cell>
              <table:table-cell office:value-type="float" office:value="0.0000428687">
                <text:p>0.0000428687</text:p>
              </table:table-cell>
              <table:table-cell office:value-type="float" office:value="0.920164">
                <text:p>0.920164</text:p>
              </table:table-cell>
              <table:table-cell office:value-type="float" office:value="0.0000395679">
                <text:p>0.0000395679</text:p>
              </table:table-cell>
              <table:table-cell office:value-type="float" office:value="0.920959">
                <text:p>0.920959</text:p>
              </table:table-cell>
              <table:table-cell office:value-type="float" office:value="0.000036065">
                <text:p>0.000036065</text:p>
              </table:table-cell>
              <table:table-cell office:value-type="float" office:value="0.92174">
                <text:p>0.92174</text:p>
              </table:table-cell>
              <table:table-cell office:value-type="float" office:value="0.0000322955">
                <text:p>0.00003229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9099">
                <text:p>0.919099</text:p>
              </table:table-cell>
              <table:table-cell office:value-type="float" office:value="0.0000982031">
                <text:p>0.0000982031</text:p>
              </table:table-cell>
              <table:table-cell office:value-type="float" office:value="0.920069">
                <text:p>0.920069</text:p>
              </table:table-cell>
              <table:table-cell office:value-type="float" office:value="0.000097263">
                <text:p>0.000097263</text:p>
              </table:table-cell>
              <table:table-cell office:value-type="float" office:value="0.921031">
                <text:p>0.921031</text:p>
              </table:table-cell>
              <table:table-cell office:value-type="float" office:value="0.0000922451">
                <text:p>0.0000922451</text:p>
              </table:table-cell>
              <table:table-cell office:value-type="float" office:value="0.922455">
                <text:p>0.922455</text:p>
              </table:table-cell>
              <table:table-cell office:value-type="float" office:value="0.0000821448">
                <text:p>0.0000821448</text:p>
              </table:table-cell>
              <table:table-cell office:value-type="float" office:value="0.923393">
                <text:p>0.923393</text:p>
              </table:table-cell>
              <table:table-cell office:value-type="float" office:value="0.0000782027">
                <text:p>0.0000782027</text:p>
              </table:table-cell>
              <table:table-cell office:value-type="float" office:value="0.92432">
                <text:p>0.92432</text:p>
              </table:table-cell>
              <table:table-cell office:value-type="float" office:value="0.0000725077">
                <text:p>0.0000725077</text:p>
              </table:table-cell>
              <table:table-cell office:value-type="float" office:value="0.925237">
                <text:p>0.925237</text:p>
              </table:table-cell>
              <table:table-cell office:value-type="float" office:value="0.0000684072">
                <text:p>0.0000684072</text:p>
              </table:table-cell>
              <table:table-cell office:value-type="float" office:value="0.926592">
                <text:p>0.926592</text:p>
              </table:table-cell>
              <table:table-cell office:value-type="float" office:value="0.00006067">
                <text:p>0.00006067</text:p>
              </table:table-cell>
              <table:table-cell office:value-type="float" office:value="0.927481">
                <text:p>0.927481</text:p>
              </table:table-cell>
              <table:table-cell office:value-type="float" office:value="0.0000561344">
                <text:p>0.0000561344</text:p>
              </table:table-cell>
              <table:table-cell office:value-type="float" office:value="0.928359">
                <text:p>0.928359</text:p>
              </table:table-cell>
              <table:table-cell office:value-type="float" office:value="0.0000520171">
                <text:p>0.0000520171</text:p>
              </table:table-cell>
              <table:table-cell office:value-type="float" office:value="0.929225">
                <text:p>0.929225</text:p>
              </table:table-cell>
              <table:table-cell office:value-type="float" office:value="0.0000483495">
                <text:p>0.0000483495</text:p>
              </table:table-cell>
              <table:table-cell office:value-type="float" office:value="0.930501">
                <text:p>0.930501</text:p>
              </table:table-cell>
              <table:table-cell office:value-type="float" office:value="0.0000427877">
                <text:p>0.0000427877</text:p>
              </table:table-cell>
              <table:table-cell office:value-type="float" office:value="0.931336">
                <text:p>0.931336</text:p>
              </table:table-cell>
              <table:table-cell office:value-type="float" office:value="0.0000395058">
                <text:p>0.0000395058</text:p>
              </table:table-cell>
              <table:table-cell office:value-type="float" office:value="0.932157">
                <text:p>0.932157</text:p>
              </table:table-cell>
              <table:table-cell office:value-type="float" office:value="0.0000360179">
                <text:p>0.0000360179</text:p>
              </table:table-cell>
              <table:table-cell office:value-type="float" office:value="0.932965">
                <text:p>0.932965</text:p>
              </table:table-cell>
              <table:table-cell office:value-type="float" office:value="0.0000322604">
                <text:p>0.00003226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76">
                <text:p>0.929876</text:p>
              </table:table-cell>
              <table:table-cell office:value-type="float" office:value="0.000097211">
                <text:p>0.000097211</text:p>
              </table:table-cell>
              <table:table-cell office:value-type="float" office:value="0.930878">
                <text:p>0.930878</text:p>
              </table:table-cell>
              <table:table-cell office:value-type="float" office:value="0.0000964066">
                <text:p>0.0000964066</text:p>
              </table:table-cell>
              <table:table-cell office:value-type="float" office:value="0.931871">
                <text:p>0.931871</text:p>
              </table:table-cell>
              <table:table-cell office:value-type="float" office:value="0.0000914677">
                <text:p>0.0000914677</text:p>
              </table:table-cell>
              <table:table-cell office:value-type="float" office:value="0.933341">
                <text:p>0.933341</text:p>
              </table:table-cell>
              <table:table-cell office:value-type="float" office:value="0.0000814815">
                <text:p>0.0000814815</text:p>
              </table:table-cell>
              <table:table-cell office:value-type="float" office:value="0.934309">
                <text:p>0.934309</text:p>
              </table:table-cell>
              <table:table-cell office:value-type="float" office:value="0.0000776515">
                <text:p>0.0000776515</text:p>
              </table:table-cell>
              <table:table-cell office:value-type="float" office:value="0.935266">
                <text:p>0.935266</text:p>
              </table:table-cell>
              <table:table-cell office:value-type="float" office:value="0.000072031">
                <text:p>0.000072031</text:p>
              </table:table-cell>
              <table:table-cell office:value-type="float" office:value="0.936212">
                <text:p>0.936212</text:p>
              </table:table-cell>
              <table:table-cell office:value-type="float" office:value="0.000068013">
                <text:p>0.000068013</text:p>
              </table:table-cell>
              <table:table-cell office:value-type="float" office:value="0.937611">
                <text:p>0.937611</text:p>
              </table:table-cell>
              <table:table-cell office:value-type="float" office:value="0.0000603638">
                <text:p>0.0000603638</text:p>
              </table:table-cell>
              <table:table-cell office:value-type="float" office:value="0.938529">
                <text:p>0.938529</text:p>
              </table:table-cell>
              <table:table-cell office:value-type="float" office:value="0.0000558795">
                <text:p>0.0000558795</text:p>
              </table:table-cell>
              <table:table-cell office:value-type="float" office:value="0.939435">
                <text:p>0.939435</text:p>
              </table:table-cell>
              <table:table-cell office:value-type="float" office:value="0.0000518088">
                <text:p>0.0000518088</text:p>
              </table:table-cell>
              <table:table-cell office:value-type="float" office:value="0.940329">
                <text:p>0.940329</text:p>
              </table:table-cell>
              <table:table-cell office:value-type="float" office:value="0.0000481821">
                <text:p>0.0000481821</text:p>
              </table:table-cell>
              <table:table-cell office:value-type="float" office:value="0.941646">
                <text:p>0.941646</text:p>
              </table:table-cell>
              <table:table-cell office:value-type="float" office:value="0.0000426685">
                <text:p>0.0000426685</text:p>
              </table:table-cell>
              <table:table-cell office:value-type="float" office:value="0.942508">
                <text:p>0.942508</text:p>
              </table:table-cell>
              <table:table-cell office:value-type="float" office:value="0.0000394134">
                <text:p>0.0000394134</text:p>
              </table:table-cell>
              <table:table-cell office:value-type="float" office:value="0.943356">
                <text:p>0.943356</text:p>
              </table:table-cell>
              <table:table-cell office:value-type="float" office:value="0.0000359469">
                <text:p>0.0000359469</text:p>
              </table:table-cell>
              <table:table-cell office:value-type="float" office:value="0.94419">
                <text:p>0.94419</text:p>
              </table:table-cell>
              <table:table-cell office:value-type="float" office:value="0.0000322067">
                <text:p>0.00003220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653">
                <text:p>0.940653</text:p>
              </table:table-cell>
              <table:table-cell office:value-type="float" office:value="0.0000958628">
                <text:p>0.0000958628</text:p>
              </table:table-cell>
              <table:table-cell office:value-type="float" office:value="0.941687">
                <text:p>0.941687</text:p>
              </table:table-cell>
              <table:table-cell office:value-type="float" office:value="0.0000952405">
                <text:p>0.0000952405</text:p>
              </table:table-cell>
              <table:table-cell office:value-type="float" office:value="0.94271">
                <text:p>0.94271</text:p>
              </table:table-cell>
              <table:table-cell office:value-type="float" office:value="0.0000904063">
                <text:p>0.0000904063</text:p>
              </table:table-cell>
              <table:table-cell office:value-type="float" office:value="0.944227">
                <text:p>0.944227</text:p>
              </table:table-cell>
              <table:table-cell office:value-type="float" office:value="0.0000805708">
                <text:p>0.0000805708</text:p>
              </table:table-cell>
              <table:table-cell office:value-type="float" office:value="0.945225">
                <text:p>0.945225</text:p>
              </table:table-cell>
              <table:table-cell office:value-type="float" office:value="0.0000768913">
                <text:p>0.0000768913</text:p>
              </table:table-cell>
              <table:table-cell office:value-type="float" office:value="0.946212">
                <text:p>0.946212</text:p>
              </table:table-cell>
              <table:table-cell office:value-type="float" office:value="0.00007137">
                <text:p>0.00007137</text:p>
              </table:table-cell>
              <table:table-cell office:value-type="float" office:value="0.947188">
                <text:p>0.947188</text:p>
              </table:table-cell>
              <table:table-cell office:value-type="float" office:value="0.000067463">
                <text:p>0.000067463</text:p>
              </table:table-cell>
              <table:table-cell office:value-type="float" office:value="0.94863">
                <text:p>0.94863</text:p>
              </table:table-cell>
              <table:table-cell office:value-type="float" office:value="0.0000599318">
                <text:p>0.0000599318</text:p>
              </table:table-cell>
              <table:table-cell office:value-type="float" office:value="0.949577">
                <text:p>0.949577</text:p>
              </table:table-cell>
              <table:table-cell office:value-type="float" office:value="0.0000555169">
                <text:p>0.0000555169</text:p>
              </table:table-cell>
              <table:table-cell office:value-type="float" office:value="0.950512">
                <text:p>0.950512</text:p>
              </table:table-cell>
              <table:table-cell office:value-type="float" office:value="0.0000515099">
                <text:p>0.0000515099</text:p>
              </table:table-cell>
              <table:table-cell office:value-type="float" office:value="0.951433">
                <text:p>0.951433</text:p>
              </table:table-cell>
              <table:table-cell office:value-type="float" office:value="0.0000479396">
                <text:p>0.0000479396</text:p>
              </table:table-cell>
              <table:table-cell office:value-type="float" office:value="0.952792">
                <text:p>0.952792</text:p>
              </table:table-cell>
              <table:table-cell office:value-type="float" office:value="0.0000424932">
                <text:p>0.0000424932</text:p>
              </table:table-cell>
              <table:table-cell office:value-type="float" office:value="0.95368">
                <text:p>0.95368</text:p>
              </table:table-cell>
              <table:table-cell office:value-type="float" office:value="0.0000392758">
                <text:p>0.0000392758</text:p>
              </table:table-cell>
              <table:table-cell office:value-type="float" office:value="0.954554">
                <text:p>0.954554</text:p>
              </table:table-cell>
              <table:table-cell office:value-type="float" office:value="0.0000358399">
                <text:p>0.0000358399</text:p>
              </table:table-cell>
              <table:table-cell office:value-type="float" office:value="0.955414">
                <text:p>0.955414</text:p>
              </table:table-cell>
              <table:table-cell office:value-type="float" office:value="0.0000321247">
                <text:p>0.00003212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1431">
                <text:p>0.951431</text:p>
              </table:table-cell>
              <table:table-cell office:value-type="float" office:value="0.0000940077">
                <text:p>0.0000940077</text:p>
              </table:table-cell>
              <table:table-cell office:value-type="float" office:value="0.952495">
                <text:p>0.952495</text:p>
              </table:table-cell>
              <table:table-cell office:value-type="float" office:value="0.0000936353">
                <text:p>0.0000936353</text:p>
              </table:table-cell>
              <table:table-cell office:value-type="float" office:value="0.95355">
                <text:p>0.95355</text:p>
              </table:table-cell>
              <table:table-cell office:value-type="float" office:value="0.0000889432">
                <text:p>0.0000889432</text:p>
              </table:table-cell>
              <table:table-cell office:value-type="float" office:value="0.955112">
                <text:p>0.955112</text:p>
              </table:table-cell>
              <table:table-cell office:value-type="float" office:value="0.0000793107">
                <text:p>0.0000793107</text:p>
              </table:table-cell>
              <table:table-cell office:value-type="float" office:value="0.95614">
                <text:p>0.95614</text:p>
              </table:table-cell>
              <table:table-cell office:value-type="float" office:value="0.0000758354">
                <text:p>0.0000758354</text:p>
              </table:table-cell>
              <table:table-cell office:value-type="float" office:value="0.957158">
                <text:p>0.957158</text:p>
              </table:table-cell>
              <table:table-cell office:value-type="float" office:value="0.0000704477">
                <text:p>0.0000704477</text:p>
              </table:table-cell>
              <table:table-cell office:value-type="float" office:value="0.958163">
                <text:p>0.958163</text:p>
              </table:table-cell>
              <table:table-cell office:value-type="float" office:value="0.0000666913">
                <text:p>0.0000666913</text:p>
              </table:table-cell>
              <table:table-cell office:value-type="float" office:value="0.959649">
                <text:p>0.959649</text:p>
              </table:table-cell>
              <table:table-cell office:value-type="float" office:value="0.00005932">
                <text:p>0.00005932</text:p>
              </table:table-cell>
              <table:table-cell office:value-type="float" office:value="0.960625">
                <text:p>0.960625</text:p>
              </table:table-cell>
              <table:table-cell office:value-type="float" office:value="0.0000549996">
                <text:p>0.0000549996</text:p>
              </table:table-cell>
              <table:table-cell office:value-type="float" office:value="0.961588">
                <text:p>0.961588</text:p>
              </table:table-cell>
              <table:table-cell office:value-type="float" office:value="0.0000510799">
                <text:p>0.0000510799</text:p>
              </table:table-cell>
              <table:table-cell office:value-type="float" office:value="0.962537">
                <text:p>0.962537</text:p>
              </table:table-cell>
              <table:table-cell office:value-type="float" office:value="0.0000475874">
                <text:p>0.0000475874</text:p>
              </table:table-cell>
              <table:table-cell office:value-type="float" office:value="0.963937">
                <text:p>0.963937</text:p>
              </table:table-cell>
              <table:table-cell office:value-type="float" office:value="0.0000422347">
                <text:p>0.0000422347</text:p>
              </table:table-cell>
              <table:table-cell office:value-type="float" office:value="0.964852">
                <text:p>0.964852</text:p>
              </table:table-cell>
              <table:table-cell office:value-type="float" office:value="0.0000390706">
                <text:p>0.0000390706</text:p>
              </table:table-cell>
              <table:table-cell office:value-type="float" office:value="0.965753">
                <text:p>0.965753</text:p>
              </table:table-cell>
              <table:table-cell office:value-type="float" office:value="0.0000356782">
                <text:p>0.0000356782</text:p>
              </table:table-cell>
              <table:table-cell office:value-type="float" office:value="0.966639">
                <text:p>0.966639</text:p>
              </table:table-cell>
              <table:table-cell office:value-type="float" office:value="0.0000319991">
                <text:p>0.0000319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2208">
                <text:p>0.962208</text:p>
              </table:table-cell>
              <table:table-cell office:value-type="float" office:value="0.000091411">
                <text:p>0.000091411</text:p>
              </table:table-cell>
              <table:table-cell office:value-type="float" office:value="0.963304">
                <text:p>0.963304</text:p>
              </table:table-cell>
              <table:table-cell office:value-type="float" office:value="0.000091392">
                <text:p>0.000091392</text:p>
              </table:table-cell>
              <table:table-cell office:value-type="float" office:value="0.96439">
                <text:p>0.96439</text:p>
              </table:table-cell>
              <table:table-cell office:value-type="float" office:value="0.0000868993">
                <text:p>0.0000868993</text:p>
              </table:table-cell>
              <table:table-cell office:value-type="float" office:value="0.965998">
                <text:p>0.965998</text:p>
              </table:table-cell>
              <table:table-cell office:value-type="float" office:value="0.0000775476">
                <text:p>0.0000775476</text:p>
              </table:table-cell>
              <table:table-cell office:value-type="float" office:value="0.967056">
                <text:p>0.967056</text:p>
              </table:table-cell>
              <table:table-cell office:value-type="float" office:value="0.0000743546">
                <text:p>0.0000743546</text:p>
              </table:table-cell>
              <table:table-cell office:value-type="float" office:value="0.968103">
                <text:p>0.968103</text:p>
              </table:table-cell>
              <table:table-cell office:value-type="float" office:value="0.0000691501">
                <text:p>0.0000691501</text:p>
              </table:table-cell>
              <table:table-cell office:value-type="float" office:value="0.969139">
                <text:p>0.969139</text:p>
              </table:table-cell>
              <table:table-cell office:value-type="float" office:value="0.000065601">
                <text:p>0.000065601</text:p>
              </table:table-cell>
              <table:table-cell office:value-type="float" office:value="0.970668">
                <text:p>0.970668</text:p>
              </table:table-cell>
              <table:table-cell office:value-type="float" office:value="0.0000584485">
                <text:p>0.0000584485</text:p>
              </table:table-cell>
              <table:table-cell office:value-type="float" office:value="0.971673">
                <text:p>0.971673</text:p>
              </table:table-cell>
              <table:table-cell office:value-type="float" office:value="0.0000542578">
                <text:p>0.0000542578</text:p>
              </table:table-cell>
              <table:table-cell office:value-type="float" office:value="0.972664">
                <text:p>0.972664</text:p>
              </table:table-cell>
              <table:table-cell office:value-type="float" office:value="0.0000504585">
                <text:p>0.0000504585</text:p>
              </table:table-cell>
              <table:table-cell office:value-type="float" office:value="0.973642">
                <text:p>0.973642</text:p>
              </table:table-cell>
              <table:table-cell office:value-type="float" office:value="0.0000470741">
                <text:p>0.0000470741</text:p>
              </table:table-cell>
              <table:table-cell office:value-type="float" office:value="0.975082">
                <text:p>0.975082</text:p>
              </table:table-cell>
              <table:table-cell office:value-type="float" office:value="0.0000418524">
                <text:p>0.0000418524</text:p>
              </table:table-cell>
              <table:table-cell office:value-type="float" office:value="0.976024">
                <text:p>0.976024</text:p>
              </table:table-cell>
              <table:table-cell office:value-type="float" office:value="0.0000387638">
                <text:p>0.0000387638</text:p>
              </table:table-cell>
              <table:table-cell office:value-type="float" office:value="0.976952">
                <text:p>0.976952</text:p>
              </table:table-cell>
              <table:table-cell office:value-type="float" office:value="0.0000354336">
                <text:p>0.0000354336</text:p>
              </table:table-cell>
              <table:table-cell office:value-type="float" office:value="0.977864">
                <text:p>0.977864</text:p>
              </table:table-cell>
              <table:table-cell office:value-type="float" office:value="0.0000318065">
                <text:p>0.0000318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2985">
                <text:p>0.972985</text:p>
              </table:table-cell>
              <table:table-cell office:value-type="float" office:value="0.000087688">
                <text:p>0.000087688</text:p>
              </table:table-cell>
              <table:table-cell office:value-type="float" office:value="0.974113">
                <text:p>0.974113</text:p>
              </table:table-cell>
              <table:table-cell office:value-type="float" office:value="0.00008819">
                <text:p>0.00008819</text:p>
              </table:table-cell>
              <table:table-cell office:value-type="float" office:value="0.975229">
                <text:p>0.975229</text:p>
              </table:table-cell>
              <table:table-cell office:value-type="float" office:value="0.0000839904">
                <text:p>0.0000839904</text:p>
              </table:table-cell>
              <table:table-cell office:value-type="float" office:value="0.976884">
                <text:p>0.976884</text:p>
              </table:table-cell>
              <table:table-cell office:value-type="float" office:value="0.000075043">
                <text:p>0.000075043</text:p>
              </table:table-cell>
              <table:table-cell office:value-type="float" office:value="0.977972">
                <text:p>0.977972</text:p>
              </table:table-cell>
              <table:table-cell office:value-type="float" office:value="0.0000722502">
                <text:p>0.0000722502</text:p>
              </table:table-cell>
              <table:table-cell office:value-type="float" office:value="0.979049">
                <text:p>0.979049</text:p>
              </table:table-cell>
              <table:table-cell office:value-type="float" office:value="0.0000673029">
                <text:p>0.0000673029</text:p>
              </table:table-cell>
              <table:table-cell office:value-type="float" office:value="0.980114">
                <text:p>0.980114</text:p>
              </table:table-cell>
              <table:table-cell office:value-type="float" office:value="0.0000640446">
                <text:p>0.0000640446</text:p>
              </table:table-cell>
              <table:table-cell office:value-type="float" office:value="0.981688">
                <text:p>0.981688</text:p>
              </table:table-cell>
              <table:table-cell office:value-type="float" office:value="0.0000571966">
                <text:p>0.0000571966</text:p>
              </table:table-cell>
              <table:table-cell office:value-type="float" office:value="0.98272">
                <text:p>0.98272</text:p>
              </table:table-cell>
              <table:table-cell office:value-type="float" office:value="0.0000531863">
                <text:p>0.0000531863</text:p>
              </table:table-cell>
              <table:table-cell office:value-type="float" office:value="0.98374">
                <text:p>0.98374</text:p>
              </table:table-cell>
              <table:table-cell office:value-type="float" office:value="0.0000495552">
                <text:p>0.0000495552</text:p>
              </table:table-cell>
              <table:table-cell office:value-type="float" office:value="0.984746">
                <text:p>0.984746</text:p>
              </table:table-cell>
              <table:table-cell office:value-type="float" office:value="0.0000463223">
                <text:p>0.0000463223</text:p>
              </table:table-cell>
              <table:table-cell office:value-type="float" office:value="0.986227">
                <text:p>0.986227</text:p>
              </table:table-cell>
              <table:table-cell office:value-type="float" office:value="0.0000412848">
                <text:p>0.0000412848</text:p>
              </table:table-cell>
              <table:table-cell office:value-type="float" office:value="0.987196">
                <text:p>0.987196</text:p>
              </table:table-cell>
              <table:table-cell office:value-type="float" office:value="0.0000383036">
                <text:p>0.0000383036</text:p>
              </table:table-cell>
              <table:table-cell office:value-type="float" office:value="0.98815">
                <text:p>0.98815</text:p>
              </table:table-cell>
              <table:table-cell office:value-type="float" office:value="0.0000350625">
                <text:p>0.0000350625</text:p>
              </table:table-cell>
              <table:table-cell office:value-type="float" office:value="0.989088">
                <text:p>0.989088</text:p>
              </table:table-cell>
              <table:table-cell office:value-type="float" office:value="0.0000315107">
                <text:p>0.0000315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3763">
                <text:p>0.983763</text:p>
              </table:table-cell>
              <table:table-cell office:value-type="float" office:value="0.0000821616">
                <text:p>0.0000821616</text:p>
              </table:table-cell>
              <table:table-cell office:value-type="float" office:value="0.984921">
                <text:p>0.984921</text:p>
              </table:table-cell>
              <table:table-cell office:value-type="float" office:value="0.0000834789">
                <text:p>0.0000834789</text:p>
              </table:table-cell>
              <table:table-cell office:value-type="float" office:value="0.986069">
                <text:p>0.986069</text:p>
              </table:table-cell>
              <table:table-cell office:value-type="float" office:value="0.0000797392">
                <text:p>0.0000797392</text:p>
              </table:table-cell>
              <table:table-cell office:value-type="float" office:value="0.987769">
                <text:p>0.987769</text:p>
              </table:table-cell>
              <table:table-cell office:value-type="float" office:value="0.0000714062">
                <text:p>0.0000714062</text:p>
              </table:table-cell>
              <table:table-cell office:value-type="float" office:value="0.988888">
                <text:p>0.988888</text:p>
              </table:table-cell>
              <table:table-cell office:value-type="float" office:value="0.0000692015">
                <text:p>0.0000692015</text:p>
              </table:table-cell>
              <table:table-cell office:value-type="float" office:value="0.989995">
                <text:p>0.989995</text:p>
              </table:table-cell>
              <table:table-cell office:value-type="float" office:value="0.0000646289">
                <text:p>0.0000646289</text:p>
              </table:table-cell>
              <table:table-cell office:value-type="float" office:value="0.991089">
                <text:p>0.991089</text:p>
              </table:table-cell>
              <table:table-cell office:value-type="float" office:value="0.0000617901">
                <text:p>0.0000617901</text:p>
              </table:table-cell>
              <table:table-cell office:value-type="float" office:value="0.992707">
                <text:p>0.992707</text:p>
              </table:table-cell>
              <table:table-cell office:value-type="float" office:value="0.0000553769">
                <text:p>0.0000553769</text:p>
              </table:table-cell>
              <table:table-cell office:value-type="float" office:value="0.993768">
                <text:p>0.993768</text:p>
              </table:table-cell>
              <table:table-cell office:value-type="float" office:value="0.0000516227">
                <text:p>0.0000516227</text:p>
              </table:table-cell>
              <table:table-cell office:value-type="float" office:value="0.994816">
                <text:p>0.994816</text:p>
              </table:table-cell>
              <table:table-cell office:value-type="float" office:value="0.0000482302">
                <text:p>0.0000482302</text:p>
              </table:table-cell>
              <table:table-cell office:value-type="float" office:value="0.99585">
                <text:p>0.99585</text:p>
              </table:table-cell>
              <table:table-cell office:value-type="float" office:value="0.0000452126">
                <text:p>0.0000452126</text:p>
              </table:table-cell>
              <table:table-cell office:value-type="float" office:value="0.997372">
                <text:p>0.997372</text:p>
              </table:table-cell>
              <table:table-cell office:value-type="float" office:value="0.0000404371">
                <text:p>0.0000404371</text:p>
              </table:table-cell>
              <table:table-cell office:value-type="float" office:value="0.998369">
                <text:p>0.998369</text:p>
              </table:table-cell>
              <table:table-cell office:value-type="float" office:value="0.0000376099">
                <text:p>0.0000376099</text:p>
              </table:table-cell>
              <table:table-cell office:value-type="float" office:value="0.999349">
                <text:p>0.999349</text:p>
              </table:table-cell>
              <table:table-cell office:value-type="float" office:value="0.0000344971">
                <text:p>0.0000344971</text:p>
              </table:table-cell>
              <table:table-cell office:value-type="float" office:value="1.00031">
                <text:p>1.00031</text:p>
              </table:table-cell>
              <table:table-cell office:value-type="float" office:value="0.0000310546">
                <text:p>0.00003105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54">
                <text:p>0.99454</text:p>
              </table:table-cell>
              <table:table-cell office:value-type="float" office:value="0.0000735215">
                <text:p>0.0000735215</text:p>
              </table:table-cell>
              <table:table-cell office:value-type="float" office:value="0.99573">
                <text:p>0.99573</text:p>
              </table:table-cell>
              <table:table-cell office:value-type="float" office:value="0.0000762288">
                <text:p>0.0000762288</text:p>
              </table:table-cell>
              <table:table-cell office:value-type="float" office:value="0.996909">
                <text:p>0.996909</text:p>
              </table:table-cell>
              <table:table-cell office:value-type="float" office:value="0.0000732783">
                <text:p>0.0000732783</text:p>
              </table:table-cell>
              <table:table-cell office:value-type="float" office:value="0.998655">
                <text:p>0.998655</text:p>
              </table:table-cell>
              <table:table-cell office:value-type="float" office:value="0.0000659548">
                <text:p>0.0000659548</text:p>
              </table:table-cell>
              <table:table-cell office:value-type="float" office:value="0.999804">
                <text:p>0.999804</text:p>
              </table:table-cell>
              <table:table-cell office:value-type="float" office:value="0.0000646601">
                <text:p>0.0000646601</text:p>
              </table:table-cell>
              <table:table-cell office:value-type="float" office:value="1.00094">
                <text:p>1.00094</text:p>
              </table:table-cell>
              <table:table-cell office:value-type="float" office:value="0.0000606625">
                <text:p>0.0000606625</text:p>
              </table:table-cell>
              <table:table-cell office:value-type="float" office:value="1.00206">
                <text:p>1.00206</text:p>
              </table:table-cell>
              <table:table-cell office:value-type="float" office:value="0.000058454">
                <text:p>0.000058454</text:p>
              </table:table-cell>
              <table:table-cell office:value-type="float" office:value="1.00373">
                <text:p>1.00373</text:p>
              </table:table-cell>
              <table:table-cell office:value-type="float" office:value="0.0000526854">
                <text:p>0.0000526854</text:p>
              </table:table-cell>
              <table:table-cell office:value-type="float" office:value="1.00482">
                <text:p>1.00482</text:p>
              </table:table-cell>
              <table:table-cell office:value-type="float" office:value="0.0000493062">
                <text:p>0.0000493062</text:p>
              </table:table-cell>
              <table:table-cell office:value-type="float" office:value="1.00589">
                <text:p>1.00589</text:p>
              </table:table-cell>
              <table:table-cell office:value-type="float" office:value="0.0000462611">
                <text:p>0.0000462611</text:p>
              </table:table-cell>
              <table:table-cell office:value-type="float" office:value="1.00695">
                <text:p>1.00695</text:p>
              </table:table-cell>
              <table:table-cell office:value-type="float" office:value="0.0000435558">
                <text:p>0.0000435558</text:p>
              </table:table-cell>
              <table:table-cell office:value-type="float" office:value="1.00852">
                <text:p>1.00852</text:p>
              </table:table-cell>
              <table:table-cell office:value-type="float" office:value="0.0000391595">
                <text:p>0.0000391595</text:p>
              </table:table-cell>
              <table:table-cell office:value-type="float" office:value="1.00954">
                <text:p>1.00954</text:p>
              </table:table-cell>
              <table:table-cell office:value-type="float" office:value="0.000036556">
                <text:p>0.000036556</text:p>
              </table:table-cell>
              <table:table-cell office:value-type="float" office:value="1.01055">
                <text:p>1.01055</text:p>
              </table:table-cell>
              <table:table-cell office:value-type="float" office:value="0.0000336301">
                <text:p>0.0000336301</text:p>
              </table:table-cell>
              <table:table-cell office:value-type="float" office:value="1.01154">
                <text:p>1.01154</text:p>
              </table:table-cell>
              <table:table-cell office:value-type="float" office:value="0.0000303476">
                <text:p>0.0000303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32">
                <text:p>1.00532</text:p>
              </table:table-cell>
              <table:table-cell office:value-type="float" office:value="0.0000588537">
                <text:p>0.0000588537</text:p>
              </table:table-cell>
              <table:table-cell office:value-type="float" office:value="1.00654">
                <text:p>1.00654</text:p>
              </table:table-cell>
              <table:table-cell office:value-type="float" office:value="0.0000642619">
                <text:p>0.0000642619</text:p>
              </table:table-cell>
              <table:table-cell office:value-type="float" office:value="1.00775">
                <text:p>1.00775</text:p>
              </table:table-cell>
              <table:table-cell office:value-type="float" office:value="0.0000628521">
                <text:p>0.0000628521</text:p>
              </table:table-cell>
              <table:table-cell office:value-type="float" office:value="1.00954">
                <text:p>1.00954</text:p>
              </table:table-cell>
              <table:table-cell office:value-type="float" office:value="0.0000573801">
                <text:p>0.0000573801</text:p>
              </table:table-cell>
              <table:table-cell office:value-type="float" office:value="1.01072">
                <text:p>1.01072</text:p>
              </table:table-cell>
              <table:table-cell office:value-type="float" office:value="0.0000576065">
                <text:p>0.0000576065</text:p>
              </table:table-cell>
              <table:table-cell office:value-type="float" office:value="1.01189">
                <text:p>1.01189</text:p>
              </table:table-cell>
              <table:table-cell office:value-type="float" office:value="0.0000545613">
                <text:p>0.0000545613</text:p>
              </table:table-cell>
              <table:table-cell office:value-type="float" office:value="1.01304">
                <text:p>1.01304</text:p>
              </table:table-cell>
              <table:table-cell office:value-type="float" office:value="0.0000533585">
                <text:p>0.0000533585</text:p>
              </table:table-cell>
              <table:table-cell office:value-type="float" office:value="1.01474">
                <text:p>1.01474</text:p>
              </table:table-cell>
              <table:table-cell office:value-type="float" office:value="0.0000486006">
                <text:p>0.0000486006</text:p>
              </table:table-cell>
              <table:table-cell office:value-type="float" office:value="1.01586">
                <text:p>1.01586</text:p>
              </table:table-cell>
              <table:table-cell office:value-type="float" office:value="0.0000457965">
                <text:p>0.0000457965</text:p>
              </table:table-cell>
              <table:table-cell office:value-type="float" office:value="1.01697">
                <text:p>1.01697</text:p>
              </table:table-cell>
              <table:table-cell office:value-type="float" office:value="0.0000432772">
                <text:p>0.0000432772</text:p>
              </table:table-cell>
              <table:table-cell office:value-type="float" office:value="1.01806">
                <text:p>1.01806</text:p>
              </table:table-cell>
              <table:table-cell office:value-type="float" office:value="0.0000410404">
                <text:p>0.0000410404</text:p>
              </table:table-cell>
              <table:table-cell office:value-type="float" office:value="1.01966">
                <text:p>1.01966</text:p>
              </table:table-cell>
              <table:table-cell office:value-type="float" office:value="0.000037208">
                <text:p>0.000037208</text:p>
              </table:table-cell>
              <table:table-cell office:value-type="float" office:value="1.02071">
                <text:p>1.02071</text:p>
              </table:table-cell>
              <table:table-cell office:value-type="float" office:value="0.0000349363">
                <text:p>0.0000349363</text:p>
              </table:table-cell>
              <table:table-cell office:value-type="float" office:value="1.02175">
                <text:p>1.02175</text:p>
              </table:table-cell>
              <table:table-cell office:value-type="float" office:value="0.0000322875">
                <text:p>0.0000322875</text:p>
              </table:table-cell>
              <table:table-cell office:value-type="float" office:value="1.02276">
                <text:p>1.02276</text:p>
              </table:table-cell>
              <table:table-cell office:value-type="float" office:value="0.0000292427">
                <text:p>0.00002924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9">
                <text:p>1.01609</text:p>
              </table:table-cell>
              <table:table-cell office:value-type="float" office:value="0.0000300924">
                <text:p>0.0000300924</text:p>
              </table:table-cell>
              <table:table-cell office:value-type="float" office:value="1.01735">
                <text:p>1.01735</text:p>
              </table:table-cell>
              <table:table-cell office:value-type="float" office:value="0.0000420276">
                <text:p>0.0000420276</text:p>
              </table:table-cell>
              <table:table-cell office:value-type="float" office:value="1.01859">
                <text:p>1.01859</text:p>
              </table:table-cell>
              <table:table-cell office:value-type="float" office:value="0.000044281">
                <text:p>0.000044281</text:p>
              </table:table-cell>
              <table:table-cell office:value-type="float" office:value="1.02043">
                <text:p>1.02043</text:p>
              </table:table-cell>
              <table:table-cell office:value-type="float" office:value="0.000042816">
                <text:p>0.000042816</text:p>
              </table:table-cell>
              <table:table-cell office:value-type="float" office:value="1.02164">
                <text:p>1.02164</text:p>
              </table:table-cell>
              <table:table-cell office:value-type="float" office:value="0.0000459074">
                <text:p>0.0000459074</text:p>
              </table:table-cell>
              <table:table-cell office:value-type="float" office:value="1.02283">
                <text:p>1.02283</text:p>
              </table:table-cell>
              <table:table-cell office:value-type="float" office:value="0.0000446308">
                <text:p>0.0000446308</text:p>
              </table:table-cell>
              <table:table-cell office:value-type="float" office:value="1.02402">
                <text:p>1.02402</text:p>
              </table:table-cell>
              <table:table-cell office:value-type="float" office:value="0.0000451866">
                <text:p>0.0000451866</text:p>
              </table:table-cell>
              <table:table-cell office:value-type="float" office:value="1.02576">
                <text:p>1.02576</text:p>
              </table:table-cell>
              <table:table-cell office:value-type="float" office:value="0.0000421519">
                <text:p>0.0000421519</text:p>
              </table:table-cell>
              <table:table-cell office:value-type="float" office:value="1.02691">
                <text:p>1.02691</text:p>
              </table:table-cell>
              <table:table-cell office:value-type="float" office:value="0.0000402938">
                <text:p>0.0000402938</text:p>
              </table:table-cell>
              <table:table-cell office:value-type="float" office:value="1.02804">
                <text:p>1.02804</text:p>
              </table:table-cell>
              <table:table-cell office:value-type="float" office:value="0.000038619">
                <text:p>0.000038619</text:p>
              </table:table-cell>
              <table:table-cell office:value-type="float" office:value="1.02916">
                <text:p>1.02916</text:p>
              </table:table-cell>
              <table:table-cell office:value-type="float" office:value="0.0000371214">
                <text:p>0.0000371214</text:p>
              </table:table-cell>
              <table:table-cell office:value-type="float" office:value="1.03081">
                <text:p>1.03081</text:p>
              </table:table-cell>
              <table:table-cell office:value-type="float" office:value="0.0000341644">
                <text:p>0.0000341644</text:p>
              </table:table-cell>
              <table:table-cell office:value-type="float" office:value="1.03188">
                <text:p>1.03188</text:p>
              </table:table-cell>
              <table:table-cell office:value-type="float" office:value="0.0000324023">
                <text:p>0.0000324023</text:p>
              </table:table-cell>
              <table:table-cell office:value-type="float" office:value="1.03294">
                <text:p>1.03294</text:p>
              </table:table-cell>
              <table:table-cell office:value-type="float" office:value="0.0000301762">
                <text:p>0.0000301762</text:p>
              </table:table-cell>
              <table:table-cell office:value-type="float" office:value="1.03399">
                <text:p>1.03399</text:p>
              </table:table-cell>
              <table:table-cell office:value-type="float" office:value="0.000027493">
                <text:p>0.0000274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687">
                <text:p>1.02687</text:p>
              </table:table-cell>
              <table:table-cell office:value-type="float" office:value="-0.0000464485">
                <text:p>-0.0000464485</text:p>
              </table:table-cell>
              <table:table-cell office:value-type="float" office:value="1.02816">
                <text:p>1.02816</text:p>
              </table:table-cell>
              <table:table-cell office:value-type="float" office:value="0.000000177059">
                <text:p>0.000000177059</text:p>
              </table:table-cell>
              <table:table-cell office:value-type="float" office:value="1.02943">
                <text:p>1.02943</text:p>
              </table:table-cell>
              <table:table-cell office:value-type="float" office:value="0.00000455011">
                <text:p>0.00000455011</text:p>
              </table:table-cell>
              <table:table-cell office:value-type="float" office:value="1.03131">
                <text:p>1.03131</text:p>
              </table:table-cell>
              <table:table-cell office:value-type="float" office:value="0.000014526">
                <text:p>0.000014526</text:p>
              </table:table-cell>
              <table:table-cell office:value-type="float" office:value="1.03255">
                <text:p>1.03255</text:p>
              </table:table-cell>
              <table:table-cell office:value-type="float" office:value="0.0000242168">
                <text:p>0.0000242168</text:p>
              </table:table-cell>
              <table:table-cell office:value-type="float" office:value="1.03378">
                <text:p>1.03378</text:p>
              </table:table-cell>
              <table:table-cell office:value-type="float" office:value="0.0000268816">
                <text:p>0.0000268816</text:p>
              </table:table-cell>
              <table:table-cell office:value-type="float" office:value="1.03499">
                <text:p>1.03499</text:p>
              </table:table-cell>
              <table:table-cell office:value-type="float" office:value="0.0000309971">
                <text:p>0.0000309971</text:p>
              </table:table-cell>
              <table:table-cell office:value-type="float" office:value="1.03678">
                <text:p>1.03678</text:p>
              </table:table-cell>
              <table:table-cell office:value-type="float" office:value="0.0000313105">
                <text:p>0.0000313105</text:p>
              </table:table-cell>
              <table:table-cell office:value-type="float" office:value="1.03796">
                <text:p>1.03796</text:p>
              </table:table-cell>
              <table:table-cell office:value-type="float" office:value="0.0000311861">
                <text:p>0.0000311861</text:p>
              </table:table-cell>
              <table:table-cell office:value-type="float" office:value="1.03912">
                <text:p>1.03912</text:p>
              </table:table-cell>
              <table:table-cell office:value-type="float" office:value="0.000030999">
                <text:p>0.000030999</text:p>
              </table:table-cell>
              <table:table-cell office:value-type="float" office:value="1.04027">
                <text:p>1.04027</text:p>
              </table:table-cell>
              <table:table-cell office:value-type="float" office:value="0.0000307639">
                <text:p>0.0000307639</text:p>
              </table:table-cell>
              <table:table-cell office:value-type="float" office:value="1.04195">
                <text:p>1.04195</text:p>
              </table:table-cell>
              <table:table-cell office:value-type="float" office:value="0.0000292606">
                <text:p>0.0000292606</text:p>
              </table:table-cell>
              <table:table-cell office:value-type="float" office:value="1.04306">
                <text:p>1.04306</text:p>
              </table:table-cell>
              <table:table-cell office:value-type="float" office:value="0.0000283247">
                <text:p>0.0000283247</text:p>
              </table:table-cell>
              <table:table-cell office:value-type="float" office:value="1.04414">
                <text:p>1.04414</text:p>
              </table:table-cell>
              <table:table-cell office:value-type="float" office:value="0.0000267748">
                <text:p>0.0000267748</text:p>
              </table:table-cell>
              <table:table-cell office:value-type="float" office:value="1.04521">
                <text:p>1.04521</text:p>
              </table:table-cell>
              <table:table-cell office:value-type="float" office:value="0.0000246643">
                <text:p>0.00002466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765">
                <text:p>1.03765</text:p>
              </table:table-cell>
              <table:table-cell office:value-type="float" office:value="-0.00072637">
                <text:p>-0.00072637</text:p>
              </table:table-cell>
              <table:table-cell office:value-type="float" office:value="1.03896">
                <text:p>1.03896</text:p>
              </table:table-cell>
              <table:table-cell office:value-type="float" office:value="-0.000247904">
                <text:p>-0.000247904</text:p>
              </table:table-cell>
              <table:table-cell office:value-type="float" office:value="1.04027">
                <text:p>1.04027</text:p>
              </table:table-cell>
              <table:table-cell office:value-type="float" office:value="-0.000127893">
                <text:p>-0.000127893</text:p>
              </table:table-cell>
              <table:table-cell office:value-type="float" office:value="1.0422">
                <text:p>1.0422</text:p>
              </table:table-cell>
              <table:table-cell office:value-type="float" office:value="-0.0000581541">
                <text:p>-0.0000581541</text:p>
              </table:table-cell>
              <table:table-cell office:value-type="float" office:value="1.04347">
                <text:p>1.04347</text:p>
              </table:table-cell>
              <table:table-cell office:value-type="float" office:value="-0.000025767">
                <text:p>-0.000025767</text:p>
              </table:table-cell>
              <table:table-cell office:value-type="float" office:value="1.04472">
                <text:p>1.04472</text:p>
              </table:table-cell>
              <table:table-cell office:value-type="float" office:value="0.0000000692947">
                <text:p>0.0000000692947</text:p>
              </table:table-cell>
              <table:table-cell office:value-type="float" office:value="1.04597">
                <text:p>1.04597</text:p>
              </table:table-cell>
              <table:table-cell office:value-type="float" office:value="0.00000259128">
                <text:p>0.00000259128</text:p>
              </table:table-cell>
              <table:table-cell office:value-type="float" office:value="1.0478">
                <text:p>1.0478</text:p>
              </table:table-cell>
              <table:table-cell office:value-type="float" office:value="0.0000110021">
                <text:p>0.0000110021</text:p>
              </table:table-cell>
              <table:table-cell office:value-type="float" office:value="1.04901">
                <text:p>1.04901</text:p>
              </table:table-cell>
              <table:table-cell office:value-type="float" office:value="0.0000146702">
                <text:p>0.0000146702</text:p>
              </table:table-cell>
              <table:table-cell office:value-type="float" office:value="1.0502">
                <text:p>1.0502</text:p>
              </table:table-cell>
              <table:table-cell office:value-type="float" office:value="0.0000175268">
                <text:p>0.0000175268</text:p>
              </table:table-cell>
              <table:table-cell office:value-type="float" office:value="1.05137">
                <text:p>1.05137</text:p>
              </table:table-cell>
              <table:table-cell office:value-type="float" office:value="0.0000197415">
                <text:p>0.0000197415</text:p>
              </table:table-cell>
              <table:table-cell office:value-type="float" office:value="1.0531">
                <text:p>1.0531</text:p>
              </table:table-cell>
              <table:table-cell office:value-type="float" office:value="0.0000209295">
                <text:p>0.0000209295</text:p>
              </table:table-cell>
              <table:table-cell office:value-type="float" office:value="1.05423">
                <text:p>1.05423</text:p>
              </table:table-cell>
              <table:table-cell office:value-type="float" office:value="0.0000214571">
                <text:p>0.0000214571</text:p>
              </table:table-cell>
              <table:table-cell office:value-type="float" office:value="1.05534">
                <text:p>1.05534</text:p>
              </table:table-cell>
              <table:table-cell office:value-type="float" office:value="0.0000210758">
                <text:p>0.0000210758</text:p>
              </table:table-cell>
              <table:table-cell office:value-type="float" office:value="1.05644">
                <text:p>1.05644</text:p>
              </table:table-cell>
              <table:table-cell office:value-type="float" office:value="0.0000199343">
                <text:p>0.00001993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843">
                <text:p>1.04843</text:p>
              </table:table-cell>
              <table:table-cell office:value-type="float" office:value="0.000430272">
                <text:p>0.000430272</text:p>
              </table:table-cell>
              <table:table-cell office:value-type="float" office:value="1.04977">
                <text:p>1.04977</text:p>
              </table:table-cell>
              <table:table-cell office:value-type="float" office:value="0.000642634">
                <text:p>0.000642634</text:p>
              </table:table-cell>
              <table:table-cell office:value-type="float" office:value="1.05111">
                <text:p>1.05111</text:p>
              </table:table-cell>
              <table:table-cell office:value-type="float" office:value="0.00214658">
                <text:p>0.00214658</text:p>
              </table:table-cell>
              <table:table-cell office:value-type="float" office:value="1.05308">
                <text:p>1.05308</text:p>
              </table:table-cell>
              <table:table-cell office:value-type="float" office:value="-0.000558322">
                <text:p>-0.000558322</text:p>
              </table:table-cell>
              <table:table-cell office:value-type="float" office:value="1.05438">
                <text:p>1.05438</text:p>
              </table:table-cell>
              <table:table-cell office:value-type="float" office:value="-0.000235334">
                <text:p>-0.000235334</text:p>
              </table:table-cell>
              <table:table-cell office:value-type="float" office:value="1.05567">
                <text:p>1.05567</text:p>
              </table:table-cell>
              <table:table-cell office:value-type="float" office:value="-0.000132534">
                <text:p>-0.000132534</text:p>
              </table:table-cell>
              <table:table-cell office:value-type="float" office:value="1.05694">
                <text:p>1.05694</text:p>
              </table:table-cell>
              <table:table-cell office:value-type="float" office:value="-0.0000748287">
                <text:p>-0.0000748287</text:p>
              </table:table-cell>
              <table:table-cell office:value-type="float" office:value="1.05882">
                <text:p>1.05882</text:p>
              </table:table-cell>
              <table:table-cell office:value-type="float" office:value="-0.0000360825">
                <text:p>-0.0000360825</text:p>
              </table:table-cell>
              <table:table-cell office:value-type="float" office:value="1.06005">
                <text:p>1.06005</text:p>
              </table:table-cell>
              <table:table-cell office:value-type="float" office:value="-0.0000209108">
                <text:p>-0.0000209108</text:p>
              </table:table-cell>
              <table:table-cell office:value-type="float" office:value="1.06127">
                <text:p>1.06127</text:p>
              </table:table-cell>
              <table:table-cell office:value-type="float" office:value="0.0000000306079">
                <text:p>0.0000000306079</text:p>
              </table:table-cell>
              <table:table-cell office:value-type="float" office:value="1.06247">
                <text:p>1.06247</text:p>
              </table:table-cell>
              <table:table-cell office:value-type="float" office:value="0.0000000730479">
                <text:p>0.0000000730479</text:p>
              </table:table-cell>
              <table:table-cell office:value-type="float" office:value="1.06424">
                <text:p>1.06424</text:p>
              </table:table-cell>
              <table:table-cell office:value-type="float" office:value="0.00000541563">
                <text:p>0.00000541563</text:p>
              </table:table-cell>
              <table:table-cell office:value-type="float" office:value="1.0654">
                <text:p>1.0654</text:p>
              </table:table-cell>
              <table:table-cell office:value-type="float" office:value="0.0000089514">
                <text:p>0.0000089514</text:p>
              </table:table-cell>
              <table:table-cell office:value-type="float" office:value="1.06654">
                <text:p>1.06654</text:p>
              </table:table-cell>
              <table:table-cell office:value-type="float" office:value="0.0000108686">
                <text:p>0.0000108686</text:p>
              </table:table-cell>
              <table:table-cell office:value-type="float" office:value="1.06766">
                <text:p>1.06766</text:p>
              </table:table-cell>
              <table:table-cell office:value-type="float" office:value="0.0000115606">
                <text:p>0.0000115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92">
                <text:p>1.0592</text:p>
              </table:table-cell>
              <table:table-cell office:value-type="float" office:value="0.00026042">
                <text:p>0.00026042</text:p>
              </table:table-cell>
              <table:table-cell office:value-type="float" office:value="1.06058">
                <text:p>1.06058</text:p>
              </table:table-cell>
              <table:table-cell office:value-type="float" office:value="0.000284332">
                <text:p>0.000284332</text:p>
              </table:table-cell>
              <table:table-cell office:value-type="float" office:value="1.06195">
                <text:p>1.06195</text:p>
              </table:table-cell>
              <table:table-cell office:value-type="float" office:value="0.000330405">
                <text:p>0.000330405</text:p>
              </table:table-cell>
              <table:table-cell office:value-type="float" office:value="1.06397">
                <text:p>1.06397</text:p>
              </table:table-cell>
              <table:table-cell office:value-type="float" office:value="0.000480736">
                <text:p>0.000480736</text:p>
              </table:table-cell>
              <table:table-cell office:value-type="float" office:value="1.0653">
                <text:p>1.0653</text:p>
              </table:table-cell>
              <table:table-cell office:value-type="float" office:value="0.000753815">
                <text:p>0.000753815</text:p>
              </table:table-cell>
              <table:table-cell office:value-type="float" office:value="1.06662">
                <text:p>1.06662</text:p>
              </table:table-cell>
              <table:table-cell office:value-type="float" office:value="0.00399293">
                <text:p>0.00399293</text:p>
              </table:table-cell>
              <table:table-cell office:value-type="float" office:value="1.06792">
                <text:p>1.06792</text:p>
              </table:table-cell>
              <table:table-cell office:value-type="float" office:value="-0.000838306">
                <text:p>-0.000838306</text:p>
              </table:table-cell>
              <table:table-cell office:value-type="float" office:value="1.06984">
                <text:p>1.06984</text:p>
              </table:table-cell>
              <table:table-cell office:value-type="float" office:value="-0.000232861">
                <text:p>-0.000232861</text:p>
              </table:table-cell>
              <table:table-cell office:value-type="float" office:value="1.0711">
                <text:p>1.0711</text:p>
              </table:table-cell>
              <table:table-cell office:value-type="float" office:value="-0.000137223">
                <text:p>-0.000137223</text:p>
              </table:table-cell>
              <table:table-cell office:value-type="float" office:value="1.07235">
                <text:p>1.07235</text:p>
              </table:table-cell>
              <table:table-cell office:value-type="float" office:value="-0.0000864364">
                <text:p>-0.0000864364</text:p>
              </table:table-cell>
              <table:table-cell office:value-type="float" office:value="1.07358">
                <text:p>1.07358</text:p>
              </table:table-cell>
              <table:table-cell office:value-type="float" office:value="-0.0000554033">
                <text:p>-0.0000554033</text:p>
              </table:table-cell>
              <table:table-cell office:value-type="float" office:value="1.07539">
                <text:p>1.07539</text:p>
              </table:table-cell>
              <table:table-cell office:value-type="float" office:value="-0.0000291113">
                <text:p>-0.0000291113</text:p>
              </table:table-cell>
              <table:table-cell office:value-type="float" office:value="1.07657">
                <text:p>1.07657</text:p>
              </table:table-cell>
              <table:table-cell office:value-type="float" office:value="-0.000017429">
                <text:p>-0.000017429</text:p>
              </table:table-cell>
              <table:table-cell office:value-type="float" office:value="1.07774">
                <text:p>1.07774</text:p>
              </table:table-cell>
              <table:table-cell office:value-type="float" office:value="0.0000000130088">
                <text:p>0.0000000130088</text:p>
              </table:table-cell>
              <table:table-cell office:value-type="float" office:value="1.07889">
                <text:p>1.07889</text:p>
              </table:table-cell>
              <table:table-cell office:value-type="float" office:value="0.0000000160466">
                <text:p>0.0000000160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98">
                <text:p>1.06998</text:p>
              </table:table-cell>
              <table:table-cell office:value-type="float" office:value="0.00021542">
                <text:p>0.00021542</text:p>
              </table:table-cell>
              <table:table-cell office:value-type="float" office:value="1.07139">
                <text:p>1.07139</text:p>
              </table:table-cell>
              <table:table-cell office:value-type="float" office:value="0.000222788">
                <text:p>0.000222788</text:p>
              </table:table-cell>
              <table:table-cell office:value-type="float" office:value="1.07279">
                <text:p>1.07279</text:p>
              </table:table-cell>
              <table:table-cell office:value-type="float" office:value="0.000236079">
                <text:p>0.000236079</text:p>
              </table:table-cell>
              <table:table-cell office:value-type="float" office:value="1.07485">
                <text:p>1.07485</text:p>
              </table:table-cell>
              <table:table-cell office:value-type="float" office:value="0.000263995">
                <text:p>0.000263995</text:p>
              </table:table-cell>
              <table:table-cell office:value-type="float" office:value="1.07622">
                <text:p>1.07622</text:p>
              </table:table-cell>
              <table:table-cell office:value-type="float" office:value="0.000282827">
                <text:p>0.000282827</text:p>
              </table:table-cell>
              <table:table-cell office:value-type="float" office:value="1.07756">
                <text:p>1.07756</text:p>
              </table:table-cell>
              <table:table-cell office:value-type="float" office:value="0.000324261">
                <text:p>0.000324261</text:p>
              </table:table-cell>
              <table:table-cell office:value-type="float" office:value="1.07889">
                <text:p>1.07889</text:p>
              </table:table-cell>
              <table:table-cell office:value-type="float" office:value="0.00038872">
                <text:p>0.00038872</text:p>
              </table:table-cell>
              <table:table-cell office:value-type="float" office:value="1.08086">
                <text:p>1.08086</text:p>
              </table:table-cell>
              <table:table-cell office:value-type="float" office:value="0.00072253">
                <text:p>0.00072253</text:p>
              </table:table-cell>
              <table:table-cell office:value-type="float" office:value="1.08215">
                <text:p>1.08215</text:p>
              </table:table-cell>
              <table:table-cell office:value-type="float" office:value="0.00318132">
                <text:p>0.00318132</text:p>
              </table:table-cell>
              <table:table-cell office:value-type="float" office:value="1.08342">
                <text:p>1.08342</text:p>
              </table:table-cell>
              <table:table-cell office:value-type="float" office:value="-0.000941916">
                <text:p>-0.000941916</text:p>
              </table:table-cell>
              <table:table-cell office:value-type="float" office:value="1.08468">
                <text:p>1.08468</text:p>
              </table:table-cell>
              <table:table-cell office:value-type="float" office:value="-0.000347797">
                <text:p>-0.000347797</text:p>
              </table:table-cell>
              <table:table-cell office:value-type="float" office:value="1.08653">
                <text:p>1.08653</text:p>
              </table:table-cell>
              <table:table-cell office:value-type="float" office:value="-0.000149815">
                <text:p>-0.000149815</text:p>
              </table:table-cell>
              <table:table-cell office:value-type="float" office:value="1.08775">
                <text:p>1.08775</text:p>
              </table:table-cell>
              <table:table-cell office:value-type="float" office:value="-0.0000956398">
                <text:p>-0.0000956398</text:p>
              </table:table-cell>
              <table:table-cell office:value-type="float" office:value="1.08894">
                <text:p>1.08894</text:p>
              </table:table-cell>
              <table:table-cell office:value-type="float" office:value="-0.0000644376">
                <text:p>-0.0000644376</text:p>
              </table:table-cell>
              <table:table-cell office:value-type="float" office:value="1.09011">
                <text:p>1.09011</text:p>
              </table:table-cell>
              <table:table-cell office:value-type="float" office:value="-0.0000448539">
                <text:p>-0.00004485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076">
                <text:p>1.08076</text:p>
              </table:table-cell>
              <table:table-cell office:value-type="float" office:value="0.000195153">
                <text:p>0.000195153</text:p>
              </table:table-cell>
              <table:table-cell office:value-type="float" office:value="1.0822">
                <text:p>1.0822</text:p>
              </table:table-cell>
              <table:table-cell office:value-type="float" office:value="0.000197967">
                <text:p>0.000197967</text:p>
              </table:table-cell>
              <table:table-cell office:value-type="float" office:value="1.08363">
                <text:p>1.08363</text:p>
              </table:table-cell>
              <table:table-cell office:value-type="float" office:value="0.000203323">
                <text:p>0.000203323</text:p>
              </table:table-cell>
              <table:table-cell office:value-type="float" office:value="1.08574">
                <text:p>1.08574</text:p>
              </table:table-cell>
              <table:table-cell office:value-type="float" office:value="0.000211959">
                <text:p>0.000211959</text:p>
              </table:table-cell>
              <table:table-cell office:value-type="float" office:value="1.08713">
                <text:p>1.08713</text:p>
              </table:table-cell>
              <table:table-cell office:value-type="float" office:value="0.000213691">
                <text:p>0.000213691</text:p>
              </table:table-cell>
              <table:table-cell office:value-type="float" office:value="1.08851">
                <text:p>1.08851</text:p>
              </table:table-cell>
              <table:table-cell office:value-type="float" office:value="0.000222376">
                <text:p>0.000222376</text:p>
              </table:table-cell>
              <table:table-cell office:value-type="float" office:value="1.08987">
                <text:p>1.08987</text:p>
              </table:table-cell>
              <table:table-cell office:value-type="float" office:value="0.000230562">
                <text:p>0.000230562</text:p>
              </table:table-cell>
              <table:table-cell office:value-type="float" office:value="1.09188">
                <text:p>1.09188</text:p>
              </table:table-cell>
              <table:table-cell office:value-type="float" office:value="0.000260264">
                <text:p>0.000260264</text:p>
              </table:table-cell>
              <table:table-cell office:value-type="float" office:value="1.0932">
                <text:p>1.0932</text:p>
              </table:table-cell>
              <table:table-cell office:value-type="float" office:value="0.000294682">
                <text:p>0.000294682</text:p>
              </table:table-cell>
              <table:table-cell office:value-type="float" office:value="1.0945">
                <text:p>1.0945</text:p>
              </table:table-cell>
              <table:table-cell office:value-type="float" office:value="0.000351916">
                <text:p>0.000351916</text:p>
              </table:table-cell>
              <table:table-cell office:value-type="float" office:value="1.09579">
                <text:p>1.09579</text:p>
              </table:table-cell>
              <table:table-cell office:value-type="float" office:value="0.000466468">
                <text:p>0.000466468</text:p>
              </table:table-cell>
              <table:table-cell office:value-type="float" office:value="1.09768">
                <text:p>1.09768</text:p>
              </table:table-cell>
              <table:table-cell office:value-type="float" office:value="0.00141092">
                <text:p>0.00141092</text:p>
              </table:table-cell>
              <table:table-cell office:value-type="float" office:value="1.09892">
                <text:p>1.09892</text:p>
              </table:table-cell>
              <table:table-cell office:value-type="float" office:value="-0.00169776">
                <text:p>-0.00169776</text:p>
              </table:table-cell>
              <table:table-cell office:value-type="float" office:value="1.10014">
                <text:p>1.10014</text:p>
              </table:table-cell>
              <table:table-cell office:value-type="float" office:value="-0.000442909">
                <text:p>-0.000442909</text:p>
              </table:table-cell>
              <table:table-cell office:value-type="float" office:value="1.10134">
                <text:p>1.10134</text:p>
              </table:table-cell>
              <table:table-cell office:value-type="float" office:value="-0.000227865">
                <text:p>-0.0002278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154">
                <text:p>1.09154</text:p>
              </table:table-cell>
              <table:table-cell office:value-type="float" office:value="0.000183946">
                <text:p>0.000183946</text:p>
              </table:table-cell>
              <table:table-cell office:value-type="float" office:value="1.09301">
                <text:p>1.09301</text:p>
              </table:table-cell>
              <table:table-cell office:value-type="float" office:value="0.000184941">
                <text:p>0.000184941</text:p>
              </table:table-cell>
              <table:table-cell office:value-type="float" office:value="1.09447">
                <text:p>1.09447</text:p>
              </table:table-cell>
              <table:table-cell office:value-type="float" office:value="0.000187181">
                <text:p>0.000187181</text:p>
              </table:table-cell>
              <table:table-cell office:value-type="float" office:value="1.09663">
                <text:p>1.09663</text:p>
              </table:table-cell>
              <table:table-cell office:value-type="float" office:value="0.000189298">
                <text:p>0.000189298</text:p>
              </table:table-cell>
              <table:table-cell office:value-type="float" office:value="1.09805">
                <text:p>1.09805</text:p>
              </table:table-cell>
              <table:table-cell office:value-type="float" office:value="0.000186776">
                <text:p>0.000186776</text:p>
              </table:table-cell>
              <table:table-cell office:value-type="float" office:value="1.09945">
                <text:p>1.09945</text:p>
              </table:table-cell>
              <table:table-cell office:value-type="float" office:value="0.000188266">
                <text:p>0.000188266</text:p>
              </table:table-cell>
              <table:table-cell office:value-type="float" office:value="1.10084">
                <text:p>1.10084</text:p>
              </table:table-cell>
              <table:table-cell office:value-type="float" office:value="0.000187937">
                <text:p>0.000187937</text:p>
              </table:table-cell>
              <table:table-cell office:value-type="float" office:value="1.1029">
                <text:p>1.1029</text:p>
              </table:table-cell>
              <table:table-cell office:value-type="float" office:value="0.000193919">
                <text:p>0.000193919</text:p>
              </table:table-cell>
              <table:table-cell office:value-type="float" office:value="1.10425">
                <text:p>1.10425</text:p>
              </table:table-cell>
              <table:table-cell office:value-type="float" office:value="0.000200503">
                <text:p>0.000200503</text:p>
              </table:table-cell>
              <table:table-cell office:value-type="float" office:value="1.10558">
                <text:p>1.10558</text:p>
              </table:table-cell>
              <table:table-cell office:value-type="float" office:value="0.000209008">
                <text:p>0.000209008</text:p>
              </table:table-cell>
              <table:table-cell office:value-type="float" office:value="1.10689">
                <text:p>1.10689</text:p>
              </table:table-cell>
              <table:table-cell office:value-type="float" office:value="0.000220956">
                <text:p>0.000220956</text:p>
              </table:table-cell>
              <table:table-cell office:value-type="float" office:value="1.10882">
                <text:p>1.10882</text:p>
              </table:table-cell>
              <table:table-cell office:value-type="float" office:value="0.00025285">
                <text:p>0.00025285</text:p>
              </table:table-cell>
              <table:table-cell office:value-type="float" office:value="1.11009">
                <text:p>1.11009</text:p>
              </table:table-cell>
              <table:table-cell office:value-type="float" office:value="0.000288865">
                <text:p>0.000288865</text:p>
              </table:table-cell>
              <table:table-cell office:value-type="float" office:value="1.11134">
                <text:p>1.11134</text:p>
              </table:table-cell>
              <table:table-cell office:value-type="float" office:value="0.000355495">
                <text:p>0.000355495</text:p>
              </table:table-cell>
              <table:table-cell office:value-type="float" office:value="1.11256">
                <text:p>1.11256</text:p>
              </table:table-cell>
              <table:table-cell office:value-type="float" office:value="0.000503151">
                <text:p>0.0005031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31">
                <text:p>1.10231</text:p>
              </table:table-cell>
              <table:table-cell office:value-type="float" office:value="0.000177041">
                <text:p>0.000177041</text:p>
              </table:table-cell>
              <table:table-cell office:value-type="float" office:value="1.10382">
                <text:p>1.10382</text:p>
              </table:table-cell>
              <table:table-cell office:value-type="float" office:value="0.000177158">
                <text:p>0.000177158</text:p>
              </table:table-cell>
              <table:table-cell office:value-type="float" office:value="1.10531">
                <text:p>1.10531</text:p>
              </table:table-cell>
              <table:table-cell office:value-type="float" office:value="0.000177872">
                <text:p>0.000177872</text:p>
              </table:table-cell>
              <table:table-cell office:value-type="float" office:value="1.10751">
                <text:p>1.10751</text:p>
              </table:table-cell>
              <table:table-cell office:value-type="float" office:value="0.000177034">
                <text:p>0.000177034</text:p>
              </table:table-cell>
              <table:table-cell office:value-type="float" office:value="1.10896">
                <text:p>1.10896</text:p>
              </table:table-cell>
              <table:table-cell office:value-type="float" office:value="0.000172944">
                <text:p>0.000172944</text:p>
              </table:table-cell>
              <table:table-cell office:value-type="float" office:value="1.1104">
                <text:p>1.1104</text:p>
              </table:table-cell>
              <table:table-cell office:value-type="float" office:value="0.000171787">
                <text:p>0.000171787</text:p>
              </table:table-cell>
              <table:table-cell office:value-type="float" office:value="1.11182">
                <text:p>1.11182</text:p>
              </table:table-cell>
              <table:table-cell office:value-type="float" office:value="0.000168841">
                <text:p>0.000168841</text:p>
              </table:table-cell>
              <table:table-cell office:value-type="float" office:value="1.11392">
                <text:p>1.11392</text:p>
              </table:table-cell>
              <table:table-cell office:value-type="float" office:value="0.000168366">
                <text:p>0.000168366</text:p>
              </table:table-cell>
              <table:table-cell office:value-type="float" office:value="1.11529">
                <text:p>1.11529</text:p>
              </table:table-cell>
              <table:table-cell office:value-type="float" office:value="0.000168997">
                <text:p>0.000168997</text:p>
              </table:table-cell>
              <table:table-cell office:value-type="float" office:value="1.11665">
                <text:p>1.11665</text:p>
              </table:table-cell>
              <table:table-cell office:value-type="float" office:value="0.000169737">
                <text:p>0.000169737</text:p>
              </table:table-cell>
              <table:table-cell office:value-type="float" office:value="1.11799">
                <text:p>1.11799</text:p>
              </table:table-cell>
              <table:table-cell office:value-type="float" office:value="0.000171051">
                <text:p>0.000171051</text:p>
              </table:table-cell>
              <table:table-cell office:value-type="float" office:value="1.11997">
                <text:p>1.11997</text:p>
              </table:table-cell>
              <table:table-cell office:value-type="float" office:value="0.000176048">
                <text:p>0.000176048</text:p>
              </table:table-cell>
              <table:table-cell office:value-type="float" office:value="1.12126">
                <text:p>1.12126</text:p>
              </table:table-cell>
              <table:table-cell office:value-type="float" office:value="0.000180462">
                <text:p>0.000180462</text:p>
              </table:table-cell>
              <table:table-cell office:value-type="float" office:value="1.12253">
                <text:p>1.12253</text:p>
              </table:table-cell>
              <table:table-cell office:value-type="float" office:value="0.000187682">
                <text:p>0.000187682</text:p>
              </table:table-cell>
              <table:table-cell office:value-type="float" office:value="1.12378">
                <text:p>1.12378</text:p>
              </table:table-cell>
              <table:table-cell office:value-type="float" office:value="0.000198111">
                <text:p>0.000198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309">
                <text:p>1.11309</text:p>
              </table:table-cell>
              <table:table-cell office:value-type="float" office:value="0.000172499">
                <text:p>0.000172499</text:p>
              </table:table-cell>
              <table:table-cell office:value-type="float" office:value="1.11463">
                <text:p>1.11463</text:p>
              </table:table-cell>
              <table:table-cell office:value-type="float" office:value="0.000172145">
                <text:p>0.000172145</text:p>
              </table:table-cell>
              <table:table-cell office:value-type="float" office:value="1.11615">
                <text:p>1.11615</text:p>
              </table:table-cell>
              <table:table-cell office:value-type="float" office:value="0.000172011">
                <text:p>0.000172011</text:p>
              </table:table-cell>
              <table:table-cell office:value-type="float" office:value="1.1184">
                <text:p>1.1184</text:p>
              </table:table-cell>
              <table:table-cell office:value-type="float" office:value="0.000169611">
                <text:p>0.000169611</text:p>
              </table:table-cell>
              <table:table-cell office:value-type="float" office:value="1.11988">
                <text:p>1.11988</text:p>
              </table:table-cell>
              <table:table-cell office:value-type="float" office:value="0.000164823">
                <text:p>0.000164823</text:p>
              </table:table-cell>
              <table:table-cell office:value-type="float" office:value="1.12134">
                <text:p>1.12134</text:p>
              </table:table-cell>
              <table:table-cell office:value-type="float" office:value="0.00016244">
                <text:p>0.00016244</text:p>
              </table:table-cell>
              <table:table-cell office:value-type="float" office:value="1.12279">
                <text:p>1.12279</text:p>
              </table:table-cell>
              <table:table-cell office:value-type="float" office:value="0.000158428">
                <text:p>0.000158428</text:p>
              </table:table-cell>
              <table:table-cell office:value-type="float" office:value="1.12494">
                <text:p>1.12494</text:p>
              </table:table-cell>
              <table:table-cell office:value-type="float" office:value="0.000155389">
                <text:p>0.000155389</text:p>
              </table:table-cell>
              <table:table-cell office:value-type="float" office:value="1.12634">
                <text:p>1.12634</text:p>
              </table:table-cell>
              <table:table-cell office:value-type="float" office:value="0.000153898">
                <text:p>0.000153898</text:p>
              </table:table-cell>
              <table:table-cell office:value-type="float" office:value="1.12773">
                <text:p>1.12773</text:p>
              </table:table-cell>
              <table:table-cell office:value-type="float" office:value="0.000152184">
                <text:p>0.000152184</text:p>
              </table:table-cell>
              <table:table-cell office:value-type="float" office:value="1.1291">
                <text:p>1.1291</text:p>
              </table:table-cell>
              <table:table-cell office:value-type="float" office:value="0.000150567">
                <text:p>0.000150567</text:p>
              </table:table-cell>
              <table:table-cell office:value-type="float" office:value="1.13111">
                <text:p>1.13111</text:p>
              </table:table-cell>
              <table:table-cell office:value-type="float" office:value="0.000149474">
                <text:p>0.000149474</text:p>
              </table:table-cell>
              <table:table-cell office:value-type="float" office:value="1.13243">
                <text:p>1.13243</text:p>
              </table:table-cell>
              <table:table-cell office:value-type="float" office:value="0.000148563">
                <text:p>0.000148563</text:p>
              </table:table-cell>
              <table:table-cell office:value-type="float" office:value="1.13373">
                <text:p>1.13373</text:p>
              </table:table-cell>
              <table:table-cell office:value-type="float" office:value="0.000148463">
                <text:p>0.000148463</text:p>
              </table:table-cell>
              <table:table-cell office:value-type="float" office:value="1.13501">
                <text:p>1.13501</text:p>
              </table:table-cell>
              <table:table-cell office:value-type="float" office:value="0.00014872">
                <text:p>0.000148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87">
                <text:p>1.12387</text:p>
              </table:table-cell>
              <table:table-cell office:value-type="float" office:value="0.000169383">
                <text:p>0.000169383</text:p>
              </table:table-cell>
              <table:table-cell office:value-type="float" office:value="1.12543">
                <text:p>1.12543</text:p>
              </table:table-cell>
              <table:table-cell office:value-type="float" office:value="0.000168757">
                <text:p>0.000168757</text:p>
              </table:table-cell>
              <table:table-cell office:value-type="float" office:value="1.12699">
                <text:p>1.12699</text:p>
              </table:table-cell>
              <table:table-cell office:value-type="float" office:value="0.000168115">
                <text:p>0.000168115</text:p>
              </table:table-cell>
              <table:table-cell office:value-type="float" office:value="1.12928">
                <text:p>1.12928</text:p>
              </table:table-cell>
              <table:table-cell office:value-type="float" office:value="0.000164811">
                <text:p>0.000164811</text:p>
              </table:table-cell>
              <table:table-cell office:value-type="float" office:value="1.13079">
                <text:p>1.13079</text:p>
              </table:table-cell>
              <table:table-cell office:value-type="float" office:value="0.000159678">
                <text:p>0.000159678</text:p>
              </table:table-cell>
              <table:table-cell office:value-type="float" office:value="1.13229">
                <text:p>1.13229</text:p>
              </table:table-cell>
              <table:table-cell office:value-type="float" office:value="0.00015665">
                <text:p>0.00015665</text:p>
              </table:table-cell>
              <table:table-cell office:value-type="float" office:value="1.13377">
                <text:p>1.13377</text:p>
              </table:table-cell>
              <table:table-cell office:value-type="float" office:value="0.000152137">
                <text:p>0.000152137</text:p>
              </table:table-cell>
              <table:table-cell office:value-type="float" office:value="1.13595">
                <text:p>1.13595</text:p>
              </table:table-cell>
              <table:table-cell office:value-type="float" office:value="0.000147876">
                <text:p>0.000147876</text:p>
              </table:table-cell>
              <table:table-cell office:value-type="float" office:value="1.13739">
                <text:p>1.13739</text:p>
              </table:table-cell>
              <table:table-cell office:value-type="float" office:value="0.000145438">
                <text:p>0.000145438</text:p>
              </table:table-cell>
              <table:table-cell office:value-type="float" office:value="1.13881">
                <text:p>1.13881</text:p>
              </table:table-cell>
              <table:table-cell office:value-type="float" office:value="0.000142705">
                <text:p>0.000142705</text:p>
              </table:table-cell>
              <table:table-cell office:value-type="float" office:value="1.1402">
                <text:p>1.1402</text:p>
              </table:table-cell>
              <table:table-cell office:value-type="float" office:value="0.000139961">
                <text:p>0.000139961</text:p>
              </table:table-cell>
              <table:table-cell office:value-type="float" office:value="1.14226">
                <text:p>1.14226</text:p>
              </table:table-cell>
              <table:table-cell office:value-type="float" office:value="0.00013671">
                <text:p>0.00013671</text:p>
              </table:table-cell>
              <table:table-cell office:value-type="float" office:value="1.14361">
                <text:p>1.14361</text:p>
              </table:table-cell>
              <table:table-cell office:value-type="float" office:value="0.000134147">
                <text:p>0.000134147</text:p>
              </table:table-cell>
              <table:table-cell office:value-type="float" office:value="1.14493">
                <text:p>1.14493</text:p>
              </table:table-cell>
              <table:table-cell office:value-type="float" office:value="0.000131981">
                <text:p>0.000131981</text:p>
              </table:table-cell>
              <table:table-cell office:value-type="float" office:value="1.14623">
                <text:p>1.14623</text:p>
              </table:table-cell>
              <table:table-cell office:value-type="float" office:value="0.000129714">
                <text:p>0.000129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8" chart:max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7.842cm" svg:height="11.898cm" xlink:href=".." xlink:type="simple" chart:class="chart:scatter" chart:style-name="ch1">
        <chart:title svg:x="8.147cm" svg:y="0.372cm" chart:style-name="ch2">
          <text:p>k vs Et</text:p>
        </chart:title>
        <chart:subtitle svg:x="6.389cm" svg:y="1.398cm" chart:style-name="ch3">
          <text:p>Fe contaminated B-doped Si</text:p>
        </chart:subtitle>
        <chart:plot-area chart:style-name="ch4" table:cell-range-address="Sheet1.B2:Sheet1.B102 Sheet1.D2:Sheet1.D1516" svg:x="1.354cm" svg:y="2.551cm" svg:width="15.776cm" svg:height="8.142cm">
          <chartooo:coordinate-region svg:x="1.917cm" svg:y="2.741cm" svg:width="15.111cm" svg:height="7.762cm"/>
          <chart:axis chart:dimension="x" chart:name="primary-x" chart:style-name="ch5">
            <chart:title svg:x="8.695cm" svg:y="10.931cm" chart:style-name="ch6">
              <text:p>Et (eV)</text:p>
            </chart:title>
          </chart:axis>
          <chart:axis chart:dimension="y" chart:name="primary-y" chart:style-name="ch7">
            <chart:title svg:x="0.451cm" svg:y="7.448cm" chart:style-name="ch8">
              <text:p>k (unitless)</text:p>
            </chart:title>
            <chart:grid chart:style-name="ch9" chart:class="major"/>
          </chart:axis>
          <chart:series chart:style-name="ch10" chart:values-cell-range-address="Sheet1.D2:Sheet1.D102" chart:class="chart:scatter">
            <chart:domain table:cell-range-address="Sheet1.B2:Sheet1.B102"/>
            <chart:data-point chart:repeated="101"/>
          </chart:series>
          <chart:series chart:style-name="ch11" chart:values-cell-range-address="Sheet1.D103:Sheet1.D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D204:Sheet1.D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D305:Sheet1.D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D406:Sheet1.D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D507:Sheet1.D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D608:Sheet1.D708" chart:class="chart:scatter">
            <chart:domain table:cell-range-address="Sheet1.B608:Sheet1.B708"/>
            <chart:data-point chart:repeated="101"/>
          </chart:series>
          <chart:series chart:style-name="ch17" chart:values-cell-range-address="Sheet1.D709:Sheet1.D809" chart:class="chart:scatter">
            <chart:domain table:cell-range-address="Sheet1.B709:Sheet1.B809"/>
            <chart:data-point chart:repeated="101"/>
          </chart:series>
          <chart:series chart:style-name="ch18" chart:values-cell-range-address="Sheet1.D810:Sheet1.D910" chart:class="chart:scatter">
            <chart:domain table:cell-range-address="Sheet1.B810:Sheet1.B910"/>
            <chart:data-point chart:repeated="101"/>
          </chart:series>
          <chart:series chart:style-name="ch19" chart:values-cell-range-address="Sheet1.D911:Sheet1.D1011" chart:class="chart:scatter">
            <chart:domain table:cell-range-address="Sheet1.B911:Sheet1.B1011"/>
            <chart:data-point chart:repeated="101"/>
          </chart:series>
          <chart:series chart:style-name="ch20" chart:values-cell-range-address="Sheet1.D1012:Sheet1.D1112" chart:class="chart:scatter">
            <chart:domain table:cell-range-address="Sheet1.B1012:Sheet1.B1112"/>
            <chart:data-point chart:repeated="101"/>
          </chart:series>
          <chart:series chart:style-name="ch21" chart:values-cell-range-address="Sheet1.D1113:Sheet1.D1213" chart:class="chart:scatter">
            <chart:domain table:cell-range-address="Sheet1.B1113:Sheet1.B1213"/>
            <chart:data-point chart:repeated="101"/>
          </chart:series>
          <chart:series chart:style-name="ch22" chart:values-cell-range-address="Sheet1.D1214:Sheet1.D1314" chart:class="chart:scatter">
            <chart:domain table:cell-range-address="Sheet1.B1214:Sheet1.B1314"/>
            <chart:data-point chart:repeated="101"/>
          </chart:series>
          <chart:series chart:style-name="ch11" chart:values-cell-range-address="Sheet1.D1315:Sheet1.D1415" chart:class="chart:scatter">
            <chart:domain table:cell-range-address="Sheet1.B1315:Sheet1.B1415"/>
            <chart:data-point chart:repeated="101"/>
          </chart:series>
          <chart:series chart:style-name="ch12" chart:values-cell-range-address="Sheet1.D1416:Sheet1.D1516" chart:class="chart:scatter">
            <chart:domain table:cell-range-address="Sheet1.B1416:Sheet1.B1516"/>
            <chart:data-point chart:repeated="10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313">
                <text:p>0.0461313</text:p>
                <draw:g>
                  <svg:desc>Sheet1.B2:Sheet1.B102</svg:desc>
                </draw:g>
              </table:table-cell>
              <table:table-cell office:value-type="float" office:value="10987.7">
                <text:p>10987.7</text:p>
                <draw:g>
                  <svg:desc>Sheet1.D2:Sheet1.D102</svg:desc>
                </draw:g>
              </table:table-cell>
              <table:table-cell office:value-type="float" office:value="0.0445656">
                <text:p>0.0445656</text:p>
                <draw:g>
                  <svg:desc>Sheet1.B103:Sheet1.B203</svg:desc>
                </draw:g>
              </table:table-cell>
              <table:table-cell office:value-type="float" office:value="10651.7">
                <text:p>10651.7</text:p>
                <draw:g>
                  <svg:desc>Sheet1.D103:Sheet1.D203</svg:desc>
                </draw:g>
              </table:table-cell>
              <table:table-cell office:value-type="float" office:value="0.0430147">
                <text:p>0.0430147</text:p>
                <draw:g>
                  <svg:desc>Sheet1.B204:Sheet1.B304</svg:desc>
                </draw:g>
              </table:table-cell>
              <table:table-cell office:value-type="float" office:value="10705.9">
                <text:p>10705.9</text:p>
                <draw:g>
                  <svg:desc>Sheet1.D204:Sheet1.D304</svg:desc>
                </draw:g>
              </table:table-cell>
              <table:table-cell office:value-type="float" office:value="0.0407171">
                <text:p>0.0407171</text:p>
                <draw:g>
                  <svg:desc>Sheet1.B305:Sheet1.B405</svg:desc>
                </draw:g>
              </table:table-cell>
              <table:table-cell office:value-type="float" office:value="10979.7">
                <text:p>10979.7</text:p>
                <draw:g>
                  <svg:desc>Sheet1.D305:Sheet1.D405</svg:desc>
                </draw:g>
              </table:table-cell>
              <table:table-cell office:value-type="float" office:value="0.0392051">
                <text:p>0.0392051</text:p>
                <draw:g>
                  <svg:desc>Sheet1.B406:Sheet1.B506</svg:desc>
                </draw:g>
              </table:table-cell>
              <table:table-cell office:value-type="float" office:value="10699.2">
                <text:p>10699.2</text:p>
                <draw:g>
                  <svg:desc>Sheet1.D406:Sheet1.D506</svg:desc>
                </draw:g>
              </table:table-cell>
              <table:table-cell office:value-type="float" office:value="0.0377095">
                <text:p>0.0377095</text:p>
                <draw:g>
                  <svg:desc>Sheet1.B507:Sheet1.B607</svg:desc>
                </draw:g>
              </table:table-cell>
              <table:table-cell office:value-type="float" office:value="10775.3">
                <text:p>10775.3</text:p>
                <draw:g>
                  <svg:desc>Sheet1.D507:Sheet1.D607</svg:desc>
                </draw:g>
              </table:table-cell>
              <table:table-cell office:value-type="float" office:value="0.0362307">
                <text:p>0.0362307</text:p>
                <draw:g>
                  <svg:desc>Sheet1.B608:Sheet1.B708</svg:desc>
                </draw:g>
              </table:table-cell>
              <table:table-cell office:value-type="float" office:value="10571.2">
                <text:p>10571.2</text:p>
                <draw:g>
                  <svg:desc>Sheet1.D608:Sheet1.D708</svg:desc>
                </draw:g>
              </table:table-cell>
              <table:table-cell office:value-type="float" office:value="0.0340451">
                <text:p>0.0340451</text:p>
                <draw:g>
                  <svg:desc>Sheet1.B709:Sheet1.B809</svg:desc>
                </draw:g>
              </table:table-cell>
              <table:table-cell office:value-type="float" office:value="10690">
                <text:p>10690</text:p>
                <draw:g>
                  <svg:desc>Sheet1.D709:Sheet1.D809</svg:desc>
                </draw:g>
              </table:table-cell>
              <table:table-cell office:value-type="float" office:value="0.0326105">
                <text:p>0.0326105</text:p>
                <draw:g>
                  <svg:desc>Sheet1.B810:Sheet1.B910</svg:desc>
                </draw:g>
              </table:table-cell>
              <table:table-cell office:value-type="float" office:value="10744.8">
                <text:p>10744.8</text:p>
                <draw:g>
                  <svg:desc>Sheet1.D810:Sheet1.D910</svg:desc>
                </draw:g>
              </table:table-cell>
              <table:table-cell office:value-type="float" office:value="0.0311946">
                <text:p>0.0311946</text:p>
                <draw:g>
                  <svg:desc>Sheet1.B911:Sheet1.B1011</svg:desc>
                </draw:g>
              </table:table-cell>
              <table:table-cell office:value-type="float" office:value="10739.5">
                <text:p>10739.5</text:p>
                <draw:g>
                  <svg:desc>Sheet1.D911:Sheet1.D1011</svg:desc>
                </draw:g>
              </table:table-cell>
              <table:table-cell office:value-type="float" office:value="0.0297978">
                <text:p>0.0297978</text:p>
                <draw:g>
                  <svg:desc>Sheet1.B1012:Sheet1.B1112</svg:desc>
                </draw:g>
              </table:table-cell>
              <table:table-cell office:value-type="float" office:value="10675.5">
                <text:p>10675.5</text:p>
                <draw:g>
                  <svg:desc>Sheet1.D1012:Sheet1.D1112</svg:desc>
                </draw:g>
              </table:table-cell>
              <table:table-cell office:value-type="float" office:value="0.0277399">
                <text:p>0.0277399</text:p>
                <draw:g>
                  <svg:desc>Sheet1.B1113:Sheet1.B1213</svg:desc>
                </draw:g>
              </table:table-cell>
              <table:table-cell office:value-type="float" office:value="10718">
                <text:p>10718</text:p>
                <draw:g>
                  <svg:desc>Sheet1.D1113:Sheet1.D1213</svg:desc>
                </draw:g>
              </table:table-cell>
              <table:table-cell office:value-type="float" office:value="0.0263938">
                <text:p>0.0263938</text:p>
                <draw:g>
                  <svg:desc>Sheet1.B1214:Sheet1.B1314</svg:desc>
                </draw:g>
              </table:table-cell>
              <table:table-cell office:value-type="float" office:value="10655.4">
                <text:p>10655.4</text:p>
                <draw:g>
                  <svg:desc>Sheet1.D1214:Sheet1.D1314</svg:desc>
                </draw:g>
              </table:table-cell>
              <table:table-cell office:value-type="float" office:value="0.025069">
                <text:p>0.025069</text:p>
                <draw:g>
                  <svg:desc>Sheet1.B1315:Sheet1.B1415</svg:desc>
                </draw:g>
              </table:table-cell>
              <table:table-cell office:value-type="float" office:value="10710.8">
                <text:p>10710.8</text:p>
                <draw:g>
                  <svg:desc>Sheet1.D1315:Sheet1.D1415</svg:desc>
                </draw:g>
              </table:table-cell>
              <table:table-cell office:value-type="float" office:value="0.0237662">
                <text:p>0.0237662</text:p>
                <draw:g>
                  <svg:desc>Sheet1.B1416:Sheet1.B1516</svg:desc>
                </draw:g>
              </table:table-cell>
              <table:table-cell office:value-type="float" office:value="10898.5">
                <text:p>10898.5</text:p>
                <draw:g>
                  <svg:desc>Sheet1.D1416:Sheet1.D1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086">
                <text:p>0.0569086</text:p>
              </table:table-cell>
              <table:table-cell office:value-type="float" office:value="8386.87">
                <text:p>8386.87</text:p>
              </table:table-cell>
              <table:table-cell office:value-type="float" office:value="0.0553743">
                <text:p>0.0553743</text:p>
              </table:table-cell>
              <table:table-cell office:value-type="float" office:value="8075.63">
                <text:p>8075.63</text:p>
              </table:table-cell>
              <table:table-cell office:value-type="float" office:value="0.0538544">
                <text:p>0.0538544</text:p>
              </table:table-cell>
              <table:table-cell office:value-type="float" office:value="8059.6">
                <text:p>8059.6</text:p>
              </table:table-cell>
              <table:table-cell office:value-type="float" office:value="0.0516028">
                <text:p>0.0516028</text:p>
              </table:table-cell>
              <table:table-cell office:value-type="float" office:value="8173.73">
                <text:p>8173.73</text:p>
              </table:table-cell>
              <table:table-cell office:value-type="float" office:value="0.050121">
                <text:p>0.050121</text:p>
              </table:table-cell>
              <table:table-cell office:value-type="float" office:value="7902.26">
                <text:p>7902.26</text:p>
              </table:table-cell>
              <table:table-cell office:value-type="float" office:value="0.0486553">
                <text:p>0.0486553</text:p>
              </table:table-cell>
              <table:table-cell office:value-type="float" office:value="7892.85">
                <text:p>7892.85</text:p>
              </table:table-cell>
              <table:table-cell office:value-type="float" office:value="0.0472061">
                <text:p>0.0472061</text:p>
              </table:table-cell>
              <table:table-cell office:value-type="float" office:value="7676.49">
                <text:p>7676.49</text:p>
              </table:table-cell>
              <table:table-cell office:value-type="float" office:value="0.0450642">
                <text:p>0.0450642</text:p>
              </table:table-cell>
              <table:table-cell office:value-type="float" office:value="7655.97">
                <text:p>7655.97</text:p>
              </table:table-cell>
              <table:table-cell office:value-type="float" office:value="0.0436583">
                <text:p>0.0436583</text:p>
              </table:table-cell>
              <table:table-cell office:value-type="float" office:value="7619.87">
                <text:p>7619.87</text:p>
              </table:table-cell>
              <table:table-cell office:value-type="float" office:value="0.0422707">
                <text:p>0.0422707</text:p>
              </table:table-cell>
              <table:table-cell office:value-type="float" office:value="7537.56">
                <text:p>7537.56</text:p>
              </table:table-cell>
              <table:table-cell office:value-type="float" office:value="0.0409018">
                <text:p>0.0409018</text:p>
              </table:table-cell>
              <table:table-cell office:value-type="float" office:value="7411.08">
                <text:p>7411.08</text:p>
              </table:table-cell>
              <table:table-cell office:value-type="float" office:value="0.0388851">
                <text:p>0.0388851</text:p>
              </table:table-cell>
              <table:table-cell office:value-type="float" office:value="7310.78">
                <text:p>7310.78</text:p>
              </table:table-cell>
              <table:table-cell office:value-type="float" office:value="0.0375659">
                <text:p>0.0375659</text:p>
              </table:table-cell>
              <table:table-cell office:value-type="float" office:value="7177">
                <text:p>7177</text:p>
              </table:table-cell>
              <table:table-cell office:value-type="float" office:value="0.0362676">
                <text:p>0.0362676</text:p>
              </table:table-cell>
              <table:table-cell office:value-type="float" office:value="7118.41">
                <text:p>7118.41</text:p>
              </table:table-cell>
              <table:table-cell office:value-type="float" office:value="0.0349909">
                <text:p>0.0349909</text:p>
              </table:table-cell>
              <table:table-cell office:value-type="float" office:value="7140.78">
                <text:p>7140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86">
                <text:p>0.067686</text:p>
              </table:table-cell>
              <table:table-cell office:value-type="float" office:value="6401.72">
                <text:p>6401.72</text:p>
              </table:table-cell>
              <table:table-cell office:value-type="float" office:value="0.066183">
                <text:p>0.066183</text:p>
              </table:table-cell>
              <table:table-cell office:value-type="float" office:value="6122.6">
                <text:p>6122.6</text:p>
              </table:table-cell>
              <table:table-cell office:value-type="float" office:value="0.0646941">
                <text:p>0.0646941</text:p>
              </table:table-cell>
              <table:table-cell office:value-type="float" office:value="6067.47">
                <text:p>6067.47</text:p>
              </table:table-cell>
              <table:table-cell office:value-type="float" office:value="0.0624884">
                <text:p>0.0624884</text:p>
              </table:table-cell>
              <table:table-cell office:value-type="float" office:value="6084.91">
                <text:p>6084.91</text:p>
              </table:table-cell>
              <table:table-cell office:value-type="float" office:value="0.0610369">
                <text:p>0.0610369</text:p>
              </table:table-cell>
              <table:table-cell office:value-type="float" office:value="5836.54">
                <text:p>5836.54</text:p>
              </table:table-cell>
              <table:table-cell office:value-type="float" office:value="0.0596011">
                <text:p>0.0596011</text:p>
              </table:table-cell>
              <table:table-cell office:value-type="float" office:value="5781.57">
                <text:p>5781.57</text:p>
              </table:table-cell>
              <table:table-cell office:value-type="float" office:value="0.0581815">
                <text:p>0.0581815</text:p>
              </table:table-cell>
              <table:table-cell office:value-type="float" office:value="5574.48">
                <text:p>5574.48</text:p>
              </table:table-cell>
              <table:table-cell office:value-type="float" office:value="0.0560833">
                <text:p>0.0560833</text:p>
              </table:table-cell>
              <table:table-cell office:value-type="float" office:value="5483.14">
                <text:p>5483.14</text:p>
              </table:table-cell>
              <table:table-cell office:value-type="float" office:value="0.0547061">
                <text:p>0.0547061</text:p>
              </table:table-cell>
              <table:table-cell office:value-type="float" office:value="5403.87">
                <text:p>5403.87</text:p>
              </table:table-cell>
              <table:table-cell office:value-type="float" office:value="0.0533468">
                <text:p>0.0533468</text:p>
              </table:table-cell>
              <table:table-cell office:value-type="float" office:value="5290.39">
                <text:p>5290.39</text:p>
              </table:table-cell>
              <table:table-cell office:value-type="float" office:value="0.0520059">
                <text:p>0.0520059</text:p>
              </table:table-cell>
              <table:table-cell office:value-type="float" office:value="5145.03">
                <text:p>5145.03</text:p>
              </table:table-cell>
              <table:table-cell office:value-type="float" office:value="0.0500303">
                <text:p>0.0500303</text:p>
              </table:table-cell>
              <table:table-cell office:value-type="float" office:value="4986.89">
                <text:p>4986.89</text:p>
              </table:table-cell>
              <table:table-cell office:value-type="float" office:value="0.048738">
                <text:p>0.048738</text:p>
              </table:table-cell>
              <table:table-cell office:value-type="float" office:value="4834.32">
                <text:p>4834.32</text:p>
              </table:table-cell>
              <table:table-cell office:value-type="float" office:value="0.0474662">
                <text:p>0.0474662</text:p>
              </table:table-cell>
              <table:table-cell office:value-type="float" office:value="4731.14">
                <text:p>4731.14</text:p>
              </table:table-cell>
              <table:table-cell office:value-type="float" office:value="0.0462156">
                <text:p>0.0462156</text:p>
              </table:table-cell>
              <table:table-cell office:value-type="float" office:value="4678.97">
                <text:p>4678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634">
                <text:p>0.0784634</text:p>
              </table:table-cell>
              <table:table-cell office:value-type="float" office:value="4886.48">
                <text:p>4886.48</text:p>
              </table:table-cell>
              <table:table-cell office:value-type="float" office:value="0.0769917">
                <text:p>0.0769917</text:p>
              </table:table-cell>
              <table:table-cell office:value-type="float" office:value="4641.93">
                <text:p>4641.93</text:p>
              </table:table-cell>
              <table:table-cell office:value-type="float" office:value="0.0755338">
                <text:p>0.0755338</text:p>
              </table:table-cell>
              <table:table-cell office:value-type="float" office:value="4567.78">
                <text:p>4567.78</text:p>
              </table:table-cell>
              <table:table-cell office:value-type="float" office:value="0.0733741">
                <text:p>0.0733741</text:p>
              </table:table-cell>
              <table:table-cell office:value-type="float" office:value="4529.95">
                <text:p>4529.95</text:p>
              </table:table-cell>
              <table:table-cell office:value-type="float" office:value="0.0719528">
                <text:p>0.0719528</text:p>
              </table:table-cell>
              <table:table-cell office:value-type="float" office:value="4310.88">
                <text:p>4310.88</text:p>
              </table:table-cell>
              <table:table-cell office:value-type="float" office:value="0.0705469">
                <text:p>0.0705469</text:p>
              </table:table-cell>
              <table:table-cell office:value-type="float" office:value="4235.11">
                <text:p>4235.11</text:p>
              </table:table-cell>
              <table:table-cell office:value-type="float" office:value="0.0691569">
                <text:p>0.0691569</text:p>
              </table:table-cell>
              <table:table-cell office:value-type="float" office:value="4048.13">
                <text:p>4048.13</text:p>
              </table:table-cell>
              <table:table-cell office:value-type="float" office:value="0.0671024">
                <text:p>0.0671024</text:p>
              </table:table-cell>
              <table:table-cell office:value-type="float" office:value="3927.07">
                <text:p>3927.07</text:p>
              </table:table-cell>
              <table:table-cell office:value-type="float" office:value="0.0657539">
                <text:p>0.0657539</text:p>
              </table:table-cell>
              <table:table-cell office:value-type="float" office:value="3832.44">
                <text:p>3832.44</text:p>
              </table:table-cell>
              <table:table-cell office:value-type="float" office:value="0.0644229">
                <text:p>0.0644229</text:p>
              </table:table-cell>
              <table:table-cell office:value-type="float" office:value="3713.29">
                <text:p>3713.29</text:p>
              </table:table-cell>
              <table:table-cell office:value-type="float" office:value="0.0631099">
                <text:p>0.0631099</text:p>
              </table:table-cell>
              <table:table-cell office:value-type="float" office:value="3572">
                <text:p>3572</text:p>
              </table:table-cell>
              <table:table-cell office:value-type="float" office:value="0.0611755">
                <text:p>0.0611755</text:p>
              </table:table-cell>
              <table:table-cell office:value-type="float" office:value="3401.87">
                <text:p>3401.87</text:p>
              </table:table-cell>
              <table:table-cell office:value-type="float" office:value="0.0599102">
                <text:p>0.0599102</text:p>
              </table:table-cell>
              <table:table-cell office:value-type="float" office:value="3256.53">
                <text:p>3256.53</text:p>
              </table:table-cell>
              <table:table-cell office:value-type="float" office:value="0.0586649">
                <text:p>0.0586649</text:p>
              </table:table-cell>
              <table:table-cell office:value-type="float" office:value="3144.71">
                <text:p>3144.71</text:p>
              </table:table-cell>
              <table:table-cell office:value-type="float" office:value="0.0574403">
                <text:p>0.0574403</text:p>
              </table:table-cell>
              <table:table-cell office:value-type="float" office:value="3066.15">
                <text:p>3066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2408">
                <text:p>0.0892408</text:p>
              </table:table-cell>
              <table:table-cell office:value-type="float" office:value="3729.92">
                <text:p>3729.92</text:p>
              </table:table-cell>
              <table:table-cell office:value-type="float" office:value="0.0878003">
                <text:p>0.0878003</text:p>
              </table:table-cell>
              <table:table-cell office:value-type="float" office:value="3519.38">
                <text:p>3519.38</text:p>
              </table:table-cell>
              <table:table-cell office:value-type="float" office:value="0.0863735">
                <text:p>0.0863735</text:p>
              </table:table-cell>
              <table:table-cell office:value-type="float" office:value="3438.81">
                <text:p>3438.81</text:p>
              </table:table-cell>
              <table:table-cell office:value-type="float" office:value="0.0842598">
                <text:p>0.0842598</text:p>
              </table:table-cell>
              <table:table-cell office:value-type="float" office:value="3372.4">
                <text:p>3372.4</text:p>
              </table:table-cell>
              <table:table-cell office:value-type="float" office:value="0.0828687">
                <text:p>0.0828687</text:p>
              </table:table-cell>
              <table:table-cell office:value-type="float" office:value="3184.08">
                <text:p>3184.08</text:p>
              </table:table-cell>
              <table:table-cell office:value-type="float" office:value="0.0814928">
                <text:p>0.0814928</text:p>
              </table:table-cell>
              <table:table-cell office:value-type="float" office:value="3102.36">
                <text:p>3102.36</text:p>
              </table:table-cell>
              <table:table-cell office:value-type="float" office:value="0.0801322">
                <text:p>0.0801322</text:p>
              </table:table-cell>
              <table:table-cell office:value-type="float" office:value="2939.79">
                <text:p>2939.79</text:p>
              </table:table-cell>
              <table:table-cell office:value-type="float" office:value="0.0781215">
                <text:p>0.0781215</text:p>
              </table:table-cell>
              <table:table-cell office:value-type="float" office:value="2812.69">
                <text:p>2812.69</text:p>
              </table:table-cell>
              <table:table-cell office:value-type="float" office:value="0.0768017">
                <text:p>0.0768017</text:p>
              </table:table-cell>
              <table:table-cell office:value-type="float" office:value="2718.08">
                <text:p>2718.08</text:p>
              </table:table-cell>
              <table:table-cell office:value-type="float" office:value="0.075499">
                <text:p>0.075499</text:p>
              </table:table-cell>
              <table:table-cell office:value-type="float" office:value="2606.46">
                <text:p>2606.46</text:p>
              </table:table-cell>
              <table:table-cell office:value-type="float" office:value="0.074214">
                <text:p>0.074214</text:p>
              </table:table-cell>
              <table:table-cell office:value-type="float" office:value="2480.04">
                <text:p>2480.04</text:p>
              </table:table-cell>
              <table:table-cell office:value-type="float" office:value="0.0723207">
                <text:p>0.0723207</text:p>
              </table:table-cell>
              <table:table-cell office:value-type="float" office:value="2320.81">
                <text:p>2320.81</text:p>
              </table:table-cell>
              <table:table-cell office:value-type="float" office:value="0.0710823">
                <text:p>0.0710823</text:p>
              </table:table-cell>
              <table:table-cell office:value-type="float" office:value="2193.88">
                <text:p>2193.88</text:p>
              </table:table-cell>
              <table:table-cell office:value-type="float" office:value="0.0698635">
                <text:p>0.0698635</text:p>
              </table:table-cell>
              <table:table-cell office:value-type="float" office:value="2090.47">
                <text:p>2090.47</text:p>
              </table:table-cell>
              <table:table-cell office:value-type="float" office:value="0.0686649">
                <text:p>0.0686649</text:p>
              </table:table-cell>
              <table:table-cell office:value-type="float" office:value="2009.53">
                <text:p>2009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18">
                <text:p>0.100018</text:p>
              </table:table-cell>
              <table:table-cell office:value-type="float" office:value="2847.14">
                <text:p>2847.14</text:p>
              </table:table-cell>
              <table:table-cell office:value-type="float" office:value="0.098609">
                <text:p>0.098609</text:p>
              </table:table-cell>
              <table:table-cell office:value-type="float" office:value="2668.33">
                <text:p>2668.33</text:p>
              </table:table-cell>
              <table:table-cell office:value-type="float" office:value="0.0972133">
                <text:p>0.0972133</text:p>
              </table:table-cell>
              <table:table-cell office:value-type="float" office:value="2588.92">
                <text:p>2588.92</text:p>
              </table:table-cell>
              <table:table-cell office:value-type="float" office:value="0.0951454">
                <text:p>0.0951454</text:p>
              </table:table-cell>
              <table:table-cell office:value-type="float" office:value="2510.7">
                <text:p>2510.7</text:p>
              </table:table-cell>
              <table:table-cell office:value-type="float" office:value="0.0937846">
                <text:p>0.0937846</text:p>
              </table:table-cell>
              <table:table-cell office:value-type="float" office:value="2351.87">
                <text:p>2351.87</text:p>
              </table:table-cell>
              <table:table-cell office:value-type="float" office:value="0.0924386">
                <text:p>0.0924386</text:p>
              </table:table-cell>
              <table:table-cell office:value-type="float" office:value="2272.66">
                <text:p>2272.66</text:p>
              </table:table-cell>
              <table:table-cell office:value-type="float" office:value="0.0911076">
                <text:p>0.0911076</text:p>
              </table:table-cell>
              <table:table-cell office:value-type="float" office:value="2134.98">
                <text:p>2134.98</text:p>
              </table:table-cell>
              <table:table-cell office:value-type="float" office:value="0.0891406">
                <text:p>0.0891406</text:p>
              </table:table-cell>
              <table:table-cell office:value-type="float" office:value="2014.63">
                <text:p>2014.63</text:p>
              </table:table-cell>
              <table:table-cell office:value-type="float" office:value="0.0878495">
                <text:p>0.0878495</text:p>
              </table:table-cell>
              <table:table-cell office:value-type="float" office:value="1927.86">
                <text:p>1927.86</text:p>
              </table:table-cell>
              <table:table-cell office:value-type="float" office:value="0.0865751">
                <text:p>0.0865751</text:p>
              </table:table-cell>
              <table:table-cell office:value-type="float" office:value="1829.67">
                <text:p>1829.67</text:p>
              </table:table-cell>
              <table:table-cell office:value-type="float" office:value="0.085318">
                <text:p>0.085318</text:p>
              </table:table-cell>
              <table:table-cell office:value-type="float" office:value="1722.04">
                <text:p>1722.04</text:p>
              </table:table-cell>
              <table:table-cell office:value-type="float" office:value="0.083466">
                <text:p>0.083466</text:p>
              </table:table-cell>
              <table:table-cell office:value-type="float" office:value="1583.46">
                <text:p>1583.46</text:p>
              </table:table-cell>
              <table:table-cell office:value-type="float" office:value="0.0822544">
                <text:p>0.0822544</text:p>
              </table:table-cell>
              <table:table-cell office:value-type="float" office:value="1478.19">
                <text:p>1478.19</text:p>
              </table:table-cell>
              <table:table-cell office:value-type="float" office:value="0.0810621">
                <text:p>0.0810621</text:p>
              </table:table-cell>
              <table:table-cell office:value-type="float" office:value="1389.88">
                <text:p>1389.88</text:p>
              </table:table-cell>
              <table:table-cell office:value-type="float" office:value="0.0798896">
                <text:p>0.0798896</text:p>
              </table:table-cell>
              <table:table-cell office:value-type="float" office:value="1317.31">
                <text:p>1317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796">
                <text:p>0.110796</text:p>
              </table:table-cell>
              <table:table-cell office:value-type="float" office:value="2173.32">
                <text:p>2173.32</text:p>
              </table:table-cell>
              <table:table-cell office:value-type="float" office:value="0.109418">
                <text:p>0.109418</text:p>
              </table:table-cell>
              <table:table-cell office:value-type="float" office:value="2023.11">
                <text:p>2023.11</text:p>
              </table:table-cell>
              <table:table-cell office:value-type="float" office:value="0.108053">
                <text:p>0.108053</text:p>
              </table:table-cell>
              <table:table-cell office:value-type="float" office:value="1949.11">
                <text:p>1949.11</text:p>
              </table:table-cell>
              <table:table-cell office:value-type="float" office:value="0.106031">
                <text:p>0.106031</text:p>
              </table:table-cell>
              <table:table-cell office:value-type="float" office:value="1869.23">
                <text:p>1869.23</text:p>
              </table:table-cell>
              <table:table-cell office:value-type="float" office:value="0.104701">
                <text:p>0.104701</text:p>
              </table:table-cell>
              <table:table-cell office:value-type="float" office:value="1737.23">
                <text:p>1737.23</text:p>
              </table:table-cell>
              <table:table-cell office:value-type="float" office:value="0.103384">
                <text:p>0.103384</text:p>
              </table:table-cell>
              <table:table-cell office:value-type="float" office:value="1664.92">
                <text:p>1664.92</text:p>
              </table:table-cell>
              <table:table-cell office:value-type="float" office:value="0.102083">
                <text:p>0.102083</text:p>
              </table:table-cell>
              <table:table-cell office:value-type="float" office:value="1550.57">
                <text:p>1550.57</text:p>
              </table:table-cell>
              <table:table-cell office:value-type="float" office:value="0.10016">
                <text:p>0.10016</text:p>
              </table:table-cell>
              <table:table-cell office:value-type="float" office:value="1443.11">
                <text:p>1443.11</text:p>
              </table:table-cell>
              <table:table-cell office:value-type="float" office:value="0.0988973">
                <text:p>0.0988973</text:p>
              </table:table-cell>
              <table:table-cell office:value-type="float" office:value="1367.48">
                <text:p>1367.48</text:p>
              </table:table-cell>
              <table:table-cell office:value-type="float" office:value="0.0976512">
                <text:p>0.0976512</text:p>
              </table:table-cell>
              <table:table-cell office:value-type="float" office:value="1284.5">
                <text:p>1284.5</text:p>
              </table:table-cell>
              <table:table-cell office:value-type="float" office:value="0.0964221">
                <text:p>0.0964221</text:p>
              </table:table-cell>
              <table:table-cell office:value-type="float" office:value="1195.85">
                <text:p>1195.85</text:p>
              </table:table-cell>
              <table:table-cell office:value-type="float" office:value="0.0946112">
                <text:p>0.0946112</text:p>
              </table:table-cell>
              <table:table-cell office:value-type="float" office:value="1080.55">
                <text:p>1080.55</text:p>
              </table:table-cell>
              <table:table-cell office:value-type="float" office:value="0.0934265">
                <text:p>0.0934265</text:p>
              </table:table-cell>
              <table:table-cell office:value-type="float" office:value="996.171">
                <text:p>996.171</text:p>
              </table:table-cell>
              <table:table-cell office:value-type="float" office:value="0.0922607">
                <text:p>0.0922607</text:p>
              </table:table-cell>
              <table:table-cell office:value-type="float" office:value="924.318">
                <text:p>924.318</text:p>
              </table:table-cell>
              <table:table-cell office:value-type="float" office:value="0.0911143">
                <text:p>0.0911143</text:p>
              </table:table-cell>
              <table:table-cell office:value-type="float" office:value="863.806">
                <text:p>863.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573">
                <text:p>0.121573</text:p>
              </table:table-cell>
              <table:table-cell office:value-type="float" office:value="1659">
                <text:p>1659</text:p>
              </table:table-cell>
              <table:table-cell office:value-type="float" office:value="0.120226">
                <text:p>0.120226</text:p>
              </table:table-cell>
              <table:table-cell office:value-type="float" office:value="1533.95">
                <text:p>1533.95</text:p>
              </table:table-cell>
              <table:table-cell office:value-type="float" office:value="0.118893">
                <text:p>0.118893</text:p>
              </table:table-cell>
              <table:table-cell office:value-type="float" office:value="1467.47">
                <text:p>1467.47</text:p>
              </table:table-cell>
              <table:table-cell office:value-type="float" office:value="0.116917">
                <text:p>0.116917</text:p>
              </table:table-cell>
              <table:table-cell office:value-type="float" office:value="1391.71">
                <text:p>1391.71</text:p>
              </table:table-cell>
              <table:table-cell office:value-type="float" office:value="0.115616">
                <text:p>0.115616</text:p>
              </table:table-cell>
              <table:table-cell office:value-type="float" office:value="1283.28">
                <text:p>1283.28</text:p>
              </table:table-cell>
              <table:table-cell office:value-type="float" office:value="0.11433">
                <text:p>0.11433</text:p>
              </table:table-cell>
              <table:table-cell office:value-type="float" office:value="1219.76">
                <text:p>1219.76</text:p>
              </table:table-cell>
              <table:table-cell office:value-type="float" office:value="0.113058">
                <text:p>0.113058</text:p>
              </table:table-cell>
              <table:table-cell office:value-type="float" office:value="1126.21">
                <text:p>1126.21</text:p>
              </table:table-cell>
              <table:table-cell office:value-type="float" office:value="0.111179">
                <text:p>0.111179</text:p>
              </table:table-cell>
              <table:table-cell office:value-type="float" office:value="1033.81">
                <text:p>1033.81</text:p>
              </table:table-cell>
              <table:table-cell office:value-type="float" office:value="0.109945">
                <text:p>0.109945</text:p>
              </table:table-cell>
              <table:table-cell office:value-type="float" office:value="970.1">
                <text:p>970.1</text:p>
              </table:table-cell>
              <table:table-cell office:value-type="float" office:value="0.108727">
                <text:p>0.108727</text:p>
              </table:table-cell>
              <table:table-cell office:value-type="float" office:value="901.902">
                <text:p>901.902</text:p>
              </table:table-cell>
              <table:table-cell office:value-type="float" office:value="0.107526">
                <text:p>0.107526</text:p>
              </table:table-cell>
              <table:table-cell office:value-type="float" office:value="830.592">
                <text:p>830.592</text:p>
              </table:table-cell>
              <table:table-cell office:value-type="float" office:value="0.105756">
                <text:p>0.105756</text:p>
              </table:table-cell>
              <table:table-cell office:value-type="float" office:value="737.545">
                <text:p>737.545</text:p>
              </table:table-cell>
              <table:table-cell office:value-type="float" office:value="0.104599">
                <text:p>0.104599</text:p>
              </table:table-cell>
              <table:table-cell office:value-type="float" office:value="671.532">
                <text:p>671.532</text:p>
              </table:table-cell>
              <table:table-cell office:value-type="float" office:value="0.103459">
                <text:p>0.103459</text:p>
              </table:table-cell>
              <table:table-cell office:value-type="float" office:value="614.933">
                <text:p>614.933</text:p>
              </table:table-cell>
              <table:table-cell office:value-type="float" office:value="0.102339">
                <text:p>0.102339</text:p>
              </table:table-cell>
              <table:table-cell office:value-type="float" office:value="566.702">
                <text:p>566.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35">
                <text:p>0.13235</text:p>
              </table:table-cell>
              <table:table-cell office:value-type="float" office:value="1266.43">
                <text:p>1266.43</text:p>
              </table:table-cell>
              <table:table-cell office:value-type="float" office:value="0.131035">
                <text:p>0.131035</text:p>
              </table:table-cell>
              <table:table-cell office:value-type="float" office:value="1163.09">
                <text:p>1163.09</text:p>
              </table:table-cell>
              <table:table-cell office:value-type="float" office:value="0.129732">
                <text:p>0.129732</text:p>
              </table:table-cell>
              <table:table-cell office:value-type="float" office:value="1104.88">
                <text:p>1104.88</text:p>
              </table:table-cell>
              <table:table-cell office:value-type="float" office:value="0.127802">
                <text:p>0.127802</text:p>
              </table:table-cell>
              <table:table-cell office:value-type="float" office:value="1036.23">
                <text:p>1036.23</text:p>
              </table:table-cell>
              <table:table-cell office:value-type="float" office:value="0.126532">
                <text:p>0.126532</text:p>
              </table:table-cell>
              <table:table-cell office:value-type="float" office:value="948.006">
                <text:p>948.006</text:p>
              </table:table-cell>
              <table:table-cell office:value-type="float" office:value="0.125276">
                <text:p>0.125276</text:p>
              </table:table-cell>
              <table:table-cell office:value-type="float" office:value="893.701">
                <text:p>893.701</text:p>
              </table:table-cell>
              <table:table-cell office:value-type="float" office:value="0.124034">
                <text:p>0.124034</text:p>
              </table:table-cell>
              <table:table-cell office:value-type="float" office:value="818.058">
                <text:p>818.058</text:p>
              </table:table-cell>
              <table:table-cell office:value-type="float" office:value="0.122198">
                <text:p>0.122198</text:p>
              </table:table-cell>
              <table:table-cell office:value-type="float" office:value="740.694">
                <text:p>740.694</text:p>
              </table:table-cell>
              <table:table-cell office:value-type="float" office:value="0.120993">
                <text:p>0.120993</text:p>
              </table:table-cell>
              <table:table-cell office:value-type="float" office:value="688.305">
                <text:p>688.305</text:p>
              </table:table-cell>
              <table:table-cell office:value-type="float" office:value="0.119803">
                <text:p>0.119803</text:p>
              </table:table-cell>
              <table:table-cell office:value-type="float" office:value="633.387">
                <text:p>633.387</text:p>
              </table:table-cell>
              <table:table-cell office:value-type="float" office:value="0.11863">
                <text:p>0.11863</text:p>
              </table:table-cell>
              <table:table-cell office:value-type="float" office:value="577.037">
                <text:p>577.037</text:p>
              </table:table-cell>
              <table:table-cell office:value-type="float" office:value="0.116902">
                <text:p>0.116902</text:p>
              </table:table-cell>
              <table:table-cell office:value-type="float" office:value="503.595">
                <text:p>503.595</text:p>
              </table:table-cell>
              <table:table-cell office:value-type="float" office:value="0.115771">
                <text:p>0.115771</text:p>
              </table:table-cell>
              <table:table-cell office:value-type="float" office:value="452.887">
                <text:p>452.887</text:p>
              </table:table-cell>
              <table:table-cell office:value-type="float" office:value="0.114658">
                <text:p>0.114658</text:p>
              </table:table-cell>
              <table:table-cell office:value-type="float" office:value="409.335">
                <text:p>409.335</text:p>
              </table:table-cell>
              <table:table-cell office:value-type="float" office:value="0.113564">
                <text:p>0.113564</text:p>
              </table:table-cell>
              <table:table-cell office:value-type="float" office:value="372.058">
                <text:p>372.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128">
                <text:p>0.143128</text:p>
              </table:table-cell>
              <table:table-cell office:value-type="float" office:value="966.791">
                <text:p>966.791</text:p>
              </table:table-cell>
              <table:table-cell office:value-type="float" office:value="0.141844">
                <text:p>0.141844</text:p>
              </table:table-cell>
              <table:table-cell office:value-type="float" office:value="881.931">
                <text:p>881.931</text:p>
              </table:table-cell>
              <table:table-cell office:value-type="float" office:value="0.140572">
                <text:p>0.140572</text:p>
              </table:table-cell>
              <table:table-cell office:value-type="float" office:value="831.927">
                <text:p>831.927</text:p>
              </table:table-cell>
              <table:table-cell office:value-type="float" office:value="0.138688">
                <text:p>0.138688</text:p>
              </table:table-cell>
              <table:table-cell office:value-type="float" office:value="771.602">
                <text:p>771.602</text:p>
              </table:table-cell>
              <table:table-cell office:value-type="float" office:value="0.137448">
                <text:p>0.137448</text:p>
              </table:table-cell>
              <table:table-cell office:value-type="float" office:value="700.387">
                <text:p>700.387</text:p>
              </table:table-cell>
              <table:table-cell office:value-type="float" office:value="0.136222">
                <text:p>0.136222</text:p>
              </table:table-cell>
              <table:table-cell office:value-type="float" office:value="654.868">
                <text:p>654.868</text:p>
              </table:table-cell>
              <table:table-cell office:value-type="float" office:value="0.135009">
                <text:p>0.135009</text:p>
              </table:table-cell>
              <table:table-cell office:value-type="float" office:value="594.3">
                <text:p>594.3</text:p>
              </table:table-cell>
              <table:table-cell office:value-type="float" office:value="0.133217">
                <text:p>0.133217</text:p>
              </table:table-cell>
              <table:table-cell office:value-type="float" office:value="530.778">
                <text:p>530.778</text:p>
              </table:table-cell>
              <table:table-cell office:value-type="float" office:value="0.132041">
                <text:p>0.132041</text:p>
              </table:table-cell>
              <table:table-cell office:value-type="float" office:value="488.475">
                <text:p>488.475</text:p>
              </table:table-cell>
              <table:table-cell office:value-type="float" office:value="0.13088">
                <text:p>0.13088</text:p>
              </table:table-cell>
              <table:table-cell office:value-type="float" office:value="444.938">
                <text:p>444.938</text:p>
              </table:table-cell>
              <table:table-cell office:value-type="float" office:value="0.129734">
                <text:p>0.129734</text:p>
              </table:table-cell>
              <table:table-cell office:value-type="float" office:value="401.026">
                <text:p>401.026</text:p>
              </table:table-cell>
              <table:table-cell office:value-type="float" office:value="0.128047">
                <text:p>0.128047</text:p>
              </table:table-cell>
              <table:table-cell office:value-type="float" office:value="344.029">
                <text:p>344.029</text:p>
              </table:table-cell>
              <table:table-cell office:value-type="float" office:value="0.126943">
                <text:p>0.126943</text:p>
              </table:table-cell>
              <table:table-cell office:value-type="float" office:value="305.63">
                <text:p>305.63</text:p>
              </table:table-cell>
              <table:table-cell office:value-type="float" office:value="0.125857">
                <text:p>0.125857</text:p>
              </table:table-cell>
              <table:table-cell office:value-type="float" office:value="272.707">
                <text:p>272.707</text:p>
              </table:table-cell>
              <table:table-cell office:value-type="float" office:value="0.124788">
                <text:p>0.124788</text:p>
              </table:table-cell>
              <table:table-cell office:value-type="float" office:value="244.54">
                <text:p>244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05">
                <text:p>0.153905</text:p>
              </table:table-cell>
              <table:table-cell office:value-type="float" office:value="738.078">
                <text:p>738.078</text:p>
              </table:table-cell>
              <table:table-cell office:value-type="float" office:value="0.152652">
                <text:p>0.152652</text:p>
              </table:table-cell>
              <table:table-cell office:value-type="float" office:value="668.773">
                <text:p>668.773</text:p>
              </table:table-cell>
              <table:table-cell office:value-type="float" office:value="0.151412">
                <text:p>0.151412</text:p>
              </table:table-cell>
              <table:table-cell office:value-type="float" office:value="626.445">
                <text:p>626.445</text:p>
              </table:table-cell>
              <table:table-cell office:value-type="float" office:value="0.149574">
                <text:p>0.149574</text:p>
              </table:table-cell>
              <table:table-cell office:value-type="float" office:value="574.608">
                <text:p>574.608</text:p>
              </table:table-cell>
              <table:table-cell office:value-type="float" office:value="0.148364">
                <text:p>0.148364</text:p>
              </table:table-cell>
              <table:table-cell office:value-type="float" office:value="517.504">
                <text:p>517.504</text:p>
              </table:table-cell>
              <table:table-cell office:value-type="float" office:value="0.147168">
                <text:p>0.147168</text:p>
              </table:table-cell>
              <table:table-cell office:value-type="float" office:value="479.929">
                <text:p>479.929</text:p>
              </table:table-cell>
              <table:table-cell office:value-type="float" office:value="0.145985">
                <text:p>0.145985</text:p>
              </table:table-cell>
              <table:table-cell office:value-type="float" office:value="431.82">
                <text:p>431.82</text:p>
              </table:table-cell>
              <table:table-cell office:value-type="float" office:value="0.144236">
                <text:p>0.144236</text:p>
              </table:table-cell>
              <table:table-cell office:value-type="float" office:value="380.448">
                <text:p>380.448</text:p>
              </table:table-cell>
              <table:table-cell office:value-type="float" office:value="0.143088">
                <text:p>0.143088</text:p>
              </table:table-cell>
              <table:table-cell office:value-type="float" office:value="346.768">
                <text:p>346.768</text:p>
              </table:table-cell>
              <table:table-cell office:value-type="float" office:value="0.141956">
                <text:p>0.141956</text:p>
              </table:table-cell>
              <table:table-cell office:value-type="float" office:value="312.683">
                <text:p>312.683</text:p>
              </table:table-cell>
              <table:table-cell office:value-type="float" office:value="0.140838">
                <text:p>0.140838</text:p>
              </table:table-cell>
              <table:table-cell office:value-type="float" office:value="278.844">
                <text:p>278.844</text:p>
              </table:table-cell>
              <table:table-cell office:value-type="float" office:value="0.139192">
                <text:p>0.139192</text:p>
              </table:table-cell>
              <table:table-cell office:value-type="float" office:value="235.196">
                <text:p>235.196</text:p>
              </table:table-cell>
              <table:table-cell office:value-type="float" office:value="0.138115">
                <text:p>0.138115</text:p>
              </table:table-cell>
              <table:table-cell office:value-type="float" office:value="206.452">
                <text:p>206.452</text:p>
              </table:table-cell>
              <table:table-cell office:value-type="float" office:value="0.137055">
                <text:p>0.137055</text:p>
              </table:table-cell>
              <table:table-cell office:value-type="float" office:value="181.913">
                <text:p>181.913</text:p>
              </table:table-cell>
              <table:table-cell office:value-type="float" office:value="0.136013">
                <text:p>0.136013</text:p>
              </table:table-cell>
              <table:table-cell office:value-type="float" office:value="160.998">
                <text:p>160.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682">
                <text:p>0.164682</text:p>
              </table:table-cell>
              <table:table-cell office:value-type="float" office:value="563.504">
                <text:p>563.504</text:p>
              </table:table-cell>
              <table:table-cell office:value-type="float" office:value="0.163461">
                <text:p>0.163461</text:p>
              </table:table-cell>
              <table:table-cell office:value-type="float" office:value="507.169">
                <text:p>507.169</text:p>
              </table:table-cell>
              <table:table-cell office:value-type="float" office:value="0.162251">
                <text:p>0.162251</text:p>
              </table:table-cell>
              <table:table-cell office:value-type="float" office:value="471.757">
                <text:p>471.757</text:p>
              </table:table-cell>
              <table:table-cell office:value-type="float" office:value="0.160459">
                <text:p>0.160459</text:p>
              </table:table-cell>
              <table:table-cell office:value-type="float" office:value="427.962">
                <text:p>427.962</text:p>
              </table:table-cell>
              <table:table-cell office:value-type="float" office:value="0.15928">
                <text:p>0.15928</text:p>
              </table:table-cell>
              <table:table-cell office:value-type="float" office:value="382.433">
                <text:p>382.433</text:p>
              </table:table-cell>
              <table:table-cell office:value-type="float" office:value="0.158113">
                <text:p>0.158113</text:p>
              </table:table-cell>
              <table:table-cell office:value-type="float" office:value="351.791">
                <text:p>351.791</text:p>
              </table:table-cell>
              <table:table-cell office:value-type="float" office:value="0.15696">
                <text:p>0.15696</text:p>
              </table:table-cell>
              <table:table-cell office:value-type="float" office:value="313.837">
                <text:p>313.837</text:p>
              </table:table-cell>
              <table:table-cell office:value-type="float" office:value="0.155255">
                <text:p>0.155255</text:p>
              </table:table-cell>
              <table:table-cell office:value-type="float" office:value="272.789">
                <text:p>272.789</text:p>
              </table:table-cell>
              <table:table-cell office:value-type="float" office:value="0.154136">
                <text:p>0.154136</text:p>
              </table:table-cell>
              <table:table-cell office:value-type="float" office:value="246.28">
                <text:p>246.28</text:p>
              </table:table-cell>
              <table:table-cell office:value-type="float" office:value="0.153032">
                <text:p>0.153032</text:p>
              </table:table-cell>
              <table:table-cell office:value-type="float" office:value="219.864">
                <text:p>219.864</text:p>
              </table:table-cell>
              <table:table-cell office:value-type="float" office:value="0.151942">
                <text:p>0.151942</text:p>
              </table:table-cell>
              <table:table-cell office:value-type="float" office:value="194.029">
                <text:p>194.029</text:p>
              </table:table-cell>
              <table:table-cell office:value-type="float" office:value="0.150337">
                <text:p>0.150337</text:p>
              </table:table-cell>
              <table:table-cell office:value-type="float" office:value="160.966">
                <text:p>160.966</text:p>
              </table:table-cell>
              <table:table-cell office:value-type="float" office:value="0.149287">
                <text:p>0.149287</text:p>
              </table:table-cell>
              <table:table-cell office:value-type="float" office:value="139.655">
                <text:p>139.655</text:p>
              </table:table-cell>
              <table:table-cell office:value-type="float" office:value="0.148254">
                <text:p>0.148254</text:p>
              </table:table-cell>
              <table:table-cell office:value-type="float" office:value="121.577">
                <text:p>121.577</text:p>
              </table:table-cell>
              <table:table-cell office:value-type="float" office:value="0.147238">
                <text:p>0.147238</text:p>
              </table:table-cell>
              <table:table-cell office:value-type="float" office:value="106.267">
                <text:p>106.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46">
                <text:p>0.17546</text:p>
              </table:table-cell>
              <table:table-cell office:value-type="float" office:value="430.255">
                <text:p>430.255</text:p>
              </table:table-cell>
              <table:table-cell office:value-type="float" office:value="0.17427">
                <text:p>0.17427</text:p>
              </table:table-cell>
              <table:table-cell office:value-type="float" office:value="384.65">
                <text:p>384.65</text:p>
              </table:table-cell>
              <table:table-cell office:value-type="float" office:value="0.173091">
                <text:p>0.173091</text:p>
              </table:table-cell>
              <table:table-cell office:value-type="float" office:value="355.308">
                <text:p>355.308</text:p>
              </table:table-cell>
              <table:table-cell office:value-type="float" office:value="0.171345">
                <text:p>0.171345</text:p>
              </table:table-cell>
              <table:table-cell office:value-type="float" office:value="318.795">
                <text:p>318.795</text:p>
              </table:table-cell>
              <table:table-cell office:value-type="float" office:value="0.170196">
                <text:p>0.170196</text:p>
              </table:table-cell>
              <table:table-cell office:value-type="float" office:value="282.675">
                <text:p>282.675</text:p>
              </table:table-cell>
              <table:table-cell office:value-type="float" office:value="0.169059">
                <text:p>0.169059</text:p>
              </table:table-cell>
              <table:table-cell office:value-type="float" office:value="257.933">
                <text:p>257.933</text:p>
              </table:table-cell>
              <table:table-cell office:value-type="float" office:value="0.167935">
                <text:p>0.167935</text:p>
              </table:table-cell>
              <table:table-cell office:value-type="float" office:value="228.164">
                <text:p>228.164</text:p>
              </table:table-cell>
              <table:table-cell office:value-type="float" office:value="0.166274">
                <text:p>0.166274</text:p>
              </table:table-cell>
              <table:table-cell office:value-type="float" office:value="195.69">
                <text:p>195.69</text:p>
              </table:table-cell>
              <table:table-cell office:value-type="float" office:value="0.165184">
                <text:p>0.165184</text:p>
              </table:table-cell>
              <table:table-cell office:value-type="float" office:value="175.02">
                <text:p>175.02</text:p>
              </table:table-cell>
              <table:table-cell office:value-type="float" office:value="0.164108">
                <text:p>0.164108</text:p>
              </table:table-cell>
              <table:table-cell office:value-type="float" office:value="154.722">
                <text:p>154.722</text:p>
              </table:table-cell>
              <table:table-cell office:value-type="float" office:value="0.163046">
                <text:p>0.163046</text:p>
              </table:table-cell>
              <table:table-cell office:value-type="float" office:value="135.153">
                <text:p>135.153</text:p>
              </table:table-cell>
              <table:table-cell office:value-type="float" office:value="0.161482">
                <text:p>0.161482</text:p>
              </table:table-cell>
              <table:table-cell office:value-type="float" office:value="110.338">
                <text:p>110.338</text:p>
              </table:table-cell>
              <table:table-cell office:value-type="float" office:value="0.160459">
                <text:p>0.160459</text:p>
              </table:table-cell>
              <table:table-cell office:value-type="float" office:value="94.6682">
                <text:p>94.6682</text:p>
              </table:table-cell>
              <table:table-cell office:value-type="float" office:value="0.159452">
                <text:p>0.159452</text:p>
              </table:table-cell>
              <table:table-cell office:value-type="float" office:value="81.4811">
                <text:p>81.4811</text:p>
              </table:table-cell>
              <table:table-cell office:value-type="float" office:value="0.158462">
                <text:p>0.158462</text:p>
              </table:table-cell>
              <table:table-cell office:value-type="float" office:value="70.4113">
                <text:p>70.4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37">
                <text:p>0.186237</text:p>
              </table:table-cell>
              <table:table-cell office:value-type="float" office:value="328.547">
                <text:p>328.547</text:p>
              </table:table-cell>
              <table:table-cell office:value-type="float" office:value="0.185079">
                <text:p>0.185079</text:p>
              </table:table-cell>
              <table:table-cell office:value-type="float" office:value="291.765">
                <text:p>291.765</text:p>
              </table:table-cell>
              <table:table-cell office:value-type="float" office:value="0.183931">
                <text:p>0.183931</text:p>
              </table:table-cell>
              <table:table-cell office:value-type="float" office:value="267.644">
                <text:p>267.644</text:p>
              </table:table-cell>
              <table:table-cell office:value-type="float" office:value="0.182231">
                <text:p>0.182231</text:p>
              </table:table-cell>
              <table:table-cell office:value-type="float" office:value="237.53">
                <text:p>237.53</text:p>
              </table:table-cell>
              <table:table-cell office:value-type="float" office:value="0.181112">
                <text:p>0.181112</text:p>
              </table:table-cell>
              <table:table-cell office:value-type="float" office:value="208.998">
                <text:p>208.998</text:p>
              </table:table-cell>
              <table:table-cell office:value-type="float" office:value="0.180005">
                <text:p>0.180005</text:p>
              </table:table-cell>
              <table:table-cell office:value-type="float" office:value="189.184">
                <text:p>189.184</text:p>
              </table:table-cell>
              <table:table-cell office:value-type="float" office:value="0.178911">
                <text:p>0.178911</text:p>
              </table:table-cell>
              <table:table-cell office:value-type="float" office:value="165.954">
                <text:p>165.954</text:p>
              </table:table-cell>
              <table:table-cell office:value-type="float" office:value="0.177293">
                <text:p>0.177293</text:p>
              </table:table-cell>
              <table:table-cell office:value-type="float" office:value="140.475">
                <text:p>140.475</text:p>
              </table:table-cell>
              <table:table-cell office:value-type="float" office:value="0.176232">
                <text:p>0.176232</text:p>
              </table:table-cell>
              <table:table-cell office:value-type="float" office:value="124.487">
                <text:p>124.487</text:p>
              </table:table-cell>
              <table:table-cell office:value-type="float" office:value="0.175184">
                <text:p>0.175184</text:p>
              </table:table-cell>
              <table:table-cell office:value-type="float" office:value="109.005">
                <text:p>109.005</text:p>
              </table:table-cell>
              <table:table-cell office:value-type="float" office:value="0.17415">
                <text:p>0.17415</text:p>
              </table:table-cell>
              <table:table-cell office:value-type="float" office:value="94.2822">
                <text:p>94.2822</text:p>
              </table:table-cell>
              <table:table-cell office:value-type="float" office:value="0.172628">
                <text:p>0.172628</text:p>
              </table:table-cell>
              <table:table-cell office:value-type="float" office:value="75.8066">
                <text:p>75.8066</text:p>
              </table:table-cell>
              <table:table-cell office:value-type="float" office:value="0.171631">
                <text:p>0.171631</text:p>
              </table:table-cell>
              <table:table-cell office:value-type="float" office:value="64.3692">
                <text:p>64.3692</text:p>
              </table:table-cell>
              <table:table-cell office:value-type="float" office:value="0.170651">
                <text:p>0.170651</text:p>
              </table:table-cell>
              <table:table-cell office:value-type="float" office:value="54.836">
                <text:p>54.836</text:p>
              </table:table-cell>
              <table:table-cell office:value-type="float" office:value="0.169687">
                <text:p>0.169687</text:p>
              </table:table-cell>
              <table:table-cell office:value-type="float" office:value="46.9207">
                <text:p>46.9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015">
                <text:p>0.197015</text:p>
              </table:table-cell>
              <table:table-cell office:value-type="float" office:value="250.915">
                <text:p>250.915</text:p>
              </table:table-cell>
              <table:table-cell office:value-type="float" office:value="0.195887">
                <text:p>0.195887</text:p>
              </table:table-cell>
              <table:table-cell office:value-type="float" office:value="221.344">
                <text:p>221.344</text:p>
              </table:table-cell>
              <table:table-cell office:value-type="float" office:value="0.194771">
                <text:p>0.194771</text:p>
              </table:table-cell>
              <table:table-cell office:value-type="float" office:value="201.65">
                <text:p>201.65</text:p>
              </table:table-cell>
              <table:table-cell office:value-type="float" office:value="0.193116">
                <text:p>0.193116</text:p>
              </table:table-cell>
              <table:table-cell office:value-type="float" office:value="177.033">
                <text:p>177.033</text:p>
              </table:table-cell>
              <table:table-cell office:value-type="float" office:value="0.192028">
                <text:p>0.192028</text:p>
              </table:table-cell>
              <table:table-cell office:value-type="float" office:value="154.582">
                <text:p>154.582</text:p>
              </table:table-cell>
              <table:table-cell office:value-type="float" office:value="0.190951">
                <text:p>0.190951</text:p>
              </table:table-cell>
              <table:table-cell office:value-type="float" office:value="138.827">
                <text:p>138.827</text:p>
              </table:table-cell>
              <table:table-cell office:value-type="float" office:value="0.189886">
                <text:p>0.189886</text:p>
              </table:table-cell>
              <table:table-cell office:value-type="float" office:value="120.781">
                <text:p>120.781</text:p>
              </table:table-cell>
              <table:table-cell office:value-type="float" office:value="0.188312">
                <text:p>0.188312</text:p>
              </table:table-cell>
              <table:table-cell office:value-type="float" office:value="100.933">
                <text:p>100.933</text:p>
              </table:table-cell>
              <table:table-cell office:value-type="float" office:value="0.18728">
                <text:p>0.18728</text:p>
              </table:table-cell>
              <table:table-cell office:value-type="float" office:value="88.6531">
                <text:p>88.6531</text:p>
              </table:table-cell>
              <table:table-cell office:value-type="float" office:value="0.18626">
                <text:p>0.18626</text:p>
              </table:table-cell>
              <table:table-cell office:value-type="float" office:value="76.9197">
                <text:p>76.9197</text:p>
              </table:table-cell>
              <table:table-cell office:value-type="float" office:value="0.185254">
                <text:p>0.185254</text:p>
              </table:table-cell>
              <table:table-cell office:value-type="float" office:value="65.9112">
                <text:p>65.9112</text:p>
              </table:table-cell>
              <table:table-cell office:value-type="float" office:value="0.183773">
                <text:p>0.183773</text:p>
              </table:table-cell>
              <table:table-cell office:value-type="float" office:value="52.2544">
                <text:p>52.2544</text:p>
              </table:table-cell>
              <table:table-cell office:value-type="float" office:value="0.182804">
                <text:p>0.182804</text:p>
              </table:table-cell>
              <table:table-cell office:value-type="float" office:value="43.9629">
                <text:p>43.9629</text:p>
              </table:table-cell>
              <table:table-cell office:value-type="float" office:value="0.18185">
                <text:p>0.18185</text:p>
              </table:table-cell>
              <table:table-cell office:value-type="float" office:value="37.1294">
                <text:p>37.1294</text:p>
              </table:table-cell>
              <table:table-cell office:value-type="float" office:value="0.180912">
                <text:p>0.180912</text:p>
              </table:table-cell>
              <table:table-cell office:value-type="float" office:value="31.5311">
                <text:p>31.53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792">
                <text:p>0.207792</text:p>
              </table:table-cell>
              <table:table-cell office:value-type="float" office:value="191.66">
                <text:p>191.66</text:p>
              </table:table-cell>
              <table:table-cell office:value-type="float" office:value="0.206696">
                <text:p>0.206696</text:p>
              </table:table-cell>
              <table:table-cell office:value-type="float" office:value="167.955">
                <text:p>167.955</text:p>
              </table:table-cell>
              <table:table-cell office:value-type="float" office:value="0.20561">
                <text:p>0.20561</text:p>
              </table:table-cell>
              <table:table-cell office:value-type="float" office:value="151.97">
                <text:p>151.97</text:p>
              </table:table-cell>
              <table:table-cell office:value-type="float" office:value="0.204002">
                <text:p>0.204002</text:p>
              </table:table-cell>
              <table:table-cell office:value-type="float" office:value="131.999">
                <text:p>131.999</text:p>
              </table:table-cell>
              <table:table-cell office:value-type="float" office:value="0.202944">
                <text:p>0.202944</text:p>
              </table:table-cell>
              <table:table-cell office:value-type="float" office:value="114.393">
                <text:p>114.393</text:p>
              </table:table-cell>
              <table:table-cell office:value-type="float" office:value="0.201897">
                <text:p>0.201897</text:p>
              </table:table-cell>
              <table:table-cell office:value-type="float" office:value="101.942">
                <text:p>101.942</text:p>
              </table:table-cell>
              <table:table-cell office:value-type="float" office:value="0.200861">
                <text:p>0.200861</text:p>
              </table:table-cell>
              <table:table-cell office:value-type="float" office:value="87.9786">
                <text:p>87.9786</text:p>
              </table:table-cell>
              <table:table-cell office:value-type="float" office:value="0.199332">
                <text:p>0.199332</text:p>
              </table:table-cell>
              <table:table-cell office:value-type="float" office:value="72.6155">
                <text:p>72.6155</text:p>
              </table:table-cell>
              <table:table-cell office:value-type="float" office:value="0.198327">
                <text:p>0.198327</text:p>
              </table:table-cell>
              <table:table-cell office:value-type="float" office:value="63.2418">
                <text:p>63.2418</text:p>
              </table:table-cell>
              <table:table-cell office:value-type="float" office:value="0.197336">
                <text:p>0.197336</text:p>
              </table:table-cell>
              <table:table-cell office:value-type="float" office:value="54.402">
                <text:p>54.402</text:p>
              </table:table-cell>
              <table:table-cell office:value-type="float" office:value="0.196358">
                <text:p>0.196358</text:p>
              </table:table-cell>
              <table:table-cell office:value-type="float" office:value="46.2169">
                <text:p>46.2169</text:p>
              </table:table-cell>
              <table:table-cell office:value-type="float" office:value="0.194918">
                <text:p>0.194918</text:p>
              </table:table-cell>
              <table:table-cell office:value-type="float" office:value="36.1906">
                <text:p>36.1906</text:p>
              </table:table-cell>
              <table:table-cell office:value-type="float" office:value="0.193976">
                <text:p>0.193976</text:p>
              </table:table-cell>
              <table:table-cell office:value-type="float" office:value="30.2192">
                <text:p>30.2192</text:p>
              </table:table-cell>
              <table:table-cell office:value-type="float" office:value="0.193048">
                <text:p>0.193048</text:p>
              </table:table-cell>
              <table:table-cell office:value-type="float" office:value="25.3626">
                <text:p>25.3626</text:p>
              </table:table-cell>
              <table:table-cell office:value-type="float" office:value="0.192136">
                <text:p>0.192136</text:p>
              </table:table-cell>
              <table:table-cell office:value-type="float" office:value="21.4489">
                <text:p>21.44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69">
                <text:p>0.218569</text:p>
              </table:table-cell>
              <table:table-cell office:value-type="float" office:value="146.431">
                <text:p>146.431</text:p>
              </table:table-cell>
              <table:table-cell office:value-type="float" office:value="0.217505">
                <text:p>0.217505</text:p>
              </table:table-cell>
              <table:table-cell office:value-type="float" office:value="127.479">
                <text:p>127.479</text:p>
              </table:table-cell>
              <table:table-cell office:value-type="float" office:value="0.21645">
                <text:p>0.21645</text:p>
              </table:table-cell>
              <table:table-cell office:value-type="float" office:value="114.571">
                <text:p>114.571</text:p>
              </table:table-cell>
              <table:table-cell office:value-type="float" office:value="0.214888">
                <text:p>0.214888</text:p>
              </table:table-cell>
              <table:table-cell office:value-type="float" office:value="98.474">
                <text:p>98.474</text:p>
              </table:table-cell>
              <table:table-cell office:value-type="float" office:value="0.21386">
                <text:p>0.21386</text:p>
              </table:table-cell>
              <table:table-cell office:value-type="float" office:value="84.7102">
                <text:p>84.7102</text:p>
              </table:table-cell>
              <table:table-cell office:value-type="float" office:value="0.212842">
                <text:p>0.212842</text:p>
              </table:table-cell>
              <table:table-cell office:value-type="float" office:value="74.9251">
                <text:p>74.9251</text:p>
              </table:table-cell>
              <table:table-cell office:value-type="float" office:value="0.211837">
                <text:p>0.211837</text:p>
              </table:table-cell>
              <table:table-cell office:value-type="float" office:value="64.1596">
                <text:p>64.1596</text:p>
              </table:table-cell>
              <table:table-cell office:value-type="float" office:value="0.210351">
                <text:p>0.210351</text:p>
              </table:table-cell>
              <table:table-cell office:value-type="float" office:value="52.3358">
                <text:p>52.3358</text:p>
              </table:table-cell>
              <table:table-cell office:value-type="float" office:value="0.209375">
                <text:p>0.209375</text:p>
              </table:table-cell>
              <table:table-cell office:value-type="float" office:value="45.2218">
                <text:p>45.2218</text:p>
              </table:table-cell>
              <table:table-cell office:value-type="float" office:value="0.208412">
                <text:p>0.208412</text:p>
              </table:table-cell>
              <table:table-cell office:value-type="float" office:value="38.5987">
                <text:p>38.5987</text:p>
              </table:table-cell>
              <table:table-cell office:value-type="float" office:value="0.207463">
                <text:p>0.207463</text:p>
              </table:table-cell>
              <table:table-cell office:value-type="float" office:value="32.5456">
                <text:p>32.5456</text:p>
              </table:table-cell>
              <table:table-cell office:value-type="float" office:value="0.206063">
                <text:p>0.206063</text:p>
              </table:table-cell>
              <table:table-cell office:value-type="float" office:value="25.2342">
                <text:p>25.2342</text:p>
              </table:table-cell>
              <table:table-cell office:value-type="float" office:value="0.205148">
                <text:p>0.205148</text:p>
              </table:table-cell>
              <table:table-cell office:value-type="float" office:value="20.9628">
                <text:p>20.9628</text:p>
              </table:table-cell>
              <table:table-cell office:value-type="float" office:value="0.204247">
                <text:p>0.204247</text:p>
              </table:table-cell>
              <table:table-cell office:value-type="float" office:value="17.5432">
                <text:p>17.5432</text:p>
              </table:table-cell>
              <table:table-cell office:value-type="float" office:value="0.203361">
                <text:p>0.203361</text:p>
              </table:table-cell>
              <table:table-cell office:value-type="float" office:value="14.8437">
                <text:p>14.84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347">
                <text:p>0.229347</text:p>
              </table:table-cell>
              <table:table-cell office:value-type="float" office:value="111.909">
                <text:p>111.909</text:p>
              </table:table-cell>
              <table:table-cell office:value-type="float" office:value="0.228313">
                <text:p>0.228313</text:p>
              </table:table-cell>
              <table:table-cell office:value-type="float" office:value="96.7928">
                <text:p>96.7928</text:p>
              </table:table-cell>
              <table:table-cell office:value-type="float" office:value="0.22729">
                <text:p>0.22729</text:p>
              </table:table-cell>
              <table:table-cell office:value-type="float" office:value="86.4163">
                <text:p>86.4163</text:p>
              </table:table-cell>
              <table:table-cell office:value-type="float" office:value="0.225773">
                <text:p>0.225773</text:p>
              </table:table-cell>
              <table:table-cell office:value-type="float" office:value="73.5175">
                <text:p>73.5175</text:p>
              </table:table-cell>
              <table:table-cell office:value-type="float" office:value="0.224775">
                <text:p>0.224775</text:p>
              </table:table-cell>
              <table:table-cell office:value-type="float" office:value="62.7879">
                <text:p>62.7879</text:p>
              </table:table-cell>
              <table:table-cell office:value-type="float" office:value="0.223788">
                <text:p>0.223788</text:p>
              </table:table-cell>
              <table:table-cell office:value-type="float" office:value="55.1356">
                <text:p>55.1356</text:p>
              </table:table-cell>
              <table:table-cell office:value-type="float" office:value="0.222812">
                <text:p>0.222812</text:p>
              </table:table-cell>
              <table:table-cell office:value-type="float" office:value="46.8636">
                <text:p>46.8636</text:p>
              </table:table-cell>
              <table:table-cell office:value-type="float" office:value="0.22137">
                <text:p>0.22137</text:p>
              </table:table-cell>
              <table:table-cell office:value-type="float" office:value="37.8125">
                <text:p>37.8125</text:p>
              </table:table-cell>
              <table:table-cell office:value-type="float" office:value="0.220423">
                <text:p>0.220423</text:p>
              </table:table-cell>
              <table:table-cell office:value-type="float" office:value="32.4432">
                <text:p>32.4432</text:p>
              </table:table-cell>
              <table:table-cell office:value-type="float" office:value="0.219488">
                <text:p>0.219488</text:p>
              </table:table-cell>
              <table:table-cell office:value-type="float" office:value="27.5077">
                <text:p>27.5077</text:p>
              </table:table-cell>
              <table:table-cell office:value-type="float" office:value="0.218567">
                <text:p>0.218567</text:p>
              </table:table-cell>
              <table:table-cell office:value-type="float" office:value="23.0554">
                <text:p>23.0554</text:p>
              </table:table-cell>
              <table:table-cell office:value-type="float" office:value="0.217208">
                <text:p>0.217208</text:p>
              </table:table-cell>
              <table:table-cell office:value-type="float" office:value="17.7614">
                <text:p>17.7614</text:p>
              </table:table-cell>
              <table:table-cell office:value-type="float" office:value="0.21632">
                <text:p>0.21632</text:p>
              </table:table-cell>
              <table:table-cell office:value-type="float" office:value="14.7287">
                <text:p>14.7287</text:p>
              </table:table-cell>
              <table:table-cell office:value-type="float" office:value="0.215446">
                <text:p>0.215446</text:p>
              </table:table-cell>
              <table:table-cell office:value-type="float" office:value="12.3469">
                <text:p>12.3469</text:p>
              </table:table-cell>
              <table:table-cell office:value-type="float" office:value="0.214586">
                <text:p>0.214586</text:p>
              </table:table-cell>
              <table:table-cell office:value-type="float" office:value="10.5164">
                <text:p>10.5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0124">
                <text:p>0.240124</text:p>
              </table:table-cell>
              <table:table-cell office:value-type="float" office:value="85.558">
                <text:p>85.558</text:p>
              </table:table-cell>
              <table:table-cell office:value-type="float" office:value="0.239122">
                <text:p>0.239122</text:p>
              </table:table-cell>
              <table:table-cell office:value-type="float" office:value="73.5282">
                <text:p>73.5282</text:p>
              </table:table-cell>
              <table:table-cell office:value-type="float" office:value="0.238129">
                <text:p>0.238129</text:p>
              </table:table-cell>
              <table:table-cell office:value-type="float" office:value="65.2215">
                <text:p>65.2215</text:p>
              </table:table-cell>
              <table:table-cell office:value-type="float" office:value="0.236659">
                <text:p>0.236659</text:p>
              </table:table-cell>
              <table:table-cell office:value-type="float" office:value="54.9393">
                <text:p>54.9393</text:p>
              </table:table-cell>
              <table:table-cell office:value-type="float" office:value="0.235691">
                <text:p>0.235691</text:p>
              </table:table-cell>
              <table:table-cell office:value-type="float" office:value="46.5968">
                <text:p>46.5968</text:p>
              </table:table-cell>
              <table:table-cell office:value-type="float" office:value="0.234734">
                <text:p>0.234734</text:p>
              </table:table-cell>
              <table:table-cell office:value-type="float" office:value="40.6403">
                <text:p>40.6403</text:p>
              </table:table-cell>
              <table:table-cell office:value-type="float" office:value="0.233788">
                <text:p>0.233788</text:p>
              </table:table-cell>
              <table:table-cell office:value-type="float" office:value="34.3043">
                <text:p>34.3043</text:p>
              </table:table-cell>
              <table:table-cell office:value-type="float" office:value="0.232389">
                <text:p>0.232389</text:p>
              </table:table-cell>
              <table:table-cell office:value-type="float" office:value="27.4117">
                <text:p>27.4117</text:p>
              </table:table-cell>
              <table:table-cell office:value-type="float" office:value="0.231471">
                <text:p>0.231471</text:p>
              </table:table-cell>
              <table:table-cell office:value-type="float" office:value="23.3815">
                <text:p>23.3815</text:p>
              </table:table-cell>
              <table:table-cell office:value-type="float" office:value="0.230565">
                <text:p>0.230565</text:p>
              </table:table-cell>
              <table:table-cell office:value-type="float" office:value="19.7239">
                <text:p>19.7239</text:p>
              </table:table-cell>
              <table:table-cell office:value-type="float" office:value="0.229671">
                <text:p>0.229671</text:p>
              </table:table-cell>
              <table:table-cell office:value-type="float" office:value="16.4675">
                <text:p>16.4675</text:p>
              </table:table-cell>
              <table:table-cell office:value-type="float" office:value="0.228354">
                <text:p>0.228354</text:p>
              </table:table-cell>
              <table:table-cell office:value-type="float" office:value="12.6646">
                <text:p>12.6646</text:p>
              </table:table-cell>
              <table:table-cell office:value-type="float" office:value="0.227492">
                <text:p>0.227492</text:p>
              </table:table-cell>
              <table:table-cell office:value-type="float" office:value="10.53">
                <text:p>10.53</text:p>
              </table:table-cell>
              <table:table-cell office:value-type="float" office:value="0.226644">
                <text:p>0.226644</text:p>
              </table:table-cell>
              <table:table-cell office:value-type="float" office:value="8.89374">
                <text:p>8.89374</text:p>
              </table:table-cell>
              <table:table-cell office:value-type="float" office:value="0.22581">
                <text:p>0.22581</text:p>
              </table:table-cell>
              <table:table-cell office:value-type="float" office:value="7.68139">
                <text:p>7.68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01">
                <text:p>0.250901</text:p>
              </table:table-cell>
              <table:table-cell office:value-type="float" office:value="65.445">
                <text:p>65.445</text:p>
              </table:table-cell>
              <table:table-cell office:value-type="float" office:value="0.249931">
                <text:p>0.249931</text:p>
              </table:table-cell>
              <table:table-cell office:value-type="float" office:value="55.8903">
                <text:p>55.8903</text:p>
              </table:table-cell>
              <table:table-cell office:value-type="float" office:value="0.248969">
                <text:p>0.248969</text:p>
              </table:table-cell>
              <table:table-cell office:value-type="float" office:value="49.266">
                <text:p>49.266</text:p>
              </table:table-cell>
              <table:table-cell office:value-type="float" office:value="0.247545">
                <text:p>0.247545</text:p>
              </table:table-cell>
              <table:table-cell office:value-type="float" office:value="41.1093">
                <text:p>41.1093</text:p>
              </table:table-cell>
              <table:table-cell office:value-type="float" office:value="0.246607">
                <text:p>0.246607</text:p>
              </table:table-cell>
              <table:table-cell office:value-type="float" office:value="34.6387">
                <text:p>34.6387</text:p>
              </table:table-cell>
              <table:table-cell office:value-type="float" office:value="0.24568">
                <text:p>0.24568</text:p>
              </table:table-cell>
              <table:table-cell office:value-type="float" office:value="30.0229">
                <text:p>30.0229</text:p>
              </table:table-cell>
              <table:table-cell office:value-type="float" office:value="0.244763">
                <text:p>0.244763</text:p>
              </table:table-cell>
              <table:table-cell office:value-type="float" office:value="25.1845">
                <text:p>25.1845</text:p>
              </table:table-cell>
              <table:table-cell office:value-type="float" office:value="0.243408">
                <text:p>0.243408</text:p>
              </table:table-cell>
              <table:table-cell office:value-type="float" office:value="19.9632">
                <text:p>19.9632</text:p>
              </table:table-cell>
              <table:table-cell office:value-type="float" office:value="0.242519">
                <text:p>0.242519</text:p>
              </table:table-cell>
              <table:table-cell office:value-type="float" office:value="16.9556">
                <text:p>16.9556</text:p>
              </table:table-cell>
              <table:table-cell office:value-type="float" office:value="0.241641">
                <text:p>0.241641</text:p>
              </table:table-cell>
              <table:table-cell office:value-type="float" office:value="14.2611">
                <text:p>14.2611</text:p>
              </table:table-cell>
              <table:table-cell office:value-type="float" office:value="0.240775">
                <text:p>0.240775</text:p>
              </table:table-cell>
              <table:table-cell office:value-type="float" office:value="11.8945">
                <text:p>11.8945</text:p>
              </table:table-cell>
              <table:table-cell office:value-type="float" office:value="0.239499">
                <text:p>0.239499</text:p>
              </table:table-cell>
              <table:table-cell office:value-type="float" office:value="9.18824">
                <text:p>9.18824</text:p>
              </table:table-cell>
              <table:table-cell office:value-type="float" office:value="0.238664">
                <text:p>0.238664</text:p>
              </table:table-cell>
              <table:table-cell office:value-type="float" office:value="7.70214">
                <text:p>7.70214</text:p>
              </table:table-cell>
              <table:table-cell office:value-type="float" office:value="0.237843">
                <text:p>0.237843</text:p>
              </table:table-cell>
              <table:table-cell office:value-type="float" office:value="6.59899">
                <text:p>6.59899</text:p>
              </table:table-cell>
              <table:table-cell office:value-type="float" office:value="0.237035">
                <text:p>0.237035</text:p>
              </table:table-cell>
              <table:table-cell office:value-type="float" office:value="5.8241">
                <text:p>5.8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679">
                <text:p>0.261679</text:p>
              </table:table-cell>
              <table:table-cell office:value-type="float" office:value="50.093">
                <text:p>50.093</text:p>
              </table:table-cell>
              <table:table-cell office:value-type="float" office:value="0.260739">
                <text:p>0.260739</text:p>
              </table:table-cell>
              <table:table-cell office:value-type="float" office:value="42.5184">
                <text:p>42.5184</text:p>
              </table:table-cell>
              <table:table-cell office:value-type="float" office:value="0.259809">
                <text:p>0.259809</text:p>
              </table:table-cell>
              <table:table-cell office:value-type="float" office:value="37.2546">
                <text:p>37.2546</text:p>
              </table:table-cell>
              <table:table-cell office:value-type="float" office:value="0.25843">
                <text:p>0.25843</text:p>
              </table:table-cell>
              <table:table-cell office:value-type="float" office:value="30.814">
                <text:p>30.814</text:p>
              </table:table-cell>
              <table:table-cell office:value-type="float" office:value="0.257523">
                <text:p>0.257523</text:p>
              </table:table-cell>
              <table:table-cell office:value-type="float" office:value="25.8069">
                <text:p>25.8069</text:p>
              </table:table-cell>
              <table:table-cell office:value-type="float" office:value="0.256626">
                <text:p>0.256626</text:p>
              </table:table-cell>
              <table:table-cell office:value-type="float" office:value="22.2459">
                <text:p>22.2459</text:p>
              </table:table-cell>
              <table:table-cell office:value-type="float" office:value="0.255738">
                <text:p>0.255738</text:p>
              </table:table-cell>
              <table:table-cell office:value-type="float" office:value="18.5622">
                <text:p>18.5622</text:p>
              </table:table-cell>
              <table:table-cell office:value-type="float" office:value="0.254427">
                <text:p>0.254427</text:p>
              </table:table-cell>
              <table:table-cell office:value-type="float" office:value="14.629">
                <text:p>14.629</text:p>
              </table:table-cell>
              <table:table-cell office:value-type="float" office:value="0.253566">
                <text:p>0.253566</text:p>
              </table:table-cell>
              <table:table-cell office:value-type="float" office:value="12.3987">
                <text:p>12.3987</text:p>
              </table:table-cell>
              <table:table-cell office:value-type="float" office:value="0.252717">
                <text:p>0.252717</text:p>
              </table:table-cell>
              <table:table-cell office:value-type="float" office:value="10.4273">
                <text:p>10.4273</text:p>
              </table:table-cell>
              <table:table-cell office:value-type="float" office:value="0.251879">
                <text:p>0.251879</text:p>
              </table:table-cell>
              <table:table-cell office:value-type="float" office:value="8.71994">
                <text:p>8.71994</text:p>
              </table:table-cell>
              <table:table-cell office:value-type="float" office:value="0.250644">
                <text:p>0.250644</text:p>
              </table:table-cell>
              <table:table-cell office:value-type="float" office:value="6.8172">
                <text:p>6.8172</text:p>
              </table:table-cell>
              <table:table-cell office:value-type="float" office:value="0.249836">
                <text:p>0.249836</text:p>
              </table:table-cell>
              <table:table-cell office:value-type="float" office:value="5.7976">
                <text:p>5.7976</text:p>
              </table:table-cell>
              <table:table-cell office:value-type="float" office:value="0.249041">
                <text:p>0.249041</text:p>
              </table:table-cell>
              <table:table-cell office:value-type="float" office:value="5.07405">
                <text:p>5.07405</text:p>
              </table:table-cell>
              <table:table-cell office:value-type="float" office:value="0.24826">
                <text:p>0.24826</text:p>
              </table:table-cell>
              <table:table-cell office:value-type="float" office:value="4.60733">
                <text:p>4.60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56">
                <text:p>0.272456</text:p>
              </table:table-cell>
              <table:table-cell office:value-type="float" office:value="38.3751">
                <text:p>38.3751</text:p>
              </table:table-cell>
              <table:table-cell office:value-type="float" office:value="0.271548">
                <text:p>0.271548</text:p>
              </table:table-cell>
              <table:table-cell office:value-type="float" office:value="32.3806">
                <text:p>32.3806</text:p>
              </table:table-cell>
              <table:table-cell office:value-type="float" office:value="0.270649">
                <text:p>0.270649</text:p>
              </table:table-cell>
              <table:table-cell office:value-type="float" office:value="28.2124">
                <text:p>28.2124</text:p>
              </table:table-cell>
              <table:table-cell office:value-type="float" office:value="0.269316">
                <text:p>0.269316</text:p>
              </table:table-cell>
              <table:table-cell office:value-type="float" office:value="23.1499">
                <text:p>23.1499</text:p>
              </table:table-cell>
              <table:table-cell office:value-type="float" office:value="0.268439">
                <text:p>0.268439</text:p>
              </table:table-cell>
              <table:table-cell office:value-type="float" office:value="19.284">
                <text:p>19.284</text:p>
              </table:table-cell>
              <table:table-cell office:value-type="float" office:value="0.267572">
                <text:p>0.267572</text:p>
              </table:table-cell>
              <table:table-cell office:value-type="float" office:value="16.5495">
                <text:p>16.5495</text:p>
              </table:table-cell>
              <table:table-cell office:value-type="float" office:value="0.266714">
                <text:p>0.266714</text:p>
              </table:table-cell>
              <table:table-cell office:value-type="float" office:value="13.7535">
                <text:p>13.7535</text:p>
              </table:table-cell>
              <table:table-cell office:value-type="float" office:value="0.265446">
                <text:p>0.265446</text:p>
              </table:table-cell>
              <table:table-cell office:value-type="float" office:value="10.8089">
                <text:p>10.8089</text:p>
              </table:table-cell>
              <table:table-cell office:value-type="float" office:value="0.264614">
                <text:p>0.264614</text:p>
              </table:table-cell>
              <table:table-cell office:value-type="float" office:value="9.16731">
                <text:p>9.16731</text:p>
              </table:table-cell>
              <table:table-cell office:value-type="float" office:value="0.263793">
                <text:p>0.263793</text:p>
              </table:table-cell>
              <table:table-cell office:value-type="float" office:value="7.73661">
                <text:p>7.73661</text:p>
              </table:table-cell>
              <table:table-cell office:value-type="float" office:value="0.262983">
                <text:p>0.262983</text:p>
              </table:table-cell>
              <table:table-cell office:value-type="float" office:value="6.51628">
                <text:p>6.51628</text:p>
              </table:table-cell>
              <table:table-cell office:value-type="float" office:value="0.261789">
                <text:p>0.261789</text:p>
              </table:table-cell>
              <table:table-cell office:value-type="float" office:value="5.20003">
                <text:p>5.20003</text:p>
              </table:table-cell>
              <table:table-cell office:value-type="float" office:value="0.261008">
                <text:p>0.261008</text:p>
              </table:table-cell>
              <table:table-cell office:value-type="float" office:value="4.51489">
                <text:p>4.51489</text:p>
              </table:table-cell>
              <table:table-cell office:value-type="float" office:value="0.26024">
                <text:p>0.26024</text:p>
              </table:table-cell>
              <table:table-cell office:value-type="float" office:value="4.06067">
                <text:p>4.06067</text:p>
              </table:table-cell>
              <table:table-cell office:value-type="float" office:value="0.259484">
                <text:p>0.259484</text:p>
              </table:table-cell>
              <table:table-cell office:value-type="float" office:value="3.81017">
                <text:p>3.810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234">
                <text:p>0.283234</text:p>
              </table:table-cell>
              <table:table-cell office:value-type="float" office:value="29.4309">
                <text:p>29.4309</text:p>
              </table:table-cell>
              <table:table-cell office:value-type="float" office:value="0.282357">
                <text:p>0.282357</text:p>
              </table:table-cell>
              <table:table-cell office:value-type="float" office:value="24.6947">
                <text:p>24.6947</text:p>
              </table:table-cell>
              <table:table-cell office:value-type="float" office:value="0.281488">
                <text:p>0.281488</text:p>
              </table:table-cell>
              <table:table-cell office:value-type="float" office:value="21.4054">
                <text:p>21.4054</text:p>
              </table:table-cell>
              <table:table-cell office:value-type="float" office:value="0.280202">
                <text:p>0.280202</text:p>
              </table:table-cell>
              <table:table-cell office:value-type="float" office:value="17.4446">
                <text:p>17.4446</text:p>
              </table:table-cell>
              <table:table-cell office:value-type="float" office:value="0.279355">
                <text:p>0.279355</text:p>
              </table:table-cell>
              <table:table-cell office:value-type="float" office:value="14.4665">
                <text:p>14.4665</text:p>
              </table:table-cell>
              <table:table-cell office:value-type="float" office:value="0.278517">
                <text:p>0.278517</text:p>
              </table:table-cell>
              <table:table-cell office:value-type="float" office:value="12.377">
                <text:p>12.377</text:p>
              </table:table-cell>
              <table:table-cell office:value-type="float" office:value="0.277689">
                <text:p>0.277689</text:p>
              </table:table-cell>
              <table:table-cell office:value-type="float" office:value="10.2617">
                <text:p>10.2617</text:p>
              </table:table-cell>
              <table:table-cell office:value-type="float" office:value="0.276465">
                <text:p>0.276465</text:p>
              </table:table-cell>
              <table:table-cell office:value-type="float" office:value="8.07314">
                <text:p>8.07314</text:p>
              </table:table-cell>
              <table:table-cell office:value-type="float" office:value="0.275662">
                <text:p>0.275662</text:p>
              </table:table-cell>
              <table:table-cell office:value-type="float" office:value="6.87581">
                <text:p>6.87581</text:p>
              </table:table-cell>
              <table:table-cell office:value-type="float" office:value="0.274869">
                <text:p>0.274869</text:p>
              </table:table-cell>
              <table:table-cell office:value-type="float" office:value="5.84827">
                <text:p>5.84827</text:p>
              </table:table-cell>
              <table:table-cell office:value-type="float" office:value="0.274087">
                <text:p>0.274087</text:p>
              </table:table-cell>
              <table:table-cell office:value-type="float" office:value="4.98657">
                <text:p>4.98657</text:p>
              </table:table-cell>
              <table:table-cell office:value-type="float" office:value="0.272934">
                <text:p>0.272934</text:p>
              </table:table-cell>
              <table:table-cell office:value-type="float" office:value="4.09704">
                <text:p>4.09704</text:p>
              </table:table-cell>
              <table:table-cell office:value-type="float" office:value="0.272181">
                <text:p>0.272181</text:p>
              </table:table-cell>
              <table:table-cell office:value-type="float" office:value="3.65098">
                <text:p>3.65098</text:p>
              </table:table-cell>
              <table:table-cell office:value-type="float" office:value="0.271439">
                <text:p>0.271439</text:p>
              </table:table-cell>
              <table:table-cell office:value-type="float" office:value="3.38724">
                <text:p>3.38724</text:p>
              </table:table-cell>
              <table:table-cell office:value-type="float" office:value="0.270709">
                <text:p>0.270709</text:p>
              </table:table-cell>
              <table:table-cell office:value-type="float" office:value="3.28793">
                <text:p>3.287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011">
                <text:p>0.294011</text:p>
              </table:table-cell>
              <table:table-cell office:value-type="float" office:value="22.604">
                <text:p>22.604</text:p>
              </table:table-cell>
              <table:table-cell office:value-type="float" office:value="0.293165">
                <text:p>0.293165</text:p>
              </table:table-cell>
              <table:table-cell office:value-type="float" office:value="18.8677">
                <text:p>18.8677</text:p>
              </table:table-cell>
              <table:table-cell office:value-type="float" office:value="0.292328">
                <text:p>0.292328</text:p>
              </table:table-cell>
              <table:table-cell office:value-type="float" office:value="16.281">
                <text:p>16.281</text:p>
              </table:table-cell>
              <table:table-cell office:value-type="float" office:value="0.291087">
                <text:p>0.291087</text:p>
              </table:table-cell>
              <table:table-cell office:value-type="float" office:value="13.1974">
                <text:p>13.1974</text:p>
              </table:table-cell>
              <table:table-cell office:value-type="float" office:value="0.290271">
                <text:p>0.290271</text:p>
              </table:table-cell>
              <table:table-cell office:value-type="float" office:value="10.9084">
                <text:p>10.9084</text:p>
              </table:table-cell>
              <table:table-cell office:value-type="float" office:value="0.289463">
                <text:p>0.289463</text:p>
              </table:table-cell>
              <table:table-cell office:value-type="float" office:value="9.32073">
                <text:p>9.32073</text:p>
              </table:table-cell>
              <table:table-cell office:value-type="float" office:value="0.288665">
                <text:p>0.288665</text:p>
              </table:table-cell>
              <table:table-cell office:value-type="float" office:value="7.72615">
                <text:p>7.72615</text:p>
              </table:table-cell>
              <table:table-cell office:value-type="float" office:value="0.287484">
                <text:p>0.287484</text:p>
              </table:table-cell>
              <table:table-cell office:value-type="float" office:value="6.11393">
                <text:p>6.11393</text:p>
              </table:table-cell>
              <table:table-cell office:value-type="float" office:value="0.28671">
                <text:p>0.28671</text:p>
              </table:table-cell>
              <table:table-cell office:value-type="float" office:value="5.25083">
                <text:p>5.25083</text:p>
              </table:table-cell>
              <table:table-cell office:value-type="float" office:value="0.285945">
                <text:p>0.285945</text:p>
              </table:table-cell>
              <table:table-cell office:value-type="float" office:value="4.52301">
                <text:p>4.52301</text:p>
              </table:table-cell>
              <table:table-cell office:value-type="float" office:value="0.285191">
                <text:p>0.285191</text:p>
              </table:table-cell>
              <table:table-cell office:value-type="float" office:value="3.92468">
                <text:p>3.92468</text:p>
              </table:table-cell>
              <table:table-cell office:value-type="float" office:value="0.28408">
                <text:p>0.28408</text:p>
              </table:table-cell>
              <table:table-cell office:value-type="float" office:value="3.34473">
                <text:p>3.34473</text:p>
              </table:table-cell>
              <table:table-cell office:value-type="float" office:value="0.283353">
                <text:p>0.283353</text:p>
              </table:table-cell>
              <table:table-cell office:value-type="float" office:value="3.06914">
                <text:p>3.06914</text:p>
              </table:table-cell>
              <table:table-cell office:value-type="float" office:value="0.282637">
                <text:p>0.282637</text:p>
              </table:table-cell>
              <table:table-cell office:value-type="float" office:value="2.93972">
                <text:p>2.93972</text:p>
              </table:table-cell>
              <table:table-cell office:value-type="float" office:value="0.281934">
                <text:p>0.281934</text:p>
              </table:table-cell>
              <table:table-cell office:value-type="float" office:value="2.94579">
                <text:p>2.945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788">
                <text:p>0.304788</text:p>
              </table:table-cell>
              <table:table-cell office:value-type="float" office:value="17.3931">
                <text:p>17.3931</text:p>
              </table:table-cell>
              <table:table-cell office:value-type="float" office:value="0.303974">
                <text:p>0.303974</text:p>
              </table:table-cell>
              <table:table-cell office:value-type="float" office:value="14.4501">
                <text:p>14.4501</text:p>
              </table:table-cell>
              <table:table-cell office:value-type="float" office:value="0.303168">
                <text:p>0.303168</text:p>
              </table:table-cell>
              <table:table-cell office:value-type="float" office:value="12.4234">
                <text:p>12.4234</text:p>
              </table:table-cell>
              <table:table-cell office:value-type="float" office:value="0.301973">
                <text:p>0.301973</text:p>
              </table:table-cell>
              <table:table-cell office:value-type="float" office:value="10.0358">
                <text:p>10.0358</text:p>
              </table:table-cell>
              <table:table-cell office:value-type="float" office:value="0.301187">
                <text:p>0.301187</text:p>
              </table:table-cell>
              <table:table-cell office:value-type="float" office:value="8.28056">
                <text:p>8.28056</text:p>
              </table:table-cell>
              <table:table-cell office:value-type="float" office:value="0.300409">
                <text:p>0.300409</text:p>
              </table:table-cell>
              <table:table-cell office:value-type="float" office:value="7.0821">
                <text:p>7.0821</text:p>
              </table:table-cell>
              <table:table-cell office:value-type="float" office:value="0.29964">
                <text:p>0.29964</text:p>
              </table:table-cell>
              <table:table-cell office:value-type="float" office:value="5.885">
                <text:p>5.885</text:p>
              </table:table-cell>
              <table:table-cell office:value-type="float" office:value="0.298503">
                <text:p>0.298503</text:p>
              </table:table-cell>
              <table:table-cell office:value-type="float" office:value="4.71085">
                <text:p>4.71085</text:p>
              </table:table-cell>
              <table:table-cell office:value-type="float" office:value="0.297757">
                <text:p>0.297757</text:p>
              </table:table-cell>
              <table:table-cell office:value-type="float" office:value="4.09851">
                <text:p>4.09851</text:p>
              </table:table-cell>
              <table:table-cell office:value-type="float" office:value="0.297021">
                <text:p>0.297021</text:p>
              </table:table-cell>
              <table:table-cell office:value-type="float" office:value="3.59292">
                <text:p>3.59292</text:p>
              </table:table-cell>
              <table:table-cell office:value-type="float" office:value="0.296295">
                <text:p>0.296295</text:p>
              </table:table-cell>
              <table:table-cell office:value-type="float" office:value="3.18755">
                <text:p>3.18755</text:p>
              </table:table-cell>
              <table:table-cell office:value-type="float" office:value="0.295225">
                <text:p>0.295225</text:p>
              </table:table-cell>
              <table:table-cell office:value-type="float" office:value="2.83163">
                <text:p>2.83163</text:p>
              </table:table-cell>
              <table:table-cell office:value-type="float" office:value="0.294525">
                <text:p>0.294525</text:p>
              </table:table-cell>
              <table:table-cell office:value-type="float" office:value="2.67727">
                <text:p>2.67727</text:p>
              </table:table-cell>
              <table:table-cell office:value-type="float" office:value="0.293836">
                <text:p>0.293836</text:p>
              </table:table-cell>
              <table:table-cell office:value-type="float" office:value="2.64233">
                <text:p>2.64233</text:p>
              </table:table-cell>
              <table:table-cell office:value-type="float" office:value="0.293158">
                <text:p>0.293158</text:p>
              </table:table-cell>
              <table:table-cell office:value-type="float" office:value="2.72164">
                <text:p>2.72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566">
                <text:p>0.315566</text:p>
              </table:table-cell>
              <table:table-cell office:value-type="float" office:value="13.4157">
                <text:p>13.4157</text:p>
              </table:table-cell>
              <table:table-cell office:value-type="float" office:value="0.314783">
                <text:p>0.314783</text:p>
              </table:table-cell>
              <table:table-cell office:value-type="float" office:value="11.1009">
                <text:p>11.1009</text:p>
              </table:table-cell>
              <table:table-cell office:value-type="float" office:value="0.314007">
                <text:p>0.314007</text:p>
              </table:table-cell>
              <table:table-cell office:value-type="float" office:value="9.51938">
                <text:p>9.51938</text:p>
              </table:table-cell>
              <table:table-cell office:value-type="float" office:value="0.312859">
                <text:p>0.312859</text:p>
              </table:table-cell>
              <table:table-cell office:value-type="float" office:value="7.68216">
                <text:p>7.68216</text:p>
              </table:table-cell>
              <table:table-cell office:value-type="float" office:value="0.312103">
                <text:p>0.312103</text:p>
              </table:table-cell>
              <table:table-cell office:value-type="float" office:value="6.33972">
                <text:p>6.33972</text:p>
              </table:table-cell>
              <table:table-cell office:value-type="float" office:value="0.311355">
                <text:p>0.311355</text:p>
              </table:table-cell>
              <table:table-cell office:value-type="float" office:value="5.44237">
                <text:p>5.44237</text:p>
              </table:table-cell>
              <table:table-cell office:value-type="float" office:value="0.310615">
                <text:p>0.310615</text:p>
              </table:table-cell>
              <table:table-cell office:value-type="float" office:value="4.54806">
                <text:p>4.54806</text:p>
              </table:table-cell>
              <table:table-cell office:value-type="float" office:value="0.309523">
                <text:p>0.309523</text:p>
              </table:table-cell>
              <table:table-cell office:value-type="float" office:value="3.70604">
                <text:p>3.70604</text:p>
              </table:table-cell>
              <table:table-cell office:value-type="float" office:value="0.308805">
                <text:p>0.308805</text:p>
              </table:table-cell>
              <table:table-cell office:value-type="float" office:value="3.28136">
                <text:p>3.28136</text:p>
              </table:table-cell>
              <table:table-cell office:value-type="float" office:value="0.308097">
                <text:p>0.308097</text:p>
              </table:table-cell>
              <table:table-cell office:value-type="float" office:value="2.94017">
                <text:p>2.94017</text:p>
              </table:table-cell>
              <table:table-cell office:value-type="float" office:value="0.307399">
                <text:p>0.307399</text:p>
              </table:table-cell>
              <table:table-cell office:value-type="float" office:value="2.67585">
                <text:p>2.67585</text:p>
              </table:table-cell>
              <table:table-cell office:value-type="float" office:value="0.30637">
                <text:p>0.30637</text:p>
              </table:table-cell>
              <table:table-cell office:value-type="float" office:value="2.48166">
                <text:p>2.48166</text:p>
              </table:table-cell>
              <table:table-cell office:value-type="float" office:value="0.305697">
                <text:p>0.305697</text:p>
              </table:table-cell>
              <table:table-cell office:value-type="float" office:value="2.41335">
                <text:p>2.41335</text:p>
              </table:table-cell>
              <table:table-cell office:value-type="float" office:value="0.305034">
                <text:p>0.305034</text:p>
              </table:table-cell>
              <table:table-cell office:value-type="float" office:value="2.4447">
                <text:p>2.4447</text:p>
              </table:table-cell>
              <table:table-cell office:value-type="float" office:value="0.304383">
                <text:p>0.304383</text:p>
              </table:table-cell>
              <table:table-cell office:value-type="float" office:value="2.57479">
                <text:p>2.574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6343">
                <text:p>0.326343</text:p>
              </table:table-cell>
              <table:table-cell office:value-type="float" office:value="10.3798">
                <text:p>10.3798</text:p>
              </table:table-cell>
              <table:table-cell office:value-type="float" office:value="0.325591">
                <text:p>0.325591</text:p>
              </table:table-cell>
              <table:table-cell office:value-type="float" office:value="8.56173">
                <text:p>8.56173</text:p>
              </table:table-cell>
              <table:table-cell office:value-type="float" office:value="0.324847">
                <text:p>0.324847</text:p>
              </table:table-cell>
              <table:table-cell office:value-type="float" office:value="7.3332">
                <text:p>7.3332</text:p>
              </table:table-cell>
              <table:table-cell office:value-type="float" office:value="0.323744">
                <text:p>0.323744</text:p>
              </table:table-cell>
              <table:table-cell office:value-type="float" office:value="5.93008">
                <text:p>5.93008</text:p>
              </table:table-cell>
              <table:table-cell office:value-type="float" office:value="0.323018">
                <text:p>0.323018</text:p>
              </table:table-cell>
              <table:table-cell office:value-type="float" office:value="4.90629">
                <text:p>4.90629</text:p>
              </table:table-cell>
              <table:table-cell office:value-type="float" office:value="0.322301">
                <text:p>0.322301</text:p>
              </table:table-cell>
              <table:table-cell office:value-type="float" office:value="4.2413">
                <text:p>4.2413</text:p>
              </table:table-cell>
              <table:table-cell office:value-type="float" office:value="0.321591">
                <text:p>0.321591</text:p>
              </table:table-cell>
              <table:table-cell office:value-type="float" office:value="3.57725">
                <text:p>3.57725</text:p>
              </table:table-cell>
              <table:table-cell office:value-type="float" office:value="0.320542">
                <text:p>0.320542</text:p>
              </table:table-cell>
              <table:table-cell office:value-type="float" office:value="2.98645">
                <text:p>2.98645</text:p>
              </table:table-cell>
              <table:table-cell office:value-type="float" office:value="0.319853">
                <text:p>0.319853</text:p>
              </table:table-cell>
              <table:table-cell office:value-type="float" office:value="2.70189">
                <text:p>2.70189</text:p>
              </table:table-cell>
              <table:table-cell office:value-type="float" office:value="0.319173">
                <text:p>0.319173</text:p>
              </table:table-cell>
              <table:table-cell office:value-type="float" office:value="2.48206">
                <text:p>2.48206</text:p>
              </table:table-cell>
              <table:table-cell office:value-type="float" office:value="0.318503">
                <text:p>0.318503</text:p>
              </table:table-cell>
              <table:table-cell office:value-type="float" office:value="2.32065">
                <text:p>2.32065</text:p>
              </table:table-cell>
              <table:table-cell office:value-type="float" office:value="0.317515">
                <text:p>0.317515</text:p>
              </table:table-cell>
              <table:table-cell office:value-type="float" office:value="2.24296">
                <text:p>2.24296</text:p>
              </table:table-cell>
              <table:table-cell office:value-type="float" office:value="0.316869">
                <text:p>0.316869</text:p>
              </table:table-cell>
              <table:table-cell office:value-type="float" office:value="2.23559">
                <text:p>2.23559</text:p>
              </table:table-cell>
              <table:table-cell office:value-type="float" office:value="0.316233">
                <text:p>0.316233</text:p>
              </table:table-cell>
              <table:table-cell office:value-type="float" office:value="2.31336">
                <text:p>2.31336</text:p>
              </table:table-cell>
              <table:table-cell office:value-type="float" office:value="0.315608">
                <text:p>0.315608</text:p>
              </table:table-cell>
              <table:table-cell office:value-type="float" office:value="2.47859">
                <text:p>2.478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712">
                <text:p>0.33712</text:p>
              </table:table-cell>
              <table:table-cell office:value-type="float" office:value="8.06252">
                <text:p>8.06252</text:p>
              </table:table-cell>
              <table:table-cell office:value-type="float" office:value="0.3364">
                <text:p>0.3364</text:p>
              </table:table-cell>
              <table:table-cell office:value-type="float" office:value="6.63669">
                <text:p>6.63669</text:p>
              </table:table-cell>
              <table:table-cell office:value-type="float" office:value="0.335687">
                <text:p>0.335687</text:p>
              </table:table-cell>
              <table:table-cell office:value-type="float" office:value="5.68745">
                <text:p>5.68745</text:p>
              </table:table-cell>
              <table:table-cell office:value-type="float" office:value="0.33463">
                <text:p>0.33463</text:p>
              </table:table-cell>
              <table:table-cell office:value-type="float" office:value="4.62579">
                <text:p>4.62579</text:p>
              </table:table-cell>
              <table:table-cell office:value-type="float" office:value="0.333934">
                <text:p>0.333934</text:p>
              </table:table-cell>
              <table:table-cell office:value-type="float" office:value="3.84761">
                <text:p>3.84761</text:p>
              </table:table-cell>
              <table:table-cell office:value-type="float" office:value="0.333246">
                <text:p>0.333246</text:p>
              </table:table-cell>
              <table:table-cell office:value-type="float" office:value="3.36155">
                <text:p>3.36155</text:p>
              </table:table-cell>
              <table:table-cell office:value-type="float" office:value="0.332566">
                <text:p>0.332566</text:p>
              </table:table-cell>
              <table:table-cell office:value-type="float" office:value="2.87231">
                <text:p>2.87231</text:p>
              </table:table-cell>
              <table:table-cell office:value-type="float" office:value="0.331561">
                <text:p>0.331561</text:p>
              </table:table-cell>
              <table:table-cell office:value-type="float" office:value="2.47111">
                <text:p>2.47111</text:p>
              </table:table-cell>
              <table:table-cell office:value-type="float" office:value="0.330901">
                <text:p>0.330901</text:p>
              </table:table-cell>
              <table:table-cell office:value-type="float" office:value="2.29097">
                <text:p>2.29097</text:p>
              </table:table-cell>
              <table:table-cell office:value-type="float" office:value="0.330249">
                <text:p>0.330249</text:p>
              </table:table-cell>
              <table:table-cell office:value-type="float" office:value="2.16055">
                <text:p>2.16055</text:p>
              </table:table-cell>
              <table:table-cell office:value-type="float" office:value="0.329607">
                <text:p>0.329607</text:p>
              </table:table-cell>
              <table:table-cell office:value-type="float" office:value="2.07407">
                <text:p>2.07407</text:p>
              </table:table-cell>
              <table:table-cell office:value-type="float" office:value="0.32866">
                <text:p>0.32866</text:p>
              </table:table-cell>
              <table:table-cell office:value-type="float" office:value="2.08016">
                <text:p>2.08016</text:p>
              </table:table-cell>
              <table:table-cell office:value-type="float" office:value="0.328041">
                <text:p>0.328041</text:p>
              </table:table-cell>
              <table:table-cell office:value-type="float" office:value="2.11588">
                <text:p>2.11588</text:p>
              </table:table-cell>
              <table:table-cell office:value-type="float" office:value="0.327432">
                <text:p>0.327432</text:p>
              </table:table-cell>
              <table:table-cell office:value-type="float" office:value="2.22609">
                <text:p>2.22609</text:p>
              </table:table-cell>
              <table:table-cell office:value-type="float" office:value="0.326832">
                <text:p>0.326832</text:p>
              </table:table-cell>
              <table:table-cell office:value-type="float" office:value="2.41556">
                <text:p>2.41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7898">
                <text:p>0.347898</text:p>
              </table:table-cell>
              <table:table-cell office:value-type="float" office:value="6.29378">
                <text:p>6.29378</text:p>
              </table:table-cell>
              <table:table-cell office:value-type="float" office:value="0.347209">
                <text:p>0.347209</text:p>
              </table:table-cell>
              <table:table-cell office:value-type="float" office:value="5.17725">
                <text:p>5.17725</text:p>
              </table:table-cell>
              <table:table-cell office:value-type="float" office:value="0.346526">
                <text:p>0.346526</text:p>
              </table:table-cell>
              <table:table-cell office:value-type="float" office:value="4.44851">
                <text:p>4.44851</text:p>
              </table:table-cell>
              <table:table-cell office:value-type="float" office:value="0.345516">
                <text:p>0.345516</text:p>
              </table:table-cell>
              <table:table-cell office:value-type="float" office:value="3.65485">
                <text:p>3.65485</text:p>
              </table:table-cell>
              <table:table-cell office:value-type="float" office:value="0.34485">
                <text:p>0.34485</text:p>
              </table:table-cell>
              <table:table-cell office:value-type="float" office:value="3.06571">
                <text:p>3.06571</text:p>
              </table:table-cell>
              <table:table-cell office:value-type="float" office:value="0.344192">
                <text:p>0.344192</text:p>
              </table:table-cell>
              <table:table-cell office:value-type="float" office:value="2.71716">
                <text:p>2.71716</text:p>
              </table:table-cell>
              <table:table-cell office:value-type="float" office:value="0.343542">
                <text:p>0.343542</text:p>
              </table:table-cell>
              <table:table-cell office:value-type="float" office:value="2.36043">
                <text:p>2.36043</text:p>
              </table:table-cell>
              <table:table-cell office:value-type="float" office:value="0.34258">
                <text:p>0.34258</text:p>
              </table:table-cell>
              <table:table-cell office:value-type="float" office:value="2.10206">
                <text:p>2.10206</text:p>
              </table:table-cell>
              <table:table-cell office:value-type="float" office:value="0.341949">
                <text:p>0.341949</text:p>
              </table:table-cell>
              <table:table-cell office:value-type="float" office:value="1.99957">
                <text:p>1.99957</text:p>
              </table:table-cell>
              <table:table-cell office:value-type="float" office:value="0.341326">
                <text:p>0.341326</text:p>
              </table:table-cell>
              <table:table-cell office:value-type="float" office:value="1.93491">
                <text:p>1.93491</text:p>
              </table:table-cell>
              <table:table-cell office:value-type="float" office:value="0.340711">
                <text:p>0.340711</text:p>
              </table:table-cell>
              <table:table-cell office:value-type="float" office:value="1.90291">
                <text:p>1.90291</text:p>
              </table:table-cell>
              <table:table-cell office:value-type="float" office:value="0.339806">
                <text:p>0.339806</text:p>
              </table:table-cell>
              <table:table-cell office:value-type="float" office:value="1.96912">
                <text:p>1.96912</text:p>
              </table:table-cell>
              <table:table-cell office:value-type="float" office:value="0.339213">
                <text:p>0.339213</text:p>
              </table:table-cell>
              <table:table-cell office:value-type="float" office:value="2.03525">
                <text:p>2.03525</text:p>
              </table:table-cell>
              <table:table-cell office:value-type="float" office:value="0.33863">
                <text:p>0.33863</text:p>
              </table:table-cell>
              <table:table-cell office:value-type="float" office:value="2.16809">
                <text:p>2.16809</text:p>
              </table:table-cell>
              <table:table-cell office:value-type="float" office:value="0.338057">
                <text:p>0.338057</text:p>
              </table:table-cell>
              <table:table-cell office:value-type="float" office:value="2.37427">
                <text:p>2.37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675">
                <text:p>0.358675</text:p>
              </table:table-cell>
              <table:table-cell office:value-type="float" office:value="4.94373">
                <text:p>4.94373</text:p>
              </table:table-cell>
              <table:table-cell office:value-type="float" office:value="0.358018">
                <text:p>0.358018</text:p>
              </table:table-cell>
              <table:table-cell office:value-type="float" office:value="4.07078">
                <text:p>4.07078</text:p>
              </table:table-cell>
              <table:table-cell office:value-type="float" office:value="0.357366">
                <text:p>0.357366</text:p>
              </table:table-cell>
              <table:table-cell office:value-type="float" office:value="3.51584">
                <text:p>3.51584</text:p>
              </table:table-cell>
              <table:table-cell office:value-type="float" office:value="0.356401">
                <text:p>0.356401</text:p>
              </table:table-cell>
              <table:table-cell office:value-type="float" office:value="2.93206">
                <text:p>2.93206</text:p>
              </table:table-cell>
              <table:table-cell office:value-type="float" office:value="0.355766">
                <text:p>0.355766</text:p>
              </table:table-cell>
              <table:table-cell office:value-type="float" office:value="2.48822">
                <text:p>2.48822</text:p>
              </table:table-cell>
              <table:table-cell office:value-type="float" office:value="0.355138">
                <text:p>0.355138</text:p>
              </table:table-cell>
              <table:table-cell office:value-type="float" office:value="2.24516">
                <text:p>2.24516</text:p>
              </table:table-cell>
              <table:table-cell office:value-type="float" office:value="0.354517">
                <text:p>0.354517</text:p>
              </table:table-cell>
              <table:table-cell office:value-type="float" office:value="1.98872">
                <text:p>1.98872</text:p>
              </table:table-cell>
              <table:table-cell office:value-type="float" office:value="0.353599">
                <text:p>0.353599</text:p>
              </table:table-cell>
              <table:table-cell office:value-type="float" office:value="1.83776">
                <text:p>1.83776</text:p>
              </table:table-cell>
              <table:table-cell office:value-type="float" office:value="0.352996">
                <text:p>0.352996</text:p>
              </table:table-cell>
              <table:table-cell office:value-type="float" office:value="1.79293">
                <text:p>1.79293</text:p>
              </table:table-cell>
              <table:table-cell office:value-type="float" office:value="0.352402">
                <text:p>0.352402</text:p>
              </table:table-cell>
              <table:table-cell office:value-type="float" office:value="1.77655">
                <text:p>1.77655</text:p>
              </table:table-cell>
              <table:table-cell office:value-type="float" office:value="0.351815">
                <text:p>0.351815</text:p>
              </table:table-cell>
              <table:table-cell office:value-type="float" office:value="1.78409">
                <text:p>1.78409</text:p>
              </table:table-cell>
              <table:table-cell office:value-type="float" office:value="0.350951">
                <text:p>0.350951</text:p>
              </table:table-cell>
              <table:table-cell office:value-type="float" office:value="1.89338">
                <text:p>1.89338</text:p>
              </table:table-cell>
              <table:table-cell office:value-type="float" office:value="0.350385">
                <text:p>0.350385</text:p>
              </table:table-cell>
              <table:table-cell office:value-type="float" office:value="1.98094">
                <text:p>1.98094</text:p>
              </table:table-cell>
              <table:table-cell office:value-type="float" office:value="0.349829">
                <text:p>0.349829</text:p>
              </table:table-cell>
              <table:table-cell office:value-type="float" office:value="2.12955">
                <text:p>2.12955</text:p>
              </table:table-cell>
              <table:table-cell office:value-type="float" office:value="0.349282">
                <text:p>0.349282</text:p>
              </table:table-cell>
              <table:table-cell office:value-type="float" office:value="2.34722">
                <text:p>2.347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453">
                <text:p>0.369453</text:p>
              </table:table-cell>
              <table:table-cell office:value-type="float" office:value="3.91326">
                <text:p>3.91326</text:p>
              </table:table-cell>
              <table:table-cell office:value-type="float" office:value="0.368826">
                <text:p>0.368826</text:p>
              </table:table-cell>
              <table:table-cell office:value-type="float" office:value="3.23193">
                <text:p>3.23193</text:p>
              </table:table-cell>
              <table:table-cell office:value-type="float" office:value="0.368206">
                <text:p>0.368206</text:p>
              </table:table-cell>
              <table:table-cell office:value-type="float" office:value="2.81372">
                <text:p>2.81372</text:p>
              </table:table-cell>
              <table:table-cell office:value-type="float" office:value="0.367287">
                <text:p>0.367287</text:p>
              </table:table-cell>
              <table:table-cell office:value-type="float" office:value="2.39401">
                <text:p>2.39401</text:p>
              </table:table-cell>
              <table:table-cell office:value-type="float" office:value="0.366682">
                <text:p>0.366682</text:p>
              </table:table-cell>
              <table:table-cell office:value-type="float" office:value="2.06171">
                <text:p>2.06171</text:p>
              </table:table-cell>
              <table:table-cell office:value-type="float" office:value="0.366084">
                <text:p>0.366084</text:p>
              </table:table-cell>
              <table:table-cell office:value-type="float" office:value="1.89943">
                <text:p>1.89943</text:p>
              </table:table-cell>
              <table:table-cell office:value-type="float" office:value="0.365492">
                <text:p>0.365492</text:p>
              </table:table-cell>
              <table:table-cell office:value-type="float" office:value="1.71882">
                <text:p>1.71882</text:p>
              </table:table-cell>
              <table:table-cell office:value-type="float" office:value="0.364618">
                <text:p>0.364618</text:p>
              </table:table-cell>
              <table:table-cell office:value-type="float" office:value="1.64848">
                <text:p>1.64848</text:p>
              </table:table-cell>
              <table:table-cell office:value-type="float" office:value="0.364044">
                <text:p>0.364044</text:p>
              </table:table-cell>
              <table:table-cell office:value-type="float" office:value="1.6464">
                <text:p>1.6464</text:p>
              </table:table-cell>
              <table:table-cell office:value-type="float" office:value="0.363478">
                <text:p>0.363478</text:p>
              </table:table-cell>
              <table:table-cell office:value-type="float" office:value="1.66542">
                <text:p>1.66542</text:p>
              </table:table-cell>
              <table:table-cell office:value-type="float" office:value="0.362919">
                <text:p>0.362919</text:p>
              </table:table-cell>
              <table:table-cell office:value-type="float" office:value="1.70161">
                <text:p>1.70161</text:p>
              </table:table-cell>
              <table:table-cell office:value-type="float" office:value="0.362096">
                <text:p>0.362096</text:p>
              </table:table-cell>
              <table:table-cell office:value-type="float" office:value="1.84173">
                <text:p>1.84173</text:p>
              </table:table-cell>
              <table:table-cell office:value-type="float" office:value="0.361558">
                <text:p>0.361558</text:p>
              </table:table-cell>
              <table:table-cell office:value-type="float" office:value="1.94437">
                <text:p>1.94437</text:p>
              </table:table-cell>
              <table:table-cell office:value-type="float" office:value="0.361028">
                <text:p>0.361028</text:p>
              </table:table-cell>
              <table:table-cell office:value-type="float" office:value="2.10394">
                <text:p>2.10394</text:p>
              </table:table-cell>
              <table:table-cell office:value-type="float" office:value="0.360506">
                <text:p>0.360506</text:p>
              </table:table-cell>
              <table:table-cell office:value-type="float" office:value="2.3295">
                <text:p>2.3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23">
                <text:p>0.38023</text:p>
              </table:table-cell>
              <table:table-cell office:value-type="float" office:value="3.12671">
                <text:p>3.12671</text:p>
              </table:table-cell>
              <table:table-cell office:value-type="float" office:value="0.379635">
                <text:p>0.379635</text:p>
              </table:table-cell>
              <table:table-cell office:value-type="float" office:value="2.59596">
                <text:p>2.59596</text:p>
              </table:table-cell>
              <table:table-cell office:value-type="float" office:value="0.379046">
                <text:p>0.379046</text:p>
              </table:table-cell>
              <table:table-cell office:value-type="float" office:value="2.28516">
                <text:p>2.28516</text:p>
              </table:table-cell>
              <table:table-cell office:value-type="float" office:value="0.378173">
                <text:p>0.378173</text:p>
              </table:table-cell>
              <table:table-cell office:value-type="float" office:value="1.99346">
                <text:p>1.99346</text:p>
              </table:table-cell>
              <table:table-cell office:value-type="float" office:value="0.377598">
                <text:p>0.377598</text:p>
              </table:table-cell>
              <table:table-cell office:value-type="float" office:value="1.74671">
                <text:p>1.74671</text:p>
              </table:table-cell>
              <table:table-cell office:value-type="float" office:value="0.37703">
                <text:p>0.37703</text:p>
              </table:table-cell>
              <table:table-cell office:value-type="float" office:value="1.64619">
                <text:p>1.64619</text:p>
              </table:table-cell>
              <table:table-cell office:value-type="float" office:value="0.376468">
                <text:p>0.376468</text:p>
              </table:table-cell>
              <table:table-cell office:value-type="float" office:value="1.52283">
                <text:p>1.52283</text:p>
              </table:table-cell>
              <table:table-cell office:value-type="float" office:value="0.375637">
                <text:p>0.375637</text:p>
              </table:table-cell>
              <table:table-cell office:value-type="float" office:value="1.51293">
                <text:p>1.51293</text:p>
              </table:table-cell>
              <table:table-cell office:value-type="float" office:value="0.375092">
                <text:p>0.375092</text:p>
              </table:table-cell>
              <table:table-cell office:value-type="float" office:value="1.54249">
                <text:p>1.54249</text:p>
              </table:table-cell>
              <table:table-cell office:value-type="float" office:value="0.374554">
                <text:p>0.374554</text:p>
              </table:table-cell>
              <table:table-cell office:value-type="float" office:value="1.58742">
                <text:p>1.58742</text:p>
              </table:table-cell>
              <table:table-cell office:value-type="float" office:value="0.374023">
                <text:p>0.374023</text:p>
              </table:table-cell>
              <table:table-cell office:value-type="float" office:value="1.64436">
                <text:p>1.64436</text:p>
              </table:table-cell>
              <table:table-cell office:value-type="float" office:value="0.373241">
                <text:p>0.373241</text:p>
              </table:table-cell>
              <table:table-cell office:value-type="float" office:value="1.8065">
                <text:p>1.8065</text:p>
              </table:table-cell>
              <table:table-cell office:value-type="float" office:value="0.37273">
                <text:p>0.37273</text:p>
              </table:table-cell>
              <table:table-cell office:value-type="float" office:value="1.91974">
                <text:p>1.91974</text:p>
              </table:table-cell>
              <table:table-cell office:value-type="float" office:value="0.372226">
                <text:p>0.372226</text:p>
              </table:table-cell>
              <table:table-cell office:value-type="float" office:value="2.08692">
                <text:p>2.08692</text:p>
              </table:table-cell>
              <table:table-cell office:value-type="float" office:value="0.371731">
                <text:p>0.371731</text:p>
              </table:table-cell>
              <table:table-cell office:value-type="float" office:value="2.31789">
                <text:p>2.31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1007">
                <text:p>0.391007</text:p>
              </table:table-cell>
              <table:table-cell office:value-type="float" office:value="2.52635">
                <text:p>2.52635</text:p>
              </table:table-cell>
              <table:table-cell office:value-type="float" office:value="0.390444">
                <text:p>0.390444</text:p>
              </table:table-cell>
              <table:table-cell office:value-type="float" office:value="2.1138">
                <text:p>2.1138</text:p>
              </table:table-cell>
              <table:table-cell office:value-type="float" office:value="0.389885">
                <text:p>0.389885</text:p>
              </table:table-cell>
              <table:table-cell office:value-type="float" office:value="1.88726">
                <text:p>1.88726</text:p>
              </table:table-cell>
              <table:table-cell office:value-type="float" office:value="0.389058">
                <text:p>0.389058</text:p>
              </table:table-cell>
              <table:table-cell office:value-type="float" office:value="1.69529">
                <text:p>1.69529</text:p>
              </table:table-cell>
              <table:table-cell office:value-type="float" office:value="0.388514">
                <text:p>0.388514</text:p>
              </table:table-cell>
              <table:table-cell office:value-type="float" office:value="1.51406">
                <text:p>1.51406</text:p>
              </table:table-cell>
              <table:table-cell office:value-type="float" office:value="0.387975">
                <text:p>0.387975</text:p>
              </table:table-cell>
              <table:table-cell office:value-type="float" office:value="1.4607">
                <text:p>1.4607</text:p>
              </table:table-cell>
              <table:table-cell office:value-type="float" office:value="0.387443">
                <text:p>0.387443</text:p>
              </table:table-cell>
              <table:table-cell office:value-type="float" office:value="1.38051">
                <text:p>1.38051</text:p>
              </table:table-cell>
              <table:table-cell office:value-type="float" office:value="0.386656">
                <text:p>0.386656</text:p>
              </table:table-cell>
              <table:table-cell office:value-type="float" office:value="1.41586">
                <text:p>1.41586</text:p>
              </table:table-cell>
              <table:table-cell office:value-type="float" office:value="0.38614">
                <text:p>0.38614</text:p>
              </table:table-cell>
              <table:table-cell office:value-type="float" office:value="1.4688">
                <text:p>1.4688</text:p>
              </table:table-cell>
              <table:table-cell office:value-type="float" office:value="0.38563">
                <text:p>0.38563</text:p>
              </table:table-cell>
              <table:table-cell office:value-type="float" office:value="1.53268">
                <text:p>1.53268</text:p>
              </table:table-cell>
              <table:table-cell office:value-type="float" office:value="0.385127">
                <text:p>0.385127</text:p>
              </table:table-cell>
              <table:table-cell office:value-type="float" office:value="1.60461">
                <text:p>1.60461</text:p>
              </table:table-cell>
              <table:table-cell office:value-type="float" office:value="0.384386">
                <text:p>0.384386</text:p>
              </table:table-cell>
              <table:table-cell office:value-type="float" office:value="1.78247">
                <text:p>1.78247</text:p>
              </table:table-cell>
              <table:table-cell office:value-type="float" office:value="0.383902">
                <text:p>0.383902</text:p>
              </table:table-cell>
              <table:table-cell office:value-type="float" office:value="1.90315">
                <text:p>1.90315</text:p>
              </table:table-cell>
              <table:table-cell office:value-type="float" office:value="0.383425">
                <text:p>0.383425</text:p>
              </table:table-cell>
              <table:table-cell office:value-type="float" office:value="2.07561">
                <text:p>2.07561</text:p>
              </table:table-cell>
              <table:table-cell office:value-type="float" office:value="0.382956">
                <text:p>0.382956</text:p>
              </table:table-cell>
              <table:table-cell office:value-type="float" office:value="2.31028">
                <text:p>2.31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785">
                <text:p>0.401785</text:p>
              </table:table-cell>
              <table:table-cell office:value-type="float" office:value="2.0681">
                <text:p>2.0681</text:p>
              </table:table-cell>
              <table:table-cell office:value-type="float" office:value="0.401252">
                <text:p>0.401252</text:p>
              </table:table-cell>
              <table:table-cell office:value-type="float" office:value="1.74826">
                <text:p>1.74826</text:p>
              </table:table-cell>
              <table:table-cell office:value-type="float" office:value="0.400725">
                <text:p>0.400725</text:p>
              </table:table-cell>
              <table:table-cell office:value-type="float" office:value="1.58771">
                <text:p>1.58771</text:p>
              </table:table-cell>
              <table:table-cell office:value-type="float" office:value="0.399944">
                <text:p>0.399944</text:p>
              </table:table-cell>
              <table:table-cell office:value-type="float" office:value="1.47332">
                <text:p>1.47332</text:p>
              </table:table-cell>
              <table:table-cell office:value-type="float" office:value="0.39943">
                <text:p>0.39943</text:p>
              </table:table-cell>
              <table:table-cell office:value-type="float" office:value="1.34223">
                <text:p>1.34223</text:p>
              </table:table-cell>
              <table:table-cell office:value-type="float" office:value="0.398921">
                <text:p>0.398921</text:p>
              </table:table-cell>
              <table:table-cell office:value-type="float" office:value="1.32483">
                <text:p>1.32483</text:p>
              </table:table-cell>
              <table:table-cell office:value-type="float" office:value="0.398418">
                <text:p>0.398418</text:p>
              </table:table-cell>
              <table:table-cell office:value-type="float" office:value="1.27717">
                <text:p>1.27717</text:p>
              </table:table-cell>
              <table:table-cell office:value-type="float" office:value="0.397675">
                <text:p>0.397675</text:p>
              </table:table-cell>
              <table:table-cell office:value-type="float" office:value="1.34634">
                <text:p>1.34634</text:p>
              </table:table-cell>
              <table:table-cell office:value-type="float" office:value="0.397188">
                <text:p>0.397188</text:p>
              </table:table-cell>
              <table:table-cell office:value-type="float" office:value="1.41654">
                <text:p>1.41654</text:p>
              </table:table-cell>
              <table:table-cell office:value-type="float" office:value="0.396706">
                <text:p>0.396706</text:p>
              </table:table-cell>
              <table:table-cell office:value-type="float" office:value="1.49426">
                <text:p>1.49426</text:p>
              </table:table-cell>
              <table:table-cell office:value-type="float" office:value="0.396231">
                <text:p>0.396231</text:p>
              </table:table-cell>
              <table:table-cell office:value-type="float" office:value="1.57702">
                <text:p>1.57702</text:p>
              </table:table-cell>
              <table:table-cell office:value-type="float" office:value="0.395532">
                <text:p>0.395532</text:p>
              </table:table-cell>
              <table:table-cell office:value-type="float" office:value="1.76608">
                <text:p>1.76608</text:p>
              </table:table-cell>
              <table:table-cell office:value-type="float" office:value="0.395074">
                <text:p>0.395074</text:p>
              </table:table-cell>
              <table:table-cell office:value-type="float" office:value="1.89197">
                <text:p>1.89197</text:p>
              </table:table-cell>
              <table:table-cell office:value-type="float" office:value="0.394623">
                <text:p>0.394623</text:p>
              </table:table-cell>
              <table:table-cell office:value-type="float" office:value="2.06809">
                <text:p>2.06809</text:p>
              </table:table-cell>
              <table:table-cell office:value-type="float" office:value="0.394181">
                <text:p>0.394181</text:p>
              </table:table-cell>
              <table:table-cell office:value-type="float" office:value="2.3053">
                <text:p>2.3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562">
                <text:p>0.412562</text:p>
              </table:table-cell>
              <table:table-cell office:value-type="float" office:value="1.71833">
                <text:p>1.71833</text:p>
              </table:table-cell>
              <table:table-cell office:value-type="float" office:value="0.412061">
                <text:p>0.412061</text:p>
              </table:table-cell>
              <table:table-cell office:value-type="float" office:value="1.47113">
                <text:p>1.47113</text:p>
              </table:table-cell>
              <table:table-cell office:value-type="float" office:value="0.411565">
                <text:p>0.411565</text:p>
              </table:table-cell>
              <table:table-cell office:value-type="float" office:value="1.36222">
                <text:p>1.36222</text:p>
              </table:table-cell>
              <table:table-cell office:value-type="float" office:value="0.410829">
                <text:p>0.410829</text:p>
              </table:table-cell>
              <table:table-cell office:value-type="float" office:value="1.30809">
                <text:p>1.30809</text:p>
              </table:table-cell>
              <table:table-cell office:value-type="float" office:value="0.410346">
                <text:p>0.410346</text:p>
              </table:table-cell>
              <table:table-cell office:value-type="float" office:value="1.21533">
                <text:p>1.21533</text:p>
              </table:table-cell>
              <table:table-cell office:value-type="float" office:value="0.409867">
                <text:p>0.409867</text:p>
              </table:table-cell>
              <table:table-cell office:value-type="float" office:value="1.22531">
                <text:p>1.22531</text:p>
              </table:table-cell>
              <table:table-cell office:value-type="float" office:value="0.409394">
                <text:p>0.409394</text:p>
              </table:table-cell>
              <table:table-cell office:value-type="float" office:value="1.20213">
                <text:p>1.20213</text:p>
              </table:table-cell>
              <table:table-cell office:value-type="float" office:value="0.408694">
                <text:p>0.408694</text:p>
              </table:table-cell>
              <table:table-cell office:value-type="float" office:value="1.29655">
                <text:p>1.29655</text:p>
              </table:table-cell>
              <table:table-cell office:value-type="float" office:value="0.408235">
                <text:p>0.408235</text:p>
              </table:table-cell>
              <table:table-cell office:value-type="float" office:value="1.37949">
                <text:p>1.37949</text:p>
              </table:table-cell>
              <table:table-cell office:value-type="float" office:value="0.407782">
                <text:p>0.407782</text:p>
              </table:table-cell>
              <table:table-cell office:value-type="float" office:value="1.4673">
                <text:p>1.4673</text:p>
              </table:table-cell>
              <table:table-cell office:value-type="float" office:value="0.407335">
                <text:p>0.407335</text:p>
              </table:table-cell>
              <table:table-cell office:value-type="float" office:value="1.55787">
                <text:p>1.55787</text:p>
              </table:table-cell>
              <table:table-cell office:value-type="float" office:value="0.406677">
                <text:p>0.406677</text:p>
              </table:table-cell>
              <table:table-cell office:value-type="float" office:value="1.7549">
                <text:p>1.7549</text:p>
              </table:table-cell>
              <table:table-cell office:value-type="float" office:value="0.406246">
                <text:p>0.406246</text:p>
              </table:table-cell>
              <table:table-cell office:value-type="float" office:value="1.88445">
                <text:p>1.88445</text:p>
              </table:table-cell>
              <table:table-cell office:value-type="float" office:value="0.405822">
                <text:p>0.405822</text:p>
              </table:table-cell>
              <table:table-cell office:value-type="float" office:value="2.06309">
                <text:p>2.06309</text:p>
              </table:table-cell>
              <table:table-cell office:value-type="float" office:value="0.405405">
                <text:p>0.405405</text:p>
              </table:table-cell>
              <table:table-cell office:value-type="float" office:value="2.30203">
                <text:p>2.302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3339">
                <text:p>0.423339</text:p>
              </table:table-cell>
              <table:table-cell office:value-type="float" office:value="1.45135">
                <text:p>1.45135</text:p>
              </table:table-cell>
              <table:table-cell office:value-type="float" office:value="0.42287">
                <text:p>0.42287</text:p>
              </table:table-cell>
              <table:table-cell office:value-type="float" office:value="1.26103">
                <text:p>1.26103</text:p>
              </table:table-cell>
              <table:table-cell office:value-type="float" office:value="0.422404">
                <text:p>0.422404</text:p>
              </table:table-cell>
              <table:table-cell office:value-type="float" office:value="1.19246">
                <text:p>1.19246</text:p>
              </table:table-cell>
              <table:table-cell office:value-type="float" office:value="0.421715">
                <text:p>0.421715</text:p>
              </table:table-cell>
              <table:table-cell office:value-type="float" office:value="1.18508">
                <text:p>1.18508</text:p>
              </table:table-cell>
              <table:table-cell office:value-type="float" office:value="0.421262">
                <text:p>0.421262</text:p>
              </table:table-cell>
              <table:table-cell office:value-type="float" office:value="1.1216">
                <text:p>1.1216</text:p>
              </table:table-cell>
              <table:table-cell office:value-type="float" office:value="0.420813">
                <text:p>0.420813</text:p>
              </table:table-cell>
              <table:table-cell office:value-type="float" office:value="1.15242">
                <text:p>1.15242</text:p>
              </table:table-cell>
              <table:table-cell office:value-type="float" office:value="0.420369">
                <text:p>0.420369</text:p>
              </table:table-cell>
              <table:table-cell office:value-type="float" office:value="1.14764">
                <text:p>1.14764</text:p>
              </table:table-cell>
              <table:table-cell office:value-type="float" office:value="0.419714">
                <text:p>0.419714</text:p>
              </table:table-cell>
              <table:table-cell office:value-type="float" office:value="1.2609">
                <text:p>1.2609</text:p>
              </table:table-cell>
              <table:table-cell office:value-type="float" office:value="0.419283">
                <text:p>0.419283</text:p>
              </table:table-cell>
              <table:table-cell office:value-type="float" office:value="1.35321">
                <text:p>1.35321</text:p>
              </table:table-cell>
              <table:table-cell office:value-type="float" office:value="0.418858">
                <text:p>0.418858</text:p>
              </table:table-cell>
              <table:table-cell office:value-type="float" office:value="1.44838">
                <text:p>1.44838</text:p>
              </table:table-cell>
              <table:table-cell office:value-type="float" office:value="0.418439">
                <text:p>0.418439</text:p>
              </table:table-cell>
              <table:table-cell office:value-type="float" office:value="1.54458">
                <text:p>1.54458</text:p>
              </table:table-cell>
              <table:table-cell office:value-type="float" office:value="0.417822">
                <text:p>0.417822</text:p>
              </table:table-cell>
              <table:table-cell office:value-type="float" office:value="1.74727">
                <text:p>1.74727</text:p>
              </table:table-cell>
              <table:table-cell office:value-type="float" office:value="0.417418">
                <text:p>0.417418</text:p>
              </table:table-cell>
              <table:table-cell office:value-type="float" office:value="1.87938">
                <text:p>1.87938</text:p>
              </table:table-cell>
              <table:table-cell office:value-type="float" office:value="0.417021">
                <text:p>0.417021</text:p>
              </table:table-cell>
              <table:table-cell office:value-type="float" office:value="2.05978">
                <text:p>2.05978</text:p>
              </table:table-cell>
              <table:table-cell office:value-type="float" office:value="0.41663">
                <text:p>0.41663</text:p>
              </table:table-cell>
              <table:table-cell office:value-type="float" office:value="2.29989">
                <text:p>2.29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4117">
                <text:p>0.434117</text:p>
              </table:table-cell>
              <table:table-cell office:value-type="float" office:value="1.24757">
                <text:p>1.24757</text:p>
              </table:table-cell>
              <table:table-cell office:value-type="float" office:value="0.433678">
                <text:p>0.433678</text:p>
              </table:table-cell>
              <table:table-cell office:value-type="float" office:value="1.10174">
                <text:p>1.10174</text:p>
              </table:table-cell>
              <table:table-cell office:value-type="float" office:value="0.433244">
                <text:p>0.433244</text:p>
              </table:table-cell>
              <table:table-cell office:value-type="float" office:value="1.06467">
                <text:p>1.06467</text:p>
              </table:table-cell>
              <table:table-cell office:value-type="float" office:value="0.432601">
                <text:p>0.432601</text:p>
              </table:table-cell>
              <table:table-cell office:value-type="float" office:value="1.09351">
                <text:p>1.09351</text:p>
              </table:table-cell>
              <table:table-cell office:value-type="float" office:value="0.432177">
                <text:p>0.432177</text:p>
              </table:table-cell>
              <table:table-cell office:value-type="float" office:value="1.05238">
                <text:p>1.05238</text:p>
              </table:table-cell>
              <table:table-cell office:value-type="float" office:value="0.431759">
                <text:p>0.431759</text:p>
              </table:table-cell>
              <table:table-cell office:value-type="float" office:value="1.09902">
                <text:p>1.09902</text:p>
              </table:table-cell>
              <table:table-cell office:value-type="float" office:value="0.431345">
                <text:p>0.431345</text:p>
              </table:table-cell>
              <table:table-cell office:value-type="float" office:value="1.10807">
                <text:p>1.10807</text:p>
              </table:table-cell>
              <table:table-cell office:value-type="float" office:value="0.430733">
                <text:p>0.430733</text:p>
              </table:table-cell>
              <table:table-cell office:value-type="float" office:value="1.23536">
                <text:p>1.23536</text:p>
              </table:table-cell>
              <table:table-cell office:value-type="float" office:value="0.430331">
                <text:p>0.430331</text:p>
              </table:table-cell>
              <table:table-cell office:value-type="float" office:value="1.33458">
                <text:p>1.33458</text:p>
              </table:table-cell>
              <table:table-cell office:value-type="float" office:value="0.429934">
                <text:p>0.429934</text:p>
              </table:table-cell>
              <table:table-cell office:value-type="float" office:value="1.4351">
                <text:p>1.4351</text:p>
              </table:table-cell>
              <table:table-cell office:value-type="float" office:value="0.429543">
                <text:p>0.429543</text:p>
              </table:table-cell>
              <table:table-cell office:value-type="float" office:value="1.53535">
                <text:p>1.53535</text:p>
              </table:table-cell>
              <table:table-cell office:value-type="float" office:value="0.428967">
                <text:p>0.428967</text:p>
              </table:table-cell>
              <table:table-cell office:value-type="float" office:value="1.74207">
                <text:p>1.74207</text:p>
              </table:table-cell>
              <table:table-cell office:value-type="float" office:value="0.42859">
                <text:p>0.42859</text:p>
              </table:table-cell>
              <table:table-cell office:value-type="float" office:value="1.87597">
                <text:p>1.87597</text:p>
              </table:table-cell>
              <table:table-cell office:value-type="float" office:value="0.428219">
                <text:p>0.428219</text:p>
              </table:table-cell>
              <table:table-cell office:value-type="float" office:value="2.05757">
                <text:p>2.05757</text:p>
              </table:table-cell>
              <table:table-cell office:value-type="float" office:value="0.427855">
                <text:p>0.427855</text:p>
              </table:table-cell>
              <table:table-cell office:value-type="float" office:value="2.29849">
                <text:p>2.298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4894">
                <text:p>0.444894</text:p>
              </table:table-cell>
              <table:table-cell office:value-type="float" office:value="1.09203">
                <text:p>1.09203</text:p>
              </table:table-cell>
              <table:table-cell office:value-type="float" office:value="0.444487">
                <text:p>0.444487</text:p>
              </table:table-cell>
              <table:table-cell office:value-type="float" office:value="0.980979">
                <text:p>0.980979</text:p>
              </table:table-cell>
              <table:table-cell office:value-type="float" office:value="0.444084">
                <text:p>0.444084</text:p>
              </table:table-cell>
              <table:table-cell office:value-type="float" office:value="0.968469">
                <text:p>0.968469</text:p>
              </table:table-cell>
              <table:table-cell office:value-type="float" office:value="0.443486">
                <text:p>0.443486</text:p>
              </table:table-cell>
              <table:table-cell office:value-type="float" office:value="1.02535">
                <text:p>1.02535</text:p>
              </table:table-cell>
              <table:table-cell office:value-type="float" office:value="0.443093">
                <text:p>0.443093</text:p>
              </table:table-cell>
              <table:table-cell office:value-type="float" office:value="1.00125">
                <text:p>1.00125</text:p>
              </table:table-cell>
              <table:table-cell office:value-type="float" office:value="0.442704">
                <text:p>0.442704</text:p>
              </table:table-cell>
              <table:table-cell office:value-type="float" office:value="1.05991">
                <text:p>1.05991</text:p>
              </table:table-cell>
              <table:table-cell office:value-type="float" office:value="0.44232">
                <text:p>0.44232</text:p>
              </table:table-cell>
              <table:table-cell office:value-type="float" office:value="1.07934">
                <text:p>1.07934</text:p>
              </table:table-cell>
              <table:table-cell office:value-type="float" office:value="0.441752">
                <text:p>0.441752</text:p>
              </table:table-cell>
              <table:table-cell office:value-type="float" office:value="1.21708">
                <text:p>1.21708</text:p>
              </table:table-cell>
              <table:table-cell office:value-type="float" office:value="0.441379">
                <text:p>0.441379</text:p>
              </table:table-cell>
              <table:table-cell office:value-type="float" office:value="1.32136">
                <text:p>1.32136</text:p>
              </table:table-cell>
              <table:table-cell office:value-type="float" office:value="0.441011">
                <text:p>0.441011</text:p>
              </table:table-cell>
              <table:table-cell office:value-type="float" office:value="1.42578">
                <text:p>1.42578</text:p>
              </table:table-cell>
              <table:table-cell office:value-type="float" office:value="0.440647">
                <text:p>0.440647</text:p>
              </table:table-cell>
              <table:table-cell office:value-type="float" office:value="1.52894">
                <text:p>1.52894</text:p>
              </table:table-cell>
              <table:table-cell office:value-type="float" office:value="0.440112">
                <text:p>0.440112</text:p>
              </table:table-cell>
              <table:table-cell office:value-type="float" office:value="1.73853">
                <text:p>1.73853</text:p>
              </table:table-cell>
              <table:table-cell office:value-type="float" office:value="0.439762">
                <text:p>0.439762</text:p>
              </table:table-cell>
              <table:table-cell office:value-type="float" office:value="1.87367">
                <text:p>1.87367</text:p>
              </table:table-cell>
              <table:table-cell office:value-type="float" office:value="0.439418">
                <text:p>0.439418</text:p>
              </table:table-cell>
              <table:table-cell office:value-type="float" office:value="2.0561">
                <text:p>2.0561</text:p>
              </table:table-cell>
              <table:table-cell office:value-type="float" office:value="0.439079">
                <text:p>0.439079</text:p>
              </table:table-cell>
              <table:table-cell office:value-type="float" office:value="2.29758">
                <text:p>2.29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672">
                <text:p>0.455672</text:p>
              </table:table-cell>
              <table:table-cell office:value-type="float" office:value="0.973309">
                <text:p>0.973309</text:p>
              </table:table-cell>
              <table:table-cell office:value-type="float" office:value="0.455296">
                <text:p>0.455296</text:p>
              </table:table-cell>
              <table:table-cell office:value-type="float" office:value="0.889425">
                <text:p>0.889425</text:p>
              </table:table-cell>
              <table:table-cell office:value-type="float" office:value="0.454924">
                <text:p>0.454924</text:p>
              </table:table-cell>
              <table:table-cell office:value-type="float" office:value="0.896048">
                <text:p>0.896048</text:p>
              </table:table-cell>
              <table:table-cell office:value-type="float" office:value="0.454372">
                <text:p>0.454372</text:p>
              </table:table-cell>
              <table:table-cell office:value-type="float" office:value="0.974605">
                <text:p>0.974605</text:p>
              </table:table-cell>
              <table:table-cell office:value-type="float" office:value="0.454009">
                <text:p>0.454009</text:p>
              </table:table-cell>
              <table:table-cell office:value-type="float" office:value="0.963491">
                <text:p>0.963491</text:p>
              </table:table-cell>
              <table:table-cell office:value-type="float" office:value="0.45365">
                <text:p>0.45365</text:p>
              </table:table-cell>
              <table:table-cell office:value-type="float" office:value="1.03127">
                <text:p>1.03127</text:p>
              </table:table-cell>
              <table:table-cell office:value-type="float" office:value="0.453295">
                <text:p>0.453295</text:p>
              </table:table-cell>
              <table:table-cell office:value-type="float" office:value="1.05847">
                <text:p>1.05847</text:p>
              </table:table-cell>
              <table:table-cell office:value-type="float" office:value="0.452771">
                <text:p>0.452771</text:p>
              </table:table-cell>
              <table:table-cell office:value-type="float" office:value="1.20398">
                <text:p>1.20398</text:p>
              </table:table-cell>
              <table:table-cell office:value-type="float" office:value="0.452427">
                <text:p>0.452427</text:p>
              </table:table-cell>
              <table:table-cell office:value-type="float" office:value="1.31199">
                <text:p>1.31199</text:p>
              </table:table-cell>
              <table:table-cell office:value-type="float" office:value="0.452087">
                <text:p>0.452087</text:p>
              </table:table-cell>
              <table:table-cell office:value-type="float" office:value="1.41924">
                <text:p>1.41924</text:p>
              </table:table-cell>
              <table:table-cell office:value-type="float" office:value="0.451751">
                <text:p>0.451751</text:p>
              </table:table-cell>
              <table:table-cell office:value-type="float" office:value="1.52449">
                <text:p>1.52449</text:p>
              </table:table-cell>
              <table:table-cell office:value-type="float" office:value="0.451258">
                <text:p>0.451258</text:p>
              </table:table-cell>
              <table:table-cell office:value-type="float" office:value="1.73611">
                <text:p>1.73611</text:p>
              </table:table-cell>
              <table:table-cell office:value-type="float" office:value="0.450935">
                <text:p>0.450935</text:p>
              </table:table-cell>
              <table:table-cell office:value-type="float" office:value="1.87212">
                <text:p>1.87212</text:p>
              </table:table-cell>
              <table:table-cell office:value-type="float" office:value="0.450617">
                <text:p>0.450617</text:p>
              </table:table-cell>
              <table:table-cell office:value-type="float" office:value="2.05513">
                <text:p>2.05513</text:p>
              </table:table-cell>
              <table:table-cell office:value-type="float" office:value="0.450304">
                <text:p>0.450304</text:p>
              </table:table-cell>
              <table:table-cell office:value-type="float" office:value="2.29697">
                <text:p>2.296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6449">
                <text:p>0.466449</text:p>
              </table:table-cell>
              <table:table-cell office:value-type="float" office:value="0.88269">
                <text:p>0.88269</text:p>
              </table:table-cell>
              <table:table-cell office:value-type="float" office:value="0.466104">
                <text:p>0.466104</text:p>
              </table:table-cell>
              <table:table-cell office:value-type="float" office:value="0.820014">
                <text:p>0.820014</text:p>
              </table:table-cell>
              <table:table-cell office:value-type="float" office:value="0.465763">
                <text:p>0.465763</text:p>
              </table:table-cell>
              <table:table-cell office:value-type="float" office:value="0.841529">
                <text:p>0.841529</text:p>
              </table:table-cell>
              <table:table-cell office:value-type="float" office:value="0.465258">
                <text:p>0.465258</text:p>
              </table:table-cell>
              <table:table-cell office:value-type="float" office:value="0.936831">
                <text:p>0.936831</text:p>
              </table:table-cell>
              <table:table-cell office:value-type="float" office:value="0.464925">
                <text:p>0.464925</text:p>
              </table:table-cell>
              <table:table-cell office:value-type="float" office:value="0.935603">
                <text:p>0.935603</text:p>
              </table:table-cell>
              <table:table-cell office:value-type="float" office:value="0.464596">
                <text:p>0.464596</text:p>
              </table:table-cell>
              <table:table-cell office:value-type="float" office:value="1.01028">
                <text:p>1.01028</text:p>
              </table:table-cell>
              <table:table-cell office:value-type="float" office:value="0.464271">
                <text:p>0.464271</text:p>
              </table:table-cell>
              <table:table-cell office:value-type="float" office:value="1.04332">
                <text:p>1.04332</text:p>
              </table:table-cell>
              <table:table-cell office:value-type="float" office:value="0.46379">
                <text:p>0.46379</text:p>
              </table:table-cell>
              <table:table-cell office:value-type="float" office:value="1.1946">
                <text:p>1.1946</text:p>
              </table:table-cell>
              <table:table-cell office:value-type="float" office:value="0.463474">
                <text:p>0.463474</text:p>
              </table:table-cell>
              <table:table-cell office:value-type="float" office:value="1.30535">
                <text:p>1.30535</text:p>
              </table:table-cell>
              <table:table-cell office:value-type="float" office:value="0.463163">
                <text:p>0.463163</text:p>
              </table:table-cell>
              <table:table-cell office:value-type="float" office:value="1.41465">
                <text:p>1.41465</text:p>
              </table:table-cell>
              <table:table-cell office:value-type="float" office:value="0.462856">
                <text:p>0.462856</text:p>
              </table:table-cell>
              <table:table-cell office:value-type="float" office:value="1.52141">
                <text:p>1.52141</text:p>
              </table:table-cell>
              <table:table-cell office:value-type="float" office:value="0.462403">
                <text:p>0.462403</text:p>
              </table:table-cell>
              <table:table-cell office:value-type="float" office:value="1.73446">
                <text:p>1.73446</text:p>
              </table:table-cell>
              <table:table-cell office:value-type="float" office:value="0.462107">
                <text:p>0.462107</text:p>
              </table:table-cell>
              <table:table-cell office:value-type="float" office:value="1.87108">
                <text:p>1.87108</text:p>
              </table:table-cell>
              <table:table-cell office:value-type="float" office:value="0.461815">
                <text:p>0.461815</text:p>
              </table:table-cell>
              <table:table-cell office:value-type="float" office:value="2.05448">
                <text:p>2.05448</text:p>
              </table:table-cell>
              <table:table-cell office:value-type="float" office:value="0.461529">
                <text:p>0.461529</text:p>
              </table:table-cell>
              <table:table-cell office:value-type="float" office:value="2.29658">
                <text:p>2.29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7226">
                <text:p>0.477226</text:p>
              </table:table-cell>
              <table:table-cell office:value-type="float" office:value="0.813521">
                <text:p>0.813521</text:p>
              </table:table-cell>
              <table:table-cell office:value-type="float" office:value="0.476913">
                <text:p>0.476913</text:p>
              </table:table-cell>
              <table:table-cell office:value-type="float" office:value="0.76739">
                <text:p>0.76739</text:p>
              </table:table-cell>
              <table:table-cell office:value-type="float" office:value="0.476603">
                <text:p>0.476603</text:p>
              </table:table-cell>
              <table:table-cell office:value-type="float" office:value="0.800487">
                <text:p>0.800487</text:p>
              </table:table-cell>
              <table:table-cell office:value-type="float" office:value="0.476143">
                <text:p>0.476143</text:p>
              </table:table-cell>
              <table:table-cell office:value-type="float" office:value="0.908711">
                <text:p>0.908711</text:p>
              </table:table-cell>
              <table:table-cell office:value-type="float" office:value="0.475841">
                <text:p>0.475841</text:p>
              </table:table-cell>
              <table:table-cell office:value-type="float" office:value="0.915006">
                <text:p>0.915006</text:p>
              </table:table-cell>
              <table:table-cell office:value-type="float" office:value="0.475542">
                <text:p>0.475542</text:p>
              </table:table-cell>
              <table:table-cell office:value-type="float" office:value="0.994914">
                <text:p>0.994914</text:p>
              </table:table-cell>
              <table:table-cell office:value-type="float" office:value="0.475246">
                <text:p>0.475246</text:p>
              </table:table-cell>
              <table:table-cell office:value-type="float" office:value="1.03232">
                <text:p>1.03232</text:p>
              </table:table-cell>
              <table:table-cell office:value-type="float" office:value="0.474809">
                <text:p>0.474809</text:p>
              </table:table-cell>
              <table:table-cell office:value-type="float" office:value="1.18789">
                <text:p>1.18789</text:p>
              </table:table-cell>
              <table:table-cell office:value-type="float" office:value="0.474522">
                <text:p>0.474522</text:p>
              </table:table-cell>
              <table:table-cell office:value-type="float" office:value="1.30064">
                <text:p>1.30064</text:p>
              </table:table-cell>
              <table:table-cell office:value-type="float" office:value="0.474239">
                <text:p>0.474239</text:p>
              </table:table-cell>
              <table:table-cell office:value-type="float" office:value="1.41143">
                <text:p>1.41143</text:p>
              </table:table-cell>
              <table:table-cell office:value-type="float" office:value="0.47396">
                <text:p>0.47396</text:p>
              </table:table-cell>
              <table:table-cell office:value-type="float" office:value="1.51926">
                <text:p>1.51926</text:p>
              </table:table-cell>
              <table:table-cell office:value-type="float" office:value="0.473548">
                <text:p>0.473548</text:p>
              </table:table-cell>
              <table:table-cell office:value-type="float" office:value="1.73333">
                <text:p>1.73333</text:p>
              </table:table-cell>
              <table:table-cell office:value-type="float" office:value="0.473279">
                <text:p>0.473279</text:p>
              </table:table-cell>
              <table:table-cell office:value-type="float" office:value="1.87037">
                <text:p>1.87037</text:p>
              </table:table-cell>
              <table:table-cell office:value-type="float" office:value="0.473014">
                <text:p>0.473014</text:p>
              </table:table-cell>
              <table:table-cell office:value-type="float" office:value="2.05405">
                <text:p>2.05405</text:p>
              </table:table-cell>
              <table:table-cell office:value-type="float" office:value="0.472753">
                <text:p>0.472753</text:p>
              </table:table-cell>
              <table:table-cell office:value-type="float" office:value="2.29632">
                <text:p>2.296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8004">
                <text:p>0.488004</text:p>
              </table:table-cell>
              <table:table-cell office:value-type="float" office:value="0.760726">
                <text:p>0.760726</text:p>
              </table:table-cell>
              <table:table-cell office:value-type="float" office:value="0.487722">
                <text:p>0.487722</text:p>
              </table:table-cell>
              <table:table-cell office:value-type="float" office:value="0.727494">
                <text:p>0.727494</text:p>
              </table:table-cell>
              <table:table-cell office:value-type="float" office:value="0.487443">
                <text:p>0.487443</text:p>
              </table:table-cell>
              <table:table-cell office:value-type="float" office:value="0.76959">
                <text:p>0.76959</text:p>
              </table:table-cell>
              <table:table-cell office:value-type="float" office:value="0.487029">
                <text:p>0.487029</text:p>
              </table:table-cell>
              <table:table-cell office:value-type="float" office:value="0.887777">
                <text:p>0.887777</text:p>
              </table:table-cell>
              <table:table-cell office:value-type="float" office:value="0.486757">
                <text:p>0.486757</text:p>
              </table:table-cell>
              <table:table-cell office:value-type="float" office:value="0.899794">
                <text:p>0.899794</text:p>
              </table:table-cell>
              <table:table-cell office:value-type="float" office:value="0.486488">
                <text:p>0.486488</text:p>
              </table:table-cell>
              <table:table-cell office:value-type="float" office:value="0.983656">
                <text:p>0.983656</text:p>
              </table:table-cell>
              <table:table-cell office:value-type="float" office:value="0.486222">
                <text:p>0.486222</text:p>
              </table:table-cell>
              <table:table-cell office:value-type="float" office:value="1.02433">
                <text:p>1.02433</text:p>
              </table:table-cell>
              <table:table-cell office:value-type="float" office:value="0.485828">
                <text:p>0.485828</text:p>
              </table:table-cell>
              <table:table-cell office:value-type="float" office:value="1.18308">
                <text:p>1.18308</text:p>
              </table:table-cell>
              <table:table-cell office:value-type="float" office:value="0.48557">
                <text:p>0.48557</text:p>
              </table:table-cell>
              <table:table-cell office:value-type="float" office:value="1.29729">
                <text:p>1.29729</text:p>
              </table:table-cell>
              <table:table-cell office:value-type="float" office:value="0.485315">
                <text:p>0.485315</text:p>
              </table:table-cell>
              <table:table-cell office:value-type="float" office:value="1.40917">
                <text:p>1.40917</text:p>
              </table:table-cell>
              <table:table-cell office:value-type="float" office:value="0.485064">
                <text:p>0.485064</text:p>
              </table:table-cell>
              <table:table-cell office:value-type="float" office:value="1.51777">
                <text:p>1.51777</text:p>
              </table:table-cell>
              <table:table-cell office:value-type="float" office:value="0.484693">
                <text:p>0.484693</text:p>
              </table:table-cell>
              <table:table-cell office:value-type="float" office:value="1.73256">
                <text:p>1.73256</text:p>
              </table:table-cell>
              <table:table-cell office:value-type="float" office:value="0.484451">
                <text:p>0.484451</text:p>
              </table:table-cell>
              <table:table-cell office:value-type="float" office:value="1.8699">
                <text:p>1.8699</text:p>
              </table:table-cell>
              <table:table-cell office:value-type="float" office:value="0.484212">
                <text:p>0.484212</text:p>
              </table:table-cell>
              <table:table-cell office:value-type="float" office:value="2.05377">
                <text:p>2.05377</text:p>
              </table:table-cell>
              <table:table-cell office:value-type="float" office:value="0.483978">
                <text:p>0.483978</text:p>
              </table:table-cell>
              <table:table-cell office:value-type="float" office:value="2.29615">
                <text:p>2.296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8781">
                <text:p>0.498781</text:p>
              </table:table-cell>
              <table:table-cell office:value-type="float" office:value="0.720428">
                <text:p>0.720428</text:p>
              </table:table-cell>
              <table:table-cell office:value-type="float" office:value="0.49853">
                <text:p>0.49853</text:p>
              </table:table-cell>
              <table:table-cell office:value-type="float" office:value="0.697248">
                <text:p>0.697248</text:p>
              </table:table-cell>
              <table:table-cell office:value-type="float" office:value="0.498282">
                <text:p>0.498282</text:p>
              </table:table-cell>
              <table:table-cell office:value-type="float" office:value="0.746331">
                <text:p>0.746331</text:p>
              </table:table-cell>
              <table:table-cell office:value-type="float" office:value="0.497915">
                <text:p>0.497915</text:p>
              </table:table-cell>
              <table:table-cell office:value-type="float" office:value="0.872194">
                <text:p>0.872194</text:p>
              </table:table-cell>
              <table:table-cell office:value-type="float" office:value="0.497673">
                <text:p>0.497673</text:p>
              </table:table-cell>
              <table:table-cell office:value-type="float" office:value="0.888559">
                <text:p>0.888559</text:p>
              </table:table-cell>
              <table:table-cell office:value-type="float" office:value="0.497434">
                <text:p>0.497434</text:p>
              </table:table-cell>
              <table:table-cell office:value-type="float" office:value="0.97541">
                <text:p>0.97541</text:p>
              </table:table-cell>
              <table:table-cell office:value-type="float" office:value="0.497197">
                <text:p>0.497197</text:p>
              </table:table-cell>
              <table:table-cell office:value-type="float" office:value="1.01853">
                <text:p>1.01853</text:p>
              </table:table-cell>
              <table:table-cell office:value-type="float" office:value="0.496847">
                <text:p>0.496847</text:p>
              </table:table-cell>
              <table:table-cell office:value-type="float" office:value="1.17963">
                <text:p>1.17963</text:p>
              </table:table-cell>
              <table:table-cell office:value-type="float" office:value="0.496618">
                <text:p>0.496618</text:p>
              </table:table-cell>
              <table:table-cell office:value-type="float" office:value="1.29492">
                <text:p>1.29492</text:p>
              </table:table-cell>
              <table:table-cell office:value-type="float" office:value="0.496391">
                <text:p>0.496391</text:p>
              </table:table-cell>
              <table:table-cell office:value-type="float" office:value="1.40758">
                <text:p>1.40758</text:p>
              </table:table-cell>
              <table:table-cell office:value-type="float" office:value="0.496168">
                <text:p>0.496168</text:p>
              </table:table-cell>
              <table:table-cell office:value-type="float" office:value="1.51674">
                <text:p>1.51674</text:p>
              </table:table-cell>
              <table:table-cell office:value-type="float" office:value="0.495838">
                <text:p>0.495838</text:p>
              </table:table-cell>
              <table:table-cell office:value-type="float" office:value="1.73204">
                <text:p>1.73204</text:p>
              </table:table-cell>
              <table:table-cell office:value-type="float" office:value="0.495623">
                <text:p>0.495623</text:p>
              </table:table-cell>
              <table:table-cell office:value-type="float" office:value="1.86958">
                <text:p>1.86958</text:p>
              </table:table-cell>
              <table:table-cell office:value-type="float" office:value="0.495411">
                <text:p>0.495411</text:p>
              </table:table-cell>
              <table:table-cell office:value-type="float" office:value="2.05358">
                <text:p>2.05358</text:p>
              </table:table-cell>
              <table:table-cell office:value-type="float" office:value="0.495203">
                <text:p>0.495203</text:p>
              </table:table-cell>
              <table:table-cell office:value-type="float" office:value="2.29604">
                <text:p>2.29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558">
                <text:p>0.509558</text:p>
              </table:table-cell>
              <table:table-cell office:value-type="float" office:value="0.68967">
                <text:p>0.68967</text:p>
              </table:table-cell>
              <table:table-cell office:value-type="float" office:value="0.509339">
                <text:p>0.509339</text:p>
              </table:table-cell>
              <table:table-cell office:value-type="float" office:value="0.674317">
                <text:p>0.674317</text:p>
              </table:table-cell>
              <table:table-cell office:value-type="float" office:value="0.509122">
                <text:p>0.509122</text:p>
              </table:table-cell>
              <table:table-cell office:value-type="float" office:value="0.728822">
                <text:p>0.728822</text:p>
              </table:table-cell>
              <table:table-cell office:value-type="float" office:value="0.5088">
                <text:p>0.5088</text:p>
              </table:table-cell>
              <table:table-cell office:value-type="float" office:value="0.860594">
                <text:p>0.860594</text:p>
              </table:table-cell>
              <table:table-cell office:value-type="float" office:value="0.508589">
                <text:p>0.508589</text:p>
              </table:table-cell>
              <table:table-cell office:value-type="float" office:value="0.880261">
                <text:p>0.880261</text:p>
              </table:table-cell>
              <table:table-cell office:value-type="float" office:value="0.508379">
                <text:p>0.508379</text:p>
              </table:table-cell>
              <table:table-cell office:value-type="float" office:value="0.96937">
                <text:p>0.96937</text:p>
              </table:table-cell>
              <table:table-cell office:value-type="float" office:value="0.508172">
                <text:p>0.508172</text:p>
              </table:table-cell>
              <table:table-cell office:value-type="float" office:value="1.01432">
                <text:p>1.01432</text:p>
              </table:table-cell>
              <table:table-cell office:value-type="float" office:value="0.507866">
                <text:p>0.507866</text:p>
              </table:table-cell>
              <table:table-cell office:value-type="float" office:value="1.17717">
                <text:p>1.17717</text:p>
              </table:table-cell>
              <table:table-cell office:value-type="float" office:value="0.507665">
                <text:p>0.507665</text:p>
              </table:table-cell>
              <table:table-cell office:value-type="float" office:value="1.29324">
                <text:p>1.29324</text:p>
              </table:table-cell>
              <table:table-cell office:value-type="float" office:value="0.507467">
                <text:p>0.507467</text:p>
              </table:table-cell>
              <table:table-cell office:value-type="float" office:value="1.40647">
                <text:p>1.40647</text:p>
              </table:table-cell>
              <table:table-cell office:value-type="float" office:value="0.507272">
                <text:p>0.507272</text:p>
              </table:table-cell>
              <table:table-cell office:value-type="float" office:value="1.51603">
                <text:p>1.51603</text:p>
              </table:table-cell>
              <table:table-cell office:value-type="float" office:value="0.506984">
                <text:p>0.506984</text:p>
              </table:table-cell>
              <table:table-cell office:value-type="float" office:value="1.73168">
                <text:p>1.73168</text:p>
              </table:table-cell>
              <table:table-cell office:value-type="float" office:value="0.506795">
                <text:p>0.506795</text:p>
              </table:table-cell>
              <table:table-cell office:value-type="float" office:value="1.86937">
                <text:p>1.86937</text:p>
              </table:table-cell>
              <table:table-cell office:value-type="float" office:value="0.50661">
                <text:p>0.50661</text:p>
              </table:table-cell>
              <table:table-cell office:value-type="float" office:value="2.05345">
                <text:p>2.05345</text:p>
              </table:table-cell>
              <table:table-cell office:value-type="float" office:value="0.506427">
                <text:p>0.506427</text:p>
              </table:table-cell>
              <table:table-cell office:value-type="float" office:value="2.29597">
                <text:p>2.295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36">
                <text:p>0.520336</text:p>
              </table:table-cell>
              <table:table-cell office:value-type="float" office:value="0.666192">
                <text:p>0.666192</text:p>
              </table:table-cell>
              <table:table-cell office:value-type="float" office:value="0.520148">
                <text:p>0.520148</text:p>
              </table:table-cell>
              <table:table-cell office:value-type="float" office:value="0.656932">
                <text:p>0.656932</text:p>
              </table:table-cell>
              <table:table-cell office:value-type="float" office:value="0.519962">
                <text:p>0.519962</text:p>
              </table:table-cell>
              <table:table-cell office:value-type="float" office:value="0.71564">
                <text:p>0.71564</text:p>
              </table:table-cell>
              <table:table-cell office:value-type="float" office:value="0.519686">
                <text:p>0.519686</text:p>
              </table:table-cell>
              <table:table-cell office:value-type="float" office:value="0.851959">
                <text:p>0.851959</text:p>
              </table:table-cell>
              <table:table-cell office:value-type="float" office:value="0.519505">
                <text:p>0.519505</text:p>
              </table:table-cell>
              <table:table-cell office:value-type="float" office:value="0.874132">
                <text:p>0.874132</text:p>
              </table:table-cell>
              <table:table-cell office:value-type="float" office:value="0.519325">
                <text:p>0.519325</text:p>
              </table:table-cell>
              <table:table-cell office:value-type="float" office:value="0.964946">
                <text:p>0.964946</text:p>
              </table:table-cell>
              <table:table-cell office:value-type="float" office:value="0.519148">
                <text:p>0.519148</text:p>
              </table:table-cell>
              <table:table-cell office:value-type="float" office:value="1.01126">
                <text:p>1.01126</text:p>
              </table:table-cell>
              <table:table-cell office:value-type="float" office:value="0.518885">
                <text:p>0.518885</text:p>
              </table:table-cell>
              <table:table-cell office:value-type="float" office:value="1.1754">
                <text:p>1.1754</text:p>
              </table:table-cell>
              <table:table-cell office:value-type="float" office:value="0.518713">
                <text:p>0.518713</text:p>
              </table:table-cell>
              <table:table-cell office:value-type="float" office:value="1.29205">
                <text:p>1.29205</text:p>
              </table:table-cell>
              <table:table-cell office:value-type="float" office:value="0.518543">
                <text:p>0.518543</text:p>
              </table:table-cell>
              <table:table-cell office:value-type="float" office:value="1.40568">
                <text:p>1.40568</text:p>
              </table:table-cell>
              <table:table-cell office:value-type="float" office:value="0.518376">
                <text:p>0.518376</text:p>
              </table:table-cell>
              <table:table-cell office:value-type="float" office:value="1.51553">
                <text:p>1.51553</text:p>
              </table:table-cell>
              <table:table-cell office:value-type="float" office:value="0.518129">
                <text:p>0.518129</text:p>
              </table:table-cell>
              <table:table-cell office:value-type="float" office:value="1.73144">
                <text:p>1.73144</text:p>
              </table:table-cell>
              <table:table-cell office:value-type="float" office:value="0.517967">
                <text:p>0.517967</text:p>
              </table:table-cell>
              <table:table-cell office:value-type="float" office:value="1.86922">
                <text:p>1.86922</text:p>
              </table:table-cell>
              <table:table-cell office:value-type="float" office:value="0.517808">
                <text:p>0.517808</text:p>
              </table:table-cell>
              <table:table-cell office:value-type="float" office:value="2.05337">
                <text:p>2.05337</text:p>
              </table:table-cell>
              <table:table-cell office:value-type="float" office:value="0.517652">
                <text:p>0.517652</text:p>
              </table:table-cell>
              <table:table-cell office:value-type="float" office:value="2.29592">
                <text:p>2.295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1113">
                <text:p>0.531113</text:p>
              </table:table-cell>
              <table:table-cell office:value-type="float" office:value="0.648272">
                <text:p>0.648272</text:p>
              </table:table-cell>
              <table:table-cell office:value-type="float" office:value="0.530957">
                <text:p>0.530957</text:p>
              </table:table-cell>
              <table:table-cell office:value-type="float" office:value="0.643752">
                <text:p>0.643752</text:p>
              </table:table-cell>
              <table:table-cell office:value-type="float" office:value="0.530801">
                <text:p>0.530801</text:p>
              </table:table-cell>
              <table:table-cell office:value-type="float" office:value="0.705718">
                <text:p>0.705718</text:p>
              </table:table-cell>
              <table:table-cell office:value-type="float" office:value="0.530572">
                <text:p>0.530572</text:p>
              </table:table-cell>
              <table:table-cell office:value-type="float" office:value="0.84553">
                <text:p>0.84553</text:p>
              </table:table-cell>
              <table:table-cell office:value-type="float" office:value="0.530421">
                <text:p>0.530421</text:p>
              </table:table-cell>
              <table:table-cell office:value-type="float" office:value="0.869606">
                <text:p>0.869606</text:p>
              </table:table-cell>
              <table:table-cell office:value-type="float" office:value="0.530271">
                <text:p>0.530271</text:p>
              </table:table-cell>
              <table:table-cell office:value-type="float" office:value="0.961706">
                <text:p>0.961706</text:p>
              </table:table-cell>
              <table:table-cell office:value-type="float" office:value="0.530123">
                <text:p>0.530123</text:p>
              </table:table-cell>
              <table:table-cell office:value-type="float" office:value="1.00904">
                <text:p>1.00904</text:p>
              </table:table-cell>
              <table:table-cell office:value-type="float" office:value="0.529905">
                <text:p>0.529905</text:p>
              </table:table-cell>
              <table:table-cell office:value-type="float" office:value="1.17414">
                <text:p>1.17414</text:p>
              </table:table-cell>
              <table:table-cell office:value-type="float" office:value="0.529761">
                <text:p>0.529761</text:p>
              </table:table-cell>
              <table:table-cell office:value-type="float" office:value="1.29121">
                <text:p>1.29121</text:p>
              </table:table-cell>
              <table:table-cell office:value-type="float" office:value="0.529619">
                <text:p>0.529619</text:p>
              </table:table-cell>
              <table:table-cell office:value-type="float" office:value="1.40514">
                <text:p>1.40514</text:p>
              </table:table-cell>
              <table:table-cell office:value-type="float" office:value="0.52948">
                <text:p>0.52948</text:p>
              </table:table-cell>
              <table:table-cell office:value-type="float" office:value="1.51518">
                <text:p>1.51518</text:p>
              </table:table-cell>
              <table:table-cell office:value-type="float" office:value="0.529274">
                <text:p>0.529274</text:p>
              </table:table-cell>
              <table:table-cell office:value-type="float" office:value="1.73127">
                <text:p>1.73127</text:p>
              </table:table-cell>
              <table:table-cell office:value-type="float" office:value="0.529139">
                <text:p>0.529139</text:p>
              </table:table-cell>
              <table:table-cell office:value-type="float" office:value="1.86913">
                <text:p>1.86913</text:p>
              </table:table-cell>
              <table:table-cell office:value-type="float" office:value="0.529007">
                <text:p>0.529007</text:p>
              </table:table-cell>
              <table:table-cell office:value-type="float" office:value="2.05331">
                <text:p>2.05331</text:p>
              </table:table-cell>
              <table:table-cell office:value-type="float" office:value="0.528877">
                <text:p>0.528877</text:p>
              </table:table-cell>
              <table:table-cell office:value-type="float" office:value="2.29589">
                <text:p>2.295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891">
                <text:p>0.541891</text:p>
              </table:table-cell>
              <table:table-cell office:value-type="float" office:value="0.634595">
                <text:p>0.634595</text:p>
              </table:table-cell>
              <table:table-cell office:value-type="float" office:value="0.541765">
                <text:p>0.541765</text:p>
              </table:table-cell>
              <table:table-cell office:value-type="float" office:value="0.63376">
                <text:p>0.63376</text:p>
              </table:table-cell>
              <table:table-cell office:value-type="float" office:value="0.541641">
                <text:p>0.541641</text:p>
              </table:table-cell>
              <table:table-cell office:value-type="float" office:value="0.698248">
                <text:p>0.698248</text:p>
              </table:table-cell>
              <table:table-cell office:value-type="float" office:value="0.541457">
                <text:p>0.541457</text:p>
              </table:table-cell>
              <table:table-cell office:value-type="float" office:value="0.840745">
                <text:p>0.840745</text:p>
              </table:table-cell>
              <table:table-cell office:value-type="float" office:value="0.541336">
                <text:p>0.541336</text:p>
              </table:table-cell>
              <table:table-cell office:value-type="float" office:value="0.866263">
                <text:p>0.866263</text:p>
              </table:table-cell>
              <table:table-cell office:value-type="float" office:value="0.541217">
                <text:p>0.541217</text:p>
              </table:table-cell>
              <table:table-cell office:value-type="float" office:value="0.959332">
                <text:p>0.959332</text:p>
              </table:table-cell>
              <table:table-cell office:value-type="float" office:value="0.541098">
                <text:p>0.541098</text:p>
              </table:table-cell>
              <table:table-cell office:value-type="float" office:value="1.00743">
                <text:p>1.00743</text:p>
              </table:table-cell>
              <table:table-cell office:value-type="float" office:value="0.540924">
                <text:p>0.540924</text:p>
              </table:table-cell>
              <table:table-cell office:value-type="float" office:value="1.17323">
                <text:p>1.17323</text:p>
              </table:table-cell>
              <table:table-cell office:value-type="float" office:value="0.540809">
                <text:p>0.540809</text:p>
              </table:table-cell>
              <table:table-cell office:value-type="float" office:value="1.29061">
                <text:p>1.29061</text:p>
              </table:table-cell>
              <table:table-cell office:value-type="float" office:value="0.540696">
                <text:p>0.540696</text:p>
              </table:table-cell>
              <table:table-cell office:value-type="float" office:value="1.40475">
                <text:p>1.40475</text:p>
              </table:table-cell>
              <table:table-cell office:value-type="float" office:value="0.540584">
                <text:p>0.540584</text:p>
              </table:table-cell>
              <table:table-cell office:value-type="float" office:value="1.51494">
                <text:p>1.51494</text:p>
              </table:table-cell>
              <table:table-cell office:value-type="float" office:value="0.540419">
                <text:p>0.540419</text:p>
              </table:table-cell>
              <table:table-cell office:value-type="float" office:value="1.73116">
                <text:p>1.73116</text:p>
              </table:table-cell>
              <table:table-cell office:value-type="float" office:value="0.540312">
                <text:p>0.540312</text:p>
              </table:table-cell>
              <table:table-cell office:value-type="float" office:value="1.86906">
                <text:p>1.86906</text:p>
              </table:table-cell>
              <table:table-cell office:value-type="float" office:value="0.540206">
                <text:p>0.540206</text:p>
              </table:table-cell>
              <table:table-cell office:value-type="float" office:value="2.05327">
                <text:p>2.05327</text:p>
              </table:table-cell>
              <table:table-cell office:value-type="float" office:value="0.540101">
                <text:p>0.540101</text:p>
              </table:table-cell>
              <table:table-cell office:value-type="float" office:value="2.29587">
                <text:p>2.295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2668">
                <text:p>0.552668</text:p>
              </table:table-cell>
              <table:table-cell office:value-type="float" office:value="0.624155">
                <text:p>0.624155</text:p>
              </table:table-cell>
              <table:table-cell office:value-type="float" office:value="0.552574">
                <text:p>0.552574</text:p>
              </table:table-cell>
              <table:table-cell office:value-type="float" office:value="0.626186">
                <text:p>0.626186</text:p>
              </table:table-cell>
              <table:table-cell office:value-type="float" office:value="0.552481">
                <text:p>0.552481</text:p>
              </table:table-cell>
              <table:table-cell office:value-type="float" office:value="0.692625">
                <text:p>0.692625</text:p>
              </table:table-cell>
              <table:table-cell office:value-type="float" office:value="0.552343">
                <text:p>0.552343</text:p>
              </table:table-cell>
              <table:table-cell office:value-type="float" office:value="0.837183">
                <text:p>0.837183</text:p>
              </table:table-cell>
              <table:table-cell office:value-type="float" office:value="0.552252">
                <text:p>0.552252</text:p>
              </table:table-cell>
              <table:table-cell office:value-type="float" office:value="0.863795">
                <text:p>0.863795</text:p>
              </table:table-cell>
              <table:table-cell office:value-type="float" office:value="0.552163">
                <text:p>0.552163</text:p>
              </table:table-cell>
              <table:table-cell office:value-type="float" office:value="0.957594">
                <text:p>0.957594</text:p>
              </table:table-cell>
              <table:table-cell office:value-type="float" office:value="0.552074">
                <text:p>0.552074</text:p>
              </table:table-cell>
              <table:table-cell office:value-type="float" office:value="1.00626">
                <text:p>1.00626</text:p>
              </table:table-cell>
              <table:table-cell office:value-type="float" office:value="0.551943">
                <text:p>0.551943</text:p>
              </table:table-cell>
              <table:table-cell office:value-type="float" office:value="1.17258">
                <text:p>1.17258</text:p>
              </table:table-cell>
              <table:table-cell office:value-type="float" office:value="0.551857">
                <text:p>0.551857</text:p>
              </table:table-cell>
              <table:table-cell office:value-type="float" office:value="1.29018">
                <text:p>1.29018</text:p>
              </table:table-cell>
              <table:table-cell office:value-type="float" office:value="0.551772">
                <text:p>0.551772</text:p>
              </table:table-cell>
              <table:table-cell office:value-type="float" office:value="1.40448">
                <text:p>1.40448</text:p>
              </table:table-cell>
              <table:table-cell office:value-type="float" office:value="0.551688">
                <text:p>0.551688</text:p>
              </table:table-cell>
              <table:table-cell office:value-type="float" office:value="1.51478">
                <text:p>1.51478</text:p>
              </table:table-cell>
              <table:table-cell office:value-type="float" office:value="0.551564">
                <text:p>0.551564</text:p>
              </table:table-cell>
              <table:table-cell office:value-type="float" office:value="1.73108">
                <text:p>1.73108</text:p>
              </table:table-cell>
              <table:table-cell office:value-type="float" office:value="0.551484">
                <text:p>0.551484</text:p>
              </table:table-cell>
              <table:table-cell office:value-type="float" office:value="1.86902">
                <text:p>1.86902</text:p>
              </table:table-cell>
              <table:table-cell office:value-type="float" office:value="0.551404">
                <text:p>0.551404</text:p>
              </table:table-cell>
              <table:table-cell office:value-type="float" office:value="2.05325">
                <text:p>2.05325</text:p>
              </table:table-cell>
              <table:table-cell office:value-type="float" office:value="0.551326">
                <text:p>0.551326</text:p>
              </table:table-cell>
              <table:table-cell office:value-type="float" office:value="2.29586">
                <text:p>2.295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445">
                <text:p>0.563445</text:p>
              </table:table-cell>
              <table:table-cell office:value-type="float" office:value="0.616188">
                <text:p>0.616188</text:p>
              </table:table-cell>
              <table:table-cell office:value-type="float" office:value="0.563383">
                <text:p>0.563383</text:p>
              </table:table-cell>
              <table:table-cell office:value-type="float" office:value="0.620443">
                <text:p>0.620443</text:p>
              </table:table-cell>
              <table:table-cell office:value-type="float" office:value="0.563321">
                <text:p>0.563321</text:p>
              </table:table-cell>
              <table:table-cell office:value-type="float" office:value="0.688393">
                <text:p>0.688393</text:p>
              </table:table-cell>
              <table:table-cell office:value-type="float" office:value="0.563229">
                <text:p>0.563229</text:p>
              </table:table-cell>
              <table:table-cell office:value-type="float" office:value="0.834532">
                <text:p>0.834532</text:p>
              </table:table-cell>
              <table:table-cell office:value-type="float" office:value="0.563168">
                <text:p>0.563168</text:p>
              </table:table-cell>
              <table:table-cell office:value-type="float" office:value="0.861972">
                <text:p>0.861972</text:p>
              </table:table-cell>
              <table:table-cell office:value-type="float" office:value="0.563108">
                <text:p>0.563108</text:p>
              </table:table-cell>
              <table:table-cell office:value-type="float" office:value="0.95632">
                <text:p>0.95632</text:p>
              </table:table-cell>
              <table:table-cell office:value-type="float" office:value="0.563049">
                <text:p>0.563049</text:p>
              </table:table-cell>
              <table:table-cell office:value-type="float" office:value="1.00541">
                <text:p>1.00541</text:p>
              </table:table-cell>
              <table:table-cell office:value-type="float" office:value="0.562962">
                <text:p>0.562962</text:p>
              </table:table-cell>
              <table:table-cell office:value-type="float" office:value="1.17212">
                <text:p>1.17212</text:p>
              </table:table-cell>
              <table:table-cell office:value-type="float" office:value="0.562904">
                <text:p>0.562904</text:p>
              </table:table-cell>
              <table:table-cell office:value-type="float" office:value="1.28988">
                <text:p>1.28988</text:p>
              </table:table-cell>
              <table:table-cell office:value-type="float" office:value="0.562848">
                <text:p>0.562848</text:p>
              </table:table-cell>
              <table:table-cell office:value-type="float" office:value="1.40429">
                <text:p>1.40429</text:p>
              </table:table-cell>
              <table:table-cell office:value-type="float" office:value="0.562792">
                <text:p>0.562792</text:p>
              </table:table-cell>
              <table:table-cell office:value-type="float" office:value="1.51466">
                <text:p>1.51466</text:p>
              </table:table-cell>
              <table:table-cell office:value-type="float" office:value="0.56271">
                <text:p>0.56271</text:p>
              </table:table-cell>
              <table:table-cell office:value-type="float" office:value="1.73103">
                <text:p>1.73103</text:p>
              </table:table-cell>
              <table:table-cell office:value-type="float" office:value="0.562656">
                <text:p>0.562656</text:p>
              </table:table-cell>
              <table:table-cell office:value-type="float" office:value="1.86899">
                <text:p>1.86899</text:p>
              </table:table-cell>
              <table:table-cell office:value-type="float" office:value="0.562603">
                <text:p>0.562603</text:p>
              </table:table-cell>
              <table:table-cell office:value-type="float" office:value="2.05323">
                <text:p>2.05323</text:p>
              </table:table-cell>
              <table:table-cell office:value-type="float" office:value="0.562551">
                <text:p>0.562551</text:p>
              </table:table-cell>
              <table:table-cell office:value-type="float" office:value="2.29585">
                <text:p>2.295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223">
                <text:p>0.574223</text:p>
              </table:table-cell>
              <table:table-cell office:value-type="float" office:value="0.610107">
                <text:p>0.610107</text:p>
              </table:table-cell>
              <table:table-cell office:value-type="float" office:value="0.574191">
                <text:p>0.574191</text:p>
              </table:table-cell>
              <table:table-cell office:value-type="float" office:value="0.61609">
                <text:p>0.61609</text:p>
              </table:table-cell>
              <table:table-cell office:value-type="float" office:value="0.57416">
                <text:p>0.57416</text:p>
              </table:table-cell>
              <table:table-cell office:value-type="float" office:value="0.685207">
                <text:p>0.685207</text:p>
              </table:table-cell>
              <table:table-cell office:value-type="float" office:value="0.574114">
                <text:p>0.574114</text:p>
              </table:table-cell>
              <table:table-cell office:value-type="float" office:value="0.832558">
                <text:p>0.832558</text:p>
              </table:table-cell>
              <table:table-cell office:value-type="float" office:value="0.574084">
                <text:p>0.574084</text:p>
              </table:table-cell>
              <table:table-cell office:value-type="float" office:value="0.860625">
                <text:p>0.860625</text:p>
              </table:table-cell>
              <table:table-cell office:value-type="float" office:value="0.574054">
                <text:p>0.574054</text:p>
              </table:table-cell>
              <table:table-cell office:value-type="float" office:value="0.955388">
                <text:p>0.955388</text:p>
              </table:table-cell>
              <table:table-cell office:value-type="float" office:value="0.574025">
                <text:p>0.574025</text:p>
              </table:table-cell>
              <table:table-cell office:value-type="float" office:value="1.00479">
                <text:p>1.00479</text:p>
              </table:table-cell>
              <table:table-cell office:value-type="float" office:value="0.573981">
                <text:p>0.573981</text:p>
              </table:table-cell>
              <table:table-cell office:value-type="float" office:value="1.17178">
                <text:p>1.17178</text:p>
              </table:table-cell>
              <table:table-cell office:value-type="float" office:value="0.573952">
                <text:p>0.573952</text:p>
              </table:table-cell>
              <table:table-cell office:value-type="float" office:value="1.28967">
                <text:p>1.28967</text:p>
              </table:table-cell>
              <table:table-cell office:value-type="float" office:value="0.573924">
                <text:p>0.573924</text:p>
              </table:table-cell>
              <table:table-cell office:value-type="float" office:value="1.40416">
                <text:p>1.40416</text:p>
              </table:table-cell>
              <table:table-cell office:value-type="float" office:value="0.573896">
                <text:p>0.573896</text:p>
              </table:table-cell>
              <table:table-cell office:value-type="float" office:value="1.51458">
                <text:p>1.51458</text:p>
              </table:table-cell>
              <table:table-cell office:value-type="float" office:value="0.573855">
                <text:p>0.573855</text:p>
              </table:table-cell>
              <table:table-cell office:value-type="float" office:value="1.73099">
                <text:p>1.73099</text:p>
              </table:table-cell>
              <table:table-cell office:value-type="float" office:value="0.573828">
                <text:p>0.573828</text:p>
              </table:table-cell>
              <table:table-cell office:value-type="float" office:value="1.86897">
                <text:p>1.86897</text:p>
              </table:table-cell>
              <table:table-cell office:value-type="float" office:value="0.573801">
                <text:p>0.573801</text:p>
              </table:table-cell>
              <table:table-cell office:value-type="float" office:value="2.05322">
                <text:p>2.05322</text:p>
              </table:table-cell>
              <table:table-cell office:value-type="float" office:value="0.573775">
                <text:p>0.573775</text:p>
              </table:table-cell>
              <table:table-cell office:value-type="float" office:value="2.29584">
                <text:p>2.295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605467">
                <text:p>0.605467</text:p>
              </table:table-cell>
              <table:table-cell office:value-type="float" office:value="0.585">
                <text:p>0.585</text:p>
              </table:table-cell>
              <table:table-cell office:value-type="float" office:value="0.612791">
                <text:p>0.612791</text:p>
              </table:table-cell>
              <table:table-cell office:value-type="float" office:value="0.585">
                <text:p>0.585</text:p>
              </table:table-cell>
              <table:table-cell office:value-type="float" office:value="0.682809">
                <text:p>0.682809</text:p>
              </table:table-cell>
              <table:table-cell office:value-type="float" office:value="0.585">
                <text:p>0.585</text:p>
              </table:table-cell>
              <table:table-cell office:value-type="float" office:value="0.83109">
                <text:p>0.83109</text:p>
              </table:table-cell>
              <table:table-cell office:value-type="float" office:value="0.585">
                <text:p>0.585</text:p>
              </table:table-cell>
              <table:table-cell office:value-type="float" office:value="0.859631">
                <text:p>0.859631</text:p>
              </table:table-cell>
              <table:table-cell office:value-type="float" office:value="0.585">
                <text:p>0.585</text:p>
              </table:table-cell>
              <table:table-cell office:value-type="float" office:value="0.954705">
                <text:p>0.954705</text:p>
              </table:table-cell>
              <table:table-cell office:value-type="float" office:value="0.585">
                <text:p>0.585</text:p>
              </table:table-cell>
              <table:table-cell office:value-type="float" office:value="1.00434">
                <text:p>1.00434</text:p>
              </table:table-cell>
              <table:table-cell office:value-type="float" office:value="0.585">
                <text:p>0.585</text:p>
              </table:table-cell>
              <table:table-cell office:value-type="float" office:value="1.17155">
                <text:p>1.17155</text:p>
              </table:table-cell>
              <table:table-cell office:value-type="float" office:value="0.585">
                <text:p>0.585</text:p>
              </table:table-cell>
              <table:table-cell office:value-type="float" office:value="1.28952">
                <text:p>1.28952</text:p>
              </table:table-cell>
              <table:table-cell office:value-type="float" office:value="0.585">
                <text:p>0.585</text:p>
              </table:table-cell>
              <table:table-cell office:value-type="float" office:value="1.40406">
                <text:p>1.40406</text:p>
              </table:table-cell>
              <table:table-cell office:value-type="float" office:value="0.585">
                <text:p>0.585</text:p>
              </table:table-cell>
              <table:table-cell office:value-type="float" office:value="1.51453">
                <text:p>1.51453</text:p>
              </table:table-cell>
              <table:table-cell office:value-type="float" office:value="0.585">
                <text:p>0.585</text:p>
              </table:table-cell>
              <table:table-cell office:value-type="float" office:value="1.73097">
                <text:p>1.73097</text:p>
              </table:table-cell>
              <table:table-cell office:value-type="float" office:value="0.585">
                <text:p>0.585</text:p>
              </table:table-cell>
              <table:table-cell office:value-type="float" office:value="1.86895">
                <text:p>1.86895</text:p>
              </table:table-cell>
              <table:table-cell office:value-type="float" office:value="0.585">
                <text:p>0.585</text:p>
              </table:table-cell>
              <table:table-cell office:value-type="float" office:value="2.05321">
                <text:p>2.05321</text:p>
              </table:table-cell>
              <table:table-cell office:value-type="float" office:value="0.585">
                <text:p>0.585</text:p>
              </table:table-cell>
              <table:table-cell office:value-type="float" office:value="2.29584">
                <text:p>2.295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777">
                <text:p>0.595777</text:p>
              </table:table-cell>
              <table:table-cell office:value-type="float" office:value="0.601926">
                <text:p>0.601926</text:p>
              </table:table-cell>
              <table:table-cell office:value-type="float" office:value="0.595809">
                <text:p>0.595809</text:p>
              </table:table-cell>
              <table:table-cell office:value-type="float" office:value="0.61029">
                <text:p>0.61029</text:p>
              </table:table-cell>
              <table:table-cell office:value-type="float" office:value="0.59584">
                <text:p>0.59584</text:p>
              </table:table-cell>
              <table:table-cell office:value-type="float" office:value="0.681005">
                <text:p>0.681005</text:p>
              </table:table-cell>
              <table:table-cell office:value-type="float" office:value="0.595886">
                <text:p>0.595886</text:p>
              </table:table-cell>
              <table:table-cell office:value-type="float" office:value="0.829997">
                <text:p>0.829997</text:p>
              </table:table-cell>
              <table:table-cell office:value-type="float" office:value="0.595916">
                <text:p>0.595916</text:p>
              </table:table-cell>
              <table:table-cell office:value-type="float" office:value="0.858898">
                <text:p>0.858898</text:p>
              </table:table-cell>
              <table:table-cell office:value-type="float" office:value="0.595946">
                <text:p>0.595946</text:p>
              </table:table-cell>
              <table:table-cell office:value-type="float" office:value="0.954206">
                <text:p>0.954206</text:p>
              </table:table-cell>
              <table:table-cell office:value-type="float" office:value="0.595975">
                <text:p>0.595975</text:p>
              </table:table-cell>
              <table:table-cell office:value-type="float" office:value="1.00402">
                <text:p>1.00402</text:p>
              </table:table-cell>
              <table:table-cell office:value-type="float" office:value="0.596019">
                <text:p>0.596019</text:p>
              </table:table-cell>
              <table:table-cell office:value-type="float" office:value="1.17138">
                <text:p>1.17138</text:p>
              </table:table-cell>
              <table:table-cell office:value-type="float" office:value="0.596048">
                <text:p>0.596048</text:p>
              </table:table-cell>
              <table:table-cell office:value-type="float" office:value="1.28941">
                <text:p>1.28941</text:p>
              </table:table-cell>
              <table:table-cell office:value-type="float" office:value="0.596076">
                <text:p>0.596076</text:p>
              </table:table-cell>
              <table:table-cell office:value-type="float" office:value="1.404">
                <text:p>1.404</text:p>
              </table:table-cell>
              <table:table-cell office:value-type="float" office:value="0.596104">
                <text:p>0.596104</text:p>
              </table:table-cell>
              <table:table-cell office:value-type="float" office:value="1.51449">
                <text:p>1.51449</text:p>
              </table:table-cell>
              <table:table-cell office:value-type="float" office:value="0.596145">
                <text:p>0.596145</text:p>
              </table:table-cell>
              <table:table-cell office:value-type="float" office:value="1.73095">
                <text:p>1.73095</text:p>
              </table:table-cell>
              <table:table-cell office:value-type="float" office:value="0.596172">
                <text:p>0.596172</text:p>
              </table:table-cell>
              <table:table-cell office:value-type="float" office:value="1.86894">
                <text:p>1.86894</text:p>
              </table:table-cell>
              <table:table-cell office:value-type="float" office:value="0.596199">
                <text:p>0.596199</text:p>
              </table:table-cell>
              <table:table-cell office:value-type="float" office:value="2.05321">
                <text:p>2.05321</text:p>
              </table:table-cell>
              <table:table-cell office:value-type="float" office:value="0.596225">
                <text:p>0.596225</text:p>
              </table:table-cell>
              <table:table-cell office:value-type="float" office:value="2.29584">
                <text:p>2.29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555">
                <text:p>0.606555</text:p>
              </table:table-cell>
              <table:table-cell office:value-type="float" office:value="0.599225">
                <text:p>0.599225</text:p>
              </table:table-cell>
              <table:table-cell office:value-type="float" office:value="0.606617">
                <text:p>0.606617</text:p>
              </table:table-cell>
              <table:table-cell office:value-type="float" office:value="0.608396">
                <text:p>0.608396</text:p>
              </table:table-cell>
              <table:table-cell office:value-type="float" office:value="0.606679">
                <text:p>0.606679</text:p>
              </table:table-cell>
              <table:table-cell office:value-type="float" office:value="0.679648">
                <text:p>0.679648</text:p>
              </table:table-cell>
              <table:table-cell office:value-type="float" office:value="0.606771">
                <text:p>0.606771</text:p>
              </table:table-cell>
              <table:table-cell office:value-type="float" office:value="0.829185">
                <text:p>0.829185</text:p>
              </table:table-cell>
              <table:table-cell office:value-type="float" office:value="0.606832">
                <text:p>0.606832</text:p>
              </table:table-cell>
              <table:table-cell office:value-type="float" office:value="0.858357">
                <text:p>0.858357</text:p>
              </table:table-cell>
              <table:table-cell office:value-type="float" office:value="0.606892">
                <text:p>0.606892</text:p>
              </table:table-cell>
              <table:table-cell office:value-type="float" office:value="0.95384">
                <text:p>0.95384</text:p>
              </table:table-cell>
              <table:table-cell office:value-type="float" office:value="0.606951">
                <text:p>0.606951</text:p>
              </table:table-cell>
              <table:table-cell office:value-type="float" office:value="1.00378">
                <text:p>1.00378</text:p>
              </table:table-cell>
              <table:table-cell office:value-type="float" office:value="0.607038">
                <text:p>0.607038</text:p>
              </table:table-cell>
              <table:table-cell office:value-type="float" office:value="1.17125">
                <text:p>1.17125</text:p>
              </table:table-cell>
              <table:table-cell office:value-type="float" office:value="0.607096">
                <text:p>0.607096</text:p>
              </table:table-cell>
              <table:table-cell office:value-type="float" office:value="1.28933">
                <text:p>1.28933</text:p>
              </table:table-cell>
              <table:table-cell office:value-type="float" office:value="0.607152">
                <text:p>0.607152</text:p>
              </table:table-cell>
              <table:table-cell office:value-type="float" office:value="1.40395">
                <text:p>1.40395</text:p>
              </table:table-cell>
              <table:table-cell office:value-type="float" office:value="0.607208">
                <text:p>0.607208</text:p>
              </table:table-cell>
              <table:table-cell office:value-type="float" office:value="1.51446">
                <text:p>1.51446</text:p>
              </table:table-cell>
              <table:table-cell office:value-type="float" office:value="0.60729">
                <text:p>0.60729</text:p>
              </table:table-cell>
              <table:table-cell office:value-type="float" office:value="1.73094">
                <text:p>1.73094</text:p>
              </table:table-cell>
              <table:table-cell office:value-type="float" office:value="0.607344">
                <text:p>0.607344</text:p>
              </table:table-cell>
              <table:table-cell office:value-type="float" office:value="1.86894">
                <text:p>1.86894</text:p>
              </table:table-cell>
              <table:table-cell office:value-type="float" office:value="0.607397">
                <text:p>0.607397</text:p>
              </table:table-cell>
              <table:table-cell office:value-type="float" office:value="2.05321">
                <text:p>2.05321</text:p>
              </table:table-cell>
              <table:table-cell office:value-type="float" office:value="0.607449">
                <text:p>0.607449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7332">
                <text:p>0.617332</text:p>
              </table:table-cell>
              <table:table-cell office:value-type="float" office:value="0.597166">
                <text:p>0.597166</text:p>
              </table:table-cell>
              <table:table-cell office:value-type="float" office:value="0.617426">
                <text:p>0.617426</text:p>
              </table:table-cell>
              <table:table-cell office:value-type="float" office:value="0.606961">
                <text:p>0.606961</text:p>
              </table:table-cell>
              <table:table-cell office:value-type="float" office:value="0.617519">
                <text:p>0.617519</text:p>
              </table:table-cell>
              <table:table-cell office:value-type="float" office:value="0.678628">
                <text:p>0.678628</text:p>
              </table:table-cell>
              <table:table-cell office:value-type="float" office:value="0.617657">
                <text:p>0.617657</text:p>
              </table:table-cell>
              <table:table-cell office:value-type="float" office:value="0.828581">
                <text:p>0.828581</text:p>
              </table:table-cell>
              <table:table-cell office:value-type="float" office:value="0.617748">
                <text:p>0.617748</text:p>
              </table:table-cell>
              <table:table-cell office:value-type="float" office:value="0.857958">
                <text:p>0.857958</text:p>
              </table:table-cell>
              <table:table-cell office:value-type="float" office:value="0.617837">
                <text:p>0.617837</text:p>
              </table:table-cell>
              <table:table-cell office:value-type="float" office:value="0.953573">
                <text:p>0.953573</text:p>
              </table:table-cell>
              <table:table-cell office:value-type="float" office:value="0.617926">
                <text:p>0.617926</text:p>
              </table:table-cell>
              <table:table-cell office:value-type="float" office:value="1.00361">
                <text:p>1.00361</text:p>
              </table:table-cell>
              <table:table-cell office:value-type="float" office:value="0.618057">
                <text:p>0.618057</text:p>
              </table:table-cell>
              <table:table-cell office:value-type="float" office:value="1.17117">
                <text:p>1.17117</text:p>
              </table:table-cell>
              <table:table-cell office:value-type="float" office:value="0.618143">
                <text:p>0.618143</text:p>
              </table:table-cell>
              <table:table-cell office:value-type="float" office:value="1.28928">
                <text:p>1.28928</text:p>
              </table:table-cell>
              <table:table-cell office:value-type="float" office:value="0.618228">
                <text:p>0.618228</text:p>
              </table:table-cell>
              <table:table-cell office:value-type="float" office:value="1.40392">
                <text:p>1.40392</text:p>
              </table:table-cell>
              <table:table-cell office:value-type="float" office:value="0.618312">
                <text:p>0.618312</text:p>
              </table:table-cell>
              <table:table-cell office:value-type="float" office:value="1.51444">
                <text:p>1.51444</text:p>
              </table:table-cell>
              <table:table-cell office:value-type="float" office:value="0.618436">
                <text:p>0.618436</text:p>
              </table:table-cell>
              <table:table-cell office:value-type="float" office:value="1.73093">
                <text:p>1.73093</text:p>
              </table:table-cell>
              <table:table-cell office:value-type="float" office:value="0.618516">
                <text:p>0.618516</text:p>
              </table:table-cell>
              <table:table-cell office:value-type="float" office:value="1.86893">
                <text:p>1.86893</text:p>
              </table:table-cell>
              <table:table-cell office:value-type="float" office:value="0.618596">
                <text:p>0.618596</text:p>
              </table:table-cell>
              <table:table-cell office:value-type="float" office:value="2.0532">
                <text:p>2.0532</text:p>
              </table:table-cell>
              <table:table-cell office:value-type="float" office:value="0.618674">
                <text:p>0.618674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8109">
                <text:p>0.628109</text:p>
              </table:table-cell>
              <table:table-cell office:value-type="float" office:value="0.595597">
                <text:p>0.595597</text:p>
              </table:table-cell>
              <table:table-cell office:value-type="float" office:value="0.628235">
                <text:p>0.628235</text:p>
              </table:table-cell>
              <table:table-cell office:value-type="float" office:value="0.605876">
                <text:p>0.605876</text:p>
              </table:table-cell>
              <table:table-cell office:value-type="float" office:value="0.628359">
                <text:p>0.628359</text:p>
              </table:table-cell>
              <table:table-cell office:value-type="float" office:value="0.677862">
                <text:p>0.677862</text:p>
              </table:table-cell>
              <table:table-cell office:value-type="float" office:value="0.628543">
                <text:p>0.628543</text:p>
              </table:table-cell>
              <table:table-cell office:value-type="float" office:value="0.828133">
                <text:p>0.828133</text:p>
              </table:table-cell>
              <table:table-cell office:value-type="float" office:value="0.628664">
                <text:p>0.628664</text:p>
              </table:table-cell>
              <table:table-cell office:value-type="float" office:value="0.857664">
                <text:p>0.857664</text:p>
              </table:table-cell>
              <table:table-cell office:value-type="float" office:value="0.628783">
                <text:p>0.628783</text:p>
              </table:table-cell>
              <table:table-cell office:value-type="float" office:value="0.953378">
                <text:p>0.953378</text:p>
              </table:table-cell>
              <table:table-cell office:value-type="float" office:value="0.628902">
                <text:p>0.628902</text:p>
              </table:table-cell>
              <table:table-cell office:value-type="float" office:value="1.00349">
                <text:p>1.00349</text:p>
              </table:table-cell>
              <table:table-cell office:value-type="float" office:value="0.629076">
                <text:p>0.629076</text:p>
              </table:table-cell>
              <table:table-cell office:value-type="float" office:value="1.17111">
                <text:p>1.17111</text:p>
              </table:table-cell>
              <table:table-cell office:value-type="float" office:value="0.629191">
                <text:p>0.629191</text:p>
              </table:table-cell>
              <table:table-cell office:value-type="float" office:value="1.28924">
                <text:p>1.28924</text:p>
              </table:table-cell>
              <table:table-cell office:value-type="float" office:value="0.629304">
                <text:p>0.629304</text:p>
              </table:table-cell>
              <table:table-cell office:value-type="float" office:value="1.4039">
                <text:p>1.4039</text:p>
              </table:table-cell>
              <table:table-cell office:value-type="float" office:value="0.629416">
                <text:p>0.629416</text:p>
              </table:table-cell>
              <table:table-cell office:value-type="float" office:value="1.51443">
                <text:p>1.51443</text:p>
              </table:table-cell>
              <table:table-cell office:value-type="float" office:value="0.629581">
                <text:p>0.629581</text:p>
              </table:table-cell>
              <table:table-cell office:value-type="float" office:value="1.73093">
                <text:p>1.73093</text:p>
              </table:table-cell>
              <table:table-cell office:value-type="float" office:value="0.629688">
                <text:p>0.629688</text:p>
              </table:table-cell>
              <table:table-cell office:value-type="float" office:value="1.86893">
                <text:p>1.86893</text:p>
              </table:table-cell>
              <table:table-cell office:value-type="float" office:value="0.629794">
                <text:p>0.629794</text:p>
              </table:table-cell>
              <table:table-cell office:value-type="float" office:value="2.0532">
                <text:p>2.0532</text:p>
              </table:table-cell>
              <table:table-cell office:value-type="float" office:value="0.629899">
                <text:p>0.629899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887">
                <text:p>0.638887</text:p>
              </table:table-cell>
              <table:table-cell office:value-type="float" office:value="0.594404">
                <text:p>0.594404</text:p>
              </table:table-cell>
              <table:table-cell office:value-type="float" office:value="0.639043">
                <text:p>0.639043</text:p>
              </table:table-cell>
              <table:table-cell office:value-type="float" office:value="0.605056">
                <text:p>0.605056</text:p>
              </table:table-cell>
              <table:table-cell office:value-type="float" office:value="0.639199">
                <text:p>0.639199</text:p>
              </table:table-cell>
              <table:table-cell office:value-type="float" office:value="0.677288">
                <text:p>0.677288</text:p>
              </table:table-cell>
              <table:table-cell office:value-type="float" office:value="0.639428">
                <text:p>0.639428</text:p>
              </table:table-cell>
              <table:table-cell office:value-type="float" office:value="0.827802">
                <text:p>0.827802</text:p>
              </table:table-cell>
              <table:table-cell office:value-type="float" office:value="0.639579">
                <text:p>0.639579</text:p>
              </table:table-cell>
              <table:table-cell office:value-type="float" office:value="0.857449">
                <text:p>0.857449</text:p>
              </table:table-cell>
              <table:table-cell office:value-type="float" office:value="0.639729">
                <text:p>0.639729</text:p>
              </table:table-cell>
              <table:table-cell office:value-type="float" office:value="0.953237">
                <text:p>0.953237</text:p>
              </table:table-cell>
              <table:table-cell office:value-type="float" office:value="0.639877">
                <text:p>0.639877</text:p>
              </table:table-cell>
              <table:table-cell office:value-type="float" office:value="1.0034">
                <text:p>1.0034</text:p>
              </table:table-cell>
              <table:table-cell office:value-type="float" office:value="0.640095">
                <text:p>0.640095</text:p>
              </table:table-cell>
              <table:table-cell office:value-type="float" office:value="1.17106">
                <text:p>1.17106</text:p>
              </table:table-cell>
              <table:table-cell office:value-type="float" office:value="0.640239">
                <text:p>0.640239</text:p>
              </table:table-cell>
              <table:table-cell office:value-type="float" office:value="1.28922">
                <text:p>1.28922</text:p>
              </table:table-cell>
              <table:table-cell office:value-type="float" office:value="0.640381">
                <text:p>0.640381</text:p>
              </table:table-cell>
              <table:table-cell office:value-type="float" office:value="1.40388">
                <text:p>1.40388</text:p>
              </table:table-cell>
              <table:table-cell office:value-type="float" office:value="0.64052">
                <text:p>0.64052</text:p>
              </table:table-cell>
              <table:table-cell office:value-type="float" office:value="1.51442">
                <text:p>1.51442</text:p>
              </table:table-cell>
              <table:table-cell office:value-type="float" office:value="0.640726">
                <text:p>0.640726</text:p>
              </table:table-cell>
              <table:table-cell office:value-type="float" office:value="1.73093">
                <text:p>1.73093</text:p>
              </table:table-cell>
              <table:table-cell office:value-type="float" office:value="0.640861">
                <text:p>0.640861</text:p>
              </table:table-cell>
              <table:table-cell office:value-type="float" office:value="1.86893">
                <text:p>1.86893</text:p>
              </table:table-cell>
              <table:table-cell office:value-type="float" office:value="0.640993">
                <text:p>0.640993</text:p>
              </table:table-cell>
              <table:table-cell office:value-type="float" office:value="2.0532">
                <text:p>2.0532</text:p>
              </table:table-cell>
              <table:table-cell office:value-type="float" office:value="0.641123">
                <text:p>0.641123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9664">
                <text:p>0.649664</text:p>
              </table:table-cell>
              <table:table-cell office:value-type="float" office:value="0.593498">
                <text:p>0.593498</text:p>
              </table:table-cell>
              <table:table-cell office:value-type="float" office:value="0.649852">
                <text:p>0.649852</text:p>
              </table:table-cell>
              <table:table-cell office:value-type="float" office:value="0.604439">
                <text:p>0.604439</text:p>
              </table:table-cell>
              <table:table-cell office:value-type="float" office:value="0.650038">
                <text:p>0.650038</text:p>
              </table:table-cell>
              <table:table-cell office:value-type="float" office:value="0.676859">
                <text:p>0.676859</text:p>
              </table:table-cell>
              <table:table-cell office:value-type="float" office:value="0.650314">
                <text:p>0.650314</text:p>
              </table:table-cell>
              <table:table-cell office:value-type="float" office:value="0.827558">
                <text:p>0.827558</text:p>
              </table:table-cell>
              <table:table-cell office:value-type="float" office:value="0.650495">
                <text:p>0.650495</text:p>
              </table:table-cell>
              <table:table-cell office:value-type="float" office:value="0.857292">
                <text:p>0.857292</text:p>
              </table:table-cell>
              <table:table-cell office:value-type="float" office:value="0.650675">
                <text:p>0.650675</text:p>
              </table:table-cell>
              <table:table-cell office:value-type="float" office:value="0.953135">
                <text:p>0.953135</text:p>
              </table:table-cell>
              <table:table-cell office:value-type="float" office:value="0.650852">
                <text:p>0.650852</text:p>
              </table:table-cell>
              <table:table-cell office:value-type="float" office:value="1.00334">
                <text:p>1.00334</text:p>
              </table:table-cell>
              <table:table-cell office:value-type="float" office:value="0.651115">
                <text:p>0.651115</text:p>
              </table:table-cell>
              <table:table-cell office:value-type="float" office:value="1.17103">
                <text:p>1.17103</text:p>
              </table:table-cell>
              <table:table-cell office:value-type="float" office:value="0.651287">
                <text:p>0.651287</text:p>
              </table:table-cell>
              <table:table-cell office:value-type="float" office:value="1.2892">
                <text:p>1.2892</text:p>
              </table:table-cell>
              <table:table-cell office:value-type="float" office:value="0.651457">
                <text:p>0.651457</text:p>
              </table:table-cell>
              <table:table-cell office:value-type="float" office:value="1.40387">
                <text:p>1.40387</text:p>
              </table:table-cell>
              <table:table-cell office:value-type="float" office:value="0.651624">
                <text:p>0.651624</text:p>
              </table:table-cell>
              <table:table-cell office:value-type="float" office:value="1.51441">
                <text:p>1.51441</text:p>
              </table:table-cell>
              <table:table-cell office:value-type="float" office:value="0.651871">
                <text:p>0.651871</text:p>
              </table:table-cell>
              <table:table-cell office:value-type="float" office:value="1.73092">
                <text:p>1.73092</text:p>
              </table:table-cell>
              <table:table-cell office:value-type="float" office:value="0.652033">
                <text:p>0.652033</text:p>
              </table:table-cell>
              <table:table-cell office:value-type="float" office:value="1.86893">
                <text:p>1.86893</text:p>
              </table:table-cell>
              <table:table-cell office:value-type="float" office:value="0.652192">
                <text:p>0.652192</text:p>
              </table:table-cell>
              <table:table-cell office:value-type="float" office:value="2.0532">
                <text:p>2.0532</text:p>
              </table:table-cell>
              <table:table-cell office:value-type="float" office:value="0.652348">
                <text:p>0.652348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442">
                <text:p>0.660442</text:p>
              </table:table-cell>
              <table:table-cell office:value-type="float" office:value="0.592814">
                <text:p>0.592814</text:p>
              </table:table-cell>
              <table:table-cell office:value-type="float" office:value="0.660661">
                <text:p>0.660661</text:p>
              </table:table-cell>
              <table:table-cell office:value-type="float" office:value="0.603976">
                <text:p>0.603976</text:p>
              </table:table-cell>
              <table:table-cell office:value-type="float" office:value="0.660878">
                <text:p>0.660878</text:p>
              </table:table-cell>
              <table:table-cell office:value-type="float" office:value="0.676541">
                <text:p>0.676541</text:p>
              </table:table-cell>
              <table:table-cell office:value-type="float" office:value="0.6612">
                <text:p>0.6612</text:p>
              </table:table-cell>
              <table:table-cell office:value-type="float" office:value="0.82738">
                <text:p>0.82738</text:p>
              </table:table-cell>
              <table:table-cell office:value-type="float" office:value="0.661411">
                <text:p>0.661411</text:p>
              </table:table-cell>
              <table:table-cell office:value-type="float" office:value="0.857179">
                <text:p>0.857179</text:p>
              </table:table-cell>
              <table:table-cell office:value-type="float" office:value="0.661621">
                <text:p>0.661621</text:p>
              </table:table-cell>
              <table:table-cell office:value-type="float" office:value="0.953063">
                <text:p>0.953063</text:p>
              </table:table-cell>
              <table:table-cell office:value-type="float" office:value="0.661828">
                <text:p>0.661828</text:p>
              </table:table-cell>
              <table:table-cell office:value-type="float" office:value="1.00329">
                <text:p>1.00329</text:p>
              </table:table-cell>
              <table:table-cell office:value-type="float" office:value="0.662134">
                <text:p>0.662134</text:p>
              </table:table-cell>
              <table:table-cell office:value-type="float" office:value="1.17101">
                <text:p>1.17101</text:p>
              </table:table-cell>
              <table:table-cell office:value-type="float" office:value="0.662335">
                <text:p>0.662335</text:p>
              </table:table-cell>
              <table:table-cell office:value-type="float" office:value="1.28919">
                <text:p>1.28919</text:p>
              </table:table-cell>
              <table:table-cell office:value-type="float" office:value="0.662533">
                <text:p>0.662533</text:p>
              </table:table-cell>
              <table:table-cell office:value-type="float" office:value="1.40387">
                <text:p>1.40387</text:p>
              </table:table-cell>
              <table:table-cell office:value-type="float" office:value="0.662728">
                <text:p>0.662728</text:p>
              </table:table-cell>
              <table:table-cell office:value-type="float" office:value="1.51441">
                <text:p>1.51441</text:p>
              </table:table-cell>
              <table:table-cell office:value-type="float" office:value="0.663016">
                <text:p>0.663016</text:p>
              </table:table-cell>
              <table:table-cell office:value-type="float" office:value="1.73092">
                <text:p>1.73092</text:p>
              </table:table-cell>
              <table:table-cell office:value-type="float" office:value="0.663205">
                <text:p>0.663205</text:p>
              </table:table-cell>
              <table:table-cell office:value-type="float" office:value="1.86893">
                <text:p>1.86893</text:p>
              </table:table-cell>
              <table:table-cell office:value-type="float" office:value="0.66339">
                <text:p>0.66339</text:p>
              </table:table-cell>
              <table:table-cell office:value-type="float" office:value="2.0532">
                <text:p>2.0532</text:p>
              </table:table-cell>
              <table:table-cell office:value-type="float" office:value="0.663573">
                <text:p>0.663573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1219">
                <text:p>0.671219</text:p>
              </table:table-cell>
              <table:table-cell office:value-type="float" office:value="0.5923">
                <text:p>0.5923</text:p>
              </table:table-cell>
              <table:table-cell office:value-type="float" office:value="0.67147">
                <text:p>0.67147</text:p>
              </table:table-cell>
              <table:table-cell office:value-type="float" office:value="0.603632">
                <text:p>0.603632</text:p>
              </table:table-cell>
              <table:table-cell office:value-type="float" office:value="0.671718">
                <text:p>0.671718</text:p>
              </table:table-cell>
              <table:table-cell office:value-type="float" office:value="0.676307">
                <text:p>0.676307</text:p>
              </table:table-cell>
              <table:table-cell office:value-type="float" office:value="0.672085">
                <text:p>0.672085</text:p>
              </table:table-cell>
              <table:table-cell office:value-type="float" office:value="0.827253">
                <text:p>0.827253</text:p>
              </table:table-cell>
              <table:table-cell office:value-type="float" office:value="0.672327">
                <text:p>0.672327</text:p>
              </table:table-cell>
              <table:table-cell office:value-type="float" office:value="0.8571">
                <text:p>0.8571</text:p>
              </table:table-cell>
              <table:table-cell office:value-type="float" office:value="0.672566">
                <text:p>0.672566</text:p>
              </table:table-cell>
              <table:table-cell office:value-type="float" office:value="0.953013">
                <text:p>0.953013</text:p>
              </table:table-cell>
              <table:table-cell office:value-type="float" office:value="0.672803">
                <text:p>0.672803</text:p>
              </table:table-cell>
              <table:table-cell office:value-type="float" office:value="1.00326">
                <text:p>1.00326</text:p>
              </table:table-cell>
              <table:table-cell office:value-type="float" office:value="0.673153">
                <text:p>0.673153</text:p>
              </table:table-cell>
              <table:table-cell office:value-type="float" office:value="1.171">
                <text:p>1.171</text:p>
              </table:table-cell>
              <table:table-cell office:value-type="float" office:value="0.673382">
                <text:p>0.673382</text:p>
              </table:table-cell>
              <table:table-cell office:value-type="float" office:value="1.28918">
                <text:p>1.28918</text:p>
              </table:table-cell>
              <table:table-cell office:value-type="float" office:value="0.673609">
                <text:p>0.673609</text:p>
              </table:table-cell>
              <table:table-cell office:value-type="float" office:value="1.40386">
                <text:p>1.40386</text:p>
              </table:table-cell>
              <table:table-cell office:value-type="float" office:value="0.673832">
                <text:p>0.673832</text:p>
              </table:table-cell>
              <table:table-cell office:value-type="float" office:value="1.51441">
                <text:p>1.51441</text:p>
              </table:table-cell>
              <table:table-cell office:value-type="float" office:value="0.674162">
                <text:p>0.674162</text:p>
              </table:table-cell>
              <table:table-cell office:value-type="float" office:value="1.73092">
                <text:p>1.73092</text:p>
              </table:table-cell>
              <table:table-cell office:value-type="float" office:value="0.674377">
                <text:p>0.674377</text:p>
              </table:table-cell>
              <table:table-cell office:value-type="float" office:value="1.86893">
                <text:p>1.86893</text:p>
              </table:table-cell>
              <table:table-cell office:value-type="float" office:value="0.674589">
                <text:p>0.674589</text:p>
              </table:table-cell>
              <table:table-cell office:value-type="float" office:value="2.0532">
                <text:p>2.0532</text:p>
              </table:table-cell>
              <table:table-cell office:value-type="float" office:value="0.674797">
                <text:p>0.674797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1996">
                <text:p>0.681996</text:p>
              </table:table-cell>
              <table:table-cell office:value-type="float" office:value="0.59192">
                <text:p>0.59192</text:p>
              </table:table-cell>
              <table:table-cell office:value-type="float" office:value="0.682278">
                <text:p>0.682278</text:p>
              </table:table-cell>
              <table:table-cell office:value-type="float" office:value="0.60338">
                <text:p>0.60338</text:p>
              </table:table-cell>
              <table:table-cell office:value-type="float" office:value="0.682557">
                <text:p>0.682557</text:p>
              </table:table-cell>
              <table:table-cell office:value-type="float" office:value="0.67614">
                <text:p>0.67614</text:p>
              </table:table-cell>
              <table:table-cell office:value-type="float" office:value="0.682971">
                <text:p>0.682971</text:p>
              </table:table-cell>
              <table:table-cell office:value-type="float" office:value="0.827165">
                <text:p>0.827165</text:p>
              </table:table-cell>
              <table:table-cell office:value-type="float" office:value="0.683243">
                <text:p>0.683243</text:p>
              </table:table-cell>
              <table:table-cell office:value-type="float" office:value="0.857046">
                <text:p>0.857046</text:p>
              </table:table-cell>
              <table:table-cell office:value-type="float" office:value="0.683512">
                <text:p>0.683512</text:p>
              </table:table-cell>
              <table:table-cell office:value-type="float" office:value="0.952981">
                <text:p>0.952981</text:p>
              </table:table-cell>
              <table:table-cell office:value-type="float" office:value="0.683778">
                <text:p>0.683778</text:p>
              </table:table-cell>
              <table:table-cell office:value-type="float" office:value="1.00325">
                <text:p>1.00325</text:p>
              </table:table-cell>
              <table:table-cell office:value-type="float" office:value="0.684172">
                <text:p>0.684172</text:p>
              </table:table-cell>
              <table:table-cell office:value-type="float" office:value="1.17099">
                <text:p>1.17099</text:p>
              </table:table-cell>
              <table:table-cell office:value-type="float" office:value="0.68443">
                <text:p>0.68443</text:p>
              </table:table-cell>
              <table:table-cell office:value-type="float" office:value="1.28918">
                <text:p>1.28918</text:p>
              </table:table-cell>
              <table:table-cell office:value-type="float" office:value="0.684685">
                <text:p>0.684685</text:p>
              </table:table-cell>
              <table:table-cell office:value-type="float" office:value="1.40386">
                <text:p>1.40386</text:p>
              </table:table-cell>
              <table:table-cell office:value-type="float" office:value="0.684936">
                <text:p>0.684936</text:p>
              </table:table-cell>
              <table:table-cell office:value-type="float" office:value="1.51441">
                <text:p>1.51441</text:p>
              </table:table-cell>
              <table:table-cell office:value-type="float" office:value="0.685307">
                <text:p>0.685307</text:p>
              </table:table-cell>
              <table:table-cell office:value-type="float" office:value="1.73092">
                <text:p>1.73092</text:p>
              </table:table-cell>
              <table:table-cell office:value-type="float" office:value="0.685549">
                <text:p>0.685549</text:p>
              </table:table-cell>
              <table:table-cell office:value-type="float" office:value="1.86893">
                <text:p>1.86893</text:p>
              </table:table-cell>
              <table:table-cell office:value-type="float" office:value="0.685788">
                <text:p>0.685788</text:p>
              </table:table-cell>
              <table:table-cell office:value-type="float" office:value="2.0532">
                <text:p>2.0532</text:p>
              </table:table-cell>
              <table:table-cell office:value-type="float" office:value="0.686022">
                <text:p>0.686022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774">
                <text:p>0.692774</text:p>
              </table:table-cell>
              <table:table-cell office:value-type="float" office:value="0.591645">
                <text:p>0.591645</text:p>
              </table:table-cell>
              <table:table-cell office:value-type="float" office:value="0.693087">
                <text:p>0.693087</text:p>
              </table:table-cell>
              <table:table-cell office:value-type="float" office:value="0.603201">
                <text:p>0.603201</text:p>
              </table:table-cell>
              <table:table-cell office:value-type="float" office:value="0.693397">
                <text:p>0.693397</text:p>
              </table:table-cell>
              <table:table-cell office:value-type="float" office:value="0.676024">
                <text:p>0.676024</text:p>
              </table:table-cell>
              <table:table-cell office:value-type="float" office:value="0.693857">
                <text:p>0.693857</text:p>
              </table:table-cell>
              <table:table-cell office:value-type="float" office:value="0.827109">
                <text:p>0.827109</text:p>
              </table:table-cell>
              <table:table-cell office:value-type="float" office:value="0.694159">
                <text:p>0.694159</text:p>
              </table:table-cell>
              <table:table-cell office:value-type="float" office:value="0.857014">
                <text:p>0.857014</text:p>
              </table:table-cell>
              <table:table-cell office:value-type="float" office:value="0.694458">
                <text:p>0.694458</text:p>
              </table:table-cell>
              <table:table-cell office:value-type="float" office:value="0.952964">
                <text:p>0.952964</text:p>
              </table:table-cell>
              <table:table-cell office:value-type="float" office:value="0.694754">
                <text:p>0.694754</text:p>
              </table:table-cell>
              <table:table-cell office:value-type="float" office:value="1.00324">
                <text:p>1.00324</text:p>
              </table:table-cell>
              <table:table-cell office:value-type="float" office:value="0.695191">
                <text:p>0.695191</text:p>
              </table:table-cell>
              <table:table-cell office:value-type="float" office:value="1.17099">
                <text:p>1.17099</text:p>
              </table:table-cell>
              <table:table-cell office:value-type="float" office:value="0.695478">
                <text:p>0.695478</text:p>
              </table:table-cell>
              <table:table-cell office:value-type="float" office:value="1.28918">
                <text:p>1.28918</text:p>
              </table:table-cell>
              <table:table-cell office:value-type="float" office:value="0.695761">
                <text:p>0.695761</text:p>
              </table:table-cell>
              <table:table-cell office:value-type="float" office:value="1.40386">
                <text:p>1.40386</text:p>
              </table:table-cell>
              <table:table-cell office:value-type="float" office:value="0.69604">
                <text:p>0.69604</text:p>
              </table:table-cell>
              <table:table-cell office:value-type="float" office:value="1.51441">
                <text:p>1.51441</text:p>
              </table:table-cell>
              <table:table-cell office:value-type="float" office:value="0.696452">
                <text:p>0.696452</text:p>
              </table:table-cell>
              <table:table-cell office:value-type="float" office:value="1.73092">
                <text:p>1.73092</text:p>
              </table:table-cell>
              <table:table-cell office:value-type="float" office:value="0.696721">
                <text:p>0.696721</text:p>
              </table:table-cell>
              <table:table-cell office:value-type="float" office:value="1.86893">
                <text:p>1.86893</text:p>
              </table:table-cell>
              <table:table-cell office:value-type="float" office:value="0.696986">
                <text:p>0.696986</text:p>
              </table:table-cell>
              <table:table-cell office:value-type="float" office:value="2.0532">
                <text:p>2.0532</text:p>
              </table:table-cell>
              <table:table-cell office:value-type="float" office:value="0.697247">
                <text:p>0.697247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3551">
                <text:p>0.703551</text:p>
              </table:table-cell>
              <table:table-cell office:value-type="float" office:value="0.591455">
                <text:p>0.591455</text:p>
              </table:table-cell>
              <table:table-cell office:value-type="float" office:value="0.703896">
                <text:p>0.703896</text:p>
              </table:table-cell>
              <table:table-cell office:value-type="float" office:value="0.603082">
                <text:p>0.603082</text:p>
              </table:table-cell>
              <table:table-cell office:value-type="float" office:value="0.704237">
                <text:p>0.704237</text:p>
              </table:table-cell>
              <table:table-cell office:value-type="float" office:value="0.675951">
                <text:p>0.675951</text:p>
              </table:table-cell>
              <table:table-cell office:value-type="float" office:value="0.704742">
                <text:p>0.704742</text:p>
              </table:table-cell>
              <table:table-cell office:value-type="float" office:value="0.827079">
                <text:p>0.827079</text:p>
              </table:table-cell>
              <table:table-cell office:value-type="float" office:value="0.705075">
                <text:p>0.705075</text:p>
              </table:table-cell>
              <table:table-cell office:value-type="float" office:value="0.856999">
                <text:p>0.856999</text:p>
              </table:table-cell>
              <table:table-cell office:value-type="float" office:value="0.705404">
                <text:p>0.705404</text:p>
              </table:table-cell>
              <table:table-cell office:value-type="float" office:value="0.952959">
                <text:p>0.952959</text:p>
              </table:table-cell>
              <table:table-cell office:value-type="float" office:value="0.705729">
                <text:p>0.705729</text:p>
              </table:table-cell>
              <table:table-cell office:value-type="float" office:value="1.00324">
                <text:p>1.00324</text:p>
              </table:table-cell>
              <table:table-cell office:value-type="float" office:value="0.70621">
                <text:p>0.70621</text:p>
              </table:table-cell>
              <table:table-cell office:value-type="float" office:value="1.17099">
                <text:p>1.17099</text:p>
              </table:table-cell>
              <table:table-cell office:value-type="float" office:value="0.706526">
                <text:p>0.706526</text:p>
              </table:table-cell>
              <table:table-cell office:value-type="float" office:value="1.28918">
                <text:p>1.28918</text:p>
              </table:table-cell>
              <table:table-cell office:value-type="float" office:value="0.706837">
                <text:p>0.706837</text:p>
              </table:table-cell>
              <table:table-cell office:value-type="float" office:value="1.40387">
                <text:p>1.40387</text:p>
              </table:table-cell>
              <table:table-cell office:value-type="float" office:value="0.707144">
                <text:p>0.707144</text:p>
              </table:table-cell>
              <table:table-cell office:value-type="float" office:value="1.51441">
                <text:p>1.51441</text:p>
              </table:table-cell>
              <table:table-cell office:value-type="float" office:value="0.707597">
                <text:p>0.707597</text:p>
              </table:table-cell>
              <table:table-cell office:value-type="float" office:value="1.73093">
                <text:p>1.73093</text:p>
              </table:table-cell>
              <table:table-cell office:value-type="float" office:value="0.707893">
                <text:p>0.707893</text:p>
              </table:table-cell>
              <table:table-cell office:value-type="float" office:value="1.86893">
                <text:p>1.86893</text:p>
              </table:table-cell>
              <table:table-cell office:value-type="float" office:value="0.708185">
                <text:p>0.708185</text:p>
              </table:table-cell>
              <table:table-cell office:value-type="float" office:value="2.0532">
                <text:p>2.0532</text:p>
              </table:table-cell>
              <table:table-cell office:value-type="float" office:value="0.708471">
                <text:p>0.708471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4328">
                <text:p>0.714328</text:p>
              </table:table-cell>
              <table:table-cell office:value-type="float" office:value="0.591336">
                <text:p>0.591336</text:p>
              </table:table-cell>
              <table:table-cell office:value-type="float" office:value="0.714704">
                <text:p>0.714704</text:p>
              </table:table-cell>
              <table:table-cell office:value-type="float" office:value="0.603012">
                <text:p>0.603012</text:p>
              </table:table-cell>
              <table:table-cell office:value-type="float" office:value="0.715076">
                <text:p>0.715076</text:p>
              </table:table-cell>
              <table:table-cell office:value-type="float" office:value="0.675915">
                <text:p>0.675915</text:p>
              </table:table-cell>
              <table:table-cell office:value-type="float" office:value="0.715628">
                <text:p>0.715628</text:p>
              </table:table-cell>
              <table:table-cell office:value-type="float" office:value="0.827074">
                <text:p>0.827074</text:p>
              </table:table-cell>
              <table:table-cell office:value-type="float" office:value="0.715991">
                <text:p>0.715991</text:p>
              </table:table-cell>
              <table:table-cell office:value-type="float" office:value="0.857001">
                <text:p>0.857001</text:p>
              </table:table-cell>
              <table:table-cell office:value-type="float" office:value="0.71635">
                <text:p>0.71635</text:p>
              </table:table-cell>
              <table:table-cell office:value-type="float" office:value="0.952966">
                <text:p>0.952966</text:p>
              </table:table-cell>
              <table:table-cell office:value-type="float" office:value="0.716705">
                <text:p>0.716705</text:p>
              </table:table-cell>
              <table:table-cell office:value-type="float" office:value="1.00325">
                <text:p>1.00325</text:p>
              </table:table-cell>
              <table:table-cell office:value-type="float" office:value="0.717229">
                <text:p>0.717229</text:p>
              </table:table-cell>
              <table:table-cell office:value-type="float" office:value="1.171">
                <text:p>1.171</text:p>
              </table:table-cell>
              <table:table-cell office:value-type="float" office:value="0.717573">
                <text:p>0.717573</text:p>
              </table:table-cell>
              <table:table-cell office:value-type="float" office:value="1.28919">
                <text:p>1.28919</text:p>
              </table:table-cell>
              <table:table-cell office:value-type="float" office:value="0.717913">
                <text:p>0.717913</text:p>
              </table:table-cell>
              <table:table-cell office:value-type="float" office:value="1.40387">
                <text:p>1.40387</text:p>
              </table:table-cell>
              <table:table-cell office:value-type="float" office:value="0.718249">
                <text:p>0.718249</text:p>
              </table:table-cell>
              <table:table-cell office:value-type="float" office:value="1.51442">
                <text:p>1.51442</text:p>
              </table:table-cell>
              <table:table-cell office:value-type="float" office:value="0.718742">
                <text:p>0.718742</text:p>
              </table:table-cell>
              <table:table-cell office:value-type="float" office:value="1.73093">
                <text:p>1.73093</text:p>
              </table:table-cell>
              <table:table-cell office:value-type="float" office:value="0.719065">
                <text:p>0.719065</text:p>
              </table:table-cell>
              <table:table-cell office:value-type="float" office:value="1.86893">
                <text:p>1.86893</text:p>
              </table:table-cell>
              <table:table-cell office:value-type="float" office:value="0.719383">
                <text:p>0.719383</text:p>
              </table:table-cell>
              <table:table-cell office:value-type="float" office:value="2.0532">
                <text:p>2.0532</text:p>
              </table:table-cell>
              <table:table-cell office:value-type="float" office:value="0.719696">
                <text:p>0.719696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5106">
                <text:p>0.725106</text:p>
              </table:table-cell>
              <table:table-cell office:value-type="float" office:value="0.59128">
                <text:p>0.59128</text:p>
              </table:table-cell>
              <table:table-cell office:value-type="float" office:value="0.725513">
                <text:p>0.725513</text:p>
              </table:table-cell>
              <table:table-cell office:value-type="float" office:value="0.602986">
                <text:p>0.602986</text:p>
              </table:table-cell>
              <table:table-cell office:value-type="float" office:value="0.725916">
                <text:p>0.725916</text:p>
              </table:table-cell>
              <table:table-cell office:value-type="float" office:value="0.675913">
                <text:p>0.675913</text:p>
              </table:table-cell>
              <table:table-cell office:value-type="float" office:value="0.726514">
                <text:p>0.726514</text:p>
              </table:table-cell>
              <table:table-cell office:value-type="float" office:value="0.827092">
                <text:p>0.827092</text:p>
              </table:table-cell>
              <table:table-cell office:value-type="float" office:value="0.726907">
                <text:p>0.726907</text:p>
              </table:table-cell>
              <table:table-cell office:value-type="float" office:value="0.857021">
                <text:p>0.857021</text:p>
              </table:table-cell>
              <table:table-cell office:value-type="float" office:value="0.727296">
                <text:p>0.727296</text:p>
              </table:table-cell>
              <table:table-cell office:value-type="float" office:value="0.952987">
                <text:p>0.952987</text:p>
              </table:table-cell>
              <table:table-cell office:value-type="float" office:value="0.72768">
                <text:p>0.72768</text:p>
              </table:table-cell>
              <table:table-cell office:value-type="float" office:value="1.00326">
                <text:p>1.00326</text:p>
              </table:table-cell>
              <table:table-cell office:value-type="float" office:value="0.728248">
                <text:p>0.728248</text:p>
              </table:table-cell>
              <table:table-cell office:value-type="float" office:value="1.17102">
                <text:p>1.17102</text:p>
              </table:table-cell>
              <table:table-cell office:value-type="float" office:value="0.728621">
                <text:p>0.728621</text:p>
              </table:table-cell>
              <table:table-cell office:value-type="float" office:value="1.2892">
                <text:p>1.2892</text:p>
              </table:table-cell>
              <table:table-cell office:value-type="float" office:value="0.728989">
                <text:p>0.728989</text:p>
              </table:table-cell>
              <table:table-cell office:value-type="float" office:value="1.40388">
                <text:p>1.40388</text:p>
              </table:table-cell>
              <table:table-cell office:value-type="float" office:value="0.729353">
                <text:p>0.729353</text:p>
              </table:table-cell>
              <table:table-cell office:value-type="float" office:value="1.51443">
                <text:p>1.51443</text:p>
              </table:table-cell>
              <table:table-cell office:value-type="float" office:value="0.729888">
                <text:p>0.729888</text:p>
              </table:table-cell>
              <table:table-cell office:value-type="float" office:value="1.73093">
                <text:p>1.73093</text:p>
              </table:table-cell>
              <table:table-cell office:value-type="float" office:value="0.730238">
                <text:p>0.730238</text:p>
              </table:table-cell>
              <table:table-cell office:value-type="float" office:value="1.86894">
                <text:p>1.86894</text:p>
              </table:table-cell>
              <table:table-cell office:value-type="float" office:value="0.730582">
                <text:p>0.730582</text:p>
              </table:table-cell>
              <table:table-cell office:value-type="float" office:value="2.05321">
                <text:p>2.05321</text:p>
              </table:table-cell>
              <table:table-cell office:value-type="float" office:value="0.730921">
                <text:p>0.730921</text:p>
              </table:table-cell>
              <table:table-cell office:value-type="float" office:value="2.29584">
                <text:p>2.29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5883">
                <text:p>0.735883</text:p>
              </table:table-cell>
              <table:table-cell office:value-type="float" office:value="0.591282">
                <text:p>0.591282</text:p>
              </table:table-cell>
              <table:table-cell office:value-type="float" office:value="0.736322">
                <text:p>0.736322</text:p>
              </table:table-cell>
              <table:table-cell office:value-type="float" office:value="0.603004">
                <text:p>0.603004</text:p>
              </table:table-cell>
              <table:table-cell office:value-type="float" office:value="0.736756">
                <text:p>0.736756</text:p>
              </table:table-cell>
              <table:table-cell office:value-type="float" office:value="0.675945">
                <text:p>0.675945</text:p>
              </table:table-cell>
              <table:table-cell office:value-type="float" office:value="0.737399">
                <text:p>0.737399</text:p>
              </table:table-cell>
              <table:table-cell office:value-type="float" office:value="0.827135">
                <text:p>0.827135</text:p>
              </table:table-cell>
              <table:table-cell office:value-type="float" office:value="0.737823">
                <text:p>0.737823</text:p>
              </table:table-cell>
              <table:table-cell office:value-type="float" office:value="0.857058">
                <text:p>0.857058</text:p>
              </table:table-cell>
              <table:table-cell office:value-type="float" office:value="0.738241">
                <text:p>0.738241</text:p>
              </table:table-cell>
              <table:table-cell office:value-type="float" office:value="0.953023">
                <text:p>0.953023</text:p>
              </table:table-cell>
              <table:table-cell office:value-type="float" office:value="0.738655">
                <text:p>0.738655</text:p>
              </table:table-cell>
              <table:table-cell office:value-type="float" office:value="1.00329">
                <text:p>1.00329</text:p>
              </table:table-cell>
              <table:table-cell office:value-type="float" office:value="0.739267">
                <text:p>0.739267</text:p>
              </table:table-cell>
              <table:table-cell office:value-type="float" office:value="1.17104">
                <text:p>1.17104</text:p>
              </table:table-cell>
              <table:table-cell office:value-type="float" office:value="0.739669">
                <text:p>0.739669</text:p>
              </table:table-cell>
              <table:table-cell office:value-type="float" office:value="1.28922">
                <text:p>1.28922</text:p>
              </table:table-cell>
              <table:table-cell office:value-type="float" office:value="0.740066">
                <text:p>0.740066</text:p>
              </table:table-cell>
              <table:table-cell office:value-type="float" office:value="1.4039">
                <text:p>1.4039</text:p>
              </table:table-cell>
              <table:table-cell office:value-type="float" office:value="0.740457">
                <text:p>0.740457</text:p>
              </table:table-cell>
              <table:table-cell office:value-type="float" office:value="1.51444">
                <text:p>1.51444</text:p>
              </table:table-cell>
              <table:table-cell office:value-type="float" office:value="0.741033">
                <text:p>0.741033</text:p>
              </table:table-cell>
              <table:table-cell office:value-type="float" office:value="1.73094">
                <text:p>1.73094</text:p>
              </table:table-cell>
              <table:table-cell office:value-type="float" office:value="0.74141">
                <text:p>0.74141</text:p>
              </table:table-cell>
              <table:table-cell office:value-type="float" office:value="1.86894">
                <text:p>1.86894</text:p>
              </table:table-cell>
              <table:table-cell office:value-type="float" office:value="0.741781">
                <text:p>0.741781</text:p>
              </table:table-cell>
              <table:table-cell office:value-type="float" office:value="2.05321">
                <text:p>2.05321</text:p>
              </table:table-cell>
              <table:table-cell office:value-type="float" office:value="0.742145">
                <text:p>0.742145</text:p>
              </table:table-cell>
              <table:table-cell office:value-type="float" office:value="2.29584">
                <text:p>2.295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6661">
                <text:p>0.746661</text:p>
              </table:table-cell>
              <table:table-cell office:value-type="float" office:value="0.591342">
                <text:p>0.591342</text:p>
              </table:table-cell>
              <table:table-cell office:value-type="float" office:value="0.74713">
                <text:p>0.74713</text:p>
              </table:table-cell>
              <table:table-cell office:value-type="float" office:value="0.603065">
                <text:p>0.603065</text:p>
              </table:table-cell>
              <table:table-cell office:value-type="float" office:value="0.747596">
                <text:p>0.747596</text:p>
              </table:table-cell>
              <table:table-cell office:value-type="float" office:value="0.676013">
                <text:p>0.676013</text:p>
              </table:table-cell>
              <table:table-cell office:value-type="float" office:value="0.748285">
                <text:p>0.748285</text:p>
              </table:table-cell>
              <table:table-cell office:value-type="float" office:value="0.827207">
                <text:p>0.827207</text:p>
              </table:table-cell>
              <table:table-cell office:value-type="float" office:value="0.748738">
                <text:p>0.748738</text:p>
              </table:table-cell>
              <table:table-cell office:value-type="float" office:value="0.857118">
                <text:p>0.857118</text:p>
              </table:table-cell>
              <table:table-cell office:value-type="float" office:value="0.749187">
                <text:p>0.749187</text:p>
              </table:table-cell>
              <table:table-cell office:value-type="float" office:value="0.953077">
                <text:p>0.953077</text:p>
              </table:table-cell>
              <table:table-cell office:value-type="float" office:value="0.749631">
                <text:p>0.749631</text:p>
              </table:table-cell>
              <table:table-cell office:value-type="float" office:value="1.00334">
                <text:p>1.00334</text:p>
              </table:table-cell>
              <table:table-cell office:value-type="float" office:value="0.750286">
                <text:p>0.750286</text:p>
              </table:table-cell>
              <table:table-cell office:value-type="float" office:value="1.17108">
                <text:p>1.17108</text:p>
              </table:table-cell>
              <table:table-cell office:value-type="float" office:value="0.750717">
                <text:p>0.750717</text:p>
              </table:table-cell>
              <table:table-cell office:value-type="float" office:value="1.28925">
                <text:p>1.28925</text:p>
              </table:table-cell>
              <table:table-cell office:value-type="float" office:value="0.751142">
                <text:p>0.751142</text:p>
              </table:table-cell>
              <table:table-cell office:value-type="float" office:value="1.40392">
                <text:p>1.40392</text:p>
              </table:table-cell>
              <table:table-cell office:value-type="float" office:value="0.751561">
                <text:p>0.751561</text:p>
              </table:table-cell>
              <table:table-cell office:value-type="float" office:value="1.51446">
                <text:p>1.51446</text:p>
              </table:table-cell>
              <table:table-cell office:value-type="float" office:value="0.752178">
                <text:p>0.752178</text:p>
              </table:table-cell>
              <table:table-cell office:value-type="float" office:value="1.73095">
                <text:p>1.73095</text:p>
              </table:table-cell>
              <table:table-cell office:value-type="float" office:value="0.752582">
                <text:p>0.752582</text:p>
              </table:table-cell>
              <table:table-cell office:value-type="float" office:value="1.86895">
                <text:p>1.86895</text:p>
              </table:table-cell>
              <table:table-cell office:value-type="float" office:value="0.752979">
                <text:p>0.752979</text:p>
              </table:table-cell>
              <table:table-cell office:value-type="float" office:value="2.05322">
                <text:p>2.05322</text:p>
              </table:table-cell>
              <table:table-cell office:value-type="float" office:value="0.75337">
                <text:p>0.75337</text:p>
              </table:table-cell>
              <table:table-cell office:value-type="float" office:value="2.29584">
                <text:p>2.295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438">
                <text:p>0.757438</text:p>
              </table:table-cell>
              <table:table-cell office:value-type="float" office:value="0.591466">
                <text:p>0.591466</text:p>
              </table:table-cell>
              <table:table-cell office:value-type="float" office:value="0.757939">
                <text:p>0.757939</text:p>
              </table:table-cell>
              <table:table-cell office:value-type="float" office:value="0.603174">
                <text:p>0.603174</text:p>
              </table:table-cell>
              <table:table-cell office:value-type="float" office:value="0.758435">
                <text:p>0.758435</text:p>
              </table:table-cell>
              <table:table-cell office:value-type="float" office:value="0.676123">
                <text:p>0.676123</text:p>
              </table:table-cell>
              <table:table-cell office:value-type="float" office:value="0.759171">
                <text:p>0.759171</text:p>
              </table:table-cell>
              <table:table-cell office:value-type="float" office:value="0.827315">
                <text:p>0.827315</text:p>
              </table:table-cell>
              <table:table-cell office:value-type="float" office:value="0.759654">
                <text:p>0.759654</text:p>
              </table:table-cell>
              <table:table-cell office:value-type="float" office:value="0.857206">
                <text:p>0.857206</text:p>
              </table:table-cell>
              <table:table-cell office:value-type="float" office:value="0.760133">
                <text:p>0.760133</text:p>
              </table:table-cell>
              <table:table-cell office:value-type="float" office:value="0.953156">
                <text:p>0.953156</text:p>
              </table:table-cell>
              <table:table-cell office:value-type="float" office:value="0.760606">
                <text:p>0.760606</text:p>
              </table:table-cell>
              <table:table-cell office:value-type="float" office:value="1.0034">
                <text:p>1.0034</text:p>
              </table:table-cell>
              <table:table-cell office:value-type="float" office:value="0.761306">
                <text:p>0.761306</text:p>
              </table:table-cell>
              <table:table-cell office:value-type="float" office:value="1.17112">
                <text:p>1.17112</text:p>
              </table:table-cell>
              <table:table-cell office:value-type="float" office:value="0.761765">
                <text:p>0.761765</text:p>
              </table:table-cell>
              <table:table-cell office:value-type="float" office:value="1.28929">
                <text:p>1.28929</text:p>
              </table:table-cell>
              <table:table-cell office:value-type="float" office:value="0.762218">
                <text:p>0.762218</text:p>
              </table:table-cell>
              <table:table-cell office:value-type="float" office:value="1.40395">
                <text:p>1.40395</text:p>
              </table:table-cell>
              <table:table-cell office:value-type="float" office:value="0.762665">
                <text:p>0.762665</text:p>
              </table:table-cell>
              <table:table-cell office:value-type="float" office:value="1.51448">
                <text:p>1.51448</text:p>
              </table:table-cell>
              <table:table-cell office:value-type="float" office:value="0.763323">
                <text:p>0.763323</text:p>
              </table:table-cell>
              <table:table-cell office:value-type="float" office:value="1.73097">
                <text:p>1.73097</text:p>
              </table:table-cell>
              <table:table-cell office:value-type="float" office:value="0.763754">
                <text:p>0.763754</text:p>
              </table:table-cell>
              <table:table-cell office:value-type="float" office:value="1.86896">
                <text:p>1.86896</text:p>
              </table:table-cell>
              <table:table-cell office:value-type="float" office:value="0.764178">
                <text:p>0.764178</text:p>
              </table:table-cell>
              <table:table-cell office:value-type="float" office:value="2.05323">
                <text:p>2.05323</text:p>
              </table:table-cell>
              <table:table-cell office:value-type="float" office:value="0.764595">
                <text:p>0.764595</text:p>
              </table:table-cell>
              <table:table-cell office:value-type="float" office:value="2.29585">
                <text:p>2.295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8215">
                <text:p>0.768215</text:p>
              </table:table-cell>
              <table:table-cell office:value-type="float" office:value="0.591661">
                <text:p>0.591661</text:p>
              </table:table-cell>
              <table:table-cell office:value-type="float" office:value="0.768748">
                <text:p>0.768748</text:p>
              </table:table-cell>
              <table:table-cell office:value-type="float" office:value="0.603341">
                <text:p>0.603341</text:p>
              </table:table-cell>
              <table:table-cell office:value-type="float" office:value="0.769275">
                <text:p>0.769275</text:p>
              </table:table-cell>
              <table:table-cell office:value-type="float" office:value="0.676283">
                <text:p>0.676283</text:p>
              </table:table-cell>
              <table:table-cell office:value-type="float" office:value="0.770056">
                <text:p>0.770056</text:p>
              </table:table-cell>
              <table:table-cell office:value-type="float" office:value="0.827467">
                <text:p>0.827467</text:p>
              </table:table-cell>
              <table:table-cell office:value-type="float" office:value="0.77057">
                <text:p>0.77057</text:p>
              </table:table-cell>
              <table:table-cell office:value-type="float" office:value="0.85733">
                <text:p>0.85733</text:p>
              </table:table-cell>
              <table:table-cell office:value-type="float" office:value="0.771079">
                <text:p>0.771079</text:p>
              </table:table-cell>
              <table:table-cell office:value-type="float" office:value="0.953266">
                <text:p>0.953266</text:p>
              </table:table-cell>
              <table:table-cell office:value-type="float" office:value="0.771582">
                <text:p>0.771582</text:p>
              </table:table-cell>
              <table:table-cell office:value-type="float" office:value="1.00349">
                <text:p>1.00349</text:p>
              </table:table-cell>
              <table:table-cell office:value-type="float" office:value="0.772325">
                <text:p>0.772325</text:p>
              </table:table-cell>
              <table:table-cell office:value-type="float" office:value="1.17119">
                <text:p>1.17119</text:p>
              </table:table-cell>
              <table:table-cell office:value-type="float" office:value="0.772812">
                <text:p>0.772812</text:p>
              </table:table-cell>
              <table:table-cell office:value-type="float" office:value="1.28935">
                <text:p>1.28935</text:p>
              </table:table-cell>
              <table:table-cell office:value-type="float" office:value="0.773294">
                <text:p>0.773294</text:p>
              </table:table-cell>
              <table:table-cell office:value-type="float" office:value="1.404">
                <text:p>1.404</text:p>
              </table:table-cell>
              <table:table-cell office:value-type="float" office:value="0.773769">
                <text:p>0.773769</text:p>
              </table:table-cell>
              <table:table-cell office:value-type="float" office:value="1.51452">
                <text:p>1.51452</text:p>
              </table:table-cell>
              <table:table-cell office:value-type="float" office:value="0.774468">
                <text:p>0.774468</text:p>
              </table:table-cell>
              <table:table-cell office:value-type="float" office:value="1.73099">
                <text:p>1.73099</text:p>
              </table:table-cell>
              <table:table-cell office:value-type="float" office:value="0.774926">
                <text:p>0.774926</text:p>
              </table:table-cell>
              <table:table-cell office:value-type="float" office:value="1.86898">
                <text:p>1.86898</text:p>
              </table:table-cell>
              <table:table-cell office:value-type="float" office:value="0.775377">
                <text:p>0.775377</text:p>
              </table:table-cell>
              <table:table-cell office:value-type="float" office:value="2.05324">
                <text:p>2.05324</text:p>
              </table:table-cell>
              <table:table-cell office:value-type="float" office:value="0.775819">
                <text:p>0.775819</text:p>
              </table:table-cell>
              <table:table-cell office:value-type="float" office:value="2.29586">
                <text:p>2.295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993">
                <text:p>0.778993</text:p>
              </table:table-cell>
              <table:table-cell office:value-type="float" office:value="0.591944">
                <text:p>0.591944</text:p>
              </table:table-cell>
              <table:table-cell office:value-type="float" office:value="0.779556">
                <text:p>0.779556</text:p>
              </table:table-cell>
              <table:table-cell office:value-type="float" office:value="0.603578">
                <text:p>0.603578</text:p>
              </table:table-cell>
              <table:table-cell office:value-type="float" office:value="0.780115">
                <text:p>0.780115</text:p>
              </table:table-cell>
              <table:table-cell office:value-type="float" office:value="0.676508">
                <text:p>0.676508</text:p>
              </table:table-cell>
              <table:table-cell office:value-type="float" office:value="0.780942">
                <text:p>0.780942</text:p>
              </table:table-cell>
              <table:table-cell office:value-type="float" office:value="0.827678">
                <text:p>0.827678</text:p>
              </table:table-cell>
              <table:table-cell office:value-type="float" office:value="0.781486">
                <text:p>0.781486</text:p>
              </table:table-cell>
              <table:table-cell office:value-type="float" office:value="0.857501">
                <text:p>0.857501</text:p>
              </table:table-cell>
              <table:table-cell office:value-type="float" office:value="0.782025">
                <text:p>0.782025</text:p>
              </table:table-cell>
              <table:table-cell office:value-type="float" office:value="0.953418">
                <text:p>0.953418</text:p>
              </table:table-cell>
              <table:table-cell office:value-type="float" office:value="0.782557">
                <text:p>0.782557</text:p>
              </table:table-cell>
              <table:table-cell office:value-type="float" office:value="1.00361">
                <text:p>1.00361</text:p>
              </table:table-cell>
              <table:table-cell office:value-type="float" office:value="0.783344">
                <text:p>0.783344</text:p>
              </table:table-cell>
              <table:table-cell office:value-type="float" office:value="1.17129">
                <text:p>1.17129</text:p>
              </table:table-cell>
              <table:table-cell office:value-type="float" office:value="0.78386">
                <text:p>0.78386</text:p>
              </table:table-cell>
              <table:table-cell office:value-type="float" office:value="1.28943">
                <text:p>1.28943</text:p>
              </table:table-cell>
              <table:table-cell office:value-type="float" office:value="0.78437">
                <text:p>0.78437</text:p>
              </table:table-cell>
              <table:table-cell office:value-type="float" office:value="1.40407">
                <text:p>1.40407</text:p>
              </table:table-cell>
              <table:table-cell office:value-type="float" office:value="0.784873">
                <text:p>0.784873</text:p>
              </table:table-cell>
              <table:table-cell office:value-type="float" office:value="1.51457">
                <text:p>1.51457</text:p>
              </table:table-cell>
              <table:table-cell office:value-type="float" office:value="0.785614">
                <text:p>0.785614</text:p>
              </table:table-cell>
              <table:table-cell office:value-type="float" office:value="1.73103">
                <text:p>1.73103</text:p>
              </table:table-cell>
              <table:table-cell office:value-type="float" office:value="0.786098">
                <text:p>0.786098</text:p>
              </table:table-cell>
              <table:table-cell office:value-type="float" office:value="1.86901">
                <text:p>1.86901</text:p>
              </table:table-cell>
              <table:table-cell office:value-type="float" office:value="0.786575">
                <text:p>0.786575</text:p>
              </table:table-cell>
              <table:table-cell office:value-type="float" office:value="2.05326">
                <text:p>2.05326</text:p>
              </table:table-cell>
              <table:table-cell office:value-type="float" office:value="0.787044">
                <text:p>0.787044</text:p>
              </table:table-cell>
              <table:table-cell office:value-type="float" office:value="2.29587">
                <text:p>2.295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977">
                <text:p>0.78977</text:p>
              </table:table-cell>
              <table:table-cell office:value-type="float" office:value="0.592334">
                <text:p>0.592334</text:p>
              </table:table-cell>
              <table:table-cell office:value-type="float" office:value="0.790365">
                <text:p>0.790365</text:p>
              </table:table-cell>
              <table:table-cell office:value-type="float" office:value="0.603904">
                <text:p>0.603904</text:p>
              </table:table-cell>
              <table:table-cell office:value-type="float" office:value="0.790954">
                <text:p>0.790954</text:p>
              </table:table-cell>
              <table:table-cell office:value-type="float" office:value="0.676815">
                <text:p>0.676815</text:p>
              </table:table-cell>
              <table:table-cell office:value-type="float" office:value="0.791827">
                <text:p>0.791827</text:p>
              </table:table-cell>
              <table:table-cell office:value-type="float" office:value="0.827966">
                <text:p>0.827966</text:p>
              </table:table-cell>
              <table:table-cell office:value-type="float" office:value="0.792402">
                <text:p>0.792402</text:p>
              </table:table-cell>
              <table:table-cell office:value-type="float" office:value="0.857736">
                <text:p>0.857736</text:p>
              </table:table-cell>
              <table:table-cell office:value-type="float" office:value="0.79297">
                <text:p>0.79297</text:p>
              </table:table-cell>
              <table:table-cell office:value-type="float" office:value="0.953628">
                <text:p>0.953628</text:p>
              </table:table-cell>
              <table:table-cell office:value-type="float" office:value="0.793532">
                <text:p>0.793532</text:p>
              </table:table-cell>
              <table:table-cell office:value-type="float" office:value="1.00378">
                <text:p>1.00378</text:p>
              </table:table-cell>
              <table:table-cell office:value-type="float" office:value="0.794363">
                <text:p>0.794363</text:p>
              </table:table-cell>
              <table:table-cell office:value-type="float" office:value="1.17143">
                <text:p>1.17143</text:p>
              </table:table-cell>
              <table:table-cell office:value-type="float" office:value="0.794908">
                <text:p>0.794908</text:p>
              </table:table-cell>
              <table:table-cell office:value-type="float" office:value="1.28955">
                <text:p>1.28955</text:p>
              </table:table-cell>
              <table:table-cell office:value-type="float" office:value="0.795446">
                <text:p>0.795446</text:p>
              </table:table-cell>
              <table:table-cell office:value-type="float" office:value="1.40416">
                <text:p>1.40416</text:p>
              </table:table-cell>
              <table:table-cell office:value-type="float" office:value="0.795977">
                <text:p>0.795977</text:p>
              </table:table-cell>
              <table:table-cell office:value-type="float" office:value="1.51464">
                <text:p>1.51464</text:p>
              </table:table-cell>
              <table:table-cell office:value-type="float" office:value="0.796759">
                <text:p>0.796759</text:p>
              </table:table-cell>
              <table:table-cell office:value-type="float" office:value="1.73108">
                <text:p>1.73108</text:p>
              </table:table-cell>
              <table:table-cell office:value-type="float" office:value="0.79727">
                <text:p>0.79727</text:p>
              </table:table-cell>
              <table:table-cell office:value-type="float" office:value="1.86904">
                <text:p>1.86904</text:p>
              </table:table-cell>
              <table:table-cell office:value-type="float" office:value="0.797774">
                <text:p>0.797774</text:p>
              </table:table-cell>
              <table:table-cell office:value-type="float" office:value="2.05329">
                <text:p>2.05329</text:p>
              </table:table-cell>
              <table:table-cell office:value-type="float" office:value="0.798269">
                <text:p>0.798269</text:p>
              </table:table-cell>
              <table:table-cell office:value-type="float" office:value="2.2959">
                <text:p>2.2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47">
                <text:p>0.800547</text:p>
              </table:table-cell>
              <table:table-cell office:value-type="float" office:value="0.592861">
                <text:p>0.592861</text:p>
              </table:table-cell>
              <table:table-cell office:value-type="float" office:value="0.801174">
                <text:p>0.801174</text:p>
              </table:table-cell>
              <table:table-cell office:value-type="float" office:value="0.604344">
                <text:p>0.604344</text:p>
              </table:table-cell>
              <table:table-cell office:value-type="float" office:value="0.801794">
                <text:p>0.801794</text:p>
              </table:table-cell>
              <table:table-cell office:value-type="float" office:value="0.67723">
                <text:p>0.67723</text:p>
              </table:table-cell>
              <table:table-cell office:value-type="float" office:value="0.802713">
                <text:p>0.802713</text:p>
              </table:table-cell>
              <table:table-cell office:value-type="float" office:value="0.828355">
                <text:p>0.828355</text:p>
              </table:table-cell>
              <table:table-cell office:value-type="float" office:value="0.803318">
                <text:p>0.803318</text:p>
              </table:table-cell>
              <table:table-cell office:value-type="float" office:value="0.858055">
                <text:p>0.858055</text:p>
              </table:table-cell>
              <table:table-cell office:value-type="float" office:value="0.803916">
                <text:p>0.803916</text:p>
              </table:table-cell>
              <table:table-cell office:value-type="float" office:value="0.953915">
                <text:p>0.953915</text:p>
              </table:table-cell>
              <table:table-cell office:value-type="float" office:value="0.804508">
                <text:p>0.804508</text:p>
              </table:table-cell>
              <table:table-cell office:value-type="float" office:value="1.00402">
                <text:p>1.00402</text:p>
              </table:table-cell>
              <table:table-cell office:value-type="float" office:value="0.805382">
                <text:p>0.805382</text:p>
              </table:table-cell>
              <table:table-cell office:value-type="float" office:value="1.17162">
                <text:p>1.17162</text:p>
              </table:table-cell>
              <table:table-cell office:value-type="float" office:value="0.805956">
                <text:p>0.805956</text:p>
              </table:table-cell>
              <table:table-cell office:value-type="float" office:value="1.28971">
                <text:p>1.28971</text:p>
              </table:table-cell>
              <table:table-cell office:value-type="float" office:value="0.806522">
                <text:p>0.806522</text:p>
              </table:table-cell>
              <table:table-cell office:value-type="float" office:value="1.40429">
                <text:p>1.40429</text:p>
              </table:table-cell>
              <table:table-cell office:value-type="float" office:value="0.807081">
                <text:p>0.807081</text:p>
              </table:table-cell>
              <table:table-cell office:value-type="float" office:value="1.51475">
                <text:p>1.51475</text:p>
              </table:table-cell>
              <table:table-cell office:value-type="float" office:value="0.807904">
                <text:p>0.807904</text:p>
              </table:table-cell>
              <table:table-cell office:value-type="float" office:value="1.73116">
                <text:p>1.73116</text:p>
              </table:table-cell>
              <table:table-cell office:value-type="float" office:value="0.808442">
                <text:p>0.808442</text:p>
              </table:table-cell>
              <table:table-cell office:value-type="float" office:value="1.8691">
                <text:p>1.8691</text:p>
              </table:table-cell>
              <table:table-cell office:value-type="float" office:value="0.808972">
                <text:p>0.808972</text:p>
              </table:table-cell>
              <table:table-cell office:value-type="float" office:value="2.05333">
                <text:p>2.05333</text:p>
              </table:table-cell>
              <table:table-cell office:value-type="float" office:value="0.809494">
                <text:p>0.809494</text:p>
              </table:table-cell>
              <table:table-cell office:value-type="float" office:value="2.29593">
                <text:p>2.29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1325">
                <text:p>0.811325</text:p>
              </table:table-cell>
              <table:table-cell office:value-type="float" office:value="0.593565">
                <text:p>0.593565</text:p>
              </table:table-cell>
              <table:table-cell office:value-type="float" office:value="0.811982">
                <text:p>0.811982</text:p>
              </table:table-cell>
              <table:table-cell office:value-type="float" office:value="0.604932">
                <text:p>0.604932</text:p>
              </table:table-cell>
              <table:table-cell office:value-type="float" office:value="0.812634">
                <text:p>0.812634</text:p>
              </table:table-cell>
              <table:table-cell office:value-type="float" office:value="0.677786">
                <text:p>0.677786</text:p>
              </table:table-cell>
              <table:table-cell office:value-type="float" office:value="0.813599">
                <text:p>0.813599</text:p>
              </table:table-cell>
              <table:table-cell office:value-type="float" office:value="0.828882">
                <text:p>0.828882</text:p>
              </table:table-cell>
              <table:table-cell office:value-type="float" office:value="0.814234">
                <text:p>0.814234</text:p>
              </table:table-cell>
              <table:table-cell office:value-type="float" office:value="0.85849">
                <text:p>0.85849</text:p>
              </table:table-cell>
              <table:table-cell office:value-type="float" office:value="0.814862">
                <text:p>0.814862</text:p>
              </table:table-cell>
              <table:table-cell office:value-type="float" office:value="0.954309">
                <text:p>0.954309</text:p>
              </table:table-cell>
              <table:table-cell office:value-type="float" office:value="0.815483">
                <text:p>0.815483</text:p>
              </table:table-cell>
              <table:table-cell office:value-type="float" office:value="1.00434">
                <text:p>1.00434</text:p>
              </table:table-cell>
              <table:table-cell office:value-type="float" office:value="0.816401">
                <text:p>0.816401</text:p>
              </table:table-cell>
              <table:table-cell office:value-type="float" office:value="1.17189">
                <text:p>1.17189</text:p>
              </table:table-cell>
              <table:table-cell office:value-type="float" office:value="0.817004">
                <text:p>0.817004</text:p>
              </table:table-cell>
              <table:table-cell office:value-type="float" office:value="1.28994">
                <text:p>1.28994</text:p>
              </table:table-cell>
              <table:table-cell office:value-type="float" office:value="0.817598">
                <text:p>0.817598</text:p>
              </table:table-cell>
              <table:table-cell office:value-type="float" office:value="1.40448">
                <text:p>1.40448</text:p>
              </table:table-cell>
              <table:table-cell office:value-type="float" office:value="0.818185">
                <text:p>0.818185</text:p>
              </table:table-cell>
              <table:table-cell office:value-type="float" office:value="1.5149">
                <text:p>1.5149</text:p>
              </table:table-cell>
              <table:table-cell office:value-type="float" office:value="0.819049">
                <text:p>0.819049</text:p>
              </table:table-cell>
              <table:table-cell office:value-type="float" office:value="1.73127">
                <text:p>1.73127</text:p>
              </table:table-cell>
              <table:table-cell office:value-type="float" office:value="0.819615">
                <text:p>0.819615</text:p>
              </table:table-cell>
              <table:table-cell office:value-type="float" office:value="1.86919">
                <text:p>1.86919</text:p>
              </table:table-cell>
              <table:table-cell office:value-type="float" office:value="0.820171">
                <text:p>0.820171</text:p>
              </table:table-cell>
              <table:table-cell office:value-type="float" office:value="2.0534">
                <text:p>2.0534</text:p>
              </table:table-cell>
              <table:table-cell office:value-type="float" office:value="0.820718">
                <text:p>0.820718</text:p>
              </table:table-cell>
              <table:table-cell office:value-type="float" office:value="2.29598">
                <text:p>2.29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102">
                <text:p>0.822102</text:p>
              </table:table-cell>
              <table:table-cell office:value-type="float" office:value="0.594498">
                <text:p>0.594498</text:p>
              </table:table-cell>
              <table:table-cell office:value-type="float" office:value="0.822791">
                <text:p>0.822791</text:p>
              </table:table-cell>
              <table:table-cell office:value-type="float" office:value="0.605715">
                <text:p>0.605715</text:p>
              </table:table-cell>
              <table:table-cell office:value-type="float" office:value="0.823474">
                <text:p>0.823474</text:p>
              </table:table-cell>
              <table:table-cell office:value-type="float" office:value="0.67853">
                <text:p>0.67853</text:p>
              </table:table-cell>
              <table:table-cell office:value-type="float" office:value="0.824484">
                <text:p>0.824484</text:p>
              </table:table-cell>
              <table:table-cell office:value-type="float" office:value="0.829592">
                <text:p>0.829592</text:p>
              </table:table-cell>
              <table:table-cell office:value-type="float" office:value="0.82515">
                <text:p>0.82515</text:p>
              </table:table-cell>
              <table:table-cell office:value-type="float" office:value="0.85908">
                <text:p>0.85908</text:p>
              </table:table-cell>
              <table:table-cell office:value-type="float" office:value="0.825808">
                <text:p>0.825808</text:p>
              </table:table-cell>
              <table:table-cell office:value-type="float" office:value="0.954848">
                <text:p>0.954848</text:p>
              </table:table-cell>
              <table:table-cell office:value-type="float" office:value="0.826458">
                <text:p>0.826458</text:p>
              </table:table-cell>
              <table:table-cell office:value-type="float" office:value="1.00479">
                <text:p>1.00479</text:p>
              </table:table-cell>
              <table:table-cell office:value-type="float" office:value="0.82742">
                <text:p>0.82742</text:p>
              </table:table-cell>
              <table:table-cell office:value-type="float" office:value="1.17226">
                <text:p>1.17226</text:p>
              </table:table-cell>
              <table:table-cell office:value-type="float" office:value="0.828051">
                <text:p>0.828051</text:p>
              </table:table-cell>
              <table:table-cell office:value-type="float" office:value="1.29026">
                <text:p>1.29026</text:p>
              </table:table-cell>
              <table:table-cell office:value-type="float" office:value="0.828674">
                <text:p>0.828674</text:p>
              </table:table-cell>
              <table:table-cell office:value-type="float" office:value="1.40476">
                <text:p>1.40476</text:p>
              </table:table-cell>
              <table:table-cell office:value-type="float" office:value="0.829289">
                <text:p>0.829289</text:p>
              </table:table-cell>
              <table:table-cell office:value-type="float" office:value="1.51512">
                <text:p>1.51512</text:p>
              </table:table-cell>
              <table:table-cell office:value-type="float" office:value="0.830194">
                <text:p>0.830194</text:p>
              </table:table-cell>
              <table:table-cell office:value-type="float" office:value="1.73143">
                <text:p>1.73143</text:p>
              </table:table-cell>
              <table:table-cell office:value-type="float" office:value="0.830787">
                <text:p>0.830787</text:p>
              </table:table-cell>
              <table:table-cell office:value-type="float" office:value="1.86932">
                <text:p>1.86932</text:p>
              </table:table-cell>
              <table:table-cell office:value-type="float" office:value="0.83137">
                <text:p>0.83137</text:p>
              </table:table-cell>
              <table:table-cell office:value-type="float" office:value="2.0535">
                <text:p>2.0535</text:p>
              </table:table-cell>
              <table:table-cell office:value-type="float" office:value="0.831943">
                <text:p>0.831943</text:p>
              </table:table-cell>
              <table:table-cell office:value-type="float" office:value="2.29606">
                <text:p>2.296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288">
                <text:p>0.83288</text:p>
              </table:table-cell>
              <table:table-cell office:value-type="float" office:value="0.595731">
                <text:p>0.595731</text:p>
              </table:table-cell>
              <table:table-cell office:value-type="float" office:value="0.8336">
                <text:p>0.8336</text:p>
              </table:table-cell>
              <table:table-cell office:value-type="float" office:value="0.606756">
                <text:p>0.606756</text:p>
              </table:table-cell>
              <table:table-cell office:value-type="float" office:value="0.834313">
                <text:p>0.834313</text:p>
              </table:table-cell>
              <table:table-cell office:value-type="float" office:value="0.679523">
                <text:p>0.679523</text:p>
              </table:table-cell>
              <table:table-cell office:value-type="float" office:value="0.83537">
                <text:p>0.83537</text:p>
              </table:table-cell>
              <table:table-cell office:value-type="float" office:value="0.830549">
                <text:p>0.830549</text:p>
              </table:table-cell>
              <table:table-cell office:value-type="float" office:value="0.836066">
                <text:p>0.836066</text:p>
              </table:table-cell>
              <table:table-cell office:value-type="float" office:value="0.859881">
                <text:p>0.859881</text:p>
              </table:table-cell>
              <table:table-cell office:value-type="float" office:value="0.836754">
                <text:p>0.836754</text:p>
              </table:table-cell>
              <table:table-cell office:value-type="float" office:value="0.955585">
                <text:p>0.955585</text:p>
              </table:table-cell>
              <table:table-cell office:value-type="float" office:value="0.837434">
                <text:p>0.837434</text:p>
              </table:table-cell>
              <table:table-cell office:value-type="float" office:value="1.00541">
                <text:p>1.00541</text:p>
              </table:table-cell>
              <table:table-cell office:value-type="float" office:value="0.838439">
                <text:p>0.838439</text:p>
              </table:table-cell>
              <table:table-cell office:value-type="float" office:value="1.17279">
                <text:p>1.17279</text:p>
              </table:table-cell>
              <table:table-cell office:value-type="float" office:value="0.839099">
                <text:p>0.839099</text:p>
              </table:table-cell>
              <table:table-cell office:value-type="float" office:value="1.29072">
                <text:p>1.29072</text:p>
              </table:table-cell>
              <table:table-cell office:value-type="float" office:value="0.839751">
                <text:p>0.839751</text:p>
              </table:table-cell>
              <table:table-cell office:value-type="float" office:value="1.40515">
                <text:p>1.40515</text:p>
              </table:table-cell>
              <table:table-cell office:value-type="float" office:value="0.840393">
                <text:p>0.840393</text:p>
              </table:table-cell>
              <table:table-cell office:value-type="float" office:value="1.51544">
                <text:p>1.51544</text:p>
              </table:table-cell>
              <table:table-cell office:value-type="float" office:value="0.84134">
                <text:p>0.84134</text:p>
              </table:table-cell>
              <table:table-cell office:value-type="float" office:value="1.73167">
                <text:p>1.73167</text:p>
              </table:table-cell>
              <table:table-cell office:value-type="float" office:value="0.841959">
                <text:p>0.841959</text:p>
              </table:table-cell>
              <table:table-cell office:value-type="float" office:value="1.8695">
                <text:p>1.8695</text:p>
              </table:table-cell>
              <table:table-cell office:value-type="float" office:value="0.842568">
                <text:p>0.842568</text:p>
              </table:table-cell>
              <table:table-cell office:value-type="float" office:value="2.05365">
                <text:p>2.05365</text:p>
              </table:table-cell>
              <table:table-cell office:value-type="float" office:value="0.843168">
                <text:p>0.843168</text:p>
              </table:table-cell>
              <table:table-cell office:value-type="float" office:value="2.29618">
                <text:p>2.296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657">
                <text:p>0.843657</text:p>
              </table:table-cell>
              <table:table-cell office:value-type="float" office:value="0.597361">
                <text:p>0.597361</text:p>
              </table:table-cell>
              <table:table-cell office:value-type="float" office:value="0.844409">
                <text:p>0.844409</text:p>
              </table:table-cell>
              <table:table-cell office:value-type="float" office:value="0.608137">
                <text:p>0.608137</text:p>
              </table:table-cell>
              <table:table-cell office:value-type="float" office:value="0.845153">
                <text:p>0.845153</text:p>
              </table:table-cell>
              <table:table-cell office:value-type="float" office:value="0.68085">
                <text:p>0.68085</text:p>
              </table:table-cell>
              <table:table-cell office:value-type="float" office:value="0.846256">
                <text:p>0.846256</text:p>
              </table:table-cell>
              <table:table-cell office:value-type="float" office:value="0.83184">
                <text:p>0.83184</text:p>
              </table:table-cell>
              <table:table-cell office:value-type="float" office:value="0.846982">
                <text:p>0.846982</text:p>
              </table:table-cell>
              <table:table-cell office:value-type="float" office:value="0.860969">
                <text:p>0.860969</text:p>
              </table:table-cell>
              <table:table-cell office:value-type="float" office:value="0.847699">
                <text:p>0.847699</text:p>
              </table:table-cell>
              <table:table-cell office:value-type="float" office:value="0.956593">
                <text:p>0.956593</text:p>
              </table:table-cell>
              <table:table-cell office:value-type="float" office:value="0.848409">
                <text:p>0.848409</text:p>
              </table:table-cell>
              <table:table-cell office:value-type="float" office:value="1.00626">
                <text:p>1.00626</text:p>
              </table:table-cell>
              <table:table-cell office:value-type="float" office:value="0.849458">
                <text:p>0.849458</text:p>
              </table:table-cell>
              <table:table-cell office:value-type="float" office:value="1.17352">
                <text:p>1.17352</text:p>
              </table:table-cell>
              <table:table-cell office:value-type="float" office:value="0.850147">
                <text:p>0.850147</text:p>
              </table:table-cell>
              <table:table-cell office:value-type="float" office:value="1.29137">
                <text:p>1.29137</text:p>
              </table:table-cell>
              <table:table-cell office:value-type="float" office:value="0.850827">
                <text:p>0.850827</text:p>
              </table:table-cell>
              <table:table-cell office:value-type="float" office:value="1.4057">
                <text:p>1.4057</text:p>
              </table:table-cell>
              <table:table-cell office:value-type="float" office:value="0.851497">
                <text:p>0.851497</text:p>
              </table:table-cell>
              <table:table-cell office:value-type="float" office:value="1.5159">
                <text:p>1.5159</text:p>
              </table:table-cell>
              <table:table-cell office:value-type="float" office:value="0.852485">
                <text:p>0.852485</text:p>
              </table:table-cell>
              <table:table-cell office:value-type="float" office:value="1.73202">
                <text:p>1.73202</text:p>
              </table:table-cell>
              <table:table-cell office:value-type="float" office:value="0.853131">
                <text:p>0.853131</text:p>
              </table:table-cell>
              <table:table-cell office:value-type="float" office:value="1.86979">
                <text:p>1.86979</text:p>
              </table:table-cell>
              <table:table-cell office:value-type="float" office:value="0.853767">
                <text:p>0.853767</text:p>
              </table:table-cell>
              <table:table-cell office:value-type="float" office:value="2.05388">
                <text:p>2.05388</text:p>
              </table:table-cell>
              <table:table-cell office:value-type="float" office:value="0.854392">
                <text:p>0.854392</text:p>
              </table:table-cell>
              <table:table-cell office:value-type="float" office:value="2.29637">
                <text:p>2.296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434">
                <text:p>0.854434</text:p>
              </table:table-cell>
              <table:table-cell office:value-type="float" office:value="0.599513">
                <text:p>0.599513</text:p>
              </table:table-cell>
              <table:table-cell office:value-type="float" office:value="0.855217">
                <text:p>0.855217</text:p>
              </table:table-cell>
              <table:table-cell office:value-type="float" office:value="0.609971">
                <text:p>0.609971</text:p>
              </table:table-cell>
              <table:table-cell office:value-type="float" office:value="0.855993">
                <text:p>0.855993</text:p>
              </table:table-cell>
              <table:table-cell office:value-type="float" office:value="0.682621">
                <text:p>0.682621</text:p>
              </table:table-cell>
              <table:table-cell office:value-type="float" office:value="0.857141">
                <text:p>0.857141</text:p>
              </table:table-cell>
              <table:table-cell office:value-type="float" office:value="0.833581">
                <text:p>0.833581</text:p>
              </table:table-cell>
              <table:table-cell office:value-type="float" office:value="0.857897">
                <text:p>0.857897</text:p>
              </table:table-cell>
              <table:table-cell office:value-type="float" office:value="0.862447">
                <text:p>0.862447</text:p>
              </table:table-cell>
              <table:table-cell office:value-type="float" office:value="0.858645">
                <text:p>0.858645</text:p>
              </table:table-cell>
              <table:table-cell office:value-type="float" office:value="0.957973">
                <text:p>0.957973</text:p>
              </table:table-cell>
              <table:table-cell office:value-type="float" office:value="0.859385">
                <text:p>0.859385</text:p>
              </table:table-cell>
              <table:table-cell office:value-type="float" office:value="1.00744">
                <text:p>1.00744</text:p>
              </table:table-cell>
              <table:table-cell office:value-type="float" office:value="0.860477">
                <text:p>0.860477</text:p>
              </table:table-cell>
              <table:table-cell office:value-type="float" office:value="1.17455">
                <text:p>1.17455</text:p>
              </table:table-cell>
              <table:table-cell office:value-type="float" office:value="0.861195">
                <text:p>0.861195</text:p>
              </table:table-cell>
              <table:table-cell office:value-type="float" office:value="1.29228">
                <text:p>1.29228</text:p>
              </table:table-cell>
              <table:table-cell office:value-type="float" office:value="0.861903">
                <text:p>0.861903</text:p>
              </table:table-cell>
              <table:table-cell office:value-type="float" office:value="1.40649">
                <text:p>1.40649</text:p>
              </table:table-cell>
              <table:table-cell office:value-type="float" office:value="0.862601">
                <text:p>0.862601</text:p>
              </table:table-cell>
              <table:table-cell office:value-type="float" office:value="1.51657">
                <text:p>1.51657</text:p>
              </table:table-cell>
              <table:table-cell office:value-type="float" office:value="0.86363">
                <text:p>0.86363</text:p>
              </table:table-cell>
              <table:table-cell office:value-type="float" office:value="1.73254">
                <text:p>1.73254</text:p>
              </table:table-cell>
              <table:table-cell office:value-type="float" office:value="0.864303">
                <text:p>0.864303</text:p>
              </table:table-cell>
              <table:table-cell office:value-type="float" office:value="1.8702">
                <text:p>1.8702</text:p>
              </table:table-cell>
              <table:table-cell office:value-type="float" office:value="0.864966">
                <text:p>0.864966</text:p>
              </table:table-cell>
              <table:table-cell office:value-type="float" office:value="2.05422">
                <text:p>2.05422</text:p>
              </table:table-cell>
              <table:table-cell office:value-type="float" office:value="0.865617">
                <text:p>0.865617</text:p>
              </table:table-cell>
              <table:table-cell office:value-type="float" office:value="2.29665">
                <text:p>2.296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212">
                <text:p>0.865212</text:p>
              </table:table-cell>
              <table:table-cell office:value-type="float" office:value="0.602359">
                <text:p>0.602359</text:p>
              </table:table-cell>
              <table:table-cell office:value-type="float" office:value="0.866026">
                <text:p>0.866026</text:p>
              </table:table-cell>
              <table:table-cell office:value-type="float" office:value="0.612409">
                <text:p>0.612409</text:p>
              </table:table-cell>
              <table:table-cell office:value-type="float" office:value="0.866832">
                <text:p>0.866832</text:p>
              </table:table-cell>
              <table:table-cell office:value-type="float" office:value="0.684989">
                <text:p>0.684989</text:p>
              </table:table-cell>
              <table:table-cell office:value-type="float" office:value="0.868027">
                <text:p>0.868027</text:p>
              </table:table-cell>
              <table:table-cell office:value-type="float" office:value="0.835931">
                <text:p>0.835931</text:p>
              </table:table-cell>
              <table:table-cell office:value-type="float" office:value="0.868813">
                <text:p>0.868813</text:p>
              </table:table-cell>
              <table:table-cell office:value-type="float" office:value="0.864456">
                <text:p>0.864456</text:p>
              </table:table-cell>
              <table:table-cell office:value-type="float" office:value="0.869591">
                <text:p>0.869591</text:p>
              </table:table-cell>
              <table:table-cell office:value-type="float" office:value="0.959864">
                <text:p>0.959864</text:p>
              </table:table-cell>
              <table:table-cell office:value-type="float" office:value="0.87036">
                <text:p>0.87036</text:p>
              </table:table-cell>
              <table:table-cell office:value-type="float" office:value="1.00907">
                <text:p>1.00907</text:p>
              </table:table-cell>
              <table:table-cell office:value-type="float" office:value="0.871497">
                <text:p>0.871497</text:p>
              </table:table-cell>
              <table:table-cell office:value-type="float" office:value="1.17598">
                <text:p>1.17598</text:p>
              </table:table-cell>
              <table:table-cell office:value-type="float" office:value="0.872243">
                <text:p>0.872243</text:p>
              </table:table-cell>
              <table:table-cell office:value-type="float" office:value="1.29357">
                <text:p>1.29357</text:p>
              </table:table-cell>
              <table:table-cell office:value-type="float" office:value="0.872979">
                <text:p>0.872979</text:p>
              </table:table-cell>
              <table:table-cell office:value-type="float" office:value="1.40762">
                <text:p>1.40762</text:p>
              </table:table-cell>
              <table:table-cell office:value-type="float" office:value="0.873705">
                <text:p>0.873705</text:p>
              </table:table-cell>
              <table:table-cell office:value-type="float" office:value="1.51753">
                <text:p>1.51753</text:p>
              </table:table-cell>
              <table:table-cell office:value-type="float" office:value="0.874775">
                <text:p>0.874775</text:p>
              </table:table-cell>
              <table:table-cell office:value-type="float" office:value="1.73329">
                <text:p>1.73329</text:p>
              </table:table-cell>
              <table:table-cell office:value-type="float" office:value="0.875475">
                <text:p>0.875475</text:p>
              </table:table-cell>
              <table:table-cell office:value-type="float" office:value="1.87082">
                <text:p>1.87082</text:p>
              </table:table-cell>
              <table:table-cell office:value-type="float" office:value="0.876164">
                <text:p>0.876164</text:p>
              </table:table-cell>
              <table:table-cell office:value-type="float" office:value="2.05473">
                <text:p>2.05473</text:p>
              </table:table-cell>
              <table:table-cell office:value-type="float" office:value="0.876842">
                <text:p>0.876842</text:p>
              </table:table-cell>
              <table:table-cell office:value-type="float" office:value="2.29708">
                <text:p>2.297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989">
                <text:p>0.875989</text:p>
              </table:table-cell>
              <table:table-cell office:value-type="float" office:value="0.606131">
                <text:p>0.606131</text:p>
              </table:table-cell>
              <table:table-cell office:value-type="float" office:value="0.876835">
                <text:p>0.876835</text:p>
              </table:table-cell>
              <table:table-cell office:value-type="float" office:value="0.615657">
                <text:p>0.615657</text:p>
              </table:table-cell>
              <table:table-cell office:value-type="float" office:value="0.877672">
                <text:p>0.877672</text:p>
              </table:table-cell>
              <table:table-cell office:value-type="float" office:value="0.688162">
                <text:p>0.688162</text:p>
              </table:table-cell>
              <table:table-cell office:value-type="float" office:value="0.878913">
                <text:p>0.878913</text:p>
              </table:table-cell>
              <table:table-cell office:value-type="float" office:value="0.83911">
                <text:p>0.83911</text:p>
              </table:table-cell>
              <table:table-cell office:value-type="float" office:value="0.879729">
                <text:p>0.879729</text:p>
              </table:table-cell>
              <table:table-cell office:value-type="float" office:value="0.867192">
                <text:p>0.867192</text:p>
              </table:table-cell>
              <table:table-cell office:value-type="float" office:value="0.880537">
                <text:p>0.880537</text:p>
              </table:table-cell>
              <table:table-cell office:value-type="float" office:value="0.962457">
                <text:p>0.962457</text:p>
              </table:table-cell>
              <table:table-cell office:value-type="float" office:value="0.881335">
                <text:p>0.881335</text:p>
              </table:table-cell>
              <table:table-cell office:value-type="float" office:value="1.01132">
                <text:p>1.01132</text:p>
              </table:table-cell>
              <table:table-cell office:value-type="float" office:value="0.882516">
                <text:p>0.882516</text:p>
              </table:table-cell>
              <table:table-cell office:value-type="float" office:value="1.17799">
                <text:p>1.17799</text:p>
              </table:table-cell>
              <table:table-cell office:value-type="float" office:value="0.88329">
                <text:p>0.88329</text:p>
              </table:table-cell>
              <table:table-cell office:value-type="float" office:value="1.29539">
                <text:p>1.29539</text:p>
              </table:table-cell>
              <table:table-cell office:value-type="float" office:value="0.884055">
                <text:p>0.884055</text:p>
              </table:table-cell>
              <table:table-cell office:value-type="float" office:value="1.40922">
                <text:p>1.40922</text:p>
              </table:table-cell>
              <table:table-cell office:value-type="float" office:value="0.884809">
                <text:p>0.884809</text:p>
              </table:table-cell>
              <table:table-cell office:value-type="float" office:value="1.51891">
                <text:p>1.51891</text:p>
              </table:table-cell>
              <table:table-cell office:value-type="float" office:value="0.88592">
                <text:p>0.88592</text:p>
              </table:table-cell>
              <table:table-cell office:value-type="float" office:value="1.7344">
                <text:p>1.7344</text:p>
              </table:table-cell>
              <table:table-cell office:value-type="float" office:value="0.886647">
                <text:p>0.886647</text:p>
              </table:table-cell>
              <table:table-cell office:value-type="float" office:value="1.87175">
                <text:p>1.87175</text:p>
              </table:table-cell>
              <table:table-cell office:value-type="float" office:value="0.887363">
                <text:p>0.887363</text:p>
              </table:table-cell>
              <table:table-cell office:value-type="float" office:value="2.05551">
                <text:p>2.05551</text:p>
              </table:table-cell>
              <table:table-cell office:value-type="float" office:value="0.888066">
                <text:p>0.888066</text:p>
              </table:table-cell>
              <table:table-cell office:value-type="float" office:value="2.29774">
                <text:p>2.297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6766">
                <text:p>0.886766</text:p>
              </table:table-cell>
              <table:table-cell office:value-type="float" office:value="0.611148">
                <text:p>0.611148</text:p>
              </table:table-cell>
              <table:table-cell office:value-type="float" office:value="0.887643">
                <text:p>0.887643</text:p>
              </table:table-cell>
              <table:table-cell office:value-type="float" office:value="0.619994">
                <text:p>0.619994</text:p>
              </table:table-cell>
              <table:table-cell office:value-type="float" office:value="0.888512">
                <text:p>0.888512</text:p>
              </table:table-cell>
              <table:table-cell office:value-type="float" office:value="0.692423">
                <text:p>0.692423</text:p>
              </table:table-cell>
              <table:table-cell office:value-type="float" office:value="0.889798">
                <text:p>0.889798</text:p>
              </table:table-cell>
              <table:table-cell office:value-type="float" office:value="0.843418">
                <text:p>0.843418</text:p>
              </table:table-cell>
              <table:table-cell office:value-type="float" office:value="0.890645">
                <text:p>0.890645</text:p>
              </table:table-cell>
              <table:table-cell office:value-type="float" office:value="0.870923">
                <text:p>0.870923</text:p>
              </table:table-cell>
              <table:table-cell office:value-type="float" office:value="0.891483">
                <text:p>0.891483</text:p>
              </table:table-cell>
              <table:table-cell office:value-type="float" office:value="0.966021">
                <text:p>0.966021</text:p>
              </table:table-cell>
              <table:table-cell office:value-type="float" office:value="0.892311">
                <text:p>0.892311</text:p>
              </table:table-cell>
              <table:table-cell office:value-type="float" office:value="1.01443">
                <text:p>1.01443</text:p>
              </table:table-cell>
              <table:table-cell office:value-type="float" office:value="0.893535">
                <text:p>0.893535</text:p>
              </table:table-cell>
              <table:table-cell office:value-type="float" office:value="1.1808">
                <text:p>1.1808</text:p>
              </table:table-cell>
              <table:table-cell office:value-type="float" office:value="0.894338">
                <text:p>0.894338</text:p>
              </table:table-cell>
              <table:table-cell office:value-type="float" office:value="1.29797">
                <text:p>1.29797</text:p>
              </table:table-cell>
              <table:table-cell office:value-type="float" office:value="0.895131">
                <text:p>0.895131</text:p>
              </table:table-cell>
              <table:table-cell office:value-type="float" office:value="1.41152">
                <text:p>1.41152</text:p>
              </table:table-cell>
              <table:table-cell office:value-type="float" office:value="0.895913">
                <text:p>0.895913</text:p>
              </table:table-cell>
              <table:table-cell office:value-type="float" office:value="1.52091">
                <text:p>1.52091</text:p>
              </table:table-cell>
              <table:table-cell office:value-type="float" office:value="0.897066">
                <text:p>0.897066</text:p>
              </table:table-cell>
              <table:table-cell office:value-type="float" office:value="1.73603">
                <text:p>1.73603</text:p>
              </table:table-cell>
              <table:table-cell office:value-type="float" office:value="0.897819">
                <text:p>0.897819</text:p>
              </table:table-cell>
              <table:table-cell office:value-type="float" office:value="1.87312">
                <text:p>1.87312</text:p>
              </table:table-cell>
              <table:table-cell office:value-type="float" office:value="0.898561">
                <text:p>0.898561</text:p>
              </table:table-cell>
              <table:table-cell office:value-type="float" office:value="2.05667">
                <text:p>2.05667</text:p>
              </table:table-cell>
              <table:table-cell office:value-type="float" office:value="0.899291">
                <text:p>0.899291</text:p>
              </table:table-cell>
              <table:table-cell office:value-type="float" office:value="2.29874">
                <text:p>2.298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7544">
                <text:p>0.897544</text:p>
              </table:table-cell>
              <table:table-cell office:value-type="float" office:value="0.617848">
                <text:p>0.617848</text:p>
              </table:table-cell>
              <table:table-cell office:value-type="float" office:value="0.898452">
                <text:p>0.898452</text:p>
              </table:table-cell>
              <table:table-cell office:value-type="float" office:value="0.625811">
                <text:p>0.625811</text:p>
              </table:table-cell>
              <table:table-cell office:value-type="float" office:value="0.899351">
                <text:p>0.899351</text:p>
              </table:table-cell>
              <table:table-cell office:value-type="float" office:value="0.698165">
                <text:p>0.698165</text:p>
              </table:table-cell>
              <table:table-cell office:value-type="float" office:value="0.900684">
                <text:p>0.900684</text:p>
              </table:table-cell>
              <table:table-cell office:value-type="float" office:value="0.849276">
                <text:p>0.849276</text:p>
              </table:table-cell>
              <table:table-cell office:value-type="float" office:value="0.901561">
                <text:p>0.901561</text:p>
              </table:table-cell>
              <table:table-cell office:value-type="float" office:value="0.876028">
                <text:p>0.876028</text:p>
              </table:table-cell>
              <table:table-cell office:value-type="float" office:value="0.902428">
                <text:p>0.902428</text:p>
              </table:table-cell>
              <table:table-cell office:value-type="float" office:value="0.97093">
                <text:p>0.97093</text:p>
              </table:table-cell>
              <table:table-cell office:value-type="float" office:value="0.903286">
                <text:p>0.903286</text:p>
              </table:table-cell>
              <table:table-cell office:value-type="float" office:value="1.01875">
                <text:p>1.01875</text:p>
              </table:table-cell>
              <table:table-cell office:value-type="float" office:value="0.904554">
                <text:p>0.904554</text:p>
              </table:table-cell>
              <table:table-cell office:value-type="float" office:value="1.18476">
                <text:p>1.18476</text:p>
              </table:table-cell>
              <table:table-cell office:value-type="float" office:value="0.905386">
                <text:p>0.905386</text:p>
              </table:table-cell>
              <table:table-cell office:value-type="float" office:value="1.30162">
                <text:p>1.30162</text:p>
              </table:table-cell>
              <table:table-cell office:value-type="float" office:value="0.906207">
                <text:p>0.906207</text:p>
              </table:table-cell>
              <table:table-cell office:value-type="float" office:value="1.41481">
                <text:p>1.41481</text:p>
              </table:table-cell>
              <table:table-cell office:value-type="float" office:value="0.907017">
                <text:p>0.907017</text:p>
              </table:table-cell>
              <table:table-cell office:value-type="float" office:value="1.52379">
                <text:p>1.52379</text:p>
              </table:table-cell>
              <table:table-cell office:value-type="float" office:value="0.908211">
                <text:p>0.908211</text:p>
              </table:table-cell>
              <table:table-cell office:value-type="float" office:value="1.73843">
                <text:p>1.73843</text:p>
              </table:table-cell>
              <table:table-cell office:value-type="float" office:value="0.908992">
                <text:p>0.908992</text:p>
              </table:table-cell>
              <table:table-cell office:value-type="float" office:value="1.87515">
                <text:p>1.87515</text:p>
              </table:table-cell>
              <table:table-cell office:value-type="float" office:value="0.90976">
                <text:p>0.90976</text:p>
              </table:table-cell>
              <table:table-cell office:value-type="float" office:value="2.05843">
                <text:p>2.05843</text:p>
              </table:table-cell>
              <table:table-cell office:value-type="float" office:value="0.910516">
                <text:p>0.910516</text:p>
              </table:table-cell>
              <table:table-cell office:value-type="float" office:value="2.30028">
                <text:p>2.300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321">
                <text:p>0.908321</text:p>
              </table:table-cell>
              <table:table-cell office:value-type="float" office:value="0.626853">
                <text:p>0.626853</text:p>
              </table:table-cell>
              <table:table-cell office:value-type="float" office:value="0.909261">
                <text:p>0.909261</text:p>
              </table:table-cell>
              <table:table-cell office:value-type="float" office:value="0.633652">
                <text:p>0.633652</text:p>
              </table:table-cell>
              <table:table-cell office:value-type="float" office:value="0.910191">
                <text:p>0.910191</text:p>
              </table:table-cell>
              <table:table-cell office:value-type="float" office:value="0.705943">
                <text:p>0.705943</text:p>
              </table:table-cell>
              <table:table-cell office:value-type="float" office:value="0.91157">
                <text:p>0.91157</text:p>
              </table:table-cell>
              <table:table-cell office:value-type="float" office:value="0.857275">
                <text:p>0.857275</text:p>
              </table:table-cell>
              <table:table-cell office:value-type="float" office:value="0.912477">
                <text:p>0.912477</text:p>
              </table:table-cell>
              <table:table-cell office:value-type="float" office:value="0.883035">
                <text:p>0.883035</text:p>
              </table:table-cell>
              <table:table-cell office:value-type="float" office:value="0.913374">
                <text:p>0.913374</text:p>
              </table:table-cell>
              <table:table-cell office:value-type="float" office:value="0.977712">
                <text:p>0.977712</text:p>
              </table:table-cell>
              <table:table-cell office:value-type="float" office:value="0.914262">
                <text:p>0.914262</text:p>
              </table:table-cell>
              <table:table-cell office:value-type="float" office:value="1.02476">
                <text:p>1.02476</text:p>
              </table:table-cell>
              <table:table-cell office:value-type="float" office:value="0.915573">
                <text:p>0.915573</text:p>
              </table:table-cell>
              <table:table-cell office:value-type="float" office:value="1.19033">
                <text:p>1.19033</text:p>
              </table:table-cell>
              <table:table-cell office:value-type="float" office:value="0.916434">
                <text:p>0.916434</text:p>
              </table:table-cell>
              <table:table-cell office:value-type="float" office:value="1.30681">
                <text:p>1.30681</text:p>
              </table:table-cell>
              <table:table-cell office:value-type="float" office:value="0.917283">
                <text:p>0.917283</text:p>
              </table:table-cell>
              <table:table-cell office:value-type="float" office:value="1.41952">
                <text:p>1.41952</text:p>
              </table:table-cell>
              <table:table-cell office:value-type="float" office:value="0.918121">
                <text:p>0.918121</text:p>
              </table:table-cell>
              <table:table-cell office:value-type="float" office:value="1.52796">
                <text:p>1.52796</text:p>
              </table:table-cell>
              <table:table-cell office:value-type="float" office:value="0.919356">
                <text:p>0.919356</text:p>
              </table:table-cell>
              <table:table-cell office:value-type="float" office:value="1.74195">
                <text:p>1.74195</text:p>
              </table:table-cell>
              <table:table-cell office:value-type="float" office:value="0.920164">
                <text:p>0.920164</text:p>
              </table:table-cell>
              <table:table-cell office:value-type="float" office:value="1.87819">
                <text:p>1.87819</text:p>
              </table:table-cell>
              <table:table-cell office:value-type="float" office:value="0.920959">
                <text:p>0.920959</text:p>
              </table:table-cell>
              <table:table-cell office:value-type="float" office:value="2.06108">
                <text:p>2.06108</text:p>
              </table:table-cell>
              <table:table-cell office:value-type="float" office:value="0.92174">
                <text:p>0.92174</text:p>
              </table:table-cell>
              <table:table-cell office:value-type="float" office:value="2.30263">
                <text:p>2.302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9099">
                <text:p>0.919099</text:p>
              </table:table-cell>
              <table:table-cell office:value-type="float" office:value="0.639057">
                <text:p>0.639057</text:p>
              </table:table-cell>
              <table:table-cell office:value-type="float" office:value="0.920069">
                <text:p>0.920069</text:p>
              </table:table-cell>
              <table:table-cell office:value-type="float" office:value="0.644301">
                <text:p>0.644301</text:p>
              </table:table-cell>
              <table:table-cell office:value-type="float" office:value="0.921031">
                <text:p>0.921031</text:p>
              </table:table-cell>
              <table:table-cell office:value-type="float" office:value="0.716547">
                <text:p>0.716547</text:p>
              </table:table-cell>
              <table:table-cell office:value-type="float" office:value="0.922455">
                <text:p>0.922455</text:p>
              </table:table-cell>
              <table:table-cell office:value-type="float" office:value="0.86826">
                <text:p>0.86826</text:p>
              </table:table-cell>
              <table:table-cell office:value-type="float" office:value="0.923393">
                <text:p>0.923393</text:p>
              </table:table-cell>
              <table:table-cell office:value-type="float" office:value="0.892704">
                <text:p>0.892704</text:p>
              </table:table-cell>
              <table:table-cell office:value-type="float" office:value="0.92432">
                <text:p>0.92432</text:p>
              </table:table-cell>
              <table:table-cell office:value-type="float" office:value="0.987125">
                <text:p>0.987125</text:p>
              </table:table-cell>
              <table:table-cell office:value-type="float" office:value="0.925237">
                <text:p>0.925237</text:p>
              </table:table-cell>
              <table:table-cell office:value-type="float" office:value="1.03315">
                <text:p>1.03315</text:p>
              </table:table-cell>
              <table:table-cell office:value-type="float" office:value="0.926592">
                <text:p>0.926592</text:p>
              </table:table-cell>
              <table:table-cell office:value-type="float" office:value="1.19819">
                <text:p>1.19819</text:p>
              </table:table-cell>
              <table:table-cell office:value-type="float" office:value="0.927481">
                <text:p>0.927481</text:p>
              </table:table-cell>
              <table:table-cell office:value-type="float" office:value="1.3142">
                <text:p>1.3142</text:p>
              </table:table-cell>
              <table:table-cell office:value-type="float" office:value="0.928359">
                <text:p>0.928359</text:p>
              </table:table-cell>
              <table:table-cell office:value-type="float" office:value="1.42629">
                <text:p>1.42629</text:p>
              </table:table-cell>
              <table:table-cell office:value-type="float" office:value="0.929225">
                <text:p>0.929225</text:p>
              </table:table-cell>
              <table:table-cell office:value-type="float" office:value="1.53402">
                <text:p>1.53402</text:p>
              </table:table-cell>
              <table:table-cell office:value-type="float" office:value="0.930501">
                <text:p>0.930501</text:p>
              </table:table-cell>
              <table:table-cell office:value-type="float" office:value="1.74714">
                <text:p>1.74714</text:p>
              </table:table-cell>
              <table:table-cell office:value-type="float" office:value="0.931336">
                <text:p>0.931336</text:p>
              </table:table-cell>
              <table:table-cell office:value-type="float" office:value="1.88271">
                <text:p>1.88271</text:p>
              </table:table-cell>
              <table:table-cell office:value-type="float" office:value="0.932157">
                <text:p>0.932157</text:p>
              </table:table-cell>
              <table:table-cell office:value-type="float" office:value="2.06508">
                <text:p>2.06508</text:p>
              </table:table-cell>
              <table:table-cell office:value-type="float" office:value="0.932965">
                <text:p>0.932965</text:p>
              </table:table-cell>
              <table:table-cell office:value-type="float" office:value="2.30622">
                <text:p>2.306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76">
                <text:p>0.929876</text:p>
              </table:table-cell>
              <table:table-cell office:value-type="float" office:value="0.655783">
                <text:p>0.655783</text:p>
              </table:table-cell>
              <table:table-cell office:value-type="float" office:value="0.930878">
                <text:p>0.930878</text:p>
              </table:table-cell>
              <table:table-cell office:value-type="float" office:value="0.658908">
                <text:p>0.658908</text:p>
              </table:table-cell>
              <table:table-cell office:value-type="float" office:value="0.931871">
                <text:p>0.931871</text:p>
              </table:table-cell>
              <table:table-cell office:value-type="float" office:value="0.731136">
                <text:p>0.731136</text:p>
              </table:table-cell>
              <table:table-cell office:value-type="float" office:value="0.933341">
                <text:p>0.933341</text:p>
              </table:table-cell>
              <table:table-cell office:value-type="float" office:value="0.883468">
                <text:p>0.883468</text:p>
              </table:table-cell>
              <table:table-cell office:value-type="float" office:value="0.934309">
                <text:p>0.934309</text:p>
              </table:table-cell>
              <table:table-cell office:value-type="float" office:value="0.906138">
                <text:p>0.906138</text:p>
              </table:table-cell>
              <table:table-cell office:value-type="float" office:value="0.935266">
                <text:p>0.935266</text:p>
              </table:table-cell>
              <table:table-cell office:value-type="float" office:value="1.00027">
                <text:p>1.00027</text:p>
              </table:table-cell>
              <table:table-cell office:value-type="float" office:value="0.936212">
                <text:p>0.936212</text:p>
              </table:table-cell>
              <table:table-cell office:value-type="float" office:value="1.04493">
                <text:p>1.04493</text:p>
              </table:table-cell>
              <table:table-cell office:value-type="float" office:value="0.937611">
                <text:p>0.937611</text:p>
              </table:table-cell>
              <table:table-cell office:value-type="float" office:value="1.20934">
                <text:p>1.20934</text:p>
              </table:table-cell>
              <table:table-cell office:value-type="float" office:value="0.938529">
                <text:p>0.938529</text:p>
              </table:table-cell>
              <table:table-cell office:value-type="float" office:value="1.32476">
                <text:p>1.32476</text:p>
              </table:table-cell>
              <table:table-cell office:value-type="float" office:value="0.939435">
                <text:p>0.939435</text:p>
              </table:table-cell>
              <table:table-cell office:value-type="float" office:value="1.43605">
                <text:p>1.43605</text:p>
              </table:table-cell>
              <table:table-cell office:value-type="float" office:value="0.940329">
                <text:p>0.940329</text:p>
              </table:table-cell>
              <table:table-cell office:value-type="float" office:value="1.54282">
                <text:p>1.54282</text:p>
              </table:table-cell>
              <table:table-cell office:value-type="float" office:value="0.941646">
                <text:p>0.941646</text:p>
              </table:table-cell>
              <table:table-cell office:value-type="float" office:value="1.75481">
                <text:p>1.75481</text:p>
              </table:table-cell>
              <table:table-cell office:value-type="float" office:value="0.942508">
                <text:p>0.942508</text:p>
              </table:table-cell>
              <table:table-cell office:value-type="float" office:value="1.88947">
                <text:p>1.88947</text:p>
              </table:table-cell>
              <table:table-cell office:value-type="float" office:value="0.943356">
                <text:p>0.943356</text:p>
              </table:table-cell>
              <table:table-cell office:value-type="float" office:value="2.07113">
                <text:p>2.07113</text:p>
              </table:table-cell>
              <table:table-cell office:value-type="float" office:value="0.94419">
                <text:p>0.94419</text:p>
              </table:table-cell>
              <table:table-cell office:value-type="float" office:value="2.31173">
                <text:p>2.311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653">
                <text:p>0.940653</text:p>
              </table:table-cell>
              <table:table-cell office:value-type="float" office:value="0.67907">
                <text:p>0.67907</text:p>
              </table:table-cell>
              <table:table-cell office:value-type="float" office:value="0.941687">
                <text:p>0.941687</text:p>
              </table:table-cell>
              <table:table-cell office:value-type="float" office:value="0.679219">
                <text:p>0.679219</text:p>
              </table:table-cell>
              <table:table-cell office:value-type="float" office:value="0.94271">
                <text:p>0.94271</text:p>
              </table:table-cell>
              <table:table-cell office:value-type="float" office:value="0.751459">
                <text:p>0.751459</text:p>
              </table:table-cell>
              <table:table-cell office:value-type="float" office:value="0.944227">
                <text:p>0.944227</text:p>
              </table:table-cell>
              <table:table-cell office:value-type="float" office:value="0.904756">
                <text:p>0.904756</text:p>
              </table:table-cell>
              <table:table-cell office:value-type="float" office:value="0.945225">
                <text:p>0.945225</text:p>
              </table:table-cell>
              <table:table-cell office:value-type="float" office:value="0.924984">
                <text:p>0.924984</text:p>
              </table:table-cell>
              <table:table-cell office:value-type="float" office:value="0.946212">
                <text:p>0.946212</text:p>
              </table:table-cell>
              <table:table-cell office:value-type="float" office:value="1.0188">
                <text:p>1.0188</text:p>
              </table:table-cell>
              <table:table-cell office:value-type="float" office:value="0.947188">
                <text:p>0.947188</text:p>
              </table:table-cell>
              <table:table-cell office:value-type="float" office:value="1.06161">
                <text:p>1.06161</text:p>
              </table:table-cell>
              <table:table-cell office:value-type="float" office:value="0.94863">
                <text:p>0.94863</text:p>
              </table:table-cell>
              <table:table-cell office:value-type="float" office:value="1.22526">
                <text:p>1.22526</text:p>
              </table:table-cell>
              <table:table-cell office:value-type="float" office:value="0.949577">
                <text:p>0.949577</text:p>
              </table:table-cell>
              <table:table-cell office:value-type="float" office:value="1.33994">
                <text:p>1.33994</text:p>
              </table:table-cell>
              <table:table-cell office:value-type="float" office:value="0.950512">
                <text:p>0.950512</text:p>
              </table:table-cell>
              <table:table-cell office:value-type="float" office:value="1.45018">
                <text:p>1.45018</text:p>
              </table:table-cell>
              <table:table-cell office:value-type="float" office:value="0.951433">
                <text:p>0.951433</text:p>
              </table:table-cell>
              <table:table-cell office:value-type="float" office:value="1.55569">
                <text:p>1.55569</text:p>
              </table:table-cell>
              <table:table-cell office:value-type="float" office:value="0.952792">
                <text:p>0.952792</text:p>
              </table:table-cell>
              <table:table-cell office:value-type="float" office:value="1.76618">
                <text:p>1.76618</text:p>
              </table:table-cell>
              <table:table-cell office:value-type="float" office:value="0.95368">
                <text:p>0.95368</text:p>
              </table:table-cell>
              <table:table-cell office:value-type="float" office:value="1.89959">
                <text:p>1.89959</text:p>
              </table:table-cell>
              <table:table-cell office:value-type="float" office:value="0.954554">
                <text:p>0.954554</text:p>
              </table:table-cell>
              <table:table-cell office:value-type="float" office:value="2.08031">
                <text:p>2.08031</text:p>
              </table:table-cell>
              <table:table-cell office:value-type="float" office:value="0.955414">
                <text:p>0.955414</text:p>
              </table:table-cell>
              <table:table-cell office:value-type="float" office:value="2.32019">
                <text:p>2.32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1431">
                <text:p>0.951431</text:p>
              </table:table-cell>
              <table:table-cell office:value-type="float" office:value="0.712204">
                <text:p>0.712204</text:p>
              </table:table-cell>
              <table:table-cell office:value-type="float" office:value="0.952495">
                <text:p>0.952495</text:p>
              </table:table-cell>
              <table:table-cell office:value-type="float" office:value="0.708007">
                <text:p>0.708007</text:p>
              </table:table-cell>
              <table:table-cell office:value-type="float" office:value="0.95355">
                <text:p>0.95355</text:p>
              </table:table-cell>
              <table:table-cell office:value-type="float" office:value="0.780271">
                <text:p>0.780271</text:p>
              </table:table-cell>
              <table:table-cell office:value-type="float" office:value="0.955112">
                <text:p>0.955112</text:p>
              </table:table-cell>
              <table:table-cell office:value-type="float" office:value="0.935021">
                <text:p>0.935021</text:p>
              </table:table-cell>
              <table:table-cell office:value-type="float" office:value="0.95614">
                <text:p>0.95614</text:p>
              </table:table-cell>
              <table:table-cell office:value-type="float" office:value="0.951788">
                <text:p>0.951788</text:p>
              </table:table-cell>
              <table:table-cell office:value-type="float" office:value="0.957158">
                <text:p>0.957158</text:p>
              </table:table-cell>
              <table:table-cell office:value-type="float" office:value="1.04523">
                <text:p>1.04523</text:p>
              </table:table-cell>
              <table:table-cell office:value-type="float" office:value="0.958163">
                <text:p>0.958163</text:p>
              </table:table-cell>
              <table:table-cell office:value-type="float" office:value="1.08546">
                <text:p>1.08546</text:p>
              </table:table-cell>
              <table:table-cell office:value-type="float" office:value="0.959649">
                <text:p>0.959649</text:p>
              </table:table-cell>
              <table:table-cell office:value-type="float" office:value="1.24821">
                <text:p>1.24821</text:p>
              </table:table-cell>
              <table:table-cell office:value-type="float" office:value="0.960625">
                <text:p>0.960625</text:p>
              </table:table-cell>
              <table:table-cell office:value-type="float" office:value="1.36195">
                <text:p>1.36195</text:p>
              </table:table-cell>
              <table:table-cell office:value-type="float" office:value="0.961588">
                <text:p>0.961588</text:p>
              </table:table-cell>
              <table:table-cell office:value-type="float" office:value="1.47081">
                <text:p>1.47081</text:p>
              </table:table-cell>
              <table:table-cell office:value-type="float" office:value="0.962537">
                <text:p>0.962537</text:p>
              </table:table-cell>
              <table:table-cell office:value-type="float" office:value="1.5746">
                <text:p>1.5746</text:p>
              </table:table-cell>
              <table:table-cell office:value-type="float" office:value="0.963937">
                <text:p>0.963937</text:p>
              </table:table-cell>
              <table:table-cell office:value-type="float" office:value="1.78311">
                <text:p>1.78311</text:p>
              </table:table-cell>
              <table:table-cell office:value-type="float" office:value="0.964852">
                <text:p>0.964852</text:p>
              </table:table-cell>
              <table:table-cell office:value-type="float" office:value="1.91482">
                <text:p>1.91482</text:p>
              </table:table-cell>
              <table:table-cell office:value-type="float" office:value="0.965753">
                <text:p>0.965753</text:p>
              </table:table-cell>
              <table:table-cell office:value-type="float" office:value="2.09426">
                <text:p>2.09426</text:p>
              </table:table-cell>
              <table:table-cell office:value-type="float" office:value="0.966639">
                <text:p>0.966639</text:p>
              </table:table-cell>
              <table:table-cell office:value-type="float" office:value="2.33323">
                <text:p>2.33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2208">
                <text:p>0.962208</text:p>
              </table:table-cell>
              <table:table-cell office:value-type="float" office:value="0.760841">
                <text:p>0.760841</text:p>
              </table:table-cell>
              <table:table-cell office:value-type="float" office:value="0.963304">
                <text:p>0.963304</text:p>
              </table:table-cell>
              <table:table-cell office:value-type="float" office:value="0.749931">
                <text:p>0.749931</text:p>
              </table:table-cell>
              <table:table-cell office:value-type="float" office:value="0.96439">
                <text:p>0.96439</text:p>
              </table:table-cell>
              <table:table-cell office:value-type="float" office:value="0.822144">
                <text:p>0.822144</text:p>
              </table:table-cell>
              <table:table-cell office:value-type="float" office:value="0.965998">
                <text:p>0.965998</text:p>
              </table:table-cell>
              <table:table-cell office:value-type="float" office:value="0.979014">
                <text:p>0.979014</text:p>
              </table:table-cell>
              <table:table-cell office:value-type="float" office:value="0.967056">
                <text:p>0.967056</text:p>
              </table:table-cell>
              <table:table-cell office:value-type="float" office:value="0.990656">
                <text:p>0.990656</text:p>
              </table:table-cell>
              <table:table-cell office:value-type="float" office:value="0.968103">
                <text:p>0.968103</text:p>
              </table:table-cell>
              <table:table-cell office:value-type="float" office:value="1.08361">
                <text:p>1.08361</text:p>
              </table:table-cell>
              <table:table-cell office:value-type="float" office:value="0.969139">
                <text:p>0.969139</text:p>
              </table:table-cell>
              <table:table-cell office:value-type="float" office:value="1.12012">
                <text:p>1.12012</text:p>
              </table:table-cell>
              <table:table-cell office:value-type="float" office:value="0.970668">
                <text:p>0.970668</text:p>
              </table:table-cell>
              <table:table-cell office:value-type="float" office:value="1.28173">
                <text:p>1.28173</text:p>
              </table:table-cell>
              <table:table-cell office:value-type="float" office:value="0.971673">
                <text:p>0.971673</text:p>
              </table:table-cell>
              <table:table-cell office:value-type="float" office:value="1.39424">
                <text:p>1.39424</text:p>
              </table:table-cell>
              <table:table-cell office:value-type="float" office:value="0.972664">
                <text:p>0.972664</text:p>
              </table:table-cell>
              <table:table-cell office:value-type="float" office:value="1.50124">
                <text:p>1.50124</text:p>
              </table:table-cell>
              <table:table-cell office:value-type="float" office:value="0.973642">
                <text:p>0.973642</text:p>
              </table:table-cell>
              <table:table-cell office:value-type="float" office:value="1.60267">
                <text:p>1.60267</text:p>
              </table:table-cell>
              <table:table-cell office:value-type="float" office:value="0.975082">
                <text:p>0.975082</text:p>
              </table:table-cell>
              <table:table-cell office:value-type="float" office:value="1.80853">
                <text:p>1.80853</text:p>
              </table:table-cell>
              <table:table-cell office:value-type="float" office:value="0.976024">
                <text:p>0.976024</text:p>
              </table:table-cell>
              <table:table-cell office:value-type="float" office:value="1.93789">
                <text:p>1.93789</text:p>
              </table:table-cell>
              <table:table-cell office:value-type="float" office:value="0.976952">
                <text:p>0.976952</text:p>
              </table:table-cell>
              <table:table-cell office:value-type="float" office:value="2.11562">
                <text:p>2.11562</text:p>
              </table:table-cell>
              <table:table-cell office:value-type="float" office:value="0.977864">
                <text:p>0.977864</text:p>
              </table:table-cell>
              <table:table-cell office:value-type="float" office:value="2.35341">
                <text:p>2.353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2985">
                <text:p>0.972985</text:p>
              </table:table-cell>
              <table:table-cell office:value-type="float" office:value="0.835603">
                <text:p>0.835603</text:p>
              </table:table-cell>
              <table:table-cell office:value-type="float" office:value="0.974113">
                <text:p>0.974113</text:p>
              </table:table-cell>
              <table:table-cell office:value-type="float" office:value="0.813467">
                <text:p>0.813467</text:p>
              </table:table-cell>
              <table:table-cell office:value-type="float" office:value="0.975229">
                <text:p>0.975229</text:p>
              </table:table-cell>
              <table:table-cell office:value-type="float" office:value="0.885251">
                <text:p>0.885251</text:p>
              </table:table-cell>
              <table:table-cell office:value-type="float" office:value="0.976884">
                <text:p>0.976884</text:p>
              </table:table-cell>
              <table:table-cell office:value-type="float" office:value="1.04507">
                <text:p>1.04507</text:p>
              </table:table-cell>
              <table:table-cell office:value-type="float" office:value="0.977972">
                <text:p>0.977972</text:p>
              </table:table-cell>
              <table:table-cell office:value-type="float" office:value="1.04864">
                <text:p>1.04864</text:p>
              </table:table-cell>
              <table:table-cell office:value-type="float" office:value="0.979049">
                <text:p>0.979049</text:p>
              </table:table-cell>
              <table:table-cell office:value-type="float" office:value="1.1408">
                <text:p>1.1408</text:p>
              </table:table-cell>
              <table:table-cell office:value-type="float" office:value="0.980114">
                <text:p>0.980114</text:p>
              </table:table-cell>
              <table:table-cell office:value-type="float" office:value="1.17164">
                <text:p>1.17164</text:p>
              </table:table-cell>
              <table:table-cell office:value-type="float" office:value="0.981688">
                <text:p>0.981688</text:p>
              </table:table-cell>
              <table:table-cell office:value-type="float" office:value="1.33167">
                <text:p>1.33167</text:p>
              </table:table-cell>
              <table:table-cell office:value-type="float" office:value="0.98272">
                <text:p>0.98272</text:p>
              </table:table-cell>
              <table:table-cell office:value-type="float" office:value="1.44248">
                <text:p>1.44248</text:p>
              </table:table-cell>
              <table:table-cell office:value-type="float" office:value="0.98374">
                <text:p>0.98374</text:p>
              </table:table-cell>
              <table:table-cell office:value-type="float" office:value="1.54683">
                <text:p>1.54683</text:p>
              </table:table-cell>
              <table:table-cell office:value-type="float" office:value="0.984746">
                <text:p>0.984746</text:p>
              </table:table-cell>
              <table:table-cell office:value-type="float" office:value="1.64491">
                <text:p>1.64491</text:p>
              </table:table-cell>
              <table:table-cell office:value-type="float" office:value="0.986227">
                <text:p>0.986227</text:p>
              </table:table-cell>
              <table:table-cell office:value-type="float" office:value="1.84715">
                <text:p>1.84715</text:p>
              </table:table-cell>
              <table:table-cell office:value-type="float" office:value="0.987196">
                <text:p>0.987196</text:p>
              </table:table-cell>
              <table:table-cell office:value-type="float" office:value="1.97318">
                <text:p>1.97318</text:p>
              </table:table-cell>
              <table:table-cell office:value-type="float" office:value="0.98815">
                <text:p>0.98815</text:p>
              </table:table-cell>
              <table:table-cell office:value-type="float" office:value="2.1486">
                <text:p>2.1486</text:p>
              </table:table-cell>
              <table:table-cell office:value-type="float" office:value="0.989088">
                <text:p>0.989088</text:p>
              </table:table-cell>
              <table:table-cell office:value-type="float" office:value="2.38489">
                <text:p>2.38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3763">
                <text:p>0.983763</text:p>
              </table:table-cell>
              <table:table-cell office:value-type="float" office:value="0.95907">
                <text:p>0.95907</text:p>
              </table:table-cell>
              <table:table-cell office:value-type="float" office:value="0.984921">
                <text:p>0.984921</text:p>
              </table:table-cell>
              <table:table-cell office:value-type="float" office:value="0.91581">
                <text:p>0.91581</text:p>
              </table:table-cell>
              <table:table-cell office:value-type="float" office:value="0.986069">
                <text:p>0.986069</text:p>
              </table:table-cell>
              <table:table-cell office:value-type="float" office:value="0.985762">
                <text:p>0.985762</text:p>
              </table:table-cell>
              <table:table-cell office:value-type="float" office:value="0.987769">
                <text:p>0.987769</text:p>
              </table:table-cell>
              <table:table-cell office:value-type="float" office:value="1.14922">
                <text:p>1.14922</text:p>
              </table:table-cell>
              <table:table-cell office:value-type="float" office:value="0.988888">
                <text:p>0.988888</text:p>
              </table:table-cell>
              <table:table-cell office:value-type="float" office:value="1.13889">
                <text:p>1.13889</text:p>
              </table:table-cell>
              <table:table-cell office:value-type="float" office:value="0.989995">
                <text:p>0.989995</text:p>
              </table:table-cell>
              <table:table-cell office:value-type="float" office:value="1.22937">
                <text:p>1.22937</text:p>
              </table:table-cell>
              <table:table-cell office:value-type="float" office:value="0.991089">
                <text:p>0.991089</text:p>
              </table:table-cell>
              <table:table-cell office:value-type="float" office:value="1.25088">
                <text:p>1.25088</text:p>
              </table:table-cell>
              <table:table-cell office:value-type="float" office:value="0.992707">
                <text:p>0.992707</text:p>
              </table:table-cell>
              <table:table-cell office:value-type="float" office:value="1.4083">
                <text:p>1.4083</text:p>
              </table:table-cell>
              <table:table-cell office:value-type="float" office:value="0.993768">
                <text:p>0.993768</text:p>
              </table:table-cell>
              <table:table-cell office:value-type="float" office:value="1.51646">
                <text:p>1.51646</text:p>
              </table:table-cell>
              <table:table-cell office:value-type="float" office:value="0.994816">
                <text:p>0.994816</text:p>
              </table:table-cell>
              <table:table-cell office:value-type="float" office:value="1.6168">
                <text:p>1.6168</text:p>
              </table:table-cell>
              <table:table-cell office:value-type="float" office:value="0.99585">
                <text:p>0.99585</text:p>
              </table:table-cell>
              <table:table-cell office:value-type="float" office:value="1.70983">
                <text:p>1.70983</text:p>
              </table:table-cell>
              <table:table-cell office:value-type="float" office:value="0.997372">
                <text:p>0.997372</text:p>
              </table:table-cell>
              <table:table-cell office:value-type="float" office:value="1.90683">
                <text:p>1.90683</text:p>
              </table:table-cell>
              <table:table-cell office:value-type="float" office:value="0.998369">
                <text:p>0.998369</text:p>
              </table:table-cell>
              <table:table-cell office:value-type="float" office:value="2.02803">
                <text:p>2.02803</text:p>
              </table:table-cell>
              <table:table-cell office:value-type="float" office:value="0.999349">
                <text:p>0.999349</text:p>
              </table:table-cell>
              <table:table-cell office:value-type="float" office:value="2.2002">
                <text:p>2.2002</text:p>
              </table:table-cell>
              <table:table-cell office:value-type="float" office:value="1.00031">
                <text:p>1.00031</text:p>
              </table:table-cell>
              <table:table-cell office:value-type="float" office:value="2.4346">
                <text:p>2.43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54">
                <text:p>0.99454</text:p>
              </table:table-cell>
              <table:table-cell office:value-type="float" office:value="1.1893">
                <text:p>1.1893</text:p>
              </table:table-cell>
              <table:table-cell office:value-type="float" office:value="0.99573">
                <text:p>0.99573</text:p>
              </table:table-cell>
              <table:table-cell office:value-type="float" office:value="1.09802">
                <text:p>1.09802</text:p>
              </table:table-cell>
              <table:table-cell office:value-type="float" office:value="0.996909">
                <text:p>0.996909</text:p>
              </table:table-cell>
              <table:table-cell office:value-type="float" office:value="1.16084">
                <text:p>1.16084</text:p>
              </table:table-cell>
              <table:table-cell office:value-type="float" office:value="0.998655">
                <text:p>0.998655</text:p>
              </table:table-cell>
              <table:table-cell office:value-type="float" office:value="1.32686">
                <text:p>1.32686</text:p>
              </table:table-cell>
              <table:table-cell office:value-type="float" office:value="0.999804">
                <text:p>0.999804</text:p>
              </table:table-cell>
              <table:table-cell office:value-type="float" office:value="1.28912">
                <text:p>1.28912</text:p>
              </table:table-cell>
              <table:table-cell office:value-type="float" office:value="1.00094">
                <text:p>1.00094</text:p>
              </table:table-cell>
              <table:table-cell office:value-type="float" office:value="1.37514">
                <text:p>1.37514</text:p>
              </table:table-cell>
              <table:table-cell office:value-type="float" office:value="1.00206">
                <text:p>1.00206</text:p>
              </table:table-cell>
              <table:table-cell office:value-type="float" office:value="1.37934">
                <text:p>1.37934</text:p>
              </table:table-cell>
              <table:table-cell office:value-type="float" office:value="1.00373">
                <text:p>1.00373</text:p>
              </table:table-cell>
              <table:table-cell office:value-type="float" office:value="1.53133">
                <text:p>1.53133</text:p>
              </table:table-cell>
              <table:table-cell office:value-type="float" office:value="1.00482">
                <text:p>1.00482</text:p>
              </table:table-cell>
              <table:table-cell office:value-type="float" office:value="1.63468">
                <text:p>1.63468</text:p>
              </table:table-cell>
              <table:table-cell office:value-type="float" office:value="1.00589">
                <text:p>1.00589</text:p>
              </table:table-cell>
              <table:table-cell office:value-type="float" office:value="1.72818">
                <text:p>1.72818</text:p>
              </table:table-cell>
              <table:table-cell office:value-type="float" office:value="1.00695">
                <text:p>1.00695</text:p>
              </table:table-cell>
              <table:table-cell office:value-type="float" office:value="1.81291">
                <text:p>1.81291</text:p>
              </table:table-cell>
              <table:table-cell office:value-type="float" office:value="1.00852">
                <text:p>1.00852</text:p>
              </table:table-cell>
              <table:table-cell office:value-type="float" office:value="2.00167">
                <text:p>2.00167</text:p>
              </table:table-cell>
              <table:table-cell office:value-type="float" office:value="1.00954">
                <text:p>1.00954</text:p>
              </table:table-cell>
              <table:table-cell office:value-type="float" office:value="2.11532">
                <text:p>2.11532</text:p>
              </table:table-cell>
              <table:table-cell office:value-type="float" office:value="1.01055">
                <text:p>1.01055</text:p>
              </table:table-cell>
              <table:table-cell office:value-type="float" office:value="2.2827">
                <text:p>2.2827</text:p>
              </table:table-cell>
              <table:table-cell office:value-type="float" office:value="1.01154">
                <text:p>1.01154</text:p>
              </table:table-cell>
              <table:table-cell office:value-type="float" office:value="2.51461">
                <text:p>2.514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32">
                <text:p>1.00532</text:p>
              </table:table-cell>
              <table:table-cell office:value-type="float" office:value="1.73492">
                <text:p>1.73492</text:p>
              </table:table-cell>
              <table:table-cell office:value-type="float" office:value="1.00654">
                <text:p>1.00654</text:p>
              </table:table-cell>
              <table:table-cell office:value-type="float" office:value="1.48872">
                <text:p>1.48872</text:p>
              </table:table-cell>
              <table:table-cell office:value-type="float" office:value="1.00775">
                <text:p>1.00775</text:p>
              </table:table-cell>
              <table:table-cell office:value-type="float" office:value="1.5193">
                <text:p>1.5193</text:p>
              </table:table-cell>
              <table:table-cell office:value-type="float" office:value="1.00954">
                <text:p>1.00954</text:p>
              </table:table-cell>
              <table:table-cell office:value-type="float" office:value="1.67458">
                <text:p>1.67458</text:p>
              </table:table-cell>
              <table:table-cell office:value-type="float" office:value="1.01072">
                <text:p>1.01072</text:p>
              </table:table-cell>
              <table:table-cell office:value-type="float" office:value="1.56941">
                <text:p>1.56941</text:p>
              </table:table-cell>
              <table:table-cell office:value-type="float" office:value="1.01189">
                <text:p>1.01189</text:p>
              </table:table-cell>
              <table:table-cell office:value-type="float" office:value="1.64074">
                <text:p>1.64074</text:p>
              </table:table-cell>
              <table:table-cell office:value-type="float" office:value="1.01304">
                <text:p>1.01304</text:p>
              </table:table-cell>
              <table:table-cell office:value-type="float" office:value="1.60656">
                <text:p>1.60656</text:p>
              </table:table-cell>
              <table:table-cell office:value-type="float" office:value="1.01474">
                <text:p>1.01474</text:p>
              </table:table-cell>
              <table:table-cell office:value-type="float" office:value="1.74408">
                <text:p>1.74408</text:p>
              </table:table-cell>
              <table:table-cell office:value-type="float" office:value="1.01586">
                <text:p>1.01586</text:p>
              </table:table-cell>
              <table:table-cell office:value-type="float" office:value="1.83659">
                <text:p>1.83659</text:p>
              </table:table-cell>
              <table:table-cell office:value-type="float" office:value="1.01697">
                <text:p>1.01697</text:p>
              </table:table-cell>
              <table:table-cell office:value-type="float" office:value="1.91629">
                <text:p>1.91629</text:p>
              </table:table-cell>
              <table:table-cell office:value-type="float" office:value="1.01806">
                <text:p>1.01806</text:p>
              </table:table-cell>
              <table:table-cell office:value-type="float" office:value="1.98532">
                <text:p>1.98532</text:p>
              </table:table-cell>
              <table:table-cell office:value-type="float" office:value="1.01966">
                <text:p>1.01966</text:p>
              </table:table-cell>
              <table:table-cell office:value-type="float" office:value="2.1591">
                <text:p>2.1591</text:p>
              </table:table-cell>
              <table:table-cell office:value-type="float" office:value="1.02071">
                <text:p>1.02071</text:p>
              </table:table-cell>
              <table:table-cell office:value-type="float" office:value="2.25975">
                <text:p>2.25975</text:p>
              </table:table-cell>
              <table:table-cell office:value-type="float" office:value="1.02175">
                <text:p>1.02175</text:p>
              </table:table-cell>
              <table:table-cell office:value-type="float" office:value="2.41921">
                <text:p>2.41921</text:p>
              </table:table-cell>
              <table:table-cell office:value-type="float" office:value="1.02276">
                <text:p>1.02276</text:p>
              </table:table-cell>
              <table:table-cell office:value-type="float" office:value="2.64741">
                <text:p>2.647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9">
                <text:p>1.01609</text:p>
              </table:table-cell>
              <table:table-cell office:value-type="float" office:value="4.34887">
                <text:p>4.34887</text:p>
              </table:table-cell>
              <table:table-cell office:value-type="float" office:value="1.01735">
                <text:p>1.01735</text:p>
              </table:table-cell>
              <table:table-cell office:value-type="float" office:value="2.80535">
                <text:p>2.80535</text:p>
              </table:table-cell>
              <table:table-cell office:value-type="float" office:value="1.01859">
                <text:p>1.01859</text:p>
              </table:table-cell>
              <table:table-cell office:value-type="float" office:value="2.57587">
                <text:p>2.57587</text:p>
              </table:table-cell>
              <table:table-cell office:value-type="float" office:value="1.02043">
                <text:p>1.02043</text:p>
              </table:table-cell>
              <table:table-cell office:value-type="float" office:value="2.58436">
                <text:p>2.58436</text:p>
              </table:table-cell>
              <table:table-cell office:value-type="float" office:value="1.02164">
                <text:p>1.02164</text:p>
              </table:table-cell>
              <table:table-cell office:value-type="float" office:value="2.2242">
                <text:p>2.2242</text:p>
              </table:table-cell>
              <table:table-cell office:value-type="float" office:value="1.02283">
                <text:p>1.02283</text:p>
              </table:table-cell>
              <table:table-cell office:value-type="float" office:value="2.2283">
                <text:p>2.2283</text:p>
              </table:table-cell>
              <table:table-cell office:value-type="float" office:value="1.02402">
                <text:p>1.02402</text:p>
              </table:table-cell>
              <table:table-cell office:value-type="float" office:value="2.07795">
                <text:p>2.07795</text:p>
              </table:table-cell>
              <table:table-cell office:value-type="float" office:value="1.02576">
                <text:p>1.02576</text:p>
              </table:table-cell>
              <table:table-cell office:value-type="float" office:value="2.16389">
                <text:p>2.16389</text:p>
              </table:table-cell>
              <table:table-cell office:value-type="float" office:value="1.02691">
                <text:p>1.02691</text:p>
              </table:table-cell>
              <table:table-cell office:value-type="float" office:value="2.22397">
                <text:p>2.22397</text:p>
              </table:table-cell>
              <table:table-cell office:value-type="float" office:value="1.02804">
                <text:p>1.02804</text:p>
              </table:table-cell>
              <table:table-cell office:value-type="float" office:value="2.26805">
                <text:p>2.26805</text:p>
              </table:table-cell>
              <table:table-cell office:value-type="float" office:value="1.02916">
                <text:p>1.02916</text:p>
              </table:table-cell>
              <table:table-cell office:value-type="float" office:value="2.30048">
                <text:p>2.30048</text:p>
              </table:table-cell>
              <table:table-cell office:value-type="float" office:value="1.03081">
                <text:p>1.03081</text:p>
              </table:table-cell>
              <table:table-cell office:value-type="float" office:value="2.44053">
                <text:p>2.44053</text:p>
              </table:table-cell>
              <table:table-cell office:value-type="float" office:value="1.03188">
                <text:p>1.03188</text:p>
              </table:table-cell>
              <table:table-cell office:value-type="float" office:value="2.51468">
                <text:p>2.51468</text:p>
              </table:table-cell>
              <table:table-cell office:value-type="float" office:value="1.03294">
                <text:p>1.03294</text:p>
              </table:table-cell>
              <table:table-cell office:value-type="float" office:value="2.65844">
                <text:p>2.65844</text:p>
              </table:table-cell>
              <table:table-cell office:value-type="float" office:value="1.03399">
                <text:p>1.03399</text:p>
              </table:table-cell>
              <table:table-cell office:value-type="float" office:value="2.87954">
                <text:p>2.879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687">
                <text:p>1.02687</text:p>
              </table:table-cell>
              <table:table-cell office:value-type="float" office:value="-4.46535">
                <text:p>-4.46535</text:p>
              </table:table-cell>
              <table:table-cell office:value-type="float" office:value="1.02816">
                <text:p>1.02816</text:p>
              </table:table-cell>
              <table:table-cell office:value-type="float" office:value="885.894">
                <text:p>885.894</text:p>
              </table:table-cell>
              <table:table-cell office:value-type="float" office:value="1.02943">
                <text:p>1.02943</text:p>
              </table:table-cell>
              <table:table-cell office:value-type="float" office:value="33.7998">
                <text:p>33.7998</text:p>
              </table:table-cell>
              <table:table-cell office:value-type="float" office:value="1.03131">
                <text:p>1.03131</text:p>
              </table:table-cell>
              <table:table-cell office:value-type="float" office:value="9.56505">
                <text:p>9.56505</text:p>
              </table:table-cell>
              <table:table-cell office:value-type="float" office:value="1.03255">
                <text:p>1.03255</text:p>
              </table:table-cell>
              <table:table-cell office:value-type="float" office:value="5.11205">
                <text:p>5.11205</text:p>
              </table:table-cell>
              <table:table-cell office:value-type="float" office:value="1.03378">
                <text:p>1.03378</text:p>
              </table:table-cell>
              <table:table-cell office:value-type="float" office:value="4.35987">
                <text:p>4.35987</text:p>
              </table:table-cell>
              <table:table-cell office:value-type="float" office:value="1.03499">
                <text:p>1.03499</text:p>
              </table:table-cell>
              <table:table-cell office:value-type="float" office:value="3.48694">
                <text:p>3.48694</text:p>
              </table:table-cell>
              <table:table-cell office:value-type="float" office:value="1.03678">
                <text:p>1.03678</text:p>
              </table:table-cell>
              <table:table-cell office:value-type="float" office:value="3.2594">
                <text:p>3.2594</text:p>
              </table:table-cell>
              <table:table-cell office:value-type="float" office:value="1.03796">
                <text:p>1.03796</text:p>
              </table:table-cell>
              <table:table-cell office:value-type="float" office:value="3.16551">
                <text:p>3.16551</text:p>
              </table:table-cell>
              <table:table-cell office:value-type="float" office:value="1.03912">
                <text:p>1.03912</text:p>
              </table:table-cell>
              <table:table-cell office:value-type="float" office:value="3.07139">
                <text:p>3.07139</text:p>
              </table:table-cell>
              <table:table-cell office:value-type="float" office:value="1.04027">
                <text:p>1.04027</text:p>
              </table:table-cell>
              <table:table-cell office:value-type="float" office:value="2.98254">
                <text:p>2.98254</text:p>
              </table:table-cell>
              <table:table-cell office:value-type="float" office:value="1.04195">
                <text:p>1.04195</text:p>
              </table:table-cell>
              <table:table-cell office:value-type="float" office:value="3.01714">
                <text:p>3.01714</text:p>
              </table:table-cell>
              <table:table-cell office:value-type="float" office:value="1.04306">
                <text:p>1.04306</text:p>
              </table:table-cell>
              <table:table-cell office:value-type="float" office:value="3.02065">
                <text:p>3.02065</text:p>
              </table:table-cell>
              <table:table-cell office:value-type="float" office:value="1.04414">
                <text:p>1.04414</text:p>
              </table:table-cell>
              <table:table-cell office:value-type="float" office:value="3.1232">
                <text:p>3.1232</text:p>
              </table:table-cell>
              <table:table-cell office:value-type="float" office:value="1.04521">
                <text:p>1.04521</text:p>
              </table:table-cell>
              <table:table-cell office:value-type="float" office:value="3.32448">
                <text:p>3.324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765">
                <text:p>1.03765</text:p>
              </table:table-cell>
              <table:table-cell office:value-type="float" office:value="-1.2216">
                <text:p>-1.2216</text:p>
              </table:table-cell>
              <table:table-cell office:value-type="float" office:value="1.03896">
                <text:p>1.03896</text:p>
              </table:table-cell>
              <table:table-cell office:value-type="float" office:value="-1.64513">
                <text:p>-1.64513</text:p>
              </table:table-cell>
              <table:table-cell office:value-type="float" office:value="1.04027">
                <text:p>1.04027</text:p>
              </table:table-cell>
              <table:table-cell office:value-type="float" office:value="-2.23809">
                <text:p>-2.23809</text:p>
              </table:table-cell>
              <table:table-cell office:value-type="float" office:value="1.0422">
                <text:p>1.0422</text:p>
              </table:table-cell>
              <table:table-cell office:value-type="float" office:value="-3.63898">
                <text:p>-3.63898</text:p>
              </table:table-cell>
              <table:table-cell office:value-type="float" office:value="1.04347">
                <text:p>1.04347</text:p>
              </table:table-cell>
              <table:table-cell office:value-type="float" office:value="-6.74434">
                <text:p>-6.74434</text:p>
              </table:table-cell>
              <table:table-cell office:value-type="float" office:value="1.04472">
                <text:p>1.04472</text:p>
              </table:table-cell>
              <table:table-cell office:value-type="float" office:value="2013.53">
                <text:p>2013.53</text:p>
              </table:table-cell>
              <table:table-cell office:value-type="float" office:value="1.04597">
                <text:p>1.04597</text:p>
              </table:table-cell>
              <table:table-cell office:value-type="float" office:value="52.6731">
                <text:p>52.6731</text:p>
              </table:table-cell>
              <table:table-cell office:value-type="float" office:value="1.0478">
                <text:p>1.0478</text:p>
              </table:table-cell>
              <table:table-cell office:value-type="float" office:value="11.1217">
                <text:p>11.1217</text:p>
              </table:table-cell>
              <table:table-cell office:value-type="float" office:value="1.04901">
                <text:p>1.04901</text:p>
              </table:table-cell>
              <table:table-cell office:value-type="float" office:value="7.85508">
                <text:p>7.85508</text:p>
              </table:table-cell>
              <table:table-cell office:value-type="float" office:value="1.0502">
                <text:p>1.0502</text:p>
              </table:table-cell>
              <table:table-cell office:value-type="float" office:value="6.20091">
                <text:p>6.20091</text:p>
              </table:table-cell>
              <table:table-cell office:value-type="float" office:value="1.05137">
                <text:p>1.05137</text:p>
              </table:table-cell>
              <table:table-cell office:value-type="float" office:value="5.20613">
                <text:p>5.20613</text:p>
              </table:table-cell>
              <table:table-cell office:value-type="float" office:value="1.0531">
                <text:p>1.0531</text:p>
              </table:table-cell>
              <table:table-cell office:value-type="float" office:value="4.61618">
                <text:p>4.61618</text:p>
              </table:table-cell>
              <table:table-cell office:value-type="float" office:value="1.05423">
                <text:p>1.05423</text:p>
              </table:table-cell>
              <table:table-cell office:value-type="float" office:value="4.3075">
                <text:p>4.3075</text:p>
              </table:table-cell>
              <table:table-cell office:value-type="float" office:value="1.05534">
                <text:p>1.05534</text:p>
              </table:table-cell>
              <table:table-cell office:value-type="float" office:value="4.23814">
                <text:p>4.23814</text:p>
              </table:table-cell>
              <table:table-cell office:value-type="float" office:value="1.05644">
                <text:p>1.05644</text:p>
              </table:table-cell>
              <table:table-cell office:value-type="float" office:value="4.35059">
                <text:p>4.35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843">
                <text:p>1.04843</text:p>
              </table:table-cell>
              <table:table-cell office:value-type="float" office:value="-0.62591">
                <text:p>-0.62591</text:p>
              </table:table-cell>
              <table:table-cell office:value-type="float" office:value="1.04977">
                <text:p>1.04977</text:p>
              </table:table-cell>
              <table:table-cell office:value-type="float" office:value="-0.751134">
                <text:p>-0.751134</text:p>
              </table:table-cell>
              <table:table-cell office:value-type="float" office:value="1.05111">
                <text:p>1.05111</text:p>
              </table:table-cell>
              <table:table-cell office:value-type="float" office:value="-0.926235">
                <text:p>-0.926235</text:p>
              </table:table-cell>
              <table:table-cell office:value-type="float" office:value="1.05308">
                <text:p>1.05308</text:p>
              </table:table-cell>
              <table:table-cell office:value-type="float" office:value="-1.27487">
                <text:p>-1.27487</text:p>
              </table:table-cell>
              <table:table-cell office:value-type="float" office:value="1.05438">
                <text:p>1.05438</text:p>
              </table:table-cell>
              <table:table-cell office:value-type="float" office:value="-1.62895">
                <text:p>-1.62895</text:p>
              </table:table-cell>
              <table:table-cell office:value-type="float" office:value="1.05567">
                <text:p>1.05567</text:p>
              </table:table-cell>
              <table:table-cell office:value-type="float" office:value="-2.08713">
                <text:p>-2.08713</text:p>
              </table:table-cell>
              <table:table-cell office:value-type="float" office:value="1.05694">
                <text:p>1.05694</text:p>
              </table:table-cell>
              <table:table-cell office:value-type="float" office:value="-2.85867">
                <text:p>-2.85867</text:p>
              </table:table-cell>
              <table:table-cell office:value-type="float" office:value="1.05882">
                <text:p>1.05882</text:p>
              </table:table-cell>
              <table:table-cell office:value-type="float" office:value="-4.69609">
                <text:p>-4.69609</text:p>
              </table:table-cell>
              <table:table-cell office:value-type="float" office:value="1.06005">
                <text:p>1.06005</text:p>
              </table:table-cell>
              <table:table-cell office:value-type="float" office:value="-7.21239">
                <text:p>-7.21239</text:p>
              </table:table-cell>
              <table:table-cell office:value-type="float" office:value="1.06127">
                <text:p>1.06127</text:p>
              </table:table-cell>
              <table:table-cell office:value-type="float" office:value="3943.68">
                <text:p>3943.68</text:p>
              </table:table-cell>
              <table:table-cell office:value-type="float" office:value="1.06247">
                <text:p>1.06247</text:p>
              </table:table-cell>
              <table:table-cell office:value-type="float" office:value="1660.29">
                <text:p>1660.29</text:p>
              </table:table-cell>
              <table:table-cell office:value-type="float" office:value="1.06424">
                <text:p>1.06424</text:p>
              </table:table-cell>
              <table:table-cell office:value-type="float" office:value="20.7046">
                <text:p>20.7046</text:p>
              </table:table-cell>
              <table:table-cell office:value-type="float" office:value="1.0654">
                <text:p>1.0654</text:p>
              </table:table-cell>
              <table:table-cell office:value-type="float" office:value="11.7225">
                <text:p>11.7225</text:p>
              </table:table-cell>
              <table:table-cell office:value-type="float" office:value="1.06654">
                <text:p>1.06654</text:p>
              </table:table-cell>
              <table:table-cell office:value-type="float" office:value="9.15749">
                <text:p>9.15749</text:p>
              </table:table-cell>
              <table:table-cell office:value-type="float" office:value="1.06766">
                <text:p>1.06766</text:p>
              </table:table-cell>
              <table:table-cell office:value-type="float" office:value="8.22615">
                <text:p>8.226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92">
                <text:p>1.0592</text:p>
              </table:table-cell>
              <table:table-cell office:value-type="float" office:value="-0.381919">
                <text:p>-0.381919</text:p>
              </table:table-cell>
              <table:table-cell office:value-type="float" office:value="1.06058">
                <text:p>1.06058</text:p>
              </table:table-cell>
              <table:table-cell office:value-type="float" office:value="-0.437525">
                <text:p>-0.437525</text:p>
              </table:table-cell>
              <table:table-cell office:value-type="float" office:value="1.06195">
                <text:p>1.06195</text:p>
              </table:table-cell>
              <table:table-cell office:value-type="float" office:value="-0.52076">
                <text:p>-0.52076</text:p>
              </table:table-cell>
              <table:table-cell office:value-type="float" office:value="1.06397">
                <text:p>1.06397</text:p>
              </table:table-cell>
              <table:table-cell office:value-type="float" office:value="-0.680765">
                <text:p>-0.680765</text:p>
              </table:table-cell>
              <table:table-cell office:value-type="float" office:value="1.0653">
                <text:p>1.0653</text:p>
              </table:table-cell>
              <table:table-cell office:value-type="float" office:value="-0.803646">
                <text:p>-0.803646</text:p>
              </table:table-cell>
              <table:table-cell office:value-type="float" office:value="1.06662">
                <text:p>1.06662</text:p>
              </table:table-cell>
              <table:table-cell office:value-type="float" office:value="-0.963916">
                <text:p>-0.963916</text:p>
              </table:table-cell>
              <table:table-cell office:value-type="float" office:value="1.06792">
                <text:p>1.06792</text:p>
              </table:table-cell>
              <table:table-cell office:value-type="float" office:value="-1.16591">
                <text:p>-1.16591</text:p>
              </table:table-cell>
              <table:table-cell office:value-type="float" office:value="1.06984">
                <text:p>1.06984</text:p>
              </table:table-cell>
              <table:table-cell office:value-type="float" office:value="-1.57272">
                <text:p>-1.57272</text:p>
              </table:table-cell>
              <table:table-cell office:value-type="float" office:value="1.0711">
                <text:p>1.0711</text:p>
              </table:table-cell>
              <table:table-cell office:value-type="float" office:value="-1.94668">
                <text:p>-1.94668</text:p>
              </table:table-cell>
              <table:table-cell office:value-type="float" office:value="1.07235">
                <text:p>1.07235</text:p>
              </table:table-cell>
              <table:table-cell office:value-type="float" office:value="-2.46013">
                <text:p>-2.46013</text:p>
              </table:table-cell>
              <table:table-cell office:value-type="float" office:value="1.07358">
                <text:p>1.07358</text:p>
              </table:table-cell>
              <table:table-cell office:value-type="float" office:value="-3.2114">
                <text:p>-3.2114</text:p>
              </table:table-cell>
              <table:table-cell office:value-type="float" office:value="1.07539">
                <text:p>1.07539</text:p>
              </table:table-cell>
              <table:table-cell office:value-type="float" office:value="-5.03774">
                <text:p>-5.03774</text:p>
              </table:table-cell>
              <table:table-cell office:value-type="float" office:value="1.07657">
                <text:p>1.07657</text:p>
              </table:table-cell>
              <table:table-cell office:value-type="float" office:value="-7.53416">
                <text:p>-7.53416</text:p>
              </table:table-cell>
              <table:table-cell office:value-type="float" office:value="1.07774">
                <text:p>1.07774</text:p>
              </table:table-cell>
              <table:table-cell office:value-type="float" office:value="7947.98">
                <text:p>7947.98</text:p>
              </table:table-cell>
              <table:table-cell office:value-type="float" office:value="1.07889">
                <text:p>1.07889</text:p>
              </table:table-cell>
              <table:table-cell office:value-type="float" office:value="6400.93">
                <text:p>6400.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98">
                <text:p>1.06998</text:p>
              </table:table-cell>
              <table:table-cell office:value-type="float" office:value="-0.252808">
                <text:p>-0.252808</text:p>
              </table:table-cell>
              <table:table-cell office:value-type="float" office:value="1.07139">
                <text:p>1.07139</text:p>
              </table:table-cell>
              <table:table-cell office:value-type="float" office:value="-0.282145">
                <text:p>-0.282145</text:p>
              </table:table-cell>
              <table:table-cell office:value-type="float" office:value="1.07279">
                <text:p>1.07279</text:p>
              </table:table-cell>
              <table:table-cell office:value-type="float" office:value="-0.329279">
                <text:p>-0.329279</text:p>
              </table:table-cell>
              <table:table-cell office:value-type="float" office:value="1.07485">
                <text:p>1.07485</text:p>
              </table:table-cell>
              <table:table-cell office:value-type="float" office:value="-0.418673">
                <text:p>-0.418673</text:p>
              </table:table-cell>
              <table:table-cell office:value-type="float" office:value="1.07622">
                <text:p>1.07622</text:p>
              </table:table-cell>
              <table:table-cell office:value-type="float" office:value="-0.476661">
                <text:p>-0.476661</text:p>
              </table:table-cell>
              <table:table-cell office:value-type="float" office:value="1.07756">
                <text:p>1.07756</text:p>
              </table:table-cell>
              <table:table-cell office:value-type="float" office:value="-0.555661">
                <text:p>-0.555661</text:p>
              </table:table-cell>
              <table:table-cell office:value-type="float" office:value="1.07889">
                <text:p>1.07889</text:p>
              </table:table-cell>
              <table:table-cell office:value-type="float" office:value="-0.642205">
                <text:p>-0.642205</text:p>
              </table:table-cell>
              <table:table-cell office:value-type="float" office:value="1.08086">
                <text:p>1.08086</text:p>
              </table:table-cell>
              <table:table-cell office:value-type="float" office:value="-0.815421">
                <text:p>-0.815421</text:p>
              </table:table-cell>
              <table:table-cell office:value-type="float" office:value="1.08215">
                <text:p>1.08215</text:p>
              </table:table-cell>
              <table:table-cell office:value-type="float" office:value="-0.959166">
                <text:p>-0.959166</text:p>
              </table:table-cell>
              <table:table-cell office:value-type="float" office:value="1.08342">
                <text:p>1.08342</text:p>
              </table:table-cell>
              <table:table-cell office:value-type="float" office:value="-1.13399">
                <text:p>-1.13399</text:p>
              </table:table-cell>
              <table:table-cell office:value-type="float" office:value="1.08468">
                <text:p>1.08468</text:p>
              </table:table-cell>
              <table:table-cell office:value-type="float" office:value="-1.35227">
                <text:p>-1.35227</text:p>
              </table:table-cell>
              <table:table-cell office:value-type="float" office:value="1.08653">
                <text:p>1.08653</text:p>
              </table:table-cell>
              <table:table-cell office:value-type="float" office:value="-1.78459">
                <text:p>-1.78459</text:p>
              </table:table-cell>
              <table:table-cell office:value-type="float" office:value="1.08775">
                <text:p>1.08775</text:p>
              </table:table-cell>
              <table:table-cell office:value-type="float" office:value="-2.19076">
                <text:p>-2.19076</text:p>
              </table:table-cell>
              <table:table-cell office:value-type="float" office:value="1.08894">
                <text:p>1.08894</text:p>
              </table:table-cell>
              <table:table-cell office:value-type="float" office:value="-2.71325">
                <text:p>-2.71325</text:p>
              </table:table-cell>
              <table:table-cell office:value-type="float" office:value="1.09011">
                <text:p>1.09011</text:p>
              </table:table-cell>
              <table:table-cell office:value-type="float" office:value="-3.37794">
                <text:p>-3.377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076">
                <text:p>1.08076</text:p>
              </table:table-cell>
              <table:table-cell office:value-type="float" office:value="-0.175208">
                <text:p>-0.175208</text:p>
              </table:table-cell>
              <table:table-cell office:value-type="float" office:value="1.0822">
                <text:p>1.0822</text:p>
              </table:table-cell>
              <table:table-cell office:value-type="float" office:value="-0.192141">
                <text:p>-0.192141</text:p>
              </table:table-cell>
              <table:table-cell office:value-type="float" office:value="1.08363">
                <text:p>1.08363</text:p>
              </table:table-cell>
              <table:table-cell office:value-type="float" office:value="-0.221225">
                <text:p>-0.221225</text:p>
              </table:table-cell>
              <table:table-cell office:value-type="float" office:value="1.08574">
                <text:p>1.08574</text:p>
              </table:table-cell>
              <table:table-cell office:value-type="float" office:value="-0.275955">
                <text:p>-0.275955</text:p>
              </table:table-cell>
              <table:table-cell office:value-type="float" office:value="1.08713">
                <text:p>1.08713</text:p>
              </table:table-cell>
              <table:table-cell office:value-type="float" office:value="-0.307344">
                <text:p>-0.307344</text:p>
              </table:table-cell>
              <table:table-cell office:value-type="float" office:value="1.08851">
                <text:p>1.08851</text:p>
              </table:table-cell>
              <table:table-cell office:value-type="float" office:value="-0.352079">
                <text:p>-0.352079</text:p>
              </table:table-cell>
              <table:table-cell office:value-type="float" office:value="1.08987">
                <text:p>1.08987</text:p>
              </table:table-cell>
              <table:table-cell office:value-type="float" office:value="-0.396769">
                <text:p>-0.396769</text:p>
              </table:table-cell>
              <table:table-cell office:value-type="float" office:value="1.09188">
                <text:p>1.09188</text:p>
              </table:table-cell>
              <table:table-cell office:value-type="float" office:value="-0.487582">
                <text:p>-0.487582</text:p>
              </table:table-cell>
              <table:table-cell office:value-type="float" office:value="1.0932">
                <text:p>1.0932</text:p>
              </table:table-cell>
              <table:table-cell office:value-type="float" office:value="-0.559165">
                <text:p>-0.559165</text:p>
              </table:table-cell>
              <table:table-cell office:value-type="float" office:value="1.0945">
                <text:p>1.0945</text:p>
              </table:table-cell>
              <table:table-cell office:value-type="float" office:value="-0.641367">
                <text:p>-0.641367</text:p>
              </table:table-cell>
              <table:table-cell office:value-type="float" office:value="1.09579">
                <text:p>1.09579</text:p>
              </table:table-cell>
              <table:table-cell office:value-type="float" office:value="-0.737348">
                <text:p>-0.737348</text:p>
              </table:table-cell>
              <table:table-cell office:value-type="float" office:value="1.09768">
                <text:p>1.09768</text:p>
              </table:table-cell>
              <table:table-cell office:value-type="float" office:value="-0.91669">
                <text:p>-0.91669</text:p>
              </table:table-cell>
              <table:table-cell office:value-type="float" office:value="1.09892">
                <text:p>1.09892</text:p>
              </table:table-cell>
              <table:table-cell office:value-type="float" office:value="-1.06708">
                <text:p>-1.06708</text:p>
              </table:table-cell>
              <table:table-cell office:value-type="float" office:value="1.10014">
                <text:p>1.10014</text:p>
              </table:table-cell>
              <table:table-cell office:value-type="float" office:value="-1.24926">
                <text:p>-1.24926</text:p>
              </table:table-cell>
              <table:table-cell office:value-type="float" office:value="1.10134">
                <text:p>1.10134</text:p>
              </table:table-cell>
              <table:table-cell office:value-type="float" office:value="-1.46808">
                <text:p>-1.46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154">
                <text:p>1.09154</text:p>
              </table:table-cell>
              <table:table-cell office:value-type="float" office:value="-0.124957">
                <text:p>-0.124957</text:p>
              </table:table-cell>
              <table:table-cell office:value-type="float" office:value="1.09301">
                <text:p>1.09301</text:p>
              </table:table-cell>
              <table:table-cell office:value-type="float" office:value="-0.135238">
                <text:p>-0.135238</text:p>
              </table:table-cell>
              <table:table-cell office:value-type="float" office:value="1.09447">
                <text:p>1.09447</text:p>
              </table:table-cell>
              <table:table-cell office:value-type="float" office:value="-0.154067">
                <text:p>-0.154067</text:p>
              </table:table-cell>
              <table:table-cell office:value-type="float" office:value="1.09663">
                <text:p>1.09663</text:p>
              </table:table-cell>
              <table:table-cell office:value-type="float" office:value="-0.189281">
                <text:p>-0.189281</text:p>
              </table:table-cell>
              <table:table-cell office:value-type="float" office:value="1.09805">
                <text:p>1.09805</text:p>
              </table:table-cell>
              <table:table-cell office:value-type="float" office:value="-0.207531">
                <text:p>-0.207531</text:p>
              </table:table-cell>
              <table:table-cell office:value-type="float" office:value="1.09945">
                <text:p>1.09945</text:p>
              </table:table-cell>
              <table:table-cell office:value-type="float" office:value="-0.234689">
                <text:p>-0.234689</text:p>
              </table:table-cell>
              <table:table-cell office:value-type="float" office:value="1.10084">
                <text:p>1.10084</text:p>
              </table:table-cell>
              <table:table-cell office:value-type="float" office:value="-0.259953">
                <text:p>-0.259953</text:p>
              </table:table-cell>
              <table:table-cell office:value-type="float" office:value="1.1029">
                <text:p>1.1029</text:p>
              </table:table-cell>
              <table:table-cell office:value-type="float" office:value="-0.312271">
                <text:p>-0.312271</text:p>
              </table:table-cell>
              <table:table-cell office:value-type="float" office:value="1.10425">
                <text:p>1.10425</text:p>
              </table:table-cell>
              <table:table-cell office:value-type="float" office:value="-0.3521">
                <text:p>-0.3521</text:p>
              </table:table-cell>
              <table:table-cell office:value-type="float" office:value="1.10558">
                <text:p>1.10558</text:p>
              </table:table-cell>
              <table:table-cell office:value-type="float" office:value="-0.396152">
                <text:p>-0.396152</text:p>
              </table:table-cell>
              <table:table-cell office:value-type="float" office:value="1.10689">
                <text:p>1.10689</text:p>
              </table:table-cell>
              <table:table-cell office:value-type="float" office:value="-0.445508">
                <text:p>-0.445508</text:p>
              </table:table-cell>
              <table:table-cell office:value-type="float" office:value="1.10882">
                <text:p>1.10882</text:p>
              </table:table-cell>
              <table:table-cell office:value-type="float" office:value="-0.535124">
                <text:p>-0.535124</text:p>
              </table:table-cell>
              <table:table-cell office:value-type="float" office:value="1.11009">
                <text:p>1.11009</text:p>
              </table:table-cell>
              <table:table-cell office:value-type="float" office:value="-0.605754">
                <text:p>-0.605754</text:p>
              </table:table-cell>
              <table:table-cell office:value-type="float" office:value="1.11134">
                <text:p>1.11134</text:p>
              </table:table-cell>
              <table:table-cell office:value-type="float" office:value="-0.689453">
                <text:p>-0.689453</text:p>
              </table:table-cell>
              <table:table-cell office:value-type="float" office:value="1.11256">
                <text:p>1.11256</text:p>
              </table:table-cell>
              <table:table-cell office:value-type="float" office:value="-0.788016">
                <text:p>-0.7880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31">
                <text:p>1.10231</text:p>
              </table:table-cell>
              <table:table-cell office:value-type="float" office:value="-0.0908281">
                <text:p>-0.0908281</text:p>
              </table:table-cell>
              <table:table-cell office:value-type="float" office:value="1.10382">
                <text:p>1.10382</text:p>
              </table:table-cell>
              <table:table-cell office:value-type="float" office:value="-0.097249">
                <text:p>-0.097249</text:p>
              </table:table-cell>
              <table:table-cell office:value-type="float" office:value="1.10531">
                <text:p>1.10531</text:p>
              </table:table-cell>
              <table:table-cell office:value-type="float" office:value="-0.109792">
                <text:p>-0.109792</text:p>
              </table:table-cell>
              <table:table-cell office:value-type="float" office:value="1.10751">
                <text:p>1.10751</text:p>
              </table:table-cell>
              <table:table-cell office:value-type="float" office:value="-0.133116">
                <text:p>-0.133116</text:p>
              </table:table-cell>
              <table:table-cell office:value-type="float" office:value="1.10896">
                <text:p>1.10896</text:p>
              </table:table-cell>
              <table:table-cell office:value-type="float" office:value="-0.144147">
                <text:p>-0.144147</text:p>
              </table:table-cell>
              <table:table-cell office:value-type="float" office:value="1.1104">
                <text:p>1.1104</text:p>
              </table:table-cell>
              <table:table-cell office:value-type="float" office:value="-0.161277">
                <text:p>-0.161277</text:p>
              </table:table-cell>
              <table:table-cell office:value-type="float" office:value="1.11182">
                <text:p>1.11182</text:p>
              </table:table-cell>
              <table:table-cell office:value-type="float" office:value="-0.176254">
                <text:p>-0.176254</text:p>
              </table:table-cell>
              <table:table-cell office:value-type="float" office:value="1.11392">
                <text:p>1.11392</text:p>
              </table:table-cell>
              <table:table-cell office:value-type="float" office:value="-0.207895">
                <text:p>-0.207895</text:p>
              </table:table-cell>
              <table:table-cell office:value-type="float" office:value="1.11529">
                <text:p>1.11529</text:p>
              </table:table-cell>
              <table:table-cell office:value-type="float" office:value="-0.23131">
                <text:p>-0.23131</text:p>
              </table:table-cell>
              <table:table-cell office:value-type="float" office:value="1.11665">
                <text:p>1.11665</text:p>
              </table:table-cell>
              <table:table-cell office:value-type="float" office:value="-0.256447">
                <text:p>-0.256447</text:p>
              </table:table-cell>
              <table:table-cell office:value-type="float" office:value="1.11799">
                <text:p>1.11799</text:p>
              </table:table-cell>
              <table:table-cell office:value-type="float" office:value="-0.283732">
                <text:p>-0.283732</text:p>
              </table:table-cell>
              <table:table-cell office:value-type="float" office:value="1.11997">
                <text:p>1.11997</text:p>
              </table:table-cell>
              <table:table-cell office:value-type="float" office:value="-0.332318">
                <text:p>-0.332318</text:p>
              </table:table-cell>
              <table:table-cell office:value-type="float" office:value="1.12126">
                <text:p>1.12126</text:p>
              </table:table-cell>
              <table:table-cell office:value-type="float" office:value="-0.368933">
                <text:p>-0.368933</text:p>
              </table:table-cell>
              <table:table-cell office:value-type="float" office:value="1.12253">
                <text:p>1.12253</text:p>
              </table:table-cell>
              <table:table-cell office:value-type="float" office:value="-0.411782">
                <text:p>-0.411782</text:p>
              </table:table-cell>
              <table:table-cell office:value-type="float" office:value="1.12378">
                <text:p>1.12378</text:p>
              </table:table-cell>
              <table:table-cell office:value-type="float" office:value="-0.461615">
                <text:p>-0.4616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309">
                <text:p>1.11309</text:p>
              </table:table-cell>
              <table:table-cell office:value-type="float" office:value="-0.0668922">
                <text:p>-0.0668922</text:p>
              </table:table-cell>
              <table:table-cell office:value-type="float" office:value="1.11463">
                <text:p>1.11463</text:p>
              </table:table-cell>
              <table:table-cell office:value-type="float" office:value="-0.0709579">
                <text:p>-0.0709579</text:p>
              </table:table-cell>
              <table:table-cell office:value-type="float" office:value="1.11615">
                <text:p>1.11615</text:p>
              </table:table-cell>
              <table:table-cell office:value-type="float" office:value="-0.0794593">
                <text:p>-0.0794593</text:p>
              </table:table-cell>
              <table:table-cell office:value-type="float" office:value="1.1184">
                <text:p>1.1184</text:p>
              </table:table-cell>
              <table:table-cell office:value-type="float" office:value="-0.0951781">
                <text:p>-0.0951781</text:p>
              </table:table-cell>
              <table:table-cell office:value-type="float" office:value="1.11988">
                <text:p>1.11988</text:p>
              </table:table-cell>
              <table:table-cell office:value-type="float" office:value="-0.101976">
                <text:p>-0.101976</text:p>
              </table:table-cell>
              <table:table-cell office:value-type="float" office:value="1.12134">
                <text:p>1.12134</text:p>
              </table:table-cell>
              <table:table-cell office:value-type="float" office:value="-0.113014">
                <text:p>-0.113014</text:p>
              </table:table-cell>
              <table:table-cell office:value-type="float" office:value="1.12279">
                <text:p>1.12279</text:p>
              </table:table-cell>
              <table:table-cell office:value-type="float" office:value="-0.12211">
                <text:p>-0.12211</text:p>
              </table:table-cell>
              <table:table-cell office:value-type="float" office:value="1.12494">
                <text:p>1.12494</text:p>
              </table:table-cell>
              <table:table-cell office:value-type="float" office:value="-0.14174">
                <text:p>-0.14174</text:p>
              </table:table-cell>
              <table:table-cell office:value-type="float" office:value="1.12634">
                <text:p>1.12634</text:p>
              </table:table-cell>
              <table:table-cell office:value-type="float" office:value="-0.155893">
                <text:p>-0.155893</text:p>
              </table:table-cell>
              <table:table-cell office:value-type="float" office:value="1.12773">
                <text:p>1.12773</text:p>
              </table:table-cell>
              <table:table-cell office:value-type="float" office:value="-0.170681">
                <text:p>-0.170681</text:p>
              </table:table-cell>
              <table:table-cell office:value-type="float" office:value="1.1291">
                <text:p>1.1291</text:p>
              </table:table-cell>
              <table:table-cell office:value-type="float" office:value="-0.186285">
                <text:p>-0.186285</text:p>
              </table:table-cell>
              <table:table-cell office:value-type="float" office:value="1.13111">
                <text:p>1.13111</text:p>
              </table:table-cell>
              <table:table-cell office:value-type="float" office:value="-0.213618">
                <text:p>-0.213618</text:p>
              </table:table-cell>
              <table:table-cell office:value-type="float" office:value="1.13243">
                <text:p>1.13243</text:p>
              </table:table-cell>
              <table:table-cell office:value-type="float" office:value="-0.233431">
                <text:p>-0.233431</text:p>
              </table:table-cell>
              <table:table-cell office:value-type="float" office:value="1.13373">
                <text:p>1.13373</text:p>
              </table:table-cell>
              <table:table-cell office:value-type="float" office:value="-0.256395">
                <text:p>-0.256395</text:p>
              </table:table-cell>
              <table:table-cell office:value-type="float" office:value="1.13501">
                <text:p>1.13501</text:p>
              </table:table-cell>
              <table:table-cell office:value-type="float" office:value="-0.28281">
                <text:p>-0.282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87">
                <text:p>1.12387</text:p>
              </table:table-cell>
              <table:table-cell office:value-type="float" office:value="-0.0497245">
                <text:p>-0.0497245</text:p>
              </table:table-cell>
              <table:table-cell office:value-type="float" office:value="1.12543">
                <text:p>1.12543</text:p>
              </table:table-cell>
              <table:table-cell office:value-type="float" office:value="-0.052306">
                <text:p>-0.052306</text:p>
              </table:table-cell>
              <table:table-cell office:value-type="float" office:value="1.12699">
                <text:p>1.12699</text:p>
              </table:table-cell>
              <table:table-cell office:value-type="float" office:value="-0.058127">
                <text:p>-0.058127</text:p>
              </table:table-cell>
              <table:table-cell office:value-type="float" office:value="1.12928">
                <text:p>1.12928</text:p>
              </table:table-cell>
              <table:table-cell office:value-type="float" office:value="-0.0688277">
                <text:p>-0.0688277</text:p>
              </table:table-cell>
              <table:table-cell office:value-type="float" office:value="1.13079">
                <text:p>1.13079</text:p>
              </table:table-cell>
              <table:table-cell office:value-type="float" office:value="-0.0730433">
                <text:p>-0.0730433</text:p>
              </table:table-cell>
              <table:table-cell office:value-type="float" office:value="1.13229">
                <text:p>1.13229</text:p>
              </table:table-cell>
              <table:table-cell office:value-type="float" office:value="-0.0802338">
                <text:p>-0.0802338</text:p>
              </table:table-cell>
              <table:table-cell office:value-type="float" office:value="1.13377">
                <text:p>1.13377</text:p>
              </table:table-cell>
              <table:table-cell office:value-type="float" office:value="-0.0858084">
                <text:p>-0.0858084</text:p>
              </table:table-cell>
              <table:table-cell office:value-type="float" office:value="1.13595">
                <text:p>1.13595</text:p>
              </table:table-cell>
              <table:table-cell office:value-type="float" office:value="-0.0981351">
                <text:p>-0.0981351</text:p>
              </table:table-cell>
              <table:table-cell office:value-type="float" office:value="1.13739">
                <text:p>1.13739</text:p>
              </table:table-cell>
              <table:table-cell office:value-type="float" office:value="-0.106793">
                <text:p>-0.106793</text:p>
              </table:table-cell>
              <table:table-cell office:value-type="float" office:value="1.13881">
                <text:p>1.13881</text:p>
              </table:table-cell>
              <table:table-cell office:value-type="float" office:value="-0.115595">
                <text:p>-0.115595</text:p>
              </table:table-cell>
              <table:table-cell office:value-type="float" office:value="1.1402">
                <text:p>1.1402</text:p>
              </table:table-cell>
              <table:table-cell office:value-type="float" office:value="-0.124625">
                <text:p>-0.124625</text:p>
              </table:table-cell>
              <table:table-cell office:value-type="float" office:value="1.14226">
                <text:p>1.14226</text:p>
              </table:table-cell>
              <table:table-cell office:value-type="float" office:value="-0.140198">
                <text:p>-0.140198</text:p>
              </table:table-cell>
              <table:table-cell office:value-type="float" office:value="1.14361">
                <text:p>1.14361</text:p>
              </table:table-cell>
              <table:table-cell office:value-type="float" office:value="-0.151056">
                <text:p>-0.151056</text:p>
              </table:table-cell>
              <table:table-cell office:value-type="float" office:value="1.14493">
                <text:p>1.14493</text:p>
              </table:table-cell>
              <table:table-cell office:value-type="float" office:value="-0.163533">
                <text:p>-0.163533</text:p>
              </table:table-cell>
              <table:table-cell office:value-type="float" office:value="1.14623">
                <text:p>1.14623</text:p>
              </table:table-cell>
              <table:table-cell office:value-type="float" office:value="-0.177729">
                <text:p>-0.1777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minimum="-0.00002" chart:maximum="0.0001" chart:interval-major="0.0000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6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6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6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6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6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6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 style:data-style-name="N6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8.034cm" svg:height="11.498cm" xlink:href=".." xlink:type="simple" chart:class="chart:scatter" chart:style-name="ch1">
        <chart:title svg:x="8.043cm" svg:y="0.364cm" chart:style-name="ch2">
          <text:p>tn0 vs Et</text:p>
        </chart:title>
        <chart:subtitle svg:x="6.485cm" svg:y="1.382cm" chart:style-name="ch3">
          <text:p>Fe contaminated B-doped Si</text:p>
        </chart:subtitle>
        <chart:plot-area chart:style-name="ch4" table:cell-range-address="Sheet1.B2:Sheet1.C102 Sheet1.C103:Sheet1.C1516" svg:x="1.358cm" svg:y="2.519cm" svg:width="15.956cm" svg:height="7.782cm">
          <chartooo:coordinate-region svg:x="3.347cm" svg:y="2.71cm" svg:width="13.865cm" svg:height="7.401cm"/>
          <chart:axis chart:dimension="x" chart:name="primary-x" chart:style-name="ch5">
            <chart:title svg:x="8.789cm" svg:y="10.531cm" chart:style-name="ch6">
              <text:p>Et (eV)</text:p>
            </chart:title>
          </chart:axis>
          <chart:axis chart:dimension="y" chart:name="primary-y" chart:style-name="ch7">
            <chart:title svg:x="0.451cm" svg:y="6.913cm" chart:style-name="ch8">
              <text:p>tn0 (s)</text:p>
            </chart:title>
            <chart:grid chart:style-name="ch9" chart:class="major"/>
          </chart:axis>
          <chart:series chart:style-name="ch10" chart:values-cell-range-address="Sheet1.C2:Sheet1.C102" chart:class="chart:scatter">
            <chart:domain table:cell-range-address="Sheet1.B2:Sheet1.B102"/>
            <chart:data-point chart:repeated="101"/>
          </chart:series>
          <chart:series chart:style-name="ch11" chart:values-cell-range-address="Sheet1.C103:Sheet1.C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C204:Sheet1.C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C305:Sheet1.C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C406:Sheet1.C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C507:Sheet1.C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C608:Sheet1.C708" chart:class="chart:scatter">
            <chart:domain table:cell-range-address="Sheet1.B608:Sheet1.B708"/>
            <chart:data-point chart:repeated="101"/>
          </chart:series>
          <chart:series chart:style-name="ch17" chart:values-cell-range-address="Sheet1.C709:Sheet1.C809" chart:class="chart:scatter">
            <chart:domain table:cell-range-address="Sheet1.B709:Sheet1.B809"/>
            <chart:data-point chart:repeated="101"/>
          </chart:series>
          <chart:series chart:style-name="ch18" chart:values-cell-range-address="Sheet1.C810:Sheet1.C910" chart:class="chart:scatter">
            <chart:domain table:cell-range-address="Sheet1.B810:Sheet1.B910"/>
            <chart:data-point chart:repeated="101"/>
          </chart:series>
          <chart:series chart:style-name="ch19" chart:values-cell-range-address="Sheet1.C911:Sheet1.C1011" chart:class="chart:scatter">
            <chart:domain table:cell-range-address="Sheet1.B911:Sheet1.B1011"/>
            <chart:data-point chart:repeated="101"/>
          </chart:series>
          <chart:series chart:style-name="ch20" chart:values-cell-range-address="Sheet1.C1012:Sheet1.C1112" chart:class="chart:scatter">
            <chart:domain table:cell-range-address="Sheet1.B1012:Sheet1.B1112"/>
            <chart:data-point chart:repeated="101"/>
          </chart:series>
          <chart:series chart:style-name="ch21" chart:values-cell-range-address="Sheet1.C1113:Sheet1.C1213" chart:class="chart:scatter">
            <chart:domain table:cell-range-address="Sheet1.B1113:Sheet1.B1213"/>
            <chart:data-point chart:repeated="101"/>
          </chart:series>
          <chart:series chart:style-name="ch22" chart:values-cell-range-address="Sheet1.C1214:Sheet1.C1314" chart:class="chart:scatter">
            <chart:domain table:cell-range-address="Sheet1.B1214:Sheet1.B1314"/>
            <chart:data-point chart:repeated="101"/>
          </chart:series>
          <chart:series chart:style-name="ch11" chart:values-cell-range-address="Sheet1.C1315:Sheet1.C1415" chart:class="chart:scatter">
            <chart:domain table:cell-range-address="Sheet1.B1315:Sheet1.B1415"/>
            <chart:data-point chart:repeated="101"/>
          </chart:series>
          <chart:series chart:style-name="ch12" chart:values-cell-range-address="Sheet1.C1416:Sheet1.C1516" chart:class="chart:scatter">
            <chart:domain table:cell-range-address="Sheet1.B1416:Sheet1.B1516"/>
            <chart:data-point chart:repeated="10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313">
                <text:p>0.0461313</text:p>
                <draw:g>
                  <svg:desc>Sheet1.B2:Sheet1.B102</svg:desc>
                </draw:g>
              </table:table-cell>
              <table:table-cell office:value-type="float" office:value="0.0000000146479">
                <text:p>0.0000000146479</text:p>
                <draw:g>
                  <svg:desc>Sheet1.C2:Sheet1.C102</svg:desc>
                </draw:g>
              </table:table-cell>
              <table:table-cell office:value-type="float" office:value="0.0445656">
                <text:p>0.0445656</text:p>
                <draw:g>
                  <svg:desc>Sheet1.B103:Sheet1.B203</svg:desc>
                </draw:g>
              </table:table-cell>
              <table:table-cell office:value-type="float" office:value="0.0000000150131">
                <text:p>0.0000000150131</text:p>
                <draw:g>
                  <svg:desc>Sheet1.C103:Sheet1.C203</svg:desc>
                </draw:g>
              </table:table-cell>
              <table:table-cell office:value-type="float" office:value="0.0430147">
                <text:p>0.0430147</text:p>
                <draw:g>
                  <svg:desc>Sheet1.B204:Sheet1.B304</svg:desc>
                </draw:g>
              </table:table-cell>
              <table:table-cell office:value-type="float" office:value="0.0000000147889">
                <text:p>0.0000000147889</text:p>
                <draw:g>
                  <svg:desc>Sheet1.C204:Sheet1.C304</svg:desc>
                </draw:g>
              </table:table-cell>
              <table:table-cell office:value-type="float" office:value="0.0407171">
                <text:p>0.0407171</text:p>
                <draw:g>
                  <svg:desc>Sheet1.B305:Sheet1.B405</svg:desc>
                </draw:g>
              </table:table-cell>
              <table:table-cell office:value-type="float" office:value="0.0000000139761">
                <text:p>0.0000000139761</text:p>
                <draw:g>
                  <svg:desc>Sheet1.C305:Sheet1.C405</svg:desc>
                </draw:g>
              </table:table-cell>
              <table:table-cell office:value-type="float" office:value="0.0392051">
                <text:p>0.0392051</text:p>
                <draw:g>
                  <svg:desc>Sheet1.B406:Sheet1.B506</svg:desc>
                </draw:g>
              </table:table-cell>
              <table:table-cell office:value-type="float" office:value="0.0000000138329">
                <text:p>0.0000000138329</text:p>
                <draw:g>
                  <svg:desc>Sheet1.C406:Sheet1.C506</svg:desc>
                </draw:g>
              </table:table-cell>
              <table:table-cell office:value-type="float" office:value="0.0377095">
                <text:p>0.0377095</text:p>
                <draw:g>
                  <svg:desc>Sheet1.B507:Sheet1.B607</svg:desc>
                </draw:g>
              </table:table-cell>
              <table:table-cell office:value-type="float" office:value="0.0000000133703">
                <text:p>0.0000000133703</text:p>
                <draw:g>
                  <svg:desc>Sheet1.C507:Sheet1.C607</svg:desc>
                </draw:g>
              </table:table-cell>
              <table:table-cell office:value-type="float" office:value="0.0362307">
                <text:p>0.0362307</text:p>
                <draw:g>
                  <svg:desc>Sheet1.B608:Sheet1.B708</svg:desc>
                </draw:g>
              </table:table-cell>
              <table:table-cell office:value-type="float" office:value="0.0000000131554">
                <text:p>0.0000000131554</text:p>
                <draw:g>
                  <svg:desc>Sheet1.C608:Sheet1.C708</svg:desc>
                </draw:g>
              </table:table-cell>
              <table:table-cell office:value-type="float" office:value="0.0340451">
                <text:p>0.0340451</text:p>
                <draw:g>
                  <svg:desc>Sheet1.B709:Sheet1.B809</svg:desc>
                </draw:g>
              </table:table-cell>
              <table:table-cell office:value-type="float" office:value="0.0000000124744">
                <text:p>0.0000000124744</text:p>
                <draw:g>
                  <svg:desc>Sheet1.C709:Sheet1.C809</svg:desc>
                </draw:g>
              </table:table-cell>
              <table:table-cell office:value-type="float" office:value="0.0326105">
                <text:p>0.0326105</text:p>
                <draw:g>
                  <svg:desc>Sheet1.B810:Sheet1.B910</svg:desc>
                </draw:g>
              </table:table-cell>
              <table:table-cell office:value-type="float" office:value="0.000000012089">
                <text:p>0.000000012089</text:p>
                <draw:g>
                  <svg:desc>Sheet1.C810:Sheet1.C910</svg:desc>
                </draw:g>
              </table:table-cell>
              <table:table-cell office:value-type="float" office:value="0.0311946">
                <text:p>0.0311946</text:p>
                <draw:g>
                  <svg:desc>Sheet1.B911:Sheet1.B1011</svg:desc>
                </draw:g>
              </table:table-cell>
              <table:table-cell office:value-type="float" office:value="0.0000000117507">
                <text:p>0.0000000117507</text:p>
                <draw:g>
                  <svg:desc>Sheet1.C911:Sheet1.C1011</svg:desc>
                </draw:g>
              </table:table-cell>
              <table:table-cell office:value-type="float" office:value="0.0297978">
                <text:p>0.0297978</text:p>
                <draw:g>
                  <svg:desc>Sheet1.B1012:Sheet1.B1112</svg:desc>
                </draw:g>
              </table:table-cell>
              <table:table-cell office:value-type="float" office:value="0.0000000114756">
                <text:p>0.0000000114756</text:p>
                <draw:g>
                  <svg:desc>Sheet1.C1012:Sheet1.C1112</svg:desc>
                </draw:g>
              </table:table-cell>
              <table:table-cell office:value-type="float" office:value="0.0277399">
                <text:p>0.0277399</text:p>
                <draw:g>
                  <svg:desc>Sheet1.B1113:Sheet1.B1213</svg:desc>
                </draw:g>
              </table:table-cell>
              <table:table-cell office:value-type="float" office:value="0.0000000109659">
                <text:p>0.0000000109659</text:p>
                <draw:g>
                  <svg:desc>Sheet1.C1113:Sheet1.C1213</svg:desc>
                </draw:g>
              </table:table-cell>
              <table:table-cell office:value-type="float" office:value="0.0263938">
                <text:p>0.0263938</text:p>
                <draw:g>
                  <svg:desc>Sheet1.B1214:Sheet1.B1314</svg:desc>
                </draw:g>
              </table:table-cell>
              <table:table-cell office:value-type="float" office:value="0.0000000106869">
                <text:p>0.0000000106869</text:p>
                <draw:g>
                  <svg:desc>Sheet1.C1214:Sheet1.C1314</svg:desc>
                </draw:g>
              </table:table-cell>
              <table:table-cell office:value-type="float" office:value="0.025069">
                <text:p>0.025069</text:p>
                <draw:g>
                  <svg:desc>Sheet1.B1315:Sheet1.B1415</svg:desc>
                </draw:g>
              </table:table-cell>
              <table:table-cell office:value-type="float" office:value="0.0000000103062">
                <text:p>0.0000000103062</text:p>
                <draw:g>
                  <svg:desc>Sheet1.C1315:Sheet1.C1415</svg:desc>
                </draw:g>
              </table:table-cell>
              <table:table-cell office:value-type="float" office:value="0.0237662">
                <text:p>0.0237662</text:p>
                <draw:g>
                  <svg:desc>Sheet1.B1416:Sheet1.B1516</svg:desc>
                </draw:g>
              </table:table-cell>
              <table:table-cell office:value-type="float" office:value="0.00000000978578">
                <text:p>0.00000000978578</text:p>
                <draw:g>
                  <svg:desc>Sheet1.C1416:Sheet1.C1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086">
                <text:p>0.0569086</text:p>
              </table:table-cell>
              <table:table-cell office:value-type="float" office:value="0.0000000191897">
                <text:p>0.0000000191897</text:p>
              </table:table-cell>
              <table:table-cell office:value-type="float" office:value="0.0553743">
                <text:p>0.0553743</text:p>
              </table:table-cell>
              <table:table-cell office:value-type="float" office:value="0.0000000198015">
                <text:p>0.0000000198015</text:p>
              </table:table-cell>
              <table:table-cell office:value-type="float" office:value="0.0538544">
                <text:p>0.0538544</text:p>
              </table:table-cell>
              <table:table-cell office:value-type="float" office:value="0.0000000196441">
                <text:p>0.0000000196441</text:p>
              </table:table-cell>
              <table:table-cell office:value-type="float" office:value="0.0516028">
                <text:p>0.0516028</text:p>
              </table:table-cell>
              <table:table-cell office:value-type="float" office:value="0.0000000187734">
                <text:p>0.0000000187734</text:p>
              </table:table-cell>
              <table:table-cell office:value-type="float" office:value="0.050121">
                <text:p>0.050121</text:p>
              </table:table-cell>
              <table:table-cell office:value-type="float" office:value="0.0000000187283">
                <text:p>0.0000000187283</text:p>
              </table:table-cell>
              <table:table-cell office:value-type="float" office:value="0.0486553">
                <text:p>0.0486553</text:p>
              </table:table-cell>
              <table:table-cell office:value-type="float" office:value="0.0000000182524">
                <text:p>0.0000000182524</text:p>
              </table:table-cell>
              <table:table-cell office:value-type="float" office:value="0.0472061">
                <text:p>0.0472061</text:p>
              </table:table-cell>
              <table:table-cell office:value-type="float" office:value="0.0000000181156">
                <text:p>0.0000000181156</text:p>
              </table:table-cell>
              <table:table-cell office:value-type="float" office:value="0.0450642">
                <text:p>0.0450642</text:p>
              </table:table-cell>
              <table:table-cell office:value-type="float" office:value="0.0000000174173">
                <text:p>0.0000000174173</text:p>
              </table:table-cell>
              <table:table-cell office:value-type="float" office:value="0.0436583">
                <text:p>0.0436583</text:p>
              </table:table-cell>
              <table:table-cell office:value-type="float" office:value="0.0000000170461">
                <text:p>0.0000000170461</text:p>
              </table:table-cell>
              <table:table-cell office:value-type="float" office:value="0.0422707">
                <text:p>0.0422707</text:p>
              </table:table-cell>
              <table:table-cell office:value-type="float" office:value="0.0000000167418">
                <text:p>0.0000000167418</text:p>
              </table:table-cell>
              <table:table-cell office:value-type="float" office:value="0.0409018">
                <text:p>0.0409018</text:p>
              </table:table-cell>
              <table:table-cell office:value-type="float" office:value="0.0000000165296">
                <text:p>0.0000000165296</text:p>
              </table:table-cell>
              <table:table-cell office:value-type="float" office:value="0.0388851">
                <text:p>0.0388851</text:p>
              </table:table-cell>
              <table:table-cell office:value-type="float" office:value="0.0000000160759">
                <text:p>0.0000000160759</text:p>
              </table:table-cell>
              <table:table-cell office:value-type="float" office:value="0.0375659">
                <text:p>0.0375659</text:p>
              </table:table-cell>
              <table:table-cell office:value-type="float" office:value="0.0000000158656">
                <text:p>0.0000000158656</text:p>
              </table:table-cell>
              <table:table-cell office:value-type="float" office:value="0.0362676">
                <text:p>0.0362676</text:p>
              </table:table-cell>
              <table:table-cell office:value-type="float" office:value="0.0000000155066">
                <text:p>0.0000000155066</text:p>
              </table:table-cell>
              <table:table-cell office:value-type="float" office:value="0.0349909">
                <text:p>0.0349909</text:p>
              </table:table-cell>
              <table:table-cell office:value-type="float" office:value="0.0000000149347">
                <text:p>0.0000000149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86">
                <text:p>0.067686</text:p>
              </table:table-cell>
              <table:table-cell office:value-type="float" office:value="0.0000000251394">
                <text:p>0.0000000251394</text:p>
              </table:table-cell>
              <table:table-cell office:value-type="float" office:value="0.066183">
                <text:p>0.066183</text:p>
              </table:table-cell>
              <table:table-cell office:value-type="float" office:value="0.0000000261169">
                <text:p>0.0000000261169</text:p>
              </table:table-cell>
              <table:table-cell office:value-type="float" office:value="0.0646941">
                <text:p>0.0646941</text:p>
              </table:table-cell>
              <table:table-cell office:value-type="float" office:value="0.0000000260927">
                <text:p>0.0000000260927</text:p>
              </table:table-cell>
              <table:table-cell office:value-type="float" office:value="0.0624884">
                <text:p>0.0624884</text:p>
              </table:table-cell>
              <table:table-cell office:value-type="float" office:value="0.0000000252169">
                <text:p>0.0000000252169</text:p>
              </table:table-cell>
              <table:table-cell office:value-type="float" office:value="0.0610369">
                <text:p>0.0610369</text:p>
              </table:table-cell>
              <table:table-cell office:value-type="float" office:value="0.0000000253556">
                <text:p>0.0000000253556</text:p>
              </table:table-cell>
              <table:table-cell office:value-type="float" office:value="0.0596011">
                <text:p>0.0596011</text:p>
              </table:table-cell>
              <table:table-cell office:value-type="float" office:value="0.0000000249166">
                <text:p>0.0000000249166</text:p>
              </table:table-cell>
              <table:table-cell office:value-type="float" office:value="0.0581815">
                <text:p>0.0581815</text:p>
              </table:table-cell>
              <table:table-cell office:value-type="float" office:value="0.0000000249453">
                <text:p>0.0000000249453</text:p>
              </table:table-cell>
              <table:table-cell office:value-type="float" office:value="0.0560833">
                <text:p>0.0560833</text:p>
              </table:table-cell>
              <table:table-cell office:value-type="float" office:value="0.0000000243181">
                <text:p>0.0000000243181</text:p>
              </table:table-cell>
              <table:table-cell office:value-type="float" office:value="0.0547061">
                <text:p>0.0547061</text:p>
              </table:table-cell>
              <table:table-cell office:value-type="float" office:value="0.000000024035">
                <text:p>0.000000024035</text:p>
              </table:table-cell>
              <table:table-cell office:value-type="float" office:value="0.0533468">
                <text:p>0.0533468</text:p>
              </table:table-cell>
              <table:table-cell office:value-type="float" office:value="0.0000000238517">
                <text:p>0.0000000238517</text:p>
              </table:table-cell>
              <table:table-cell office:value-type="float" office:value="0.0520059">
                <text:p>0.0520059</text:p>
              </table:table-cell>
              <table:table-cell office:value-type="float" office:value="0.0000000238084">
                <text:p>0.0000000238084</text:p>
              </table:table-cell>
              <table:table-cell office:value-type="float" office:value="0.0500303">
                <text:p>0.0500303</text:p>
              </table:table-cell>
              <table:table-cell office:value-type="float" office:value="0.0000000235658">
                <text:p>0.0000000235658</text:p>
              </table:table-cell>
              <table:table-cell office:value-type="float" office:value="0.048738">
                <text:p>0.048738</text:p>
              </table:table-cell>
              <table:table-cell office:value-type="float" office:value="0.0000000235524">
                <text:p>0.0000000235524</text:p>
              </table:table-cell>
              <table:table-cell office:value-type="float" office:value="0.0474662">
                <text:p>0.0474662</text:p>
              </table:table-cell>
              <table:table-cell office:value-type="float" office:value="0.0000000233294">
                <text:p>0.0000000233294</text:p>
              </table:table-cell>
              <table:table-cell office:value-type="float" office:value="0.0462156">
                <text:p>0.0462156</text:p>
              </table:table-cell>
              <table:table-cell office:value-type="float" office:value="0.0000000227908">
                <text:p>0.0000000227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634">
                <text:p>0.0784634</text:p>
              </table:table-cell>
              <table:table-cell office:value-type="float" office:value="0.0000000329332">
                <text:p>0.0000000329332</text:p>
              </table:table-cell>
              <table:table-cell office:value-type="float" office:value="0.0769917">
                <text:p>0.0769917</text:p>
              </table:table-cell>
              <table:table-cell office:value-type="float" office:value="0.0000000344458">
                <text:p>0.0000000344458</text:p>
              </table:table-cell>
              <table:table-cell office:value-type="float" office:value="0.0755338">
                <text:p>0.0755338</text:p>
              </table:table-cell>
              <table:table-cell office:value-type="float" office:value="0.0000000346576">
                <text:p>0.0000000346576</text:p>
              </table:table-cell>
              <table:table-cell office:value-type="float" office:value="0.0733741">
                <text:p>0.0733741</text:p>
              </table:table-cell>
              <table:table-cell office:value-type="float" office:value="0.000000033871">
                <text:p>0.000000033871</text:p>
              </table:table-cell>
              <table:table-cell office:value-type="float" office:value="0.0719528">
                <text:p>0.0719528</text:p>
              </table:table-cell>
              <table:table-cell office:value-type="float" office:value="0.0000000343271">
                <text:p>0.0000000343271</text:p>
              </table:table-cell>
              <table:table-cell office:value-type="float" office:value="0.0705469">
                <text:p>0.0705469</text:p>
              </table:table-cell>
              <table:table-cell office:value-type="float" office:value="0.0000000340128">
                <text:p>0.0000000340128</text:p>
              </table:table-cell>
              <table:table-cell office:value-type="float" office:value="0.0691569">
                <text:p>0.0691569</text:p>
              </table:table-cell>
              <table:table-cell office:value-type="float" office:value="0.0000000343486">
                <text:p>0.0000000343486</text:p>
              </table:table-cell>
              <table:table-cell office:value-type="float" office:value="0.0671024">
                <text:p>0.0671024</text:p>
              </table:table-cell>
              <table:table-cell office:value-type="float" office:value="0.0000000339515">
                <text:p>0.0000000339515</text:p>
              </table:table-cell>
              <table:table-cell office:value-type="float" office:value="0.0657539">
                <text:p>0.0657539</text:p>
              </table:table-cell>
              <table:table-cell office:value-type="float" office:value="0.0000000338876">
                <text:p>0.0000000338876</text:p>
              </table:table-cell>
              <table:table-cell office:value-type="float" office:value="0.0644229">
                <text:p>0.0644229</text:p>
              </table:table-cell>
              <table:table-cell office:value-type="float" office:value="0.0000000339793">
                <text:p>0.0000000339793</text:p>
              </table:table-cell>
              <table:table-cell office:value-type="float" office:value="0.0631099">
                <text:p>0.0631099</text:p>
              </table:table-cell>
              <table:table-cell office:value-type="float" office:value="0.0000000342901">
                <text:p>0.0000000342901</text:p>
              </table:table-cell>
              <table:table-cell office:value-type="float" office:value="0.0611755">
                <text:p>0.0611755</text:p>
              </table:table-cell>
              <table:table-cell office:value-type="float" office:value="0.0000000345425">
                <text:p>0.0000000345425</text:p>
              </table:table-cell>
              <table:table-cell office:value-type="float" office:value="0.0599102">
                <text:p>0.0599102</text:p>
              </table:table-cell>
              <table:table-cell office:value-type="float" office:value="0.0000000349602">
                <text:p>0.0000000349602</text:p>
              </table:table-cell>
              <table:table-cell office:value-type="float" office:value="0.0586649">
                <text:p>0.0586649</text:p>
              </table:table-cell>
              <table:table-cell office:value-type="float" office:value="0.0000000350947">
                <text:p>0.0000000350947</text:p>
              </table:table-cell>
              <table:table-cell office:value-type="float" office:value="0.0574403">
                <text:p>0.0574403</text:p>
              </table:table-cell>
              <table:table-cell office:value-type="float" office:value="0.000000034775">
                <text:p>0.000000034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2408">
                <text:p>0.0892408</text:p>
              </table:table-cell>
              <table:table-cell office:value-type="float" office:value="0.0000000431422">
                <text:p>0.0000000431422</text:p>
              </table:table-cell>
              <table:table-cell office:value-type="float" office:value="0.0878003">
                <text:p>0.0878003</text:p>
              </table:table-cell>
              <table:table-cell office:value-type="float" office:value="0.0000000454297">
                <text:p>0.0000000454297</text:p>
              </table:table-cell>
              <table:table-cell office:value-type="float" office:value="0.0863735">
                <text:p>0.0863735</text:p>
              </table:table-cell>
              <table:table-cell office:value-type="float" office:value="0.0000000460325">
                <text:p>0.0000000460325</text:p>
              </table:table-cell>
              <table:table-cell office:value-type="float" office:value="0.0842598">
                <text:p>0.0842598</text:p>
              </table:table-cell>
              <table:table-cell office:value-type="float" office:value="0.0000000454934">
                <text:p>0.0000000454934</text:p>
              </table:table-cell>
              <table:table-cell office:value-type="float" office:value="0.0828687">
                <text:p>0.0828687</text:p>
              </table:table-cell>
              <table:table-cell office:value-type="float" office:value="0.0000000464712">
                <text:p>0.0000000464712</text:p>
              </table:table-cell>
              <table:table-cell office:value-type="float" office:value="0.0814928">
                <text:p>0.0814928</text:p>
              </table:table-cell>
              <table:table-cell office:value-type="float" office:value="0.0000000464277">
                <text:p>0.0000000464277</text:p>
              </table:table-cell>
              <table:table-cell office:value-type="float" office:value="0.0801322">
                <text:p>0.0801322</text:p>
              </table:table-cell>
              <table:table-cell office:value-type="float" office:value="0.0000000472941">
                <text:p>0.0000000472941</text:p>
              </table:table-cell>
              <table:table-cell office:value-type="float" office:value="0.0781215">
                <text:p>0.0781215</text:p>
              </table:table-cell>
              <table:table-cell office:value-type="float" office:value="0.0000000473982">
                <text:p>0.0000000473982</text:p>
              </table:table-cell>
              <table:table-cell office:value-type="float" office:value="0.0768017">
                <text:p>0.0768017</text:p>
              </table:table-cell>
              <table:table-cell office:value-type="float" office:value="0.0000000477757">
                <text:p>0.0000000477757</text:p>
              </table:table-cell>
              <table:table-cell office:value-type="float" office:value="0.075499">
                <text:p>0.075499</text:p>
              </table:table-cell>
              <table:table-cell office:value-type="float" office:value="0.000000048403">
                <text:p>0.000000048403</text:p>
              </table:table-cell>
              <table:table-cell office:value-type="float" office:value="0.074214">
                <text:p>0.074214</text:p>
              </table:table-cell>
              <table:table-cell office:value-type="float" office:value="0.0000000493819">
                <text:p>0.0000000493819</text:p>
              </table:table-cell>
              <table:table-cell office:value-type="float" office:value="0.0723207">
                <text:p>0.0723207</text:p>
              </table:table-cell>
              <table:table-cell office:value-type="float" office:value="0.000000050626">
                <text:p>0.000000050626</text:p>
              </table:table-cell>
              <table:table-cell office:value-type="float" office:value="0.0710823">
                <text:p>0.0710823</text:p>
              </table:table-cell>
              <table:table-cell office:value-type="float" office:value="0.000000051886">
                <text:p>0.000000051886</text:p>
              </table:table-cell>
              <table:table-cell office:value-type="float" office:value="0.0698635">
                <text:p>0.0698635</text:p>
              </table:table-cell>
              <table:table-cell office:value-type="float" office:value="0.0000000527849">
                <text:p>0.0000000527849</text:p>
              </table:table-cell>
              <table:table-cell office:value-type="float" office:value="0.0686649">
                <text:p>0.0686649</text:p>
              </table:table-cell>
              <table:table-cell office:value-type="float" office:value="0.0000000530507">
                <text:p>0.0000000530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18">
                <text:p>0.100018</text:p>
              </table:table-cell>
              <table:table-cell office:value-type="float" office:value="0.0000000565143">
                <text:p>0.0000000565143</text:p>
              </table:table-cell>
              <table:table-cell office:value-type="float" office:value="0.098609">
                <text:p>0.098609</text:p>
              </table:table-cell>
              <table:table-cell office:value-type="float" office:value="0.0000000599139">
                <text:p>0.0000000599139</text:p>
              </table:table-cell>
              <table:table-cell office:value-type="float" office:value="0.0972133">
                <text:p>0.0972133</text:p>
              </table:table-cell>
              <table:table-cell office:value-type="float" office:value="0.0000000611383">
                <text:p>0.0000000611383</text:p>
              </table:table-cell>
              <table:table-cell office:value-type="float" office:value="0.0951454">
                <text:p>0.0951454</text:p>
              </table:table-cell>
              <table:table-cell office:value-type="float" office:value="0.0000000611011">
                <text:p>0.0000000611011</text:p>
              </table:table-cell>
              <table:table-cell office:value-type="float" office:value="0.0937846">
                <text:p>0.0937846</text:p>
              </table:table-cell>
              <table:table-cell office:value-type="float" office:value="0.0000000629081">
                <text:p>0.0000000629081</text:p>
              </table:table-cell>
              <table:table-cell office:value-type="float" office:value="0.0924386">
                <text:p>0.0924386</text:p>
              </table:table-cell>
              <table:table-cell office:value-type="float" office:value="0.0000000633701">
                <text:p>0.0000000633701</text:p>
              </table:table-cell>
              <table:table-cell office:value-type="float" office:value="0.0911076">
                <text:p>0.0911076</text:p>
              </table:table-cell>
              <table:table-cell office:value-type="float" office:value="0.000000065114">
                <text:p>0.000000065114</text:p>
              </table:table-cell>
              <table:table-cell office:value-type="float" office:value="0.0891406">
                <text:p>0.0891406</text:p>
              </table:table-cell>
              <table:table-cell office:value-type="float" office:value="0.0000000661647">
                <text:p>0.0000000661647</text:p>
              </table:table-cell>
              <table:table-cell office:value-type="float" office:value="0.0878495">
                <text:p>0.0878495</text:p>
              </table:table-cell>
              <table:table-cell office:value-type="float" office:value="0.0000000673488">
                <text:p>0.0000000673488</text:p>
              </table:table-cell>
              <table:table-cell office:value-type="float" office:value="0.0865751">
                <text:p>0.0865751</text:p>
              </table:table-cell>
              <table:table-cell office:value-type="float" office:value="0.0000000689414">
                <text:p>0.0000000689414</text:p>
              </table:table-cell>
              <table:table-cell office:value-type="float" office:value="0.085318">
                <text:p>0.085318</text:p>
              </table:table-cell>
              <table:table-cell office:value-type="float" office:value="0.0000000711061">
                <text:p>0.0000000711061</text:p>
              </table:table-cell>
              <table:table-cell office:value-type="float" office:value="0.083466">
                <text:p>0.083466</text:p>
              </table:table-cell>
              <table:table-cell office:value-type="float" office:value="0.0000000741853">
                <text:p>0.0000000741853</text:p>
              </table:table-cell>
              <table:table-cell office:value-type="float" office:value="0.0822544">
                <text:p>0.0822544</text:p>
              </table:table-cell>
              <table:table-cell office:value-type="float" office:value="0.0000000769906">
                <text:p>0.0000000769906</text:p>
              </table:table-cell>
              <table:table-cell office:value-type="float" office:value="0.0810621">
                <text:p>0.0810621</text:p>
              </table:table-cell>
              <table:table-cell office:value-type="float" office:value="0.0000000793725">
                <text:p>0.0000000793725</text:p>
              </table:table-cell>
              <table:table-cell office:value-type="float" office:value="0.0798896">
                <text:p>0.0798896</text:p>
              </table:table-cell>
              <table:table-cell office:value-type="float" office:value="0.0000000809069">
                <text:p>0.0000000809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796">
                <text:p>0.110796</text:p>
              </table:table-cell>
              <table:table-cell office:value-type="float" office:value="0.0000000740279">
                <text:p>0.0000000740279</text:p>
              </table:table-cell>
              <table:table-cell office:value-type="float" office:value="0.109418">
                <text:p>0.109418</text:p>
              </table:table-cell>
              <table:table-cell office:value-type="float" office:value="0.0000000790124">
                <text:p>0.0000000790124</text:p>
              </table:table-cell>
              <table:table-cell office:value-type="float" office:value="0.108053">
                <text:p>0.108053</text:p>
              </table:table-cell>
              <table:table-cell office:value-type="float" office:value="0.0000000811968">
                <text:p>0.0000000811968</text:p>
              </table:table-cell>
              <table:table-cell office:value-type="float" office:value="0.106031">
                <text:p>0.106031</text:p>
              </table:table-cell>
              <table:table-cell office:value-type="float" office:value="0.0000000820582">
                <text:p>0.0000000820582</text:p>
              </table:table-cell>
              <table:table-cell office:value-type="float" office:value="0.104701">
                <text:p>0.104701</text:p>
              </table:table-cell>
              <table:table-cell office:value-type="float" office:value="0.0000000851525">
                <text:p>0.0000000851525</text:p>
              </table:table-cell>
              <table:table-cell office:value-type="float" office:value="0.103384">
                <text:p>0.103384</text:p>
              </table:table-cell>
              <table:table-cell office:value-type="float" office:value="0.000000086488">
                <text:p>0.000000086488</text:p>
              </table:table-cell>
              <table:table-cell office:value-type="float" office:value="0.102083">
                <text:p>0.102083</text:p>
              </table:table-cell>
              <table:table-cell office:value-type="float" office:value="0.0000000896397">
                <text:p>0.0000000896397</text:p>
              </table:table-cell>
              <table:table-cell office:value-type="float" office:value="0.10016">
                <text:p>0.10016</text:p>
              </table:table-cell>
              <table:table-cell office:value-type="float" office:value="0.0000000923504">
                <text:p>0.0000000923504</text:p>
              </table:table-cell>
              <table:table-cell office:value-type="float" office:value="0.0988973">
                <text:p>0.0988973</text:p>
              </table:table-cell>
              <table:table-cell office:value-type="float" office:value="0.0000000949273">
                <text:p>0.0000000949273</text:p>
              </table:table-cell>
              <table:table-cell office:value-type="float" office:value="0.0976512">
                <text:p>0.0976512</text:p>
              </table:table-cell>
              <table:table-cell office:value-type="float" office:value="0.0000000981784">
                <text:p>0.0000000981784</text:p>
              </table:table-cell>
              <table:table-cell office:value-type="float" office:value="0.0964221">
                <text:p>0.0964221</text:p>
              </table:table-cell>
              <table:table-cell office:value-type="float" office:value="0.000000102367">
                <text:p>0.000000102367</text:p>
              </table:table-cell>
              <table:table-cell office:value-type="float" office:value="0.0946112">
                <text:p>0.0946112</text:p>
              </table:table-cell>
              <table:table-cell office:value-type="float" office:value="0.00000010868">
                <text:p>0.00000010868</text:p>
              </table:table-cell>
              <table:table-cell office:value-type="float" office:value="0.0934265">
                <text:p>0.0934265</text:p>
              </table:table-cell>
              <table:table-cell office:value-type="float" office:value="0.000000114207">
                <text:p>0.000000114207</text:p>
              </table:table-cell>
              <table:table-cell office:value-type="float" office:value="0.0922607">
                <text:p>0.0922607</text:p>
              </table:table-cell>
              <table:table-cell office:value-type="float" office:value="0.000000119308">
                <text:p>0.000000119308</text:p>
              </table:table-cell>
              <table:table-cell office:value-type="float" office:value="0.0911143">
                <text:p>0.0911143</text:p>
              </table:table-cell>
              <table:table-cell office:value-type="float" office:value="0.000000123334">
                <text:p>0.000000123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573">
                <text:p>0.121573</text:p>
              </table:table-cell>
              <table:table-cell office:value-type="float" office:value="0.0000000969638">
                <text:p>0.0000000969638</text:p>
              </table:table-cell>
              <table:table-cell office:value-type="float" office:value="0.120226">
                <text:p>0.120226</text:p>
              </table:table-cell>
              <table:table-cell office:value-type="float" office:value="0.000000104192">
                <text:p>0.000000104192</text:p>
              </table:table-cell>
              <table:table-cell office:value-type="float" office:value="0.118893">
                <text:p>0.118893</text:p>
              </table:table-cell>
              <table:table-cell office:value-type="float" office:value="0.000000107829">
                <text:p>0.000000107829</text:p>
              </table:table-cell>
              <table:table-cell office:value-type="float" office:value="0.116917">
                <text:p>0.116917</text:p>
              </table:table-cell>
              <table:table-cell office:value-type="float" office:value="0.000000110194">
                <text:p>0.000000110194</text:p>
              </table:table-cell>
              <table:table-cell office:value-type="float" office:value="0.115616">
                <text:p>0.115616</text:p>
              </table:table-cell>
              <table:table-cell office:value-type="float" office:value="0.000000115251">
                <text:p>0.000000115251</text:p>
              </table:table-cell>
              <table:table-cell office:value-type="float" office:value="0.11433">
                <text:p>0.11433</text:p>
              </table:table-cell>
              <table:table-cell office:value-type="float" office:value="0.000000118026">
                <text:p>0.000000118026</text:p>
              </table:table-cell>
              <table:table-cell office:value-type="float" office:value="0.113058">
                <text:p>0.113058</text:p>
              </table:table-cell>
              <table:table-cell office:value-type="float" office:value="0.000000123387">
                <text:p>0.000000123387</text:p>
              </table:table-cell>
              <table:table-cell office:value-type="float" office:value="0.111179">
                <text:p>0.111179</text:p>
              </table:table-cell>
              <table:table-cell office:value-type="float" office:value="0.000000128878">
                <text:p>0.000000128878</text:p>
              </table:table-cell>
              <table:table-cell office:value-type="float" office:value="0.109945">
                <text:p>0.109945</text:p>
              </table:table-cell>
              <table:table-cell office:value-type="float" office:value="0.000000133772">
                <text:p>0.000000133772</text:p>
              </table:table-cell>
              <table:table-cell office:value-type="float" office:value="0.108727">
                <text:p>0.108727</text:p>
              </table:table-cell>
              <table:table-cell office:value-type="float" office:value="0.000000139781">
                <text:p>0.000000139781</text:p>
              </table:table-cell>
              <table:table-cell office:value-type="float" office:value="0.107526">
                <text:p>0.107526</text:p>
              </table:table-cell>
              <table:table-cell office:value-type="float" office:value="0.00000014733">
                <text:p>0.00000014733</text:p>
              </table:table-cell>
              <table:table-cell office:value-type="float" office:value="0.105756">
                <text:p>0.105756</text:p>
              </table:table-cell>
              <table:table-cell office:value-type="float" office:value="0.000000159156">
                <text:p>0.000000159156</text:p>
              </table:table-cell>
              <table:table-cell office:value-type="float" office:value="0.104599">
                <text:p>0.104599</text:p>
              </table:table-cell>
              <table:table-cell office:value-type="float" office:value="0.000000169336">
                <text:p>0.000000169336</text:p>
              </table:table-cell>
              <table:table-cell office:value-type="float" office:value="0.103459">
                <text:p>0.103459</text:p>
              </table:table-cell>
              <table:table-cell office:value-type="float" office:value="0.000000179237">
                <text:p>0.000000179237</text:p>
              </table:table-cell>
              <table:table-cell office:value-type="float" office:value="0.102339">
                <text:p>0.102339</text:p>
              </table:table-cell>
              <table:table-cell office:value-type="float" office:value="0.000000187881">
                <text:p>0.0000001878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35">
                <text:p>0.13235</text:p>
              </table:table-cell>
              <table:table-cell office:value-type="float" office:value="0.000000126997">
                <text:p>0.000000126997</text:p>
              </table:table-cell>
              <table:table-cell office:value-type="float" office:value="0.131035">
                <text:p>0.131035</text:p>
              </table:table-cell>
              <table:table-cell office:value-type="float" office:value="0.000000137386">
                <text:p>0.000000137386</text:p>
              </table:table-cell>
              <table:table-cell office:value-type="float" office:value="0.129732">
                <text:p>0.129732</text:p>
              </table:table-cell>
              <table:table-cell office:value-type="float" office:value="0.000000143182">
                <text:p>0.000000143182</text:p>
              </table:table-cell>
              <table:table-cell office:value-type="float" office:value="0.127802">
                <text:p>0.127802</text:p>
              </table:table-cell>
              <table:table-cell office:value-type="float" office:value="0.00000014796">
                <text:p>0.00000014796</text:p>
              </table:table-cell>
              <table:table-cell office:value-type="float" office:value="0.126532">
                <text:p>0.126532</text:p>
              </table:table-cell>
              <table:table-cell office:value-type="float" office:value="0.000000155968">
                <text:p>0.000000155968</text:p>
              </table:table-cell>
              <table:table-cell office:value-type="float" office:value="0.125276">
                <text:p>0.125276</text:p>
              </table:table-cell>
              <table:table-cell office:value-type="float" office:value="0.000000161039">
                <text:p>0.000000161039</text:p>
              </table:table-cell>
              <table:table-cell office:value-type="float" office:value="0.124034">
                <text:p>0.124034</text:p>
              </table:table-cell>
              <table:table-cell office:value-type="float" office:value="0.000000169807">
                <text:p>0.000000169807</text:p>
              </table:table-cell>
              <table:table-cell office:value-type="float" office:value="0.122198">
                <text:p>0.122198</text:p>
              </table:table-cell>
              <table:table-cell office:value-type="float" office:value="0.00000017981">
                <text:p>0.00000017981</text:p>
              </table:table-cell>
              <table:table-cell office:value-type="float" office:value="0.120993">
                <text:p>0.120993</text:p>
              </table:table-cell>
              <table:table-cell office:value-type="float" office:value="0.00000018846">
                <text:p>0.00000018846</text:p>
              </table:table-cell>
              <table:table-cell office:value-type="float" office:value="0.119803">
                <text:p>0.119803</text:p>
              </table:table-cell>
              <table:table-cell office:value-type="float" office:value="0.000000198946">
                <text:p>0.000000198946</text:p>
              </table:table-cell>
              <table:table-cell office:value-type="float" office:value="0.11863">
                <text:p>0.11863</text:p>
              </table:table-cell>
              <table:table-cell office:value-type="float" office:value="0.000000211956">
                <text:p>0.000000211956</text:p>
              </table:table-cell>
              <table:table-cell office:value-type="float" office:value="0.116902">
                <text:p>0.116902</text:p>
              </table:table-cell>
              <table:table-cell office:value-type="float" office:value="0.000000232947">
                <text:p>0.000000232947</text:p>
              </table:table-cell>
              <table:table-cell office:value-type="float" office:value="0.115771">
                <text:p>0.115771</text:p>
              </table:table-cell>
              <table:table-cell office:value-type="float" office:value="0.000000250908">
                <text:p>0.000000250908</text:p>
              </table:table-cell>
              <table:table-cell office:value-type="float" office:value="0.114658">
                <text:p>0.114658</text:p>
              </table:table-cell>
              <table:table-cell office:value-type="float" office:value="0.000000269043">
                <text:p>0.000000269043</text:p>
              </table:table-cell>
              <table:table-cell office:value-type="float" office:value="0.113564">
                <text:p>0.113564</text:p>
              </table:table-cell>
              <table:table-cell office:value-type="float" office:value="0.000000285908">
                <text:p>0.000000285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128">
                <text:p>0.143128</text:p>
              </table:table-cell>
              <table:table-cell office:value-type="float" office:value="0.000000166317">
                <text:p>0.000000166317</text:p>
              </table:table-cell>
              <table:table-cell office:value-type="float" office:value="0.141844">
                <text:p>0.141844</text:p>
              </table:table-cell>
              <table:table-cell office:value-type="float" office:value="0.000000181135">
                <text:p>0.000000181135</text:p>
              </table:table-cell>
              <table:table-cell office:value-type="float" office:value="0.140572">
                <text:p>0.140572</text:p>
              </table:table-cell>
              <table:table-cell office:value-type="float" office:value="0.000000190104">
                <text:p>0.000000190104</text:p>
              </table:table-cell>
              <table:table-cell office:value-type="float" office:value="0.138688">
                <text:p>0.138688</text:p>
              </table:table-cell>
              <table:table-cell office:value-type="float" office:value="0.000000198638">
                <text:p>0.000000198638</text:p>
              </table:table-cell>
              <table:table-cell office:value-type="float" office:value="0.137448">
                <text:p>0.137448</text:p>
              </table:table-cell>
              <table:table-cell office:value-type="float" office:value="0.000000211031">
                <text:p>0.000000211031</text:p>
              </table:table-cell>
              <table:table-cell office:value-type="float" office:value="0.136222">
                <text:p>0.136222</text:p>
              </table:table-cell>
              <table:table-cell office:value-type="float" office:value="0.000000219681">
                <text:p>0.000000219681</text:p>
              </table:table-cell>
              <table:table-cell office:value-type="float" office:value="0.135009">
                <text:p>0.135009</text:p>
              </table:table-cell>
              <table:table-cell office:value-type="float" office:value="0.000000233633">
                <text:p>0.000000233633</text:p>
              </table:table-cell>
              <table:table-cell office:value-type="float" office:value="0.133217">
                <text:p>0.133217</text:p>
              </table:table-cell>
              <table:table-cell office:value-type="float" office:value="0.000000250789">
                <text:p>0.000000250789</text:p>
              </table:table-cell>
              <table:table-cell office:value-type="float" office:value="0.132041">
                <text:p>0.132041</text:p>
              </table:table-cell>
              <table:table-cell office:value-type="float" office:value="0.000000265399">
                <text:p>0.000000265399</text:p>
              </table:table-cell>
              <table:table-cell office:value-type="float" office:value="0.13088">
                <text:p>0.13088</text:p>
              </table:table-cell>
              <table:table-cell office:value-type="float" office:value="0.000000283018">
                <text:p>0.000000283018</text:p>
              </table:table-cell>
              <table:table-cell office:value-type="float" office:value="0.129734">
                <text:p>0.129734</text:p>
              </table:table-cell>
              <table:table-cell office:value-type="float" office:value="0.000000304753">
                <text:p>0.000000304753</text:p>
              </table:table-cell>
              <table:table-cell office:value-type="float" office:value="0.128047">
                <text:p>0.128047</text:p>
              </table:table-cell>
              <table:table-cell office:value-type="float" office:value="0.000000340678">
                <text:p>0.000000340678</text:p>
              </table:table-cell>
              <table:table-cell office:value-type="float" office:value="0.126943">
                <text:p>0.126943</text:p>
              </table:table-cell>
              <table:table-cell office:value-type="float" office:value="0.000000371405">
                <text:p>0.000000371405</text:p>
              </table:table-cell>
              <table:table-cell office:value-type="float" office:value="0.125857">
                <text:p>0.125857</text:p>
              </table:table-cell>
              <table:table-cell office:value-type="float" office:value="0.000000403343">
                <text:p>0.000000403343</text:p>
              </table:table-cell>
              <table:table-cell office:value-type="float" office:value="0.124788">
                <text:p>0.124788</text:p>
              </table:table-cell>
              <table:table-cell office:value-type="float" office:value="0.00000043439">
                <text:p>0.00000043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05">
                <text:p>0.153905</text:p>
              </table:table-cell>
              <table:table-cell office:value-type="float" office:value="0.000000217785">
                <text:p>0.000000217785</text:p>
              </table:table-cell>
              <table:table-cell office:value-type="float" office:value="0.152652">
                <text:p>0.152652</text:p>
              </table:table-cell>
              <table:table-cell office:value-type="float" office:value="0.000000238782">
                <text:p>0.000000238782</text:p>
              </table:table-cell>
              <table:table-cell office:value-type="float" office:value="0.151412">
                <text:p>0.151412</text:p>
              </table:table-cell>
              <table:table-cell office:value-type="float" office:value="0.000000252362">
                <text:p>0.000000252362</text:p>
              </table:table-cell>
              <table:table-cell office:value-type="float" office:value="0.149574">
                <text:p>0.149574</text:p>
              </table:table-cell>
              <table:table-cell office:value-type="float" office:value="0.000000266618">
                <text:p>0.000000266618</text:p>
              </table:table-cell>
              <table:table-cell office:value-type="float" office:value="0.148364">
                <text:p>0.148364</text:p>
              </table:table-cell>
              <table:table-cell office:value-type="float" office:value="0.000000285465">
                <text:p>0.000000285465</text:p>
              </table:table-cell>
              <table:table-cell office:value-type="float" office:value="0.147168">
                <text:p>0.147168</text:p>
              </table:table-cell>
              <table:table-cell office:value-type="float" office:value="0.000000299591">
                <text:p>0.000000299591</text:p>
              </table:table-cell>
              <table:table-cell office:value-type="float" office:value="0.145985">
                <text:p>0.145985</text:p>
              </table:table-cell>
              <table:table-cell office:value-type="float" office:value="0.000000321339">
                <text:p>0.000000321339</text:p>
              </table:table-cell>
              <table:table-cell office:value-type="float" office:value="0.144236">
                <text:p>0.144236</text:p>
              </table:table-cell>
              <table:table-cell office:value-type="float" office:value="0.000000349625">
                <text:p>0.000000349625</text:p>
              </table:table-cell>
              <table:table-cell office:value-type="float" office:value="0.143088">
                <text:p>0.143088</text:p>
              </table:table-cell>
              <table:table-cell office:value-type="float" office:value="0.000000373542">
                <text:p>0.000000373542</text:p>
              </table:table-cell>
              <table:table-cell office:value-type="float" office:value="0.141956">
                <text:p>0.141956</text:p>
              </table:table-cell>
              <table:table-cell office:value-type="float" office:value="0.000000402345">
                <text:p>0.000000402345</text:p>
              </table:table-cell>
              <table:table-cell office:value-type="float" office:value="0.140838">
                <text:p>0.140838</text:p>
              </table:table-cell>
              <table:table-cell office:value-type="float" office:value="0.00000043781">
                <text:p>0.00000043781</text:p>
              </table:table-cell>
              <table:table-cell office:value-type="float" office:value="0.139192">
                <text:p>0.139192</text:p>
              </table:table-cell>
              <table:table-cell office:value-type="float" office:value="0.000000497654">
                <text:p>0.000000497654</text:p>
              </table:table-cell>
              <table:table-cell office:value-type="float" office:value="0.138115">
                <text:p>0.138115</text:p>
              </table:table-cell>
              <table:table-cell office:value-type="float" office:value="0.000000548965">
                <text:p>0.000000548965</text:p>
              </table:table-cell>
              <table:table-cell office:value-type="float" office:value="0.137055">
                <text:p>0.137055</text:p>
              </table:table-cell>
              <table:table-cell office:value-type="float" office:value="0.000000603554">
                <text:p>0.000000603554</text:p>
              </table:table-cell>
              <table:table-cell office:value-type="float" office:value="0.136013">
                <text:p>0.136013</text:p>
              </table:table-cell>
              <table:table-cell office:value-type="float" office:value="0.000000658402">
                <text:p>0.000000658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682">
                <text:p>0.164682</text:p>
              </table:table-cell>
              <table:table-cell office:value-type="float" office:value="0.000000285136">
                <text:p>0.000000285136</text:p>
              </table:table-cell>
              <table:table-cell office:value-type="float" office:value="0.163461">
                <text:p>0.163461</text:p>
              </table:table-cell>
              <table:table-cell office:value-type="float" office:value="0.000000314718">
                <text:p>0.000000314718</text:p>
              </table:table-cell>
              <table:table-cell office:value-type="float" office:value="0.162251">
                <text:p>0.162251</text:p>
              </table:table-cell>
              <table:table-cell office:value-type="float" office:value="0.000000334935">
                <text:p>0.000000334935</text:p>
              </table:table-cell>
              <table:table-cell office:value-type="float" office:value="0.160459">
                <text:p>0.160459</text:p>
              </table:table-cell>
              <table:table-cell office:value-type="float" office:value="0.000000357765">
                <text:p>0.000000357765</text:p>
              </table:table-cell>
              <table:table-cell office:value-type="float" office:value="0.15928">
                <text:p>0.15928</text:p>
              </table:table-cell>
              <table:table-cell office:value-type="float" office:value="0.000000386024">
                <text:p>0.000000386024</text:p>
              </table:table-cell>
              <table:table-cell office:value-type="float" office:value="0.158113">
                <text:p>0.158113</text:p>
              </table:table-cell>
              <table:table-cell office:value-type="float" office:value="0.000000408406">
                <text:p>0.000000408406</text:p>
              </table:table-cell>
              <table:table-cell office:value-type="float" office:value="0.15696">
                <text:p>0.15696</text:p>
              </table:table-cell>
              <table:table-cell office:value-type="float" office:value="0.000000441759">
                <text:p>0.000000441759</text:p>
              </table:table-cell>
              <table:table-cell office:value-type="float" office:value="0.155255">
                <text:p>0.155255</text:p>
              </table:table-cell>
              <table:table-cell office:value-type="float" office:value="0.000000487104">
                <text:p>0.000000487104</text:p>
              </table:table-cell>
              <table:table-cell office:value-type="float" office:value="0.154136">
                <text:p>0.154136</text:p>
              </table:table-cell>
              <table:table-cell office:value-type="float" office:value="0.000000525341">
                <text:p>0.000000525341</text:p>
              </table:table-cell>
              <table:table-cell office:value-type="float" office:value="0.153032">
                <text:p>0.153032</text:p>
              </table:table-cell>
              <table:table-cell office:value-type="float" office:value="0.000000571433">
                <text:p>0.000000571433</text:p>
              </table:table-cell>
              <table:table-cell office:value-type="float" office:value="0.151942">
                <text:p>0.151942</text:p>
              </table:table-cell>
              <table:table-cell office:value-type="float" office:value="0.000000628207">
                <text:p>0.000000628207</text:p>
              </table:table-cell>
              <table:table-cell office:value-type="float" office:value="0.150337">
                <text:p>0.150337</text:p>
              </table:table-cell>
              <table:table-cell office:value-type="float" office:value="0.00000072573">
                <text:p>0.00000072573</text:p>
              </table:table-cell>
              <table:table-cell office:value-type="float" office:value="0.149287">
                <text:p>0.149287</text:p>
              </table:table-cell>
              <table:table-cell office:value-type="float" office:value="0.000000809664">
                <text:p>0.000000809664</text:p>
              </table:table-cell>
              <table:table-cell office:value-type="float" office:value="0.148254">
                <text:p>0.148254</text:p>
              </table:table-cell>
              <table:table-cell office:value-type="float" office:value="0.000000900642">
                <text:p>0.000000900642</text:p>
              </table:table-cell>
              <table:table-cell office:value-type="float" office:value="0.147238">
                <text:p>0.147238</text:p>
              </table:table-cell>
              <table:table-cell office:value-type="float" office:value="0.000000994338">
                <text:p>0.000000994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46">
                <text:p>0.17546</text:p>
              </table:table-cell>
              <table:table-cell office:value-type="float" office:value="0.000000373237">
                <text:p>0.000000373237</text:p>
              </table:table-cell>
              <table:table-cell office:value-type="float" office:value="0.17427">
                <text:p>0.17427</text:p>
              </table:table-cell>
              <table:table-cell office:value-type="float" office:value="0.000000414701">
                <text:p>0.000000414701</text:p>
              </table:table-cell>
              <table:table-cell office:value-type="float" office:value="0.173091">
                <text:p>0.173091</text:p>
              </table:table-cell>
              <table:table-cell office:value-type="float" office:value="0.0000004444">
                <text:p>0.0000004444</text:p>
              </table:table-cell>
              <table:table-cell office:value-type="float" office:value="0.171345">
                <text:p>0.171345</text:p>
              </table:table-cell>
              <table:table-cell office:value-type="float" office:value="0.000000479893">
                <text:p>0.000000479893</text:p>
              </table:table-cell>
              <table:table-cell office:value-type="float" office:value="0.170196">
                <text:p>0.170196</text:p>
              </table:table-cell>
              <table:table-cell office:value-type="float" office:value="0.000000521774">
                <text:p>0.000000521774</text:p>
              </table:table-cell>
              <table:table-cell office:value-type="float" office:value="0.169059">
                <text:p>0.169059</text:p>
              </table:table-cell>
              <table:table-cell office:value-type="float" office:value="0.000000556445">
                <text:p>0.000000556445</text:p>
              </table:table-cell>
              <table:table-cell office:value-type="float" office:value="0.167935">
                <text:p>0.167935</text:p>
              </table:table-cell>
              <table:table-cell office:value-type="float" office:value="0.000000606909">
                <text:p>0.000000606909</text:p>
              </table:table-cell>
              <table:table-cell office:value-type="float" office:value="0.166274">
                <text:p>0.166274</text:p>
              </table:table-cell>
              <table:table-cell office:value-type="float" office:value="0.000000678042">
                <text:p>0.000000678042</text:p>
              </table:table-cell>
              <table:table-cell office:value-type="float" office:value="0.165184">
                <text:p>0.165184</text:p>
              </table:table-cell>
              <table:table-cell office:value-type="float" office:value="0.000000738019">
                <text:p>0.000000738019</text:p>
              </table:table-cell>
              <table:table-cell office:value-type="float" office:value="0.164108">
                <text:p>0.164108</text:p>
              </table:table-cell>
              <table:table-cell office:value-type="float" office:value="0.000000810474">
                <text:p>0.000000810474</text:p>
              </table:table-cell>
              <table:table-cell office:value-type="float" office:value="0.163046">
                <text:p>0.163046</text:p>
              </table:table-cell>
              <table:table-cell office:value-type="float" office:value="0.000000899863">
                <text:p>0.000000899863</text:p>
              </table:table-cell>
              <table:table-cell office:value-type="float" office:value="0.161482">
                <text:p>0.161482</text:p>
              </table:table-cell>
              <table:table-cell office:value-type="float" office:value="0.00000105574">
                <text:p>0.00000105574</text:p>
              </table:table-cell>
              <table:table-cell office:value-type="float" office:value="0.160459">
                <text:p>0.160459</text:p>
              </table:table-cell>
              <table:table-cell office:value-type="float" office:value="0.0000011904">
                <text:p>0.0000011904</text:p>
              </table:table-cell>
              <table:table-cell office:value-type="float" office:value="0.159452">
                <text:p>0.159452</text:p>
              </table:table-cell>
              <table:table-cell office:value-type="float" office:value="0.00000133846">
                <text:p>0.00000133846</text:p>
              </table:table-cell>
              <table:table-cell office:value-type="float" office:value="0.158462">
                <text:p>0.158462</text:p>
              </table:table-cell>
              <table:table-cell office:value-type="float" office:value="0.0000014936">
                <text:p>0.0000014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37">
                <text:p>0.186237</text:p>
              </table:table-cell>
              <table:table-cell office:value-type="float" office:value="0.000000488429">
                <text:p>0.000000488429</text:p>
              </table:table-cell>
              <table:table-cell office:value-type="float" office:value="0.185079">
                <text:p>0.185079</text:p>
              </table:table-cell>
              <table:table-cell office:value-type="float" office:value="0.000000546274">
                <text:p>0.000000546274</text:p>
              </table:table-cell>
              <table:table-cell office:value-type="float" office:value="0.183931">
                <text:p>0.183931</text:p>
              </table:table-cell>
              <table:table-cell office:value-type="float" office:value="0.000000589416">
                <text:p>0.000000589416</text:p>
              </table:table-cell>
              <table:table-cell office:value-type="float" office:value="0.182231">
                <text:p>0.182231</text:p>
              </table:table-cell>
              <table:table-cell office:value-type="float" office:value="0.000000643391">
                <text:p>0.000000643391</text:p>
              </table:table-cell>
              <table:table-cell office:value-type="float" office:value="0.181112">
                <text:p>0.181112</text:p>
              </table:table-cell>
              <table:table-cell office:value-type="float" office:value="0.000000704839">
                <text:p>0.000000704839</text:p>
              </table:table-cell>
              <table:table-cell office:value-type="float" office:value="0.180005">
                <text:p>0.180005</text:p>
              </table:table-cell>
              <table:table-cell office:value-type="float" office:value="0.000000757592">
                <text:p>0.000000757592</text:p>
              </table:table-cell>
              <table:table-cell office:value-type="float" office:value="0.178911">
                <text:p>0.178911</text:p>
              </table:table-cell>
              <table:table-cell office:value-type="float" office:value="0.000000833055">
                <text:p>0.000000833055</text:p>
              </table:table-cell>
              <table:table-cell office:value-type="float" office:value="0.177293">
                <text:p>0.177293</text:p>
              </table:table-cell>
              <table:table-cell office:value-type="float" office:value="0.000000942667">
                <text:p>0.000000942667</text:p>
              </table:table-cell>
              <table:table-cell office:value-type="float" office:value="0.176232">
                <text:p>0.176232</text:p>
              </table:table-cell>
              <table:table-cell office:value-type="float" office:value="0.00000103521">
                <text:p>0.00000103521</text:p>
              </table:table-cell>
              <table:table-cell office:value-type="float" office:value="0.175184">
                <text:p>0.175184</text:p>
              </table:table-cell>
              <table:table-cell office:value-type="float" office:value="0.0000011473">
                <text:p>0.0000011473</text:p>
              </table:table-cell>
              <table:table-cell office:value-type="float" office:value="0.17415">
                <text:p>0.17415</text:p>
              </table:table-cell>
              <table:table-cell office:value-type="float" office:value="0.00000128585">
                <text:p>0.00000128585</text:p>
              </table:table-cell>
              <table:table-cell office:value-type="float" office:value="0.172628">
                <text:p>0.172628</text:p>
              </table:table-cell>
              <table:table-cell office:value-type="float" office:value="0.00000153039">
                <text:p>0.00000153039</text:p>
              </table:table-cell>
              <table:table-cell office:value-type="float" office:value="0.171631">
                <text:p>0.171631</text:p>
              </table:table-cell>
              <table:table-cell office:value-type="float" office:value="0.00000174216">
                <text:p>0.00000174216</text:p>
              </table:table-cell>
              <table:table-cell office:value-type="float" office:value="0.170651">
                <text:p>0.170651</text:p>
              </table:table-cell>
              <table:table-cell office:value-type="float" office:value="0.00000197718">
                <text:p>0.00000197718</text:p>
              </table:table-cell>
              <table:table-cell office:value-type="float" office:value="0.169687">
                <text:p>0.169687</text:p>
              </table:table-cell>
              <table:table-cell office:value-type="float" office:value="0.00000222576">
                <text:p>0.00000222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015">
                <text:p>0.197015</text:p>
              </table:table-cell>
              <table:table-cell office:value-type="float" office:value="0.000000638946">
                <text:p>0.000000638946</text:p>
              </table:table-cell>
              <table:table-cell office:value-type="float" office:value="0.195887">
                <text:p>0.195887</text:p>
              </table:table-cell>
              <table:table-cell office:value-type="float" office:value="0.00000071929">
                <text:p>0.00000071929</text:p>
              </table:table-cell>
              <table:table-cell office:value-type="float" office:value="0.194771">
                <text:p>0.194771</text:p>
              </table:table-cell>
              <table:table-cell office:value-type="float" office:value="0.00000078136">
                <text:p>0.00000078136</text:p>
              </table:table-cell>
              <table:table-cell office:value-type="float" office:value="0.193116">
                <text:p>0.193116</text:p>
              </table:table-cell>
              <table:table-cell office:value-type="float" office:value="0.000000862017">
                <text:p>0.000000862017</text:p>
              </table:table-cell>
              <table:table-cell office:value-type="float" office:value="0.192028">
                <text:p>0.192028</text:p>
              </table:table-cell>
              <table:table-cell office:value-type="float" office:value="0.00000095136">
                <text:p>0.00000095136</text:p>
              </table:table-cell>
              <table:table-cell office:value-type="float" office:value="0.190951">
                <text:p>0.190951</text:p>
              </table:table-cell>
              <table:table-cell office:value-type="float" office:value="0.00000103043">
                <text:p>0.00000103043</text:p>
              </table:table-cell>
              <table:table-cell office:value-type="float" office:value="0.189886">
                <text:p>0.189886</text:p>
              </table:table-cell>
              <table:table-cell office:value-type="float" office:value="0.00000114207">
                <text:p>0.00000114207</text:p>
              </table:table-cell>
              <table:table-cell office:value-type="float" office:value="0.188312">
                <text:p>0.188312</text:p>
              </table:table-cell>
              <table:table-cell office:value-type="float" office:value="0.00000130834">
                <text:p>0.00000130834</text:p>
              </table:table-cell>
              <table:table-cell office:value-type="float" office:value="0.18728">
                <text:p>0.18728</text:p>
              </table:table-cell>
              <table:table-cell office:value-type="float" office:value="0.00000144899">
                <text:p>0.00000144899</text:p>
              </table:table-cell>
              <table:table-cell office:value-type="float" office:value="0.18626">
                <text:p>0.18626</text:p>
              </table:table-cell>
              <table:table-cell office:value-type="float" office:value="0.00000161973">
                <text:p>0.00000161973</text:p>
              </table:table-cell>
              <table:table-cell office:value-type="float" office:value="0.185254">
                <text:p>0.185254</text:p>
              </table:table-cell>
              <table:table-cell office:value-type="float" office:value="0.00000183106">
                <text:p>0.00000183106</text:p>
              </table:table-cell>
              <table:table-cell office:value-type="float" office:value="0.183773">
                <text:p>0.183773</text:p>
              </table:table-cell>
              <table:table-cell office:value-type="float" office:value="0.00000220721">
                <text:p>0.00000220721</text:p>
              </table:table-cell>
              <table:table-cell office:value-type="float" office:value="0.182804">
                <text:p>0.182804</text:p>
              </table:table-cell>
              <table:table-cell office:value-type="float" office:value="0.00000253284">
                <text:p>0.00000253284</text:p>
              </table:table-cell>
              <table:table-cell office:value-type="float" office:value="0.18185">
                <text:p>0.18185</text:p>
              </table:table-cell>
              <table:table-cell office:value-type="float" office:value="0.00000289535">
                <text:p>0.00000289535</text:p>
              </table:table-cell>
              <table:table-cell office:value-type="float" office:value="0.180912">
                <text:p>0.180912</text:p>
              </table:table-cell>
              <table:table-cell office:value-type="float" office:value="0.00000327871">
                <text:p>0.00000327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792">
                <text:p>0.207792</text:p>
              </table:table-cell>
              <table:table-cell office:value-type="float" office:value="0.000000835464">
                <text:p>0.000000835464</text:p>
              </table:table-cell>
              <table:table-cell office:value-type="float" office:value="0.206696">
                <text:p>0.206696</text:p>
              </table:table-cell>
              <table:table-cell office:value-type="float" office:value="0.00000094658">
                <text:p>0.00000094658</text:p>
              </table:table-cell>
              <table:table-cell office:value-type="float" office:value="0.20561">
                <text:p>0.20561</text:p>
              </table:table-cell>
              <table:table-cell office:value-type="float" office:value="0.00000103512">
                <text:p>0.00000103512</text:p>
              </table:table-cell>
              <table:table-cell office:value-type="float" office:value="0.204002">
                <text:p>0.204002</text:p>
              </table:table-cell>
              <table:table-cell office:value-type="float" office:value="0.0000011539">
                <text:p>0.0000011539</text:p>
              </table:table-cell>
              <table:table-cell office:value-type="float" office:value="0.202944">
                <text:p>0.202944</text:p>
              </table:table-cell>
              <table:table-cell office:value-type="float" office:value="0.0000012827">
                <text:p>0.0000012827</text:p>
              </table:table-cell>
              <table:table-cell office:value-type="float" office:value="0.201897">
                <text:p>0.201897</text:p>
              </table:table-cell>
              <table:table-cell office:value-type="float" office:value="0.00000139964">
                <text:p>0.00000139964</text:p>
              </table:table-cell>
              <table:table-cell office:value-type="float" office:value="0.200861">
                <text:p>0.200861</text:p>
              </table:table-cell>
              <table:table-cell office:value-type="float" office:value="0.00000156309">
                <text:p>0.00000156309</text:p>
              </table:table-cell>
              <table:table-cell office:value-type="float" office:value="0.199332">
                <text:p>0.199332</text:p>
              </table:table-cell>
              <table:table-cell office:value-type="float" office:value="0.00000181163">
                <text:p>0.00000181163</text:p>
              </table:table-cell>
              <table:table-cell office:value-type="float" office:value="0.198327">
                <text:p>0.198327</text:p>
              </table:table-cell>
              <table:table-cell office:value-type="float" office:value="0.00000202215">
                <text:p>0.00000202215</text:p>
              </table:table-cell>
              <table:table-cell office:value-type="float" office:value="0.197336">
                <text:p>0.197336</text:p>
              </table:table-cell>
              <table:table-cell office:value-type="float" office:value="0.00000227806">
                <text:p>0.00000227806</text:p>
              </table:table-cell>
              <table:table-cell office:value-type="float" office:value="0.196358">
                <text:p>0.196358</text:p>
              </table:table-cell>
              <table:table-cell office:value-type="float" office:value="0.00000259481">
                <text:p>0.00000259481</text:p>
              </table:table-cell>
              <table:table-cell office:value-type="float" office:value="0.194918">
                <text:p>0.194918</text:p>
              </table:table-cell>
              <table:table-cell office:value-type="float" office:value="0.00000316058">
                <text:p>0.00000316058</text:p>
              </table:table-cell>
              <table:table-cell office:value-type="float" office:value="0.193976">
                <text:p>0.193976</text:p>
              </table:table-cell>
              <table:table-cell office:value-type="float" office:value="0.00000364787">
                <text:p>0.00000364787</text:p>
              </table:table-cell>
              <table:table-cell office:value-type="float" office:value="0.193048">
                <text:p>0.193048</text:p>
              </table:table-cell>
              <table:table-cell office:value-type="float" office:value="0.00000418766">
                <text:p>0.00000418766</text:p>
              </table:table-cell>
              <table:table-cell office:value-type="float" office:value="0.192136">
                <text:p>0.192136</text:p>
              </table:table-cell>
              <table:table-cell office:value-type="float" office:value="0.00000475124">
                <text:p>0.00000475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69">
                <text:p>0.218569</text:p>
              </table:table-cell>
              <table:table-cell office:value-type="float" office:value="0.00000109177">
                <text:p>0.00000109177</text:p>
              </table:table-cell>
              <table:table-cell office:value-type="float" office:value="0.217505">
                <text:p>0.217505</text:p>
              </table:table-cell>
              <table:table-cell office:value-type="float" office:value="0.00000124479">
                <text:p>0.00000124479</text:p>
              </table:table-cell>
              <table:table-cell office:value-type="float" office:value="0.21645">
                <text:p>0.21645</text:p>
              </table:table-cell>
              <table:table-cell office:value-type="float" office:value="0.0000013701">
                <text:p>0.0000013701</text:p>
              </table:table-cell>
              <table:table-cell office:value-type="float" office:value="0.214888">
                <text:p>0.214888</text:p>
              </table:table-cell>
              <table:table-cell office:value-type="float" office:value="0.00000154279">
                <text:p>0.00000154279</text:p>
              </table:table-cell>
              <table:table-cell office:value-type="float" office:value="0.21386">
                <text:p>0.21386</text:p>
              </table:table-cell>
              <table:table-cell office:value-type="float" office:value="0.00000172692">
                <text:p>0.00000172692</text:p>
              </table:table-cell>
              <table:table-cell office:value-type="float" office:value="0.212842">
                <text:p>0.212842</text:p>
              </table:table-cell>
              <table:table-cell office:value-type="float" office:value="0.00000189768">
                <text:p>0.00000189768</text:p>
              </table:table-cell>
              <table:table-cell office:value-type="float" office:value="0.211837">
                <text:p>0.211837</text:p>
              </table:table-cell>
              <table:table-cell office:value-type="float" office:value="0.00000213448">
                <text:p>0.00000213448</text:p>
              </table:table-cell>
              <table:table-cell office:value-type="float" office:value="0.210351">
                <text:p>0.210351</text:p>
              </table:table-cell>
              <table:table-cell office:value-type="float" office:value="0.00000250046">
                <text:p>0.00000250046</text:p>
              </table:table-cell>
              <table:table-cell office:value-type="float" office:value="0.209375">
                <text:p>0.209375</text:p>
              </table:table-cell>
              <table:table-cell office:value-type="float" office:value="0.0000028105">
                <text:p>0.0000028105</text:p>
              </table:table-cell>
              <table:table-cell office:value-type="float" office:value="0.208412">
                <text:p>0.208412</text:p>
              </table:table-cell>
              <table:table-cell office:value-type="float" office:value="0.0000031872">
                <text:p>0.0000031872</text:p>
              </table:table-cell>
              <table:table-cell office:value-type="float" office:value="0.207463">
                <text:p>0.207463</text:p>
              </table:table-cell>
              <table:table-cell office:value-type="float" office:value="0.0000036523">
                <text:p>0.0000036523</text:p>
              </table:table-cell>
              <table:table-cell office:value-type="float" office:value="0.206063">
                <text:p>0.206063</text:p>
              </table:table-cell>
              <table:table-cell office:value-type="float" office:value="0.00000448055">
                <text:p>0.00000448055</text:p>
              </table:table-cell>
              <table:table-cell office:value-type="float" office:value="0.205148">
                <text:p>0.205148</text:p>
              </table:table-cell>
              <table:table-cell office:value-type="float" office:value="0.00000518529">
                <text:p>0.00000518529</text:p>
              </table:table-cell>
              <table:table-cell office:value-type="float" office:value="0.204247">
                <text:p>0.204247</text:p>
              </table:table-cell>
              <table:table-cell office:value-type="float" office:value="0.00000595355">
                <text:p>0.00000595355</text:p>
              </table:table-cell>
              <table:table-cell office:value-type="float" office:value="0.203361">
                <text:p>0.203361</text:p>
              </table:table-cell>
              <table:table-cell office:value-type="float" office:value="0.00000673203">
                <text:p>0.00000673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347">
                <text:p>0.229347</text:p>
              </table:table-cell>
              <table:table-cell office:value-type="float" office:value="0.00000142558">
                <text:p>0.00000142558</text:p>
              </table:table-cell>
              <table:table-cell office:value-type="float" office:value="0.228313">
                <text:p>0.228313</text:p>
              </table:table-cell>
              <table:table-cell office:value-type="float" office:value="0.00000163539">
                <text:p>0.00000163539</text:p>
              </table:table-cell>
              <table:table-cell office:value-type="float" office:value="0.22729">
                <text:p>0.22729</text:p>
              </table:table-cell>
              <table:table-cell office:value-type="float" office:value="0.00000181137">
                <text:p>0.00000181137</text:p>
              </table:table-cell>
              <table:table-cell office:value-type="float" office:value="0.225773">
                <text:p>0.225773</text:p>
              </table:table-cell>
              <table:table-cell office:value-type="float" office:value="0.00000205949">
                <text:p>0.00000205949</text:p>
              </table:table-cell>
              <table:table-cell office:value-type="float" office:value="0.224775">
                <text:p>0.224775</text:p>
              </table:table-cell>
              <table:table-cell office:value-type="float" office:value="0.00000232042">
                <text:p>0.00000232042</text:p>
              </table:table-cell>
              <table:table-cell office:value-type="float" office:value="0.223788">
                <text:p>0.223788</text:p>
              </table:table-cell>
              <table:table-cell office:value-type="float" office:value="0.00000256667">
                <text:p>0.00000256667</text:p>
              </table:table-cell>
              <table:table-cell office:value-type="float" office:value="0.222812">
                <text:p>0.222812</text:p>
              </table:table-cell>
              <table:table-cell office:value-type="float" office:value="0.0000029058">
                <text:p>0.0000029058</text:p>
              </table:table-cell>
              <table:table-cell office:value-type="float" office:value="0.22137">
                <text:p>0.22137</text:p>
              </table:table-cell>
              <table:table-cell office:value-type="float" office:value="0.0000034361">
                <text:p>0.0000034361</text:p>
              </table:table-cell>
              <table:table-cell office:value-type="float" office:value="0.220423">
                <text:p>0.220423</text:p>
              </table:table-cell>
              <table:table-cell office:value-type="float" office:value="0.00000388438">
                <text:p>0.00000388438</text:p>
              </table:table-cell>
              <table:table-cell office:value-type="float" office:value="0.219488">
                <text:p>0.219488</text:p>
              </table:table-cell>
              <table:table-cell office:value-type="float" office:value="0.00000442718">
                <text:p>0.00000442718</text:p>
              </table:table-cell>
              <table:table-cell office:value-type="float" office:value="0.218567">
                <text:p>0.218567</text:p>
              </table:table-cell>
              <table:table-cell office:value-type="float" office:value="0.00000509319">
                <text:p>0.00000509319</text:p>
              </table:table-cell>
              <table:table-cell office:value-type="float" office:value="0.217208">
                <text:p>0.217208</text:p>
              </table:table-cell>
              <table:table-cell office:value-type="float" office:value="0.00000626519">
                <text:p>0.00000626519</text:p>
              </table:table-cell>
              <table:table-cell office:value-type="float" office:value="0.21632">
                <text:p>0.21632</text:p>
              </table:table-cell>
              <table:table-cell office:value-type="float" office:value="0.00000724051">
                <text:p>0.00000724051</text:p>
              </table:table-cell>
              <table:table-cell office:value-type="float" office:value="0.215446">
                <text:p>0.215446</text:p>
              </table:table-cell>
              <table:table-cell office:value-type="float" office:value="0.00000827143">
                <text:p>0.00000827143</text:p>
              </table:table-cell>
              <table:table-cell office:value-type="float" office:value="0.214586">
                <text:p>0.214586</text:p>
              </table:table-cell>
              <table:table-cell office:value-type="float" office:value="0.00000926161">
                <text:p>0.00000926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0124">
                <text:p>0.240124</text:p>
              </table:table-cell>
              <table:table-cell office:value-type="float" office:value="0.00000185957">
                <text:p>0.00000185957</text:p>
              </table:table-cell>
              <table:table-cell office:value-type="float" office:value="0.239122">
                <text:p>0.239122</text:p>
              </table:table-cell>
              <table:table-cell office:value-type="float" office:value="0.0000021459">
                <text:p>0.0000021459</text:p>
              </table:table-cell>
              <table:table-cell office:value-type="float" office:value="0.238129">
                <text:p>0.238129</text:p>
              </table:table-cell>
              <table:table-cell office:value-type="float" office:value="0.00000239111">
                <text:p>0.00000239111</text:p>
              </table:table-cell>
              <table:table-cell office:value-type="float" office:value="0.236659">
                <text:p>0.236659</text:p>
              </table:table-cell>
              <table:table-cell office:value-type="float" office:value="0.00000274347">
                <text:p>0.00000274347</text:p>
              </table:table-cell>
              <table:table-cell office:value-type="float" office:value="0.235691">
                <text:p>0.235691</text:p>
              </table:table-cell>
              <table:table-cell office:value-type="float" office:value="0.00000310976">
                <text:p>0.00000310976</text:p>
              </table:table-cell>
              <table:table-cell office:value-type="float" office:value="0.234734">
                <text:p>0.234734</text:p>
              </table:table-cell>
              <table:table-cell office:value-type="float" office:value="0.00000346015">
                <text:p>0.00000346015</text:p>
              </table:table-cell>
              <table:table-cell office:value-type="float" office:value="0.233788">
                <text:p>0.233788</text:p>
              </table:table-cell>
              <table:table-cell office:value-type="float" office:value="0.00000393952">
                <text:p>0.00000393952</text:p>
              </table:table-cell>
              <table:table-cell office:value-type="float" office:value="0.232389">
                <text:p>0.232389</text:p>
              </table:table-cell>
              <table:table-cell office:value-type="float" office:value="0.00000469397">
                <text:p>0.00000469397</text:p>
              </table:table-cell>
              <table:table-cell office:value-type="float" office:value="0.231471">
                <text:p>0.231471</text:p>
              </table:table-cell>
              <table:table-cell office:value-type="float" office:value="0.00000532806">
                <text:p>0.00000532806</text:p>
              </table:table-cell>
              <table:table-cell office:value-type="float" office:value="0.230565">
                <text:p>0.230565</text:p>
              </table:table-cell>
              <table:table-cell office:value-type="float" office:value="0.00000609001">
                <text:p>0.00000609001</text:p>
              </table:table-cell>
              <table:table-cell office:value-type="float" office:value="0.229671">
                <text:p>0.229671</text:p>
              </table:table-cell>
              <table:table-cell office:value-type="float" office:value="0.00000701407">
                <text:p>0.00000701407</text:p>
              </table:table-cell>
              <table:table-cell office:value-type="float" office:value="0.228354">
                <text:p>0.228354</text:p>
              </table:table-cell>
              <table:table-cell office:value-type="float" office:value="0.00000860209">
                <text:p>0.00000860209</text:p>
              </table:table-cell>
              <table:table-cell office:value-type="float" office:value="0.227492">
                <text:p>0.227492</text:p>
              </table:table-cell>
              <table:table-cell office:value-type="float" office:value="0.00000987719">
                <text:p>0.00000987719</text:p>
              </table:table-cell>
              <table:table-cell office:value-type="float" office:value="0.226644">
                <text:p>0.226644</text:p>
              </table:table-cell>
              <table:table-cell office:value-type="float" office:value="0.0000111583">
                <text:p>0.0000111583</text:p>
              </table:table-cell>
              <table:table-cell office:value-type="float" office:value="0.22581">
                <text:p>0.22581</text:p>
              </table:table-cell>
              <table:table-cell office:value-type="float" office:value="0.0000122861">
                <text:p>0.0000122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01">
                <text:p>0.250901</text:p>
              </table:table-cell>
              <table:table-cell office:value-type="float" office:value="0.00000242246">
                <text:p>0.00000242246</text:p>
              </table:table-cell>
              <table:table-cell office:value-type="float" office:value="0.249931">
                <text:p>0.249931</text:p>
              </table:table-cell>
              <table:table-cell office:value-type="float" office:value="0.00000281119">
                <text:p>0.00000281119</text:p>
              </table:table-cell>
              <table:table-cell office:value-type="float" office:value="0.248969">
                <text:p>0.248969</text:p>
              </table:table-cell>
              <table:table-cell office:value-type="float" office:value="0.0000031501">
                <text:p>0.0000031501</text:p>
              </table:table-cell>
              <table:table-cell office:value-type="float" office:value="0.247545">
                <text:p>0.247545</text:p>
              </table:table-cell>
              <table:table-cell office:value-type="float" office:value="0.00000364451">
                <text:p>0.00000364451</text:p>
              </table:table-cell>
              <table:table-cell office:value-type="float" office:value="0.246607">
                <text:p>0.246607</text:p>
              </table:table-cell>
              <table:table-cell office:value-type="float" office:value="0.0000041532">
                <text:p>0.0000041532</text:p>
              </table:table-cell>
              <table:table-cell office:value-type="float" office:value="0.24568">
                <text:p>0.24568</text:p>
              </table:table-cell>
              <table:table-cell office:value-type="float" office:value="0.00000464437">
                <text:p>0.00000464437</text:p>
              </table:table-cell>
              <table:table-cell office:value-type="float" office:value="0.244763">
                <text:p>0.244763</text:p>
              </table:table-cell>
              <table:table-cell office:value-type="float" office:value="0.00000531162">
                <text:p>0.00000531162</text:p>
              </table:table-cell>
              <table:table-cell office:value-type="float" office:value="0.243408">
                <text:p>0.243408</text:p>
              </table:table-cell>
              <table:table-cell office:value-type="float" office:value="0.0000063618">
                <text:p>0.0000063618</text:p>
              </table:table-cell>
              <table:table-cell office:value-type="float" office:value="0.242519">
                <text:p>0.242519</text:p>
              </table:table-cell>
              <table:table-cell office:value-type="float" office:value="0.00000723487">
                <text:p>0.00000723487</text:p>
              </table:table-cell>
              <table:table-cell office:value-type="float" office:value="0.241641">
                <text:p>0.241641</text:p>
              </table:table-cell>
              <table:table-cell office:value-type="float" office:value="0.00000826995">
                <text:p>0.00000826995</text:p>
              </table:table-cell>
              <table:table-cell office:value-type="float" office:value="0.240775">
                <text:p>0.240775</text:p>
              </table:table-cell>
              <table:table-cell office:value-type="float" office:value="0.00000950165">
                <text:p>0.00000950165</text:p>
              </table:table-cell>
              <table:table-cell office:value-type="float" office:value="0.239499">
                <text:p>0.239499</text:p>
              </table:table-cell>
              <table:table-cell office:value-type="float" office:value="0.0000115372">
                <text:p>0.0000115372</text:p>
              </table:table-cell>
              <table:table-cell office:value-type="float" office:value="0.238664">
                <text:p>0.238664</text:p>
              </table:table-cell>
              <table:table-cell office:value-type="float" office:value="0.0000130869">
                <text:p>0.0000130869</text:p>
              </table:table-cell>
              <table:table-cell office:value-type="float" office:value="0.237843">
                <text:p>0.237843</text:p>
              </table:table-cell>
              <table:table-cell office:value-type="float" office:value="0.0000145279">
                <text:p>0.0000145279</text:p>
              </table:table-cell>
              <table:table-cell office:value-type="float" office:value="0.237035">
                <text:p>0.237035</text:p>
              </table:table-cell>
              <table:table-cell office:value-type="float" office:value="0.0000156299">
                <text:p>0.00001562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679">
                <text:p>0.261679</text:p>
              </table:table-cell>
              <table:table-cell office:value-type="float" office:value="0.00000315034">
                <text:p>0.00000315034</text:p>
              </table:table-cell>
              <table:table-cell office:value-type="float" office:value="0.260739">
                <text:p>0.260739</text:p>
              </table:table-cell>
              <table:table-cell office:value-type="float" office:value="0.00000367499">
                <text:p>0.00000367499</text:p>
              </table:table-cell>
              <table:table-cell office:value-type="float" office:value="0.259809">
                <text:p>0.259809</text:p>
              </table:table-cell>
              <table:table-cell office:value-type="float" office:value="0.00000413919">
                <text:p>0.00000413919</text:p>
              </table:table-cell>
              <table:table-cell office:value-type="float" office:value="0.25843">
                <text:p>0.25843</text:p>
              </table:table-cell>
              <table:table-cell office:value-type="float" office:value="0.00000482391">
                <text:p>0.00000482391</text:p>
              </table:table-cell>
              <table:table-cell office:value-type="float" office:value="0.257523">
                <text:p>0.257523</text:p>
              </table:table-cell>
              <table:table-cell office:value-type="float" office:value="0.00000552151">
                <text:p>0.00000552151</text:p>
              </table:table-cell>
              <table:table-cell office:value-type="float" office:value="0.256626">
                <text:p>0.256626</text:p>
              </table:table-cell>
              <table:table-cell office:value-type="float" office:value="0.00000619815">
                <text:p>0.00000619815</text:p>
              </table:table-cell>
              <table:table-cell office:value-type="float" office:value="0.255738">
                <text:p>0.255738</text:p>
              </table:table-cell>
              <table:table-cell office:value-type="float" office:value="0.00000710973">
                <text:p>0.00000710973</text:p>
              </table:table-cell>
              <table:table-cell office:value-type="float" office:value="0.254427">
                <text:p>0.254427</text:p>
              </table:table-cell>
              <table:table-cell office:value-type="float" office:value="0.00000853311">
                <text:p>0.00000853311</text:p>
              </table:table-cell>
              <table:table-cell office:value-type="float" office:value="0.253566">
                <text:p>0.253566</text:p>
              </table:table-cell>
              <table:table-cell office:value-type="float" office:value="0.00000969542">
                <text:p>0.00000969542</text:p>
              </table:table-cell>
              <table:table-cell office:value-type="float" office:value="0.252717">
                <text:p>0.252717</text:p>
              </table:table-cell>
              <table:table-cell office:value-type="float" office:value="0.0000110445">
                <text:p>0.0000110445</text:p>
              </table:table-cell>
              <table:table-cell office:value-type="float" office:value="0.251879">
                <text:p>0.251879</text:p>
              </table:table-cell>
              <table:table-cell office:value-type="float" office:value="0.0000126049">
                <text:p>0.0000126049</text:p>
              </table:table-cell>
              <table:table-cell office:value-type="float" office:value="0.250644">
                <text:p>0.250644</text:p>
              </table:table-cell>
              <table:table-cell office:value-type="float" office:value="0.0000150366">
                <text:p>0.0000150366</text:p>
              </table:table-cell>
              <table:table-cell office:value-type="float" office:value="0.249836">
                <text:p>0.249836</text:p>
              </table:table-cell>
              <table:table-cell office:value-type="float" office:value="0.0000167535">
                <text:p>0.0000167535</text:p>
              </table:table-cell>
              <table:table-cell office:value-type="float" office:value="0.249041">
                <text:p>0.249041</text:p>
              </table:table-cell>
              <table:table-cell office:value-type="float" office:value="0.0000181753">
                <text:p>0.0000181753</text:p>
              </table:table-cell>
              <table:table-cell office:value-type="float" office:value="0.24826">
                <text:p>0.24826</text:p>
              </table:table-cell>
              <table:table-cell office:value-type="float" office:value="0.0000190216">
                <text:p>0.00001902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56">
                <text:p>0.272456</text:p>
              </table:table-cell>
              <table:table-cell office:value-type="float" office:value="0.00000408787">
                <text:p>0.00000408787</text:p>
              </table:table-cell>
              <table:table-cell office:value-type="float" office:value="0.271548">
                <text:p>0.271548</text:p>
              </table:table-cell>
              <table:table-cell office:value-type="float" office:value="0.0000047911">
                <text:p>0.0000047911</text:p>
              </table:table-cell>
              <table:table-cell office:value-type="float" office:value="0.270649">
                <text:p>0.270649</text:p>
              </table:table-cell>
              <table:table-cell office:value-type="float" office:value="0.0000054204">
                <text:p>0.0000054204</text:p>
              </table:table-cell>
              <table:table-cell office:value-type="float" office:value="0.269316">
                <text:p>0.269316</text:p>
              </table:table-cell>
              <table:table-cell office:value-type="float" office:value="0.0000063548">
                <text:p>0.0000063548</text:p>
              </table:table-cell>
              <table:table-cell office:value-type="float" office:value="0.268439">
                <text:p>0.268439</text:p>
              </table:table-cell>
              <table:table-cell office:value-type="float" office:value="0.0000072971">
                <text:p>0.0000072971</text:p>
              </table:table-cell>
              <table:table-cell office:value-type="float" office:value="0.267572">
                <text:p>0.267572</text:p>
              </table:table-cell>
              <table:table-cell office:value-type="float" office:value="0.00000821003">
                <text:p>0.00000821003</text:p>
              </table:table-cell>
              <table:table-cell office:value-type="float" office:value="0.266714">
                <text:p>0.266714</text:p>
              </table:table-cell>
              <table:table-cell office:value-type="float" office:value="0.00000942706">
                <text:p>0.00000942706</text:p>
              </table:table-cell>
              <table:table-cell office:value-type="float" office:value="0.265446">
                <text:p>0.265446</text:p>
              </table:table-cell>
              <table:table-cell office:value-type="float" office:value="0.0000112935">
                <text:p>0.0000112935</text:p>
              </table:table-cell>
              <table:table-cell office:value-type="float" office:value="0.264614">
                <text:p>0.264614</text:p>
              </table:table-cell>
              <table:table-cell office:value-type="float" office:value="0.0000127768">
                <text:p>0.0000127768</text:p>
              </table:table-cell>
              <table:table-cell office:value-type="float" office:value="0.263793">
                <text:p>0.263793</text:p>
              </table:table-cell>
              <table:table-cell office:value-type="float" office:value="0.000014446">
                <text:p>0.000014446</text:p>
              </table:table-cell>
              <table:table-cell office:value-type="float" office:value="0.262983">
                <text:p>0.262983</text:p>
              </table:table-cell>
              <table:table-cell office:value-type="float" office:value="0.0000163004">
                <text:p>0.0000163004</text:p>
              </table:table-cell>
              <table:table-cell office:value-type="float" office:value="0.261789">
                <text:p>0.261789</text:p>
              </table:table-cell>
              <table:table-cell office:value-type="float" office:value="0.0000189586">
                <text:p>0.0000189586</text:p>
              </table:table-cell>
              <table:table-cell office:value-type="float" office:value="0.261008">
                <text:p>0.261008</text:p>
              </table:table-cell>
              <table:table-cell office:value-type="float" office:value="0.0000206502">
                <text:p>0.0000206502</text:p>
              </table:table-cell>
              <table:table-cell office:value-type="float" office:value="0.26024">
                <text:p>0.26024</text:p>
              </table:table-cell>
              <table:table-cell office:value-type="float" office:value="0.0000218149">
                <text:p>0.0000218149</text:p>
              </table:table-cell>
              <table:table-cell office:value-type="float" office:value="0.259484">
                <text:p>0.259484</text:p>
              </table:table-cell>
              <table:table-cell office:value-type="float" office:value="0.0000221739">
                <text:p>0.0000221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234">
                <text:p>0.283234</text:p>
              </table:table-cell>
              <table:table-cell office:value-type="float" office:value="0.00000528936">
                <text:p>0.00000528936</text:p>
              </table:table-cell>
              <table:table-cell office:value-type="float" office:value="0.282357">
                <text:p>0.282357</text:p>
              </table:table-cell>
              <table:table-cell office:value-type="float" office:value="0.00000622423">
                <text:p>0.00000622423</text:p>
              </table:table-cell>
              <table:table-cell office:value-type="float" office:value="0.281488">
                <text:p>0.281488</text:p>
              </table:table-cell>
              <table:table-cell office:value-type="float" office:value="0.00000706719">
                <text:p>0.00000706719</text:p>
              </table:table-cell>
              <table:table-cell office:value-type="float" office:value="0.280202">
                <text:p>0.280202</text:p>
              </table:table-cell>
              <table:table-cell office:value-type="float" office:value="0.00000832047">
                <text:p>0.00000832047</text:p>
              </table:table-cell>
              <table:table-cell office:value-type="float" office:value="0.279355">
                <text:p>0.279355</text:p>
              </table:table-cell>
              <table:table-cell office:value-type="float" office:value="0.00000957002">
                <text:p>0.00000957002</text:p>
              </table:table-cell>
              <table:table-cell office:value-type="float" office:value="0.278517">
                <text:p>0.278517</text:p>
              </table:table-cell>
              <table:table-cell office:value-type="float" office:value="0.0000107709">
                <text:p>0.0000107709</text:p>
              </table:table-cell>
              <table:table-cell office:value-type="float" office:value="0.277689">
                <text:p>0.277689</text:p>
              </table:table-cell>
              <table:table-cell office:value-type="float" office:value="0.00001235">
                <text:p>0.00001235</text:p>
              </table:table-cell>
              <table:table-cell office:value-type="float" office:value="0.276465">
                <text:p>0.276465</text:p>
              </table:table-cell>
              <table:table-cell office:value-type="float" office:value="0.0000146988">
                <text:p>0.0000146988</text:p>
              </table:table-cell>
              <table:table-cell office:value-type="float" office:value="0.275662">
                <text:p>0.275662</text:p>
              </table:table-cell>
              <table:table-cell office:value-type="float" office:value="0.0000164943">
                <text:p>0.0000164943</text:p>
              </table:table-cell>
              <table:table-cell office:value-type="float" office:value="0.274869">
                <text:p>0.274869</text:p>
              </table:table-cell>
              <table:table-cell office:value-type="float" office:value="0.0000184293">
                <text:p>0.0000184293</text:p>
              </table:table-cell>
              <table:table-cell office:value-type="float" office:value="0.274087">
                <text:p>0.274087</text:p>
              </table:table-cell>
              <table:table-cell office:value-type="float" office:value="0.0000204656">
                <text:p>0.0000204656</text:p>
              </table:table-cell>
              <table:table-cell office:value-type="float" office:value="0.272934">
                <text:p>0.272934</text:p>
              </table:table-cell>
              <table:table-cell office:value-type="float" office:value="0.0000230612">
                <text:p>0.0000230612</text:p>
              </table:table-cell>
              <table:table-cell office:value-type="float" office:value="0.272181">
                <text:p>0.272181</text:p>
              </table:table-cell>
              <table:table-cell office:value-type="float" office:value="0.000024486">
                <text:p>0.000024486</text:p>
              </table:table-cell>
              <table:table-cell office:value-type="float" office:value="0.271439">
                <text:p>0.271439</text:p>
              </table:table-cell>
              <table:table-cell office:value-type="float" office:value="0.0000251634">
                <text:p>0.0000251634</text:p>
              </table:table-cell>
              <table:table-cell office:value-type="float" office:value="0.270709">
                <text:p>0.270709</text:p>
              </table:table-cell>
              <table:table-cell office:value-type="float" office:value="0.0000248745">
                <text:p>0.00002487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011">
                <text:p>0.294011</text:p>
              </table:table-cell>
              <table:table-cell office:value-type="float" office:value="0.0000068192">
                <text:p>0.0000068192</text:p>
              </table:table-cell>
              <table:table-cell office:value-type="float" office:value="0.293165">
                <text:p>0.293165</text:p>
              </table:table-cell>
              <table:table-cell office:value-type="float" office:value="0.00000804972">
                <text:p>0.00000804972</text:p>
              </table:table-cell>
              <table:table-cell office:value-type="float" office:value="0.292328">
                <text:p>0.292328</text:p>
              </table:table-cell>
              <table:table-cell office:value-type="float" office:value="0.00000916282">
                <text:p>0.00000916282</text:p>
              </table:table-cell>
              <table:table-cell office:value-type="float" office:value="0.291087">
                <text:p>0.291087</text:p>
              </table:table-cell>
              <table:table-cell office:value-type="float" office:value="0.0000108095">
                <text:p>0.0000108095</text:p>
              </table:table-cell>
              <table:table-cell office:value-type="float" office:value="0.290271">
                <text:p>0.290271</text:p>
              </table:table-cell>
              <table:table-cell office:value-type="float" office:value="0.0000124294">
                <text:p>0.0000124294</text:p>
              </table:table-cell>
              <table:table-cell office:value-type="float" office:value="0.289463">
                <text:p>0.289463</text:p>
              </table:table-cell>
              <table:table-cell office:value-type="float" office:value="0.0000139604">
                <text:p>0.0000139604</text:p>
              </table:table-cell>
              <table:table-cell office:value-type="float" office:value="0.288665">
                <text:p>0.288665</text:p>
              </table:table-cell>
              <table:table-cell office:value-type="float" office:value="0.0000159385">
                <text:p>0.0000159385</text:p>
              </table:table-cell>
              <table:table-cell office:value-type="float" office:value="0.287484">
                <text:p>0.287484</text:p>
              </table:table-cell>
              <table:table-cell office:value-type="float" office:value="0.0000187469">
                <text:p>0.0000187469</text:p>
              </table:table-cell>
              <table:table-cell office:value-type="float" office:value="0.28671">
                <text:p>0.28671</text:p>
              </table:table-cell>
              <table:table-cell office:value-type="float" office:value="0.0000207822">
                <text:p>0.0000207822</text:p>
              </table:table-cell>
              <table:table-cell office:value-type="float" office:value="0.285945">
                <text:p>0.285945</text:p>
              </table:table-cell>
              <table:table-cell office:value-type="float" office:value="0.0000228515">
                <text:p>0.0000228515</text:p>
              </table:table-cell>
              <table:table-cell office:value-type="float" office:value="0.285191">
                <text:p>0.285191</text:p>
              </table:table-cell>
              <table:table-cell office:value-type="float" office:value="0.0000248785">
                <text:p>0.0000248785</text:p>
              </table:table-cell>
              <table:table-cell office:value-type="float" office:value="0.28408">
                <text:p>0.28408</text:p>
              </table:table-cell>
              <table:table-cell office:value-type="float" office:value="0.0000270543">
                <text:p>0.0000270543</text:p>
              </table:table-cell>
              <table:table-cell office:value-type="float" office:value="0.283353">
                <text:p>0.283353</text:p>
              </table:table-cell>
              <table:table-cell office:value-type="float" office:value="0.0000279872">
                <text:p>0.0000279872</text:p>
              </table:table-cell>
              <table:table-cell office:value-type="float" office:value="0.282637">
                <text:p>0.282637</text:p>
              </table:table-cell>
              <table:table-cell office:value-type="float" office:value="0.0000280217">
                <text:p>0.0000280217</text:p>
              </table:table-cell>
              <table:table-cell office:value-type="float" office:value="0.281934">
                <text:p>0.281934</text:p>
              </table:table-cell>
              <table:table-cell office:value-type="float" office:value="0.0000270314">
                <text:p>0.00002703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788">
                <text:p>0.304788</text:p>
              </table:table-cell>
              <table:table-cell office:value-type="float" office:value="0.00000875113">
                <text:p>0.00000875113</text:p>
              </table:table-cell>
              <table:table-cell office:value-type="float" office:value="0.303974">
                <text:p>0.303974</text:p>
              </table:table-cell>
              <table:table-cell office:value-type="float" office:value="0.0000103514">
                <text:p>0.0000103514</text:p>
              </table:table-cell>
              <table:table-cell office:value-type="float" office:value="0.303168">
                <text:p>0.303168</text:p>
              </table:table-cell>
              <table:table-cell office:value-type="float" office:value="0.000011796">
                <text:p>0.000011796</text:p>
              </table:table-cell>
              <table:table-cell office:value-type="float" office:value="0.301973">
                <text:p>0.301973</text:p>
              </table:table-cell>
              <table:table-cell office:value-type="float" office:value="0.0000139064">
                <text:p>0.0000139064</text:p>
              </table:table-cell>
              <table:table-cell office:value-type="float" office:value="0.301187">
                <text:p>0.301187</text:p>
              </table:table-cell>
              <table:table-cell office:value-type="float" office:value="0.0000159489">
                <text:p>0.0000159489</text:p>
              </table:table-cell>
              <table:table-cell office:value-type="float" office:value="0.300409">
                <text:p>0.300409</text:p>
              </table:table-cell>
              <table:table-cell office:value-type="float" office:value="0.0000178273">
                <text:p>0.0000178273</text:p>
              </table:table-cell>
              <table:table-cell office:value-type="float" office:value="0.29964">
                <text:p>0.29964</text:p>
              </table:table-cell>
              <table:table-cell office:value-type="float" office:value="0.0000202007">
                <text:p>0.0000202007</text:p>
              </table:table-cell>
              <table:table-cell office:value-type="float" office:value="0.298503">
                <text:p>0.298503</text:p>
              </table:table-cell>
              <table:table-cell office:value-type="float" office:value="0.0000233527">
                <text:p>0.0000233527</text:p>
              </table:table-cell>
              <table:table-cell office:value-type="float" office:value="0.297757">
                <text:p>0.297757</text:p>
              </table:table-cell>
              <table:table-cell office:value-type="float" office:value="0.0000254793">
                <text:p>0.0000254793</text:p>
              </table:table-cell>
              <table:table-cell office:value-type="float" office:value="0.297021">
                <text:p>0.297021</text:p>
              </table:table-cell>
              <table:table-cell office:value-type="float" office:value="0.000027479">
                <text:p>0.000027479</text:p>
              </table:table-cell>
              <table:table-cell office:value-type="float" office:value="0.296295">
                <text:p>0.296295</text:p>
              </table:table-cell>
              <table:table-cell office:value-type="float" office:value="0.0000292578">
                <text:p>0.0000292578</text:p>
              </table:table-cell>
              <table:table-cell office:value-type="float" office:value="0.295225">
                <text:p>0.295225</text:p>
              </table:table-cell>
              <table:table-cell office:value-type="float" office:value="0.0000306773">
                <text:p>0.0000306773</text:p>
              </table:table-cell>
              <table:table-cell office:value-type="float" office:value="0.294525">
                <text:p>0.294525</text:p>
              </table:table-cell>
              <table:table-cell office:value-type="float" office:value="0.0000309696">
                <text:p>0.0000309696</text:p>
              </table:table-cell>
              <table:table-cell office:value-type="float" office:value="0.293836">
                <text:p>0.293836</text:p>
              </table:table-cell>
              <table:table-cell office:value-type="float" office:value="0.0000303097">
                <text:p>0.0000303097</text:p>
              </table:table-cell>
              <table:table-cell office:value-type="float" office:value="0.293158">
                <text:p>0.293158</text:p>
              </table:table-cell>
              <table:table-cell office:value-type="float" office:value="0.0000286594">
                <text:p>0.00002865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566">
                <text:p>0.315566</text:p>
              </table:table-cell>
              <table:table-cell office:value-type="float" office:value="0.0000111656">
                <text:p>0.0000111656</text:p>
              </table:table-cell>
              <table:table-cell office:value-type="float" office:value="0.314783">
                <text:p>0.314783</text:p>
              </table:table-cell>
              <table:table-cell office:value-type="float" office:value="0.0000132164">
                <text:p>0.0000132164</text:p>
              </table:table-cell>
              <table:table-cell office:value-type="float" office:value="0.314007">
                <text:p>0.314007</text:p>
              </table:table-cell>
              <table:table-cell office:value-type="float" office:value="0.0000150525">
                <text:p>0.0000150525</text:p>
              </table:table-cell>
              <table:table-cell office:value-type="float" office:value="0.312859">
                <text:p>0.312859</text:p>
              </table:table-cell>
              <table:table-cell office:value-type="float" office:value="0.0000176762">
                <text:p>0.0000176762</text:p>
              </table:table-cell>
              <table:table-cell office:value-type="float" office:value="0.312103">
                <text:p>0.312103</text:p>
              </table:table-cell>
              <table:table-cell office:value-type="float" office:value="0.0000201662">
                <text:p>0.0000201662</text:p>
              </table:table-cell>
              <table:table-cell office:value-type="float" office:value="0.311355">
                <text:p>0.311355</text:p>
              </table:table-cell>
              <table:table-cell office:value-type="float" office:value="0.0000223647">
                <text:p>0.0000223647</text:p>
              </table:table-cell>
              <table:table-cell office:value-type="float" office:value="0.310615">
                <text:p>0.310615</text:p>
              </table:table-cell>
              <table:table-cell office:value-type="float" office:value="0.0000250686">
                <text:p>0.0000250686</text:p>
              </table:table-cell>
              <table:table-cell office:value-type="float" office:value="0.309523">
                <text:p>0.309523</text:p>
              </table:table-cell>
              <table:table-cell office:value-type="float" office:value="0.0000283389">
                <text:p>0.0000283389</text:p>
              </table:table-cell>
              <table:table-cell office:value-type="float" office:value="0.308805">
                <text:p>0.308805</text:p>
              </table:table-cell>
              <table:table-cell office:value-type="float" office:value="0.0000303423">
                <text:p>0.0000303423</text:p>
              </table:table-cell>
              <table:table-cell office:value-type="float" office:value="0.308097">
                <text:p>0.308097</text:p>
              </table:table-cell>
              <table:table-cell office:value-type="float" office:value="0.0000320313">
                <text:p>0.0000320313</text:p>
              </table:table-cell>
              <table:table-cell office:value-type="float" office:value="0.307399">
                <text:p>0.307399</text:p>
              </table:table-cell>
              <table:table-cell office:value-type="float" office:value="0.0000333307">
                <text:p>0.0000333307</text:p>
              </table:table-cell>
              <table:table-cell office:value-type="float" office:value="0.30637">
                <text:p>0.30637</text:p>
              </table:table-cell>
              <table:table-cell office:value-type="float" office:value="0.0000337609">
                <text:p>0.0000337609</text:p>
              </table:table-cell>
              <table:table-cell office:value-type="float" office:value="0.305697">
                <text:p>0.305697</text:p>
              </table:table-cell>
              <table:table-cell office:value-type="float" office:value="0.0000333642">
                <text:p>0.0000333642</text:p>
              </table:table-cell>
              <table:table-cell office:value-type="float" office:value="0.305034">
                <text:p>0.305034</text:p>
              </table:table-cell>
              <table:table-cell office:value-type="float" office:value="0.0000320486">
                <text:p>0.0000320486</text:p>
              </table:table-cell>
              <table:table-cell office:value-type="float" office:value="0.304383">
                <text:p>0.304383</text:p>
              </table:table-cell>
              <table:table-cell office:value-type="float" office:value="0.0000298367">
                <text:p>0.00002983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6343">
                <text:p>0.326343</text:p>
              </table:table-cell>
              <table:table-cell office:value-type="float" office:value="0.0000141444">
                <text:p>0.0000141444</text:p>
              </table:table-cell>
              <table:table-cell office:value-type="float" office:value="0.325591">
                <text:p>0.325591</text:p>
              </table:table-cell>
              <table:table-cell office:value-type="float" office:value="0.000016726">
                <text:p>0.000016726</text:p>
              </table:table-cell>
              <table:table-cell office:value-type="float" office:value="0.324847">
                <text:p>0.324847</text:p>
              </table:table-cell>
              <table:table-cell office:value-type="float" office:value="0.0000190015">
                <text:p>0.0000190015</text:p>
              </table:table-cell>
              <table:table-cell office:value-type="float" office:value="0.323744">
                <text:p>0.323744</text:p>
              </table:table-cell>
              <table:table-cell office:value-type="float" office:value="0.0000221452">
                <text:p>0.0000221452</text:p>
              </table:table-cell>
              <table:table-cell office:value-type="float" office:value="0.323018">
                <text:p>0.323018</text:p>
              </table:table-cell>
              <table:table-cell office:value-type="float" office:value="0.0000250605">
                <text:p>0.0000250605</text:p>
              </table:table-cell>
              <table:table-cell office:value-type="float" office:value="0.322301">
                <text:p>0.322301</text:p>
              </table:table-cell>
              <table:table-cell office:value-type="float" office:value="0.0000274897">
                <text:p>0.0000274897</text:p>
              </table:table-cell>
              <table:table-cell office:value-type="float" office:value="0.321591">
                <text:p>0.321591</text:p>
              </table:table-cell>
              <table:table-cell office:value-type="float" office:value="0.0000303855">
                <text:p>0.0000303855</text:p>
              </table:table-cell>
              <table:table-cell office:value-type="float" office:value="0.320542">
                <text:p>0.320542</text:p>
              </table:table-cell>
              <table:table-cell office:value-type="float" office:value="0.0000334543">
                <text:p>0.0000334543</text:p>
              </table:table-cell>
              <table:table-cell office:value-type="float" office:value="0.319853">
                <text:p>0.319853</text:p>
              </table:table-cell>
              <table:table-cell office:value-type="float" office:value="0.0000350919">
                <text:p>0.0000350919</text:p>
              </table:table-cell>
              <table:table-cell office:value-type="float" office:value="0.319173">
                <text:p>0.319173</text:p>
              </table:table-cell>
              <table:table-cell office:value-type="float" office:value="0.0000362455">
                <text:p>0.0000362455</text:p>
              </table:table-cell>
              <table:table-cell office:value-type="float" office:value="0.318503">
                <text:p>0.318503</text:p>
              </table:table-cell>
              <table:table-cell office:value-type="float" office:value="0.000036896">
                <text:p>0.000036896</text:p>
              </table:table-cell>
              <table:table-cell office:value-type="float" office:value="0.317515">
                <text:p>0.317515</text:p>
              </table:table-cell>
              <table:table-cell office:value-type="float" office:value="0.0000362458">
                <text:p>0.0000362458</text:p>
              </table:table-cell>
              <table:table-cell office:value-type="float" office:value="0.316869">
                <text:p>0.316869</text:p>
              </table:table-cell>
              <table:table-cell office:value-type="float" office:value="0.0000351972">
                <text:p>0.0000351972</text:p>
              </table:table-cell>
              <table:table-cell office:value-type="float" office:value="0.316233">
                <text:p>0.316233</text:p>
              </table:table-cell>
              <table:table-cell office:value-type="float" office:value="0.0000333189">
                <text:p>0.0000333189</text:p>
              </table:table-cell>
              <table:table-cell office:value-type="float" office:value="0.315608">
                <text:p>0.315608</text:p>
              </table:table-cell>
              <table:table-cell office:value-type="float" office:value="0.0000306619">
                <text:p>0.00003066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712">
                <text:p>0.33712</text:p>
              </table:table-cell>
              <table:table-cell office:value-type="float" office:value="0.0000177611">
                <text:p>0.0000177611</text:p>
              </table:table-cell>
              <table:table-cell office:value-type="float" office:value="0.3364">
                <text:p>0.3364</text:p>
              </table:table-cell>
              <table:table-cell office:value-type="float" office:value="0.0000209423">
                <text:p>0.0000209423</text:p>
              </table:table-cell>
              <table:table-cell office:value-type="float" office:value="0.335687">
                <text:p>0.335687</text:p>
              </table:table-cell>
              <table:table-cell office:value-type="float" office:value="0.0000236777">
                <text:p>0.0000236777</text:p>
              </table:table-cell>
              <table:table-cell office:value-type="float" office:value="0.33463">
                <text:p>0.33463</text:p>
              </table:table-cell>
              <table:table-cell office:value-type="float" office:value="0.0000272793">
                <text:p>0.0000272793</text:p>
              </table:table-cell>
              <table:table-cell office:value-type="float" office:value="0.333934">
                <text:p>0.333934</text:p>
              </table:table-cell>
              <table:table-cell office:value-type="float" office:value="0.0000305335">
                <text:p>0.0000305335</text:p>
              </table:table-cell>
              <table:table-cell office:value-type="float" office:value="0.333246">
                <text:p>0.333246</text:p>
              </table:table-cell>
              <table:table-cell office:value-type="float" office:value="0.0000330345">
                <text:p>0.0000330345</text:p>
              </table:table-cell>
              <table:table-cell office:value-type="float" office:value="0.332566">
                <text:p>0.332566</text:p>
              </table:table-cell>
              <table:table-cell office:value-type="float" office:value="0.000035917">
                <text:p>0.000035917</text:p>
              </table:table-cell>
              <table:table-cell office:value-type="float" office:value="0.331561">
                <text:p>0.331561</text:p>
              </table:table-cell>
              <table:table-cell office:value-type="float" office:value="0.0000384211">
                <text:p>0.0000384211</text:p>
              </table:table-cell>
              <table:table-cell office:value-type="float" office:value="0.330901">
                <text:p>0.330901</text:p>
              </table:table-cell>
              <table:table-cell office:value-type="float" office:value="0.0000394735">
                <text:p>0.0000394735</text:p>
              </table:table-cell>
              <table:table-cell office:value-type="float" office:value="0.330249">
                <text:p>0.330249</text:p>
              </table:table-cell>
              <table:table-cell office:value-type="float" office:value="0.0000399325">
                <text:p>0.0000399325</text:p>
              </table:table-cell>
              <table:table-cell office:value-type="float" office:value="0.329607">
                <text:p>0.329607</text:p>
              </table:table-cell>
              <table:table-cell office:value-type="float" office:value="0.0000398554">
                <text:p>0.0000398554</text:p>
              </table:table-cell>
              <table:table-cell office:value-type="float" office:value="0.32866">
                <text:p>0.32866</text:p>
              </table:table-cell>
              <table:table-cell office:value-type="float" office:value="0.0000381616">
                <text:p>0.0000381616</text:p>
              </table:table-cell>
              <table:table-cell office:value-type="float" office:value="0.328041">
                <text:p>0.328041</text:p>
              </table:table-cell>
              <table:table-cell office:value-type="float" office:value="0.0000365495">
                <text:p>0.0000365495</text:p>
              </table:table-cell>
              <table:table-cell office:value-type="float" office:value="0.327432">
                <text:p>0.327432</text:p>
              </table:table-cell>
              <table:table-cell office:value-type="float" office:value="0.0000342203">
                <text:p>0.0000342203</text:p>
              </table:table-cell>
              <table:table-cell office:value-type="float" office:value="0.326832">
                <text:p>0.326832</text:p>
              </table:table-cell>
              <table:table-cell office:value-type="float" office:value="0.0000312277">
                <text:p>0.00003122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7898">
                <text:p>0.347898</text:p>
              </table:table-cell>
              <table:table-cell office:value-type="float" office:value="0.0000220682">
                <text:p>0.0000220682</text:p>
              </table:table-cell>
              <table:table-cell office:value-type="float" office:value="0.347209">
                <text:p>0.347209</text:p>
              </table:table-cell>
              <table:table-cell office:value-type="float" office:value="0.0000258901">
                <text:p>0.0000258901</text:p>
              </table:table-cell>
              <table:table-cell office:value-type="float" office:value="0.346526">
                <text:p>0.346526</text:p>
              </table:table-cell>
              <table:table-cell office:value-type="float" office:value="0.0000290617">
                <text:p>0.0000290617</text:p>
              </table:table-cell>
              <table:table-cell office:value-type="float" office:value="0.345516">
                <text:p>0.345516</text:p>
              </table:table-cell>
              <table:table-cell office:value-type="float" office:value="0.0000329694">
                <text:p>0.0000329694</text:p>
              </table:table-cell>
              <table:table-cell office:value-type="float" office:value="0.34485">
                <text:p>0.34485</text:p>
              </table:table-cell>
              <table:table-cell office:value-type="float" office:value="0.0000364056">
                <text:p>0.0000364056</text:p>
              </table:table-cell>
              <table:table-cell office:value-type="float" office:value="0.344192">
                <text:p>0.344192</text:p>
              </table:table-cell>
              <table:table-cell office:value-type="float" office:value="0.0000387613">
                <text:p>0.0000387613</text:p>
              </table:table-cell>
              <table:table-cell office:value-type="float" office:value="0.343542">
                <text:p>0.343542</text:p>
              </table:table-cell>
              <table:table-cell office:value-type="float" office:value="0.0000413882">
                <text:p>0.0000413882</text:p>
              </table:table-cell>
              <table:table-cell office:value-type="float" office:value="0.34258">
                <text:p>0.34258</text:p>
              </table:table-cell>
              <table:table-cell office:value-type="float" office:value="0.0000429921">
                <text:p>0.0000429921</text:p>
              </table:table-cell>
              <table:table-cell office:value-type="float" office:value="0.341949">
                <text:p>0.341949</text:p>
              </table:table-cell>
              <table:table-cell office:value-type="float" office:value="0.0000433082">
                <text:p>0.0000433082</text:p>
              </table:table-cell>
              <table:table-cell office:value-type="float" office:value="0.341326">
                <text:p>0.341326</text:p>
              </table:table-cell>
              <table:table-cell office:value-type="float" office:value="0.0000430026">
                <text:p>0.0000430026</text:p>
              </table:table-cell>
              <table:table-cell office:value-type="float" office:value="0.340711">
                <text:p>0.340711</text:p>
              </table:table-cell>
              <table:table-cell office:value-type="float" office:value="0.0000422054">
                <text:p>0.0000422054</text:p>
              </table:table-cell>
              <table:table-cell office:value-type="float" office:value="0.339806">
                <text:p>0.339806</text:p>
              </table:table-cell>
              <table:table-cell office:value-type="float" office:value="0.0000395888">
                <text:p>0.0000395888</text:p>
              </table:table-cell>
              <table:table-cell office:value-type="float" office:value="0.339213">
                <text:p>0.339213</text:p>
              </table:table-cell>
              <table:table-cell office:value-type="float" office:value="0.0000375204">
                <text:p>0.0000375204</text:p>
              </table:table-cell>
              <table:table-cell office:value-type="float" office:value="0.33863">
                <text:p>0.33863</text:p>
              </table:table-cell>
              <table:table-cell office:value-type="float" office:value="0.0000348468">
                <text:p>0.0000348468</text:p>
              </table:table-cell>
              <table:table-cell office:value-type="float" office:value="0.338057">
                <text:p>0.338057</text:p>
              </table:table-cell>
              <table:table-cell office:value-type="float" office:value="0.0000316098">
                <text:p>0.00003160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675">
                <text:p>0.358675</text:p>
              </table:table-cell>
              <table:table-cell office:value-type="float" office:value="0.0000270807">
                <text:p>0.0000270807</text:p>
              </table:table-cell>
              <table:table-cell office:value-type="float" office:value="0.358018">
                <text:p>0.358018</text:p>
              </table:table-cell>
              <table:table-cell office:value-type="float" office:value="0.0000315395">
                <text:p>0.0000315395</text:p>
              </table:table-cell>
              <table:table-cell office:value-type="float" office:value="0.357366">
                <text:p>0.357366</text:p>
              </table:table-cell>
              <table:table-cell office:value-type="float" office:value="0.0000350639">
                <text:p>0.0000350639</text:p>
              </table:table-cell>
              <table:table-cell office:value-type="float" office:value="0.356401">
                <text:p>0.356401</text:p>
              </table:table-cell>
              <table:table-cell office:value-type="float" office:value="0.0000390298">
                <text:p>0.0000390298</text:p>
              </table:table-cell>
              <table:table-cell office:value-type="float" office:value="0.355766">
                <text:p>0.355766</text:p>
              </table:table-cell>
              <table:table-cell office:value-type="float" office:value="0.0000424326">
                <text:p>0.0000424326</text:p>
              </table:table-cell>
              <table:table-cell office:value-type="float" office:value="0.355138">
                <text:p>0.355138</text:p>
              </table:table-cell>
              <table:table-cell office:value-type="float" office:value="0.000044399">
                <text:p>0.000044399</text:p>
              </table:table-cell>
              <table:table-cell office:value-type="float" office:value="0.354517">
                <text:p>0.354517</text:p>
              </table:table-cell>
              <table:table-cell office:value-type="float" office:value="0.0000465356">
                <text:p>0.0000465356</text:p>
              </table:table-cell>
              <table:table-cell office:value-type="float" office:value="0.353599">
                <text:p>0.353599</text:p>
              </table:table-cell>
              <table:table-cell office:value-type="float" office:value="0.0000469962">
                <text:p>0.0000469962</text:p>
              </table:table-cell>
              <table:table-cell office:value-type="float" office:value="0.352996">
                <text:p>0.352996</text:p>
              </table:table-cell>
              <table:table-cell office:value-type="float" office:value="0.0000465125">
                <text:p>0.0000465125</text:p>
              </table:table-cell>
              <table:table-cell office:value-type="float" office:value="0.352402">
                <text:p>0.352402</text:p>
              </table:table-cell>
              <table:table-cell office:value-type="float" office:value="0.0000454552">
                <text:p>0.0000454552</text:p>
              </table:table-cell>
              <table:table-cell office:value-type="float" office:value="0.351815">
                <text:p>0.351815</text:p>
              </table:table-cell>
              <table:table-cell office:value-type="float" office:value="0.0000440067">
                <text:p>0.0000440067</text:p>
              </table:table-cell>
              <table:table-cell office:value-type="float" office:value="0.350951">
                <text:p>0.350951</text:p>
              </table:table-cell>
              <table:table-cell office:value-type="float" office:value="0.0000406251">
                <text:p>0.0000406251</text:p>
              </table:table-cell>
              <table:table-cell office:value-type="float" office:value="0.350385">
                <text:p>0.350385</text:p>
              </table:table-cell>
              <table:table-cell office:value-type="float" office:value="0.0000382039">
                <text:p>0.0000382039</text:p>
              </table:table-cell>
              <table:table-cell office:value-type="float" office:value="0.349829">
                <text:p>0.349829</text:p>
              </table:table-cell>
              <table:table-cell office:value-type="float" office:value="0.0000352759">
                <text:p>0.0000352759</text:p>
              </table:table-cell>
              <table:table-cell office:value-type="float" office:value="0.349282">
                <text:p>0.349282</text:p>
              </table:table-cell>
              <table:table-cell office:value-type="float" office:value="0.0000318653">
                <text:p>0.00003186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453">
                <text:p>0.369453</text:p>
              </table:table-cell>
              <table:table-cell office:value-type="float" office:value="0.0000327604">
                <text:p>0.0000327604</text:p>
              </table:table-cell>
              <table:table-cell office:value-type="float" office:value="0.368826">
                <text:p>0.368826</text:p>
              </table:table-cell>
              <table:table-cell office:value-type="float" office:value="0.0000377912">
                <text:p>0.0000377912</text:p>
              </table:table-cell>
              <table:table-cell office:value-type="float" office:value="0.368206">
                <text:p>0.368206</text:p>
              </table:table-cell>
              <table:table-cell office:value-type="float" office:value="0.0000415194">
                <text:p>0.0000415194</text:p>
              </table:table-cell>
              <table:table-cell office:value-type="float" office:value="0.367287">
                <text:p>0.367287</text:p>
              </table:table-cell>
              <table:table-cell office:value-type="float" office:value="0.0000452173">
                <text:p>0.0000452173</text:p>
              </table:table-cell>
              <table:table-cell office:value-type="float" office:value="0.366682">
                <text:p>0.366682</text:p>
              </table:table-cell>
              <table:table-cell office:value-type="float" office:value="0.0000483437">
                <text:p>0.0000483437</text:p>
              </table:table-cell>
              <table:table-cell office:value-type="float" office:value="0.366084">
                <text:p>0.366084</text:p>
              </table:table-cell>
              <table:table-cell office:value-type="float" office:value="0.0000496932">
                <text:p>0.0000496932</text:p>
              </table:table-cell>
              <table:table-cell office:value-type="float" office:value="0.365492">
                <text:p>0.365492</text:p>
              </table:table-cell>
              <table:table-cell office:value-type="float" office:value="0.0000511553">
                <text:p>0.0000511553</text:p>
              </table:table-cell>
              <table:table-cell office:value-type="float" office:value="0.364618">
                <text:p>0.364618</text:p>
              </table:table-cell>
              <table:table-cell office:value-type="float" office:value="0.0000503549">
                <text:p>0.0000503549</text:p>
              </table:table-cell>
              <table:table-cell office:value-type="float" office:value="0.364044">
                <text:p>0.364044</text:p>
              </table:table-cell>
              <table:table-cell office:value-type="float" office:value="0.0000490879">
                <text:p>0.0000490879</text:p>
              </table:table-cell>
              <table:table-cell office:value-type="float" office:value="0.363478">
                <text:p>0.363478</text:p>
              </table:table-cell>
              <table:table-cell office:value-type="float" office:value="0.0000473505">
                <text:p>0.0000473505</text:p>
              </table:table-cell>
              <table:table-cell office:value-type="float" office:value="0.362919">
                <text:p>0.362919</text:p>
              </table:table-cell>
              <table:table-cell office:value-type="float" office:value="0.0000453502">
                <text:p>0.0000453502</text:p>
              </table:table-cell>
              <table:table-cell office:value-type="float" office:value="0.362096">
                <text:p>0.362096</text:p>
              </table:table-cell>
              <table:table-cell office:value-type="float" office:value="0.0000413635">
                <text:p>0.0000413635</text:p>
              </table:table-cell>
              <table:table-cell office:value-type="float" office:value="0.361558">
                <text:p>0.361558</text:p>
              </table:table-cell>
              <table:table-cell office:value-type="float" office:value="0.0000386785">
                <text:p>0.0000386785</text:p>
              </table:table-cell>
              <table:table-cell office:value-type="float" office:value="0.361028">
                <text:p>0.361028</text:p>
              </table:table-cell>
              <table:table-cell office:value-type="float" office:value="0.000035567">
                <text:p>0.000035567</text:p>
              </table:table-cell>
              <table:table-cell office:value-type="float" office:value="0.360506">
                <text:p>0.360506</text:p>
              </table:table-cell>
              <table:table-cell office:value-type="float" office:value="0.0000320349">
                <text:p>0.00003203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23">
                <text:p>0.38023</text:p>
              </table:table-cell>
              <table:table-cell office:value-type="float" office:value="0.0000390045">
                <text:p>0.0000390045</text:p>
              </table:table-cell>
              <table:table-cell office:value-type="float" office:value="0.379635">
                <text:p>0.379635</text:p>
              </table:table-cell>
              <table:table-cell office:value-type="float" office:value="0.0000444749">
                <text:p>0.0000444749</text:p>
              </table:table-cell>
              <table:table-cell office:value-type="float" office:value="0.379046">
                <text:p>0.379046</text:p>
              </table:table-cell>
              <table:table-cell office:value-type="float" office:value="0.0000481995">
                <text:p>0.0000481995</text:p>
              </table:table-cell>
              <table:table-cell office:value-type="float" office:value="0.378173">
                <text:p>0.378173</text:p>
              </table:table-cell>
              <table:table-cell office:value-type="float" office:value="0.0000512676">
                <text:p>0.0000512676</text:p>
              </table:table-cell>
              <table:table-cell office:value-type="float" office:value="0.377598">
                <text:p>0.377598</text:p>
              </table:table-cell>
              <table:table-cell office:value-type="float" office:value="0.0000538879">
                <text:p>0.0000538879</text:p>
              </table:table-cell>
              <table:table-cell office:value-type="float" office:value="0.37703">
                <text:p>0.37703</text:p>
              </table:table-cell>
              <table:table-cell office:value-type="float" office:value="0.0000544488">
                <text:p>0.0000544488</text:p>
              </table:table-cell>
              <table:table-cell office:value-type="float" office:value="0.376468">
                <text:p>0.376468</text:p>
              </table:table-cell>
              <table:table-cell office:value-type="float" office:value="0.0000551295">
                <text:p>0.0000551295</text:p>
              </table:table-cell>
              <table:table-cell office:value-type="float" office:value="0.375637">
                <text:p>0.375637</text:p>
              </table:table-cell>
              <table:table-cell office:value-type="float" office:value="0.0000530711">
                <text:p>0.0000530711</text:p>
              </table:table-cell>
              <table:table-cell office:value-type="float" office:value="0.375092">
                <text:p>0.375092</text:p>
              </table:table-cell>
              <table:table-cell office:value-type="float" office:value="0.0000510942">
                <text:p>0.0000510942</text:p>
              </table:table-cell>
              <table:table-cell office:value-type="float" office:value="0.374554">
                <text:p>0.374554</text:p>
              </table:table-cell>
              <table:table-cell office:value-type="float" office:value="0.0000487778">
                <text:p>0.0000487778</text:p>
              </table:table-cell>
              <table:table-cell office:value-type="float" office:value="0.374023">
                <text:p>0.374023</text:p>
              </table:table-cell>
              <table:table-cell office:value-type="float" office:value="0.0000463321">
                <text:p>0.0000463321</text:p>
              </table:table-cell>
              <table:table-cell office:value-type="float" office:value="0.373241">
                <text:p>0.373241</text:p>
              </table:table-cell>
              <table:table-cell office:value-type="float" office:value="0.0000418828">
                <text:p>0.0000418828</text:p>
              </table:table-cell>
              <table:table-cell office:value-type="float" office:value="0.37273">
                <text:p>0.37273</text:p>
              </table:table-cell>
              <table:table-cell office:value-type="float" office:value="0.0000390048">
                <text:p>0.0000390048</text:p>
              </table:table-cell>
              <table:table-cell office:value-type="float" office:value="0.372226">
                <text:p>0.372226</text:p>
              </table:table-cell>
              <table:table-cell office:value-type="float" office:value="0.0000357631">
                <text:p>0.0000357631</text:p>
              </table:table-cell>
              <table:table-cell office:value-type="float" office:value="0.371731">
                <text:p>0.371731</text:p>
              </table:table-cell>
              <table:table-cell office:value-type="float" office:value="0.000032147">
                <text:p>0.0000321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1007">
                <text:p>0.391007</text:p>
              </table:table-cell>
              <table:table-cell office:value-type="float" office:value="0.000045645">
                <text:p>0.000045645</text:p>
              </table:table-cell>
              <table:table-cell office:value-type="float" office:value="0.390444">
                <text:p>0.390444</text:p>
              </table:table-cell>
              <table:table-cell office:value-type="float" office:value="0.0000513615">
                <text:p>0.0000513615</text:p>
              </table:table-cell>
              <table:table-cell office:value-type="float" office:value="0.389885">
                <text:p>0.389885</text:p>
              </table:table-cell>
              <table:table-cell office:value-type="float" office:value="0.0000548421">
                <text:p>0.0000548421</text:p>
              </table:table-cell>
              <table:table-cell office:value-type="float" office:value="0.389058">
                <text:p>0.389058</text:p>
              </table:table-cell>
              <table:table-cell office:value-type="float" office:value="0.0000569392">
                <text:p>0.0000569392</text:p>
              </table:table-cell>
              <table:table-cell office:value-type="float" office:value="0.388514">
                <text:p>0.388514</text:p>
              </table:table-cell>
              <table:table-cell office:value-type="float" office:value="0.0000588747">
                <text:p>0.0000588747</text:p>
              </table:table-cell>
              <table:table-cell office:value-type="float" office:value="0.387975">
                <text:p>0.387975</text:p>
              </table:table-cell>
              <table:table-cell office:value-type="float" office:value="0.0000585532">
                <text:p>0.0000585532</text:p>
              </table:table-cell>
              <table:table-cell office:value-type="float" office:value="0.387443">
                <text:p>0.387443</text:p>
              </table:table-cell>
              <table:table-cell office:value-type="float" office:value="0.0000584253">
                <text:p>0.0000584253</text:p>
              </table:table-cell>
              <table:table-cell office:value-type="float" office:value="0.386656">
                <text:p>0.386656</text:p>
              </table:table-cell>
              <table:table-cell office:value-type="float" office:value="0.0000552036">
                <text:p>0.0000552036</text:p>
              </table:table-cell>
              <table:table-cell office:value-type="float" office:value="0.38614">
                <text:p>0.38614</text:p>
              </table:table-cell>
              <table:table-cell office:value-type="float" office:value="0.0000526192">
                <text:p>0.0000526192</text:p>
              </table:table-cell>
              <table:table-cell office:value-type="float" office:value="0.38563">
                <text:p>0.38563</text:p>
              </table:table-cell>
              <table:table-cell office:value-type="float" office:value="0.0000498321">
                <text:p>0.0000498321</text:p>
              </table:table-cell>
              <table:table-cell office:value-type="float" office:value="0.385127">
                <text:p>0.385127</text:p>
              </table:table-cell>
              <table:table-cell office:value-type="float" office:value="0.0000470391">
                <text:p>0.0000470391</text:p>
              </table:table-cell>
              <table:table-cell office:value-type="float" office:value="0.384386">
                <text:p>0.384386</text:p>
              </table:table-cell>
              <table:table-cell office:value-type="float" office:value="0.0000422445">
                <text:p>0.0000422445</text:p>
              </table:table-cell>
              <table:table-cell office:value-type="float" office:value="0.383902">
                <text:p>0.383902</text:p>
              </table:table-cell>
              <table:table-cell office:value-type="float" office:value="0.0000392277">
                <text:p>0.0000392277</text:p>
              </table:table-cell>
              <table:table-cell office:value-type="float" office:value="0.383425">
                <text:p>0.383425</text:p>
              </table:table-cell>
              <table:table-cell office:value-type="float" office:value="0.0000358946">
                <text:p>0.0000358946</text:p>
              </table:table-cell>
              <table:table-cell office:value-type="float" office:value="0.382956">
                <text:p>0.382956</text:p>
              </table:table-cell>
              <table:table-cell office:value-type="float" office:value="0.0000322209">
                <text:p>0.00003222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785">
                <text:p>0.401785</text:p>
              </table:table-cell>
              <table:table-cell office:value-type="float" office:value="0.0000524625">
                <text:p>0.0000524625</text:p>
              </table:table-cell>
              <table:table-cell office:value-type="float" office:value="0.401252">
                <text:p>0.401252</text:p>
              </table:table-cell>
              <table:table-cell office:value-type="float" office:value="0.000058193">
                <text:p>0.000058193</text:p>
              </table:table-cell>
              <table:table-cell office:value-type="float" office:value="0.400725">
                <text:p>0.400725</text:p>
              </table:table-cell>
              <table:table-cell office:value-type="float" office:value="0.0000611903">
                <text:p>0.0000611903</text:p>
              </table:table-cell>
              <table:table-cell office:value-type="float" office:value="0.399944">
                <text:p>0.399944</text:p>
              </table:table-cell>
              <table:table-cell office:value-type="float" office:value="0.0000620492">
                <text:p>0.0000620492</text:p>
              </table:table-cell>
              <table:table-cell office:value-type="float" office:value="0.39943">
                <text:p>0.39943</text:p>
              </table:table-cell>
              <table:table-cell office:value-type="float" office:value="0.0000631938">
                <text:p>0.0000631938</text:p>
              </table:table-cell>
              <table:table-cell office:value-type="float" office:value="0.398921">
                <text:p>0.398921</text:p>
              </table:table-cell>
              <table:table-cell office:value-type="float" office:value="0.0000619752">
                <text:p>0.0000619752</text:p>
              </table:table-cell>
              <table:table-cell office:value-type="float" office:value="0.398418">
                <text:p>0.398418</text:p>
              </table:table-cell>
              <table:table-cell office:value-type="float" office:value="0.0000610768">
                <text:p>0.0000610768</text:p>
              </table:table-cell>
              <table:table-cell office:value-type="float" office:value="0.397675">
                <text:p>0.397675</text:p>
              </table:table-cell>
              <table:table-cell office:value-type="float" office:value="0.0000568392">
                <text:p>0.0000568392</text:p>
              </table:table-cell>
              <table:table-cell office:value-type="float" office:value="0.397188">
                <text:p>0.397188</text:p>
              </table:table-cell>
              <table:table-cell office:value-type="float" office:value="0.000053757">
                <text:p>0.000053757</text:p>
              </table:table-cell>
              <table:table-cell office:value-type="float" office:value="0.396706">
                <text:p>0.396706</text:p>
              </table:table-cell>
              <table:table-cell office:value-type="float" office:value="0.0000505996">
                <text:p>0.0000505996</text:p>
              </table:table-cell>
              <table:table-cell office:value-type="float" office:value="0.396231">
                <text:p>0.396231</text:p>
              </table:table-cell>
              <table:table-cell office:value-type="float" office:value="0.0000475427">
                <text:p>0.0000475427</text:p>
              </table:table-cell>
              <table:table-cell office:value-type="float" office:value="0.395532">
                <text:p>0.395532</text:p>
              </table:table-cell>
              <table:table-cell office:value-type="float" office:value="0.0000424948">
                <text:p>0.0000424948</text:p>
              </table:table-cell>
              <table:table-cell office:value-type="float" office:value="0.395074">
                <text:p>0.395074</text:p>
              </table:table-cell>
              <table:table-cell office:value-type="float" office:value="0.0000393792">
                <text:p>0.0000393792</text:p>
              </table:table-cell>
              <table:table-cell office:value-type="float" office:value="0.394623">
                <text:p>0.394623</text:p>
              </table:table-cell>
              <table:table-cell office:value-type="float" office:value="0.0000359826">
                <text:p>0.0000359826</text:p>
              </table:table-cell>
              <table:table-cell office:value-type="float" office:value="0.394181">
                <text:p>0.394181</text:p>
              </table:table-cell>
              <table:table-cell office:value-type="float" office:value="0.0000322695">
                <text:p>0.00003226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562">
                <text:p>0.412562</text:p>
              </table:table-cell>
              <table:table-cell office:value-type="float" office:value="0.0000592129">
                <text:p>0.0000592129</text:p>
              </table:table-cell>
              <table:table-cell office:value-type="float" office:value="0.412061">
                <text:p>0.412061</text:p>
              </table:table-cell>
              <table:table-cell office:value-type="float" office:value="0.0000647192">
                <text:p>0.0000647192</text:p>
              </table:table-cell>
              <table:table-cell office:value-type="float" office:value="0.411565">
                <text:p>0.411565</text:p>
              </table:table-cell>
              <table:table-cell office:value-type="float" office:value="0.0000670315">
                <text:p>0.0000670315</text:p>
              </table:table-cell>
              <table:table-cell office:value-type="float" office:value="0.410829">
                <text:p>0.410829</text:p>
              </table:table-cell>
              <table:table-cell office:value-type="float" office:value="0.0000664913">
                <text:p>0.0000664913</text:p>
              </table:table-cell>
              <table:table-cell office:value-type="float" office:value="0.410346">
                <text:p>0.410346</text:p>
              </table:table-cell>
              <table:table-cell office:value-type="float" office:value="0.0000668138">
                <text:p>0.0000668138</text:p>
              </table:table-cell>
              <table:table-cell office:value-type="float" office:value="0.409867">
                <text:p>0.409867</text:p>
              </table:table-cell>
              <table:table-cell office:value-type="float" office:value="0.0000647468">
                <text:p>0.0000647468</text:p>
              </table:table-cell>
              <table:table-cell office:value-type="float" office:value="0.409394">
                <text:p>0.409394</text:p>
              </table:table-cell>
              <table:table-cell office:value-type="float" office:value="0.0000631581">
                <text:p>0.0000631581</text:p>
              </table:table-cell>
              <table:table-cell office:value-type="float" office:value="0.408694">
                <text:p>0.408694</text:p>
              </table:table-cell>
              <table:table-cell office:value-type="float" office:value="0.0000580714">
                <text:p>0.0000580714</text:p>
              </table:table-cell>
              <table:table-cell office:value-type="float" office:value="0.408235">
                <text:p>0.408235</text:p>
              </table:table-cell>
              <table:table-cell office:value-type="float" office:value="0.0000545942">
                <text:p>0.0000545942</text:p>
              </table:table-cell>
              <table:table-cell office:value-type="float" office:value="0.407782">
                <text:p>0.407782</text:p>
              </table:table-cell>
              <table:table-cell office:value-type="float" office:value="0.0000511525">
                <text:p>0.0000511525</text:p>
              </table:table-cell>
              <table:table-cell office:value-type="float" office:value="0.407335">
                <text:p>0.407335</text:p>
              </table:table-cell>
              <table:table-cell office:value-type="float" office:value="0.0000478987">
                <text:p>0.0000478987</text:p>
              </table:table-cell>
              <table:table-cell office:value-type="float" office:value="0.406677">
                <text:p>0.406677</text:p>
              </table:table-cell>
              <table:table-cell office:value-type="float" office:value="0.0000426672">
                <text:p>0.0000426672</text:p>
              </table:table-cell>
              <table:table-cell office:value-type="float" office:value="0.406246">
                <text:p>0.406246</text:p>
              </table:table-cell>
              <table:table-cell office:value-type="float" office:value="0.000039482">
                <text:p>0.000039482</text:p>
              </table:table-cell>
              <table:table-cell office:value-type="float" office:value="0.405822">
                <text:p>0.405822</text:p>
              </table:table-cell>
              <table:table-cell office:value-type="float" office:value="0.0000360413">
                <text:p>0.0000360413</text:p>
              </table:table-cell>
              <table:table-cell office:value-type="float" office:value="0.405405">
                <text:p>0.405405</text:p>
              </table:table-cell>
              <table:table-cell office:value-type="float" office:value="0.0000323014">
                <text:p>0.0000323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3339">
                <text:p>0.423339</text:p>
              </table:table-cell>
              <table:table-cell office:value-type="float" office:value="0.0000656618">
                <text:p>0.0000656618</text:p>
              </table:table-cell>
              <table:table-cell office:value-type="float" office:value="0.42287">
                <text:p>0.42287</text:p>
              </table:table-cell>
              <table:table-cell office:value-type="float" office:value="0.0000707331">
                <text:p>0.0000707331</text:p>
              </table:table-cell>
              <table:table-cell office:value-type="float" office:value="0.422404">
                <text:p>0.422404</text:p>
              </table:table-cell>
              <table:table-cell office:value-type="float" office:value="0.0000722215">
                <text:p>0.0000722215</text:p>
              </table:table-cell>
              <table:table-cell office:value-type="float" office:value="0.421715">
                <text:p>0.421715</text:p>
              </table:table-cell>
              <table:table-cell office:value-type="float" office:value="0.0000702343">
                <text:p>0.0000702343</text:p>
              </table:table-cell>
              <table:table-cell office:value-type="float" office:value="0.421262">
                <text:p>0.421262</text:p>
              </table:table-cell>
              <table:table-cell office:value-type="float" office:value="0.0000697655">
                <text:p>0.0000697655</text:p>
              </table:table-cell>
              <table:table-cell office:value-type="float" office:value="0.420813">
                <text:p>0.420813</text:p>
              </table:table-cell>
              <table:table-cell office:value-type="float" office:value="0.0000669396">
                <text:p>0.0000669396</text:p>
              </table:table-cell>
              <table:table-cell office:value-type="float" office:value="0.420369">
                <text:p>0.420369</text:p>
              </table:table-cell>
              <table:table-cell office:value-type="float" office:value="0.0000647605">
                <text:p>0.0000647605</text:p>
              </table:table-cell>
              <table:table-cell office:value-type="float" office:value="0.419714">
                <text:p>0.419714</text:p>
              </table:table-cell>
              <table:table-cell office:value-type="float" office:value="0.0000589871">
                <text:p>0.0000589871</text:p>
              </table:table-cell>
              <table:table-cell office:value-type="float" office:value="0.419283">
                <text:p>0.419283</text:p>
              </table:table-cell>
              <table:table-cell office:value-type="float" office:value="0.0000552038">
                <text:p>0.0000552038</text:p>
              </table:table-cell>
              <table:table-cell office:value-type="float" office:value="0.418858">
                <text:p>0.418858</text:p>
              </table:table-cell>
              <table:table-cell office:value-type="float" office:value="0.0000515479">
                <text:p>0.0000515479</text:p>
              </table:table-cell>
              <table:table-cell office:value-type="float" office:value="0.418439">
                <text:p>0.418439</text:p>
              </table:table-cell>
              <table:table-cell office:value-type="float" office:value="0.0000481489">
                <text:p>0.0000481489</text:p>
              </table:table-cell>
              <table:table-cell office:value-type="float" office:value="0.417822">
                <text:p>0.417822</text:p>
              </table:table-cell>
              <table:table-cell office:value-type="float" office:value="0.0000427856">
                <text:p>0.0000427856</text:p>
              </table:table-cell>
              <table:table-cell office:value-type="float" office:value="0.417418">
                <text:p>0.417418</text:p>
              </table:table-cell>
              <table:table-cell office:value-type="float" office:value="0.0000395515">
                <text:p>0.0000395515</text:p>
              </table:table-cell>
              <table:table-cell office:value-type="float" office:value="0.417021">
                <text:p>0.417021</text:p>
              </table:table-cell>
              <table:table-cell office:value-type="float" office:value="0.0000360803">
                <text:p>0.0000360803</text:p>
              </table:table-cell>
              <table:table-cell office:value-type="float" office:value="0.41663">
                <text:p>0.41663</text:p>
              </table:table-cell>
              <table:table-cell office:value-type="float" office:value="0.0000323223">
                <text:p>0.0000323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4117">
                <text:p>0.434117</text:p>
              </table:table-cell>
              <table:table-cell office:value-type="float" office:value="0.0000716151">
                <text:p>0.0000716151</text:p>
              </table:table-cell>
              <table:table-cell office:value-type="float" office:value="0.433678">
                <text:p>0.433678</text:p>
              </table:table-cell>
              <table:table-cell office:value-type="float" office:value="0.0000760939">
                <text:p>0.0000760939</text:p>
              </table:table-cell>
              <table:table-cell office:value-type="float" office:value="0.433244">
                <text:p>0.433244</text:p>
              </table:table-cell>
              <table:table-cell office:value-type="float" office:value="0.0000766916">
                <text:p>0.0000766916</text:p>
              </table:table-cell>
              <table:table-cell office:value-type="float" office:value="0.432601">
                <text:p>0.432601</text:p>
              </table:table-cell>
              <table:table-cell office:value-type="float" office:value="0.0000733063">
                <text:p>0.0000733063</text:p>
              </table:table-cell>
              <table:table-cell office:value-type="float" office:value="0.432177">
                <text:p>0.432177</text:p>
              </table:table-cell>
              <table:table-cell office:value-type="float" office:value="0.0000721186">
                <text:p>0.0000721186</text:p>
              </table:table-cell>
              <table:table-cell office:value-type="float" office:value="0.431759">
                <text:p>0.431759</text:p>
              </table:table-cell>
              <table:table-cell office:value-type="float" office:value="0.0000686423">
                <text:p>0.0000686423</text:p>
              </table:table-cell>
              <table:table-cell office:value-type="float" office:value="0.431345">
                <text:p>0.431345</text:p>
              </table:table-cell>
              <table:table-cell office:value-type="float" office:value="0.0000659761">
                <text:p>0.0000659761</text:p>
              </table:table-cell>
              <table:table-cell office:value-type="float" office:value="0.430733">
                <text:p>0.430733</text:p>
              </table:table-cell>
              <table:table-cell office:value-type="float" office:value="0.0000596609">
                <text:p>0.0000596609</text:p>
              </table:table-cell>
              <table:table-cell office:value-type="float" office:value="0.430331">
                <text:p>0.430331</text:p>
              </table:table-cell>
              <table:table-cell office:value-type="float" office:value="0.0000556444">
                <text:p>0.0000556444</text:p>
              </table:table-cell>
              <table:table-cell office:value-type="float" office:value="0.429934">
                <text:p>0.429934</text:p>
              </table:table-cell>
              <table:table-cell office:value-type="float" office:value="0.000051829">
                <text:p>0.000051829</text:p>
              </table:table-cell>
              <table:table-cell office:value-type="float" office:value="0.429543">
                <text:p>0.429543</text:p>
              </table:table-cell>
              <table:table-cell office:value-type="float" office:value="0.0000483242">
                <text:p>0.0000483242</text:p>
              </table:table-cell>
              <table:table-cell office:value-type="float" office:value="0.428967">
                <text:p>0.428967</text:p>
              </table:table-cell>
              <table:table-cell office:value-type="float" office:value="0.0000428668">
                <text:p>0.0000428668</text:p>
              </table:table-cell>
              <table:table-cell office:value-type="float" office:value="0.42859">
                <text:p>0.42859</text:p>
              </table:table-cell>
              <table:table-cell office:value-type="float" office:value="0.0000395984">
                <text:p>0.0000395984</text:p>
              </table:table-cell>
              <table:table-cell office:value-type="float" office:value="0.428219">
                <text:p>0.428219</text:p>
              </table:table-cell>
              <table:table-cell office:value-type="float" office:value="0.0000361064">
                <text:p>0.0000361064</text:p>
              </table:table-cell>
              <table:table-cell office:value-type="float" office:value="0.427855">
                <text:p>0.427855</text:p>
              </table:table-cell>
              <table:table-cell office:value-type="float" office:value="0.000032336">
                <text:p>0.000032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4894">
                <text:p>0.444894</text:p>
              </table:table-cell>
              <table:table-cell office:value-type="float" office:value="0.0000769397">
                <text:p>0.0000769397</text:p>
              </table:table-cell>
              <table:table-cell office:value-type="float" office:value="0.444487">
                <text:p>0.444487</text:p>
              </table:table-cell>
              <table:table-cell office:value-type="float" office:value="0.0000807327">
                <text:p>0.0000807327</text:p>
              </table:table-cell>
              <table:table-cell office:value-type="float" office:value="0.444084">
                <text:p>0.444084</text:p>
              </table:table-cell>
              <table:table-cell office:value-type="float" office:value="0.0000804397">
                <text:p>0.0000804397</text:p>
              </table:table-cell>
              <table:table-cell office:value-type="float" office:value="0.443486">
                <text:p>0.443486</text:p>
              </table:table-cell>
              <table:table-cell office:value-type="float" office:value="0.0000757735">
                <text:p>0.0000757735</text:p>
              </table:table-cell>
              <table:table-cell office:value-type="float" office:value="0.443093">
                <text:p>0.443093</text:p>
              </table:table-cell>
              <table:table-cell office:value-type="float" office:value="0.000073961">
                <text:p>0.000073961</text:p>
              </table:table-cell>
              <table:table-cell office:value-type="float" office:value="0.442704">
                <text:p>0.442704</text:p>
              </table:table-cell>
              <table:table-cell office:value-type="float" office:value="0.0000699456">
                <text:p>0.0000699456</text:p>
              </table:table-cell>
              <table:table-cell office:value-type="float" office:value="0.44232">
                <text:p>0.44232</text:p>
              </table:table-cell>
              <table:table-cell office:value-type="float" office:value="0.0000668877">
                <text:p>0.0000668877</text:p>
              </table:table-cell>
              <table:table-cell office:value-type="float" office:value="0.441752">
                <text:p>0.441752</text:p>
              </table:table-cell>
              <table:table-cell office:value-type="float" office:value="0.000060153">
                <text:p>0.000060153</text:p>
              </table:table-cell>
              <table:table-cell office:value-type="float" office:value="0.441379">
                <text:p>0.441379</text:p>
              </table:table-cell>
              <table:table-cell office:value-type="float" office:value="0.0000559612">
                <text:p>0.0000559612</text:p>
              </table:table-cell>
              <table:table-cell office:value-type="float" office:value="0.441011">
                <text:p>0.441011</text:p>
              </table:table-cell>
              <table:table-cell office:value-type="float" office:value="0.0000520281">
                <text:p>0.0000520281</text:p>
              </table:table-cell>
              <table:table-cell office:value-type="float" office:value="0.440647">
                <text:p>0.440647</text:p>
              </table:table-cell>
              <table:table-cell office:value-type="float" office:value="0.0000484466">
                <text:p>0.0000484466</text:p>
              </table:table-cell>
              <table:table-cell office:value-type="float" office:value="0.440112">
                <text:p>0.440112</text:p>
              </table:table-cell>
              <table:table-cell office:value-type="float" office:value="0.0000429223">
                <text:p>0.0000429223</text:p>
              </table:table-cell>
              <table:table-cell office:value-type="float" office:value="0.439762">
                <text:p>0.439762</text:p>
              </table:table-cell>
              <table:table-cell office:value-type="float" office:value="0.0000396301">
                <text:p>0.0000396301</text:p>
              </table:table-cell>
              <table:table-cell office:value-type="float" office:value="0.439418">
                <text:p>0.439418</text:p>
              </table:table-cell>
              <table:table-cell office:value-type="float" office:value="0.0000361237">
                <text:p>0.0000361237</text:p>
              </table:table-cell>
              <table:table-cell office:value-type="float" office:value="0.439079">
                <text:p>0.439079</text:p>
              </table:table-cell>
              <table:table-cell office:value-type="float" office:value="0.000032345">
                <text:p>0.000032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672">
                <text:p>0.455672</text:p>
              </table:table-cell>
              <table:table-cell office:value-type="float" office:value="0.0000815687">
                <text:p>0.0000815687</text:p>
              </table:table-cell>
              <table:table-cell office:value-type="float" office:value="0.455296">
                <text:p>0.455296</text:p>
              </table:table-cell>
              <table:table-cell office:value-type="float" office:value="0.0000846447">
                <text:p>0.0000846447</text:p>
              </table:table-cell>
              <table:table-cell office:value-type="float" office:value="0.454924">
                <text:p>0.454924</text:p>
              </table:table-cell>
              <table:table-cell office:value-type="float" office:value="0.0000835122">
                <text:p>0.0000835122</text:p>
              </table:table-cell>
              <table:table-cell office:value-type="float" office:value="0.454372">
                <text:p>0.454372</text:p>
              </table:table-cell>
              <table:table-cell office:value-type="float" office:value="0.0000777207">
                <text:p>0.0000777207</text:p>
              </table:table-cell>
              <table:table-cell office:value-type="float" office:value="0.454009">
                <text:p>0.454009</text:p>
              </table:table-cell>
              <table:table-cell office:value-type="float" office:value="0.0000753833">
                <text:p>0.0000753833</text:p>
              </table:table-cell>
              <table:table-cell office:value-type="float" office:value="0.45365">
                <text:p>0.45365</text:p>
              </table:table-cell>
              <table:table-cell office:value-type="float" office:value="0.000070932">
                <text:p>0.000070932</text:p>
              </table:table-cell>
              <table:table-cell office:value-type="float" office:value="0.453295">
                <text:p>0.453295</text:p>
              </table:table-cell>
              <table:table-cell office:value-type="float" office:value="0.0000675656">
                <text:p>0.0000675656</text:p>
              </table:table-cell>
              <table:table-cell office:value-type="float" office:value="0.452771">
                <text:p>0.452771</text:p>
              </table:table-cell>
              <table:table-cell office:value-type="float" office:value="0.0000605104">
                <text:p>0.0000605104</text:p>
              </table:table-cell>
              <table:table-cell office:value-type="float" office:value="0.452427">
                <text:p>0.452427</text:p>
              </table:table-cell>
              <table:table-cell office:value-type="float" office:value="0.000056188">
                <text:p>0.000056188</text:p>
              </table:table-cell>
              <table:table-cell office:value-type="float" office:value="0.452087">
                <text:p>0.452087</text:p>
              </table:table-cell>
              <table:table-cell office:value-type="float" office:value="0.0000521688">
                <text:p>0.0000521688</text:p>
              </table:table-cell>
              <table:table-cell office:value-type="float" office:value="0.451751">
                <text:p>0.451751</text:p>
              </table:table-cell>
              <table:table-cell office:value-type="float" office:value="0.0000485319">
                <text:p>0.0000485319</text:p>
              </table:table-cell>
              <table:table-cell office:value-type="float" office:value="0.451258">
                <text:p>0.451258</text:p>
              </table:table-cell>
              <table:table-cell office:value-type="float" office:value="0.0000429603">
                <text:p>0.0000429603</text:p>
              </table:table-cell>
              <table:table-cell office:value-type="float" office:value="0.450935">
                <text:p>0.450935</text:p>
              </table:table-cell>
              <table:table-cell office:value-type="float" office:value="0.0000396514">
                <text:p>0.0000396514</text:p>
              </table:table-cell>
              <table:table-cell office:value-type="float" office:value="0.450617">
                <text:p>0.450617</text:p>
              </table:table-cell>
              <table:table-cell office:value-type="float" office:value="0.0000361352">
                <text:p>0.0000361352</text:p>
              </table:table-cell>
              <table:table-cell office:value-type="float" office:value="0.450304">
                <text:p>0.450304</text:p>
              </table:table-cell>
              <table:table-cell office:value-type="float" office:value="0.0000323509">
                <text:p>0.00003235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6449">
                <text:p>0.466449</text:p>
              </table:table-cell>
              <table:table-cell office:value-type="float" office:value="0.0000854949">
                <text:p>0.0000854949</text:p>
              </table:table-cell>
              <table:table-cell office:value-type="float" office:value="0.466104">
                <text:p>0.466104</text:p>
              </table:table-cell>
              <table:table-cell office:value-type="float" office:value="0.0000878728">
                <text:p>0.0000878728</text:p>
              </table:table-cell>
              <table:table-cell office:value-type="float" office:value="0.465763">
                <text:p>0.465763</text:p>
              </table:table-cell>
              <table:table-cell office:value-type="float" office:value="0.0000859846">
                <text:p>0.0000859846</text:p>
              </table:table-cell>
              <table:table-cell office:value-type="float" office:value="0.465258">
                <text:p>0.465258</text:p>
              </table:table-cell>
              <table:table-cell office:value-type="float" office:value="0.0000792365">
                <text:p>0.0000792365</text:p>
              </table:table-cell>
              <table:table-cell office:value-type="float" office:value="0.464925">
                <text:p>0.464925</text:p>
              </table:table-cell>
              <table:table-cell office:value-type="float" office:value="0.0000764695">
                <text:p>0.0000764695</text:p>
              </table:table-cell>
              <table:table-cell office:value-type="float" office:value="0.464596">
                <text:p>0.464596</text:p>
              </table:table-cell>
              <table:table-cell office:value-type="float" office:value="0.0000716724">
                <text:p>0.0000716724</text:p>
              </table:table-cell>
              <table:table-cell office:value-type="float" office:value="0.464271">
                <text:p>0.464271</text:p>
              </table:table-cell>
              <table:table-cell office:value-type="float" office:value="0.0000680666">
                <text:p>0.0000680666</text:p>
              </table:table-cell>
              <table:table-cell office:value-type="float" office:value="0.46379">
                <text:p>0.46379</text:p>
              </table:table-cell>
              <table:table-cell office:value-type="float" office:value="0.000060769">
                <text:p>0.000060769</text:p>
              </table:table-cell>
              <table:table-cell office:value-type="float" office:value="0.463474">
                <text:p>0.463474</text:p>
              </table:table-cell>
              <table:table-cell office:value-type="float" office:value="0.0000563499">
                <text:p>0.0000563499</text:p>
              </table:table-cell>
              <table:table-cell office:value-type="float" office:value="0.463163">
                <text:p>0.463163</text:p>
              </table:table-cell>
              <table:table-cell office:value-type="float" office:value="0.000052268">
                <text:p>0.000052268</text:p>
              </table:table-cell>
              <table:table-cell office:value-type="float" office:value="0.462856">
                <text:p>0.462856</text:p>
              </table:table-cell>
              <table:table-cell office:value-type="float" office:value="0.0000485914">
                <text:p>0.0000485914</text:p>
              </table:table-cell>
              <table:table-cell office:value-type="float" office:value="0.462403">
                <text:p>0.462403</text:p>
              </table:table-cell>
              <table:table-cell office:value-type="float" office:value="0.0000429862">
                <text:p>0.0000429862</text:p>
              </table:table-cell>
              <table:table-cell office:value-type="float" office:value="0.462107">
                <text:p>0.462107</text:p>
              </table:table-cell>
              <table:table-cell office:value-type="float" office:value="0.0000396658">
                <text:p>0.0000396658</text:p>
              </table:table-cell>
              <table:table-cell office:value-type="float" office:value="0.461815">
                <text:p>0.461815</text:p>
              </table:table-cell>
              <table:table-cell office:value-type="float" office:value="0.0000361429">
                <text:p>0.0000361429</text:p>
              </table:table-cell>
              <table:table-cell office:value-type="float" office:value="0.461529">
                <text:p>0.461529</text:p>
              </table:table-cell>
              <table:table-cell office:value-type="float" office:value="0.0000323548">
                <text:p>0.00003235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7226">
                <text:p>0.477226</text:p>
              </table:table-cell>
              <table:table-cell office:value-type="float" office:value="0.0000887557">
                <text:p>0.0000887557</text:p>
              </table:table-cell>
              <table:table-cell office:value-type="float" office:value="0.476913">
                <text:p>0.476913</text:p>
              </table:table-cell>
              <table:table-cell office:value-type="float" office:value="0.0000904892">
                <text:p>0.0000904892</text:p>
              </table:table-cell>
              <table:table-cell office:value-type="float" office:value="0.476603">
                <text:p>0.476603</text:p>
              </table:table-cell>
              <table:table-cell office:value-type="float" office:value="0.0000879446">
                <text:p>0.0000879446</text:p>
              </table:table-cell>
              <table:table-cell office:value-type="float" office:value="0.476143">
                <text:p>0.476143</text:p>
              </table:table-cell>
              <table:table-cell office:value-type="float" office:value="0.0000804039">
                <text:p>0.0000804039</text:p>
              </table:table-cell>
              <table:table-cell office:value-type="float" office:value="0.475841">
                <text:p>0.475841</text:p>
              </table:table-cell>
              <table:table-cell office:value-type="float" office:value="0.0000772919">
                <text:p>0.0000772919</text:p>
              </table:table-cell>
              <table:table-cell office:value-type="float" office:value="0.475542">
                <text:p>0.475542</text:p>
              </table:table-cell>
              <table:table-cell office:value-type="float" office:value="0.0000722246">
                <text:p>0.0000722246</text:p>
              </table:table-cell>
              <table:table-cell office:value-type="float" office:value="0.475246">
                <text:p>0.475246</text:p>
              </table:table-cell>
              <table:table-cell office:value-type="float" office:value="0.000068435">
                <text:p>0.000068435</text:p>
              </table:table-cell>
              <table:table-cell office:value-type="float" office:value="0.474809">
                <text:p>0.474809</text:p>
              </table:table-cell>
              <table:table-cell office:value-type="float" office:value="0.0000609555">
                <text:p>0.0000609555</text:p>
              </table:table-cell>
              <table:table-cell office:value-type="float" office:value="0.474522">
                <text:p>0.474522</text:p>
              </table:table-cell>
              <table:table-cell office:value-type="float" office:value="0.0000564653">
                <text:p>0.0000564653</text:p>
              </table:table-cell>
              <table:table-cell office:value-type="float" office:value="0.474239">
                <text:p>0.474239</text:p>
              </table:table-cell>
              <table:table-cell office:value-type="float" office:value="0.0000523378">
                <text:p>0.0000523378</text:p>
              </table:table-cell>
              <table:table-cell office:value-type="float" office:value="0.47396">
                <text:p>0.47396</text:p>
              </table:table-cell>
              <table:table-cell office:value-type="float" office:value="0.0000486327">
                <text:p>0.0000486327</text:p>
              </table:table-cell>
              <table:table-cell office:value-type="float" office:value="0.473548">
                <text:p>0.473548</text:p>
              </table:table-cell>
              <table:table-cell office:value-type="float" office:value="0.0000430039">
                <text:p>0.0000430039</text:p>
              </table:table-cell>
              <table:table-cell office:value-type="float" office:value="0.473279">
                <text:p>0.473279</text:p>
              </table:table-cell>
              <table:table-cell office:value-type="float" office:value="0.0000396756">
                <text:p>0.0000396756</text:p>
              </table:table-cell>
              <table:table-cell office:value-type="float" office:value="0.473014">
                <text:p>0.473014</text:p>
              </table:table-cell>
              <table:table-cell office:value-type="float" office:value="0.000036148">
                <text:p>0.000036148</text:p>
              </table:table-cell>
              <table:table-cell office:value-type="float" office:value="0.472753">
                <text:p>0.472753</text:p>
              </table:table-cell>
              <table:table-cell office:value-type="float" office:value="0.0000323573">
                <text:p>0.00003235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8004">
                <text:p>0.488004</text:p>
              </table:table-cell>
              <table:table-cell office:value-type="float" office:value="0.000091417">
                <text:p>0.000091417</text:p>
              </table:table-cell>
              <table:table-cell office:value-type="float" office:value="0.487722">
                <text:p>0.487722</text:p>
              </table:table-cell>
              <table:table-cell office:value-type="float" office:value="0.000092579">
                <text:p>0.000092579</text:p>
              </table:table-cell>
              <table:table-cell office:value-type="float" office:value="0.487443">
                <text:p>0.487443</text:p>
              </table:table-cell>
              <table:table-cell office:value-type="float" office:value="0.0000894801">
                <text:p>0.0000894801</text:p>
              </table:table-cell>
              <table:table-cell office:value-type="float" office:value="0.487029">
                <text:p>0.487029</text:p>
              </table:table-cell>
              <table:table-cell office:value-type="float" office:value="0.0000812955">
                <text:p>0.0000812955</text:p>
              </table:table-cell>
              <table:table-cell office:value-type="float" office:value="0.486757">
                <text:p>0.486757</text:p>
              </table:table-cell>
              <table:table-cell office:value-type="float" office:value="0.0000779108">
                <text:p>0.0000779108</text:p>
              </table:table-cell>
              <table:table-cell office:value-type="float" office:value="0.486488">
                <text:p>0.486488</text:p>
              </table:table-cell>
              <table:table-cell office:value-type="float" office:value="0.0000726345">
                <text:p>0.0000726345</text:p>
              </table:table-cell>
              <table:table-cell office:value-type="float" office:value="0.486222">
                <text:p>0.486222</text:p>
              </table:table-cell>
              <table:table-cell office:value-type="float" office:value="0.0000687051">
                <text:p>0.0000687051</text:p>
              </table:table-cell>
              <table:table-cell office:value-type="float" office:value="0.485828">
                <text:p>0.485828</text:p>
              </table:table-cell>
              <table:table-cell office:value-type="float" office:value="0.0000610898">
                <text:p>0.0000610898</text:p>
              </table:table-cell>
              <table:table-cell office:value-type="float" office:value="0.48557">
                <text:p>0.48557</text:p>
              </table:table-cell>
              <table:table-cell office:value-type="float" office:value="0.0000565475">
                <text:p>0.0000565475</text:p>
              </table:table-cell>
              <table:table-cell office:value-type="float" office:value="0.485315">
                <text:p>0.485315</text:p>
              </table:table-cell>
              <table:table-cell office:value-type="float" office:value="0.0000523869">
                <text:p>0.0000523869</text:p>
              </table:table-cell>
              <table:table-cell office:value-type="float" office:value="0.485064">
                <text:p>0.485064</text:p>
              </table:table-cell>
              <table:table-cell office:value-type="float" office:value="0.0000486614">
                <text:p>0.0000486614</text:p>
              </table:table-cell>
              <table:table-cell office:value-type="float" office:value="0.484693">
                <text:p>0.484693</text:p>
              </table:table-cell>
              <table:table-cell office:value-type="float" office:value="0.000043016">
                <text:p>0.000043016</text:p>
              </table:table-cell>
              <table:table-cell office:value-type="float" office:value="0.484451">
                <text:p>0.484451</text:p>
              </table:table-cell>
              <table:table-cell office:value-type="float" office:value="0.0000396821">
                <text:p>0.0000396821</text:p>
              </table:table-cell>
              <table:table-cell office:value-type="float" office:value="0.484212">
                <text:p>0.484212</text:p>
              </table:table-cell>
              <table:table-cell office:value-type="float" office:value="0.0000361513">
                <text:p>0.0000361513</text:p>
              </table:table-cell>
              <table:table-cell office:value-type="float" office:value="0.483978">
                <text:p>0.483978</text:p>
              </table:table-cell>
              <table:table-cell office:value-type="float" office:value="0.000032359">
                <text:p>0.000032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8781">
                <text:p>0.498781</text:p>
              </table:table-cell>
              <table:table-cell office:value-type="float" office:value="0.0000935583">
                <text:p>0.0000935583</text:p>
              </table:table-cell>
              <table:table-cell office:value-type="float" office:value="0.49853">
                <text:p>0.49853</text:p>
              </table:table-cell>
              <table:table-cell office:value-type="float" office:value="0.0000942289">
                <text:p>0.0000942289</text:p>
              </table:table-cell>
              <table:table-cell office:value-type="float" office:value="0.498282">
                <text:p>0.498282</text:p>
              </table:table-cell>
              <table:table-cell office:value-type="float" office:value="0.0000906718">
                <text:p>0.0000906718</text:p>
              </table:table-cell>
              <table:table-cell office:value-type="float" office:value="0.497915">
                <text:p>0.497915</text:p>
              </table:table-cell>
              <table:table-cell office:value-type="float" office:value="0.0000819721">
                <text:p>0.0000819721</text:p>
              </table:table-cell>
              <table:table-cell office:value-type="float" office:value="0.497673">
                <text:p>0.497673</text:p>
              </table:table-cell>
              <table:table-cell office:value-type="float" office:value="0.0000783743">
                <text:p>0.0000783743</text:p>
              </table:table-cell>
              <table:table-cell office:value-type="float" office:value="0.497434">
                <text:p>0.497434</text:p>
              </table:table-cell>
              <table:table-cell office:value-type="float" office:value="0.0000729377">
                <text:p>0.0000729377</text:p>
              </table:table-cell>
              <table:table-cell office:value-type="float" office:value="0.497197">
                <text:p>0.497197</text:p>
              </table:table-cell>
              <table:table-cell office:value-type="float" office:value="0.0000689025">
                <text:p>0.0000689025</text:p>
              </table:table-cell>
              <table:table-cell office:value-type="float" office:value="0.496847">
                <text:p>0.496847</text:p>
              </table:table-cell>
              <table:table-cell office:value-type="float" office:value="0.0000611864">
                <text:p>0.0000611864</text:p>
              </table:table-cell>
              <table:table-cell office:value-type="float" office:value="0.496618">
                <text:p>0.496618</text:p>
              </table:table-cell>
              <table:table-cell office:value-type="float" office:value="0.0000566059">
                <text:p>0.0000566059</text:p>
              </table:table-cell>
              <table:table-cell office:value-type="float" office:value="0.496391">
                <text:p>0.496391</text:p>
              </table:table-cell>
              <table:table-cell office:value-type="float" office:value="0.0000524214">
                <text:p>0.0000524214</text:p>
              </table:table-cell>
              <table:table-cell office:value-type="float" office:value="0.496168">
                <text:p>0.496168</text:p>
              </table:table-cell>
              <table:table-cell office:value-type="float" office:value="0.0000486814">
                <text:p>0.0000486814</text:p>
              </table:table-cell>
              <table:table-cell office:value-type="float" office:value="0.495838">
                <text:p>0.495838</text:p>
              </table:table-cell>
              <table:table-cell office:value-type="float" office:value="0.0000430242">
                <text:p>0.0000430242</text:p>
              </table:table-cell>
              <table:table-cell office:value-type="float" office:value="0.495623">
                <text:p>0.495623</text:p>
              </table:table-cell>
              <table:table-cell office:value-type="float" office:value="0.0000396865">
                <text:p>0.0000396865</text:p>
              </table:table-cell>
              <table:table-cell office:value-type="float" office:value="0.495411">
                <text:p>0.495411</text:p>
              </table:table-cell>
              <table:table-cell office:value-type="float" office:value="0.0000361536">
                <text:p>0.0000361536</text:p>
              </table:table-cell>
              <table:table-cell office:value-type="float" office:value="0.495203">
                <text:p>0.495203</text:p>
              </table:table-cell>
              <table:table-cell office:value-type="float" office:value="0.0000323601">
                <text:p>0.0000323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558">
                <text:p>0.509558</text:p>
              </table:table-cell>
              <table:table-cell office:value-type="float" office:value="0.0000952614">
                <text:p>0.0000952614</text:p>
              </table:table-cell>
              <table:table-cell office:value-type="float" office:value="0.509339">
                <text:p>0.509339</text:p>
              </table:table-cell>
              <table:table-cell office:value-type="float" office:value="0.0000955194">
                <text:p>0.0000955194</text:p>
              </table:table-cell>
              <table:table-cell office:value-type="float" office:value="0.509122">
                <text:p>0.509122</text:p>
              </table:table-cell>
              <table:table-cell office:value-type="float" office:value="0.0000915902">
                <text:p>0.0000915902</text:p>
              </table:table-cell>
              <table:table-cell office:value-type="float" office:value="0.5088">
                <text:p>0.5088</text:p>
              </table:table-cell>
              <table:table-cell office:value-type="float" office:value="0.0000824832">
                <text:p>0.0000824832</text:p>
              </table:table-cell>
              <table:table-cell office:value-type="float" office:value="0.508589">
                <text:p>0.508589</text:p>
              </table:table-cell>
              <table:table-cell office:value-type="float" office:value="0.0000787202">
                <text:p>0.0000787202</text:p>
              </table:table-cell>
              <table:table-cell office:value-type="float" office:value="0.508379">
                <text:p>0.508379</text:p>
              </table:table-cell>
              <table:table-cell office:value-type="float" office:value="0.0000731614">
                <text:p>0.0000731614</text:p>
              </table:table-cell>
              <table:table-cell office:value-type="float" office:value="0.508172">
                <text:p>0.508172</text:p>
              </table:table-cell>
              <table:table-cell office:value-type="float" office:value="0.0000690466">
                <text:p>0.0000690466</text:p>
              </table:table-cell>
              <table:table-cell office:value-type="float" office:value="0.507866">
                <text:p>0.507866</text:p>
              </table:table-cell>
              <table:table-cell office:value-type="float" office:value="0.0000612557">
                <text:p>0.0000612557</text:p>
              </table:table-cell>
              <table:table-cell office:value-type="float" office:value="0.507665">
                <text:p>0.507665</text:p>
              </table:table-cell>
              <table:table-cell office:value-type="float" office:value="0.0000566473">
                <text:p>0.0000566473</text:p>
              </table:table-cell>
              <table:table-cell office:value-type="float" office:value="0.507467">
                <text:p>0.507467</text:p>
              </table:table-cell>
              <table:table-cell office:value-type="float" office:value="0.0000524457">
                <text:p>0.0000524457</text:p>
              </table:table-cell>
              <table:table-cell office:value-type="float" office:value="0.507272">
                <text:p>0.507272</text:p>
              </table:table-cell>
              <table:table-cell office:value-type="float" office:value="0.0000486953">
                <text:p>0.0000486953</text:p>
              </table:table-cell>
              <table:table-cell office:value-type="float" office:value="0.506984">
                <text:p>0.506984</text:p>
              </table:table-cell>
              <table:table-cell office:value-type="float" office:value="0.0000430298">
                <text:p>0.0000430298</text:p>
              </table:table-cell>
              <table:table-cell office:value-type="float" office:value="0.506795">
                <text:p>0.506795</text:p>
              </table:table-cell>
              <table:table-cell office:value-type="float" office:value="0.0000396895">
                <text:p>0.0000396895</text:p>
              </table:table-cell>
              <table:table-cell office:value-type="float" office:value="0.50661">
                <text:p>0.50661</text:p>
              </table:table-cell>
              <table:table-cell office:value-type="float" office:value="0.0000361551">
                <text:p>0.0000361551</text:p>
              </table:table-cell>
              <table:table-cell office:value-type="float" office:value="0.506427">
                <text:p>0.506427</text:p>
              </table:table-cell>
              <table:table-cell office:value-type="float" office:value="0.0000323608">
                <text:p>0.00003236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36">
                <text:p>0.520336</text:p>
              </table:table-cell>
              <table:table-cell office:value-type="float" office:value="0.0000966037">
                <text:p>0.0000966037</text:p>
              </table:table-cell>
              <table:table-cell office:value-type="float" office:value="0.520148">
                <text:p>0.520148</text:p>
              </table:table-cell>
              <table:table-cell office:value-type="float" office:value="0.0000965216">
                <text:p>0.0000965216</text:p>
              </table:table-cell>
              <table:table-cell office:value-type="float" office:value="0.519962">
                <text:p>0.519962</text:p>
              </table:table-cell>
              <table:table-cell office:value-type="float" office:value="0.0000922938">
                <text:p>0.0000922938</text:p>
              </table:table-cell>
              <table:table-cell office:value-type="float" office:value="0.519686">
                <text:p>0.519686</text:p>
              </table:table-cell>
              <table:table-cell office:value-type="float" office:value="0.0000828678">
                <text:p>0.0000828678</text:p>
              </table:table-cell>
              <table:table-cell office:value-type="float" office:value="0.519505">
                <text:p>0.519505</text:p>
              </table:table-cell>
              <table:table-cell office:value-type="float" office:value="0.0000789776">
                <text:p>0.0000789776</text:p>
              </table:table-cell>
              <table:table-cell office:value-type="float" office:value="0.519325">
                <text:p>0.519325</text:p>
              </table:table-cell>
              <table:table-cell office:value-type="float" office:value="0.0000733261">
                <text:p>0.0000733261</text:p>
              </table:table-cell>
              <table:table-cell office:value-type="float" office:value="0.519148">
                <text:p>0.519148</text:p>
              </table:table-cell>
              <table:table-cell office:value-type="float" office:value="0.0000691516">
                <text:p>0.0000691516</text:p>
              </table:table-cell>
              <table:table-cell office:value-type="float" office:value="0.518885">
                <text:p>0.518885</text:p>
              </table:table-cell>
              <table:table-cell office:value-type="float" office:value="0.0000613054">
                <text:p>0.0000613054</text:p>
              </table:table-cell>
              <table:table-cell office:value-type="float" office:value="0.518713">
                <text:p>0.518713</text:p>
              </table:table-cell>
              <table:table-cell office:value-type="float" office:value="0.0000566768">
                <text:p>0.0000566768</text:p>
              </table:table-cell>
              <table:table-cell office:value-type="float" office:value="0.518543">
                <text:p>0.518543</text:p>
              </table:table-cell>
              <table:table-cell office:value-type="float" office:value="0.0000524627">
                <text:p>0.0000524627</text:p>
              </table:table-cell>
              <table:table-cell office:value-type="float" office:value="0.518376">
                <text:p>0.518376</text:p>
              </table:table-cell>
              <table:table-cell office:value-type="float" office:value="0.0000487049">
                <text:p>0.0000487049</text:p>
              </table:table-cell>
              <table:table-cell office:value-type="float" office:value="0.518129">
                <text:p>0.518129</text:p>
              </table:table-cell>
              <table:table-cell office:value-type="float" office:value="0.0000430337">
                <text:p>0.0000430337</text:p>
              </table:table-cell>
              <table:table-cell office:value-type="float" office:value="0.517967">
                <text:p>0.517967</text:p>
              </table:table-cell>
              <table:table-cell office:value-type="float" office:value="0.0000396915">
                <text:p>0.0000396915</text:p>
              </table:table-cell>
              <table:table-cell office:value-type="float" office:value="0.517808">
                <text:p>0.517808</text:p>
              </table:table-cell>
              <table:table-cell office:value-type="float" office:value="0.0000361561">
                <text:p>0.0000361561</text:p>
              </table:table-cell>
              <table:table-cell office:value-type="float" office:value="0.517652">
                <text:p>0.517652</text:p>
              </table:table-cell>
              <table:table-cell office:value-type="float" office:value="0.0000323613">
                <text:p>0.00003236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1113">
                <text:p>0.531113</text:p>
              </table:table-cell>
              <table:table-cell office:value-type="float" office:value="0.000097654">
                <text:p>0.000097654</text:p>
              </table:table-cell>
              <table:table-cell office:value-type="float" office:value="0.530957">
                <text:p>0.530957</text:p>
              </table:table-cell>
              <table:table-cell office:value-type="float" office:value="0.0000972955">
                <text:p>0.0000972955</text:p>
              </table:table-cell>
              <table:table-cell office:value-type="float" office:value="0.530801">
                <text:p>0.530801</text:p>
              </table:table-cell>
              <table:table-cell office:value-type="float" office:value="0.0000928307">
                <text:p>0.0000928307</text:p>
              </table:table-cell>
              <table:table-cell office:value-type="float" office:value="0.530572">
                <text:p>0.530572</text:p>
              </table:table-cell>
              <table:table-cell office:value-type="float" office:value="0.0000831565">
                <text:p>0.0000831565</text:p>
              </table:table-cell>
              <table:table-cell office:value-type="float" office:value="0.530421">
                <text:p>0.530421</text:p>
              </table:table-cell>
              <table:table-cell office:value-type="float" office:value="0.0000791688">
                <text:p>0.0000791688</text:p>
              </table:table-cell>
              <table:table-cell office:value-type="float" office:value="0.530271">
                <text:p>0.530271</text:p>
              </table:table-cell>
              <table:table-cell office:value-type="float" office:value="0.0000734472">
                <text:p>0.0000734472</text:p>
              </table:table-cell>
              <table:table-cell office:value-type="float" office:value="0.530123">
                <text:p>0.530123</text:p>
              </table:table-cell>
              <table:table-cell office:value-type="float" office:value="0.000069228">
                <text:p>0.000069228</text:p>
              </table:table-cell>
              <table:table-cell office:value-type="float" office:value="0.529905">
                <text:p>0.529905</text:p>
              </table:table-cell>
              <table:table-cell office:value-type="float" office:value="0.0000613411">
                <text:p>0.0000613411</text:p>
              </table:table-cell>
              <table:table-cell office:value-type="float" office:value="0.529761">
                <text:p>0.529761</text:p>
              </table:table-cell>
              <table:table-cell office:value-type="float" office:value="0.0000566977">
                <text:p>0.0000566977</text:p>
              </table:table-cell>
              <table:table-cell office:value-type="float" office:value="0.529619">
                <text:p>0.529619</text:p>
              </table:table-cell>
              <table:table-cell office:value-type="float" office:value="0.0000524747">
                <text:p>0.0000524747</text:p>
              </table:table-cell>
              <table:table-cell office:value-type="float" office:value="0.52948">
                <text:p>0.52948</text:p>
              </table:table-cell>
              <table:table-cell office:value-type="float" office:value="0.0000487116">
                <text:p>0.0000487116</text:p>
              </table:table-cell>
              <table:table-cell office:value-type="float" office:value="0.529274">
                <text:p>0.529274</text:p>
              </table:table-cell>
              <table:table-cell office:value-type="float" office:value="0.0000430363">
                <text:p>0.0000430363</text:p>
              </table:table-cell>
              <table:table-cell office:value-type="float" office:value="0.529139">
                <text:p>0.529139</text:p>
              </table:table-cell>
              <table:table-cell office:value-type="float" office:value="0.0000396928">
                <text:p>0.0000396928</text:p>
              </table:table-cell>
              <table:table-cell office:value-type="float" office:value="0.529007">
                <text:p>0.529007</text:p>
              </table:table-cell>
              <table:table-cell office:value-type="float" office:value="0.0000361567">
                <text:p>0.0000361567</text:p>
              </table:table-cell>
              <table:table-cell office:value-type="float" office:value="0.528877">
                <text:p>0.528877</text:p>
              </table:table-cell>
              <table:table-cell office:value-type="float" office:value="0.0000323616">
                <text:p>0.00003236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891">
                <text:p>0.541891</text:p>
              </table:table-cell>
              <table:table-cell office:value-type="float" office:value="0.0000984711">
                <text:p>0.0000984711</text:p>
              </table:table-cell>
              <table:table-cell office:value-type="float" office:value="0.541765">
                <text:p>0.541765</text:p>
              </table:table-cell>
              <table:table-cell office:value-type="float" office:value="0.0000978906">
                <text:p>0.0000978906</text:p>
              </table:table-cell>
              <table:table-cell office:value-type="float" office:value="0.541641">
                <text:p>0.541641</text:p>
              </table:table-cell>
              <table:table-cell office:value-type="float" office:value="0.000093239">
                <text:p>0.000093239</text:p>
              </table:table-cell>
              <table:table-cell office:value-type="float" office:value="0.541457">
                <text:p>0.541457</text:p>
              </table:table-cell>
              <table:table-cell office:value-type="float" office:value="0.0000833726">
                <text:p>0.0000833726</text:p>
              </table:table-cell>
              <table:table-cell office:value-type="float" office:value="0.541336">
                <text:p>0.541336</text:p>
              </table:table-cell>
              <table:table-cell office:value-type="float" office:value="0.0000793106">
                <text:p>0.0000793106</text:p>
              </table:table-cell>
              <table:table-cell office:value-type="float" office:value="0.541217">
                <text:p>0.541217</text:p>
              </table:table-cell>
              <table:table-cell office:value-type="float" office:value="0.0000735362">
                <text:p>0.0000735362</text:p>
              </table:table-cell>
              <table:table-cell office:value-type="float" office:value="0.541098">
                <text:p>0.541098</text:p>
              </table:table-cell>
              <table:table-cell office:value-type="float" office:value="0.0000692836">
                <text:p>0.0000692836</text:p>
              </table:table-cell>
              <table:table-cell office:value-type="float" office:value="0.540924">
                <text:p>0.540924</text:p>
              </table:table-cell>
              <table:table-cell office:value-type="float" office:value="0.0000613667">
                <text:p>0.0000613667</text:p>
              </table:table-cell>
              <table:table-cell office:value-type="float" office:value="0.540809">
                <text:p>0.540809</text:p>
              </table:table-cell>
              <table:table-cell office:value-type="float" office:value="0.0000567125">
                <text:p>0.0000567125</text:p>
              </table:table-cell>
              <table:table-cell office:value-type="float" office:value="0.540696">
                <text:p>0.540696</text:p>
              </table:table-cell>
              <table:table-cell office:value-type="float" office:value="0.0000524831">
                <text:p>0.0000524831</text:p>
              </table:table-cell>
              <table:table-cell office:value-type="float" office:value="0.540584">
                <text:p>0.540584</text:p>
              </table:table-cell>
              <table:table-cell office:value-type="float" office:value="0.0000487162">
                <text:p>0.0000487162</text:p>
              </table:table-cell>
              <table:table-cell office:value-type="float" office:value="0.540419">
                <text:p>0.540419</text:p>
              </table:table-cell>
              <table:table-cell office:value-type="float" office:value="0.0000430381">
                <text:p>0.0000430381</text:p>
              </table:table-cell>
              <table:table-cell office:value-type="float" office:value="0.540312">
                <text:p>0.540312</text:p>
              </table:table-cell>
              <table:table-cell office:value-type="float" office:value="0.0000396937">
                <text:p>0.0000396937</text:p>
              </table:table-cell>
              <table:table-cell office:value-type="float" office:value="0.540206">
                <text:p>0.540206</text:p>
              </table:table-cell>
              <table:table-cell office:value-type="float" office:value="0.0000361572">
                <text:p>0.0000361572</text:p>
              </table:table-cell>
              <table:table-cell office:value-type="float" office:value="0.540101">
                <text:p>0.540101</text:p>
              </table:table-cell>
              <table:table-cell office:value-type="float" office:value="0.0000323618">
                <text:p>0.00003236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2668">
                <text:p>0.552668</text:p>
              </table:table-cell>
              <table:table-cell office:value-type="float" office:value="0.000099104">
                <text:p>0.000099104</text:p>
              </table:table-cell>
              <table:table-cell office:value-type="float" office:value="0.552574">
                <text:p>0.552574</text:p>
              </table:table-cell>
              <table:table-cell office:value-type="float" office:value="0.0000983465">
                <text:p>0.0000983465</text:p>
              </table:table-cell>
              <table:table-cell office:value-type="float" office:value="0.552481">
                <text:p>0.552481</text:p>
              </table:table-cell>
              <table:table-cell office:value-type="float" office:value="0.0000935488">
                <text:p>0.0000935488</text:p>
              </table:table-cell>
              <table:table-cell office:value-type="float" office:value="0.552343">
                <text:p>0.552343</text:p>
              </table:table-cell>
              <table:table-cell office:value-type="float" office:value="0.0000835343">
                <text:p>0.0000835343</text:p>
              </table:table-cell>
              <table:table-cell office:value-type="float" office:value="0.552252">
                <text:p>0.552252</text:p>
              </table:table-cell>
              <table:table-cell office:value-type="float" office:value="0.0000794157">
                <text:p>0.0000794157</text:p>
              </table:table-cell>
              <table:table-cell office:value-type="float" office:value="0.552163">
                <text:p>0.552163</text:p>
              </table:table-cell>
              <table:table-cell office:value-type="float" office:value="0.0000736015">
                <text:p>0.0000736015</text:p>
              </table:table-cell>
              <table:table-cell office:value-type="float" office:value="0.552074">
                <text:p>0.552074</text:p>
              </table:table-cell>
              <table:table-cell office:value-type="float" office:value="0.000069324">
                <text:p>0.000069324</text:p>
              </table:table-cell>
              <table:table-cell office:value-type="float" office:value="0.551943">
                <text:p>0.551943</text:p>
              </table:table-cell>
              <table:table-cell office:value-type="float" office:value="0.000061385">
                <text:p>0.000061385</text:p>
              </table:table-cell>
              <table:table-cell office:value-type="float" office:value="0.551857">
                <text:p>0.551857</text:p>
              </table:table-cell>
              <table:table-cell office:value-type="float" office:value="0.000056723">
                <text:p>0.000056723</text:p>
              </table:table-cell>
              <table:table-cell office:value-type="float" office:value="0.551772">
                <text:p>0.551772</text:p>
              </table:table-cell>
              <table:table-cell office:value-type="float" office:value="0.000052489">
                <text:p>0.000052489</text:p>
              </table:table-cell>
              <table:table-cell office:value-type="float" office:value="0.551688">
                <text:p>0.551688</text:p>
              </table:table-cell>
              <table:table-cell office:value-type="float" office:value="0.0000487195">
                <text:p>0.0000487195</text:p>
              </table:table-cell>
              <table:table-cell office:value-type="float" office:value="0.551564">
                <text:p>0.551564</text:p>
              </table:table-cell>
              <table:table-cell office:value-type="float" office:value="0.0000430393">
                <text:p>0.0000430393</text:p>
              </table:table-cell>
              <table:table-cell office:value-type="float" office:value="0.551484">
                <text:p>0.551484</text:p>
              </table:table-cell>
              <table:table-cell office:value-type="float" office:value="0.0000396943">
                <text:p>0.0000396943</text:p>
              </table:table-cell>
              <table:table-cell office:value-type="float" office:value="0.551404">
                <text:p>0.551404</text:p>
              </table:table-cell>
              <table:table-cell office:value-type="float" office:value="0.0000361575">
                <text:p>0.0000361575</text:p>
              </table:table-cell>
              <table:table-cell office:value-type="float" office:value="0.551326">
                <text:p>0.551326</text:p>
              </table:table-cell>
              <table:table-cell office:value-type="float" office:value="0.0000323619">
                <text:p>0.00003236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445">
                <text:p>0.563445</text:p>
              </table:table-cell>
              <table:table-cell office:value-type="float" office:value="0.0000995926">
                <text:p>0.0000995926</text:p>
              </table:table-cell>
              <table:table-cell office:value-type="float" office:value="0.563383">
                <text:p>0.563383</text:p>
              </table:table-cell>
              <table:table-cell office:value-type="float" office:value="0.0000986951">
                <text:p>0.0000986951</text:p>
              </table:table-cell>
              <table:table-cell office:value-type="float" office:value="0.563321">
                <text:p>0.563321</text:p>
              </table:table-cell>
              <table:table-cell office:value-type="float" office:value="0.0000937833">
                <text:p>0.0000937833</text:p>
              </table:table-cell>
              <table:table-cell office:value-type="float" office:value="0.563229">
                <text:p>0.563229</text:p>
              </table:table-cell>
              <table:table-cell office:value-type="float" office:value="0.000083655">
                <text:p>0.000083655</text:p>
              </table:table-cell>
              <table:table-cell office:value-type="float" office:value="0.563168">
                <text:p>0.563168</text:p>
              </table:table-cell>
              <table:table-cell office:value-type="float" office:value="0.0000794934">
                <text:p>0.0000794934</text:p>
              </table:table-cell>
              <table:table-cell office:value-type="float" office:value="0.563108">
                <text:p>0.563108</text:p>
              </table:table-cell>
              <table:table-cell office:value-type="float" office:value="0.0000736494">
                <text:p>0.0000736494</text:p>
              </table:table-cell>
              <table:table-cell office:value-type="float" office:value="0.563049">
                <text:p>0.563049</text:p>
              </table:table-cell>
              <table:table-cell office:value-type="float" office:value="0.0000693534">
                <text:p>0.0000693534</text:p>
              </table:table-cell>
              <table:table-cell office:value-type="float" office:value="0.562962">
                <text:p>0.562962</text:p>
              </table:table-cell>
              <table:table-cell office:value-type="float" office:value="0.0000613981">
                <text:p>0.0000613981</text:p>
              </table:table-cell>
              <table:table-cell office:value-type="float" office:value="0.562904">
                <text:p>0.562904</text:p>
              </table:table-cell>
              <table:table-cell office:value-type="float" office:value="0.0000567305">
                <text:p>0.0000567305</text:p>
              </table:table-cell>
              <table:table-cell office:value-type="float" office:value="0.562848">
                <text:p>0.562848</text:p>
              </table:table-cell>
              <table:table-cell office:value-type="float" office:value="0.0000524931">
                <text:p>0.0000524931</text:p>
              </table:table-cell>
              <table:table-cell office:value-type="float" office:value="0.562792">
                <text:p>0.562792</text:p>
              </table:table-cell>
              <table:table-cell office:value-type="float" office:value="0.0000487217">
                <text:p>0.0000487217</text:p>
              </table:table-cell>
              <table:table-cell office:value-type="float" office:value="0.56271">
                <text:p>0.56271</text:p>
              </table:table-cell>
              <table:table-cell office:value-type="float" office:value="0.0000430401">
                <text:p>0.0000430401</text:p>
              </table:table-cell>
              <table:table-cell office:value-type="float" office:value="0.562656">
                <text:p>0.562656</text:p>
              </table:table-cell>
              <table:table-cell office:value-type="float" office:value="0.0000396947">
                <text:p>0.0000396947</text:p>
              </table:table-cell>
              <table:table-cell office:value-type="float" office:value="0.562603">
                <text:p>0.562603</text:p>
              </table:table-cell>
              <table:table-cell office:value-type="float" office:value="0.0000361577">
                <text:p>0.0000361577</text:p>
              </table:table-cell>
              <table:table-cell office:value-type="float" office:value="0.562551">
                <text:p>0.562551</text:p>
              </table:table-cell>
              <table:table-cell office:value-type="float" office:value="0.000032362">
                <text:p>0.0000323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223">
                <text:p>0.574223</text:p>
              </table:table-cell>
              <table:table-cell office:value-type="float" office:value="0.0000999687">
                <text:p>0.0000999687</text:p>
              </table:table-cell>
              <table:table-cell office:value-type="float" office:value="0.574191">
                <text:p>0.574191</text:p>
              </table:table-cell>
              <table:table-cell office:value-type="float" office:value="0.0000989609">
                <text:p>0.0000989609</text:p>
              </table:table-cell>
              <table:table-cell office:value-type="float" office:value="0.57416">
                <text:p>0.57416</text:p>
              </table:table-cell>
              <table:table-cell office:value-type="float" office:value="0.0000939606">
                <text:p>0.0000939606</text:p>
              </table:table-cell>
              <table:table-cell office:value-type="float" office:value="0.574114">
                <text:p>0.574114</text:p>
              </table:table-cell>
              <table:table-cell office:value-type="float" office:value="0.0000837451">
                <text:p>0.0000837451</text:p>
              </table:table-cell>
              <table:table-cell office:value-type="float" office:value="0.574084">
                <text:p>0.574084</text:p>
              </table:table-cell>
              <table:table-cell office:value-type="float" office:value="0.0000795509">
                <text:p>0.0000795509</text:p>
              </table:table-cell>
              <table:table-cell office:value-type="float" office:value="0.574054">
                <text:p>0.574054</text:p>
              </table:table-cell>
              <table:table-cell office:value-type="float" office:value="0.0000736845">
                <text:p>0.0000736845</text:p>
              </table:table-cell>
              <table:table-cell office:value-type="float" office:value="0.574025">
                <text:p>0.574025</text:p>
              </table:table-cell>
              <table:table-cell office:value-type="float" office:value="0.0000693748">
                <text:p>0.0000693748</text:p>
              </table:table-cell>
              <table:table-cell office:value-type="float" office:value="0.573981">
                <text:p>0.573981</text:p>
              </table:table-cell>
              <table:table-cell office:value-type="float" office:value="0.0000614075">
                <text:p>0.0000614075</text:p>
              </table:table-cell>
              <table:table-cell office:value-type="float" office:value="0.573952">
                <text:p>0.573952</text:p>
              </table:table-cell>
              <table:table-cell office:value-type="float" office:value="0.0000567358">
                <text:p>0.0000567358</text:p>
              </table:table-cell>
              <table:table-cell office:value-type="float" office:value="0.573924">
                <text:p>0.573924</text:p>
              </table:table-cell>
              <table:table-cell office:value-type="float" office:value="0.000052496">
                <text:p>0.000052496</text:p>
              </table:table-cell>
              <table:table-cell office:value-type="float" office:value="0.573896">
                <text:p>0.573896</text:p>
              </table:table-cell>
              <table:table-cell office:value-type="float" office:value="0.0000487233">
                <text:p>0.0000487233</text:p>
              </table:table-cell>
              <table:table-cell office:value-type="float" office:value="0.573855">
                <text:p>0.573855</text:p>
              </table:table-cell>
              <table:table-cell office:value-type="float" office:value="0.0000430407">
                <text:p>0.0000430407</text:p>
              </table:table-cell>
              <table:table-cell office:value-type="float" office:value="0.573828">
                <text:p>0.573828</text:p>
              </table:table-cell>
              <table:table-cell office:value-type="float" office:value="0.000039695">
                <text:p>0.000039695</text:p>
              </table:table-cell>
              <table:table-cell office:value-type="float" office:value="0.573801">
                <text:p>0.573801</text:p>
              </table:table-cell>
              <table:table-cell office:value-type="float" office:value="0.0000361578">
                <text:p>0.0000361578</text:p>
              </table:table-cell>
              <table:table-cell office:value-type="float" office:value="0.573775">
                <text:p>0.573775</text:p>
              </table:table-cell>
              <table:table-cell office:value-type="float" office:value="0.000032362">
                <text:p>0.0000323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000100258">
                <text:p>0.000100258</text:p>
              </table:table-cell>
              <table:table-cell office:value-type="float" office:value="0.585">
                <text:p>0.585</text:p>
              </table:table-cell>
              <table:table-cell office:value-type="float" office:value="0.0000991634">
                <text:p>0.0000991634</text:p>
              </table:table-cell>
              <table:table-cell office:value-type="float" office:value="0.585">
                <text:p>0.585</text:p>
              </table:table-cell>
              <table:table-cell office:value-type="float" office:value="0.0000940945">
                <text:p>0.0000940945</text:p>
              </table:table-cell>
              <table:table-cell office:value-type="float" office:value="0.585">
                <text:p>0.585</text:p>
              </table:table-cell>
              <table:table-cell office:value-type="float" office:value="0.0000838123">
                <text:p>0.0000838123</text:p>
              </table:table-cell>
              <table:table-cell office:value-type="float" office:value="0.585">
                <text:p>0.585</text:p>
              </table:table-cell>
              <table:table-cell office:value-type="float" office:value="0.0000795935">
                <text:p>0.0000795935</text:p>
              </table:table-cell>
              <table:table-cell office:value-type="float" office:value="0.585">
                <text:p>0.585</text:p>
              </table:table-cell>
              <table:table-cell office:value-type="float" office:value="0.0000737102">
                <text:p>0.0000737102</text:p>
              </table:table-cell>
              <table:table-cell office:value-type="float" office:value="0.585">
                <text:p>0.585</text:p>
              </table:table-cell>
              <table:table-cell office:value-type="float" office:value="0.0000693903">
                <text:p>0.0000693903</text:p>
              </table:table-cell>
              <table:table-cell office:value-type="float" office:value="0.585">
                <text:p>0.585</text:p>
              </table:table-cell>
              <table:table-cell office:value-type="float" office:value="0.0000614143">
                <text:p>0.0000614143</text:p>
              </table:table-cell>
              <table:table-cell office:value-type="float" office:value="0.585">
                <text:p>0.585</text:p>
              </table:table-cell>
              <table:table-cell office:value-type="float" office:value="0.0000567395">
                <text:p>0.0000567395</text:p>
              </table:table-cell>
              <table:table-cell office:value-type="float" office:value="0.585">
                <text:p>0.585</text:p>
              </table:table-cell>
              <table:table-cell office:value-type="float" office:value="0.0000524981">
                <text:p>0.0000524981</text:p>
              </table:table-cell>
              <table:table-cell office:value-type="float" office:value="0.585">
                <text:p>0.585</text:p>
              </table:table-cell>
              <table:table-cell office:value-type="float" office:value="0.0000487243">
                <text:p>0.0000487243</text:p>
              </table:table-cell>
              <table:table-cell office:value-type="float" office:value="0.585">
                <text:p>0.585</text:p>
              </table:table-cell>
              <table:table-cell office:value-type="float" office:value="0.0000430411">
                <text:p>0.0000430411</text:p>
              </table:table-cell>
              <table:table-cell office:value-type="float" office:value="0.585">
                <text:p>0.585</text:p>
              </table:table-cell>
              <table:table-cell office:value-type="float" office:value="0.0000396952">
                <text:p>0.0000396952</text:p>
              </table:table-cell>
              <table:table-cell office:value-type="float" office:value="0.585">
                <text:p>0.585</text:p>
              </table:table-cell>
              <table:table-cell office:value-type="float" office:value="0.0000361579">
                <text:p>0.0000361579</text:p>
              </table:table-cell>
              <table:table-cell office:value-type="float" office:value="0.585">
                <text:p>0.585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777">
                <text:p>0.595777</text:p>
              </table:table-cell>
              <table:table-cell office:value-type="float" office:value="0.000100479">
                <text:p>0.000100479</text:p>
              </table:table-cell>
              <table:table-cell office:value-type="float" office:value="0.595809">
                <text:p>0.595809</text:p>
              </table:table-cell>
              <table:table-cell office:value-type="float" office:value="0.0000993173">
                <text:p>0.0000993173</text:p>
              </table:table-cell>
              <table:table-cell office:value-type="float" office:value="0.59584">
                <text:p>0.59584</text:p>
              </table:table-cell>
              <table:table-cell office:value-type="float" office:value="0.0000941954">
                <text:p>0.0000941954</text:p>
              </table:table-cell>
              <table:table-cell office:value-type="float" office:value="0.595886">
                <text:p>0.595886</text:p>
              </table:table-cell>
              <table:table-cell office:value-type="float" office:value="0.0000838623">
                <text:p>0.0000838623</text:p>
              </table:table-cell>
              <table:table-cell office:value-type="float" office:value="0.595916">
                <text:p>0.595916</text:p>
              </table:table-cell>
              <table:table-cell office:value-type="float" office:value="0.0000796249">
                <text:p>0.0000796249</text:p>
              </table:table-cell>
              <table:table-cell office:value-type="float" office:value="0.595946">
                <text:p>0.595946</text:p>
              </table:table-cell>
              <table:table-cell office:value-type="float" office:value="0.0000737291">
                <text:p>0.0000737291</text:p>
              </table:table-cell>
              <table:table-cell office:value-type="float" office:value="0.595975">
                <text:p>0.595975</text:p>
              </table:table-cell>
              <table:table-cell office:value-type="float" office:value="0.0000694015">
                <text:p>0.0000694015</text:p>
              </table:table-cell>
              <table:table-cell office:value-type="float" office:value="0.596019">
                <text:p>0.596019</text:p>
              </table:table-cell>
              <table:table-cell office:value-type="float" office:value="0.0000614191">
                <text:p>0.0000614191</text:p>
              </table:table-cell>
              <table:table-cell office:value-type="float" office:value="0.596048">
                <text:p>0.596048</text:p>
              </table:table-cell>
              <table:table-cell office:value-type="float" office:value="0.0000567422">
                <text:p>0.0000567422</text:p>
              </table:table-cell>
              <table:table-cell office:value-type="float" office:value="0.596076">
                <text:p>0.596076</text:p>
              </table:table-cell>
              <table:table-cell office:value-type="float" office:value="0.0000524995">
                <text:p>0.0000524995</text:p>
              </table:table-cell>
              <table:table-cell office:value-type="float" office:value="0.596104">
                <text:p>0.596104</text:p>
              </table:table-cell>
              <table:table-cell office:value-type="float" office:value="0.0000487251">
                <text:p>0.0000487251</text:p>
              </table:table-cell>
              <table:table-cell office:value-type="float" office:value="0.596145">
                <text:p>0.596145</text:p>
              </table:table-cell>
              <table:table-cell office:value-type="float" office:value="0.0000430413">
                <text:p>0.0000430413</text:p>
              </table:table-cell>
              <table:table-cell office:value-type="float" office:value="0.596172">
                <text:p>0.596172</text:p>
              </table:table-cell>
              <table:table-cell office:value-type="float" office:value="0.0000396953">
                <text:p>0.0000396953</text:p>
              </table:table-cell>
              <table:table-cell office:value-type="float" office:value="0.596199">
                <text:p>0.596199</text:p>
              </table:table-cell>
              <table:table-cell office:value-type="float" office:value="0.0000361579">
                <text:p>0.0000361579</text:p>
              </table:table-cell>
              <table:table-cell office:value-type="float" office:value="0.596225">
                <text:p>0.596225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555">
                <text:p>0.606555</text:p>
              </table:table-cell>
              <table:table-cell office:value-type="float" office:value="0.000100649">
                <text:p>0.000100649</text:p>
              </table:table-cell>
              <table:table-cell office:value-type="float" office:value="0.606617">
                <text:p>0.606617</text:p>
              </table:table-cell>
              <table:table-cell office:value-type="float" office:value="0.0000994343">
                <text:p>0.0000994343</text:p>
              </table:table-cell>
              <table:table-cell office:value-type="float" office:value="0.606679">
                <text:p>0.606679</text:p>
              </table:table-cell>
              <table:table-cell office:value-type="float" office:value="0.0000942716">
                <text:p>0.0000942716</text:p>
              </table:table-cell>
              <table:table-cell office:value-type="float" office:value="0.606771">
                <text:p>0.606771</text:p>
              </table:table-cell>
              <table:table-cell office:value-type="float" office:value="0.0000838996">
                <text:p>0.0000838996</text:p>
              </table:table-cell>
              <table:table-cell office:value-type="float" office:value="0.606832">
                <text:p>0.606832</text:p>
              </table:table-cell>
              <table:table-cell office:value-type="float" office:value="0.0000796481">
                <text:p>0.0000796481</text:p>
              </table:table-cell>
              <table:table-cell office:value-type="float" office:value="0.606892">
                <text:p>0.606892</text:p>
              </table:table-cell>
              <table:table-cell office:value-type="float" office:value="0.0000737429">
                <text:p>0.0000737429</text:p>
              </table:table-cell>
              <table:table-cell office:value-type="float" office:value="0.606951">
                <text:p>0.606951</text:p>
              </table:table-cell>
              <table:table-cell office:value-type="float" office:value="0.0000694097">
                <text:p>0.0000694097</text:p>
              </table:table-cell>
              <table:table-cell office:value-type="float" office:value="0.607038">
                <text:p>0.607038</text:p>
              </table:table-cell>
              <table:table-cell office:value-type="float" office:value="0.0000614225">
                <text:p>0.0000614225</text:p>
              </table:table-cell>
              <table:table-cell office:value-type="float" office:value="0.607096">
                <text:p>0.607096</text:p>
              </table:table-cell>
              <table:table-cell office:value-type="float" office:value="0.0000567441">
                <text:p>0.0000567441</text:p>
              </table:table-cell>
              <table:table-cell office:value-type="float" office:value="0.607152">
                <text:p>0.607152</text:p>
              </table:table-cell>
              <table:table-cell office:value-type="float" office:value="0.0000525005">
                <text:p>0.0000525005</text:p>
              </table:table-cell>
              <table:table-cell office:value-type="float" office:value="0.607208">
                <text:p>0.607208</text:p>
              </table:table-cell>
              <table:table-cell office:value-type="float" office:value="0.0000487256">
                <text:p>0.0000487256</text:p>
              </table:table-cell>
              <table:table-cell office:value-type="float" office:value="0.60729">
                <text:p>0.60729</text:p>
              </table:table-cell>
              <table:table-cell office:value-type="float" office:value="0.0000430415">
                <text:p>0.0000430415</text:p>
              </table:table-cell>
              <table:table-cell office:value-type="float" office:value="0.607344">
                <text:p>0.607344</text:p>
              </table:table-cell>
              <table:table-cell office:value-type="float" office:value="0.0000396954">
                <text:p>0.0000396954</text:p>
              </table:table-cell>
              <table:table-cell office:value-type="float" office:value="0.607397">
                <text:p>0.607397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07449">
                <text:p>0.607449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7332">
                <text:p>0.617332</text:p>
              </table:table-cell>
              <table:table-cell office:value-type="float" office:value="0.000100779">
                <text:p>0.000100779</text:p>
              </table:table-cell>
              <table:table-cell office:value-type="float" office:value="0.617426">
                <text:p>0.617426</text:p>
              </table:table-cell>
              <table:table-cell office:value-type="float" office:value="0.0000995231">
                <text:p>0.0000995231</text:p>
              </table:table-cell>
              <table:table-cell office:value-type="float" office:value="0.617519">
                <text:p>0.617519</text:p>
              </table:table-cell>
              <table:table-cell office:value-type="float" office:value="0.0000943288">
                <text:p>0.0000943288</text:p>
              </table:table-cell>
              <table:table-cell office:value-type="float" office:value="0.617657">
                <text:p>0.617657</text:p>
              </table:table-cell>
              <table:table-cell office:value-type="float" office:value="0.0000839273">
                <text:p>0.0000839273</text:p>
              </table:table-cell>
              <table:table-cell office:value-type="float" office:value="0.617748">
                <text:p>0.617748</text:p>
              </table:table-cell>
              <table:table-cell office:value-type="float" office:value="0.0000796652">
                <text:p>0.0000796652</text:p>
              </table:table-cell>
              <table:table-cell office:value-type="float" office:value="0.617837">
                <text:p>0.617837</text:p>
              </table:table-cell>
              <table:table-cell office:value-type="float" office:value="0.000073753">
                <text:p>0.000073753</text:p>
              </table:table-cell>
              <table:table-cell office:value-type="float" office:value="0.617926">
                <text:p>0.617926</text:p>
              </table:table-cell>
              <table:table-cell office:value-type="float" office:value="0.0000694156">
                <text:p>0.0000694156</text:p>
              </table:table-cell>
              <table:table-cell office:value-type="float" office:value="0.618057">
                <text:p>0.618057</text:p>
              </table:table-cell>
              <table:table-cell office:value-type="float" office:value="0.000061425">
                <text:p>0.000061425</text:p>
              </table:table-cell>
              <table:table-cell office:value-type="float" office:value="0.618143">
                <text:p>0.618143</text:p>
              </table:table-cell>
              <table:table-cell office:value-type="float" office:value="0.0000567454">
                <text:p>0.0000567454</text:p>
              </table:table-cell>
              <table:table-cell office:value-type="float" office:value="0.618228">
                <text:p>0.618228</text:p>
              </table:table-cell>
              <table:table-cell office:value-type="float" office:value="0.0000525012">
                <text:p>0.0000525012</text:p>
              </table:table-cell>
              <table:table-cell office:value-type="float" office:value="0.618312">
                <text:p>0.618312</text:p>
              </table:table-cell>
              <table:table-cell office:value-type="float" office:value="0.000048726">
                <text:p>0.000048726</text:p>
              </table:table-cell>
              <table:table-cell office:value-type="float" office:value="0.618436">
                <text:p>0.618436</text:p>
              </table:table-cell>
              <table:table-cell office:value-type="float" office:value="0.0000430416">
                <text:p>0.0000430416</text:p>
              </table:table-cell>
              <table:table-cell office:value-type="float" office:value="0.618516">
                <text:p>0.618516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618596">
                <text:p>0.618596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18674">
                <text:p>0.618674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8109">
                <text:p>0.628109</text:p>
              </table:table-cell>
              <table:table-cell office:value-type="float" office:value="0.000100878">
                <text:p>0.000100878</text:p>
              </table:table-cell>
              <table:table-cell office:value-type="float" office:value="0.628235">
                <text:p>0.628235</text:p>
              </table:table-cell>
              <table:table-cell office:value-type="float" office:value="0.0000995903">
                <text:p>0.0000995903</text:p>
              </table:table-cell>
              <table:table-cell office:value-type="float" office:value="0.628359">
                <text:p>0.628359</text:p>
              </table:table-cell>
              <table:table-cell office:value-type="float" office:value="0.0000943719">
                <text:p>0.0000943719</text:p>
              </table:table-cell>
              <table:table-cell office:value-type="float" office:value="0.628543">
                <text:p>0.628543</text:p>
              </table:table-cell>
              <table:table-cell office:value-type="float" office:value="0.0000839478">
                <text:p>0.0000839478</text:p>
              </table:table-cell>
              <table:table-cell office:value-type="float" office:value="0.628664">
                <text:p>0.628664</text:p>
              </table:table-cell>
              <table:table-cell office:value-type="float" office:value="0.0000796778">
                <text:p>0.0000796778</text:p>
              </table:table-cell>
              <table:table-cell office:value-type="float" office:value="0.628783">
                <text:p>0.628783</text:p>
              </table:table-cell>
              <table:table-cell office:value-type="float" office:value="0.0000737603">
                <text:p>0.0000737603</text:p>
              </table:table-cell>
              <table:table-cell office:value-type="float" office:value="0.628902">
                <text:p>0.628902</text:p>
              </table:table-cell>
              <table:table-cell office:value-type="float" office:value="0.0000694199">
                <text:p>0.0000694199</text:p>
              </table:table-cell>
              <table:table-cell office:value-type="float" office:value="0.629076">
                <text:p>0.629076</text:p>
              </table:table-cell>
              <table:table-cell office:value-type="float" office:value="0.0000614267">
                <text:p>0.0000614267</text:p>
              </table:table-cell>
              <table:table-cell office:value-type="float" office:value="0.629191">
                <text:p>0.629191</text:p>
              </table:table-cell>
              <table:table-cell office:value-type="float" office:value="0.0000567463">
                <text:p>0.0000567463</text:p>
              </table:table-cell>
              <table:table-cell office:value-type="float" office:value="0.629304">
                <text:p>0.629304</text:p>
              </table:table-cell>
              <table:table-cell office:value-type="float" office:value="0.0000525017">
                <text:p>0.0000525017</text:p>
              </table:table-cell>
              <table:table-cell office:value-type="float" office:value="0.629416">
                <text:p>0.629416</text:p>
              </table:table-cell>
              <table:table-cell office:value-type="float" office:value="0.0000487262">
                <text:p>0.0000487262</text:p>
              </table:table-cell>
              <table:table-cell office:value-type="float" office:value="0.629581">
                <text:p>0.629581</text:p>
              </table:table-cell>
              <table:table-cell office:value-type="float" office:value="0.0000430417">
                <text:p>0.0000430417</text:p>
              </table:table-cell>
              <table:table-cell office:value-type="float" office:value="0.629688">
                <text:p>0.629688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629794">
                <text:p>0.629794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29899">
                <text:p>0.629899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887">
                <text:p>0.638887</text:p>
              </table:table-cell>
              <table:table-cell office:value-type="float" office:value="0.000100953">
                <text:p>0.000100953</text:p>
              </table:table-cell>
              <table:table-cell office:value-type="float" office:value="0.639043">
                <text:p>0.639043</text:p>
              </table:table-cell>
              <table:table-cell office:value-type="float" office:value="0.0000996412">
                <text:p>0.0000996412</text:p>
              </table:table-cell>
              <table:table-cell office:value-type="float" office:value="0.639199">
                <text:p>0.639199</text:p>
              </table:table-cell>
              <table:table-cell office:value-type="float" office:value="0.0000944042">
                <text:p>0.0000944042</text:p>
              </table:table-cell>
              <table:table-cell office:value-type="float" office:value="0.639428">
                <text:p>0.639428</text:p>
              </table:table-cell>
              <table:table-cell office:value-type="float" office:value="0.000083963">
                <text:p>0.000083963</text:p>
              </table:table-cell>
              <table:table-cell office:value-type="float" office:value="0.639579">
                <text:p>0.639579</text:p>
              </table:table-cell>
              <table:table-cell office:value-type="float" office:value="0.000079687">
                <text:p>0.000079687</text:p>
              </table:table-cell>
              <table:table-cell office:value-type="float" office:value="0.639729">
                <text:p>0.639729</text:p>
              </table:table-cell>
              <table:table-cell office:value-type="float" office:value="0.0000737657">
                <text:p>0.0000737657</text:p>
              </table:table-cell>
              <table:table-cell office:value-type="float" office:value="0.639877">
                <text:p>0.639877</text:p>
              </table:table-cell>
              <table:table-cell office:value-type="float" office:value="0.000069423">
                <text:p>0.000069423</text:p>
              </table:table-cell>
              <table:table-cell office:value-type="float" office:value="0.640095">
                <text:p>0.640095</text:p>
              </table:table-cell>
              <table:table-cell office:value-type="float" office:value="0.000061428">
                <text:p>0.000061428</text:p>
              </table:table-cell>
              <table:table-cell office:value-type="float" office:value="0.640239">
                <text:p>0.640239</text:p>
              </table:table-cell>
              <table:table-cell office:value-type="float" office:value="0.000056747">
                <text:p>0.000056747</text:p>
              </table:table-cell>
              <table:table-cell office:value-type="float" office:value="0.640381">
                <text:p>0.640381</text:p>
              </table:table-cell>
              <table:table-cell office:value-type="float" office:value="0.000052502">
                <text:p>0.000052502</text:p>
              </table:table-cell>
              <table:table-cell office:value-type="float" office:value="0.64052">
                <text:p>0.64052</text:p>
              </table:table-cell>
              <table:table-cell office:value-type="float" office:value="0.0000487264">
                <text:p>0.0000487264</text:p>
              </table:table-cell>
              <table:table-cell office:value-type="float" office:value="0.640726">
                <text:p>0.640726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640861">
                <text:p>0.640861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640993">
                <text:p>0.640993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41123">
                <text:p>0.641123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9664">
                <text:p>0.649664</text:p>
              </table:table-cell>
              <table:table-cell office:value-type="float" office:value="0.000101011">
                <text:p>0.000101011</text:p>
              </table:table-cell>
              <table:table-cell office:value-type="float" office:value="0.649852">
                <text:p>0.649852</text:p>
              </table:table-cell>
              <table:table-cell office:value-type="float" office:value="0.0000996795">
                <text:p>0.0000996795</text:p>
              </table:table-cell>
              <table:table-cell office:value-type="float" office:value="0.650038">
                <text:p>0.650038</text:p>
              </table:table-cell>
              <table:table-cell office:value-type="float" office:value="0.0000944283">
                <text:p>0.0000944283</text:p>
              </table:table-cell>
              <table:table-cell office:value-type="float" office:value="0.650314">
                <text:p>0.650314</text:p>
              </table:table-cell>
              <table:table-cell office:value-type="float" office:value="0.0000839742">
                <text:p>0.0000839742</text:p>
              </table:table-cell>
              <table:table-cell office:value-type="float" office:value="0.650495">
                <text:p>0.650495</text:p>
              </table:table-cell>
              <table:table-cell office:value-type="float" office:value="0.0000796937">
                <text:p>0.0000796937</text:p>
              </table:table-cell>
              <table:table-cell office:value-type="float" office:value="0.650675">
                <text:p>0.650675</text:p>
              </table:table-cell>
              <table:table-cell office:value-type="float" office:value="0.0000737695">
                <text:p>0.0000737695</text:p>
              </table:table-cell>
              <table:table-cell office:value-type="float" office:value="0.650852">
                <text:p>0.650852</text:p>
              </table:table-cell>
              <table:table-cell office:value-type="float" office:value="0.0000694251">
                <text:p>0.0000694251</text:p>
              </table:table-cell>
              <table:table-cell office:value-type="float" office:value="0.651115">
                <text:p>0.651115</text:p>
              </table:table-cell>
              <table:table-cell office:value-type="float" office:value="0.0000614288">
                <text:p>0.0000614288</text:p>
              </table:table-cell>
              <table:table-cell office:value-type="float" office:value="0.651287">
                <text:p>0.651287</text:p>
              </table:table-cell>
              <table:table-cell office:value-type="float" office:value="0.0000567474">
                <text:p>0.0000567474</text:p>
              </table:table-cell>
              <table:table-cell office:value-type="float" office:value="0.651457">
                <text:p>0.651457</text:p>
              </table:table-cell>
              <table:table-cell office:value-type="float" office:value="0.0000525022">
                <text:p>0.0000525022</text:p>
              </table:table-cell>
              <table:table-cell office:value-type="float" office:value="0.651624">
                <text:p>0.651624</text:p>
              </table:table-cell>
              <table:table-cell office:value-type="float" office:value="0.0000487265">
                <text:p>0.0000487265</text:p>
              </table:table-cell>
              <table:table-cell office:value-type="float" office:value="0.651871">
                <text:p>0.651871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652033">
                <text:p>0.652033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652192">
                <text:p>0.652192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52348">
                <text:p>0.652348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442">
                <text:p>0.660442</text:p>
              </table:table-cell>
              <table:table-cell office:value-type="float" office:value="0.000101054">
                <text:p>0.000101054</text:p>
              </table:table-cell>
              <table:table-cell office:value-type="float" office:value="0.660661">
                <text:p>0.660661</text:p>
              </table:table-cell>
              <table:table-cell office:value-type="float" office:value="0.0000997083">
                <text:p>0.0000997083</text:p>
              </table:table-cell>
              <table:table-cell office:value-type="float" office:value="0.660878">
                <text:p>0.660878</text:p>
              </table:table-cell>
              <table:table-cell office:value-type="float" office:value="0.0000944463">
                <text:p>0.0000944463</text:p>
              </table:table-cell>
              <table:table-cell office:value-type="float" office:value="0.6612">
                <text:p>0.6612</text:p>
              </table:table-cell>
              <table:table-cell office:value-type="float" office:value="0.0000839824">
                <text:p>0.0000839824</text:p>
              </table:table-cell>
              <table:table-cell office:value-type="float" office:value="0.661411">
                <text:p>0.661411</text:p>
              </table:table-cell>
              <table:table-cell office:value-type="float" office:value="0.0000796986">
                <text:p>0.0000796986</text:p>
              </table:table-cell>
              <table:table-cell office:value-type="float" office:value="0.661621">
                <text:p>0.661621</text:p>
              </table:table-cell>
              <table:table-cell office:value-type="float" office:value="0.0000737722">
                <text:p>0.0000737722</text:p>
              </table:table-cell>
              <table:table-cell office:value-type="float" office:value="0.661828">
                <text:p>0.661828</text:p>
              </table:table-cell>
              <table:table-cell office:value-type="float" office:value="0.0000694267">
                <text:p>0.0000694267</text:p>
              </table:table-cell>
              <table:table-cell office:value-type="float" office:value="0.662134">
                <text:p>0.662134</text:p>
              </table:table-cell>
              <table:table-cell office:value-type="float" office:value="0.0000614294">
                <text:p>0.0000614294</text:p>
              </table:table-cell>
              <table:table-cell office:value-type="float" office:value="0.662335">
                <text:p>0.662335</text:p>
              </table:table-cell>
              <table:table-cell office:value-type="float" office:value="0.0000567477">
                <text:p>0.0000567477</text:p>
              </table:table-cell>
              <table:table-cell office:value-type="float" office:value="0.662533">
                <text:p>0.662533</text:p>
              </table:table-cell>
              <table:table-cell office:value-type="float" office:value="0.0000525024">
                <text:p>0.0000525024</text:p>
              </table:table-cell>
              <table:table-cell office:value-type="float" office:value="0.662728">
                <text:p>0.662728</text:p>
              </table:table-cell>
              <table:table-cell office:value-type="float" office:value="0.0000487265">
                <text:p>0.0000487265</text:p>
              </table:table-cell>
              <table:table-cell office:value-type="float" office:value="0.663016">
                <text:p>0.663016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663205">
                <text:p>0.663205</text:p>
              </table:table-cell>
              <table:table-cell office:value-type="float" office:value="0.0000396956">
                <text:p>0.0000396956</text:p>
              </table:table-cell>
              <table:table-cell office:value-type="float" office:value="0.66339">
                <text:p>0.66339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63573">
                <text:p>0.663573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1219">
                <text:p>0.671219</text:p>
              </table:table-cell>
              <table:table-cell office:value-type="float" office:value="0.000101087">
                <text:p>0.000101087</text:p>
              </table:table-cell>
              <table:table-cell office:value-type="float" office:value="0.67147">
                <text:p>0.67147</text:p>
              </table:table-cell>
              <table:table-cell office:value-type="float" office:value="0.0000997297">
                <text:p>0.0000997297</text:p>
              </table:table-cell>
              <table:table-cell office:value-type="float" office:value="0.671718">
                <text:p>0.671718</text:p>
              </table:table-cell>
              <table:table-cell office:value-type="float" office:value="0.0000944594">
                <text:p>0.0000944594</text:p>
              </table:table-cell>
              <table:table-cell office:value-type="float" office:value="0.672085">
                <text:p>0.672085</text:p>
              </table:table-cell>
              <table:table-cell office:value-type="float" office:value="0.0000839882">
                <text:p>0.0000839882</text:p>
              </table:table-cell>
              <table:table-cell office:value-type="float" office:value="0.672327">
                <text:p>0.672327</text:p>
              </table:table-cell>
              <table:table-cell office:value-type="float" office:value="0.000079702">
                <text:p>0.000079702</text:p>
              </table:table-cell>
              <table:table-cell office:value-type="float" office:value="0.672566">
                <text:p>0.672566</text:p>
              </table:table-cell>
              <table:table-cell office:value-type="float" office:value="0.0000737741">
                <text:p>0.0000737741</text:p>
              </table:table-cell>
              <table:table-cell office:value-type="float" office:value="0.672803">
                <text:p>0.672803</text:p>
              </table:table-cell>
              <table:table-cell office:value-type="float" office:value="0.0000694277">
                <text:p>0.0000694277</text:p>
              </table:table-cell>
              <table:table-cell office:value-type="float" office:value="0.673153">
                <text:p>0.673153</text:p>
              </table:table-cell>
              <table:table-cell office:value-type="float" office:value="0.0000614298">
                <text:p>0.0000614298</text:p>
              </table:table-cell>
              <table:table-cell office:value-type="float" office:value="0.673382">
                <text:p>0.673382</text:p>
              </table:table-cell>
              <table:table-cell office:value-type="float" office:value="0.0000567479">
                <text:p>0.0000567479</text:p>
              </table:table-cell>
              <table:table-cell office:value-type="float" office:value="0.673609">
                <text:p>0.673609</text:p>
              </table:table-cell>
              <table:table-cell office:value-type="float" office:value="0.0000525025">
                <text:p>0.0000525025</text:p>
              </table:table-cell>
              <table:table-cell office:value-type="float" office:value="0.673832">
                <text:p>0.673832</text:p>
              </table:table-cell>
              <table:table-cell office:value-type="float" office:value="0.0000487266">
                <text:p>0.0000487266</text:p>
              </table:table-cell>
              <table:table-cell office:value-type="float" office:value="0.674162">
                <text:p>0.674162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674377">
                <text:p>0.674377</text:p>
              </table:table-cell>
              <table:table-cell office:value-type="float" office:value="0.0000396956">
                <text:p>0.0000396956</text:p>
              </table:table-cell>
              <table:table-cell office:value-type="float" office:value="0.674589">
                <text:p>0.674589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74797">
                <text:p>0.674797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1996">
                <text:p>0.681996</text:p>
              </table:table-cell>
              <table:table-cell office:value-type="float" office:value="0.000101111">
                <text:p>0.000101111</text:p>
              </table:table-cell>
              <table:table-cell office:value-type="float" office:value="0.682278">
                <text:p>0.682278</text:p>
              </table:table-cell>
              <table:table-cell office:value-type="float" office:value="0.0000997454">
                <text:p>0.0000997454</text:p>
              </table:table-cell>
              <table:table-cell office:value-type="float" office:value="0.682557">
                <text:p>0.682557</text:p>
              </table:table-cell>
              <table:table-cell office:value-type="float" office:value="0.0000944689">
                <text:p>0.0000944689</text:p>
              </table:table-cell>
              <table:table-cell office:value-type="float" office:value="0.682971">
                <text:p>0.682971</text:p>
              </table:table-cell>
              <table:table-cell office:value-type="float" office:value="0.0000839923">
                <text:p>0.0000839923</text:p>
              </table:table-cell>
              <table:table-cell office:value-type="float" office:value="0.683243">
                <text:p>0.683243</text:p>
              </table:table-cell>
              <table:table-cell office:value-type="float" office:value="0.0000797043">
                <text:p>0.0000797043</text:p>
              </table:table-cell>
              <table:table-cell office:value-type="float" office:value="0.683512">
                <text:p>0.683512</text:p>
              </table:table-cell>
              <table:table-cell office:value-type="float" office:value="0.0000737753">
                <text:p>0.0000737753</text:p>
              </table:table-cell>
              <table:table-cell office:value-type="float" office:value="0.683778">
                <text:p>0.683778</text:p>
              </table:table-cell>
              <table:table-cell office:value-type="float" office:value="0.0000694283">
                <text:p>0.0000694283</text:p>
              </table:table-cell>
              <table:table-cell office:value-type="float" office:value="0.684172">
                <text:p>0.684172</text:p>
              </table:table-cell>
              <table:table-cell office:value-type="float" office:value="0.00006143">
                <text:p>0.00006143</text:p>
              </table:table-cell>
              <table:table-cell office:value-type="float" office:value="0.68443">
                <text:p>0.68443</text:p>
              </table:table-cell>
              <table:table-cell office:value-type="float" office:value="0.000056748">
                <text:p>0.000056748</text:p>
              </table:table-cell>
              <table:table-cell office:value-type="float" office:value="0.684685">
                <text:p>0.684685</text:p>
              </table:table-cell>
              <table:table-cell office:value-type="float" office:value="0.0000525025">
                <text:p>0.0000525025</text:p>
              </table:table-cell>
              <table:table-cell office:value-type="float" office:value="0.684936">
                <text:p>0.684936</text:p>
              </table:table-cell>
              <table:table-cell office:value-type="float" office:value="0.0000487266">
                <text:p>0.0000487266</text:p>
              </table:table-cell>
              <table:table-cell office:value-type="float" office:value="0.685307">
                <text:p>0.685307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685549">
                <text:p>0.685549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685788">
                <text:p>0.685788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86022">
                <text:p>0.686022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774">
                <text:p>0.692774</text:p>
              </table:table-cell>
              <table:table-cell office:value-type="float" office:value="0.000101128">
                <text:p>0.000101128</text:p>
              </table:table-cell>
              <table:table-cell office:value-type="float" office:value="0.693087">
                <text:p>0.693087</text:p>
              </table:table-cell>
              <table:table-cell office:value-type="float" office:value="0.0000997565">
                <text:p>0.0000997565</text:p>
              </table:table-cell>
              <table:table-cell office:value-type="float" office:value="0.693397">
                <text:p>0.693397</text:p>
              </table:table-cell>
              <table:table-cell office:value-type="float" office:value="0.0000944754">
                <text:p>0.0000944754</text:p>
              </table:table-cell>
              <table:table-cell office:value-type="float" office:value="0.693857">
                <text:p>0.693857</text:p>
              </table:table-cell>
              <table:table-cell office:value-type="float" office:value="0.0000839949">
                <text:p>0.0000839949</text:p>
              </table:table-cell>
              <table:table-cell office:value-type="float" office:value="0.694159">
                <text:p>0.694159</text:p>
              </table:table-cell>
              <table:table-cell office:value-type="float" office:value="0.0000797057">
                <text:p>0.0000797057</text:p>
              </table:table-cell>
              <table:table-cell office:value-type="float" office:value="0.694458">
                <text:p>0.694458</text:p>
              </table:table-cell>
              <table:table-cell office:value-type="float" office:value="0.000073776">
                <text:p>0.000073776</text:p>
              </table:table-cell>
              <table:table-cell office:value-type="float" office:value="0.694754">
                <text:p>0.694754</text:p>
              </table:table-cell>
              <table:table-cell office:value-type="float" office:value="0.0000694286">
                <text:p>0.0000694286</text:p>
              </table:table-cell>
              <table:table-cell office:value-type="float" office:value="0.695191">
                <text:p>0.695191</text:p>
              </table:table-cell>
              <table:table-cell office:value-type="float" office:value="0.00006143">
                <text:p>0.00006143</text:p>
              </table:table-cell>
              <table:table-cell office:value-type="float" office:value="0.695478">
                <text:p>0.695478</text:p>
              </table:table-cell>
              <table:table-cell office:value-type="float" office:value="0.000056748">
                <text:p>0.000056748</text:p>
              </table:table-cell>
              <table:table-cell office:value-type="float" office:value="0.695761">
                <text:p>0.695761</text:p>
              </table:table-cell>
              <table:table-cell office:value-type="float" office:value="0.0000525025">
                <text:p>0.0000525025</text:p>
              </table:table-cell>
              <table:table-cell office:value-type="float" office:value="0.69604">
                <text:p>0.69604</text:p>
              </table:table-cell>
              <table:table-cell office:value-type="float" office:value="0.0000487265">
                <text:p>0.0000487265</text:p>
              </table:table-cell>
              <table:table-cell office:value-type="float" office:value="0.696452">
                <text:p>0.696452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696721">
                <text:p>0.696721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696986">
                <text:p>0.696986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97247">
                <text:p>0.697247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3551">
                <text:p>0.703551</text:p>
              </table:table-cell>
              <table:table-cell office:value-type="float" office:value="0.00010114">
                <text:p>0.00010114</text:p>
              </table:table-cell>
              <table:table-cell office:value-type="float" office:value="0.703896">
                <text:p>0.703896</text:p>
              </table:table-cell>
              <table:table-cell office:value-type="float" office:value="0.0000997639">
                <text:p>0.0000997639</text:p>
              </table:table-cell>
              <table:table-cell office:value-type="float" office:value="0.704237">
                <text:p>0.704237</text:p>
              </table:table-cell>
              <table:table-cell office:value-type="float" office:value="0.0000944795">
                <text:p>0.0000944795</text:p>
              </table:table-cell>
              <table:table-cell office:value-type="float" office:value="0.704742">
                <text:p>0.704742</text:p>
              </table:table-cell>
              <table:table-cell office:value-type="float" office:value="0.0000839962">
                <text:p>0.0000839962</text:p>
              </table:table-cell>
              <table:table-cell office:value-type="float" office:value="0.705075">
                <text:p>0.705075</text:p>
              </table:table-cell>
              <table:table-cell office:value-type="float" office:value="0.0000797063">
                <text:p>0.0000797063</text:p>
              </table:table-cell>
              <table:table-cell office:value-type="float" office:value="0.705404">
                <text:p>0.705404</text:p>
              </table:table-cell>
              <table:table-cell office:value-type="float" office:value="0.0000737762">
                <text:p>0.0000737762</text:p>
              </table:table-cell>
              <table:table-cell office:value-type="float" office:value="0.705729">
                <text:p>0.705729</text:p>
              </table:table-cell>
              <table:table-cell office:value-type="float" office:value="0.0000694286">
                <text:p>0.0000694286</text:p>
              </table:table-cell>
              <table:table-cell office:value-type="float" office:value="0.70621">
                <text:p>0.70621</text:p>
              </table:table-cell>
              <table:table-cell office:value-type="float" office:value="0.0000614299">
                <text:p>0.0000614299</text:p>
              </table:table-cell>
              <table:table-cell office:value-type="float" office:value="0.706526">
                <text:p>0.706526</text:p>
              </table:table-cell>
              <table:table-cell office:value-type="float" office:value="0.0000567479">
                <text:p>0.0000567479</text:p>
              </table:table-cell>
              <table:table-cell office:value-type="float" office:value="0.706837">
                <text:p>0.706837</text:p>
              </table:table-cell>
              <table:table-cell office:value-type="float" office:value="0.0000525024">
                <text:p>0.0000525024</text:p>
              </table:table-cell>
              <table:table-cell office:value-type="float" office:value="0.707144">
                <text:p>0.707144</text:p>
              </table:table-cell>
              <table:table-cell office:value-type="float" office:value="0.0000487265">
                <text:p>0.0000487265</text:p>
              </table:table-cell>
              <table:table-cell office:value-type="float" office:value="0.707597">
                <text:p>0.707597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707893">
                <text:p>0.707893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708185">
                <text:p>0.708185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708471">
                <text:p>0.708471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4328">
                <text:p>0.714328</text:p>
              </table:table-cell>
              <table:table-cell office:value-type="float" office:value="0.000101148">
                <text:p>0.000101148</text:p>
              </table:table-cell>
              <table:table-cell office:value-type="float" office:value="0.714704">
                <text:p>0.714704</text:p>
              </table:table-cell>
              <table:table-cell office:value-type="float" office:value="0.0000997683">
                <text:p>0.0000997683</text:p>
              </table:table-cell>
              <table:table-cell office:value-type="float" office:value="0.715076">
                <text:p>0.715076</text:p>
              </table:table-cell>
              <table:table-cell office:value-type="float" office:value="0.0000944815">
                <text:p>0.0000944815</text:p>
              </table:table-cell>
              <table:table-cell office:value-type="float" office:value="0.715628">
                <text:p>0.715628</text:p>
              </table:table-cell>
              <table:table-cell office:value-type="float" office:value="0.0000839965">
                <text:p>0.0000839965</text:p>
              </table:table-cell>
              <table:table-cell office:value-type="float" office:value="0.715991">
                <text:p>0.715991</text:p>
              </table:table-cell>
              <table:table-cell office:value-type="float" office:value="0.0000797062">
                <text:p>0.0000797062</text:p>
              </table:table-cell>
              <table:table-cell office:value-type="float" office:value="0.71635">
                <text:p>0.71635</text:p>
              </table:table-cell>
              <table:table-cell office:value-type="float" office:value="0.0000737759">
                <text:p>0.0000737759</text:p>
              </table:table-cell>
              <table:table-cell office:value-type="float" office:value="0.716705">
                <text:p>0.716705</text:p>
              </table:table-cell>
              <table:table-cell office:value-type="float" office:value="0.0000694283">
                <text:p>0.0000694283</text:p>
              </table:table-cell>
              <table:table-cell office:value-type="float" office:value="0.717229">
                <text:p>0.717229</text:p>
              </table:table-cell>
              <table:table-cell office:value-type="float" office:value="0.0000614297">
                <text:p>0.0000614297</text:p>
              </table:table-cell>
              <table:table-cell office:value-type="float" office:value="0.717573">
                <text:p>0.717573</text:p>
              </table:table-cell>
              <table:table-cell office:value-type="float" office:value="0.0000567477">
                <text:p>0.0000567477</text:p>
              </table:table-cell>
              <table:table-cell office:value-type="float" office:value="0.717913">
                <text:p>0.717913</text:p>
              </table:table-cell>
              <table:table-cell office:value-type="float" office:value="0.0000525022">
                <text:p>0.0000525022</text:p>
              </table:table-cell>
              <table:table-cell office:value-type="float" office:value="0.718249">
                <text:p>0.718249</text:p>
              </table:table-cell>
              <table:table-cell office:value-type="float" office:value="0.0000487264">
                <text:p>0.0000487264</text:p>
              </table:table-cell>
              <table:table-cell office:value-type="float" office:value="0.718742">
                <text:p>0.718742</text:p>
              </table:table-cell>
              <table:table-cell office:value-type="float" office:value="0.0000430417">
                <text:p>0.0000430417</text:p>
              </table:table-cell>
              <table:table-cell office:value-type="float" office:value="0.719065">
                <text:p>0.719065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719383">
                <text:p>0.719383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719696">
                <text:p>0.719696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5106">
                <text:p>0.725106</text:p>
              </table:table-cell>
              <table:table-cell office:value-type="float" office:value="0.000101152">
                <text:p>0.000101152</text:p>
              </table:table-cell>
              <table:table-cell office:value-type="float" office:value="0.725513">
                <text:p>0.725513</text:p>
              </table:table-cell>
              <table:table-cell office:value-type="float" office:value="0.0000997699">
                <text:p>0.0000997699</text:p>
              </table:table-cell>
              <table:table-cell office:value-type="float" office:value="0.725916">
                <text:p>0.725916</text:p>
              </table:table-cell>
              <table:table-cell office:value-type="float" office:value="0.0000944817">
                <text:p>0.0000944817</text:p>
              </table:table-cell>
              <table:table-cell office:value-type="float" office:value="0.726514">
                <text:p>0.726514</text:p>
              </table:table-cell>
              <table:table-cell office:value-type="float" office:value="0.0000839957">
                <text:p>0.0000839957</text:p>
              </table:table-cell>
              <table:table-cell office:value-type="float" office:value="0.726907">
                <text:p>0.726907</text:p>
              </table:table-cell>
              <table:table-cell office:value-type="float" office:value="0.0000797054">
                <text:p>0.0000797054</text:p>
              </table:table-cell>
              <table:table-cell office:value-type="float" office:value="0.727296">
                <text:p>0.727296</text:p>
              </table:table-cell>
              <table:table-cell office:value-type="float" office:value="0.0000737751">
                <text:p>0.0000737751</text:p>
              </table:table-cell>
              <table:table-cell office:value-type="float" office:value="0.72768">
                <text:p>0.72768</text:p>
              </table:table-cell>
              <table:table-cell office:value-type="float" office:value="0.0000694277">
                <text:p>0.0000694277</text:p>
              </table:table-cell>
              <table:table-cell office:value-type="float" office:value="0.728248">
                <text:p>0.728248</text:p>
              </table:table-cell>
              <table:table-cell office:value-type="float" office:value="0.0000614292">
                <text:p>0.0000614292</text:p>
              </table:table-cell>
              <table:table-cell office:value-type="float" office:value="0.728621">
                <text:p>0.728621</text:p>
              </table:table-cell>
              <table:table-cell office:value-type="float" office:value="0.0000567473">
                <text:p>0.0000567473</text:p>
              </table:table-cell>
              <table:table-cell office:value-type="float" office:value="0.728989">
                <text:p>0.728989</text:p>
              </table:table-cell>
              <table:table-cell office:value-type="float" office:value="0.000052502">
                <text:p>0.000052502</text:p>
              </table:table-cell>
              <table:table-cell office:value-type="float" office:value="0.729353">
                <text:p>0.729353</text:p>
              </table:table-cell>
              <table:table-cell office:value-type="float" office:value="0.0000487262">
                <text:p>0.0000487262</text:p>
              </table:table-cell>
              <table:table-cell office:value-type="float" office:value="0.729888">
                <text:p>0.729888</text:p>
              </table:table-cell>
              <table:table-cell office:value-type="float" office:value="0.0000430416">
                <text:p>0.0000430416</text:p>
              </table:table-cell>
              <table:table-cell office:value-type="float" office:value="0.730238">
                <text:p>0.730238</text:p>
              </table:table-cell>
              <table:table-cell office:value-type="float" office:value="0.0000396954">
                <text:p>0.0000396954</text:p>
              </table:table-cell>
              <table:table-cell office:value-type="float" office:value="0.730582">
                <text:p>0.730582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730921">
                <text:p>0.730921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5883">
                <text:p>0.735883</text:p>
              </table:table-cell>
              <table:table-cell office:value-type="float" office:value="0.000101151">
                <text:p>0.000101151</text:p>
              </table:table-cell>
              <table:table-cell office:value-type="float" office:value="0.736322">
                <text:p>0.736322</text:p>
              </table:table-cell>
              <table:table-cell office:value-type="float" office:value="0.0000997688">
                <text:p>0.0000997688</text:p>
              </table:table-cell>
              <table:table-cell office:value-type="float" office:value="0.736756">
                <text:p>0.736756</text:p>
              </table:table-cell>
              <table:table-cell office:value-type="float" office:value="0.0000944799">
                <text:p>0.0000944799</text:p>
              </table:table-cell>
              <table:table-cell office:value-type="float" office:value="0.737399">
                <text:p>0.737399</text:p>
              </table:table-cell>
              <table:table-cell office:value-type="float" office:value="0.0000839937">
                <text:p>0.0000839937</text:p>
              </table:table-cell>
              <table:table-cell office:value-type="float" office:value="0.737823">
                <text:p>0.737823</text:p>
              </table:table-cell>
              <table:table-cell office:value-type="float" office:value="0.0000797037">
                <text:p>0.0000797037</text:p>
              </table:table-cell>
              <table:table-cell office:value-type="float" office:value="0.738241">
                <text:p>0.738241</text:p>
              </table:table-cell>
              <table:table-cell office:value-type="float" office:value="0.0000737737">
                <text:p>0.0000737737</text:p>
              </table:table-cell>
              <table:table-cell office:value-type="float" office:value="0.738655">
                <text:p>0.738655</text:p>
              </table:table-cell>
              <table:table-cell office:value-type="float" office:value="0.0000694267">
                <text:p>0.0000694267</text:p>
              </table:table-cell>
              <table:table-cell office:value-type="float" office:value="0.739267">
                <text:p>0.739267</text:p>
              </table:table-cell>
              <table:table-cell office:value-type="float" office:value="0.0000614286">
                <text:p>0.0000614286</text:p>
              </table:table-cell>
              <table:table-cell office:value-type="float" office:value="0.739669">
                <text:p>0.739669</text:p>
              </table:table-cell>
              <table:table-cell office:value-type="float" office:value="0.0000567469">
                <text:p>0.0000567469</text:p>
              </table:table-cell>
              <table:table-cell office:value-type="float" office:value="0.740066">
                <text:p>0.740066</text:p>
              </table:table-cell>
              <table:table-cell office:value-type="float" office:value="0.0000525017">
                <text:p>0.0000525017</text:p>
              </table:table-cell>
              <table:table-cell office:value-type="float" office:value="0.740457">
                <text:p>0.740457</text:p>
              </table:table-cell>
              <table:table-cell office:value-type="float" office:value="0.000048726">
                <text:p>0.000048726</text:p>
              </table:table-cell>
              <table:table-cell office:value-type="float" office:value="0.741033">
                <text:p>0.741033</text:p>
              </table:table-cell>
              <table:table-cell office:value-type="float" office:value="0.0000430415">
                <text:p>0.0000430415</text:p>
              </table:table-cell>
              <table:table-cell office:value-type="float" office:value="0.74141">
                <text:p>0.74141</text:p>
              </table:table-cell>
              <table:table-cell office:value-type="float" office:value="0.0000396954">
                <text:p>0.0000396954</text:p>
              </table:table-cell>
              <table:table-cell office:value-type="float" office:value="0.741781">
                <text:p>0.741781</text:p>
              </table:table-cell>
              <table:table-cell office:value-type="float" office:value="0.0000361579">
                <text:p>0.0000361579</text:p>
              </table:table-cell>
              <table:table-cell office:value-type="float" office:value="0.742145">
                <text:p>0.742145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6661">
                <text:p>0.746661</text:p>
              </table:table-cell>
              <table:table-cell office:value-type="float" office:value="0.000101148">
                <text:p>0.000101148</text:p>
              </table:table-cell>
              <table:table-cell office:value-type="float" office:value="0.74713">
                <text:p>0.74713</text:p>
              </table:table-cell>
              <table:table-cell office:value-type="float" office:value="0.000099765">
                <text:p>0.000099765</text:p>
              </table:table-cell>
              <table:table-cell office:value-type="float" office:value="0.747596">
                <text:p>0.747596</text:p>
              </table:table-cell>
              <table:table-cell office:value-type="float" office:value="0.000094476">
                <text:p>0.000094476</text:p>
              </table:table-cell>
              <table:table-cell office:value-type="float" office:value="0.748285">
                <text:p>0.748285</text:p>
              </table:table-cell>
              <table:table-cell office:value-type="float" office:value="0.0000839903">
                <text:p>0.0000839903</text:p>
              </table:table-cell>
              <table:table-cell office:value-type="float" office:value="0.748738">
                <text:p>0.748738</text:p>
              </table:table-cell>
              <table:table-cell office:value-type="float" office:value="0.0000797012">
                <text:p>0.0000797012</text:p>
              </table:table-cell>
              <table:table-cell office:value-type="float" office:value="0.749187">
                <text:p>0.749187</text:p>
              </table:table-cell>
              <table:table-cell office:value-type="float" office:value="0.0000737717">
                <text:p>0.0000737717</text:p>
              </table:table-cell>
              <table:table-cell office:value-type="float" office:value="0.749631">
                <text:p>0.749631</text:p>
              </table:table-cell>
              <table:table-cell office:value-type="float" office:value="0.0000694252">
                <text:p>0.0000694252</text:p>
              </table:table-cell>
              <table:table-cell office:value-type="float" office:value="0.750286">
                <text:p>0.750286</text:p>
              </table:table-cell>
              <table:table-cell office:value-type="float" office:value="0.0000614276">
                <text:p>0.0000614276</text:p>
              </table:table-cell>
              <table:table-cell office:value-type="float" office:value="0.750717">
                <text:p>0.750717</text:p>
              </table:table-cell>
              <table:table-cell office:value-type="float" office:value="0.0000567462">
                <text:p>0.0000567462</text:p>
              </table:table-cell>
              <table:table-cell office:value-type="float" office:value="0.751142">
                <text:p>0.751142</text:p>
              </table:table-cell>
              <table:table-cell office:value-type="float" office:value="0.0000525012">
                <text:p>0.0000525012</text:p>
              </table:table-cell>
              <table:table-cell office:value-type="float" office:value="0.751561">
                <text:p>0.751561</text:p>
              </table:table-cell>
              <table:table-cell office:value-type="float" office:value="0.0000487257">
                <text:p>0.0000487257</text:p>
              </table:table-cell>
              <table:table-cell office:value-type="float" office:value="0.752178">
                <text:p>0.752178</text:p>
              </table:table-cell>
              <table:table-cell office:value-type="float" office:value="0.0000430413">
                <text:p>0.0000430413</text:p>
              </table:table-cell>
              <table:table-cell office:value-type="float" office:value="0.752582">
                <text:p>0.752582</text:p>
              </table:table-cell>
              <table:table-cell office:value-type="float" office:value="0.0000396953">
                <text:p>0.0000396953</text:p>
              </table:table-cell>
              <table:table-cell office:value-type="float" office:value="0.752979">
                <text:p>0.752979</text:p>
              </table:table-cell>
              <table:table-cell office:value-type="float" office:value="0.0000361578">
                <text:p>0.0000361578</text:p>
              </table:table-cell>
              <table:table-cell office:value-type="float" office:value="0.75337">
                <text:p>0.75337</text:p>
              </table:table-cell>
              <table:table-cell office:value-type="float" office:value="0.000032362">
                <text:p>0.0000323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438">
                <text:p>0.757438</text:p>
              </table:table-cell>
              <table:table-cell office:value-type="float" office:value="0.00010114">
                <text:p>0.00010114</text:p>
              </table:table-cell>
              <table:table-cell office:value-type="float" office:value="0.757939">
                <text:p>0.757939</text:p>
              </table:table-cell>
              <table:table-cell office:value-type="float" office:value="0.0000997582">
                <text:p>0.0000997582</text:p>
              </table:table-cell>
              <table:table-cell office:value-type="float" office:value="0.758435">
                <text:p>0.758435</text:p>
              </table:table-cell>
              <table:table-cell office:value-type="float" office:value="0.0000944699">
                <text:p>0.0000944699</text:p>
              </table:table-cell>
              <table:table-cell office:value-type="float" office:value="0.759171">
                <text:p>0.759171</text:p>
              </table:table-cell>
              <table:table-cell office:value-type="float" office:value="0.0000839854">
                <text:p>0.0000839854</text:p>
              </table:table-cell>
              <table:table-cell office:value-type="float" office:value="0.759654">
                <text:p>0.759654</text:p>
              </table:table-cell>
              <table:table-cell office:value-type="float" office:value="0.0000796974">
                <text:p>0.0000796974</text:p>
              </table:table-cell>
              <table:table-cell office:value-type="float" office:value="0.760133">
                <text:p>0.760133</text:p>
              </table:table-cell>
              <table:table-cell office:value-type="float" office:value="0.0000737687">
                <text:p>0.0000737687</text:p>
              </table:table-cell>
              <table:table-cell office:value-type="float" office:value="0.760606">
                <text:p>0.760606</text:p>
              </table:table-cell>
              <table:table-cell office:value-type="float" office:value="0.000069423">
                <text:p>0.000069423</text:p>
              </table:table-cell>
              <table:table-cell office:value-type="float" office:value="0.761306">
                <text:p>0.761306</text:p>
              </table:table-cell>
              <table:table-cell office:value-type="float" office:value="0.0000614262">
                <text:p>0.0000614262</text:p>
              </table:table-cell>
              <table:table-cell office:value-type="float" office:value="0.761765">
                <text:p>0.761765</text:p>
              </table:table-cell>
              <table:table-cell office:value-type="float" office:value="0.0000567452">
                <text:p>0.0000567452</text:p>
              </table:table-cell>
              <table:table-cell office:value-type="float" office:value="0.762218">
                <text:p>0.762218</text:p>
              </table:table-cell>
              <table:table-cell office:value-type="float" office:value="0.0000525005">
                <text:p>0.0000525005</text:p>
              </table:table-cell>
              <table:table-cell office:value-type="float" office:value="0.762665">
                <text:p>0.762665</text:p>
              </table:table-cell>
              <table:table-cell office:value-type="float" office:value="0.0000487252">
                <text:p>0.0000487252</text:p>
              </table:table-cell>
              <table:table-cell office:value-type="float" office:value="0.763323">
                <text:p>0.763323</text:p>
              </table:table-cell>
              <table:table-cell office:value-type="float" office:value="0.0000430411">
                <text:p>0.0000430411</text:p>
              </table:table-cell>
              <table:table-cell office:value-type="float" office:value="0.763754">
                <text:p>0.763754</text:p>
              </table:table-cell>
              <table:table-cell office:value-type="float" office:value="0.0000396951">
                <text:p>0.0000396951</text:p>
              </table:table-cell>
              <table:table-cell office:value-type="float" office:value="0.764178">
                <text:p>0.764178</text:p>
              </table:table-cell>
              <table:table-cell office:value-type="float" office:value="0.0000361577">
                <text:p>0.0000361577</text:p>
              </table:table-cell>
              <table:table-cell office:value-type="float" office:value="0.764595">
                <text:p>0.764595</text:p>
              </table:table-cell>
              <table:table-cell office:value-type="float" office:value="0.000032362">
                <text:p>0.000032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8215">
                <text:p>0.768215</text:p>
              </table:table-cell>
              <table:table-cell office:value-type="float" office:value="0.000101127">
                <text:p>0.000101127</text:p>
              </table:table-cell>
              <table:table-cell office:value-type="float" office:value="0.768748">
                <text:p>0.768748</text:p>
              </table:table-cell>
              <table:table-cell office:value-type="float" office:value="0.0000997478">
                <text:p>0.0000997478</text:p>
              </table:table-cell>
              <table:table-cell office:value-type="float" office:value="0.769275">
                <text:p>0.769275</text:p>
              </table:table-cell>
              <table:table-cell office:value-type="float" office:value="0.0000944608">
                <text:p>0.0000944608</text:p>
              </table:table-cell>
              <table:table-cell office:value-type="float" office:value="0.770056">
                <text:p>0.770056</text:p>
              </table:table-cell>
              <table:table-cell office:value-type="float" office:value="0.0000839784">
                <text:p>0.0000839784</text:p>
              </table:table-cell>
              <table:table-cell office:value-type="float" office:value="0.77057">
                <text:p>0.77057</text:p>
              </table:table-cell>
              <table:table-cell office:value-type="float" office:value="0.0000796921">
                <text:p>0.0000796921</text:p>
              </table:table-cell>
              <table:table-cell office:value-type="float" office:value="0.771079">
                <text:p>0.771079</text:p>
              </table:table-cell>
              <table:table-cell office:value-type="float" office:value="0.0000737646">
                <text:p>0.0000737646</text:p>
              </table:table-cell>
              <table:table-cell office:value-type="float" office:value="0.771582">
                <text:p>0.771582</text:p>
              </table:table-cell>
              <table:table-cell office:value-type="float" office:value="0.0000694199">
                <text:p>0.0000694199</text:p>
              </table:table-cell>
              <table:table-cell office:value-type="float" office:value="0.772325">
                <text:p>0.772325</text:p>
              </table:table-cell>
              <table:table-cell office:value-type="float" office:value="0.0000614242">
                <text:p>0.0000614242</text:p>
              </table:table-cell>
              <table:table-cell office:value-type="float" office:value="0.772812">
                <text:p>0.772812</text:p>
              </table:table-cell>
              <table:table-cell office:value-type="float" office:value="0.0000567437">
                <text:p>0.0000567437</text:p>
              </table:table-cell>
              <table:table-cell office:value-type="float" office:value="0.773294">
                <text:p>0.773294</text:p>
              </table:table-cell>
              <table:table-cell office:value-type="float" office:value="0.0000524995">
                <text:p>0.0000524995</text:p>
              </table:table-cell>
              <table:table-cell office:value-type="float" office:value="0.773769">
                <text:p>0.773769</text:p>
              </table:table-cell>
              <table:table-cell office:value-type="float" office:value="0.0000487245">
                <text:p>0.0000487245</text:p>
              </table:table-cell>
              <table:table-cell office:value-type="float" office:value="0.774468">
                <text:p>0.774468</text:p>
              </table:table-cell>
              <table:table-cell office:value-type="float" office:value="0.0000430407">
                <text:p>0.0000430407</text:p>
              </table:table-cell>
              <table:table-cell office:value-type="float" office:value="0.774926">
                <text:p>0.774926</text:p>
              </table:table-cell>
              <table:table-cell office:value-type="float" office:value="0.0000396948">
                <text:p>0.0000396948</text:p>
              </table:table-cell>
              <table:table-cell office:value-type="float" office:value="0.775377">
                <text:p>0.775377</text:p>
              </table:table-cell>
              <table:table-cell office:value-type="float" office:value="0.0000361576">
                <text:p>0.0000361576</text:p>
              </table:table-cell>
              <table:table-cell office:value-type="float" office:value="0.775819">
                <text:p>0.775819</text:p>
              </table:table-cell>
              <table:table-cell office:value-type="float" office:value="0.0000323619">
                <text:p>0.0000323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993">
                <text:p>0.778993</text:p>
              </table:table-cell>
              <table:table-cell office:value-type="float" office:value="0.000101109">
                <text:p>0.000101109</text:p>
              </table:table-cell>
              <table:table-cell office:value-type="float" office:value="0.779556">
                <text:p>0.779556</text:p>
              </table:table-cell>
              <table:table-cell office:value-type="float" office:value="0.000099733">
                <text:p>0.000099733</text:p>
              </table:table-cell>
              <table:table-cell office:value-type="float" office:value="0.780115">
                <text:p>0.780115</text:p>
              </table:table-cell>
              <table:table-cell office:value-type="float" office:value="0.0000944481">
                <text:p>0.0000944481</text:p>
              </table:table-cell>
              <table:table-cell office:value-type="float" office:value="0.780942">
                <text:p>0.780942</text:p>
              </table:table-cell>
              <table:table-cell office:value-type="float" office:value="0.0000839687">
                <text:p>0.0000839687</text:p>
              </table:table-cell>
              <table:table-cell office:value-type="float" office:value="0.781486">
                <text:p>0.781486</text:p>
              </table:table-cell>
              <table:table-cell office:value-type="float" office:value="0.0000796847">
                <text:p>0.0000796847</text:p>
              </table:table-cell>
              <table:table-cell office:value-type="float" office:value="0.782025">
                <text:p>0.782025</text:p>
              </table:table-cell>
              <table:table-cell office:value-type="float" office:value="0.0000737588">
                <text:p>0.0000737588</text:p>
              </table:table-cell>
              <table:table-cell office:value-type="float" office:value="0.782557">
                <text:p>0.782557</text:p>
              </table:table-cell>
              <table:table-cell office:value-type="float" office:value="0.0000694156">
                <text:p>0.0000694156</text:p>
              </table:table-cell>
              <table:table-cell office:value-type="float" office:value="0.783344">
                <text:p>0.783344</text:p>
              </table:table-cell>
              <table:table-cell office:value-type="float" office:value="0.0000614214">
                <text:p>0.0000614214</text:p>
              </table:table-cell>
              <table:table-cell office:value-type="float" office:value="0.78386">
                <text:p>0.78386</text:p>
              </table:table-cell>
              <table:table-cell office:value-type="float" office:value="0.0000567417">
                <text:p>0.0000567417</text:p>
              </table:table-cell>
              <table:table-cell office:value-type="float" office:value="0.78437">
                <text:p>0.78437</text:p>
              </table:table-cell>
              <table:table-cell office:value-type="float" office:value="0.000052498">
                <text:p>0.000052498</text:p>
              </table:table-cell>
              <table:table-cell office:value-type="float" office:value="0.784873">
                <text:p>0.784873</text:p>
              </table:table-cell>
              <table:table-cell office:value-type="float" office:value="0.0000487235">
                <text:p>0.0000487235</text:p>
              </table:table-cell>
              <table:table-cell office:value-type="float" office:value="0.785614">
                <text:p>0.785614</text:p>
              </table:table-cell>
              <table:table-cell office:value-type="float" office:value="0.0000430401">
                <text:p>0.0000430401</text:p>
              </table:table-cell>
              <table:table-cell office:value-type="float" office:value="0.786098">
                <text:p>0.786098</text:p>
              </table:table-cell>
              <table:table-cell office:value-type="float" office:value="0.0000396945">
                <text:p>0.0000396945</text:p>
              </table:table-cell>
              <table:table-cell office:value-type="float" office:value="0.786575">
                <text:p>0.786575</text:p>
              </table:table-cell>
              <table:table-cell office:value-type="float" office:value="0.0000361574">
                <text:p>0.0000361574</text:p>
              </table:table-cell>
              <table:table-cell office:value-type="float" office:value="0.787044">
                <text:p>0.787044</text:p>
              </table:table-cell>
              <table:table-cell office:value-type="float" office:value="0.0000323617">
                <text:p>0.00003236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977">
                <text:p>0.78977</text:p>
              </table:table-cell>
              <table:table-cell office:value-type="float" office:value="0.000101085">
                <text:p>0.000101085</text:p>
              </table:table-cell>
              <table:table-cell office:value-type="float" office:value="0.790365">
                <text:p>0.790365</text:p>
              </table:table-cell>
              <table:table-cell office:value-type="float" office:value="0.0000997128">
                <text:p>0.0000997128</text:p>
              </table:table-cell>
              <table:table-cell office:value-type="float" office:value="0.790954">
                <text:p>0.790954</text:p>
              </table:table-cell>
              <table:table-cell office:value-type="float" office:value="0.0000944308">
                <text:p>0.0000944308</text:p>
              </table:table-cell>
              <table:table-cell office:value-type="float" office:value="0.791827">
                <text:p>0.791827</text:p>
              </table:table-cell>
              <table:table-cell office:value-type="float" office:value="0.0000839555">
                <text:p>0.0000839555</text:p>
              </table:table-cell>
              <table:table-cell office:value-type="float" office:value="0.792402">
                <text:p>0.792402</text:p>
              </table:table-cell>
              <table:table-cell office:value-type="float" office:value="0.0000796747">
                <text:p>0.0000796747</text:p>
              </table:table-cell>
              <table:table-cell office:value-type="float" office:value="0.79297">
                <text:p>0.79297</text:p>
              </table:table-cell>
              <table:table-cell office:value-type="float" office:value="0.0000737509">
                <text:p>0.0000737509</text:p>
              </table:table-cell>
              <table:table-cell office:value-type="float" office:value="0.793532">
                <text:p>0.793532</text:p>
              </table:table-cell>
              <table:table-cell office:value-type="float" office:value="0.0000694097">
                <text:p>0.0000694097</text:p>
              </table:table-cell>
              <table:table-cell office:value-type="float" office:value="0.794363">
                <text:p>0.794363</text:p>
              </table:table-cell>
              <table:table-cell office:value-type="float" office:value="0.0000614176">
                <text:p>0.0000614176</text:p>
              </table:table-cell>
              <table:table-cell office:value-type="float" office:value="0.794908">
                <text:p>0.794908</text:p>
              </table:table-cell>
              <table:table-cell office:value-type="float" office:value="0.0000567388">
                <text:p>0.0000567388</text:p>
              </table:table-cell>
              <table:table-cell office:value-type="float" office:value="0.795446">
                <text:p>0.795446</text:p>
              </table:table-cell>
              <table:table-cell office:value-type="float" office:value="0.000052496">
                <text:p>0.000052496</text:p>
              </table:table-cell>
              <table:table-cell office:value-type="float" office:value="0.795977">
                <text:p>0.795977</text:p>
              </table:table-cell>
              <table:table-cell office:value-type="float" office:value="0.0000487221">
                <text:p>0.0000487221</text:p>
              </table:table-cell>
              <table:table-cell office:value-type="float" office:value="0.796759">
                <text:p>0.796759</text:p>
              </table:table-cell>
              <table:table-cell office:value-type="float" office:value="0.0000430393">
                <text:p>0.0000430393</text:p>
              </table:table-cell>
              <table:table-cell office:value-type="float" office:value="0.79727">
                <text:p>0.79727</text:p>
              </table:table-cell>
              <table:table-cell office:value-type="float" office:value="0.0000396939">
                <text:p>0.0000396939</text:p>
              </table:table-cell>
              <table:table-cell office:value-type="float" office:value="0.797774">
                <text:p>0.797774</text:p>
              </table:table-cell>
              <table:table-cell office:value-type="float" office:value="0.000036157">
                <text:p>0.000036157</text:p>
              </table:table-cell>
              <table:table-cell office:value-type="float" office:value="0.798269">
                <text:p>0.798269</text:p>
              </table:table-cell>
              <table:table-cell office:value-type="float" office:value="0.0000323615">
                <text:p>0.00003236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47">
                <text:p>0.800547</text:p>
              </table:table-cell>
              <table:table-cell office:value-type="float" office:value="0.000101051">
                <text:p>0.000101051</text:p>
              </table:table-cell>
              <table:table-cell office:value-type="float" office:value="0.801174">
                <text:p>0.801174</text:p>
              </table:table-cell>
              <table:table-cell office:value-type="float" office:value="0.0000996855">
                <text:p>0.0000996855</text:p>
              </table:table-cell>
              <table:table-cell office:value-type="float" office:value="0.801794">
                <text:p>0.801794</text:p>
              </table:table-cell>
              <table:table-cell office:value-type="float" office:value="0.0000944075">
                <text:p>0.0000944075</text:p>
              </table:table-cell>
              <table:table-cell office:value-type="float" office:value="0.802713">
                <text:p>0.802713</text:p>
              </table:table-cell>
              <table:table-cell office:value-type="float" office:value="0.0000839376">
                <text:p>0.0000839376</text:p>
              </table:table-cell>
              <table:table-cell office:value-type="float" office:value="0.803318">
                <text:p>0.803318</text:p>
              </table:table-cell>
              <table:table-cell office:value-type="float" office:value="0.000079661">
                <text:p>0.000079661</text:p>
              </table:table-cell>
              <table:table-cell office:value-type="float" office:value="0.803916">
                <text:p>0.803916</text:p>
              </table:table-cell>
              <table:table-cell office:value-type="float" office:value="0.00007374">
                <text:p>0.00007374</text:p>
              </table:table-cell>
              <table:table-cell office:value-type="float" office:value="0.804508">
                <text:p>0.804508</text:p>
              </table:table-cell>
              <table:table-cell office:value-type="float" office:value="0.0000694016">
                <text:p>0.0000694016</text:p>
              </table:table-cell>
              <table:table-cell office:value-type="float" office:value="0.805382">
                <text:p>0.805382</text:p>
              </table:table-cell>
              <table:table-cell office:value-type="float" office:value="0.0000614121">
                <text:p>0.0000614121</text:p>
              </table:table-cell>
              <table:table-cell office:value-type="float" office:value="0.805956">
                <text:p>0.805956</text:p>
              </table:table-cell>
              <table:table-cell office:value-type="float" office:value="0.0000567348">
                <text:p>0.0000567348</text:p>
              </table:table-cell>
              <table:table-cell office:value-type="float" office:value="0.806522">
                <text:p>0.806522</text:p>
              </table:table-cell>
              <table:table-cell office:value-type="float" office:value="0.0000524931">
                <text:p>0.0000524931</text:p>
              </table:table-cell>
              <table:table-cell office:value-type="float" office:value="0.807081">
                <text:p>0.807081</text:p>
              </table:table-cell>
              <table:table-cell office:value-type="float" office:value="0.00004872">
                <text:p>0.00004872</text:p>
              </table:table-cell>
              <table:table-cell office:value-type="float" office:value="0.807904">
                <text:p>0.807904</text:p>
              </table:table-cell>
              <table:table-cell office:value-type="float" office:value="0.0000430381">
                <text:p>0.0000430381</text:p>
              </table:table-cell>
              <table:table-cell office:value-type="float" office:value="0.808442">
                <text:p>0.808442</text:p>
              </table:table-cell>
              <table:table-cell office:value-type="float" office:value="0.0000396931">
                <text:p>0.0000396931</text:p>
              </table:table-cell>
              <table:table-cell office:value-type="float" office:value="0.808972">
                <text:p>0.808972</text:p>
              </table:table-cell>
              <table:table-cell office:value-type="float" office:value="0.0000361565">
                <text:p>0.0000361565</text:p>
              </table:table-cell>
              <table:table-cell office:value-type="float" office:value="0.809494">
                <text:p>0.809494</text:p>
              </table:table-cell>
              <table:table-cell office:value-type="float" office:value="0.0000323612">
                <text:p>0.00003236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1325">
                <text:p>0.811325</text:p>
              </table:table-cell>
              <table:table-cell office:value-type="float" office:value="0.000101006">
                <text:p>0.000101006</text:p>
              </table:table-cell>
              <table:table-cell office:value-type="float" office:value="0.811982">
                <text:p>0.811982</text:p>
              </table:table-cell>
              <table:table-cell office:value-type="float" office:value="0.0000996489">
                <text:p>0.0000996489</text:p>
              </table:table-cell>
              <table:table-cell office:value-type="float" office:value="0.812634">
                <text:p>0.812634</text:p>
              </table:table-cell>
              <table:table-cell office:value-type="float" office:value="0.0000943762">
                <text:p>0.0000943762</text:p>
              </table:table-cell>
              <table:table-cell office:value-type="float" office:value="0.813599">
                <text:p>0.813599</text:p>
              </table:table-cell>
              <table:table-cell office:value-type="float" office:value="0.0000839134">
                <text:p>0.0000839134</text:p>
              </table:table-cell>
              <table:table-cell office:value-type="float" office:value="0.814234">
                <text:p>0.814234</text:p>
              </table:table-cell>
              <table:table-cell office:value-type="float" office:value="0.0000796424">
                <text:p>0.0000796424</text:p>
              </table:table-cell>
              <table:table-cell office:value-type="float" office:value="0.814862">
                <text:p>0.814862</text:p>
              </table:table-cell>
              <table:table-cell office:value-type="float" office:value="0.0000737252">
                <text:p>0.0000737252</text:p>
              </table:table-cell>
              <table:table-cell office:value-type="float" office:value="0.815483">
                <text:p>0.815483</text:p>
              </table:table-cell>
              <table:table-cell office:value-type="float" office:value="0.0000693903">
                <text:p>0.0000693903</text:p>
              </table:table-cell>
              <table:table-cell office:value-type="float" office:value="0.816401">
                <text:p>0.816401</text:p>
              </table:table-cell>
              <table:table-cell office:value-type="float" office:value="0.0000614045">
                <text:p>0.0000614045</text:p>
              </table:table-cell>
              <table:table-cell office:value-type="float" office:value="0.817004">
                <text:p>0.817004</text:p>
              </table:table-cell>
              <table:table-cell office:value-type="float" office:value="0.0000567291">
                <text:p>0.0000567291</text:p>
              </table:table-cell>
              <table:table-cell office:value-type="float" office:value="0.817598">
                <text:p>0.817598</text:p>
              </table:table-cell>
              <table:table-cell office:value-type="float" office:value="0.0000524889">
                <text:p>0.0000524889</text:p>
              </table:table-cell>
              <table:table-cell office:value-type="float" office:value="0.818185">
                <text:p>0.818185</text:p>
              </table:table-cell>
              <table:table-cell office:value-type="float" office:value="0.000048717">
                <text:p>0.000048717</text:p>
              </table:table-cell>
              <table:table-cell office:value-type="float" office:value="0.819049">
                <text:p>0.819049</text:p>
              </table:table-cell>
              <table:table-cell office:value-type="float" office:value="0.0000430364">
                <text:p>0.0000430364</text:p>
              </table:table-cell>
              <table:table-cell office:value-type="float" office:value="0.819615">
                <text:p>0.819615</text:p>
              </table:table-cell>
              <table:table-cell office:value-type="float" office:value="0.000039692">
                <text:p>0.000039692</text:p>
              </table:table-cell>
              <table:table-cell office:value-type="float" office:value="0.820171">
                <text:p>0.820171</text:p>
              </table:table-cell>
              <table:table-cell office:value-type="float" office:value="0.0000361557">
                <text:p>0.0000361557</text:p>
              </table:table-cell>
              <table:table-cell office:value-type="float" office:value="0.820718">
                <text:p>0.820718</text:p>
              </table:table-cell>
              <table:table-cell office:value-type="float" office:value="0.0000323607">
                <text:p>0.00003236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102">
                <text:p>0.822102</text:p>
              </table:table-cell>
              <table:table-cell office:value-type="float" office:value="0.000100947">
                <text:p>0.000100947</text:p>
              </table:table-cell>
              <table:table-cell office:value-type="float" office:value="0.822791">
                <text:p>0.822791</text:p>
              </table:table-cell>
              <table:table-cell office:value-type="float" office:value="0.0000996003">
                <text:p>0.0000996003</text:p>
              </table:table-cell>
              <table:table-cell office:value-type="float" office:value="0.823474">
                <text:p>0.823474</text:p>
              </table:table-cell>
              <table:table-cell office:value-type="float" office:value="0.0000943344">
                <text:p>0.0000943344</text:p>
              </table:table-cell>
              <table:table-cell office:value-type="float" office:value="0.824484">
                <text:p>0.824484</text:p>
              </table:table-cell>
              <table:table-cell office:value-type="float" office:value="0.0000838809">
                <text:p>0.0000838809</text:p>
              </table:table-cell>
              <table:table-cell office:value-type="float" office:value="0.82515">
                <text:p>0.82515</text:p>
              </table:table-cell>
              <table:table-cell office:value-type="float" office:value="0.0000796171">
                <text:p>0.0000796171</text:p>
              </table:table-cell>
              <table:table-cell office:value-type="float" office:value="0.825808">
                <text:p>0.825808</text:p>
              </table:table-cell>
              <table:table-cell office:value-type="float" office:value="0.0000737049">
                <text:p>0.0000737049</text:p>
              </table:table-cell>
              <table:table-cell office:value-type="float" office:value="0.826458">
                <text:p>0.826458</text:p>
              </table:table-cell>
              <table:table-cell office:value-type="float" office:value="0.0000693748">
                <text:p>0.0000693748</text:p>
              </table:table-cell>
              <table:table-cell office:value-type="float" office:value="0.82742">
                <text:p>0.82742</text:p>
              </table:table-cell>
              <table:table-cell office:value-type="float" office:value="0.0000613939">
                <text:p>0.0000613939</text:p>
              </table:table-cell>
              <table:table-cell office:value-type="float" office:value="0.828051">
                <text:p>0.828051</text:p>
              </table:table-cell>
              <table:table-cell office:value-type="float" office:value="0.0000567211">
                <text:p>0.0000567211</text:p>
              </table:table-cell>
              <table:table-cell office:value-type="float" office:value="0.828674">
                <text:p>0.828674</text:p>
              </table:table-cell>
              <table:table-cell office:value-type="float" office:value="0.0000524829">
                <text:p>0.0000524829</text:p>
              </table:table-cell>
              <table:table-cell office:value-type="float" office:value="0.829289">
                <text:p>0.829289</text:p>
              </table:table-cell>
              <table:table-cell office:value-type="float" office:value="0.0000487127">
                <text:p>0.0000487127</text:p>
              </table:table-cell>
              <table:table-cell office:value-type="float" office:value="0.830194">
                <text:p>0.830194</text:p>
              </table:table-cell>
              <table:table-cell office:value-type="float" office:value="0.0000430338">
                <text:p>0.0000430338</text:p>
              </table:table-cell>
              <table:table-cell office:value-type="float" office:value="0.830787">
                <text:p>0.830787</text:p>
              </table:table-cell>
              <table:table-cell office:value-type="float" office:value="0.0000396902">
                <text:p>0.0000396902</text:p>
              </table:table-cell>
              <table:table-cell office:value-type="float" office:value="0.83137">
                <text:p>0.83137</text:p>
              </table:table-cell>
              <table:table-cell office:value-type="float" office:value="0.0000361545">
                <text:p>0.0000361545</text:p>
              </table:table-cell>
              <table:table-cell office:value-type="float" office:value="0.831943">
                <text:p>0.831943</text:p>
              </table:table-cell>
              <table:table-cell office:value-type="float" office:value="0.0000323599">
                <text:p>0.00003235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288">
                <text:p>0.83288</text:p>
              </table:table-cell>
              <table:table-cell office:value-type="float" office:value="0.000100869">
                <text:p>0.000100869</text:p>
              </table:table-cell>
              <table:table-cell office:value-type="float" office:value="0.8336">
                <text:p>0.8336</text:p>
              </table:table-cell>
              <table:table-cell office:value-type="float" office:value="0.0000995358">
                <text:p>0.0000995358</text:p>
              </table:table-cell>
              <table:table-cell office:value-type="float" office:value="0.834313">
                <text:p>0.834313</text:p>
              </table:table-cell>
              <table:table-cell office:value-type="float" office:value="0.0000942786">
                <text:p>0.0000942786</text:p>
              </table:table-cell>
              <table:table-cell office:value-type="float" office:value="0.83537">
                <text:p>0.83537</text:p>
              </table:table-cell>
              <table:table-cell office:value-type="float" office:value="0.000083837">
                <text:p>0.000083837</text:p>
              </table:table-cell>
              <table:table-cell office:value-type="float" office:value="0.836066">
                <text:p>0.836066</text:p>
              </table:table-cell>
              <table:table-cell office:value-type="float" office:value="0.0000795828">
                <text:p>0.0000795828</text:p>
              </table:table-cell>
              <table:table-cell office:value-type="float" office:value="0.836754">
                <text:p>0.836754</text:p>
              </table:table-cell>
              <table:table-cell office:value-type="float" office:value="0.0000736771">
                <text:p>0.0000736771</text:p>
              </table:table-cell>
              <table:table-cell office:value-type="float" office:value="0.837434">
                <text:p>0.837434</text:p>
              </table:table-cell>
              <table:table-cell office:value-type="float" office:value="0.0000693534">
                <text:p>0.0000693534</text:p>
              </table:table-cell>
              <table:table-cell office:value-type="float" office:value="0.838439">
                <text:p>0.838439</text:p>
              </table:table-cell>
              <table:table-cell office:value-type="float" office:value="0.0000613791">
                <text:p>0.0000613791</text:p>
              </table:table-cell>
              <table:table-cell office:value-type="float" office:value="0.839099">
                <text:p>0.839099</text:p>
              </table:table-cell>
              <table:table-cell office:value-type="float" office:value="0.0000567097">
                <text:p>0.0000567097</text:p>
              </table:table-cell>
              <table:table-cell office:value-type="float" office:value="0.839751">
                <text:p>0.839751</text:p>
              </table:table-cell>
              <table:table-cell office:value-type="float" office:value="0.0000524745">
                <text:p>0.0000524745</text:p>
              </table:table-cell>
              <table:table-cell office:value-type="float" office:value="0.840393">
                <text:p>0.840393</text:p>
              </table:table-cell>
              <table:table-cell office:value-type="float" office:value="0.0000487065">
                <text:p>0.0000487065</text:p>
              </table:table-cell>
              <table:table-cell office:value-type="float" office:value="0.84134">
                <text:p>0.84134</text:p>
              </table:table-cell>
              <table:table-cell office:value-type="float" office:value="0.00004303">
                <text:p>0.00004303</text:p>
              </table:table-cell>
              <table:table-cell office:value-type="float" office:value="0.841959">
                <text:p>0.841959</text:p>
              </table:table-cell>
              <table:table-cell office:value-type="float" office:value="0.0000396876">
                <text:p>0.0000396876</text:p>
              </table:table-cell>
              <table:table-cell office:value-type="float" office:value="0.842568">
                <text:p>0.842568</text:p>
              </table:table-cell>
              <table:table-cell office:value-type="float" office:value="0.0000361527">
                <text:p>0.0000361527</text:p>
              </table:table-cell>
              <table:table-cell office:value-type="float" office:value="0.843168">
                <text:p>0.843168</text:p>
              </table:table-cell>
              <table:table-cell office:value-type="float" office:value="0.0000323587">
                <text:p>0.00003235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657">
                <text:p>0.843657</text:p>
              </table:table-cell>
              <table:table-cell office:value-type="float" office:value="0.000100766">
                <text:p>0.000100766</text:p>
              </table:table-cell>
              <table:table-cell office:value-type="float" office:value="0.844409">
                <text:p>0.844409</text:p>
              </table:table-cell>
              <table:table-cell office:value-type="float" office:value="0.0000994503">
                <text:p>0.0000994503</text:p>
              </table:table-cell>
              <table:table-cell office:value-type="float" office:value="0.845153">
                <text:p>0.845153</text:p>
              </table:table-cell>
              <table:table-cell office:value-type="float" office:value="0.0000942042">
                <text:p>0.0000942042</text:p>
              </table:table-cell>
              <table:table-cell office:value-type="float" office:value="0.846256">
                <text:p>0.846256</text:p>
              </table:table-cell>
              <table:table-cell office:value-type="float" office:value="0.0000837779">
                <text:p>0.0000837779</text:p>
              </table:table-cell>
              <table:table-cell office:value-type="float" office:value="0.846982">
                <text:p>0.846982</text:p>
              </table:table-cell>
              <table:table-cell office:value-type="float" office:value="0.0000795363">
                <text:p>0.0000795363</text:p>
              </table:table-cell>
              <table:table-cell office:value-type="float" office:value="0.847699">
                <text:p>0.847699</text:p>
              </table:table-cell>
              <table:table-cell office:value-type="float" office:value="0.0000736391">
                <text:p>0.0000736391</text:p>
              </table:table-cell>
              <table:table-cell office:value-type="float" office:value="0.848409">
                <text:p>0.848409</text:p>
              </table:table-cell>
              <table:table-cell office:value-type="float" office:value="0.0000693239">
                <text:p>0.0000693239</text:p>
              </table:table-cell>
              <table:table-cell office:value-type="float" office:value="0.849458">
                <text:p>0.849458</text:p>
              </table:table-cell>
              <table:table-cell office:value-type="float" office:value="0.0000613584">
                <text:p>0.0000613584</text:p>
              </table:table-cell>
              <table:table-cell office:value-type="float" office:value="0.850147">
                <text:p>0.850147</text:p>
              </table:table-cell>
              <table:table-cell office:value-type="float" office:value="0.0000566937">
                <text:p>0.0000566937</text:p>
              </table:table-cell>
              <table:table-cell office:value-type="float" office:value="0.850827">
                <text:p>0.850827</text:p>
              </table:table-cell>
              <table:table-cell office:value-type="float" office:value="0.0000524624">
                <text:p>0.0000524624</text:p>
              </table:table-cell>
              <table:table-cell office:value-type="float" office:value="0.851497">
                <text:p>0.851497</text:p>
              </table:table-cell>
              <table:table-cell office:value-type="float" office:value="0.0000486976">
                <text:p>0.0000486976</text:p>
              </table:table-cell>
              <table:table-cell office:value-type="float" office:value="0.852485">
                <text:p>0.852485</text:p>
              </table:table-cell>
              <table:table-cell office:value-type="float" office:value="0.0000430245">
                <text:p>0.0000430245</text:p>
              </table:table-cell>
              <table:table-cell office:value-type="float" office:value="0.853131">
                <text:p>0.853131</text:p>
              </table:table-cell>
              <table:table-cell office:value-type="float" office:value="0.0000396837">
                <text:p>0.0000396837</text:p>
              </table:table-cell>
              <table:table-cell office:value-type="float" office:value="0.853767">
                <text:p>0.853767</text:p>
              </table:table-cell>
              <table:table-cell office:value-type="float" office:value="0.00003615">
                <text:p>0.00003615</text:p>
              </table:table-cell>
              <table:table-cell office:value-type="float" office:value="0.854392">
                <text:p>0.854392</text:p>
              </table:table-cell>
              <table:table-cell office:value-type="float" office:value="0.0000323569">
                <text:p>0.00003235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434">
                <text:p>0.854434</text:p>
              </table:table-cell>
              <table:table-cell office:value-type="float" office:value="0.000100631">
                <text:p>0.000100631</text:p>
              </table:table-cell>
              <table:table-cell office:value-type="float" office:value="0.855217">
                <text:p>0.855217</text:p>
              </table:table-cell>
              <table:table-cell office:value-type="float" office:value="0.000099337">
                <text:p>0.000099337</text:p>
              </table:table-cell>
              <table:table-cell office:value-type="float" office:value="0.855993">
                <text:p>0.855993</text:p>
              </table:table-cell>
              <table:table-cell office:value-type="float" office:value="0.000094105">
                <text:p>0.000094105</text:p>
              </table:table-cell>
              <table:table-cell office:value-type="float" office:value="0.857141">
                <text:p>0.857141</text:p>
              </table:table-cell>
              <table:table-cell office:value-type="float" office:value="0.0000836984">
                <text:p>0.0000836984</text:p>
              </table:table-cell>
              <table:table-cell office:value-type="float" office:value="0.857897">
                <text:p>0.857897</text:p>
              </table:table-cell>
              <table:table-cell office:value-type="float" office:value="0.0000794731">
                <text:p>0.0000794731</text:p>
              </table:table-cell>
              <table:table-cell office:value-type="float" office:value="0.858645">
                <text:p>0.858645</text:p>
              </table:table-cell>
              <table:table-cell office:value-type="float" office:value="0.0000735872">
                <text:p>0.0000735872</text:p>
              </table:table-cell>
              <table:table-cell office:value-type="float" office:value="0.859385">
                <text:p>0.859385</text:p>
              </table:table-cell>
              <table:table-cell office:value-type="float" office:value="0.0000692832">
                <text:p>0.0000692832</text:p>
              </table:table-cell>
              <table:table-cell office:value-type="float" office:value="0.860477">
                <text:p>0.860477</text:p>
              </table:table-cell>
              <table:table-cell office:value-type="float" office:value="0.0000613295">
                <text:p>0.0000613295</text:p>
              </table:table-cell>
              <table:table-cell office:value-type="float" office:value="0.861195">
                <text:p>0.861195</text:p>
              </table:table-cell>
              <table:table-cell office:value-type="float" office:value="0.0000566712">
                <text:p>0.0000566712</text:p>
              </table:table-cell>
              <table:table-cell office:value-type="float" office:value="0.861903">
                <text:p>0.861903</text:p>
              </table:table-cell>
              <table:table-cell office:value-type="float" office:value="0.0000524452">
                <text:p>0.0000524452</text:p>
              </table:table-cell>
              <table:table-cell office:value-type="float" office:value="0.862601">
                <text:p>0.862601</text:p>
              </table:table-cell>
              <table:table-cell office:value-type="float" office:value="0.0000486848">
                <text:p>0.0000486848</text:p>
              </table:table-cell>
              <table:table-cell office:value-type="float" office:value="0.86363">
                <text:p>0.86363</text:p>
              </table:table-cell>
              <table:table-cell office:value-type="float" office:value="0.0000430164">
                <text:p>0.0000430164</text:p>
              </table:table-cell>
              <table:table-cell office:value-type="float" office:value="0.864303">
                <text:p>0.864303</text:p>
              </table:table-cell>
              <table:table-cell office:value-type="float" office:value="0.0000396779">
                <text:p>0.0000396779</text:p>
              </table:table-cell>
              <table:table-cell office:value-type="float" office:value="0.864966">
                <text:p>0.864966</text:p>
              </table:table-cell>
              <table:table-cell office:value-type="float" office:value="0.000036146">
                <text:p>0.000036146</text:p>
              </table:table-cell>
              <table:table-cell office:value-type="float" office:value="0.865617">
                <text:p>0.865617</text:p>
              </table:table-cell>
              <table:table-cell office:value-type="float" office:value="0.0000323541">
                <text:p>0.00003235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212">
                <text:p>0.865212</text:p>
              </table:table-cell>
              <table:table-cell office:value-type="float" office:value="0.000100452">
                <text:p>0.000100452</text:p>
              </table:table-cell>
              <table:table-cell office:value-type="float" office:value="0.866026">
                <text:p>0.866026</text:p>
              </table:table-cell>
              <table:table-cell office:value-type="float" office:value="0.0000991868">
                <text:p>0.0000991868</text:p>
              </table:table-cell>
              <table:table-cell office:value-type="float" office:value="0.866832">
                <text:p>0.866832</text:p>
              </table:table-cell>
              <table:table-cell office:value-type="float" office:value="0.0000939727">
                <text:p>0.0000939727</text:p>
              </table:table-cell>
              <table:table-cell office:value-type="float" office:value="0.868027">
                <text:p>0.868027</text:p>
              </table:table-cell>
              <table:table-cell office:value-type="float" office:value="0.0000835913">
                <text:p>0.0000835913</text:p>
              </table:table-cell>
              <table:table-cell office:value-type="float" office:value="0.868813">
                <text:p>0.868813</text:p>
              </table:table-cell>
              <table:table-cell office:value-type="float" office:value="0.0000793875">
                <text:p>0.0000793875</text:p>
              </table:table-cell>
              <table:table-cell office:value-type="float" office:value="0.869591">
                <text:p>0.869591</text:p>
              </table:table-cell>
              <table:table-cell office:value-type="float" office:value="0.0000735162">
                <text:p>0.0000735162</text:p>
              </table:table-cell>
              <table:table-cell office:value-type="float" office:value="0.87036">
                <text:p>0.87036</text:p>
              </table:table-cell>
              <table:table-cell office:value-type="float" office:value="0.0000692271">
                <text:p>0.0000692271</text:p>
              </table:table-cell>
              <table:table-cell office:value-type="float" office:value="0.871497">
                <text:p>0.871497</text:p>
              </table:table-cell>
              <table:table-cell office:value-type="float" office:value="0.0000612891">
                <text:p>0.0000612891</text:p>
              </table:table-cell>
              <table:table-cell office:value-type="float" office:value="0.872243">
                <text:p>0.872243</text:p>
              </table:table-cell>
              <table:table-cell office:value-type="float" office:value="0.0000566393">
                <text:p>0.0000566393</text:p>
              </table:table-cell>
              <table:table-cell office:value-type="float" office:value="0.872979">
                <text:p>0.872979</text:p>
              </table:table-cell>
              <table:table-cell office:value-type="float" office:value="0.0000524206">
                <text:p>0.0000524206</text:p>
              </table:table-cell>
              <table:table-cell office:value-type="float" office:value="0.873705">
                <text:p>0.873705</text:p>
              </table:table-cell>
              <table:table-cell office:value-type="float" office:value="0.0000486662">
                <text:p>0.0000486662</text:p>
              </table:table-cell>
              <table:table-cell office:value-type="float" office:value="0.874775">
                <text:p>0.874775</text:p>
              </table:table-cell>
              <table:table-cell office:value-type="float" office:value="0.0000430045">
                <text:p>0.0000430045</text:p>
              </table:table-cell>
              <table:table-cell office:value-type="float" office:value="0.875475">
                <text:p>0.875475</text:p>
              </table:table-cell>
              <table:table-cell office:value-type="float" office:value="0.0000396693">
                <text:p>0.0000396693</text:p>
              </table:table-cell>
              <table:table-cell office:value-type="float" office:value="0.876164">
                <text:p>0.876164</text:p>
              </table:table-cell>
              <table:table-cell office:value-type="float" office:value="0.0000361399">
                <text:p>0.0000361399</text:p>
              </table:table-cell>
              <table:table-cell office:value-type="float" office:value="0.876842">
                <text:p>0.876842</text:p>
              </table:table-cell>
              <table:table-cell office:value-type="float" office:value="0.0000323499">
                <text:p>0.00003234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989">
                <text:p>0.875989</text:p>
              </table:table-cell>
              <table:table-cell office:value-type="float" office:value="0.000100216">
                <text:p>0.000100216</text:p>
              </table:table-cell>
              <table:table-cell office:value-type="float" office:value="0.876835">
                <text:p>0.876835</text:p>
              </table:table-cell>
              <table:table-cell office:value-type="float" office:value="0.0000989874">
                <text:p>0.0000989874</text:p>
              </table:table-cell>
              <table:table-cell office:value-type="float" office:value="0.877672">
                <text:p>0.877672</text:p>
              </table:table-cell>
              <table:table-cell office:value-type="float" office:value="0.0000937961">
                <text:p>0.0000937961</text:p>
              </table:table-cell>
              <table:table-cell office:value-type="float" office:value="0.878913">
                <text:p>0.878913</text:p>
              </table:table-cell>
              <table:table-cell office:value-type="float" office:value="0.0000834468">
                <text:p>0.0000834468</text:p>
              </table:table-cell>
              <table:table-cell office:value-type="float" office:value="0.879729">
                <text:p>0.879729</text:p>
              </table:table-cell>
              <table:table-cell office:value-type="float" office:value="0.0000792712">
                <text:p>0.0000792712</text:p>
              </table:table-cell>
              <table:table-cell office:value-type="float" office:value="0.880537">
                <text:p>0.880537</text:p>
              </table:table-cell>
              <table:table-cell office:value-type="float" office:value="0.0000734191">
                <text:p>0.0000734191</text:p>
              </table:table-cell>
              <table:table-cell office:value-type="float" office:value="0.881335">
                <text:p>0.881335</text:p>
              </table:table-cell>
              <table:table-cell office:value-type="float" office:value="0.0000691497">
                <text:p>0.0000691497</text:p>
              </table:table-cell>
              <table:table-cell office:value-type="float" office:value="0.882516">
                <text:p>0.882516</text:p>
              </table:table-cell>
              <table:table-cell office:value-type="float" office:value="0.0000612326">
                <text:p>0.0000612326</text:p>
              </table:table-cell>
              <table:table-cell office:value-type="float" office:value="0.88329">
                <text:p>0.88329</text:p>
              </table:table-cell>
              <table:table-cell office:value-type="float" office:value="0.0000565943">
                <text:p>0.0000565943</text:p>
              </table:table-cell>
              <table:table-cell office:value-type="float" office:value="0.884055">
                <text:p>0.884055</text:p>
              </table:table-cell>
              <table:table-cell office:value-type="float" office:value="0.0000523856">
                <text:p>0.0000523856</text:p>
              </table:table-cell>
              <table:table-cell office:value-type="float" office:value="0.884809">
                <text:p>0.884809</text:p>
              </table:table-cell>
              <table:table-cell office:value-type="float" office:value="0.0000486395">
                <text:p>0.0000486395</text:p>
              </table:table-cell>
              <table:table-cell office:value-type="float" office:value="0.88592">
                <text:p>0.88592</text:p>
              </table:table-cell>
              <table:table-cell office:value-type="float" office:value="0.000042987">
                <text:p>0.000042987</text:p>
              </table:table-cell>
              <table:table-cell office:value-type="float" office:value="0.886647">
                <text:p>0.886647</text:p>
              </table:table-cell>
              <table:table-cell office:value-type="float" office:value="0.0000396566">
                <text:p>0.0000396566</text:p>
              </table:table-cell>
              <table:table-cell office:value-type="float" office:value="0.887363">
                <text:p>0.887363</text:p>
              </table:table-cell>
              <table:table-cell office:value-type="float" office:value="0.0000361308">
                <text:p>0.0000361308</text:p>
              </table:table-cell>
              <table:table-cell office:value-type="float" office:value="0.888066">
                <text:p>0.888066</text:p>
              </table:table-cell>
              <table:table-cell office:value-type="float" office:value="0.0000323434">
                <text:p>0.0000323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6766">
                <text:p>0.886766</text:p>
              </table:table-cell>
              <table:table-cell office:value-type="float" office:value="0.0000999042">
                <text:p>0.0000999042</text:p>
              </table:table-cell>
              <table:table-cell office:value-type="float" office:value="0.887643">
                <text:p>0.887643</text:p>
              </table:table-cell>
              <table:table-cell office:value-type="float" office:value="0.0000987224">
                <text:p>0.0000987224</text:p>
              </table:table-cell>
              <table:table-cell office:value-type="float" office:value="0.888512">
                <text:p>0.888512</text:p>
              </table:table-cell>
              <table:table-cell office:value-type="float" office:value="0.00009356">
                <text:p>0.00009356</text:p>
              </table:table-cell>
              <table:table-cell office:value-type="float" office:value="0.889798">
                <text:p>0.889798</text:p>
              </table:table-cell>
              <table:table-cell office:value-type="float" office:value="0.0000832517">
                <text:p>0.0000832517</text:p>
              </table:table-cell>
              <table:table-cell office:value-type="float" office:value="0.890645">
                <text:p>0.890645</text:p>
              </table:table-cell>
              <table:table-cell office:value-type="float" office:value="0.0000791131">
                <text:p>0.0000791131</text:p>
              </table:table-cell>
              <table:table-cell office:value-type="float" office:value="0.891483">
                <text:p>0.891483</text:p>
              </table:table-cell>
              <table:table-cell office:value-type="float" office:value="0.000073286">
                <text:p>0.000073286</text:p>
              </table:table-cell>
              <table:table-cell office:value-type="float" office:value="0.892311">
                <text:p>0.892311</text:p>
              </table:table-cell>
              <table:table-cell office:value-type="float" office:value="0.0000690429">
                <text:p>0.0000690429</text:p>
              </table:table-cell>
              <table:table-cell office:value-type="float" office:value="0.893535">
                <text:p>0.893535</text:p>
              </table:table-cell>
              <table:table-cell office:value-type="float" office:value="0.0000611535">
                <text:p>0.0000611535</text:p>
              </table:table-cell>
              <table:table-cell office:value-type="float" office:value="0.894338">
                <text:p>0.894338</text:p>
              </table:table-cell>
              <table:table-cell office:value-type="float" office:value="0.0000565308">
                <text:p>0.0000565308</text:p>
              </table:table-cell>
              <table:table-cell office:value-type="float" office:value="0.895131">
                <text:p>0.895131</text:p>
              </table:table-cell>
              <table:table-cell office:value-type="float" office:value="0.0000523357">
                <text:p>0.0000523357</text:p>
              </table:table-cell>
              <table:table-cell office:value-type="float" office:value="0.895913">
                <text:p>0.895913</text:p>
              </table:table-cell>
              <table:table-cell office:value-type="float" office:value="0.000048601">
                <text:p>0.000048601</text:p>
              </table:table-cell>
              <table:table-cell office:value-type="float" office:value="0.897066">
                <text:p>0.897066</text:p>
              </table:table-cell>
              <table:table-cell office:value-type="float" office:value="0.0000429614">
                <text:p>0.0000429614</text:p>
              </table:table-cell>
              <table:table-cell office:value-type="float" office:value="0.897819">
                <text:p>0.897819</text:p>
              </table:table-cell>
              <table:table-cell office:value-type="float" office:value="0.0000396377">
                <text:p>0.0000396377</text:p>
              </table:table-cell>
              <table:table-cell office:value-type="float" office:value="0.898561">
                <text:p>0.898561</text:p>
              </table:table-cell>
              <table:table-cell office:value-type="float" office:value="0.000036117">
                <text:p>0.000036117</text:p>
              </table:table-cell>
              <table:table-cell office:value-type="float" office:value="0.899291">
                <text:p>0.899291</text:p>
              </table:table-cell>
              <table:table-cell office:value-type="float" office:value="0.0000323336">
                <text:p>0.0000323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7544">
                <text:p>0.897544</text:p>
              </table:table-cell>
              <table:table-cell office:value-type="float" office:value="0.0000994904">
                <text:p>0.0000994904</text:p>
              </table:table-cell>
              <table:table-cell office:value-type="float" office:value="0.898452">
                <text:p>0.898452</text:p>
              </table:table-cell>
              <table:table-cell office:value-type="float" office:value="0.0000983692">
                <text:p>0.0000983692</text:p>
              </table:table-cell>
              <table:table-cell office:value-type="float" office:value="0.899351">
                <text:p>0.899351</text:p>
              </table:table-cell>
              <table:table-cell office:value-type="float" office:value="0.0000932436">
                <text:p>0.0000932436</text:p>
              </table:table-cell>
              <table:table-cell office:value-type="float" office:value="0.900684">
                <text:p>0.900684</text:p>
              </table:table-cell>
              <table:table-cell office:value-type="float" office:value="0.000082988">
                <text:p>0.000082988</text:p>
              </table:table-cell>
              <table:table-cell office:value-type="float" office:value="0.901561">
                <text:p>0.901561</text:p>
              </table:table-cell>
              <table:table-cell office:value-type="float" office:value="0.0000788978">
                <text:p>0.0000788978</text:p>
              </table:table-cell>
              <table:table-cell office:value-type="float" office:value="0.902428">
                <text:p>0.902428</text:p>
              </table:table-cell>
              <table:table-cell office:value-type="float" office:value="0.0000731035">
                <text:p>0.0000731035</text:p>
              </table:table-cell>
              <table:table-cell office:value-type="float" office:value="0.903286">
                <text:p>0.903286</text:p>
              </table:table-cell>
              <table:table-cell office:value-type="float" office:value="0.0000688952">
                <text:p>0.0000688952</text:p>
              </table:table-cell>
              <table:table-cell office:value-type="float" office:value="0.904554">
                <text:p>0.904554</text:p>
              </table:table-cell>
              <table:table-cell office:value-type="float" office:value="0.0000610429">
                <text:p>0.0000610429</text:p>
              </table:table-cell>
              <table:table-cell office:value-type="float" office:value="0.905386">
                <text:p>0.905386</text:p>
              </table:table-cell>
              <table:table-cell office:value-type="float" office:value="0.0000564411">
                <text:p>0.0000564411</text:p>
              </table:table-cell>
              <table:table-cell office:value-type="float" office:value="0.906207">
                <text:p>0.906207</text:p>
              </table:table-cell>
              <table:table-cell office:value-type="float" office:value="0.0000522644">
                <text:p>0.0000522644</text:p>
              </table:table-cell>
              <table:table-cell office:value-type="float" office:value="0.907017">
                <text:p>0.907017</text:p>
              </table:table-cell>
              <table:table-cell office:value-type="float" office:value="0.0000485455">
                <text:p>0.0000485455</text:p>
              </table:table-cell>
              <table:table-cell office:value-type="float" office:value="0.908211">
                <text:p>0.908211</text:p>
              </table:table-cell>
              <table:table-cell office:value-type="float" office:value="0.0000429238">
                <text:p>0.0000429238</text:p>
              </table:table-cell>
              <table:table-cell office:value-type="float" office:value="0.908992">
                <text:p>0.908992</text:p>
              </table:table-cell>
              <table:table-cell office:value-type="float" office:value="0.0000396096">
                <text:p>0.0000396096</text:p>
              </table:table-cell>
              <table:table-cell office:value-type="float" office:value="0.90976">
                <text:p>0.90976</text:p>
              </table:table-cell>
              <table:table-cell office:value-type="float" office:value="0.0000360962">
                <text:p>0.0000360962</text:p>
              </table:table-cell>
              <table:table-cell office:value-type="float" office:value="0.910516">
                <text:p>0.910516</text:p>
              </table:table-cell>
              <table:table-cell office:value-type="float" office:value="0.0000323185">
                <text:p>0.00003231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321">
                <text:p>0.908321</text:p>
              </table:table-cell>
              <table:table-cell office:value-type="float" office:value="0.0000989397">
                <text:p>0.0000989397</text:p>
              </table:table-cell>
              <table:table-cell office:value-type="float" office:value="0.909261">
                <text:p>0.909261</text:p>
              </table:table-cell>
              <table:table-cell office:value-type="float" office:value="0.0000978971">
                <text:p>0.0000978971</text:p>
              </table:table-cell>
              <table:table-cell office:value-type="float" office:value="0.910191">
                <text:p>0.910191</text:p>
              </table:table-cell>
              <table:table-cell office:value-type="float" office:value="0.0000928185">
                <text:p>0.0000928185</text:p>
              </table:table-cell>
              <table:table-cell office:value-type="float" office:value="0.91157">
                <text:p>0.91157</text:p>
              </table:table-cell>
              <table:table-cell office:value-type="float" office:value="0.0000826306">
                <text:p>0.0000826306</text:p>
              </table:table-cell>
              <table:table-cell office:value-type="float" office:value="0.912477">
                <text:p>0.912477</text:p>
              </table:table-cell>
              <table:table-cell office:value-type="float" office:value="0.0000786042">
                <text:p>0.0000786042</text:p>
              </table:table-cell>
              <table:table-cell office:value-type="float" office:value="0.913374">
                <text:p>0.913374</text:p>
              </table:table-cell>
              <table:table-cell office:value-type="float" office:value="0.0000728528">
                <text:p>0.0000728528</text:p>
              </table:table-cell>
              <table:table-cell office:value-type="float" office:value="0.914262">
                <text:p>0.914262</text:p>
              </table:table-cell>
              <table:table-cell office:value-type="float" office:value="0.0000686907">
                <text:p>0.0000686907</text:p>
              </table:table-cell>
              <table:table-cell office:value-type="float" office:value="0.915573">
                <text:p>0.915573</text:p>
              </table:table-cell>
              <table:table-cell office:value-type="float" office:value="0.0000608877">
                <text:p>0.0000608877</text:p>
              </table:table-cell>
              <table:table-cell office:value-type="float" office:value="0.916434">
                <text:p>0.916434</text:p>
              </table:table-cell>
              <table:table-cell office:value-type="float" office:value="0.0000563142">
                <text:p>0.0000563142</text:p>
              </table:table-cell>
              <table:table-cell office:value-type="float" office:value="0.917283">
                <text:p>0.917283</text:p>
              </table:table-cell>
              <table:table-cell office:value-type="float" office:value="0.0000521627">
                <text:p>0.0000521627</text:p>
              </table:table-cell>
              <table:table-cell office:value-type="float" office:value="0.918121">
                <text:p>0.918121</text:p>
              </table:table-cell>
              <table:table-cell office:value-type="float" office:value="0.0000484653">
                <text:p>0.0000484653</text:p>
              </table:table-cell>
              <table:table-cell office:value-type="float" office:value="0.919356">
                <text:p>0.919356</text:p>
              </table:table-cell>
              <table:table-cell office:value-type="float" office:value="0.0000428687">
                <text:p>0.0000428687</text:p>
              </table:table-cell>
              <table:table-cell office:value-type="float" office:value="0.920164">
                <text:p>0.920164</text:p>
              </table:table-cell>
              <table:table-cell office:value-type="float" office:value="0.0000395679">
                <text:p>0.0000395679</text:p>
              </table:table-cell>
              <table:table-cell office:value-type="float" office:value="0.920959">
                <text:p>0.920959</text:p>
              </table:table-cell>
              <table:table-cell office:value-type="float" office:value="0.000036065">
                <text:p>0.000036065</text:p>
              </table:table-cell>
              <table:table-cell office:value-type="float" office:value="0.92174">
                <text:p>0.92174</text:p>
              </table:table-cell>
              <table:table-cell office:value-type="float" office:value="0.0000322955">
                <text:p>0.00003229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9099">
                <text:p>0.919099</text:p>
              </table:table-cell>
              <table:table-cell office:value-type="float" office:value="0.0000982031">
                <text:p>0.0000982031</text:p>
              </table:table-cell>
              <table:table-cell office:value-type="float" office:value="0.920069">
                <text:p>0.920069</text:p>
              </table:table-cell>
              <table:table-cell office:value-type="float" office:value="0.000097263">
                <text:p>0.000097263</text:p>
              </table:table-cell>
              <table:table-cell office:value-type="float" office:value="0.921031">
                <text:p>0.921031</text:p>
              </table:table-cell>
              <table:table-cell office:value-type="float" office:value="0.0000922451">
                <text:p>0.0000922451</text:p>
              </table:table-cell>
              <table:table-cell office:value-type="float" office:value="0.922455">
                <text:p>0.922455</text:p>
              </table:table-cell>
              <table:table-cell office:value-type="float" office:value="0.0000821448">
                <text:p>0.0000821448</text:p>
              </table:table-cell>
              <table:table-cell office:value-type="float" office:value="0.923393">
                <text:p>0.923393</text:p>
              </table:table-cell>
              <table:table-cell office:value-type="float" office:value="0.0000782027">
                <text:p>0.0000782027</text:p>
              </table:table-cell>
              <table:table-cell office:value-type="float" office:value="0.92432">
                <text:p>0.92432</text:p>
              </table:table-cell>
              <table:table-cell office:value-type="float" office:value="0.0000725077">
                <text:p>0.0000725077</text:p>
              </table:table-cell>
              <table:table-cell office:value-type="float" office:value="0.925237">
                <text:p>0.925237</text:p>
              </table:table-cell>
              <table:table-cell office:value-type="float" office:value="0.0000684072">
                <text:p>0.0000684072</text:p>
              </table:table-cell>
              <table:table-cell office:value-type="float" office:value="0.926592">
                <text:p>0.926592</text:p>
              </table:table-cell>
              <table:table-cell office:value-type="float" office:value="0.00006067">
                <text:p>0.00006067</text:p>
              </table:table-cell>
              <table:table-cell office:value-type="float" office:value="0.927481">
                <text:p>0.927481</text:p>
              </table:table-cell>
              <table:table-cell office:value-type="float" office:value="0.0000561344">
                <text:p>0.0000561344</text:p>
              </table:table-cell>
              <table:table-cell office:value-type="float" office:value="0.928359">
                <text:p>0.928359</text:p>
              </table:table-cell>
              <table:table-cell office:value-type="float" office:value="0.0000520171">
                <text:p>0.0000520171</text:p>
              </table:table-cell>
              <table:table-cell office:value-type="float" office:value="0.929225">
                <text:p>0.929225</text:p>
              </table:table-cell>
              <table:table-cell office:value-type="float" office:value="0.0000483495">
                <text:p>0.0000483495</text:p>
              </table:table-cell>
              <table:table-cell office:value-type="float" office:value="0.930501">
                <text:p>0.930501</text:p>
              </table:table-cell>
              <table:table-cell office:value-type="float" office:value="0.0000427877">
                <text:p>0.0000427877</text:p>
              </table:table-cell>
              <table:table-cell office:value-type="float" office:value="0.931336">
                <text:p>0.931336</text:p>
              </table:table-cell>
              <table:table-cell office:value-type="float" office:value="0.0000395058">
                <text:p>0.0000395058</text:p>
              </table:table-cell>
              <table:table-cell office:value-type="float" office:value="0.932157">
                <text:p>0.932157</text:p>
              </table:table-cell>
              <table:table-cell office:value-type="float" office:value="0.0000360179">
                <text:p>0.0000360179</text:p>
              </table:table-cell>
              <table:table-cell office:value-type="float" office:value="0.932965">
                <text:p>0.932965</text:p>
              </table:table-cell>
              <table:table-cell office:value-type="float" office:value="0.0000322604">
                <text:p>0.00003226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76">
                <text:p>0.929876</text:p>
              </table:table-cell>
              <table:table-cell office:value-type="float" office:value="0.000097211">
                <text:p>0.000097211</text:p>
              </table:table-cell>
              <table:table-cell office:value-type="float" office:value="0.930878">
                <text:p>0.930878</text:p>
              </table:table-cell>
              <table:table-cell office:value-type="float" office:value="0.0000964066">
                <text:p>0.0000964066</text:p>
              </table:table-cell>
              <table:table-cell office:value-type="float" office:value="0.931871">
                <text:p>0.931871</text:p>
              </table:table-cell>
              <table:table-cell office:value-type="float" office:value="0.0000914677">
                <text:p>0.0000914677</text:p>
              </table:table-cell>
              <table:table-cell office:value-type="float" office:value="0.933341">
                <text:p>0.933341</text:p>
              </table:table-cell>
              <table:table-cell office:value-type="float" office:value="0.0000814815">
                <text:p>0.0000814815</text:p>
              </table:table-cell>
              <table:table-cell office:value-type="float" office:value="0.934309">
                <text:p>0.934309</text:p>
              </table:table-cell>
              <table:table-cell office:value-type="float" office:value="0.0000776515">
                <text:p>0.0000776515</text:p>
              </table:table-cell>
              <table:table-cell office:value-type="float" office:value="0.935266">
                <text:p>0.935266</text:p>
              </table:table-cell>
              <table:table-cell office:value-type="float" office:value="0.000072031">
                <text:p>0.000072031</text:p>
              </table:table-cell>
              <table:table-cell office:value-type="float" office:value="0.936212">
                <text:p>0.936212</text:p>
              </table:table-cell>
              <table:table-cell office:value-type="float" office:value="0.000068013">
                <text:p>0.000068013</text:p>
              </table:table-cell>
              <table:table-cell office:value-type="float" office:value="0.937611">
                <text:p>0.937611</text:p>
              </table:table-cell>
              <table:table-cell office:value-type="float" office:value="0.0000603638">
                <text:p>0.0000603638</text:p>
              </table:table-cell>
              <table:table-cell office:value-type="float" office:value="0.938529">
                <text:p>0.938529</text:p>
              </table:table-cell>
              <table:table-cell office:value-type="float" office:value="0.0000558795">
                <text:p>0.0000558795</text:p>
              </table:table-cell>
              <table:table-cell office:value-type="float" office:value="0.939435">
                <text:p>0.939435</text:p>
              </table:table-cell>
              <table:table-cell office:value-type="float" office:value="0.0000518088">
                <text:p>0.0000518088</text:p>
              </table:table-cell>
              <table:table-cell office:value-type="float" office:value="0.940329">
                <text:p>0.940329</text:p>
              </table:table-cell>
              <table:table-cell office:value-type="float" office:value="0.0000481821">
                <text:p>0.0000481821</text:p>
              </table:table-cell>
              <table:table-cell office:value-type="float" office:value="0.941646">
                <text:p>0.941646</text:p>
              </table:table-cell>
              <table:table-cell office:value-type="float" office:value="0.0000426685">
                <text:p>0.0000426685</text:p>
              </table:table-cell>
              <table:table-cell office:value-type="float" office:value="0.942508">
                <text:p>0.942508</text:p>
              </table:table-cell>
              <table:table-cell office:value-type="float" office:value="0.0000394134">
                <text:p>0.0000394134</text:p>
              </table:table-cell>
              <table:table-cell office:value-type="float" office:value="0.943356">
                <text:p>0.943356</text:p>
              </table:table-cell>
              <table:table-cell office:value-type="float" office:value="0.0000359469">
                <text:p>0.0000359469</text:p>
              </table:table-cell>
              <table:table-cell office:value-type="float" office:value="0.94419">
                <text:p>0.94419</text:p>
              </table:table-cell>
              <table:table-cell office:value-type="float" office:value="0.0000322067">
                <text:p>0.00003220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653">
                <text:p>0.940653</text:p>
              </table:table-cell>
              <table:table-cell office:value-type="float" office:value="0.0000958628">
                <text:p>0.0000958628</text:p>
              </table:table-cell>
              <table:table-cell office:value-type="float" office:value="0.941687">
                <text:p>0.941687</text:p>
              </table:table-cell>
              <table:table-cell office:value-type="float" office:value="0.0000952405">
                <text:p>0.0000952405</text:p>
              </table:table-cell>
              <table:table-cell office:value-type="float" office:value="0.94271">
                <text:p>0.94271</text:p>
              </table:table-cell>
              <table:table-cell office:value-type="float" office:value="0.0000904063">
                <text:p>0.0000904063</text:p>
              </table:table-cell>
              <table:table-cell office:value-type="float" office:value="0.944227">
                <text:p>0.944227</text:p>
              </table:table-cell>
              <table:table-cell office:value-type="float" office:value="0.0000805708">
                <text:p>0.0000805708</text:p>
              </table:table-cell>
              <table:table-cell office:value-type="float" office:value="0.945225">
                <text:p>0.945225</text:p>
              </table:table-cell>
              <table:table-cell office:value-type="float" office:value="0.0000768913">
                <text:p>0.0000768913</text:p>
              </table:table-cell>
              <table:table-cell office:value-type="float" office:value="0.946212">
                <text:p>0.946212</text:p>
              </table:table-cell>
              <table:table-cell office:value-type="float" office:value="0.00007137">
                <text:p>0.00007137</text:p>
              </table:table-cell>
              <table:table-cell office:value-type="float" office:value="0.947188">
                <text:p>0.947188</text:p>
              </table:table-cell>
              <table:table-cell office:value-type="float" office:value="0.000067463">
                <text:p>0.000067463</text:p>
              </table:table-cell>
              <table:table-cell office:value-type="float" office:value="0.94863">
                <text:p>0.94863</text:p>
              </table:table-cell>
              <table:table-cell office:value-type="float" office:value="0.0000599318">
                <text:p>0.0000599318</text:p>
              </table:table-cell>
              <table:table-cell office:value-type="float" office:value="0.949577">
                <text:p>0.949577</text:p>
              </table:table-cell>
              <table:table-cell office:value-type="float" office:value="0.0000555169">
                <text:p>0.0000555169</text:p>
              </table:table-cell>
              <table:table-cell office:value-type="float" office:value="0.950512">
                <text:p>0.950512</text:p>
              </table:table-cell>
              <table:table-cell office:value-type="float" office:value="0.0000515099">
                <text:p>0.0000515099</text:p>
              </table:table-cell>
              <table:table-cell office:value-type="float" office:value="0.951433">
                <text:p>0.951433</text:p>
              </table:table-cell>
              <table:table-cell office:value-type="float" office:value="0.0000479396">
                <text:p>0.0000479396</text:p>
              </table:table-cell>
              <table:table-cell office:value-type="float" office:value="0.952792">
                <text:p>0.952792</text:p>
              </table:table-cell>
              <table:table-cell office:value-type="float" office:value="0.0000424932">
                <text:p>0.0000424932</text:p>
              </table:table-cell>
              <table:table-cell office:value-type="float" office:value="0.95368">
                <text:p>0.95368</text:p>
              </table:table-cell>
              <table:table-cell office:value-type="float" office:value="0.0000392758">
                <text:p>0.0000392758</text:p>
              </table:table-cell>
              <table:table-cell office:value-type="float" office:value="0.954554">
                <text:p>0.954554</text:p>
              </table:table-cell>
              <table:table-cell office:value-type="float" office:value="0.0000358399">
                <text:p>0.0000358399</text:p>
              </table:table-cell>
              <table:table-cell office:value-type="float" office:value="0.955414">
                <text:p>0.955414</text:p>
              </table:table-cell>
              <table:table-cell office:value-type="float" office:value="0.0000321247">
                <text:p>0.00003212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1431">
                <text:p>0.951431</text:p>
              </table:table-cell>
              <table:table-cell office:value-type="float" office:value="0.0000940077">
                <text:p>0.0000940077</text:p>
              </table:table-cell>
              <table:table-cell office:value-type="float" office:value="0.952495">
                <text:p>0.952495</text:p>
              </table:table-cell>
              <table:table-cell office:value-type="float" office:value="0.0000936353">
                <text:p>0.0000936353</text:p>
              </table:table-cell>
              <table:table-cell office:value-type="float" office:value="0.95355">
                <text:p>0.95355</text:p>
              </table:table-cell>
              <table:table-cell office:value-type="float" office:value="0.0000889432">
                <text:p>0.0000889432</text:p>
              </table:table-cell>
              <table:table-cell office:value-type="float" office:value="0.955112">
                <text:p>0.955112</text:p>
              </table:table-cell>
              <table:table-cell office:value-type="float" office:value="0.0000793107">
                <text:p>0.0000793107</text:p>
              </table:table-cell>
              <table:table-cell office:value-type="float" office:value="0.95614">
                <text:p>0.95614</text:p>
              </table:table-cell>
              <table:table-cell office:value-type="float" office:value="0.0000758354">
                <text:p>0.0000758354</text:p>
              </table:table-cell>
              <table:table-cell office:value-type="float" office:value="0.957158">
                <text:p>0.957158</text:p>
              </table:table-cell>
              <table:table-cell office:value-type="float" office:value="0.0000704477">
                <text:p>0.0000704477</text:p>
              </table:table-cell>
              <table:table-cell office:value-type="float" office:value="0.958163">
                <text:p>0.958163</text:p>
              </table:table-cell>
              <table:table-cell office:value-type="float" office:value="0.0000666913">
                <text:p>0.0000666913</text:p>
              </table:table-cell>
              <table:table-cell office:value-type="float" office:value="0.959649">
                <text:p>0.959649</text:p>
              </table:table-cell>
              <table:table-cell office:value-type="float" office:value="0.00005932">
                <text:p>0.00005932</text:p>
              </table:table-cell>
              <table:table-cell office:value-type="float" office:value="0.960625">
                <text:p>0.960625</text:p>
              </table:table-cell>
              <table:table-cell office:value-type="float" office:value="0.0000549996">
                <text:p>0.0000549996</text:p>
              </table:table-cell>
              <table:table-cell office:value-type="float" office:value="0.961588">
                <text:p>0.961588</text:p>
              </table:table-cell>
              <table:table-cell office:value-type="float" office:value="0.0000510799">
                <text:p>0.0000510799</text:p>
              </table:table-cell>
              <table:table-cell office:value-type="float" office:value="0.962537">
                <text:p>0.962537</text:p>
              </table:table-cell>
              <table:table-cell office:value-type="float" office:value="0.0000475874">
                <text:p>0.0000475874</text:p>
              </table:table-cell>
              <table:table-cell office:value-type="float" office:value="0.963937">
                <text:p>0.963937</text:p>
              </table:table-cell>
              <table:table-cell office:value-type="float" office:value="0.0000422347">
                <text:p>0.0000422347</text:p>
              </table:table-cell>
              <table:table-cell office:value-type="float" office:value="0.964852">
                <text:p>0.964852</text:p>
              </table:table-cell>
              <table:table-cell office:value-type="float" office:value="0.0000390706">
                <text:p>0.0000390706</text:p>
              </table:table-cell>
              <table:table-cell office:value-type="float" office:value="0.965753">
                <text:p>0.965753</text:p>
              </table:table-cell>
              <table:table-cell office:value-type="float" office:value="0.0000356782">
                <text:p>0.0000356782</text:p>
              </table:table-cell>
              <table:table-cell office:value-type="float" office:value="0.966639">
                <text:p>0.966639</text:p>
              </table:table-cell>
              <table:table-cell office:value-type="float" office:value="0.0000319991">
                <text:p>0.0000319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2208">
                <text:p>0.962208</text:p>
              </table:table-cell>
              <table:table-cell office:value-type="float" office:value="0.000091411">
                <text:p>0.000091411</text:p>
              </table:table-cell>
              <table:table-cell office:value-type="float" office:value="0.963304">
                <text:p>0.963304</text:p>
              </table:table-cell>
              <table:table-cell office:value-type="float" office:value="0.000091392">
                <text:p>0.000091392</text:p>
              </table:table-cell>
              <table:table-cell office:value-type="float" office:value="0.96439">
                <text:p>0.96439</text:p>
              </table:table-cell>
              <table:table-cell office:value-type="float" office:value="0.0000868993">
                <text:p>0.0000868993</text:p>
              </table:table-cell>
              <table:table-cell office:value-type="float" office:value="0.965998">
                <text:p>0.965998</text:p>
              </table:table-cell>
              <table:table-cell office:value-type="float" office:value="0.0000775476">
                <text:p>0.0000775476</text:p>
              </table:table-cell>
              <table:table-cell office:value-type="float" office:value="0.967056">
                <text:p>0.967056</text:p>
              </table:table-cell>
              <table:table-cell office:value-type="float" office:value="0.0000743546">
                <text:p>0.0000743546</text:p>
              </table:table-cell>
              <table:table-cell office:value-type="float" office:value="0.968103">
                <text:p>0.968103</text:p>
              </table:table-cell>
              <table:table-cell office:value-type="float" office:value="0.0000691501">
                <text:p>0.0000691501</text:p>
              </table:table-cell>
              <table:table-cell office:value-type="float" office:value="0.969139">
                <text:p>0.969139</text:p>
              </table:table-cell>
              <table:table-cell office:value-type="float" office:value="0.000065601">
                <text:p>0.000065601</text:p>
              </table:table-cell>
              <table:table-cell office:value-type="float" office:value="0.970668">
                <text:p>0.970668</text:p>
              </table:table-cell>
              <table:table-cell office:value-type="float" office:value="0.0000584485">
                <text:p>0.0000584485</text:p>
              </table:table-cell>
              <table:table-cell office:value-type="float" office:value="0.971673">
                <text:p>0.971673</text:p>
              </table:table-cell>
              <table:table-cell office:value-type="float" office:value="0.0000542578">
                <text:p>0.0000542578</text:p>
              </table:table-cell>
              <table:table-cell office:value-type="float" office:value="0.972664">
                <text:p>0.972664</text:p>
              </table:table-cell>
              <table:table-cell office:value-type="float" office:value="0.0000504585">
                <text:p>0.0000504585</text:p>
              </table:table-cell>
              <table:table-cell office:value-type="float" office:value="0.973642">
                <text:p>0.973642</text:p>
              </table:table-cell>
              <table:table-cell office:value-type="float" office:value="0.0000470741">
                <text:p>0.0000470741</text:p>
              </table:table-cell>
              <table:table-cell office:value-type="float" office:value="0.975082">
                <text:p>0.975082</text:p>
              </table:table-cell>
              <table:table-cell office:value-type="float" office:value="0.0000418524">
                <text:p>0.0000418524</text:p>
              </table:table-cell>
              <table:table-cell office:value-type="float" office:value="0.976024">
                <text:p>0.976024</text:p>
              </table:table-cell>
              <table:table-cell office:value-type="float" office:value="0.0000387638">
                <text:p>0.0000387638</text:p>
              </table:table-cell>
              <table:table-cell office:value-type="float" office:value="0.976952">
                <text:p>0.976952</text:p>
              </table:table-cell>
              <table:table-cell office:value-type="float" office:value="0.0000354336">
                <text:p>0.0000354336</text:p>
              </table:table-cell>
              <table:table-cell office:value-type="float" office:value="0.977864">
                <text:p>0.977864</text:p>
              </table:table-cell>
              <table:table-cell office:value-type="float" office:value="0.0000318065">
                <text:p>0.0000318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2985">
                <text:p>0.972985</text:p>
              </table:table-cell>
              <table:table-cell office:value-type="float" office:value="0.000087688">
                <text:p>0.000087688</text:p>
              </table:table-cell>
              <table:table-cell office:value-type="float" office:value="0.974113">
                <text:p>0.974113</text:p>
              </table:table-cell>
              <table:table-cell office:value-type="float" office:value="0.00008819">
                <text:p>0.00008819</text:p>
              </table:table-cell>
              <table:table-cell office:value-type="float" office:value="0.975229">
                <text:p>0.975229</text:p>
              </table:table-cell>
              <table:table-cell office:value-type="float" office:value="0.0000839904">
                <text:p>0.0000839904</text:p>
              </table:table-cell>
              <table:table-cell office:value-type="float" office:value="0.976884">
                <text:p>0.976884</text:p>
              </table:table-cell>
              <table:table-cell office:value-type="float" office:value="0.000075043">
                <text:p>0.000075043</text:p>
              </table:table-cell>
              <table:table-cell office:value-type="float" office:value="0.977972">
                <text:p>0.977972</text:p>
              </table:table-cell>
              <table:table-cell office:value-type="float" office:value="0.0000722502">
                <text:p>0.0000722502</text:p>
              </table:table-cell>
              <table:table-cell office:value-type="float" office:value="0.979049">
                <text:p>0.979049</text:p>
              </table:table-cell>
              <table:table-cell office:value-type="float" office:value="0.0000673029">
                <text:p>0.0000673029</text:p>
              </table:table-cell>
              <table:table-cell office:value-type="float" office:value="0.980114">
                <text:p>0.980114</text:p>
              </table:table-cell>
              <table:table-cell office:value-type="float" office:value="0.0000640446">
                <text:p>0.0000640446</text:p>
              </table:table-cell>
              <table:table-cell office:value-type="float" office:value="0.981688">
                <text:p>0.981688</text:p>
              </table:table-cell>
              <table:table-cell office:value-type="float" office:value="0.0000571966">
                <text:p>0.0000571966</text:p>
              </table:table-cell>
              <table:table-cell office:value-type="float" office:value="0.98272">
                <text:p>0.98272</text:p>
              </table:table-cell>
              <table:table-cell office:value-type="float" office:value="0.0000531863">
                <text:p>0.0000531863</text:p>
              </table:table-cell>
              <table:table-cell office:value-type="float" office:value="0.98374">
                <text:p>0.98374</text:p>
              </table:table-cell>
              <table:table-cell office:value-type="float" office:value="0.0000495552">
                <text:p>0.0000495552</text:p>
              </table:table-cell>
              <table:table-cell office:value-type="float" office:value="0.984746">
                <text:p>0.984746</text:p>
              </table:table-cell>
              <table:table-cell office:value-type="float" office:value="0.0000463223">
                <text:p>0.0000463223</text:p>
              </table:table-cell>
              <table:table-cell office:value-type="float" office:value="0.986227">
                <text:p>0.986227</text:p>
              </table:table-cell>
              <table:table-cell office:value-type="float" office:value="0.0000412848">
                <text:p>0.0000412848</text:p>
              </table:table-cell>
              <table:table-cell office:value-type="float" office:value="0.987196">
                <text:p>0.987196</text:p>
              </table:table-cell>
              <table:table-cell office:value-type="float" office:value="0.0000383036">
                <text:p>0.0000383036</text:p>
              </table:table-cell>
              <table:table-cell office:value-type="float" office:value="0.98815">
                <text:p>0.98815</text:p>
              </table:table-cell>
              <table:table-cell office:value-type="float" office:value="0.0000350625">
                <text:p>0.0000350625</text:p>
              </table:table-cell>
              <table:table-cell office:value-type="float" office:value="0.989088">
                <text:p>0.989088</text:p>
              </table:table-cell>
              <table:table-cell office:value-type="float" office:value="0.0000315107">
                <text:p>0.0000315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3763">
                <text:p>0.983763</text:p>
              </table:table-cell>
              <table:table-cell office:value-type="float" office:value="0.0000821616">
                <text:p>0.0000821616</text:p>
              </table:table-cell>
              <table:table-cell office:value-type="float" office:value="0.984921">
                <text:p>0.984921</text:p>
              </table:table-cell>
              <table:table-cell office:value-type="float" office:value="0.0000834789">
                <text:p>0.0000834789</text:p>
              </table:table-cell>
              <table:table-cell office:value-type="float" office:value="0.986069">
                <text:p>0.986069</text:p>
              </table:table-cell>
              <table:table-cell office:value-type="float" office:value="0.0000797392">
                <text:p>0.0000797392</text:p>
              </table:table-cell>
              <table:table-cell office:value-type="float" office:value="0.987769">
                <text:p>0.987769</text:p>
              </table:table-cell>
              <table:table-cell office:value-type="float" office:value="0.0000714062">
                <text:p>0.0000714062</text:p>
              </table:table-cell>
              <table:table-cell office:value-type="float" office:value="0.988888">
                <text:p>0.988888</text:p>
              </table:table-cell>
              <table:table-cell office:value-type="float" office:value="0.0000692015">
                <text:p>0.0000692015</text:p>
              </table:table-cell>
              <table:table-cell office:value-type="float" office:value="0.989995">
                <text:p>0.989995</text:p>
              </table:table-cell>
              <table:table-cell office:value-type="float" office:value="0.0000646289">
                <text:p>0.0000646289</text:p>
              </table:table-cell>
              <table:table-cell office:value-type="float" office:value="0.991089">
                <text:p>0.991089</text:p>
              </table:table-cell>
              <table:table-cell office:value-type="float" office:value="0.0000617901">
                <text:p>0.0000617901</text:p>
              </table:table-cell>
              <table:table-cell office:value-type="float" office:value="0.992707">
                <text:p>0.992707</text:p>
              </table:table-cell>
              <table:table-cell office:value-type="float" office:value="0.0000553769">
                <text:p>0.0000553769</text:p>
              </table:table-cell>
              <table:table-cell office:value-type="float" office:value="0.993768">
                <text:p>0.993768</text:p>
              </table:table-cell>
              <table:table-cell office:value-type="float" office:value="0.0000516227">
                <text:p>0.0000516227</text:p>
              </table:table-cell>
              <table:table-cell office:value-type="float" office:value="0.994816">
                <text:p>0.994816</text:p>
              </table:table-cell>
              <table:table-cell office:value-type="float" office:value="0.0000482302">
                <text:p>0.0000482302</text:p>
              </table:table-cell>
              <table:table-cell office:value-type="float" office:value="0.99585">
                <text:p>0.99585</text:p>
              </table:table-cell>
              <table:table-cell office:value-type="float" office:value="0.0000452126">
                <text:p>0.0000452126</text:p>
              </table:table-cell>
              <table:table-cell office:value-type="float" office:value="0.997372">
                <text:p>0.997372</text:p>
              </table:table-cell>
              <table:table-cell office:value-type="float" office:value="0.0000404371">
                <text:p>0.0000404371</text:p>
              </table:table-cell>
              <table:table-cell office:value-type="float" office:value="0.998369">
                <text:p>0.998369</text:p>
              </table:table-cell>
              <table:table-cell office:value-type="float" office:value="0.0000376099">
                <text:p>0.0000376099</text:p>
              </table:table-cell>
              <table:table-cell office:value-type="float" office:value="0.999349">
                <text:p>0.999349</text:p>
              </table:table-cell>
              <table:table-cell office:value-type="float" office:value="0.0000344971">
                <text:p>0.0000344971</text:p>
              </table:table-cell>
              <table:table-cell office:value-type="float" office:value="1.00031">
                <text:p>1.00031</text:p>
              </table:table-cell>
              <table:table-cell office:value-type="float" office:value="0.0000310546">
                <text:p>0.00003105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54">
                <text:p>0.99454</text:p>
              </table:table-cell>
              <table:table-cell office:value-type="float" office:value="0.0000735215">
                <text:p>0.0000735215</text:p>
              </table:table-cell>
              <table:table-cell office:value-type="float" office:value="0.99573">
                <text:p>0.99573</text:p>
              </table:table-cell>
              <table:table-cell office:value-type="float" office:value="0.0000762288">
                <text:p>0.0000762288</text:p>
              </table:table-cell>
              <table:table-cell office:value-type="float" office:value="0.996909">
                <text:p>0.996909</text:p>
              </table:table-cell>
              <table:table-cell office:value-type="float" office:value="0.0000732783">
                <text:p>0.0000732783</text:p>
              </table:table-cell>
              <table:table-cell office:value-type="float" office:value="0.998655">
                <text:p>0.998655</text:p>
              </table:table-cell>
              <table:table-cell office:value-type="float" office:value="0.0000659548">
                <text:p>0.0000659548</text:p>
              </table:table-cell>
              <table:table-cell office:value-type="float" office:value="0.999804">
                <text:p>0.999804</text:p>
              </table:table-cell>
              <table:table-cell office:value-type="float" office:value="0.0000646601">
                <text:p>0.0000646601</text:p>
              </table:table-cell>
              <table:table-cell office:value-type="float" office:value="1.00094">
                <text:p>1.00094</text:p>
              </table:table-cell>
              <table:table-cell office:value-type="float" office:value="0.0000606625">
                <text:p>0.0000606625</text:p>
              </table:table-cell>
              <table:table-cell office:value-type="float" office:value="1.00206">
                <text:p>1.00206</text:p>
              </table:table-cell>
              <table:table-cell office:value-type="float" office:value="0.000058454">
                <text:p>0.000058454</text:p>
              </table:table-cell>
              <table:table-cell office:value-type="float" office:value="1.00373">
                <text:p>1.00373</text:p>
              </table:table-cell>
              <table:table-cell office:value-type="float" office:value="0.0000526854">
                <text:p>0.0000526854</text:p>
              </table:table-cell>
              <table:table-cell office:value-type="float" office:value="1.00482">
                <text:p>1.00482</text:p>
              </table:table-cell>
              <table:table-cell office:value-type="float" office:value="0.0000493062">
                <text:p>0.0000493062</text:p>
              </table:table-cell>
              <table:table-cell office:value-type="float" office:value="1.00589">
                <text:p>1.00589</text:p>
              </table:table-cell>
              <table:table-cell office:value-type="float" office:value="0.0000462611">
                <text:p>0.0000462611</text:p>
              </table:table-cell>
              <table:table-cell office:value-type="float" office:value="1.00695">
                <text:p>1.00695</text:p>
              </table:table-cell>
              <table:table-cell office:value-type="float" office:value="0.0000435558">
                <text:p>0.0000435558</text:p>
              </table:table-cell>
              <table:table-cell office:value-type="float" office:value="1.00852">
                <text:p>1.00852</text:p>
              </table:table-cell>
              <table:table-cell office:value-type="float" office:value="0.0000391595">
                <text:p>0.0000391595</text:p>
              </table:table-cell>
              <table:table-cell office:value-type="float" office:value="1.00954">
                <text:p>1.00954</text:p>
              </table:table-cell>
              <table:table-cell office:value-type="float" office:value="0.000036556">
                <text:p>0.000036556</text:p>
              </table:table-cell>
              <table:table-cell office:value-type="float" office:value="1.01055">
                <text:p>1.01055</text:p>
              </table:table-cell>
              <table:table-cell office:value-type="float" office:value="0.0000336301">
                <text:p>0.0000336301</text:p>
              </table:table-cell>
              <table:table-cell office:value-type="float" office:value="1.01154">
                <text:p>1.01154</text:p>
              </table:table-cell>
              <table:table-cell office:value-type="float" office:value="0.0000303476">
                <text:p>0.0000303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32">
                <text:p>1.00532</text:p>
              </table:table-cell>
              <table:table-cell office:value-type="float" office:value="0.0000588537">
                <text:p>0.0000588537</text:p>
              </table:table-cell>
              <table:table-cell office:value-type="float" office:value="1.00654">
                <text:p>1.00654</text:p>
              </table:table-cell>
              <table:table-cell office:value-type="float" office:value="0.0000642619">
                <text:p>0.0000642619</text:p>
              </table:table-cell>
              <table:table-cell office:value-type="float" office:value="1.00775">
                <text:p>1.00775</text:p>
              </table:table-cell>
              <table:table-cell office:value-type="float" office:value="0.0000628521">
                <text:p>0.0000628521</text:p>
              </table:table-cell>
              <table:table-cell office:value-type="float" office:value="1.00954">
                <text:p>1.00954</text:p>
              </table:table-cell>
              <table:table-cell office:value-type="float" office:value="0.0000573801">
                <text:p>0.0000573801</text:p>
              </table:table-cell>
              <table:table-cell office:value-type="float" office:value="1.01072">
                <text:p>1.01072</text:p>
              </table:table-cell>
              <table:table-cell office:value-type="float" office:value="0.0000576065">
                <text:p>0.0000576065</text:p>
              </table:table-cell>
              <table:table-cell office:value-type="float" office:value="1.01189">
                <text:p>1.01189</text:p>
              </table:table-cell>
              <table:table-cell office:value-type="float" office:value="0.0000545613">
                <text:p>0.0000545613</text:p>
              </table:table-cell>
              <table:table-cell office:value-type="float" office:value="1.01304">
                <text:p>1.01304</text:p>
              </table:table-cell>
              <table:table-cell office:value-type="float" office:value="0.0000533585">
                <text:p>0.0000533585</text:p>
              </table:table-cell>
              <table:table-cell office:value-type="float" office:value="1.01474">
                <text:p>1.01474</text:p>
              </table:table-cell>
              <table:table-cell office:value-type="float" office:value="0.0000486006">
                <text:p>0.0000486006</text:p>
              </table:table-cell>
              <table:table-cell office:value-type="float" office:value="1.01586">
                <text:p>1.01586</text:p>
              </table:table-cell>
              <table:table-cell office:value-type="float" office:value="0.0000457965">
                <text:p>0.0000457965</text:p>
              </table:table-cell>
              <table:table-cell office:value-type="float" office:value="1.01697">
                <text:p>1.01697</text:p>
              </table:table-cell>
              <table:table-cell office:value-type="float" office:value="0.0000432772">
                <text:p>0.0000432772</text:p>
              </table:table-cell>
              <table:table-cell office:value-type="float" office:value="1.01806">
                <text:p>1.01806</text:p>
              </table:table-cell>
              <table:table-cell office:value-type="float" office:value="0.0000410404">
                <text:p>0.0000410404</text:p>
              </table:table-cell>
              <table:table-cell office:value-type="float" office:value="1.01966">
                <text:p>1.01966</text:p>
              </table:table-cell>
              <table:table-cell office:value-type="float" office:value="0.000037208">
                <text:p>0.000037208</text:p>
              </table:table-cell>
              <table:table-cell office:value-type="float" office:value="1.02071">
                <text:p>1.02071</text:p>
              </table:table-cell>
              <table:table-cell office:value-type="float" office:value="0.0000349363">
                <text:p>0.0000349363</text:p>
              </table:table-cell>
              <table:table-cell office:value-type="float" office:value="1.02175">
                <text:p>1.02175</text:p>
              </table:table-cell>
              <table:table-cell office:value-type="float" office:value="0.0000322875">
                <text:p>0.0000322875</text:p>
              </table:table-cell>
              <table:table-cell office:value-type="float" office:value="1.02276">
                <text:p>1.02276</text:p>
              </table:table-cell>
              <table:table-cell office:value-type="float" office:value="0.0000292427">
                <text:p>0.00002924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9">
                <text:p>1.01609</text:p>
              </table:table-cell>
              <table:table-cell office:value-type="float" office:value="0.0000300924">
                <text:p>0.0000300924</text:p>
              </table:table-cell>
              <table:table-cell office:value-type="float" office:value="1.01735">
                <text:p>1.01735</text:p>
              </table:table-cell>
              <table:table-cell office:value-type="float" office:value="0.0000420276">
                <text:p>0.0000420276</text:p>
              </table:table-cell>
              <table:table-cell office:value-type="float" office:value="1.01859">
                <text:p>1.01859</text:p>
              </table:table-cell>
              <table:table-cell office:value-type="float" office:value="0.000044281">
                <text:p>0.000044281</text:p>
              </table:table-cell>
              <table:table-cell office:value-type="float" office:value="1.02043">
                <text:p>1.02043</text:p>
              </table:table-cell>
              <table:table-cell office:value-type="float" office:value="0.000042816">
                <text:p>0.000042816</text:p>
              </table:table-cell>
              <table:table-cell office:value-type="float" office:value="1.02164">
                <text:p>1.02164</text:p>
              </table:table-cell>
              <table:table-cell office:value-type="float" office:value="0.0000459074">
                <text:p>0.0000459074</text:p>
              </table:table-cell>
              <table:table-cell office:value-type="float" office:value="1.02283">
                <text:p>1.02283</text:p>
              </table:table-cell>
              <table:table-cell office:value-type="float" office:value="0.0000446308">
                <text:p>0.0000446308</text:p>
              </table:table-cell>
              <table:table-cell office:value-type="float" office:value="1.02402">
                <text:p>1.02402</text:p>
              </table:table-cell>
              <table:table-cell office:value-type="float" office:value="0.0000451866">
                <text:p>0.0000451866</text:p>
              </table:table-cell>
              <table:table-cell office:value-type="float" office:value="1.02576">
                <text:p>1.02576</text:p>
              </table:table-cell>
              <table:table-cell office:value-type="float" office:value="0.0000421519">
                <text:p>0.0000421519</text:p>
              </table:table-cell>
              <table:table-cell office:value-type="float" office:value="1.02691">
                <text:p>1.02691</text:p>
              </table:table-cell>
              <table:table-cell office:value-type="float" office:value="0.0000402938">
                <text:p>0.0000402938</text:p>
              </table:table-cell>
              <table:table-cell office:value-type="float" office:value="1.02804">
                <text:p>1.02804</text:p>
              </table:table-cell>
              <table:table-cell office:value-type="float" office:value="0.000038619">
                <text:p>0.000038619</text:p>
              </table:table-cell>
              <table:table-cell office:value-type="float" office:value="1.02916">
                <text:p>1.02916</text:p>
              </table:table-cell>
              <table:table-cell office:value-type="float" office:value="0.0000371214">
                <text:p>0.0000371214</text:p>
              </table:table-cell>
              <table:table-cell office:value-type="float" office:value="1.03081">
                <text:p>1.03081</text:p>
              </table:table-cell>
              <table:table-cell office:value-type="float" office:value="0.0000341644">
                <text:p>0.0000341644</text:p>
              </table:table-cell>
              <table:table-cell office:value-type="float" office:value="1.03188">
                <text:p>1.03188</text:p>
              </table:table-cell>
              <table:table-cell office:value-type="float" office:value="0.0000324023">
                <text:p>0.0000324023</text:p>
              </table:table-cell>
              <table:table-cell office:value-type="float" office:value="1.03294">
                <text:p>1.03294</text:p>
              </table:table-cell>
              <table:table-cell office:value-type="float" office:value="0.0000301762">
                <text:p>0.0000301762</text:p>
              </table:table-cell>
              <table:table-cell office:value-type="float" office:value="1.03399">
                <text:p>1.03399</text:p>
              </table:table-cell>
              <table:table-cell office:value-type="float" office:value="0.000027493">
                <text:p>0.0000274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687">
                <text:p>1.02687</text:p>
              </table:table-cell>
              <table:table-cell office:value-type="float" office:value="-0.0000464485">
                <text:p>-0.0000464485</text:p>
              </table:table-cell>
              <table:table-cell office:value-type="float" office:value="1.02816">
                <text:p>1.02816</text:p>
              </table:table-cell>
              <table:table-cell office:value-type="float" office:value="0.000000177059">
                <text:p>0.000000177059</text:p>
              </table:table-cell>
              <table:table-cell office:value-type="float" office:value="1.02943">
                <text:p>1.02943</text:p>
              </table:table-cell>
              <table:table-cell office:value-type="float" office:value="0.00000455011">
                <text:p>0.00000455011</text:p>
              </table:table-cell>
              <table:table-cell office:value-type="float" office:value="1.03131">
                <text:p>1.03131</text:p>
              </table:table-cell>
              <table:table-cell office:value-type="float" office:value="0.000014526">
                <text:p>0.000014526</text:p>
              </table:table-cell>
              <table:table-cell office:value-type="float" office:value="1.03255">
                <text:p>1.03255</text:p>
              </table:table-cell>
              <table:table-cell office:value-type="float" office:value="0.0000242168">
                <text:p>0.0000242168</text:p>
              </table:table-cell>
              <table:table-cell office:value-type="float" office:value="1.03378">
                <text:p>1.03378</text:p>
              </table:table-cell>
              <table:table-cell office:value-type="float" office:value="0.0000268816">
                <text:p>0.0000268816</text:p>
              </table:table-cell>
              <table:table-cell office:value-type="float" office:value="1.03499">
                <text:p>1.03499</text:p>
              </table:table-cell>
              <table:table-cell office:value-type="float" office:value="0.0000309971">
                <text:p>0.0000309971</text:p>
              </table:table-cell>
              <table:table-cell office:value-type="float" office:value="1.03678">
                <text:p>1.03678</text:p>
              </table:table-cell>
              <table:table-cell office:value-type="float" office:value="0.0000313105">
                <text:p>0.0000313105</text:p>
              </table:table-cell>
              <table:table-cell office:value-type="float" office:value="1.03796">
                <text:p>1.03796</text:p>
              </table:table-cell>
              <table:table-cell office:value-type="float" office:value="0.0000311861">
                <text:p>0.0000311861</text:p>
              </table:table-cell>
              <table:table-cell office:value-type="float" office:value="1.03912">
                <text:p>1.03912</text:p>
              </table:table-cell>
              <table:table-cell office:value-type="float" office:value="0.000030999">
                <text:p>0.000030999</text:p>
              </table:table-cell>
              <table:table-cell office:value-type="float" office:value="1.04027">
                <text:p>1.04027</text:p>
              </table:table-cell>
              <table:table-cell office:value-type="float" office:value="0.0000307639">
                <text:p>0.0000307639</text:p>
              </table:table-cell>
              <table:table-cell office:value-type="float" office:value="1.04195">
                <text:p>1.04195</text:p>
              </table:table-cell>
              <table:table-cell office:value-type="float" office:value="0.0000292606">
                <text:p>0.0000292606</text:p>
              </table:table-cell>
              <table:table-cell office:value-type="float" office:value="1.04306">
                <text:p>1.04306</text:p>
              </table:table-cell>
              <table:table-cell office:value-type="float" office:value="0.0000283247">
                <text:p>0.0000283247</text:p>
              </table:table-cell>
              <table:table-cell office:value-type="float" office:value="1.04414">
                <text:p>1.04414</text:p>
              </table:table-cell>
              <table:table-cell office:value-type="float" office:value="0.0000267748">
                <text:p>0.0000267748</text:p>
              </table:table-cell>
              <table:table-cell office:value-type="float" office:value="1.04521">
                <text:p>1.04521</text:p>
              </table:table-cell>
              <table:table-cell office:value-type="float" office:value="0.0000246643">
                <text:p>0.00002466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765">
                <text:p>1.03765</text:p>
              </table:table-cell>
              <table:table-cell office:value-type="float" office:value="-0.00072637">
                <text:p>-0.00072637</text:p>
              </table:table-cell>
              <table:table-cell office:value-type="float" office:value="1.03896">
                <text:p>1.03896</text:p>
              </table:table-cell>
              <table:table-cell office:value-type="float" office:value="-0.000247904">
                <text:p>-0.000247904</text:p>
              </table:table-cell>
              <table:table-cell office:value-type="float" office:value="1.04027">
                <text:p>1.04027</text:p>
              </table:table-cell>
              <table:table-cell office:value-type="float" office:value="-0.000127893">
                <text:p>-0.000127893</text:p>
              </table:table-cell>
              <table:table-cell office:value-type="float" office:value="1.0422">
                <text:p>1.0422</text:p>
              </table:table-cell>
              <table:table-cell office:value-type="float" office:value="-0.0000581541">
                <text:p>-0.0000581541</text:p>
              </table:table-cell>
              <table:table-cell office:value-type="float" office:value="1.04347">
                <text:p>1.04347</text:p>
              </table:table-cell>
              <table:table-cell office:value-type="float" office:value="-0.000025767">
                <text:p>-0.000025767</text:p>
              </table:table-cell>
              <table:table-cell office:value-type="float" office:value="1.04472">
                <text:p>1.04472</text:p>
              </table:table-cell>
              <table:table-cell office:value-type="float" office:value="0.0000000692947">
                <text:p>0.0000000692947</text:p>
              </table:table-cell>
              <table:table-cell office:value-type="float" office:value="1.04597">
                <text:p>1.04597</text:p>
              </table:table-cell>
              <table:table-cell office:value-type="float" office:value="0.00000259128">
                <text:p>0.00000259128</text:p>
              </table:table-cell>
              <table:table-cell office:value-type="float" office:value="1.0478">
                <text:p>1.0478</text:p>
              </table:table-cell>
              <table:table-cell office:value-type="float" office:value="0.0000110021">
                <text:p>0.0000110021</text:p>
              </table:table-cell>
              <table:table-cell office:value-type="float" office:value="1.04901">
                <text:p>1.04901</text:p>
              </table:table-cell>
              <table:table-cell office:value-type="float" office:value="0.0000146702">
                <text:p>0.0000146702</text:p>
              </table:table-cell>
              <table:table-cell office:value-type="float" office:value="1.0502">
                <text:p>1.0502</text:p>
              </table:table-cell>
              <table:table-cell office:value-type="float" office:value="0.0000175268">
                <text:p>0.0000175268</text:p>
              </table:table-cell>
              <table:table-cell office:value-type="float" office:value="1.05137">
                <text:p>1.05137</text:p>
              </table:table-cell>
              <table:table-cell office:value-type="float" office:value="0.0000197415">
                <text:p>0.0000197415</text:p>
              </table:table-cell>
              <table:table-cell office:value-type="float" office:value="1.0531">
                <text:p>1.0531</text:p>
              </table:table-cell>
              <table:table-cell office:value-type="float" office:value="0.0000209295">
                <text:p>0.0000209295</text:p>
              </table:table-cell>
              <table:table-cell office:value-type="float" office:value="1.05423">
                <text:p>1.05423</text:p>
              </table:table-cell>
              <table:table-cell office:value-type="float" office:value="0.0000214571">
                <text:p>0.0000214571</text:p>
              </table:table-cell>
              <table:table-cell office:value-type="float" office:value="1.05534">
                <text:p>1.05534</text:p>
              </table:table-cell>
              <table:table-cell office:value-type="float" office:value="0.0000210758">
                <text:p>0.0000210758</text:p>
              </table:table-cell>
              <table:table-cell office:value-type="float" office:value="1.05644">
                <text:p>1.05644</text:p>
              </table:table-cell>
              <table:table-cell office:value-type="float" office:value="0.0000199343">
                <text:p>0.00001993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843">
                <text:p>1.04843</text:p>
              </table:table-cell>
              <table:table-cell office:value-type="float" office:value="0.000430272">
                <text:p>0.000430272</text:p>
              </table:table-cell>
              <table:table-cell office:value-type="float" office:value="1.04977">
                <text:p>1.04977</text:p>
              </table:table-cell>
              <table:table-cell office:value-type="float" office:value="0.000642634">
                <text:p>0.000642634</text:p>
              </table:table-cell>
              <table:table-cell office:value-type="float" office:value="1.05111">
                <text:p>1.05111</text:p>
              </table:table-cell>
              <table:table-cell office:value-type="float" office:value="0.00214658">
                <text:p>0.00214658</text:p>
              </table:table-cell>
              <table:table-cell office:value-type="float" office:value="1.05308">
                <text:p>1.05308</text:p>
              </table:table-cell>
              <table:table-cell office:value-type="float" office:value="-0.000558322">
                <text:p>-0.000558322</text:p>
              </table:table-cell>
              <table:table-cell office:value-type="float" office:value="1.05438">
                <text:p>1.05438</text:p>
              </table:table-cell>
              <table:table-cell office:value-type="float" office:value="-0.000235334">
                <text:p>-0.000235334</text:p>
              </table:table-cell>
              <table:table-cell office:value-type="float" office:value="1.05567">
                <text:p>1.05567</text:p>
              </table:table-cell>
              <table:table-cell office:value-type="float" office:value="-0.000132534">
                <text:p>-0.000132534</text:p>
              </table:table-cell>
              <table:table-cell office:value-type="float" office:value="1.05694">
                <text:p>1.05694</text:p>
              </table:table-cell>
              <table:table-cell office:value-type="float" office:value="-0.0000748287">
                <text:p>-0.0000748287</text:p>
              </table:table-cell>
              <table:table-cell office:value-type="float" office:value="1.05882">
                <text:p>1.05882</text:p>
              </table:table-cell>
              <table:table-cell office:value-type="float" office:value="-0.0000360825">
                <text:p>-0.0000360825</text:p>
              </table:table-cell>
              <table:table-cell office:value-type="float" office:value="1.06005">
                <text:p>1.06005</text:p>
              </table:table-cell>
              <table:table-cell office:value-type="float" office:value="-0.0000209108">
                <text:p>-0.0000209108</text:p>
              </table:table-cell>
              <table:table-cell office:value-type="float" office:value="1.06127">
                <text:p>1.06127</text:p>
              </table:table-cell>
              <table:table-cell office:value-type="float" office:value="0.0000000306079">
                <text:p>0.0000000306079</text:p>
              </table:table-cell>
              <table:table-cell office:value-type="float" office:value="1.06247">
                <text:p>1.06247</text:p>
              </table:table-cell>
              <table:table-cell office:value-type="float" office:value="0.0000000730479">
                <text:p>0.0000000730479</text:p>
              </table:table-cell>
              <table:table-cell office:value-type="float" office:value="1.06424">
                <text:p>1.06424</text:p>
              </table:table-cell>
              <table:table-cell office:value-type="float" office:value="0.00000541563">
                <text:p>0.00000541563</text:p>
              </table:table-cell>
              <table:table-cell office:value-type="float" office:value="1.0654">
                <text:p>1.0654</text:p>
              </table:table-cell>
              <table:table-cell office:value-type="float" office:value="0.0000089514">
                <text:p>0.0000089514</text:p>
              </table:table-cell>
              <table:table-cell office:value-type="float" office:value="1.06654">
                <text:p>1.06654</text:p>
              </table:table-cell>
              <table:table-cell office:value-type="float" office:value="0.0000108686">
                <text:p>0.0000108686</text:p>
              </table:table-cell>
              <table:table-cell office:value-type="float" office:value="1.06766">
                <text:p>1.06766</text:p>
              </table:table-cell>
              <table:table-cell office:value-type="float" office:value="0.0000115606">
                <text:p>0.0000115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92">
                <text:p>1.0592</text:p>
              </table:table-cell>
              <table:table-cell office:value-type="float" office:value="0.00026042">
                <text:p>0.00026042</text:p>
              </table:table-cell>
              <table:table-cell office:value-type="float" office:value="1.06058">
                <text:p>1.06058</text:p>
              </table:table-cell>
              <table:table-cell office:value-type="float" office:value="0.000284332">
                <text:p>0.000284332</text:p>
              </table:table-cell>
              <table:table-cell office:value-type="float" office:value="1.06195">
                <text:p>1.06195</text:p>
              </table:table-cell>
              <table:table-cell office:value-type="float" office:value="0.000330405">
                <text:p>0.000330405</text:p>
              </table:table-cell>
              <table:table-cell office:value-type="float" office:value="1.06397">
                <text:p>1.06397</text:p>
              </table:table-cell>
              <table:table-cell office:value-type="float" office:value="0.000480736">
                <text:p>0.000480736</text:p>
              </table:table-cell>
              <table:table-cell office:value-type="float" office:value="1.0653">
                <text:p>1.0653</text:p>
              </table:table-cell>
              <table:table-cell office:value-type="float" office:value="0.000753815">
                <text:p>0.000753815</text:p>
              </table:table-cell>
              <table:table-cell office:value-type="float" office:value="1.06662">
                <text:p>1.06662</text:p>
              </table:table-cell>
              <table:table-cell office:value-type="float" office:value="0.00399293">
                <text:p>0.00399293</text:p>
              </table:table-cell>
              <table:table-cell office:value-type="float" office:value="1.06792">
                <text:p>1.06792</text:p>
              </table:table-cell>
              <table:table-cell office:value-type="float" office:value="-0.000838306">
                <text:p>-0.000838306</text:p>
              </table:table-cell>
              <table:table-cell office:value-type="float" office:value="1.06984">
                <text:p>1.06984</text:p>
              </table:table-cell>
              <table:table-cell office:value-type="float" office:value="-0.000232861">
                <text:p>-0.000232861</text:p>
              </table:table-cell>
              <table:table-cell office:value-type="float" office:value="1.0711">
                <text:p>1.0711</text:p>
              </table:table-cell>
              <table:table-cell office:value-type="float" office:value="-0.000137223">
                <text:p>-0.000137223</text:p>
              </table:table-cell>
              <table:table-cell office:value-type="float" office:value="1.07235">
                <text:p>1.07235</text:p>
              </table:table-cell>
              <table:table-cell office:value-type="float" office:value="-0.0000864364">
                <text:p>-0.0000864364</text:p>
              </table:table-cell>
              <table:table-cell office:value-type="float" office:value="1.07358">
                <text:p>1.07358</text:p>
              </table:table-cell>
              <table:table-cell office:value-type="float" office:value="-0.0000554033">
                <text:p>-0.0000554033</text:p>
              </table:table-cell>
              <table:table-cell office:value-type="float" office:value="1.07539">
                <text:p>1.07539</text:p>
              </table:table-cell>
              <table:table-cell office:value-type="float" office:value="-0.0000291113">
                <text:p>-0.0000291113</text:p>
              </table:table-cell>
              <table:table-cell office:value-type="float" office:value="1.07657">
                <text:p>1.07657</text:p>
              </table:table-cell>
              <table:table-cell office:value-type="float" office:value="-0.000017429">
                <text:p>-0.000017429</text:p>
              </table:table-cell>
              <table:table-cell office:value-type="float" office:value="1.07774">
                <text:p>1.07774</text:p>
              </table:table-cell>
              <table:table-cell office:value-type="float" office:value="0.0000000130088">
                <text:p>0.0000000130088</text:p>
              </table:table-cell>
              <table:table-cell office:value-type="float" office:value="1.07889">
                <text:p>1.07889</text:p>
              </table:table-cell>
              <table:table-cell office:value-type="float" office:value="0.0000000160466">
                <text:p>0.0000000160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98">
                <text:p>1.06998</text:p>
              </table:table-cell>
              <table:table-cell office:value-type="float" office:value="0.00021542">
                <text:p>0.00021542</text:p>
              </table:table-cell>
              <table:table-cell office:value-type="float" office:value="1.07139">
                <text:p>1.07139</text:p>
              </table:table-cell>
              <table:table-cell office:value-type="float" office:value="0.000222788">
                <text:p>0.000222788</text:p>
              </table:table-cell>
              <table:table-cell office:value-type="float" office:value="1.07279">
                <text:p>1.07279</text:p>
              </table:table-cell>
              <table:table-cell office:value-type="float" office:value="0.000236079">
                <text:p>0.000236079</text:p>
              </table:table-cell>
              <table:table-cell office:value-type="float" office:value="1.07485">
                <text:p>1.07485</text:p>
              </table:table-cell>
              <table:table-cell office:value-type="float" office:value="0.000263995">
                <text:p>0.000263995</text:p>
              </table:table-cell>
              <table:table-cell office:value-type="float" office:value="1.07622">
                <text:p>1.07622</text:p>
              </table:table-cell>
              <table:table-cell office:value-type="float" office:value="0.000282827">
                <text:p>0.000282827</text:p>
              </table:table-cell>
              <table:table-cell office:value-type="float" office:value="1.07756">
                <text:p>1.07756</text:p>
              </table:table-cell>
              <table:table-cell office:value-type="float" office:value="0.000324261">
                <text:p>0.000324261</text:p>
              </table:table-cell>
              <table:table-cell office:value-type="float" office:value="1.07889">
                <text:p>1.07889</text:p>
              </table:table-cell>
              <table:table-cell office:value-type="float" office:value="0.00038872">
                <text:p>0.00038872</text:p>
              </table:table-cell>
              <table:table-cell office:value-type="float" office:value="1.08086">
                <text:p>1.08086</text:p>
              </table:table-cell>
              <table:table-cell office:value-type="float" office:value="0.00072253">
                <text:p>0.00072253</text:p>
              </table:table-cell>
              <table:table-cell office:value-type="float" office:value="1.08215">
                <text:p>1.08215</text:p>
              </table:table-cell>
              <table:table-cell office:value-type="float" office:value="0.00318132">
                <text:p>0.00318132</text:p>
              </table:table-cell>
              <table:table-cell office:value-type="float" office:value="1.08342">
                <text:p>1.08342</text:p>
              </table:table-cell>
              <table:table-cell office:value-type="float" office:value="-0.000941916">
                <text:p>-0.000941916</text:p>
              </table:table-cell>
              <table:table-cell office:value-type="float" office:value="1.08468">
                <text:p>1.08468</text:p>
              </table:table-cell>
              <table:table-cell office:value-type="float" office:value="-0.000347797">
                <text:p>-0.000347797</text:p>
              </table:table-cell>
              <table:table-cell office:value-type="float" office:value="1.08653">
                <text:p>1.08653</text:p>
              </table:table-cell>
              <table:table-cell office:value-type="float" office:value="-0.000149815">
                <text:p>-0.000149815</text:p>
              </table:table-cell>
              <table:table-cell office:value-type="float" office:value="1.08775">
                <text:p>1.08775</text:p>
              </table:table-cell>
              <table:table-cell office:value-type="float" office:value="-0.0000956398">
                <text:p>-0.0000956398</text:p>
              </table:table-cell>
              <table:table-cell office:value-type="float" office:value="1.08894">
                <text:p>1.08894</text:p>
              </table:table-cell>
              <table:table-cell office:value-type="float" office:value="-0.0000644376">
                <text:p>-0.0000644376</text:p>
              </table:table-cell>
              <table:table-cell office:value-type="float" office:value="1.09011">
                <text:p>1.09011</text:p>
              </table:table-cell>
              <table:table-cell office:value-type="float" office:value="-0.0000448539">
                <text:p>-0.00004485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076">
                <text:p>1.08076</text:p>
              </table:table-cell>
              <table:table-cell office:value-type="float" office:value="0.000195153">
                <text:p>0.000195153</text:p>
              </table:table-cell>
              <table:table-cell office:value-type="float" office:value="1.0822">
                <text:p>1.0822</text:p>
              </table:table-cell>
              <table:table-cell office:value-type="float" office:value="0.000197967">
                <text:p>0.000197967</text:p>
              </table:table-cell>
              <table:table-cell office:value-type="float" office:value="1.08363">
                <text:p>1.08363</text:p>
              </table:table-cell>
              <table:table-cell office:value-type="float" office:value="0.000203323">
                <text:p>0.000203323</text:p>
              </table:table-cell>
              <table:table-cell office:value-type="float" office:value="1.08574">
                <text:p>1.08574</text:p>
              </table:table-cell>
              <table:table-cell office:value-type="float" office:value="0.000211959">
                <text:p>0.000211959</text:p>
              </table:table-cell>
              <table:table-cell office:value-type="float" office:value="1.08713">
                <text:p>1.08713</text:p>
              </table:table-cell>
              <table:table-cell office:value-type="float" office:value="0.000213691">
                <text:p>0.000213691</text:p>
              </table:table-cell>
              <table:table-cell office:value-type="float" office:value="1.08851">
                <text:p>1.08851</text:p>
              </table:table-cell>
              <table:table-cell office:value-type="float" office:value="0.000222376">
                <text:p>0.000222376</text:p>
              </table:table-cell>
              <table:table-cell office:value-type="float" office:value="1.08987">
                <text:p>1.08987</text:p>
              </table:table-cell>
              <table:table-cell office:value-type="float" office:value="0.000230562">
                <text:p>0.000230562</text:p>
              </table:table-cell>
              <table:table-cell office:value-type="float" office:value="1.09188">
                <text:p>1.09188</text:p>
              </table:table-cell>
              <table:table-cell office:value-type="float" office:value="0.000260264">
                <text:p>0.000260264</text:p>
              </table:table-cell>
              <table:table-cell office:value-type="float" office:value="1.0932">
                <text:p>1.0932</text:p>
              </table:table-cell>
              <table:table-cell office:value-type="float" office:value="0.000294682">
                <text:p>0.000294682</text:p>
              </table:table-cell>
              <table:table-cell office:value-type="float" office:value="1.0945">
                <text:p>1.0945</text:p>
              </table:table-cell>
              <table:table-cell office:value-type="float" office:value="0.000351916">
                <text:p>0.000351916</text:p>
              </table:table-cell>
              <table:table-cell office:value-type="float" office:value="1.09579">
                <text:p>1.09579</text:p>
              </table:table-cell>
              <table:table-cell office:value-type="float" office:value="0.000466468">
                <text:p>0.000466468</text:p>
              </table:table-cell>
              <table:table-cell office:value-type="float" office:value="1.09768">
                <text:p>1.09768</text:p>
              </table:table-cell>
              <table:table-cell office:value-type="float" office:value="0.00141092">
                <text:p>0.00141092</text:p>
              </table:table-cell>
              <table:table-cell office:value-type="float" office:value="1.09892">
                <text:p>1.09892</text:p>
              </table:table-cell>
              <table:table-cell office:value-type="float" office:value="-0.00169776">
                <text:p>-0.00169776</text:p>
              </table:table-cell>
              <table:table-cell office:value-type="float" office:value="1.10014">
                <text:p>1.10014</text:p>
              </table:table-cell>
              <table:table-cell office:value-type="float" office:value="-0.000442909">
                <text:p>-0.000442909</text:p>
              </table:table-cell>
              <table:table-cell office:value-type="float" office:value="1.10134">
                <text:p>1.10134</text:p>
              </table:table-cell>
              <table:table-cell office:value-type="float" office:value="-0.000227865">
                <text:p>-0.0002278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154">
                <text:p>1.09154</text:p>
              </table:table-cell>
              <table:table-cell office:value-type="float" office:value="0.000183946">
                <text:p>0.000183946</text:p>
              </table:table-cell>
              <table:table-cell office:value-type="float" office:value="1.09301">
                <text:p>1.09301</text:p>
              </table:table-cell>
              <table:table-cell office:value-type="float" office:value="0.000184941">
                <text:p>0.000184941</text:p>
              </table:table-cell>
              <table:table-cell office:value-type="float" office:value="1.09447">
                <text:p>1.09447</text:p>
              </table:table-cell>
              <table:table-cell office:value-type="float" office:value="0.000187181">
                <text:p>0.000187181</text:p>
              </table:table-cell>
              <table:table-cell office:value-type="float" office:value="1.09663">
                <text:p>1.09663</text:p>
              </table:table-cell>
              <table:table-cell office:value-type="float" office:value="0.000189298">
                <text:p>0.000189298</text:p>
              </table:table-cell>
              <table:table-cell office:value-type="float" office:value="1.09805">
                <text:p>1.09805</text:p>
              </table:table-cell>
              <table:table-cell office:value-type="float" office:value="0.000186776">
                <text:p>0.000186776</text:p>
              </table:table-cell>
              <table:table-cell office:value-type="float" office:value="1.09945">
                <text:p>1.09945</text:p>
              </table:table-cell>
              <table:table-cell office:value-type="float" office:value="0.000188266">
                <text:p>0.000188266</text:p>
              </table:table-cell>
              <table:table-cell office:value-type="float" office:value="1.10084">
                <text:p>1.10084</text:p>
              </table:table-cell>
              <table:table-cell office:value-type="float" office:value="0.000187937">
                <text:p>0.000187937</text:p>
              </table:table-cell>
              <table:table-cell office:value-type="float" office:value="1.1029">
                <text:p>1.1029</text:p>
              </table:table-cell>
              <table:table-cell office:value-type="float" office:value="0.000193919">
                <text:p>0.000193919</text:p>
              </table:table-cell>
              <table:table-cell office:value-type="float" office:value="1.10425">
                <text:p>1.10425</text:p>
              </table:table-cell>
              <table:table-cell office:value-type="float" office:value="0.000200503">
                <text:p>0.000200503</text:p>
              </table:table-cell>
              <table:table-cell office:value-type="float" office:value="1.10558">
                <text:p>1.10558</text:p>
              </table:table-cell>
              <table:table-cell office:value-type="float" office:value="0.000209008">
                <text:p>0.000209008</text:p>
              </table:table-cell>
              <table:table-cell office:value-type="float" office:value="1.10689">
                <text:p>1.10689</text:p>
              </table:table-cell>
              <table:table-cell office:value-type="float" office:value="0.000220956">
                <text:p>0.000220956</text:p>
              </table:table-cell>
              <table:table-cell office:value-type="float" office:value="1.10882">
                <text:p>1.10882</text:p>
              </table:table-cell>
              <table:table-cell office:value-type="float" office:value="0.00025285">
                <text:p>0.00025285</text:p>
              </table:table-cell>
              <table:table-cell office:value-type="float" office:value="1.11009">
                <text:p>1.11009</text:p>
              </table:table-cell>
              <table:table-cell office:value-type="float" office:value="0.000288865">
                <text:p>0.000288865</text:p>
              </table:table-cell>
              <table:table-cell office:value-type="float" office:value="1.11134">
                <text:p>1.11134</text:p>
              </table:table-cell>
              <table:table-cell office:value-type="float" office:value="0.000355495">
                <text:p>0.000355495</text:p>
              </table:table-cell>
              <table:table-cell office:value-type="float" office:value="1.11256">
                <text:p>1.11256</text:p>
              </table:table-cell>
              <table:table-cell office:value-type="float" office:value="0.000503151">
                <text:p>0.0005031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31">
                <text:p>1.10231</text:p>
              </table:table-cell>
              <table:table-cell office:value-type="float" office:value="0.000177041">
                <text:p>0.000177041</text:p>
              </table:table-cell>
              <table:table-cell office:value-type="float" office:value="1.10382">
                <text:p>1.10382</text:p>
              </table:table-cell>
              <table:table-cell office:value-type="float" office:value="0.000177158">
                <text:p>0.000177158</text:p>
              </table:table-cell>
              <table:table-cell office:value-type="float" office:value="1.10531">
                <text:p>1.10531</text:p>
              </table:table-cell>
              <table:table-cell office:value-type="float" office:value="0.000177872">
                <text:p>0.000177872</text:p>
              </table:table-cell>
              <table:table-cell office:value-type="float" office:value="1.10751">
                <text:p>1.10751</text:p>
              </table:table-cell>
              <table:table-cell office:value-type="float" office:value="0.000177034">
                <text:p>0.000177034</text:p>
              </table:table-cell>
              <table:table-cell office:value-type="float" office:value="1.10896">
                <text:p>1.10896</text:p>
              </table:table-cell>
              <table:table-cell office:value-type="float" office:value="0.000172944">
                <text:p>0.000172944</text:p>
              </table:table-cell>
              <table:table-cell office:value-type="float" office:value="1.1104">
                <text:p>1.1104</text:p>
              </table:table-cell>
              <table:table-cell office:value-type="float" office:value="0.000171787">
                <text:p>0.000171787</text:p>
              </table:table-cell>
              <table:table-cell office:value-type="float" office:value="1.11182">
                <text:p>1.11182</text:p>
              </table:table-cell>
              <table:table-cell office:value-type="float" office:value="0.000168841">
                <text:p>0.000168841</text:p>
              </table:table-cell>
              <table:table-cell office:value-type="float" office:value="1.11392">
                <text:p>1.11392</text:p>
              </table:table-cell>
              <table:table-cell office:value-type="float" office:value="0.000168366">
                <text:p>0.000168366</text:p>
              </table:table-cell>
              <table:table-cell office:value-type="float" office:value="1.11529">
                <text:p>1.11529</text:p>
              </table:table-cell>
              <table:table-cell office:value-type="float" office:value="0.000168997">
                <text:p>0.000168997</text:p>
              </table:table-cell>
              <table:table-cell office:value-type="float" office:value="1.11665">
                <text:p>1.11665</text:p>
              </table:table-cell>
              <table:table-cell office:value-type="float" office:value="0.000169737">
                <text:p>0.000169737</text:p>
              </table:table-cell>
              <table:table-cell office:value-type="float" office:value="1.11799">
                <text:p>1.11799</text:p>
              </table:table-cell>
              <table:table-cell office:value-type="float" office:value="0.000171051">
                <text:p>0.000171051</text:p>
              </table:table-cell>
              <table:table-cell office:value-type="float" office:value="1.11997">
                <text:p>1.11997</text:p>
              </table:table-cell>
              <table:table-cell office:value-type="float" office:value="0.000176048">
                <text:p>0.000176048</text:p>
              </table:table-cell>
              <table:table-cell office:value-type="float" office:value="1.12126">
                <text:p>1.12126</text:p>
              </table:table-cell>
              <table:table-cell office:value-type="float" office:value="0.000180462">
                <text:p>0.000180462</text:p>
              </table:table-cell>
              <table:table-cell office:value-type="float" office:value="1.12253">
                <text:p>1.12253</text:p>
              </table:table-cell>
              <table:table-cell office:value-type="float" office:value="0.000187682">
                <text:p>0.000187682</text:p>
              </table:table-cell>
              <table:table-cell office:value-type="float" office:value="1.12378">
                <text:p>1.12378</text:p>
              </table:table-cell>
              <table:table-cell office:value-type="float" office:value="0.000198111">
                <text:p>0.000198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309">
                <text:p>1.11309</text:p>
              </table:table-cell>
              <table:table-cell office:value-type="float" office:value="0.000172499">
                <text:p>0.000172499</text:p>
              </table:table-cell>
              <table:table-cell office:value-type="float" office:value="1.11463">
                <text:p>1.11463</text:p>
              </table:table-cell>
              <table:table-cell office:value-type="float" office:value="0.000172145">
                <text:p>0.000172145</text:p>
              </table:table-cell>
              <table:table-cell office:value-type="float" office:value="1.11615">
                <text:p>1.11615</text:p>
              </table:table-cell>
              <table:table-cell office:value-type="float" office:value="0.000172011">
                <text:p>0.000172011</text:p>
              </table:table-cell>
              <table:table-cell office:value-type="float" office:value="1.1184">
                <text:p>1.1184</text:p>
              </table:table-cell>
              <table:table-cell office:value-type="float" office:value="0.000169611">
                <text:p>0.000169611</text:p>
              </table:table-cell>
              <table:table-cell office:value-type="float" office:value="1.11988">
                <text:p>1.11988</text:p>
              </table:table-cell>
              <table:table-cell office:value-type="float" office:value="0.000164823">
                <text:p>0.000164823</text:p>
              </table:table-cell>
              <table:table-cell office:value-type="float" office:value="1.12134">
                <text:p>1.12134</text:p>
              </table:table-cell>
              <table:table-cell office:value-type="float" office:value="0.00016244">
                <text:p>0.00016244</text:p>
              </table:table-cell>
              <table:table-cell office:value-type="float" office:value="1.12279">
                <text:p>1.12279</text:p>
              </table:table-cell>
              <table:table-cell office:value-type="float" office:value="0.000158428">
                <text:p>0.000158428</text:p>
              </table:table-cell>
              <table:table-cell office:value-type="float" office:value="1.12494">
                <text:p>1.12494</text:p>
              </table:table-cell>
              <table:table-cell office:value-type="float" office:value="0.000155389">
                <text:p>0.000155389</text:p>
              </table:table-cell>
              <table:table-cell office:value-type="float" office:value="1.12634">
                <text:p>1.12634</text:p>
              </table:table-cell>
              <table:table-cell office:value-type="float" office:value="0.000153898">
                <text:p>0.000153898</text:p>
              </table:table-cell>
              <table:table-cell office:value-type="float" office:value="1.12773">
                <text:p>1.12773</text:p>
              </table:table-cell>
              <table:table-cell office:value-type="float" office:value="0.000152184">
                <text:p>0.000152184</text:p>
              </table:table-cell>
              <table:table-cell office:value-type="float" office:value="1.1291">
                <text:p>1.1291</text:p>
              </table:table-cell>
              <table:table-cell office:value-type="float" office:value="0.000150567">
                <text:p>0.000150567</text:p>
              </table:table-cell>
              <table:table-cell office:value-type="float" office:value="1.13111">
                <text:p>1.13111</text:p>
              </table:table-cell>
              <table:table-cell office:value-type="float" office:value="0.000149474">
                <text:p>0.000149474</text:p>
              </table:table-cell>
              <table:table-cell office:value-type="float" office:value="1.13243">
                <text:p>1.13243</text:p>
              </table:table-cell>
              <table:table-cell office:value-type="float" office:value="0.000148563">
                <text:p>0.000148563</text:p>
              </table:table-cell>
              <table:table-cell office:value-type="float" office:value="1.13373">
                <text:p>1.13373</text:p>
              </table:table-cell>
              <table:table-cell office:value-type="float" office:value="0.000148463">
                <text:p>0.000148463</text:p>
              </table:table-cell>
              <table:table-cell office:value-type="float" office:value="1.13501">
                <text:p>1.13501</text:p>
              </table:table-cell>
              <table:table-cell office:value-type="float" office:value="0.00014872">
                <text:p>0.000148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87">
                <text:p>1.12387</text:p>
              </table:table-cell>
              <table:table-cell office:value-type="float" office:value="0.000169383">
                <text:p>0.000169383</text:p>
              </table:table-cell>
              <table:table-cell office:value-type="float" office:value="1.12543">
                <text:p>1.12543</text:p>
              </table:table-cell>
              <table:table-cell office:value-type="float" office:value="0.000168757">
                <text:p>0.000168757</text:p>
              </table:table-cell>
              <table:table-cell office:value-type="float" office:value="1.12699">
                <text:p>1.12699</text:p>
              </table:table-cell>
              <table:table-cell office:value-type="float" office:value="0.000168115">
                <text:p>0.000168115</text:p>
              </table:table-cell>
              <table:table-cell office:value-type="float" office:value="1.12928">
                <text:p>1.12928</text:p>
              </table:table-cell>
              <table:table-cell office:value-type="float" office:value="0.000164811">
                <text:p>0.000164811</text:p>
              </table:table-cell>
              <table:table-cell office:value-type="float" office:value="1.13079">
                <text:p>1.13079</text:p>
              </table:table-cell>
              <table:table-cell office:value-type="float" office:value="0.000159678">
                <text:p>0.000159678</text:p>
              </table:table-cell>
              <table:table-cell office:value-type="float" office:value="1.13229">
                <text:p>1.13229</text:p>
              </table:table-cell>
              <table:table-cell office:value-type="float" office:value="0.00015665">
                <text:p>0.00015665</text:p>
              </table:table-cell>
              <table:table-cell office:value-type="float" office:value="1.13377">
                <text:p>1.13377</text:p>
              </table:table-cell>
              <table:table-cell office:value-type="float" office:value="0.000152137">
                <text:p>0.000152137</text:p>
              </table:table-cell>
              <table:table-cell office:value-type="float" office:value="1.13595">
                <text:p>1.13595</text:p>
              </table:table-cell>
              <table:table-cell office:value-type="float" office:value="0.000147876">
                <text:p>0.000147876</text:p>
              </table:table-cell>
              <table:table-cell office:value-type="float" office:value="1.13739">
                <text:p>1.13739</text:p>
              </table:table-cell>
              <table:table-cell office:value-type="float" office:value="0.000145438">
                <text:p>0.000145438</text:p>
              </table:table-cell>
              <table:table-cell office:value-type="float" office:value="1.13881">
                <text:p>1.13881</text:p>
              </table:table-cell>
              <table:table-cell office:value-type="float" office:value="0.000142705">
                <text:p>0.000142705</text:p>
              </table:table-cell>
              <table:table-cell office:value-type="float" office:value="1.1402">
                <text:p>1.1402</text:p>
              </table:table-cell>
              <table:table-cell office:value-type="float" office:value="0.000139961">
                <text:p>0.000139961</text:p>
              </table:table-cell>
              <table:table-cell office:value-type="float" office:value="1.14226">
                <text:p>1.14226</text:p>
              </table:table-cell>
              <table:table-cell office:value-type="float" office:value="0.00013671">
                <text:p>0.00013671</text:p>
              </table:table-cell>
              <table:table-cell office:value-type="float" office:value="1.14361">
                <text:p>1.14361</text:p>
              </table:table-cell>
              <table:table-cell office:value-type="float" office:value="0.000134147">
                <text:p>0.000134147</text:p>
              </table:table-cell>
              <table:table-cell office:value-type="float" office:value="1.14493">
                <text:p>1.14493</text:p>
              </table:table-cell>
              <table:table-cell office:value-type="float" office:value="0.000131981">
                <text:p>0.000131981</text:p>
              </table:table-cell>
              <table:table-cell office:value-type="float" office:value="1.14623">
                <text:p>1.14623</text:p>
              </table:table-cell>
              <table:table-cell office:value-type="float" office:value="0.000129714">
                <text:p>0.0001297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8" chart:max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7.842cm" svg:height="11.898cm" xlink:href=".." xlink:type="simple" chart:class="chart:scatter" chart:style-name="ch1">
        <chart:title svg:x="8.147cm" svg:y="0.372cm" chart:style-name="ch2">
          <text:p>k vs Et</text:p>
        </chart:title>
        <chart:subtitle svg:x="6.389cm" svg:y="1.398cm" chart:style-name="ch3">
          <text:p>Fe contaminated B-doped Si</text:p>
        </chart:subtitle>
        <chart:plot-area chart:style-name="ch4" table:cell-range-address="Sheet1.B2:Sheet1.B102 Sheet1.D2:Sheet1.D1516" svg:x="1.354cm" svg:y="2.551cm" svg:width="15.776cm" svg:height="8.142cm">
          <chartooo:coordinate-region svg:x="1.917cm" svg:y="2.741cm" svg:width="15.111cm" svg:height="7.762cm"/>
          <chart:axis chart:dimension="x" chart:name="primary-x" chart:style-name="ch5">
            <chart:title svg:x="8.695cm" svg:y="10.931cm" chart:style-name="ch6">
              <text:p>Et (eV)</text:p>
            </chart:title>
          </chart:axis>
          <chart:axis chart:dimension="y" chart:name="primary-y" chart:style-name="ch7">
            <chart:title svg:x="0.451cm" svg:y="7.448cm" chart:style-name="ch8">
              <text:p>k (unitless)</text:p>
            </chart:title>
            <chart:grid chart:style-name="ch9" chart:class="major"/>
          </chart:axis>
          <chart:series chart:style-name="ch10" chart:values-cell-range-address="Sheet1.D2:Sheet1.D102" chart:class="chart:scatter">
            <chart:domain table:cell-range-address="Sheet1.B2:Sheet1.B102"/>
            <chart:data-point chart:repeated="101"/>
          </chart:series>
          <chart:series chart:style-name="ch11" chart:values-cell-range-address="Sheet1.D103:Sheet1.D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D204:Sheet1.D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D305:Sheet1.D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D406:Sheet1.D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D507:Sheet1.D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D608:Sheet1.D708" chart:class="chart:scatter">
            <chart:domain table:cell-range-address="Sheet1.B608:Sheet1.B708"/>
            <chart:data-point chart:repeated="101"/>
          </chart:series>
          <chart:series chart:style-name="ch17" chart:values-cell-range-address="Sheet1.D709:Sheet1.D809" chart:class="chart:scatter">
            <chart:domain table:cell-range-address="Sheet1.B709:Sheet1.B809"/>
            <chart:data-point chart:repeated="101"/>
          </chart:series>
          <chart:series chart:style-name="ch18" chart:values-cell-range-address="Sheet1.D810:Sheet1.D910" chart:class="chart:scatter">
            <chart:domain table:cell-range-address="Sheet1.B810:Sheet1.B910"/>
            <chart:data-point chart:repeated="101"/>
          </chart:series>
          <chart:series chart:style-name="ch19" chart:values-cell-range-address="Sheet1.D911:Sheet1.D1011" chart:class="chart:scatter">
            <chart:domain table:cell-range-address="Sheet1.B911:Sheet1.B1011"/>
            <chart:data-point chart:repeated="101"/>
          </chart:series>
          <chart:series chart:style-name="ch20" chart:values-cell-range-address="Sheet1.D1012:Sheet1.D1112" chart:class="chart:scatter">
            <chart:domain table:cell-range-address="Sheet1.B1012:Sheet1.B1112"/>
            <chart:data-point chart:repeated="101"/>
          </chart:series>
          <chart:series chart:style-name="ch21" chart:values-cell-range-address="Sheet1.D1113:Sheet1.D1213" chart:class="chart:scatter">
            <chart:domain table:cell-range-address="Sheet1.B1113:Sheet1.B1213"/>
            <chart:data-point chart:repeated="101"/>
          </chart:series>
          <chart:series chart:style-name="ch22" chart:values-cell-range-address="Sheet1.D1214:Sheet1.D1314" chart:class="chart:scatter">
            <chart:domain table:cell-range-address="Sheet1.B1214:Sheet1.B1314"/>
            <chart:data-point chart:repeated="101"/>
          </chart:series>
          <chart:series chart:style-name="ch11" chart:values-cell-range-address="Sheet1.D1315:Sheet1.D1415" chart:class="chart:scatter">
            <chart:domain table:cell-range-address="Sheet1.B1315:Sheet1.B1415"/>
            <chart:data-point chart:repeated="101"/>
          </chart:series>
          <chart:series chart:style-name="ch12" chart:values-cell-range-address="Sheet1.D1416:Sheet1.D1516" chart:class="chart:scatter">
            <chart:domain table:cell-range-address="Sheet1.B1416:Sheet1.B1516"/>
            <chart:data-point chart:repeated="10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313">
                <text:p>0.0461313</text:p>
                <draw:g>
                  <svg:desc>Sheet1.B2:Sheet1.B102</svg:desc>
                </draw:g>
              </table:table-cell>
              <table:table-cell office:value-type="float" office:value="10987.7">
                <text:p>10987.7</text:p>
                <draw:g>
                  <svg:desc>Sheet1.D2:Sheet1.D102</svg:desc>
                </draw:g>
              </table:table-cell>
              <table:table-cell office:value-type="float" office:value="0.0445656">
                <text:p>0.0445656</text:p>
                <draw:g>
                  <svg:desc>Sheet1.B103:Sheet1.B203</svg:desc>
                </draw:g>
              </table:table-cell>
              <table:table-cell office:value-type="float" office:value="10651.7">
                <text:p>10651.7</text:p>
                <draw:g>
                  <svg:desc>Sheet1.D103:Sheet1.D203</svg:desc>
                </draw:g>
              </table:table-cell>
              <table:table-cell office:value-type="float" office:value="0.0430147">
                <text:p>0.0430147</text:p>
                <draw:g>
                  <svg:desc>Sheet1.B204:Sheet1.B304</svg:desc>
                </draw:g>
              </table:table-cell>
              <table:table-cell office:value-type="float" office:value="10705.9">
                <text:p>10705.9</text:p>
                <draw:g>
                  <svg:desc>Sheet1.D204:Sheet1.D304</svg:desc>
                </draw:g>
              </table:table-cell>
              <table:table-cell office:value-type="float" office:value="0.0407171">
                <text:p>0.0407171</text:p>
                <draw:g>
                  <svg:desc>Sheet1.B305:Sheet1.B405</svg:desc>
                </draw:g>
              </table:table-cell>
              <table:table-cell office:value-type="float" office:value="10979.7">
                <text:p>10979.7</text:p>
                <draw:g>
                  <svg:desc>Sheet1.D305:Sheet1.D405</svg:desc>
                </draw:g>
              </table:table-cell>
              <table:table-cell office:value-type="float" office:value="0.0392051">
                <text:p>0.0392051</text:p>
                <draw:g>
                  <svg:desc>Sheet1.B406:Sheet1.B506</svg:desc>
                </draw:g>
              </table:table-cell>
              <table:table-cell office:value-type="float" office:value="10699.2">
                <text:p>10699.2</text:p>
                <draw:g>
                  <svg:desc>Sheet1.D406:Sheet1.D506</svg:desc>
                </draw:g>
              </table:table-cell>
              <table:table-cell office:value-type="float" office:value="0.0377095">
                <text:p>0.0377095</text:p>
                <draw:g>
                  <svg:desc>Sheet1.B507:Sheet1.B607</svg:desc>
                </draw:g>
              </table:table-cell>
              <table:table-cell office:value-type="float" office:value="10775.3">
                <text:p>10775.3</text:p>
                <draw:g>
                  <svg:desc>Sheet1.D507:Sheet1.D607</svg:desc>
                </draw:g>
              </table:table-cell>
              <table:table-cell office:value-type="float" office:value="0.0362307">
                <text:p>0.0362307</text:p>
                <draw:g>
                  <svg:desc>Sheet1.B608:Sheet1.B708</svg:desc>
                </draw:g>
              </table:table-cell>
              <table:table-cell office:value-type="float" office:value="10571.2">
                <text:p>10571.2</text:p>
                <draw:g>
                  <svg:desc>Sheet1.D608:Sheet1.D708</svg:desc>
                </draw:g>
              </table:table-cell>
              <table:table-cell office:value-type="float" office:value="0.0340451">
                <text:p>0.0340451</text:p>
                <draw:g>
                  <svg:desc>Sheet1.B709:Sheet1.B809</svg:desc>
                </draw:g>
              </table:table-cell>
              <table:table-cell office:value-type="float" office:value="10690">
                <text:p>10690</text:p>
                <draw:g>
                  <svg:desc>Sheet1.D709:Sheet1.D809</svg:desc>
                </draw:g>
              </table:table-cell>
              <table:table-cell office:value-type="float" office:value="0.0326105">
                <text:p>0.0326105</text:p>
                <draw:g>
                  <svg:desc>Sheet1.B810:Sheet1.B910</svg:desc>
                </draw:g>
              </table:table-cell>
              <table:table-cell office:value-type="float" office:value="10744.8">
                <text:p>10744.8</text:p>
                <draw:g>
                  <svg:desc>Sheet1.D810:Sheet1.D910</svg:desc>
                </draw:g>
              </table:table-cell>
              <table:table-cell office:value-type="float" office:value="0.0311946">
                <text:p>0.0311946</text:p>
                <draw:g>
                  <svg:desc>Sheet1.B911:Sheet1.B1011</svg:desc>
                </draw:g>
              </table:table-cell>
              <table:table-cell office:value-type="float" office:value="10739.5">
                <text:p>10739.5</text:p>
                <draw:g>
                  <svg:desc>Sheet1.D911:Sheet1.D1011</svg:desc>
                </draw:g>
              </table:table-cell>
              <table:table-cell office:value-type="float" office:value="0.0297978">
                <text:p>0.0297978</text:p>
                <draw:g>
                  <svg:desc>Sheet1.B1012:Sheet1.B1112</svg:desc>
                </draw:g>
              </table:table-cell>
              <table:table-cell office:value-type="float" office:value="10675.5">
                <text:p>10675.5</text:p>
                <draw:g>
                  <svg:desc>Sheet1.D1012:Sheet1.D1112</svg:desc>
                </draw:g>
              </table:table-cell>
              <table:table-cell office:value-type="float" office:value="0.0277399">
                <text:p>0.0277399</text:p>
                <draw:g>
                  <svg:desc>Sheet1.B1113:Sheet1.B1213</svg:desc>
                </draw:g>
              </table:table-cell>
              <table:table-cell office:value-type="float" office:value="10718">
                <text:p>10718</text:p>
                <draw:g>
                  <svg:desc>Sheet1.D1113:Sheet1.D1213</svg:desc>
                </draw:g>
              </table:table-cell>
              <table:table-cell office:value-type="float" office:value="0.0263938">
                <text:p>0.0263938</text:p>
                <draw:g>
                  <svg:desc>Sheet1.B1214:Sheet1.B1314</svg:desc>
                </draw:g>
              </table:table-cell>
              <table:table-cell office:value-type="float" office:value="10655.4">
                <text:p>10655.4</text:p>
                <draw:g>
                  <svg:desc>Sheet1.D1214:Sheet1.D1314</svg:desc>
                </draw:g>
              </table:table-cell>
              <table:table-cell office:value-type="float" office:value="0.025069">
                <text:p>0.025069</text:p>
                <draw:g>
                  <svg:desc>Sheet1.B1315:Sheet1.B1415</svg:desc>
                </draw:g>
              </table:table-cell>
              <table:table-cell office:value-type="float" office:value="10710.8">
                <text:p>10710.8</text:p>
                <draw:g>
                  <svg:desc>Sheet1.D1315:Sheet1.D1415</svg:desc>
                </draw:g>
              </table:table-cell>
              <table:table-cell office:value-type="float" office:value="0.0237662">
                <text:p>0.0237662</text:p>
                <draw:g>
                  <svg:desc>Sheet1.B1416:Sheet1.B1516</svg:desc>
                </draw:g>
              </table:table-cell>
              <table:table-cell office:value-type="float" office:value="10898.5">
                <text:p>10898.5</text:p>
                <draw:g>
                  <svg:desc>Sheet1.D1416:Sheet1.D1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086">
                <text:p>0.0569086</text:p>
              </table:table-cell>
              <table:table-cell office:value-type="float" office:value="8386.87">
                <text:p>8386.87</text:p>
              </table:table-cell>
              <table:table-cell office:value-type="float" office:value="0.0553743">
                <text:p>0.0553743</text:p>
              </table:table-cell>
              <table:table-cell office:value-type="float" office:value="8075.63">
                <text:p>8075.63</text:p>
              </table:table-cell>
              <table:table-cell office:value-type="float" office:value="0.0538544">
                <text:p>0.0538544</text:p>
              </table:table-cell>
              <table:table-cell office:value-type="float" office:value="8059.6">
                <text:p>8059.6</text:p>
              </table:table-cell>
              <table:table-cell office:value-type="float" office:value="0.0516028">
                <text:p>0.0516028</text:p>
              </table:table-cell>
              <table:table-cell office:value-type="float" office:value="8173.73">
                <text:p>8173.73</text:p>
              </table:table-cell>
              <table:table-cell office:value-type="float" office:value="0.050121">
                <text:p>0.050121</text:p>
              </table:table-cell>
              <table:table-cell office:value-type="float" office:value="7902.26">
                <text:p>7902.26</text:p>
              </table:table-cell>
              <table:table-cell office:value-type="float" office:value="0.0486553">
                <text:p>0.0486553</text:p>
              </table:table-cell>
              <table:table-cell office:value-type="float" office:value="7892.85">
                <text:p>7892.85</text:p>
              </table:table-cell>
              <table:table-cell office:value-type="float" office:value="0.0472061">
                <text:p>0.0472061</text:p>
              </table:table-cell>
              <table:table-cell office:value-type="float" office:value="7676.49">
                <text:p>7676.49</text:p>
              </table:table-cell>
              <table:table-cell office:value-type="float" office:value="0.0450642">
                <text:p>0.0450642</text:p>
              </table:table-cell>
              <table:table-cell office:value-type="float" office:value="7655.97">
                <text:p>7655.97</text:p>
              </table:table-cell>
              <table:table-cell office:value-type="float" office:value="0.0436583">
                <text:p>0.0436583</text:p>
              </table:table-cell>
              <table:table-cell office:value-type="float" office:value="7619.87">
                <text:p>7619.87</text:p>
              </table:table-cell>
              <table:table-cell office:value-type="float" office:value="0.0422707">
                <text:p>0.0422707</text:p>
              </table:table-cell>
              <table:table-cell office:value-type="float" office:value="7537.56">
                <text:p>7537.56</text:p>
              </table:table-cell>
              <table:table-cell office:value-type="float" office:value="0.0409018">
                <text:p>0.0409018</text:p>
              </table:table-cell>
              <table:table-cell office:value-type="float" office:value="7411.08">
                <text:p>7411.08</text:p>
              </table:table-cell>
              <table:table-cell office:value-type="float" office:value="0.0388851">
                <text:p>0.0388851</text:p>
              </table:table-cell>
              <table:table-cell office:value-type="float" office:value="7310.78">
                <text:p>7310.78</text:p>
              </table:table-cell>
              <table:table-cell office:value-type="float" office:value="0.0375659">
                <text:p>0.0375659</text:p>
              </table:table-cell>
              <table:table-cell office:value-type="float" office:value="7177">
                <text:p>7177</text:p>
              </table:table-cell>
              <table:table-cell office:value-type="float" office:value="0.0362676">
                <text:p>0.0362676</text:p>
              </table:table-cell>
              <table:table-cell office:value-type="float" office:value="7118.41">
                <text:p>7118.41</text:p>
              </table:table-cell>
              <table:table-cell office:value-type="float" office:value="0.0349909">
                <text:p>0.0349909</text:p>
              </table:table-cell>
              <table:table-cell office:value-type="float" office:value="7140.78">
                <text:p>7140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86">
                <text:p>0.067686</text:p>
              </table:table-cell>
              <table:table-cell office:value-type="float" office:value="6401.72">
                <text:p>6401.72</text:p>
              </table:table-cell>
              <table:table-cell office:value-type="float" office:value="0.066183">
                <text:p>0.066183</text:p>
              </table:table-cell>
              <table:table-cell office:value-type="float" office:value="6122.6">
                <text:p>6122.6</text:p>
              </table:table-cell>
              <table:table-cell office:value-type="float" office:value="0.0646941">
                <text:p>0.0646941</text:p>
              </table:table-cell>
              <table:table-cell office:value-type="float" office:value="6067.47">
                <text:p>6067.47</text:p>
              </table:table-cell>
              <table:table-cell office:value-type="float" office:value="0.0624884">
                <text:p>0.0624884</text:p>
              </table:table-cell>
              <table:table-cell office:value-type="float" office:value="6084.91">
                <text:p>6084.91</text:p>
              </table:table-cell>
              <table:table-cell office:value-type="float" office:value="0.0610369">
                <text:p>0.0610369</text:p>
              </table:table-cell>
              <table:table-cell office:value-type="float" office:value="5836.54">
                <text:p>5836.54</text:p>
              </table:table-cell>
              <table:table-cell office:value-type="float" office:value="0.0596011">
                <text:p>0.0596011</text:p>
              </table:table-cell>
              <table:table-cell office:value-type="float" office:value="5781.57">
                <text:p>5781.57</text:p>
              </table:table-cell>
              <table:table-cell office:value-type="float" office:value="0.0581815">
                <text:p>0.0581815</text:p>
              </table:table-cell>
              <table:table-cell office:value-type="float" office:value="5574.48">
                <text:p>5574.48</text:p>
              </table:table-cell>
              <table:table-cell office:value-type="float" office:value="0.0560833">
                <text:p>0.0560833</text:p>
              </table:table-cell>
              <table:table-cell office:value-type="float" office:value="5483.14">
                <text:p>5483.14</text:p>
              </table:table-cell>
              <table:table-cell office:value-type="float" office:value="0.0547061">
                <text:p>0.0547061</text:p>
              </table:table-cell>
              <table:table-cell office:value-type="float" office:value="5403.87">
                <text:p>5403.87</text:p>
              </table:table-cell>
              <table:table-cell office:value-type="float" office:value="0.0533468">
                <text:p>0.0533468</text:p>
              </table:table-cell>
              <table:table-cell office:value-type="float" office:value="5290.39">
                <text:p>5290.39</text:p>
              </table:table-cell>
              <table:table-cell office:value-type="float" office:value="0.0520059">
                <text:p>0.0520059</text:p>
              </table:table-cell>
              <table:table-cell office:value-type="float" office:value="5145.03">
                <text:p>5145.03</text:p>
              </table:table-cell>
              <table:table-cell office:value-type="float" office:value="0.0500303">
                <text:p>0.0500303</text:p>
              </table:table-cell>
              <table:table-cell office:value-type="float" office:value="4986.89">
                <text:p>4986.89</text:p>
              </table:table-cell>
              <table:table-cell office:value-type="float" office:value="0.048738">
                <text:p>0.048738</text:p>
              </table:table-cell>
              <table:table-cell office:value-type="float" office:value="4834.32">
                <text:p>4834.32</text:p>
              </table:table-cell>
              <table:table-cell office:value-type="float" office:value="0.0474662">
                <text:p>0.0474662</text:p>
              </table:table-cell>
              <table:table-cell office:value-type="float" office:value="4731.14">
                <text:p>4731.14</text:p>
              </table:table-cell>
              <table:table-cell office:value-type="float" office:value="0.0462156">
                <text:p>0.0462156</text:p>
              </table:table-cell>
              <table:table-cell office:value-type="float" office:value="4678.97">
                <text:p>4678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634">
                <text:p>0.0784634</text:p>
              </table:table-cell>
              <table:table-cell office:value-type="float" office:value="4886.48">
                <text:p>4886.48</text:p>
              </table:table-cell>
              <table:table-cell office:value-type="float" office:value="0.0769917">
                <text:p>0.0769917</text:p>
              </table:table-cell>
              <table:table-cell office:value-type="float" office:value="4641.93">
                <text:p>4641.93</text:p>
              </table:table-cell>
              <table:table-cell office:value-type="float" office:value="0.0755338">
                <text:p>0.0755338</text:p>
              </table:table-cell>
              <table:table-cell office:value-type="float" office:value="4567.78">
                <text:p>4567.78</text:p>
              </table:table-cell>
              <table:table-cell office:value-type="float" office:value="0.0733741">
                <text:p>0.0733741</text:p>
              </table:table-cell>
              <table:table-cell office:value-type="float" office:value="4529.95">
                <text:p>4529.95</text:p>
              </table:table-cell>
              <table:table-cell office:value-type="float" office:value="0.0719528">
                <text:p>0.0719528</text:p>
              </table:table-cell>
              <table:table-cell office:value-type="float" office:value="4310.88">
                <text:p>4310.88</text:p>
              </table:table-cell>
              <table:table-cell office:value-type="float" office:value="0.0705469">
                <text:p>0.0705469</text:p>
              </table:table-cell>
              <table:table-cell office:value-type="float" office:value="4235.11">
                <text:p>4235.11</text:p>
              </table:table-cell>
              <table:table-cell office:value-type="float" office:value="0.0691569">
                <text:p>0.0691569</text:p>
              </table:table-cell>
              <table:table-cell office:value-type="float" office:value="4048.13">
                <text:p>4048.13</text:p>
              </table:table-cell>
              <table:table-cell office:value-type="float" office:value="0.0671024">
                <text:p>0.0671024</text:p>
              </table:table-cell>
              <table:table-cell office:value-type="float" office:value="3927.07">
                <text:p>3927.07</text:p>
              </table:table-cell>
              <table:table-cell office:value-type="float" office:value="0.0657539">
                <text:p>0.0657539</text:p>
              </table:table-cell>
              <table:table-cell office:value-type="float" office:value="3832.44">
                <text:p>3832.44</text:p>
              </table:table-cell>
              <table:table-cell office:value-type="float" office:value="0.0644229">
                <text:p>0.0644229</text:p>
              </table:table-cell>
              <table:table-cell office:value-type="float" office:value="3713.29">
                <text:p>3713.29</text:p>
              </table:table-cell>
              <table:table-cell office:value-type="float" office:value="0.0631099">
                <text:p>0.0631099</text:p>
              </table:table-cell>
              <table:table-cell office:value-type="float" office:value="3572">
                <text:p>3572</text:p>
              </table:table-cell>
              <table:table-cell office:value-type="float" office:value="0.0611755">
                <text:p>0.0611755</text:p>
              </table:table-cell>
              <table:table-cell office:value-type="float" office:value="3401.87">
                <text:p>3401.87</text:p>
              </table:table-cell>
              <table:table-cell office:value-type="float" office:value="0.0599102">
                <text:p>0.0599102</text:p>
              </table:table-cell>
              <table:table-cell office:value-type="float" office:value="3256.53">
                <text:p>3256.53</text:p>
              </table:table-cell>
              <table:table-cell office:value-type="float" office:value="0.0586649">
                <text:p>0.0586649</text:p>
              </table:table-cell>
              <table:table-cell office:value-type="float" office:value="3144.71">
                <text:p>3144.71</text:p>
              </table:table-cell>
              <table:table-cell office:value-type="float" office:value="0.0574403">
                <text:p>0.0574403</text:p>
              </table:table-cell>
              <table:table-cell office:value-type="float" office:value="3066.15">
                <text:p>3066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2408">
                <text:p>0.0892408</text:p>
              </table:table-cell>
              <table:table-cell office:value-type="float" office:value="3729.92">
                <text:p>3729.92</text:p>
              </table:table-cell>
              <table:table-cell office:value-type="float" office:value="0.0878003">
                <text:p>0.0878003</text:p>
              </table:table-cell>
              <table:table-cell office:value-type="float" office:value="3519.38">
                <text:p>3519.38</text:p>
              </table:table-cell>
              <table:table-cell office:value-type="float" office:value="0.0863735">
                <text:p>0.0863735</text:p>
              </table:table-cell>
              <table:table-cell office:value-type="float" office:value="3438.81">
                <text:p>3438.81</text:p>
              </table:table-cell>
              <table:table-cell office:value-type="float" office:value="0.0842598">
                <text:p>0.0842598</text:p>
              </table:table-cell>
              <table:table-cell office:value-type="float" office:value="3372.4">
                <text:p>3372.4</text:p>
              </table:table-cell>
              <table:table-cell office:value-type="float" office:value="0.0828687">
                <text:p>0.0828687</text:p>
              </table:table-cell>
              <table:table-cell office:value-type="float" office:value="3184.08">
                <text:p>3184.08</text:p>
              </table:table-cell>
              <table:table-cell office:value-type="float" office:value="0.0814928">
                <text:p>0.0814928</text:p>
              </table:table-cell>
              <table:table-cell office:value-type="float" office:value="3102.36">
                <text:p>3102.36</text:p>
              </table:table-cell>
              <table:table-cell office:value-type="float" office:value="0.0801322">
                <text:p>0.0801322</text:p>
              </table:table-cell>
              <table:table-cell office:value-type="float" office:value="2939.79">
                <text:p>2939.79</text:p>
              </table:table-cell>
              <table:table-cell office:value-type="float" office:value="0.0781215">
                <text:p>0.0781215</text:p>
              </table:table-cell>
              <table:table-cell office:value-type="float" office:value="2812.69">
                <text:p>2812.69</text:p>
              </table:table-cell>
              <table:table-cell office:value-type="float" office:value="0.0768017">
                <text:p>0.0768017</text:p>
              </table:table-cell>
              <table:table-cell office:value-type="float" office:value="2718.08">
                <text:p>2718.08</text:p>
              </table:table-cell>
              <table:table-cell office:value-type="float" office:value="0.075499">
                <text:p>0.075499</text:p>
              </table:table-cell>
              <table:table-cell office:value-type="float" office:value="2606.46">
                <text:p>2606.46</text:p>
              </table:table-cell>
              <table:table-cell office:value-type="float" office:value="0.074214">
                <text:p>0.074214</text:p>
              </table:table-cell>
              <table:table-cell office:value-type="float" office:value="2480.04">
                <text:p>2480.04</text:p>
              </table:table-cell>
              <table:table-cell office:value-type="float" office:value="0.0723207">
                <text:p>0.0723207</text:p>
              </table:table-cell>
              <table:table-cell office:value-type="float" office:value="2320.81">
                <text:p>2320.81</text:p>
              </table:table-cell>
              <table:table-cell office:value-type="float" office:value="0.0710823">
                <text:p>0.0710823</text:p>
              </table:table-cell>
              <table:table-cell office:value-type="float" office:value="2193.88">
                <text:p>2193.88</text:p>
              </table:table-cell>
              <table:table-cell office:value-type="float" office:value="0.0698635">
                <text:p>0.0698635</text:p>
              </table:table-cell>
              <table:table-cell office:value-type="float" office:value="2090.47">
                <text:p>2090.47</text:p>
              </table:table-cell>
              <table:table-cell office:value-type="float" office:value="0.0686649">
                <text:p>0.0686649</text:p>
              </table:table-cell>
              <table:table-cell office:value-type="float" office:value="2009.53">
                <text:p>2009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18">
                <text:p>0.100018</text:p>
              </table:table-cell>
              <table:table-cell office:value-type="float" office:value="2847.14">
                <text:p>2847.14</text:p>
              </table:table-cell>
              <table:table-cell office:value-type="float" office:value="0.098609">
                <text:p>0.098609</text:p>
              </table:table-cell>
              <table:table-cell office:value-type="float" office:value="2668.33">
                <text:p>2668.33</text:p>
              </table:table-cell>
              <table:table-cell office:value-type="float" office:value="0.0972133">
                <text:p>0.0972133</text:p>
              </table:table-cell>
              <table:table-cell office:value-type="float" office:value="2588.92">
                <text:p>2588.92</text:p>
              </table:table-cell>
              <table:table-cell office:value-type="float" office:value="0.0951454">
                <text:p>0.0951454</text:p>
              </table:table-cell>
              <table:table-cell office:value-type="float" office:value="2510.7">
                <text:p>2510.7</text:p>
              </table:table-cell>
              <table:table-cell office:value-type="float" office:value="0.0937846">
                <text:p>0.0937846</text:p>
              </table:table-cell>
              <table:table-cell office:value-type="float" office:value="2351.87">
                <text:p>2351.87</text:p>
              </table:table-cell>
              <table:table-cell office:value-type="float" office:value="0.0924386">
                <text:p>0.0924386</text:p>
              </table:table-cell>
              <table:table-cell office:value-type="float" office:value="2272.66">
                <text:p>2272.66</text:p>
              </table:table-cell>
              <table:table-cell office:value-type="float" office:value="0.0911076">
                <text:p>0.0911076</text:p>
              </table:table-cell>
              <table:table-cell office:value-type="float" office:value="2134.98">
                <text:p>2134.98</text:p>
              </table:table-cell>
              <table:table-cell office:value-type="float" office:value="0.0891406">
                <text:p>0.0891406</text:p>
              </table:table-cell>
              <table:table-cell office:value-type="float" office:value="2014.63">
                <text:p>2014.63</text:p>
              </table:table-cell>
              <table:table-cell office:value-type="float" office:value="0.0878495">
                <text:p>0.0878495</text:p>
              </table:table-cell>
              <table:table-cell office:value-type="float" office:value="1927.86">
                <text:p>1927.86</text:p>
              </table:table-cell>
              <table:table-cell office:value-type="float" office:value="0.0865751">
                <text:p>0.0865751</text:p>
              </table:table-cell>
              <table:table-cell office:value-type="float" office:value="1829.67">
                <text:p>1829.67</text:p>
              </table:table-cell>
              <table:table-cell office:value-type="float" office:value="0.085318">
                <text:p>0.085318</text:p>
              </table:table-cell>
              <table:table-cell office:value-type="float" office:value="1722.04">
                <text:p>1722.04</text:p>
              </table:table-cell>
              <table:table-cell office:value-type="float" office:value="0.083466">
                <text:p>0.083466</text:p>
              </table:table-cell>
              <table:table-cell office:value-type="float" office:value="1583.46">
                <text:p>1583.46</text:p>
              </table:table-cell>
              <table:table-cell office:value-type="float" office:value="0.0822544">
                <text:p>0.0822544</text:p>
              </table:table-cell>
              <table:table-cell office:value-type="float" office:value="1478.19">
                <text:p>1478.19</text:p>
              </table:table-cell>
              <table:table-cell office:value-type="float" office:value="0.0810621">
                <text:p>0.0810621</text:p>
              </table:table-cell>
              <table:table-cell office:value-type="float" office:value="1389.88">
                <text:p>1389.88</text:p>
              </table:table-cell>
              <table:table-cell office:value-type="float" office:value="0.0798896">
                <text:p>0.0798896</text:p>
              </table:table-cell>
              <table:table-cell office:value-type="float" office:value="1317.31">
                <text:p>1317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796">
                <text:p>0.110796</text:p>
              </table:table-cell>
              <table:table-cell office:value-type="float" office:value="2173.32">
                <text:p>2173.32</text:p>
              </table:table-cell>
              <table:table-cell office:value-type="float" office:value="0.109418">
                <text:p>0.109418</text:p>
              </table:table-cell>
              <table:table-cell office:value-type="float" office:value="2023.11">
                <text:p>2023.11</text:p>
              </table:table-cell>
              <table:table-cell office:value-type="float" office:value="0.108053">
                <text:p>0.108053</text:p>
              </table:table-cell>
              <table:table-cell office:value-type="float" office:value="1949.11">
                <text:p>1949.11</text:p>
              </table:table-cell>
              <table:table-cell office:value-type="float" office:value="0.106031">
                <text:p>0.106031</text:p>
              </table:table-cell>
              <table:table-cell office:value-type="float" office:value="1869.23">
                <text:p>1869.23</text:p>
              </table:table-cell>
              <table:table-cell office:value-type="float" office:value="0.104701">
                <text:p>0.104701</text:p>
              </table:table-cell>
              <table:table-cell office:value-type="float" office:value="1737.23">
                <text:p>1737.23</text:p>
              </table:table-cell>
              <table:table-cell office:value-type="float" office:value="0.103384">
                <text:p>0.103384</text:p>
              </table:table-cell>
              <table:table-cell office:value-type="float" office:value="1664.92">
                <text:p>1664.92</text:p>
              </table:table-cell>
              <table:table-cell office:value-type="float" office:value="0.102083">
                <text:p>0.102083</text:p>
              </table:table-cell>
              <table:table-cell office:value-type="float" office:value="1550.57">
                <text:p>1550.57</text:p>
              </table:table-cell>
              <table:table-cell office:value-type="float" office:value="0.10016">
                <text:p>0.10016</text:p>
              </table:table-cell>
              <table:table-cell office:value-type="float" office:value="1443.11">
                <text:p>1443.11</text:p>
              </table:table-cell>
              <table:table-cell office:value-type="float" office:value="0.0988973">
                <text:p>0.0988973</text:p>
              </table:table-cell>
              <table:table-cell office:value-type="float" office:value="1367.48">
                <text:p>1367.48</text:p>
              </table:table-cell>
              <table:table-cell office:value-type="float" office:value="0.0976512">
                <text:p>0.0976512</text:p>
              </table:table-cell>
              <table:table-cell office:value-type="float" office:value="1284.5">
                <text:p>1284.5</text:p>
              </table:table-cell>
              <table:table-cell office:value-type="float" office:value="0.0964221">
                <text:p>0.0964221</text:p>
              </table:table-cell>
              <table:table-cell office:value-type="float" office:value="1195.85">
                <text:p>1195.85</text:p>
              </table:table-cell>
              <table:table-cell office:value-type="float" office:value="0.0946112">
                <text:p>0.0946112</text:p>
              </table:table-cell>
              <table:table-cell office:value-type="float" office:value="1080.55">
                <text:p>1080.55</text:p>
              </table:table-cell>
              <table:table-cell office:value-type="float" office:value="0.0934265">
                <text:p>0.0934265</text:p>
              </table:table-cell>
              <table:table-cell office:value-type="float" office:value="996.171">
                <text:p>996.171</text:p>
              </table:table-cell>
              <table:table-cell office:value-type="float" office:value="0.0922607">
                <text:p>0.0922607</text:p>
              </table:table-cell>
              <table:table-cell office:value-type="float" office:value="924.318">
                <text:p>924.318</text:p>
              </table:table-cell>
              <table:table-cell office:value-type="float" office:value="0.0911143">
                <text:p>0.0911143</text:p>
              </table:table-cell>
              <table:table-cell office:value-type="float" office:value="863.806">
                <text:p>863.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573">
                <text:p>0.121573</text:p>
              </table:table-cell>
              <table:table-cell office:value-type="float" office:value="1659">
                <text:p>1659</text:p>
              </table:table-cell>
              <table:table-cell office:value-type="float" office:value="0.120226">
                <text:p>0.120226</text:p>
              </table:table-cell>
              <table:table-cell office:value-type="float" office:value="1533.95">
                <text:p>1533.95</text:p>
              </table:table-cell>
              <table:table-cell office:value-type="float" office:value="0.118893">
                <text:p>0.118893</text:p>
              </table:table-cell>
              <table:table-cell office:value-type="float" office:value="1467.47">
                <text:p>1467.47</text:p>
              </table:table-cell>
              <table:table-cell office:value-type="float" office:value="0.116917">
                <text:p>0.116917</text:p>
              </table:table-cell>
              <table:table-cell office:value-type="float" office:value="1391.71">
                <text:p>1391.71</text:p>
              </table:table-cell>
              <table:table-cell office:value-type="float" office:value="0.115616">
                <text:p>0.115616</text:p>
              </table:table-cell>
              <table:table-cell office:value-type="float" office:value="1283.28">
                <text:p>1283.28</text:p>
              </table:table-cell>
              <table:table-cell office:value-type="float" office:value="0.11433">
                <text:p>0.11433</text:p>
              </table:table-cell>
              <table:table-cell office:value-type="float" office:value="1219.76">
                <text:p>1219.76</text:p>
              </table:table-cell>
              <table:table-cell office:value-type="float" office:value="0.113058">
                <text:p>0.113058</text:p>
              </table:table-cell>
              <table:table-cell office:value-type="float" office:value="1126.21">
                <text:p>1126.21</text:p>
              </table:table-cell>
              <table:table-cell office:value-type="float" office:value="0.111179">
                <text:p>0.111179</text:p>
              </table:table-cell>
              <table:table-cell office:value-type="float" office:value="1033.81">
                <text:p>1033.81</text:p>
              </table:table-cell>
              <table:table-cell office:value-type="float" office:value="0.109945">
                <text:p>0.109945</text:p>
              </table:table-cell>
              <table:table-cell office:value-type="float" office:value="970.1">
                <text:p>970.1</text:p>
              </table:table-cell>
              <table:table-cell office:value-type="float" office:value="0.108727">
                <text:p>0.108727</text:p>
              </table:table-cell>
              <table:table-cell office:value-type="float" office:value="901.902">
                <text:p>901.902</text:p>
              </table:table-cell>
              <table:table-cell office:value-type="float" office:value="0.107526">
                <text:p>0.107526</text:p>
              </table:table-cell>
              <table:table-cell office:value-type="float" office:value="830.592">
                <text:p>830.592</text:p>
              </table:table-cell>
              <table:table-cell office:value-type="float" office:value="0.105756">
                <text:p>0.105756</text:p>
              </table:table-cell>
              <table:table-cell office:value-type="float" office:value="737.545">
                <text:p>737.545</text:p>
              </table:table-cell>
              <table:table-cell office:value-type="float" office:value="0.104599">
                <text:p>0.104599</text:p>
              </table:table-cell>
              <table:table-cell office:value-type="float" office:value="671.532">
                <text:p>671.532</text:p>
              </table:table-cell>
              <table:table-cell office:value-type="float" office:value="0.103459">
                <text:p>0.103459</text:p>
              </table:table-cell>
              <table:table-cell office:value-type="float" office:value="614.933">
                <text:p>614.933</text:p>
              </table:table-cell>
              <table:table-cell office:value-type="float" office:value="0.102339">
                <text:p>0.102339</text:p>
              </table:table-cell>
              <table:table-cell office:value-type="float" office:value="566.702">
                <text:p>566.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35">
                <text:p>0.13235</text:p>
              </table:table-cell>
              <table:table-cell office:value-type="float" office:value="1266.43">
                <text:p>1266.43</text:p>
              </table:table-cell>
              <table:table-cell office:value-type="float" office:value="0.131035">
                <text:p>0.131035</text:p>
              </table:table-cell>
              <table:table-cell office:value-type="float" office:value="1163.09">
                <text:p>1163.09</text:p>
              </table:table-cell>
              <table:table-cell office:value-type="float" office:value="0.129732">
                <text:p>0.129732</text:p>
              </table:table-cell>
              <table:table-cell office:value-type="float" office:value="1104.88">
                <text:p>1104.88</text:p>
              </table:table-cell>
              <table:table-cell office:value-type="float" office:value="0.127802">
                <text:p>0.127802</text:p>
              </table:table-cell>
              <table:table-cell office:value-type="float" office:value="1036.23">
                <text:p>1036.23</text:p>
              </table:table-cell>
              <table:table-cell office:value-type="float" office:value="0.126532">
                <text:p>0.126532</text:p>
              </table:table-cell>
              <table:table-cell office:value-type="float" office:value="948.006">
                <text:p>948.006</text:p>
              </table:table-cell>
              <table:table-cell office:value-type="float" office:value="0.125276">
                <text:p>0.125276</text:p>
              </table:table-cell>
              <table:table-cell office:value-type="float" office:value="893.701">
                <text:p>893.701</text:p>
              </table:table-cell>
              <table:table-cell office:value-type="float" office:value="0.124034">
                <text:p>0.124034</text:p>
              </table:table-cell>
              <table:table-cell office:value-type="float" office:value="818.058">
                <text:p>818.058</text:p>
              </table:table-cell>
              <table:table-cell office:value-type="float" office:value="0.122198">
                <text:p>0.122198</text:p>
              </table:table-cell>
              <table:table-cell office:value-type="float" office:value="740.694">
                <text:p>740.694</text:p>
              </table:table-cell>
              <table:table-cell office:value-type="float" office:value="0.120993">
                <text:p>0.120993</text:p>
              </table:table-cell>
              <table:table-cell office:value-type="float" office:value="688.305">
                <text:p>688.305</text:p>
              </table:table-cell>
              <table:table-cell office:value-type="float" office:value="0.119803">
                <text:p>0.119803</text:p>
              </table:table-cell>
              <table:table-cell office:value-type="float" office:value="633.387">
                <text:p>633.387</text:p>
              </table:table-cell>
              <table:table-cell office:value-type="float" office:value="0.11863">
                <text:p>0.11863</text:p>
              </table:table-cell>
              <table:table-cell office:value-type="float" office:value="577.037">
                <text:p>577.037</text:p>
              </table:table-cell>
              <table:table-cell office:value-type="float" office:value="0.116902">
                <text:p>0.116902</text:p>
              </table:table-cell>
              <table:table-cell office:value-type="float" office:value="503.595">
                <text:p>503.595</text:p>
              </table:table-cell>
              <table:table-cell office:value-type="float" office:value="0.115771">
                <text:p>0.115771</text:p>
              </table:table-cell>
              <table:table-cell office:value-type="float" office:value="452.887">
                <text:p>452.887</text:p>
              </table:table-cell>
              <table:table-cell office:value-type="float" office:value="0.114658">
                <text:p>0.114658</text:p>
              </table:table-cell>
              <table:table-cell office:value-type="float" office:value="409.335">
                <text:p>409.335</text:p>
              </table:table-cell>
              <table:table-cell office:value-type="float" office:value="0.113564">
                <text:p>0.113564</text:p>
              </table:table-cell>
              <table:table-cell office:value-type="float" office:value="372.058">
                <text:p>372.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128">
                <text:p>0.143128</text:p>
              </table:table-cell>
              <table:table-cell office:value-type="float" office:value="966.791">
                <text:p>966.791</text:p>
              </table:table-cell>
              <table:table-cell office:value-type="float" office:value="0.141844">
                <text:p>0.141844</text:p>
              </table:table-cell>
              <table:table-cell office:value-type="float" office:value="881.931">
                <text:p>881.931</text:p>
              </table:table-cell>
              <table:table-cell office:value-type="float" office:value="0.140572">
                <text:p>0.140572</text:p>
              </table:table-cell>
              <table:table-cell office:value-type="float" office:value="831.927">
                <text:p>831.927</text:p>
              </table:table-cell>
              <table:table-cell office:value-type="float" office:value="0.138688">
                <text:p>0.138688</text:p>
              </table:table-cell>
              <table:table-cell office:value-type="float" office:value="771.602">
                <text:p>771.602</text:p>
              </table:table-cell>
              <table:table-cell office:value-type="float" office:value="0.137448">
                <text:p>0.137448</text:p>
              </table:table-cell>
              <table:table-cell office:value-type="float" office:value="700.387">
                <text:p>700.387</text:p>
              </table:table-cell>
              <table:table-cell office:value-type="float" office:value="0.136222">
                <text:p>0.136222</text:p>
              </table:table-cell>
              <table:table-cell office:value-type="float" office:value="654.868">
                <text:p>654.868</text:p>
              </table:table-cell>
              <table:table-cell office:value-type="float" office:value="0.135009">
                <text:p>0.135009</text:p>
              </table:table-cell>
              <table:table-cell office:value-type="float" office:value="594.3">
                <text:p>594.3</text:p>
              </table:table-cell>
              <table:table-cell office:value-type="float" office:value="0.133217">
                <text:p>0.133217</text:p>
              </table:table-cell>
              <table:table-cell office:value-type="float" office:value="530.778">
                <text:p>530.778</text:p>
              </table:table-cell>
              <table:table-cell office:value-type="float" office:value="0.132041">
                <text:p>0.132041</text:p>
              </table:table-cell>
              <table:table-cell office:value-type="float" office:value="488.475">
                <text:p>488.475</text:p>
              </table:table-cell>
              <table:table-cell office:value-type="float" office:value="0.13088">
                <text:p>0.13088</text:p>
              </table:table-cell>
              <table:table-cell office:value-type="float" office:value="444.938">
                <text:p>444.938</text:p>
              </table:table-cell>
              <table:table-cell office:value-type="float" office:value="0.129734">
                <text:p>0.129734</text:p>
              </table:table-cell>
              <table:table-cell office:value-type="float" office:value="401.026">
                <text:p>401.026</text:p>
              </table:table-cell>
              <table:table-cell office:value-type="float" office:value="0.128047">
                <text:p>0.128047</text:p>
              </table:table-cell>
              <table:table-cell office:value-type="float" office:value="344.029">
                <text:p>344.029</text:p>
              </table:table-cell>
              <table:table-cell office:value-type="float" office:value="0.126943">
                <text:p>0.126943</text:p>
              </table:table-cell>
              <table:table-cell office:value-type="float" office:value="305.63">
                <text:p>305.63</text:p>
              </table:table-cell>
              <table:table-cell office:value-type="float" office:value="0.125857">
                <text:p>0.125857</text:p>
              </table:table-cell>
              <table:table-cell office:value-type="float" office:value="272.707">
                <text:p>272.707</text:p>
              </table:table-cell>
              <table:table-cell office:value-type="float" office:value="0.124788">
                <text:p>0.124788</text:p>
              </table:table-cell>
              <table:table-cell office:value-type="float" office:value="244.54">
                <text:p>244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05">
                <text:p>0.153905</text:p>
              </table:table-cell>
              <table:table-cell office:value-type="float" office:value="738.078">
                <text:p>738.078</text:p>
              </table:table-cell>
              <table:table-cell office:value-type="float" office:value="0.152652">
                <text:p>0.152652</text:p>
              </table:table-cell>
              <table:table-cell office:value-type="float" office:value="668.773">
                <text:p>668.773</text:p>
              </table:table-cell>
              <table:table-cell office:value-type="float" office:value="0.151412">
                <text:p>0.151412</text:p>
              </table:table-cell>
              <table:table-cell office:value-type="float" office:value="626.445">
                <text:p>626.445</text:p>
              </table:table-cell>
              <table:table-cell office:value-type="float" office:value="0.149574">
                <text:p>0.149574</text:p>
              </table:table-cell>
              <table:table-cell office:value-type="float" office:value="574.608">
                <text:p>574.608</text:p>
              </table:table-cell>
              <table:table-cell office:value-type="float" office:value="0.148364">
                <text:p>0.148364</text:p>
              </table:table-cell>
              <table:table-cell office:value-type="float" office:value="517.504">
                <text:p>517.504</text:p>
              </table:table-cell>
              <table:table-cell office:value-type="float" office:value="0.147168">
                <text:p>0.147168</text:p>
              </table:table-cell>
              <table:table-cell office:value-type="float" office:value="479.929">
                <text:p>479.929</text:p>
              </table:table-cell>
              <table:table-cell office:value-type="float" office:value="0.145985">
                <text:p>0.145985</text:p>
              </table:table-cell>
              <table:table-cell office:value-type="float" office:value="431.82">
                <text:p>431.82</text:p>
              </table:table-cell>
              <table:table-cell office:value-type="float" office:value="0.144236">
                <text:p>0.144236</text:p>
              </table:table-cell>
              <table:table-cell office:value-type="float" office:value="380.448">
                <text:p>380.448</text:p>
              </table:table-cell>
              <table:table-cell office:value-type="float" office:value="0.143088">
                <text:p>0.143088</text:p>
              </table:table-cell>
              <table:table-cell office:value-type="float" office:value="346.768">
                <text:p>346.768</text:p>
              </table:table-cell>
              <table:table-cell office:value-type="float" office:value="0.141956">
                <text:p>0.141956</text:p>
              </table:table-cell>
              <table:table-cell office:value-type="float" office:value="312.683">
                <text:p>312.683</text:p>
              </table:table-cell>
              <table:table-cell office:value-type="float" office:value="0.140838">
                <text:p>0.140838</text:p>
              </table:table-cell>
              <table:table-cell office:value-type="float" office:value="278.844">
                <text:p>278.844</text:p>
              </table:table-cell>
              <table:table-cell office:value-type="float" office:value="0.139192">
                <text:p>0.139192</text:p>
              </table:table-cell>
              <table:table-cell office:value-type="float" office:value="235.196">
                <text:p>235.196</text:p>
              </table:table-cell>
              <table:table-cell office:value-type="float" office:value="0.138115">
                <text:p>0.138115</text:p>
              </table:table-cell>
              <table:table-cell office:value-type="float" office:value="206.452">
                <text:p>206.452</text:p>
              </table:table-cell>
              <table:table-cell office:value-type="float" office:value="0.137055">
                <text:p>0.137055</text:p>
              </table:table-cell>
              <table:table-cell office:value-type="float" office:value="181.913">
                <text:p>181.913</text:p>
              </table:table-cell>
              <table:table-cell office:value-type="float" office:value="0.136013">
                <text:p>0.136013</text:p>
              </table:table-cell>
              <table:table-cell office:value-type="float" office:value="160.998">
                <text:p>160.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682">
                <text:p>0.164682</text:p>
              </table:table-cell>
              <table:table-cell office:value-type="float" office:value="563.504">
                <text:p>563.504</text:p>
              </table:table-cell>
              <table:table-cell office:value-type="float" office:value="0.163461">
                <text:p>0.163461</text:p>
              </table:table-cell>
              <table:table-cell office:value-type="float" office:value="507.169">
                <text:p>507.169</text:p>
              </table:table-cell>
              <table:table-cell office:value-type="float" office:value="0.162251">
                <text:p>0.162251</text:p>
              </table:table-cell>
              <table:table-cell office:value-type="float" office:value="471.757">
                <text:p>471.757</text:p>
              </table:table-cell>
              <table:table-cell office:value-type="float" office:value="0.160459">
                <text:p>0.160459</text:p>
              </table:table-cell>
              <table:table-cell office:value-type="float" office:value="427.962">
                <text:p>427.962</text:p>
              </table:table-cell>
              <table:table-cell office:value-type="float" office:value="0.15928">
                <text:p>0.15928</text:p>
              </table:table-cell>
              <table:table-cell office:value-type="float" office:value="382.433">
                <text:p>382.433</text:p>
              </table:table-cell>
              <table:table-cell office:value-type="float" office:value="0.158113">
                <text:p>0.158113</text:p>
              </table:table-cell>
              <table:table-cell office:value-type="float" office:value="351.791">
                <text:p>351.791</text:p>
              </table:table-cell>
              <table:table-cell office:value-type="float" office:value="0.15696">
                <text:p>0.15696</text:p>
              </table:table-cell>
              <table:table-cell office:value-type="float" office:value="313.837">
                <text:p>313.837</text:p>
              </table:table-cell>
              <table:table-cell office:value-type="float" office:value="0.155255">
                <text:p>0.155255</text:p>
              </table:table-cell>
              <table:table-cell office:value-type="float" office:value="272.789">
                <text:p>272.789</text:p>
              </table:table-cell>
              <table:table-cell office:value-type="float" office:value="0.154136">
                <text:p>0.154136</text:p>
              </table:table-cell>
              <table:table-cell office:value-type="float" office:value="246.28">
                <text:p>246.28</text:p>
              </table:table-cell>
              <table:table-cell office:value-type="float" office:value="0.153032">
                <text:p>0.153032</text:p>
              </table:table-cell>
              <table:table-cell office:value-type="float" office:value="219.864">
                <text:p>219.864</text:p>
              </table:table-cell>
              <table:table-cell office:value-type="float" office:value="0.151942">
                <text:p>0.151942</text:p>
              </table:table-cell>
              <table:table-cell office:value-type="float" office:value="194.029">
                <text:p>194.029</text:p>
              </table:table-cell>
              <table:table-cell office:value-type="float" office:value="0.150337">
                <text:p>0.150337</text:p>
              </table:table-cell>
              <table:table-cell office:value-type="float" office:value="160.966">
                <text:p>160.966</text:p>
              </table:table-cell>
              <table:table-cell office:value-type="float" office:value="0.149287">
                <text:p>0.149287</text:p>
              </table:table-cell>
              <table:table-cell office:value-type="float" office:value="139.655">
                <text:p>139.655</text:p>
              </table:table-cell>
              <table:table-cell office:value-type="float" office:value="0.148254">
                <text:p>0.148254</text:p>
              </table:table-cell>
              <table:table-cell office:value-type="float" office:value="121.577">
                <text:p>121.577</text:p>
              </table:table-cell>
              <table:table-cell office:value-type="float" office:value="0.147238">
                <text:p>0.147238</text:p>
              </table:table-cell>
              <table:table-cell office:value-type="float" office:value="106.267">
                <text:p>106.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46">
                <text:p>0.17546</text:p>
              </table:table-cell>
              <table:table-cell office:value-type="float" office:value="430.255">
                <text:p>430.255</text:p>
              </table:table-cell>
              <table:table-cell office:value-type="float" office:value="0.17427">
                <text:p>0.17427</text:p>
              </table:table-cell>
              <table:table-cell office:value-type="float" office:value="384.65">
                <text:p>384.65</text:p>
              </table:table-cell>
              <table:table-cell office:value-type="float" office:value="0.173091">
                <text:p>0.173091</text:p>
              </table:table-cell>
              <table:table-cell office:value-type="float" office:value="355.308">
                <text:p>355.308</text:p>
              </table:table-cell>
              <table:table-cell office:value-type="float" office:value="0.171345">
                <text:p>0.171345</text:p>
              </table:table-cell>
              <table:table-cell office:value-type="float" office:value="318.795">
                <text:p>318.795</text:p>
              </table:table-cell>
              <table:table-cell office:value-type="float" office:value="0.170196">
                <text:p>0.170196</text:p>
              </table:table-cell>
              <table:table-cell office:value-type="float" office:value="282.675">
                <text:p>282.675</text:p>
              </table:table-cell>
              <table:table-cell office:value-type="float" office:value="0.169059">
                <text:p>0.169059</text:p>
              </table:table-cell>
              <table:table-cell office:value-type="float" office:value="257.933">
                <text:p>257.933</text:p>
              </table:table-cell>
              <table:table-cell office:value-type="float" office:value="0.167935">
                <text:p>0.167935</text:p>
              </table:table-cell>
              <table:table-cell office:value-type="float" office:value="228.164">
                <text:p>228.164</text:p>
              </table:table-cell>
              <table:table-cell office:value-type="float" office:value="0.166274">
                <text:p>0.166274</text:p>
              </table:table-cell>
              <table:table-cell office:value-type="float" office:value="195.69">
                <text:p>195.69</text:p>
              </table:table-cell>
              <table:table-cell office:value-type="float" office:value="0.165184">
                <text:p>0.165184</text:p>
              </table:table-cell>
              <table:table-cell office:value-type="float" office:value="175.02">
                <text:p>175.02</text:p>
              </table:table-cell>
              <table:table-cell office:value-type="float" office:value="0.164108">
                <text:p>0.164108</text:p>
              </table:table-cell>
              <table:table-cell office:value-type="float" office:value="154.722">
                <text:p>154.722</text:p>
              </table:table-cell>
              <table:table-cell office:value-type="float" office:value="0.163046">
                <text:p>0.163046</text:p>
              </table:table-cell>
              <table:table-cell office:value-type="float" office:value="135.153">
                <text:p>135.153</text:p>
              </table:table-cell>
              <table:table-cell office:value-type="float" office:value="0.161482">
                <text:p>0.161482</text:p>
              </table:table-cell>
              <table:table-cell office:value-type="float" office:value="110.338">
                <text:p>110.338</text:p>
              </table:table-cell>
              <table:table-cell office:value-type="float" office:value="0.160459">
                <text:p>0.160459</text:p>
              </table:table-cell>
              <table:table-cell office:value-type="float" office:value="94.6682">
                <text:p>94.6682</text:p>
              </table:table-cell>
              <table:table-cell office:value-type="float" office:value="0.159452">
                <text:p>0.159452</text:p>
              </table:table-cell>
              <table:table-cell office:value-type="float" office:value="81.4811">
                <text:p>81.4811</text:p>
              </table:table-cell>
              <table:table-cell office:value-type="float" office:value="0.158462">
                <text:p>0.158462</text:p>
              </table:table-cell>
              <table:table-cell office:value-type="float" office:value="70.4113">
                <text:p>70.4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37">
                <text:p>0.186237</text:p>
              </table:table-cell>
              <table:table-cell office:value-type="float" office:value="328.547">
                <text:p>328.547</text:p>
              </table:table-cell>
              <table:table-cell office:value-type="float" office:value="0.185079">
                <text:p>0.185079</text:p>
              </table:table-cell>
              <table:table-cell office:value-type="float" office:value="291.765">
                <text:p>291.765</text:p>
              </table:table-cell>
              <table:table-cell office:value-type="float" office:value="0.183931">
                <text:p>0.183931</text:p>
              </table:table-cell>
              <table:table-cell office:value-type="float" office:value="267.644">
                <text:p>267.644</text:p>
              </table:table-cell>
              <table:table-cell office:value-type="float" office:value="0.182231">
                <text:p>0.182231</text:p>
              </table:table-cell>
              <table:table-cell office:value-type="float" office:value="237.53">
                <text:p>237.53</text:p>
              </table:table-cell>
              <table:table-cell office:value-type="float" office:value="0.181112">
                <text:p>0.181112</text:p>
              </table:table-cell>
              <table:table-cell office:value-type="float" office:value="208.998">
                <text:p>208.998</text:p>
              </table:table-cell>
              <table:table-cell office:value-type="float" office:value="0.180005">
                <text:p>0.180005</text:p>
              </table:table-cell>
              <table:table-cell office:value-type="float" office:value="189.184">
                <text:p>189.184</text:p>
              </table:table-cell>
              <table:table-cell office:value-type="float" office:value="0.178911">
                <text:p>0.178911</text:p>
              </table:table-cell>
              <table:table-cell office:value-type="float" office:value="165.954">
                <text:p>165.954</text:p>
              </table:table-cell>
              <table:table-cell office:value-type="float" office:value="0.177293">
                <text:p>0.177293</text:p>
              </table:table-cell>
              <table:table-cell office:value-type="float" office:value="140.475">
                <text:p>140.475</text:p>
              </table:table-cell>
              <table:table-cell office:value-type="float" office:value="0.176232">
                <text:p>0.176232</text:p>
              </table:table-cell>
              <table:table-cell office:value-type="float" office:value="124.487">
                <text:p>124.487</text:p>
              </table:table-cell>
              <table:table-cell office:value-type="float" office:value="0.175184">
                <text:p>0.175184</text:p>
              </table:table-cell>
              <table:table-cell office:value-type="float" office:value="109.005">
                <text:p>109.005</text:p>
              </table:table-cell>
              <table:table-cell office:value-type="float" office:value="0.17415">
                <text:p>0.17415</text:p>
              </table:table-cell>
              <table:table-cell office:value-type="float" office:value="94.2822">
                <text:p>94.2822</text:p>
              </table:table-cell>
              <table:table-cell office:value-type="float" office:value="0.172628">
                <text:p>0.172628</text:p>
              </table:table-cell>
              <table:table-cell office:value-type="float" office:value="75.8066">
                <text:p>75.8066</text:p>
              </table:table-cell>
              <table:table-cell office:value-type="float" office:value="0.171631">
                <text:p>0.171631</text:p>
              </table:table-cell>
              <table:table-cell office:value-type="float" office:value="64.3692">
                <text:p>64.3692</text:p>
              </table:table-cell>
              <table:table-cell office:value-type="float" office:value="0.170651">
                <text:p>0.170651</text:p>
              </table:table-cell>
              <table:table-cell office:value-type="float" office:value="54.836">
                <text:p>54.836</text:p>
              </table:table-cell>
              <table:table-cell office:value-type="float" office:value="0.169687">
                <text:p>0.169687</text:p>
              </table:table-cell>
              <table:table-cell office:value-type="float" office:value="46.9207">
                <text:p>46.9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015">
                <text:p>0.197015</text:p>
              </table:table-cell>
              <table:table-cell office:value-type="float" office:value="250.915">
                <text:p>250.915</text:p>
              </table:table-cell>
              <table:table-cell office:value-type="float" office:value="0.195887">
                <text:p>0.195887</text:p>
              </table:table-cell>
              <table:table-cell office:value-type="float" office:value="221.344">
                <text:p>221.344</text:p>
              </table:table-cell>
              <table:table-cell office:value-type="float" office:value="0.194771">
                <text:p>0.194771</text:p>
              </table:table-cell>
              <table:table-cell office:value-type="float" office:value="201.65">
                <text:p>201.65</text:p>
              </table:table-cell>
              <table:table-cell office:value-type="float" office:value="0.193116">
                <text:p>0.193116</text:p>
              </table:table-cell>
              <table:table-cell office:value-type="float" office:value="177.033">
                <text:p>177.033</text:p>
              </table:table-cell>
              <table:table-cell office:value-type="float" office:value="0.192028">
                <text:p>0.192028</text:p>
              </table:table-cell>
              <table:table-cell office:value-type="float" office:value="154.582">
                <text:p>154.582</text:p>
              </table:table-cell>
              <table:table-cell office:value-type="float" office:value="0.190951">
                <text:p>0.190951</text:p>
              </table:table-cell>
              <table:table-cell office:value-type="float" office:value="138.827">
                <text:p>138.827</text:p>
              </table:table-cell>
              <table:table-cell office:value-type="float" office:value="0.189886">
                <text:p>0.189886</text:p>
              </table:table-cell>
              <table:table-cell office:value-type="float" office:value="120.781">
                <text:p>120.781</text:p>
              </table:table-cell>
              <table:table-cell office:value-type="float" office:value="0.188312">
                <text:p>0.188312</text:p>
              </table:table-cell>
              <table:table-cell office:value-type="float" office:value="100.933">
                <text:p>100.933</text:p>
              </table:table-cell>
              <table:table-cell office:value-type="float" office:value="0.18728">
                <text:p>0.18728</text:p>
              </table:table-cell>
              <table:table-cell office:value-type="float" office:value="88.6531">
                <text:p>88.6531</text:p>
              </table:table-cell>
              <table:table-cell office:value-type="float" office:value="0.18626">
                <text:p>0.18626</text:p>
              </table:table-cell>
              <table:table-cell office:value-type="float" office:value="76.9197">
                <text:p>76.9197</text:p>
              </table:table-cell>
              <table:table-cell office:value-type="float" office:value="0.185254">
                <text:p>0.185254</text:p>
              </table:table-cell>
              <table:table-cell office:value-type="float" office:value="65.9112">
                <text:p>65.9112</text:p>
              </table:table-cell>
              <table:table-cell office:value-type="float" office:value="0.183773">
                <text:p>0.183773</text:p>
              </table:table-cell>
              <table:table-cell office:value-type="float" office:value="52.2544">
                <text:p>52.2544</text:p>
              </table:table-cell>
              <table:table-cell office:value-type="float" office:value="0.182804">
                <text:p>0.182804</text:p>
              </table:table-cell>
              <table:table-cell office:value-type="float" office:value="43.9629">
                <text:p>43.9629</text:p>
              </table:table-cell>
              <table:table-cell office:value-type="float" office:value="0.18185">
                <text:p>0.18185</text:p>
              </table:table-cell>
              <table:table-cell office:value-type="float" office:value="37.1294">
                <text:p>37.1294</text:p>
              </table:table-cell>
              <table:table-cell office:value-type="float" office:value="0.180912">
                <text:p>0.180912</text:p>
              </table:table-cell>
              <table:table-cell office:value-type="float" office:value="31.5311">
                <text:p>31.53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792">
                <text:p>0.207792</text:p>
              </table:table-cell>
              <table:table-cell office:value-type="float" office:value="191.66">
                <text:p>191.66</text:p>
              </table:table-cell>
              <table:table-cell office:value-type="float" office:value="0.206696">
                <text:p>0.206696</text:p>
              </table:table-cell>
              <table:table-cell office:value-type="float" office:value="167.955">
                <text:p>167.955</text:p>
              </table:table-cell>
              <table:table-cell office:value-type="float" office:value="0.20561">
                <text:p>0.20561</text:p>
              </table:table-cell>
              <table:table-cell office:value-type="float" office:value="151.97">
                <text:p>151.97</text:p>
              </table:table-cell>
              <table:table-cell office:value-type="float" office:value="0.204002">
                <text:p>0.204002</text:p>
              </table:table-cell>
              <table:table-cell office:value-type="float" office:value="131.999">
                <text:p>131.999</text:p>
              </table:table-cell>
              <table:table-cell office:value-type="float" office:value="0.202944">
                <text:p>0.202944</text:p>
              </table:table-cell>
              <table:table-cell office:value-type="float" office:value="114.393">
                <text:p>114.393</text:p>
              </table:table-cell>
              <table:table-cell office:value-type="float" office:value="0.201897">
                <text:p>0.201897</text:p>
              </table:table-cell>
              <table:table-cell office:value-type="float" office:value="101.942">
                <text:p>101.942</text:p>
              </table:table-cell>
              <table:table-cell office:value-type="float" office:value="0.200861">
                <text:p>0.200861</text:p>
              </table:table-cell>
              <table:table-cell office:value-type="float" office:value="87.9786">
                <text:p>87.9786</text:p>
              </table:table-cell>
              <table:table-cell office:value-type="float" office:value="0.199332">
                <text:p>0.199332</text:p>
              </table:table-cell>
              <table:table-cell office:value-type="float" office:value="72.6155">
                <text:p>72.6155</text:p>
              </table:table-cell>
              <table:table-cell office:value-type="float" office:value="0.198327">
                <text:p>0.198327</text:p>
              </table:table-cell>
              <table:table-cell office:value-type="float" office:value="63.2418">
                <text:p>63.2418</text:p>
              </table:table-cell>
              <table:table-cell office:value-type="float" office:value="0.197336">
                <text:p>0.197336</text:p>
              </table:table-cell>
              <table:table-cell office:value-type="float" office:value="54.402">
                <text:p>54.402</text:p>
              </table:table-cell>
              <table:table-cell office:value-type="float" office:value="0.196358">
                <text:p>0.196358</text:p>
              </table:table-cell>
              <table:table-cell office:value-type="float" office:value="46.2169">
                <text:p>46.2169</text:p>
              </table:table-cell>
              <table:table-cell office:value-type="float" office:value="0.194918">
                <text:p>0.194918</text:p>
              </table:table-cell>
              <table:table-cell office:value-type="float" office:value="36.1906">
                <text:p>36.1906</text:p>
              </table:table-cell>
              <table:table-cell office:value-type="float" office:value="0.193976">
                <text:p>0.193976</text:p>
              </table:table-cell>
              <table:table-cell office:value-type="float" office:value="30.2192">
                <text:p>30.2192</text:p>
              </table:table-cell>
              <table:table-cell office:value-type="float" office:value="0.193048">
                <text:p>0.193048</text:p>
              </table:table-cell>
              <table:table-cell office:value-type="float" office:value="25.3626">
                <text:p>25.3626</text:p>
              </table:table-cell>
              <table:table-cell office:value-type="float" office:value="0.192136">
                <text:p>0.192136</text:p>
              </table:table-cell>
              <table:table-cell office:value-type="float" office:value="21.4489">
                <text:p>21.44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69">
                <text:p>0.218569</text:p>
              </table:table-cell>
              <table:table-cell office:value-type="float" office:value="146.431">
                <text:p>146.431</text:p>
              </table:table-cell>
              <table:table-cell office:value-type="float" office:value="0.217505">
                <text:p>0.217505</text:p>
              </table:table-cell>
              <table:table-cell office:value-type="float" office:value="127.479">
                <text:p>127.479</text:p>
              </table:table-cell>
              <table:table-cell office:value-type="float" office:value="0.21645">
                <text:p>0.21645</text:p>
              </table:table-cell>
              <table:table-cell office:value-type="float" office:value="114.571">
                <text:p>114.571</text:p>
              </table:table-cell>
              <table:table-cell office:value-type="float" office:value="0.214888">
                <text:p>0.214888</text:p>
              </table:table-cell>
              <table:table-cell office:value-type="float" office:value="98.474">
                <text:p>98.474</text:p>
              </table:table-cell>
              <table:table-cell office:value-type="float" office:value="0.21386">
                <text:p>0.21386</text:p>
              </table:table-cell>
              <table:table-cell office:value-type="float" office:value="84.7102">
                <text:p>84.7102</text:p>
              </table:table-cell>
              <table:table-cell office:value-type="float" office:value="0.212842">
                <text:p>0.212842</text:p>
              </table:table-cell>
              <table:table-cell office:value-type="float" office:value="74.9251">
                <text:p>74.9251</text:p>
              </table:table-cell>
              <table:table-cell office:value-type="float" office:value="0.211837">
                <text:p>0.211837</text:p>
              </table:table-cell>
              <table:table-cell office:value-type="float" office:value="64.1596">
                <text:p>64.1596</text:p>
              </table:table-cell>
              <table:table-cell office:value-type="float" office:value="0.210351">
                <text:p>0.210351</text:p>
              </table:table-cell>
              <table:table-cell office:value-type="float" office:value="52.3358">
                <text:p>52.3358</text:p>
              </table:table-cell>
              <table:table-cell office:value-type="float" office:value="0.209375">
                <text:p>0.209375</text:p>
              </table:table-cell>
              <table:table-cell office:value-type="float" office:value="45.2218">
                <text:p>45.2218</text:p>
              </table:table-cell>
              <table:table-cell office:value-type="float" office:value="0.208412">
                <text:p>0.208412</text:p>
              </table:table-cell>
              <table:table-cell office:value-type="float" office:value="38.5987">
                <text:p>38.5987</text:p>
              </table:table-cell>
              <table:table-cell office:value-type="float" office:value="0.207463">
                <text:p>0.207463</text:p>
              </table:table-cell>
              <table:table-cell office:value-type="float" office:value="32.5456">
                <text:p>32.5456</text:p>
              </table:table-cell>
              <table:table-cell office:value-type="float" office:value="0.206063">
                <text:p>0.206063</text:p>
              </table:table-cell>
              <table:table-cell office:value-type="float" office:value="25.2342">
                <text:p>25.2342</text:p>
              </table:table-cell>
              <table:table-cell office:value-type="float" office:value="0.205148">
                <text:p>0.205148</text:p>
              </table:table-cell>
              <table:table-cell office:value-type="float" office:value="20.9628">
                <text:p>20.9628</text:p>
              </table:table-cell>
              <table:table-cell office:value-type="float" office:value="0.204247">
                <text:p>0.204247</text:p>
              </table:table-cell>
              <table:table-cell office:value-type="float" office:value="17.5432">
                <text:p>17.5432</text:p>
              </table:table-cell>
              <table:table-cell office:value-type="float" office:value="0.203361">
                <text:p>0.203361</text:p>
              </table:table-cell>
              <table:table-cell office:value-type="float" office:value="14.8437">
                <text:p>14.84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347">
                <text:p>0.229347</text:p>
              </table:table-cell>
              <table:table-cell office:value-type="float" office:value="111.909">
                <text:p>111.909</text:p>
              </table:table-cell>
              <table:table-cell office:value-type="float" office:value="0.228313">
                <text:p>0.228313</text:p>
              </table:table-cell>
              <table:table-cell office:value-type="float" office:value="96.7928">
                <text:p>96.7928</text:p>
              </table:table-cell>
              <table:table-cell office:value-type="float" office:value="0.22729">
                <text:p>0.22729</text:p>
              </table:table-cell>
              <table:table-cell office:value-type="float" office:value="86.4163">
                <text:p>86.4163</text:p>
              </table:table-cell>
              <table:table-cell office:value-type="float" office:value="0.225773">
                <text:p>0.225773</text:p>
              </table:table-cell>
              <table:table-cell office:value-type="float" office:value="73.5175">
                <text:p>73.5175</text:p>
              </table:table-cell>
              <table:table-cell office:value-type="float" office:value="0.224775">
                <text:p>0.224775</text:p>
              </table:table-cell>
              <table:table-cell office:value-type="float" office:value="62.7879">
                <text:p>62.7879</text:p>
              </table:table-cell>
              <table:table-cell office:value-type="float" office:value="0.223788">
                <text:p>0.223788</text:p>
              </table:table-cell>
              <table:table-cell office:value-type="float" office:value="55.1356">
                <text:p>55.1356</text:p>
              </table:table-cell>
              <table:table-cell office:value-type="float" office:value="0.222812">
                <text:p>0.222812</text:p>
              </table:table-cell>
              <table:table-cell office:value-type="float" office:value="46.8636">
                <text:p>46.8636</text:p>
              </table:table-cell>
              <table:table-cell office:value-type="float" office:value="0.22137">
                <text:p>0.22137</text:p>
              </table:table-cell>
              <table:table-cell office:value-type="float" office:value="37.8125">
                <text:p>37.8125</text:p>
              </table:table-cell>
              <table:table-cell office:value-type="float" office:value="0.220423">
                <text:p>0.220423</text:p>
              </table:table-cell>
              <table:table-cell office:value-type="float" office:value="32.4432">
                <text:p>32.4432</text:p>
              </table:table-cell>
              <table:table-cell office:value-type="float" office:value="0.219488">
                <text:p>0.219488</text:p>
              </table:table-cell>
              <table:table-cell office:value-type="float" office:value="27.5077">
                <text:p>27.5077</text:p>
              </table:table-cell>
              <table:table-cell office:value-type="float" office:value="0.218567">
                <text:p>0.218567</text:p>
              </table:table-cell>
              <table:table-cell office:value-type="float" office:value="23.0554">
                <text:p>23.0554</text:p>
              </table:table-cell>
              <table:table-cell office:value-type="float" office:value="0.217208">
                <text:p>0.217208</text:p>
              </table:table-cell>
              <table:table-cell office:value-type="float" office:value="17.7614">
                <text:p>17.7614</text:p>
              </table:table-cell>
              <table:table-cell office:value-type="float" office:value="0.21632">
                <text:p>0.21632</text:p>
              </table:table-cell>
              <table:table-cell office:value-type="float" office:value="14.7287">
                <text:p>14.7287</text:p>
              </table:table-cell>
              <table:table-cell office:value-type="float" office:value="0.215446">
                <text:p>0.215446</text:p>
              </table:table-cell>
              <table:table-cell office:value-type="float" office:value="12.3469">
                <text:p>12.3469</text:p>
              </table:table-cell>
              <table:table-cell office:value-type="float" office:value="0.214586">
                <text:p>0.214586</text:p>
              </table:table-cell>
              <table:table-cell office:value-type="float" office:value="10.5164">
                <text:p>10.5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0124">
                <text:p>0.240124</text:p>
              </table:table-cell>
              <table:table-cell office:value-type="float" office:value="85.558">
                <text:p>85.558</text:p>
              </table:table-cell>
              <table:table-cell office:value-type="float" office:value="0.239122">
                <text:p>0.239122</text:p>
              </table:table-cell>
              <table:table-cell office:value-type="float" office:value="73.5282">
                <text:p>73.5282</text:p>
              </table:table-cell>
              <table:table-cell office:value-type="float" office:value="0.238129">
                <text:p>0.238129</text:p>
              </table:table-cell>
              <table:table-cell office:value-type="float" office:value="65.2215">
                <text:p>65.2215</text:p>
              </table:table-cell>
              <table:table-cell office:value-type="float" office:value="0.236659">
                <text:p>0.236659</text:p>
              </table:table-cell>
              <table:table-cell office:value-type="float" office:value="54.9393">
                <text:p>54.9393</text:p>
              </table:table-cell>
              <table:table-cell office:value-type="float" office:value="0.235691">
                <text:p>0.235691</text:p>
              </table:table-cell>
              <table:table-cell office:value-type="float" office:value="46.5968">
                <text:p>46.5968</text:p>
              </table:table-cell>
              <table:table-cell office:value-type="float" office:value="0.234734">
                <text:p>0.234734</text:p>
              </table:table-cell>
              <table:table-cell office:value-type="float" office:value="40.6403">
                <text:p>40.6403</text:p>
              </table:table-cell>
              <table:table-cell office:value-type="float" office:value="0.233788">
                <text:p>0.233788</text:p>
              </table:table-cell>
              <table:table-cell office:value-type="float" office:value="34.3043">
                <text:p>34.3043</text:p>
              </table:table-cell>
              <table:table-cell office:value-type="float" office:value="0.232389">
                <text:p>0.232389</text:p>
              </table:table-cell>
              <table:table-cell office:value-type="float" office:value="27.4117">
                <text:p>27.4117</text:p>
              </table:table-cell>
              <table:table-cell office:value-type="float" office:value="0.231471">
                <text:p>0.231471</text:p>
              </table:table-cell>
              <table:table-cell office:value-type="float" office:value="23.3815">
                <text:p>23.3815</text:p>
              </table:table-cell>
              <table:table-cell office:value-type="float" office:value="0.230565">
                <text:p>0.230565</text:p>
              </table:table-cell>
              <table:table-cell office:value-type="float" office:value="19.7239">
                <text:p>19.7239</text:p>
              </table:table-cell>
              <table:table-cell office:value-type="float" office:value="0.229671">
                <text:p>0.229671</text:p>
              </table:table-cell>
              <table:table-cell office:value-type="float" office:value="16.4675">
                <text:p>16.4675</text:p>
              </table:table-cell>
              <table:table-cell office:value-type="float" office:value="0.228354">
                <text:p>0.228354</text:p>
              </table:table-cell>
              <table:table-cell office:value-type="float" office:value="12.6646">
                <text:p>12.6646</text:p>
              </table:table-cell>
              <table:table-cell office:value-type="float" office:value="0.227492">
                <text:p>0.227492</text:p>
              </table:table-cell>
              <table:table-cell office:value-type="float" office:value="10.53">
                <text:p>10.53</text:p>
              </table:table-cell>
              <table:table-cell office:value-type="float" office:value="0.226644">
                <text:p>0.226644</text:p>
              </table:table-cell>
              <table:table-cell office:value-type="float" office:value="8.89374">
                <text:p>8.89374</text:p>
              </table:table-cell>
              <table:table-cell office:value-type="float" office:value="0.22581">
                <text:p>0.22581</text:p>
              </table:table-cell>
              <table:table-cell office:value-type="float" office:value="7.68139">
                <text:p>7.68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01">
                <text:p>0.250901</text:p>
              </table:table-cell>
              <table:table-cell office:value-type="float" office:value="65.445">
                <text:p>65.445</text:p>
              </table:table-cell>
              <table:table-cell office:value-type="float" office:value="0.249931">
                <text:p>0.249931</text:p>
              </table:table-cell>
              <table:table-cell office:value-type="float" office:value="55.8903">
                <text:p>55.8903</text:p>
              </table:table-cell>
              <table:table-cell office:value-type="float" office:value="0.248969">
                <text:p>0.248969</text:p>
              </table:table-cell>
              <table:table-cell office:value-type="float" office:value="49.266">
                <text:p>49.266</text:p>
              </table:table-cell>
              <table:table-cell office:value-type="float" office:value="0.247545">
                <text:p>0.247545</text:p>
              </table:table-cell>
              <table:table-cell office:value-type="float" office:value="41.1093">
                <text:p>41.1093</text:p>
              </table:table-cell>
              <table:table-cell office:value-type="float" office:value="0.246607">
                <text:p>0.246607</text:p>
              </table:table-cell>
              <table:table-cell office:value-type="float" office:value="34.6387">
                <text:p>34.6387</text:p>
              </table:table-cell>
              <table:table-cell office:value-type="float" office:value="0.24568">
                <text:p>0.24568</text:p>
              </table:table-cell>
              <table:table-cell office:value-type="float" office:value="30.0229">
                <text:p>30.0229</text:p>
              </table:table-cell>
              <table:table-cell office:value-type="float" office:value="0.244763">
                <text:p>0.244763</text:p>
              </table:table-cell>
              <table:table-cell office:value-type="float" office:value="25.1845">
                <text:p>25.1845</text:p>
              </table:table-cell>
              <table:table-cell office:value-type="float" office:value="0.243408">
                <text:p>0.243408</text:p>
              </table:table-cell>
              <table:table-cell office:value-type="float" office:value="19.9632">
                <text:p>19.9632</text:p>
              </table:table-cell>
              <table:table-cell office:value-type="float" office:value="0.242519">
                <text:p>0.242519</text:p>
              </table:table-cell>
              <table:table-cell office:value-type="float" office:value="16.9556">
                <text:p>16.9556</text:p>
              </table:table-cell>
              <table:table-cell office:value-type="float" office:value="0.241641">
                <text:p>0.241641</text:p>
              </table:table-cell>
              <table:table-cell office:value-type="float" office:value="14.2611">
                <text:p>14.2611</text:p>
              </table:table-cell>
              <table:table-cell office:value-type="float" office:value="0.240775">
                <text:p>0.240775</text:p>
              </table:table-cell>
              <table:table-cell office:value-type="float" office:value="11.8945">
                <text:p>11.8945</text:p>
              </table:table-cell>
              <table:table-cell office:value-type="float" office:value="0.239499">
                <text:p>0.239499</text:p>
              </table:table-cell>
              <table:table-cell office:value-type="float" office:value="9.18824">
                <text:p>9.18824</text:p>
              </table:table-cell>
              <table:table-cell office:value-type="float" office:value="0.238664">
                <text:p>0.238664</text:p>
              </table:table-cell>
              <table:table-cell office:value-type="float" office:value="7.70214">
                <text:p>7.70214</text:p>
              </table:table-cell>
              <table:table-cell office:value-type="float" office:value="0.237843">
                <text:p>0.237843</text:p>
              </table:table-cell>
              <table:table-cell office:value-type="float" office:value="6.59899">
                <text:p>6.59899</text:p>
              </table:table-cell>
              <table:table-cell office:value-type="float" office:value="0.237035">
                <text:p>0.237035</text:p>
              </table:table-cell>
              <table:table-cell office:value-type="float" office:value="5.8241">
                <text:p>5.8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679">
                <text:p>0.261679</text:p>
              </table:table-cell>
              <table:table-cell office:value-type="float" office:value="50.093">
                <text:p>50.093</text:p>
              </table:table-cell>
              <table:table-cell office:value-type="float" office:value="0.260739">
                <text:p>0.260739</text:p>
              </table:table-cell>
              <table:table-cell office:value-type="float" office:value="42.5184">
                <text:p>42.5184</text:p>
              </table:table-cell>
              <table:table-cell office:value-type="float" office:value="0.259809">
                <text:p>0.259809</text:p>
              </table:table-cell>
              <table:table-cell office:value-type="float" office:value="37.2546">
                <text:p>37.2546</text:p>
              </table:table-cell>
              <table:table-cell office:value-type="float" office:value="0.25843">
                <text:p>0.25843</text:p>
              </table:table-cell>
              <table:table-cell office:value-type="float" office:value="30.814">
                <text:p>30.814</text:p>
              </table:table-cell>
              <table:table-cell office:value-type="float" office:value="0.257523">
                <text:p>0.257523</text:p>
              </table:table-cell>
              <table:table-cell office:value-type="float" office:value="25.8069">
                <text:p>25.8069</text:p>
              </table:table-cell>
              <table:table-cell office:value-type="float" office:value="0.256626">
                <text:p>0.256626</text:p>
              </table:table-cell>
              <table:table-cell office:value-type="float" office:value="22.2459">
                <text:p>22.2459</text:p>
              </table:table-cell>
              <table:table-cell office:value-type="float" office:value="0.255738">
                <text:p>0.255738</text:p>
              </table:table-cell>
              <table:table-cell office:value-type="float" office:value="18.5622">
                <text:p>18.5622</text:p>
              </table:table-cell>
              <table:table-cell office:value-type="float" office:value="0.254427">
                <text:p>0.254427</text:p>
              </table:table-cell>
              <table:table-cell office:value-type="float" office:value="14.629">
                <text:p>14.629</text:p>
              </table:table-cell>
              <table:table-cell office:value-type="float" office:value="0.253566">
                <text:p>0.253566</text:p>
              </table:table-cell>
              <table:table-cell office:value-type="float" office:value="12.3987">
                <text:p>12.3987</text:p>
              </table:table-cell>
              <table:table-cell office:value-type="float" office:value="0.252717">
                <text:p>0.252717</text:p>
              </table:table-cell>
              <table:table-cell office:value-type="float" office:value="10.4273">
                <text:p>10.4273</text:p>
              </table:table-cell>
              <table:table-cell office:value-type="float" office:value="0.251879">
                <text:p>0.251879</text:p>
              </table:table-cell>
              <table:table-cell office:value-type="float" office:value="8.71994">
                <text:p>8.71994</text:p>
              </table:table-cell>
              <table:table-cell office:value-type="float" office:value="0.250644">
                <text:p>0.250644</text:p>
              </table:table-cell>
              <table:table-cell office:value-type="float" office:value="6.8172">
                <text:p>6.8172</text:p>
              </table:table-cell>
              <table:table-cell office:value-type="float" office:value="0.249836">
                <text:p>0.249836</text:p>
              </table:table-cell>
              <table:table-cell office:value-type="float" office:value="5.7976">
                <text:p>5.7976</text:p>
              </table:table-cell>
              <table:table-cell office:value-type="float" office:value="0.249041">
                <text:p>0.249041</text:p>
              </table:table-cell>
              <table:table-cell office:value-type="float" office:value="5.07405">
                <text:p>5.07405</text:p>
              </table:table-cell>
              <table:table-cell office:value-type="float" office:value="0.24826">
                <text:p>0.24826</text:p>
              </table:table-cell>
              <table:table-cell office:value-type="float" office:value="4.60733">
                <text:p>4.60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56">
                <text:p>0.272456</text:p>
              </table:table-cell>
              <table:table-cell office:value-type="float" office:value="38.3751">
                <text:p>38.3751</text:p>
              </table:table-cell>
              <table:table-cell office:value-type="float" office:value="0.271548">
                <text:p>0.271548</text:p>
              </table:table-cell>
              <table:table-cell office:value-type="float" office:value="32.3806">
                <text:p>32.3806</text:p>
              </table:table-cell>
              <table:table-cell office:value-type="float" office:value="0.270649">
                <text:p>0.270649</text:p>
              </table:table-cell>
              <table:table-cell office:value-type="float" office:value="28.2124">
                <text:p>28.2124</text:p>
              </table:table-cell>
              <table:table-cell office:value-type="float" office:value="0.269316">
                <text:p>0.269316</text:p>
              </table:table-cell>
              <table:table-cell office:value-type="float" office:value="23.1499">
                <text:p>23.1499</text:p>
              </table:table-cell>
              <table:table-cell office:value-type="float" office:value="0.268439">
                <text:p>0.268439</text:p>
              </table:table-cell>
              <table:table-cell office:value-type="float" office:value="19.284">
                <text:p>19.284</text:p>
              </table:table-cell>
              <table:table-cell office:value-type="float" office:value="0.267572">
                <text:p>0.267572</text:p>
              </table:table-cell>
              <table:table-cell office:value-type="float" office:value="16.5495">
                <text:p>16.5495</text:p>
              </table:table-cell>
              <table:table-cell office:value-type="float" office:value="0.266714">
                <text:p>0.266714</text:p>
              </table:table-cell>
              <table:table-cell office:value-type="float" office:value="13.7535">
                <text:p>13.7535</text:p>
              </table:table-cell>
              <table:table-cell office:value-type="float" office:value="0.265446">
                <text:p>0.265446</text:p>
              </table:table-cell>
              <table:table-cell office:value-type="float" office:value="10.8089">
                <text:p>10.8089</text:p>
              </table:table-cell>
              <table:table-cell office:value-type="float" office:value="0.264614">
                <text:p>0.264614</text:p>
              </table:table-cell>
              <table:table-cell office:value-type="float" office:value="9.16731">
                <text:p>9.16731</text:p>
              </table:table-cell>
              <table:table-cell office:value-type="float" office:value="0.263793">
                <text:p>0.263793</text:p>
              </table:table-cell>
              <table:table-cell office:value-type="float" office:value="7.73661">
                <text:p>7.73661</text:p>
              </table:table-cell>
              <table:table-cell office:value-type="float" office:value="0.262983">
                <text:p>0.262983</text:p>
              </table:table-cell>
              <table:table-cell office:value-type="float" office:value="6.51628">
                <text:p>6.51628</text:p>
              </table:table-cell>
              <table:table-cell office:value-type="float" office:value="0.261789">
                <text:p>0.261789</text:p>
              </table:table-cell>
              <table:table-cell office:value-type="float" office:value="5.20003">
                <text:p>5.20003</text:p>
              </table:table-cell>
              <table:table-cell office:value-type="float" office:value="0.261008">
                <text:p>0.261008</text:p>
              </table:table-cell>
              <table:table-cell office:value-type="float" office:value="4.51489">
                <text:p>4.51489</text:p>
              </table:table-cell>
              <table:table-cell office:value-type="float" office:value="0.26024">
                <text:p>0.26024</text:p>
              </table:table-cell>
              <table:table-cell office:value-type="float" office:value="4.06067">
                <text:p>4.06067</text:p>
              </table:table-cell>
              <table:table-cell office:value-type="float" office:value="0.259484">
                <text:p>0.259484</text:p>
              </table:table-cell>
              <table:table-cell office:value-type="float" office:value="3.81017">
                <text:p>3.810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234">
                <text:p>0.283234</text:p>
              </table:table-cell>
              <table:table-cell office:value-type="float" office:value="29.4309">
                <text:p>29.4309</text:p>
              </table:table-cell>
              <table:table-cell office:value-type="float" office:value="0.282357">
                <text:p>0.282357</text:p>
              </table:table-cell>
              <table:table-cell office:value-type="float" office:value="24.6947">
                <text:p>24.6947</text:p>
              </table:table-cell>
              <table:table-cell office:value-type="float" office:value="0.281488">
                <text:p>0.281488</text:p>
              </table:table-cell>
              <table:table-cell office:value-type="float" office:value="21.4054">
                <text:p>21.4054</text:p>
              </table:table-cell>
              <table:table-cell office:value-type="float" office:value="0.280202">
                <text:p>0.280202</text:p>
              </table:table-cell>
              <table:table-cell office:value-type="float" office:value="17.4446">
                <text:p>17.4446</text:p>
              </table:table-cell>
              <table:table-cell office:value-type="float" office:value="0.279355">
                <text:p>0.279355</text:p>
              </table:table-cell>
              <table:table-cell office:value-type="float" office:value="14.4665">
                <text:p>14.4665</text:p>
              </table:table-cell>
              <table:table-cell office:value-type="float" office:value="0.278517">
                <text:p>0.278517</text:p>
              </table:table-cell>
              <table:table-cell office:value-type="float" office:value="12.377">
                <text:p>12.377</text:p>
              </table:table-cell>
              <table:table-cell office:value-type="float" office:value="0.277689">
                <text:p>0.277689</text:p>
              </table:table-cell>
              <table:table-cell office:value-type="float" office:value="10.2617">
                <text:p>10.2617</text:p>
              </table:table-cell>
              <table:table-cell office:value-type="float" office:value="0.276465">
                <text:p>0.276465</text:p>
              </table:table-cell>
              <table:table-cell office:value-type="float" office:value="8.07314">
                <text:p>8.07314</text:p>
              </table:table-cell>
              <table:table-cell office:value-type="float" office:value="0.275662">
                <text:p>0.275662</text:p>
              </table:table-cell>
              <table:table-cell office:value-type="float" office:value="6.87581">
                <text:p>6.87581</text:p>
              </table:table-cell>
              <table:table-cell office:value-type="float" office:value="0.274869">
                <text:p>0.274869</text:p>
              </table:table-cell>
              <table:table-cell office:value-type="float" office:value="5.84827">
                <text:p>5.84827</text:p>
              </table:table-cell>
              <table:table-cell office:value-type="float" office:value="0.274087">
                <text:p>0.274087</text:p>
              </table:table-cell>
              <table:table-cell office:value-type="float" office:value="4.98657">
                <text:p>4.98657</text:p>
              </table:table-cell>
              <table:table-cell office:value-type="float" office:value="0.272934">
                <text:p>0.272934</text:p>
              </table:table-cell>
              <table:table-cell office:value-type="float" office:value="4.09704">
                <text:p>4.09704</text:p>
              </table:table-cell>
              <table:table-cell office:value-type="float" office:value="0.272181">
                <text:p>0.272181</text:p>
              </table:table-cell>
              <table:table-cell office:value-type="float" office:value="3.65098">
                <text:p>3.65098</text:p>
              </table:table-cell>
              <table:table-cell office:value-type="float" office:value="0.271439">
                <text:p>0.271439</text:p>
              </table:table-cell>
              <table:table-cell office:value-type="float" office:value="3.38724">
                <text:p>3.38724</text:p>
              </table:table-cell>
              <table:table-cell office:value-type="float" office:value="0.270709">
                <text:p>0.270709</text:p>
              </table:table-cell>
              <table:table-cell office:value-type="float" office:value="3.28793">
                <text:p>3.287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011">
                <text:p>0.294011</text:p>
              </table:table-cell>
              <table:table-cell office:value-type="float" office:value="22.604">
                <text:p>22.604</text:p>
              </table:table-cell>
              <table:table-cell office:value-type="float" office:value="0.293165">
                <text:p>0.293165</text:p>
              </table:table-cell>
              <table:table-cell office:value-type="float" office:value="18.8677">
                <text:p>18.8677</text:p>
              </table:table-cell>
              <table:table-cell office:value-type="float" office:value="0.292328">
                <text:p>0.292328</text:p>
              </table:table-cell>
              <table:table-cell office:value-type="float" office:value="16.281">
                <text:p>16.281</text:p>
              </table:table-cell>
              <table:table-cell office:value-type="float" office:value="0.291087">
                <text:p>0.291087</text:p>
              </table:table-cell>
              <table:table-cell office:value-type="float" office:value="13.1974">
                <text:p>13.1974</text:p>
              </table:table-cell>
              <table:table-cell office:value-type="float" office:value="0.290271">
                <text:p>0.290271</text:p>
              </table:table-cell>
              <table:table-cell office:value-type="float" office:value="10.9084">
                <text:p>10.9084</text:p>
              </table:table-cell>
              <table:table-cell office:value-type="float" office:value="0.289463">
                <text:p>0.289463</text:p>
              </table:table-cell>
              <table:table-cell office:value-type="float" office:value="9.32073">
                <text:p>9.32073</text:p>
              </table:table-cell>
              <table:table-cell office:value-type="float" office:value="0.288665">
                <text:p>0.288665</text:p>
              </table:table-cell>
              <table:table-cell office:value-type="float" office:value="7.72615">
                <text:p>7.72615</text:p>
              </table:table-cell>
              <table:table-cell office:value-type="float" office:value="0.287484">
                <text:p>0.287484</text:p>
              </table:table-cell>
              <table:table-cell office:value-type="float" office:value="6.11393">
                <text:p>6.11393</text:p>
              </table:table-cell>
              <table:table-cell office:value-type="float" office:value="0.28671">
                <text:p>0.28671</text:p>
              </table:table-cell>
              <table:table-cell office:value-type="float" office:value="5.25083">
                <text:p>5.25083</text:p>
              </table:table-cell>
              <table:table-cell office:value-type="float" office:value="0.285945">
                <text:p>0.285945</text:p>
              </table:table-cell>
              <table:table-cell office:value-type="float" office:value="4.52301">
                <text:p>4.52301</text:p>
              </table:table-cell>
              <table:table-cell office:value-type="float" office:value="0.285191">
                <text:p>0.285191</text:p>
              </table:table-cell>
              <table:table-cell office:value-type="float" office:value="3.92468">
                <text:p>3.92468</text:p>
              </table:table-cell>
              <table:table-cell office:value-type="float" office:value="0.28408">
                <text:p>0.28408</text:p>
              </table:table-cell>
              <table:table-cell office:value-type="float" office:value="3.34473">
                <text:p>3.34473</text:p>
              </table:table-cell>
              <table:table-cell office:value-type="float" office:value="0.283353">
                <text:p>0.283353</text:p>
              </table:table-cell>
              <table:table-cell office:value-type="float" office:value="3.06914">
                <text:p>3.06914</text:p>
              </table:table-cell>
              <table:table-cell office:value-type="float" office:value="0.282637">
                <text:p>0.282637</text:p>
              </table:table-cell>
              <table:table-cell office:value-type="float" office:value="2.93972">
                <text:p>2.93972</text:p>
              </table:table-cell>
              <table:table-cell office:value-type="float" office:value="0.281934">
                <text:p>0.281934</text:p>
              </table:table-cell>
              <table:table-cell office:value-type="float" office:value="2.94579">
                <text:p>2.945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788">
                <text:p>0.304788</text:p>
              </table:table-cell>
              <table:table-cell office:value-type="float" office:value="17.3931">
                <text:p>17.3931</text:p>
              </table:table-cell>
              <table:table-cell office:value-type="float" office:value="0.303974">
                <text:p>0.303974</text:p>
              </table:table-cell>
              <table:table-cell office:value-type="float" office:value="14.4501">
                <text:p>14.4501</text:p>
              </table:table-cell>
              <table:table-cell office:value-type="float" office:value="0.303168">
                <text:p>0.303168</text:p>
              </table:table-cell>
              <table:table-cell office:value-type="float" office:value="12.4234">
                <text:p>12.4234</text:p>
              </table:table-cell>
              <table:table-cell office:value-type="float" office:value="0.301973">
                <text:p>0.301973</text:p>
              </table:table-cell>
              <table:table-cell office:value-type="float" office:value="10.0358">
                <text:p>10.0358</text:p>
              </table:table-cell>
              <table:table-cell office:value-type="float" office:value="0.301187">
                <text:p>0.301187</text:p>
              </table:table-cell>
              <table:table-cell office:value-type="float" office:value="8.28056">
                <text:p>8.28056</text:p>
              </table:table-cell>
              <table:table-cell office:value-type="float" office:value="0.300409">
                <text:p>0.300409</text:p>
              </table:table-cell>
              <table:table-cell office:value-type="float" office:value="7.0821">
                <text:p>7.0821</text:p>
              </table:table-cell>
              <table:table-cell office:value-type="float" office:value="0.29964">
                <text:p>0.29964</text:p>
              </table:table-cell>
              <table:table-cell office:value-type="float" office:value="5.885">
                <text:p>5.885</text:p>
              </table:table-cell>
              <table:table-cell office:value-type="float" office:value="0.298503">
                <text:p>0.298503</text:p>
              </table:table-cell>
              <table:table-cell office:value-type="float" office:value="4.71085">
                <text:p>4.71085</text:p>
              </table:table-cell>
              <table:table-cell office:value-type="float" office:value="0.297757">
                <text:p>0.297757</text:p>
              </table:table-cell>
              <table:table-cell office:value-type="float" office:value="4.09851">
                <text:p>4.09851</text:p>
              </table:table-cell>
              <table:table-cell office:value-type="float" office:value="0.297021">
                <text:p>0.297021</text:p>
              </table:table-cell>
              <table:table-cell office:value-type="float" office:value="3.59292">
                <text:p>3.59292</text:p>
              </table:table-cell>
              <table:table-cell office:value-type="float" office:value="0.296295">
                <text:p>0.296295</text:p>
              </table:table-cell>
              <table:table-cell office:value-type="float" office:value="3.18755">
                <text:p>3.18755</text:p>
              </table:table-cell>
              <table:table-cell office:value-type="float" office:value="0.295225">
                <text:p>0.295225</text:p>
              </table:table-cell>
              <table:table-cell office:value-type="float" office:value="2.83163">
                <text:p>2.83163</text:p>
              </table:table-cell>
              <table:table-cell office:value-type="float" office:value="0.294525">
                <text:p>0.294525</text:p>
              </table:table-cell>
              <table:table-cell office:value-type="float" office:value="2.67727">
                <text:p>2.67727</text:p>
              </table:table-cell>
              <table:table-cell office:value-type="float" office:value="0.293836">
                <text:p>0.293836</text:p>
              </table:table-cell>
              <table:table-cell office:value-type="float" office:value="2.64233">
                <text:p>2.64233</text:p>
              </table:table-cell>
              <table:table-cell office:value-type="float" office:value="0.293158">
                <text:p>0.293158</text:p>
              </table:table-cell>
              <table:table-cell office:value-type="float" office:value="2.72164">
                <text:p>2.72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566">
                <text:p>0.315566</text:p>
              </table:table-cell>
              <table:table-cell office:value-type="float" office:value="13.4157">
                <text:p>13.4157</text:p>
              </table:table-cell>
              <table:table-cell office:value-type="float" office:value="0.314783">
                <text:p>0.314783</text:p>
              </table:table-cell>
              <table:table-cell office:value-type="float" office:value="11.1009">
                <text:p>11.1009</text:p>
              </table:table-cell>
              <table:table-cell office:value-type="float" office:value="0.314007">
                <text:p>0.314007</text:p>
              </table:table-cell>
              <table:table-cell office:value-type="float" office:value="9.51938">
                <text:p>9.51938</text:p>
              </table:table-cell>
              <table:table-cell office:value-type="float" office:value="0.312859">
                <text:p>0.312859</text:p>
              </table:table-cell>
              <table:table-cell office:value-type="float" office:value="7.68216">
                <text:p>7.68216</text:p>
              </table:table-cell>
              <table:table-cell office:value-type="float" office:value="0.312103">
                <text:p>0.312103</text:p>
              </table:table-cell>
              <table:table-cell office:value-type="float" office:value="6.33972">
                <text:p>6.33972</text:p>
              </table:table-cell>
              <table:table-cell office:value-type="float" office:value="0.311355">
                <text:p>0.311355</text:p>
              </table:table-cell>
              <table:table-cell office:value-type="float" office:value="5.44237">
                <text:p>5.44237</text:p>
              </table:table-cell>
              <table:table-cell office:value-type="float" office:value="0.310615">
                <text:p>0.310615</text:p>
              </table:table-cell>
              <table:table-cell office:value-type="float" office:value="4.54806">
                <text:p>4.54806</text:p>
              </table:table-cell>
              <table:table-cell office:value-type="float" office:value="0.309523">
                <text:p>0.309523</text:p>
              </table:table-cell>
              <table:table-cell office:value-type="float" office:value="3.70604">
                <text:p>3.70604</text:p>
              </table:table-cell>
              <table:table-cell office:value-type="float" office:value="0.308805">
                <text:p>0.308805</text:p>
              </table:table-cell>
              <table:table-cell office:value-type="float" office:value="3.28136">
                <text:p>3.28136</text:p>
              </table:table-cell>
              <table:table-cell office:value-type="float" office:value="0.308097">
                <text:p>0.308097</text:p>
              </table:table-cell>
              <table:table-cell office:value-type="float" office:value="2.94017">
                <text:p>2.94017</text:p>
              </table:table-cell>
              <table:table-cell office:value-type="float" office:value="0.307399">
                <text:p>0.307399</text:p>
              </table:table-cell>
              <table:table-cell office:value-type="float" office:value="2.67585">
                <text:p>2.67585</text:p>
              </table:table-cell>
              <table:table-cell office:value-type="float" office:value="0.30637">
                <text:p>0.30637</text:p>
              </table:table-cell>
              <table:table-cell office:value-type="float" office:value="2.48166">
                <text:p>2.48166</text:p>
              </table:table-cell>
              <table:table-cell office:value-type="float" office:value="0.305697">
                <text:p>0.305697</text:p>
              </table:table-cell>
              <table:table-cell office:value-type="float" office:value="2.41335">
                <text:p>2.41335</text:p>
              </table:table-cell>
              <table:table-cell office:value-type="float" office:value="0.305034">
                <text:p>0.305034</text:p>
              </table:table-cell>
              <table:table-cell office:value-type="float" office:value="2.4447">
                <text:p>2.4447</text:p>
              </table:table-cell>
              <table:table-cell office:value-type="float" office:value="0.304383">
                <text:p>0.304383</text:p>
              </table:table-cell>
              <table:table-cell office:value-type="float" office:value="2.57479">
                <text:p>2.574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6343">
                <text:p>0.326343</text:p>
              </table:table-cell>
              <table:table-cell office:value-type="float" office:value="10.3798">
                <text:p>10.3798</text:p>
              </table:table-cell>
              <table:table-cell office:value-type="float" office:value="0.325591">
                <text:p>0.325591</text:p>
              </table:table-cell>
              <table:table-cell office:value-type="float" office:value="8.56173">
                <text:p>8.56173</text:p>
              </table:table-cell>
              <table:table-cell office:value-type="float" office:value="0.324847">
                <text:p>0.324847</text:p>
              </table:table-cell>
              <table:table-cell office:value-type="float" office:value="7.3332">
                <text:p>7.3332</text:p>
              </table:table-cell>
              <table:table-cell office:value-type="float" office:value="0.323744">
                <text:p>0.323744</text:p>
              </table:table-cell>
              <table:table-cell office:value-type="float" office:value="5.93008">
                <text:p>5.93008</text:p>
              </table:table-cell>
              <table:table-cell office:value-type="float" office:value="0.323018">
                <text:p>0.323018</text:p>
              </table:table-cell>
              <table:table-cell office:value-type="float" office:value="4.90629">
                <text:p>4.90629</text:p>
              </table:table-cell>
              <table:table-cell office:value-type="float" office:value="0.322301">
                <text:p>0.322301</text:p>
              </table:table-cell>
              <table:table-cell office:value-type="float" office:value="4.2413">
                <text:p>4.2413</text:p>
              </table:table-cell>
              <table:table-cell office:value-type="float" office:value="0.321591">
                <text:p>0.321591</text:p>
              </table:table-cell>
              <table:table-cell office:value-type="float" office:value="3.57725">
                <text:p>3.57725</text:p>
              </table:table-cell>
              <table:table-cell office:value-type="float" office:value="0.320542">
                <text:p>0.320542</text:p>
              </table:table-cell>
              <table:table-cell office:value-type="float" office:value="2.98645">
                <text:p>2.98645</text:p>
              </table:table-cell>
              <table:table-cell office:value-type="float" office:value="0.319853">
                <text:p>0.319853</text:p>
              </table:table-cell>
              <table:table-cell office:value-type="float" office:value="2.70189">
                <text:p>2.70189</text:p>
              </table:table-cell>
              <table:table-cell office:value-type="float" office:value="0.319173">
                <text:p>0.319173</text:p>
              </table:table-cell>
              <table:table-cell office:value-type="float" office:value="2.48206">
                <text:p>2.48206</text:p>
              </table:table-cell>
              <table:table-cell office:value-type="float" office:value="0.318503">
                <text:p>0.318503</text:p>
              </table:table-cell>
              <table:table-cell office:value-type="float" office:value="2.32065">
                <text:p>2.32065</text:p>
              </table:table-cell>
              <table:table-cell office:value-type="float" office:value="0.317515">
                <text:p>0.317515</text:p>
              </table:table-cell>
              <table:table-cell office:value-type="float" office:value="2.24296">
                <text:p>2.24296</text:p>
              </table:table-cell>
              <table:table-cell office:value-type="float" office:value="0.316869">
                <text:p>0.316869</text:p>
              </table:table-cell>
              <table:table-cell office:value-type="float" office:value="2.23559">
                <text:p>2.23559</text:p>
              </table:table-cell>
              <table:table-cell office:value-type="float" office:value="0.316233">
                <text:p>0.316233</text:p>
              </table:table-cell>
              <table:table-cell office:value-type="float" office:value="2.31336">
                <text:p>2.31336</text:p>
              </table:table-cell>
              <table:table-cell office:value-type="float" office:value="0.315608">
                <text:p>0.315608</text:p>
              </table:table-cell>
              <table:table-cell office:value-type="float" office:value="2.47859">
                <text:p>2.478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712">
                <text:p>0.33712</text:p>
              </table:table-cell>
              <table:table-cell office:value-type="float" office:value="8.06252">
                <text:p>8.06252</text:p>
              </table:table-cell>
              <table:table-cell office:value-type="float" office:value="0.3364">
                <text:p>0.3364</text:p>
              </table:table-cell>
              <table:table-cell office:value-type="float" office:value="6.63669">
                <text:p>6.63669</text:p>
              </table:table-cell>
              <table:table-cell office:value-type="float" office:value="0.335687">
                <text:p>0.335687</text:p>
              </table:table-cell>
              <table:table-cell office:value-type="float" office:value="5.68745">
                <text:p>5.68745</text:p>
              </table:table-cell>
              <table:table-cell office:value-type="float" office:value="0.33463">
                <text:p>0.33463</text:p>
              </table:table-cell>
              <table:table-cell office:value-type="float" office:value="4.62579">
                <text:p>4.62579</text:p>
              </table:table-cell>
              <table:table-cell office:value-type="float" office:value="0.333934">
                <text:p>0.333934</text:p>
              </table:table-cell>
              <table:table-cell office:value-type="float" office:value="3.84761">
                <text:p>3.84761</text:p>
              </table:table-cell>
              <table:table-cell office:value-type="float" office:value="0.333246">
                <text:p>0.333246</text:p>
              </table:table-cell>
              <table:table-cell office:value-type="float" office:value="3.36155">
                <text:p>3.36155</text:p>
              </table:table-cell>
              <table:table-cell office:value-type="float" office:value="0.332566">
                <text:p>0.332566</text:p>
              </table:table-cell>
              <table:table-cell office:value-type="float" office:value="2.87231">
                <text:p>2.87231</text:p>
              </table:table-cell>
              <table:table-cell office:value-type="float" office:value="0.331561">
                <text:p>0.331561</text:p>
              </table:table-cell>
              <table:table-cell office:value-type="float" office:value="2.47111">
                <text:p>2.47111</text:p>
              </table:table-cell>
              <table:table-cell office:value-type="float" office:value="0.330901">
                <text:p>0.330901</text:p>
              </table:table-cell>
              <table:table-cell office:value-type="float" office:value="2.29097">
                <text:p>2.29097</text:p>
              </table:table-cell>
              <table:table-cell office:value-type="float" office:value="0.330249">
                <text:p>0.330249</text:p>
              </table:table-cell>
              <table:table-cell office:value-type="float" office:value="2.16055">
                <text:p>2.16055</text:p>
              </table:table-cell>
              <table:table-cell office:value-type="float" office:value="0.329607">
                <text:p>0.329607</text:p>
              </table:table-cell>
              <table:table-cell office:value-type="float" office:value="2.07407">
                <text:p>2.07407</text:p>
              </table:table-cell>
              <table:table-cell office:value-type="float" office:value="0.32866">
                <text:p>0.32866</text:p>
              </table:table-cell>
              <table:table-cell office:value-type="float" office:value="2.08016">
                <text:p>2.08016</text:p>
              </table:table-cell>
              <table:table-cell office:value-type="float" office:value="0.328041">
                <text:p>0.328041</text:p>
              </table:table-cell>
              <table:table-cell office:value-type="float" office:value="2.11588">
                <text:p>2.11588</text:p>
              </table:table-cell>
              <table:table-cell office:value-type="float" office:value="0.327432">
                <text:p>0.327432</text:p>
              </table:table-cell>
              <table:table-cell office:value-type="float" office:value="2.22609">
                <text:p>2.22609</text:p>
              </table:table-cell>
              <table:table-cell office:value-type="float" office:value="0.326832">
                <text:p>0.326832</text:p>
              </table:table-cell>
              <table:table-cell office:value-type="float" office:value="2.41556">
                <text:p>2.41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7898">
                <text:p>0.347898</text:p>
              </table:table-cell>
              <table:table-cell office:value-type="float" office:value="6.29378">
                <text:p>6.29378</text:p>
              </table:table-cell>
              <table:table-cell office:value-type="float" office:value="0.347209">
                <text:p>0.347209</text:p>
              </table:table-cell>
              <table:table-cell office:value-type="float" office:value="5.17725">
                <text:p>5.17725</text:p>
              </table:table-cell>
              <table:table-cell office:value-type="float" office:value="0.346526">
                <text:p>0.346526</text:p>
              </table:table-cell>
              <table:table-cell office:value-type="float" office:value="4.44851">
                <text:p>4.44851</text:p>
              </table:table-cell>
              <table:table-cell office:value-type="float" office:value="0.345516">
                <text:p>0.345516</text:p>
              </table:table-cell>
              <table:table-cell office:value-type="float" office:value="3.65485">
                <text:p>3.65485</text:p>
              </table:table-cell>
              <table:table-cell office:value-type="float" office:value="0.34485">
                <text:p>0.34485</text:p>
              </table:table-cell>
              <table:table-cell office:value-type="float" office:value="3.06571">
                <text:p>3.06571</text:p>
              </table:table-cell>
              <table:table-cell office:value-type="float" office:value="0.344192">
                <text:p>0.344192</text:p>
              </table:table-cell>
              <table:table-cell office:value-type="float" office:value="2.71716">
                <text:p>2.71716</text:p>
              </table:table-cell>
              <table:table-cell office:value-type="float" office:value="0.343542">
                <text:p>0.343542</text:p>
              </table:table-cell>
              <table:table-cell office:value-type="float" office:value="2.36043">
                <text:p>2.36043</text:p>
              </table:table-cell>
              <table:table-cell office:value-type="float" office:value="0.34258">
                <text:p>0.34258</text:p>
              </table:table-cell>
              <table:table-cell office:value-type="float" office:value="2.10206">
                <text:p>2.10206</text:p>
              </table:table-cell>
              <table:table-cell office:value-type="float" office:value="0.341949">
                <text:p>0.341949</text:p>
              </table:table-cell>
              <table:table-cell office:value-type="float" office:value="1.99957">
                <text:p>1.99957</text:p>
              </table:table-cell>
              <table:table-cell office:value-type="float" office:value="0.341326">
                <text:p>0.341326</text:p>
              </table:table-cell>
              <table:table-cell office:value-type="float" office:value="1.93491">
                <text:p>1.93491</text:p>
              </table:table-cell>
              <table:table-cell office:value-type="float" office:value="0.340711">
                <text:p>0.340711</text:p>
              </table:table-cell>
              <table:table-cell office:value-type="float" office:value="1.90291">
                <text:p>1.90291</text:p>
              </table:table-cell>
              <table:table-cell office:value-type="float" office:value="0.339806">
                <text:p>0.339806</text:p>
              </table:table-cell>
              <table:table-cell office:value-type="float" office:value="1.96912">
                <text:p>1.96912</text:p>
              </table:table-cell>
              <table:table-cell office:value-type="float" office:value="0.339213">
                <text:p>0.339213</text:p>
              </table:table-cell>
              <table:table-cell office:value-type="float" office:value="2.03525">
                <text:p>2.03525</text:p>
              </table:table-cell>
              <table:table-cell office:value-type="float" office:value="0.33863">
                <text:p>0.33863</text:p>
              </table:table-cell>
              <table:table-cell office:value-type="float" office:value="2.16809">
                <text:p>2.16809</text:p>
              </table:table-cell>
              <table:table-cell office:value-type="float" office:value="0.338057">
                <text:p>0.338057</text:p>
              </table:table-cell>
              <table:table-cell office:value-type="float" office:value="2.37427">
                <text:p>2.37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675">
                <text:p>0.358675</text:p>
              </table:table-cell>
              <table:table-cell office:value-type="float" office:value="4.94373">
                <text:p>4.94373</text:p>
              </table:table-cell>
              <table:table-cell office:value-type="float" office:value="0.358018">
                <text:p>0.358018</text:p>
              </table:table-cell>
              <table:table-cell office:value-type="float" office:value="4.07078">
                <text:p>4.07078</text:p>
              </table:table-cell>
              <table:table-cell office:value-type="float" office:value="0.357366">
                <text:p>0.357366</text:p>
              </table:table-cell>
              <table:table-cell office:value-type="float" office:value="3.51584">
                <text:p>3.51584</text:p>
              </table:table-cell>
              <table:table-cell office:value-type="float" office:value="0.356401">
                <text:p>0.356401</text:p>
              </table:table-cell>
              <table:table-cell office:value-type="float" office:value="2.93206">
                <text:p>2.93206</text:p>
              </table:table-cell>
              <table:table-cell office:value-type="float" office:value="0.355766">
                <text:p>0.355766</text:p>
              </table:table-cell>
              <table:table-cell office:value-type="float" office:value="2.48822">
                <text:p>2.48822</text:p>
              </table:table-cell>
              <table:table-cell office:value-type="float" office:value="0.355138">
                <text:p>0.355138</text:p>
              </table:table-cell>
              <table:table-cell office:value-type="float" office:value="2.24516">
                <text:p>2.24516</text:p>
              </table:table-cell>
              <table:table-cell office:value-type="float" office:value="0.354517">
                <text:p>0.354517</text:p>
              </table:table-cell>
              <table:table-cell office:value-type="float" office:value="1.98872">
                <text:p>1.98872</text:p>
              </table:table-cell>
              <table:table-cell office:value-type="float" office:value="0.353599">
                <text:p>0.353599</text:p>
              </table:table-cell>
              <table:table-cell office:value-type="float" office:value="1.83776">
                <text:p>1.83776</text:p>
              </table:table-cell>
              <table:table-cell office:value-type="float" office:value="0.352996">
                <text:p>0.352996</text:p>
              </table:table-cell>
              <table:table-cell office:value-type="float" office:value="1.79293">
                <text:p>1.79293</text:p>
              </table:table-cell>
              <table:table-cell office:value-type="float" office:value="0.352402">
                <text:p>0.352402</text:p>
              </table:table-cell>
              <table:table-cell office:value-type="float" office:value="1.77655">
                <text:p>1.77655</text:p>
              </table:table-cell>
              <table:table-cell office:value-type="float" office:value="0.351815">
                <text:p>0.351815</text:p>
              </table:table-cell>
              <table:table-cell office:value-type="float" office:value="1.78409">
                <text:p>1.78409</text:p>
              </table:table-cell>
              <table:table-cell office:value-type="float" office:value="0.350951">
                <text:p>0.350951</text:p>
              </table:table-cell>
              <table:table-cell office:value-type="float" office:value="1.89338">
                <text:p>1.89338</text:p>
              </table:table-cell>
              <table:table-cell office:value-type="float" office:value="0.350385">
                <text:p>0.350385</text:p>
              </table:table-cell>
              <table:table-cell office:value-type="float" office:value="1.98094">
                <text:p>1.98094</text:p>
              </table:table-cell>
              <table:table-cell office:value-type="float" office:value="0.349829">
                <text:p>0.349829</text:p>
              </table:table-cell>
              <table:table-cell office:value-type="float" office:value="2.12955">
                <text:p>2.12955</text:p>
              </table:table-cell>
              <table:table-cell office:value-type="float" office:value="0.349282">
                <text:p>0.349282</text:p>
              </table:table-cell>
              <table:table-cell office:value-type="float" office:value="2.34722">
                <text:p>2.347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453">
                <text:p>0.369453</text:p>
              </table:table-cell>
              <table:table-cell office:value-type="float" office:value="3.91326">
                <text:p>3.91326</text:p>
              </table:table-cell>
              <table:table-cell office:value-type="float" office:value="0.368826">
                <text:p>0.368826</text:p>
              </table:table-cell>
              <table:table-cell office:value-type="float" office:value="3.23193">
                <text:p>3.23193</text:p>
              </table:table-cell>
              <table:table-cell office:value-type="float" office:value="0.368206">
                <text:p>0.368206</text:p>
              </table:table-cell>
              <table:table-cell office:value-type="float" office:value="2.81372">
                <text:p>2.81372</text:p>
              </table:table-cell>
              <table:table-cell office:value-type="float" office:value="0.367287">
                <text:p>0.367287</text:p>
              </table:table-cell>
              <table:table-cell office:value-type="float" office:value="2.39401">
                <text:p>2.39401</text:p>
              </table:table-cell>
              <table:table-cell office:value-type="float" office:value="0.366682">
                <text:p>0.366682</text:p>
              </table:table-cell>
              <table:table-cell office:value-type="float" office:value="2.06171">
                <text:p>2.06171</text:p>
              </table:table-cell>
              <table:table-cell office:value-type="float" office:value="0.366084">
                <text:p>0.366084</text:p>
              </table:table-cell>
              <table:table-cell office:value-type="float" office:value="1.89943">
                <text:p>1.89943</text:p>
              </table:table-cell>
              <table:table-cell office:value-type="float" office:value="0.365492">
                <text:p>0.365492</text:p>
              </table:table-cell>
              <table:table-cell office:value-type="float" office:value="1.71882">
                <text:p>1.71882</text:p>
              </table:table-cell>
              <table:table-cell office:value-type="float" office:value="0.364618">
                <text:p>0.364618</text:p>
              </table:table-cell>
              <table:table-cell office:value-type="float" office:value="1.64848">
                <text:p>1.64848</text:p>
              </table:table-cell>
              <table:table-cell office:value-type="float" office:value="0.364044">
                <text:p>0.364044</text:p>
              </table:table-cell>
              <table:table-cell office:value-type="float" office:value="1.6464">
                <text:p>1.6464</text:p>
              </table:table-cell>
              <table:table-cell office:value-type="float" office:value="0.363478">
                <text:p>0.363478</text:p>
              </table:table-cell>
              <table:table-cell office:value-type="float" office:value="1.66542">
                <text:p>1.66542</text:p>
              </table:table-cell>
              <table:table-cell office:value-type="float" office:value="0.362919">
                <text:p>0.362919</text:p>
              </table:table-cell>
              <table:table-cell office:value-type="float" office:value="1.70161">
                <text:p>1.70161</text:p>
              </table:table-cell>
              <table:table-cell office:value-type="float" office:value="0.362096">
                <text:p>0.362096</text:p>
              </table:table-cell>
              <table:table-cell office:value-type="float" office:value="1.84173">
                <text:p>1.84173</text:p>
              </table:table-cell>
              <table:table-cell office:value-type="float" office:value="0.361558">
                <text:p>0.361558</text:p>
              </table:table-cell>
              <table:table-cell office:value-type="float" office:value="1.94437">
                <text:p>1.94437</text:p>
              </table:table-cell>
              <table:table-cell office:value-type="float" office:value="0.361028">
                <text:p>0.361028</text:p>
              </table:table-cell>
              <table:table-cell office:value-type="float" office:value="2.10394">
                <text:p>2.10394</text:p>
              </table:table-cell>
              <table:table-cell office:value-type="float" office:value="0.360506">
                <text:p>0.360506</text:p>
              </table:table-cell>
              <table:table-cell office:value-type="float" office:value="2.3295">
                <text:p>2.3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23">
                <text:p>0.38023</text:p>
              </table:table-cell>
              <table:table-cell office:value-type="float" office:value="3.12671">
                <text:p>3.12671</text:p>
              </table:table-cell>
              <table:table-cell office:value-type="float" office:value="0.379635">
                <text:p>0.379635</text:p>
              </table:table-cell>
              <table:table-cell office:value-type="float" office:value="2.59596">
                <text:p>2.59596</text:p>
              </table:table-cell>
              <table:table-cell office:value-type="float" office:value="0.379046">
                <text:p>0.379046</text:p>
              </table:table-cell>
              <table:table-cell office:value-type="float" office:value="2.28516">
                <text:p>2.28516</text:p>
              </table:table-cell>
              <table:table-cell office:value-type="float" office:value="0.378173">
                <text:p>0.378173</text:p>
              </table:table-cell>
              <table:table-cell office:value-type="float" office:value="1.99346">
                <text:p>1.99346</text:p>
              </table:table-cell>
              <table:table-cell office:value-type="float" office:value="0.377598">
                <text:p>0.377598</text:p>
              </table:table-cell>
              <table:table-cell office:value-type="float" office:value="1.74671">
                <text:p>1.74671</text:p>
              </table:table-cell>
              <table:table-cell office:value-type="float" office:value="0.37703">
                <text:p>0.37703</text:p>
              </table:table-cell>
              <table:table-cell office:value-type="float" office:value="1.64619">
                <text:p>1.64619</text:p>
              </table:table-cell>
              <table:table-cell office:value-type="float" office:value="0.376468">
                <text:p>0.376468</text:p>
              </table:table-cell>
              <table:table-cell office:value-type="float" office:value="1.52283">
                <text:p>1.52283</text:p>
              </table:table-cell>
              <table:table-cell office:value-type="float" office:value="0.375637">
                <text:p>0.375637</text:p>
              </table:table-cell>
              <table:table-cell office:value-type="float" office:value="1.51293">
                <text:p>1.51293</text:p>
              </table:table-cell>
              <table:table-cell office:value-type="float" office:value="0.375092">
                <text:p>0.375092</text:p>
              </table:table-cell>
              <table:table-cell office:value-type="float" office:value="1.54249">
                <text:p>1.54249</text:p>
              </table:table-cell>
              <table:table-cell office:value-type="float" office:value="0.374554">
                <text:p>0.374554</text:p>
              </table:table-cell>
              <table:table-cell office:value-type="float" office:value="1.58742">
                <text:p>1.58742</text:p>
              </table:table-cell>
              <table:table-cell office:value-type="float" office:value="0.374023">
                <text:p>0.374023</text:p>
              </table:table-cell>
              <table:table-cell office:value-type="float" office:value="1.64436">
                <text:p>1.64436</text:p>
              </table:table-cell>
              <table:table-cell office:value-type="float" office:value="0.373241">
                <text:p>0.373241</text:p>
              </table:table-cell>
              <table:table-cell office:value-type="float" office:value="1.8065">
                <text:p>1.8065</text:p>
              </table:table-cell>
              <table:table-cell office:value-type="float" office:value="0.37273">
                <text:p>0.37273</text:p>
              </table:table-cell>
              <table:table-cell office:value-type="float" office:value="1.91974">
                <text:p>1.91974</text:p>
              </table:table-cell>
              <table:table-cell office:value-type="float" office:value="0.372226">
                <text:p>0.372226</text:p>
              </table:table-cell>
              <table:table-cell office:value-type="float" office:value="2.08692">
                <text:p>2.08692</text:p>
              </table:table-cell>
              <table:table-cell office:value-type="float" office:value="0.371731">
                <text:p>0.371731</text:p>
              </table:table-cell>
              <table:table-cell office:value-type="float" office:value="2.31789">
                <text:p>2.31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1007">
                <text:p>0.391007</text:p>
              </table:table-cell>
              <table:table-cell office:value-type="float" office:value="2.52635">
                <text:p>2.52635</text:p>
              </table:table-cell>
              <table:table-cell office:value-type="float" office:value="0.390444">
                <text:p>0.390444</text:p>
              </table:table-cell>
              <table:table-cell office:value-type="float" office:value="2.1138">
                <text:p>2.1138</text:p>
              </table:table-cell>
              <table:table-cell office:value-type="float" office:value="0.389885">
                <text:p>0.389885</text:p>
              </table:table-cell>
              <table:table-cell office:value-type="float" office:value="1.88726">
                <text:p>1.88726</text:p>
              </table:table-cell>
              <table:table-cell office:value-type="float" office:value="0.389058">
                <text:p>0.389058</text:p>
              </table:table-cell>
              <table:table-cell office:value-type="float" office:value="1.69529">
                <text:p>1.69529</text:p>
              </table:table-cell>
              <table:table-cell office:value-type="float" office:value="0.388514">
                <text:p>0.388514</text:p>
              </table:table-cell>
              <table:table-cell office:value-type="float" office:value="1.51406">
                <text:p>1.51406</text:p>
              </table:table-cell>
              <table:table-cell office:value-type="float" office:value="0.387975">
                <text:p>0.387975</text:p>
              </table:table-cell>
              <table:table-cell office:value-type="float" office:value="1.4607">
                <text:p>1.4607</text:p>
              </table:table-cell>
              <table:table-cell office:value-type="float" office:value="0.387443">
                <text:p>0.387443</text:p>
              </table:table-cell>
              <table:table-cell office:value-type="float" office:value="1.38051">
                <text:p>1.38051</text:p>
              </table:table-cell>
              <table:table-cell office:value-type="float" office:value="0.386656">
                <text:p>0.386656</text:p>
              </table:table-cell>
              <table:table-cell office:value-type="float" office:value="1.41586">
                <text:p>1.41586</text:p>
              </table:table-cell>
              <table:table-cell office:value-type="float" office:value="0.38614">
                <text:p>0.38614</text:p>
              </table:table-cell>
              <table:table-cell office:value-type="float" office:value="1.4688">
                <text:p>1.4688</text:p>
              </table:table-cell>
              <table:table-cell office:value-type="float" office:value="0.38563">
                <text:p>0.38563</text:p>
              </table:table-cell>
              <table:table-cell office:value-type="float" office:value="1.53268">
                <text:p>1.53268</text:p>
              </table:table-cell>
              <table:table-cell office:value-type="float" office:value="0.385127">
                <text:p>0.385127</text:p>
              </table:table-cell>
              <table:table-cell office:value-type="float" office:value="1.60461">
                <text:p>1.60461</text:p>
              </table:table-cell>
              <table:table-cell office:value-type="float" office:value="0.384386">
                <text:p>0.384386</text:p>
              </table:table-cell>
              <table:table-cell office:value-type="float" office:value="1.78247">
                <text:p>1.78247</text:p>
              </table:table-cell>
              <table:table-cell office:value-type="float" office:value="0.383902">
                <text:p>0.383902</text:p>
              </table:table-cell>
              <table:table-cell office:value-type="float" office:value="1.90315">
                <text:p>1.90315</text:p>
              </table:table-cell>
              <table:table-cell office:value-type="float" office:value="0.383425">
                <text:p>0.383425</text:p>
              </table:table-cell>
              <table:table-cell office:value-type="float" office:value="2.07561">
                <text:p>2.07561</text:p>
              </table:table-cell>
              <table:table-cell office:value-type="float" office:value="0.382956">
                <text:p>0.382956</text:p>
              </table:table-cell>
              <table:table-cell office:value-type="float" office:value="2.31028">
                <text:p>2.31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785">
                <text:p>0.401785</text:p>
              </table:table-cell>
              <table:table-cell office:value-type="float" office:value="2.0681">
                <text:p>2.0681</text:p>
              </table:table-cell>
              <table:table-cell office:value-type="float" office:value="0.401252">
                <text:p>0.401252</text:p>
              </table:table-cell>
              <table:table-cell office:value-type="float" office:value="1.74826">
                <text:p>1.74826</text:p>
              </table:table-cell>
              <table:table-cell office:value-type="float" office:value="0.400725">
                <text:p>0.400725</text:p>
              </table:table-cell>
              <table:table-cell office:value-type="float" office:value="1.58771">
                <text:p>1.58771</text:p>
              </table:table-cell>
              <table:table-cell office:value-type="float" office:value="0.399944">
                <text:p>0.399944</text:p>
              </table:table-cell>
              <table:table-cell office:value-type="float" office:value="1.47332">
                <text:p>1.47332</text:p>
              </table:table-cell>
              <table:table-cell office:value-type="float" office:value="0.39943">
                <text:p>0.39943</text:p>
              </table:table-cell>
              <table:table-cell office:value-type="float" office:value="1.34223">
                <text:p>1.34223</text:p>
              </table:table-cell>
              <table:table-cell office:value-type="float" office:value="0.398921">
                <text:p>0.398921</text:p>
              </table:table-cell>
              <table:table-cell office:value-type="float" office:value="1.32483">
                <text:p>1.32483</text:p>
              </table:table-cell>
              <table:table-cell office:value-type="float" office:value="0.398418">
                <text:p>0.398418</text:p>
              </table:table-cell>
              <table:table-cell office:value-type="float" office:value="1.27717">
                <text:p>1.27717</text:p>
              </table:table-cell>
              <table:table-cell office:value-type="float" office:value="0.397675">
                <text:p>0.397675</text:p>
              </table:table-cell>
              <table:table-cell office:value-type="float" office:value="1.34634">
                <text:p>1.34634</text:p>
              </table:table-cell>
              <table:table-cell office:value-type="float" office:value="0.397188">
                <text:p>0.397188</text:p>
              </table:table-cell>
              <table:table-cell office:value-type="float" office:value="1.41654">
                <text:p>1.41654</text:p>
              </table:table-cell>
              <table:table-cell office:value-type="float" office:value="0.396706">
                <text:p>0.396706</text:p>
              </table:table-cell>
              <table:table-cell office:value-type="float" office:value="1.49426">
                <text:p>1.49426</text:p>
              </table:table-cell>
              <table:table-cell office:value-type="float" office:value="0.396231">
                <text:p>0.396231</text:p>
              </table:table-cell>
              <table:table-cell office:value-type="float" office:value="1.57702">
                <text:p>1.57702</text:p>
              </table:table-cell>
              <table:table-cell office:value-type="float" office:value="0.395532">
                <text:p>0.395532</text:p>
              </table:table-cell>
              <table:table-cell office:value-type="float" office:value="1.76608">
                <text:p>1.76608</text:p>
              </table:table-cell>
              <table:table-cell office:value-type="float" office:value="0.395074">
                <text:p>0.395074</text:p>
              </table:table-cell>
              <table:table-cell office:value-type="float" office:value="1.89197">
                <text:p>1.89197</text:p>
              </table:table-cell>
              <table:table-cell office:value-type="float" office:value="0.394623">
                <text:p>0.394623</text:p>
              </table:table-cell>
              <table:table-cell office:value-type="float" office:value="2.06809">
                <text:p>2.06809</text:p>
              </table:table-cell>
              <table:table-cell office:value-type="float" office:value="0.394181">
                <text:p>0.394181</text:p>
              </table:table-cell>
              <table:table-cell office:value-type="float" office:value="2.3053">
                <text:p>2.3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562">
                <text:p>0.412562</text:p>
              </table:table-cell>
              <table:table-cell office:value-type="float" office:value="1.71833">
                <text:p>1.71833</text:p>
              </table:table-cell>
              <table:table-cell office:value-type="float" office:value="0.412061">
                <text:p>0.412061</text:p>
              </table:table-cell>
              <table:table-cell office:value-type="float" office:value="1.47113">
                <text:p>1.47113</text:p>
              </table:table-cell>
              <table:table-cell office:value-type="float" office:value="0.411565">
                <text:p>0.411565</text:p>
              </table:table-cell>
              <table:table-cell office:value-type="float" office:value="1.36222">
                <text:p>1.36222</text:p>
              </table:table-cell>
              <table:table-cell office:value-type="float" office:value="0.410829">
                <text:p>0.410829</text:p>
              </table:table-cell>
              <table:table-cell office:value-type="float" office:value="1.30809">
                <text:p>1.30809</text:p>
              </table:table-cell>
              <table:table-cell office:value-type="float" office:value="0.410346">
                <text:p>0.410346</text:p>
              </table:table-cell>
              <table:table-cell office:value-type="float" office:value="1.21533">
                <text:p>1.21533</text:p>
              </table:table-cell>
              <table:table-cell office:value-type="float" office:value="0.409867">
                <text:p>0.409867</text:p>
              </table:table-cell>
              <table:table-cell office:value-type="float" office:value="1.22531">
                <text:p>1.22531</text:p>
              </table:table-cell>
              <table:table-cell office:value-type="float" office:value="0.409394">
                <text:p>0.409394</text:p>
              </table:table-cell>
              <table:table-cell office:value-type="float" office:value="1.20213">
                <text:p>1.20213</text:p>
              </table:table-cell>
              <table:table-cell office:value-type="float" office:value="0.408694">
                <text:p>0.408694</text:p>
              </table:table-cell>
              <table:table-cell office:value-type="float" office:value="1.29655">
                <text:p>1.29655</text:p>
              </table:table-cell>
              <table:table-cell office:value-type="float" office:value="0.408235">
                <text:p>0.408235</text:p>
              </table:table-cell>
              <table:table-cell office:value-type="float" office:value="1.37949">
                <text:p>1.37949</text:p>
              </table:table-cell>
              <table:table-cell office:value-type="float" office:value="0.407782">
                <text:p>0.407782</text:p>
              </table:table-cell>
              <table:table-cell office:value-type="float" office:value="1.4673">
                <text:p>1.4673</text:p>
              </table:table-cell>
              <table:table-cell office:value-type="float" office:value="0.407335">
                <text:p>0.407335</text:p>
              </table:table-cell>
              <table:table-cell office:value-type="float" office:value="1.55787">
                <text:p>1.55787</text:p>
              </table:table-cell>
              <table:table-cell office:value-type="float" office:value="0.406677">
                <text:p>0.406677</text:p>
              </table:table-cell>
              <table:table-cell office:value-type="float" office:value="1.7549">
                <text:p>1.7549</text:p>
              </table:table-cell>
              <table:table-cell office:value-type="float" office:value="0.406246">
                <text:p>0.406246</text:p>
              </table:table-cell>
              <table:table-cell office:value-type="float" office:value="1.88445">
                <text:p>1.88445</text:p>
              </table:table-cell>
              <table:table-cell office:value-type="float" office:value="0.405822">
                <text:p>0.405822</text:p>
              </table:table-cell>
              <table:table-cell office:value-type="float" office:value="2.06309">
                <text:p>2.06309</text:p>
              </table:table-cell>
              <table:table-cell office:value-type="float" office:value="0.405405">
                <text:p>0.405405</text:p>
              </table:table-cell>
              <table:table-cell office:value-type="float" office:value="2.30203">
                <text:p>2.302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3339">
                <text:p>0.423339</text:p>
              </table:table-cell>
              <table:table-cell office:value-type="float" office:value="1.45135">
                <text:p>1.45135</text:p>
              </table:table-cell>
              <table:table-cell office:value-type="float" office:value="0.42287">
                <text:p>0.42287</text:p>
              </table:table-cell>
              <table:table-cell office:value-type="float" office:value="1.26103">
                <text:p>1.26103</text:p>
              </table:table-cell>
              <table:table-cell office:value-type="float" office:value="0.422404">
                <text:p>0.422404</text:p>
              </table:table-cell>
              <table:table-cell office:value-type="float" office:value="1.19246">
                <text:p>1.19246</text:p>
              </table:table-cell>
              <table:table-cell office:value-type="float" office:value="0.421715">
                <text:p>0.421715</text:p>
              </table:table-cell>
              <table:table-cell office:value-type="float" office:value="1.18508">
                <text:p>1.18508</text:p>
              </table:table-cell>
              <table:table-cell office:value-type="float" office:value="0.421262">
                <text:p>0.421262</text:p>
              </table:table-cell>
              <table:table-cell office:value-type="float" office:value="1.1216">
                <text:p>1.1216</text:p>
              </table:table-cell>
              <table:table-cell office:value-type="float" office:value="0.420813">
                <text:p>0.420813</text:p>
              </table:table-cell>
              <table:table-cell office:value-type="float" office:value="1.15242">
                <text:p>1.15242</text:p>
              </table:table-cell>
              <table:table-cell office:value-type="float" office:value="0.420369">
                <text:p>0.420369</text:p>
              </table:table-cell>
              <table:table-cell office:value-type="float" office:value="1.14764">
                <text:p>1.14764</text:p>
              </table:table-cell>
              <table:table-cell office:value-type="float" office:value="0.419714">
                <text:p>0.419714</text:p>
              </table:table-cell>
              <table:table-cell office:value-type="float" office:value="1.2609">
                <text:p>1.2609</text:p>
              </table:table-cell>
              <table:table-cell office:value-type="float" office:value="0.419283">
                <text:p>0.419283</text:p>
              </table:table-cell>
              <table:table-cell office:value-type="float" office:value="1.35321">
                <text:p>1.35321</text:p>
              </table:table-cell>
              <table:table-cell office:value-type="float" office:value="0.418858">
                <text:p>0.418858</text:p>
              </table:table-cell>
              <table:table-cell office:value-type="float" office:value="1.44838">
                <text:p>1.44838</text:p>
              </table:table-cell>
              <table:table-cell office:value-type="float" office:value="0.418439">
                <text:p>0.418439</text:p>
              </table:table-cell>
              <table:table-cell office:value-type="float" office:value="1.54458">
                <text:p>1.54458</text:p>
              </table:table-cell>
              <table:table-cell office:value-type="float" office:value="0.417822">
                <text:p>0.417822</text:p>
              </table:table-cell>
              <table:table-cell office:value-type="float" office:value="1.74727">
                <text:p>1.74727</text:p>
              </table:table-cell>
              <table:table-cell office:value-type="float" office:value="0.417418">
                <text:p>0.417418</text:p>
              </table:table-cell>
              <table:table-cell office:value-type="float" office:value="1.87938">
                <text:p>1.87938</text:p>
              </table:table-cell>
              <table:table-cell office:value-type="float" office:value="0.417021">
                <text:p>0.417021</text:p>
              </table:table-cell>
              <table:table-cell office:value-type="float" office:value="2.05978">
                <text:p>2.05978</text:p>
              </table:table-cell>
              <table:table-cell office:value-type="float" office:value="0.41663">
                <text:p>0.41663</text:p>
              </table:table-cell>
              <table:table-cell office:value-type="float" office:value="2.29989">
                <text:p>2.29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4117">
                <text:p>0.434117</text:p>
              </table:table-cell>
              <table:table-cell office:value-type="float" office:value="1.24757">
                <text:p>1.24757</text:p>
              </table:table-cell>
              <table:table-cell office:value-type="float" office:value="0.433678">
                <text:p>0.433678</text:p>
              </table:table-cell>
              <table:table-cell office:value-type="float" office:value="1.10174">
                <text:p>1.10174</text:p>
              </table:table-cell>
              <table:table-cell office:value-type="float" office:value="0.433244">
                <text:p>0.433244</text:p>
              </table:table-cell>
              <table:table-cell office:value-type="float" office:value="1.06467">
                <text:p>1.06467</text:p>
              </table:table-cell>
              <table:table-cell office:value-type="float" office:value="0.432601">
                <text:p>0.432601</text:p>
              </table:table-cell>
              <table:table-cell office:value-type="float" office:value="1.09351">
                <text:p>1.09351</text:p>
              </table:table-cell>
              <table:table-cell office:value-type="float" office:value="0.432177">
                <text:p>0.432177</text:p>
              </table:table-cell>
              <table:table-cell office:value-type="float" office:value="1.05238">
                <text:p>1.05238</text:p>
              </table:table-cell>
              <table:table-cell office:value-type="float" office:value="0.431759">
                <text:p>0.431759</text:p>
              </table:table-cell>
              <table:table-cell office:value-type="float" office:value="1.09902">
                <text:p>1.09902</text:p>
              </table:table-cell>
              <table:table-cell office:value-type="float" office:value="0.431345">
                <text:p>0.431345</text:p>
              </table:table-cell>
              <table:table-cell office:value-type="float" office:value="1.10807">
                <text:p>1.10807</text:p>
              </table:table-cell>
              <table:table-cell office:value-type="float" office:value="0.430733">
                <text:p>0.430733</text:p>
              </table:table-cell>
              <table:table-cell office:value-type="float" office:value="1.23536">
                <text:p>1.23536</text:p>
              </table:table-cell>
              <table:table-cell office:value-type="float" office:value="0.430331">
                <text:p>0.430331</text:p>
              </table:table-cell>
              <table:table-cell office:value-type="float" office:value="1.33458">
                <text:p>1.33458</text:p>
              </table:table-cell>
              <table:table-cell office:value-type="float" office:value="0.429934">
                <text:p>0.429934</text:p>
              </table:table-cell>
              <table:table-cell office:value-type="float" office:value="1.4351">
                <text:p>1.4351</text:p>
              </table:table-cell>
              <table:table-cell office:value-type="float" office:value="0.429543">
                <text:p>0.429543</text:p>
              </table:table-cell>
              <table:table-cell office:value-type="float" office:value="1.53535">
                <text:p>1.53535</text:p>
              </table:table-cell>
              <table:table-cell office:value-type="float" office:value="0.428967">
                <text:p>0.428967</text:p>
              </table:table-cell>
              <table:table-cell office:value-type="float" office:value="1.74207">
                <text:p>1.74207</text:p>
              </table:table-cell>
              <table:table-cell office:value-type="float" office:value="0.42859">
                <text:p>0.42859</text:p>
              </table:table-cell>
              <table:table-cell office:value-type="float" office:value="1.87597">
                <text:p>1.87597</text:p>
              </table:table-cell>
              <table:table-cell office:value-type="float" office:value="0.428219">
                <text:p>0.428219</text:p>
              </table:table-cell>
              <table:table-cell office:value-type="float" office:value="2.05757">
                <text:p>2.05757</text:p>
              </table:table-cell>
              <table:table-cell office:value-type="float" office:value="0.427855">
                <text:p>0.427855</text:p>
              </table:table-cell>
              <table:table-cell office:value-type="float" office:value="2.29849">
                <text:p>2.298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4894">
                <text:p>0.444894</text:p>
              </table:table-cell>
              <table:table-cell office:value-type="float" office:value="1.09203">
                <text:p>1.09203</text:p>
              </table:table-cell>
              <table:table-cell office:value-type="float" office:value="0.444487">
                <text:p>0.444487</text:p>
              </table:table-cell>
              <table:table-cell office:value-type="float" office:value="0.980979">
                <text:p>0.980979</text:p>
              </table:table-cell>
              <table:table-cell office:value-type="float" office:value="0.444084">
                <text:p>0.444084</text:p>
              </table:table-cell>
              <table:table-cell office:value-type="float" office:value="0.968469">
                <text:p>0.968469</text:p>
              </table:table-cell>
              <table:table-cell office:value-type="float" office:value="0.443486">
                <text:p>0.443486</text:p>
              </table:table-cell>
              <table:table-cell office:value-type="float" office:value="1.02535">
                <text:p>1.02535</text:p>
              </table:table-cell>
              <table:table-cell office:value-type="float" office:value="0.443093">
                <text:p>0.443093</text:p>
              </table:table-cell>
              <table:table-cell office:value-type="float" office:value="1.00125">
                <text:p>1.00125</text:p>
              </table:table-cell>
              <table:table-cell office:value-type="float" office:value="0.442704">
                <text:p>0.442704</text:p>
              </table:table-cell>
              <table:table-cell office:value-type="float" office:value="1.05991">
                <text:p>1.05991</text:p>
              </table:table-cell>
              <table:table-cell office:value-type="float" office:value="0.44232">
                <text:p>0.44232</text:p>
              </table:table-cell>
              <table:table-cell office:value-type="float" office:value="1.07934">
                <text:p>1.07934</text:p>
              </table:table-cell>
              <table:table-cell office:value-type="float" office:value="0.441752">
                <text:p>0.441752</text:p>
              </table:table-cell>
              <table:table-cell office:value-type="float" office:value="1.21708">
                <text:p>1.21708</text:p>
              </table:table-cell>
              <table:table-cell office:value-type="float" office:value="0.441379">
                <text:p>0.441379</text:p>
              </table:table-cell>
              <table:table-cell office:value-type="float" office:value="1.32136">
                <text:p>1.32136</text:p>
              </table:table-cell>
              <table:table-cell office:value-type="float" office:value="0.441011">
                <text:p>0.441011</text:p>
              </table:table-cell>
              <table:table-cell office:value-type="float" office:value="1.42578">
                <text:p>1.42578</text:p>
              </table:table-cell>
              <table:table-cell office:value-type="float" office:value="0.440647">
                <text:p>0.440647</text:p>
              </table:table-cell>
              <table:table-cell office:value-type="float" office:value="1.52894">
                <text:p>1.52894</text:p>
              </table:table-cell>
              <table:table-cell office:value-type="float" office:value="0.440112">
                <text:p>0.440112</text:p>
              </table:table-cell>
              <table:table-cell office:value-type="float" office:value="1.73853">
                <text:p>1.73853</text:p>
              </table:table-cell>
              <table:table-cell office:value-type="float" office:value="0.439762">
                <text:p>0.439762</text:p>
              </table:table-cell>
              <table:table-cell office:value-type="float" office:value="1.87367">
                <text:p>1.87367</text:p>
              </table:table-cell>
              <table:table-cell office:value-type="float" office:value="0.439418">
                <text:p>0.439418</text:p>
              </table:table-cell>
              <table:table-cell office:value-type="float" office:value="2.0561">
                <text:p>2.0561</text:p>
              </table:table-cell>
              <table:table-cell office:value-type="float" office:value="0.439079">
                <text:p>0.439079</text:p>
              </table:table-cell>
              <table:table-cell office:value-type="float" office:value="2.29758">
                <text:p>2.29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672">
                <text:p>0.455672</text:p>
              </table:table-cell>
              <table:table-cell office:value-type="float" office:value="0.973309">
                <text:p>0.973309</text:p>
              </table:table-cell>
              <table:table-cell office:value-type="float" office:value="0.455296">
                <text:p>0.455296</text:p>
              </table:table-cell>
              <table:table-cell office:value-type="float" office:value="0.889425">
                <text:p>0.889425</text:p>
              </table:table-cell>
              <table:table-cell office:value-type="float" office:value="0.454924">
                <text:p>0.454924</text:p>
              </table:table-cell>
              <table:table-cell office:value-type="float" office:value="0.896048">
                <text:p>0.896048</text:p>
              </table:table-cell>
              <table:table-cell office:value-type="float" office:value="0.454372">
                <text:p>0.454372</text:p>
              </table:table-cell>
              <table:table-cell office:value-type="float" office:value="0.974605">
                <text:p>0.974605</text:p>
              </table:table-cell>
              <table:table-cell office:value-type="float" office:value="0.454009">
                <text:p>0.454009</text:p>
              </table:table-cell>
              <table:table-cell office:value-type="float" office:value="0.963491">
                <text:p>0.963491</text:p>
              </table:table-cell>
              <table:table-cell office:value-type="float" office:value="0.45365">
                <text:p>0.45365</text:p>
              </table:table-cell>
              <table:table-cell office:value-type="float" office:value="1.03127">
                <text:p>1.03127</text:p>
              </table:table-cell>
              <table:table-cell office:value-type="float" office:value="0.453295">
                <text:p>0.453295</text:p>
              </table:table-cell>
              <table:table-cell office:value-type="float" office:value="1.05847">
                <text:p>1.05847</text:p>
              </table:table-cell>
              <table:table-cell office:value-type="float" office:value="0.452771">
                <text:p>0.452771</text:p>
              </table:table-cell>
              <table:table-cell office:value-type="float" office:value="1.20398">
                <text:p>1.20398</text:p>
              </table:table-cell>
              <table:table-cell office:value-type="float" office:value="0.452427">
                <text:p>0.452427</text:p>
              </table:table-cell>
              <table:table-cell office:value-type="float" office:value="1.31199">
                <text:p>1.31199</text:p>
              </table:table-cell>
              <table:table-cell office:value-type="float" office:value="0.452087">
                <text:p>0.452087</text:p>
              </table:table-cell>
              <table:table-cell office:value-type="float" office:value="1.41924">
                <text:p>1.41924</text:p>
              </table:table-cell>
              <table:table-cell office:value-type="float" office:value="0.451751">
                <text:p>0.451751</text:p>
              </table:table-cell>
              <table:table-cell office:value-type="float" office:value="1.52449">
                <text:p>1.52449</text:p>
              </table:table-cell>
              <table:table-cell office:value-type="float" office:value="0.451258">
                <text:p>0.451258</text:p>
              </table:table-cell>
              <table:table-cell office:value-type="float" office:value="1.73611">
                <text:p>1.73611</text:p>
              </table:table-cell>
              <table:table-cell office:value-type="float" office:value="0.450935">
                <text:p>0.450935</text:p>
              </table:table-cell>
              <table:table-cell office:value-type="float" office:value="1.87212">
                <text:p>1.87212</text:p>
              </table:table-cell>
              <table:table-cell office:value-type="float" office:value="0.450617">
                <text:p>0.450617</text:p>
              </table:table-cell>
              <table:table-cell office:value-type="float" office:value="2.05513">
                <text:p>2.05513</text:p>
              </table:table-cell>
              <table:table-cell office:value-type="float" office:value="0.450304">
                <text:p>0.450304</text:p>
              </table:table-cell>
              <table:table-cell office:value-type="float" office:value="2.29697">
                <text:p>2.296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6449">
                <text:p>0.466449</text:p>
              </table:table-cell>
              <table:table-cell office:value-type="float" office:value="0.88269">
                <text:p>0.88269</text:p>
              </table:table-cell>
              <table:table-cell office:value-type="float" office:value="0.466104">
                <text:p>0.466104</text:p>
              </table:table-cell>
              <table:table-cell office:value-type="float" office:value="0.820014">
                <text:p>0.820014</text:p>
              </table:table-cell>
              <table:table-cell office:value-type="float" office:value="0.465763">
                <text:p>0.465763</text:p>
              </table:table-cell>
              <table:table-cell office:value-type="float" office:value="0.841529">
                <text:p>0.841529</text:p>
              </table:table-cell>
              <table:table-cell office:value-type="float" office:value="0.465258">
                <text:p>0.465258</text:p>
              </table:table-cell>
              <table:table-cell office:value-type="float" office:value="0.936831">
                <text:p>0.936831</text:p>
              </table:table-cell>
              <table:table-cell office:value-type="float" office:value="0.464925">
                <text:p>0.464925</text:p>
              </table:table-cell>
              <table:table-cell office:value-type="float" office:value="0.935603">
                <text:p>0.935603</text:p>
              </table:table-cell>
              <table:table-cell office:value-type="float" office:value="0.464596">
                <text:p>0.464596</text:p>
              </table:table-cell>
              <table:table-cell office:value-type="float" office:value="1.01028">
                <text:p>1.01028</text:p>
              </table:table-cell>
              <table:table-cell office:value-type="float" office:value="0.464271">
                <text:p>0.464271</text:p>
              </table:table-cell>
              <table:table-cell office:value-type="float" office:value="1.04332">
                <text:p>1.04332</text:p>
              </table:table-cell>
              <table:table-cell office:value-type="float" office:value="0.46379">
                <text:p>0.46379</text:p>
              </table:table-cell>
              <table:table-cell office:value-type="float" office:value="1.1946">
                <text:p>1.1946</text:p>
              </table:table-cell>
              <table:table-cell office:value-type="float" office:value="0.463474">
                <text:p>0.463474</text:p>
              </table:table-cell>
              <table:table-cell office:value-type="float" office:value="1.30535">
                <text:p>1.30535</text:p>
              </table:table-cell>
              <table:table-cell office:value-type="float" office:value="0.463163">
                <text:p>0.463163</text:p>
              </table:table-cell>
              <table:table-cell office:value-type="float" office:value="1.41465">
                <text:p>1.41465</text:p>
              </table:table-cell>
              <table:table-cell office:value-type="float" office:value="0.462856">
                <text:p>0.462856</text:p>
              </table:table-cell>
              <table:table-cell office:value-type="float" office:value="1.52141">
                <text:p>1.52141</text:p>
              </table:table-cell>
              <table:table-cell office:value-type="float" office:value="0.462403">
                <text:p>0.462403</text:p>
              </table:table-cell>
              <table:table-cell office:value-type="float" office:value="1.73446">
                <text:p>1.73446</text:p>
              </table:table-cell>
              <table:table-cell office:value-type="float" office:value="0.462107">
                <text:p>0.462107</text:p>
              </table:table-cell>
              <table:table-cell office:value-type="float" office:value="1.87108">
                <text:p>1.87108</text:p>
              </table:table-cell>
              <table:table-cell office:value-type="float" office:value="0.461815">
                <text:p>0.461815</text:p>
              </table:table-cell>
              <table:table-cell office:value-type="float" office:value="2.05448">
                <text:p>2.05448</text:p>
              </table:table-cell>
              <table:table-cell office:value-type="float" office:value="0.461529">
                <text:p>0.461529</text:p>
              </table:table-cell>
              <table:table-cell office:value-type="float" office:value="2.29658">
                <text:p>2.29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7226">
                <text:p>0.477226</text:p>
              </table:table-cell>
              <table:table-cell office:value-type="float" office:value="0.813521">
                <text:p>0.813521</text:p>
              </table:table-cell>
              <table:table-cell office:value-type="float" office:value="0.476913">
                <text:p>0.476913</text:p>
              </table:table-cell>
              <table:table-cell office:value-type="float" office:value="0.76739">
                <text:p>0.76739</text:p>
              </table:table-cell>
              <table:table-cell office:value-type="float" office:value="0.476603">
                <text:p>0.476603</text:p>
              </table:table-cell>
              <table:table-cell office:value-type="float" office:value="0.800487">
                <text:p>0.800487</text:p>
              </table:table-cell>
              <table:table-cell office:value-type="float" office:value="0.476143">
                <text:p>0.476143</text:p>
              </table:table-cell>
              <table:table-cell office:value-type="float" office:value="0.908711">
                <text:p>0.908711</text:p>
              </table:table-cell>
              <table:table-cell office:value-type="float" office:value="0.475841">
                <text:p>0.475841</text:p>
              </table:table-cell>
              <table:table-cell office:value-type="float" office:value="0.915006">
                <text:p>0.915006</text:p>
              </table:table-cell>
              <table:table-cell office:value-type="float" office:value="0.475542">
                <text:p>0.475542</text:p>
              </table:table-cell>
              <table:table-cell office:value-type="float" office:value="0.994914">
                <text:p>0.994914</text:p>
              </table:table-cell>
              <table:table-cell office:value-type="float" office:value="0.475246">
                <text:p>0.475246</text:p>
              </table:table-cell>
              <table:table-cell office:value-type="float" office:value="1.03232">
                <text:p>1.03232</text:p>
              </table:table-cell>
              <table:table-cell office:value-type="float" office:value="0.474809">
                <text:p>0.474809</text:p>
              </table:table-cell>
              <table:table-cell office:value-type="float" office:value="1.18789">
                <text:p>1.18789</text:p>
              </table:table-cell>
              <table:table-cell office:value-type="float" office:value="0.474522">
                <text:p>0.474522</text:p>
              </table:table-cell>
              <table:table-cell office:value-type="float" office:value="1.30064">
                <text:p>1.30064</text:p>
              </table:table-cell>
              <table:table-cell office:value-type="float" office:value="0.474239">
                <text:p>0.474239</text:p>
              </table:table-cell>
              <table:table-cell office:value-type="float" office:value="1.41143">
                <text:p>1.41143</text:p>
              </table:table-cell>
              <table:table-cell office:value-type="float" office:value="0.47396">
                <text:p>0.47396</text:p>
              </table:table-cell>
              <table:table-cell office:value-type="float" office:value="1.51926">
                <text:p>1.51926</text:p>
              </table:table-cell>
              <table:table-cell office:value-type="float" office:value="0.473548">
                <text:p>0.473548</text:p>
              </table:table-cell>
              <table:table-cell office:value-type="float" office:value="1.73333">
                <text:p>1.73333</text:p>
              </table:table-cell>
              <table:table-cell office:value-type="float" office:value="0.473279">
                <text:p>0.473279</text:p>
              </table:table-cell>
              <table:table-cell office:value-type="float" office:value="1.87037">
                <text:p>1.87037</text:p>
              </table:table-cell>
              <table:table-cell office:value-type="float" office:value="0.473014">
                <text:p>0.473014</text:p>
              </table:table-cell>
              <table:table-cell office:value-type="float" office:value="2.05405">
                <text:p>2.05405</text:p>
              </table:table-cell>
              <table:table-cell office:value-type="float" office:value="0.472753">
                <text:p>0.472753</text:p>
              </table:table-cell>
              <table:table-cell office:value-type="float" office:value="2.29632">
                <text:p>2.296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8004">
                <text:p>0.488004</text:p>
              </table:table-cell>
              <table:table-cell office:value-type="float" office:value="0.760726">
                <text:p>0.760726</text:p>
              </table:table-cell>
              <table:table-cell office:value-type="float" office:value="0.487722">
                <text:p>0.487722</text:p>
              </table:table-cell>
              <table:table-cell office:value-type="float" office:value="0.727494">
                <text:p>0.727494</text:p>
              </table:table-cell>
              <table:table-cell office:value-type="float" office:value="0.487443">
                <text:p>0.487443</text:p>
              </table:table-cell>
              <table:table-cell office:value-type="float" office:value="0.76959">
                <text:p>0.76959</text:p>
              </table:table-cell>
              <table:table-cell office:value-type="float" office:value="0.487029">
                <text:p>0.487029</text:p>
              </table:table-cell>
              <table:table-cell office:value-type="float" office:value="0.887777">
                <text:p>0.887777</text:p>
              </table:table-cell>
              <table:table-cell office:value-type="float" office:value="0.486757">
                <text:p>0.486757</text:p>
              </table:table-cell>
              <table:table-cell office:value-type="float" office:value="0.899794">
                <text:p>0.899794</text:p>
              </table:table-cell>
              <table:table-cell office:value-type="float" office:value="0.486488">
                <text:p>0.486488</text:p>
              </table:table-cell>
              <table:table-cell office:value-type="float" office:value="0.983656">
                <text:p>0.983656</text:p>
              </table:table-cell>
              <table:table-cell office:value-type="float" office:value="0.486222">
                <text:p>0.486222</text:p>
              </table:table-cell>
              <table:table-cell office:value-type="float" office:value="1.02433">
                <text:p>1.02433</text:p>
              </table:table-cell>
              <table:table-cell office:value-type="float" office:value="0.485828">
                <text:p>0.485828</text:p>
              </table:table-cell>
              <table:table-cell office:value-type="float" office:value="1.18308">
                <text:p>1.18308</text:p>
              </table:table-cell>
              <table:table-cell office:value-type="float" office:value="0.48557">
                <text:p>0.48557</text:p>
              </table:table-cell>
              <table:table-cell office:value-type="float" office:value="1.29729">
                <text:p>1.29729</text:p>
              </table:table-cell>
              <table:table-cell office:value-type="float" office:value="0.485315">
                <text:p>0.485315</text:p>
              </table:table-cell>
              <table:table-cell office:value-type="float" office:value="1.40917">
                <text:p>1.40917</text:p>
              </table:table-cell>
              <table:table-cell office:value-type="float" office:value="0.485064">
                <text:p>0.485064</text:p>
              </table:table-cell>
              <table:table-cell office:value-type="float" office:value="1.51777">
                <text:p>1.51777</text:p>
              </table:table-cell>
              <table:table-cell office:value-type="float" office:value="0.484693">
                <text:p>0.484693</text:p>
              </table:table-cell>
              <table:table-cell office:value-type="float" office:value="1.73256">
                <text:p>1.73256</text:p>
              </table:table-cell>
              <table:table-cell office:value-type="float" office:value="0.484451">
                <text:p>0.484451</text:p>
              </table:table-cell>
              <table:table-cell office:value-type="float" office:value="1.8699">
                <text:p>1.8699</text:p>
              </table:table-cell>
              <table:table-cell office:value-type="float" office:value="0.484212">
                <text:p>0.484212</text:p>
              </table:table-cell>
              <table:table-cell office:value-type="float" office:value="2.05377">
                <text:p>2.05377</text:p>
              </table:table-cell>
              <table:table-cell office:value-type="float" office:value="0.483978">
                <text:p>0.483978</text:p>
              </table:table-cell>
              <table:table-cell office:value-type="float" office:value="2.29615">
                <text:p>2.296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8781">
                <text:p>0.498781</text:p>
              </table:table-cell>
              <table:table-cell office:value-type="float" office:value="0.720428">
                <text:p>0.720428</text:p>
              </table:table-cell>
              <table:table-cell office:value-type="float" office:value="0.49853">
                <text:p>0.49853</text:p>
              </table:table-cell>
              <table:table-cell office:value-type="float" office:value="0.697248">
                <text:p>0.697248</text:p>
              </table:table-cell>
              <table:table-cell office:value-type="float" office:value="0.498282">
                <text:p>0.498282</text:p>
              </table:table-cell>
              <table:table-cell office:value-type="float" office:value="0.746331">
                <text:p>0.746331</text:p>
              </table:table-cell>
              <table:table-cell office:value-type="float" office:value="0.497915">
                <text:p>0.497915</text:p>
              </table:table-cell>
              <table:table-cell office:value-type="float" office:value="0.872194">
                <text:p>0.872194</text:p>
              </table:table-cell>
              <table:table-cell office:value-type="float" office:value="0.497673">
                <text:p>0.497673</text:p>
              </table:table-cell>
              <table:table-cell office:value-type="float" office:value="0.888559">
                <text:p>0.888559</text:p>
              </table:table-cell>
              <table:table-cell office:value-type="float" office:value="0.497434">
                <text:p>0.497434</text:p>
              </table:table-cell>
              <table:table-cell office:value-type="float" office:value="0.97541">
                <text:p>0.97541</text:p>
              </table:table-cell>
              <table:table-cell office:value-type="float" office:value="0.497197">
                <text:p>0.497197</text:p>
              </table:table-cell>
              <table:table-cell office:value-type="float" office:value="1.01853">
                <text:p>1.01853</text:p>
              </table:table-cell>
              <table:table-cell office:value-type="float" office:value="0.496847">
                <text:p>0.496847</text:p>
              </table:table-cell>
              <table:table-cell office:value-type="float" office:value="1.17963">
                <text:p>1.17963</text:p>
              </table:table-cell>
              <table:table-cell office:value-type="float" office:value="0.496618">
                <text:p>0.496618</text:p>
              </table:table-cell>
              <table:table-cell office:value-type="float" office:value="1.29492">
                <text:p>1.29492</text:p>
              </table:table-cell>
              <table:table-cell office:value-type="float" office:value="0.496391">
                <text:p>0.496391</text:p>
              </table:table-cell>
              <table:table-cell office:value-type="float" office:value="1.40758">
                <text:p>1.40758</text:p>
              </table:table-cell>
              <table:table-cell office:value-type="float" office:value="0.496168">
                <text:p>0.496168</text:p>
              </table:table-cell>
              <table:table-cell office:value-type="float" office:value="1.51674">
                <text:p>1.51674</text:p>
              </table:table-cell>
              <table:table-cell office:value-type="float" office:value="0.495838">
                <text:p>0.495838</text:p>
              </table:table-cell>
              <table:table-cell office:value-type="float" office:value="1.73204">
                <text:p>1.73204</text:p>
              </table:table-cell>
              <table:table-cell office:value-type="float" office:value="0.495623">
                <text:p>0.495623</text:p>
              </table:table-cell>
              <table:table-cell office:value-type="float" office:value="1.86958">
                <text:p>1.86958</text:p>
              </table:table-cell>
              <table:table-cell office:value-type="float" office:value="0.495411">
                <text:p>0.495411</text:p>
              </table:table-cell>
              <table:table-cell office:value-type="float" office:value="2.05358">
                <text:p>2.05358</text:p>
              </table:table-cell>
              <table:table-cell office:value-type="float" office:value="0.495203">
                <text:p>0.495203</text:p>
              </table:table-cell>
              <table:table-cell office:value-type="float" office:value="2.29604">
                <text:p>2.29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558">
                <text:p>0.509558</text:p>
              </table:table-cell>
              <table:table-cell office:value-type="float" office:value="0.68967">
                <text:p>0.68967</text:p>
              </table:table-cell>
              <table:table-cell office:value-type="float" office:value="0.509339">
                <text:p>0.509339</text:p>
              </table:table-cell>
              <table:table-cell office:value-type="float" office:value="0.674317">
                <text:p>0.674317</text:p>
              </table:table-cell>
              <table:table-cell office:value-type="float" office:value="0.509122">
                <text:p>0.509122</text:p>
              </table:table-cell>
              <table:table-cell office:value-type="float" office:value="0.728822">
                <text:p>0.728822</text:p>
              </table:table-cell>
              <table:table-cell office:value-type="float" office:value="0.5088">
                <text:p>0.5088</text:p>
              </table:table-cell>
              <table:table-cell office:value-type="float" office:value="0.860594">
                <text:p>0.860594</text:p>
              </table:table-cell>
              <table:table-cell office:value-type="float" office:value="0.508589">
                <text:p>0.508589</text:p>
              </table:table-cell>
              <table:table-cell office:value-type="float" office:value="0.880261">
                <text:p>0.880261</text:p>
              </table:table-cell>
              <table:table-cell office:value-type="float" office:value="0.508379">
                <text:p>0.508379</text:p>
              </table:table-cell>
              <table:table-cell office:value-type="float" office:value="0.96937">
                <text:p>0.96937</text:p>
              </table:table-cell>
              <table:table-cell office:value-type="float" office:value="0.508172">
                <text:p>0.508172</text:p>
              </table:table-cell>
              <table:table-cell office:value-type="float" office:value="1.01432">
                <text:p>1.01432</text:p>
              </table:table-cell>
              <table:table-cell office:value-type="float" office:value="0.507866">
                <text:p>0.507866</text:p>
              </table:table-cell>
              <table:table-cell office:value-type="float" office:value="1.17717">
                <text:p>1.17717</text:p>
              </table:table-cell>
              <table:table-cell office:value-type="float" office:value="0.507665">
                <text:p>0.507665</text:p>
              </table:table-cell>
              <table:table-cell office:value-type="float" office:value="1.29324">
                <text:p>1.29324</text:p>
              </table:table-cell>
              <table:table-cell office:value-type="float" office:value="0.507467">
                <text:p>0.507467</text:p>
              </table:table-cell>
              <table:table-cell office:value-type="float" office:value="1.40647">
                <text:p>1.40647</text:p>
              </table:table-cell>
              <table:table-cell office:value-type="float" office:value="0.507272">
                <text:p>0.507272</text:p>
              </table:table-cell>
              <table:table-cell office:value-type="float" office:value="1.51603">
                <text:p>1.51603</text:p>
              </table:table-cell>
              <table:table-cell office:value-type="float" office:value="0.506984">
                <text:p>0.506984</text:p>
              </table:table-cell>
              <table:table-cell office:value-type="float" office:value="1.73168">
                <text:p>1.73168</text:p>
              </table:table-cell>
              <table:table-cell office:value-type="float" office:value="0.506795">
                <text:p>0.506795</text:p>
              </table:table-cell>
              <table:table-cell office:value-type="float" office:value="1.86937">
                <text:p>1.86937</text:p>
              </table:table-cell>
              <table:table-cell office:value-type="float" office:value="0.50661">
                <text:p>0.50661</text:p>
              </table:table-cell>
              <table:table-cell office:value-type="float" office:value="2.05345">
                <text:p>2.05345</text:p>
              </table:table-cell>
              <table:table-cell office:value-type="float" office:value="0.506427">
                <text:p>0.506427</text:p>
              </table:table-cell>
              <table:table-cell office:value-type="float" office:value="2.29597">
                <text:p>2.295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36">
                <text:p>0.520336</text:p>
              </table:table-cell>
              <table:table-cell office:value-type="float" office:value="0.666192">
                <text:p>0.666192</text:p>
              </table:table-cell>
              <table:table-cell office:value-type="float" office:value="0.520148">
                <text:p>0.520148</text:p>
              </table:table-cell>
              <table:table-cell office:value-type="float" office:value="0.656932">
                <text:p>0.656932</text:p>
              </table:table-cell>
              <table:table-cell office:value-type="float" office:value="0.519962">
                <text:p>0.519962</text:p>
              </table:table-cell>
              <table:table-cell office:value-type="float" office:value="0.71564">
                <text:p>0.71564</text:p>
              </table:table-cell>
              <table:table-cell office:value-type="float" office:value="0.519686">
                <text:p>0.519686</text:p>
              </table:table-cell>
              <table:table-cell office:value-type="float" office:value="0.851959">
                <text:p>0.851959</text:p>
              </table:table-cell>
              <table:table-cell office:value-type="float" office:value="0.519505">
                <text:p>0.519505</text:p>
              </table:table-cell>
              <table:table-cell office:value-type="float" office:value="0.874132">
                <text:p>0.874132</text:p>
              </table:table-cell>
              <table:table-cell office:value-type="float" office:value="0.519325">
                <text:p>0.519325</text:p>
              </table:table-cell>
              <table:table-cell office:value-type="float" office:value="0.964946">
                <text:p>0.964946</text:p>
              </table:table-cell>
              <table:table-cell office:value-type="float" office:value="0.519148">
                <text:p>0.519148</text:p>
              </table:table-cell>
              <table:table-cell office:value-type="float" office:value="1.01126">
                <text:p>1.01126</text:p>
              </table:table-cell>
              <table:table-cell office:value-type="float" office:value="0.518885">
                <text:p>0.518885</text:p>
              </table:table-cell>
              <table:table-cell office:value-type="float" office:value="1.1754">
                <text:p>1.1754</text:p>
              </table:table-cell>
              <table:table-cell office:value-type="float" office:value="0.518713">
                <text:p>0.518713</text:p>
              </table:table-cell>
              <table:table-cell office:value-type="float" office:value="1.29205">
                <text:p>1.29205</text:p>
              </table:table-cell>
              <table:table-cell office:value-type="float" office:value="0.518543">
                <text:p>0.518543</text:p>
              </table:table-cell>
              <table:table-cell office:value-type="float" office:value="1.40568">
                <text:p>1.40568</text:p>
              </table:table-cell>
              <table:table-cell office:value-type="float" office:value="0.518376">
                <text:p>0.518376</text:p>
              </table:table-cell>
              <table:table-cell office:value-type="float" office:value="1.51553">
                <text:p>1.51553</text:p>
              </table:table-cell>
              <table:table-cell office:value-type="float" office:value="0.518129">
                <text:p>0.518129</text:p>
              </table:table-cell>
              <table:table-cell office:value-type="float" office:value="1.73144">
                <text:p>1.73144</text:p>
              </table:table-cell>
              <table:table-cell office:value-type="float" office:value="0.517967">
                <text:p>0.517967</text:p>
              </table:table-cell>
              <table:table-cell office:value-type="float" office:value="1.86922">
                <text:p>1.86922</text:p>
              </table:table-cell>
              <table:table-cell office:value-type="float" office:value="0.517808">
                <text:p>0.517808</text:p>
              </table:table-cell>
              <table:table-cell office:value-type="float" office:value="2.05337">
                <text:p>2.05337</text:p>
              </table:table-cell>
              <table:table-cell office:value-type="float" office:value="0.517652">
                <text:p>0.517652</text:p>
              </table:table-cell>
              <table:table-cell office:value-type="float" office:value="2.29592">
                <text:p>2.295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1113">
                <text:p>0.531113</text:p>
              </table:table-cell>
              <table:table-cell office:value-type="float" office:value="0.648272">
                <text:p>0.648272</text:p>
              </table:table-cell>
              <table:table-cell office:value-type="float" office:value="0.530957">
                <text:p>0.530957</text:p>
              </table:table-cell>
              <table:table-cell office:value-type="float" office:value="0.643752">
                <text:p>0.643752</text:p>
              </table:table-cell>
              <table:table-cell office:value-type="float" office:value="0.530801">
                <text:p>0.530801</text:p>
              </table:table-cell>
              <table:table-cell office:value-type="float" office:value="0.705718">
                <text:p>0.705718</text:p>
              </table:table-cell>
              <table:table-cell office:value-type="float" office:value="0.530572">
                <text:p>0.530572</text:p>
              </table:table-cell>
              <table:table-cell office:value-type="float" office:value="0.84553">
                <text:p>0.84553</text:p>
              </table:table-cell>
              <table:table-cell office:value-type="float" office:value="0.530421">
                <text:p>0.530421</text:p>
              </table:table-cell>
              <table:table-cell office:value-type="float" office:value="0.869606">
                <text:p>0.869606</text:p>
              </table:table-cell>
              <table:table-cell office:value-type="float" office:value="0.530271">
                <text:p>0.530271</text:p>
              </table:table-cell>
              <table:table-cell office:value-type="float" office:value="0.961706">
                <text:p>0.961706</text:p>
              </table:table-cell>
              <table:table-cell office:value-type="float" office:value="0.530123">
                <text:p>0.530123</text:p>
              </table:table-cell>
              <table:table-cell office:value-type="float" office:value="1.00904">
                <text:p>1.00904</text:p>
              </table:table-cell>
              <table:table-cell office:value-type="float" office:value="0.529905">
                <text:p>0.529905</text:p>
              </table:table-cell>
              <table:table-cell office:value-type="float" office:value="1.17414">
                <text:p>1.17414</text:p>
              </table:table-cell>
              <table:table-cell office:value-type="float" office:value="0.529761">
                <text:p>0.529761</text:p>
              </table:table-cell>
              <table:table-cell office:value-type="float" office:value="1.29121">
                <text:p>1.29121</text:p>
              </table:table-cell>
              <table:table-cell office:value-type="float" office:value="0.529619">
                <text:p>0.529619</text:p>
              </table:table-cell>
              <table:table-cell office:value-type="float" office:value="1.40514">
                <text:p>1.40514</text:p>
              </table:table-cell>
              <table:table-cell office:value-type="float" office:value="0.52948">
                <text:p>0.52948</text:p>
              </table:table-cell>
              <table:table-cell office:value-type="float" office:value="1.51518">
                <text:p>1.51518</text:p>
              </table:table-cell>
              <table:table-cell office:value-type="float" office:value="0.529274">
                <text:p>0.529274</text:p>
              </table:table-cell>
              <table:table-cell office:value-type="float" office:value="1.73127">
                <text:p>1.73127</text:p>
              </table:table-cell>
              <table:table-cell office:value-type="float" office:value="0.529139">
                <text:p>0.529139</text:p>
              </table:table-cell>
              <table:table-cell office:value-type="float" office:value="1.86913">
                <text:p>1.86913</text:p>
              </table:table-cell>
              <table:table-cell office:value-type="float" office:value="0.529007">
                <text:p>0.529007</text:p>
              </table:table-cell>
              <table:table-cell office:value-type="float" office:value="2.05331">
                <text:p>2.05331</text:p>
              </table:table-cell>
              <table:table-cell office:value-type="float" office:value="0.528877">
                <text:p>0.528877</text:p>
              </table:table-cell>
              <table:table-cell office:value-type="float" office:value="2.29589">
                <text:p>2.295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891">
                <text:p>0.541891</text:p>
              </table:table-cell>
              <table:table-cell office:value-type="float" office:value="0.634595">
                <text:p>0.634595</text:p>
              </table:table-cell>
              <table:table-cell office:value-type="float" office:value="0.541765">
                <text:p>0.541765</text:p>
              </table:table-cell>
              <table:table-cell office:value-type="float" office:value="0.63376">
                <text:p>0.63376</text:p>
              </table:table-cell>
              <table:table-cell office:value-type="float" office:value="0.541641">
                <text:p>0.541641</text:p>
              </table:table-cell>
              <table:table-cell office:value-type="float" office:value="0.698248">
                <text:p>0.698248</text:p>
              </table:table-cell>
              <table:table-cell office:value-type="float" office:value="0.541457">
                <text:p>0.541457</text:p>
              </table:table-cell>
              <table:table-cell office:value-type="float" office:value="0.840745">
                <text:p>0.840745</text:p>
              </table:table-cell>
              <table:table-cell office:value-type="float" office:value="0.541336">
                <text:p>0.541336</text:p>
              </table:table-cell>
              <table:table-cell office:value-type="float" office:value="0.866263">
                <text:p>0.866263</text:p>
              </table:table-cell>
              <table:table-cell office:value-type="float" office:value="0.541217">
                <text:p>0.541217</text:p>
              </table:table-cell>
              <table:table-cell office:value-type="float" office:value="0.959332">
                <text:p>0.959332</text:p>
              </table:table-cell>
              <table:table-cell office:value-type="float" office:value="0.541098">
                <text:p>0.541098</text:p>
              </table:table-cell>
              <table:table-cell office:value-type="float" office:value="1.00743">
                <text:p>1.00743</text:p>
              </table:table-cell>
              <table:table-cell office:value-type="float" office:value="0.540924">
                <text:p>0.540924</text:p>
              </table:table-cell>
              <table:table-cell office:value-type="float" office:value="1.17323">
                <text:p>1.17323</text:p>
              </table:table-cell>
              <table:table-cell office:value-type="float" office:value="0.540809">
                <text:p>0.540809</text:p>
              </table:table-cell>
              <table:table-cell office:value-type="float" office:value="1.29061">
                <text:p>1.29061</text:p>
              </table:table-cell>
              <table:table-cell office:value-type="float" office:value="0.540696">
                <text:p>0.540696</text:p>
              </table:table-cell>
              <table:table-cell office:value-type="float" office:value="1.40475">
                <text:p>1.40475</text:p>
              </table:table-cell>
              <table:table-cell office:value-type="float" office:value="0.540584">
                <text:p>0.540584</text:p>
              </table:table-cell>
              <table:table-cell office:value-type="float" office:value="1.51494">
                <text:p>1.51494</text:p>
              </table:table-cell>
              <table:table-cell office:value-type="float" office:value="0.540419">
                <text:p>0.540419</text:p>
              </table:table-cell>
              <table:table-cell office:value-type="float" office:value="1.73116">
                <text:p>1.73116</text:p>
              </table:table-cell>
              <table:table-cell office:value-type="float" office:value="0.540312">
                <text:p>0.540312</text:p>
              </table:table-cell>
              <table:table-cell office:value-type="float" office:value="1.86906">
                <text:p>1.86906</text:p>
              </table:table-cell>
              <table:table-cell office:value-type="float" office:value="0.540206">
                <text:p>0.540206</text:p>
              </table:table-cell>
              <table:table-cell office:value-type="float" office:value="2.05327">
                <text:p>2.05327</text:p>
              </table:table-cell>
              <table:table-cell office:value-type="float" office:value="0.540101">
                <text:p>0.540101</text:p>
              </table:table-cell>
              <table:table-cell office:value-type="float" office:value="2.29587">
                <text:p>2.295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2668">
                <text:p>0.552668</text:p>
              </table:table-cell>
              <table:table-cell office:value-type="float" office:value="0.624155">
                <text:p>0.624155</text:p>
              </table:table-cell>
              <table:table-cell office:value-type="float" office:value="0.552574">
                <text:p>0.552574</text:p>
              </table:table-cell>
              <table:table-cell office:value-type="float" office:value="0.626186">
                <text:p>0.626186</text:p>
              </table:table-cell>
              <table:table-cell office:value-type="float" office:value="0.552481">
                <text:p>0.552481</text:p>
              </table:table-cell>
              <table:table-cell office:value-type="float" office:value="0.692625">
                <text:p>0.692625</text:p>
              </table:table-cell>
              <table:table-cell office:value-type="float" office:value="0.552343">
                <text:p>0.552343</text:p>
              </table:table-cell>
              <table:table-cell office:value-type="float" office:value="0.837183">
                <text:p>0.837183</text:p>
              </table:table-cell>
              <table:table-cell office:value-type="float" office:value="0.552252">
                <text:p>0.552252</text:p>
              </table:table-cell>
              <table:table-cell office:value-type="float" office:value="0.863795">
                <text:p>0.863795</text:p>
              </table:table-cell>
              <table:table-cell office:value-type="float" office:value="0.552163">
                <text:p>0.552163</text:p>
              </table:table-cell>
              <table:table-cell office:value-type="float" office:value="0.957594">
                <text:p>0.957594</text:p>
              </table:table-cell>
              <table:table-cell office:value-type="float" office:value="0.552074">
                <text:p>0.552074</text:p>
              </table:table-cell>
              <table:table-cell office:value-type="float" office:value="1.00626">
                <text:p>1.00626</text:p>
              </table:table-cell>
              <table:table-cell office:value-type="float" office:value="0.551943">
                <text:p>0.551943</text:p>
              </table:table-cell>
              <table:table-cell office:value-type="float" office:value="1.17258">
                <text:p>1.17258</text:p>
              </table:table-cell>
              <table:table-cell office:value-type="float" office:value="0.551857">
                <text:p>0.551857</text:p>
              </table:table-cell>
              <table:table-cell office:value-type="float" office:value="1.29018">
                <text:p>1.29018</text:p>
              </table:table-cell>
              <table:table-cell office:value-type="float" office:value="0.551772">
                <text:p>0.551772</text:p>
              </table:table-cell>
              <table:table-cell office:value-type="float" office:value="1.40448">
                <text:p>1.40448</text:p>
              </table:table-cell>
              <table:table-cell office:value-type="float" office:value="0.551688">
                <text:p>0.551688</text:p>
              </table:table-cell>
              <table:table-cell office:value-type="float" office:value="1.51478">
                <text:p>1.51478</text:p>
              </table:table-cell>
              <table:table-cell office:value-type="float" office:value="0.551564">
                <text:p>0.551564</text:p>
              </table:table-cell>
              <table:table-cell office:value-type="float" office:value="1.73108">
                <text:p>1.73108</text:p>
              </table:table-cell>
              <table:table-cell office:value-type="float" office:value="0.551484">
                <text:p>0.551484</text:p>
              </table:table-cell>
              <table:table-cell office:value-type="float" office:value="1.86902">
                <text:p>1.86902</text:p>
              </table:table-cell>
              <table:table-cell office:value-type="float" office:value="0.551404">
                <text:p>0.551404</text:p>
              </table:table-cell>
              <table:table-cell office:value-type="float" office:value="2.05325">
                <text:p>2.05325</text:p>
              </table:table-cell>
              <table:table-cell office:value-type="float" office:value="0.551326">
                <text:p>0.551326</text:p>
              </table:table-cell>
              <table:table-cell office:value-type="float" office:value="2.29586">
                <text:p>2.295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445">
                <text:p>0.563445</text:p>
              </table:table-cell>
              <table:table-cell office:value-type="float" office:value="0.616188">
                <text:p>0.616188</text:p>
              </table:table-cell>
              <table:table-cell office:value-type="float" office:value="0.563383">
                <text:p>0.563383</text:p>
              </table:table-cell>
              <table:table-cell office:value-type="float" office:value="0.620443">
                <text:p>0.620443</text:p>
              </table:table-cell>
              <table:table-cell office:value-type="float" office:value="0.563321">
                <text:p>0.563321</text:p>
              </table:table-cell>
              <table:table-cell office:value-type="float" office:value="0.688393">
                <text:p>0.688393</text:p>
              </table:table-cell>
              <table:table-cell office:value-type="float" office:value="0.563229">
                <text:p>0.563229</text:p>
              </table:table-cell>
              <table:table-cell office:value-type="float" office:value="0.834532">
                <text:p>0.834532</text:p>
              </table:table-cell>
              <table:table-cell office:value-type="float" office:value="0.563168">
                <text:p>0.563168</text:p>
              </table:table-cell>
              <table:table-cell office:value-type="float" office:value="0.861972">
                <text:p>0.861972</text:p>
              </table:table-cell>
              <table:table-cell office:value-type="float" office:value="0.563108">
                <text:p>0.563108</text:p>
              </table:table-cell>
              <table:table-cell office:value-type="float" office:value="0.95632">
                <text:p>0.95632</text:p>
              </table:table-cell>
              <table:table-cell office:value-type="float" office:value="0.563049">
                <text:p>0.563049</text:p>
              </table:table-cell>
              <table:table-cell office:value-type="float" office:value="1.00541">
                <text:p>1.00541</text:p>
              </table:table-cell>
              <table:table-cell office:value-type="float" office:value="0.562962">
                <text:p>0.562962</text:p>
              </table:table-cell>
              <table:table-cell office:value-type="float" office:value="1.17212">
                <text:p>1.17212</text:p>
              </table:table-cell>
              <table:table-cell office:value-type="float" office:value="0.562904">
                <text:p>0.562904</text:p>
              </table:table-cell>
              <table:table-cell office:value-type="float" office:value="1.28988">
                <text:p>1.28988</text:p>
              </table:table-cell>
              <table:table-cell office:value-type="float" office:value="0.562848">
                <text:p>0.562848</text:p>
              </table:table-cell>
              <table:table-cell office:value-type="float" office:value="1.40429">
                <text:p>1.40429</text:p>
              </table:table-cell>
              <table:table-cell office:value-type="float" office:value="0.562792">
                <text:p>0.562792</text:p>
              </table:table-cell>
              <table:table-cell office:value-type="float" office:value="1.51466">
                <text:p>1.51466</text:p>
              </table:table-cell>
              <table:table-cell office:value-type="float" office:value="0.56271">
                <text:p>0.56271</text:p>
              </table:table-cell>
              <table:table-cell office:value-type="float" office:value="1.73103">
                <text:p>1.73103</text:p>
              </table:table-cell>
              <table:table-cell office:value-type="float" office:value="0.562656">
                <text:p>0.562656</text:p>
              </table:table-cell>
              <table:table-cell office:value-type="float" office:value="1.86899">
                <text:p>1.86899</text:p>
              </table:table-cell>
              <table:table-cell office:value-type="float" office:value="0.562603">
                <text:p>0.562603</text:p>
              </table:table-cell>
              <table:table-cell office:value-type="float" office:value="2.05323">
                <text:p>2.05323</text:p>
              </table:table-cell>
              <table:table-cell office:value-type="float" office:value="0.562551">
                <text:p>0.562551</text:p>
              </table:table-cell>
              <table:table-cell office:value-type="float" office:value="2.29585">
                <text:p>2.295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223">
                <text:p>0.574223</text:p>
              </table:table-cell>
              <table:table-cell office:value-type="float" office:value="0.610107">
                <text:p>0.610107</text:p>
              </table:table-cell>
              <table:table-cell office:value-type="float" office:value="0.574191">
                <text:p>0.574191</text:p>
              </table:table-cell>
              <table:table-cell office:value-type="float" office:value="0.61609">
                <text:p>0.61609</text:p>
              </table:table-cell>
              <table:table-cell office:value-type="float" office:value="0.57416">
                <text:p>0.57416</text:p>
              </table:table-cell>
              <table:table-cell office:value-type="float" office:value="0.685207">
                <text:p>0.685207</text:p>
              </table:table-cell>
              <table:table-cell office:value-type="float" office:value="0.574114">
                <text:p>0.574114</text:p>
              </table:table-cell>
              <table:table-cell office:value-type="float" office:value="0.832558">
                <text:p>0.832558</text:p>
              </table:table-cell>
              <table:table-cell office:value-type="float" office:value="0.574084">
                <text:p>0.574084</text:p>
              </table:table-cell>
              <table:table-cell office:value-type="float" office:value="0.860625">
                <text:p>0.860625</text:p>
              </table:table-cell>
              <table:table-cell office:value-type="float" office:value="0.574054">
                <text:p>0.574054</text:p>
              </table:table-cell>
              <table:table-cell office:value-type="float" office:value="0.955388">
                <text:p>0.955388</text:p>
              </table:table-cell>
              <table:table-cell office:value-type="float" office:value="0.574025">
                <text:p>0.574025</text:p>
              </table:table-cell>
              <table:table-cell office:value-type="float" office:value="1.00479">
                <text:p>1.00479</text:p>
              </table:table-cell>
              <table:table-cell office:value-type="float" office:value="0.573981">
                <text:p>0.573981</text:p>
              </table:table-cell>
              <table:table-cell office:value-type="float" office:value="1.17178">
                <text:p>1.17178</text:p>
              </table:table-cell>
              <table:table-cell office:value-type="float" office:value="0.573952">
                <text:p>0.573952</text:p>
              </table:table-cell>
              <table:table-cell office:value-type="float" office:value="1.28967">
                <text:p>1.28967</text:p>
              </table:table-cell>
              <table:table-cell office:value-type="float" office:value="0.573924">
                <text:p>0.573924</text:p>
              </table:table-cell>
              <table:table-cell office:value-type="float" office:value="1.40416">
                <text:p>1.40416</text:p>
              </table:table-cell>
              <table:table-cell office:value-type="float" office:value="0.573896">
                <text:p>0.573896</text:p>
              </table:table-cell>
              <table:table-cell office:value-type="float" office:value="1.51458">
                <text:p>1.51458</text:p>
              </table:table-cell>
              <table:table-cell office:value-type="float" office:value="0.573855">
                <text:p>0.573855</text:p>
              </table:table-cell>
              <table:table-cell office:value-type="float" office:value="1.73099">
                <text:p>1.73099</text:p>
              </table:table-cell>
              <table:table-cell office:value-type="float" office:value="0.573828">
                <text:p>0.573828</text:p>
              </table:table-cell>
              <table:table-cell office:value-type="float" office:value="1.86897">
                <text:p>1.86897</text:p>
              </table:table-cell>
              <table:table-cell office:value-type="float" office:value="0.573801">
                <text:p>0.573801</text:p>
              </table:table-cell>
              <table:table-cell office:value-type="float" office:value="2.05322">
                <text:p>2.05322</text:p>
              </table:table-cell>
              <table:table-cell office:value-type="float" office:value="0.573775">
                <text:p>0.573775</text:p>
              </table:table-cell>
              <table:table-cell office:value-type="float" office:value="2.29584">
                <text:p>2.295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605467">
                <text:p>0.605467</text:p>
              </table:table-cell>
              <table:table-cell office:value-type="float" office:value="0.585">
                <text:p>0.585</text:p>
              </table:table-cell>
              <table:table-cell office:value-type="float" office:value="0.612791">
                <text:p>0.612791</text:p>
              </table:table-cell>
              <table:table-cell office:value-type="float" office:value="0.585">
                <text:p>0.585</text:p>
              </table:table-cell>
              <table:table-cell office:value-type="float" office:value="0.682809">
                <text:p>0.682809</text:p>
              </table:table-cell>
              <table:table-cell office:value-type="float" office:value="0.585">
                <text:p>0.585</text:p>
              </table:table-cell>
              <table:table-cell office:value-type="float" office:value="0.83109">
                <text:p>0.83109</text:p>
              </table:table-cell>
              <table:table-cell office:value-type="float" office:value="0.585">
                <text:p>0.585</text:p>
              </table:table-cell>
              <table:table-cell office:value-type="float" office:value="0.859631">
                <text:p>0.859631</text:p>
              </table:table-cell>
              <table:table-cell office:value-type="float" office:value="0.585">
                <text:p>0.585</text:p>
              </table:table-cell>
              <table:table-cell office:value-type="float" office:value="0.954705">
                <text:p>0.954705</text:p>
              </table:table-cell>
              <table:table-cell office:value-type="float" office:value="0.585">
                <text:p>0.585</text:p>
              </table:table-cell>
              <table:table-cell office:value-type="float" office:value="1.00434">
                <text:p>1.00434</text:p>
              </table:table-cell>
              <table:table-cell office:value-type="float" office:value="0.585">
                <text:p>0.585</text:p>
              </table:table-cell>
              <table:table-cell office:value-type="float" office:value="1.17155">
                <text:p>1.17155</text:p>
              </table:table-cell>
              <table:table-cell office:value-type="float" office:value="0.585">
                <text:p>0.585</text:p>
              </table:table-cell>
              <table:table-cell office:value-type="float" office:value="1.28952">
                <text:p>1.28952</text:p>
              </table:table-cell>
              <table:table-cell office:value-type="float" office:value="0.585">
                <text:p>0.585</text:p>
              </table:table-cell>
              <table:table-cell office:value-type="float" office:value="1.40406">
                <text:p>1.40406</text:p>
              </table:table-cell>
              <table:table-cell office:value-type="float" office:value="0.585">
                <text:p>0.585</text:p>
              </table:table-cell>
              <table:table-cell office:value-type="float" office:value="1.51453">
                <text:p>1.51453</text:p>
              </table:table-cell>
              <table:table-cell office:value-type="float" office:value="0.585">
                <text:p>0.585</text:p>
              </table:table-cell>
              <table:table-cell office:value-type="float" office:value="1.73097">
                <text:p>1.73097</text:p>
              </table:table-cell>
              <table:table-cell office:value-type="float" office:value="0.585">
                <text:p>0.585</text:p>
              </table:table-cell>
              <table:table-cell office:value-type="float" office:value="1.86895">
                <text:p>1.86895</text:p>
              </table:table-cell>
              <table:table-cell office:value-type="float" office:value="0.585">
                <text:p>0.585</text:p>
              </table:table-cell>
              <table:table-cell office:value-type="float" office:value="2.05321">
                <text:p>2.05321</text:p>
              </table:table-cell>
              <table:table-cell office:value-type="float" office:value="0.585">
                <text:p>0.585</text:p>
              </table:table-cell>
              <table:table-cell office:value-type="float" office:value="2.29584">
                <text:p>2.295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777">
                <text:p>0.595777</text:p>
              </table:table-cell>
              <table:table-cell office:value-type="float" office:value="0.601926">
                <text:p>0.601926</text:p>
              </table:table-cell>
              <table:table-cell office:value-type="float" office:value="0.595809">
                <text:p>0.595809</text:p>
              </table:table-cell>
              <table:table-cell office:value-type="float" office:value="0.61029">
                <text:p>0.61029</text:p>
              </table:table-cell>
              <table:table-cell office:value-type="float" office:value="0.59584">
                <text:p>0.59584</text:p>
              </table:table-cell>
              <table:table-cell office:value-type="float" office:value="0.681005">
                <text:p>0.681005</text:p>
              </table:table-cell>
              <table:table-cell office:value-type="float" office:value="0.595886">
                <text:p>0.595886</text:p>
              </table:table-cell>
              <table:table-cell office:value-type="float" office:value="0.829997">
                <text:p>0.829997</text:p>
              </table:table-cell>
              <table:table-cell office:value-type="float" office:value="0.595916">
                <text:p>0.595916</text:p>
              </table:table-cell>
              <table:table-cell office:value-type="float" office:value="0.858898">
                <text:p>0.858898</text:p>
              </table:table-cell>
              <table:table-cell office:value-type="float" office:value="0.595946">
                <text:p>0.595946</text:p>
              </table:table-cell>
              <table:table-cell office:value-type="float" office:value="0.954206">
                <text:p>0.954206</text:p>
              </table:table-cell>
              <table:table-cell office:value-type="float" office:value="0.595975">
                <text:p>0.595975</text:p>
              </table:table-cell>
              <table:table-cell office:value-type="float" office:value="1.00402">
                <text:p>1.00402</text:p>
              </table:table-cell>
              <table:table-cell office:value-type="float" office:value="0.596019">
                <text:p>0.596019</text:p>
              </table:table-cell>
              <table:table-cell office:value-type="float" office:value="1.17138">
                <text:p>1.17138</text:p>
              </table:table-cell>
              <table:table-cell office:value-type="float" office:value="0.596048">
                <text:p>0.596048</text:p>
              </table:table-cell>
              <table:table-cell office:value-type="float" office:value="1.28941">
                <text:p>1.28941</text:p>
              </table:table-cell>
              <table:table-cell office:value-type="float" office:value="0.596076">
                <text:p>0.596076</text:p>
              </table:table-cell>
              <table:table-cell office:value-type="float" office:value="1.404">
                <text:p>1.404</text:p>
              </table:table-cell>
              <table:table-cell office:value-type="float" office:value="0.596104">
                <text:p>0.596104</text:p>
              </table:table-cell>
              <table:table-cell office:value-type="float" office:value="1.51449">
                <text:p>1.51449</text:p>
              </table:table-cell>
              <table:table-cell office:value-type="float" office:value="0.596145">
                <text:p>0.596145</text:p>
              </table:table-cell>
              <table:table-cell office:value-type="float" office:value="1.73095">
                <text:p>1.73095</text:p>
              </table:table-cell>
              <table:table-cell office:value-type="float" office:value="0.596172">
                <text:p>0.596172</text:p>
              </table:table-cell>
              <table:table-cell office:value-type="float" office:value="1.86894">
                <text:p>1.86894</text:p>
              </table:table-cell>
              <table:table-cell office:value-type="float" office:value="0.596199">
                <text:p>0.596199</text:p>
              </table:table-cell>
              <table:table-cell office:value-type="float" office:value="2.05321">
                <text:p>2.05321</text:p>
              </table:table-cell>
              <table:table-cell office:value-type="float" office:value="0.596225">
                <text:p>0.596225</text:p>
              </table:table-cell>
              <table:table-cell office:value-type="float" office:value="2.29584">
                <text:p>2.29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555">
                <text:p>0.606555</text:p>
              </table:table-cell>
              <table:table-cell office:value-type="float" office:value="0.599225">
                <text:p>0.599225</text:p>
              </table:table-cell>
              <table:table-cell office:value-type="float" office:value="0.606617">
                <text:p>0.606617</text:p>
              </table:table-cell>
              <table:table-cell office:value-type="float" office:value="0.608396">
                <text:p>0.608396</text:p>
              </table:table-cell>
              <table:table-cell office:value-type="float" office:value="0.606679">
                <text:p>0.606679</text:p>
              </table:table-cell>
              <table:table-cell office:value-type="float" office:value="0.679648">
                <text:p>0.679648</text:p>
              </table:table-cell>
              <table:table-cell office:value-type="float" office:value="0.606771">
                <text:p>0.606771</text:p>
              </table:table-cell>
              <table:table-cell office:value-type="float" office:value="0.829185">
                <text:p>0.829185</text:p>
              </table:table-cell>
              <table:table-cell office:value-type="float" office:value="0.606832">
                <text:p>0.606832</text:p>
              </table:table-cell>
              <table:table-cell office:value-type="float" office:value="0.858357">
                <text:p>0.858357</text:p>
              </table:table-cell>
              <table:table-cell office:value-type="float" office:value="0.606892">
                <text:p>0.606892</text:p>
              </table:table-cell>
              <table:table-cell office:value-type="float" office:value="0.95384">
                <text:p>0.95384</text:p>
              </table:table-cell>
              <table:table-cell office:value-type="float" office:value="0.606951">
                <text:p>0.606951</text:p>
              </table:table-cell>
              <table:table-cell office:value-type="float" office:value="1.00378">
                <text:p>1.00378</text:p>
              </table:table-cell>
              <table:table-cell office:value-type="float" office:value="0.607038">
                <text:p>0.607038</text:p>
              </table:table-cell>
              <table:table-cell office:value-type="float" office:value="1.17125">
                <text:p>1.17125</text:p>
              </table:table-cell>
              <table:table-cell office:value-type="float" office:value="0.607096">
                <text:p>0.607096</text:p>
              </table:table-cell>
              <table:table-cell office:value-type="float" office:value="1.28933">
                <text:p>1.28933</text:p>
              </table:table-cell>
              <table:table-cell office:value-type="float" office:value="0.607152">
                <text:p>0.607152</text:p>
              </table:table-cell>
              <table:table-cell office:value-type="float" office:value="1.40395">
                <text:p>1.40395</text:p>
              </table:table-cell>
              <table:table-cell office:value-type="float" office:value="0.607208">
                <text:p>0.607208</text:p>
              </table:table-cell>
              <table:table-cell office:value-type="float" office:value="1.51446">
                <text:p>1.51446</text:p>
              </table:table-cell>
              <table:table-cell office:value-type="float" office:value="0.60729">
                <text:p>0.60729</text:p>
              </table:table-cell>
              <table:table-cell office:value-type="float" office:value="1.73094">
                <text:p>1.73094</text:p>
              </table:table-cell>
              <table:table-cell office:value-type="float" office:value="0.607344">
                <text:p>0.607344</text:p>
              </table:table-cell>
              <table:table-cell office:value-type="float" office:value="1.86894">
                <text:p>1.86894</text:p>
              </table:table-cell>
              <table:table-cell office:value-type="float" office:value="0.607397">
                <text:p>0.607397</text:p>
              </table:table-cell>
              <table:table-cell office:value-type="float" office:value="2.05321">
                <text:p>2.05321</text:p>
              </table:table-cell>
              <table:table-cell office:value-type="float" office:value="0.607449">
                <text:p>0.607449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7332">
                <text:p>0.617332</text:p>
              </table:table-cell>
              <table:table-cell office:value-type="float" office:value="0.597166">
                <text:p>0.597166</text:p>
              </table:table-cell>
              <table:table-cell office:value-type="float" office:value="0.617426">
                <text:p>0.617426</text:p>
              </table:table-cell>
              <table:table-cell office:value-type="float" office:value="0.606961">
                <text:p>0.606961</text:p>
              </table:table-cell>
              <table:table-cell office:value-type="float" office:value="0.617519">
                <text:p>0.617519</text:p>
              </table:table-cell>
              <table:table-cell office:value-type="float" office:value="0.678628">
                <text:p>0.678628</text:p>
              </table:table-cell>
              <table:table-cell office:value-type="float" office:value="0.617657">
                <text:p>0.617657</text:p>
              </table:table-cell>
              <table:table-cell office:value-type="float" office:value="0.828581">
                <text:p>0.828581</text:p>
              </table:table-cell>
              <table:table-cell office:value-type="float" office:value="0.617748">
                <text:p>0.617748</text:p>
              </table:table-cell>
              <table:table-cell office:value-type="float" office:value="0.857958">
                <text:p>0.857958</text:p>
              </table:table-cell>
              <table:table-cell office:value-type="float" office:value="0.617837">
                <text:p>0.617837</text:p>
              </table:table-cell>
              <table:table-cell office:value-type="float" office:value="0.953573">
                <text:p>0.953573</text:p>
              </table:table-cell>
              <table:table-cell office:value-type="float" office:value="0.617926">
                <text:p>0.617926</text:p>
              </table:table-cell>
              <table:table-cell office:value-type="float" office:value="1.00361">
                <text:p>1.00361</text:p>
              </table:table-cell>
              <table:table-cell office:value-type="float" office:value="0.618057">
                <text:p>0.618057</text:p>
              </table:table-cell>
              <table:table-cell office:value-type="float" office:value="1.17117">
                <text:p>1.17117</text:p>
              </table:table-cell>
              <table:table-cell office:value-type="float" office:value="0.618143">
                <text:p>0.618143</text:p>
              </table:table-cell>
              <table:table-cell office:value-type="float" office:value="1.28928">
                <text:p>1.28928</text:p>
              </table:table-cell>
              <table:table-cell office:value-type="float" office:value="0.618228">
                <text:p>0.618228</text:p>
              </table:table-cell>
              <table:table-cell office:value-type="float" office:value="1.40392">
                <text:p>1.40392</text:p>
              </table:table-cell>
              <table:table-cell office:value-type="float" office:value="0.618312">
                <text:p>0.618312</text:p>
              </table:table-cell>
              <table:table-cell office:value-type="float" office:value="1.51444">
                <text:p>1.51444</text:p>
              </table:table-cell>
              <table:table-cell office:value-type="float" office:value="0.618436">
                <text:p>0.618436</text:p>
              </table:table-cell>
              <table:table-cell office:value-type="float" office:value="1.73093">
                <text:p>1.73093</text:p>
              </table:table-cell>
              <table:table-cell office:value-type="float" office:value="0.618516">
                <text:p>0.618516</text:p>
              </table:table-cell>
              <table:table-cell office:value-type="float" office:value="1.86893">
                <text:p>1.86893</text:p>
              </table:table-cell>
              <table:table-cell office:value-type="float" office:value="0.618596">
                <text:p>0.618596</text:p>
              </table:table-cell>
              <table:table-cell office:value-type="float" office:value="2.0532">
                <text:p>2.0532</text:p>
              </table:table-cell>
              <table:table-cell office:value-type="float" office:value="0.618674">
                <text:p>0.618674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8109">
                <text:p>0.628109</text:p>
              </table:table-cell>
              <table:table-cell office:value-type="float" office:value="0.595597">
                <text:p>0.595597</text:p>
              </table:table-cell>
              <table:table-cell office:value-type="float" office:value="0.628235">
                <text:p>0.628235</text:p>
              </table:table-cell>
              <table:table-cell office:value-type="float" office:value="0.605876">
                <text:p>0.605876</text:p>
              </table:table-cell>
              <table:table-cell office:value-type="float" office:value="0.628359">
                <text:p>0.628359</text:p>
              </table:table-cell>
              <table:table-cell office:value-type="float" office:value="0.677862">
                <text:p>0.677862</text:p>
              </table:table-cell>
              <table:table-cell office:value-type="float" office:value="0.628543">
                <text:p>0.628543</text:p>
              </table:table-cell>
              <table:table-cell office:value-type="float" office:value="0.828133">
                <text:p>0.828133</text:p>
              </table:table-cell>
              <table:table-cell office:value-type="float" office:value="0.628664">
                <text:p>0.628664</text:p>
              </table:table-cell>
              <table:table-cell office:value-type="float" office:value="0.857664">
                <text:p>0.857664</text:p>
              </table:table-cell>
              <table:table-cell office:value-type="float" office:value="0.628783">
                <text:p>0.628783</text:p>
              </table:table-cell>
              <table:table-cell office:value-type="float" office:value="0.953378">
                <text:p>0.953378</text:p>
              </table:table-cell>
              <table:table-cell office:value-type="float" office:value="0.628902">
                <text:p>0.628902</text:p>
              </table:table-cell>
              <table:table-cell office:value-type="float" office:value="1.00349">
                <text:p>1.00349</text:p>
              </table:table-cell>
              <table:table-cell office:value-type="float" office:value="0.629076">
                <text:p>0.629076</text:p>
              </table:table-cell>
              <table:table-cell office:value-type="float" office:value="1.17111">
                <text:p>1.17111</text:p>
              </table:table-cell>
              <table:table-cell office:value-type="float" office:value="0.629191">
                <text:p>0.629191</text:p>
              </table:table-cell>
              <table:table-cell office:value-type="float" office:value="1.28924">
                <text:p>1.28924</text:p>
              </table:table-cell>
              <table:table-cell office:value-type="float" office:value="0.629304">
                <text:p>0.629304</text:p>
              </table:table-cell>
              <table:table-cell office:value-type="float" office:value="1.4039">
                <text:p>1.4039</text:p>
              </table:table-cell>
              <table:table-cell office:value-type="float" office:value="0.629416">
                <text:p>0.629416</text:p>
              </table:table-cell>
              <table:table-cell office:value-type="float" office:value="1.51443">
                <text:p>1.51443</text:p>
              </table:table-cell>
              <table:table-cell office:value-type="float" office:value="0.629581">
                <text:p>0.629581</text:p>
              </table:table-cell>
              <table:table-cell office:value-type="float" office:value="1.73093">
                <text:p>1.73093</text:p>
              </table:table-cell>
              <table:table-cell office:value-type="float" office:value="0.629688">
                <text:p>0.629688</text:p>
              </table:table-cell>
              <table:table-cell office:value-type="float" office:value="1.86893">
                <text:p>1.86893</text:p>
              </table:table-cell>
              <table:table-cell office:value-type="float" office:value="0.629794">
                <text:p>0.629794</text:p>
              </table:table-cell>
              <table:table-cell office:value-type="float" office:value="2.0532">
                <text:p>2.0532</text:p>
              </table:table-cell>
              <table:table-cell office:value-type="float" office:value="0.629899">
                <text:p>0.629899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887">
                <text:p>0.638887</text:p>
              </table:table-cell>
              <table:table-cell office:value-type="float" office:value="0.594404">
                <text:p>0.594404</text:p>
              </table:table-cell>
              <table:table-cell office:value-type="float" office:value="0.639043">
                <text:p>0.639043</text:p>
              </table:table-cell>
              <table:table-cell office:value-type="float" office:value="0.605056">
                <text:p>0.605056</text:p>
              </table:table-cell>
              <table:table-cell office:value-type="float" office:value="0.639199">
                <text:p>0.639199</text:p>
              </table:table-cell>
              <table:table-cell office:value-type="float" office:value="0.677288">
                <text:p>0.677288</text:p>
              </table:table-cell>
              <table:table-cell office:value-type="float" office:value="0.639428">
                <text:p>0.639428</text:p>
              </table:table-cell>
              <table:table-cell office:value-type="float" office:value="0.827802">
                <text:p>0.827802</text:p>
              </table:table-cell>
              <table:table-cell office:value-type="float" office:value="0.639579">
                <text:p>0.639579</text:p>
              </table:table-cell>
              <table:table-cell office:value-type="float" office:value="0.857449">
                <text:p>0.857449</text:p>
              </table:table-cell>
              <table:table-cell office:value-type="float" office:value="0.639729">
                <text:p>0.639729</text:p>
              </table:table-cell>
              <table:table-cell office:value-type="float" office:value="0.953237">
                <text:p>0.953237</text:p>
              </table:table-cell>
              <table:table-cell office:value-type="float" office:value="0.639877">
                <text:p>0.639877</text:p>
              </table:table-cell>
              <table:table-cell office:value-type="float" office:value="1.0034">
                <text:p>1.0034</text:p>
              </table:table-cell>
              <table:table-cell office:value-type="float" office:value="0.640095">
                <text:p>0.640095</text:p>
              </table:table-cell>
              <table:table-cell office:value-type="float" office:value="1.17106">
                <text:p>1.17106</text:p>
              </table:table-cell>
              <table:table-cell office:value-type="float" office:value="0.640239">
                <text:p>0.640239</text:p>
              </table:table-cell>
              <table:table-cell office:value-type="float" office:value="1.28922">
                <text:p>1.28922</text:p>
              </table:table-cell>
              <table:table-cell office:value-type="float" office:value="0.640381">
                <text:p>0.640381</text:p>
              </table:table-cell>
              <table:table-cell office:value-type="float" office:value="1.40388">
                <text:p>1.40388</text:p>
              </table:table-cell>
              <table:table-cell office:value-type="float" office:value="0.64052">
                <text:p>0.64052</text:p>
              </table:table-cell>
              <table:table-cell office:value-type="float" office:value="1.51442">
                <text:p>1.51442</text:p>
              </table:table-cell>
              <table:table-cell office:value-type="float" office:value="0.640726">
                <text:p>0.640726</text:p>
              </table:table-cell>
              <table:table-cell office:value-type="float" office:value="1.73093">
                <text:p>1.73093</text:p>
              </table:table-cell>
              <table:table-cell office:value-type="float" office:value="0.640861">
                <text:p>0.640861</text:p>
              </table:table-cell>
              <table:table-cell office:value-type="float" office:value="1.86893">
                <text:p>1.86893</text:p>
              </table:table-cell>
              <table:table-cell office:value-type="float" office:value="0.640993">
                <text:p>0.640993</text:p>
              </table:table-cell>
              <table:table-cell office:value-type="float" office:value="2.0532">
                <text:p>2.0532</text:p>
              </table:table-cell>
              <table:table-cell office:value-type="float" office:value="0.641123">
                <text:p>0.641123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9664">
                <text:p>0.649664</text:p>
              </table:table-cell>
              <table:table-cell office:value-type="float" office:value="0.593498">
                <text:p>0.593498</text:p>
              </table:table-cell>
              <table:table-cell office:value-type="float" office:value="0.649852">
                <text:p>0.649852</text:p>
              </table:table-cell>
              <table:table-cell office:value-type="float" office:value="0.604439">
                <text:p>0.604439</text:p>
              </table:table-cell>
              <table:table-cell office:value-type="float" office:value="0.650038">
                <text:p>0.650038</text:p>
              </table:table-cell>
              <table:table-cell office:value-type="float" office:value="0.676859">
                <text:p>0.676859</text:p>
              </table:table-cell>
              <table:table-cell office:value-type="float" office:value="0.650314">
                <text:p>0.650314</text:p>
              </table:table-cell>
              <table:table-cell office:value-type="float" office:value="0.827558">
                <text:p>0.827558</text:p>
              </table:table-cell>
              <table:table-cell office:value-type="float" office:value="0.650495">
                <text:p>0.650495</text:p>
              </table:table-cell>
              <table:table-cell office:value-type="float" office:value="0.857292">
                <text:p>0.857292</text:p>
              </table:table-cell>
              <table:table-cell office:value-type="float" office:value="0.650675">
                <text:p>0.650675</text:p>
              </table:table-cell>
              <table:table-cell office:value-type="float" office:value="0.953135">
                <text:p>0.953135</text:p>
              </table:table-cell>
              <table:table-cell office:value-type="float" office:value="0.650852">
                <text:p>0.650852</text:p>
              </table:table-cell>
              <table:table-cell office:value-type="float" office:value="1.00334">
                <text:p>1.00334</text:p>
              </table:table-cell>
              <table:table-cell office:value-type="float" office:value="0.651115">
                <text:p>0.651115</text:p>
              </table:table-cell>
              <table:table-cell office:value-type="float" office:value="1.17103">
                <text:p>1.17103</text:p>
              </table:table-cell>
              <table:table-cell office:value-type="float" office:value="0.651287">
                <text:p>0.651287</text:p>
              </table:table-cell>
              <table:table-cell office:value-type="float" office:value="1.2892">
                <text:p>1.2892</text:p>
              </table:table-cell>
              <table:table-cell office:value-type="float" office:value="0.651457">
                <text:p>0.651457</text:p>
              </table:table-cell>
              <table:table-cell office:value-type="float" office:value="1.40387">
                <text:p>1.40387</text:p>
              </table:table-cell>
              <table:table-cell office:value-type="float" office:value="0.651624">
                <text:p>0.651624</text:p>
              </table:table-cell>
              <table:table-cell office:value-type="float" office:value="1.51441">
                <text:p>1.51441</text:p>
              </table:table-cell>
              <table:table-cell office:value-type="float" office:value="0.651871">
                <text:p>0.651871</text:p>
              </table:table-cell>
              <table:table-cell office:value-type="float" office:value="1.73092">
                <text:p>1.73092</text:p>
              </table:table-cell>
              <table:table-cell office:value-type="float" office:value="0.652033">
                <text:p>0.652033</text:p>
              </table:table-cell>
              <table:table-cell office:value-type="float" office:value="1.86893">
                <text:p>1.86893</text:p>
              </table:table-cell>
              <table:table-cell office:value-type="float" office:value="0.652192">
                <text:p>0.652192</text:p>
              </table:table-cell>
              <table:table-cell office:value-type="float" office:value="2.0532">
                <text:p>2.0532</text:p>
              </table:table-cell>
              <table:table-cell office:value-type="float" office:value="0.652348">
                <text:p>0.652348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442">
                <text:p>0.660442</text:p>
              </table:table-cell>
              <table:table-cell office:value-type="float" office:value="0.592814">
                <text:p>0.592814</text:p>
              </table:table-cell>
              <table:table-cell office:value-type="float" office:value="0.660661">
                <text:p>0.660661</text:p>
              </table:table-cell>
              <table:table-cell office:value-type="float" office:value="0.603976">
                <text:p>0.603976</text:p>
              </table:table-cell>
              <table:table-cell office:value-type="float" office:value="0.660878">
                <text:p>0.660878</text:p>
              </table:table-cell>
              <table:table-cell office:value-type="float" office:value="0.676541">
                <text:p>0.676541</text:p>
              </table:table-cell>
              <table:table-cell office:value-type="float" office:value="0.6612">
                <text:p>0.6612</text:p>
              </table:table-cell>
              <table:table-cell office:value-type="float" office:value="0.82738">
                <text:p>0.82738</text:p>
              </table:table-cell>
              <table:table-cell office:value-type="float" office:value="0.661411">
                <text:p>0.661411</text:p>
              </table:table-cell>
              <table:table-cell office:value-type="float" office:value="0.857179">
                <text:p>0.857179</text:p>
              </table:table-cell>
              <table:table-cell office:value-type="float" office:value="0.661621">
                <text:p>0.661621</text:p>
              </table:table-cell>
              <table:table-cell office:value-type="float" office:value="0.953063">
                <text:p>0.953063</text:p>
              </table:table-cell>
              <table:table-cell office:value-type="float" office:value="0.661828">
                <text:p>0.661828</text:p>
              </table:table-cell>
              <table:table-cell office:value-type="float" office:value="1.00329">
                <text:p>1.00329</text:p>
              </table:table-cell>
              <table:table-cell office:value-type="float" office:value="0.662134">
                <text:p>0.662134</text:p>
              </table:table-cell>
              <table:table-cell office:value-type="float" office:value="1.17101">
                <text:p>1.17101</text:p>
              </table:table-cell>
              <table:table-cell office:value-type="float" office:value="0.662335">
                <text:p>0.662335</text:p>
              </table:table-cell>
              <table:table-cell office:value-type="float" office:value="1.28919">
                <text:p>1.28919</text:p>
              </table:table-cell>
              <table:table-cell office:value-type="float" office:value="0.662533">
                <text:p>0.662533</text:p>
              </table:table-cell>
              <table:table-cell office:value-type="float" office:value="1.40387">
                <text:p>1.40387</text:p>
              </table:table-cell>
              <table:table-cell office:value-type="float" office:value="0.662728">
                <text:p>0.662728</text:p>
              </table:table-cell>
              <table:table-cell office:value-type="float" office:value="1.51441">
                <text:p>1.51441</text:p>
              </table:table-cell>
              <table:table-cell office:value-type="float" office:value="0.663016">
                <text:p>0.663016</text:p>
              </table:table-cell>
              <table:table-cell office:value-type="float" office:value="1.73092">
                <text:p>1.73092</text:p>
              </table:table-cell>
              <table:table-cell office:value-type="float" office:value="0.663205">
                <text:p>0.663205</text:p>
              </table:table-cell>
              <table:table-cell office:value-type="float" office:value="1.86893">
                <text:p>1.86893</text:p>
              </table:table-cell>
              <table:table-cell office:value-type="float" office:value="0.66339">
                <text:p>0.66339</text:p>
              </table:table-cell>
              <table:table-cell office:value-type="float" office:value="2.0532">
                <text:p>2.0532</text:p>
              </table:table-cell>
              <table:table-cell office:value-type="float" office:value="0.663573">
                <text:p>0.663573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1219">
                <text:p>0.671219</text:p>
              </table:table-cell>
              <table:table-cell office:value-type="float" office:value="0.5923">
                <text:p>0.5923</text:p>
              </table:table-cell>
              <table:table-cell office:value-type="float" office:value="0.67147">
                <text:p>0.67147</text:p>
              </table:table-cell>
              <table:table-cell office:value-type="float" office:value="0.603632">
                <text:p>0.603632</text:p>
              </table:table-cell>
              <table:table-cell office:value-type="float" office:value="0.671718">
                <text:p>0.671718</text:p>
              </table:table-cell>
              <table:table-cell office:value-type="float" office:value="0.676307">
                <text:p>0.676307</text:p>
              </table:table-cell>
              <table:table-cell office:value-type="float" office:value="0.672085">
                <text:p>0.672085</text:p>
              </table:table-cell>
              <table:table-cell office:value-type="float" office:value="0.827253">
                <text:p>0.827253</text:p>
              </table:table-cell>
              <table:table-cell office:value-type="float" office:value="0.672327">
                <text:p>0.672327</text:p>
              </table:table-cell>
              <table:table-cell office:value-type="float" office:value="0.8571">
                <text:p>0.8571</text:p>
              </table:table-cell>
              <table:table-cell office:value-type="float" office:value="0.672566">
                <text:p>0.672566</text:p>
              </table:table-cell>
              <table:table-cell office:value-type="float" office:value="0.953013">
                <text:p>0.953013</text:p>
              </table:table-cell>
              <table:table-cell office:value-type="float" office:value="0.672803">
                <text:p>0.672803</text:p>
              </table:table-cell>
              <table:table-cell office:value-type="float" office:value="1.00326">
                <text:p>1.00326</text:p>
              </table:table-cell>
              <table:table-cell office:value-type="float" office:value="0.673153">
                <text:p>0.673153</text:p>
              </table:table-cell>
              <table:table-cell office:value-type="float" office:value="1.171">
                <text:p>1.171</text:p>
              </table:table-cell>
              <table:table-cell office:value-type="float" office:value="0.673382">
                <text:p>0.673382</text:p>
              </table:table-cell>
              <table:table-cell office:value-type="float" office:value="1.28918">
                <text:p>1.28918</text:p>
              </table:table-cell>
              <table:table-cell office:value-type="float" office:value="0.673609">
                <text:p>0.673609</text:p>
              </table:table-cell>
              <table:table-cell office:value-type="float" office:value="1.40386">
                <text:p>1.40386</text:p>
              </table:table-cell>
              <table:table-cell office:value-type="float" office:value="0.673832">
                <text:p>0.673832</text:p>
              </table:table-cell>
              <table:table-cell office:value-type="float" office:value="1.51441">
                <text:p>1.51441</text:p>
              </table:table-cell>
              <table:table-cell office:value-type="float" office:value="0.674162">
                <text:p>0.674162</text:p>
              </table:table-cell>
              <table:table-cell office:value-type="float" office:value="1.73092">
                <text:p>1.73092</text:p>
              </table:table-cell>
              <table:table-cell office:value-type="float" office:value="0.674377">
                <text:p>0.674377</text:p>
              </table:table-cell>
              <table:table-cell office:value-type="float" office:value="1.86893">
                <text:p>1.86893</text:p>
              </table:table-cell>
              <table:table-cell office:value-type="float" office:value="0.674589">
                <text:p>0.674589</text:p>
              </table:table-cell>
              <table:table-cell office:value-type="float" office:value="2.0532">
                <text:p>2.0532</text:p>
              </table:table-cell>
              <table:table-cell office:value-type="float" office:value="0.674797">
                <text:p>0.674797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1996">
                <text:p>0.681996</text:p>
              </table:table-cell>
              <table:table-cell office:value-type="float" office:value="0.59192">
                <text:p>0.59192</text:p>
              </table:table-cell>
              <table:table-cell office:value-type="float" office:value="0.682278">
                <text:p>0.682278</text:p>
              </table:table-cell>
              <table:table-cell office:value-type="float" office:value="0.60338">
                <text:p>0.60338</text:p>
              </table:table-cell>
              <table:table-cell office:value-type="float" office:value="0.682557">
                <text:p>0.682557</text:p>
              </table:table-cell>
              <table:table-cell office:value-type="float" office:value="0.67614">
                <text:p>0.67614</text:p>
              </table:table-cell>
              <table:table-cell office:value-type="float" office:value="0.682971">
                <text:p>0.682971</text:p>
              </table:table-cell>
              <table:table-cell office:value-type="float" office:value="0.827165">
                <text:p>0.827165</text:p>
              </table:table-cell>
              <table:table-cell office:value-type="float" office:value="0.683243">
                <text:p>0.683243</text:p>
              </table:table-cell>
              <table:table-cell office:value-type="float" office:value="0.857046">
                <text:p>0.857046</text:p>
              </table:table-cell>
              <table:table-cell office:value-type="float" office:value="0.683512">
                <text:p>0.683512</text:p>
              </table:table-cell>
              <table:table-cell office:value-type="float" office:value="0.952981">
                <text:p>0.952981</text:p>
              </table:table-cell>
              <table:table-cell office:value-type="float" office:value="0.683778">
                <text:p>0.683778</text:p>
              </table:table-cell>
              <table:table-cell office:value-type="float" office:value="1.00325">
                <text:p>1.00325</text:p>
              </table:table-cell>
              <table:table-cell office:value-type="float" office:value="0.684172">
                <text:p>0.684172</text:p>
              </table:table-cell>
              <table:table-cell office:value-type="float" office:value="1.17099">
                <text:p>1.17099</text:p>
              </table:table-cell>
              <table:table-cell office:value-type="float" office:value="0.68443">
                <text:p>0.68443</text:p>
              </table:table-cell>
              <table:table-cell office:value-type="float" office:value="1.28918">
                <text:p>1.28918</text:p>
              </table:table-cell>
              <table:table-cell office:value-type="float" office:value="0.684685">
                <text:p>0.684685</text:p>
              </table:table-cell>
              <table:table-cell office:value-type="float" office:value="1.40386">
                <text:p>1.40386</text:p>
              </table:table-cell>
              <table:table-cell office:value-type="float" office:value="0.684936">
                <text:p>0.684936</text:p>
              </table:table-cell>
              <table:table-cell office:value-type="float" office:value="1.51441">
                <text:p>1.51441</text:p>
              </table:table-cell>
              <table:table-cell office:value-type="float" office:value="0.685307">
                <text:p>0.685307</text:p>
              </table:table-cell>
              <table:table-cell office:value-type="float" office:value="1.73092">
                <text:p>1.73092</text:p>
              </table:table-cell>
              <table:table-cell office:value-type="float" office:value="0.685549">
                <text:p>0.685549</text:p>
              </table:table-cell>
              <table:table-cell office:value-type="float" office:value="1.86893">
                <text:p>1.86893</text:p>
              </table:table-cell>
              <table:table-cell office:value-type="float" office:value="0.685788">
                <text:p>0.685788</text:p>
              </table:table-cell>
              <table:table-cell office:value-type="float" office:value="2.0532">
                <text:p>2.0532</text:p>
              </table:table-cell>
              <table:table-cell office:value-type="float" office:value="0.686022">
                <text:p>0.686022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774">
                <text:p>0.692774</text:p>
              </table:table-cell>
              <table:table-cell office:value-type="float" office:value="0.591645">
                <text:p>0.591645</text:p>
              </table:table-cell>
              <table:table-cell office:value-type="float" office:value="0.693087">
                <text:p>0.693087</text:p>
              </table:table-cell>
              <table:table-cell office:value-type="float" office:value="0.603201">
                <text:p>0.603201</text:p>
              </table:table-cell>
              <table:table-cell office:value-type="float" office:value="0.693397">
                <text:p>0.693397</text:p>
              </table:table-cell>
              <table:table-cell office:value-type="float" office:value="0.676024">
                <text:p>0.676024</text:p>
              </table:table-cell>
              <table:table-cell office:value-type="float" office:value="0.693857">
                <text:p>0.693857</text:p>
              </table:table-cell>
              <table:table-cell office:value-type="float" office:value="0.827109">
                <text:p>0.827109</text:p>
              </table:table-cell>
              <table:table-cell office:value-type="float" office:value="0.694159">
                <text:p>0.694159</text:p>
              </table:table-cell>
              <table:table-cell office:value-type="float" office:value="0.857014">
                <text:p>0.857014</text:p>
              </table:table-cell>
              <table:table-cell office:value-type="float" office:value="0.694458">
                <text:p>0.694458</text:p>
              </table:table-cell>
              <table:table-cell office:value-type="float" office:value="0.952964">
                <text:p>0.952964</text:p>
              </table:table-cell>
              <table:table-cell office:value-type="float" office:value="0.694754">
                <text:p>0.694754</text:p>
              </table:table-cell>
              <table:table-cell office:value-type="float" office:value="1.00324">
                <text:p>1.00324</text:p>
              </table:table-cell>
              <table:table-cell office:value-type="float" office:value="0.695191">
                <text:p>0.695191</text:p>
              </table:table-cell>
              <table:table-cell office:value-type="float" office:value="1.17099">
                <text:p>1.17099</text:p>
              </table:table-cell>
              <table:table-cell office:value-type="float" office:value="0.695478">
                <text:p>0.695478</text:p>
              </table:table-cell>
              <table:table-cell office:value-type="float" office:value="1.28918">
                <text:p>1.28918</text:p>
              </table:table-cell>
              <table:table-cell office:value-type="float" office:value="0.695761">
                <text:p>0.695761</text:p>
              </table:table-cell>
              <table:table-cell office:value-type="float" office:value="1.40386">
                <text:p>1.40386</text:p>
              </table:table-cell>
              <table:table-cell office:value-type="float" office:value="0.69604">
                <text:p>0.69604</text:p>
              </table:table-cell>
              <table:table-cell office:value-type="float" office:value="1.51441">
                <text:p>1.51441</text:p>
              </table:table-cell>
              <table:table-cell office:value-type="float" office:value="0.696452">
                <text:p>0.696452</text:p>
              </table:table-cell>
              <table:table-cell office:value-type="float" office:value="1.73092">
                <text:p>1.73092</text:p>
              </table:table-cell>
              <table:table-cell office:value-type="float" office:value="0.696721">
                <text:p>0.696721</text:p>
              </table:table-cell>
              <table:table-cell office:value-type="float" office:value="1.86893">
                <text:p>1.86893</text:p>
              </table:table-cell>
              <table:table-cell office:value-type="float" office:value="0.696986">
                <text:p>0.696986</text:p>
              </table:table-cell>
              <table:table-cell office:value-type="float" office:value="2.0532">
                <text:p>2.0532</text:p>
              </table:table-cell>
              <table:table-cell office:value-type="float" office:value="0.697247">
                <text:p>0.697247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3551">
                <text:p>0.703551</text:p>
              </table:table-cell>
              <table:table-cell office:value-type="float" office:value="0.591455">
                <text:p>0.591455</text:p>
              </table:table-cell>
              <table:table-cell office:value-type="float" office:value="0.703896">
                <text:p>0.703896</text:p>
              </table:table-cell>
              <table:table-cell office:value-type="float" office:value="0.603082">
                <text:p>0.603082</text:p>
              </table:table-cell>
              <table:table-cell office:value-type="float" office:value="0.704237">
                <text:p>0.704237</text:p>
              </table:table-cell>
              <table:table-cell office:value-type="float" office:value="0.675951">
                <text:p>0.675951</text:p>
              </table:table-cell>
              <table:table-cell office:value-type="float" office:value="0.704742">
                <text:p>0.704742</text:p>
              </table:table-cell>
              <table:table-cell office:value-type="float" office:value="0.827079">
                <text:p>0.827079</text:p>
              </table:table-cell>
              <table:table-cell office:value-type="float" office:value="0.705075">
                <text:p>0.705075</text:p>
              </table:table-cell>
              <table:table-cell office:value-type="float" office:value="0.856999">
                <text:p>0.856999</text:p>
              </table:table-cell>
              <table:table-cell office:value-type="float" office:value="0.705404">
                <text:p>0.705404</text:p>
              </table:table-cell>
              <table:table-cell office:value-type="float" office:value="0.952959">
                <text:p>0.952959</text:p>
              </table:table-cell>
              <table:table-cell office:value-type="float" office:value="0.705729">
                <text:p>0.705729</text:p>
              </table:table-cell>
              <table:table-cell office:value-type="float" office:value="1.00324">
                <text:p>1.00324</text:p>
              </table:table-cell>
              <table:table-cell office:value-type="float" office:value="0.70621">
                <text:p>0.70621</text:p>
              </table:table-cell>
              <table:table-cell office:value-type="float" office:value="1.17099">
                <text:p>1.17099</text:p>
              </table:table-cell>
              <table:table-cell office:value-type="float" office:value="0.706526">
                <text:p>0.706526</text:p>
              </table:table-cell>
              <table:table-cell office:value-type="float" office:value="1.28918">
                <text:p>1.28918</text:p>
              </table:table-cell>
              <table:table-cell office:value-type="float" office:value="0.706837">
                <text:p>0.706837</text:p>
              </table:table-cell>
              <table:table-cell office:value-type="float" office:value="1.40387">
                <text:p>1.40387</text:p>
              </table:table-cell>
              <table:table-cell office:value-type="float" office:value="0.707144">
                <text:p>0.707144</text:p>
              </table:table-cell>
              <table:table-cell office:value-type="float" office:value="1.51441">
                <text:p>1.51441</text:p>
              </table:table-cell>
              <table:table-cell office:value-type="float" office:value="0.707597">
                <text:p>0.707597</text:p>
              </table:table-cell>
              <table:table-cell office:value-type="float" office:value="1.73093">
                <text:p>1.73093</text:p>
              </table:table-cell>
              <table:table-cell office:value-type="float" office:value="0.707893">
                <text:p>0.707893</text:p>
              </table:table-cell>
              <table:table-cell office:value-type="float" office:value="1.86893">
                <text:p>1.86893</text:p>
              </table:table-cell>
              <table:table-cell office:value-type="float" office:value="0.708185">
                <text:p>0.708185</text:p>
              </table:table-cell>
              <table:table-cell office:value-type="float" office:value="2.0532">
                <text:p>2.0532</text:p>
              </table:table-cell>
              <table:table-cell office:value-type="float" office:value="0.708471">
                <text:p>0.708471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4328">
                <text:p>0.714328</text:p>
              </table:table-cell>
              <table:table-cell office:value-type="float" office:value="0.591336">
                <text:p>0.591336</text:p>
              </table:table-cell>
              <table:table-cell office:value-type="float" office:value="0.714704">
                <text:p>0.714704</text:p>
              </table:table-cell>
              <table:table-cell office:value-type="float" office:value="0.603012">
                <text:p>0.603012</text:p>
              </table:table-cell>
              <table:table-cell office:value-type="float" office:value="0.715076">
                <text:p>0.715076</text:p>
              </table:table-cell>
              <table:table-cell office:value-type="float" office:value="0.675915">
                <text:p>0.675915</text:p>
              </table:table-cell>
              <table:table-cell office:value-type="float" office:value="0.715628">
                <text:p>0.715628</text:p>
              </table:table-cell>
              <table:table-cell office:value-type="float" office:value="0.827074">
                <text:p>0.827074</text:p>
              </table:table-cell>
              <table:table-cell office:value-type="float" office:value="0.715991">
                <text:p>0.715991</text:p>
              </table:table-cell>
              <table:table-cell office:value-type="float" office:value="0.857001">
                <text:p>0.857001</text:p>
              </table:table-cell>
              <table:table-cell office:value-type="float" office:value="0.71635">
                <text:p>0.71635</text:p>
              </table:table-cell>
              <table:table-cell office:value-type="float" office:value="0.952966">
                <text:p>0.952966</text:p>
              </table:table-cell>
              <table:table-cell office:value-type="float" office:value="0.716705">
                <text:p>0.716705</text:p>
              </table:table-cell>
              <table:table-cell office:value-type="float" office:value="1.00325">
                <text:p>1.00325</text:p>
              </table:table-cell>
              <table:table-cell office:value-type="float" office:value="0.717229">
                <text:p>0.717229</text:p>
              </table:table-cell>
              <table:table-cell office:value-type="float" office:value="1.171">
                <text:p>1.171</text:p>
              </table:table-cell>
              <table:table-cell office:value-type="float" office:value="0.717573">
                <text:p>0.717573</text:p>
              </table:table-cell>
              <table:table-cell office:value-type="float" office:value="1.28919">
                <text:p>1.28919</text:p>
              </table:table-cell>
              <table:table-cell office:value-type="float" office:value="0.717913">
                <text:p>0.717913</text:p>
              </table:table-cell>
              <table:table-cell office:value-type="float" office:value="1.40387">
                <text:p>1.40387</text:p>
              </table:table-cell>
              <table:table-cell office:value-type="float" office:value="0.718249">
                <text:p>0.718249</text:p>
              </table:table-cell>
              <table:table-cell office:value-type="float" office:value="1.51442">
                <text:p>1.51442</text:p>
              </table:table-cell>
              <table:table-cell office:value-type="float" office:value="0.718742">
                <text:p>0.718742</text:p>
              </table:table-cell>
              <table:table-cell office:value-type="float" office:value="1.73093">
                <text:p>1.73093</text:p>
              </table:table-cell>
              <table:table-cell office:value-type="float" office:value="0.719065">
                <text:p>0.719065</text:p>
              </table:table-cell>
              <table:table-cell office:value-type="float" office:value="1.86893">
                <text:p>1.86893</text:p>
              </table:table-cell>
              <table:table-cell office:value-type="float" office:value="0.719383">
                <text:p>0.719383</text:p>
              </table:table-cell>
              <table:table-cell office:value-type="float" office:value="2.0532">
                <text:p>2.0532</text:p>
              </table:table-cell>
              <table:table-cell office:value-type="float" office:value="0.719696">
                <text:p>0.719696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5106">
                <text:p>0.725106</text:p>
              </table:table-cell>
              <table:table-cell office:value-type="float" office:value="0.59128">
                <text:p>0.59128</text:p>
              </table:table-cell>
              <table:table-cell office:value-type="float" office:value="0.725513">
                <text:p>0.725513</text:p>
              </table:table-cell>
              <table:table-cell office:value-type="float" office:value="0.602986">
                <text:p>0.602986</text:p>
              </table:table-cell>
              <table:table-cell office:value-type="float" office:value="0.725916">
                <text:p>0.725916</text:p>
              </table:table-cell>
              <table:table-cell office:value-type="float" office:value="0.675913">
                <text:p>0.675913</text:p>
              </table:table-cell>
              <table:table-cell office:value-type="float" office:value="0.726514">
                <text:p>0.726514</text:p>
              </table:table-cell>
              <table:table-cell office:value-type="float" office:value="0.827092">
                <text:p>0.827092</text:p>
              </table:table-cell>
              <table:table-cell office:value-type="float" office:value="0.726907">
                <text:p>0.726907</text:p>
              </table:table-cell>
              <table:table-cell office:value-type="float" office:value="0.857021">
                <text:p>0.857021</text:p>
              </table:table-cell>
              <table:table-cell office:value-type="float" office:value="0.727296">
                <text:p>0.727296</text:p>
              </table:table-cell>
              <table:table-cell office:value-type="float" office:value="0.952987">
                <text:p>0.952987</text:p>
              </table:table-cell>
              <table:table-cell office:value-type="float" office:value="0.72768">
                <text:p>0.72768</text:p>
              </table:table-cell>
              <table:table-cell office:value-type="float" office:value="1.00326">
                <text:p>1.00326</text:p>
              </table:table-cell>
              <table:table-cell office:value-type="float" office:value="0.728248">
                <text:p>0.728248</text:p>
              </table:table-cell>
              <table:table-cell office:value-type="float" office:value="1.17102">
                <text:p>1.17102</text:p>
              </table:table-cell>
              <table:table-cell office:value-type="float" office:value="0.728621">
                <text:p>0.728621</text:p>
              </table:table-cell>
              <table:table-cell office:value-type="float" office:value="1.2892">
                <text:p>1.2892</text:p>
              </table:table-cell>
              <table:table-cell office:value-type="float" office:value="0.728989">
                <text:p>0.728989</text:p>
              </table:table-cell>
              <table:table-cell office:value-type="float" office:value="1.40388">
                <text:p>1.40388</text:p>
              </table:table-cell>
              <table:table-cell office:value-type="float" office:value="0.729353">
                <text:p>0.729353</text:p>
              </table:table-cell>
              <table:table-cell office:value-type="float" office:value="1.51443">
                <text:p>1.51443</text:p>
              </table:table-cell>
              <table:table-cell office:value-type="float" office:value="0.729888">
                <text:p>0.729888</text:p>
              </table:table-cell>
              <table:table-cell office:value-type="float" office:value="1.73093">
                <text:p>1.73093</text:p>
              </table:table-cell>
              <table:table-cell office:value-type="float" office:value="0.730238">
                <text:p>0.730238</text:p>
              </table:table-cell>
              <table:table-cell office:value-type="float" office:value="1.86894">
                <text:p>1.86894</text:p>
              </table:table-cell>
              <table:table-cell office:value-type="float" office:value="0.730582">
                <text:p>0.730582</text:p>
              </table:table-cell>
              <table:table-cell office:value-type="float" office:value="2.05321">
                <text:p>2.05321</text:p>
              </table:table-cell>
              <table:table-cell office:value-type="float" office:value="0.730921">
                <text:p>0.730921</text:p>
              </table:table-cell>
              <table:table-cell office:value-type="float" office:value="2.29584">
                <text:p>2.29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5883">
                <text:p>0.735883</text:p>
              </table:table-cell>
              <table:table-cell office:value-type="float" office:value="0.591282">
                <text:p>0.591282</text:p>
              </table:table-cell>
              <table:table-cell office:value-type="float" office:value="0.736322">
                <text:p>0.736322</text:p>
              </table:table-cell>
              <table:table-cell office:value-type="float" office:value="0.603004">
                <text:p>0.603004</text:p>
              </table:table-cell>
              <table:table-cell office:value-type="float" office:value="0.736756">
                <text:p>0.736756</text:p>
              </table:table-cell>
              <table:table-cell office:value-type="float" office:value="0.675945">
                <text:p>0.675945</text:p>
              </table:table-cell>
              <table:table-cell office:value-type="float" office:value="0.737399">
                <text:p>0.737399</text:p>
              </table:table-cell>
              <table:table-cell office:value-type="float" office:value="0.827135">
                <text:p>0.827135</text:p>
              </table:table-cell>
              <table:table-cell office:value-type="float" office:value="0.737823">
                <text:p>0.737823</text:p>
              </table:table-cell>
              <table:table-cell office:value-type="float" office:value="0.857058">
                <text:p>0.857058</text:p>
              </table:table-cell>
              <table:table-cell office:value-type="float" office:value="0.738241">
                <text:p>0.738241</text:p>
              </table:table-cell>
              <table:table-cell office:value-type="float" office:value="0.953023">
                <text:p>0.953023</text:p>
              </table:table-cell>
              <table:table-cell office:value-type="float" office:value="0.738655">
                <text:p>0.738655</text:p>
              </table:table-cell>
              <table:table-cell office:value-type="float" office:value="1.00329">
                <text:p>1.00329</text:p>
              </table:table-cell>
              <table:table-cell office:value-type="float" office:value="0.739267">
                <text:p>0.739267</text:p>
              </table:table-cell>
              <table:table-cell office:value-type="float" office:value="1.17104">
                <text:p>1.17104</text:p>
              </table:table-cell>
              <table:table-cell office:value-type="float" office:value="0.739669">
                <text:p>0.739669</text:p>
              </table:table-cell>
              <table:table-cell office:value-type="float" office:value="1.28922">
                <text:p>1.28922</text:p>
              </table:table-cell>
              <table:table-cell office:value-type="float" office:value="0.740066">
                <text:p>0.740066</text:p>
              </table:table-cell>
              <table:table-cell office:value-type="float" office:value="1.4039">
                <text:p>1.4039</text:p>
              </table:table-cell>
              <table:table-cell office:value-type="float" office:value="0.740457">
                <text:p>0.740457</text:p>
              </table:table-cell>
              <table:table-cell office:value-type="float" office:value="1.51444">
                <text:p>1.51444</text:p>
              </table:table-cell>
              <table:table-cell office:value-type="float" office:value="0.741033">
                <text:p>0.741033</text:p>
              </table:table-cell>
              <table:table-cell office:value-type="float" office:value="1.73094">
                <text:p>1.73094</text:p>
              </table:table-cell>
              <table:table-cell office:value-type="float" office:value="0.74141">
                <text:p>0.74141</text:p>
              </table:table-cell>
              <table:table-cell office:value-type="float" office:value="1.86894">
                <text:p>1.86894</text:p>
              </table:table-cell>
              <table:table-cell office:value-type="float" office:value="0.741781">
                <text:p>0.741781</text:p>
              </table:table-cell>
              <table:table-cell office:value-type="float" office:value="2.05321">
                <text:p>2.05321</text:p>
              </table:table-cell>
              <table:table-cell office:value-type="float" office:value="0.742145">
                <text:p>0.742145</text:p>
              </table:table-cell>
              <table:table-cell office:value-type="float" office:value="2.29584">
                <text:p>2.295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6661">
                <text:p>0.746661</text:p>
              </table:table-cell>
              <table:table-cell office:value-type="float" office:value="0.591342">
                <text:p>0.591342</text:p>
              </table:table-cell>
              <table:table-cell office:value-type="float" office:value="0.74713">
                <text:p>0.74713</text:p>
              </table:table-cell>
              <table:table-cell office:value-type="float" office:value="0.603065">
                <text:p>0.603065</text:p>
              </table:table-cell>
              <table:table-cell office:value-type="float" office:value="0.747596">
                <text:p>0.747596</text:p>
              </table:table-cell>
              <table:table-cell office:value-type="float" office:value="0.676013">
                <text:p>0.676013</text:p>
              </table:table-cell>
              <table:table-cell office:value-type="float" office:value="0.748285">
                <text:p>0.748285</text:p>
              </table:table-cell>
              <table:table-cell office:value-type="float" office:value="0.827207">
                <text:p>0.827207</text:p>
              </table:table-cell>
              <table:table-cell office:value-type="float" office:value="0.748738">
                <text:p>0.748738</text:p>
              </table:table-cell>
              <table:table-cell office:value-type="float" office:value="0.857118">
                <text:p>0.857118</text:p>
              </table:table-cell>
              <table:table-cell office:value-type="float" office:value="0.749187">
                <text:p>0.749187</text:p>
              </table:table-cell>
              <table:table-cell office:value-type="float" office:value="0.953077">
                <text:p>0.953077</text:p>
              </table:table-cell>
              <table:table-cell office:value-type="float" office:value="0.749631">
                <text:p>0.749631</text:p>
              </table:table-cell>
              <table:table-cell office:value-type="float" office:value="1.00334">
                <text:p>1.00334</text:p>
              </table:table-cell>
              <table:table-cell office:value-type="float" office:value="0.750286">
                <text:p>0.750286</text:p>
              </table:table-cell>
              <table:table-cell office:value-type="float" office:value="1.17108">
                <text:p>1.17108</text:p>
              </table:table-cell>
              <table:table-cell office:value-type="float" office:value="0.750717">
                <text:p>0.750717</text:p>
              </table:table-cell>
              <table:table-cell office:value-type="float" office:value="1.28925">
                <text:p>1.28925</text:p>
              </table:table-cell>
              <table:table-cell office:value-type="float" office:value="0.751142">
                <text:p>0.751142</text:p>
              </table:table-cell>
              <table:table-cell office:value-type="float" office:value="1.40392">
                <text:p>1.40392</text:p>
              </table:table-cell>
              <table:table-cell office:value-type="float" office:value="0.751561">
                <text:p>0.751561</text:p>
              </table:table-cell>
              <table:table-cell office:value-type="float" office:value="1.51446">
                <text:p>1.51446</text:p>
              </table:table-cell>
              <table:table-cell office:value-type="float" office:value="0.752178">
                <text:p>0.752178</text:p>
              </table:table-cell>
              <table:table-cell office:value-type="float" office:value="1.73095">
                <text:p>1.73095</text:p>
              </table:table-cell>
              <table:table-cell office:value-type="float" office:value="0.752582">
                <text:p>0.752582</text:p>
              </table:table-cell>
              <table:table-cell office:value-type="float" office:value="1.86895">
                <text:p>1.86895</text:p>
              </table:table-cell>
              <table:table-cell office:value-type="float" office:value="0.752979">
                <text:p>0.752979</text:p>
              </table:table-cell>
              <table:table-cell office:value-type="float" office:value="2.05322">
                <text:p>2.05322</text:p>
              </table:table-cell>
              <table:table-cell office:value-type="float" office:value="0.75337">
                <text:p>0.75337</text:p>
              </table:table-cell>
              <table:table-cell office:value-type="float" office:value="2.29584">
                <text:p>2.295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438">
                <text:p>0.757438</text:p>
              </table:table-cell>
              <table:table-cell office:value-type="float" office:value="0.591466">
                <text:p>0.591466</text:p>
              </table:table-cell>
              <table:table-cell office:value-type="float" office:value="0.757939">
                <text:p>0.757939</text:p>
              </table:table-cell>
              <table:table-cell office:value-type="float" office:value="0.603174">
                <text:p>0.603174</text:p>
              </table:table-cell>
              <table:table-cell office:value-type="float" office:value="0.758435">
                <text:p>0.758435</text:p>
              </table:table-cell>
              <table:table-cell office:value-type="float" office:value="0.676123">
                <text:p>0.676123</text:p>
              </table:table-cell>
              <table:table-cell office:value-type="float" office:value="0.759171">
                <text:p>0.759171</text:p>
              </table:table-cell>
              <table:table-cell office:value-type="float" office:value="0.827315">
                <text:p>0.827315</text:p>
              </table:table-cell>
              <table:table-cell office:value-type="float" office:value="0.759654">
                <text:p>0.759654</text:p>
              </table:table-cell>
              <table:table-cell office:value-type="float" office:value="0.857206">
                <text:p>0.857206</text:p>
              </table:table-cell>
              <table:table-cell office:value-type="float" office:value="0.760133">
                <text:p>0.760133</text:p>
              </table:table-cell>
              <table:table-cell office:value-type="float" office:value="0.953156">
                <text:p>0.953156</text:p>
              </table:table-cell>
              <table:table-cell office:value-type="float" office:value="0.760606">
                <text:p>0.760606</text:p>
              </table:table-cell>
              <table:table-cell office:value-type="float" office:value="1.0034">
                <text:p>1.0034</text:p>
              </table:table-cell>
              <table:table-cell office:value-type="float" office:value="0.761306">
                <text:p>0.761306</text:p>
              </table:table-cell>
              <table:table-cell office:value-type="float" office:value="1.17112">
                <text:p>1.17112</text:p>
              </table:table-cell>
              <table:table-cell office:value-type="float" office:value="0.761765">
                <text:p>0.761765</text:p>
              </table:table-cell>
              <table:table-cell office:value-type="float" office:value="1.28929">
                <text:p>1.28929</text:p>
              </table:table-cell>
              <table:table-cell office:value-type="float" office:value="0.762218">
                <text:p>0.762218</text:p>
              </table:table-cell>
              <table:table-cell office:value-type="float" office:value="1.40395">
                <text:p>1.40395</text:p>
              </table:table-cell>
              <table:table-cell office:value-type="float" office:value="0.762665">
                <text:p>0.762665</text:p>
              </table:table-cell>
              <table:table-cell office:value-type="float" office:value="1.51448">
                <text:p>1.51448</text:p>
              </table:table-cell>
              <table:table-cell office:value-type="float" office:value="0.763323">
                <text:p>0.763323</text:p>
              </table:table-cell>
              <table:table-cell office:value-type="float" office:value="1.73097">
                <text:p>1.73097</text:p>
              </table:table-cell>
              <table:table-cell office:value-type="float" office:value="0.763754">
                <text:p>0.763754</text:p>
              </table:table-cell>
              <table:table-cell office:value-type="float" office:value="1.86896">
                <text:p>1.86896</text:p>
              </table:table-cell>
              <table:table-cell office:value-type="float" office:value="0.764178">
                <text:p>0.764178</text:p>
              </table:table-cell>
              <table:table-cell office:value-type="float" office:value="2.05323">
                <text:p>2.05323</text:p>
              </table:table-cell>
              <table:table-cell office:value-type="float" office:value="0.764595">
                <text:p>0.764595</text:p>
              </table:table-cell>
              <table:table-cell office:value-type="float" office:value="2.29585">
                <text:p>2.295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8215">
                <text:p>0.768215</text:p>
              </table:table-cell>
              <table:table-cell office:value-type="float" office:value="0.591661">
                <text:p>0.591661</text:p>
              </table:table-cell>
              <table:table-cell office:value-type="float" office:value="0.768748">
                <text:p>0.768748</text:p>
              </table:table-cell>
              <table:table-cell office:value-type="float" office:value="0.603341">
                <text:p>0.603341</text:p>
              </table:table-cell>
              <table:table-cell office:value-type="float" office:value="0.769275">
                <text:p>0.769275</text:p>
              </table:table-cell>
              <table:table-cell office:value-type="float" office:value="0.676283">
                <text:p>0.676283</text:p>
              </table:table-cell>
              <table:table-cell office:value-type="float" office:value="0.770056">
                <text:p>0.770056</text:p>
              </table:table-cell>
              <table:table-cell office:value-type="float" office:value="0.827467">
                <text:p>0.827467</text:p>
              </table:table-cell>
              <table:table-cell office:value-type="float" office:value="0.77057">
                <text:p>0.77057</text:p>
              </table:table-cell>
              <table:table-cell office:value-type="float" office:value="0.85733">
                <text:p>0.85733</text:p>
              </table:table-cell>
              <table:table-cell office:value-type="float" office:value="0.771079">
                <text:p>0.771079</text:p>
              </table:table-cell>
              <table:table-cell office:value-type="float" office:value="0.953266">
                <text:p>0.953266</text:p>
              </table:table-cell>
              <table:table-cell office:value-type="float" office:value="0.771582">
                <text:p>0.771582</text:p>
              </table:table-cell>
              <table:table-cell office:value-type="float" office:value="1.00349">
                <text:p>1.00349</text:p>
              </table:table-cell>
              <table:table-cell office:value-type="float" office:value="0.772325">
                <text:p>0.772325</text:p>
              </table:table-cell>
              <table:table-cell office:value-type="float" office:value="1.17119">
                <text:p>1.17119</text:p>
              </table:table-cell>
              <table:table-cell office:value-type="float" office:value="0.772812">
                <text:p>0.772812</text:p>
              </table:table-cell>
              <table:table-cell office:value-type="float" office:value="1.28935">
                <text:p>1.28935</text:p>
              </table:table-cell>
              <table:table-cell office:value-type="float" office:value="0.773294">
                <text:p>0.773294</text:p>
              </table:table-cell>
              <table:table-cell office:value-type="float" office:value="1.404">
                <text:p>1.404</text:p>
              </table:table-cell>
              <table:table-cell office:value-type="float" office:value="0.773769">
                <text:p>0.773769</text:p>
              </table:table-cell>
              <table:table-cell office:value-type="float" office:value="1.51452">
                <text:p>1.51452</text:p>
              </table:table-cell>
              <table:table-cell office:value-type="float" office:value="0.774468">
                <text:p>0.774468</text:p>
              </table:table-cell>
              <table:table-cell office:value-type="float" office:value="1.73099">
                <text:p>1.73099</text:p>
              </table:table-cell>
              <table:table-cell office:value-type="float" office:value="0.774926">
                <text:p>0.774926</text:p>
              </table:table-cell>
              <table:table-cell office:value-type="float" office:value="1.86898">
                <text:p>1.86898</text:p>
              </table:table-cell>
              <table:table-cell office:value-type="float" office:value="0.775377">
                <text:p>0.775377</text:p>
              </table:table-cell>
              <table:table-cell office:value-type="float" office:value="2.05324">
                <text:p>2.05324</text:p>
              </table:table-cell>
              <table:table-cell office:value-type="float" office:value="0.775819">
                <text:p>0.775819</text:p>
              </table:table-cell>
              <table:table-cell office:value-type="float" office:value="2.29586">
                <text:p>2.295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993">
                <text:p>0.778993</text:p>
              </table:table-cell>
              <table:table-cell office:value-type="float" office:value="0.591944">
                <text:p>0.591944</text:p>
              </table:table-cell>
              <table:table-cell office:value-type="float" office:value="0.779556">
                <text:p>0.779556</text:p>
              </table:table-cell>
              <table:table-cell office:value-type="float" office:value="0.603578">
                <text:p>0.603578</text:p>
              </table:table-cell>
              <table:table-cell office:value-type="float" office:value="0.780115">
                <text:p>0.780115</text:p>
              </table:table-cell>
              <table:table-cell office:value-type="float" office:value="0.676508">
                <text:p>0.676508</text:p>
              </table:table-cell>
              <table:table-cell office:value-type="float" office:value="0.780942">
                <text:p>0.780942</text:p>
              </table:table-cell>
              <table:table-cell office:value-type="float" office:value="0.827678">
                <text:p>0.827678</text:p>
              </table:table-cell>
              <table:table-cell office:value-type="float" office:value="0.781486">
                <text:p>0.781486</text:p>
              </table:table-cell>
              <table:table-cell office:value-type="float" office:value="0.857501">
                <text:p>0.857501</text:p>
              </table:table-cell>
              <table:table-cell office:value-type="float" office:value="0.782025">
                <text:p>0.782025</text:p>
              </table:table-cell>
              <table:table-cell office:value-type="float" office:value="0.953418">
                <text:p>0.953418</text:p>
              </table:table-cell>
              <table:table-cell office:value-type="float" office:value="0.782557">
                <text:p>0.782557</text:p>
              </table:table-cell>
              <table:table-cell office:value-type="float" office:value="1.00361">
                <text:p>1.00361</text:p>
              </table:table-cell>
              <table:table-cell office:value-type="float" office:value="0.783344">
                <text:p>0.783344</text:p>
              </table:table-cell>
              <table:table-cell office:value-type="float" office:value="1.17129">
                <text:p>1.17129</text:p>
              </table:table-cell>
              <table:table-cell office:value-type="float" office:value="0.78386">
                <text:p>0.78386</text:p>
              </table:table-cell>
              <table:table-cell office:value-type="float" office:value="1.28943">
                <text:p>1.28943</text:p>
              </table:table-cell>
              <table:table-cell office:value-type="float" office:value="0.78437">
                <text:p>0.78437</text:p>
              </table:table-cell>
              <table:table-cell office:value-type="float" office:value="1.40407">
                <text:p>1.40407</text:p>
              </table:table-cell>
              <table:table-cell office:value-type="float" office:value="0.784873">
                <text:p>0.784873</text:p>
              </table:table-cell>
              <table:table-cell office:value-type="float" office:value="1.51457">
                <text:p>1.51457</text:p>
              </table:table-cell>
              <table:table-cell office:value-type="float" office:value="0.785614">
                <text:p>0.785614</text:p>
              </table:table-cell>
              <table:table-cell office:value-type="float" office:value="1.73103">
                <text:p>1.73103</text:p>
              </table:table-cell>
              <table:table-cell office:value-type="float" office:value="0.786098">
                <text:p>0.786098</text:p>
              </table:table-cell>
              <table:table-cell office:value-type="float" office:value="1.86901">
                <text:p>1.86901</text:p>
              </table:table-cell>
              <table:table-cell office:value-type="float" office:value="0.786575">
                <text:p>0.786575</text:p>
              </table:table-cell>
              <table:table-cell office:value-type="float" office:value="2.05326">
                <text:p>2.05326</text:p>
              </table:table-cell>
              <table:table-cell office:value-type="float" office:value="0.787044">
                <text:p>0.787044</text:p>
              </table:table-cell>
              <table:table-cell office:value-type="float" office:value="2.29587">
                <text:p>2.295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977">
                <text:p>0.78977</text:p>
              </table:table-cell>
              <table:table-cell office:value-type="float" office:value="0.592334">
                <text:p>0.592334</text:p>
              </table:table-cell>
              <table:table-cell office:value-type="float" office:value="0.790365">
                <text:p>0.790365</text:p>
              </table:table-cell>
              <table:table-cell office:value-type="float" office:value="0.603904">
                <text:p>0.603904</text:p>
              </table:table-cell>
              <table:table-cell office:value-type="float" office:value="0.790954">
                <text:p>0.790954</text:p>
              </table:table-cell>
              <table:table-cell office:value-type="float" office:value="0.676815">
                <text:p>0.676815</text:p>
              </table:table-cell>
              <table:table-cell office:value-type="float" office:value="0.791827">
                <text:p>0.791827</text:p>
              </table:table-cell>
              <table:table-cell office:value-type="float" office:value="0.827966">
                <text:p>0.827966</text:p>
              </table:table-cell>
              <table:table-cell office:value-type="float" office:value="0.792402">
                <text:p>0.792402</text:p>
              </table:table-cell>
              <table:table-cell office:value-type="float" office:value="0.857736">
                <text:p>0.857736</text:p>
              </table:table-cell>
              <table:table-cell office:value-type="float" office:value="0.79297">
                <text:p>0.79297</text:p>
              </table:table-cell>
              <table:table-cell office:value-type="float" office:value="0.953628">
                <text:p>0.953628</text:p>
              </table:table-cell>
              <table:table-cell office:value-type="float" office:value="0.793532">
                <text:p>0.793532</text:p>
              </table:table-cell>
              <table:table-cell office:value-type="float" office:value="1.00378">
                <text:p>1.00378</text:p>
              </table:table-cell>
              <table:table-cell office:value-type="float" office:value="0.794363">
                <text:p>0.794363</text:p>
              </table:table-cell>
              <table:table-cell office:value-type="float" office:value="1.17143">
                <text:p>1.17143</text:p>
              </table:table-cell>
              <table:table-cell office:value-type="float" office:value="0.794908">
                <text:p>0.794908</text:p>
              </table:table-cell>
              <table:table-cell office:value-type="float" office:value="1.28955">
                <text:p>1.28955</text:p>
              </table:table-cell>
              <table:table-cell office:value-type="float" office:value="0.795446">
                <text:p>0.795446</text:p>
              </table:table-cell>
              <table:table-cell office:value-type="float" office:value="1.40416">
                <text:p>1.40416</text:p>
              </table:table-cell>
              <table:table-cell office:value-type="float" office:value="0.795977">
                <text:p>0.795977</text:p>
              </table:table-cell>
              <table:table-cell office:value-type="float" office:value="1.51464">
                <text:p>1.51464</text:p>
              </table:table-cell>
              <table:table-cell office:value-type="float" office:value="0.796759">
                <text:p>0.796759</text:p>
              </table:table-cell>
              <table:table-cell office:value-type="float" office:value="1.73108">
                <text:p>1.73108</text:p>
              </table:table-cell>
              <table:table-cell office:value-type="float" office:value="0.79727">
                <text:p>0.79727</text:p>
              </table:table-cell>
              <table:table-cell office:value-type="float" office:value="1.86904">
                <text:p>1.86904</text:p>
              </table:table-cell>
              <table:table-cell office:value-type="float" office:value="0.797774">
                <text:p>0.797774</text:p>
              </table:table-cell>
              <table:table-cell office:value-type="float" office:value="2.05329">
                <text:p>2.05329</text:p>
              </table:table-cell>
              <table:table-cell office:value-type="float" office:value="0.798269">
                <text:p>0.798269</text:p>
              </table:table-cell>
              <table:table-cell office:value-type="float" office:value="2.2959">
                <text:p>2.2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47">
                <text:p>0.800547</text:p>
              </table:table-cell>
              <table:table-cell office:value-type="float" office:value="0.592861">
                <text:p>0.592861</text:p>
              </table:table-cell>
              <table:table-cell office:value-type="float" office:value="0.801174">
                <text:p>0.801174</text:p>
              </table:table-cell>
              <table:table-cell office:value-type="float" office:value="0.604344">
                <text:p>0.604344</text:p>
              </table:table-cell>
              <table:table-cell office:value-type="float" office:value="0.801794">
                <text:p>0.801794</text:p>
              </table:table-cell>
              <table:table-cell office:value-type="float" office:value="0.67723">
                <text:p>0.67723</text:p>
              </table:table-cell>
              <table:table-cell office:value-type="float" office:value="0.802713">
                <text:p>0.802713</text:p>
              </table:table-cell>
              <table:table-cell office:value-type="float" office:value="0.828355">
                <text:p>0.828355</text:p>
              </table:table-cell>
              <table:table-cell office:value-type="float" office:value="0.803318">
                <text:p>0.803318</text:p>
              </table:table-cell>
              <table:table-cell office:value-type="float" office:value="0.858055">
                <text:p>0.858055</text:p>
              </table:table-cell>
              <table:table-cell office:value-type="float" office:value="0.803916">
                <text:p>0.803916</text:p>
              </table:table-cell>
              <table:table-cell office:value-type="float" office:value="0.953915">
                <text:p>0.953915</text:p>
              </table:table-cell>
              <table:table-cell office:value-type="float" office:value="0.804508">
                <text:p>0.804508</text:p>
              </table:table-cell>
              <table:table-cell office:value-type="float" office:value="1.00402">
                <text:p>1.00402</text:p>
              </table:table-cell>
              <table:table-cell office:value-type="float" office:value="0.805382">
                <text:p>0.805382</text:p>
              </table:table-cell>
              <table:table-cell office:value-type="float" office:value="1.17162">
                <text:p>1.17162</text:p>
              </table:table-cell>
              <table:table-cell office:value-type="float" office:value="0.805956">
                <text:p>0.805956</text:p>
              </table:table-cell>
              <table:table-cell office:value-type="float" office:value="1.28971">
                <text:p>1.28971</text:p>
              </table:table-cell>
              <table:table-cell office:value-type="float" office:value="0.806522">
                <text:p>0.806522</text:p>
              </table:table-cell>
              <table:table-cell office:value-type="float" office:value="1.40429">
                <text:p>1.40429</text:p>
              </table:table-cell>
              <table:table-cell office:value-type="float" office:value="0.807081">
                <text:p>0.807081</text:p>
              </table:table-cell>
              <table:table-cell office:value-type="float" office:value="1.51475">
                <text:p>1.51475</text:p>
              </table:table-cell>
              <table:table-cell office:value-type="float" office:value="0.807904">
                <text:p>0.807904</text:p>
              </table:table-cell>
              <table:table-cell office:value-type="float" office:value="1.73116">
                <text:p>1.73116</text:p>
              </table:table-cell>
              <table:table-cell office:value-type="float" office:value="0.808442">
                <text:p>0.808442</text:p>
              </table:table-cell>
              <table:table-cell office:value-type="float" office:value="1.8691">
                <text:p>1.8691</text:p>
              </table:table-cell>
              <table:table-cell office:value-type="float" office:value="0.808972">
                <text:p>0.808972</text:p>
              </table:table-cell>
              <table:table-cell office:value-type="float" office:value="2.05333">
                <text:p>2.05333</text:p>
              </table:table-cell>
              <table:table-cell office:value-type="float" office:value="0.809494">
                <text:p>0.809494</text:p>
              </table:table-cell>
              <table:table-cell office:value-type="float" office:value="2.29593">
                <text:p>2.29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1325">
                <text:p>0.811325</text:p>
              </table:table-cell>
              <table:table-cell office:value-type="float" office:value="0.593565">
                <text:p>0.593565</text:p>
              </table:table-cell>
              <table:table-cell office:value-type="float" office:value="0.811982">
                <text:p>0.811982</text:p>
              </table:table-cell>
              <table:table-cell office:value-type="float" office:value="0.604932">
                <text:p>0.604932</text:p>
              </table:table-cell>
              <table:table-cell office:value-type="float" office:value="0.812634">
                <text:p>0.812634</text:p>
              </table:table-cell>
              <table:table-cell office:value-type="float" office:value="0.677786">
                <text:p>0.677786</text:p>
              </table:table-cell>
              <table:table-cell office:value-type="float" office:value="0.813599">
                <text:p>0.813599</text:p>
              </table:table-cell>
              <table:table-cell office:value-type="float" office:value="0.828882">
                <text:p>0.828882</text:p>
              </table:table-cell>
              <table:table-cell office:value-type="float" office:value="0.814234">
                <text:p>0.814234</text:p>
              </table:table-cell>
              <table:table-cell office:value-type="float" office:value="0.85849">
                <text:p>0.85849</text:p>
              </table:table-cell>
              <table:table-cell office:value-type="float" office:value="0.814862">
                <text:p>0.814862</text:p>
              </table:table-cell>
              <table:table-cell office:value-type="float" office:value="0.954309">
                <text:p>0.954309</text:p>
              </table:table-cell>
              <table:table-cell office:value-type="float" office:value="0.815483">
                <text:p>0.815483</text:p>
              </table:table-cell>
              <table:table-cell office:value-type="float" office:value="1.00434">
                <text:p>1.00434</text:p>
              </table:table-cell>
              <table:table-cell office:value-type="float" office:value="0.816401">
                <text:p>0.816401</text:p>
              </table:table-cell>
              <table:table-cell office:value-type="float" office:value="1.17189">
                <text:p>1.17189</text:p>
              </table:table-cell>
              <table:table-cell office:value-type="float" office:value="0.817004">
                <text:p>0.817004</text:p>
              </table:table-cell>
              <table:table-cell office:value-type="float" office:value="1.28994">
                <text:p>1.28994</text:p>
              </table:table-cell>
              <table:table-cell office:value-type="float" office:value="0.817598">
                <text:p>0.817598</text:p>
              </table:table-cell>
              <table:table-cell office:value-type="float" office:value="1.40448">
                <text:p>1.40448</text:p>
              </table:table-cell>
              <table:table-cell office:value-type="float" office:value="0.818185">
                <text:p>0.818185</text:p>
              </table:table-cell>
              <table:table-cell office:value-type="float" office:value="1.5149">
                <text:p>1.5149</text:p>
              </table:table-cell>
              <table:table-cell office:value-type="float" office:value="0.819049">
                <text:p>0.819049</text:p>
              </table:table-cell>
              <table:table-cell office:value-type="float" office:value="1.73127">
                <text:p>1.73127</text:p>
              </table:table-cell>
              <table:table-cell office:value-type="float" office:value="0.819615">
                <text:p>0.819615</text:p>
              </table:table-cell>
              <table:table-cell office:value-type="float" office:value="1.86919">
                <text:p>1.86919</text:p>
              </table:table-cell>
              <table:table-cell office:value-type="float" office:value="0.820171">
                <text:p>0.820171</text:p>
              </table:table-cell>
              <table:table-cell office:value-type="float" office:value="2.0534">
                <text:p>2.0534</text:p>
              </table:table-cell>
              <table:table-cell office:value-type="float" office:value="0.820718">
                <text:p>0.820718</text:p>
              </table:table-cell>
              <table:table-cell office:value-type="float" office:value="2.29598">
                <text:p>2.29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102">
                <text:p>0.822102</text:p>
              </table:table-cell>
              <table:table-cell office:value-type="float" office:value="0.594498">
                <text:p>0.594498</text:p>
              </table:table-cell>
              <table:table-cell office:value-type="float" office:value="0.822791">
                <text:p>0.822791</text:p>
              </table:table-cell>
              <table:table-cell office:value-type="float" office:value="0.605715">
                <text:p>0.605715</text:p>
              </table:table-cell>
              <table:table-cell office:value-type="float" office:value="0.823474">
                <text:p>0.823474</text:p>
              </table:table-cell>
              <table:table-cell office:value-type="float" office:value="0.67853">
                <text:p>0.67853</text:p>
              </table:table-cell>
              <table:table-cell office:value-type="float" office:value="0.824484">
                <text:p>0.824484</text:p>
              </table:table-cell>
              <table:table-cell office:value-type="float" office:value="0.829592">
                <text:p>0.829592</text:p>
              </table:table-cell>
              <table:table-cell office:value-type="float" office:value="0.82515">
                <text:p>0.82515</text:p>
              </table:table-cell>
              <table:table-cell office:value-type="float" office:value="0.85908">
                <text:p>0.85908</text:p>
              </table:table-cell>
              <table:table-cell office:value-type="float" office:value="0.825808">
                <text:p>0.825808</text:p>
              </table:table-cell>
              <table:table-cell office:value-type="float" office:value="0.954848">
                <text:p>0.954848</text:p>
              </table:table-cell>
              <table:table-cell office:value-type="float" office:value="0.826458">
                <text:p>0.826458</text:p>
              </table:table-cell>
              <table:table-cell office:value-type="float" office:value="1.00479">
                <text:p>1.00479</text:p>
              </table:table-cell>
              <table:table-cell office:value-type="float" office:value="0.82742">
                <text:p>0.82742</text:p>
              </table:table-cell>
              <table:table-cell office:value-type="float" office:value="1.17226">
                <text:p>1.17226</text:p>
              </table:table-cell>
              <table:table-cell office:value-type="float" office:value="0.828051">
                <text:p>0.828051</text:p>
              </table:table-cell>
              <table:table-cell office:value-type="float" office:value="1.29026">
                <text:p>1.29026</text:p>
              </table:table-cell>
              <table:table-cell office:value-type="float" office:value="0.828674">
                <text:p>0.828674</text:p>
              </table:table-cell>
              <table:table-cell office:value-type="float" office:value="1.40476">
                <text:p>1.40476</text:p>
              </table:table-cell>
              <table:table-cell office:value-type="float" office:value="0.829289">
                <text:p>0.829289</text:p>
              </table:table-cell>
              <table:table-cell office:value-type="float" office:value="1.51512">
                <text:p>1.51512</text:p>
              </table:table-cell>
              <table:table-cell office:value-type="float" office:value="0.830194">
                <text:p>0.830194</text:p>
              </table:table-cell>
              <table:table-cell office:value-type="float" office:value="1.73143">
                <text:p>1.73143</text:p>
              </table:table-cell>
              <table:table-cell office:value-type="float" office:value="0.830787">
                <text:p>0.830787</text:p>
              </table:table-cell>
              <table:table-cell office:value-type="float" office:value="1.86932">
                <text:p>1.86932</text:p>
              </table:table-cell>
              <table:table-cell office:value-type="float" office:value="0.83137">
                <text:p>0.83137</text:p>
              </table:table-cell>
              <table:table-cell office:value-type="float" office:value="2.0535">
                <text:p>2.0535</text:p>
              </table:table-cell>
              <table:table-cell office:value-type="float" office:value="0.831943">
                <text:p>0.831943</text:p>
              </table:table-cell>
              <table:table-cell office:value-type="float" office:value="2.29606">
                <text:p>2.296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288">
                <text:p>0.83288</text:p>
              </table:table-cell>
              <table:table-cell office:value-type="float" office:value="0.595731">
                <text:p>0.595731</text:p>
              </table:table-cell>
              <table:table-cell office:value-type="float" office:value="0.8336">
                <text:p>0.8336</text:p>
              </table:table-cell>
              <table:table-cell office:value-type="float" office:value="0.606756">
                <text:p>0.606756</text:p>
              </table:table-cell>
              <table:table-cell office:value-type="float" office:value="0.834313">
                <text:p>0.834313</text:p>
              </table:table-cell>
              <table:table-cell office:value-type="float" office:value="0.679523">
                <text:p>0.679523</text:p>
              </table:table-cell>
              <table:table-cell office:value-type="float" office:value="0.83537">
                <text:p>0.83537</text:p>
              </table:table-cell>
              <table:table-cell office:value-type="float" office:value="0.830549">
                <text:p>0.830549</text:p>
              </table:table-cell>
              <table:table-cell office:value-type="float" office:value="0.836066">
                <text:p>0.836066</text:p>
              </table:table-cell>
              <table:table-cell office:value-type="float" office:value="0.859881">
                <text:p>0.859881</text:p>
              </table:table-cell>
              <table:table-cell office:value-type="float" office:value="0.836754">
                <text:p>0.836754</text:p>
              </table:table-cell>
              <table:table-cell office:value-type="float" office:value="0.955585">
                <text:p>0.955585</text:p>
              </table:table-cell>
              <table:table-cell office:value-type="float" office:value="0.837434">
                <text:p>0.837434</text:p>
              </table:table-cell>
              <table:table-cell office:value-type="float" office:value="1.00541">
                <text:p>1.00541</text:p>
              </table:table-cell>
              <table:table-cell office:value-type="float" office:value="0.838439">
                <text:p>0.838439</text:p>
              </table:table-cell>
              <table:table-cell office:value-type="float" office:value="1.17279">
                <text:p>1.17279</text:p>
              </table:table-cell>
              <table:table-cell office:value-type="float" office:value="0.839099">
                <text:p>0.839099</text:p>
              </table:table-cell>
              <table:table-cell office:value-type="float" office:value="1.29072">
                <text:p>1.29072</text:p>
              </table:table-cell>
              <table:table-cell office:value-type="float" office:value="0.839751">
                <text:p>0.839751</text:p>
              </table:table-cell>
              <table:table-cell office:value-type="float" office:value="1.40515">
                <text:p>1.40515</text:p>
              </table:table-cell>
              <table:table-cell office:value-type="float" office:value="0.840393">
                <text:p>0.840393</text:p>
              </table:table-cell>
              <table:table-cell office:value-type="float" office:value="1.51544">
                <text:p>1.51544</text:p>
              </table:table-cell>
              <table:table-cell office:value-type="float" office:value="0.84134">
                <text:p>0.84134</text:p>
              </table:table-cell>
              <table:table-cell office:value-type="float" office:value="1.73167">
                <text:p>1.73167</text:p>
              </table:table-cell>
              <table:table-cell office:value-type="float" office:value="0.841959">
                <text:p>0.841959</text:p>
              </table:table-cell>
              <table:table-cell office:value-type="float" office:value="1.8695">
                <text:p>1.8695</text:p>
              </table:table-cell>
              <table:table-cell office:value-type="float" office:value="0.842568">
                <text:p>0.842568</text:p>
              </table:table-cell>
              <table:table-cell office:value-type="float" office:value="2.05365">
                <text:p>2.05365</text:p>
              </table:table-cell>
              <table:table-cell office:value-type="float" office:value="0.843168">
                <text:p>0.843168</text:p>
              </table:table-cell>
              <table:table-cell office:value-type="float" office:value="2.29618">
                <text:p>2.296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657">
                <text:p>0.843657</text:p>
              </table:table-cell>
              <table:table-cell office:value-type="float" office:value="0.597361">
                <text:p>0.597361</text:p>
              </table:table-cell>
              <table:table-cell office:value-type="float" office:value="0.844409">
                <text:p>0.844409</text:p>
              </table:table-cell>
              <table:table-cell office:value-type="float" office:value="0.608137">
                <text:p>0.608137</text:p>
              </table:table-cell>
              <table:table-cell office:value-type="float" office:value="0.845153">
                <text:p>0.845153</text:p>
              </table:table-cell>
              <table:table-cell office:value-type="float" office:value="0.68085">
                <text:p>0.68085</text:p>
              </table:table-cell>
              <table:table-cell office:value-type="float" office:value="0.846256">
                <text:p>0.846256</text:p>
              </table:table-cell>
              <table:table-cell office:value-type="float" office:value="0.83184">
                <text:p>0.83184</text:p>
              </table:table-cell>
              <table:table-cell office:value-type="float" office:value="0.846982">
                <text:p>0.846982</text:p>
              </table:table-cell>
              <table:table-cell office:value-type="float" office:value="0.860969">
                <text:p>0.860969</text:p>
              </table:table-cell>
              <table:table-cell office:value-type="float" office:value="0.847699">
                <text:p>0.847699</text:p>
              </table:table-cell>
              <table:table-cell office:value-type="float" office:value="0.956593">
                <text:p>0.956593</text:p>
              </table:table-cell>
              <table:table-cell office:value-type="float" office:value="0.848409">
                <text:p>0.848409</text:p>
              </table:table-cell>
              <table:table-cell office:value-type="float" office:value="1.00626">
                <text:p>1.00626</text:p>
              </table:table-cell>
              <table:table-cell office:value-type="float" office:value="0.849458">
                <text:p>0.849458</text:p>
              </table:table-cell>
              <table:table-cell office:value-type="float" office:value="1.17352">
                <text:p>1.17352</text:p>
              </table:table-cell>
              <table:table-cell office:value-type="float" office:value="0.850147">
                <text:p>0.850147</text:p>
              </table:table-cell>
              <table:table-cell office:value-type="float" office:value="1.29137">
                <text:p>1.29137</text:p>
              </table:table-cell>
              <table:table-cell office:value-type="float" office:value="0.850827">
                <text:p>0.850827</text:p>
              </table:table-cell>
              <table:table-cell office:value-type="float" office:value="1.4057">
                <text:p>1.4057</text:p>
              </table:table-cell>
              <table:table-cell office:value-type="float" office:value="0.851497">
                <text:p>0.851497</text:p>
              </table:table-cell>
              <table:table-cell office:value-type="float" office:value="1.5159">
                <text:p>1.5159</text:p>
              </table:table-cell>
              <table:table-cell office:value-type="float" office:value="0.852485">
                <text:p>0.852485</text:p>
              </table:table-cell>
              <table:table-cell office:value-type="float" office:value="1.73202">
                <text:p>1.73202</text:p>
              </table:table-cell>
              <table:table-cell office:value-type="float" office:value="0.853131">
                <text:p>0.853131</text:p>
              </table:table-cell>
              <table:table-cell office:value-type="float" office:value="1.86979">
                <text:p>1.86979</text:p>
              </table:table-cell>
              <table:table-cell office:value-type="float" office:value="0.853767">
                <text:p>0.853767</text:p>
              </table:table-cell>
              <table:table-cell office:value-type="float" office:value="2.05388">
                <text:p>2.05388</text:p>
              </table:table-cell>
              <table:table-cell office:value-type="float" office:value="0.854392">
                <text:p>0.854392</text:p>
              </table:table-cell>
              <table:table-cell office:value-type="float" office:value="2.29637">
                <text:p>2.296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434">
                <text:p>0.854434</text:p>
              </table:table-cell>
              <table:table-cell office:value-type="float" office:value="0.599513">
                <text:p>0.599513</text:p>
              </table:table-cell>
              <table:table-cell office:value-type="float" office:value="0.855217">
                <text:p>0.855217</text:p>
              </table:table-cell>
              <table:table-cell office:value-type="float" office:value="0.609971">
                <text:p>0.609971</text:p>
              </table:table-cell>
              <table:table-cell office:value-type="float" office:value="0.855993">
                <text:p>0.855993</text:p>
              </table:table-cell>
              <table:table-cell office:value-type="float" office:value="0.682621">
                <text:p>0.682621</text:p>
              </table:table-cell>
              <table:table-cell office:value-type="float" office:value="0.857141">
                <text:p>0.857141</text:p>
              </table:table-cell>
              <table:table-cell office:value-type="float" office:value="0.833581">
                <text:p>0.833581</text:p>
              </table:table-cell>
              <table:table-cell office:value-type="float" office:value="0.857897">
                <text:p>0.857897</text:p>
              </table:table-cell>
              <table:table-cell office:value-type="float" office:value="0.862447">
                <text:p>0.862447</text:p>
              </table:table-cell>
              <table:table-cell office:value-type="float" office:value="0.858645">
                <text:p>0.858645</text:p>
              </table:table-cell>
              <table:table-cell office:value-type="float" office:value="0.957973">
                <text:p>0.957973</text:p>
              </table:table-cell>
              <table:table-cell office:value-type="float" office:value="0.859385">
                <text:p>0.859385</text:p>
              </table:table-cell>
              <table:table-cell office:value-type="float" office:value="1.00744">
                <text:p>1.00744</text:p>
              </table:table-cell>
              <table:table-cell office:value-type="float" office:value="0.860477">
                <text:p>0.860477</text:p>
              </table:table-cell>
              <table:table-cell office:value-type="float" office:value="1.17455">
                <text:p>1.17455</text:p>
              </table:table-cell>
              <table:table-cell office:value-type="float" office:value="0.861195">
                <text:p>0.861195</text:p>
              </table:table-cell>
              <table:table-cell office:value-type="float" office:value="1.29228">
                <text:p>1.29228</text:p>
              </table:table-cell>
              <table:table-cell office:value-type="float" office:value="0.861903">
                <text:p>0.861903</text:p>
              </table:table-cell>
              <table:table-cell office:value-type="float" office:value="1.40649">
                <text:p>1.40649</text:p>
              </table:table-cell>
              <table:table-cell office:value-type="float" office:value="0.862601">
                <text:p>0.862601</text:p>
              </table:table-cell>
              <table:table-cell office:value-type="float" office:value="1.51657">
                <text:p>1.51657</text:p>
              </table:table-cell>
              <table:table-cell office:value-type="float" office:value="0.86363">
                <text:p>0.86363</text:p>
              </table:table-cell>
              <table:table-cell office:value-type="float" office:value="1.73254">
                <text:p>1.73254</text:p>
              </table:table-cell>
              <table:table-cell office:value-type="float" office:value="0.864303">
                <text:p>0.864303</text:p>
              </table:table-cell>
              <table:table-cell office:value-type="float" office:value="1.8702">
                <text:p>1.8702</text:p>
              </table:table-cell>
              <table:table-cell office:value-type="float" office:value="0.864966">
                <text:p>0.864966</text:p>
              </table:table-cell>
              <table:table-cell office:value-type="float" office:value="2.05422">
                <text:p>2.05422</text:p>
              </table:table-cell>
              <table:table-cell office:value-type="float" office:value="0.865617">
                <text:p>0.865617</text:p>
              </table:table-cell>
              <table:table-cell office:value-type="float" office:value="2.29665">
                <text:p>2.296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212">
                <text:p>0.865212</text:p>
              </table:table-cell>
              <table:table-cell office:value-type="float" office:value="0.602359">
                <text:p>0.602359</text:p>
              </table:table-cell>
              <table:table-cell office:value-type="float" office:value="0.866026">
                <text:p>0.866026</text:p>
              </table:table-cell>
              <table:table-cell office:value-type="float" office:value="0.612409">
                <text:p>0.612409</text:p>
              </table:table-cell>
              <table:table-cell office:value-type="float" office:value="0.866832">
                <text:p>0.866832</text:p>
              </table:table-cell>
              <table:table-cell office:value-type="float" office:value="0.684989">
                <text:p>0.684989</text:p>
              </table:table-cell>
              <table:table-cell office:value-type="float" office:value="0.868027">
                <text:p>0.868027</text:p>
              </table:table-cell>
              <table:table-cell office:value-type="float" office:value="0.835931">
                <text:p>0.835931</text:p>
              </table:table-cell>
              <table:table-cell office:value-type="float" office:value="0.868813">
                <text:p>0.868813</text:p>
              </table:table-cell>
              <table:table-cell office:value-type="float" office:value="0.864456">
                <text:p>0.864456</text:p>
              </table:table-cell>
              <table:table-cell office:value-type="float" office:value="0.869591">
                <text:p>0.869591</text:p>
              </table:table-cell>
              <table:table-cell office:value-type="float" office:value="0.959864">
                <text:p>0.959864</text:p>
              </table:table-cell>
              <table:table-cell office:value-type="float" office:value="0.87036">
                <text:p>0.87036</text:p>
              </table:table-cell>
              <table:table-cell office:value-type="float" office:value="1.00907">
                <text:p>1.00907</text:p>
              </table:table-cell>
              <table:table-cell office:value-type="float" office:value="0.871497">
                <text:p>0.871497</text:p>
              </table:table-cell>
              <table:table-cell office:value-type="float" office:value="1.17598">
                <text:p>1.17598</text:p>
              </table:table-cell>
              <table:table-cell office:value-type="float" office:value="0.872243">
                <text:p>0.872243</text:p>
              </table:table-cell>
              <table:table-cell office:value-type="float" office:value="1.29357">
                <text:p>1.29357</text:p>
              </table:table-cell>
              <table:table-cell office:value-type="float" office:value="0.872979">
                <text:p>0.872979</text:p>
              </table:table-cell>
              <table:table-cell office:value-type="float" office:value="1.40762">
                <text:p>1.40762</text:p>
              </table:table-cell>
              <table:table-cell office:value-type="float" office:value="0.873705">
                <text:p>0.873705</text:p>
              </table:table-cell>
              <table:table-cell office:value-type="float" office:value="1.51753">
                <text:p>1.51753</text:p>
              </table:table-cell>
              <table:table-cell office:value-type="float" office:value="0.874775">
                <text:p>0.874775</text:p>
              </table:table-cell>
              <table:table-cell office:value-type="float" office:value="1.73329">
                <text:p>1.73329</text:p>
              </table:table-cell>
              <table:table-cell office:value-type="float" office:value="0.875475">
                <text:p>0.875475</text:p>
              </table:table-cell>
              <table:table-cell office:value-type="float" office:value="1.87082">
                <text:p>1.87082</text:p>
              </table:table-cell>
              <table:table-cell office:value-type="float" office:value="0.876164">
                <text:p>0.876164</text:p>
              </table:table-cell>
              <table:table-cell office:value-type="float" office:value="2.05473">
                <text:p>2.05473</text:p>
              </table:table-cell>
              <table:table-cell office:value-type="float" office:value="0.876842">
                <text:p>0.876842</text:p>
              </table:table-cell>
              <table:table-cell office:value-type="float" office:value="2.29708">
                <text:p>2.297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989">
                <text:p>0.875989</text:p>
              </table:table-cell>
              <table:table-cell office:value-type="float" office:value="0.606131">
                <text:p>0.606131</text:p>
              </table:table-cell>
              <table:table-cell office:value-type="float" office:value="0.876835">
                <text:p>0.876835</text:p>
              </table:table-cell>
              <table:table-cell office:value-type="float" office:value="0.615657">
                <text:p>0.615657</text:p>
              </table:table-cell>
              <table:table-cell office:value-type="float" office:value="0.877672">
                <text:p>0.877672</text:p>
              </table:table-cell>
              <table:table-cell office:value-type="float" office:value="0.688162">
                <text:p>0.688162</text:p>
              </table:table-cell>
              <table:table-cell office:value-type="float" office:value="0.878913">
                <text:p>0.878913</text:p>
              </table:table-cell>
              <table:table-cell office:value-type="float" office:value="0.83911">
                <text:p>0.83911</text:p>
              </table:table-cell>
              <table:table-cell office:value-type="float" office:value="0.879729">
                <text:p>0.879729</text:p>
              </table:table-cell>
              <table:table-cell office:value-type="float" office:value="0.867192">
                <text:p>0.867192</text:p>
              </table:table-cell>
              <table:table-cell office:value-type="float" office:value="0.880537">
                <text:p>0.880537</text:p>
              </table:table-cell>
              <table:table-cell office:value-type="float" office:value="0.962457">
                <text:p>0.962457</text:p>
              </table:table-cell>
              <table:table-cell office:value-type="float" office:value="0.881335">
                <text:p>0.881335</text:p>
              </table:table-cell>
              <table:table-cell office:value-type="float" office:value="1.01132">
                <text:p>1.01132</text:p>
              </table:table-cell>
              <table:table-cell office:value-type="float" office:value="0.882516">
                <text:p>0.882516</text:p>
              </table:table-cell>
              <table:table-cell office:value-type="float" office:value="1.17799">
                <text:p>1.17799</text:p>
              </table:table-cell>
              <table:table-cell office:value-type="float" office:value="0.88329">
                <text:p>0.88329</text:p>
              </table:table-cell>
              <table:table-cell office:value-type="float" office:value="1.29539">
                <text:p>1.29539</text:p>
              </table:table-cell>
              <table:table-cell office:value-type="float" office:value="0.884055">
                <text:p>0.884055</text:p>
              </table:table-cell>
              <table:table-cell office:value-type="float" office:value="1.40922">
                <text:p>1.40922</text:p>
              </table:table-cell>
              <table:table-cell office:value-type="float" office:value="0.884809">
                <text:p>0.884809</text:p>
              </table:table-cell>
              <table:table-cell office:value-type="float" office:value="1.51891">
                <text:p>1.51891</text:p>
              </table:table-cell>
              <table:table-cell office:value-type="float" office:value="0.88592">
                <text:p>0.88592</text:p>
              </table:table-cell>
              <table:table-cell office:value-type="float" office:value="1.7344">
                <text:p>1.7344</text:p>
              </table:table-cell>
              <table:table-cell office:value-type="float" office:value="0.886647">
                <text:p>0.886647</text:p>
              </table:table-cell>
              <table:table-cell office:value-type="float" office:value="1.87175">
                <text:p>1.87175</text:p>
              </table:table-cell>
              <table:table-cell office:value-type="float" office:value="0.887363">
                <text:p>0.887363</text:p>
              </table:table-cell>
              <table:table-cell office:value-type="float" office:value="2.05551">
                <text:p>2.05551</text:p>
              </table:table-cell>
              <table:table-cell office:value-type="float" office:value="0.888066">
                <text:p>0.888066</text:p>
              </table:table-cell>
              <table:table-cell office:value-type="float" office:value="2.29774">
                <text:p>2.297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6766">
                <text:p>0.886766</text:p>
              </table:table-cell>
              <table:table-cell office:value-type="float" office:value="0.611148">
                <text:p>0.611148</text:p>
              </table:table-cell>
              <table:table-cell office:value-type="float" office:value="0.887643">
                <text:p>0.887643</text:p>
              </table:table-cell>
              <table:table-cell office:value-type="float" office:value="0.619994">
                <text:p>0.619994</text:p>
              </table:table-cell>
              <table:table-cell office:value-type="float" office:value="0.888512">
                <text:p>0.888512</text:p>
              </table:table-cell>
              <table:table-cell office:value-type="float" office:value="0.692423">
                <text:p>0.692423</text:p>
              </table:table-cell>
              <table:table-cell office:value-type="float" office:value="0.889798">
                <text:p>0.889798</text:p>
              </table:table-cell>
              <table:table-cell office:value-type="float" office:value="0.843418">
                <text:p>0.843418</text:p>
              </table:table-cell>
              <table:table-cell office:value-type="float" office:value="0.890645">
                <text:p>0.890645</text:p>
              </table:table-cell>
              <table:table-cell office:value-type="float" office:value="0.870923">
                <text:p>0.870923</text:p>
              </table:table-cell>
              <table:table-cell office:value-type="float" office:value="0.891483">
                <text:p>0.891483</text:p>
              </table:table-cell>
              <table:table-cell office:value-type="float" office:value="0.966021">
                <text:p>0.966021</text:p>
              </table:table-cell>
              <table:table-cell office:value-type="float" office:value="0.892311">
                <text:p>0.892311</text:p>
              </table:table-cell>
              <table:table-cell office:value-type="float" office:value="1.01443">
                <text:p>1.01443</text:p>
              </table:table-cell>
              <table:table-cell office:value-type="float" office:value="0.893535">
                <text:p>0.893535</text:p>
              </table:table-cell>
              <table:table-cell office:value-type="float" office:value="1.1808">
                <text:p>1.1808</text:p>
              </table:table-cell>
              <table:table-cell office:value-type="float" office:value="0.894338">
                <text:p>0.894338</text:p>
              </table:table-cell>
              <table:table-cell office:value-type="float" office:value="1.29797">
                <text:p>1.29797</text:p>
              </table:table-cell>
              <table:table-cell office:value-type="float" office:value="0.895131">
                <text:p>0.895131</text:p>
              </table:table-cell>
              <table:table-cell office:value-type="float" office:value="1.41152">
                <text:p>1.41152</text:p>
              </table:table-cell>
              <table:table-cell office:value-type="float" office:value="0.895913">
                <text:p>0.895913</text:p>
              </table:table-cell>
              <table:table-cell office:value-type="float" office:value="1.52091">
                <text:p>1.52091</text:p>
              </table:table-cell>
              <table:table-cell office:value-type="float" office:value="0.897066">
                <text:p>0.897066</text:p>
              </table:table-cell>
              <table:table-cell office:value-type="float" office:value="1.73603">
                <text:p>1.73603</text:p>
              </table:table-cell>
              <table:table-cell office:value-type="float" office:value="0.897819">
                <text:p>0.897819</text:p>
              </table:table-cell>
              <table:table-cell office:value-type="float" office:value="1.87312">
                <text:p>1.87312</text:p>
              </table:table-cell>
              <table:table-cell office:value-type="float" office:value="0.898561">
                <text:p>0.898561</text:p>
              </table:table-cell>
              <table:table-cell office:value-type="float" office:value="2.05667">
                <text:p>2.05667</text:p>
              </table:table-cell>
              <table:table-cell office:value-type="float" office:value="0.899291">
                <text:p>0.899291</text:p>
              </table:table-cell>
              <table:table-cell office:value-type="float" office:value="2.29874">
                <text:p>2.298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7544">
                <text:p>0.897544</text:p>
              </table:table-cell>
              <table:table-cell office:value-type="float" office:value="0.617848">
                <text:p>0.617848</text:p>
              </table:table-cell>
              <table:table-cell office:value-type="float" office:value="0.898452">
                <text:p>0.898452</text:p>
              </table:table-cell>
              <table:table-cell office:value-type="float" office:value="0.625811">
                <text:p>0.625811</text:p>
              </table:table-cell>
              <table:table-cell office:value-type="float" office:value="0.899351">
                <text:p>0.899351</text:p>
              </table:table-cell>
              <table:table-cell office:value-type="float" office:value="0.698165">
                <text:p>0.698165</text:p>
              </table:table-cell>
              <table:table-cell office:value-type="float" office:value="0.900684">
                <text:p>0.900684</text:p>
              </table:table-cell>
              <table:table-cell office:value-type="float" office:value="0.849276">
                <text:p>0.849276</text:p>
              </table:table-cell>
              <table:table-cell office:value-type="float" office:value="0.901561">
                <text:p>0.901561</text:p>
              </table:table-cell>
              <table:table-cell office:value-type="float" office:value="0.876028">
                <text:p>0.876028</text:p>
              </table:table-cell>
              <table:table-cell office:value-type="float" office:value="0.902428">
                <text:p>0.902428</text:p>
              </table:table-cell>
              <table:table-cell office:value-type="float" office:value="0.97093">
                <text:p>0.97093</text:p>
              </table:table-cell>
              <table:table-cell office:value-type="float" office:value="0.903286">
                <text:p>0.903286</text:p>
              </table:table-cell>
              <table:table-cell office:value-type="float" office:value="1.01875">
                <text:p>1.01875</text:p>
              </table:table-cell>
              <table:table-cell office:value-type="float" office:value="0.904554">
                <text:p>0.904554</text:p>
              </table:table-cell>
              <table:table-cell office:value-type="float" office:value="1.18476">
                <text:p>1.18476</text:p>
              </table:table-cell>
              <table:table-cell office:value-type="float" office:value="0.905386">
                <text:p>0.905386</text:p>
              </table:table-cell>
              <table:table-cell office:value-type="float" office:value="1.30162">
                <text:p>1.30162</text:p>
              </table:table-cell>
              <table:table-cell office:value-type="float" office:value="0.906207">
                <text:p>0.906207</text:p>
              </table:table-cell>
              <table:table-cell office:value-type="float" office:value="1.41481">
                <text:p>1.41481</text:p>
              </table:table-cell>
              <table:table-cell office:value-type="float" office:value="0.907017">
                <text:p>0.907017</text:p>
              </table:table-cell>
              <table:table-cell office:value-type="float" office:value="1.52379">
                <text:p>1.52379</text:p>
              </table:table-cell>
              <table:table-cell office:value-type="float" office:value="0.908211">
                <text:p>0.908211</text:p>
              </table:table-cell>
              <table:table-cell office:value-type="float" office:value="1.73843">
                <text:p>1.73843</text:p>
              </table:table-cell>
              <table:table-cell office:value-type="float" office:value="0.908992">
                <text:p>0.908992</text:p>
              </table:table-cell>
              <table:table-cell office:value-type="float" office:value="1.87515">
                <text:p>1.87515</text:p>
              </table:table-cell>
              <table:table-cell office:value-type="float" office:value="0.90976">
                <text:p>0.90976</text:p>
              </table:table-cell>
              <table:table-cell office:value-type="float" office:value="2.05843">
                <text:p>2.05843</text:p>
              </table:table-cell>
              <table:table-cell office:value-type="float" office:value="0.910516">
                <text:p>0.910516</text:p>
              </table:table-cell>
              <table:table-cell office:value-type="float" office:value="2.30028">
                <text:p>2.300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321">
                <text:p>0.908321</text:p>
              </table:table-cell>
              <table:table-cell office:value-type="float" office:value="0.626853">
                <text:p>0.626853</text:p>
              </table:table-cell>
              <table:table-cell office:value-type="float" office:value="0.909261">
                <text:p>0.909261</text:p>
              </table:table-cell>
              <table:table-cell office:value-type="float" office:value="0.633652">
                <text:p>0.633652</text:p>
              </table:table-cell>
              <table:table-cell office:value-type="float" office:value="0.910191">
                <text:p>0.910191</text:p>
              </table:table-cell>
              <table:table-cell office:value-type="float" office:value="0.705943">
                <text:p>0.705943</text:p>
              </table:table-cell>
              <table:table-cell office:value-type="float" office:value="0.91157">
                <text:p>0.91157</text:p>
              </table:table-cell>
              <table:table-cell office:value-type="float" office:value="0.857275">
                <text:p>0.857275</text:p>
              </table:table-cell>
              <table:table-cell office:value-type="float" office:value="0.912477">
                <text:p>0.912477</text:p>
              </table:table-cell>
              <table:table-cell office:value-type="float" office:value="0.883035">
                <text:p>0.883035</text:p>
              </table:table-cell>
              <table:table-cell office:value-type="float" office:value="0.913374">
                <text:p>0.913374</text:p>
              </table:table-cell>
              <table:table-cell office:value-type="float" office:value="0.977712">
                <text:p>0.977712</text:p>
              </table:table-cell>
              <table:table-cell office:value-type="float" office:value="0.914262">
                <text:p>0.914262</text:p>
              </table:table-cell>
              <table:table-cell office:value-type="float" office:value="1.02476">
                <text:p>1.02476</text:p>
              </table:table-cell>
              <table:table-cell office:value-type="float" office:value="0.915573">
                <text:p>0.915573</text:p>
              </table:table-cell>
              <table:table-cell office:value-type="float" office:value="1.19033">
                <text:p>1.19033</text:p>
              </table:table-cell>
              <table:table-cell office:value-type="float" office:value="0.916434">
                <text:p>0.916434</text:p>
              </table:table-cell>
              <table:table-cell office:value-type="float" office:value="1.30681">
                <text:p>1.30681</text:p>
              </table:table-cell>
              <table:table-cell office:value-type="float" office:value="0.917283">
                <text:p>0.917283</text:p>
              </table:table-cell>
              <table:table-cell office:value-type="float" office:value="1.41952">
                <text:p>1.41952</text:p>
              </table:table-cell>
              <table:table-cell office:value-type="float" office:value="0.918121">
                <text:p>0.918121</text:p>
              </table:table-cell>
              <table:table-cell office:value-type="float" office:value="1.52796">
                <text:p>1.52796</text:p>
              </table:table-cell>
              <table:table-cell office:value-type="float" office:value="0.919356">
                <text:p>0.919356</text:p>
              </table:table-cell>
              <table:table-cell office:value-type="float" office:value="1.74195">
                <text:p>1.74195</text:p>
              </table:table-cell>
              <table:table-cell office:value-type="float" office:value="0.920164">
                <text:p>0.920164</text:p>
              </table:table-cell>
              <table:table-cell office:value-type="float" office:value="1.87819">
                <text:p>1.87819</text:p>
              </table:table-cell>
              <table:table-cell office:value-type="float" office:value="0.920959">
                <text:p>0.920959</text:p>
              </table:table-cell>
              <table:table-cell office:value-type="float" office:value="2.06108">
                <text:p>2.06108</text:p>
              </table:table-cell>
              <table:table-cell office:value-type="float" office:value="0.92174">
                <text:p>0.92174</text:p>
              </table:table-cell>
              <table:table-cell office:value-type="float" office:value="2.30263">
                <text:p>2.302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9099">
                <text:p>0.919099</text:p>
              </table:table-cell>
              <table:table-cell office:value-type="float" office:value="0.639057">
                <text:p>0.639057</text:p>
              </table:table-cell>
              <table:table-cell office:value-type="float" office:value="0.920069">
                <text:p>0.920069</text:p>
              </table:table-cell>
              <table:table-cell office:value-type="float" office:value="0.644301">
                <text:p>0.644301</text:p>
              </table:table-cell>
              <table:table-cell office:value-type="float" office:value="0.921031">
                <text:p>0.921031</text:p>
              </table:table-cell>
              <table:table-cell office:value-type="float" office:value="0.716547">
                <text:p>0.716547</text:p>
              </table:table-cell>
              <table:table-cell office:value-type="float" office:value="0.922455">
                <text:p>0.922455</text:p>
              </table:table-cell>
              <table:table-cell office:value-type="float" office:value="0.86826">
                <text:p>0.86826</text:p>
              </table:table-cell>
              <table:table-cell office:value-type="float" office:value="0.923393">
                <text:p>0.923393</text:p>
              </table:table-cell>
              <table:table-cell office:value-type="float" office:value="0.892704">
                <text:p>0.892704</text:p>
              </table:table-cell>
              <table:table-cell office:value-type="float" office:value="0.92432">
                <text:p>0.92432</text:p>
              </table:table-cell>
              <table:table-cell office:value-type="float" office:value="0.987125">
                <text:p>0.987125</text:p>
              </table:table-cell>
              <table:table-cell office:value-type="float" office:value="0.925237">
                <text:p>0.925237</text:p>
              </table:table-cell>
              <table:table-cell office:value-type="float" office:value="1.03315">
                <text:p>1.03315</text:p>
              </table:table-cell>
              <table:table-cell office:value-type="float" office:value="0.926592">
                <text:p>0.926592</text:p>
              </table:table-cell>
              <table:table-cell office:value-type="float" office:value="1.19819">
                <text:p>1.19819</text:p>
              </table:table-cell>
              <table:table-cell office:value-type="float" office:value="0.927481">
                <text:p>0.927481</text:p>
              </table:table-cell>
              <table:table-cell office:value-type="float" office:value="1.3142">
                <text:p>1.3142</text:p>
              </table:table-cell>
              <table:table-cell office:value-type="float" office:value="0.928359">
                <text:p>0.928359</text:p>
              </table:table-cell>
              <table:table-cell office:value-type="float" office:value="1.42629">
                <text:p>1.42629</text:p>
              </table:table-cell>
              <table:table-cell office:value-type="float" office:value="0.929225">
                <text:p>0.929225</text:p>
              </table:table-cell>
              <table:table-cell office:value-type="float" office:value="1.53402">
                <text:p>1.53402</text:p>
              </table:table-cell>
              <table:table-cell office:value-type="float" office:value="0.930501">
                <text:p>0.930501</text:p>
              </table:table-cell>
              <table:table-cell office:value-type="float" office:value="1.74714">
                <text:p>1.74714</text:p>
              </table:table-cell>
              <table:table-cell office:value-type="float" office:value="0.931336">
                <text:p>0.931336</text:p>
              </table:table-cell>
              <table:table-cell office:value-type="float" office:value="1.88271">
                <text:p>1.88271</text:p>
              </table:table-cell>
              <table:table-cell office:value-type="float" office:value="0.932157">
                <text:p>0.932157</text:p>
              </table:table-cell>
              <table:table-cell office:value-type="float" office:value="2.06508">
                <text:p>2.06508</text:p>
              </table:table-cell>
              <table:table-cell office:value-type="float" office:value="0.932965">
                <text:p>0.932965</text:p>
              </table:table-cell>
              <table:table-cell office:value-type="float" office:value="2.30622">
                <text:p>2.306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76">
                <text:p>0.929876</text:p>
              </table:table-cell>
              <table:table-cell office:value-type="float" office:value="0.655783">
                <text:p>0.655783</text:p>
              </table:table-cell>
              <table:table-cell office:value-type="float" office:value="0.930878">
                <text:p>0.930878</text:p>
              </table:table-cell>
              <table:table-cell office:value-type="float" office:value="0.658908">
                <text:p>0.658908</text:p>
              </table:table-cell>
              <table:table-cell office:value-type="float" office:value="0.931871">
                <text:p>0.931871</text:p>
              </table:table-cell>
              <table:table-cell office:value-type="float" office:value="0.731136">
                <text:p>0.731136</text:p>
              </table:table-cell>
              <table:table-cell office:value-type="float" office:value="0.933341">
                <text:p>0.933341</text:p>
              </table:table-cell>
              <table:table-cell office:value-type="float" office:value="0.883468">
                <text:p>0.883468</text:p>
              </table:table-cell>
              <table:table-cell office:value-type="float" office:value="0.934309">
                <text:p>0.934309</text:p>
              </table:table-cell>
              <table:table-cell office:value-type="float" office:value="0.906138">
                <text:p>0.906138</text:p>
              </table:table-cell>
              <table:table-cell office:value-type="float" office:value="0.935266">
                <text:p>0.935266</text:p>
              </table:table-cell>
              <table:table-cell office:value-type="float" office:value="1.00027">
                <text:p>1.00027</text:p>
              </table:table-cell>
              <table:table-cell office:value-type="float" office:value="0.936212">
                <text:p>0.936212</text:p>
              </table:table-cell>
              <table:table-cell office:value-type="float" office:value="1.04493">
                <text:p>1.04493</text:p>
              </table:table-cell>
              <table:table-cell office:value-type="float" office:value="0.937611">
                <text:p>0.937611</text:p>
              </table:table-cell>
              <table:table-cell office:value-type="float" office:value="1.20934">
                <text:p>1.20934</text:p>
              </table:table-cell>
              <table:table-cell office:value-type="float" office:value="0.938529">
                <text:p>0.938529</text:p>
              </table:table-cell>
              <table:table-cell office:value-type="float" office:value="1.32476">
                <text:p>1.32476</text:p>
              </table:table-cell>
              <table:table-cell office:value-type="float" office:value="0.939435">
                <text:p>0.939435</text:p>
              </table:table-cell>
              <table:table-cell office:value-type="float" office:value="1.43605">
                <text:p>1.43605</text:p>
              </table:table-cell>
              <table:table-cell office:value-type="float" office:value="0.940329">
                <text:p>0.940329</text:p>
              </table:table-cell>
              <table:table-cell office:value-type="float" office:value="1.54282">
                <text:p>1.54282</text:p>
              </table:table-cell>
              <table:table-cell office:value-type="float" office:value="0.941646">
                <text:p>0.941646</text:p>
              </table:table-cell>
              <table:table-cell office:value-type="float" office:value="1.75481">
                <text:p>1.75481</text:p>
              </table:table-cell>
              <table:table-cell office:value-type="float" office:value="0.942508">
                <text:p>0.942508</text:p>
              </table:table-cell>
              <table:table-cell office:value-type="float" office:value="1.88947">
                <text:p>1.88947</text:p>
              </table:table-cell>
              <table:table-cell office:value-type="float" office:value="0.943356">
                <text:p>0.943356</text:p>
              </table:table-cell>
              <table:table-cell office:value-type="float" office:value="2.07113">
                <text:p>2.07113</text:p>
              </table:table-cell>
              <table:table-cell office:value-type="float" office:value="0.94419">
                <text:p>0.94419</text:p>
              </table:table-cell>
              <table:table-cell office:value-type="float" office:value="2.31173">
                <text:p>2.311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653">
                <text:p>0.940653</text:p>
              </table:table-cell>
              <table:table-cell office:value-type="float" office:value="0.67907">
                <text:p>0.67907</text:p>
              </table:table-cell>
              <table:table-cell office:value-type="float" office:value="0.941687">
                <text:p>0.941687</text:p>
              </table:table-cell>
              <table:table-cell office:value-type="float" office:value="0.679219">
                <text:p>0.679219</text:p>
              </table:table-cell>
              <table:table-cell office:value-type="float" office:value="0.94271">
                <text:p>0.94271</text:p>
              </table:table-cell>
              <table:table-cell office:value-type="float" office:value="0.751459">
                <text:p>0.751459</text:p>
              </table:table-cell>
              <table:table-cell office:value-type="float" office:value="0.944227">
                <text:p>0.944227</text:p>
              </table:table-cell>
              <table:table-cell office:value-type="float" office:value="0.904756">
                <text:p>0.904756</text:p>
              </table:table-cell>
              <table:table-cell office:value-type="float" office:value="0.945225">
                <text:p>0.945225</text:p>
              </table:table-cell>
              <table:table-cell office:value-type="float" office:value="0.924984">
                <text:p>0.924984</text:p>
              </table:table-cell>
              <table:table-cell office:value-type="float" office:value="0.946212">
                <text:p>0.946212</text:p>
              </table:table-cell>
              <table:table-cell office:value-type="float" office:value="1.0188">
                <text:p>1.0188</text:p>
              </table:table-cell>
              <table:table-cell office:value-type="float" office:value="0.947188">
                <text:p>0.947188</text:p>
              </table:table-cell>
              <table:table-cell office:value-type="float" office:value="1.06161">
                <text:p>1.06161</text:p>
              </table:table-cell>
              <table:table-cell office:value-type="float" office:value="0.94863">
                <text:p>0.94863</text:p>
              </table:table-cell>
              <table:table-cell office:value-type="float" office:value="1.22526">
                <text:p>1.22526</text:p>
              </table:table-cell>
              <table:table-cell office:value-type="float" office:value="0.949577">
                <text:p>0.949577</text:p>
              </table:table-cell>
              <table:table-cell office:value-type="float" office:value="1.33994">
                <text:p>1.33994</text:p>
              </table:table-cell>
              <table:table-cell office:value-type="float" office:value="0.950512">
                <text:p>0.950512</text:p>
              </table:table-cell>
              <table:table-cell office:value-type="float" office:value="1.45018">
                <text:p>1.45018</text:p>
              </table:table-cell>
              <table:table-cell office:value-type="float" office:value="0.951433">
                <text:p>0.951433</text:p>
              </table:table-cell>
              <table:table-cell office:value-type="float" office:value="1.55569">
                <text:p>1.55569</text:p>
              </table:table-cell>
              <table:table-cell office:value-type="float" office:value="0.952792">
                <text:p>0.952792</text:p>
              </table:table-cell>
              <table:table-cell office:value-type="float" office:value="1.76618">
                <text:p>1.76618</text:p>
              </table:table-cell>
              <table:table-cell office:value-type="float" office:value="0.95368">
                <text:p>0.95368</text:p>
              </table:table-cell>
              <table:table-cell office:value-type="float" office:value="1.89959">
                <text:p>1.89959</text:p>
              </table:table-cell>
              <table:table-cell office:value-type="float" office:value="0.954554">
                <text:p>0.954554</text:p>
              </table:table-cell>
              <table:table-cell office:value-type="float" office:value="2.08031">
                <text:p>2.08031</text:p>
              </table:table-cell>
              <table:table-cell office:value-type="float" office:value="0.955414">
                <text:p>0.955414</text:p>
              </table:table-cell>
              <table:table-cell office:value-type="float" office:value="2.32019">
                <text:p>2.32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1431">
                <text:p>0.951431</text:p>
              </table:table-cell>
              <table:table-cell office:value-type="float" office:value="0.712204">
                <text:p>0.712204</text:p>
              </table:table-cell>
              <table:table-cell office:value-type="float" office:value="0.952495">
                <text:p>0.952495</text:p>
              </table:table-cell>
              <table:table-cell office:value-type="float" office:value="0.708007">
                <text:p>0.708007</text:p>
              </table:table-cell>
              <table:table-cell office:value-type="float" office:value="0.95355">
                <text:p>0.95355</text:p>
              </table:table-cell>
              <table:table-cell office:value-type="float" office:value="0.780271">
                <text:p>0.780271</text:p>
              </table:table-cell>
              <table:table-cell office:value-type="float" office:value="0.955112">
                <text:p>0.955112</text:p>
              </table:table-cell>
              <table:table-cell office:value-type="float" office:value="0.935021">
                <text:p>0.935021</text:p>
              </table:table-cell>
              <table:table-cell office:value-type="float" office:value="0.95614">
                <text:p>0.95614</text:p>
              </table:table-cell>
              <table:table-cell office:value-type="float" office:value="0.951788">
                <text:p>0.951788</text:p>
              </table:table-cell>
              <table:table-cell office:value-type="float" office:value="0.957158">
                <text:p>0.957158</text:p>
              </table:table-cell>
              <table:table-cell office:value-type="float" office:value="1.04523">
                <text:p>1.04523</text:p>
              </table:table-cell>
              <table:table-cell office:value-type="float" office:value="0.958163">
                <text:p>0.958163</text:p>
              </table:table-cell>
              <table:table-cell office:value-type="float" office:value="1.08546">
                <text:p>1.08546</text:p>
              </table:table-cell>
              <table:table-cell office:value-type="float" office:value="0.959649">
                <text:p>0.959649</text:p>
              </table:table-cell>
              <table:table-cell office:value-type="float" office:value="1.24821">
                <text:p>1.24821</text:p>
              </table:table-cell>
              <table:table-cell office:value-type="float" office:value="0.960625">
                <text:p>0.960625</text:p>
              </table:table-cell>
              <table:table-cell office:value-type="float" office:value="1.36195">
                <text:p>1.36195</text:p>
              </table:table-cell>
              <table:table-cell office:value-type="float" office:value="0.961588">
                <text:p>0.961588</text:p>
              </table:table-cell>
              <table:table-cell office:value-type="float" office:value="1.47081">
                <text:p>1.47081</text:p>
              </table:table-cell>
              <table:table-cell office:value-type="float" office:value="0.962537">
                <text:p>0.962537</text:p>
              </table:table-cell>
              <table:table-cell office:value-type="float" office:value="1.5746">
                <text:p>1.5746</text:p>
              </table:table-cell>
              <table:table-cell office:value-type="float" office:value="0.963937">
                <text:p>0.963937</text:p>
              </table:table-cell>
              <table:table-cell office:value-type="float" office:value="1.78311">
                <text:p>1.78311</text:p>
              </table:table-cell>
              <table:table-cell office:value-type="float" office:value="0.964852">
                <text:p>0.964852</text:p>
              </table:table-cell>
              <table:table-cell office:value-type="float" office:value="1.91482">
                <text:p>1.91482</text:p>
              </table:table-cell>
              <table:table-cell office:value-type="float" office:value="0.965753">
                <text:p>0.965753</text:p>
              </table:table-cell>
              <table:table-cell office:value-type="float" office:value="2.09426">
                <text:p>2.09426</text:p>
              </table:table-cell>
              <table:table-cell office:value-type="float" office:value="0.966639">
                <text:p>0.966639</text:p>
              </table:table-cell>
              <table:table-cell office:value-type="float" office:value="2.33323">
                <text:p>2.33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2208">
                <text:p>0.962208</text:p>
              </table:table-cell>
              <table:table-cell office:value-type="float" office:value="0.760841">
                <text:p>0.760841</text:p>
              </table:table-cell>
              <table:table-cell office:value-type="float" office:value="0.963304">
                <text:p>0.963304</text:p>
              </table:table-cell>
              <table:table-cell office:value-type="float" office:value="0.749931">
                <text:p>0.749931</text:p>
              </table:table-cell>
              <table:table-cell office:value-type="float" office:value="0.96439">
                <text:p>0.96439</text:p>
              </table:table-cell>
              <table:table-cell office:value-type="float" office:value="0.822144">
                <text:p>0.822144</text:p>
              </table:table-cell>
              <table:table-cell office:value-type="float" office:value="0.965998">
                <text:p>0.965998</text:p>
              </table:table-cell>
              <table:table-cell office:value-type="float" office:value="0.979014">
                <text:p>0.979014</text:p>
              </table:table-cell>
              <table:table-cell office:value-type="float" office:value="0.967056">
                <text:p>0.967056</text:p>
              </table:table-cell>
              <table:table-cell office:value-type="float" office:value="0.990656">
                <text:p>0.990656</text:p>
              </table:table-cell>
              <table:table-cell office:value-type="float" office:value="0.968103">
                <text:p>0.968103</text:p>
              </table:table-cell>
              <table:table-cell office:value-type="float" office:value="1.08361">
                <text:p>1.08361</text:p>
              </table:table-cell>
              <table:table-cell office:value-type="float" office:value="0.969139">
                <text:p>0.969139</text:p>
              </table:table-cell>
              <table:table-cell office:value-type="float" office:value="1.12012">
                <text:p>1.12012</text:p>
              </table:table-cell>
              <table:table-cell office:value-type="float" office:value="0.970668">
                <text:p>0.970668</text:p>
              </table:table-cell>
              <table:table-cell office:value-type="float" office:value="1.28173">
                <text:p>1.28173</text:p>
              </table:table-cell>
              <table:table-cell office:value-type="float" office:value="0.971673">
                <text:p>0.971673</text:p>
              </table:table-cell>
              <table:table-cell office:value-type="float" office:value="1.39424">
                <text:p>1.39424</text:p>
              </table:table-cell>
              <table:table-cell office:value-type="float" office:value="0.972664">
                <text:p>0.972664</text:p>
              </table:table-cell>
              <table:table-cell office:value-type="float" office:value="1.50124">
                <text:p>1.50124</text:p>
              </table:table-cell>
              <table:table-cell office:value-type="float" office:value="0.973642">
                <text:p>0.973642</text:p>
              </table:table-cell>
              <table:table-cell office:value-type="float" office:value="1.60267">
                <text:p>1.60267</text:p>
              </table:table-cell>
              <table:table-cell office:value-type="float" office:value="0.975082">
                <text:p>0.975082</text:p>
              </table:table-cell>
              <table:table-cell office:value-type="float" office:value="1.80853">
                <text:p>1.80853</text:p>
              </table:table-cell>
              <table:table-cell office:value-type="float" office:value="0.976024">
                <text:p>0.976024</text:p>
              </table:table-cell>
              <table:table-cell office:value-type="float" office:value="1.93789">
                <text:p>1.93789</text:p>
              </table:table-cell>
              <table:table-cell office:value-type="float" office:value="0.976952">
                <text:p>0.976952</text:p>
              </table:table-cell>
              <table:table-cell office:value-type="float" office:value="2.11562">
                <text:p>2.11562</text:p>
              </table:table-cell>
              <table:table-cell office:value-type="float" office:value="0.977864">
                <text:p>0.977864</text:p>
              </table:table-cell>
              <table:table-cell office:value-type="float" office:value="2.35341">
                <text:p>2.353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2985">
                <text:p>0.972985</text:p>
              </table:table-cell>
              <table:table-cell office:value-type="float" office:value="0.835603">
                <text:p>0.835603</text:p>
              </table:table-cell>
              <table:table-cell office:value-type="float" office:value="0.974113">
                <text:p>0.974113</text:p>
              </table:table-cell>
              <table:table-cell office:value-type="float" office:value="0.813467">
                <text:p>0.813467</text:p>
              </table:table-cell>
              <table:table-cell office:value-type="float" office:value="0.975229">
                <text:p>0.975229</text:p>
              </table:table-cell>
              <table:table-cell office:value-type="float" office:value="0.885251">
                <text:p>0.885251</text:p>
              </table:table-cell>
              <table:table-cell office:value-type="float" office:value="0.976884">
                <text:p>0.976884</text:p>
              </table:table-cell>
              <table:table-cell office:value-type="float" office:value="1.04507">
                <text:p>1.04507</text:p>
              </table:table-cell>
              <table:table-cell office:value-type="float" office:value="0.977972">
                <text:p>0.977972</text:p>
              </table:table-cell>
              <table:table-cell office:value-type="float" office:value="1.04864">
                <text:p>1.04864</text:p>
              </table:table-cell>
              <table:table-cell office:value-type="float" office:value="0.979049">
                <text:p>0.979049</text:p>
              </table:table-cell>
              <table:table-cell office:value-type="float" office:value="1.1408">
                <text:p>1.1408</text:p>
              </table:table-cell>
              <table:table-cell office:value-type="float" office:value="0.980114">
                <text:p>0.980114</text:p>
              </table:table-cell>
              <table:table-cell office:value-type="float" office:value="1.17164">
                <text:p>1.17164</text:p>
              </table:table-cell>
              <table:table-cell office:value-type="float" office:value="0.981688">
                <text:p>0.981688</text:p>
              </table:table-cell>
              <table:table-cell office:value-type="float" office:value="1.33167">
                <text:p>1.33167</text:p>
              </table:table-cell>
              <table:table-cell office:value-type="float" office:value="0.98272">
                <text:p>0.98272</text:p>
              </table:table-cell>
              <table:table-cell office:value-type="float" office:value="1.44248">
                <text:p>1.44248</text:p>
              </table:table-cell>
              <table:table-cell office:value-type="float" office:value="0.98374">
                <text:p>0.98374</text:p>
              </table:table-cell>
              <table:table-cell office:value-type="float" office:value="1.54683">
                <text:p>1.54683</text:p>
              </table:table-cell>
              <table:table-cell office:value-type="float" office:value="0.984746">
                <text:p>0.984746</text:p>
              </table:table-cell>
              <table:table-cell office:value-type="float" office:value="1.64491">
                <text:p>1.64491</text:p>
              </table:table-cell>
              <table:table-cell office:value-type="float" office:value="0.986227">
                <text:p>0.986227</text:p>
              </table:table-cell>
              <table:table-cell office:value-type="float" office:value="1.84715">
                <text:p>1.84715</text:p>
              </table:table-cell>
              <table:table-cell office:value-type="float" office:value="0.987196">
                <text:p>0.987196</text:p>
              </table:table-cell>
              <table:table-cell office:value-type="float" office:value="1.97318">
                <text:p>1.97318</text:p>
              </table:table-cell>
              <table:table-cell office:value-type="float" office:value="0.98815">
                <text:p>0.98815</text:p>
              </table:table-cell>
              <table:table-cell office:value-type="float" office:value="2.1486">
                <text:p>2.1486</text:p>
              </table:table-cell>
              <table:table-cell office:value-type="float" office:value="0.989088">
                <text:p>0.989088</text:p>
              </table:table-cell>
              <table:table-cell office:value-type="float" office:value="2.38489">
                <text:p>2.38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3763">
                <text:p>0.983763</text:p>
              </table:table-cell>
              <table:table-cell office:value-type="float" office:value="0.95907">
                <text:p>0.95907</text:p>
              </table:table-cell>
              <table:table-cell office:value-type="float" office:value="0.984921">
                <text:p>0.984921</text:p>
              </table:table-cell>
              <table:table-cell office:value-type="float" office:value="0.91581">
                <text:p>0.91581</text:p>
              </table:table-cell>
              <table:table-cell office:value-type="float" office:value="0.986069">
                <text:p>0.986069</text:p>
              </table:table-cell>
              <table:table-cell office:value-type="float" office:value="0.985762">
                <text:p>0.985762</text:p>
              </table:table-cell>
              <table:table-cell office:value-type="float" office:value="0.987769">
                <text:p>0.987769</text:p>
              </table:table-cell>
              <table:table-cell office:value-type="float" office:value="1.14922">
                <text:p>1.14922</text:p>
              </table:table-cell>
              <table:table-cell office:value-type="float" office:value="0.988888">
                <text:p>0.988888</text:p>
              </table:table-cell>
              <table:table-cell office:value-type="float" office:value="1.13889">
                <text:p>1.13889</text:p>
              </table:table-cell>
              <table:table-cell office:value-type="float" office:value="0.989995">
                <text:p>0.989995</text:p>
              </table:table-cell>
              <table:table-cell office:value-type="float" office:value="1.22937">
                <text:p>1.22937</text:p>
              </table:table-cell>
              <table:table-cell office:value-type="float" office:value="0.991089">
                <text:p>0.991089</text:p>
              </table:table-cell>
              <table:table-cell office:value-type="float" office:value="1.25088">
                <text:p>1.25088</text:p>
              </table:table-cell>
              <table:table-cell office:value-type="float" office:value="0.992707">
                <text:p>0.992707</text:p>
              </table:table-cell>
              <table:table-cell office:value-type="float" office:value="1.4083">
                <text:p>1.4083</text:p>
              </table:table-cell>
              <table:table-cell office:value-type="float" office:value="0.993768">
                <text:p>0.993768</text:p>
              </table:table-cell>
              <table:table-cell office:value-type="float" office:value="1.51646">
                <text:p>1.51646</text:p>
              </table:table-cell>
              <table:table-cell office:value-type="float" office:value="0.994816">
                <text:p>0.994816</text:p>
              </table:table-cell>
              <table:table-cell office:value-type="float" office:value="1.6168">
                <text:p>1.6168</text:p>
              </table:table-cell>
              <table:table-cell office:value-type="float" office:value="0.99585">
                <text:p>0.99585</text:p>
              </table:table-cell>
              <table:table-cell office:value-type="float" office:value="1.70983">
                <text:p>1.70983</text:p>
              </table:table-cell>
              <table:table-cell office:value-type="float" office:value="0.997372">
                <text:p>0.997372</text:p>
              </table:table-cell>
              <table:table-cell office:value-type="float" office:value="1.90683">
                <text:p>1.90683</text:p>
              </table:table-cell>
              <table:table-cell office:value-type="float" office:value="0.998369">
                <text:p>0.998369</text:p>
              </table:table-cell>
              <table:table-cell office:value-type="float" office:value="2.02803">
                <text:p>2.02803</text:p>
              </table:table-cell>
              <table:table-cell office:value-type="float" office:value="0.999349">
                <text:p>0.999349</text:p>
              </table:table-cell>
              <table:table-cell office:value-type="float" office:value="2.2002">
                <text:p>2.2002</text:p>
              </table:table-cell>
              <table:table-cell office:value-type="float" office:value="1.00031">
                <text:p>1.00031</text:p>
              </table:table-cell>
              <table:table-cell office:value-type="float" office:value="2.4346">
                <text:p>2.43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54">
                <text:p>0.99454</text:p>
              </table:table-cell>
              <table:table-cell office:value-type="float" office:value="1.1893">
                <text:p>1.1893</text:p>
              </table:table-cell>
              <table:table-cell office:value-type="float" office:value="0.99573">
                <text:p>0.99573</text:p>
              </table:table-cell>
              <table:table-cell office:value-type="float" office:value="1.09802">
                <text:p>1.09802</text:p>
              </table:table-cell>
              <table:table-cell office:value-type="float" office:value="0.996909">
                <text:p>0.996909</text:p>
              </table:table-cell>
              <table:table-cell office:value-type="float" office:value="1.16084">
                <text:p>1.16084</text:p>
              </table:table-cell>
              <table:table-cell office:value-type="float" office:value="0.998655">
                <text:p>0.998655</text:p>
              </table:table-cell>
              <table:table-cell office:value-type="float" office:value="1.32686">
                <text:p>1.32686</text:p>
              </table:table-cell>
              <table:table-cell office:value-type="float" office:value="0.999804">
                <text:p>0.999804</text:p>
              </table:table-cell>
              <table:table-cell office:value-type="float" office:value="1.28912">
                <text:p>1.28912</text:p>
              </table:table-cell>
              <table:table-cell office:value-type="float" office:value="1.00094">
                <text:p>1.00094</text:p>
              </table:table-cell>
              <table:table-cell office:value-type="float" office:value="1.37514">
                <text:p>1.37514</text:p>
              </table:table-cell>
              <table:table-cell office:value-type="float" office:value="1.00206">
                <text:p>1.00206</text:p>
              </table:table-cell>
              <table:table-cell office:value-type="float" office:value="1.37934">
                <text:p>1.37934</text:p>
              </table:table-cell>
              <table:table-cell office:value-type="float" office:value="1.00373">
                <text:p>1.00373</text:p>
              </table:table-cell>
              <table:table-cell office:value-type="float" office:value="1.53133">
                <text:p>1.53133</text:p>
              </table:table-cell>
              <table:table-cell office:value-type="float" office:value="1.00482">
                <text:p>1.00482</text:p>
              </table:table-cell>
              <table:table-cell office:value-type="float" office:value="1.63468">
                <text:p>1.63468</text:p>
              </table:table-cell>
              <table:table-cell office:value-type="float" office:value="1.00589">
                <text:p>1.00589</text:p>
              </table:table-cell>
              <table:table-cell office:value-type="float" office:value="1.72818">
                <text:p>1.72818</text:p>
              </table:table-cell>
              <table:table-cell office:value-type="float" office:value="1.00695">
                <text:p>1.00695</text:p>
              </table:table-cell>
              <table:table-cell office:value-type="float" office:value="1.81291">
                <text:p>1.81291</text:p>
              </table:table-cell>
              <table:table-cell office:value-type="float" office:value="1.00852">
                <text:p>1.00852</text:p>
              </table:table-cell>
              <table:table-cell office:value-type="float" office:value="2.00167">
                <text:p>2.00167</text:p>
              </table:table-cell>
              <table:table-cell office:value-type="float" office:value="1.00954">
                <text:p>1.00954</text:p>
              </table:table-cell>
              <table:table-cell office:value-type="float" office:value="2.11532">
                <text:p>2.11532</text:p>
              </table:table-cell>
              <table:table-cell office:value-type="float" office:value="1.01055">
                <text:p>1.01055</text:p>
              </table:table-cell>
              <table:table-cell office:value-type="float" office:value="2.2827">
                <text:p>2.2827</text:p>
              </table:table-cell>
              <table:table-cell office:value-type="float" office:value="1.01154">
                <text:p>1.01154</text:p>
              </table:table-cell>
              <table:table-cell office:value-type="float" office:value="2.51461">
                <text:p>2.514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32">
                <text:p>1.00532</text:p>
              </table:table-cell>
              <table:table-cell office:value-type="float" office:value="1.73492">
                <text:p>1.73492</text:p>
              </table:table-cell>
              <table:table-cell office:value-type="float" office:value="1.00654">
                <text:p>1.00654</text:p>
              </table:table-cell>
              <table:table-cell office:value-type="float" office:value="1.48872">
                <text:p>1.48872</text:p>
              </table:table-cell>
              <table:table-cell office:value-type="float" office:value="1.00775">
                <text:p>1.00775</text:p>
              </table:table-cell>
              <table:table-cell office:value-type="float" office:value="1.5193">
                <text:p>1.5193</text:p>
              </table:table-cell>
              <table:table-cell office:value-type="float" office:value="1.00954">
                <text:p>1.00954</text:p>
              </table:table-cell>
              <table:table-cell office:value-type="float" office:value="1.67458">
                <text:p>1.67458</text:p>
              </table:table-cell>
              <table:table-cell office:value-type="float" office:value="1.01072">
                <text:p>1.01072</text:p>
              </table:table-cell>
              <table:table-cell office:value-type="float" office:value="1.56941">
                <text:p>1.56941</text:p>
              </table:table-cell>
              <table:table-cell office:value-type="float" office:value="1.01189">
                <text:p>1.01189</text:p>
              </table:table-cell>
              <table:table-cell office:value-type="float" office:value="1.64074">
                <text:p>1.64074</text:p>
              </table:table-cell>
              <table:table-cell office:value-type="float" office:value="1.01304">
                <text:p>1.01304</text:p>
              </table:table-cell>
              <table:table-cell office:value-type="float" office:value="1.60656">
                <text:p>1.60656</text:p>
              </table:table-cell>
              <table:table-cell office:value-type="float" office:value="1.01474">
                <text:p>1.01474</text:p>
              </table:table-cell>
              <table:table-cell office:value-type="float" office:value="1.74408">
                <text:p>1.74408</text:p>
              </table:table-cell>
              <table:table-cell office:value-type="float" office:value="1.01586">
                <text:p>1.01586</text:p>
              </table:table-cell>
              <table:table-cell office:value-type="float" office:value="1.83659">
                <text:p>1.83659</text:p>
              </table:table-cell>
              <table:table-cell office:value-type="float" office:value="1.01697">
                <text:p>1.01697</text:p>
              </table:table-cell>
              <table:table-cell office:value-type="float" office:value="1.91629">
                <text:p>1.91629</text:p>
              </table:table-cell>
              <table:table-cell office:value-type="float" office:value="1.01806">
                <text:p>1.01806</text:p>
              </table:table-cell>
              <table:table-cell office:value-type="float" office:value="1.98532">
                <text:p>1.98532</text:p>
              </table:table-cell>
              <table:table-cell office:value-type="float" office:value="1.01966">
                <text:p>1.01966</text:p>
              </table:table-cell>
              <table:table-cell office:value-type="float" office:value="2.1591">
                <text:p>2.1591</text:p>
              </table:table-cell>
              <table:table-cell office:value-type="float" office:value="1.02071">
                <text:p>1.02071</text:p>
              </table:table-cell>
              <table:table-cell office:value-type="float" office:value="2.25975">
                <text:p>2.25975</text:p>
              </table:table-cell>
              <table:table-cell office:value-type="float" office:value="1.02175">
                <text:p>1.02175</text:p>
              </table:table-cell>
              <table:table-cell office:value-type="float" office:value="2.41921">
                <text:p>2.41921</text:p>
              </table:table-cell>
              <table:table-cell office:value-type="float" office:value="1.02276">
                <text:p>1.02276</text:p>
              </table:table-cell>
              <table:table-cell office:value-type="float" office:value="2.64741">
                <text:p>2.647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9">
                <text:p>1.01609</text:p>
              </table:table-cell>
              <table:table-cell office:value-type="float" office:value="4.34887">
                <text:p>4.34887</text:p>
              </table:table-cell>
              <table:table-cell office:value-type="float" office:value="1.01735">
                <text:p>1.01735</text:p>
              </table:table-cell>
              <table:table-cell office:value-type="float" office:value="2.80535">
                <text:p>2.80535</text:p>
              </table:table-cell>
              <table:table-cell office:value-type="float" office:value="1.01859">
                <text:p>1.01859</text:p>
              </table:table-cell>
              <table:table-cell office:value-type="float" office:value="2.57587">
                <text:p>2.57587</text:p>
              </table:table-cell>
              <table:table-cell office:value-type="float" office:value="1.02043">
                <text:p>1.02043</text:p>
              </table:table-cell>
              <table:table-cell office:value-type="float" office:value="2.58436">
                <text:p>2.58436</text:p>
              </table:table-cell>
              <table:table-cell office:value-type="float" office:value="1.02164">
                <text:p>1.02164</text:p>
              </table:table-cell>
              <table:table-cell office:value-type="float" office:value="2.2242">
                <text:p>2.2242</text:p>
              </table:table-cell>
              <table:table-cell office:value-type="float" office:value="1.02283">
                <text:p>1.02283</text:p>
              </table:table-cell>
              <table:table-cell office:value-type="float" office:value="2.2283">
                <text:p>2.2283</text:p>
              </table:table-cell>
              <table:table-cell office:value-type="float" office:value="1.02402">
                <text:p>1.02402</text:p>
              </table:table-cell>
              <table:table-cell office:value-type="float" office:value="2.07795">
                <text:p>2.07795</text:p>
              </table:table-cell>
              <table:table-cell office:value-type="float" office:value="1.02576">
                <text:p>1.02576</text:p>
              </table:table-cell>
              <table:table-cell office:value-type="float" office:value="2.16389">
                <text:p>2.16389</text:p>
              </table:table-cell>
              <table:table-cell office:value-type="float" office:value="1.02691">
                <text:p>1.02691</text:p>
              </table:table-cell>
              <table:table-cell office:value-type="float" office:value="2.22397">
                <text:p>2.22397</text:p>
              </table:table-cell>
              <table:table-cell office:value-type="float" office:value="1.02804">
                <text:p>1.02804</text:p>
              </table:table-cell>
              <table:table-cell office:value-type="float" office:value="2.26805">
                <text:p>2.26805</text:p>
              </table:table-cell>
              <table:table-cell office:value-type="float" office:value="1.02916">
                <text:p>1.02916</text:p>
              </table:table-cell>
              <table:table-cell office:value-type="float" office:value="2.30048">
                <text:p>2.30048</text:p>
              </table:table-cell>
              <table:table-cell office:value-type="float" office:value="1.03081">
                <text:p>1.03081</text:p>
              </table:table-cell>
              <table:table-cell office:value-type="float" office:value="2.44053">
                <text:p>2.44053</text:p>
              </table:table-cell>
              <table:table-cell office:value-type="float" office:value="1.03188">
                <text:p>1.03188</text:p>
              </table:table-cell>
              <table:table-cell office:value-type="float" office:value="2.51468">
                <text:p>2.51468</text:p>
              </table:table-cell>
              <table:table-cell office:value-type="float" office:value="1.03294">
                <text:p>1.03294</text:p>
              </table:table-cell>
              <table:table-cell office:value-type="float" office:value="2.65844">
                <text:p>2.65844</text:p>
              </table:table-cell>
              <table:table-cell office:value-type="float" office:value="1.03399">
                <text:p>1.03399</text:p>
              </table:table-cell>
              <table:table-cell office:value-type="float" office:value="2.87954">
                <text:p>2.879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687">
                <text:p>1.02687</text:p>
              </table:table-cell>
              <table:table-cell office:value-type="float" office:value="-4.46535">
                <text:p>-4.46535</text:p>
              </table:table-cell>
              <table:table-cell office:value-type="float" office:value="1.02816">
                <text:p>1.02816</text:p>
              </table:table-cell>
              <table:table-cell office:value-type="float" office:value="885.894">
                <text:p>885.894</text:p>
              </table:table-cell>
              <table:table-cell office:value-type="float" office:value="1.02943">
                <text:p>1.02943</text:p>
              </table:table-cell>
              <table:table-cell office:value-type="float" office:value="33.7998">
                <text:p>33.7998</text:p>
              </table:table-cell>
              <table:table-cell office:value-type="float" office:value="1.03131">
                <text:p>1.03131</text:p>
              </table:table-cell>
              <table:table-cell office:value-type="float" office:value="9.56505">
                <text:p>9.56505</text:p>
              </table:table-cell>
              <table:table-cell office:value-type="float" office:value="1.03255">
                <text:p>1.03255</text:p>
              </table:table-cell>
              <table:table-cell office:value-type="float" office:value="5.11205">
                <text:p>5.11205</text:p>
              </table:table-cell>
              <table:table-cell office:value-type="float" office:value="1.03378">
                <text:p>1.03378</text:p>
              </table:table-cell>
              <table:table-cell office:value-type="float" office:value="4.35987">
                <text:p>4.35987</text:p>
              </table:table-cell>
              <table:table-cell office:value-type="float" office:value="1.03499">
                <text:p>1.03499</text:p>
              </table:table-cell>
              <table:table-cell office:value-type="float" office:value="3.48694">
                <text:p>3.48694</text:p>
              </table:table-cell>
              <table:table-cell office:value-type="float" office:value="1.03678">
                <text:p>1.03678</text:p>
              </table:table-cell>
              <table:table-cell office:value-type="float" office:value="3.2594">
                <text:p>3.2594</text:p>
              </table:table-cell>
              <table:table-cell office:value-type="float" office:value="1.03796">
                <text:p>1.03796</text:p>
              </table:table-cell>
              <table:table-cell office:value-type="float" office:value="3.16551">
                <text:p>3.16551</text:p>
              </table:table-cell>
              <table:table-cell office:value-type="float" office:value="1.03912">
                <text:p>1.03912</text:p>
              </table:table-cell>
              <table:table-cell office:value-type="float" office:value="3.07139">
                <text:p>3.07139</text:p>
              </table:table-cell>
              <table:table-cell office:value-type="float" office:value="1.04027">
                <text:p>1.04027</text:p>
              </table:table-cell>
              <table:table-cell office:value-type="float" office:value="2.98254">
                <text:p>2.98254</text:p>
              </table:table-cell>
              <table:table-cell office:value-type="float" office:value="1.04195">
                <text:p>1.04195</text:p>
              </table:table-cell>
              <table:table-cell office:value-type="float" office:value="3.01714">
                <text:p>3.01714</text:p>
              </table:table-cell>
              <table:table-cell office:value-type="float" office:value="1.04306">
                <text:p>1.04306</text:p>
              </table:table-cell>
              <table:table-cell office:value-type="float" office:value="3.02065">
                <text:p>3.02065</text:p>
              </table:table-cell>
              <table:table-cell office:value-type="float" office:value="1.04414">
                <text:p>1.04414</text:p>
              </table:table-cell>
              <table:table-cell office:value-type="float" office:value="3.1232">
                <text:p>3.1232</text:p>
              </table:table-cell>
              <table:table-cell office:value-type="float" office:value="1.04521">
                <text:p>1.04521</text:p>
              </table:table-cell>
              <table:table-cell office:value-type="float" office:value="3.32448">
                <text:p>3.324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765">
                <text:p>1.03765</text:p>
              </table:table-cell>
              <table:table-cell office:value-type="float" office:value="-1.2216">
                <text:p>-1.2216</text:p>
              </table:table-cell>
              <table:table-cell office:value-type="float" office:value="1.03896">
                <text:p>1.03896</text:p>
              </table:table-cell>
              <table:table-cell office:value-type="float" office:value="-1.64513">
                <text:p>-1.64513</text:p>
              </table:table-cell>
              <table:table-cell office:value-type="float" office:value="1.04027">
                <text:p>1.04027</text:p>
              </table:table-cell>
              <table:table-cell office:value-type="float" office:value="-2.23809">
                <text:p>-2.23809</text:p>
              </table:table-cell>
              <table:table-cell office:value-type="float" office:value="1.0422">
                <text:p>1.0422</text:p>
              </table:table-cell>
              <table:table-cell office:value-type="float" office:value="-3.63898">
                <text:p>-3.63898</text:p>
              </table:table-cell>
              <table:table-cell office:value-type="float" office:value="1.04347">
                <text:p>1.04347</text:p>
              </table:table-cell>
              <table:table-cell office:value-type="float" office:value="-6.74434">
                <text:p>-6.74434</text:p>
              </table:table-cell>
              <table:table-cell office:value-type="float" office:value="1.04472">
                <text:p>1.04472</text:p>
              </table:table-cell>
              <table:table-cell office:value-type="float" office:value="2013.53">
                <text:p>2013.53</text:p>
              </table:table-cell>
              <table:table-cell office:value-type="float" office:value="1.04597">
                <text:p>1.04597</text:p>
              </table:table-cell>
              <table:table-cell office:value-type="float" office:value="52.6731">
                <text:p>52.6731</text:p>
              </table:table-cell>
              <table:table-cell office:value-type="float" office:value="1.0478">
                <text:p>1.0478</text:p>
              </table:table-cell>
              <table:table-cell office:value-type="float" office:value="11.1217">
                <text:p>11.1217</text:p>
              </table:table-cell>
              <table:table-cell office:value-type="float" office:value="1.04901">
                <text:p>1.04901</text:p>
              </table:table-cell>
              <table:table-cell office:value-type="float" office:value="7.85508">
                <text:p>7.85508</text:p>
              </table:table-cell>
              <table:table-cell office:value-type="float" office:value="1.0502">
                <text:p>1.0502</text:p>
              </table:table-cell>
              <table:table-cell office:value-type="float" office:value="6.20091">
                <text:p>6.20091</text:p>
              </table:table-cell>
              <table:table-cell office:value-type="float" office:value="1.05137">
                <text:p>1.05137</text:p>
              </table:table-cell>
              <table:table-cell office:value-type="float" office:value="5.20613">
                <text:p>5.20613</text:p>
              </table:table-cell>
              <table:table-cell office:value-type="float" office:value="1.0531">
                <text:p>1.0531</text:p>
              </table:table-cell>
              <table:table-cell office:value-type="float" office:value="4.61618">
                <text:p>4.61618</text:p>
              </table:table-cell>
              <table:table-cell office:value-type="float" office:value="1.05423">
                <text:p>1.05423</text:p>
              </table:table-cell>
              <table:table-cell office:value-type="float" office:value="4.3075">
                <text:p>4.3075</text:p>
              </table:table-cell>
              <table:table-cell office:value-type="float" office:value="1.05534">
                <text:p>1.05534</text:p>
              </table:table-cell>
              <table:table-cell office:value-type="float" office:value="4.23814">
                <text:p>4.23814</text:p>
              </table:table-cell>
              <table:table-cell office:value-type="float" office:value="1.05644">
                <text:p>1.05644</text:p>
              </table:table-cell>
              <table:table-cell office:value-type="float" office:value="4.35059">
                <text:p>4.35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843">
                <text:p>1.04843</text:p>
              </table:table-cell>
              <table:table-cell office:value-type="float" office:value="-0.62591">
                <text:p>-0.62591</text:p>
              </table:table-cell>
              <table:table-cell office:value-type="float" office:value="1.04977">
                <text:p>1.04977</text:p>
              </table:table-cell>
              <table:table-cell office:value-type="float" office:value="-0.751134">
                <text:p>-0.751134</text:p>
              </table:table-cell>
              <table:table-cell office:value-type="float" office:value="1.05111">
                <text:p>1.05111</text:p>
              </table:table-cell>
              <table:table-cell office:value-type="float" office:value="-0.926235">
                <text:p>-0.926235</text:p>
              </table:table-cell>
              <table:table-cell office:value-type="float" office:value="1.05308">
                <text:p>1.05308</text:p>
              </table:table-cell>
              <table:table-cell office:value-type="float" office:value="-1.27487">
                <text:p>-1.27487</text:p>
              </table:table-cell>
              <table:table-cell office:value-type="float" office:value="1.05438">
                <text:p>1.05438</text:p>
              </table:table-cell>
              <table:table-cell office:value-type="float" office:value="-1.62895">
                <text:p>-1.62895</text:p>
              </table:table-cell>
              <table:table-cell office:value-type="float" office:value="1.05567">
                <text:p>1.05567</text:p>
              </table:table-cell>
              <table:table-cell office:value-type="float" office:value="-2.08713">
                <text:p>-2.08713</text:p>
              </table:table-cell>
              <table:table-cell office:value-type="float" office:value="1.05694">
                <text:p>1.05694</text:p>
              </table:table-cell>
              <table:table-cell office:value-type="float" office:value="-2.85867">
                <text:p>-2.85867</text:p>
              </table:table-cell>
              <table:table-cell office:value-type="float" office:value="1.05882">
                <text:p>1.05882</text:p>
              </table:table-cell>
              <table:table-cell office:value-type="float" office:value="-4.69609">
                <text:p>-4.69609</text:p>
              </table:table-cell>
              <table:table-cell office:value-type="float" office:value="1.06005">
                <text:p>1.06005</text:p>
              </table:table-cell>
              <table:table-cell office:value-type="float" office:value="-7.21239">
                <text:p>-7.21239</text:p>
              </table:table-cell>
              <table:table-cell office:value-type="float" office:value="1.06127">
                <text:p>1.06127</text:p>
              </table:table-cell>
              <table:table-cell office:value-type="float" office:value="3943.68">
                <text:p>3943.68</text:p>
              </table:table-cell>
              <table:table-cell office:value-type="float" office:value="1.06247">
                <text:p>1.06247</text:p>
              </table:table-cell>
              <table:table-cell office:value-type="float" office:value="1660.29">
                <text:p>1660.29</text:p>
              </table:table-cell>
              <table:table-cell office:value-type="float" office:value="1.06424">
                <text:p>1.06424</text:p>
              </table:table-cell>
              <table:table-cell office:value-type="float" office:value="20.7046">
                <text:p>20.7046</text:p>
              </table:table-cell>
              <table:table-cell office:value-type="float" office:value="1.0654">
                <text:p>1.0654</text:p>
              </table:table-cell>
              <table:table-cell office:value-type="float" office:value="11.7225">
                <text:p>11.7225</text:p>
              </table:table-cell>
              <table:table-cell office:value-type="float" office:value="1.06654">
                <text:p>1.06654</text:p>
              </table:table-cell>
              <table:table-cell office:value-type="float" office:value="9.15749">
                <text:p>9.15749</text:p>
              </table:table-cell>
              <table:table-cell office:value-type="float" office:value="1.06766">
                <text:p>1.06766</text:p>
              </table:table-cell>
              <table:table-cell office:value-type="float" office:value="8.22615">
                <text:p>8.226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92">
                <text:p>1.0592</text:p>
              </table:table-cell>
              <table:table-cell office:value-type="float" office:value="-0.381919">
                <text:p>-0.381919</text:p>
              </table:table-cell>
              <table:table-cell office:value-type="float" office:value="1.06058">
                <text:p>1.06058</text:p>
              </table:table-cell>
              <table:table-cell office:value-type="float" office:value="-0.437525">
                <text:p>-0.437525</text:p>
              </table:table-cell>
              <table:table-cell office:value-type="float" office:value="1.06195">
                <text:p>1.06195</text:p>
              </table:table-cell>
              <table:table-cell office:value-type="float" office:value="-0.52076">
                <text:p>-0.52076</text:p>
              </table:table-cell>
              <table:table-cell office:value-type="float" office:value="1.06397">
                <text:p>1.06397</text:p>
              </table:table-cell>
              <table:table-cell office:value-type="float" office:value="-0.680765">
                <text:p>-0.680765</text:p>
              </table:table-cell>
              <table:table-cell office:value-type="float" office:value="1.0653">
                <text:p>1.0653</text:p>
              </table:table-cell>
              <table:table-cell office:value-type="float" office:value="-0.803646">
                <text:p>-0.803646</text:p>
              </table:table-cell>
              <table:table-cell office:value-type="float" office:value="1.06662">
                <text:p>1.06662</text:p>
              </table:table-cell>
              <table:table-cell office:value-type="float" office:value="-0.963916">
                <text:p>-0.963916</text:p>
              </table:table-cell>
              <table:table-cell office:value-type="float" office:value="1.06792">
                <text:p>1.06792</text:p>
              </table:table-cell>
              <table:table-cell office:value-type="float" office:value="-1.16591">
                <text:p>-1.16591</text:p>
              </table:table-cell>
              <table:table-cell office:value-type="float" office:value="1.06984">
                <text:p>1.06984</text:p>
              </table:table-cell>
              <table:table-cell office:value-type="float" office:value="-1.57272">
                <text:p>-1.57272</text:p>
              </table:table-cell>
              <table:table-cell office:value-type="float" office:value="1.0711">
                <text:p>1.0711</text:p>
              </table:table-cell>
              <table:table-cell office:value-type="float" office:value="-1.94668">
                <text:p>-1.94668</text:p>
              </table:table-cell>
              <table:table-cell office:value-type="float" office:value="1.07235">
                <text:p>1.07235</text:p>
              </table:table-cell>
              <table:table-cell office:value-type="float" office:value="-2.46013">
                <text:p>-2.46013</text:p>
              </table:table-cell>
              <table:table-cell office:value-type="float" office:value="1.07358">
                <text:p>1.07358</text:p>
              </table:table-cell>
              <table:table-cell office:value-type="float" office:value="-3.2114">
                <text:p>-3.2114</text:p>
              </table:table-cell>
              <table:table-cell office:value-type="float" office:value="1.07539">
                <text:p>1.07539</text:p>
              </table:table-cell>
              <table:table-cell office:value-type="float" office:value="-5.03774">
                <text:p>-5.03774</text:p>
              </table:table-cell>
              <table:table-cell office:value-type="float" office:value="1.07657">
                <text:p>1.07657</text:p>
              </table:table-cell>
              <table:table-cell office:value-type="float" office:value="-7.53416">
                <text:p>-7.53416</text:p>
              </table:table-cell>
              <table:table-cell office:value-type="float" office:value="1.07774">
                <text:p>1.07774</text:p>
              </table:table-cell>
              <table:table-cell office:value-type="float" office:value="7947.98">
                <text:p>7947.98</text:p>
              </table:table-cell>
              <table:table-cell office:value-type="float" office:value="1.07889">
                <text:p>1.07889</text:p>
              </table:table-cell>
              <table:table-cell office:value-type="float" office:value="6400.93">
                <text:p>6400.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98">
                <text:p>1.06998</text:p>
              </table:table-cell>
              <table:table-cell office:value-type="float" office:value="-0.252808">
                <text:p>-0.252808</text:p>
              </table:table-cell>
              <table:table-cell office:value-type="float" office:value="1.07139">
                <text:p>1.07139</text:p>
              </table:table-cell>
              <table:table-cell office:value-type="float" office:value="-0.282145">
                <text:p>-0.282145</text:p>
              </table:table-cell>
              <table:table-cell office:value-type="float" office:value="1.07279">
                <text:p>1.07279</text:p>
              </table:table-cell>
              <table:table-cell office:value-type="float" office:value="-0.329279">
                <text:p>-0.329279</text:p>
              </table:table-cell>
              <table:table-cell office:value-type="float" office:value="1.07485">
                <text:p>1.07485</text:p>
              </table:table-cell>
              <table:table-cell office:value-type="float" office:value="-0.418673">
                <text:p>-0.418673</text:p>
              </table:table-cell>
              <table:table-cell office:value-type="float" office:value="1.07622">
                <text:p>1.07622</text:p>
              </table:table-cell>
              <table:table-cell office:value-type="float" office:value="-0.476661">
                <text:p>-0.476661</text:p>
              </table:table-cell>
              <table:table-cell office:value-type="float" office:value="1.07756">
                <text:p>1.07756</text:p>
              </table:table-cell>
              <table:table-cell office:value-type="float" office:value="-0.555661">
                <text:p>-0.555661</text:p>
              </table:table-cell>
              <table:table-cell office:value-type="float" office:value="1.07889">
                <text:p>1.07889</text:p>
              </table:table-cell>
              <table:table-cell office:value-type="float" office:value="-0.642205">
                <text:p>-0.642205</text:p>
              </table:table-cell>
              <table:table-cell office:value-type="float" office:value="1.08086">
                <text:p>1.08086</text:p>
              </table:table-cell>
              <table:table-cell office:value-type="float" office:value="-0.815421">
                <text:p>-0.815421</text:p>
              </table:table-cell>
              <table:table-cell office:value-type="float" office:value="1.08215">
                <text:p>1.08215</text:p>
              </table:table-cell>
              <table:table-cell office:value-type="float" office:value="-0.959166">
                <text:p>-0.959166</text:p>
              </table:table-cell>
              <table:table-cell office:value-type="float" office:value="1.08342">
                <text:p>1.08342</text:p>
              </table:table-cell>
              <table:table-cell office:value-type="float" office:value="-1.13399">
                <text:p>-1.13399</text:p>
              </table:table-cell>
              <table:table-cell office:value-type="float" office:value="1.08468">
                <text:p>1.08468</text:p>
              </table:table-cell>
              <table:table-cell office:value-type="float" office:value="-1.35227">
                <text:p>-1.35227</text:p>
              </table:table-cell>
              <table:table-cell office:value-type="float" office:value="1.08653">
                <text:p>1.08653</text:p>
              </table:table-cell>
              <table:table-cell office:value-type="float" office:value="-1.78459">
                <text:p>-1.78459</text:p>
              </table:table-cell>
              <table:table-cell office:value-type="float" office:value="1.08775">
                <text:p>1.08775</text:p>
              </table:table-cell>
              <table:table-cell office:value-type="float" office:value="-2.19076">
                <text:p>-2.19076</text:p>
              </table:table-cell>
              <table:table-cell office:value-type="float" office:value="1.08894">
                <text:p>1.08894</text:p>
              </table:table-cell>
              <table:table-cell office:value-type="float" office:value="-2.71325">
                <text:p>-2.71325</text:p>
              </table:table-cell>
              <table:table-cell office:value-type="float" office:value="1.09011">
                <text:p>1.09011</text:p>
              </table:table-cell>
              <table:table-cell office:value-type="float" office:value="-3.37794">
                <text:p>-3.377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076">
                <text:p>1.08076</text:p>
              </table:table-cell>
              <table:table-cell office:value-type="float" office:value="-0.175208">
                <text:p>-0.175208</text:p>
              </table:table-cell>
              <table:table-cell office:value-type="float" office:value="1.0822">
                <text:p>1.0822</text:p>
              </table:table-cell>
              <table:table-cell office:value-type="float" office:value="-0.192141">
                <text:p>-0.192141</text:p>
              </table:table-cell>
              <table:table-cell office:value-type="float" office:value="1.08363">
                <text:p>1.08363</text:p>
              </table:table-cell>
              <table:table-cell office:value-type="float" office:value="-0.221225">
                <text:p>-0.221225</text:p>
              </table:table-cell>
              <table:table-cell office:value-type="float" office:value="1.08574">
                <text:p>1.08574</text:p>
              </table:table-cell>
              <table:table-cell office:value-type="float" office:value="-0.275955">
                <text:p>-0.275955</text:p>
              </table:table-cell>
              <table:table-cell office:value-type="float" office:value="1.08713">
                <text:p>1.08713</text:p>
              </table:table-cell>
              <table:table-cell office:value-type="float" office:value="-0.307344">
                <text:p>-0.307344</text:p>
              </table:table-cell>
              <table:table-cell office:value-type="float" office:value="1.08851">
                <text:p>1.08851</text:p>
              </table:table-cell>
              <table:table-cell office:value-type="float" office:value="-0.352079">
                <text:p>-0.352079</text:p>
              </table:table-cell>
              <table:table-cell office:value-type="float" office:value="1.08987">
                <text:p>1.08987</text:p>
              </table:table-cell>
              <table:table-cell office:value-type="float" office:value="-0.396769">
                <text:p>-0.396769</text:p>
              </table:table-cell>
              <table:table-cell office:value-type="float" office:value="1.09188">
                <text:p>1.09188</text:p>
              </table:table-cell>
              <table:table-cell office:value-type="float" office:value="-0.487582">
                <text:p>-0.487582</text:p>
              </table:table-cell>
              <table:table-cell office:value-type="float" office:value="1.0932">
                <text:p>1.0932</text:p>
              </table:table-cell>
              <table:table-cell office:value-type="float" office:value="-0.559165">
                <text:p>-0.559165</text:p>
              </table:table-cell>
              <table:table-cell office:value-type="float" office:value="1.0945">
                <text:p>1.0945</text:p>
              </table:table-cell>
              <table:table-cell office:value-type="float" office:value="-0.641367">
                <text:p>-0.641367</text:p>
              </table:table-cell>
              <table:table-cell office:value-type="float" office:value="1.09579">
                <text:p>1.09579</text:p>
              </table:table-cell>
              <table:table-cell office:value-type="float" office:value="-0.737348">
                <text:p>-0.737348</text:p>
              </table:table-cell>
              <table:table-cell office:value-type="float" office:value="1.09768">
                <text:p>1.09768</text:p>
              </table:table-cell>
              <table:table-cell office:value-type="float" office:value="-0.91669">
                <text:p>-0.91669</text:p>
              </table:table-cell>
              <table:table-cell office:value-type="float" office:value="1.09892">
                <text:p>1.09892</text:p>
              </table:table-cell>
              <table:table-cell office:value-type="float" office:value="-1.06708">
                <text:p>-1.06708</text:p>
              </table:table-cell>
              <table:table-cell office:value-type="float" office:value="1.10014">
                <text:p>1.10014</text:p>
              </table:table-cell>
              <table:table-cell office:value-type="float" office:value="-1.24926">
                <text:p>-1.24926</text:p>
              </table:table-cell>
              <table:table-cell office:value-type="float" office:value="1.10134">
                <text:p>1.10134</text:p>
              </table:table-cell>
              <table:table-cell office:value-type="float" office:value="-1.46808">
                <text:p>-1.46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154">
                <text:p>1.09154</text:p>
              </table:table-cell>
              <table:table-cell office:value-type="float" office:value="-0.124957">
                <text:p>-0.124957</text:p>
              </table:table-cell>
              <table:table-cell office:value-type="float" office:value="1.09301">
                <text:p>1.09301</text:p>
              </table:table-cell>
              <table:table-cell office:value-type="float" office:value="-0.135238">
                <text:p>-0.135238</text:p>
              </table:table-cell>
              <table:table-cell office:value-type="float" office:value="1.09447">
                <text:p>1.09447</text:p>
              </table:table-cell>
              <table:table-cell office:value-type="float" office:value="-0.154067">
                <text:p>-0.154067</text:p>
              </table:table-cell>
              <table:table-cell office:value-type="float" office:value="1.09663">
                <text:p>1.09663</text:p>
              </table:table-cell>
              <table:table-cell office:value-type="float" office:value="-0.189281">
                <text:p>-0.189281</text:p>
              </table:table-cell>
              <table:table-cell office:value-type="float" office:value="1.09805">
                <text:p>1.09805</text:p>
              </table:table-cell>
              <table:table-cell office:value-type="float" office:value="-0.207531">
                <text:p>-0.207531</text:p>
              </table:table-cell>
              <table:table-cell office:value-type="float" office:value="1.09945">
                <text:p>1.09945</text:p>
              </table:table-cell>
              <table:table-cell office:value-type="float" office:value="-0.234689">
                <text:p>-0.234689</text:p>
              </table:table-cell>
              <table:table-cell office:value-type="float" office:value="1.10084">
                <text:p>1.10084</text:p>
              </table:table-cell>
              <table:table-cell office:value-type="float" office:value="-0.259953">
                <text:p>-0.259953</text:p>
              </table:table-cell>
              <table:table-cell office:value-type="float" office:value="1.1029">
                <text:p>1.1029</text:p>
              </table:table-cell>
              <table:table-cell office:value-type="float" office:value="-0.312271">
                <text:p>-0.312271</text:p>
              </table:table-cell>
              <table:table-cell office:value-type="float" office:value="1.10425">
                <text:p>1.10425</text:p>
              </table:table-cell>
              <table:table-cell office:value-type="float" office:value="-0.3521">
                <text:p>-0.3521</text:p>
              </table:table-cell>
              <table:table-cell office:value-type="float" office:value="1.10558">
                <text:p>1.10558</text:p>
              </table:table-cell>
              <table:table-cell office:value-type="float" office:value="-0.396152">
                <text:p>-0.396152</text:p>
              </table:table-cell>
              <table:table-cell office:value-type="float" office:value="1.10689">
                <text:p>1.10689</text:p>
              </table:table-cell>
              <table:table-cell office:value-type="float" office:value="-0.445508">
                <text:p>-0.445508</text:p>
              </table:table-cell>
              <table:table-cell office:value-type="float" office:value="1.10882">
                <text:p>1.10882</text:p>
              </table:table-cell>
              <table:table-cell office:value-type="float" office:value="-0.535124">
                <text:p>-0.535124</text:p>
              </table:table-cell>
              <table:table-cell office:value-type="float" office:value="1.11009">
                <text:p>1.11009</text:p>
              </table:table-cell>
              <table:table-cell office:value-type="float" office:value="-0.605754">
                <text:p>-0.605754</text:p>
              </table:table-cell>
              <table:table-cell office:value-type="float" office:value="1.11134">
                <text:p>1.11134</text:p>
              </table:table-cell>
              <table:table-cell office:value-type="float" office:value="-0.689453">
                <text:p>-0.689453</text:p>
              </table:table-cell>
              <table:table-cell office:value-type="float" office:value="1.11256">
                <text:p>1.11256</text:p>
              </table:table-cell>
              <table:table-cell office:value-type="float" office:value="-0.788016">
                <text:p>-0.7880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31">
                <text:p>1.10231</text:p>
              </table:table-cell>
              <table:table-cell office:value-type="float" office:value="-0.0908281">
                <text:p>-0.0908281</text:p>
              </table:table-cell>
              <table:table-cell office:value-type="float" office:value="1.10382">
                <text:p>1.10382</text:p>
              </table:table-cell>
              <table:table-cell office:value-type="float" office:value="-0.097249">
                <text:p>-0.097249</text:p>
              </table:table-cell>
              <table:table-cell office:value-type="float" office:value="1.10531">
                <text:p>1.10531</text:p>
              </table:table-cell>
              <table:table-cell office:value-type="float" office:value="-0.109792">
                <text:p>-0.109792</text:p>
              </table:table-cell>
              <table:table-cell office:value-type="float" office:value="1.10751">
                <text:p>1.10751</text:p>
              </table:table-cell>
              <table:table-cell office:value-type="float" office:value="-0.133116">
                <text:p>-0.133116</text:p>
              </table:table-cell>
              <table:table-cell office:value-type="float" office:value="1.10896">
                <text:p>1.10896</text:p>
              </table:table-cell>
              <table:table-cell office:value-type="float" office:value="-0.144147">
                <text:p>-0.144147</text:p>
              </table:table-cell>
              <table:table-cell office:value-type="float" office:value="1.1104">
                <text:p>1.1104</text:p>
              </table:table-cell>
              <table:table-cell office:value-type="float" office:value="-0.161277">
                <text:p>-0.161277</text:p>
              </table:table-cell>
              <table:table-cell office:value-type="float" office:value="1.11182">
                <text:p>1.11182</text:p>
              </table:table-cell>
              <table:table-cell office:value-type="float" office:value="-0.176254">
                <text:p>-0.176254</text:p>
              </table:table-cell>
              <table:table-cell office:value-type="float" office:value="1.11392">
                <text:p>1.11392</text:p>
              </table:table-cell>
              <table:table-cell office:value-type="float" office:value="-0.207895">
                <text:p>-0.207895</text:p>
              </table:table-cell>
              <table:table-cell office:value-type="float" office:value="1.11529">
                <text:p>1.11529</text:p>
              </table:table-cell>
              <table:table-cell office:value-type="float" office:value="-0.23131">
                <text:p>-0.23131</text:p>
              </table:table-cell>
              <table:table-cell office:value-type="float" office:value="1.11665">
                <text:p>1.11665</text:p>
              </table:table-cell>
              <table:table-cell office:value-type="float" office:value="-0.256447">
                <text:p>-0.256447</text:p>
              </table:table-cell>
              <table:table-cell office:value-type="float" office:value="1.11799">
                <text:p>1.11799</text:p>
              </table:table-cell>
              <table:table-cell office:value-type="float" office:value="-0.283732">
                <text:p>-0.283732</text:p>
              </table:table-cell>
              <table:table-cell office:value-type="float" office:value="1.11997">
                <text:p>1.11997</text:p>
              </table:table-cell>
              <table:table-cell office:value-type="float" office:value="-0.332318">
                <text:p>-0.332318</text:p>
              </table:table-cell>
              <table:table-cell office:value-type="float" office:value="1.12126">
                <text:p>1.12126</text:p>
              </table:table-cell>
              <table:table-cell office:value-type="float" office:value="-0.368933">
                <text:p>-0.368933</text:p>
              </table:table-cell>
              <table:table-cell office:value-type="float" office:value="1.12253">
                <text:p>1.12253</text:p>
              </table:table-cell>
              <table:table-cell office:value-type="float" office:value="-0.411782">
                <text:p>-0.411782</text:p>
              </table:table-cell>
              <table:table-cell office:value-type="float" office:value="1.12378">
                <text:p>1.12378</text:p>
              </table:table-cell>
              <table:table-cell office:value-type="float" office:value="-0.461615">
                <text:p>-0.4616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309">
                <text:p>1.11309</text:p>
              </table:table-cell>
              <table:table-cell office:value-type="float" office:value="-0.0668922">
                <text:p>-0.0668922</text:p>
              </table:table-cell>
              <table:table-cell office:value-type="float" office:value="1.11463">
                <text:p>1.11463</text:p>
              </table:table-cell>
              <table:table-cell office:value-type="float" office:value="-0.0709579">
                <text:p>-0.0709579</text:p>
              </table:table-cell>
              <table:table-cell office:value-type="float" office:value="1.11615">
                <text:p>1.11615</text:p>
              </table:table-cell>
              <table:table-cell office:value-type="float" office:value="-0.0794593">
                <text:p>-0.0794593</text:p>
              </table:table-cell>
              <table:table-cell office:value-type="float" office:value="1.1184">
                <text:p>1.1184</text:p>
              </table:table-cell>
              <table:table-cell office:value-type="float" office:value="-0.0951781">
                <text:p>-0.0951781</text:p>
              </table:table-cell>
              <table:table-cell office:value-type="float" office:value="1.11988">
                <text:p>1.11988</text:p>
              </table:table-cell>
              <table:table-cell office:value-type="float" office:value="-0.101976">
                <text:p>-0.101976</text:p>
              </table:table-cell>
              <table:table-cell office:value-type="float" office:value="1.12134">
                <text:p>1.12134</text:p>
              </table:table-cell>
              <table:table-cell office:value-type="float" office:value="-0.113014">
                <text:p>-0.113014</text:p>
              </table:table-cell>
              <table:table-cell office:value-type="float" office:value="1.12279">
                <text:p>1.12279</text:p>
              </table:table-cell>
              <table:table-cell office:value-type="float" office:value="-0.12211">
                <text:p>-0.12211</text:p>
              </table:table-cell>
              <table:table-cell office:value-type="float" office:value="1.12494">
                <text:p>1.12494</text:p>
              </table:table-cell>
              <table:table-cell office:value-type="float" office:value="-0.14174">
                <text:p>-0.14174</text:p>
              </table:table-cell>
              <table:table-cell office:value-type="float" office:value="1.12634">
                <text:p>1.12634</text:p>
              </table:table-cell>
              <table:table-cell office:value-type="float" office:value="-0.155893">
                <text:p>-0.155893</text:p>
              </table:table-cell>
              <table:table-cell office:value-type="float" office:value="1.12773">
                <text:p>1.12773</text:p>
              </table:table-cell>
              <table:table-cell office:value-type="float" office:value="-0.170681">
                <text:p>-0.170681</text:p>
              </table:table-cell>
              <table:table-cell office:value-type="float" office:value="1.1291">
                <text:p>1.1291</text:p>
              </table:table-cell>
              <table:table-cell office:value-type="float" office:value="-0.186285">
                <text:p>-0.186285</text:p>
              </table:table-cell>
              <table:table-cell office:value-type="float" office:value="1.13111">
                <text:p>1.13111</text:p>
              </table:table-cell>
              <table:table-cell office:value-type="float" office:value="-0.213618">
                <text:p>-0.213618</text:p>
              </table:table-cell>
              <table:table-cell office:value-type="float" office:value="1.13243">
                <text:p>1.13243</text:p>
              </table:table-cell>
              <table:table-cell office:value-type="float" office:value="-0.233431">
                <text:p>-0.233431</text:p>
              </table:table-cell>
              <table:table-cell office:value-type="float" office:value="1.13373">
                <text:p>1.13373</text:p>
              </table:table-cell>
              <table:table-cell office:value-type="float" office:value="-0.256395">
                <text:p>-0.256395</text:p>
              </table:table-cell>
              <table:table-cell office:value-type="float" office:value="1.13501">
                <text:p>1.13501</text:p>
              </table:table-cell>
              <table:table-cell office:value-type="float" office:value="-0.28281">
                <text:p>-0.282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87">
                <text:p>1.12387</text:p>
              </table:table-cell>
              <table:table-cell office:value-type="float" office:value="-0.0497245">
                <text:p>-0.0497245</text:p>
              </table:table-cell>
              <table:table-cell office:value-type="float" office:value="1.12543">
                <text:p>1.12543</text:p>
              </table:table-cell>
              <table:table-cell office:value-type="float" office:value="-0.052306">
                <text:p>-0.052306</text:p>
              </table:table-cell>
              <table:table-cell office:value-type="float" office:value="1.12699">
                <text:p>1.12699</text:p>
              </table:table-cell>
              <table:table-cell office:value-type="float" office:value="-0.058127">
                <text:p>-0.058127</text:p>
              </table:table-cell>
              <table:table-cell office:value-type="float" office:value="1.12928">
                <text:p>1.12928</text:p>
              </table:table-cell>
              <table:table-cell office:value-type="float" office:value="-0.0688277">
                <text:p>-0.0688277</text:p>
              </table:table-cell>
              <table:table-cell office:value-type="float" office:value="1.13079">
                <text:p>1.13079</text:p>
              </table:table-cell>
              <table:table-cell office:value-type="float" office:value="-0.0730433">
                <text:p>-0.0730433</text:p>
              </table:table-cell>
              <table:table-cell office:value-type="float" office:value="1.13229">
                <text:p>1.13229</text:p>
              </table:table-cell>
              <table:table-cell office:value-type="float" office:value="-0.0802338">
                <text:p>-0.0802338</text:p>
              </table:table-cell>
              <table:table-cell office:value-type="float" office:value="1.13377">
                <text:p>1.13377</text:p>
              </table:table-cell>
              <table:table-cell office:value-type="float" office:value="-0.0858084">
                <text:p>-0.0858084</text:p>
              </table:table-cell>
              <table:table-cell office:value-type="float" office:value="1.13595">
                <text:p>1.13595</text:p>
              </table:table-cell>
              <table:table-cell office:value-type="float" office:value="-0.0981351">
                <text:p>-0.0981351</text:p>
              </table:table-cell>
              <table:table-cell office:value-type="float" office:value="1.13739">
                <text:p>1.13739</text:p>
              </table:table-cell>
              <table:table-cell office:value-type="float" office:value="-0.106793">
                <text:p>-0.106793</text:p>
              </table:table-cell>
              <table:table-cell office:value-type="float" office:value="1.13881">
                <text:p>1.13881</text:p>
              </table:table-cell>
              <table:table-cell office:value-type="float" office:value="-0.115595">
                <text:p>-0.115595</text:p>
              </table:table-cell>
              <table:table-cell office:value-type="float" office:value="1.1402">
                <text:p>1.1402</text:p>
              </table:table-cell>
              <table:table-cell office:value-type="float" office:value="-0.124625">
                <text:p>-0.124625</text:p>
              </table:table-cell>
              <table:table-cell office:value-type="float" office:value="1.14226">
                <text:p>1.14226</text:p>
              </table:table-cell>
              <table:table-cell office:value-type="float" office:value="-0.140198">
                <text:p>-0.140198</text:p>
              </table:table-cell>
              <table:table-cell office:value-type="float" office:value="1.14361">
                <text:p>1.14361</text:p>
              </table:table-cell>
              <table:table-cell office:value-type="float" office:value="-0.151056">
                <text:p>-0.151056</text:p>
              </table:table-cell>
              <table:table-cell office:value-type="float" office:value="1.14493">
                <text:p>1.14493</text:p>
              </table:table-cell>
              <table:table-cell office:value-type="float" office:value="-0.163533">
                <text:p>-0.163533</text:p>
              </table:table-cell>
              <table:table-cell office:value-type="float" office:value="1.14623">
                <text:p>1.14623</text:p>
              </table:table-cell>
              <table:table-cell office:value-type="float" office:value="-0.177729">
                <text:p>-0.1777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